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</text:p>
      <text:p text:style-name="Standard">{405}</text:p>
      <text:p text:style-name="Standard">ActionMap</text:p>
      <text:p text:style-name="Standard">{5}</text:p>
      <text:p text:style-name="Standard">addToFilter(*)</text:p>
      <text:p text:style-name="Standard">[2]</text:p>
      <text:p text:style-name="Standard">0</text:p>
      <text:p text:style-name="Standard">:</text:p>
      <text:p text:style-name="Standard">ActionMap.addToFilter(filter, a, filtered )</text:p>
      <text:p text:style-name="Standard">1</text:p>
      <text:p text:style-name="Standard">:</text:p>
      <text:p text:style-name="Standard">ActionMap.addToFilter(filter, actionName, filtered)</text:p>
      <text:p text:style-name="Standard">clearFilters(*)</text:p>
      <text:p text:style-name="Standard">[1]</text:p>
      <text:p text:style-name="Standard">0</text:p>
      <text:p text:style-name="Standard">:</text:p>
      <text:p text:style-name="Standard">ActionMap.clearFilters(filter)</text:p>
      <text:p text:style-name="Standard">getInputCommands(*)</text:p>
      <text:p text:style-name="Standard">:</text:p>
      <text:p text:style-name="Standard">[object Object]</text:p>
      <text:p text:style-name="Standard">getList(*)</text:p>
      <text:p text:style-name="Standard">[2]</text:p>
      <text:p text:style-name="Standard">0</text:p>
      <text:p text:style-name="Standard">:</text:p>
      <text:p text:style-name="Standard">for i,s in pairs(ActionMap:getList())do</text:p>
      <text:p text:style-name="Standard">1</text:p>
      <text:p text:style-name="Standard">:</text:p>
      <text:p text:style-name="Standard">local list = ActionMap:getList()</text:p>
      <text:p text:style-name="Standard">sendInputCommand(*)</text:p>
      <text:p text:style-name="Standard">:</text:p>
      <text:p text:style-name="Standard">[object Object]</text:p>
      <text:p text:style-name="Standard">AngAxisF</text:p>
      <text:p text:style-name="Standard">{1}</text:p>
      <text:p text:style-name="Standard">fromString(*)</text:p>
      <text:p text:style-name="Standard">:</text:p>
      <text:p text:style-name="Standard">[object Object]</text:p>
      <text:p text:style-name="Standard">AnnotationManager</text:p>
      <text:p text:style-name="Standard">{3}</text:p>
      <text:p text:style-name="Standard">convertTexturesFromOldTable(*)</text:p>
      <text:p text:style-name="Standard">:</text:p>
      <text:p text:style-name="Standard">[object Object]</text:p>
      <text:p text:style-name="Standard">getAnnotations(*)</text:p>
      <text:p text:style-name="Standard">[2]</text:p>
      <text:p text:style-name="Standard">0</text:p>
      <text:p text:style-name="Standard">:</text:p>
      <text:p text:style-name="Standard">annotations = AnnotationManager.getAnnotations()</text:p>
      <text:p text:style-name="Standard">1</text:p>
      <text:p text:style-name="Standard">:</text:p>
      <text:p text:style-name="Standard">annotationsTbl = AnnotationManager:getAnnotations()</text:p>
      <text:p text:style-name="Standard">setInstanceAnnotations(*)</text:p>
      <text:p text:style-name="Standard">:</text:p>
      <text:p text:style-name="Standard">[object Object]</text:p>
      <text:p text:style-name="Standard">BNGWSClient</text:p>
      <text:p text:style-name="Standard"><text:soft-page-break/>{2}</text:p>
      <text:p text:style-name="Standard">destroy(*)</text:p>
      <text:p text:style-name="Standard">[3]</text:p>
      <text:p text:style-name="Standard">0</text:p>
      <text:p text:style-name="Standard">:</text:p>
      <text:p text:style-name="Standard">BNGWSClient.destroy(client)</text:p>
      <text:p text:style-name="Standard">1</text:p>
      <text:p text:style-name="Standard">:</text:p>
      <text:p text:style-name="Standard">BNGWSClient.destroy(client)</text:p>
      <text:p text:style-name="Standard">2</text:p>
      <text:p text:style-name="Standard">:</text:p>
      <text:p text:style-name="Standard">BNGWSClient.destroy(client)</text:p>
      <text:p text:style-name="Standard">getOrCreate(*)</text:p>
      <text:p text:style-name="Standard">[1]</text:p>
      <text:p text:style-name="Standard">0</text:p>
      <text:p text:style-name="Standard">:</text:p>
      <text:p text:style-name="Standard">local client = BNGWSClient.getOrCreate(serverAddr, port, path, protocol)</text:p>
      <text:p text:style-name="Standard">BNGWebMgmt</text:p>
      <text:p text:style-name="Standard">{2}</text:p>
      <text:p text:style-name="Standard">getDebugEnabled(*)</text:p>
      <text:p text:style-name="Standard">:</text:p>
      <text:p text:style-name="Standard">[object Object]</text:p>
      <text:p text:style-name="Standard">setDebugEnabled(*)</text:p>
      <text:p text:style-name="Standard">:</text:p>
      <text:p text:style-name="Standard">[object Object]</text:p>
      <text:p text:style-name="Standard">BNGWebWSServer</text:p>
      <text:p text:style-name="Standard">{3}</text:p>
      <text:p text:style-name="Standard">destroy(*)</text:p>
      <text:p text:style-name="Standard">[2]</text:p>
      <text:p text:style-name="Standard">0</text:p>
      <text:p text:style-name="Standard">:</text:p>
      <text:p text:style-name="Standard">BNGWebWSServer.destroy(server)</text:p>
      <text:p text:style-name="Standard">1</text:p>
      <text:p text:style-name="Standard">:</text:p>
      <text:p text:style-name="Standard">BNGWebWSServer.destroy(server)</text:p>
      <text:p text:style-name="Standard">getNetworkAdapterAddresses(*)</text:p>
      <text:p text:style-name="Standard">[1]</text:p>
      <text:p text:style-name="Standard">0</text:p>
      <text:p text:style-name="Standard">:</text:p>
      <text:p text:style-name="Standard">local addresses = BNGWebWSServer.getNetworkAdapterAddresses()</text:p>
      <text:p text:style-name="Standard">getOrCreate(*)</text:p>
      <text:p text:style-name="Standard">[1]</text:p>
      <text:p text:style-name="Standard">0</text:p>
      <text:p text:style-name="Standard">:</text:p>
      <text:p text:style-name="Standard">local server = BNGWebWSServer.getOrCreate(listenAddr, port, path, protocolName, redirPage, false)</text:p>
      <text:p text:style-name="Standard">COMMAND_CONTEXT_BVLUA</text:p>
      <text:p text:style-name="Standard">[1]</text:p>
      <text:p text:style-name="Standard">0</text:p>
      <text:p text:style-name="Standard">:</text:p>
      <text:p text:style-name="Standard">elseif ctxStr == 'bvlua' then ctx.type = COMMAND_CONTEXT_BVLUA</text:p>
      <text:p text:style-name="Standard">COMMAND_CONTEXT_ELUA</text:p>
      <text:p text:style-name="Standard">[1]</text:p>
      <text:p text:style-name="Standard">0</text:p>
      <text:p text:style-name="Standard">:</text:p>
      <text:p text:style-name="Standard"><text:soft-page-break/>elseif ctxStr == 'elua' then ctx.type = COMMAND_CONTEXT_ELUA</text:p>
      <text:p text:style-name="Standard">COMMAND_CONTEXT_TLUA</text:p>
      <text:p text:style-name="Standard">[1]</text:p>
      <text:p text:style-name="Standard">0</text:p>
      <text:p text:style-name="Standard">:</text:p>
      <text:p text:style-name="Standard">elseif ctxStr == 'tlua' then ctx.type = COMMAND_CONTEXT_TLUA</text:p>
      <text:p text:style-name="Standard">COMMAND_CONTEXT_TS</text:p>
      <text:p text:style-name="Standard">[2]</text:p>
      <text:p text:style-name="Standard">0</text:p>
      <text:p text:style-name="Standard">:</text:p>
      <text:p text:style-name="Standard">ctx.type = COMMAND_CONTEXT_TS</text:p>
      <text:p text:style-name="Standard">1</text:p>
      <text:p text:style-name="Standard">:</text:p>
      <text:p text:style-name="Standard">if ctxStr == 'ts' then ctx.type = COMMAND_CONTEXT_TS</text:p>
      <text:p text:style-name="Standard">COMMAND_CONTEXT_VLUA</text:p>
      <text:p text:style-name="Standard">[1]</text:p>
      <text:p text:style-name="Standard">0</text:p>
      <text:p text:style-name="Standard">:</text:p>
      <text:p text:style-name="Standard">elseif ctxStr == 'vlua' then ctx.type = COMMAND_CONTEXT_VLUA</text:p>
      <text:p text:style-name="Standard">Color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ColorF.fromString(itemVal)</text:p>
      <text:p text:style-name="Standard">ColorI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ColorI.fromString(itemVal)</text:p>
      <text:p text:style-name="Standard">ConsoleBaseType</text:p>
      <text:p text:style-name="Standard">{1}</text:p>
      <text:p text:style-name="Standard">getListHead(*)</text:p>
      <text:p text:style-name="Standard">:</text:p>
      <text:p text:style-name="Standard">[object Object]</text:p>
      <text:p text:style-name="Standard">Engine</text:p>
      <text:p text:style-name="Standard">{31}</text:p>
      <text:p text:style-name="Standard">Annotation</text:p>
      <text:p text:style-name="Standard">{1}</text:p>
      <text:p text:style-name="Standard">enable(*)</text:p>
      <text:p text:style-name="Standard">:</text:p>
      <text:p text:style-name="Standard">[object Object]</text:p>
      <text:p text:style-name="Standard">Audio</text:p>
      <text:p text:style-name="Standard">{13}</text:p>
      <text:p text:style-name="Standard">createSource(*)</text:p>
      <text:p text:style-name="Standard">[3]</text:p>
      <text:p text:style-name="Standard">0</text:p>
      <text:p text:style-name="Standard">:</text:p>
      <text:p text:style-name="Standard">local soundId = Engine.Audio.createSource('AudioDefaultLoop2D', soundEventName)</text:p>
      <text:p text:style-name="Standard">1</text:p>
      <text:p text:style-name="Standard">:</text:p>
      <text:p text:style-name="Standard"><text:soft-page-break/>ambientSoundIdGeneral = Engine.Audio.createSource('AudioGui', 'event:&gt;Ambient&gt;Maps&gt;Garage&gt;Generic')</text:p>
      <text:p text:style-name="Standard">2</text:p>
      <text:p text:style-name="Standard">:</text:p>
      <text:p text:style-name="Standard">ambientSoundIdGeneral = Engine.Audio.createSource('AudioGui', 'event:&gt;UI&gt;Garage&gt;Garage Main')</text:p>
      <text:p text:style-name="Standard">deleteSource(*)</text:p>
      <text:p text:style-name="Standard">[3]</text:p>
      <text:p text:style-name="Standard">0</text:p>
      <text:p text:style-name="Standard">:</text:p>
      <text:p text:style-name="Standard">Engine.Audio.deleteSource(item.extras.soundId)</text:p>
      <text:p text:style-name="Standard">1</text:p>
      <text:p text:style-name="Standard">:</text:p>
      <text:p text:style-name="Standard">Engine.Audio.deleteSource(ambientSoundIdGeneral)</text:p>
      <text:p text:style-name="Standard">2</text:p>
      <text:p text:style-name="Standard">:</text:p>
      <text:p text:style-name="Standard">Engine.Audio.deleteSource(ambientSoundIdGeneral)</text:p>
      <text:p text:style-name="Standard">getChannelVolume(*)</text:p>
      <text:p text:style-name="Standard">:</text:p>
      <text:p text:style-name="Standard">[object Object]</text:p>
      <text:p text:style-name="Standard">getEnvironmentRaycastCone(*)</text:p>
      <text:p text:style-name="Standard">:</text:p>
      <text:p text:style-name="Standard">[object Object]</text:p>
      <text:p text:style-name="Standard">getEnvironmentRaycastInfo(*)</text:p>
      <text:p text:style-name="Standard">:</text:p>
      <text:p text:style-name="Standard">[object Object]</text:p>
      <text:p text:style-name="Standard">getGlobalParams(*)</text:p>
      <text:p text:style-name="Standard">[1]</text:p>
      <text:p text:style-name="Standard">0</text:p>
      <text:p text:style-name="Standard">:</text:p>
      <text:p text:style-name="Standard">local globalParams = Engine.Audio.getGlobalParams()</text:p>
      <text:p text:style-name="Standard">getInfo(*)</text:p>
      <text:p text:style-name="Standard">[1]</text:p>
      <text:p text:style-name="Standard">0</text:p>
      <text:p text:style-name="Standard">:</text:p>
      <text:p text:style-name="Standard">local devices = Engine.Audio.getInfo()</text:p>
      <text:p text:style-name="Standard">playLoopKTimes(*)</text:p>
      <text:p text:style-name="Standard">:</text:p>
      <text:p text:style-name="Standard">[object Object]</text:p>
      <text:p text:style-name="Standard">playOnce(*)</text:p>
      <text:p text:style-name="Standard">[3]</text:p>
      <text:p text:style-name="Standard">0</text:p>
      <text:p text:style-name="Standard">:</text:p>
      <text:p text:style-name="Standard">local res = Engine.Audio.playOnce('AudioGui', curSound.currentSound,{ volume = 0.29,pitch=soundStreams[i].pitch,fadeInTime=soundStreams[i].fadeInTime} )</text:p>
      <text:p text:style-name="Standard">1</text:p>
      <text:p text:style-name="Standard">:</text:p>
      <text:p text:style-name="Standard">Engine.Audio.playOnce('AudioGui','core/art/sound/volumeTest.wav')</text:p>
      <text:p text:style-name="Standard">2</text:p>
      <text:p text:style-name="Standard">:</text:p>
      <text:p text:style-name="Standard">Engine.Audio.playOnce('AudioGui', event.sfx)</text:p>
      <text:p text:style-name="Standard">resetChannelVolume(*)</text:p>
      <text:p text:style-name="Standard">:</text:p>
      <text:p text:style-name="Standard">[object Object]</text:p>
      <text:p text:style-name="Standard">setChannelVolume(*)</text:p>
      <text:p text:style-name="Standard">[3]</text:p>
      <text:p text:style-name="Standard">0</text:p>
      <text:p text:style-name="Standard"><text:soft-page-break/>:</text:p>
      <text:p text:style-name="Standard">Engine.Audio.setChannelVolume('AudioChannelMaster', value)</text:p>
      <text:p text:style-name="Standard">1</text:p>
      <text:p text:style-name="Standard">:</text:p>
      <text:p text:style-name="Standard">Engine.Audio.setChannelVolume('AudioChannelGui', value)</text:p>
      <text:p text:style-name="Standard">2</text:p>
      <text:p text:style-name="Standard">:</text:p>
      <text:p text:style-name="Standard">Engine.Audio.setChannelVolume('AudioChannelEffects', value)</text:p>
      <text:p text:style-name="Standard">setEnvironmentRaycastInfo(*)</text:p>
      <text:p text:style-name="Standard">:</text:p>
      <text:p text:style-name="Standard">[object Object]</text:p>
      <text:p text:style-name="Standard">testPlayOnce(*)</text:p>
      <text:p text:style-name="Standard">:</text:p>
      <text:p text:style-name="Standard">[object Object]</text:p>
      <text:p text:style-name="Standard">Debug</text:p>
      <text:p text:style-name="Standard">{7}</text:p>
      <text:p text:style-name="Standard">addLevelLogLua(*)</text:p>
      <text:p text:style-name="Standard">[1]</text:p>
      <text:p text:style-name="Standard">0</text:p>
      <text:p text:style-name="Standard">:</text:p>
      <text:p text:style-name="Standard">Engine.Debug.addLevelLogLua(object, logLevel, origin, uniqueErrorCode, debugInfo.source, debugInfo.currentline, message)</text:p>
      <text:p text:style-name="Standard">addLevelLogLuaNoObject(*)</text:p>
      <text:p text:style-name="Standard">[1]</text:p>
      <text:p text:style-name="Standard">0</text:p>
      <text:p text:style-name="Standard">:</text:p>
      <text:p text:style-name="Standard">Engine.Debug.addLevelLogLuaNoObject(logLevel, origin, uniqueErrorCode, debugInfo.source, debugInfo.currentline, message)</text:p>
      <text:p text:style-name="Standard">clearLevelLogs(*)</text:p>
      <text:p text:style-name="Standard">[1]</text:p>
      <text:p text:style-name="Standard">0</text:p>
      <text:p text:style-name="Standard">:</text:p>
      <text:p text:style-name="Standard">Engine.Debug.clearLevelLogs()</text:p>
      <text:p text:style-name="Standard">dumpShapeMaterials(*)</text:p>
      <text:p text:style-name="Standard">:</text:p>
      <text:p text:style-name="Standard">[object Object]</text:p>
      <text:p text:style-name="Standard">getLastGfxMetrics(*)</text:p>
      <text:p text:style-name="Standard">[1]</text:p>
      <text:p text:style-name="Standard">0</text:p>
      <text:p text:style-name="Standard">:</text:p>
      <text:p text:style-name="Standard">Engine.Debug.getLastGfxMetrics(gfxMetrics)</text:p>
      <text:p text:style-name="Standard">getLastPerformanceMetrics(*)</text:p>
      <text:p text:style-name="Standard">[1]</text:p>
      <text:p text:style-name="Standard">0</text:p>
      <text:p text:style-name="Standard">:</text:p>
      <text:p text:style-name="Standard">Engine.Debug.getLastPerformanceMetrics(metrics)</text:p>
      <text:p text:style-name="Standard">getLevelLogsLua(*)</text:p>
      <text:p text:style-name="Standard">[1]</text:p>
      <text:p text:style-name="Standard">0</text:p>
      <text:p text:style-name="Standard">:</text:p>
      <text:p text:style-name="Standard">return Engine.Debug.getLevelLogsLua()</text:p>
      <text:p text:style-name="Standard">Online</text:p>
      <text:p text:style-name="Standard">{2}</text:p>
      <text:p text:style-name="Standard">isAuthenticated(*)</text:p>
      <text:p text:style-name="Standard">[3]</text:p>
      <text:p text:style-name="Standard">0</text:p>
      <text:p text:style-name="Standard"><text:soft-page-break/>:</text:p>
      <text:p text:style-name="Standard">onOnlineStateChanged(Engine.Online.isAuthenticated())</text:p>
      <text:p text:style-name="Standard">1</text:p>
      <text:p text:style-name="Standard">:</text:p>
      <text:p text:style-name="Standard">if not Engine.Online.isAuthenticated() then</text:p>
      <text:p text:style-name="Standard">2</text:p>
      <text:p text:style-name="Standard">:</text:p>
      <text:p text:style-name="Standard">if not core_modmanager.isReady() or not Engine.Online.isAuthenticated() then</text:p>
      <text:p text:style-name="Standard">openSession(*)</text:p>
      <text:p text:style-name="Standard">[1]</text:p>
      <text:p text:style-name="Standard">0</text:p>
      <text:p text:style-name="Standard">:</text:p>
      <text:p text:style-name="Standard">Engine.Online.openSession()</text:p>
      <text:p text:style-name="Standard">Platform</text:p>
      <text:p text:style-name="Standard">{19}</text:p>
      <text:p text:style-name="Standard">exploreFolder(*)</text:p>
      <text:p text:style-name="Standard">[3]</text:p>
      <text:p text:style-name="Standard">0</text:p>
      <text:p text:style-name="Standard">:</text:p>
      <text:p text:style-name="Standard">Engine.Platform.exploreFolder(mods[filename].unpackedPath)</text:p>
      <text:p text:style-name="Standard">1</text:p>
      <text:p text:style-name="Standard">:</text:p>
      <text:p text:style-name="Standard">Engine.Platform.exploreFolder("/mods/")</text:p>
      <text:p text:style-name="Standard">2</text:p>
      <text:p text:style-name="Standard">:</text:p>
      <text:p text:style-name="Standard">Engine.Platform.exploreFolder(playerVehicle.vehicleDirectory)</text:p>
      <text:p text:style-name="Standard">getCPUInfo(*)</text:p>
      <text:p text:style-name="Standard">[3]</text:p>
      <text:p text:style-name="Standard">0</text:p>
      <text:p text:style-name="Standard">:</text:p>
      <text:p text:style-name="Standard">if Engine.Platform.getCPUInfo(cpu) then</text:p>
      <text:p text:style-name="Standard">1</text:p>
      <text:p text:style-name="Standard">:</text:p>
      <text:p text:style-name="Standard">return Engine.Platform.getCPUInfo() and clamp(Engine.Platform.getCPUInfo().coresPhysical or 1, 1, cap or math.huge) or 4</text:p>
      <text:p text:style-name="Standard">2</text:p>
      <text:p text:style-name="Standard">:</text:p>
      <text:p text:style-name="Standard">res.cpu = Engine.Platform.getCPUInfo()</text:p>
      <text:p text:style-name="Standard">getDirectInputSupport(*)</text:p>
      <text:p text:style-name="Standard">[1]</text:p>
      <text:p text:style-name="Standard">0</text:p>
      <text:p text:style-name="Standard">:</text:p>
      <text:p text:style-name="Standard">local dinput_available = Engine.Platform.getDirectInputSupport()</text:p>
      <text:p text:style-name="Standard">getDiskFreeSpace(*)</text:p>
      <text:p text:style-name="Standard">[1]</text:p>
      <text:p text:style-name="Standard">0</text:p>
      <text:p text:style-name="Standard">:</text:p>
      <text:p text:style-name="Standard">res.disk.freeSpace = Engine.Platform.getDiskFreeSpace()</text:p>
      <text:p text:style-name="Standard">getGPUInfo(*)</text:p>
      <text:p text:style-name="Standard">[3]</text:p>
      <text:p text:style-name="Standard">0</text:p>
      <text:p text:style-name="Standard">:</text:p>
      <text:p text:style-name="Standard">if Engine.Platform.getGPUInfo(gpu) then</text:p>
      <text:p text:style-name="Standard">1</text:p>
      <text:p text:style-name="Standard">:</text:p>
      <text:p text:style-name="Standard"><text:soft-page-break/>res.gpu = Engine.Platform.getGPUInfo()</text:p>
      <text:p text:style-name="Standard">2</text:p>
      <text:p text:style-name="Standard">:</text:p>
      <text:p text:style-name="Standard">gpu = Engine.Platform.getGPUInfo(),</text:p>
      <text:p text:style-name="Standard">getMemoryInfo(*)</text:p>
      <text:p text:style-name="Standard">[3]</text:p>
      <text:p text:style-name="Standard">0</text:p>
      <text:p text:style-name="Standard">:</text:p>
      <text:p text:style-name="Standard">if Engine.Platform.getMemoryInfo(mem) then</text:p>
      <text:p text:style-name="Standard">1</text:p>
      <text:p text:style-name="Standard">:</text:p>
      <text:p text:style-name="Standard">res.mem = Engine.Platform.getMemoryInfo()</text:p>
      <text:p text:style-name="Standard">2</text:p>
      <text:p text:style-name="Standard">:</text:p>
      <text:p text:style-name="Standard">mem = Engine.Platform.getMemoryInfo(),</text:p>
      <text:p text:style-name="Standard">getOSInfo(*)</text:p>
      <text:p text:style-name="Standard">[2]</text:p>
      <text:p text:style-name="Standard">0</text:p>
      <text:p text:style-name="Standard">:</text:p>
      <text:p text:style-name="Standard">res.os = Engine.Platform.getOSInfo()</text:p>
      <text:p text:style-name="Standard">1</text:p>
      <text:p text:style-name="Standard">:</text:p>
      <text:p text:style-name="Standard">os = Engine.Platform.getOSInfo(),</text:p>
      <text:p text:style-name="Standard">getPowerInfo(*)</text:p>
      <text:p text:style-name="Standard">[2]</text:p>
      <text:p text:style-name="Standard">0</text:p>
      <text:p text:style-name="Standard">:</text:p>
      <text:p text:style-name="Standard">res.pwr = Engine.Platform.getPowerInfo()</text:p>
      <text:p text:style-name="Standard">1</text:p>
      <text:p text:style-name="Standard">:</text:p>
      <text:p text:style-name="Standard">pwr = Engine.Platform.getPowerInfo(),</text:p>
      <text:p text:style-name="Standard">getRuntime(*)</text:p>
      <text:p text:style-name="Standard">[2]</text:p>
      <text:p text:style-name="Standard">0</text:p>
      <text:p text:style-name="Standard">:</text:p>
      <text:p text:style-name="Standard">if metricsTim &lt; Engine.Platform.getRuntime() -0.5 then</text:p>
      <text:p text:style-name="Standard">1</text:p>
      <text:p text:style-name="Standard">:</text:p>
      <text:p text:style-name="Standard">metricsTim = Engine.Platform.getRuntime()</text:p>
      <text:p text:style-name="Standard">getSystemTimeMS(*)</text:p>
      <text:p text:style-name="Standard">[3]</text:p>
      <text:p text:style-name="Standard">0</text:p>
      <text:p text:style-name="Standard">:</text:p>
      <text:p text:style-name="Standard">lastRotatedTime = Engine.Platform.getSystemTimeMS()</text:p>
      <text:p text:style-name="Standard">1</text:p>
      <text:p text:style-name="Standard">:</text:p>
      <text:p text:style-name="Standard">return Engine.Platform.getSystemTimeMS() - lastRotatedTime</text:p>
      <text:p text:style-name="Standard">2</text:p>
      <text:p text:style-name="Standard">:</text:p>
      <text:p text:style-name="Standard">local startTime = Engine.Platform.getSystemTimeMS()</text:p>
      <text:p text:style-name="Standard">getXInputSupport(*)</text:p>
      <text:p text:style-name="Standard">[1]</text:p>
      <text:p text:style-name="Standard">0</text:p>
      <text:p text:style-name="Standard">:</text:p>
      <text:p text:style-name="Standard"><text:soft-page-break/>local xinput_available = Engine.Platform.getXInputSupport()</text:p>
      <text:p text:style-name="Standard">isNetworkUnrestricted(*)</text:p>
      <text:p text:style-name="Standard">[3]</text:p>
      <text:p text:style-name="Standard">0</text:p>
      <text:p text:style-name="Standard">:</text:p>
      <text:p text:style-name="Standard">if checkStartup and settings.getValue('modAutoUpdates') and Engine.Platform.isNetworkUnrestricted() then</text:p>
      <text:p text:style-name="Standard">1</text:p>
      <text:p text:style-name="Standard">:</text:p>
      <text:p text:style-name="Standard">if( not Engine.Platform.isNetworkUnrestricted()) then</text:p>
      <text:p text:style-name="Standard">2</text:p>
      <text:p text:style-name="Standard">:</text:p>
      <text:p text:style-name="Standard">request.responseData.metered = not Engine.Platform.isNetworkUnrestricted()</text:p>
      <text:p text:style-name="Standard">openFile(*)</text:p>
      <text:p text:style-name="Standard">[1]</text:p>
      <text:p text:style-name="Standard">0</text:p>
      <text:p text:style-name="Standard">:</text:p>
      <text:p text:style-name="Standard">Engine.Platform.openFile(node.sourcePath)</text:p>
      <text:p text:style-name="Standard">repaintCanvas(*)</text:p>
      <text:p text:style-name="Standard">:</text:p>
      <text:p text:style-name="Standard">[object Object]</text:p>
      <text:p text:style-name="Standard">runBananaBench(*)</text:p>
      <text:p text:style-name="Standard">[1]</text:p>
      <text:p text:style-name="Standard">0</text:p>
      <text:p text:style-name="Standard">:</text:p>
      <text:p text:style-name="Standard">Engine.Platform.runBananaBench(fn)</text:p>
      <text:p text:style-name="Standard">runDiskUsage(*)</text:p>
      <text:p text:style-name="Standard">[1]</text:p>
      <text:p text:style-name="Standard">0</text:p>
      <text:p text:style-name="Standard">:</text:p>
      <text:p text:style-name="Standard">Engine.Platform.runDiskUsage()</text:p>
      <text:p text:style-name="Standard">runSupportTool(*)</text:p>
      <text:p text:style-name="Standard">:</text:p>
      <text:p text:style-name="Standard">[object Object]</text:p>
      <text:p text:style-name="Standard">taskbarSetProgress(*)</text:p>
      <text:p text:style-name="Standard">[3]</text:p>
      <text:p text:style-name="Standard">0</text:p>
      <text:p text:style-name="Standard">:</text:p>
      <text:p text:style-name="Standard">Engine.Platform.taskbarSetProgress(0.0)</text:p>
      <text:p text:style-name="Standard">1</text:p>
      <text:p text:style-name="Standard">:</text:p>
      <text:p text:style-name="Standard">Engine.Platform.taskbarSetProgress(i / #files)</text:p>
      <text:p text:style-name="Standard">2</text:p>
      <text:p text:style-name="Standard">:</text:p>
      <text:p text:style-name="Standard">Engine.Platform.taskbarSetProgress(0.0)</text:p>
      <text:p text:style-name="Standard">taskbarSetProgressState(*)</text:p>
      <text:p text:style-name="Standard">[3]</text:p>
      <text:p text:style-name="Standard">0</text:p>
      <text:p text:style-name="Standard">:</text:p>
      <text:p text:style-name="Standard">Engine.Platform.taskbarSetProgressState(2)</text:p>
      <text:p text:style-name="Standard">1</text:p>
      <text:p text:style-name="Standard">:</text:p>
      <text:p text:style-name="Standard">Engine.Platform.taskbarSetProgressState(4)</text:p>
      <text:p text:style-name="Standard">2</text:p>
      <text:p text:style-name="Standard">:</text:p>
      <text:p text:style-name="Standard"><text:soft-page-break/>Engine.Platform.taskbarSetProgressState(0)</text:p>
      <text:p text:style-name="Standard">Profiler</text:p>
      <text:p text:style-name="Standard">{5}</text:p>
      <text:p text:style-name="Standard">popEvent(*)</text:p>
      <text:p text:style-name="Standard">:</text:p>
      <text:p text:style-name="Standard">[object Object]</text:p>
      <text:p text:style-name="Standard">pushEvent(*)</text:p>
      <text:p text:style-name="Standard">:</text:p>
      <text:p text:style-name="Standard">[object Object]</text:p>
      <text:p text:style-name="Standard">saveCapture(*)</text:p>
      <text:p text:style-name="Standard">:</text:p>
      <text:p text:style-name="Standard">[object Object]</text:p>
      <text:p text:style-name="Standard">startCapture(*)</text:p>
      <text:p text:style-name="Standard">:</text:p>
      <text:p text:style-name="Standard">[object Object]</text:p>
      <text:p text:style-name="Standard">stopCapture(*)</text:p>
      <text:p text:style-name="Standard">:</text:p>
      <text:p text:style-name="Standard">[object Object]</text:p>
      <text:p text:style-name="Standard">Render</text:p>
      <text:p text:style-name="Standard">{6}</text:p>
      <text:p text:style-name="Standard">DecalMgr</text:p>
      <text:p text:style-name="Standard">{11}</text:p>
      <text:p text:style-name="Standard">addDecal(*)</text:p>
      <text:p text:style-name="Standard">[3]</text:p>
      <text:p text:style-name="Standard">0</text:p>
      <text:p text:style-name="Standard">:</text:p>
      <text:p text:style-name="Standard">local inst = Engine.Render.DecalMgr.addDecal(pos, normal, rotAroundNormal, template, decalScale or 1, decalTexIndex or -1, flags or 0, initialAlpha or 1)</text:p>
      <text:p text:style-name="Standard">1</text:p>
      <text:p text:style-name="Standard">:</text:p>
      <text:p text:style-name="Standard">Engine.Render.DynamicDecalMgr.addDecal(data)</text:p>
      <text:p text:style-name="Standard">2</text:p>
      <text:p text:style-name="Standard">:</text:p>
      <text:p text:style-name="Standard">Engine.Render.DynamicDecalMgr.addDecal(data)</text:p>
      <text:p text:style-name="Standard">addDecalTangent(*)</text:p>
      <text:p text:style-name="Standard">[1]</text:p>
      <text:p text:style-name="Standard">0</text:p>
      <text:p text:style-name="Standard">:</text:p>
      <text:p text:style-name="Standard">local inst = Engine.Render.DecalMgr.addDecalTangent(pos, normal, tangent, template, decalScale or 1, decalTexIndex or -1, flags or 0, initialAlpha or 1)</text:p>
      <text:p text:style-name="Standard">addDecalTangentForceId(*)</text:p>
      <text:p text:style-name="Standard">[1]</text:p>
      <text:p text:style-name="Standard">0</text:p>
      <text:p text:style-name="Standard">:</text:p>
      <text:p text:style-name="Standard">local inst = Engine.Render.DecalMgr.addDecalTangentForceId(pos, normal, tangent, template, decalScale or 1, decalTexIndex or -1, flags or 0, initialAlpha or 1, index)</text:p>
      <text:p text:style-name="Standard">getClosestDecal(*)</text:p>
      <text:p text:style-name="Standard">[1]</text:p>
      <text:p text:style-name="Standard">0</text:p>
      <text:p text:style-name="Standard">:</text:p>
      <text:p text:style-name="Standard">return Engine.Render.DecalMgr.getClosestDecal(pos)</text:p>
      <text:p text:style-name="Standard">getDecalInstance(*)</text:p>
      <text:p text:style-name="Standard">[1]</text:p>
      <text:p text:style-name="Standard">0</text:p>
      <text:p text:style-name="Standard">:</text:p>
      <text:p text:style-name="Standard">return Engine.Render.DecalMgr.getDecalInstance(index)</text:p>
      <text:p text:style-name="Standard">getDecalInstanceVecSize(*)</text:p>
      <text:p text:style-name="Standard"><text:soft-page-break/>[1]</text:p>
      <text:p text:style-name="Standard">0</text:p>
      <text:p text:style-name="Standard">:</text:p>
      <text:p text:style-name="Standard">return Engine.Render.DecalMgr.getDecalInstanceVecSize()</text:p>
      <text:p text:style-name="Standard">getSet(*)</text:p>
      <text:p text:style-name="Standard">[2]</text:p>
      <text:p text:style-name="Standard">0</text:p>
      <text:p text:style-name="Standard">:</text:p>
      <text:p text:style-name="Standard">local templates = Engine.Render.DecalMgr.getSet():getObjects()</text:p>
      <text:p text:style-name="Standard">1</text:p>
      <text:p text:style-name="Standard">:</text:p>
      <text:p text:style-name="Standard">return Engine.Render.DecalMgr.getSet()</text:p>
      <text:p text:style-name="Standard">notifyDecalModified(*)</text:p>
      <text:p text:style-name="Standard">[1]</text:p>
      <text:p text:style-name="Standard">0</text:p>
      <text:p text:style-name="Standard">:</text:p>
      <text:p text:style-name="Standard">return Engine.Render.DecalMgr.notifyDecalModified(instance)</text:p>
      <text:p text:style-name="Standard">offsetInstances(*)</text:p>
      <text:p text:style-name="Standard">:</text:p>
      <text:p text:style-name="Standard">[object Object]</text:p>
      <text:p text:style-name="Standard">removeDecal(*)</text:p>
      <text:p text:style-name="Standard">[1]</text:p>
      <text:p text:style-name="Standard">0</text:p>
      <text:p text:style-name="Standard">:</text:p>
      <text:p text:style-name="Standard">Engine.Render.DecalMgr.removeDecal(instance)</text:p>
      <text:p text:style-name="Standard">saveDecals(*)</text:p>
      <text:p text:style-name="Standard">[1]</text:p>
      <text:p text:style-name="Standard">0</text:p>
      <text:p text:style-name="Standard">:</text:p>
      <text:p text:style-name="Standard">Engine.Render.DecalMgr.saveDecals(decalFileName)</text:p>
      <text:p text:style-name="Standard">DynamicDecalMgr</text:p>
      <text:p text:style-name="Standard">{2}</text:p>
      <text:p text:style-name="Standard">addDecal(*)</text:p>
      <text:p text:style-name="Standard">[3]</text:p>
      <text:p text:style-name="Standard">0</text:p>
      <text:p text:style-name="Standard">:</text:p>
      <text:p text:style-name="Standard">Engine.Render.DynamicDecalMgr.addDecal(data)</text:p>
      <text:p text:style-name="Standard">1</text:p>
      <text:p text:style-name="Standard">:</text:p>
      <text:p text:style-name="Standard">Engine.Render.DynamicDecalMgr.addDecal(data)</text:p>
      <text:p text:style-name="Standard">2</text:p>
      <text:p text:style-name="Standard">:</text:p>
      <text:p text:style-name="Standard">Engine.Render.DynamicDecalMgr.addDecal(data)</text:p>
      <text:p text:style-name="Standard">addDecals(*)</text:p>
      <text:p text:style-name="Standard">[1]</text:p>
      <text:p text:style-name="Standard">0</text:p>
      <text:p text:style-name="Standard">:</text:p>
      <text:p text:style-name="Standard">Engine.Render.DynamicDecalMgr.addDecals(savedDecals)</text:p>
      <text:p text:style-name="Standard">ParticleMgr</text:p>
      <text:p text:style-name="Standard">{1}</text:p>
      <text:p text:style-name="Standard">setEnabled(*)</text:p>
      <text:p text:style-name="Standard">:</text:p>
      <text:p text:style-name="Standard">[object Object]</text:p>
      <text:p text:style-name="Standard">getAdapterType(*)</text:p>
      <text:p text:style-name="Standard"><text:soft-page-break/>[1]</text:p>
      <text:p text:style-name="Standard">0</text:p>
      <text:p text:style-name="Standard">:</text:p>
      <text:p text:style-name="Standard">addSingleActivity({Name = "SessionStarted", Time = os.date("!%Y-%m-%dT%TZ", socket.gettime()), Version = telemetryVersion, GFXAdapterType = Engine.Render.getAdapterType()})</text:p>
      <text:p text:style-name="Standard">getFrameId(*)</text:p>
      <text:p text:style-name="Standard">:</text:p>
      <text:p text:style-name="Standard">[object Object]</text:p>
      <text:p text:style-name="Standard">updateImposters(*)</text:p>
      <text:p text:style-name="Standard">[2]</text:p>
      <text:p text:style-name="Standard">0</text:p>
      <text:p text:style-name="Standard">:</text:p>
      <text:p text:style-name="Standard">Engine.Render.updateImposters(true)</text:p>
      <text:p text:style-name="Standard">1</text:p>
      <text:p text:style-name="Standard">:</text:p>
      <text:p text:style-name="Standard">Engine.Render.updateImposters(false)</text:p>
      <text:p text:style-name="Standard">imgui</text:p>
      <text:p text:style-name="Standard">{4}</text:p>
      <text:p text:style-name="Standard">enableBeamNGStyle(*)</text:p>
      <text:p text:style-name="Standard">[3]</text:p>
      <text:p text:style-name="Standard">0</text:p>
      <text:p text:style-name="Standard">:</text:p>
      <text:p text:style-name="Standard">Engine.imgui.enableBeamNGStyle()</text:p>
      <text:p text:style-name="Standard">1</text:p>
      <text:p text:style-name="Standard">:</text:p>
      <text:p text:style-name="Standard">Engine.imgui.enableBeamNGStyle()</text:p>
      <text:p text:style-name="Standard">2</text:p>
      <text:p text:style-name="Standard">:</text:p>
      <text:p text:style-name="Standard">Engine.imgui.enableBeamNGStyle()</text:p>
      <text:p text:style-name="Standard">isEnabled(*)</text:p>
      <text:p text:style-name="Standard">:</text:p>
      <text:p text:style-name="Standard">[object Object]</text:p>
      <text:p text:style-name="Standard">setEnabled(*)</text:p>
      <text:p text:style-name="Standard">[3]</text:p>
      <text:p text:style-name="Standard">0</text:p>
      <text:p text:style-name="Standard">:</text:p>
      <text:p text:style-name="Standard">Engine.imgui.setEnabled(false)</text:p>
      <text:p text:style-name="Standard">1</text:p>
      <text:p text:style-name="Standard">:</text:p>
      <text:p text:style-name="Standard">Engine.imgui.setEnabled(true)</text:p>
      <text:p text:style-name="Standard">2</text:p>
      <text:p text:style-name="Standard">:</text:p>
      <text:p text:style-name="Standard">Engine.imgui.setEnabled(false)</text:p>
      <text:p text:style-name="Standard">toggleEnabled(*)</text:p>
      <text:p text:style-name="Standard">:</text:p>
      <text:p text:style-name="Standard">[object Object]</text:p>
      <text:p text:style-name="Standard">cancelShutdown(*)</text:p>
      <text:p text:style-name="Standard">:</text:p>
      <text:p text:style-name="Standard">[object Object]</text:p>
      <text:p text:style-name="Standard">castRay(*)</text:p>
      <text:p text:style-name="Standard">[3]</text:p>
      <text:p text:style-name="Standard">0</text:p>
      <text:p text:style-name="Standard">:</text:p>
      <text:p text:style-name="Standard">local res = Engine.castRay((startPoint + vec3(0,0,1)):toPoint3F(), endPoint:toPoint3F(), true, false)</text:p>
      <text:p text:style-name="Standard">1</text:p>
      <text:p text:style-name="Standard"><text:soft-page-break/>:</text:p>
      <text:p text:style-name="Standard">res = Engine.castRay((startPoint + vec3(0,0,100)):toPoint3F(), (startPoint - vec3(0,0,1000)):toPoint3F(), true, false)</text:p>
      <text:p text:style-name="Standard">2</text:p>
      <text:p text:style-name="Standard">:</text:p>
      <text:p text:style-name="Standard">local res = Engine.castRay(origin:toPoint3F(), target:toPoint3F(), includeTerrain, renderGeometry)</text:p>
      <text:p text:style-name="Standard">closeShmem(*)</text:p>
      <text:p text:style-name="Standard">:</text:p>
      <text:p text:style-name="Standard">[object Object]</text:p>
      <text:p text:style-name="Standard">createPhysics(*)</text:p>
      <text:p text:style-name="Standard">[1]</text:p>
      <text:p text:style-name="Standard">0</text:p>
      <text:p text:style-name="Standard">:</text:p>
      <text:p text:style-name="Standard">BeamEngine = Engine.createPhysics()</text:p>
      <text:p text:style-name="Standard">destroyPhysics(*)</text:p>
      <text:p text:style-name="Standard">[1]</text:p>
      <text:p text:style-name="Standard">0</text:p>
      <text:p text:style-name="Standard">:</text:p>
      <text:p text:style-name="Standard">Engine.destroyPhysics()</text:p>
      <text:p text:style-name="Standard">enableRenderMonitor3(*)</text:p>
      <text:p text:style-name="Standard">[2]</text:p>
      <text:p text:style-name="Standard">0</text:p>
      <text:p text:style-name="Standard">:</text:p>
      <text:p text:style-name="Standard">Engine.enableRenderMonitor3(right or left, distance / 1000, width / 1000, border / 1000, left, right, math.rad(leftAngle), math.rad(rightAngle))</text:p>
      <text:p text:style-name="Standard">1</text:p>
      <text:p text:style-name="Standard">:</text:p>
      <text:p text:style-name="Standard">Engine.enableRenderMonitor3(false, 0, 0, 0, true, true, 0, 0)</text:p>
      <text:p text:style-name="Standard">getCollisionDebugData(*)</text:p>
      <text:p text:style-name="Standard">:</text:p>
      <text:p text:style-name="Standard">[object Object]</text:p>
      <text:p text:style-name="Standard">getColorBufferBase64(*)</text:p>
      <text:p text:style-name="Standard">[1]</text:p>
      <text:p text:style-name="Standard">0</text:p>
      <text:p text:style-name="Standard">:</text:p>
      <text:p text:style-name="Standard">state.view = Engine.getColorBufferBase64(320, 240)</text:p>
      <text:p text:style-name="Standard">getDepthBufferBase64(*)</text:p>
      <text:p text:style-name="Standard">:</text:p>
      <text:p text:style-name="Standard">[object Object]</text:p>
      <text:p text:style-name="Standard">getEditorEnabled(*)</text:p>
      <text:p text:style-name="Standard">[1]</text:p>
      <text:p text:style-name="Standard">0</text:p>
      <text:p text:style-name="Standard">:</text:p>
      <text:p text:style-name="Standard">onEditorEnabled(Engine.getEditorEnabled())</text:p>
      <text:p text:style-name="Standard">getFrameLog(*)</text:p>
      <text:p text:style-name="Standard">[1]</text:p>
      <text:p text:style-name="Standard">0</text:p>
      <text:p text:style-name="Standard">:</text:p>
      <text:p text:style-name="Standard">local flog = Engine.getFrameLog()</text:p>
      <text:p text:style-name="Standard">getGameSenseServer(*)</text:p>
      <text:p text:style-name="Standard">:</text:p>
      <text:p text:style-name="Standard">[object Object]</text:p>
      <text:p text:style-name="Standard">getImageData(*)</text:p>
      <text:p text:style-name="Standard">:</text:p>
      <text:p text:style-name="Standard">[object Object]</text:p>
      <text:p text:style-name="Standard">getStartingArgs(*)</text:p>
      <text:p text:style-name="Standard"><text:soft-page-break/>[3]</text:p>
      <text:p text:style-name="Standard">0</text:p>
      <text:p text:style-name="Standard">:</text:p>
      <text:p text:style-name="Standard">local cmdArgs = Engine.getStartingArgs()</text:p>
      <text:p text:style-name="Standard">1</text:p>
      <text:p text:style-name="Standard">:</text:p>
      <text:p text:style-name="Standard">local cmdArgs = Engine.getStartingArgs()</text:p>
      <text:p text:style-name="Standard">2</text:p>
      <text:p text:style-name="Standard">:</text:p>
      <text:p text:style-name="Standard">local cmdArgs = Engine.getStartingArgs()</text:p>
      <text:p text:style-name="Standard">getStartingCommandLine(*)</text:p>
      <text:p text:style-name="Standard">:</text:p>
      <text:p text:style-name="Standard">[object Object]</text:p>
      <text:p text:style-name="Standard">getStaticColDebugEnabled(*)</text:p>
      <text:p text:style-name="Standard">:</text:p>
      <text:p text:style-name="Standard">[object Object]</text:p>
      <text:p text:style-name="Standard">getUltrasonicDistanceMeasurement(*)</text:p>
      <text:p text:style-name="Standard">:</text:p>
      <text:p text:style-name="Standard">[object Object]</text:p>
      <text:p text:style-name="Standard">openShmem(*)</text:p>
      <text:p text:style-name="Standard">:</text:p>
      <text:p text:style-name="Standard">[object Object]</text:p>
      <text:p text:style-name="Standard">renderCameraBase64Blocking(*)</text:p>
      <text:p text:style-name="Standard">:</text:p>
      <text:p text:style-name="Standard">[object Object]</text:p>
      <text:p text:style-name="Standard">renderCameraShmem(*)</text:p>
      <text:p text:style-name="Standard">:</text:p>
      <text:p text:style-name="Standard">[object Object]</text:p>
      <text:p text:style-name="Standard">requestShutdown(*)</text:p>
      <text:p text:style-name="Standard">[1]</text:p>
      <text:p text:style-name="Standard">0</text:p>
      <text:p text:style-name="Standard">:</text:p>
      <text:p text:style-name="Standard">Engine.requestShutdown()</text:p>
      <text:p text:style-name="Standard">sceneGetCameraFrustum(*)</text:p>
      <text:p text:style-name="Standard">[2]</text:p>
      <text:p text:style-name="Standard">0</text:p>
      <text:p text:style-name="Standard">:</text:p>
      <text:p text:style-name="Standard">local viewFrustum = Engine.sceneGetCameraFrustum()</text:p>
      <text:p text:style-name="Standard">1</text:p>
      <text:p text:style-name="Standard">:</text:p>
      <text:p text:style-name="Standard">if not Engine.sceneGetCameraFrustum():isBoxOutside(sceneObject:getWorldBox()) and Engine.sceneGetCameraFrustum():isBoxContained(sceneObject:getWorldBox()) then</text:p>
      <text:p text:style-name="Standard">setStaticColDebugEnabled(*)</text:p>
      <text:p text:style-name="Standard">[2]</text:p>
      <text:p text:style-name="Standard">0</text:p>
      <text:p text:style-name="Standard">:</text:p>
      <text:p text:style-name="Standard">Engine.setStaticColDebugEnabled(staticDebug[0])</text:p>
      <text:p text:style-name="Standard">1</text:p>
      <text:p text:style-name="Standard">:</text:p>
      <text:p text:style-name="Standard">Engine.setStaticColDebugEnabled(staticDebug[0])</text:p>
      <text:p text:style-name="Standard">FILTER_DIRECT</text:p>
      <text:p text:style-name="Standard">[1]</text:p>
      <text:p text:style-name="Standard">0</text:p>
      <text:p text:style-name="Standard">:</text:p>
      <text:p text:style-name="Standard">FILTER_DIRECT = 2</text:p>
      <text:p text:style-name="Standard"><text:soft-page-break/>FILTER_KBD</text:p>
      <text:p text:style-name="Standard">[3]</text:p>
      <text:p text:style-name="Standard">0</text:p>
      <text:p text:style-name="Standard">:</text:p>
      <text:p text:style-name="Standard">local lastFilter = FILTER_KBD</text:p>
      <text:p text:style-name="Standard">1</text:p>
      <text:p text:style-name="Standard">:</text:p>
      <text:p text:style-name="Standard">if filter == FILTER_KBD or filter == FILTER_KBD2 then</text:p>
      <text:p text:style-name="Standard">2</text:p>
      <text:p text:style-name="Standard">:</text:p>
      <text:p text:style-name="Standard">FILTER_KBD = 0</text:p>
      <text:p text:style-name="Standard">FILTER_KBD2</text:p>
      <text:p text:style-name="Standard">[2]</text:p>
      <text:p text:style-name="Standard">0</text:p>
      <text:p text:style-name="Standard">:</text:p>
      <text:p text:style-name="Standard">if filter == FILTER_KBD or filter == FILTER_KBD2 then</text:p>
      <text:p text:style-name="Standard">1</text:p>
      <text:p text:style-name="Standard">:</text:p>
      <text:p text:style-name="Standard">FILTER_KBD2 = 3</text:p>
      <text:p text:style-name="Standard">FILTER_PAD</text:p>
      <text:p text:style-name="Standard">[1]</text:p>
      <text:p text:style-name="Standard">0</text:p>
      <text:p text:style-name="Standard">:</text:p>
      <text:p text:style-name="Standard">FILTER_PAD = 1</text:p>
      <text:p text:style-name="Standard">FLT_MAX</text:p>
      <text:p text:style-name="Standard">[3]</text:p>
      <text:p text:style-name="Standard">0</text:p>
      <text:p text:style-name="Standard">:</text:p>
      <text:p text:style-name="Standard">if float_scale_min == nil then float_scale_min = FLT_MAX</text:p>
      <text:p text:style-name="Standard">1</text:p>
      <text:p text:style-name="Standard">:</text:p>
      <text:p text:style-name="Standard">if float_scale_max == nil then float_scale_max = FLT_MAX</text:p>
      <text:p text:style-name="Standard">2</text:p>
      <text:p text:style-name="Standard">:</text:p>
      <text:p text:style-name="Standard">im.DragFloat("Curve Tessellation Tolerance", &amp;style.CurveTessellationTol, 0.02f, 0.10f, FLT_MAX, NULL, 2.0f)</text:p>
      <text:p text:style-name="Standard">FS</text:p>
      <text:p text:style-name="Standard">{31}</text:p>
      <text:p text:style-name="Standard">closeDirectory(*)</text:p>
      <text:p text:style-name="Standard">:</text:p>
      <text:p text:style-name="Standard">[object Object]</text:p>
      <text:p text:style-name="Standard">copyFile(*)</text:p>
      <text:p text:style-name="Standard">[3]</text:p>
      <text:p text:style-name="Standard">0</text:p>
      <text:p text:style-name="Standard">:</text:p>
      <text:p text:style-name="Standard">if FS:copyFile(dst, cacheFilename) ~= 0 then</text:p>
      <text:p text:style-name="Standard">1</text:p>
      <text:p text:style-name="Standard">:</text:p>
      <text:p text:style-name="Standard">FS:copyFile(v, newFilename)</text:p>
      <text:p text:style-name="Standard">2</text:p>
      <text:p text:style-name="Standard">:</text:p>
      <text:p text:style-name="Standard">FS:copyFile(v, newFilename)</text:p>
      <text:p text:style-name="Standard">directoryCreate(*)</text:p>
      <text:p text:style-name="Standard">[3]</text:p>
      <text:p text:style-name="Standard">0</text:p>
      <text:p text:style-name="Standard"><text:soft-page-break/>:</text:p>
      <text:p text:style-name="Standard">if FS:directoryCreate(path, true) == 0 then</text:p>
      <text:p text:style-name="Standard">1</text:p>
      <text:p text:style-name="Standard">:</text:p>
      <text:p text:style-name="Standard">if not FS:directoryExists("saves/campaigns/") then FS:directoryCreate("saves/campaigns/")</text:p>
      <text:p text:style-name="Standard">2</text:p>
      <text:p text:style-name="Standard">:</text:p>
      <text:p text:style-name="Standard">FS:directoryCreate(cacheDir)</text:p>
      <text:p text:style-name="Standard">directoryExists(*)</text:p>
      <text:p text:style-name="Standard">[3]</text:p>
      <text:p text:style-name="Standard">0</text:p>
      <text:p text:style-name="Standard">:</text:p>
      <text:p text:style-name="Standard">if FS:directoryExists(newSceneTreeEntry) then</text:p>
      <text:p text:style-name="Standard">1</text:p>
      <text:p text:style-name="Standard">:</text:p>
      <text:p text:style-name="Standard">if not FS:directoryExists(path) then</text:p>
      <text:p text:style-name="Standard">2</text:p>
      <text:p text:style-name="Standard">:</text:p>
      <text:p text:style-name="Standard">if (FS:directoryExists("/temp/assetBrowser/")) then</text:p>
      <text:p text:style-name="Standard">directoryList(*)</text:p>
      <text:p text:style-name="Standard">[2]</text:p>
      <text:p text:style-name="Standard">0</text:p>
      <text:p text:style-name="Standard">:</text:p>
      <text:p text:style-name="Standard">local folders = FS:directoryList("/settings/editor/autosaves/" .. editor.getLevelName(), false, true)</text:p>
      <text:p text:style-name="Standard">1</text:p>
      <text:p text:style-name="Standard">:</text:p>
      <text:p text:style-name="Standard">return FS:directoryList("settings/editor/layouts/", false, true)</text:p>
      <text:p text:style-name="Standard">directoryRemove(*)</text:p>
      <text:p text:style-name="Standard">[3]</text:p>
      <text:p text:style-name="Standard">0</text:p>
      <text:p text:style-name="Standard">:</text:p>
      <text:p text:style-name="Standard">local res = FS:directoryRemove("/temp/assetBrowser/")</text:p>
      <text:p text:style-name="Standard">1</text:p>
      <text:p text:style-name="Standard">:</text:p>
      <text:p text:style-name="Standard">FS:directoryRemove(editor.levelPath .. "/main")</text:p>
      <text:p text:style-name="Standard">2</text:p>
      <text:p text:style-name="Standard">:</text:p>
      <text:p text:style-name="Standard">FS:directoryRemove(layoutPath)</text:p>
      <text:p text:style-name="Standard">expandFilename(*)</text:p>
      <text:p text:style-name="Standard">[1]</text:p>
      <text:p text:style-name="Standard">0</text:p>
      <text:p text:style-name="Standard">:</text:p>
      <text:p text:style-name="Standard">local missionFile = FS:expandFilename(missionFileName)</text:p>
      <text:p text:style-name="Standard">fileExists(*)</text:p>
      <text:p text:style-name="Standard">[3]</text:p>
      <text:p text:style-name="Standard">0</text:p>
      <text:p text:style-name="Standard">:</text:p>
      <text:p text:style-name="Standard">if FS:fileExists(curSound.currentSound) then</text:p>
      <text:p text:style-name="Standard">1</text:p>
      <text:p text:style-name="Standard">:</text:p>
      <text:p text:style-name="Standard">if not FS:fileExists(json) then</text:p>
      <text:p text:style-name="Standard">2</text:p>
      <text:p text:style-name="Standard">:</text:p>
      <text:p text:style-name="Standard">if FS:fileExists(job.args[1].inspectorData.cachePath) == false</text:p>
      <text:p text:style-name="Standard"><text:soft-page-break/>fileSize(*)</text:p>
      <text:p text:style-name="Standard">[1]</text:p>
      <text:p text:style-name="Standard">0</text:p>
      <text:p text:style-name="Standard">:</text:p>
      <text:p text:style-name="Standard">table.insert(result, {filename=file, size=FS:fileSize(file)})</text:p>
      <text:p text:style-name="Standard">findFiles(*)</text:p>
      <text:p text:style-name="Standard">[3]</text:p>
      <text:p text:style-name="Standard">0</text:p>
      <text:p text:style-name="Standard">:</text:p>
      <text:p text:style-name="Standard">local paths = FS:findFiles(directory, "input_actions*.json", 0, false, false)</text:p>
      <text:p text:style-name="Standard">1</text:p>
      <text:p text:style-name="Standard">:</text:p>
      <text:p text:style-name="Standard">local paths = FS:findFiles('lua/ge/extensions/core/input/actions/', "*.json", 0, false, false)</text:p>
      <text:p text:style-name="Standard">2</text:p>
      <text:p text:style-name="Standard">:</text:p>
      <text:p text:style-name="Standard">local jsonFiles = FS:findFiles(appsDir, 'app.json', -1, false, false)</text:p>
      <text:p text:style-name="Standard">findFilesByPattern(*)</text:p>
      <text:p text:style-name="Standard">:</text:p>
      <text:p text:style-name="Standard">[object Object]</text:p>
      <text:p text:style-name="Standard">findFilesByRootPattern(*)</text:p>
      <text:p text:style-name="Standard">:</text:p>
      <text:p text:style-name="Standard">[object Object]</text:p>
      <text:p text:style-name="Standard">getFileRealPath(*)</text:p>
      <text:p text:style-name="Standard">[3]</text:p>
      <text:p text:style-name="Standard">0</text:p>
      <text:p text:style-name="Standard">:</text:p>
      <text:p text:style-name="Standard">local realname = FS:getFileRealPath(tbname)</text:p>
      <text:p text:style-name="Standard">1</text:p>
      <text:p text:style-name="Standard">:</text:p>
      <text:p text:style-name="Standard">return string.startswith(FS:getFileRealPath(vpath), FS:getGamePath())</text:p>
      <text:p text:style-name="Standard">2</text:p>
      <text:p text:style-name="Standard">:</text:p>
      <text:p text:style-name="Standard">return string.startswith(FS:getFileRealPath(vpath), FS:getUserPath().."vehicles"..osSep) and string.endswith(vpath, ".pc")</text:p>
      <text:p text:style-name="Standard">getGamePath(*)</text:p>
      <text:p text:style-name="Standard">[3]</text:p>
      <text:p text:style-name="Standard">0</text:p>
      <text:p text:style-name="Standard">:</text:p>
      <text:p text:style-name="Standard">return string.startswith(path, FS:getGamePath())</text:p>
      <text:p text:style-name="Standard">1</text:p>
      <text:p text:style-name="Standard">:</text:p>
      <text:p text:style-name="Standard">return string.startswith(FS:getFileRealPath(vpath), FS:getGamePath())</text:p>
      <text:p text:style-name="Standard">2</text:p>
      <text:p text:style-name="Standard">:</text:p>
      <text:p text:style-name="Standard">if not shipping_build and FS:getGamePath() == FS:getUserPath() then return false</text:p>
      <text:p text:style-name="Standard">getLastError(*)</text:p>
      <text:p text:style-name="Standard">:</text:p>
      <text:p text:style-name="Standard">[object Object]</text:p>
      <text:p text:style-name="Standard">getUserPath(*)</text:p>
      <text:p text:style-name="Standard">[3]</text:p>
      <text:p text:style-name="Standard">0</text:p>
      <text:p text:style-name="Standard">:</text:p>
      <text:p text:style-name="Standard">if not shipping_build and FS:getGamePath() == FS:getUserPath() then return false</text:p>
      <text:p text:style-name="Standard">1</text:p>
      <text:p text:style-name="Standard">:</text:p>
      <text:p text:style-name="Standard"><text:soft-page-break/>return string.startswith(FS:getFileRealPath(vpath), FS:getUserPath().."vehicles"..osSep) and string.endswith(vpath, ".pc")</text:p>
      <text:p text:style-name="Standard">2</text:p>
      <text:p text:style-name="Standard">:</text:p>
      <text:p text:style-name="Standard">local userPath = FS:getUserPath()</text:p>
      <text:p text:style-name="Standard">hashFile(*)</text:p>
      <text:p text:style-name="Standard">[1]</text:p>
      <text:p text:style-name="Standard">0</text:p>
      <text:p text:style-name="Standard">:</text:p>
      <text:p text:style-name="Standard">local hash = FS:hashFile(v[1])</text:p>
      <text:p text:style-name="Standard">hashFileSHA1(*)</text:p>
      <text:p text:style-name="Standard">[3]</text:p>
      <text:p text:style-name="Standard">0</text:p>
      <text:p text:style-name="Standard">:</text:p>
      <text:p text:style-name="Standard">hash = FS:hashFileSHA1(sourcefilename)</text:p>
      <text:p text:style-name="Standard">1</text:p>
      <text:p text:style-name="Standard">:</text:p>
      <text:p text:style-name="Standard">local hash = FS:hashFileSHA1(sourcefilename)</text:p>
      <text:p text:style-name="Standard">2</text:p>
      <text:p text:style-name="Standard">:</text:p>
      <text:p text:style-name="Standard">local hash = FS:hashFileSHA1(sourcefilename)</text:p>
      <text:p text:style-name="Standard">isMounted(*)</text:p>
      <text:p text:style-name="Standard">[3]</text:p>
      <text:p text:style-name="Standard">0</text:p>
      <text:p text:style-name="Standard">:</text:p>
      <text:p text:style-name="Standard">if FS:isMounted('mods/translations.zip') then</text:p>
      <text:p text:style-name="Standard">1</text:p>
      <text:p text:style-name="Standard">:</text:p>
      <text:p text:style-name="Standard">if FS:isMounted("projects/coconut") and FS:fileExists("lua/ge/extensions/editor/coconutMaterialEditor.lua") then</text:p>
      <text:p text:style-name="Standard">2</text:p>
      <text:p text:style-name="Standard">:</text:p>
      <text:p text:style-name="Standard">if FS:isMounted(filename) then</text:p>
      <text:p text:style-name="Standard">mount(*)</text:p>
      <text:p text:style-name="Standard">[3]</text:p>
      <text:p text:style-name="Standard">0</text:p>
      <text:p text:style-name="Standard">:</text:p>
      <text:p text:style-name="Standard">print( " checking mountZIP ... RESULT " .. tostring( FS:mount(v) ))</text:p>
      <text:p text:style-name="Standard">1</text:p>
      <text:p text:style-name="Standard">:</text:p>
      <text:p text:style-name="Standard">FS:mount(targetPathOrg)</text:p>
      <text:p text:style-name="Standard">2</text:p>
      <text:p text:style-name="Standard">:</text:p>
      <text:p text:style-name="Standard">FS:mount(v.fullpath)</text:p>
      <text:p text:style-name="Standard">mountList(*)</text:p>
      <text:p text:style-name="Standard">[3]</text:p>
      <text:p text:style-name="Standard">0</text:p>
      <text:p text:style-name="Standard">:</text:p>
      <text:p text:style-name="Standard">if not FS:mountList(mountList) then</text:p>
      <text:p text:style-name="Standard">1</text:p>
      <text:p text:style-name="Standard">:</text:p>
      <text:p text:style-name="Standard">if not FS:mountList(mountList) then</text:p>
      <text:p text:style-name="Standard">2</text:p>
      <text:p text:style-name="Standard">:</text:p>
      <text:p text:style-name="Standard">if not FS:mountList(mountList) then</text:p>
      <text:p text:style-name="Standard">native2Virtual(*)</text:p>
      <text:p text:style-name="Standard"><text:soft-page-break/>[1]</text:p>
      <text:p text:style-name="Standard">0</text:p>
      <text:p text:style-name="Standard">:</text:p>
      <text:p text:style-name="Standard">if pathNative then fname = FS:native2Virtual(newPrefabFilename) fname = newPrefabFilename</text:p>
      <text:p text:style-name="Standard">openDirectory(*)</text:p>
      <text:p text:style-name="Standard">[1]</text:p>
      <text:p text:style-name="Standard">0</text:p>
      <text:p text:style-name="Standard">:</text:p>
      <text:p text:style-name="Standard">local dir = FS:openDirectory('levels')</text:p>
      <text:p text:style-name="Standard">openFile(*)</text:p>
      <text:p text:style-name="Standard">:</text:p>
      <text:p text:style-name="Standard">[object Object]</text:p>
      <text:p text:style-name="Standard">remove(*)</text:p>
      <text:p text:style-name="Standard">[1]</text:p>
      <text:p text:style-name="Standard">0</text:p>
      <text:p text:style-name="Standard">:</text:p>
      <text:p text:style-name="Standard">if FS:remove(filename) ~= 0 then</text:p>
      <text:p text:style-name="Standard">removeFile(*)</text:p>
      <text:p text:style-name="Standard">[3]</text:p>
      <text:p text:style-name="Standard">0</text:p>
      <text:p text:style-name="Standard">:</text:p>
      <text:p text:style-name="Standard">FS:removeFile(layout.filename)</text:p>
      <text:p text:style-name="Standard">1</text:p>
      <text:p text:style-name="Standard">:</text:p>
      <text:p text:style-name="Standard">FS:removeFile(path)</text:p>
      <text:p text:style-name="Standard">2</text:p>
      <text:p text:style-name="Standard">:</text:p>
      <text:p text:style-name="Standard">FS:removeFile(cachePath)</text:p>
      <text:p text:style-name="Standard">renameFile(*)</text:p>
      <text:p text:style-name="Standard">[3]</text:p>
      <text:p text:style-name="Standard">0</text:p>
      <text:p text:style-name="Standard">:</text:p>
      <text:p text:style-name="Standard">FS:renameFile(newFilename, finalFilename)</text:p>
      <text:p text:style-name="Standard">1</text:p>
      <text:p text:style-name="Standard">:</text:p>
      <text:p text:style-name="Standard">FS:renameFile("highscores",highscoreFile)</text:p>
      <text:p text:style-name="Standard">2</text:p>
      <text:p text:style-name="Standard">:</text:p>
      <text:p text:style-name="Standard">FS:renameFile(pre..oldName..'.json', pre..newName..'.json')</text:p>
      <text:p text:style-name="Standard">stat(*)</text:p>
      <text:p text:style-name="Standard">[3]</text:p>
      <text:p text:style-name="Standard">0</text:p>
      <text:p text:style-name="Standard">:</text:p>
      <text:p text:style-name="Standard">file.filestats = FS:stat(file.path)</text:p>
      <text:p text:style-name="Standard">1</text:p>
      <text:p text:style-name="Standard">:</text:p>
      <text:p text:style-name="Standard">or (FS:fileExists(job.args[1].inspectorData.cachePath) == true and job.args[1].filestats.modtime &gt; FS:stat(job.args[1].inspectorData.cachePath).createtime) then</text:p>
      <text:p text:style-name="Standard">2</text:p>
      <text:p text:style-name="Standard">:</text:p>
      <text:p text:style-name="Standard">or (FS:fileExists(asset.inspectorData.cachePath) == true and asset.filestats.modtime &gt; FS:stat(asset.inspectorData.cachePath).createtime) then</text:p>
      <text:p text:style-name="Standard">triggerFilesChanged(*)</text:p>
      <text:p text:style-name="Standard">[1]</text:p>
      <text:p text:style-name="Standard">0</text:p>
      <text:p text:style-name="Standard">:</text:p>
      <text:p text:style-name="Standard"><text:soft-page-break/>FS:triggerFilesChanged(files)</text:p>
      <text:p text:style-name="Standard">unmount(*)</text:p>
      <text:p text:style-name="Standard">[3]</text:p>
      <text:p text:style-name="Standard">0</text:p>
      <text:p text:style-name="Standard">:</text:p>
      <text:p text:style-name="Standard">FS:unmount('mods/translations.zip')</text:p>
      <text:p text:style-name="Standard">1</text:p>
      <text:p text:style-name="Standard">:</text:p>
      <text:p text:style-name="Standard">FS:unmount(filename)</text:p>
      <text:p text:style-name="Standard">2</text:p>
      <text:p text:style-name="Standard">:</text:p>
      <text:p text:style-name="Standard">FS:unmount(filename)</text:p>
      <text:p text:style-name="Standard">virtual2Native(*)</text:p>
      <text:p text:style-name="Standard">:</text:p>
      <text:p text:style-name="Standard">[object Object]</text:p>
      <text:p text:style-name="Standard">GFXInit</text:p>
      <text:p text:style-name="Standard">{1}</text:p>
      <text:p text:style-name="Standard">getAdapters(*)</text:p>
      <text:p text:style-name="Standard">[3]</text:p>
      <text:p text:style-name="Standard">0</text:p>
      <text:p text:style-name="Standard">:</text:p>
      <text:p text:style-name="Standard">local adapters = GFXInit.getAdapters()</text:p>
      <text:p text:style-name="Standard">1</text:p>
      <text:p text:style-name="Standard">:</text:p>
      <text:p text:style-name="Standard">local adapters = GFXInit.getAdapters()</text:p>
      <text:p text:style-name="Standard">2</text:p>
      <text:p text:style-name="Standard">:</text:p>
      <text:p text:style-name="Standard">local adapters = GFXInit.getAdapters()</text:p>
      <text:p text:style-name="Standard">GameConnection</text:p>
      <text:p text:style-name="Standard">{2}</text:p>
      <text:p text:style-name="Standard">getCamera(*)</text:p>
      <text:p text:style-name="Standard">[3]</text:p>
      <text:p text:style-name="Standard">0</text:p>
      <text:p text:style-name="Standard">:</text:p>
      <text:p text:style-name="Standard">local curCam = GameConnection.getCamera()</text:p>
      <text:p text:style-name="Standard">1</text:p>
      <text:p text:style-name="Standard">:</text:p>
      <text:p text:style-name="Standard">local cam = GameConnection.getCamera()</text:p>
      <text:p text:style-name="Standard">2</text:p>
      <text:p text:style-name="Standard">:</text:p>
      <text:p text:style-name="Standard">local cameraHandler = Sim.upcast(GameConnection:getCamera())</text:p>
      <text:p text:style-name="Standard">setCamera(*)</text:p>
      <text:p text:style-name="Standard">[3]</text:p>
      <text:p text:style-name="Standard">0</text:p>
      <text:p text:style-name="Standard">:</text:p>
      <text:p text:style-name="Standard">GameConnection.setCamera(cam.obj)</text:p>
      <text:p text:style-name="Standard">1</text:p>
      <text:p text:style-name="Standard">:</text:p>
      <text:p text:style-name="Standard">GameConnection.setCamera(freeCamera.obj)</text:p>
      <text:p text:style-name="Standard">2</text:p>
      <text:p text:style-name="Standard">:</text:p>
      <text:p text:style-name="Standard">GameConnection.setCamera(freeCamera.obj)</text:p>
      <text:p text:style-name="Standard">LoadingManager</text:p>
      <text:p text:style-name="Standard">{5}</text:p>
      <text:p text:style-name="Standard"><text:soft-page-break/>loadLevelJsonObjects(*)</text:p>
      <text:p text:style-name="Standard">[1]</text:p>
      <text:p text:style-name="Standard">0</text:p>
      <text:p text:style-name="Standard">:</text:p>
      <text:p text:style-name="Standard">LoadingManager:loadLevelJsonObjects(levelDir .. 'main/', '*.level.json')</text:p>
      <text:p text:style-name="Standard">pop(*)</text:p>
      <text:p text:style-name="Standard">[2]</text:p>
      <text:p text:style-name="Standard">0</text:p>
      <text:p text:style-name="Standard">:</text:p>
      <text:p text:style-name="Standard">LoadingManager:pop(loadingProgress)</text:p>
      <text:p text:style-name="Standard">1</text:p>
      <text:p text:style-name="Standard">:</text:p>
      <text:p text:style-name="Standard">LoadingManager:pop(loadingProgress)</text:p>
      <text:p text:style-name="Standard">push(*)</text:p>
      <text:p text:style-name="Standard">[2]</text:p>
      <text:p text:style-name="Standard">0</text:p>
      <text:p text:style-name="Standard">:</text:p>
      <text:p text:style-name="Standard">loadingProgress = LoadingManager:push('beamng')</text:p>
      <text:p text:style-name="Standard">1</text:p>
      <text:p text:style-name="Standard">:</text:p>
      <text:p text:style-name="Standard">loadingProgress = LoadingManager:push('level')</text:p>
      <text:p text:style-name="Standard">setLoadingScreenEnabled(*)</text:p>
      <text:p text:style-name="Standard">[2]</text:p>
      <text:p text:style-name="Standard">0</text:p>
      <text:p text:style-name="Standard">:</text:p>
      <text:p text:style-name="Standard">LoadingManager:setLoadingScreenEnabled(true)</text:p>
      <text:p text:style-name="Standard">1</text:p>
      <text:p text:style-name="Standard">:</text:p>
      <text:p text:style-name="Standard">LoadingManager:setLoadingScreenEnabled(false)</text:p>
      <text:p text:style-name="Standard">triggerUpdate(*)</text:p>
      <text:p text:style-name="Standard">[1]</text:p>
      <text:p text:style-name="Standard">0</text:p>
      <text:p text:style-name="Standard">:</text:p>
      <text:p text:style-name="Standard">LoadingManager:triggerUpdate()</text:p>
      <text:p text:style-name="Standard">Lua</text:p>
      <text:p text:style-name="Standard">{17}</text:p>
      <text:p text:style-name="Standard">blacklistLogLevel(*)</text:p>
      <text:p text:style-name="Standard">[1]</text:p>
      <text:p text:style-name="Standard">0</text:p>
      <text:p text:style-name="Standard">:</text:p>
      <text:p text:style-name="Standard">Lua:blacklistLogLevel("DA")</text:p>
      <text:p text:style-name="Standard">dumpStack(*)</text:p>
      <text:p text:style-name="Standard">:</text:p>
      <text:p text:style-name="Standard">[object Object]</text:p>
      <text:p text:style-name="Standard">enableStackTraceFile(*)</text:p>
      <text:p text:style-name="Standard">:</text:p>
      <text:p text:style-name="Standard">[object Object]</text:p>
      <text:p text:style-name="Standard">exec(*)</text:p>
      <text:p text:style-name="Standard">:</text:p>
      <text:p text:style-name="Standard">[object Object]</text:p>
      <text:p text:style-name="Standard">findObjectByIdAsTable(*)</text:p>
      <text:p text:style-name="Standard">:</text:p>
      <text:p text:style-name="Standard">[object Object]</text:p>
      <text:p text:style-name="Standard">findObjectByNameAsTable(*)</text:p>
      <text:p text:style-name="Standard"><text:soft-page-break/>:</text:p>
      <text:p text:style-name="Standard">[object Object]</text:p>
      <text:p text:style-name="Standard">findObjectsByClassAsTable(*)</text:p>
      <text:p text:style-name="Standard">[1]</text:p>
      <text:p text:style-name="Standard">0</text:p>
      <text:p text:style-name="Standard">:</text:p>
      <text:p text:style-name="Standard">if Lua:findObjectsByClassAsTable(className, res_table) then</text:p>
      <text:p text:style-name="Standard">getAllObjects(*)</text:p>
      <text:p text:style-name="Standard">[1]</text:p>
      <text:p text:style-name="Standard">0</text:p>
      <text:p text:style-name="Standard">:</text:p>
      <text:p text:style-name="Standard">if Lua:getAllObjects(res_table) then</text:p>
      <text:p text:style-name="Standard">getFunctionOpcode(*)</text:p>
      <text:p text:style-name="Standard">:</text:p>
      <text:p text:style-name="Standard">[object Object]</text:p>
      <text:p text:style-name="Standard">getOSLanguage(*)</text:p>
      <text:p text:style-name="Standard">[1]</text:p>
      <text:p text:style-name="Standard">0</text:p>
      <text:p text:style-name="Standard">:</text:p>
      <text:p text:style-name="Standard">values.languageOS = Lua:getOSLanguage()</text:p>
      <text:p text:style-name="Standard">getSelectedLanguage(*)</text:p>
      <text:p text:style-name="Standard">[3]</text:p>
      <text:p text:style-name="Standard">0</text:p>
      <text:p text:style-name="Standard">:</text:p>
      <text:p text:style-name="Standard">local oldLanguage = Lua:getSelectedLanguage()</text:p>
      <text:p text:style-name="Standard">1</text:p>
      <text:p text:style-name="Standard">:</text:p>
      <text:p text:style-name="Standard">values.userLanguageSelected = Lua:getSelectedLanguage()</text:p>
      <text:p text:style-name="Standard">2</text:p>
      <text:p text:style-name="Standard">:</text:p>
      <text:p text:style-name="Standard">local languageChanged = Lua:getSelectedLanguage() ~= oldLanguage</text:p>
      <text:p text:style-name="Standard">getSteamLanguage(*)</text:p>
      <text:p text:style-name="Standard">[1]</text:p>
      <text:p text:style-name="Standard">0</text:p>
      <text:p text:style-name="Standard">:</text:p>
      <text:p text:style-name="Standard">values.languageProvider = Lua:getSteamLanguage()</text:p>
      <text:p text:style-name="Standard">log(*)</text:p>
      <text:p text:style-name="Standard">[2]</text:p>
      <text:p text:style-name="Standard">0</text:p>
      <text:p text:style-name="Standard">:</text:p>
      <text:p text:style-name="Standard">Lua:log('A', "print", table.concat(s_args, ', '))</text:p>
      <text:p text:style-name="Standard">1</text:p>
      <text:p text:style-name="Standard">:</text:p>
      <text:p text:style-name="Standard">Lua:log('D', 'luaperf', tostring(event) .. ' = ' .. tostring(s.what) .. '_' .. tostring(s.source) .. ':' .. tostring(s.linedefined) .. ' / memory usage: ' .. tostring(m) .. ' (max: ' .. tostring(maxMemUsage) .. ')')</text:p>
      <text:p text:style-name="Standard">queueLuaCommand(*)</text:p>
      <text:p text:style-name="Standard">[1]</text:p>
      <text:p text:style-name="Standard">0</text:p>
      <text:p text:style-name="Standard">:</text:p>
      <text:p text:style-name="Standard">Lua:queueLuaCommand(cmd)</text:p>
      <text:p text:style-name="Standard">reloadLanguages(*)</text:p>
      <text:p text:style-name="Standard">[2]</text:p>
      <text:p text:style-name="Standard">0</text:p>
      <text:p text:style-name="Standard">:</text:p>
      <text:p text:style-name="Standard">Lua:reloadLanguages()</text:p>
      <text:p text:style-name="Standard"><text:soft-page-break/>1</text:p>
      <text:p text:style-name="Standard">:</text:p>
      <text:p text:style-name="Standard">Lua:reloadLanguages()</text:p>
      <text:p text:style-name="Standard">requestReload(*)</text:p>
      <text:p text:style-name="Standard">[1]</text:p>
      <text:p text:style-name="Standard">0</text:p>
      <text:p text:style-name="Standard">:</text:p>
      <text:p text:style-name="Standard">Lua:requestReload()</text:p>
      <text:p text:style-name="Standard">saveFunctionOpcode(*)</text:p>
      <text:p text:style-name="Standard">:</text:p>
      <text:p text:style-name="Standard">[object Object]</text:p>
      <text:p text:style-name="Standard">Point2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2F.fromString(itemVal)</text:p>
      <text:p text:style-name="Standard">Point2I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2I.fromString(itemVal)</text:p>
      <text:p text:style-name="Standard">Point3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3F.fromString(itemVal)</text:p>
      <text:p text:style-name="Standard">Point4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4F.fromString(itemVal)</text:p>
      <text:p text:style-name="Standard">Prefab</text:p>
      <text:p text:style-name="Standard">{2}</text:p>
      <text:p text:style-name="Standard">getPrefabByChild(*)</text:p>
      <text:p text:style-name="Standard">[3]</text:p>
      <text:p text:style-name="Standard">0</text:p>
      <text:p text:style-name="Standard">:</text:p>
      <text:p text:style-name="Standard">res[o.name or Prefab.getPrefabByChild(o).name] = {pos.x, pos.y}</text:p>
      <text:p text:style-name="Standard">1</text:p>
      <text:p text:style-name="Standard">:</text:p>
      <text:p text:style-name="Standard">local parentPrefab = Prefab.getPrefabByChild( obj )</text:p>
      <text:p text:style-name="Standard">2</text:p>
      <text:p text:style-name="Standard">:</text:p>
      <text:p text:style-name="Standard">local prefab = Prefab.getPrefabByChild(object)</text:p>
      <text:p text:style-name="Standard">isValidChild(*)</text:p>
      <text:p text:style-name="Standard">[1]</text:p>
      <text:p text:style-name="Standard"><text:soft-page-break/>0</text:p>
      <text:p text:style-name="Standard">:</text:p>
      <text:p text:style-name="Standard">if Prefab.isValidChild(obj, true) then</text:p>
      <text:p text:style-name="Standard">RectI</text:p>
      <text:p text:style-name="Standard">{1}</text:p>
      <text:p text:style-name="Standard">fromString(*)</text:p>
      <text:p text:style-name="Standard">:</text:p>
      <text:p text:style-name="Standard">[object Object]</text:p>
      <text:p text:style-name="Standard">ResearchVerifier</text:p>
      <text:p text:style-name="Standard">{2}</text:p>
      <text:p text:style-name="Standard">getTechLicenseState(*)</text:p>
      <text:p text:style-name="Standard">:</text:p>
      <text:p text:style-name="Standard">[object Object]</text:p>
      <text:p text:style-name="Standard">isTechLicenseVerified(*)</text:p>
      <text:p text:style-name="Standard">[2]</text:p>
      <text:p text:style-name="Standard">0</text:p>
      <text:p text:style-name="Standard">:</text:p>
      <text:p text:style-name="Standard">local techLicense = ResearchVerifier.isTechLicenseVerified()</text:p>
      <text:p text:style-name="Standard">1</text:p>
      <text:p text:style-name="Standard">:</text:p>
      <text:p text:style-name="Standard">guihooks.trigger('TechLicenseState', ResearchVerifier.isTechLicenseVerified())</text:p>
      <text:p text:style-name="Standard">SFXFMODProject</text:p>
      <text:p text:style-name="Standard">{4}</text:p>
      <text:p text:style-name="Standard">clearBaseBanks(*)</text:p>
      <text:p text:style-name="Standard">:</text:p>
      <text:p text:style-name="Standard">[object Object]</text:p>
      <text:p text:style-name="Standard">hotloadingCompleted(*)</text:p>
      <text:p text:style-name="Standard">[2]</text:p>
      <text:p text:style-name="Standard">0</text:p>
      <text:p text:style-name="Standard">:</text:p>
      <text:p text:style-name="Standard">SFXFMODProject.hotloadingCompleted()</text:p>
      <text:p text:style-name="Standard">1</text:p>
      <text:p text:style-name="Standard">:</text:p>
      <text:p text:style-name="Standard">SFXFMODProject.hotloadingCompleted()</text:p>
      <text:p text:style-name="Standard">hotloadingTriggered(*)</text:p>
      <text:p text:style-name="Standard">[2]</text:p>
      <text:p text:style-name="Standard">0</text:p>
      <text:p text:style-name="Standard">:</text:p>
      <text:p text:style-name="Standard">SFXFMODProject.hotloadingTriggered()</text:p>
      <text:p text:style-name="Standard">1</text:p>
      <text:p text:style-name="Standard">:</text:p>
      <text:p text:style-name="Standard">SFXFMODProject.hotloadingTriggered()</text:p>
      <text:p text:style-name="Standard">loadBaseBank(*)</text:p>
      <text:p text:style-name="Standard">[3]</text:p>
      <text:p text:style-name="Standard">0</text:p>
      <text:p text:style-name="Standard">:</text:p>
      <text:p text:style-name="Standard">SFXFMODProject.loadBaseBank(filepath, true)</text:p>
      <text:p text:style-name="Standard">1</text:p>
      <text:p text:style-name="Standard">:</text:p>
      <text:p text:style-name="Standard">SFXFMODProject.loadBaseBank(filepath, true)</text:p>
      <text:p text:style-name="Standard">2</text:p>
      <text:p text:style-name="Standard">:</text:p>
      <text:p text:style-name="Standard">SFXFMODProject.loadBaseBank(filepath, false)</text:p>
      <text:p text:style-name="Standard">SFXSystem</text:p>
      <text:p text:style-name="Standard"><text:soft-page-break/>{1}</text:p>
      <text:p text:style-name="Standard">getSFXSources(*)</text:p>
      <text:p text:style-name="Standard">[1]</text:p>
      <text:p text:style-name="Standard">0</text:p>
      <text:p text:style-name="Standard">:</text:p>
      <text:p text:style-name="Standard">self:displaySimSetPopupList(SFXSystem.getSFXSources(), fieldName, fieldNameId, fieldValue, self.selectedIds, customData)</text:p>
      <text:p text:style-name="Standard">SOTForest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StaticObject, SOTPlayer, SOTItem, SOTVehicle, SOTForest)</text:p>
      <text:p text:style-name="Standard">SOTItem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Player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Static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objects = findAllObjects(SOTStaticShape)</text:p>
      <text:p text:style-name="Standard">2</text:p>
      <text:p text:style-name="Standard">:</text:p>
      <text:p text:style-name="Standard">local objects = findObjectList(bb, SOTStaticShape, 0)</text:p>
      <text:p text:style-name="Standard">SOTStaticObject</text:p>
      <text:p text:style-name="Standard">[2]</text:p>
      <text:p text:style-name="Standard">0</text:p>
      <text:p text:style-name="Standard">:</text:p>
      <text:p text:style-name="Standard"><text:soft-page-break/>local defaultFlags = bit.bor(SOTTerrain, SOTWater, SOTStaticShape, SOTStaticObject, SOTPlayer, SOTItem, SOTVehicle, SOTForest)</text:p>
      <text:p text:style-name="Standard">1</text:p>
      <text:p text:style-name="Standard">:</text:p>
      <text:p text:style-name="Standard">local defaultFlags = bit.bor(SOTTerrain, SOTWater, SOTStaticShape, SOTStaticObject, SOTPlayer, SOTItem, SOTVehicle, SOTForest)</text:p>
      <text:p text:style-name="Standard">SOTStaticShape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objects = findAllObjects(SOTStaticShape)</text:p>
      <text:p text:style-name="Standard">2</text:p>
      <text:p text:style-name="Standard">:</text:p>
      <text:p text:style-name="Standard">local objects = findObjectList(bb, SOTStaticShape, 0)</text:p>
      <text:p text:style-name="Standard">SOTTerrain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Vehicle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Water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ceneManager</text:p>
      <text:p text:style-name="Standard">{1}</text:p>
      <text:p text:style-name="Standard">setNearClip(*)</text:p>
      <text:p text:style-name="Standard">[1]</text:p>
      <text:p text:style-name="Standard">0</text:p>
      <text:p text:style-name="Standard">:</text:p>
      <text:p text:style-name="Standard"><text:soft-page-break/>if SceneManager.setNearClip(data.res.nearClip) then</text:p>
      <text:p text:style-name="Standard">SecureComm</text:p>
      <text:p text:style-name="Standard">{2}</text:p>
      <text:p text:style-name="Standard">apiCall(*)</text:p>
      <text:p text:style-name="Standard">[1]</text:p>
      <text:p text:style-name="Standard">0</text:p>
      <text:p text:style-name="Standard">:</text:p>
      <text:p text:style-name="Standard">SecureComm.apiCall(d.priv)</text:p>
      <text:p text:style-name="Standard">getRandomBytesHexSlow(*)</text:p>
      <text:p text:style-name="Standard">[1]</text:p>
      <text:p text:style-name="Standard">0</text:p>
      <text:p text:style-name="Standard">:</text:p>
      <text:p text:style-name="Standard">salt = SecureComm.getRandomBytesHexSlow(256)</text:p>
      <text:p text:style-name="Standard">ShadowMapManager</text:p>
      <text:p text:style-name="Standard">{1}</text:p>
      <text:p text:style-name="Standard">updateShadowDisable(*)</text:p>
      <text:p text:style-name="Standard">:</text:p>
      <text:p text:style-name="Standard">[object Object]</text:p>
      <text:p text:style-name="Standard">Sim</text:p>
      <text:p text:style-name="Standard">{25}</text:p>
      <text:p text:style-name="Standard">deserializeObjectFromFile(*)</text:p>
      <text:p text:style-name="Standard">:</text:p>
      <text:p text:style-name="Standard">[object Object]</text:p>
      <text:p text:style-name="Standard">deserializeObjectsFromDirectories(*)</text:p>
      <text:p text:style-name="Standard">:</text:p>
      <text:p text:style-name="Standard">[object Object]</text:p>
      <text:p text:style-name="Standard">deserializeObjectsFromFile(*)</text:p>
      <text:p text:style-name="Standard">[1]</text:p>
      <text:p text:style-name="Standard">0</text:p>
      <text:p text:style-name="Standard">:</text:p>
      <text:p text:style-name="Standard">Sim.deserializeObjectsFromFile(json_main, true)</text:p>
      <text:p text:style-name="Standard">deserializeObjectsFromStreamFile(*)</text:p>
      <text:p text:style-name="Standard">[1]</text:p>
      <text:p text:style-name="Standard">0</text:p>
      <text:p text:style-name="Standard">:</text:p>
      <text:p text:style-name="Standard">Sim.deserializeObjectsFromStreamFile(brushPath, true)</text:p>
      <text:p text:style-name="Standard">deserializeObjectsFromText(*)</text:p>
      <text:p text:style-name="Standard">[3]</text:p>
      <text:p text:style-name="Standard">0</text:p>
      <text:p text:style-name="Standard">:</text:p>
      <text:p text:style-name="Standard">Sim.deserializeObjectsFromText(actionData.serializedData, true, true)</text:p>
      <text:p text:style-name="Standard">1</text:p>
      <text:p text:style-name="Standard">:</text:p>
      <text:p text:style-name="Standard">Sim.deserializeObjectsFromText(actionData.serializedData, true)</text:p>
      <text:p text:style-name="Standard">2</text:p>
      <text:p text:style-name="Standard">:</text:p>
      <text:p text:style-name="Standard">Sim.deserializeObjectsFromText(tbl.json, true, true)</text:p>
      <text:p text:style-name="Standard">findObject(*)</text:p>
      <text:p text:style-name="Standard">[3]</text:p>
      <text:p text:style-name="Standard">0</text:p>
      <text:p text:style-name="Standard">:</text:p>
      <text:p text:style-name="Standard">local root = Sim.findObject('MissionGroup')</text:p>
      <text:p text:style-name="Standard">1</text:p>
      <text:p text:style-name="Standard">:</text:p>
      <text:p text:style-name="Standard"><text:soft-page-break/>local forestItems = Sim.findObject('ForestItemDataSet')</text:p>
      <text:p text:style-name="Standard">2</text:p>
      <text:p text:style-name="Standard">:</text:p>
      <text:p text:style-name="Standard">return Sim.findObject(objectName)</text:p>
      <text:p text:style-name="Standard">findObjectById(*)</text:p>
      <text:p text:style-name="Standard">[3]</text:p>
      <text:p text:style-name="Standard">0</text:p>
      <text:p text:style-name="Standard">:</text:p>
      <text:p text:style-name="Standard">local obj = Sim.findObjectById(actionData.objectId)</text:p>
      <text:p text:style-name="Standard">1</text:p>
      <text:p text:style-name="Standard">:</text:p>
      <text:p text:style-name="Standard">local obj = Sim.findObjectById(objectId)</text:p>
      <text:p text:style-name="Standard">2</text:p>
      <text:p text:style-name="Standard">:</text:p>
      <text:p text:style-name="Standard">local obj = Sim.findObjectById(objectId)</text:p>
      <text:p text:style-name="Standard">findObjectByIdNoUpcast(*)</text:p>
      <text:p text:style-name="Standard">[1]</text:p>
      <text:p text:style-name="Standard">0</text:p>
      <text:p text:style-name="Standard">:</text:p>
      <text:p text:style-name="Standard">local dblock = Sim.findObjectByIdNoUpcast(dataBlocksTbl[dbName])</text:p>
      <text:p text:style-name="Standard">findObjectByPersistID(*)</text:p>
      <text:p text:style-name="Standard">:</text:p>
      <text:p text:style-name="Standard">[object Object]</text:p>
      <text:p text:style-name="Standard">getDataBlockSet(*)</text:p>
      <text:p text:style-name="Standard">[3]</text:p>
      <text:p text:style-name="Standard">0</text:p>
      <text:p text:style-name="Standard">:</text:p>
      <text:p text:style-name="Standard">local dataBlock = Sim.getDataBlockSet():at(Sim.getDataBlockSet():size()-1)</text:p>
      <text:p text:style-name="Standard">1</text:p>
      <text:p text:style-name="Standard">:</text:p>
      <text:p text:style-name="Standard">Sim.getDataBlockSet():removeObject(dataBlock)</text:p>
      <text:p text:style-name="Standard">2</text:p>
      <text:p text:style-name="Standard">:</text:p>
      <text:p text:style-name="Standard">Sim.getDataBlockSet():addObject(dataBlock)</text:p>
      <text:p text:style-name="Standard">getDecalRoadData(*)</text:p>
      <text:p text:style-name="Standard">:</text:p>
      <text:p text:style-name="Standard">[object Object]</text:p>
      <text:p text:style-name="Standard">getMaterialSet(*)</text:p>
      <text:p text:style-name="Standard">[1]</text:p>
      <text:p text:style-name="Standard">0</text:p>
      <text:p text:style-name="Standard">:</text:p>
      <text:p text:style-name="Standard">self:displayMaterialPopupList(Sim.getMaterialSet(), fieldName, fieldNameId, fieldValue, self.selectedIds, customData)</text:p>
      <text:p text:style-name="Standard">getRootGroup(*)</text:p>
      <text:p text:style-name="Standard">[2]</text:p>
      <text:p text:style-name="Standard">0</text:p>
      <text:p text:style-name="Standard">:</text:p>
      <text:p text:style-name="Standard">if editor.getPreference("ui.general.showCompleteSceneTree") then return Sim.getRootGroup()</text:p>
      <text:p text:style-name="Standard">1</text:p>
      <text:p text:style-name="Standard">:</text:p>
      <text:p text:style-name="Standard">self:displaySimSetPopupList(Sim.getRootGroup(), fieldName, fieldNameId, fieldValue, self.selectedIds, customData, 0, "CubemapData")</text:p>
      <text:p text:style-name="Standard">getSFXAmbienceSet(*)</text:p>
      <text:p text:style-name="Standard">[1]</text:p>
      <text:p text:style-name="Standard">0</text:p>
      <text:p text:style-name="Standard">:</text:p>
      <text:p text:style-name="Standard"><text:soft-page-break/>self:displaySimSetPopupList(Sim.getSFXAmbienceSet(), fieldName, fieldNameId, fieldValue, self.selectedIds, customData)</text:p>
      <text:p text:style-name="Standard">getSFXDescriptionSet(*)</text:p>
      <text:p text:style-name="Standard">[1]</text:p>
      <text:p text:style-name="Standard">0</text:p>
      <text:p text:style-name="Standard">:</text:p>
      <text:p text:style-name="Standard">self:displaySimSetPopupList(Sim.getSFXDescriptionSet(), fieldName, fieldNameId, fieldValue, self.selectedIds, customData)</text:p>
      <text:p text:style-name="Standard">getSFXEnvironmentSet(*)</text:p>
      <text:p text:style-name="Standard">[1]</text:p>
      <text:p text:style-name="Standard">0</text:p>
      <text:p text:style-name="Standard">:</text:p>
      <text:p text:style-name="Standard">self:displaySimSetPopupList(Sim.getSFXEnvironmentSet(), fieldName, fieldNameId, fieldValue, self.selectedIds, customData)</text:p>
      <text:p text:style-name="Standard">getSFXParameterGroup(*)</text:p>
      <text:p text:style-name="Standard">[1]</text:p>
      <text:p text:style-name="Standard">0</text:p>
      <text:p text:style-name="Standard">:</text:p>
      <text:p text:style-name="Standard">self:displaySimSetPopupList(Sim.getSFXParameterGroup(), fieldName, fieldNameId, fieldValue, self.selectedIds, customData)</text:p>
      <text:p text:style-name="Standard">getSFXStateSet(*)</text:p>
      <text:p text:style-name="Standard">[1]</text:p>
      <text:p text:style-name="Standard">0</text:p>
      <text:p text:style-name="Standard">:</text:p>
      <text:p text:style-name="Standard">self:displaySimSetPopupList(Sim.getSFXStateSet(), fieldName, fieldNameId, fieldValue, self.selectedIds, customData)</text:p>
      <text:p text:style-name="Standard">getSFXTrackSet(*)</text:p>
      <text:p text:style-name="Standard">[1]</text:p>
      <text:p text:style-name="Standard">0</text:p>
      <text:p text:style-name="Standard">:</text:p>
      <text:p text:style-name="Standard">self:displaySimSetPopupList(Sim.getSFXTrackSet(), fieldName, fieldNameId, fieldValue, self.selectedIds, customData)</text:p>
      <text:p text:style-name="Standard">getSimObjectDerivedClassNames(*)</text:p>
      <text:p text:style-name="Standard">[1]</text:p>
      <text:p text:style-name="Standard">0</text:p>
      <text:p text:style-name="Standard">:</text:p>
      <text:p text:style-name="Standard">simObjectClassNames = Sim.getSimObjectDerivedClassNames()</text:p>
      <text:p text:style-name="Standard">getUniqueName(*)</text:p>
      <text:p text:style-name="Standard">[3]</text:p>
      <text:p text:style-name="Standard">0</text:p>
      <text:p text:style-name="Standard">:</text:p>
      <text:p text:style-name="Standard">var.dragDropMesh = spawnPrefab(Sim.getUniqueName(editor.assetDragDrop.data.fileName):c_str(), editor.assetDragDrop.data.path, "0 0 0", "0 0 0 1", "1 1 1")</text:p>
      <text:p text:style-name="Standard">1</text:p>
      <text:p text:style-name="Standard">:</text:p>
      <text:p text:style-name="Standard">local prefab = spawnPrefab(Sim.getUniqueName(asset.fileName):c_str(),asset.path,"0 0 0","0 0 0 1","1 1 1")</text:p>
      <text:p text:style-name="Standard">2</text:p>
      <text:p text:style-name="Standard">:</text:p>
      <text:p text:style-name="Standard">local prefab = spawnPrefab(Sim.getUniqueName(asset.fileName):c_str(),asset.path,"0 0 0","0 0 0 1","1 1 1")</text:p>
      <text:p text:style-name="Standard">getVerticesOfDecalRoad(*)</text:p>
      <text:p text:style-name="Standard">:</text:p>
      <text:p text:style-name="Standard">[object Object]</text:p>
      <text:p text:style-name="Standard">serializeObjectToDirectories(*)</text:p>
      <text:p text:style-name="Standard">[1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serializeObjectToStreamFile(*)</text:p>
      <text:p text:style-name="Standard">[2]</text:p>
      <text:p text:style-name="Standard">0</text:p>
      <text:p text:style-name="Standard">:</text:p>
      <text:p text:style-name="Standard"><text:soft-page-break/>Sim.serializeObjectToStreamFile('ForestBrushGroup', editor.levelPath .. 'main.forestbrushes4.json')</text:p>
      <text:p text:style-name="Standard">1</text:p>
      <text:p text:style-name="Standard">:</text:p>
      <text:p text:style-name="Standard">Sim.serializeObjectToStreamFile('ForestBrushGroup', editor.levelPath .. 'main.forestbrushes4.json')</text:p>
      <text:p text:style-name="Standard">upcast(*)</text:p>
      <text:p text:style-name="Standard">[3]</text:p>
      <text:p text:style-name="Standard">0</text:p>
      <text:p text:style-name="Standard">:</text:p>
      <text:p text:style-name="Standard">node = Sim.upcast(node)</text:p>
      <text:p text:style-name="Standard">1</text:p>
      <text:p text:style-name="Standard">:</text:p>
      <text:p text:style-name="Standard">node = Sim.upcast(node)</text:p>
      <text:p text:style-name="Standard">2</text:p>
      <text:p text:style-name="Standard">:</text:p>
      <text:p text:style-name="Standard">obj = Sim.upcast(obj)</text:p>
      <text:p text:style-name="Standard">SimObject</text:p>
      <text:p text:style-name="Standard">{4}</text:p>
      <text:p text:style-name="Standard">getDefaultAddGroup(*)</text:p>
      <text:p text:style-name="Standard">:</text:p>
      <text:p text:style-name="Standard">[object Object]</text:p>
      <text:p text:style-name="Standard">setDefaultAddGroup(*)</text:p>
      <text:p text:style-name="Standard">[2]</text:p>
      <text:p text:style-name="Standard">0</text:p>
      <text:p text:style-name="Standard">:</text:p>
      <text:p text:style-name="Standard">SimObject.setDefaultAddGroup('')</text:p>
      <text:p text:style-name="Standard">1</text:p>
      <text:p text:style-name="Standard">:</text:p>
      <text:p text:style-name="Standard">SimObject.setDefaultAddGroup('ObjectsTempGroup')</text:p>
      <text:p text:style-name="Standard">setForcedId(*)</text:p>
      <text:p text:style-name="Standard">[3]</text:p>
      <text:p text:style-name="Standard">0</text:p>
      <text:p text:style-name="Standard">:</text:p>
      <text:p text:style-name="Standard">SimObject.setForcedId(actionData.objectId)</text:p>
      <text:p text:style-name="Standard">1</text:p>
      <text:p text:style-name="Standard">:</text:p>
      <text:p text:style-name="Standard">SimObject.setForcedId(actionData.id)</text:p>
      <text:p text:style-name="Standard">2</text:p>
      <text:p text:style-name="Standard">:</text:p>
      <text:p text:style-name="Standard">SimObject.setForcedId(actionData.id)</text:p>
      <text:p text:style-name="Standard">setSerializeForEditor(*)</text:p>
      <text:p text:style-name="Standard">:</text:p>
      <text:p text:style-name="Standard">[object Object]</text:p>
      <text:p text:style-name="Standard">Steam</text:p>
      <text:p text:style-name="Standard">{12}</text:p>
      <text:p text:style-name="Standard">achievementUnlocked(*)</text:p>
      <text:p text:style-name="Standard">:</text:p>
      <text:p text:style-name="Standard">[object Object]</text:p>
      <text:p text:style-name="Standard">advanceAchievement(*)</text:p>
      <text:p text:style-name="Standard">[1]</text:p>
      <text:p text:style-name="Standard">0</text:p>
      <text:p text:style-name="Standard">:</text:p>
      <text:p text:style-name="Standard">Steam.advanceAchievement(achievement, doneGlobal, globalCount)</text:p>
      <text:p text:style-name="Standard">clearAchievement(*)</text:p>
      <text:p text:style-name="Standard">:</text:p>
      <text:p text:style-name="Standard"><text:soft-page-break/>[object Object]</text:p>
      <text:p text:style-name="Standard">clearRichPresence(*)</text:p>
      <text:p text:style-name="Standard">[1]</text:p>
      <text:p text:style-name="Standard">0</text:p>
      <text:p text:style-name="Standard">:</text:p>
      <text:p text:style-name="Standard">Steam.clearRichPresence()</text:p>
      <text:p text:style-name="Standard">getAccountIDStr(*)</text:p>
      <text:p text:style-name="Standard">[1]</text:p>
      <text:p text:style-name="Standard">0</text:p>
      <text:p text:style-name="Standard">:</text:p>
      <text:p text:style-name="Standard">metaData.steamIDHash = tostring(hashStringSHA1(Steam.getAccountIDStr()))</text:p>
      <text:p text:style-name="Standard">getStatFloat(*)</text:p>
      <text:p text:style-name="Standard">:</text:p>
      <text:p text:style-name="Standard">[object Object]</text:p>
      <text:p text:style-name="Standard">getStatInt(*)</text:p>
      <text:p text:style-name="Standard">:</text:p>
      <text:p text:style-name="Standard">[object Object]</text:p>
      <text:p text:style-name="Standard">setRichPresence(*)</text:p>
      <text:p text:style-name="Standard">[3]</text:p>
      <text:p text:style-name="Standard">0</text:p>
      <text:p text:style-name="Standard">:</text:p>
      <text:p text:style-name="Standard">Steam.setRichPresence('steam_display', '#BNGGSW')</text:p>
      <text:p text:style-name="Standard">1</text:p>
      <text:p text:style-name="Standard">:</text:p>
      <text:p text:style-name="Standard">Steam.setRichPresence('status', beamng_windowtitle)</text:p>
      <text:p text:style-name="Standard">2</text:p>
      <text:p text:style-name="Standard">:</text:p>
      <text:p text:style-name="Standard">Steam.setRichPresence('b', " ")</text:p>
      <text:p text:style-name="Standard">setStatFloat(*)</text:p>
      <text:p text:style-name="Standard">:</text:p>
      <text:p text:style-name="Standard">[object Object]</text:p>
      <text:p text:style-name="Standard">setStatInt(*)</text:p>
      <text:p text:style-name="Standard">:</text:p>
      <text:p text:style-name="Standard">[object Object]</text:p>
      <text:p text:style-name="Standard">triggerScreenshot(*)</text:p>
      <text:p text:style-name="Standard">[1]</text:p>
      <text:p text:style-name="Standard">0</text:p>
      <text:p text:style-name="Standard">:</text:p>
      <text:p text:style-name="Standard">Steam.triggerScreenshot()</text:p>
      <text:p text:style-name="Standard">unlockAchievement(*)</text:p>
      <text:p text:style-name="Standard">[2]</text:p>
      <text:p text:style-name="Standard">0</text:p>
      <text:p text:style-name="Standard">:</text:p>
      <text:p text:style-name="Standard">Steam.unlockAchievement(v.key)</text:p>
      <text:p text:style-name="Standard">1</text:p>
      <text:p text:style-name="Standard">:</text:p>
      <text:p text:style-name="Standard">Steam.unlockAchievement(achievement)</text:p>
      <text:p text:style-name="Standard">TerrainMaterial</text:p>
      <text:p text:style-name="Standard">{2}</text:p>
      <text:p text:style-name="Standard">findOrCreate(*)</text:p>
      <text:p text:style-name="Standard">[2]</text:p>
      <text:p text:style-name="Standard">0</text:p>
      <text:p text:style-name="Standard">:</text:p>
      <text:p text:style-name="Standard">local terrainMtl = TerrainMaterial.findOrCreate(newName)</text:p>
      <text:p text:style-name="Standard"><text:soft-page-break/>1</text:p>
      <text:p text:style-name="Standard">:</text:p>
      <text:p text:style-name="Standard">local newMat = TerrainMaterial.findOrCreate(mat.internalName)</text:p>
      <text:p text:style-name="Standard">getWarningMaterial(*)</text:p>
      <text:p text:style-name="Standard">:</text:p>
      <text:p text:style-name="Standard">[object Object]</text:p>
      <text:p text:style-name="Standard">TorqueScript</text:p>
      <text:p text:style-name="Standard">{7}</text:p>
      <text:p text:style-name="Standard">call(functor)</text:p>
      <text:p text:style-name="Standard">[3]</text:p>
      <text:p text:style-name="Standard">0</text:p>
      <text:p text:style-name="Standard">:</text:p>
      <text:p text:style-name="Standard">local vm = videoModeFromString(TorqueScript.call('getDesktopVideoMode'))</text:p>
      <text:p text:style-name="Standard">1</text:p>
      <text:p text:style-name="Standard">:</text:p>
      <text:p text:style-name="Standard">TorqueScript.call( 'MessageBoxOK', 'This change requires that the game be restarted', 'This change requires that the game be restarted' )</text:p>
      <text:p text:style-name="Standard">2</text:p>
      <text:p text:style-name="Standard">:</text:p>
      <text:p text:style-name="Standard">TorqueScript.call( 'reInitMaterials' )</text:p>
      <text:p text:style-name="Standard">callNoReturn(functor)</text:p>
      <text:p text:style-name="Standard">:</text:p>
      <text:p text:style-name="Standard">[object Object]</text:p>
      <text:p text:style-name="Standard">eval(*)</text:p>
      <text:p text:style-name="Standard">[3]</text:p>
      <text:p text:style-name="Standard">0</text:p>
      <text:p text:style-name="Standard">:</text:p>
      <text:p text:style-name="Standard">if TorqueScript.eval( 'sfxCreateDevice($pref::SFX::providerName, $pref::SFX::useHardware, -1);' ) == '0' then</text:p>
      <text:p text:style-name="Standard">1</text:p>
      <text:p text:style-name="Standard">:</text:p>
      <text:p text:style-name="Standard">TorqueScript.eval("$disableTerrainMaterialCollisionWarning=1;$disableCachedColladaNotification=1;")</text:p>
      <text:p text:style-name="Standard">2</text:p>
      <text:p text:style-name="Standard">:</text:p>
      <text:p text:style-name="Standard">TorqueScript.eval(cmd)</text:p>
      <text:p text:style-name="Standard">exec(*)</text:p>
      <text:p text:style-name="Standard">[3]</text:p>
      <text:p text:style-name="Standard">0</text:p>
      <text:p text:style-name="Standard">:</text:p>
      <text:p text:style-name="Standard">TorqueScript.exec(configData.dataBlocks)</text:p>
      <text:p text:style-name="Standard">1</text:p>
      <text:p text:style-name="Standard">:</text:p>
      <text:p text:style-name="Standard">TorqueScript.exec(v)</text:p>
      <text:p text:style-name="Standard">2</text:p>
      <text:p text:style-name="Standard">:</text:p>
      <text:p text:style-name="Standard">TorqueScript.exec("core/art/datablocks/datablockExec.cs")</text:p>
      <text:p text:style-name="Standard">getBoolVar(name)</text:p>
      <text:p text:style-name="Standard">[2]</text:p>
      <text:p text:style-name="Standard">0</text:p>
      <text:p text:style-name="Standard">:</text:p>
      <text:p text:style-name="Standard">local useHeadphones = TorqueScript.getBoolVar('$pref::SFX::enableHeadphonesMode')</text:p>
      <text:p text:style-name="Standard">1</text:p>
      <text:p text:style-name="Standard">:</text:p>
      <text:p text:style-name="Standard">if not TorqueScript.getBoolVar("$loadingLevel") then</text:p>
      <text:p text:style-name="Standard">getVar(name)</text:p>
      <text:p text:style-name="Standard">[3]</text:p>
      <text:p text:style-name="Standard"><text:soft-page-break/>0</text:p>
      <text:p text:style-name="Standard">:</text:p>
      <text:p text:style-name="Standard">local audioProviderName = TorqueScript.getVar( '$pref::SFX::providerName' )</text:p>
      <text:p text:style-name="Standard">1</text:p>
      <text:p text:style-name="Standard">:</text:p>
      <text:p text:style-name="Standard">local useHardware = TorqueScript.getVar( '$pref::SFX::useHardware' )</text:p>
      <text:p text:style-name="Standard">2</text:p>
      <text:p text:style-name="Standard">:</text:p>
      <text:p text:style-name="Standard">audioProviderName = TorqueScript.getVar( '$pref::SFX::providerName' )</text:p>
      <text:p text:style-name="Standard">setVar(name, value)</text:p>
      <text:p text:style-name="Standard">[3]</text:p>
      <text:p text:style-name="Standard">0</text:p>
      <text:p text:style-name="Standard">:</text:p>
      <text:p text:style-name="Standard">TorqueScript.setVar( '$pref::SFX::providerName', audioProviderName )</text:p>
      <text:p text:style-name="Standard">1</text:p>
      <text:p text:style-name="Standard">:</text:p>
      <text:p text:style-name="Standard">TorqueScript.setVar( '$pref::SFX::providerName', value )</text:p>
      <text:p text:style-name="Standard">2</text:p>
      <text:p text:style-name="Standard">:</text:p>
      <text:p text:style-name="Standard">TorqueScript.setVar( '$pref::SFX::FMOD::maximumVoices', value )</text:p>
      <text:p text:style-name="Standard">TrackIR</text:p>
      <text:p text:style-name="Standard">{6}</text:p>
      <text:p text:style-name="Standard">available(*)</text:p>
      <text:p text:style-name="Standard">:</text:p>
      <text:p text:style-name="Standard">[object Object]</text:p>
      <text:p text:style-name="Standard">getData(*)</text:p>
      <text:p text:style-name="Standard">[1]</text:p>
      <text:p text:style-name="Standard">0</text:p>
      <text:p text:style-name="Standard">:</text:p>
      <text:p text:style-name="Standard">if TrackIR and TrackIR.getData(t) then</text:p>
      <text:p text:style-name="Standard">init(*)</text:p>
      <text:p text:style-name="Standard">[1]</text:p>
      <text:p text:style-name="Standard">0</text:p>
      <text:p text:style-name="Standard">:</text:p>
      <text:p text:style-name="Standard">if not TrackIR or not TrackIR.init() then</text:p>
      <text:p text:style-name="Standard">recording(*)</text:p>
      <text:p text:style-name="Standard">[1]</text:p>
      <text:p text:style-name="Standard">0</text:p>
      <text:p text:style-name="Standard">:</text:p>
      <text:p text:style-name="Standard">if TrackIR and TrackIR.recording() then</text:p>
      <text:p text:style-name="Standard">start(*)</text:p>
      <text:p text:style-name="Standard">[1]</text:p>
      <text:p text:style-name="Standard">0</text:p>
      <text:p text:style-name="Standard">:</text:p>
      <text:p text:style-name="Standard">TrackIR.start()</text:p>
      <text:p text:style-name="Standard">stop(*)</text:p>
      <text:p text:style-name="Standard">:</text:p>
      <text:p text:style-name="Standard">[object Object]</text:p>
      <text:p text:style-name="Standard">UI_TEXTURE_USAGE_AUTOMATIC</text:p>
      <text:p text:style-name="Standard">[3]</text:p>
      <text:p text:style-name="Standard">0</text:p>
      <text:p text:style-name="Standard">:</text:p>
      <text:p text:style-name="Standard">veh:createUITexture(textureTagPrefix, designData.data.generator, designData.data.size.x, designData.data.size.y, UI_TEXTURE_USAGE_AUTOMATIC, 1)</text:p>
      <text:p text:style-name="Standard">1</text:p>
      <text:p text:style-name="Standard"><text:soft-page-break/>:</text:p>
      <text:p text:style-name="Standard">veh:createUITexture(textureTagPrefix.."-normal", designData.data.generator, designData.data.size.x, designData.data.size.y, UI_TEXTURE_USAGE_AUTOMATIC, 1)</text:p>
      <text:p text:style-name="Standard">2</text:p>
      <text:p text:style-name="Standard">:</text:p>
      <text:p text:style-name="Standard">veh:createUITexture(textureTagPrefix.."-specular", designData.data.generator, designData.data.size.x, designData.data.size.y, UI_TEXTURE_USAGE_AUTOMATIC, 1)</text:p>
      <text:p text:style-name="Standard">WinInput</text:p>
      <text:p text:style-name="Standard">{10}</text:p>
      <text:p text:style-name="Standard">getControllersInfoJson(*)</text:p>
      <text:p text:style-name="Standard">[1]</text:p>
      <text:p text:style-name="Standard">0</text:p>
      <text:p text:style-name="Standard">:</text:p>
      <text:p text:style-name="Standard">guihooks.triggerRawJS('ControllersChanged', WinInput.getControllersInfoJson())</text:p>
      <text:p text:style-name="Standard">getFeaturesString(*)</text:p>
      <text:p text:style-name="Standard">:</text:p>
      <text:p text:style-name="Standard">[object Object]</text:p>
      <text:p text:style-name="Standard">getProductGUID(*)</text:p>
      <text:p text:style-name="Standard">[1]</text:p>
      <text:p text:style-name="Standard">0</text:p>
      <text:p text:style-name="Standard">:</text:p>
      <text:p text:style-name="Standard">local guid = WinInput.getProductGUID(device)</text:p>
      <text:p text:style-name="Standard">getProductName(*)</text:p>
      <text:p text:style-name="Standard">[1]</text:p>
      <text:p text:style-name="Standard">0</text:p>
      <text:p text:style-name="Standard">:</text:p>
      <text:p text:style-name="Standard">local productName = WinInput.getProductName(device)</text:p>
      <text:p text:style-name="Standard">getRegisteredDevices(*)</text:p>
      <text:p text:style-name="Standard">[2]</text:p>
      <text:p text:style-name="Standard">0</text:p>
      <text:p text:style-name="Standard">:</text:p>
      <text:p text:style-name="Standard">local newDevicesList = string.split(WinInput.getRegisteredDevices(), "%S+")</text:p>
      <text:p text:style-name="Standard">1</text:p>
      <text:p text:style-name="Standard">:</text:p>
      <text:p text:style-name="Standard">local inputDevices = string.split(WinInput.getRegisteredDevices(), "%S+")</text:p>
      <text:p text:style-name="Standard">getVendorIDProductID(*)</text:p>
      <text:p text:style-name="Standard">[1]</text:p>
      <text:p text:style-name="Standard">0</text:p>
      <text:p text:style-name="Standard">:</text:p>
      <text:p text:style-name="Standard">local pidvid = WinInput.getVendorIDProductID(device)</text:p>
      <text:p text:style-name="Standard">setForwardFilteredEvents(*)</text:p>
      <text:p text:style-name="Standard">:</text:p>
      <text:p text:style-name="Standard">[object Object]</text:p>
      <text:p text:style-name="Standard">setForwardRawEvents(*)</text:p>
      <text:p text:style-name="Standard">:</text:p>
      <text:p text:style-name="Standard">[object Object]</text:p>
      <text:p text:style-name="Standard">setUnfocusedInput(*)</text:p>
      <text:p text:style-name="Standard">:</text:p>
      <text:p text:style-name="Standard">[object Object]</text:p>
      <text:p text:style-name="Standard">updateFFBBindingParameters(*)</text:p>
      <text:p text:style-name="Standard">[1]</text:p>
      <text:p text:style-name="Standard">0</text:p>
      <text:p text:style-name="Standard">:</text:p>
      <text:p text:style-name="Standard">WinInput.updateFFBBindingParameters()</text:p>
      <text:p text:style-name="Standard">be</text:p>
      <text:p text:style-name="Standard">{63}</text:p>
      <text:p text:style-name="Standard"><text:soft-page-break/>addFirewallException(*)</text:p>
      <text:p text:style-name="Standard">:</text:p>
      <text:p text:style-name="Standard">[object Object]</text:p>
      <text:p text:style-name="Standard">addObject(*)</text:p>
      <text:p text:style-name="Standard">[1]</text:p>
      <text:p text:style-name="Standard">0</text:p>
      <text:p text:style-name="Standard">:</text:p>
      <text:p text:style-name="Standard">be:addObject(vehicleObj, false)</text:p>
      <text:p text:style-name="Standard">castRay(*)</text:p>
      <text:p text:style-name="Standard">[3]</text:p>
      <text:p text:style-name="Standard">0</text:p>
      <text:p text:style-name="Standard">:</text:p>
      <text:p text:style-name="Standard">local heightCorrection = be:castRay( (pos):toPoint3F(), (pos-vec3(0,0,10)):toPoint3F() )</text:p>
      <text:p text:style-name="Standard">1</text:p>
      <text:p text:style-name="Standard">:</text:p>
      <text:p text:style-name="Standard">local tHeight = be:castRay( (tpos):toPoint3F(), (tpos-vec3(0,0,10)):toPoint3F() )</text:p>
      <text:p text:style-name="Standard">2</text:p>
      <text:p text:style-name="Standard">:</text:p>
      <text:p text:style-name="Standard">heightCorrection = be:castRay( (pos):toPoint3F(), (pos-vec3(0,0,10)):toPoint3F() )</text:p>
      <text:p text:style-name="Standard">decalManagerLoad(*)</text:p>
      <text:p text:style-name="Standard">[2]</text:p>
      <text:p text:style-name="Standard">0</text:p>
      <text:p text:style-name="Standard">:</text:p>
      <text:p text:style-name="Standard">be:decalManagerLoad(levelDir.."main.decals.json")</text:p>
      <text:p text:style-name="Standard">1</text:p>
      <text:p text:style-name="Standard">:</text:p>
      <text:p text:style-name="Standard">be:decalManagerLoad(levelDir.."../main.decals.json")</text:p>
      <text:p text:style-name="Standard">deleteDataBlocks(*)</text:p>
      <text:p text:style-name="Standard">[1]</text:p>
      <text:p text:style-name="Standard">0</text:p>
      <text:p text:style-name="Standard">:</text:p>
      <text:p text:style-name="Standard">be:deleteDataBlocks()</text:p>
      <text:p text:style-name="Standard">enterNextVehicle(*)</text:p>
      <text:p text:style-name="Standard">[2]</text:p>
      <text:p text:style-name="Standard">0</text:p>
      <text:p text:style-name="Standard">:</text:p>
      <text:p text:style-name="Standard">be:enterNextVehicle(0, 1)</text:p>
      <text:p text:style-name="Standard">1</text:p>
      <text:p text:style-name="Standard">:</text:p>
      <text:p text:style-name="Standard">be:enterNextVehicle(player, 0)</text:p>
      <text:p text:style-name="Standard">enterVehicle(*)</text:p>
      <text:p text:style-name="Standard">[3]</text:p>
      <text:p text:style-name="Standard">0</text:p>
      <text:p text:style-name="Standard">:</text:p>
      <text:p text:style-name="Standard">be:enterVehicle(0, playerVehicle)</text:p>
      <text:p text:style-name="Standard">1</text:p>
      <text:p text:style-name="Standard">:</text:p>
      <text:p text:style-name="Standard">be:enterVehicle(0, playerVehicle)</text:p>
      <text:p text:style-name="Standard">2</text:p>
      <text:p text:style-name="Standard">:</text:p>
      <text:p text:style-name="Standard">be:enterVehicle(0, vehicleObj)</text:p>
      <text:p text:style-name="Standard">executeJS(*)</text:p>
      <text:p text:style-name="Standard">:</text:p>
      <text:p text:style-name="Standard">[object Object]</text:p>
      <text:p text:style-name="Standard"><text:soft-page-break/>exitVehicle(*)</text:p>
      <text:p text:style-name="Standard">[3]</text:p>
      <text:p text:style-name="Standard">0</text:p>
      <text:p text:style-name="Standard">:</text:p>
      <text:p text:style-name="Standard">be:exitVehicle(player)</text:p>
      <text:p text:style-name="Standard">1</text:p>
      <text:p text:style-name="Standard">:</text:p>
      <text:p text:style-name="Standard">be:exitVehicle(player)</text:p>
      <text:p text:style-name="Standard">2</text:p>
      <text:p text:style-name="Standard">:</text:p>
      <text:p text:style-name="Standard">be:exitVehicle(player)</text:p>
      <text:p text:style-name="Standard">getEnabled(*)</text:p>
      <text:p text:style-name="Standard">[3]</text:p>
      <text:p text:style-name="Standard">0</text:p>
      <text:p text:style-name="Standard">:</text:p>
      <text:p text:style-name="Standard">return not be:getEnabled()</text:p>
      <text:p text:style-name="Standard">1</text:p>
      <text:p text:style-name="Standard">:</text:p>
      <text:p text:style-name="Standard">if not be:getEnabled() then</text:p>
      <text:p text:style-name="Standard">2</text:p>
      <text:p text:style-name="Standard">:</text:p>
      <text:p text:style-name="Standard">if started and be:getEnabled() then</text:p>
      <text:p text:style-name="Standard">getEngineStream(*)</text:p>
      <text:p text:style-name="Standard">[1]</text:p>
      <text:p text:style-name="Standard">0</text:p>
      <text:p text:style-name="Standard">:</text:p>
      <text:p text:style-name="Standard">local stream = be:getEngineStream()</text:p>
      <text:p text:style-name="Standard">getEnterableObjectCount(*)</text:p>
      <text:p text:style-name="Standard">[1]</text:p>
      <text:p text:style-name="Standard">0</text:p>
      <text:p text:style-name="Standard">:</text:p>
      <text:p text:style-name="Standard">if be:getEnterableObjectCount() == 0 then</text:p>
      <text:p text:style-name="Standard">getFFBConfig(*)</text:p>
      <text:p text:style-name="Standard">[1]</text:p>
      <text:p text:style-name="Standard">0</text:p>
      <text:p text:style-name="Standard">:</text:p>
      <text:p text:style-name="Standard">local ffbConfigString = be:getFFBConfig(FFBID)</text:p>
      <text:p text:style-name="Standard">getFileStream(*)</text:p>
      <text:p text:style-name="Standard">[1]</text:p>
      <text:p text:style-name="Standard">0</text:p>
      <text:p text:style-name="Standard">:</text:p>
      <text:p text:style-name="Standard">return be:getFileStream()</text:p>
      <text:p text:style-name="Standard">getGroundModel(*)</text:p>
      <text:p text:style-name="Standard">:</text:p>
      <text:p text:style-name="Standard">[object Object]</text:p>
      <text:p text:style-name="Standard">getGroundModelByID(*)</text:p>
      <text:p text:style-name="Standard">[1]</text:p>
      <text:p text:style-name="Standard">0</text:p>
      <text:p text:style-name="Standard">:</text:p>
      <text:p text:style-name="Standard">local gm = be:getGroundModelByID(i)</text:p>
      <text:p text:style-name="Standard">getGroundModelCount(*)</text:p>
      <text:p text:style-name="Standard">[1]</text:p>
      <text:p text:style-name="Standard">0</text:p>
      <text:p text:style-name="Standard">:</text:p>
      <text:p text:style-name="Standard"><text:soft-page-break/>local gmCount = be:getGroundModelCount()</text:p>
      <text:p text:style-name="Standard">getGroundModelIDByName(*)</text:p>
      <text:p text:style-name="Standard">:</text:p>
      <text:p text:style-name="Standard">[object Object]</text:p>
      <text:p text:style-name="Standard">getObject(*)</text:p>
      <text:p text:style-name="Standard">[3]</text:p>
      <text:p text:style-name="Standard">0</text:p>
      <text:p text:style-name="Standard">:</text:p>
      <text:p text:style-name="Standard">local playerVehicle = be:getObject(0)</text:p>
      <text:p text:style-name="Standard">1</text:p>
      <text:p text:style-name="Standard">:</text:p>
      <text:p text:style-name="Standard">local vid = be:getObject(i):getID()</text:p>
      <text:p text:style-name="Standard">2</text:p>
      <text:p text:style-name="Standard">:</text:p>
      <text:p text:style-name="Standard">local v = be:getObject(i)</text:p>
      <text:p text:style-name="Standard">getObjectByID(*)</text:p>
      <text:p text:style-name="Standard">[3]</text:p>
      <text:p text:style-name="Standard">0</text:p>
      <text:p text:style-name="Standard">:</text:p>
      <text:p text:style-name="Standard">local oldVehicle = be:getObjectByID(oldId)</text:p>
      <text:p text:style-name="Standard">1</text:p>
      <text:p text:style-name="Standard">:</text:p>
      <text:p text:style-name="Standard">local newVehicle = be:getObjectByID(newId)</text:p>
      <text:p text:style-name="Standard">2</text:p>
      <text:p text:style-name="Standard">:</text:p>
      <text:p text:style-name="Standard">local oldVehicle = be:getObjectByID(oldId)</text:p>
      <text:p text:style-name="Standard">getObjectCount(*)</text:p>
      <text:p text:style-name="Standard">[3]</text:p>
      <text:p text:style-name="Standard">0</text:p>
      <text:p text:style-name="Standard">:</text:p>
      <text:p text:style-name="Standard">for i=0, be:getObjectCount()-1 do</text:p>
      <text:p text:style-name="Standard">1</text:p>
      <text:p text:style-name="Standard">:</text:p>
      <text:p text:style-name="Standard">local vehCount = be:getObjectCount()</text:p>
      <text:p text:style-name="Standard">2</text:p>
      <text:p text:style-name="Standard">:</text:p>
      <text:p text:style-name="Standard">for i = 0, be:getObjectCount()-1 do</text:p>
      <text:p text:style-name="Standard">getPhysicsDeterministic(*)</text:p>
      <text:p text:style-name="Standard">:</text:p>
      <text:p text:style-name="Standard">[object Object]</text:p>
      <text:p text:style-name="Standard">getPhysicsRunning(*)</text:p>
      <text:p text:style-name="Standard">:</text:p>
      <text:p text:style-name="Standard">[object Object]</text:p>
      <text:p text:style-name="Standard">getPhysicsSpeedFactor(*)</text:p>
      <text:p text:style-name="Standard">:</text:p>
      <text:p text:style-name="Standard">[object Object]</text:p>
      <text:p text:style-name="Standard">getPlayerVehicle(*)</text:p>
      <text:p text:style-name="Standard">[3]</text:p>
      <text:p text:style-name="Standard">0</text:p>
      <text:p text:style-name="Standard">:</text:p>
      <text:p text:style-name="Standard">fromPos:set(vec3(be:getPlayerVehicle(0):getPosition()))</text:p>
      <text:p text:style-name="Standard">1</text:p>
      <text:p text:style-name="Standard">:</text:p>
      <text:p text:style-name="Standard">if be:getPlayerVehicle(0) then</text:p>
      <text:p text:style-name="Standard"><text:soft-page-break/>2</text:p>
      <text:p text:style-name="Standard">:</text:p>
      <text:p text:style-name="Standard">local idx, dist = route:trackVehicle(be:getPlayerVehicle(0))</text:p>
      <text:p text:style-name="Standard">getPlayerVehicleID(*)</text:p>
      <text:p text:style-name="Standard">[3]</text:p>
      <text:p text:style-name="Standard">0</text:p>
      <text:p text:style-name="Standard">:</text:p>
      <text:p text:style-name="Standard">local vid = be:getPlayerVehicleID(player)</text:p>
      <text:p text:style-name="Standard">1</text:p>
      <text:p text:style-name="Standard">:</text:p>
      <text:p text:style-name="Standard">local vid = be:getPlayerVehicleID(player)</text:p>
      <text:p text:style-name="Standard">2</text:p>
      <text:p text:style-name="Standard">:</text:p>
      <text:p text:style-name="Standard">local vid = be:getPlayerVehicleID(0)</text:p>
      <text:p text:style-name="Standard">getSimulationTimeScale(*)</text:p>
      <text:p text:style-name="Standard">[1]</text:p>
      <text:p text:style-name="Standard">0</text:p>
      <text:p text:style-name="Standard">:</text:p>
      <text:p text:style-name="Standard">local simulationSpeed_smooth = newTemporalSigmoidSmoothing(20, 10, 3, 20, be:getSimulationTimeScale())</text:p>
      <text:p text:style-name="Standard">getSurfaceHeightBelow(*)</text:p>
      <text:p text:style-name="Standard">[3]</text:p>
      <text:p text:style-name="Standard">0</text:p>
      <text:p text:style-name="Standard">:</text:p>
      <text:p text:style-name="Standard">p1.z = be:getSurfaceHeightBelow(posf3)</text:p>
      <text:p text:style-name="Standard">1</text:p>
      <text:p text:style-name="Standard">:</text:p>
      <text:p text:style-name="Standard">p2.z = be:getSurfaceHeightBelow(posf3)</text:p>
      <text:p text:style-name="Standard">2</text:p>
      <text:p text:style-name="Standard">:</text:p>
      <text:p text:style-name="Standard">p3.z = be:getSurfaceHeightBelow(posf3)</text:p>
      <text:p text:style-name="Standard">getTerrainDrivability(*)</text:p>
      <text:p text:style-name="Standard">[1]</text:p>
      <text:p text:style-name="Standard">0</text:p>
      <text:p text:style-name="Standard">:</text:p>
      <text:p text:style-name="Standard">nodeDrivabilities[k] = be:getTerrainDrivability(posf3, n.radius)</text:p>
      <text:p text:style-name="Standard">getWorkingDirectory(*)</text:p>
      <text:p text:style-name="Standard">:</text:p>
      <text:p text:style-name="Standard">[object Object]</text:p>
      <text:p text:style-name="Standard">isBlockedByFirewall(*)</text:p>
      <text:p text:style-name="Standard">:</text:p>
      <text:p text:style-name="Standard">[object Object]</text:p>
      <text:p text:style-name="Standard">loadTireMarks(*)</text:p>
      <text:p text:style-name="Standard">:</text:p>
      <text:p text:style-name="Standard">[object Object]</text:p>
      <text:p text:style-name="Standard">makeRelativePath(*)</text:p>
      <text:p text:style-name="Standard">:</text:p>
      <text:p text:style-name="Standard">[object Object]</text:p>
      <text:p text:style-name="Standard">physicsDestroyWorld(*)</text:p>
      <text:p text:style-name="Standard">[1]</text:p>
      <text:p text:style-name="Standard">0</text:p>
      <text:p text:style-name="Standard">:</text:p>
      <text:p text:style-name="Standard">be:physicsDestroyWorld()</text:p>
      <text:p text:style-name="Standard">physicsInitWorld(*)</text:p>
      <text:p text:style-name="Standard">[1]</text:p>
      <text:p text:style-name="Standard"><text:soft-page-break/>0</text:p>
      <text:p text:style-name="Standard">:</text:p>
      <text:p text:style-name="Standard">be:physicsInitWorld()</text:p>
      <text:p text:style-name="Standard">physicsStartSimulation(*)</text:p>
      <text:p text:style-name="Standard">[2]</text:p>
      <text:p text:style-name="Standard">0</text:p>
      <text:p text:style-name="Standard">:</text:p>
      <text:p text:style-name="Standard">be:physicsStartSimulation()</text:p>
      <text:p text:style-name="Standard">1</text:p>
      <text:p text:style-name="Standard">:</text:p>
      <text:p text:style-name="Standard">be:physicsStartSimulation()</text:p>
      <text:p text:style-name="Standard">physicsStep(*)</text:p>
      <text:p text:style-name="Standard">:</text:p>
      <text:p text:style-name="Standard">[object Object]</text:p>
      <text:p text:style-name="Standard">physicsStopSimulation(*)</text:p>
      <text:p text:style-name="Standard">[2]</text:p>
      <text:p text:style-name="Standard">0</text:p>
      <text:p text:style-name="Standard">:</text:p>
      <text:p text:style-name="Standard">be:physicsStopSimulation()</text:p>
      <text:p text:style-name="Standard">1</text:p>
      <text:p text:style-name="Standard">:</text:p>
      <text:p text:style-name="Standard">be:physicsStopSimulation()</text:p>
      <text:p text:style-name="Standard">queueAllObjectLua(*)</text:p>
      <text:p text:style-name="Standard">[3]</text:p>
      <text:p text:style-name="Standard">0</text:p>
      <text:p text:style-name="Standard">:</text:p>
      <text:p text:style-name="Standard">be:queueAllObjectLua("obj:setGravity("..grav..")")</text:p>
      <text:p text:style-name="Standard">1</text:p>
      <text:p text:style-name="Standard">:</text:p>
      <text:p text:style-name="Standard">be:queueAllObjectLua('obj:queueGameEngineLua("extensions.hook(\\"onVehicleSubmitInfo\\","..tostring(objectId)..","..serialize(ai.scriptState())..")")')</text:p>
      <text:p text:style-name="Standard">2</text:p>
      <text:p text:style-name="Standard">:</text:p>
      <text:p text:style-name="Standard">be:queueAllObjectLua('onSettingsChanged()')</text:p>
      <text:p text:style-name="Standard">queueAllObjectLuaExcept(*)</text:p>
      <text:p text:style-name="Standard">:</text:p>
      <text:p text:style-name="Standard">[object Object]</text:p>
      <text:p text:style-name="Standard">queueHookJS(*)</text:p>
      <text:p text:style-name="Standard">:</text:p>
      <text:p text:style-name="Standard">[object Object]</text:p>
      <text:p text:style-name="Standard">queueStreamDataJS(*)</text:p>
      <text:p text:style-name="Standard">:</text:p>
      <text:p text:style-name="Standard">[object Object]</text:p>
      <text:p text:style-name="Standard">reloadAllVehicles(*)</text:p>
      <text:p text:style-name="Standard">[2]</text:p>
      <text:p text:style-name="Standard">0</text:p>
      <text:p text:style-name="Standard">:</text:p>
      <text:p text:style-name="Standard">be:reloadAllVehicles()</text:p>
      <text:p text:style-name="Standard">1</text:p>
      <text:p text:style-name="Standard">:</text:p>
      <text:p text:style-name="Standard">be:reloadAllVehicles()</text:p>
      <text:p text:style-name="Standard">reloadCollision(*)</text:p>
      <text:p text:style-name="Standard">[3]</text:p>
      <text:p text:style-name="Standard">0</text:p>
      <text:p text:style-name="Standard">:</text:p>
      <text:p text:style-name="Standard"><text:soft-page-break/>be:reloadCollision()</text:p>
      <text:p text:style-name="Standard">1</text:p>
      <text:p text:style-name="Standard">:</text:p>
      <text:p text:style-name="Standard">be:reloadCollision()</text:p>
      <text:p text:style-name="Standard">2</text:p>
      <text:p text:style-name="Standard">:</text:p>
      <text:p text:style-name="Standard">be:reloadCollision()</text:p>
      <text:p text:style-name="Standard">reloadStaticCollision(*)</text:p>
      <text:p text:style-name="Standard">:</text:p>
      <text:p text:style-name="Standard">[object Object]</text:p>
      <text:p text:style-name="Standard">reloadVehicle(*)</text:p>
      <text:p text:style-name="Standard">[1]</text:p>
      <text:p text:style-name="Standard">0</text:p>
      <text:p text:style-name="Standard">:</text:p>
      <text:p text:style-name="Standard">be:reloadVehicle(playerId)</text:p>
      <text:p text:style-name="Standard">resetAll(*)</text:p>
      <text:p text:style-name="Standard">:</text:p>
      <text:p text:style-name="Standard">[object Object]</text:p>
      <text:p text:style-name="Standard">resetGroundModels(*)</text:p>
      <text:p text:style-name="Standard">[1]</text:p>
      <text:p text:style-name="Standard">0</text:p>
      <text:p text:style-name="Standard">:</text:p>
      <text:p text:style-name="Standard">be:resetGroundModels()</text:p>
      <text:p text:style-name="Standard">resetTireMarks(*)</text:p>
      <text:p text:style-name="Standard">:</text:p>
      <text:p text:style-name="Standard">[object Object]</text:p>
      <text:p text:style-name="Standard">resetVehicle(*)</text:p>
      <text:p text:style-name="Standard">[3]</text:p>
      <text:p text:style-name="Standard">0</text:p>
      <text:p text:style-name="Standard">:</text:p>
      <text:p text:style-name="Standard">be:resetVehicle(playerID)</text:p>
      <text:p text:style-name="Standard">1</text:p>
      <text:p text:style-name="Standard">:</text:p>
      <text:p text:style-name="Standard">be:resetVehicle(playerID)</text:p>
      <text:p text:style-name="Standard">2</text:p>
      <text:p text:style-name="Standard">:</text:p>
      <text:p text:style-name="Standard">be:resetVehicle(0)</text:p>
      <text:p text:style-name="Standard">saveTireMarks(*)</text:p>
      <text:p text:style-name="Standard">:</text:p>
      <text:p text:style-name="Standard">[object Object]</text:p>
      <text:p text:style-name="Standard">setDynamicCollisionEnabled(*)</text:p>
      <text:p text:style-name="Standard">[3]</text:p>
      <text:p text:style-name="Standard">0</text:p>
      <text:p text:style-name="Standard">:</text:p>
      <text:p text:style-name="Standard">be:setDynamicCollisionEnabled(true)</text:p>
      <text:p text:style-name="Standard">1</text:p>
      <text:p text:style-name="Standard">:</text:p>
      <text:p text:style-name="Standard">be:setDynamicCollisionEnabled(not disableDynamicCollision)</text:p>
      <text:p text:style-name="Standard">2</text:p>
      <text:p text:style-name="Standard">:</text:p>
      <text:p text:style-name="Standard">be:setDynamicCollisionEnabled(not values.disableDynamicCollision)</text:p>
      <text:p text:style-name="Standard">setEnabled(*)</text:p>
      <text:p text:style-name="Standard">[1]</text:p>
      <text:p text:style-name="Standard">0</text:p>
      <text:p text:style-name="Standard"><text:soft-page-break/>:</text:p>
      <text:p text:style-name="Standard">be:setEnabled(not paused)</text:p>
      <text:p text:style-name="Standard">setGroundModel(*)</text:p>
      <text:p text:style-name="Standard">[3]</text:p>
      <text:p text:style-name="Standard">0</text:p>
      <text:p text:style-name="Standard">:</text:p>
      <text:p text:style-name="Standard">be:setGroundModel(newName, gm)</text:p>
      <text:p text:style-name="Standard">1</text:p>
      <text:p text:style-name="Standard">:</text:p>
      <text:p text:style-name="Standard">be:setGroundModel(name, gm.data)</text:p>
      <text:p text:style-name="Standard">2</text:p>
      <text:p text:style-name="Standard">:</text:p>
      <text:p text:style-name="Standard">be:setGroundModel(alias, gm.data)</text:p>
      <text:p text:style-name="Standard">setPhysicsDeterministic(*)</text:p>
      <text:p text:style-name="Standard">:</text:p>
      <text:p text:style-name="Standard">[object Object]</text:p>
      <text:p text:style-name="Standard">setPhysicsRunning(*)</text:p>
      <text:p text:style-name="Standard">:</text:p>
      <text:p text:style-name="Standard">[object Object]</text:p>
      <text:p text:style-name="Standard">setPhysicsSpeedFactor(*)</text:p>
      <text:p text:style-name="Standard">[3]</text:p>
      <text:p text:style-name="Standard">0</text:p>
      <text:p text:style-name="Standard">:</text:p>
      <text:p text:style-name="Standard">be:setPhysicsSpeedFactor(2)</text:p>
      <text:p text:style-name="Standard">1</text:p>
      <text:p text:style-name="Standard">:</text:p>
      <text:p text:style-name="Standard">be:setPhysicsSpeedFactor(2)</text:p>
      <text:p text:style-name="Standard">2</text:p>
      <text:p text:style-name="Standard">:</text:p>
      <text:p text:style-name="Standard">be:setPhysicsSpeedFactor(1)</text:p>
      <text:p text:style-name="Standard">setSeaLevelTemperatureK(*)</text:p>
      <text:p text:style-name="Standard">[1]</text:p>
      <text:p text:style-name="Standard">0</text:p>
      <text:p text:style-name="Standard">:</text:p>
      <text:p text:style-name="Standard">be:setSeaLevelTemperatureK(tempK)</text:p>
      <text:p text:style-name="Standard">setSimulationTimeScale(*)</text:p>
      <text:p text:style-name="Standard">[1]</text:p>
      <text:p text:style-name="Standard">0</text:p>
      <text:p text:style-name="Standard">:</text:p>
      <text:p text:style-name="Standard">be:setSimulationTimeScale(realSpeed)</text:p>
      <text:p text:style-name="Standard">setThreadingLayout(*)</text:p>
      <text:p text:style-name="Standard">:</text:p>
      <text:p text:style-name="Standard">[object Object]</text:p>
      <text:p text:style-name="Standard">sfxGetAvailableDevices(*)</text:p>
      <text:p text:style-name="Standard">[1]</text:p>
      <text:p text:style-name="Standard">0</text:p>
      <text:p text:style-name="Standard">:</text:p>
      <text:p text:style-name="Standard">local deviceList = be:sfxGetAvailableDevices()</text:p>
      <text:p text:style-name="Standard">toggleEnabled(*)</text:p>
      <text:p text:style-name="Standard">[1]</text:p>
      <text:p text:style-name="Standard">0</text:p>
      <text:p text:style-name="Standard">:</text:p>
      <text:p text:style-name="Standard">be:toggleEnabled()</text:p>
      <text:p text:style-name="Standard">triggerRaycastClosest(*)</text:p>
      <text:p text:style-name="Standard"><text:soft-page-break/>[2]</text:p>
      <text:p text:style-name="Standard">0</text:p>
      <text:p text:style-name="Standard">:</text:p>
      <text:p text:style-name="Standard">be:triggerRaycastClosest(cursorVisible)</text:p>
      <text:p text:style-name="Standard">1</text:p>
      <text:p text:style-name="Standard">:</text:p>
      <text:p text:style-name="Standard">hit = be:triggerRaycastClosest(cursorVisible)</text:p>
      <text:p text:style-name="Standard">beamng_appname</text:p>
      <text:p text:style-name="Standard">[2]</text:p>
      <text:p text:style-name="Standard">0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1</text:p>
      <text:p text:style-name="Standard">:</text:p>
      <text:p text:style-name="Standard">versionInfo['beamng_appname'] = beamng_appname</text:p>
      <text:p text:style-name="Standard">beamng_arch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2</text:p>
      <text:p text:style-name="Standard">:</text:p>
      <text:p text:style-name="Standard">versionInfo['beamng_arch'] = beamng_arch</text:p>
      <text:p text:style-name="Standard">beamng_buildinfo</text:p>
      <text:p text:style-name="Standard">[3]</text:p>
      <text:p text:style-name="Standard">0</text:p>
      <text:p text:style-name="Standard">:</text:p>
      <text:p text:style-name="Standard">versionInfo['beamng_buildinfo'] = beamng_buildinfo</text:p>
      <text:p text:style-name="Standard">1</text:p>
      <text:p text:style-name="Standard">:</text:p>
      <text:p text:style-name="Standard">buildinfo = beamng_buildinfo,</text:p>
      <text:p text:style-name="Standard">2</text:p>
      <text:p text:style-name="Standard">:</text:p>
      <text:p text:style-name="Standard">table.insert(c, '# ' .. beamng_buildinfo .. '\r\n')</text:p>
      <text:p text:style-name="Standard">beamng_buildnumber</text:p>
      <text:p text:style-name="Standard">[2]</text:p>
      <text:p text:style-name="Standard">0</text:p>
      <text:p text:style-name="Standard">:</text:p>
      <text:p text:style-name="Standard">versionInfo['beamng_buildnumber'] = beamng_buildnumber</text:p>
      <text:p text:style-name="Standard">1</text:p>
      <text:p text:style-name="Standard">:</text:p>
      <text:p text:style-name="Standard">buildnumber = beamng_buildnumber,</text:p>
      <text:p text:style-name="Standard">beamng_buildtype</text:p>
      <text:p text:style-name="Standard">[3]</text:p>
      <text:p text:style-name="Standard">0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1</text:p>
      <text:p text:style-name="Standard">:</text:p>
      <text:p text:style-name="Standard">versionInfo['beamng_buildtype'] = beamng_buildtype</text:p>
      <text:p text:style-name="Standard">2</text:p>
      <text:p text:style-name="Standard"><text:soft-page-break/>:</text:p>
      <text:p text:style-name="Standard">buildtype = beamng_buildtype,</text:p>
      <text:p text:style-name="Standard">beamng_version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versionInfo['beamng_versionb'] = beamng_versionb</text:p>
      <text:p text:style-name="Standard">2</text:p>
      <text:p text:style-name="Standard">:</text:p>
      <text:p text:style-name="Standard">versionInfo['beamng_versiond'] = beamng_versiond</text:p>
      <text:p text:style-name="Standard">beamng_versionb</text:p>
      <text:p text:style-name="Standard">[2]</text:p>
      <text:p text:style-name="Standard">0</text:p>
      <text:p text:style-name="Standard">:</text:p>
      <text:p text:style-name="Standard">versionInfo['beamng_versionb'] = beamng_versionb</text:p>
      <text:p text:style-name="Standard">1</text:p>
      <text:p text:style-name="Standard">:</text:p>
      <text:p text:style-name="Standard">versionb = beamng_versionb,</text:p>
      <text:p text:style-name="Standard">beamng_versiond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versionInfo['beamng_versiond'] = beamng_versiond</text:p>
      <text:p text:style-name="Standard">2</text:p>
      <text:p text:style-name="Standard">:</text:p>
      <text:p text:style-name="Standard">versiond = beamng_versiond,</text:p>
      <text:p text:style-name="Standard">beamng_windowtitle</text:p>
      <text:p text:style-name="Standard">[3]</text:p>
      <text:p text:style-name="Standard">0</text:p>
      <text:p text:style-name="Standard">:</text:p>
      <text:p text:style-name="Standard">versionInfo['beamng_windowtitle'] = beamng_windowtitle</text:p>
      <text:p text:style-name="Standard">1</text:p>
      <text:p text:style-name="Standard">:</text:p>
      <text:p text:style-name="Standard">local internal = not shipping_build or not string.match(beamng_windowtitle, "RELEASE")</text:p>
      <text:p text:style-name="Standard">2</text:p>
      <text:p text:style-name="Standard">:</text:p>
      <text:p text:style-name="Standard">Steam.setRichPresence('status', beamng_windowtitle)</text:p>
      <text:p text:style-name="Standard">bit</text:p>
      <text:p text:style-name="Standard">{12}</text:p>
      <text:p text:style-name="Standard">arshift(*)</text:p>
      <text:p text:style-name="Standard">:</text:p>
      <text:p text:style-name="Standard">[object Object]</text:p>
      <text:p text:style-name="Standard">band(*)</text:p>
      <text:p text:style-name="Standard">[3]</text:p>
      <text:p text:style-name="Standard">0</text:p>
      <text:p text:style-name="Standard">:</text:p>
      <text:p text:style-name="Standard">if bit.band(io.ConfigFlags, imgui.ConfigFlags_DockingEnable) ~= 0 then</text:p>
      <text:p text:style-name="Standard">1</text:p>
      <text:p text:style-name="Standard"><text:soft-page-break/>:</text:p>
      <text:p text:style-name="Standard">if bit.band(extra_flags, imgui.InputTextFlags_EnterReturnsTrue) ~= 0 then</text:p>
      <text:p text:style-name="Standard">2</text:p>
      <text:p text:style-name="Standard">:</text:p>
      <text:p text:style-name="Standard">if bit.band(extra_flags, imgui.InputTextFlags_EnterReturnsTrue) ~= 0 then</text:p>
      <text:p text:style-name="Standard">bnot(*)</text:p>
      <text:p text:style-name="Standard">[3]</text:p>
      <text:p text:style-name="Standard">0</text:p>
      <text:p text:style-name="Standard">:</text:p>
      <text:p text:style-name="Standard">var.flags[0] = bit.band(var.flags[1], bit.bnot(bit.tobit(im.ComboFlags_NoPreview)))</text:p>
      <text:p text:style-name="Standard">1</text:p>
      <text:p text:style-name="Standard">:</text:p>
      <text:p text:style-name="Standard">var.flags[0] = bit.band(tonumber(var.flags[1]), bit.bnot(bit.tobit(im.ComboFlags_NoArrowButton)))</text:p>
      <text:p text:style-name="Standard">2</text:p>
      <text:p text:style-name="Standard">:</text:p>
      <text:p text:style-name="Standard">defaultFlags = bit.band(defaultFlags, bit.bnot(SOTStaticShape))</text:p>
      <text:p text:style-name="Standard">bor(*)</text:p>
      <text:p text:style-name="Standard">[3]</text:p>
      <text:p text:style-name="Standard">0</text:p>
      <text:p text:style-name="Standard">:</text:p>
      <text:p text:style-name="Standard">editor.editModes[editModeName].auxShortcuts[bit.bor(editor.AuxControl_LMB, editor.AuxControl_Shift)] = "Only Add"</text:p>
      <text:p text:style-name="Standard">1</text:p>
      <text:p text:style-name="Standard">:</text:p>
      <text:p text:style-name="Standard">editor.editModes[editModeName].auxShortcuts[bit.bor(editor.AuxControl_LMB, editor.AuxControl_Alt)] = "Only Remove"</text:p>
      <text:p text:style-name="Standard">2</text:p>
      <text:p text:style-name="Standard">:</text:p>
      <text:p text:style-name="Standard">editor.editModes.camPathEditMode.auxShortcuts[bit.bor(editor.AuxControl_LMB, editor.AuxControl_Shift)] = "Add new marker"</text:p>
      <text:p text:style-name="Standard">bswap(*)</text:p>
      <text:p text:style-name="Standard">:</text:p>
      <text:p text:style-name="Standard">[object Object]</text:p>
      <text:p text:style-name="Standard">bxor(*)</text:p>
      <text:p text:style-name="Standard">[3]</text:p>
      <text:p text:style-name="Standard">0</text:p>
      <text:p text:style-name="Standard">:</text:p>
      <text:p text:style-name="Standard">bit.bxor(selection_mask, bit.lshift(1, var.node_clicked))</text:p>
      <text:p text:style-name="Standard">1</text:p>
      <text:p text:style-name="Standard">:</text:p>
      <text:p text:style-name="Standard">if x &gt; 0 then var.selected_4[i - 1] = bit.bxor(var.selected_4[i - 1] and 1 or 0, 1)</text:p>
      <text:p text:style-name="Standard">2</text:p>
      <text:p text:style-name="Standard">:</text:p>
      <text:p text:style-name="Standard">if x &lt; 3 then var.selected_4[i + 1] = bit.bxor(var.selected_4[i - 1] and 1 or 0, 1)</text:p>
      <text:p text:style-name="Standard">lshift(*)</text:p>
      <text:p text:style-name="Standard">[3]</text:p>
      <text:p text:style-name="Standard">0</text:p>
      <text:p text:style-name="Standard">:</text:p>
      <text:p text:style-name="Standard">local selection_mask = bit.lshift(1, 2)</text:p>
      <text:p text:style-name="Standard">1</text:p>
      <text:p text:style-name="Standard">:</text:p>
      <text:p text:style-name="Standard">bit.bxor(selection_mask, bit.lshift(1, var.node_clicked))</text:p>
      <text:p text:style-name="Standard">2</text:p>
      <text:p text:style-name="Standard">:</text:p>
      <text:p text:style-name="Standard">selection_mask = bit.lshift(1, var.node_clicked)</text:p>
      <text:p text:style-name="Standard">rol(*)</text:p>
      <text:p text:style-name="Standard">:</text:p>
      <text:p text:style-name="Standard"><text:soft-page-break/>[object Object]</text:p>
      <text:p text:style-name="Standard">ror(*)</text:p>
      <text:p text:style-name="Standard">:</text:p>
      <text:p text:style-name="Standard">[object Object]</text:p>
      <text:p text:style-name="Standard">rshift(*)</text:p>
      <text:p text:style-name="Standard">:</text:p>
      <text:p text:style-name="Standard">[object Object]</text:p>
      <text:p text:style-name="Standard">tobit(*)</text:p>
      <text:p text:style-name="Standard">[2]</text:p>
      <text:p text:style-name="Standard">0</text:p>
      <text:p text:style-name="Standard">:</text:p>
      <text:p text:style-name="Standard">var.flags[0] = bit.band(var.flags[1], bit.bnot(bit.tobit(im.ComboFlags_NoPreview)))</text:p>
      <text:p text:style-name="Standard">1</text:p>
      <text:p text:style-name="Standard">:</text:p>
      <text:p text:style-name="Standard">var.flags[0] = bit.band(tonumber(var.flags[1]), bit.bnot(bit.tobit(im.ComboFlags_NoArrowButton)))</text:p>
      <text:p text:style-name="Standard">tohex(*)</text:p>
      <text:p text:style-name="Standard">:</text:p>
      <text:p text:style-name="Standard">[object Object]</text:p>
      <text:p text:style-name="Standard">bullettime</text:p>
      <text:p text:style-name="Standard">{14}</text:p>
      <text:p text:style-name="Standard">selectionSlot</text:p>
      <text:p text:style-name="Standard">:</text:p>
      <text:p text:style-name="Standard">[object Object]</text:p>
      <text:p text:style-name="Standard">simulationSpeed</text:p>
      <text:p text:style-name="Standard">:</text:p>
      <text:p text:style-name="Standard">[object Object]</text:p>
      <text:p text:style-name="Standard">simulationSpeedReal</text:p>
      <text:p text:style-name="Standard">:</text:p>
      <text:p text:style-name="Standard">[object Object]</text:p>
      <text:p text:style-name="Standard">get()</text:p>
      <text:p text:style-name="Standard">[3]</text:p>
      <text:p text:style-name="Standard">0</text:p>
      <text:p text:style-name="Standard">:</text:p>
      <text:p text:style-name="Standard">if bullettime.get() &gt; 1/8 then bullettime.set(1/8)</text:p>
      <text:p text:style-name="Standard">1</text:p>
      <text:p text:style-name="Standard">:</text:p>
      <text:p text:style-name="Standard">if bullettime.get() &gt; 1/8 then bullettime.set(1/8)</text:p>
      <text:p text:style-name="Standard">2</text:p>
      <text:p text:style-name="Standard">:</text:p>
      <text:p text:style-name="Standard">if bullettime.get() &gt; 1/8 then bullettime.set(1/8)</text:p>
      <text:p text:style-name="Standard">getPause()</text:p>
      <text:p text:style-name="Standard">[2]</text:p>
      <text:p text:style-name="Standard">0</text:p>
      <text:p text:style-name="Standard">:</text:p>
      <text:p text:style-name="Standard">axisGizmoEventState.bulletTimePaused = bullettime.getPause()</text:p>
      <text:p text:style-name="Standard">1</text:p>
      <text:p text:style-name="Standard">:</text:p>
      <text:p text:style-name="Standard">if scenario.raceState == 'racing' and scenario.timerActive and not bullettime.getPause() then</text:p>
      <text:p text:style-name="Standard">getReal()</text:p>
      <text:p text:style-name="Standard">:</text:p>
      <text:p text:style-name="Standard">[object Object]</text:p>
      <text:p text:style-name="Standard">pause(paused)</text:p>
      <text:p text:style-name="Standard">[3]</text:p>
      <text:p text:style-name="Standard">0</text:p>
      <text:p text:style-name="Standard"><text:soft-page-break/>:</text:p>
      <text:p text:style-name="Standard">bullettime.pause(false)</text:p>
      <text:p text:style-name="Standard">1</text:p>
      <text:p text:style-name="Standard">:</text:p>
      <text:p text:style-name="Standard">bullettime.pause(true)</text:p>
      <text:p text:style-name="Standard">2</text:p>
      <text:p text:style-name="Standard">:</text:p>
      <text:p text:style-name="Standard">bullettime.pause(false)</text:p>
      <text:p text:style-name="Standard">reportSpeed(speed, simplified)</text:p>
      <text:p text:style-name="Standard">[1]</text:p>
      <text:p text:style-name="Standard">0</text:p>
      <text:p text:style-name="Standard">:</text:p>
      <text:p text:style-name="Standard">bullettime.reportSpeed(newSpeed)</text:p>
      <text:p text:style-name="Standard">requestValue()</text:p>
      <text:p text:style-name="Standard">:</text:p>
      <text:p text:style-name="Standard">[object Object]</text:p>
      <text:p text:style-name="Standard">selectPreset(val)</text:p>
      <text:p text:style-name="Standard">:</text:p>
      <text:p text:style-name="Standard">[object Object]</text:p>
      <text:p text:style-name="Standard">set(val)</text:p>
      <text:p text:style-name="Standard">[3]</text:p>
      <text:p text:style-name="Standard">0</text:p>
      <text:p text:style-name="Standard">:</text:p>
      <text:p text:style-name="Standard">bullettime.set(1/100)</text:p>
      <text:p text:style-name="Standard">1</text:p>
      <text:p text:style-name="Standard">:</text:p>
      <text:p text:style-name="Standard">bullettime.set(1)</text:p>
      <text:p text:style-name="Standard">2</text:p>
      <text:p text:style-name="Standard">:</text:p>
      <text:p text:style-name="Standard">bullettime.set(1)</text:p>
      <text:p text:style-name="Standard">setInstant(val)</text:p>
      <text:p text:style-name="Standard">:</text:p>
      <text:p text:style-name="Standard">[object Object]</text:p>
      <text:p text:style-name="Standard">togglePause()</text:p>
      <text:p text:style-name="Standard">:</text:p>
      <text:p text:style-name="Standard">[object Object]</text:p>
      <text:p text:style-name="Standard">update()</text:p>
      <text:p text:style-name="Standard">[1]</text:p>
      <text:p text:style-name="Standard">0</text:p>
      <text:p text:style-name="Standard">:</text:p>
      <text:p text:style-name="Standard">bullettime.update(dtReal)</text:p>
      <text:p text:style-name="Standard">campaign_campaignsLoader</text:p>
      <text:p text:style-name="Standard">{10}</text:p>
      <text:p text:style-name="Standard">campaignModules</text:p>
      <text:p text:style-name="Standard">:</text:p>
      <text:p text:style-name="Standard">[object Object]</text:p>
      <text:p text:style-name="Standard">checkSaveExists(title, savesEnabled)</text:p>
      <text:p text:style-name="Standard">[2]</text:p>
      <text:p text:style-name="Standard">0</text:p>
      <text:p text:style-name="Standard">:</text:p>
      <text:p text:style-name="Standard">local campaignSaveFilename = campaign_campaignsLoader.checkSaveExists(processedCampaign.meta.title, processedCampaign.meta.enableSaves)</text:p>
      <text:p text:style-name="Standard">1</text:p>
      <text:p text:style-name="Standard">:</text:p>
      <text:p text:style-name="Standard">local filename = campaign_campaignsLoader.checkSaveExists(campaign.meta.title, campaign.meta.enableSaves)</text:p>
      <text:p text:style-name="Standard"><text:soft-page-break/>getCampaignFilenames()</text:p>
      <text:p text:style-name="Standard">:</text:p>
      <text:p text:style-name="Standard">[object Object]</text:p>
      <text:p text:style-name="Standard">getCampaignScenarios()</text:p>
      <text:p text:style-name="Standard">:</text:p>
      <text:p text:style-name="Standard">[object Object]</text:p>
      <text:p text:style-name="Standard">getList()</text:p>
      <text:p text:style-name="Standard">:</text:p>
      <text:p text:style-name="Standard">[object Object]</text:p>
      <text:p text:style-name="Standard">resumeSavedCampaign(campaign, saveFilename)</text:p>
      <text:p text:style-name="Standard">[1]</text:p>
      <text:p text:style-name="Standard">0</text:p>
      <text:p text:style-name="Standard">:</text:p>
      <text:p text:style-name="Standard">campaign_campaignsLoader.resumeSavedCampaign(processedCampaign, campaignSaveFilename)</text:p>
      <text:p text:style-name="Standard">saveCampaign(campaign)</text:p>
      <text:p text:style-name="Standard">[2]</text:p>
      <text:p text:style-name="Standard">0</text:p>
      <text:p text:style-name="Standard">:</text:p>
      <text:p text:style-name="Standard">campaign_campaignsLoader.saveCampaign(campaign)</text:p>
      <text:p text:style-name="Standard">1</text:p>
      <text:p text:style-name="Standard">:</text:p>
      <text:p text:style-name="Standard">campaign_campaignsLoader.saveCampaign(campaign)</text:p>
      <text:p text:style-name="Standard">splitFieldByToken(field, token)</text:p>
      <text:p text:style-name="Standard">[2]</text:p>
      <text:p text:style-name="Standard">0</text:p>
      <text:p text:style-name="Standard">:</text:p>
      <text:p text:style-name="Standard">local startingLocationParts = campaign_campaignsLoader.splitFieldByToken(campaign.state.currentLocation, '.')</text:p>
      <text:p text:style-name="Standard">1</text:p>
      <text:p text:style-name="Standard">:</text:p>
      <text:p text:style-name="Standard">local entryPointParts = campaign_campaignsLoader.splitFieldByToken(locationData.info.entryPoint, '.')</text:p>
      <text:p text:style-name="Standard">start(newCampaign, endCallback)</text:p>
      <text:p text:style-name="Standard">:</text:p>
      <text:p text:style-name="Standard">[object Object]</text:p>
      <text:p text:style-name="Standard">startByFolder(path, endCallback)</text:p>
      <text:p text:style-name="Standard">:</text:p>
      <text:p text:style-name="Standard">[object Object]</text:p>
      <text:p text:style-name="Standard">commands</text:p>
      <text:p text:style-name="Standard">{23}</text:p>
      <text:p text:style-name="Standard">changeCameraSpeed(val)</text:p>
      <text:p text:style-name="Standard">:</text:p>
      <text:p text:style-name="Standard">[object Object]</text:p>
      <text:p text:style-name="Standard">dropCameraAtPlayer()</text:p>
      <text:p text:style-name="Standard">:</text:p>
      <text:p text:style-name="Standard">[object Object]</text:p>
      <text:p text:style-name="Standard">dropPlayerAtCamera()</text:p>
      <text:p text:style-name="Standard">:</text:p>
      <text:p text:style-name="Standard">[object Object]</text:p>
      <text:p text:style-name="Standard">getCamera(game)</text:p>
      <text:p text:style-name="Standard">:</text:p>
      <text:p text:style-name="Standard">[object Object]</text:p>
      <text:p text:style-name="Standard">getCameraTransformJson()</text:p>
      <text:p text:style-name="Standard">[1]</text:p>
      <text:p text:style-name="Standard">0</text:p>
      <text:p text:style-name="Standard">:</text:p>
      <text:p text:style-name="Standard"><text:soft-page-break/>ffi.copy(camTransfrom, commands.getCameraTransformJson())</text:p>
      <text:p text:style-name="Standard">getFreeCamera(game)</text:p>
      <text:p text:style-name="Standard">[3]</text:p>
      <text:p text:style-name="Standard">0</text:p>
      <text:p text:style-name="Standard">:</text:p>
      <text:p text:style-name="Standard">return commands.getFreeCamera(game)</text:p>
      <text:p text:style-name="Standard">1</text:p>
      <text:p text:style-name="Standard">:</text:p>
      <text:p text:style-name="Standard">local camera = commands.getFreeCamera(getGame())</text:p>
      <text:p text:style-name="Standard">2</text:p>
      <text:p text:style-name="Standard">:</text:p>
      <text:p text:style-name="Standard">local camera = commands.getFreeCamera(getGame())</text:p>
      <text:p text:style-name="Standard">getGame()</text:p>
      <text:p text:style-name="Standard">:</text:p>
      <text:p text:style-name="Standard">[object Object]</text:p>
      <text:p text:style-name="Standard">isFastSpeed()</text:p>
      <text:p text:style-name="Standard">[1]</text:p>
      <text:p text:style-name="Standard">0</text:p>
      <text:p text:style-name="Standard">:</text:p>
      <text:p text:style-name="Standard">camData.fastSpeed = commands.isFastSpeed()</text:p>
      <text:p text:style-name="Standard">isFreeCamer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if commands.isFreeCamera() then</text:p>
      <text:p text:style-name="Standard">2</text:p>
      <text:p text:style-name="Standard">:</text:p>
      <text:p text:style-name="Standard">if commands.isFreeCamera() then</text:p>
      <text:p text:style-name="Standard">onNodegrabStart(usingPlayerVehicle)</text:p>
      <text:p text:style-name="Standard">:</text:p>
      <text:p text:style-name="Standard">[object Object]</text:p>
      <text:p text:style-name="Standard">onNodegrabStop(usingPlayerVehicle)</text:p>
      <text:p text:style-name="Standard">:</text:p>
      <text:p text:style-name="Standard">[object Object]</text:p>
      <text:p text:style-name="Standard">setCameraFree()</text:p>
      <text:p text:style-name="Standard">:</text:p>
      <text:p text:style-name="Standard">[object Object]</text:p>
      <text:p text:style-name="Standard">setCameraPlayer()</text:p>
      <text:p text:style-name="Standard">:</text:p>
      <text:p text:style-name="Standard">[object Object]</text:p>
      <text:p text:style-name="Standard">setCameraPosRot(*)</text:p>
      <text:p text:style-name="Standard">:</text:p>
      <text:p text:style-name="Standard">[object Object]</text:p>
      <text:p text:style-name="Standard">setEditorCameraNewton()</text:p>
      <text:p text:style-name="Standard">:</text:p>
      <text:p text:style-name="Standard">[object Object]</text:p>
      <text:p text:style-name="Standard">setEditorCameraNewtonDamped()</text:p>
      <text:p text:style-name="Standard">:</text:p>
      <text:p text:style-name="Standard">[object Object]</text:p>
      <text:p text:style-name="Standard">setEditorCameraStandard()</text:p>
      <text:p text:style-name="Standard">:</text:p>
      <text:p text:style-name="Standard"><text:soft-page-break/>[object Object]</text:p>
      <text:p text:style-name="Standard">setEditorOrbitCamera()</text:p>
      <text:p text:style-name="Standard">:</text:p>
      <text:p text:style-name="Standard">[object Object]</text:p>
      <text:p text:style-name="Standard">setFreeCamera()</text:p>
      <text:p text:style-name="Standard">[3]</text:p>
      <text:p text:style-name="Standard">0</text:p>
      <text:p text:style-name="Standard">:</text:p>
      <text:p text:style-name="Standard">commands.setFreeCamera()</text:p>
      <text:p text:style-name="Standard">1</text:p>
      <text:p text:style-name="Standard">:</text:p>
      <text:p text:style-name="Standard">commands.setFreeCamera()</text:p>
      <text:p text:style-name="Standard">2</text:p>
      <text:p text:style-name="Standard">:</text:p>
      <text:p text:style-name="Standard">commands.setFreeCamera()</text:p>
      <text:p text:style-name="Standard">setFreeCameraTransformJson(json)</text:p>
      <text:p text:style-name="Standard">[3]</text:p>
      <text:p text:style-name="Standard">0</text:p>
      <text:p text:style-name="Standard">:</text:p>
      <text:p text:style-name="Standard">commands.setFreeCameraTransformJson(txt)</text:p>
      <text:p text:style-name="Standard">1</text:p>
      <text:p text:style-name="Standard">:</text:p>
      <text:p text:style-name="Standard">commands.setFreeCameraTransformJson(ffi.string(camTransfrom))</text:p>
      <text:p text:style-name="Standard">2</text:p>
      <text:p text:style-name="Standard">:</text:p>
      <text:p text:style-name="Standard">commands.setFreeCameraTransformJson(camTransforms[level])</text:p>
      <text:p text:style-name="Standard">setGameCamera()</text:p>
      <text:p text:style-name="Standard">[3]</text:p>
      <text:p text:style-name="Standard">0</text:p>
      <text:p text:style-name="Standard">:</text:p>
      <text:p text:style-name="Standard">commands.setGameCamera()</text:p>
      <text:p text:style-name="Standard">1</text:p>
      <text:p text:style-name="Standard">:</text:p>
      <text:p text:style-name="Standard">commands.setGameCamera()</text:p>
      <text:p text:style-name="Standard">2</text:p>
      <text:p text:style-name="Standard">:</text:p>
      <text:p text:style-name="Standard">commands.setGameCamera()</text:p>
      <text:p text:style-name="Standard">toggleCamera(player)</text:p>
      <text:p text:style-name="Standard">:</text:p>
      <text:p text:style-name="Standard">[object Object]</text:p>
      <text:p text:style-name="Standard">toggleFastSpeed(enabled)</text:p>
      <text:p text:style-name="Standard">:</text:p>
      <text:p text:style-name="Standard">[object Object]</text:p>
      <text:p text:style-name="Standard">core_audio</text:p>
      <text:p text:style-name="Standard">{10}</text:p>
      <text:p text:style-name="Standard">loadLevelBank(bankFilePath)</text:p>
      <text:p text:style-name="Standard">:</text:p>
      <text:p text:style-name="Standard">[object Object]</text:p>
      <text:p text:style-name="Standard">loadVehicleBank(bankPath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<text:soft-page-break/>onClientPre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registerBaseBank(path)</text:p>
      <text:p text:style-name="Standard">:</text:p>
      <text:p text:style-name="Standard">[object Object]</text:p>
      <text:p text:style-name="Standard">triggerBankHotloading()</text:p>
      <text:p text:style-name="Standard">:</text:p>
      <text:p text:style-name="Standard">[object Object]</text:p>
      <text:p text:style-name="Standard">core_camera</text:p>
      <text:p text:style-name="Standard">{74}</text:p>
      <text:p text:style-name="Standard">dependencies</text:p>
      <text:p text:style-name="Standard">:</text:p>
      <text:p text:style-name="Standard">[object Object]</text:p>
      <text:p text:style-name="Standard">speedFactor</text:p>
      <text:p text:style-name="Standard">[3]</text:p>
      <text:p text:style-name="Standard">0</text:p>
      <text:p text:style-name="Standard">:</text:p>
      <text:p text:style-name="Standard">core_camera.speedFactor = 10000</text:p>
      <text:p text:style-name="Standard">1</text:p>
      <text:p text:style-name="Standard">:</text:p>
      <text:p text:style-name="Standard">core_camera.speedFactor = 1</text:p>
      <text:p text:style-name="Standard">2</text:p>
      <text:p text:style-name="Standard">:</text:p>
      <text:p text:style-name="Standard">core_camera.speedFactor = 1</text:p>
      <text:p text:style-name="Standard">cameraZoom(val)</text:p>
      <text:p text:style-name="Standard">:</text:p>
      <text:p text:style-name="Standard">[object Object]</text:p>
      <text:p text:style-name="Standard">changeOrder(camId, offset)</text:p>
      <text:p text:style-name="Standard">:</text:p>
      <text:p text:style-name="Standard">[object Object]</text:p>
      <text:p text:style-name="Standard">clearInputs()</text:p>
      <text:p text:style-name="Standard">[3]</text:p>
      <text:p text:style-name="Standard">0</text:p>
      <text:p text:style-name="Standard">:</text:p>
      <text:p text:style-name="Standard">core_camera.clearInputs()</text:p>
      <text:p text:style-name="Standard">1</text:p>
      <text:p text:style-name="Standard">:</text:p>
      <text:p text:style-name="Standard">core_camera.clearInputs()</text:p>
      <text:p text:style-name="Standard">2</text:p>
      <text:p text:style-name="Standard">:</text:p>
      <text:p text:style-name="Standard">core_camera.clearInputs()</text:p>
      <text:p text:style-name="Standard"><text:soft-page-break/>displayCameraNameUI(player)</text:p>
      <text:p text:style-name="Standard">[1]</text:p>
      <text:p text:style-name="Standard">0</text:p>
      <text:p text:style-name="Standard">:</text:p>
      <text:p text:style-name="Standard">extensions.core_camera.displayCameraNameUI(player)</text:p>
      <text:p text:style-name="Standard">exitCinematicCamera()</text:p>
      <text:p text:style-name="Standard">:</text:p>
      <text:p text:style-name="Standard">[object Object]</text:p>
      <text:p text:style-name="Standard">getActiveCamName(player)</text:p>
      <text:p text:style-name="Standard">[3]</text:p>
      <text:p text:style-name="Standard">0</text:p>
      <text:p text:style-name="Standard">:</text:p>
      <text:p text:style-name="Standard">prevCamera = prevCamera or core_camera.getActiveCamName()</text:p>
      <text:p text:style-name="Standard">1</text:p>
      <text:p text:style-name="Standard">:</text:p>
      <text:p text:style-name="Standard">prevCamera = prevCamera or core_camera.getActiveCamName()</text:p>
      <text:p text:style-name="Standard">2</text:p>
      <text:p text:style-name="Standard">:</text:p>
      <text:p text:style-name="Standard">local camName = commands.isFreeCamera() and "Freecam" or core_camera.getActiveCamName() or "No cam name"</text:p>
      <text:p text:style-name="Standard">getActiveCamNameByVehId(vehId)</text:p>
      <text:p text:style-name="Standard">[2]</text:p>
      <text:p text:style-name="Standard">0</text:p>
      <text:p text:style-name="Standard">:</text:p>
      <text:p text:style-name="Standard">local activeCam1 = core_camera.getActiveCamNameByVehId(objId1)</text:p>
      <text:p text:style-name="Standard">1</text:p>
      <text:p text:style-name="Standard">:</text:p>
      <text:p text:style-name="Standard">local activeCam2 = core_camera.getActiveCamNameByVehId(objId2)</text:p>
      <text:p text:style-name="Standard">getCameraDataById(vid)</text:p>
      <text:p text:style-name="Standard">[3]</text:p>
      <text:p text:style-name="Standard">0</text:p>
      <text:p text:style-name="Standard">:</text:p>
      <text:p text:style-name="Standard">local obj1 = core_camera.getCameraDataById(objId1)</text:p>
      <text:p text:style-name="Standard">1</text:p>
      <text:p text:style-name="Standard">:</text:p>
      <text:p text:style-name="Standard">local obj2 = core_camera.getCameraDataById(objId2)</text:p>
      <text:p text:style-name="Standard">2</text:p>
      <text:p text:style-name="Standard">:</text:p>
      <text:p text:style-name="Standard">core_camera.getCameraDataById(objId1).orbit.lockCamera = true</text:p>
      <text:p text:style-name="Standard">getDriverData(veh)</text:p>
      <text:p text:style-name="Standard">[3]</text:p>
      <text:p text:style-name="Standard">0</text:p>
      <text:p text:style-name="Standard">:</text:p>
      <text:p text:style-name="Standard">local camNodeID, rightHandDrive = core_camera.getDriverData(data.veh)</text:p>
      <text:p text:style-name="Standard">1</text:p>
      <text:p text:style-name="Standard">:</text:p>
      <text:p text:style-name="Standard">local camNodeID = core_camera.getDriverData(data.veh)</text:p>
      <text:p text:style-name="Standard">2</text:p>
      <text:p text:style-name="Standard">:</text:p>
      <text:p text:style-name="Standard">local driverNode, rightHandDrive = core_camera.getDriverData(veh)</text:p>
      <text:p text:style-name="Standard">getDriverDataById(vehId)</text:p>
      <text:p text:style-name="Standard">[1]</text:p>
      <text:p text:style-name="Standard">0</text:p>
      <text:p text:style-name="Standard">:</text:p>
      <text:p text:style-name="Standard">local driverNode = core_camera.getDriverDataById(unicycle:getID())</text:p>
      <text:p text:style-name="Standard"><text:soft-page-break/>getLastFilter()</text:p>
      <text:p text:style-name="Standard">[1]</text:p>
      <text:p text:style-name="Standard">0</text:p>
      <text:p text:style-name="Standard">:</text:p>
      <text:p text:style-name="Standard">local filter = core_camera.getLastFilter()</text:p>
      <text:p text:style-name="Standard">globalCameraFunction(globalCameraName, functionName)</text:p>
      <text:p text:style-name="Standard">:</text:p>
      <text:p text:style-name="Standard">[object Object]</text:p>
      <text:p text:style-name="Standard">hotkey(player, hotkeyid, modifier)</text:p>
      <text:p text:style-name="Standard">:</text:p>
      <text:p text:style-name="Standard">[object Object]</text:p>
      <text:p text:style-name="Standard">isCameraInside(player, camPos)</text:p>
      <text:p text:style-name="Standard">[1]</text:p>
      <text:p text:style-name="Standard">0</text:p>
      <text:p text:style-name="Standard">:</text:p>
      <text:p text:style-name="Standard">globalParams:setParameterValue("g_CamOnboard", core_camera and core_camera.isCameraInside(0, camPos3F) and 1 or 0)</text:p>
      <text:p text:style-name="Standard">lookBack(player, value)</text:p>
      <text:p text:style-name="Standard">:</text:p>
      <text:p text:style-name="Standard">[object Object]</text:p>
      <text:p text:style-name="Standard">movebackward(val)</text:p>
      <text:p text:style-name="Standard">:</text:p>
      <text:p text:style-name="Standard">[object Object]</text:p>
      <text:p text:style-name="Standard">movedown(val)</text:p>
      <text:p text:style-name="Standard">:</text:p>
      <text:p text:style-name="Standard">[object Object]</text:p>
      <text:p text:style-name="Standard">moveforward(val)</text:p>
      <text:p text:style-name="Standard">:</text:p>
      <text:p text:style-name="Standard">[object Object]</text:p>
      <text:p text:style-name="Standard">moveleft(val)</text:p>
      <text:p text:style-name="Standard">:</text:p>
      <text:p text:style-name="Standard">[object Object]</text:p>
      <text:p text:style-name="Standard">moveright(val)</text:p>
      <text:p text:style-name="Standard">:</text:p>
      <text:p text:style-name="Standard">[object Object]</text:p>
      <text:p text:style-name="Standard">moveup(val)</text:p>
      <text:p text:style-name="Standard">:</text:p>
      <text:p text:style-name="Standard">[object Object]</text:p>
      <text:p text:style-name="Standard">onClientPos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vid, isReloading)</text:p>
      <text:p text:style-name="Standard">:</text:p>
      <text:p text:style-name="Standard">[object Object]</text:p>
      <text:p text:style-name="Standard">onFileChanged(filePath, changeType)</text:p>
      <text:p text:style-name="Standard">:</text:p>
      <text:p text:style-name="Standard">[object Object]</text:p>
      <text:p text:style-name="Standard">onMouseLocked(locked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<text:soft-page-break/>[object Object]</text:p>
      <text:p text:style-name="Standard">onScenarioChange()</text:p>
      <text:p text:style-name="Standard">:</text:p>
      <text:p text:style-name="Standard">[object Object]</text:p>
      <text:p text:style-name="Standard">onScenarioRestart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Trigger(trigger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onVehicleSpawned(vid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pitchAbs(val)</text:p>
      <text:p text:style-name="Standard">:</text:p>
      <text:p text:style-name="Standard">[object Object]</text:p>
      <text:p text:style-name="Standard">processVehicleCameraConfigChanged(vid, vdata, focusedCamNamePrevious)</text:p>
      <text:p text:style-name="Standard">:</text:p>
      <text:p text:style-name="Standard">[object Object]</text:p>
      <text:p text:style-name="Standard">profile(enabled)</text:p>
      <text:p text:style-name="Standard">:</text:p>
      <text:p text:style-name="Standard">[object Object]</text:p>
      <text:p text:style-name="Standard">proxy_Player(fct)</text:p>
      <text:p text:style-name="Standard">:</text:p>
      <text:p text:style-name="Standard">[object Object]</text:p>
      <text:p text:style-name="Standard">requestConfig(forcedCamName)</text:p>
      <text:p text:style-name="Standard">[1]</text:p>
      <text:p text:style-name="Standard">0</text:p>
      <text:p text:style-name="Standard">:</text:p>
      <text:p text:style-name="Standard">core_camera.requestConfig(name == "freeCamera" and "free" or nil)</text:p>
      <text:p text:style-name="Standard">resetCamera(player)</text:p>
      <text:p text:style-name="Standard">[2]</text:p>
      <text:p text:style-name="Standard">0</text:p>
      <text:p text:style-name="Standard">:</text:p>
      <text:p text:style-name="Standard">core_camera.resetCamera(0)</text:p>
      <text:p text:style-name="Standard">1</text:p>
      <text:p text:style-name="Standard">:</text:p>
      <text:p text:style-name="Standard">core_camera.resetCamera(0)</text:p>
      <text:p text:style-name="Standard">resetCameraByID(vid)</text:p>
      <text:p text:style-name="Standard"><text:soft-page-break/>[3]</text:p>
      <text:p text:style-name="Standard">0</text:p>
      <text:p text:style-name="Standard">:</text:p>
      <text:p text:style-name="Standard">core_camera.resetCameraByID(vehicleId)</text:p>
      <text:p text:style-name="Standard">1</text:p>
      <text:p text:style-name="Standard">:</text:p>
      <text:p text:style-name="Standard">core_camera.resetCameraByID(vehicleId)</text:p>
      <text:p text:style-name="Standard">2</text:p>
      <text:p text:style-name="Standard">:</text:p>
      <text:p text:style-name="Standard">core_camera.resetCameraByID(vehicleId)</text:p>
      <text:p text:style-name="Standard">resetConfiguration()</text:p>
      <text:p text:style-name="Standard">[1]</text:p>
      <text:p text:style-name="Standard">0</text:p>
      <text:p text:style-name="Standard">:</text:p>
      <text:p text:style-name="Standard">core_camera.resetConfiguration()</text:p>
      <text:p text:style-name="Standard">rollAbs(val)</text:p>
      <text:p text:style-name="Standard">:</text:p>
      <text:p text:style-name="Standard">[object Object]</text:p>
      <text:p text:style-name="Standard">rotate_pitch(val, filter)</text:p>
      <text:p text:style-name="Standard">:</text:p>
      <text:p text:style-name="Standard">[object Object]</text:p>
      <text:p text:style-name="Standard">rotate_pitch_down(val, filter)</text:p>
      <text:p text:style-name="Standard">:</text:p>
      <text:p text:style-name="Standard">[object Object]</text:p>
      <text:p text:style-name="Standard">rotate_pitch_relative(val)</text:p>
      <text:p text:style-name="Standard">:</text:p>
      <text:p text:style-name="Standard">[object Object]</text:p>
      <text:p text:style-name="Standard">rotate_pitch_up(val, filter)</text:p>
      <text:p text:style-name="Standard">:</text:p>
      <text:p text:style-name="Standard">[object Object]</text:p>
      <text:p text:style-name="Standard">rotate_yaw(val, filter)</text:p>
      <text:p text:style-name="Standard">:</text:p>
      <text:p text:style-name="Standard">[object Object]</text:p>
      <text:p text:style-name="Standard">rotate_yaw_left(val, filter)</text:p>
      <text:p text:style-name="Standard">:</text:p>
      <text:p text:style-name="Standard">[object Object]</text:p>
      <text:p text:style-name="Standard">rotate_yaw_relative(val)</text:p>
      <text:p text:style-name="Standard">:</text:p>
      <text:p text:style-name="Standard">[object Object]</text:p>
      <text:p text:style-name="Standard">rotate_yaw_right(val, filter)</text:p>
      <text:p text:style-name="Standard">:</text:p>
      <text:p text:style-name="Standard">[object Object]</text:p>
      <text:p text:style-name="Standard">setByName()</text:p>
      <text:p text:style-name="Standard">[3]</text:p>
      <text:p text:style-name="Standard">0</text:p>
      <text:p text:style-name="Standard">:</text:p>
      <text:p text:style-name="Standard">core_camera.setByName(0, "onboard.rider", true)</text:p>
      <text:p text:style-name="Standard">1</text:p>
      <text:p text:style-name="Standard">:</text:p>
      <text:p text:style-name="Standard">core_camera.setByName(0, "external", true)</text:p>
      <text:p text:style-name="Standard">2</text:p>
      <text:p text:style-name="Standard">:</text:p>
      <text:p text:style-name="Standard">core_camera.setByName(0, "onboard.rider", true)</text:p>
      <text:p text:style-name="Standard">setBySlotId(player, slotId)</text:p>
      <text:p text:style-name="Standard"><text:soft-page-break/>:</text:p>
      <text:p text:style-name="Standard">[object Object]</text:p>
      <text:p text:style-name="Standard">setDefaultDistance(vid)</text:p>
      <text:p text:style-name="Standard">[3]</text:p>
      <text:p text:style-name="Standard">0</text:p>
      <text:p text:style-name="Standard">:</text:p>
      <text:p text:style-name="Standard">core_camera.setDefaultDistance(objId1, (dist1+dist2)/1.5+1)</text:p>
      <text:p text:style-name="Standard">1</text:p>
      <text:p text:style-name="Standard">:</text:p>
      <text:p text:style-name="Standard">core_camera.setDefaultDistance(objId2, (dist1+dist2)/1.5+1)</text:p>
      <text:p text:style-name="Standard">2</text:p>
      <text:p text:style-name="Standard">:</text:p>
      <text:p text:style-name="Standard">core_camera.setDefaultDistance(objId1, obj1OriginalDistance)</text:p>
      <text:p text:style-name="Standard">setDistance(vid)</text:p>
      <text:p text:style-name="Standard">[3]</text:p>
      <text:p text:style-name="Standard">0</text:p>
      <text:p text:style-name="Standard">:</text:p>
      <text:p text:style-name="Standard">core_camera.setDistance(objId1, (dist1+dist2)/1.5+1)</text:p>
      <text:p text:style-name="Standard">1</text:p>
      <text:p text:style-name="Standard">:</text:p>
      <text:p text:style-name="Standard">core_camera.setDistance(objId2, (dist1+dist2)/1.5+1)</text:p>
      <text:p text:style-name="Standard">2</text:p>
      <text:p text:style-name="Standard">:</text:p>
      <text:p text:style-name="Standard">core_camera.setDistance(objId1, obj1OriginalDistance)</text:p>
      <text:p text:style-name="Standard">setFOV(vid)</text:p>
      <text:p text:style-name="Standard">[3]</text:p>
      <text:p text:style-name="Standard">0</text:p>
      <text:p text:style-name="Standard">:</text:p>
      <text:p text:style-name="Standard">core_camera.setFOV(vehicleId, 20 + fovModifier)</text:p>
      <text:p text:style-name="Standard">1</text:p>
      <text:p text:style-name="Standard">:</text:p>
      <text:p text:style-name="Standard">core_camera.setFOV(vehicleId, 20 + fovModifier)</text:p>
      <text:p text:style-name="Standard">2</text:p>
      <text:p text:style-name="Standard">:</text:p>
      <text:p text:style-name="Standard">core_camera.setFOV(vehicleId, findValView('fov') + fovModifier)</text:p>
      <text:p text:style-name="Standard">setMaxDistance(vid)</text:p>
      <text:p text:style-name="Standard">[3]</text:p>
      <text:p text:style-name="Standard">0</text:p>
      <text:p text:style-name="Standard">:</text:p>
      <text:p text:style-name="Standard">core_camera.setMaxDistance(vehicleID, maxCameraDistance)</text:p>
      <text:p text:style-name="Standard">1</text:p>
      <text:p text:style-name="Standard">:</text:p>
      <text:p text:style-name="Standard">core_camera.setMaxDistance(vehicleID, nil)</text:p>
      <text:p text:style-name="Standard">2</text:p>
      <text:p text:style-name="Standard">:</text:p>
      <text:p text:style-name="Standard">core_camera.setMaxDistance(vehicleID, maxCameraDistance)</text:p>
      <text:p text:style-name="Standard">setOffset(vid)</text:p>
      <text:p text:style-name="Standard">[2]</text:p>
      <text:p text:style-name="Standard">0</text:p>
      <text:p text:style-name="Standard">:</text:p>
      <text:p text:style-name="Standard">core_camera.setOffset(vehicleId, vec3(findValView('offset')[1] / idealDistance, findValView('offset')[2] / idealDistance, findValView('offset')[3] / idealDistance))</text:p>
      <text:p text:style-name="Standard">1</text:p>
      <text:p text:style-name="Standard">:</text:p>
      <text:p text:style-name="Standard">core_camera.setOffset(vehicleId, vec3(cameraTweakVal.offset.x[0] / idealDistance, cameraTweakVal.offset.y[0] / idealDistance, cameraTweakVal.offset.z[0] / idealDistance))</text:p>
      <text:p text:style-name="Standard"><text:soft-page-break/>setRef(vid)</text:p>
      <text:p text:style-name="Standard">[3]</text:p>
      <text:p text:style-name="Standard">0</text:p>
      <text:p text:style-name="Standard">:</text:p>
      <text:p text:style-name="Standard">core_camera.setRef(objId1, nil, nil, nil)</text:p>
      <text:p text:style-name="Standard">1</text:p>
      <text:p text:style-name="Standard">:</text:p>
      <text:p text:style-name="Standard">core_camera.setRef(objId2, nil, nil, nil)</text:p>
      <text:p text:style-name="Standard">2</text:p>
      <text:p text:style-name="Standard">:</text:p>
      <text:p text:style-name="Standard">core_camera.setRef(vid, meanLocation, meanLeft, meanBack)</text:p>
      <text:p text:style-name="Standard">setRefNodes(vid)</text:p>
      <text:p text:style-name="Standard">:</text:p>
      <text:p text:style-name="Standard">[object Object]</text:p>
      <text:p text:style-name="Standard">setRotation(vid)</text:p>
      <text:p text:style-name="Standard">[3]</text:p>
      <text:p text:style-name="Standard">0</text:p>
      <text:p text:style-name="Standard">:</text:p>
      <text:p text:style-name="Standard">core_camera.setRotation(vehicleId, vec3(findValView('rotation'), 0, 0))</text:p>
      <text:p text:style-name="Standard">1</text:p>
      <text:p text:style-name="Standard">:</text:p>
      <text:p text:style-name="Standard">core_camera.setRotation(vehicleId, vec3(findValView('rotation'), 0, 0))</text:p>
      <text:p text:style-name="Standard">2</text:p>
      <text:p text:style-name="Standard">:</text:p>
      <text:p text:style-name="Standard">core_camera.setRotation(vehicleId, vec3(cameraTweakVal.rotation[0], 0, 0))</text:p>
      <text:p text:style-name="Standard">setTargetMode(vid)</text:p>
      <text:p text:style-name="Standard">[3]</text:p>
      <text:p text:style-name="Standard">0</text:p>
      <text:p text:style-name="Standard">:</text:p>
      <text:p text:style-name="Standard">core_camera.setTargetMode(objId1, 'ref', nil)</text:p>
      <text:p text:style-name="Standard">1</text:p>
      <text:p text:style-name="Standard">:</text:p>
      <text:p text:style-name="Standard">core_camera.setTargetMode(objId2, 'ref', nil)</text:p>
      <text:p text:style-name="Standard">2</text:p>
      <text:p text:style-name="Standard">:</text:p>
      <text:p text:style-name="Standard">core_camera.setTargetMode(vid, 'notCenter', nil)</text:p>
      <text:p text:style-name="Standard">setVehicleCameraByIndexOffset(player, offset)</text:p>
      <text:p text:style-name="Standard">:</text:p>
      <text:p text:style-name="Standard">[object Object]</text:p>
      <text:p text:style-name="Standard">setVehicleCameraByNameWithId(vehId, name, withTransition, customData)</text:p>
      <text:p text:style-name="Standard">[3]</text:p>
      <text:p text:style-name="Standard">0</text:p>
      <text:p text:style-name="Standard">:</text:p>
      <text:p text:style-name="Standard">core_camera.setVehicleCameraByNameWithId(objId1, 'orbit')</text:p>
      <text:p text:style-name="Standard">1</text:p>
      <text:p text:style-name="Standard">:</text:p>
      <text:p text:style-name="Standard">core_camera.setVehicleCameraByNameWithId(objId2, 'orbit')</text:p>
      <text:p text:style-name="Standard">2</text:p>
      <text:p text:style-name="Standard">:</text:p>
      <text:p text:style-name="Standard">core_camera.setVehicleCameraByNameWithId(objId1, activeCam1)</text:p>
      <text:p text:style-name="Standard">timeSinceLastRotation()</text:p>
      <text:p text:style-name="Standard">[1]</text:p>
      <text:p text:style-name="Standard">0</text:p>
      <text:p text:style-name="Standard">:</text:p>
      <text:p text:style-name="Standard"><text:soft-page-break/>local shouldBeEnabled = not photoModeOpen and (cursorVisible or (isAnyControllerConnected() and core_camera.timeSinceLastRotation() &lt; 1000))</text:p>
      <text:p text:style-name="Standard">toggleEnabledById(camId)</text:p>
      <text:p text:style-name="Standard">:</text:p>
      <text:p text:style-name="Standard">[object Object]</text:p>
      <text:p text:style-name="Standard">xAxisAbs(val)</text:p>
      <text:p text:style-name="Standard">:</text:p>
      <text:p text:style-name="Standard">[object Object]</text:p>
      <text:p text:style-name="Standard">yAxisAbs(val)</text:p>
      <text:p text:style-name="Standard">:</text:p>
      <text:p text:style-name="Standard">[object Object]</text:p>
      <text:p text:style-name="Standard">yawAbs(val)</text:p>
      <text:p text:style-name="Standard">:</text:p>
      <text:p text:style-name="Standard">[object Object]</text:p>
      <text:p text:style-name="Standard">zAxisAbs(val)</text:p>
      <text:p text:style-name="Standard">:</text:p>
      <text:p text:style-name="Standard">[object Object]</text:p>
      <text:p text:style-name="Standard">core_commandhandler</text:p>
      <text:p text:style-name="Standard">{6}</text:p>
      <text:p text:style-name="Standard">onDeserialized(d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chemeCommand(scheme, isStartingArg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core_environment</text:p>
      <text:p text:style-name="Standard">{62}</text:p>
      <text:p text:style-name="Standard">groundModels</text:p>
      <text:p text:style-name="Standard">{57}</text:p>
      <text:p text:style-name="Standard">nul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[1]</text:p>
      <text:p text:style-name="Standard">0</text:p>
      <text:p text:style-name="Standard">:</text:p>
      <text:p text:style-name="Standard"><text:soft-page-break/>groundModels[k] = {data = v.cdata, isAlias = v.isAlias, parent = v.parent, aliases = {}, active = im.BoolPtr(true), color = im.ArrayFloatByTbl(rainbowColor(groundModelSize, i, 1))}</text:p>
      <text:p text:style-name="Standard">ASPHAL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PREPP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2</text:p>
      <text:p text:style-name="Standard"><text:soft-page-break/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BEACH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BBLESTON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</text:p>
      <text:p text:style-name="Standard">{2}</text:p>
      <text:p text:style-name="Standard">cdata</text:p>
      <text:p text:style-name="Standard"><text:soft-page-break/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ERBY_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<text:soft-page-break/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<text:soft-page-break/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SAND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<text:soft-page-break/>[object Object]</text:p>
      <text:p text:style-name="Standard">isAlias</text:p>
      <text:p text:style-name="Standard">:</text:p>
      <text:p text:style-name="Standard">[object Object]</text:p>
      <text:p text:style-name="Standard">FOREST_FLOO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RICTIONLE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<text:soft-page-break/>:</text:p>
      <text:p text:style-name="Standard">[object Object]</text:p>
      <text:p text:style-name="Standard">GRASS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4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<text:soft-page-break/>GRAVEL_WET, GRAVEL_RIVERB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1</text:p>
      <text:p text:style-name="Standard">{2}</text:p>
      <text:p text:style-name="Standard"><text:soft-page-break/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IC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KICKPLA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STRONG</text:p>
      <text:p text:style-name="Standard">{2}</text:p>
      <text:p text:style-name="Standard">cdata</text:p>
      <text:p text:style-name="Standard">{2}</text:p>
      <text:p text:style-name="Standard"><text:soft-page-break/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THIN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_TREA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U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<text:soft-page-break/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PLASTIC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S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Y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<text:soft-page-break/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_CLIFF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UMBLE_STRI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TRA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<text:soft-page-break/>isAlias</text:p>
      <text:p text:style-name="Standard">:</text:p>
      <text:p text:style-name="Standard">[object Object]</text:p>
      <text:p text:style-name="Standard">SHOCK_ABSORBE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LIPPER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NOW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OFT_COLLISION_GENER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<text:soft-page-break/>[object Object]</text:p>
      <text:p text:style-name="Standard">VO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WOO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oadedGroundModelFiles</text:p>
      <text:p text:style-name="Standard">:</text:p>
      <text:p text:style-name="Standard">[object Object]</text:p>
      <text:p text:style-name="Standard">dumpGroundModels()</text:p>
      <text:p text:style-name="Standard">:</text:p>
      <text:p text:style-name="Standard">[object Object]</text:p>
      <text:p text:style-name="Standard">getAmbientScaleGradientFile()</text:p>
      <text:p text:style-name="Standard">:</text:p>
      <text:p text:style-name="Standard">[object Object]</text:p>
      <text:p text:style-name="Standard">getCloudCover()</text:p>
      <text:p text:style-name="Standard">:</text:p>
      <text:p text:style-name="Standard">[object Object]</text:p>
      <text:p text:style-name="Standard">getCloudCoverByID(objectID)</text:p>
      <text:p text:style-name="Standard">:</text:p>
      <text:p text:style-name="Standard">[object Object]</text:p>
      <text:p text:style-name="Standard">getCloudExposureByID(objectID)</text:p>
      <text:p text:style-name="Standard">:</text:p>
      <text:p text:style-name="Standard">[object Object]</text:p>
      <text:p text:style-name="Standard">getCloudHeightByID(objectID)</text:p>
      <text:p text:style-name="Standard">:</text:p>
      <text:p text:style-name="Standard">[object Object]</text:p>
      <text:p text:style-name="Standard">getCloudWindByID(objectID)</text:p>
      <text:p text:style-name="Standard">:</text:p>
      <text:p text:style-name="Standard">[object Object]</text:p>
      <text:p text:style-name="Standard">getColorizeGradientFile()</text:p>
      <text:p text:style-name="Standard">:</text:p>
      <text:p text:style-name="Standard">[object Object]</text:p>
      <text:p text:style-name="Standard"><text:soft-page-break/>getFogAtmosphereHeight()</text:p>
      <text:p text:style-name="Standard">:</text:p>
      <text:p text:style-name="Standard">[object Object]</text:p>
      <text:p text:style-name="Standard">getFogDensity()</text:p>
      <text:p text:style-name="Standard">[3]</text:p>
      <text:p text:style-name="Standard">0</text:p>
      <text:p text:style-name="Standard">:</text:p>
      <text:p text:style-name="Standard">fog = core_environment.getFogDensity()}</text:p>
      <text:p text:style-name="Standard">1</text:p>
      <text:p text:style-name="Standard">:</text:p>
      <text:p text:style-name="Standard">local fog = core_environment.getFogDensity()</text:p>
      <text:p text:style-name="Standard">2</text:p>
      <text:p text:style-name="Standard">:</text:p>
      <text:p text:style-name="Standard">core_environment.setFogDensity(core_environment.getFogDensity())</text:p>
      <text:p text:style-name="Standard">getFogDensityOffset()</text:p>
      <text:p text:style-name="Standard">:</text:p>
      <text:p text:style-name="Standard">[object Object]</text:p>
      <text:p text:style-name="Standard">getFogScaleGradientFile()</text:p>
      <text:p text:style-name="Standard">:</text:p>
      <text:p text:style-name="Standard">[object Object]</text:p>
      <text:p text:style-name="Standard">getGravity()</text:p>
      <text:p text:style-name="Standard">[2]</text:p>
      <text:p text:style-name="Standard">0</text:p>
      <text:p text:style-name="Standard">:</text:p>
      <text:p text:style-name="Standard">local smAcc = smootherAcc:getUncapped(acc.x, dtSim) / core_environment.getGravity()</text:p>
      <text:p text:style-name="Standard">1</text:p>
      <text:p text:style-name="Standard">:</text:p>
      <text:p text:style-name="Standard">v:queueLuaCommand("obj:setGravity(\""..core_environment.getGravity().."\")")</text:p>
      <text:p text:style-name="Standard">getNightFogGradientFile()</text:p>
      <text:p text:style-name="Standard">:</text:p>
      <text:p text:style-name="Standard">[object Object]</text:p>
      <text:p text:style-name="Standard">getNightGradientFile()</text:p>
      <text:p text:style-name="Standard">:</text:p>
      <text:p text:style-name="Standard">[object Object]</text:p>
      <text:p text:style-name="Standard">getPrecipitation()</text:p>
      <text:p text:style-name="Standard">:</text:p>
      <text:p text:style-name="Standard">[object Object]</text:p>
      <text:p text:style-name="Standard">getShadowDistance()</text:p>
      <text:p text:style-name="Standard">:</text:p>
      <text:p text:style-name="Standard">[object Object]</text:p>
      <text:p text:style-name="Standard">getShadowLogWeight()</text:p>
      <text:p text:style-name="Standard">[1]</text:p>
      <text:p text:style-name="Standard">0</text:p>
      <text:p text:style-name="Standard">:</text:p>
      <text:p text:style-name="Standard">lastLogWeight = core_environment.getShadowLogWeight()</text:p>
      <text:p text:style-name="Standard">getShadowSoftness()</text:p>
      <text:p text:style-name="Standard">:</text:p>
      <text:p text:style-name="Standard">[object Object]</text:p>
      <text:p text:style-name="Standard">getSkyBrightness()</text:p>
      <text:p text:style-name="Standard">:</text:p>
      <text:p text:style-name="Standard">[object Object]</text:p>
      <text:p text:style-name="Standard">getState()</text:p>
      <text:p text:style-name="Standard">:</text:p>
      <text:p text:style-name="Standard">[object Object]</text:p>
      <text:p text:style-name="Standard"><text:soft-page-break/>getSunScaleGradientFile()</text:p>
      <text:p text:style-name="Standard">:</text:p>
      <text:p text:style-name="Standard">[object Object]</text:p>
      <text:p text:style-name="Standard">getTemperatureK()</text:p>
      <text:p text:style-name="Standard">:</text:p>
      <text:p text:style-name="Standard">[object Object]</text:p>
      <text:p text:style-name="Standard">getTimeOfDay()</text:p>
      <text:p text:style-name="Standard">[3]</text:p>
      <text:p text:style-name="Standard">0</text:p>
      <text:p text:style-name="Standard">:</text:p>
      <text:p text:style-name="Standard">local tod = core_environment.getTimeOfDay()</text:p>
      <text:p text:style-name="Standard">1</text:p>
      <text:p text:style-name="Standard">:</text:p>
      <text:p text:style-name="Standard">local tod = core_environment.getTimeOfDay()</text:p>
      <text:p text:style-name="Standard">2</text:p>
      <text:p text:style-name="Standard">:</text:p>
      <text:p text:style-name="Standard">local tod = core_environment.getTimeOfDay()</text:p>
      <text:p text:style-name="Standard">getWindSpeed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ostStart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EditorEnabled(enabled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loadGroundModels(missionFile)</text:p>
      <text:p text:style-name="Standard">[1]</text:p>
      <text:p text:style-name="Standard">0</text:p>
      <text:p text:style-name="Standard">:</text:p>
      <text:p text:style-name="Standard">if im.MenuItem1("Restore default") then core_environment.reloadGroundModels() setup()</text:p>
      <text:p text:style-name="Standard">requestState()</text:p>
      <text:p text:style-name="Standard">:</text:p>
      <text:p text:style-name="Standard">[object Object]</text:p>
      <text:p text:style-name="Standard">reset()</text:p>
      <text:p text:style-name="Standard">:</text:p>
      <text:p text:style-name="Standard"><text:soft-page-break/>[object Object]</text:p>
      <text:p text:style-name="Standard">reset_init()</text:p>
      <text:p text:style-name="Standard">[1]</text:p>
      <text:p text:style-name="Standard">0</text:p>
      <text:p text:style-name="Standard">:</text:p>
      <text:p text:style-name="Standard">core_environment.reset_init()</text:p>
      <text:p text:style-name="Standard">setAmbientScaleGradientFile(ambientScaleGradientFile)</text:p>
      <text:p text:style-name="Standard">:</text:p>
      <text:p text:style-name="Standard">[object Object]</text:p>
      <text:p text:style-name="Standard">setCloudCover(cloud)</text:p>
      <text:p text:style-name="Standard">:</text:p>
      <text:p text:style-name="Standard">[object Object]</text:p>
      <text:p text:style-name="Standard">setCloudCoverByID(objectID, coverage)</text:p>
      <text:p text:style-name="Standard">:</text:p>
      <text:p text:style-name="Standard">[object Object]</text:p>
      <text:p text:style-name="Standard">setCloudExposureByID(objectID, exposure)</text:p>
      <text:p text:style-name="Standard">:</text:p>
      <text:p text:style-name="Standard">[object Object]</text:p>
      <text:p text:style-name="Standard">setCloudHeightByID(objectID, height)</text:p>
      <text:p text:style-name="Standard">:</text:p>
      <text:p text:style-name="Standard">[object Object]</text:p>
      <text:p text:style-name="Standard">setCloudWindByID(objectID, windSpeed)</text:p>
      <text:p text:style-name="Standard">:</text:p>
      <text:p text:style-name="Standard">[object Object]</text:p>
      <text:p text:style-name="Standard">setColorizeGradientFile(colorizeGradientFile)</text:p>
      <text:p text:style-name="Standard">:</text:p>
      <text:p text:style-name="Standard">[object Object]</text:p>
      <text:p text:style-name="Standard">setFogAtmosphereHeight(fogHeight)</text:p>
      <text:p text:style-name="Standard">:</text:p>
      <text:p text:style-name="Standard">[object Object]</text:p>
      <text:p text:style-name="Standard">setFogDensity(fog)</text:p>
      <text:p text:style-name="Standard">[3]</text:p>
      <text:p text:style-name="Standard">0</text:p>
      <text:p text:style-name="Standard">:</text:p>
      <text:p text:style-name="Standard">core_environment.setFogDensity(import.environment.fog)</text:p>
      <text:p text:style-name="Standard">1</text:p>
      <text:p text:style-name="Standard">:</text:p>
      <text:p text:style-name="Standard">core_environment.setFogDensity(fog)</text:p>
      <text:p text:style-name="Standard">2</text:p>
      <text:p text:style-name="Standard">:</text:p>
      <text:p text:style-name="Standard">core_environment.setFogDensity(saveSettings.fogValue[0])</text:p>
      <text:p text:style-name="Standard">setFogDensityOffset(fogOffset)</text:p>
      <text:p text:style-name="Standard">:</text:p>
      <text:p text:style-name="Standard">[object Object]</text:p>
      <text:p text:style-name="Standard">setFogScaleGradientFile(fogScaleGradientFile)</text:p>
      <text:p text:style-name="Standard">:</text:p>
      <text:p text:style-name="Standard">[object Object]</text:p>
      <text:p text:style-name="Standard">setGravity(grav)</text:p>
      <text:p text:style-name="Standard">:</text:p>
      <text:p text:style-name="Standard">[object Object]</text:p>
      <text:p text:style-name="Standard">setNightFogGradientFile(nightFogGradientFile)</text:p>
      <text:p text:style-name="Standard">:</text:p>
      <text:p text:style-name="Standard">[object Object]</text:p>
      <text:p text:style-name="Standard">setNightGradientFile(nightGradientFile)</text:p>
      <text:p text:style-name="Standard"><text:soft-page-break/>:</text:p>
      <text:p text:style-name="Standard">[object Object]</text:p>
      <text:p text:style-name="Standard">setPrecipitation(rainDrops)</text:p>
      <text:p text:style-name="Standard">:</text:p>
      <text:p text:style-name="Standard">[object Object]</text:p>
      <text:p text:style-name="Standard">setShadowDistance(shadowDistance)</text:p>
      <text:p text:style-name="Standard">:</text:p>
      <text:p text:style-name="Standard">[object Object]</text:p>
      <text:p text:style-name="Standard">setShadowLogWeight(logWeight)</text:p>
      <text:p text:style-name="Standard">[1]</text:p>
      <text:p text:style-name="Standard">0</text:p>
      <text:p text:style-name="Standard">:</text:p>
      <text:p text:style-name="Standard">core_environment.setShadowLogWeight( isCameraInsideNow and 0.996 or lastLogWeight )</text:p>
      <text:p text:style-name="Standard">setShadowSoftness(shadowSoftness)</text:p>
      <text:p text:style-name="Standard">:</text:p>
      <text:p text:style-name="Standard">[object Object]</text:p>
      <text:p text:style-name="Standard">setSkyBrightness(skyBrightness)</text:p>
      <text:p text:style-name="Standard">:</text:p>
      <text:p text:style-name="Standard">[object Object]</text:p>
      <text:p text:style-name="Standard">setState(state)</text:p>
      <text:p text:style-name="Standard">:</text:p>
      <text:p text:style-name="Standard">[object Object]</text:p>
      <text:p text:style-name="Standard">setSunScaleGradientFile(sunScaleGradientFile)</text:p>
      <text:p text:style-name="Standard">:</text:p>
      <text:p text:style-name="Standard">[object Object]</text:p>
      <text:p text:style-name="Standard">setTimeOfDay(timeOfDay)</text:p>
      <text:p text:style-name="Standard">[3]</text:p>
      <text:p text:style-name="Standard">0</text:p>
      <text:p text:style-name="Standard">:</text:p>
      <text:p text:style-name="Standard">core_environment.setTimeOfDay(tod)</text:p>
      <text:p text:style-name="Standard">1</text:p>
      <text:p text:style-name="Standard">:</text:p>
      <text:p text:style-name="Standard">core_environment.setTimeOfDay(tod)</text:p>
      <text:p text:style-name="Standard">2</text:p>
      <text:p text:style-name="Standard">:</text:p>
      <text:p text:style-name="Standard">core_environment.setTimeOfDay(tod)</text:p>
      <text:p text:style-name="Standard">setWindSpeed(windSpeed)</text:p>
      <text:p text:style-name="Standard">:</text:p>
      <text:p text:style-name="Standard">[object Object]</text:p>
      <text:p text:style-name="Standard">core_flowgraphManager</text:p>
      <text:p text:style-name="Standard">{26}</text:p>
      <text:p text:style-name="Standard">enableUsageTracking</text:p>
      <text:p text:style-name="Standard">:</text:p>
      <text:p text:style-name="Standard">[object Object]</text:p>
      <text:p text:style-name="Standard">addManager(data)</text:p>
      <text:p text:style-name="Standard">[1]</text:p>
      <text:p text:style-name="Standard">0</text:p>
      <text:p text:style-name="Standard">:</text:p>
      <text:p text:style-name="Standard">local m = core_flowgraphManager.addManager()</text:p>
      <text:p text:style-name="Standard">clearAllManagers()</text:p>
      <text:p text:style-name="Standard">:</text:p>
      <text:p text:style-name="Standard">[object Object]</text:p>
      <text:p text:style-name="Standard">controls(name)</text:p>
      <text:p text:style-name="Standard">:</text:p>
      <text:p text:style-name="Standard"><text:soft-page-break/>[object Object]</text:p>
      <text:p text:style-name="Standard">getAllManagers()</text:p>
      <text:p text:style-name="Standard">[1]</text:p>
      <text:p text:style-name="Standard">0</text:p>
      <text:p text:style-name="Standard">:</text:p>
      <text:p text:style-name="Standard">for _, mgr in ipairs(core_flowgraphManager.getAllManagers()) do</text:p>
      <text:p text:style-name="Standard">getAvailableNodeTemplates()</text:p>
      <text:p text:style-name="Standard">:</text:p>
      <text:p text:style-name="Standard">[object Object]</text:p>
      <text:p text:style-name="Standard">getAvailablePinTypes(node)</text:p>
      <text:p text:style-name="Standard">:</text:p>
      <text:p text:style-name="Standard">[object Object]</text:p>
      <text:p text:style-name="Standard">getAvailableStateTemplates()</text:p>
      <text:p text:style-name="Standard">:</text:p>
      <text:p text:style-name="Standard">[object Object]</text:p>
      <text:p text:style-name="Standard">getManagerByID(id)</text:p>
      <text:p text:style-name="Standard">:</text:p>
      <text:p text:style-name="Standard">[object Object]</text:p>
      <text:p text:style-name="Standard">getNextUniqueIdentifier()</text:p>
      <text:p text:style-name="Standard">:</text:p>
      <text:p text:style-name="Standard">[object Object]</text:p>
      <text:p text:style-name="Standard">getSingleton(name)</text:p>
      <text:p text:style-name="Standard">:</text:p>
      <text:p text:style-name="Standard">[object Object]</text:p>
      <text:p text:style-name="Standard">loadManager(filepath, hidden, keepSavedDirs)</text:p>
      <text:p text:style-name="Standard">[3]</text:p>
      <text:p text:style-name="Standard">0</text:p>
      <text:p text:style-name="Standard">:</text:p>
      <text:p text:style-name="Standard">local mgr = core_flowgraphManager.loadManager(path)</text:p>
      <text:p text:style-name="Standard">1</text:p>
      <text:p text:style-name="Standard">:</text:p>
      <text:p text:style-name="Standard">fg = core_flowgraphManager.loadManager(sc.track.flowgraph.file)</text:p>
      <text:p text:style-name="Standard">2</text:p>
      <text:p text:style-name="Standard">:</text:p>
      <text:p text:style-name="Standard">local mgr = core_flowgraphManager.loadManager(path)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lowgraphSceneObjectAdd(id, name, fgPath)</text:p>
      <text:p text:style-name="Standard">:</text:p>
      <text:p text:style-name="Standard">[object Object]</text:p>
      <text:p text:style-name="Standard">onFlowgraphSceneObjectChanged(id, name, fgPath)</text:p>
      <text:p text:style-name="Standard">:</text:p>
      <text:p text:style-name="Standard">[object Object]</text:p>
      <text:p text:style-name="Standard">onFlowgraphSceneObjectRemove(id, name, fgPath)</text:p>
      <text:p text:style-name="Standard">:</text:p>
      <text:p text:style-name="Standard">[object Object]</text:p>
      <text:p text:style-name="Standard">onLoadingScreenFadeout()</text:p>
      <text:p text:style-name="Standard"><text:soft-page-break/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freshDependencies()</text:p>
      <text:p text:style-name="Standard">:</text:p>
      <text:p text:style-name="Standard">[object Object]</text:p>
      <text:p text:style-name="Standard">removeManager(mgr)</text:p>
      <text:p text:style-name="Standard">[1]</text:p>
      <text:p text:style-name="Standard">0</text:p>
      <text:p text:style-name="Standard">:</text:p>
      <text:p text:style-name="Standard">core_flowgraphManager.removeManager(fg)</text:p>
      <text:p text:style-name="Standard">removeNextFrame(mgr)</text:p>
      <text:p text:style-name="Standard">:</text:p>
      <text:p text:style-name="Standard">[object Object]</text:p>
      <text:p text:style-name="Standard">startNextFrame(mgr)</text:p>
      <text:p text:style-name="Standard">:</text:p>
      <text:p text:style-name="Standard">[object Object]</text:p>
      <text:p text:style-name="Standard">startOnLoadingScreenFadeout(fg)</text:p>
      <text:p text:style-name="Standard">[1]</text:p>
      <text:p text:style-name="Standard">0</text:p>
      <text:p text:style-name="Standard">:</text:p>
      <text:p text:style-name="Standard">core_flowgraphManager.startOnLoadingScreenFadeout(mgr)</text:p>
      <text:p text:style-name="Standard">core_forest</text:p>
      <text:p text:style-name="Standard">{1}</text:p>
      <text:p text:style-name="Standard">getForestObject()</text:p>
      <text:p text:style-name="Standard">[3]</text:p>
      <text:p text:style-name="Standard">0</text:p>
      <text:p text:style-name="Standard">:</text:p>
      <text:p text:style-name="Standard">if core_forest.getForestObject() then core_forest.getForestObject():disableCollision()</text:p>
      <text:p text:style-name="Standard">1</text:p>
      <text:p text:style-name="Standard">:</text:p>
      <text:p text:style-name="Standard">if core_forest.getForestObject() then core_forest.getForestObject():enableCollision()</text:p>
      <text:p text:style-name="Standard">2</text:p>
      <text:p text:style-name="Standard">:</text:p>
      <text:p text:style-name="Standard">forest = core_forest.getForestObject()</text:p>
      <text:p text:style-name="Standard">core_gamestate</text:p>
      <text:p text:style-name="Standard">{12}</text:p>
      <text:p text:style-name="Standard">getLoadingStatus(tagName)</text:p>
      <text:p text:style-name="Standard">[2]</text:p>
      <text:p text:style-name="Standard">0</text:p>
      <text:p text:style-name="Standard">:</text:p>
      <text:p text:style-name="Standard">elseif not core_gamestate.getLoadingStatus(logTag .. '.startFreeroamHelper') then</text:p>
      <text:p text:style-name="Standard">1</text:p>
      <text:p text:style-name="Standard">:</text:p>
      <text:p text:style-name="Standard">if core_gamestate.getLoadingStatus(logTag) then return</text:p>
      <text:p text:style-name="Standard">loading()</text:p>
      <text:p text:style-name="Standard">:</text:p>
      <text:p text:style-name="Standard">[object Object]</text:p>
      <text:p text:style-name="Standard">loadingScreenActive()</text:p>
      <text:p text:style-name="Standard"><text:soft-page-break/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UIInitialised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requestEnterLoadingScreen(tagName, func)</text:p>
      <text:p text:style-name="Standard">[3]</text:p>
      <text:p text:style-name="Standard">0</text:p>
      <text:p text:style-name="Standard">:</text:p>
      <text:p text:style-name="Standard">core_gamestate.requestEnterLoadingScreen(logTag .. '.startFreeroamHelper')</text:p>
      <text:p text:style-name="Standard">1</text:p>
      <text:p text:style-name="Standard">:</text:p>
      <text:p text:style-name="Standard">core_gamestate.requestEnterLoadingScreen(logTag)</text:p>
      <text:p text:style-name="Standard">2</text:p>
      <text:p text:style-name="Standard">:</text:p>
      <text:p text:style-name="Standard">core_gamestate.requestEnterLoadingScreen(logTag)</text:p>
      <text:p text:style-name="Standard">requestExitLoadingScreen(tagName, ignoreMenuswitch)</text:p>
      <text:p text:style-name="Standard">[3]</text:p>
      <text:p text:style-name="Standard">0</text:p>
      <text:p text:style-name="Standard">:</text:p>
      <text:p text:style-name="Standard">core_gamestate.requestExitLoadingScreen(logTag .. '.startFreeroamHelper')</text:p>
      <text:p text:style-name="Standard">1</text:p>
      <text:p text:style-name="Standard">:</text:p>
      <text:p text:style-name="Standard">core_gamestate.requestExitLoadingScreen(logTag)</text:p>
      <text:p text:style-name="Standard">2</text:p>
      <text:p text:style-name="Standard">:</text:p>
      <text:p text:style-name="Standard">core_gamestate.requestExitLoadingScreen(logTag)</text:p>
      <text:p text:style-name="Standard">requestGameState()</text:p>
      <text:p text:style-name="Standard">[1]</text:p>
      <text:p text:style-name="Standard">0</text:p>
      <text:p text:style-name="Standard">:</text:p>
      <text:p text:style-name="Standard">core_gamestate.requestGameState()</text:p>
      <text:p text:style-name="Standard">requestMainMenuState()</text:p>
      <text:p text:style-name="Standard">:</text:p>
      <text:p text:style-name="Standard">[object Object]</text:p>
      <text:p text:style-name="Standard">setGameState(state, appLayout, menuItems, options)</text:p>
      <text:p text:style-name="Standard">[3]</text:p>
      <text:p text:style-name="Standard">0</text:p>
      <text:p text:style-name="Standard">:</text:p>
      <text:p text:style-name="Standard">core_gamestate.setGameState(configData.gameState and configData.gameState or 'scenario', 'collectionEvent')</text:p>
      <text:p text:style-name="Standard">1</text:p>
      <text:p text:style-name="Standard">:</text:p>
      <text:p text:style-name="Standard">core_gamestate.setGameState('exploration', 'exploration', 'scenario')</text:p>
      <text:p text:style-name="Standard">2</text:p>
      <text:p text:style-name="Standard">:</text:p>
      <text:p text:style-name="Standard"><text:soft-page-break/>core_gamestate.setGameState('exploration', 'scenario', 'freeroam')</text:p>
      <text:p text:style-name="Standard">core_hardwareinfo</text:p>
      <text:p text:style-name="Standard">{11}</text:p>
      <text:p text:style-name="Standard">acknowledgeWarning(warning)</text:p>
      <text:p text:style-name="Standard">:</text:p>
      <text:p text:style-name="Standard">[object Object]</text:p>
      <text:p text:style-name="Standard">diskInfoCallback(data)</text:p>
      <text:p text:style-name="Standard">:</text:p>
      <text:p text:style-name="Standard">[object Object]</text:p>
      <text:p text:style-name="Standard">getInfo()</text:p>
      <text:p text:style-name="Standard">:</text:p>
      <text:p text:style-name="Standard">[object Object]</text:p>
      <text:p text:style-name="Standard">latestBananbench()</text:p>
      <text:p text:style-name="Standard">:</text:p>
      <text:p text:style-name="Standard">[object Object]</text:p>
      <text:p text:style-name="Standard">latestBenchmarkExists()</text:p>
      <text:p text:style-name="Standard">:</text:p>
      <text:p text:style-name="Standard">[object Object]</text:p>
      <text:p text:style-name="Standard">logInfo(filename)</text:p>
      <text:p text:style-name="Standard">:</text:p>
      <text:p text:style-name="Standard">[object Object]</text:p>
      <text:p text:style-name="Standard">onBananaBenchReady(outFilename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requestInfo()</text:p>
      <text:p text:style-name="Standard">:</text:p>
      <text:p text:style-name="Standard">[object Object]</text:p>
      <text:p text:style-name="Standard">runDiskUsage()</text:p>
      <text:p text:style-name="Standard">:</text:p>
      <text:p text:style-name="Standard">[object Object]</text:p>
      <text:p text:style-name="Standard">runPhysicsBenchmark()</text:p>
      <text:p text:style-name="Standard">:</text:p>
      <text:p text:style-name="Standard">[object Object]</text:p>
      <text:p text:style-name="Standard">core_highscores</text:p>
      <text:p text:style-name="Standard">{5}</text:p>
      <text:p text:style-name="Standard">getHighscores()</text:p>
      <text:p text:style-name="Standard">:</text:p>
      <text:p text:style-name="Standard">[object Object]</text:p>
      <text:p text:style-name="Standard">getScenarioHighscores(levelName, scenarioName, configKey)</text:p>
      <text:p text:style-name="Standard">:</text:p>
      <text:p text:style-name="Standard">[object Object]</text:p>
      <text:p text:style-name="Standard">setHighscores(scores)</text:p>
      <text:p text:style-name="Standard">:</text:p>
      <text:p text:style-name="Standard">[object Object]</text:p>
      <text:p text:style-name="Standard">setScenarioHighscores(timeInMillis, vehicleBrand, vehicleName, playerName, levelName, scenarioName, configKey)</text:p>
      <text:p text:style-name="Standard">:</text:p>
      <text:p text:style-name="Standard">[object Object]</text:p>
      <text:p text:style-name="Standard">setScenarioHighscoresCustom(timeInMillis, record, levelName, scenarioName, configKey)</text:p>
      <text:p text:style-name="Standard">[1]</text:p>
      <text:p text:style-name="Standard">0</text:p>
      <text:p text:style-name="Standard">:</text:p>
      <text:p text:style-name="Standard"><text:soft-page-break/>core_highscores.setScenarioHighscoresCustom(final.finalTime*1000, record, scenario.levelName, scenario.name, "busRoute")</text:p>
      <text:p text:style-name="Standard">core_input_actionFilter</text:p>
      <text:p text:style-name="Standard">{4}</text:p>
      <text:p text:style-name="Standard">addAction(filter, actionName, filtered)</text:p>
      <text:p text:style-name="Standard">:</text:p>
      <text:p text:style-name="Standard">[object Object]</text:p>
      <text:p text:style-name="Standard">clear(filter)</text:p>
      <text:p text:style-name="Standard">:</text:p>
      <text:p text:style-name="Standard">[object Object]</text:p>
      <text:p text:style-name="Standard">getGroup(name)</text:p>
      <text:p text:style-name="Standard">:</text:p>
      <text:p text:style-name="Standard">[object Object]</text:p>
      <text:p text:style-name="Standard">setGroup(name, arrayValues)</text:p>
      <text:p text:style-name="Standard">:</text:p>
      <text:p text:style-name="Standard">[object Object]</text:p>
      <text:p text:style-name="Standard">core_input_actions</text:p>
      <text:p text:style-name="Standard">{10}</text:p>
      <text:p text:style-name="Standard">dependencies</text:p>
      <text:p text:style-name="Standard">:</text:p>
      <text:p text:style-name="Standard">[object Object]</text:p>
      <text:p text:style-name="Standard">actionToCommands(action)</text:p>
      <text:p text:style-name="Standard">[1]</text:p>
      <text:p text:style-name="Standard">0</text:p>
      <text:p text:style-name="Standard">:</text:p>
      <text:p text:style-name="Standard">success, actionMap, actsOnChange, onChange, actsOnDown, onDown, actsOnUp, onUp, isRelative, ctx, isCentered = core_input_actions.actionToCommands(b["action"])</text:p>
      <text:p text:style-name="Standard">getActionId(action)</text:p>
      <text:p text:style-name="Standard">:</text:p>
      <text:p text:style-name="Standard">[object Object]</text:p>
      <text:p text:style-name="Standard">getActions()</text:p>
      <text:p text:style-name="Standard">[3]</text:p>
      <text:p text:style-name="Standard">0</text:p>
      <text:p text:style-name="Standard">:</text:p>
      <text:p text:style-name="Standard">for actionName,action in pairs(core_input_actions.getActions()) do</text:p>
      <text:p text:style-name="Standard">1</text:p>
      <text:p text:style-name="Standard">:</text:p>
      <text:p text:style-name="Standard">local vehicleName = core_input_actions.getActions()[b.action].vehicle</text:p>
      <text:p text:style-name="Standard">2</text:p>
      <text:p text:style-name="Standard">:</text:p>
      <text:p text:style-name="Standard">local actionmap = extensions.core_input_actions.getActions()[binding.action].actionMap</text:p>
      <text:p text:style-name="Standard">nameToUniqueName(actionName, vehicleName)</text:p>
      <text:p text:style-name="Standard">[2]</text:p>
      <text:p text:style-name="Standard">0</text:p>
      <text:p text:style-name="Standard">:</text:p>
      <text:p text:style-name="Standard">local action = core_input_actions.nameToUniqueName(b.action, vehicleName)</text:p>
      <text:p text:style-name="Standard">1</text:p>
      <text:p text:style-name="Standard">:</text:p>
      <text:p text:style-name="Standard">local action = core_input_actions.nameToUniqueName(b.action, vehicleName)</text:p>
      <text:p text:style-name="Standard">onFileChanged(filenam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VehicleSwitched(oldId, newId, player)</text:p>
      <text:p text:style-name="Standard"><text:soft-page-break/>:</text:p>
      <text:p text:style-name="Standard">[object Object]</text:p>
      <text:p text:style-name="Standard">parseAction(action)</text:p>
      <text:p text:style-name="Standard">[3]</text:p>
      <text:p text:style-name="Standard">0</text:p>
      <text:p text:style-name="Standard">:</text:p>
      <text:p text:style-name="Standard">success, b.action = core_input_actions.parseAction(b.action)</text:p>
      <text:p text:style-name="Standard">1</text:p>
      <text:p text:style-name="Standard">:</text:p>
      <text:p text:style-name="Standard">success, action = core_input_actions.parseAction(action)</text:p>
      <text:p text:style-name="Standard">2</text:p>
      <text:p text:style-name="Standard">:</text:p>
      <text:p text:style-name="Standard">success, action = core_input_actions.parseAction(action)</text:p>
      <text:p text:style-name="Standard">uniqueNameToName(uniqueActionName, vehicleName)</text:p>
      <text:p text:style-name="Standard">[2]</text:p>
      <text:p text:style-name="Standard">0</text:p>
      <text:p text:style-name="Standard">:</text:p>
      <text:p text:style-name="Standard">for _,b in pairs(diffData.bindings or {}) do b.action = core_input_actions.uniqueNameToName(b.action, vehicleName)</text:p>
      <text:p text:style-name="Standard">1</text:p>
      <text:p text:style-name="Standard">:</text:p>
      <text:p text:style-name="Standard">for _,b in pairs(diffData.removed or {}) do b.action = core_input_actions.uniqueNameToName(b.action, vehicleName)</text:p>
      <text:p text:style-name="Standard">core_input_bindings</text:p>
      <text:p text:style-name="Standard">{15}</text:p>
      <text:p text:style-name="Standard">dependencies</text:p>
      <text:p text:style-name="Standard">:</text:p>
      <text:p text:style-name="Standard">[object Object]</text:p>
      <text:p text:style-name="Standard">isMenuActive</text:p>
      <text:p text:style-name="Standard">[2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1</text:p>
      <text:p text:style-name="Standard">:</text:p>
      <text:p text:style-name="Standard">if not core_input_bindings.isMenuActive then</text:p>
      <text:p text:style-name="Standard">getAssignedPlayers()</text:p>
      <text:p text:style-name="Standard">[3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1</text:p>
      <text:p text:style-name="Standard">:</text:p>
      <text:p text:style-name="Standard">local assignedPlayers = extensions.core_input_bindings.getAssignedPlayers()</text:p>
      <text:p text:style-name="Standard">2</text:p>
      <text:p text:style-name="Standard">:</text:p>
      <text:p text:style-name="Standard">local assignedPlayers = extensions.core_input_bindings.getAssignedPlayers()</text:p>
      <text:p text:style-name="Standard">getControlForAction(actionName)</text:p>
      <text:p text:style-name="Standard">:</text:p>
      <text:p text:style-name="Standard">[object Object]</text:p>
      <text:p text:style-name="Standard">menuActive(active)</text:p>
      <text:p text:style-name="Standard">[3]</text:p>
      <text:p text:style-name="Standard">0</text:p>
      <text:p text:style-name="Standard">:</text:p>
      <text:p text:style-name="Standard">extensions.core_input_bindings.menuActive(true)</text:p>
      <text:p text:style-name="Standard">1</text:p>
      <text:p text:style-name="Standard"><text:soft-page-break/>:</text:p>
      <text:p text:style-name="Standard">extensions.core_input_bindings.menuActive(true)</text:p>
      <text:p text:style-name="Standard">2</text:p>
      <text:p text:style-name="Standard">:</text:p>
      <text:p text:style-name="Standard">extensions.core_input_bindings.menuActive(false)</text:p>
      <text:p text:style-name="Standard">notifyAll(reason)</text:p>
      <text:p text:style-name="Standard">:</text:p>
      <text:p text:style-name="Standard">[object Object]</text:p>
      <text:p text:style-name="Standard">notifyUI(reason)</text:p>
      <text:p text:style-name="Standard">:</text:p>
      <text:p text:style-name="Standard">[object Object]</text:p>
      <text:p text:style-name="Standard">onDeviceChanged()</text:p>
      <text:p text:style-name="Standard">:</text:p>
      <text:p text:style-name="Standard">[object Object]</text:p>
      <text:p text:style-name="Standard">onFileChanged(filename, t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MultiseatChanged()</text:p>
      <text:p text:style-name="Standard">[1]</text:p>
      <text:p text:style-name="Standard">0</text:p>
      <text:p text:style-name="Standard">:</text:p>
      <text:p text:style-name="Standard">extensions.core_input_bindings.onMultiseatChanged('multiseat setting changed')</text:p>
      <text:p text:style-name="Standard">onVehicleSwitched(oldId, newId, player)</text:p>
      <text:p text:style-name="Standard">:</text:p>
      <text:p text:style-name="Standard">[object Object]</text:p>
      <text:p text:style-name="Standard">resetAllBindings()</text:p>
      <text:p text:style-name="Standard">:</text:p>
      <text:p text:style-name="Standard">[object Object]</text:p>
      <text:p text:style-name="Standard">saveBindingsToDisk(data)</text:p>
      <text:p text:style-name="Standard">:</text:p>
      <text:p text:style-name="Standard">[object Object]</text:p>
      <text:p text:style-name="Standard">updateGFX(dtRaw)</text:p>
      <text:p text:style-name="Standard">[1]</text:p>
      <text:p text:style-name="Standard">0</text:p>
      <text:p text:style-name="Standard">:</text:p>
      <text:p text:style-name="Standard">extensions.core_input_bindings.updateGFX(dtRaw)</text:p>
      <text:p text:style-name="Standard">core_input_categories</text:p>
      <text:p text:style-name="Standard">{12}</text:p>
      <text:p text:style-name="Standard">camera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<text:soft-page-break/>[object Object]</text:p>
      <text:p text:style-name="Standard">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editor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local icons = require("editor/iconOverview")</text:p>
      <text:p text:style-name="Standard">1</text:p>
      <text:p text:style-name="Standard">:</text:p>
      <text:p text:style-name="Standard">editor.uiIconImage(editor.icons.ab_asset_image, size, col)</text:p>
      <text:p text:style-name="Standard">2</text:p>
      <text:p text:style-name="Standard">:</text:p>
      <text:p text:style-name="Standard">editor.uiIconImage(editor.icons.ab_asset_json, size, col)</text:p>
      <text:p text:style-name="Standard">order</text:p>
      <text:p text:style-name="Standard">[3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1</text:p>
      <text:p text:style-name="Standard">:</text:p>
      <text:p text:style-name="Standard">table.insert(editor.orderTable, obj:getID())</text:p>
      <text:p text:style-name="Standard">2</text:p>
      <text:p text:style-name="Standard">:</text:p>
      <text:p text:style-name="Standard">editor.orderTable = {}</text:p>
      <text:p text:style-name="Standard">title</text:p>
      <text:p text:style-name="Standard">:</text:p>
      <text:p text:style-name="Standard">[object Object]</text:p>
      <text:p text:style-name="Standard">flowgraph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<text:soft-page-break/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am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eneral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editor.uiVertSeparator(editor.getPreference("ui.general.iconButtonSize"), imgui.ImVec2(0, 0))</text:p>
      <text:p text:style-name="Standard">1</text:p>
      <text:p text:style-name="Standard">:</text:p>
      <text:p text:style-name="Standard">editor.uiVertSeparator(editor.getPreference("ui.general.iconButtonSize"), im.ImVec2(0,0))</text:p>
      <text:p text:style-name="Standard">2</text:p>
      <text:p text:style-name="Standard">:</text:p>
      <text:p text:style-name="Standard">if path == "ui.general.iconButtonSize" then editor.setDefaultIconButtonSize(value)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menu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<text:soft-page-break/>[object Object]</text:p>
      <text:p text:style-name="Standard">r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slowmotion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<text:soft-page-break/>title</text:p>
      <text:p text:style-name="Standard">:</text:p>
      <text:p text:style-name="Standard">[object Object]</text:p>
      <text:p text:style-name="Standard">vehicle_specific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core_input_deprecatedActions</text:p>
      <text:p text:style-name="Standard">{53}</text:p>
      <text:p text:style-name="Standard">accelerat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brak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1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1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<text:soft-page-break/>camera_hotkey_2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3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3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4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4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5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5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6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6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7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7_mod1</text:p>
      <text:p text:style-name="Standard">{1}</text:p>
      <text:p text:style-name="Standard">obsolete</text:p>
      <text:p text:style-name="Standard">:</text:p>
      <text:p text:style-name="Standard"><text:soft-page-break/>[object Object]</text:p>
      <text:p text:style-name="Standard">camera_hotkey_8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8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9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9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lutch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Forc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Lock</text:p>
      <text:p text:style-name="Standard">{1}</text:p>
      <text:p text:style-name="Standard">replacement</text:p>
      <text:p text:style-name="Standard"><text:soft-page-break/>:</text:p>
      <text:p text:style-name="Standard">[object Object]</text:p>
      <text:p text:style-name="Standard">grabNodeM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andle_escap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ide_ui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altime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load_bindings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reload_system_lua</text:p>
      <text:p text:style-name="Standard">{1}</text:p>
      <text:p text:style-name="Standard"><text:soft-page-break/>obsolete</text:p>
      <text:p text:style-name="Standard">:</text:p>
      <text:p text:style-name="Standard">[object Object]</text:p>
      <text:p text:style-name="Standard">setZoomFOV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how_metr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low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camera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reset_vehic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P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reeLook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QuickAcces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Zoom</text:p>
      <text:p text:style-name="Standard"><text:soft-page-break/>{1}</text:p>
      <text:p text:style-name="Standard">obsolete</text:p>
      <text:p text:style-name="Standard">:</text:p>
      <text:p text:style-name="Standard">[object Object]</text:p>
      <text:p text:style-name="Standard">toggle_dashboard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_phys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ore_input_virtualInput</text:p>
      <text:p text:style-name="Standard">{7}</text:p>
      <text:p text:style-name="Standard">createDevice(productName, vidpid, axes, buttons, povs)</text:p>
      <text:p text:style-name="Standard">[1]</text:p>
      <text:p text:style-name="Standard">0</text:p>
      <text:p text:style-name="Standard">:</text:p>
      <text:p text:style-name="Standard">local deviceInst = extensions.core_input_virtualInput.createDevice(deviceName, "bngremotectrlv1", nAxes, nButtons, nPovs)</text:p>
      <text:p text:style-name="Standard">deleteDevice(deviceInstance)</text:p>
      <text:p text:style-name="Standard">[1]</text:p>
      <text:p text:style-name="Standard">0</text:p>
      <text:p text:style-name="Standard">:</text:p>
      <text:p text:style-name="Standard">extensions.core_input_virtualInput.deleteDevice(virtualDevices[ip].deviceInst)</text:p>
      <text:p text:style-name="Standard">emit(deviceInstance, objType, objectInstance, action, val)</text:p>
      <text:p text:style-name="Standard">[3]</text:p>
      <text:p text:style-name="Standard">0</text:p>
      <text:p text:style-name="Standard">:</text:p>
      <text:p text:style-name="Standard">if dev.state.button0 ~= state.button0 then extensions.core_input_virtualInput.emit(dev.deviceInst, "button", 0, (state.button0 &gt; 0.5) and "down" or "up", state.button0)</text:p>
      <text:p text:style-name="Standard">1</text:p>
      <text:p text:style-name="Standard">:</text:p>
      <text:p text:style-name="Standard">if dev.state.button1 ~= state.button1 then extensions.core_input_virtualInput.emit(dev.deviceInst, "button", 1, (state.button1 &gt; 0.5) and "down" or "up", state.button1)</text:p>
      <text:p text:style-name="Standard">2</text:p>
      <text:p text:style-name="Standard">:</text:p>
      <text:p text:style-name="Standard">if dev.state.axis0 ~= state.axis0 then extensions.core_input_virtualInput.emit(dev.deviceInst, "axis", 0, "change", state.axis0 )</text:p>
      <text:p text:style-name="Standard">onFirstUpdat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core_inventory</text:p>
      <text:p text:style-name="Standard">{9}</text:p>
      <text:p text:style-name="Standard">addItem(itemType, valueObj)</text:p>
      <text:p text:style-name="Standard">[3]</text:p>
      <text:p text:style-name="Standard">0</text:p>
      <text:p text:style-name="Standard"><text:soft-page-break/>:</text:p>
      <text:p text:style-name="Standard">core_inventory.addItem("$$$_VEHICLES", vehicleData)</text:p>
      <text:p text:style-name="Standard">1</text:p>
      <text:p text:style-name="Standard">:</text:p>
      <text:p text:style-name="Standard">core_inventory.addItem('$$$_'..k, value)</text:p>
      <text:p text:style-name="Standard">2</text:p>
      <text:p text:style-name="Standard">:</text:p>
      <text:p text:style-name="Standard">core_inventory.addItem('$$$_'..k, data)</text:p>
      <text:p text:style-name="Standard">getItem(itemType, itemId)</text:p>
      <text:p text:style-name="Standard">[1]</text:p>
      <text:p text:style-name="Standard">0</text:p>
      <text:p text:style-name="Standard">:</text:p>
      <text:p text:style-name="Standard">uiParams.money = '$'..tostring(core_inventory.getItem('$$$_MONEY', 0))</text:p>
      <text:p text:style-name="Standard">getItemList(itemType)</text:p>
      <text:p text:style-name="Standard">[3]</text:p>
      <text:p text:style-name="Standard">0</text:p>
      <text:p text:style-name="Standard">:</text:p>
      <text:p text:style-name="Standard">local ownedVehicles = core_inventory.getItemList('$$$_VEHICLES')</text:p>
      <text:p text:style-name="Standard">1</text:p>
      <text:p text:style-name="Standard">:</text:p>
      <text:p text:style-name="Standard">vehiclesList = core_inventory.getItemList('$$$_VEHICLES')</text:p>
      <text:p text:style-name="Standard">2</text:p>
      <text:p text:style-name="Standard">:</text:p>
      <text:p text:style-name="Standard">money = core_inventory.getItemList('$$$_MONEY')</text:p>
      <text:p text:style-name="Standard">onDeserialized(data)</text:p>
      <text:p text:style-name="Standard">:</text:p>
      <text:p text:style-name="Standard">[object Object]</text:p>
      <text:p text:style-name="Standard">onResumeCampaign(campaignInProgress, data)</text:p>
      <text:p text:style-name="Standard">:</text:p>
      <text:p text:style-name="Standard">[object Object]</text:p>
      <text:p text:style-name="Standard">onSaveCampaign(saveCallback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ocessOnEvent(onEventData, earnedMedal)</text:p>
      <text:p text:style-name="Standard">[3]</text:p>
      <text:p text:style-name="Standard">0</text:p>
      <text:p text:style-name="Standard">:</text:p>
      <text:p text:style-name="Standard">core_inventory.processOnEvent(onEventData.inventory)</text:p>
      <text:p text:style-name="Standard">1</text:p>
      <text:p text:style-name="Standard">:</text:p>
      <text:p text:style-name="Standard">core_inventory.processOnEvent(onEventData.inventory, scenario.stats.overall.medal)</text:p>
      <text:p text:style-name="Standard">2</text:p>
      <text:p text:style-name="Standard">:</text:p>
      <text:p text:style-name="Standard">core_inventory.processOnEvent(onEventData.inventory)</text:p>
      <text:p text:style-name="Standard">removeItem(itemType, valueObj)</text:p>
      <text:p text:style-name="Standard">[1]</text:p>
      <text:p text:style-name="Standard">0</text:p>
      <text:p text:style-name="Standard">:</text:p>
      <text:p text:style-name="Standard">core_inventory.removeItem("$$$_MONEY", modelData.configs[vehicleData.config].Value)</text:p>
      <text:p text:style-name="Standard">core_jobsystem</text:p>
      <text:p text:style-name="Standard">{4}</text:p>
      <text:p text:style-name="Standard"><text:soft-page-break/>create(fct, maxdt)</text:p>
      <text:p text:style-name="Standard">[3]</text:p>
      <text:p text:style-name="Standard">0</text:p>
      <text:p text:style-name="Standard">:</text:p>
      <text:p text:style-name="Standard">core_jobsystem.create(createMeshPreviewJob, 1, file)</text:p>
      <text:p text:style-name="Standard">1</text:p>
      <text:p text:style-name="Standard">:</text:p>
      <text:p text:style-name="Standard">core_jobsystem.create(createAssetDataJob, 1, asset)</text:p>
      <text:p text:style-name="Standard">2</text:p>
      <text:p text:style-name="Standard">:</text:p>
      <text:p text:style-name="Standard">core_jobsystem.create(createAssetDataJob, 1, editor.selection["asset"])</text:p>
      <text:p text:style-name="Standard">getRunningJobCount()</text:p>
      <text:p text:style-name="Standard">[1]</text:p>
      <text:p text:style-name="Standard">0</text:p>
      <text:p text:style-name="Standard">:</text:p>
      <text:p text:style-name="Standard">if queued and core_jobsystem.getRunningJobCount() == 0 then</text:p>
      <text:p text:style-name="Standard">onUpdate()</text:p>
      <text:p text:style-name="Standard">:</text:p>
      <text:p text:style-name="Standard">[object Object]</text:p>
      <text:p text:style-name="Standard">wrap(fct, maxdt)</text:p>
      <text:p text:style-name="Standard">:</text:p>
      <text:p text:style-name="Standard">[object Object]</text:p>
      <text:p text:style-name="Standard">core_levels</text:p>
      <text:p text:style-name="Standard">{9}</text:p>
      <text:p text:style-name="Standard">expandMissionFileName(missionFileName)</text:p>
      <text:p text:style-name="Standard">:</text:p>
      <text:p text:style-name="Standard">[object Object]</text:p>
      <text:p text:style-name="Standard">getLevelName(path)</text:p>
      <text:p text:style-name="Standard">[3]</text:p>
      <text:p text:style-name="Standard">0</text:p>
      <text:p text:style-name="Standard">:</text:p>
      <text:p text:style-name="Standard">local currentLevel = core_levels.getLevelName(missionFile) or ''</text:p>
      <text:p text:style-name="Standard">1</text:p>
      <text:p text:style-name="Standard">:</text:p>
      <text:p text:style-name="Standard">local map = core_levels.getLevelName(getMissionFilename())</text:p>
      <text:p text:style-name="Standard">2</text:p>
      <text:p text:style-name="Standard">:</text:p>
      <text:p text:style-name="Standard">levelName = core_levels.getLevelName(getMissionFilename())</text:p>
      <text:p text:style-name="Standard">getList(allLevels)</text:p>
      <text:p text:style-name="Standard">[3]</text:p>
      <text:p text:style-name="Standard">0</text:p>
      <text:p text:style-name="Standard">:</text:p>
      <text:p text:style-name="Standard">local levels = extensions.core_levels.getList()</text:p>
      <text:p text:style-name="Standard">1</text:p>
      <text:p text:style-name="Standard">:</text:p>
      <text:p text:style-name="Standard">for i, v in ipairs(core_levels.getList()) do</text:p>
      <text:p text:style-name="Standard">2</text:p>
      <text:p text:style-name="Standard">:</text:p>
      <text:p text:style-name="Standard">guihooks.trigger('InstalledContentUpdate', {context='levels', list=extensions.core_levels.getList()})</text:p>
      <text:p text:style-name="Standard">getSimpleList()</text:p>
      <text:p text:style-name="Standard">[2]</text:p>
      <text:p text:style-name="Standard">0</text:p>
      <text:p text:style-name="Standard">:</text:p>
      <text:p text:style-name="Standard">local levelList = core_levels.getSimpleList()</text:p>
      <text:p text:style-name="Standard"><text:soft-page-break/>1</text:p>
      <text:p text:style-name="Standard">:</text:p>
      <text:p text:style-name="Standard">local levelList = core_levels.getSimpleList()</text:p>
      <text:p text:style-name="Standard">onClientPostStartMission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requestData()</text:p>
      <text:p text:style-name="Standard">:</text:p>
      <text:p text:style-name="Standard">[object Object]</text:p>
      <text:p text:style-name="Standard">startLevel(missionFile, delayedStart, customLoadingFunction)</text:p>
      <text:p text:style-name="Standard">[3]</text:p>
      <text:p text:style-name="Standard">0</text:p>
      <text:p text:style-name="Standard">:</text:p>
      <text:p text:style-name="Standard">core_levels.startLevel(testLevel)</text:p>
      <text:p text:style-name="Standard">1</text:p>
      <text:p text:style-name="Standard">:</text:p>
      <text:p text:style-name="Standard">core_levels.startLevel(path)</text:p>
      <text:p text:style-name="Standard">2</text:p>
      <text:p text:style-name="Standard">:</text:p>
      <text:p text:style-name="Standard">core_levels.startLevel(levelPath)</text:p>
      <text:p text:style-name="Standard">core_modmanager</text:p>
      <text:p text:style-name="Standard">{31}</text:p>
      <text:p text:style-name="Standard">activateAllMods()</text:p>
      <text:p text:style-name="Standard">:</text:p>
      <text:p text:style-name="Standard">[object Object]</text:p>
      <text:p text:style-name="Standard">activateMod(modname)</text:p>
      <text:p text:style-name="Standard">:</text:p>
      <text:p text:style-name="Standard">[object Object]</text:p>
      <text:p text:style-name="Standard">activateModId(modID)</text:p>
      <text:p text:style-name="Standard">:</text:p>
      <text:p text:style-name="Standard">[object Object]</text:p>
      <text:p text:style-name="Standard">check4Update()</text:p>
      <text:p text:style-name="Standard">[1]</text:p>
      <text:p text:style-name="Standard">0</text:p>
      <text:p text:style-name="Standard">:</text:p>
      <text:p text:style-name="Standard">extensions.core_modmanager.check4Update()</text:p>
      <text:p text:style-name="Standard">checkMod(modname)</text:p>
      <text:p text:style-name="Standard">:</text:p>
      <text:p text:style-name="Standard">[object Object]</text:p>
      <text:p text:style-name="Standard">checkUpdate()</text:p>
      <text:p text:style-name="Standard">:</text:p>
      <text:p text:style-name="Standard">[object Object]</text:p>
      <text:p text:style-name="Standard">deactivateAllMods()</text:p>
      <text:p text:style-name="Standard">:</text:p>
      <text:p text:style-name="Standard">[object Object]</text:p>
      <text:p text:style-name="Standard">deactivateMod(modname)</text:p>
      <text:p text:style-name="Standard">:</text:p>
      <text:p text:style-name="Standard">[object Object]</text:p>
      <text:p text:style-name="Standard"><text:soft-page-break/>deactivateModId(modID)</text:p>
      <text:p text:style-name="Standard">[1]</text:p>
      <text:p text:style-name="Standard">0</text:p>
      <text:p text:style-name="Standard">:</text:p>
      <text:p text:style-name="Standard">core_modmanager.deactivateModId(mname)</text:p>
      <text:p text:style-name="Standard">deleteAllMods()</text:p>
      <text:p text:style-name="Standard">:</text:p>
      <text:p text:style-name="Standard">[object Object]</text:p>
      <text:p text:style-name="Standard">deleteMod(modname)</text:p>
      <text:p text:style-name="Standard">[2]</text:p>
      <text:p text:style-name="Standard">0</text:p>
      <text:p text:style-name="Standard">:</text:p>
      <text:p text:style-name="Standard">core_modmanager.deleteMod(modname)</text:p>
      <text:p text:style-name="Standard">1</text:p>
      <text:p text:style-name="Standard">:</text:p>
      <text:p text:style-name="Standard">if modName then core_modmanager.deleteMod( modName)</text:p>
      <text:p text:style-name="Standard">disableAutoMount()</text:p>
      <text:p text:style-name="Standard">[2]</text:p>
      <text:p text:style-name="Standard">0</text:p>
      <text:p text:style-name="Standard">:</text:p>
      <text:p text:style-name="Standard">core_modmanager.disableAutoMount()</text:p>
      <text:p text:style-name="Standard">1</text:p>
      <text:p text:style-name="Standard">:</text:p>
      <text:p text:style-name="Standard">core_modmanager.disableAutoMount()</text:p>
      <text:p text:style-name="Standard">enableAutoMount()</text:p>
      <text:p text:style-name="Standard">[1]</text:p>
      <text:p text:style-name="Standard">0</text:p>
      <text:p text:style-name="Standard">:</text:p>
      <text:p text:style-name="Standard">core_modmanager.enableAutoMount()</text:p>
      <text:p text:style-name="Standard">enableModsAfterUpdate()</text:p>
      <text:p text:style-name="Standard">:</text:p>
      <text:p text:style-name="Standard">[object Object]</text:p>
      <text:p text:style-name="Standard">getConflict(modname)</text:p>
      <text:p text:style-name="Standard">:</text:p>
      <text:p text:style-name="Standard">[object Object]</text:p>
      <text:p text:style-name="Standard">getModDB(modname)</text:p>
      <text:p text:style-name="Standard">[3]</text:p>
      <text:p text:style-name="Standard">0</text:p>
      <text:p text:style-name="Standard">:</text:p>
      <text:p text:style-name="Standard">local mod = core_modmanager.getModDB(part.modName)</text:p>
      <text:p text:style-name="Standard">1</text:p>
      <text:p text:style-name="Standard">:</text:p>
      <text:p text:style-name="Standard">local prevInfo = core_modmanager.getModDB(modname)</text:p>
      <text:p text:style-name="Standard">2</text:p>
      <text:p text:style-name="Standard">:</text:p>
      <text:p text:style-name="Standard">local mdb = core_modmanager.getModDB( modname )</text:p>
      <text:p text:style-name="Standard">getModForFilename(filename_virtual)</text:p>
      <text:p text:style-name="Standard">:</text:p>
      <text:p text:style-name="Standard">[object Object]</text:p>
      <text:p text:style-name="Standard">getModNameFromID(modID)</text:p>
      <text:p text:style-name="Standard">[3]</text:p>
      <text:p text:style-name="Standard">0</text:p>
      <text:p text:style-name="Standard">:</text:p>
      <text:p text:style-name="Standard">guihooks.trigger('checkUpdateCheckedMod', "SYNC "..tostring(core_modmanager.getModNameFromID(v.id) or v.filename:gsub(".zip","")) )</text:p>
      <text:p text:style-name="Standard"><text:soft-page-break/>1</text:p>
      <text:p text:style-name="Standard">:</text:p>
      <text:p text:style-name="Standard">local modname = core_modmanager.getModNameFromID(mod_id)</text:p>
      <text:p text:style-name="Standard">2</text:p>
      <text:p text:style-name="Standard">:</text:p>
      <text:p text:style-name="Standard">local modName = extensions.core_modmanager.getModNameFromID(mod_id)</text:p>
      <text:p text:style-name="Standard">getStats()</text:p>
      <text:p text:style-name="Standard">[1]</text:p>
      <text:p text:style-name="Standard">0</text:p>
      <text:p text:style-name="Standard">:</text:p>
      <text:p text:style-name="Standard">res.mods = core_modmanager.getStats()</text:p>
      <text:p text:style-name="Standard">initDB()</text:p>
      <text:p text:style-name="Standard">:</text:p>
      <text:p text:style-name="Standard">[object Object]</text:p>
      <text:p text:style-name="Standard">isReady()</text:p>
      <text:p text:style-name="Standard">[3]</text:p>
      <text:p text:style-name="Standard">0</text:p>
      <text:p text:style-name="Standard">:</text:p>
      <text:p text:style-name="Standard">while not extensions.core_modmanager.isReady() do</text:p>
      <text:p text:style-name="Standard">1</text:p>
      <text:p text:style-name="Standard">:</text:p>
      <text:p text:style-name="Standard">if core_modmanager.isReady() then</text:p>
      <text:p text:style-name="Standard">2</text:p>
      <text:p text:style-name="Standard">:</text:p>
      <text:p text:style-name="Standard">if core_modmanager.isReady() then</text:p>
      <text:p text:style-name="Standard">modIsUnpacked(modname)</text:p>
      <text:p text:style-name="Standard">[3]</text:p>
      <text:p text:style-name="Standard">0</text:p>
      <text:p text:style-name="Standard">:</text:p>
      <text:p text:style-name="Standard">modList[k].unpacked = core_modmanager.modIsUnpacked(v.filename)</text:p>
      <text:p text:style-name="Standard">1</text:p>
      <text:p text:style-name="Standard">:</text:p>
      <text:p text:style-name="Standard">request.responseData.data.unpacked = core_modmanager.modIsUnpacked(request.responseData.data.filename)</text:p>
      <text:p text:style-name="Standard">2</text:p>
      <text:p text:style-name="Standard">:</text:p>
      <text:p text:style-name="Standard">modList[k].unpacked = core_modmanager.modIsUnpacked(v.filename)</text:p>
      <text:p text:style-name="Standard">onFileChanged(filename, type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openEntryInExplorer(filename)</text:p>
      <text:p text:style-name="Standard">:</text:p>
      <text:p text:style-name="Standard">[object Object]</text:p>
      <text:p text:style-name="Standard">openModFolderInExplorer()</text:p>
      <text:p text:style-name="Standard">:</text:p>
      <text:p text:style-name="Standard">[object Object]</text:p>
      <text:p text:style-name="Standard">packMod(dirPath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<text:soft-page-break/>unpackMod(modname)</text:p>
      <text:p text:style-name="Standard">:</text:p>
      <text:p text:style-name="Standard">[object Object]</text:p>
      <text:p text:style-name="Standard">updateZipMod(oldFileName, newFileName)</text:p>
      <text:p text:style-name="Standard">[1]</text:p>
      <text:p text:style-name="Standard">0</text:p>
      <text:p text:style-name="Standard">:</text:p>
      <text:p text:style-name="Standard">extensions.core_modmanager.updateZipMod(tmp[1], tmp[2])</text:p>
      <text:p text:style-name="Standard">workOffChangedMod(filename, type)</text:p>
      <text:p text:style-name="Standard">:</text:p>
      <text:p text:style-name="Standard">[object Object]</text:p>
      <text:p text:style-name="Standard">core_multiseat</text:p>
      <text:p text:style-name="Standard">{2}</text:p>
      <text:p text:style-name="Standard">enterNextVehicle(player, step)</text:p>
      <text:p text:style-name="Standard">:</text:p>
      <text:p text:style-name="Standard">[object Object]</text:p>
      <text:p text:style-name="Standard">getAssignedPlayers(devices, logEnabled, seatPlayers)</text:p>
      <text:p text:style-name="Standard">:</text:p>
      <text:p text:style-name="Standard">[object Object]</text:p>
      <text:p text:style-name="Standard">core_online</text:p>
      <text:p text:style-name="Standard">{15}</text:p>
      <text:p text:style-name="Standard">sessionReqested</text:p>
      <text:p text:style-name="Standard">:</text:p>
      <text:p text:style-name="Standard">[object Object]</text:p>
      <text:p text:style-name="Standard">apiCall(uri, finishCallback, postDataTbl, outfile, reqType, progressCallback, postFileName, authorizationHeader)</text:p>
      <text:p text:style-name="Standard">[2]</text:p>
      <text:p text:style-name="Standard">0</text:p>
      <text:p text:style-name="Standard">:</text:p>
      <text:p text:style-name="Standard">core_online.apiCall('s2/v4/modUnsubscribeAll')</text:p>
      <text:p text:style-name="Standard">1</text:p>
      <text:p text:style-name="Standard">:</text:p>
      <text:p text:style-name="Standard">core_online.apiCall('s1/v4/download/mods/' .. uri, downloadFinishedCallback, nil, targetFilename, nil, downloadProgressCallback)</text:p>
      <text:p text:style-name="Standard">callbackSecureCommCpp(id, responseCode, responseBuffer, responseHeaders, responseData, postData, curlCode, curlErrorStr, effectiveURL)</text:p>
      <text:p text:style-name="Standard">:</text:p>
      <text:p text:style-name="Standard">[object Object]</text:p>
      <text:p text:style-name="Standard">callbackSecureCommCppProgress(id, dltotal, dlnow, ultotal, ulnow, dlspeed, ulspeed, time)</text:p>
      <text:p text:style-name="Standard">:</text:p>
      <text:p text:style-name="Standard">[object Object]</text:p>
      <text:p text:style-name="Standard">clearFinishedRequests()</text:p>
      <text:p text:style-name="Standard">:</text:p>
      <text:p text:style-name="Standard">[object Object]</text:p>
      <text:p text:style-name="Standard">download(uri, finishCallback, postDataTbl, outfile, reqType, progressCallback)</text:p>
      <text:p text:style-name="Standard">:</text:p>
      <text:p text:style-name="Standard">[object Object]</text:p>
      <text:p text:style-name="Standard">getRequestsUI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structions(data)</text:p>
      <text:p text:style-name="Standard">:</text:p>
      <text:p text:style-name="Standard">[object Object]</text:p>
      <text:p text:style-name="Standard">onOnlineStateChanged(connected)</text:p>
      <text:p text:style-name="Standard"><text:soft-page-break/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UIOnlineMessageHide(uid)</text:p>
      <text:p text:style-name="Standard">:</text:p>
      <text:p text:style-name="Standard">[object Object]</text:p>
      <text:p text:style-name="Standard">onUIOnlineMessageReady()</text:p>
      <text:p text:style-name="Standard">:</text:p>
      <text:p text:style-name="Standard">[object Object]</text:p>
      <text:p text:style-name="Standard">openSession()</text:p>
      <text:p text:style-name="Standard">[1]</text:p>
      <text:p text:style-name="Standard">0</text:p>
      <text:p text:style-name="Standard">:</text:p>
      <text:p text:style-name="Standard">core_online.openSession()</text:p>
      <text:p text:style-name="Standard">requestState()</text:p>
      <text:p text:style-name="Standard">:</text:p>
      <text:p text:style-name="Standard">[object Object]</text:p>
      <text:p text:style-name="Standard">core_paths</text:p>
      <text:p text:style-name="Standard">{16}</text:p>
      <text:p text:style-name="Standard">addPath(path)</text:p>
      <text:p text:style-name="Standard">[2]</text:p>
      <text:p text:style-name="Standard">0</text:p>
      <text:p text:style-name="Standard">:</text:p>
      <text:p text:style-name="Standard">core_paths.addPath(actionData.path)</text:p>
      <text:p text:style-name="Standard">1</text:p>
      <text:p text:style-name="Standard">:</text:p>
      <text:p text:style-name="Standard">core_paths.addPath(actionData.path)</text:p>
      <text:p text:style-name="Standard">createPath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deletePath(path)</text:p>
      <text:p text:style-name="Standard">[1]</text:p>
      <text:p text:style-name="Standard">0</text:p>
      <text:p text:style-name="Standard">:</text:p>
      <text:p text:style-name="Standard">core_paths.deletePath(actionData.path)</text:p>
      <text:p text:style-name="Standard">getEndIdx(path)</text:p>
      <text:p text:style-name="Standard">[3]</text:p>
      <text:p text:style-name="Standard">0</text:p>
      <text:p text:style-name="Standard">:</text:p>
      <text:p text:style-name="Standard">for i = 1, core_paths.getEndIdx(path) do</text:p>
      <text:p text:style-name="Standard">1</text:p>
      <text:p text:style-name="Standard">:</text:p>
      <text:p text:style-name="Standard">while self.camT &gt; nextTime and self.ctrlPoint &lt;= core_paths.getEndIdx(path) - 1 do</text:p>
      <text:p text:style-name="Standard">2</text:p>
      <text:p text:style-name="Standard">:</text:p>
      <text:p text:style-name="Standard">if self.ctrlPoint &gt;= core_paths.getEndIdx(path) - 1 and self.camT &gt;= nextTime then</text:p>
      <text:p text:style-name="Standard">getMarkerIds(path, idx)</text:p>
      <text:p text:style-name="Standard">[3]</text:p>
      <text:p text:style-name="Standard">0</text:p>
      <text:p text:style-name="Standard">:</text:p>
      <text:p text:style-name="Standard"><text:soft-page-break/>local n1, n2, n3, n4 = core_paths.getMarkerIds(path, i)</text:p>
      <text:p text:style-name="Standard">1</text:p>
      <text:p text:style-name="Standard">:</text:p>
      <text:p text:style-name="Standard">local n1, n2, n3, n4 = core_paths.getMarkerIds(path, ctrlPoints[i])</text:p>
      <text:p text:style-name="Standard">2</text:p>
      <text:p text:style-name="Standard">:</text:p>
      <text:p text:style-name="Standard">n1, n2, n3, n4 = core_paths.getMarkerIds(path, ctrlPoints[i])</text:p>
      <text:p text:style-name="Standard">getPath(pathName)</text:p>
      <text:p text:style-name="Standard">[1]</text:p>
      <text:p text:style-name="Standard">0</text:p>
      <text:p text:style-name="Standard">:</text:p>
      <text:p text:style-name="Standard">path = core_paths.getPath(self.pathName)</text:p>
      <text:p text:style-name="Standard">getPaths()</text:p>
      <text:p text:style-name="Standard">[3]</text:p>
      <text:p text:style-name="Standard">0</text:p>
      <text:p text:style-name="Standard">:</text:p>
      <text:p text:style-name="Standard">for _, path in ipairs(core_paths.getPaths()) do</text:p>
      <text:p text:style-name="Standard">1</text:p>
      <text:p text:style-name="Standard">:</text:p>
      <text:p text:style-name="Standard">for _, path in ipairs(core_paths.getPaths()) do</text:p>
      <text:p text:style-name="Standard">2</text:p>
      <text:p text:style-name="Standard">:</text:p>
      <text:p text:style-name="Standard">for i, path in ipairs(core_paths.getPaths()) do</text:p>
      <text:p text:style-name="Standard">getUniquePathName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loadPath(pathFileName)</text:p>
      <text:p text:style-name="Standard">[1]</text:p>
      <text:p text:style-name="Standard">0</text:p>
      <text:p text:style-name="Standard">:</text:p>
      <text:p text:style-name="Standard">actionData.path = core_paths.loadPath(actionData.filepath)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layPath(path, offset, initData)</text:p>
      <text:p text:style-name="Standard">:</text:p>
      <text:p text:style-name="Standard">[object Object]</text:p>
      <text:p text:style-name="Standard">savePath(cameraPath, filename)</text:p>
      <text:p text:style-name="Standard">:</text:p>
      <text:p text:style-name="Standard">[object Object]</text:p>
      <text:p text:style-name="Standard">stopCurrentPath()</text:p>
      <text:p text:style-name="Standard">[1]</text:p>
      <text:p text:style-name="Standard">0</text:p>
      <text:p text:style-name="Standard"><text:soft-page-break/>:</text:p>
      <text:p text:style-name="Standard">core_paths.stopCurrentPath()</text:p>
      <text:p text:style-name="Standard">core_quickAccess</text:p>
      <text:p text:style-name="Standard">{15}</text:p>
      <text:p text:style-name="Standard">addEntry(_args)</text:p>
      <text:p text:style-name="Standard">:</text:p>
      <text:p text:style-name="Standard">[object Object]</text:p>
      <text:p text:style-name="Standard">back()</text:p>
      <text:p text:style-name="Standard">:</text:p>
      <text:p text:style-name="Standard">[object Object]</text:p>
      <text:p text:style-name="Standard">getMovedRadialLastTimeMs()</text:p>
      <text:p text:style-name="Standard">[1]</text:p>
      <text:p text:style-name="Standard">0</text:p>
      <text:p text:style-name="Standard">:</text:p>
      <text:p text:style-name="Standard">local timeSinceLastRadial = Engine.Platform.getSystemTimeMS() - core_quickAccess.getMovedRadialLastTimeMs()</text:p>
      <text:p text:style-name="Standard">isEnabled()</text:p>
      <text:p text:style-name="Standard">:</text:p>
      <text:p text:style-name="Standard">[object Object]</text:p>
      <text:p text:style-name="Standard">moved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VehicleFocusChanged(args)</text:p>
      <text:p text:style-name="Standard">:</text:p>
      <text:p text:style-name="Standard">[object Object]</text:p>
      <text:p text:style-name="Standard">pushTitle(t)</text:p>
      <text:p text:style-name="Standard">:</text:p>
      <text:p text:style-name="Standard">[object Object]</text:p>
      <text:p text:style-name="Standard">registerMenu()</text:p>
      <text:p text:style-name="Standard">:</text:p>
      <text:p text:style-name="Standard">[object Object]</text:p>
      <text:p text:style-name="Standard">resetTitle()</text:p>
      <text:p text:style-name="Standard">:</text:p>
      <text:p text:style-name="Standard">[object Object]</text:p>
      <text:p text:style-name="Standard">selectItem(id)</text:p>
      <text:p text:style-name="Standard">[1]</text:p>
      <text:p text:style-name="Standard">0</text:p>
      <text:p text:style-name="Standard">:</text:p>
      <text:p text:style-name="Standard">veh:queueLuaCommand('extensions.core_quickAccess.selectItem(' .. serialize(item.orgMenuID) .. ')')</text:p>
      <text:p text:style-name="Standard">setEnabled(enabled)</text:p>
      <text:p text:style-name="Standard">:</text:p>
      <text:p text:style-name="Standard">[object Object]</text:p>
      <text:p text:style-name="Standard">vehicleItemSelectCallback(objID, args)</text:p>
      <text:p text:style-name="Standard">:</text:p>
      <text:p text:style-name="Standard">[object Object]</text:p>
      <text:p text:style-name="Standard">vehicleItemsCallback(objID, level, items)</text:p>
      <text:p text:style-name="Standard">:</text:p>
      <text:p text:style-name="Standard">[object Object]</text:p>
      <text:p text:style-name="Standard">core_remoteController</text:p>
      <text:p text:style-name="Standard"><text:soft-page-break/>{5}</text:p>
      <text:p text:style-name="Standard">devicesConnected()</text:p>
      <text:p text:style-name="Standard">:</text:p>
      <text:p text:style-name="Standard">[object Object]</text:p>
      <text:p text:style-name="Standard">getQRCode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putBindingsChanged(players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core_replay</text:p>
      <text:p text:style-name="Standard">{24}</text:p>
      <text:p text:style-name="Standard">state</text:p>
      <text:p text:style-name="Standard">{10}</text:p>
      <text:p text:style-name="Standard">fpsPlay</text:p>
      <text:p text:style-name="Standard">:</text:p>
      <text:p text:style-name="Standard">[object Object]</text:p>
      <text:p text:style-name="Standard">fpsRec</text:p>
      <text:p text:style-name="Standard">:</text:p>
      <text:p text:style-name="Standard">[object Object]</text:p>
      <text:p text:style-name="Standard">framePositionSeconds</text:p>
      <text:p text:style-name="Standard">:</text:p>
      <text:p text:style-name="Standard">[object Object]</text:p>
      <text:p text:style-name="Standard">jumpOffset</text:p>
      <text:p text:style-name="Standard">:</text:p>
      <text:p text:style-name="Standard">[object Object]</text:p>
      <text:p text:style-name="Standard">loadedFile</text:p>
      <text:p text:style-name="Standard">:</text:p>
      <text:p text:style-name="Standard">[object Object]</text:p>
      <text:p text:style-name="Standard">paused</text:p>
      <text:p text:style-name="Standard">:</text:p>
      <text:p text:style-name="Standard">[object Object]</text:p>
      <text:p text:style-name="Standard">positionSeconds</text:p>
      <text:p text:style-name="Standard">:</text:p>
      <text:p text:style-name="Standard">[object Object]</text:p>
      <text:p text:style-name="Standard">speed</text:p>
      <text:p text:style-name="Standard">[1]</text:p>
      <text:p text:style-name="Standard">0</text:p>
      <text:p text:style-name="Standard">:</text:p>
      <text:p text:style-name="Standard">if state.speed &gt; 0.1 and stopTimer &lt; timeToWaitAtStop then</text:p>
      <text:p text:style-name="Standard">state</text:p>
      <text:p text:style-name="Standard">[3]</text:p>
      <text:p text:style-name="Standard">0</text:p>
      <text:p text:style-name="Standard">:</text:p>
      <text:p text:style-name="Standard">if core_replay.state.state == "playing" then</text:p>
      <text:p text:style-name="Standard">1</text:p>
      <text:p text:style-name="Standard">:</text:p>
      <text:p text:style-name="Standard">if core_replay.state.state == "playing" then</text:p>
      <text:p text:style-name="Standard"><text:soft-page-break/>2</text:p>
      <text:p text:style-name="Standard">:</text:p>
      <text:p text:style-name="Standard">if core_replay.state.state == "playing" then</text:p>
      <text:p text:style-name="Standard">totalSeconds</text:p>
      <text:p text:style-name="Standard">:</text:p>
      <text:p text:style-name="Standard">[object Object]</text:p>
      <text:p text:style-name="Standard">cancelRecording()</text:p>
      <text:p text:style-name="Standard">:</text:p>
      <text:p text:style-name="Standard">[object Object]</text:p>
      <text:p text:style-name="Standard">displayMsg(level, msg, context)</text:p>
      <text:p text:style-name="Standard">:</text:p>
      <text:p text:style-name="Standard">[object Object]</text:p>
      <text:p text:style-name="Standard">getLoadedFile()</text:p>
      <text:p text:style-name="Standard">[3]</text:p>
      <text:p text:style-name="Standard">0</text:p>
      <text:p text:style-name="Standard">:</text:p>
      <text:p text:style-name="Standard">if path and path.replay and replayExists(path.replay) and path.replay ~= core_replay.getLoadedFile() then</text:p>
      <text:p text:style-name="Standard">1</text:p>
      <text:p text:style-name="Standard">:</text:p>
      <text:p text:style-name="Standard">if core_replay.getLoadedFile() ~= "" then</text:p>
      <text:p text:style-name="Standard">2</text:p>
      <text:p text:style-name="Standard">:</text:p>
      <text:p text:style-name="Standard">actionData.path.replay = core_replay.getLoadedFile()</text:p>
      <text:p text:style-name="Standard">getPositionSeconds()</text:p>
      <text:p text:style-name="Standard">[3]</text:p>
      <text:p text:style-name="Standard">0</text:p>
      <text:p text:style-name="Standard">:</text:p>
      <text:p text:style-name="Standard">camTs[i] = core_replay.getPositionSeconds()</text:p>
      <text:p text:style-name="Standard">1</text:p>
      <text:p text:style-name="Standard">:</text:p>
      <text:p text:style-name="Standard">marker.time = core_replay.getPositionSeconds()</text:p>
      <text:p text:style-name="Standard">2</text:p>
      <text:p text:style-name="Standard">:</text:p>
      <text:p text:style-name="Standard">local relativePos = im.FloatPtr(core_replay.getPositionSeconds())</text:p>
      <text:p text:style-name="Standard">getRecordings()</text:p>
      <text:p text:style-name="Standard">[1]</text:p>
      <text:p text:style-name="Standard">0</text:p>
      <text:p text:style-name="Standard">:</text:p>
      <text:p text:style-name="Standard">for _, recording in ipairs(core_replay.getRecordings()) do</text:p>
      <text:p text:style-name="Standard">getState()</text:p>
      <text:p text:style-name="Standard">[3]</text:p>
      <text:p text:style-name="Standard">0</text:p>
      <text:p text:style-name="Standard">:</text:p>
      <text:p text:style-name="Standard">if (core_replay.getState() == 'playing') and not core_replay.isPaused() then</text:p>
      <text:p text:style-name="Standard">1</text:p>
      <text:p text:style-name="Standard">:</text:p>
      <text:p text:style-name="Standard">if linkReplay[0] and (core_replay.getState() == "playing"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getTotalSeconds()</text:p>
      <text:p text:style-name="Standard">[1]</text:p>
      <text:p text:style-name="Standard">0</text:p>
      <text:p text:style-name="Standard">:</text:p>
      <text:p text:style-name="Standard"><text:soft-page-break/>local maxSecs = core_replay.getTotalSeconds()</text:p>
      <text:p text:style-name="Standard">isPaused()</text:p>
      <text:p text:style-name="Standard">[3]</text:p>
      <text:p text:style-name="Standard">0</text:p>
      <text:p text:style-name="Standard">:</text:p>
      <text:p text:style-name="Standard">return core_replay.isPaused()</text:p>
      <text:p text:style-name="Standard">1</text:p>
      <text:p text:style-name="Standard">:</text:p>
      <text:p text:style-name="Standard">if (core_replay.getState() == 'playing') and not core_replay.isPaused(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jump(offset)</text:p>
      <text:p text:style-name="Standard">:</text:p>
      <text:p text:style-name="Standard">[object Object]</text:p>
      <text:p text:style-name="Standard">loadFile(filename)</text:p>
      <text:p text:style-name="Standard">[3]</text:p>
      <text:p text:style-name="Standard">0</text:p>
      <text:p text:style-name="Standard">:</text:p>
      <text:p text:style-name="Standard">core_replay.loadFile(path.replay)</text:p>
      <text:p text:style-name="Standard">1</text:p>
      <text:p text:style-name="Standard">:</text:p>
      <text:p text:style-name="Standard">core_replay.loadFile(actionData.path.replay)</text:p>
      <text:p text:style-name="Standard">2</text:p>
      <text:p text:style-name="Standard">:</text:p>
      <text:p text:style-name="Standard">core_replay.loadFile(actionData.path.replay)</text:p>
      <text:p text:style-name="Standard">onClientEndMission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iChangedState(cur, prev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penReplayFolderInExplorer()</text:p>
      <text:p text:style-name="Standard">:</text:p>
      <text:p text:style-name="Standard">[object Object]</text:p>
      <text:p text:style-name="Standard">pause(v)</text:p>
      <text:p text:style-name="Standard">[2]</text:p>
      <text:p text:style-name="Standard">0</text:p>
      <text:p text:style-name="Standard">:</text:p>
      <text:p text:style-name="Standard">core_replay.pause(paused)</text:p>
      <text:p text:style-name="Standard">1</text:p>
      <text:p text:style-name="Standard">:</text:p>
      <text:p text:style-name="Standard">core_replay.pause(true)</text:p>
      <text:p text:style-name="Standard">seek(time)</text:p>
      <text:p text:style-name="Standard">[3]</text:p>
      <text:p text:style-name="Standard">0</text:p>
      <text:p text:style-name="Standard">:</text:p>
      <text:p text:style-name="Standard">core_replay.seek(relativePos[0] / maxSecs)</text:p>
      <text:p text:style-name="Standard"><text:soft-page-break/>1</text:p>
      <text:p text:style-name="Standard">:</text:p>
      <text:p text:style-name="Standard">if im.Button("-10") then core_replay.seek((relativePos[0] -10) / maxSecs) im.SameLine()</text:p>
      <text:p text:style-name="Standard">2</text:p>
      <text:p text:style-name="Standard">:</text:p>
      <text:p text:style-name="Standard">if im.Button("-2") then core_replay.seek((relativePos[0] -2) / maxSecs) im.SameLine()</text:p>
      <text:p text:style-name="Standard">setSpeed(speed)</text:p>
      <text:p text:style-name="Standard">[1]</text:p>
      <text:p text:style-name="Standard">0</text:p>
      <text:p text:style-name="Standard">:</text:p>
      <text:p text:style-name="Standard">core_replay.setSpeed(markers[self.ctrlPoint].bullettime)</text:p>
      <text:p text:style-name="Standard">stateChanged(loadedFile, positionSeconds, totalSeconds, speed, paused, fpsPlay, fpsRec, statestr, framePositionSeconds)</text:p>
      <text:p text:style-name="Standard">[1]</text:p>
      <text:p text:style-name="Standard">0</text:p>
      <text:p text:style-name="Standard">:</text:p>
      <text:p text:style-name="Standard">core_replay.stateChanged(...)</text:p>
      <text:p text:style-name="Standard">stop()</text:p>
      <text:p text:style-name="Standard">[2]</text:p>
      <text:p text:style-name="Standard">0</text:p>
      <text:p text:style-name="Standard">:</text:p>
      <text:p text:style-name="Standard">core_replay.stop()</text:p>
      <text:p text:style-name="Standard">1</text:p>
      <text:p text:style-name="Standard">:</text:p>
      <text:p text:style-name="Standard">core_replay.stop()</text:p>
      <text:p text:style-name="Standard">togglePlay()</text:p>
      <text:p text:style-name="Standard">[3]</text:p>
      <text:p text:style-name="Standard">0</text:p>
      <text:p text:style-name="Standard">:</text:p>
      <text:p text:style-name="Standard">core_replay.togglePlay()</text:p>
      <text:p text:style-name="Standard">1</text:p>
      <text:p text:style-name="Standard">:</text:p>
      <text:p text:style-name="Standard">core_replay.togglePlay()</text:p>
      <text:p text:style-name="Standard">2</text:p>
      <text:p text:style-name="Standard">:</text:p>
      <text:p text:style-name="Standard">core_replay.togglePlay()</text:p>
      <text:p text:style-name="Standard">toggleRecording(autoplayAfterStopping)</text:p>
      <text:p text:style-name="Standard">:</text:p>
      <text:p text:style-name="Standard">[object Object]</text:p>
      <text:p text:style-name="Standard">toggleSpeed(val)</text:p>
      <text:p text:style-name="Standard">[3]</text:p>
      <text:p text:style-name="Standard">0</text:p>
      <text:p text:style-name="Standard">:</text:p>
      <text:p text:style-name="Standard">if val == "^" then core_replay.toggleSpeed("realtime")</text:p>
      <text:p text:style-name="Standard">1</text:p>
      <text:p text:style-name="Standard">:</text:p>
      <text:p text:style-name="Standard">elseif val == "v" then core_replay.toggleSpeed("slowmotion")</text:p>
      <text:p text:style-name="Standard">2</text:p>
      <text:p text:style-name="Standard">:</text:p>
      <text:p text:style-name="Standard">elseif val == "&lt;" then core_replay.toggleSpeed( -1)</text:p>
      <text:p text:style-name="Standard">core_repository</text:p>
      <text:p text:style-name="Standard">{22}</text:p>
      <text:p text:style-name="Standard">addUpdateQueue(data)</text:p>
      <text:p text:style-name="Standard">[1]</text:p>
      <text:p text:style-name="Standard">0</text:p>
      <text:p text:style-name="Standard"><text:soft-page-break/>:</text:p>
      <text:p text:style-name="Standard">extensions.core_repository.addUpdateQueue(v)</text:p>
      <text:p text:style-name="Standard">changeStateUpdateQueue(fname, nstate)</text:p>
      <text:p text:style-name="Standard">:</text:p>
      <text:p text:style-name="Standard">[object Object]</text:p>
      <text:p text:style-name="Standard">installMod(uri, filename, localPath, callback)</text:p>
      <text:p text:style-name="Standard">[1]</text:p>
      <text:p text:style-name="Standard">0</text:p>
      <text:p text:style-name="Standard">:</text:p>
      <text:p text:style-name="Standard">extensions.core_repository.installMod(data, filename, 'mods/repo/')</text:p>
      <text:p text:style-name="Standard">modSubscribe(mod_id, useOptOut)</text:p>
      <text:p text:style-name="Standard">[1]</text:p>
      <text:p text:style-name="Standard">0</text:p>
      <text:p text:style-name="Standard">:</text:p>
      <text:p text:style-name="Standard">extensions.core_repository.modSubscribe(data)</text:p>
      <text:p text:style-name="Standard">modUnsubscribe(mod_id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Update(dt)</text:p>
      <text:p text:style-name="Standard">:</text:p>
      <text:p text:style-name="Standard">[object Object]</text:p>
      <text:p text:style-name="Standard">requestMod(mod_id)</text:p>
      <text:p text:style-name="Standard">:</text:p>
      <text:p text:style-name="Standard">[object Object]</text:p>
      <text:p text:style-name="Standard">requestModOffline(mod_id)</text:p>
      <text:p text:style-name="Standard">:</text:p>
      <text:p text:style-name="Standard">[object Object]</text:p>
      <text:p text:style-name="Standard">requestMods(query, order_by, order, page, categories)</text:p>
      <text:p text:style-name="Standard">:</text:p>
      <text:p text:style-name="Standard">[object Object]</text:p>
      <text:p text:style-name="Standard">requestMyMods(query, order_by, order, page, categories)</text:p>
      <text:p text:style-name="Standard">:</text:p>
      <text:p text:style-name="Standard">[object Object]</text:p>
      <text:p text:style-name="Standard">runSubscription()</text:p>
      <text:p text:style-name="Standard">:</text:p>
      <text:p text:style-name="Standard">[object Object]</text:p>
      <text:p text:style-name="Standard">setRepoCmd(cmddata)</text:p>
      <text:p text:style-name="Standard">[1]</text:p>
      <text:p text:style-name="Standard">0</text:p>
      <text:p text:style-name="Standard">:</text:p>
      <text:p text:style-name="Standard">extensions.core_repository.setRepoCmd(cmd)</text:p>
      <text:p text:style-name="Standard">setRepoMsg(data)</text:p>
      <text:p text:style-name="Standard">[1]</text:p>
      <text:p text:style-name="Standard">0</text:p>
      <text:p text:style-name="Standard">:</text:p>
      <text:p text:style-name="Standard">extensions.core_repository.setRepoMsg(cmd)</text:p>
      <text:p text:style-name="Standard">setrepoAutomationMsg(data)</text:p>
      <text:p text:style-name="Standard">[1]</text:p>
      <text:p text:style-name="Standard"><text:soft-page-break/>0</text:p>
      <text:p text:style-name="Standard">:</text:p>
      <text:p text:style-name="Standard">extensions.core_repository.setrepoAutomationMsg(cmd)</text:p>
      <text:p text:style-name="Standard">uiShowMod(modId)</text:p>
      <text:p text:style-name="Standard">[1]</text:p>
      <text:p text:style-name="Standard">0</text:p>
      <text:p text:style-name="Standard">:</text:p>
      <text:p text:style-name="Standard">extensions.core_repository.uiShowMod(data)</text:p>
      <text:p text:style-name="Standard">uiShowRepo()</text:p>
      <text:p text:style-name="Standard">[1]</text:p>
      <text:p text:style-name="Standard">0</text:p>
      <text:p text:style-name="Standard">:</text:p>
      <text:p text:style-name="Standard">extensions.core_repository.uiShowRepo()</text:p>
      <text:p text:style-name="Standard">uiUpdateQueue()</text:p>
      <text:p text:style-name="Standard">[1]</text:p>
      <text:p text:style-name="Standard">0</text:p>
      <text:p text:style-name="Standard">:</text:p>
      <text:p text:style-name="Standard">extensions.core_repository.uiUpdateQueue()</text:p>
      <text:p text:style-name="Standard">updateAllMissing()</text:p>
      <text:p text:style-name="Standard">:</text:p>
      <text:p text:style-name="Standard">[object Object]</text:p>
      <text:p text:style-name="Standard">updateAllMods()</text:p>
      <text:p text:style-name="Standard">[1]</text:p>
      <text:p text:style-name="Standard">0</text:p>
      <text:p text:style-name="Standard">:</text:p>
      <text:p text:style-name="Standard">core_repository.updateAllMods()</text:p>
      <text:p text:style-name="Standard">updateOneMod(id)</text:p>
      <text:p text:style-name="Standard">:</text:p>
      <text:p text:style-name="Standard">[object Object]</text:p>
      <text:p text:style-name="Standard">core_settings_audio</text:p>
      <text:p text:style-name="Standard">{2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audio.buildOptionHelpers())</text:p>
      <text:p text:style-name="Standard">onFirstUpdateSettings(data)</text:p>
      <text:p text:style-name="Standard">[1]</text:p>
      <text:p text:style-name="Standard">0</text:p>
      <text:p text:style-name="Standard">:</text:p>
      <text:p text:style-name="Standard">extensions.core_settings_audio.onFirstUpdateSettings()</text:p>
      <text:p text:style-name="Standard">core_settings_gameplay</text:p>
      <text:p text:style-name="Standard">{1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ameplay.buildOptionHelpers())</text:p>
      <text:p text:style-name="Standard">core_settings_graphic</text:p>
      <text:p text:style-name="Standard">{8}</text:p>
      <text:p text:style-name="Standard">applyGraphicsState()</text:p>
      <text:p text:style-name="Standard">[2]</text:p>
      <text:p text:style-name="Standard">0</text:p>
      <text:p text:style-name="Standard">:</text:p>
      <text:p text:style-name="Standard"><text:soft-page-break/>core_settings_graphic.applyGraphicsState()</text:p>
      <text:p text:style-name="Standard">1</text:p>
      <text:p text:style-name="Standard">:</text:p>
      <text:p text:style-name="Standard">core_settings_graphic.applyGraphicsState()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raphic.buildOptionHelpers())</text:p>
      <text:p text:style-name="Standard">load(newState)</text:p>
      <text:p text:style-name="Standard">[1]</text:p>
      <text:p text:style-name="Standard">0</text:p>
      <text:p text:style-name="Standard">:</text:p>
      <text:p text:style-name="Standard">core_settings_graphic.load(newState)</text:p>
      <text:p text:style-name="Standard">onFirstUpdateSettings()</text:p>
      <text:p text:style-name="Standard">[1]</text:p>
      <text:p text:style-name="Standard">0</text:p>
      <text:p text:style-name="Standard">:</text:p>
      <text:p text:style-name="Standard">extensions.core_settings_graphic.onFirstUpdateSettings()</text:p>
      <text:p text:style-name="Standard">onInitSettings(data)</text:p>
      <text:p text:style-name="Standard">[1]</text:p>
      <text:p text:style-name="Standard">0</text:p>
      <text:p text:style-name="Standard">:</text:p>
      <text:p text:style-name="Standard">extensions.core_settings_graphic.onInitSettings(data)</text:p>
      <text:p text:style-name="Standard">onUiChangedState(toState, fromState)</text:p>
      <text:p text:style-name="Standard">:</text:p>
      <text:p text:style-name="Standard">[object Object]</text:p>
      <text:p text:style-name="Standard">openMonitorConfiguration()</text:p>
      <text:p text:style-name="Standard">:</text:p>
      <text:p text:style-name="Standard">[object Object]</text:p>
      <text:p text:style-name="Standard">refreshGraphicsState(newState)</text:p>
      <text:p text:style-name="Standard">:</text:p>
      <text:p text:style-name="Standard">[object Object]</text:p>
      <text:p text:style-name="Standard">core_settings_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<text:soft-page-break/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rafficSetup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ConsumptionRate</text:p>
      <text:p text:style-name="Standard"><text:soft-page-break/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Length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{1}</text:p>
      <text:p text:style-name="Standard">modes</text:p>
      <text:p text:style-name="Standard">{2}</text:p>
      <text:p text:style-name="Standard">keys</text:p>
      <text:p text:style-name="Standard"><text:soft-page-break/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<text:soft-page-break/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amount = core_settings_settings.getValue('trafficAmount')</text:p>
      <text:p text:style-name="Standard">2</text:p>
      <text:p text:style-name="Standard">:</text:p>
      <text:p text:style-name="Standard">if not groupType then groupType = core_settings_settings.getValue('trafficSetup')</text:p>
      <text:p text:style-name="Standard">initSettings()</text:p>
      <text:p text:style-name="Standard">:</text:p>
      <text:p text:style-name="Standard">[object Object]</text:p>
      <text:p text:style-name="Standard">load(ignoreCache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refreshTSState(withValue)</text:p>
      <text:p text:style-name="Standard">:</text:p>
      <text:p text:style-name="Standard">[object Object]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save()</text:p>
      <text:p text:style-name="Standard">:</text:p>
      <text:p text:style-name="Standard">[object Object]</text:p>
      <text:p text:style-name="Standard">setState(newState, ignoreCache)</text:p>
      <text:p text:style-name="Standard">:</text:p>
      <text:p text:style-name="Standard">[object Object]</text:p>
      <text:p text:style-name="Standard">setValue(key, value, ignoreCache)</text:p>
      <text:p text:style-name="Standard">:</text:p>
      <text:p text:style-name="Standard">[object Object]</text:p>
      <text:p text:style-name="Standard">core_sounds</text:p>
      <text:p text:style-name="Standard">{9}</text:p>
      <text:p text:style-name="Standard">dependencies</text:p>
      <text:p text:style-name="Standard">:</text:p>
      <text:p text:style-name="Standard">[object Object]</text:p>
      <text:p text:style-name="Standard">initEngineSound(vehicleId, engineId, jsonPath, nodeIdArray, noloadVol, loadVol)</text:p>
      <text:p text:style-name="Standard">:</text:p>
      <text:p text:style-name="Standard">[object Object]</text:p>
      <text:p text:style-name="Standard">initExhaustSound(vehicleId, engineId, jsonPath, nodeIdPairArray, noloadVol, loadVol)</text:p>
      <text:p text:style-name="Standard">:</text:p>
      <text:p text:style-name="Standard">[object Object]</text:p>
      <text:p text:style-name="Standard">onPreRender(dtReal, dtSim, dtRaw)</text:p>
      <text:p text:style-name="Standard"><text:soft-page-break/>:</text:p>
      <text:p text:style-name="Standard">[object Object]</text:p>
      <text:p text:style-name="Standard">setEngineSoundParameter(vehicleId, engineId, paramName, paramValue)</text:p>
      <text:p text:style-name="Standard">:</text:p>
      <text:p text:style-name="Standard">[object Object]</text:p>
      <text:p text:style-name="Standard">setEngineSoundParameterList(vehicleId, engineId, parameters)</text:p>
      <text:p text:style-name="Standard">:</text:p>
      <text:p text:style-name="Standard">[object Object]</text:p>
      <text:p text:style-name="Standard">setExhaustSoundNodes(vehicleId, engineId, nodeIdPairArray)</text:p>
      <text:p text:style-name="Standard">:</text:p>
      <text:p text:style-name="Standard">[object Object]</text:p>
      <text:p text:style-name="Standard">setGlobalParameter(name, value)</text:p>
      <text:p text:style-name="Standard">:</text:p>
      <text:p text:style-name="Standard">[object Object]</text:p>
      <text:p text:style-name="Standard">updateEngineSound(vehicleId, engineId, rpm, onLoad, engineVolume)</text:p>
      <text:p text:style-name="Standard">:</text:p>
      <text:p text:style-name="Standard">[object Object]</text:p>
      <text:p text:style-name="Standard">core_terrain</text:p>
      <text:p text:style-name="Standard">{4}</text:p>
      <text:p text:style-name="Standard">getTerrain()</text:p>
      <text:p text:style-name="Standard">[3]</text:p>
      <text:p text:style-name="Standard">0</text:p>
      <text:p text:style-name="Standard">:</text:p>
      <text:p text:style-name="Standard">editor.drawBrush('ellipse', hit.pos, editor.getPreference("forestEditor.general.brushSize") / 2, nil, var.selectedTool.color, core_terrain.getTerrain())</text:p>
      <text:p text:style-name="Standard">1</text:p>
      <text:p text:style-name="Standard">:</text:p>
      <text:p text:style-name="Standard">elseif core_terrain.getTerrain() then</text:p>
      <text:p text:style-name="Standard">2</text:p>
      <text:p text:style-name="Standard">:</text:p>
      <text:p text:style-name="Standard">if not core_terrain.getTerrain() then</text:p>
      <text:p text:style-name="Standard">getTerrainHeight(point)</text:p>
      <text:p text:style-name="Standard">[3]</text:p>
      <text:p text:style-name="Standard">0</text:p>
      <text:p text:style-name="Standard">:</text:p>
      <text:p text:style-name="Standard">table.insert(wps, vec3(task[3][1], task[3][2], core_terrain.getTerrainHeight(vec3(task[3]):toPoint3F())))</text:p>
      <text:p text:style-name="Standard">1</text:p>
      <text:p text:style-name="Standard">:</text:p>
      <text:p text:style-name="Standard">table.insert(wps, vec3(task[3][1], task[3][2], core_terrain.getTerrainHeight(vec3(task[3]):toPoint3F())))</text:p>
      <text:p text:style-name="Standard">2</text:p>
      <text:p text:style-name="Standard">:</text:p>
      <text:p text:style-name="Standard">initialGizmoTerrainOffset = gizmoPos.z - core_terrain.getTerrainHeight(gizmoPos)</text:p>
      <text:p text:style-name="Standard">getTerrainNormal(point)</text:p>
      <text:p text:style-name="Standard">:</text:p>
      <text:p text:style-name="Standard">[object Object]</text:p>
      <text:p text:style-name="Standard">getTerrainSmoothNormal(point)</text:p>
      <text:p text:style-name="Standard">[3]</text:p>
      <text:p text:style-name="Standard">0</text:p>
      <text:p text:style-name="Standard">:</text:p>
      <text:p text:style-name="Standard">initialGizmoTerrainNormal = vec3(core_terrain.getTerrainSmoothNormal(gizmoPos))</text:p>
      <text:p text:style-name="Standard">1</text:p>
      <text:p text:style-name="Standard">:</text:p>
      <text:p text:style-name="Standard">objectTerrainNormals[index] = vec3(core_terrain.getTerrainSmoothNormal(objPos))</text:p>
      <text:p text:style-name="Standard">2</text:p>
      <text:p text:style-name="Standard">:</text:p>
      <text:p text:style-name="Standard"><text:soft-page-break/>newGizmoTerrainNormal = vec3(core_terrain.getTerrainSmoothNormal(newGizmoPos:toPoint3F()))</text:p>
      <text:p text:style-name="Standard">core_vehicleBridge</text:p>
      <text:p text:style-name="Standard">{3}</text:p>
      <text:p text:style-name="Standard">callbackFromVlua(id)</text:p>
      <text:p text:style-name="Standard">:</text:p>
      <text:p text:style-name="Standard">[object Object]</text:p>
      <text:p text:style-name="Standard">executeAction(veh)</text:p>
      <text:p text:style-name="Standard">:</text:p>
      <text:p text:style-name="Standard">[object Object]</text:p>
      <text:p text:style-name="Standard">requestValue(veh, callback)</text:p>
      <text:p text:style-name="Standard">:</text:p>
      <text:p text:style-name="Standard">[object Object]</text:p>
      <text:p text:style-name="Standard">core_vehicle_colors</text:p>
      <text:p text:style-name="Standard">{2}</text:p>
      <text:p text:style-name="Standard">colorStringToColorTable(colorString)</text:p>
      <text:p text:style-name="Standard">:</text:p>
      <text:p text:style-name="Standard">[object Object]</text:p>
      <text:p text:style-name="Standard">setVehicleColor(index, colorString, objID)</text:p>
      <text:p text:style-name="Standard">:</text:p>
      <text:p text:style-name="Standard">[object Object]</text:p>
      <text:p text:style-name="Standard">core_vehicle_manager</text:p>
      <text:p text:style-name="Standard">{14}</text:p>
      <text:p text:style-name="Standard">getPlayerVehicleDat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local isUnicycle = not activeGlobalCameraName and core_vehicle_manager and core_vehicle_manager.getPlayerVehicleData() and core_vehicle_manager.getPlayerVehicleData().mainPartName == "unicycle"</text:p>
      <text:p text:style-name="Standard">2</text:p>
      <text:p text:style-name="Standard">:</text:p>
      <text:p text:style-name="Standard">local plvdata = core_vehicle_manager.getPlayerVehicleData()</text:p>
      <text:p text:style-name="Standard">getVehicleData(id)</text:p>
      <text:p text:style-name="Standard">[3]</text:p>
      <text:p text:style-name="Standard">0</text:p>
      <text:p text:style-name="Standard">:</text:p>
      <text:p text:style-name="Standard">local vmvd = extensions.core_vehicle_manager.getVehicleData(vid)</text:p>
      <text:p text:style-name="Standard">1</text:p>
      <text:p text:style-name="Standard">:</text:p>
      <text:p text:style-name="Standard">local vd = extensions.core_vehicle_manager.getVehicleData(objID)</text:p>
      <text:p text:style-name="Standard">2</text:p>
      <text:p text:style-name="Standard">:</text:p>
      <text:p text:style-name="Standard">local vData = extensions.core_vehicle_manager.getVehicleData(veh:getID())</text:p>
      <text:p text:style-name="Standard">liveUpdateVehicleColors(objID, _vehicleObj, index, paint)</text:p>
      <text:p text:style-name="Standard">[1]</text:p>
      <text:p text:style-name="Standard">0</text:p>
      <text:p text:style-name="Standard">:</text:p>
      <text:p text:style-name="Standard">extensions.core_vehicle_manager.liveUpdateVehicleColors(objID, veh, index, paint)</text:p>
      <text:p text:style-name="Standard">onClientEnd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<text:soft-page-break/>[object Object]</text:p>
      <text:p text:style-name="Standard">onDespawnObject(id, isReloading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reloadAllVehicles()</text:p>
      <text:p text:style-name="Standard">:</text:p>
      <text:p text:style-name="Standard">[object Object]</text:p>
      <text:p text:style-name="Standard">reloadVehicle(playerId)</text:p>
      <text:p text:style-name="Standard">:</text:p>
      <text:p text:style-name="Standard">[object Object]</text:p>
      <text:p text:style-name="Standard">setVehicleColorsNames(id, colors, optional)</text:p>
      <text:p text:style-name="Standard">[1]</text:p>
      <text:p text:style-name="Standard">0</text:p>
      <text:p text:style-name="Standard">:</text:p>
      <text:p text:style-name="Standard">extensions.core_vehicle_manager.setVehicleColorsNames(objID, {part.default_color, part.default_color_2, part.default_color_3})</text:p>
      <text:p text:style-name="Standard">toggleModifyKey()</text:p>
      <text:p text:style-name="Standard">:</text:p>
      <text:p text:style-name="Standard">[object Object]</text:p>
      <text:p text:style-name="Standard">core_vehicles</text:p>
      <text:p text:style-name="Standard">{40}</text:p>
      <text:p text:style-name="Standard">defaultVehicleModel</text:p>
      <text:p text:style-name="Standard">[1]</text:p>
      <text:p text:style-name="Standard">0</text:p>
      <text:p text:style-name="Standard">:</text:p>
      <text:p text:style-name="Standard">local defaultVehicle = campaign.meta.defaultVehicle or {model=core_vehicles.defaultVehicleModel, color="0.99 0.99 0.99 1.60", config="levels/Utah/scenarios/chapter_2/rusty.pc", licenseText=nil}</text:p>
      <text:p text:style-name="Standard">changeMeshVisibility(delta)</text:p>
      <text:p text:style-name="Standard">[1]</text:p>
      <text:p text:style-name="Standard">0</text:p>
      <text:p text:style-name="Standard">:</text:p>
      <text:p text:style-name="Standard">core_vehicles.changeMeshVisibility(1)</text:p>
      <text:p text:style-name="Standard">clearCache()</text:p>
      <text:p text:style-name="Standard">:</text:p>
      <text:p text:style-name="Standard">[object Object]</text:p>
      <text:p text:style-name="Standard">cloneCurrent()</text:p>
      <text:p text:style-name="Standard">:</text:p>
      <text:p text:style-name="Standard">[object Object]</text:p>
      <text:p text:style-name="Standard">convertAllVehicleInfo()</text:p>
      <text:p text:style-name="Standard">:</text:p>
      <text:p text:style-name="Standard">[object Object]</text:p>
      <text:p text:style-name="Standard">convertAllVehiclePC()</text:p>
      <text:p text:style-name="Standard">:</text:p>
      <text:p text:style-name="Standard">[object Object]</text:p>
      <text:p text:style-name="Standard"><text:soft-page-break/>convertVehicleInfo(info)</text:p>
      <text:p text:style-name="Standard">:</text:p>
      <text:p text:style-name="Standard">[object Object]</text:p>
      <text:p text:style-name="Standard">convertVehiclePC(filename)</text:p>
      <text:p text:style-name="Standard">:</text:p>
      <text:p text:style-name="Standard">[object Object]</text:p>
      <text:p text:style-name="Standard">getBeamStats(vehID)</text:p>
      <text:p text:style-name="Standard">:</text:p>
      <text:p text:style-name="Standard">[object Object]</text:p>
      <text:p text:style-name="Standard">getConfigList(array)</text:p>
      <text:p text:style-name="Standard">[3]</text:p>
      <text:p text:style-name="Standard">0</text:p>
      <text:p text:style-name="Standard">:</text:p>
      <text:p text:style-name="Standard">local configs = core_vehicles.getConfigList(true).configs</text:p>
      <text:p text:style-name="Standard">1</text:p>
      <text:p text:style-name="Standard">:</text:p>
      <text:p text:style-name="Standard">local configs = core_vehicles.getConfigList(true).configs</text:p>
      <text:p text:style-name="Standard">2</text:p>
      <text:p text:style-name="Standard">:</text:p>
      <text:p text:style-name="Standard">configs = extensions.core_vehicles.getConfigList(true)</text:p>
      <text:p text:style-name="Standard">getCurrentVehicleDetails()</text:p>
      <text:p text:style-name="Standard">[3]</text:p>
      <text:p text:style-name="Standard">0</text:p>
      <text:p text:style-name="Standard">:</text:p>
      <text:p text:style-name="Standard">local vehicle = core_vehicles.getCurrentVehicleDetails()</text:p>
      <text:p text:style-name="Standard">1</text:p>
      <text:p text:style-name="Standard">:</text:p>
      <text:p text:style-name="Standard">local currentVehicle = core_vehicles.getCurrentVehicleDetails()</text:p>
      <text:p text:style-name="Standard">2</text:p>
      <text:p text:style-name="Standard">:</text:p>
      <text:p text:style-name="Standard">local currentVehicle = core_vehicles.getCurrentVehicleDetails()</text:p>
      <text:p text:style-name="Standard">getModel(key, ignoreCache, forcePcs)</text:p>
      <text:p text:style-name="Standard">[3]</text:p>
      <text:p text:style-name="Standard">0</text:p>
      <text:p text:style-name="Standard">:</text:p>
      <text:p text:style-name="Standard">local model = core_vehicles.getModel(v.model_key).model</text:p>
      <text:p text:style-name="Standard">1</text:p>
      <text:p text:style-name="Standard">:</text:p>
      <text:p text:style-name="Standard">local randomVehicleModel = core_vehicles.getModel(randomVehicle.model_key).model</text:p>
      <text:p text:style-name="Standard">2</text:p>
      <text:p text:style-name="Standard">:</text:p>
      <text:p text:style-name="Standard">local modelData = core_vehicles.getModel(vehicleData.model)</text:p>
      <text:p text:style-name="Standard">getModelList(array)</text:p>
      <text:p text:style-name="Standard">[3]</text:p>
      <text:p text:style-name="Standard">0</text:p>
      <text:p text:style-name="Standard">:</text:p>
      <text:p text:style-name="Standard">local models = core_vehicles.getModelList().models</text:p>
      <text:p text:style-name="Standard">1</text:p>
      <text:p text:style-name="Standard">:</text:p>
      <text:p text:style-name="Standard">local models = core_vehicles.getModelList().models</text:p>
      <text:p text:style-name="Standard">2</text:p>
      <text:p text:style-name="Standard">:</text:p>
      <text:p text:style-name="Standard">models = extensions.core_vehicles.getModelList(true),</text:p>
      <text:p text:style-name="Standard">getModelNames()</text:p>
      <text:p text:style-name="Standard"><text:soft-page-break/>:</text:p>
      <text:p text:style-name="Standard">[object Object]</text:p>
      <text:p text:style-name="Standard">getVehicleLicenseText(veh)</text:p>
      <text:p text:style-name="Standard">[3]</text:p>
      <text:p text:style-name="Standard">0</text:p>
      <text:p text:style-name="Standard">:</text:p>
      <text:p text:style-name="Standard">playerName = core_vehicles.getVehicleLicenseText(be:getPlayerVehicle(0)),</text:p>
      <text:p text:style-name="Standard">1</text:p>
      <text:p text:style-name="Standard">:</text:p>
      <text:p text:style-name="Standard">local licenseName = core_vehicles.getVehicleLicenseText(veh)</text:p>
      <text:p text:style-name="Standard">2</text:p>
      <text:p text:style-name="Standard">:</text:p>
      <text:p text:style-name="Standard">playerName = core_vehicles.getVehicleLicenseText(vehicle),</text:p>
      <text:p text:style-name="Standard">getVehicleList()</text:p>
      <text:p text:style-name="Standard">:</text:p>
      <text:p text:style-name="Standard">[object Object]</text:p>
      <text:p text:style-name="Standard">loadDefaultPickup()</text:p>
      <text:p text:style-name="Standard">:</text:p>
      <text:p text:style-name="Standard">[object Object]</text:p>
      <text:p text:style-name="Standard">loadDefaultVehicle()</text:p>
      <text:p text:style-name="Standard">[1]</text:p>
      <text:p text:style-name="Standard">0</text:p>
      <text:p text:style-name="Standard">:</text:p>
      <text:p text:style-name="Standard">core_vehicles.loadDefaultVehicle()</text:p>
      <text:p text:style-name="Standard">makeVehicleLicenseText(veh, designPath)</text:p>
      <text:p text:style-name="Standard">[1]</text:p>
      <text:p text:style-name="Standard">0</text:p>
      <text:p text:style-name="Standard">:</text:p>
      <text:p text:style-name="Standard">data.licenseName = extensions.core_vehicles.makeVehicleLicenseText()</text:p>
      <text:p text:style-name="Standard">numConfigOfModel(model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PreRender(dt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regenerateVehicleLicenseText(veh)</text:p>
      <text:p text:style-name="Standard">:</text:p>
      <text:p text:style-name="Standard">[object Object]</text:p>
      <text:p text:style-name="Standard">reloadVehicle(playerId)</text:p>
      <text:p text:style-name="Standard">[2]</text:p>
      <text:p text:style-name="Standard">0</text:p>
      <text:p text:style-name="Standard">:</text:p>
      <text:p text:style-name="Standard"><text:soft-page-break/>core_vehicles.reloadVehicle(playerId)</text:p>
      <text:p text:style-name="Standard">1</text:p>
      <text:p text:style-name="Standard">:</text:p>
      <text:p text:style-name="Standard">core_vehicles.reloadVehicle(0)</text:p>
      <text:p text:style-name="Standard">removeAll()</text:p>
      <text:p text:style-name="Standard">:</text:p>
      <text:p text:style-name="Standard">[object Object]</text:p>
      <text:p text:style-name="Standard">removeAllExceptCurrent()</text:p>
      <text:p text:style-name="Standard">:</text:p>
      <text:p text:style-name="Standard">[object Object]</text:p>
      <text:p text:style-name="Standard">removeAllWithProperty(propertyName, value)</text:p>
      <text:p text:style-name="Standard">:</text:p>
      <text:p text:style-name="Standard">[object Object]</text:p>
      <text:p text:style-name="Standard">removeCurrent()</text:p>
      <text:p text:style-name="Standard">[1]</text:p>
      <text:p text:style-name="Standard">0</text:p>
      <text:p text:style-name="Standard">:</text:p>
      <text:p text:style-name="Standard">core_vehicles.removeCurrent()</text:p>
      <text:p text:style-name="Standard">replaceVehicle(model, opt)</text:p>
      <text:p text:style-name="Standard">[3]</text:p>
      <text:p text:style-name="Standard">0</text:p>
      <text:p text:style-name="Standard">:</text:p>
      <text:p text:style-name="Standard">core_vehicles.replaceVehicle(vehName, {config = config})</text:p>
      <text:p text:style-name="Standard">1</text:p>
      <text:p text:style-name="Standard">:</text:p>
      <text:p text:style-name="Standard">core_vehicles.replaceVehicle(v.model_key, { config = v.key, licenseText = options.plate or ' '})</text:p>
      <text:p text:style-name="Standard">2</text:p>
      <text:p text:style-name="Standard">:</text:p>
      <text:p text:style-name="Standard">core_vehicles.replaceVehicle(spawningPlayer.model, spawningPlayer.options)</text:p>
      <text:p text:style-name="Standard">requestList()</text:p>
      <text:p text:style-name="Standard">:</text:p>
      <text:p text:style-name="Standard">[object Object]</text:p>
      <text:p text:style-name="Standard">requestPcList()</text:p>
      <text:p text:style-name="Standard">:</text:p>
      <text:p text:style-name="Standard">[object Object]</text:p>
      <text:p text:style-name="Standard">requestSimpleVehicleList()</text:p>
      <text:p text:style-name="Standard">:</text:p>
      <text:p text:style-name="Standard">[object Object]</text:p>
      <text:p text:style-name="Standard">setBeamStats(vehID, stats)</text:p>
      <text:p text:style-name="Standard">:</text:p>
      <text:p text:style-name="Standard">[object Object]</text:p>
      <text:p text:style-name="Standard">setPlateText(txt, vehId, designPath, formats)</text:p>
      <text:p text:style-name="Standard">[2]</text:p>
      <text:p text:style-name="Standard">0</text:p>
      <text:p text:style-name="Standard">:</text:p>
      <text:p text:style-name="Standard">extensions.core_vehicles.setPlateText((config and config.licenseName) or false, objID, licenseplatePath, licensePlateUsedFormats)</text:p>
      <text:p text:style-name="Standard">1</text:p>
      <text:p text:style-name="Standard">:</text:p>
      <text:p text:style-name="Standard">obj:queueGameEngineLua("core_vehicles.setPlateText( false, "..obj:getID()..",'"..v1.licenseplate_path.. "')")</text:p>
      <text:p text:style-name="Standard">spawnDefault()</text:p>
      <text:p text:style-name="Standard">:</text:p>
      <text:p text:style-name="Standard">[object Object]</text:p>
      <text:p text:style-name="Standard">spawnNewVehicle(model, opt)</text:p>
      <text:p text:style-name="Standard">[3]</text:p>
      <text:p text:style-name="Standard"><text:soft-page-break/>0</text:p>
      <text:p text:style-name="Standard">:</text:p>
      <text:p text:style-name="Standard">opponentVehicle = core_vehicles.spawnNewVehicle(selection.model, options)</text:p>
      <text:p text:style-name="Standard">1</text:p>
      <text:p text:style-name="Standard">:</text:p>
      <text:p text:style-name="Standard">core_vehicles.spawnNewVehicle(spawningPlayer.model, spawningPlayer.options)</text:p>
      <text:p text:style-name="Standard">2</text:p>
      <text:p text:style-name="Standard">:</text:p>
      <text:p text:style-name="Standard">local veh = core_vehicles.spawnNewVehicle(vehicle.model, vehicle)</text:p>
      <text:p text:style-name="Standard">updateBeamStats(veh)</text:p>
      <text:p text:style-name="Standard">:</text:p>
      <text:p text:style-name="Standard">[object Object]</text:p>
      <text:p text:style-name="Standard">coroutine</text:p>
      <text:p text:style-name="Standard">{7}</text:p>
      <text:p text:style-name="Standard">create(*)</text:p>
      <text:p text:style-name="Standard">[3]</text:p>
      <text:p text:style-name="Standard">0</text:p>
      <text:p text:style-name="Standard">:</text:p>
      <text:p text:style-name="Standard">local co = coroutine.create(handler)</text:p>
      <text:p text:style-name="Standard">1</text:p>
      <text:p text:style-name="Standard">:</text:p>
      <text:p text:style-name="Standard">local co = coroutine.create(handler)</text:p>
      <text:p text:style-name="Standard">2</text:p>
      <text:p text:style-name="Standard">:</text:p>
      <text:p text:style-name="Standard">t = coroutine.create(fct),</text:p>
      <text:p text:style-name="Standard">isyieldable(*)</text:p>
      <text:p text:style-name="Standard">:</text:p>
      <text:p text:style-name="Standard">[object Object]</text:p>
      <text:p text:style-name="Standard">resume(*)</text:p>
      <text:p text:style-name="Standard">[3]</text:p>
      <text:p text:style-name="Standard">0</text:p>
      <text:p text:style-name="Standard">:</text:p>
      <text:p text:style-name="Standard">local ok, res, new_q = coroutine.resume(co, skt, ...)</text:p>
      <text:p text:style-name="Standard">1</text:p>
      <text:p text:style-name="Standard">:</text:p>
      <text:p text:style-name="Standard">local errorfree, value = coroutine.resume(workerCoroutine)</text:p>
      <text:p text:style-name="Standard">2</text:p>
      <text:p text:style-name="Standard">:</text:p>
      <text:p text:style-name="Standard">local errorfree, value = coroutine.resume(co.t, co, unpack(co.args))</text:p>
      <text:p text:style-name="Standard">running(*)</text:p>
      <text:p text:style-name="Standard">[3]</text:p>
      <text:p text:style-name="Standard">0</text:p>
      <text:p text:style-name="Standard">:</text:p>
      <text:p text:style-name="Standard">local co = coroutine.running()</text:p>
      <text:p text:style-name="Standard">1</text:p>
      <text:p text:style-name="Standard">:</text:p>
      <text:p text:style-name="Standard">operation_register[coroutine.running()] = queue</text:p>
      <text:p text:style-name="Standard">2</text:p>
      <text:p text:style-name="Standard">:</text:p>
      <text:p text:style-name="Standard">return timeout_flags[coroutine.running()]</text:p>
      <text:p text:style-name="Standard">status(*)</text:p>
      <text:p text:style-name="Standard">[2]</text:p>
      <text:p text:style-name="Standard">0</text:p>
      <text:p text:style-name="Standard">:</text:p>
      <text:p text:style-name="Standard"><text:soft-page-break/>if coroutine.status(workerCoroutine) == "dead" then</text:p>
      <text:p text:style-name="Standard">1</text:p>
      <text:p text:style-name="Standard">:</text:p>
      <text:p text:style-name="Standard">if coroutine.status(co.t) == "dead" then</text:p>
      <text:p text:style-name="Standard">wrap(*)</text:p>
      <text:p text:style-name="Standard">:</text:p>
      <text:p text:style-name="Standard">[object Object]</text:p>
      <text:p text:style-name="Standard">yield(*)</text:p>
      <text:p text:style-name="Standard">[3]</text:p>
      <text:p text:style-name="Standard">0</text:p>
      <text:p text:style-name="Standard">:</text:p>
      <text:p text:style-name="Standard">coroutine.yield()</text:p>
      <text:p text:style-name="Standard">1</text:p>
      <text:p text:style-name="Standard">:</text:p>
      <text:p text:style-name="Standard">coroutine.yield()</text:p>
      <text:p text:style-name="Standard">2</text:p>
      <text:p text:style-name="Standard">:</text:p>
      <text:p text:style-name="Standard">coroutine.yield()</text:p>
      <text:p text:style-name="Standard">debug</text:p>
      <text:p text:style-name="Standard">{17}</text:p>
      <text:p text:style-name="Standard">debug(*)</text:p>
      <text:p text:style-name="Standard">:</text:p>
      <text:p text:style-name="Standard">[object Object]</text:p>
      <text:p text:style-name="Standard">getfenv(*)</text:p>
      <text:p text:style-name="Standard">:</text:p>
      <text:p text:style-name="Standard">[object Object]</text:p>
      <text:p text:style-name="Standard">gethook(*)</text:p>
      <text:p text:style-name="Standard">:</text:p>
      <text:p text:style-name="Standard">[object Object]</text:p>
      <text:p text:style-name="Standard">getinfo(*)</text:p>
      <text:p text:style-name="Standard">[3]</text:p>
      <text:p text:style-name="Standard">0</text:p>
      <text:p text:style-name="Standard">:</text:p>
      <text:p text:style-name="Standard">local s1 = debug.getinfo(2)</text:p>
      <text:p text:style-name="Standard">1</text:p>
      <text:p text:style-name="Standard">:</text:p>
      <text:p text:style-name="Standard">local s2 = debug.getinfo(3)</text:p>
      <text:p text:style-name="Standard">2</text:p>
      <text:p text:style-name="Standard">:</text:p>
      <text:p text:style-name="Standard">local f = debug.getinfo(func, 'u')</text:p>
      <text:p text:style-name="Standard">getlocal(*)</text:p>
      <text:p text:style-name="Standard">[3]</text:p>
      <text:p text:style-name="Standard">0</text:p>
      <text:p text:style-name="Standard">:</text:p>
      <text:p text:style-name="Standard">local ln, lv = debug.getlocal(2, idx)</text:p>
      <text:p text:style-name="Standard">1</text:p>
      <text:p text:style-name="Standard">:</text:p>
      <text:p text:style-name="Standard">table.insert(parameters, debug.getlocal(func, i))</text:p>
      <text:p text:style-name="Standard">2</text:p>
      <text:p text:style-name="Standard">:</text:p>
      <text:p text:style-name="Standard">local param = debug.getlocal( func, 1 )</text:p>
      <text:p text:style-name="Standard">getmetatable(*)</text:p>
      <text:p text:style-name="Standard">:</text:p>
      <text:p text:style-name="Standard">[object Object]</text:p>
      <text:p text:style-name="Standard"><text:soft-page-break/>getregistry(*)</text:p>
      <text:p text:style-name="Standard">:</text:p>
      <text:p text:style-name="Standard">[object Object]</text:p>
      <text:p text:style-name="Standard">getupvalue(*)</text:p>
      <text:p text:style-name="Standard">[3]</text:p>
      <text:p text:style-name="Standard">0</text:p>
      <text:p text:style-name="Standard">:</text:p>
      <text:p text:style-name="Standard">local name, upv = debug.getupvalue(func, i)</text:p>
      <text:p text:style-name="Standard">1</text:p>
      <text:p text:style-name="Standard">:</text:p>
      <text:p text:style-name="Standard">local name, value = debug.getupvalue(info.func, i)</text:p>
      <text:p text:style-name="Standard">2</text:p>
      <text:p text:style-name="Standard">:</text:p>
      <text:p text:style-name="Standard">local name, value = debug.getupvalue(var, i)</text:p>
      <text:p text:style-name="Standard">setfenv(*)</text:p>
      <text:p text:style-name="Standard">:</text:p>
      <text:p text:style-name="Standard">[object Object]</text:p>
      <text:p text:style-name="Standard">sethook(*)</text:p>
      <text:p text:style-name="Standard">[3]</text:p>
      <text:p text:style-name="Standard">0</text:p>
      <text:p text:style-name="Standard">:</text:p>
      <text:p text:style-name="Standard">debug.sethook(trace, "c")</text:p>
      <text:p text:style-name="Standard">1</text:p>
      <text:p text:style-name="Standard">:</text:p>
      <text:p text:style-name="Standard">debug.sethook()</text:p>
      <text:p text:style-name="Standard">2</text:p>
      <text:p text:style-name="Standard">:</text:p>
      <text:p text:style-name="Standard">debug.sethook(trace_mem, "c")</text:p>
      <text:p text:style-name="Standard">setlocal(*)</text:p>
      <text:p text:style-name="Standard">:</text:p>
      <text:p text:style-name="Standard">[object Object]</text:p>
      <text:p text:style-name="Standard">setmetatable(*)</text:p>
      <text:p text:style-name="Standard">:</text:p>
      <text:p text:style-name="Standard">[object Object]</text:p>
      <text:p text:style-name="Standard">setupvalue(*)</text:p>
      <text:p text:style-name="Standard">:</text:p>
      <text:p text:style-name="Standard">[object Object]</text:p>
      <text:p text:style-name="Standard">traceback(thread, message, level, level_limit, dump_locals)</text:p>
      <text:p text:style-name="Standard">[3]</text:p>
      <text:p text:style-name="Standard">0</text:p>
      <text:p text:style-name="Standard">:</text:p>
      <text:p text:style-name="Standard">msg = debug.traceback(co, msg)</text:p>
      <text:p text:style-name="Standard">1</text:p>
      <text:p text:style-name="Standard">:</text:p>
      <text:p text:style-name="Standard">msg = debug.traceback(msg, 2)</text:p>
      <text:p text:style-name="Standard">2</text:p>
      <text:p text:style-name="Standard">:</text:p>
      <text:p text:style-name="Standard">log("E", logTag, debug.traceback(workerCoroutine))</text:p>
      <text:p text:style-name="Standard">tracesimple(thread, message, level, level_limit, dump_locals)</text:p>
      <text:p text:style-name="Standard">[3]</text:p>
      <text:p text:style-name="Standard">0</text:p>
      <text:p text:style-name="Standard">:</text:p>
      <text:p text:style-name="Standard">print(debug.tracesimple())</text:p>
      <text:p text:style-name="Standard">1</text:p>
      <text:p text:style-name="Standard"><text:soft-page-break/>:</text:p>
      <text:p text:style-name="Standard">print(debug.tracesimple())</text:p>
      <text:p text:style-name="Standard">2</text:p>
      <text:p text:style-name="Standard">:</text:p>
      <text:p text:style-name="Standard">log('E', '', 'error while loading node ' .. tostring(requireFilename) .. ' : ' .. tostring(node) .. '. ' .. debug.tracesimple())</text:p>
      <text:p text:style-name="Standard">upvalueid(*)</text:p>
      <text:p text:style-name="Standard">:</text:p>
      <text:p text:style-name="Standard">[object Object]</text:p>
      <text:p text:style-name="Standard">upvaluejoin(*)</text:p>
      <text:p text:style-name="Standard">:</text:p>
      <text:p text:style-name="Standard">[object Object]</text:p>
      <text:p text:style-name="Standard">debugDrawer</text:p>
      <text:p text:style-name="Standard">{23}</text:p>
      <text:p text:style-name="Standard">drawAxisGizmo(*)</text:p>
      <text:p text:style-name="Standard">[1]</text:p>
      <text:p text:style-name="Standard">0</text:p>
      <text:p text:style-name="Standard">:</text:p>
      <text:p text:style-name="Standard">debugDrawer:drawAxisGizmo()</text:p>
      <text:p text:style-name="Standard">drawBox(*)</text:p>
      <text:p text:style-name="Standard">:</text:p>
      <text:p text:style-name="Standard">[object Object]</text:p>
      <text:p text:style-name="Standard">drawCircle(*)</text:p>
      <text:p text:style-name="Standard">:</text:p>
      <text:p text:style-name="Standard">[object Object]</text:p>
      <text:p text:style-name="Standard">drawCylinder(*)</text:p>
      <text:p text:style-name="Standard">[3]</text:p>
      <text:p text:style-name="Standard">0</text:p>
      <text:p text:style-name="Standard">:</text:p>
      <text:p text:style-name="Standard">debugDrawer:drawCylinder((info.a.pos):toPoint3F(), (info.b.pos):toPoint3F(), info.radius, ColorF(1,1,1,shapeAlpha/2))</text:p>
      <text:p text:style-name="Standard">1</text:p>
      <text:p text:style-name="Standard">:</text:p>
      <text:p text:style-name="Standard">debugDrawer:drawCylinder((info.pos):toPoint3F(), (self.pos):toPoint3F(), info.radius/3, ColorF(1,1,1,shapeAlpha/2))</text:p>
      <text:p text:style-name="Standard">2</text:p>
      <text:p text:style-name="Standard">:</text:p>
      <text:p text:style-name="Standard">debugDrawer:drawCylinder((pos + vec3(0,0,-10000)):toPoint3F(), (pos + vec3(0,0,10000)):toPoint3F(), 1, ColorF(1,1,1,0.8))</text:p>
      <text:p text:style-name="Standard">drawLine(*)</text:p>
      <text:p text:style-name="Standard">[3]</text:p>
      <text:p text:style-name="Standard">0</text:p>
      <text:p text:style-name="Standard">:</text:p>
      <text:p text:style-name="Standard">debugDrawer:drawLine((vec3Destination+proj):toPoint3F(), (vec3Destination-proj*2):toPoint3F(), ColorF(0.5,0.0,0.5,1.0))</text:p>
      <text:p text:style-name="Standard">1</text:p>
      <text:p text:style-name="Standard">:</text:p>
      <text:p text:style-name="Standard">debugDrawer:drawLine(pos:toPoint3F(), a, frustumColor)</text:p>
      <text:p text:style-name="Standard">2</text:p>
      <text:p text:style-name="Standard">:</text:p>
      <text:p text:style-name="Standard">debugDrawer:drawLine(pos:toPoint3F(), b, frustumColor)</text:p>
      <text:p text:style-name="Standard">drawQuadSolid(*)</text:p>
      <text:p text:style-name="Standard">[3]</text:p>
      <text:p text:style-name="Standard">0</text:p>
      <text:p text:style-name="Standard">:</text:p>
      <text:p text:style-name="Standard">debugDrawer:drawQuadSolid(mesh:getTopLeftEdgePosition(index + 1), mesh:getTopLeftEdgePosition(index),</text:p>
      <text:p text:style-name="Standard">1</text:p>
      <text:p text:style-name="Standard">:</text:p>
      <text:p text:style-name="Standard">debugDrawer:drawQuadSolid(mesh:getTopRightEdgePosition(index), mesh:getTopRightEdgePosition(index + 1),</text:p>
      <text:p text:style-name="Standard"><text:soft-page-break/>2</text:p>
      <text:p text:style-name="Standard">:</text:p>
      <text:p text:style-name="Standard">debugDrawer:drawQuadSolid(mesh:getBottomLeftEdgePosition(index), mesh:getBottomLeftEdgePosition(index + 1),</text:p>
      <text:p text:style-name="Standard">drawSphere(*)</text:p>
      <text:p text:style-name="Standard">[3]</text:p>
      <text:p text:style-name="Standard">0</text:p>
      <text:p text:style-name="Standard">:</text:p>
      <text:p text:style-name="Standard">debugDrawer:drawSphere(nPosPoint3F, n.radius, color)</text:p>
      <text:p text:style-name="Standard">1</text:p>
      <text:p text:style-name="Standard">:</text:p>
      <text:p text:style-name="Standard">debugDrawer:drawSphere(vec3(e.pos):toPoint3F(), 1, ColorF(clr[1],clr[2],clr[3],0.6))</text:p>
      <text:p text:style-name="Standard">2</text:p>
      <text:p text:style-name="Standard">:</text:p>
      <text:p text:style-name="Standard">debugDrawer:drawSphere(obj:toPoint3F(), 1.5, color)</text:p>
      <text:p text:style-name="Standard">drawSquarePrism(*)</text:p>
      <text:p text:style-name="Standard">[3]</text:p>
      <text:p text:style-name="Standard">0</text:p>
      <text:p text:style-name="Standard">:</text:p>
      <text:p text:style-name="Standard">debugDrawer:drawSquarePrism(nPosPoint3F, lidPos:toPoint3F(), Point2F(0.6, n.radius*2), Point2F(0.6, mapNodes[lid].radius*2), linkColor)</text:p>
      <text:p text:style-name="Standard">1</text:p>
      <text:p text:style-name="Standard">:</text:p>
      <text:p text:style-name="Standard">debugDrawer:drawSquarePrism((inNodePos + 0.5*edgeDirVec):toPoint3F(), (inNodePos + math.min(2.5, 0.5*edgeLength)*edgeDirVec):toPoint3F(), Point2F(0.7, 1), Point2F(0.7, 0), colBlack)</text:p>
      <text:p text:style-name="Standard">2</text:p>
      <text:p text:style-name="Standard">:</text:p>
      <text:p text:style-name="Standard">debugDrawer:drawSquarePrism((inNodePos + 0.7*edgeLength*edgeDirVec):toPoint3F(), (inNodePos + (0.7*edgeLength+2)*edgeDirVec):toPoint3F(), Point2F(0.7, 1), Point2F(0.7, 0), colBlack)</text:p>
      <text:p text:style-name="Standard">drawText(*)</text:p>
      <text:p text:style-name="Standard">[3]</text:p>
      <text:p text:style-name="Standard">0</text:p>
      <text:p text:style-name="Standard">:</text:p>
      <text:p text:style-name="Standard">debugDrawer:drawText(nPosPoint3F, String(tostring(nid)), colBlack)</text:p>
      <text:p text:style-name="Standard">1</text:p>
      <text:p text:style-name="Standard">:</text:p>
      <text:p text:style-name="Standard">debugDrawer:drawText(((n.pos + lidPos)*0.5):toPoint3F(), String(getLinkText(data)), colBlack)</text:p>
      <text:p text:style-name="Standard">2</text:p>
      <text:p text:style-name="Standard">:</text:p>
      <text:p text:style-name="Standard">debugDrawer:drawText(marker.pos:toPoint3F(), String(tostring(index) .. "/" .. (#path.markers) .. '</text:p>
      <text:p text:style-name="Standard">drawTextAdvanced(*)</text:p>
      <text:p text:style-name="Standard">[3]</text:p>
      <text:p text:style-name="Standard">0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1</text:p>
      <text:p text:style-name="Standard">:</text:p>
      <text:p text:style-name="Standard">debugDrawer:drawTextAdvanced(fromPos.pos:toPoint3F(), String("From"), ColorF(1,1,1,1), true, false, ColorI(0,0,0,192))</text:p>
      <text:p text:style-name="Standard">2</text:p>
      <text:p text:style-name="Standard">:</text:p>
      <text:p text:style-name="Standard">debugDrawer:drawTextAdvanced(toPos.pos:toPoint3F(), String("To"), ColorF(1,1,1,1), true, false, ColorI(0,0,0,192))</text:p>
      <text:p text:style-name="Standard">drawTri(*)</text:p>
      <text:p text:style-name="Standard">:</text:p>
      <text:p text:style-name="Standard">[object Object]</text:p>
      <text:p text:style-name="Standard">drawTriSolid(*)</text:p>
      <text:p text:style-name="Standard">[3]</text:p>
      <text:p text:style-name="Standard">0</text:p>
      <text:p text:style-name="Standard">:</text:p>
      <text:p text:style-name="Standard"><text:soft-page-break/>debugDrawer:drawTriSolid((vec3(a) * 0.48 + vec3(d) * 0.52):toPoint3F(),</text:p>
      <text:p text:style-name="Standard">1</text:p>
      <text:p text:style-name="Standard">:</text:p>
      <text:p text:style-name="Standard">debugDrawer:drawTriSolid((vec3(a) * 0.48 + vec3(d) * 0.52):toPoint3F(),</text:p>
      <text:p text:style-name="Standard">2</text:p>
      <text:p text:style-name="Standard">:</text:p>
      <text:p text:style-name="Standard">debugDrawer:drawTriSolid(</text:p>
      <text:p text:style-name="Standard">getDrawingEnabled(*)</text:p>
      <text:p text:style-name="Standard">:</text:p>
      <text:p text:style-name="Standard">[object Object]</text:p>
      <text:p text:style-name="Standard">getFreezingEnabled(*)</text:p>
      <text:p text:style-name="Standard">:</text:p>
      <text:p text:style-name="Standard">[object Object]</text:p>
      <text:p text:style-name="Standard">renderGroundModelDebug(*)</text:p>
      <text:p text:style-name="Standard">[1]</text:p>
      <text:p text:style-name="Standard">0</text:p>
      <text:p text:style-name="Standard">:</text:p>
      <text:p text:style-name="Standard">drawn = drawn + debugDrawer:renderGroundModelDebug(debugtype, gmName, col, distance[0], tileSize[0], focusPos:toPoint3F(), depthScale[0])</text:p>
      <text:p text:style-name="Standard">renderStaticColDebug(*)</text:p>
      <text:p text:style-name="Standard">[1]</text:p>
      <text:p text:style-name="Standard">0</text:p>
      <text:p text:style-name="Standard">:</text:p>
      <text:p text:style-name="Standard">drawn = drawn + debugDrawer:renderStaticColDebug(debugtype, gmName, col, distance[0], tileSize[0], focusPos:toPoint3F(), depthScale[0])</text:p>
      <text:p text:style-name="Standard">setDrawingEnabled(*)</text:p>
      <text:p text:style-name="Standard">[2]</text:p>
      <text:p text:style-name="Standard">0</text:p>
      <text:p text:style-name="Standard">:</text:p>
      <text:p text:style-name="Standard">debugDrawer:setDrawingEnabled(false)</text:p>
      <text:p text:style-name="Standard">1</text:p>
      <text:p text:style-name="Standard">:</text:p>
      <text:p text:style-name="Standard">debugDrawer:setDrawingEnabled(true)</text:p>
      <text:p text:style-name="Standard">setFreezingEnabled(*)</text:p>
      <text:p text:style-name="Standard">:</text:p>
      <text:p text:style-name="Standard">[object Object]</text:p>
      <text:p text:style-name="Standard">setLastTTL(*)</text:p>
      <text:p text:style-name="Standard">:</text:p>
      <text:p text:style-name="Standard">[object Object]</text:p>
      <text:p text:style-name="Standard">setLastZTest(*)</text:p>
      <text:p text:style-name="Standard">:</text:p>
      <text:p text:style-name="Standard">[object Object]</text:p>
      <text:p text:style-name="Standard">setSolidTriCulling(*)</text:p>
      <text:p text:style-name="Standard">[2]</text:p>
      <text:p text:style-name="Standard">0</text:p>
      <text:p text:style-name="Standard">:</text:p>
      <text:p text:style-name="Standard">debugDrawer:setSolidTriCulling(false)</text:p>
      <text:p text:style-name="Standard">1</text:p>
      <text:p text:style-name="Standard">:</text:p>
      <text:p text:style-name="Standard">debugDrawer:setSolidTriCulling(false)</text:p>
      <text:p text:style-name="Standard">toggleDrawing(*)</text:p>
      <text:p text:style-name="Standard">:</text:p>
      <text:p text:style-name="Standard">[object Object]</text:p>
      <text:p text:style-name="Standard">toggleFreeze(*)</text:p>
      <text:p text:style-name="Standard">:</text:p>
      <text:p text:style-name="Standard">[object Object]</text:p>
      <text:p text:style-name="Standard"><text:soft-page-break/>editor</text:p>
      <text:p text:style-name="Standard">{29}</text:p>
      <text:p text:style-name="Standard">active</text:p>
      <text:p text:style-name="Standard">[3]</text:p>
      <text:p text:style-name="Standard">0</text:p>
      <text:p text:style-name="Standard">:</text:p>
      <text:p text:style-name="Standard">if editor and editor.active and editor.showNotification then</text:p>
      <text:p text:style-name="Standard">1</text:p>
      <text:p text:style-name="Standard">:</text:p>
      <text:p text:style-name="Standard">return editor.active</text:p>
      <text:p text:style-name="Standard">2</text:p>
      <text:p text:style-name="Standard">:</text:p>
      <text:p text:style-name="Standard">if not editor.active then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[3]</text:p>
      <text:p text:style-name="Standard">0</text:p>
      <text:p text:style-name="Standard">:</text:p>
      <text:p text:style-name="Standard">if not editor.initialized then return</text:p>
      <text:p text:style-name="Standard">1</text:p>
      <text:p text:style-name="Standard">:</text:p>
      <text:p text:style-name="Standard">editor.initialized = false</text:p>
      <text:p text:style-name="Standard">2</text:p>
      <text:p text:style-name="Standard">:</text:p>
      <text:p text:style-name="Standard">if editor.dirty and editor.initialized then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[1]</text:p>
      <text:p text:style-name="Standard">0</text:p>
      <text:p text:style-name="Standard">:</text:p>
      <text:p text:style-name="Standard">if editor.safeMode == true then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loadState(filePath)</text:p>
      <text:p text:style-name="Standard">:</text:p>
      <text:p text:style-name="Standard">[object Object]</text:p>
      <text:p text:style-name="Standard">log(msg)</text:p>
      <text:p text:style-name="Standard">[3]</text:p>
      <text:p text:style-name="Standard">0</text:p>
      <text:p text:style-name="Standard">:</text:p>
      <text:p text:style-name="Standard">editor.log("Copying directory '" .. srcPath .. "' to '" .. dstPath .. "'...")</text:p>
      <text:p text:style-name="Standard"><text:soft-page-break/>1</text:p>
      <text:p text:style-name="Standard">:</text:p>
      <text:p text:style-name="Standard">editor.log("Copying source level '" .. srcPath .. "' to destination level '" .. dstPath .. "'...")</text:p>
      <text:p text:style-name="Standard">2</text:p>
      <text:p text:style-name="Standard">:</text:p>
      <text:p text:style-name="Standard">editor.log("Saving level backup: " .. path)</text:p>
      <text:p text:style-name="Standard">logDebug(msg)</text:p>
      <text:p text:style-name="Standard">[3]</text:p>
      <text:p text:style-name="Standard">0</text:p>
      <text:p text:style-name="Standard">:</text:p>
      <text:p text:style-name="Standard">editor.logDebug("MissionGroup does not exist. Not able to add instantiated object to MissionGroup. Deleting object.")</text:p>
      <text:p text:style-name="Standard">1</text:p>
      <text:p text:style-name="Standard">:</text:p>
      <text:p text:style-name="Standard">editor.logDebug("MissionGroup does not exist")</text:p>
      <text:p text:style-name="Standard">2</text:p>
      <text:p text:style-name="Standard">:</text:p>
      <text:p text:style-name="Standard">editor.logDebug(logTag .. "Cannot create folder, folder already exists.")</text:p>
      <text:p text:style-name="Standard">logError(msg)</text:p>
      <text:p text:style-name="Standard">[3]</text:p>
      <text:p text:style-name="Standard">0</text:p>
      <text:p text:style-name="Standard">:</text:p>
      <text:p text:style-name="Standard">editor.logError("Could not create object from class name: " .. currentCreateObjectItem.classname)</text:p>
      <text:p text:style-name="Standard">1</text:p>
      <text:p text:style-name="Standard">:</text:p>
      <text:p text:style-name="Standard">editor.logError("Duplicate editor icons: " .. tostring(atlasInfo.iconDuplicates))</text:p>
      <text:p text:style-name="Standard">2</text:p>
      <text:p text:style-name="Standard">:</text:p>
      <text:p text:style-name="Standard">editor.logError("Cannot create GBitmap for icon atlas")</text:p>
      <text:p text:style-name="Standard">logInfo(msg)</text:p>
      <text:p text:style-name="Standard">[3]</text:p>
      <text:p text:style-name="Standard">0</text:p>
      <text:p text:style-name="Standard">:</text:p>
      <text:p text:style-name="Standard">editor.logInfo(logTag .. "Skipping file: " .. file.fullFileName)</text:p>
      <text:p text:style-name="Standard">1</text:p>
      <text:p text:style-name="Standard">:</text:p>
      <text:p text:style-name="Standard">editor.logInfo(logTag .. "Removed thumbnail cache folder.")</text:p>
      <text:p text:style-name="Standard">2</text:p>
      <text:p text:style-name="Standard">:</text:p>
      <text:p text:style-name="Standard">if debug then editor.logInfo(logTag .. "Skipped main dir.")</text:p>
      <text:p text:style-name="Standard">logWarn(msg)</text:p>
      <text:p text:style-name="Standard">[3]</text:p>
      <text:p text:style-name="Standard">0</text:p>
      <text:p text:style-name="Standard">:</text:p>
      <text:p text:style-name="Standard">editor.logWarn(logTag .. "No suitable color for type '" .. asset.type .. "'. Using default color.")</text:p>
      <text:p text:style-name="Standard">1</text:p>
      <text:p text:style-name="Standard">:</text:p>
      <text:p text:style-name="Standard">editor.logWarn(logTag .. "No suitable icon for type '" .. file.type .. "'. Using default icon.")</text:p>
      <text:p text:style-name="Standard">2</text:p>
      <text:p text:style-name="Standard">:</text:p>
      <text:p text:style-name="Standard">editor.logWarn(logTag .. "Filter with the given identifier '" .. label .. "' already exists.")</text:p>
      <text:p text:style-name="Standard">onClientEndMission()</text:p>
      <text:p text:style-name="Standard">:</text:p>
      <text:p text:style-name="Standard">[object Object]</text:p>
      <text:p text:style-name="Standard">onClientStartMission()</text:p>
      <text:p text:style-name="Standard"><text:soft-page-break/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[1]</text:p>
      <text:p text:style-name="Standard">0</text:p>
      <text:p text:style-name="Standard">:</text:p>
      <text:p text:style-name="Standard">editor.saveExtensionsSettings()</text:p>
      <text:p text:style-name="Standard">savePreferences()</text:p>
      <text:p text:style-name="Standard">[3]</text:p>
      <text:p text:style-name="Standard">0</text:p>
      <text:p text:style-name="Standard">:</text:p>
      <text:p text:style-name="Standard">editor.savePreferences()</text:p>
      <text:p text:style-name="Standard">1</text:p>
      <text:p text:style-name="Standard">:</text:p>
      <text:p text:style-name="Standard">editor.savePreferences()</text:p>
      <text:p text:style-name="Standard">2</text:p>
      <text:p text:style-name="Standard">:</text:p>
      <text:p text:style-name="Standard">editor.savePreferences('flowgraph.general.customLuaNodes',newNodes)</text:p>
      <text:p text:style-name="Standard">saveState(filePath)</text:p>
      <text:p text:style-name="Standard">[1]</text:p>
      <text:p text:style-name="Standard">0</text:p>
      <text:p text:style-name="Standard">:</text:p>
      <text:p text:style-name="Standard">editor.saveState()</text:p>
      <text:p text:style-name="Standard">setEditorActive(activate, safeMode)</text:p>
      <text:p text:style-name="Standard">[3]</text:p>
      <text:p text:style-name="Standard">0</text:p>
      <text:p text:style-name="Standard">:</text:p>
      <text:p text:style-name="Standard">editor.setEditorActive(false)</text:p>
      <text:p text:style-name="Standard">1</text:p>
      <text:p text:style-name="Standard">:</text:p>
      <text:p text:style-name="Standard">editor.setEditorActive(false)</text:p>
      <text:p text:style-name="Standard">2</text:p>
      <text:p text:style-name="Standard">:</text:p>
      <text:p text:style-name="Standard">editor.setEditorActive(false)</text:p>
      <text:p text:style-name="Standard">setupEditorGuiTheme()</text:p>
      <text:p text:style-name="Standard">[1]</text:p>
      <text:p text:style-name="Standard"><text:soft-page-break/>0</text:p>
      <text:p text:style-name="Standard">:</text:p>
      <text:p text:style-name="Standard">editor.setupEditorGuiTheme()</text:p>
      <text:p text:style-name="Standard">shutdown()</text:p>
      <text:p text:style-name="Standard">[2]</text:p>
      <text:p text:style-name="Standard">0</text:p>
      <text:p text:style-name="Standard">:</text:p>
      <text:p text:style-name="Standard">editor.shutdown()</text:p>
      <text:p text:style-name="Standard">1</text:p>
      <text:p text:style-name="Standard">:</text:p>
      <text:p text:style-name="Standard">editor.shutdown()</text:p>
      <text:p text:style-name="Standard">toggleActive(safeMode)</text:p>
      <text:p text:style-name="Standard">[2]</text:p>
      <text:p text:style-name="Standard">0</text:p>
      <text:p text:style-name="Standard">:</text:p>
      <text:p text:style-name="Standard">editor.toggleActive()</text:p>
      <text:p text:style-name="Standard">1</text:p>
      <text:p text:style-name="Standard">:</text:p>
      <text:p text:style-name="Standard">editor.toggleActive()</text:p>
      <text:p text:style-name="Standard">editor_main</text:p>
      <text:p text:style-name="Standard">{29}</text:p>
      <text:p text:style-name="Standard">active</text:p>
      <text:p text:style-name="Standard">:</text:p>
      <text:p text:style-name="Standard">[object Object]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:</text:p>
      <text:p text:style-name="Standard">[object Object]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:</text:p>
      <text:p text:style-name="Standard">[object Object]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loadState(filePath)</text:p>
      <text:p text:style-name="Standard">:</text:p>
      <text:p text:style-name="Standard">[object Object]</text:p>
      <text:p text:style-name="Standard">log(msg)</text:p>
      <text:p text:style-name="Standard">:</text:p>
      <text:p text:style-name="Standard">[object Object]</text:p>
      <text:p text:style-name="Standard">logDebug(msg)</text:p>
      <text:p text:style-name="Standard"><text:soft-page-break/>:</text:p>
      <text:p text:style-name="Standard">[object Object]</text:p>
      <text:p text:style-name="Standard">logError(msg)</text:p>
      <text:p text:style-name="Standard">:</text:p>
      <text:p text:style-name="Standard">[object Object]</text:p>
      <text:p text:style-name="Standard">logInfo(msg)</text:p>
      <text:p text:style-name="Standard">:</text:p>
      <text:p text:style-name="Standard">[object Object]</text:p>
      <text:p text:style-name="Standard">logWarn(msg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:</text:p>
      <text:p text:style-name="Standard">[object Object]</text:p>
      <text:p text:style-name="Standard">savePreferences()</text:p>
      <text:p text:style-name="Standard">:</text:p>
      <text:p text:style-name="Standard">[object Object]</text:p>
      <text:p text:style-name="Standard">saveState(filePath)</text:p>
      <text:p text:style-name="Standard">:</text:p>
      <text:p text:style-name="Standard">[object Object]</text:p>
      <text:p text:style-name="Standard">setEditorActive(activate, safeMode)</text:p>
      <text:p text:style-name="Standard">:</text:p>
      <text:p text:style-name="Standard">[object Object]</text:p>
      <text:p text:style-name="Standard">setupEditorGuiTheme()</text:p>
      <text:p text:style-name="Standard">:</text:p>
      <text:p text:style-name="Standard">[object Object]</text:p>
      <text:p text:style-name="Standard">shutdown()</text:p>
      <text:p text:style-name="Standard">:</text:p>
      <text:p text:style-name="Standard">[object Object]</text:p>
      <text:p text:style-name="Standard">toggleActive(safeMode)</text:p>
      <text:p text:style-name="Standard"><text:soft-page-break/>:</text:p>
      <text:p text:style-name="Standard">[object Object]</text:p>
      <text:p text:style-name="Standard">extensions</text:p>
      <text:p text:style-name="Standard">{81}</text:p>
      <text:p text:style-name="Standard">campaign_campaignsLoader</text:p>
      <text:p text:style-name="Standard">{10}</text:p>
      <text:p text:style-name="Standard">campaignModules</text:p>
      <text:p text:style-name="Standard">:</text:p>
      <text:p text:style-name="Standard">[object Object]</text:p>
      <text:p text:style-name="Standard">checkSaveExists(title, savesEnabled)</text:p>
      <text:p text:style-name="Standard">[2]</text:p>
      <text:p text:style-name="Standard">0</text:p>
      <text:p text:style-name="Standard">:</text:p>
      <text:p text:style-name="Standard">local campaignSaveFilename = campaign_campaignsLoader.checkSaveExists(processedCampaign.meta.title, processedCampaign.meta.enableSaves)</text:p>
      <text:p text:style-name="Standard">1</text:p>
      <text:p text:style-name="Standard">:</text:p>
      <text:p text:style-name="Standard">local filename = campaign_campaignsLoader.checkSaveExists(campaign.meta.title, campaign.meta.enableSaves)</text:p>
      <text:p text:style-name="Standard">getCampaignFilenames()</text:p>
      <text:p text:style-name="Standard">:</text:p>
      <text:p text:style-name="Standard">[object Object]</text:p>
      <text:p text:style-name="Standard">getCampaignScenarios()</text:p>
      <text:p text:style-name="Standard">:</text:p>
      <text:p text:style-name="Standard">[object Object]</text:p>
      <text:p text:style-name="Standard">getList()</text:p>
      <text:p text:style-name="Standard">:</text:p>
      <text:p text:style-name="Standard">[object Object]</text:p>
      <text:p text:style-name="Standard">resumeSavedCampaign(campaign, saveFilename)</text:p>
      <text:p text:style-name="Standard">[1]</text:p>
      <text:p text:style-name="Standard">0</text:p>
      <text:p text:style-name="Standard">:</text:p>
      <text:p text:style-name="Standard">campaign_campaignsLoader.resumeSavedCampaign(processedCampaign, campaignSaveFilename)</text:p>
      <text:p text:style-name="Standard">saveCampaign(campaign)</text:p>
      <text:p text:style-name="Standard">[2]</text:p>
      <text:p text:style-name="Standard">0</text:p>
      <text:p text:style-name="Standard">:</text:p>
      <text:p text:style-name="Standard">campaign_campaignsLoader.saveCampaign(campaign)</text:p>
      <text:p text:style-name="Standard">1</text:p>
      <text:p text:style-name="Standard">:</text:p>
      <text:p text:style-name="Standard">campaign_campaignsLoader.saveCampaign(campaign)</text:p>
      <text:p text:style-name="Standard">splitFieldByToken(field, token)</text:p>
      <text:p text:style-name="Standard">[2]</text:p>
      <text:p text:style-name="Standard">0</text:p>
      <text:p text:style-name="Standard">:</text:p>
      <text:p text:style-name="Standard">local startingLocationParts = campaign_campaignsLoader.splitFieldByToken(campaign.state.currentLocation, '.')</text:p>
      <text:p text:style-name="Standard">1</text:p>
      <text:p text:style-name="Standard">:</text:p>
      <text:p text:style-name="Standard">local entryPointParts = campaign_campaignsLoader.splitFieldByToken(locationData.info.entryPoint, '.')</text:p>
      <text:p text:style-name="Standard">start(newCampaign, endCallback)</text:p>
      <text:p text:style-name="Standard">:</text:p>
      <text:p text:style-name="Standard">[object Object]</text:p>
      <text:p text:style-name="Standard">startByFolder(path, endCallback)</text:p>
      <text:p text:style-name="Standard">:</text:p>
      <text:p text:style-name="Standard">[object Object]</text:p>
      <text:p text:style-name="Standard">core_audio</text:p>
      <text:p text:style-name="Standard"><text:soft-page-break/>{10}</text:p>
      <text:p text:style-name="Standard">loadLevelBank(bankFilePath)</text:p>
      <text:p text:style-name="Standard">:</text:p>
      <text:p text:style-name="Standard">[object Object]</text:p>
      <text:p text:style-name="Standard">loadVehicleBank(bankPath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re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registerBaseBank(path)</text:p>
      <text:p text:style-name="Standard">:</text:p>
      <text:p text:style-name="Standard">[object Object]</text:p>
      <text:p text:style-name="Standard">triggerBankHotloading()</text:p>
      <text:p text:style-name="Standard">:</text:p>
      <text:p text:style-name="Standard">[object Object]</text:p>
      <text:p text:style-name="Standard">core_camera</text:p>
      <text:p text:style-name="Standard">{74}</text:p>
      <text:p text:style-name="Standard">dependencies</text:p>
      <text:p text:style-name="Standard">:</text:p>
      <text:p text:style-name="Standard">[object Object]</text:p>
      <text:p text:style-name="Standard">speedFactor</text:p>
      <text:p text:style-name="Standard">[3]</text:p>
      <text:p text:style-name="Standard">0</text:p>
      <text:p text:style-name="Standard">:</text:p>
      <text:p text:style-name="Standard">core_camera.speedFactor = 10000</text:p>
      <text:p text:style-name="Standard">1</text:p>
      <text:p text:style-name="Standard">:</text:p>
      <text:p text:style-name="Standard">core_camera.speedFactor = 1</text:p>
      <text:p text:style-name="Standard">2</text:p>
      <text:p text:style-name="Standard">:</text:p>
      <text:p text:style-name="Standard">core_camera.speedFactor = 1</text:p>
      <text:p text:style-name="Standard">cameraZoom(val)</text:p>
      <text:p text:style-name="Standard">:</text:p>
      <text:p text:style-name="Standard">[object Object]</text:p>
      <text:p text:style-name="Standard">changeOrder(camId, offset)</text:p>
      <text:p text:style-name="Standard">:</text:p>
      <text:p text:style-name="Standard">[object Object]</text:p>
      <text:p text:style-name="Standard">clearInputs()</text:p>
      <text:p text:style-name="Standard"><text:soft-page-break/>[3]</text:p>
      <text:p text:style-name="Standard">0</text:p>
      <text:p text:style-name="Standard">:</text:p>
      <text:p text:style-name="Standard">core_camera.clearInputs()</text:p>
      <text:p text:style-name="Standard">1</text:p>
      <text:p text:style-name="Standard">:</text:p>
      <text:p text:style-name="Standard">core_camera.clearInputs()</text:p>
      <text:p text:style-name="Standard">2</text:p>
      <text:p text:style-name="Standard">:</text:p>
      <text:p text:style-name="Standard">core_camera.clearInputs()</text:p>
      <text:p text:style-name="Standard">displayCameraNameUI(player)</text:p>
      <text:p text:style-name="Standard">[1]</text:p>
      <text:p text:style-name="Standard">0</text:p>
      <text:p text:style-name="Standard">:</text:p>
      <text:p text:style-name="Standard">extensions.core_camera.displayCameraNameUI(player)</text:p>
      <text:p text:style-name="Standard">exitCinematicCamera()</text:p>
      <text:p text:style-name="Standard">:</text:p>
      <text:p text:style-name="Standard">[object Object]</text:p>
      <text:p text:style-name="Standard">getActiveCamName(player)</text:p>
      <text:p text:style-name="Standard">[3]</text:p>
      <text:p text:style-name="Standard">0</text:p>
      <text:p text:style-name="Standard">:</text:p>
      <text:p text:style-name="Standard">prevCamera = prevCamera or core_camera.getActiveCamName()</text:p>
      <text:p text:style-name="Standard">1</text:p>
      <text:p text:style-name="Standard">:</text:p>
      <text:p text:style-name="Standard">prevCamera = prevCamera or core_camera.getActiveCamName()</text:p>
      <text:p text:style-name="Standard">2</text:p>
      <text:p text:style-name="Standard">:</text:p>
      <text:p text:style-name="Standard">local camName = commands.isFreeCamera() and "Freecam" or core_camera.getActiveCamName() or "No cam name"</text:p>
      <text:p text:style-name="Standard">getActiveCamNameByVehId(vehId)</text:p>
      <text:p text:style-name="Standard">[2]</text:p>
      <text:p text:style-name="Standard">0</text:p>
      <text:p text:style-name="Standard">:</text:p>
      <text:p text:style-name="Standard">local activeCam1 = core_camera.getActiveCamNameByVehId(objId1)</text:p>
      <text:p text:style-name="Standard">1</text:p>
      <text:p text:style-name="Standard">:</text:p>
      <text:p text:style-name="Standard">local activeCam2 = core_camera.getActiveCamNameByVehId(objId2)</text:p>
      <text:p text:style-name="Standard">getCameraDataById(vid)</text:p>
      <text:p text:style-name="Standard">[3]</text:p>
      <text:p text:style-name="Standard">0</text:p>
      <text:p text:style-name="Standard">:</text:p>
      <text:p text:style-name="Standard">local obj1 = core_camera.getCameraDataById(objId1)</text:p>
      <text:p text:style-name="Standard">1</text:p>
      <text:p text:style-name="Standard">:</text:p>
      <text:p text:style-name="Standard">local obj2 = core_camera.getCameraDataById(objId2)</text:p>
      <text:p text:style-name="Standard">2</text:p>
      <text:p text:style-name="Standard">:</text:p>
      <text:p text:style-name="Standard">core_camera.getCameraDataById(objId1).orbit.lockCamera = true</text:p>
      <text:p text:style-name="Standard">getDriverData(veh)</text:p>
      <text:p text:style-name="Standard">[3]</text:p>
      <text:p text:style-name="Standard">0</text:p>
      <text:p text:style-name="Standard">:</text:p>
      <text:p text:style-name="Standard">local camNodeID, rightHandDrive = core_camera.getDriverData(data.veh)</text:p>
      <text:p text:style-name="Standard">1</text:p>
      <text:p text:style-name="Standard"><text:soft-page-break/>:</text:p>
      <text:p text:style-name="Standard">local camNodeID = core_camera.getDriverData(data.veh)</text:p>
      <text:p text:style-name="Standard">2</text:p>
      <text:p text:style-name="Standard">:</text:p>
      <text:p text:style-name="Standard">local driverNode, rightHandDrive = core_camera.getDriverData(veh)</text:p>
      <text:p text:style-name="Standard">getDriverDataById(vehId)</text:p>
      <text:p text:style-name="Standard">[1]</text:p>
      <text:p text:style-name="Standard">0</text:p>
      <text:p text:style-name="Standard">:</text:p>
      <text:p text:style-name="Standard">local driverNode = core_camera.getDriverDataById(unicycle:getID())</text:p>
      <text:p text:style-name="Standard">getLastFilter()</text:p>
      <text:p text:style-name="Standard">[1]</text:p>
      <text:p text:style-name="Standard">0</text:p>
      <text:p text:style-name="Standard">:</text:p>
      <text:p text:style-name="Standard">local filter = core_camera.getLastFilter()</text:p>
      <text:p text:style-name="Standard">globalCameraFunction(globalCameraName, functionName)</text:p>
      <text:p text:style-name="Standard">:</text:p>
      <text:p text:style-name="Standard">[object Object]</text:p>
      <text:p text:style-name="Standard">hotkey(player, hotkeyid, modifier)</text:p>
      <text:p text:style-name="Standard">:</text:p>
      <text:p text:style-name="Standard">[object Object]</text:p>
      <text:p text:style-name="Standard">isCameraInside(player, camPos)</text:p>
      <text:p text:style-name="Standard">[1]</text:p>
      <text:p text:style-name="Standard">0</text:p>
      <text:p text:style-name="Standard">:</text:p>
      <text:p text:style-name="Standard">globalParams:setParameterValue("g_CamOnboard", core_camera and core_camera.isCameraInside(0, camPos3F) and 1 or 0)</text:p>
      <text:p text:style-name="Standard">lookBack(player, value)</text:p>
      <text:p text:style-name="Standard">:</text:p>
      <text:p text:style-name="Standard">[object Object]</text:p>
      <text:p text:style-name="Standard">movebackward(val)</text:p>
      <text:p text:style-name="Standard">:</text:p>
      <text:p text:style-name="Standard">[object Object]</text:p>
      <text:p text:style-name="Standard">movedown(val)</text:p>
      <text:p text:style-name="Standard">:</text:p>
      <text:p text:style-name="Standard">[object Object]</text:p>
      <text:p text:style-name="Standard">moveforward(val)</text:p>
      <text:p text:style-name="Standard">:</text:p>
      <text:p text:style-name="Standard">[object Object]</text:p>
      <text:p text:style-name="Standard">moveleft(val)</text:p>
      <text:p text:style-name="Standard">:</text:p>
      <text:p text:style-name="Standard">[object Object]</text:p>
      <text:p text:style-name="Standard">moveright(val)</text:p>
      <text:p text:style-name="Standard">:</text:p>
      <text:p text:style-name="Standard">[object Object]</text:p>
      <text:p text:style-name="Standard">moveup(val)</text:p>
      <text:p text:style-name="Standard">:</text:p>
      <text:p text:style-name="Standard">[object Object]</text:p>
      <text:p text:style-name="Standard">onClientPos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vid, isReloading)</text:p>
      <text:p text:style-name="Standard"><text:soft-page-break/>:</text:p>
      <text:p text:style-name="Standard">[object Object]</text:p>
      <text:p text:style-name="Standard">onFileChanged(filePath, changeType)</text:p>
      <text:p text:style-name="Standard">:</text:p>
      <text:p text:style-name="Standard">[object Object]</text:p>
      <text:p text:style-name="Standard">onMouseLocked(locked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onScenarioChange()</text:p>
      <text:p text:style-name="Standard">:</text:p>
      <text:p text:style-name="Standard">[object Object]</text:p>
      <text:p text:style-name="Standard">onScenarioRestart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Trigger(trigger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onVehicleSpawned(vid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pitchAbs(val)</text:p>
      <text:p text:style-name="Standard">:</text:p>
      <text:p text:style-name="Standard">[object Object]</text:p>
      <text:p text:style-name="Standard">processVehicleCameraConfigChanged(vid, vdata, focusedCamNamePrevious)</text:p>
      <text:p text:style-name="Standard">:</text:p>
      <text:p text:style-name="Standard">[object Object]</text:p>
      <text:p text:style-name="Standard">profile(enabled)</text:p>
      <text:p text:style-name="Standard">:</text:p>
      <text:p text:style-name="Standard">[object Object]</text:p>
      <text:p text:style-name="Standard">proxy_Player(fct)</text:p>
      <text:p text:style-name="Standard">:</text:p>
      <text:p text:style-name="Standard">[object Object]</text:p>
      <text:p text:style-name="Standard">requestConfig(forcedCamName)</text:p>
      <text:p text:style-name="Standard">[1]</text:p>
      <text:p text:style-name="Standard">0</text:p>
      <text:p text:style-name="Standard">:</text:p>
      <text:p text:style-name="Standard"><text:soft-page-break/>core_camera.requestConfig(name == "freeCamera" and "free" or nil)</text:p>
      <text:p text:style-name="Standard">resetCamera(player)</text:p>
      <text:p text:style-name="Standard">[2]</text:p>
      <text:p text:style-name="Standard">0</text:p>
      <text:p text:style-name="Standard">:</text:p>
      <text:p text:style-name="Standard">core_camera.resetCamera(0)</text:p>
      <text:p text:style-name="Standard">1</text:p>
      <text:p text:style-name="Standard">:</text:p>
      <text:p text:style-name="Standard">core_camera.resetCamera(0)</text:p>
      <text:p text:style-name="Standard">resetCameraByID(vid)</text:p>
      <text:p text:style-name="Standard">[3]</text:p>
      <text:p text:style-name="Standard">0</text:p>
      <text:p text:style-name="Standard">:</text:p>
      <text:p text:style-name="Standard">core_camera.resetCameraByID(vehicleId)</text:p>
      <text:p text:style-name="Standard">1</text:p>
      <text:p text:style-name="Standard">:</text:p>
      <text:p text:style-name="Standard">core_camera.resetCameraByID(vehicleId)</text:p>
      <text:p text:style-name="Standard">2</text:p>
      <text:p text:style-name="Standard">:</text:p>
      <text:p text:style-name="Standard">core_camera.resetCameraByID(vehicleId)</text:p>
      <text:p text:style-name="Standard">resetConfiguration()</text:p>
      <text:p text:style-name="Standard">[1]</text:p>
      <text:p text:style-name="Standard">0</text:p>
      <text:p text:style-name="Standard">:</text:p>
      <text:p text:style-name="Standard">core_camera.resetConfiguration()</text:p>
      <text:p text:style-name="Standard">rollAbs(val)</text:p>
      <text:p text:style-name="Standard">:</text:p>
      <text:p text:style-name="Standard">[object Object]</text:p>
      <text:p text:style-name="Standard">rotate_pitch(val, filter)</text:p>
      <text:p text:style-name="Standard">:</text:p>
      <text:p text:style-name="Standard">[object Object]</text:p>
      <text:p text:style-name="Standard">rotate_pitch_down(val, filter)</text:p>
      <text:p text:style-name="Standard">:</text:p>
      <text:p text:style-name="Standard">[object Object]</text:p>
      <text:p text:style-name="Standard">rotate_pitch_relative(val)</text:p>
      <text:p text:style-name="Standard">:</text:p>
      <text:p text:style-name="Standard">[object Object]</text:p>
      <text:p text:style-name="Standard">rotate_pitch_up(val, filter)</text:p>
      <text:p text:style-name="Standard">:</text:p>
      <text:p text:style-name="Standard">[object Object]</text:p>
      <text:p text:style-name="Standard">rotate_yaw(val, filter)</text:p>
      <text:p text:style-name="Standard">:</text:p>
      <text:p text:style-name="Standard">[object Object]</text:p>
      <text:p text:style-name="Standard">rotate_yaw_left(val, filter)</text:p>
      <text:p text:style-name="Standard">:</text:p>
      <text:p text:style-name="Standard">[object Object]</text:p>
      <text:p text:style-name="Standard">rotate_yaw_relative(val)</text:p>
      <text:p text:style-name="Standard">:</text:p>
      <text:p text:style-name="Standard">[object Object]</text:p>
      <text:p text:style-name="Standard">rotate_yaw_right(val, filter)</text:p>
      <text:p text:style-name="Standard">:</text:p>
      <text:p text:style-name="Standard">[object Object]</text:p>
      <text:p text:style-name="Standard">setByName()</text:p>
      <text:p text:style-name="Standard">[3]</text:p>
      <text:p text:style-name="Standard"><text:soft-page-break/>0</text:p>
      <text:p text:style-name="Standard">:</text:p>
      <text:p text:style-name="Standard">core_camera.setByName(0, "onboard.rider", true)</text:p>
      <text:p text:style-name="Standard">1</text:p>
      <text:p text:style-name="Standard">:</text:p>
      <text:p text:style-name="Standard">core_camera.setByName(0, "external", true)</text:p>
      <text:p text:style-name="Standard">2</text:p>
      <text:p text:style-name="Standard">:</text:p>
      <text:p text:style-name="Standard">core_camera.setByName(0, "onboard.rider", true)</text:p>
      <text:p text:style-name="Standard">setBySlotId(player, slotId)</text:p>
      <text:p text:style-name="Standard">:</text:p>
      <text:p text:style-name="Standard">[object Object]</text:p>
      <text:p text:style-name="Standard">setDefaultDistance(vid)</text:p>
      <text:p text:style-name="Standard">[3]</text:p>
      <text:p text:style-name="Standard">0</text:p>
      <text:p text:style-name="Standard">:</text:p>
      <text:p text:style-name="Standard">core_camera.setDefaultDistance(objId1, (dist1+dist2)/1.5+1)</text:p>
      <text:p text:style-name="Standard">1</text:p>
      <text:p text:style-name="Standard">:</text:p>
      <text:p text:style-name="Standard">core_camera.setDefaultDistance(objId2, (dist1+dist2)/1.5+1)</text:p>
      <text:p text:style-name="Standard">2</text:p>
      <text:p text:style-name="Standard">:</text:p>
      <text:p text:style-name="Standard">core_camera.setDefaultDistance(objId1, obj1OriginalDistance)</text:p>
      <text:p text:style-name="Standard">setDistance(vid)</text:p>
      <text:p text:style-name="Standard">[3]</text:p>
      <text:p text:style-name="Standard">0</text:p>
      <text:p text:style-name="Standard">:</text:p>
      <text:p text:style-name="Standard">core_camera.setDistance(objId1, (dist1+dist2)/1.5+1)</text:p>
      <text:p text:style-name="Standard">1</text:p>
      <text:p text:style-name="Standard">:</text:p>
      <text:p text:style-name="Standard">core_camera.setDistance(objId2, (dist1+dist2)/1.5+1)</text:p>
      <text:p text:style-name="Standard">2</text:p>
      <text:p text:style-name="Standard">:</text:p>
      <text:p text:style-name="Standard">core_camera.setDistance(objId1, obj1OriginalDistance)</text:p>
      <text:p text:style-name="Standard">setFOV(vid)</text:p>
      <text:p text:style-name="Standard">[3]</text:p>
      <text:p text:style-name="Standard">0</text:p>
      <text:p text:style-name="Standard">:</text:p>
      <text:p text:style-name="Standard">core_camera.setFOV(vehicleId, 20 + fovModifier)</text:p>
      <text:p text:style-name="Standard">1</text:p>
      <text:p text:style-name="Standard">:</text:p>
      <text:p text:style-name="Standard">core_camera.setFOV(vehicleId, 20 + fovModifier)</text:p>
      <text:p text:style-name="Standard">2</text:p>
      <text:p text:style-name="Standard">:</text:p>
      <text:p text:style-name="Standard">core_camera.setFOV(vehicleId, findValView('fov') + fovModifier)</text:p>
      <text:p text:style-name="Standard">setMaxDistance(vid)</text:p>
      <text:p text:style-name="Standard">[3]</text:p>
      <text:p text:style-name="Standard">0</text:p>
      <text:p text:style-name="Standard">:</text:p>
      <text:p text:style-name="Standard">core_camera.setMaxDistance(vehicleID, maxCameraDistance)</text:p>
      <text:p text:style-name="Standard">1</text:p>
      <text:p text:style-name="Standard">:</text:p>
      <text:p text:style-name="Standard">core_camera.setMaxDistance(vehicleID, nil)</text:p>
      <text:p text:style-name="Standard">2</text:p>
      <text:p text:style-name="Standard"><text:soft-page-break/>:</text:p>
      <text:p text:style-name="Standard">core_camera.setMaxDistance(vehicleID, maxCameraDistance)</text:p>
      <text:p text:style-name="Standard">setOffset(vid)</text:p>
      <text:p text:style-name="Standard">[2]</text:p>
      <text:p text:style-name="Standard">0</text:p>
      <text:p text:style-name="Standard">:</text:p>
      <text:p text:style-name="Standard">core_camera.setOffset(vehicleId, vec3(findValView('offset')[1] / idealDistance, findValView('offset')[2] / idealDistance, findValView('offset')[3] / idealDistance))</text:p>
      <text:p text:style-name="Standard">1</text:p>
      <text:p text:style-name="Standard">:</text:p>
      <text:p text:style-name="Standard">core_camera.setOffset(vehicleId, vec3(cameraTweakVal.offset.x[0] / idealDistance, cameraTweakVal.offset.y[0] / idealDistance, cameraTweakVal.offset.z[0] / idealDistance))</text:p>
      <text:p text:style-name="Standard">setRef(vid)</text:p>
      <text:p text:style-name="Standard">[3]</text:p>
      <text:p text:style-name="Standard">0</text:p>
      <text:p text:style-name="Standard">:</text:p>
      <text:p text:style-name="Standard">core_camera.setRef(objId1, nil, nil, nil)</text:p>
      <text:p text:style-name="Standard">1</text:p>
      <text:p text:style-name="Standard">:</text:p>
      <text:p text:style-name="Standard">core_camera.setRef(objId2, nil, nil, nil)</text:p>
      <text:p text:style-name="Standard">2</text:p>
      <text:p text:style-name="Standard">:</text:p>
      <text:p text:style-name="Standard">core_camera.setRef(vid, meanLocation, meanLeft, meanBack)</text:p>
      <text:p text:style-name="Standard">setRefNodes(vid)</text:p>
      <text:p text:style-name="Standard">:</text:p>
      <text:p text:style-name="Standard">[object Object]</text:p>
      <text:p text:style-name="Standard">setRotation(vid)</text:p>
      <text:p text:style-name="Standard">[3]</text:p>
      <text:p text:style-name="Standard">0</text:p>
      <text:p text:style-name="Standard">:</text:p>
      <text:p text:style-name="Standard">core_camera.setRotation(vehicleId, vec3(findValView('rotation'), 0, 0))</text:p>
      <text:p text:style-name="Standard">1</text:p>
      <text:p text:style-name="Standard">:</text:p>
      <text:p text:style-name="Standard">core_camera.setRotation(vehicleId, vec3(findValView('rotation'), 0, 0))</text:p>
      <text:p text:style-name="Standard">2</text:p>
      <text:p text:style-name="Standard">:</text:p>
      <text:p text:style-name="Standard">core_camera.setRotation(vehicleId, vec3(cameraTweakVal.rotation[0], 0, 0))</text:p>
      <text:p text:style-name="Standard">setTargetMode(vid)</text:p>
      <text:p text:style-name="Standard">[3]</text:p>
      <text:p text:style-name="Standard">0</text:p>
      <text:p text:style-name="Standard">:</text:p>
      <text:p text:style-name="Standard">core_camera.setTargetMode(objId1, 'ref', nil)</text:p>
      <text:p text:style-name="Standard">1</text:p>
      <text:p text:style-name="Standard">:</text:p>
      <text:p text:style-name="Standard">core_camera.setTargetMode(objId2, 'ref', nil)</text:p>
      <text:p text:style-name="Standard">2</text:p>
      <text:p text:style-name="Standard">:</text:p>
      <text:p text:style-name="Standard">core_camera.setTargetMode(vid, 'notCenter', nil)</text:p>
      <text:p text:style-name="Standard">setVehicleCameraByIndexOffset(player, offset)</text:p>
      <text:p text:style-name="Standard">:</text:p>
      <text:p text:style-name="Standard">[object Object]</text:p>
      <text:p text:style-name="Standard">setVehicleCameraByNameWithId(vehId, name, withTransition, customData)</text:p>
      <text:p text:style-name="Standard">[3]</text:p>
      <text:p text:style-name="Standard">0</text:p>
      <text:p text:style-name="Standard">:</text:p>
      <text:p text:style-name="Standard">core_camera.setVehicleCameraByNameWithId(objId1, 'orbit')</text:p>
      <text:p text:style-name="Standard"><text:soft-page-break/>1</text:p>
      <text:p text:style-name="Standard">:</text:p>
      <text:p text:style-name="Standard">core_camera.setVehicleCameraByNameWithId(objId2, 'orbit')</text:p>
      <text:p text:style-name="Standard">2</text:p>
      <text:p text:style-name="Standard">:</text:p>
      <text:p text:style-name="Standard">core_camera.setVehicleCameraByNameWithId(objId1, activeCam1)</text:p>
      <text:p text:style-name="Standard">timeSinceLastRotation()</text:p>
      <text:p text:style-name="Standard">[1]</text:p>
      <text:p text:style-name="Standard">0</text:p>
      <text:p text:style-name="Standard">:</text:p>
      <text:p text:style-name="Standard">local shouldBeEnabled = not photoModeOpen and (cursorVisible or (isAnyControllerConnected() and core_camera.timeSinceLastRotation() &lt; 1000))</text:p>
      <text:p text:style-name="Standard">toggleEnabledById(camId)</text:p>
      <text:p text:style-name="Standard">:</text:p>
      <text:p text:style-name="Standard">[object Object]</text:p>
      <text:p text:style-name="Standard">xAxisAbs(val)</text:p>
      <text:p text:style-name="Standard">:</text:p>
      <text:p text:style-name="Standard">[object Object]</text:p>
      <text:p text:style-name="Standard">yAxisAbs(val)</text:p>
      <text:p text:style-name="Standard">:</text:p>
      <text:p text:style-name="Standard">[object Object]</text:p>
      <text:p text:style-name="Standard">yawAbs(val)</text:p>
      <text:p text:style-name="Standard">:</text:p>
      <text:p text:style-name="Standard">[object Object]</text:p>
      <text:p text:style-name="Standard">zAxisAbs(val)</text:p>
      <text:p text:style-name="Standard">:</text:p>
      <text:p text:style-name="Standard">[object Object]</text:p>
      <text:p text:style-name="Standard">core_commandhandler</text:p>
      <text:p text:style-name="Standard">{6}</text:p>
      <text:p text:style-name="Standard">onDeserialized(d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chemeCommand(scheme, isStartingArg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core_environment</text:p>
      <text:p text:style-name="Standard">{62}</text:p>
      <text:p text:style-name="Standard">groundModels</text:p>
      <text:p text:style-name="Standard">{57}</text:p>
      <text:p text:style-name="Standard">null</text:p>
      <text:p text:style-name="Standard">{2}</text:p>
      <text:p text:style-name="Standard">cdata</text:p>
      <text:p text:style-name="Standard">{2}</text:p>
      <text:p text:style-name="Standard"><text:soft-page-break/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[1]</text:p>
      <text:p text:style-name="Standard">0</text:p>
      <text:p text:style-name="Standard">:</text:p>
      <text:p text:style-name="Standard">groundModels[k] = {data = v.cdata, isAlias = v.isAlias, parent = v.parent, aliases = {}, active = im.BoolPtr(true), color = im.ArrayFloatByTbl(rainbowColor(groundModelSize, i, 1))}</text:p>
      <text:p text:style-name="Standard">ASPHAL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PREPP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</text:p>
      <text:p text:style-name="Standard">{2}</text:p>
      <text:p text:style-name="Standard">cdata</text:p>
      <text:p text:style-name="Standard">{2}</text:p>
      <text:p text:style-name="Standard"><text:soft-page-break/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BEACH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BBLESTON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<text:soft-page-break/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ERBY_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<text:soft-page-break/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<text:soft-page-break/>isAlias</text:p>
      <text:p text:style-name="Standard">:</text:p>
      <text:p text:style-name="Standard">[object Object]</text:p>
      <text:p text:style-name="Standard">DIRT_LOOSE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SAND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<text:soft-page-break/>[object Object]</text:p>
      <text:p text:style-name="Standard">FORES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_FLOO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RICTIONLE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2</text:p>
      <text:p text:style-name="Standard"><text:soft-page-break/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4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_WET</text:p>
      <text:p text:style-name="Standard">{2}</text:p>
      <text:p text:style-name="Standard">cdata</text:p>
      <text:p text:style-name="Standard"><text:soft-page-break/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_WET, GRAVEL_RIVERB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<text:soft-page-break/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IC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KICKPLA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<text:soft-page-break/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STRONG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THIN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_TREA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<text:soft-page-break/>[object Object]</text:p>
      <text:p text:style-name="Standard">isAlias</text:p>
      <text:p text:style-name="Standard">:</text:p>
      <text:p text:style-name="Standard">[object Object]</text:p>
      <text:p text:style-name="Standard">MU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PLASTIC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S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<text:soft-page-break/>:</text:p>
      <text:p text:style-name="Standard">[object Object]</text:p>
      <text:p text:style-name="Standard">ROCKY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_CLIFF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UMBLE_STRI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<text:soft-page-break/>SANDTRA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HOCK_ABSORBE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LIPPER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NOW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OFT_COLLISION_GENERAL</text:p>
      <text:p text:style-name="Standard">{2}</text:p>
      <text:p text:style-name="Standard"><text:soft-page-break/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VO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WOO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oadedGroundModelFiles</text:p>
      <text:p text:style-name="Standard">:</text:p>
      <text:p text:style-name="Standard">[object Object]</text:p>
      <text:p text:style-name="Standard">dumpGroundModels()</text:p>
      <text:p text:style-name="Standard">:</text:p>
      <text:p text:style-name="Standard">[object Object]</text:p>
      <text:p text:style-name="Standard">getAmbientScaleGradientFile()</text:p>
      <text:p text:style-name="Standard">:</text:p>
      <text:p text:style-name="Standard">[object Object]</text:p>
      <text:p text:style-name="Standard">getCloudCover()</text:p>
      <text:p text:style-name="Standard">:</text:p>
      <text:p text:style-name="Standard">[object Object]</text:p>
      <text:p text:style-name="Standard">getCloudCoverByID(objectID)</text:p>
      <text:p text:style-name="Standard">:</text:p>
      <text:p text:style-name="Standard">[object Object]</text:p>
      <text:p text:style-name="Standard">getCloudExposureByID(objectID)</text:p>
      <text:p text:style-name="Standard">:</text:p>
      <text:p text:style-name="Standard"><text:soft-page-break/>[object Object]</text:p>
      <text:p text:style-name="Standard">getCloudHeightByID(objectID)</text:p>
      <text:p text:style-name="Standard">:</text:p>
      <text:p text:style-name="Standard">[object Object]</text:p>
      <text:p text:style-name="Standard">getCloudWindByID(objectID)</text:p>
      <text:p text:style-name="Standard">:</text:p>
      <text:p text:style-name="Standard">[object Object]</text:p>
      <text:p text:style-name="Standard">getColorizeGradientFile()</text:p>
      <text:p text:style-name="Standard">:</text:p>
      <text:p text:style-name="Standard">[object Object]</text:p>
      <text:p text:style-name="Standard">getFogAtmosphereHeight()</text:p>
      <text:p text:style-name="Standard">:</text:p>
      <text:p text:style-name="Standard">[object Object]</text:p>
      <text:p text:style-name="Standard">getFogDensity()</text:p>
      <text:p text:style-name="Standard">[3]</text:p>
      <text:p text:style-name="Standard">0</text:p>
      <text:p text:style-name="Standard">:</text:p>
      <text:p text:style-name="Standard">fog = core_environment.getFogDensity()}</text:p>
      <text:p text:style-name="Standard">1</text:p>
      <text:p text:style-name="Standard">:</text:p>
      <text:p text:style-name="Standard">local fog = core_environment.getFogDensity()</text:p>
      <text:p text:style-name="Standard">2</text:p>
      <text:p text:style-name="Standard">:</text:p>
      <text:p text:style-name="Standard">core_environment.setFogDensity(core_environment.getFogDensity())</text:p>
      <text:p text:style-name="Standard">getFogDensityOffset()</text:p>
      <text:p text:style-name="Standard">:</text:p>
      <text:p text:style-name="Standard">[object Object]</text:p>
      <text:p text:style-name="Standard">getFogScaleGradientFile()</text:p>
      <text:p text:style-name="Standard">:</text:p>
      <text:p text:style-name="Standard">[object Object]</text:p>
      <text:p text:style-name="Standard">getGravity()</text:p>
      <text:p text:style-name="Standard">[2]</text:p>
      <text:p text:style-name="Standard">0</text:p>
      <text:p text:style-name="Standard">:</text:p>
      <text:p text:style-name="Standard">local smAcc = smootherAcc:getUncapped(acc.x, dtSim) / core_environment.getGravity()</text:p>
      <text:p text:style-name="Standard">1</text:p>
      <text:p text:style-name="Standard">:</text:p>
      <text:p text:style-name="Standard">v:queueLuaCommand("obj:setGravity(\""..core_environment.getGravity().."\")")</text:p>
      <text:p text:style-name="Standard">getNightFogGradientFile()</text:p>
      <text:p text:style-name="Standard">:</text:p>
      <text:p text:style-name="Standard">[object Object]</text:p>
      <text:p text:style-name="Standard">getNightGradientFile()</text:p>
      <text:p text:style-name="Standard">:</text:p>
      <text:p text:style-name="Standard">[object Object]</text:p>
      <text:p text:style-name="Standard">getPrecipitation()</text:p>
      <text:p text:style-name="Standard">:</text:p>
      <text:p text:style-name="Standard">[object Object]</text:p>
      <text:p text:style-name="Standard">getShadowDistance()</text:p>
      <text:p text:style-name="Standard">:</text:p>
      <text:p text:style-name="Standard">[object Object]</text:p>
      <text:p text:style-name="Standard">getShadowLogWeight()</text:p>
      <text:p text:style-name="Standard">[1]</text:p>
      <text:p text:style-name="Standard">0</text:p>
      <text:p text:style-name="Standard">:</text:p>
      <text:p text:style-name="Standard"><text:soft-page-break/>lastLogWeight = core_environment.getShadowLogWeight()</text:p>
      <text:p text:style-name="Standard">getShadowSoftness()</text:p>
      <text:p text:style-name="Standard">:</text:p>
      <text:p text:style-name="Standard">[object Object]</text:p>
      <text:p text:style-name="Standard">getSkyBrightness()</text:p>
      <text:p text:style-name="Standard">:</text:p>
      <text:p text:style-name="Standard">[object Object]</text:p>
      <text:p text:style-name="Standard">getState()</text:p>
      <text:p text:style-name="Standard">:</text:p>
      <text:p text:style-name="Standard">[object Object]</text:p>
      <text:p text:style-name="Standard">getSunScaleGradientFile()</text:p>
      <text:p text:style-name="Standard">:</text:p>
      <text:p text:style-name="Standard">[object Object]</text:p>
      <text:p text:style-name="Standard">getTemperatureK()</text:p>
      <text:p text:style-name="Standard">:</text:p>
      <text:p text:style-name="Standard">[object Object]</text:p>
      <text:p text:style-name="Standard">getTimeOfDay()</text:p>
      <text:p text:style-name="Standard">[3]</text:p>
      <text:p text:style-name="Standard">0</text:p>
      <text:p text:style-name="Standard">:</text:p>
      <text:p text:style-name="Standard">local tod = core_environment.getTimeOfDay()</text:p>
      <text:p text:style-name="Standard">1</text:p>
      <text:p text:style-name="Standard">:</text:p>
      <text:p text:style-name="Standard">local tod = core_environment.getTimeOfDay()</text:p>
      <text:p text:style-name="Standard">2</text:p>
      <text:p text:style-name="Standard">:</text:p>
      <text:p text:style-name="Standard">local tod = core_environment.getTimeOfDay()</text:p>
      <text:p text:style-name="Standard">getWindSpeed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ostStart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EditorEnabled(enabled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<text:soft-page-break/>reloadGroundModels(missionFile)</text:p>
      <text:p text:style-name="Standard">[1]</text:p>
      <text:p text:style-name="Standard">0</text:p>
      <text:p text:style-name="Standard">:</text:p>
      <text:p text:style-name="Standard">if im.MenuItem1("Restore default") then core_environment.reloadGroundModels() setup()</text:p>
      <text:p text:style-name="Standard">requestState()</text:p>
      <text:p text:style-name="Standard">:</text:p>
      <text:p text:style-name="Standard">[object Object]</text:p>
      <text:p text:style-name="Standard">reset()</text:p>
      <text:p text:style-name="Standard">:</text:p>
      <text:p text:style-name="Standard">[object Object]</text:p>
      <text:p text:style-name="Standard">reset_init()</text:p>
      <text:p text:style-name="Standard">[1]</text:p>
      <text:p text:style-name="Standard">0</text:p>
      <text:p text:style-name="Standard">:</text:p>
      <text:p text:style-name="Standard">core_environment.reset_init()</text:p>
      <text:p text:style-name="Standard">setAmbientScaleGradientFile(ambientScaleGradientFile)</text:p>
      <text:p text:style-name="Standard">:</text:p>
      <text:p text:style-name="Standard">[object Object]</text:p>
      <text:p text:style-name="Standard">setCloudCover(cloud)</text:p>
      <text:p text:style-name="Standard">:</text:p>
      <text:p text:style-name="Standard">[object Object]</text:p>
      <text:p text:style-name="Standard">setCloudCoverByID(objectID, coverage)</text:p>
      <text:p text:style-name="Standard">:</text:p>
      <text:p text:style-name="Standard">[object Object]</text:p>
      <text:p text:style-name="Standard">setCloudExposureByID(objectID, exposure)</text:p>
      <text:p text:style-name="Standard">:</text:p>
      <text:p text:style-name="Standard">[object Object]</text:p>
      <text:p text:style-name="Standard">setCloudHeightByID(objectID, height)</text:p>
      <text:p text:style-name="Standard">:</text:p>
      <text:p text:style-name="Standard">[object Object]</text:p>
      <text:p text:style-name="Standard">setCloudWindByID(objectID, windSpeed)</text:p>
      <text:p text:style-name="Standard">:</text:p>
      <text:p text:style-name="Standard">[object Object]</text:p>
      <text:p text:style-name="Standard">setColorizeGradientFile(colorizeGradientFile)</text:p>
      <text:p text:style-name="Standard">:</text:p>
      <text:p text:style-name="Standard">[object Object]</text:p>
      <text:p text:style-name="Standard">setFogAtmosphereHeight(fogHeight)</text:p>
      <text:p text:style-name="Standard">:</text:p>
      <text:p text:style-name="Standard">[object Object]</text:p>
      <text:p text:style-name="Standard">setFogDensity(fog)</text:p>
      <text:p text:style-name="Standard">[3]</text:p>
      <text:p text:style-name="Standard">0</text:p>
      <text:p text:style-name="Standard">:</text:p>
      <text:p text:style-name="Standard">core_environment.setFogDensity(import.environment.fog)</text:p>
      <text:p text:style-name="Standard">1</text:p>
      <text:p text:style-name="Standard">:</text:p>
      <text:p text:style-name="Standard">core_environment.setFogDensity(fog)</text:p>
      <text:p text:style-name="Standard">2</text:p>
      <text:p text:style-name="Standard">:</text:p>
      <text:p text:style-name="Standard">core_environment.setFogDensity(saveSettings.fogValue[0])</text:p>
      <text:p text:style-name="Standard">setFogDensityOffset(fogOffset)</text:p>
      <text:p text:style-name="Standard">:</text:p>
      <text:p text:style-name="Standard">[object Object]</text:p>
      <text:p text:style-name="Standard"><text:soft-page-break/>setFogScaleGradientFile(fogScaleGradientFile)</text:p>
      <text:p text:style-name="Standard">:</text:p>
      <text:p text:style-name="Standard">[object Object]</text:p>
      <text:p text:style-name="Standard">setGravity(grav)</text:p>
      <text:p text:style-name="Standard">:</text:p>
      <text:p text:style-name="Standard">[object Object]</text:p>
      <text:p text:style-name="Standard">setNightFogGradientFile(nightFogGradientFile)</text:p>
      <text:p text:style-name="Standard">:</text:p>
      <text:p text:style-name="Standard">[object Object]</text:p>
      <text:p text:style-name="Standard">setNightGradientFile(nightGradientFile)</text:p>
      <text:p text:style-name="Standard">:</text:p>
      <text:p text:style-name="Standard">[object Object]</text:p>
      <text:p text:style-name="Standard">setPrecipitation(rainDrops)</text:p>
      <text:p text:style-name="Standard">:</text:p>
      <text:p text:style-name="Standard">[object Object]</text:p>
      <text:p text:style-name="Standard">setShadowDistance(shadowDistance)</text:p>
      <text:p text:style-name="Standard">:</text:p>
      <text:p text:style-name="Standard">[object Object]</text:p>
      <text:p text:style-name="Standard">setShadowLogWeight(logWeight)</text:p>
      <text:p text:style-name="Standard">[1]</text:p>
      <text:p text:style-name="Standard">0</text:p>
      <text:p text:style-name="Standard">:</text:p>
      <text:p text:style-name="Standard">core_environment.setShadowLogWeight( isCameraInsideNow and 0.996 or lastLogWeight )</text:p>
      <text:p text:style-name="Standard">setShadowSoftness(shadowSoftness)</text:p>
      <text:p text:style-name="Standard">:</text:p>
      <text:p text:style-name="Standard">[object Object]</text:p>
      <text:p text:style-name="Standard">setSkyBrightness(skyBrightness)</text:p>
      <text:p text:style-name="Standard">:</text:p>
      <text:p text:style-name="Standard">[object Object]</text:p>
      <text:p text:style-name="Standard">setState(state)</text:p>
      <text:p text:style-name="Standard">:</text:p>
      <text:p text:style-name="Standard">[object Object]</text:p>
      <text:p text:style-name="Standard">setSunScaleGradientFile(sunScaleGradientFile)</text:p>
      <text:p text:style-name="Standard">:</text:p>
      <text:p text:style-name="Standard">[object Object]</text:p>
      <text:p text:style-name="Standard">setTimeOfDay(timeOfDay)</text:p>
      <text:p text:style-name="Standard">[3]</text:p>
      <text:p text:style-name="Standard">0</text:p>
      <text:p text:style-name="Standard">:</text:p>
      <text:p text:style-name="Standard">core_environment.setTimeOfDay(tod)</text:p>
      <text:p text:style-name="Standard">1</text:p>
      <text:p text:style-name="Standard">:</text:p>
      <text:p text:style-name="Standard">core_environment.setTimeOfDay(tod)</text:p>
      <text:p text:style-name="Standard">2</text:p>
      <text:p text:style-name="Standard">:</text:p>
      <text:p text:style-name="Standard">core_environment.setTimeOfDay(tod)</text:p>
      <text:p text:style-name="Standard">setWindSpeed(windSpeed)</text:p>
      <text:p text:style-name="Standard">:</text:p>
      <text:p text:style-name="Standard">[object Object]</text:p>
      <text:p text:style-name="Standard">core_flowgraphManager</text:p>
      <text:p text:style-name="Standard">{26}</text:p>
      <text:p text:style-name="Standard">enableUsageTracking</text:p>
      <text:p text:style-name="Standard">:</text:p>
      <text:p text:style-name="Standard">[object Object]</text:p>
      <text:p text:style-name="Standard"><text:soft-page-break/>addManager(data)</text:p>
      <text:p text:style-name="Standard">[1]</text:p>
      <text:p text:style-name="Standard">0</text:p>
      <text:p text:style-name="Standard">:</text:p>
      <text:p text:style-name="Standard">local m = core_flowgraphManager.addManager()</text:p>
      <text:p text:style-name="Standard">clearAllManagers()</text:p>
      <text:p text:style-name="Standard">:</text:p>
      <text:p text:style-name="Standard">[object Object]</text:p>
      <text:p text:style-name="Standard">controls(name)</text:p>
      <text:p text:style-name="Standard">:</text:p>
      <text:p text:style-name="Standard">[object Object]</text:p>
      <text:p text:style-name="Standard">getAllManagers()</text:p>
      <text:p text:style-name="Standard">[1]</text:p>
      <text:p text:style-name="Standard">0</text:p>
      <text:p text:style-name="Standard">:</text:p>
      <text:p text:style-name="Standard">for _, mgr in ipairs(core_flowgraphManager.getAllManagers()) do</text:p>
      <text:p text:style-name="Standard">getAvailableNodeTemplates()</text:p>
      <text:p text:style-name="Standard">:</text:p>
      <text:p text:style-name="Standard">[object Object]</text:p>
      <text:p text:style-name="Standard">getAvailablePinTypes(node)</text:p>
      <text:p text:style-name="Standard">:</text:p>
      <text:p text:style-name="Standard">[object Object]</text:p>
      <text:p text:style-name="Standard">getAvailableStateTemplates()</text:p>
      <text:p text:style-name="Standard">:</text:p>
      <text:p text:style-name="Standard">[object Object]</text:p>
      <text:p text:style-name="Standard">getManagerByID(id)</text:p>
      <text:p text:style-name="Standard">:</text:p>
      <text:p text:style-name="Standard">[object Object]</text:p>
      <text:p text:style-name="Standard">getNextUniqueIdentifier()</text:p>
      <text:p text:style-name="Standard">:</text:p>
      <text:p text:style-name="Standard">[object Object]</text:p>
      <text:p text:style-name="Standard">getSingleton(name)</text:p>
      <text:p text:style-name="Standard">:</text:p>
      <text:p text:style-name="Standard">[object Object]</text:p>
      <text:p text:style-name="Standard">loadManager(filepath, hidden, keepSavedDirs)</text:p>
      <text:p text:style-name="Standard">[3]</text:p>
      <text:p text:style-name="Standard">0</text:p>
      <text:p text:style-name="Standard">:</text:p>
      <text:p text:style-name="Standard">local mgr = core_flowgraphManager.loadManager(path)</text:p>
      <text:p text:style-name="Standard">1</text:p>
      <text:p text:style-name="Standard">:</text:p>
      <text:p text:style-name="Standard">fg = core_flowgraphManager.loadManager(sc.track.flowgraph.file)</text:p>
      <text:p text:style-name="Standard">2</text:p>
      <text:p text:style-name="Standard">:</text:p>
      <text:p text:style-name="Standard">local mgr = core_flowgraphManager.loadManager(path)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<text:soft-page-break/>onFlowgraphSceneObjectAdd(id, name, fgPath)</text:p>
      <text:p text:style-name="Standard">:</text:p>
      <text:p text:style-name="Standard">[object Object]</text:p>
      <text:p text:style-name="Standard">onFlowgraphSceneObjectChanged(id, name, fgPath)</text:p>
      <text:p text:style-name="Standard">:</text:p>
      <text:p text:style-name="Standard">[object Object]</text:p>
      <text:p text:style-name="Standard">onFlowgraphSceneObjectRemove(id, name, fgPath)</text:p>
      <text:p text:style-name="Standard">:</text:p>
      <text:p text:style-name="Standard">[object Object]</text:p>
      <text:p text:style-name="Standard">onLoadingScreenFadeout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freshDependencies()</text:p>
      <text:p text:style-name="Standard">:</text:p>
      <text:p text:style-name="Standard">[object Object]</text:p>
      <text:p text:style-name="Standard">removeManager(mgr)</text:p>
      <text:p text:style-name="Standard">[1]</text:p>
      <text:p text:style-name="Standard">0</text:p>
      <text:p text:style-name="Standard">:</text:p>
      <text:p text:style-name="Standard">core_flowgraphManager.removeManager(fg)</text:p>
      <text:p text:style-name="Standard">removeNextFrame(mgr)</text:p>
      <text:p text:style-name="Standard">:</text:p>
      <text:p text:style-name="Standard">[object Object]</text:p>
      <text:p text:style-name="Standard">startNextFrame(mgr)</text:p>
      <text:p text:style-name="Standard">:</text:p>
      <text:p text:style-name="Standard">[object Object]</text:p>
      <text:p text:style-name="Standard">startOnLoadingScreenFadeout(fg)</text:p>
      <text:p text:style-name="Standard">[1]</text:p>
      <text:p text:style-name="Standard">0</text:p>
      <text:p text:style-name="Standard">:</text:p>
      <text:p text:style-name="Standard">core_flowgraphManager.startOnLoadingScreenFadeout(mgr)</text:p>
      <text:p text:style-name="Standard">core_forest</text:p>
      <text:p text:style-name="Standard">{1}</text:p>
      <text:p text:style-name="Standard">getForestObject()</text:p>
      <text:p text:style-name="Standard">[3]</text:p>
      <text:p text:style-name="Standard">0</text:p>
      <text:p text:style-name="Standard">:</text:p>
      <text:p text:style-name="Standard">if core_forest.getForestObject() then core_forest.getForestObject():disableCollision()</text:p>
      <text:p text:style-name="Standard">1</text:p>
      <text:p text:style-name="Standard">:</text:p>
      <text:p text:style-name="Standard">if core_forest.getForestObject() then core_forest.getForestObject():enableCollision()</text:p>
      <text:p text:style-name="Standard">2</text:p>
      <text:p text:style-name="Standard">:</text:p>
      <text:p text:style-name="Standard">forest = core_forest.getForestObject()</text:p>
      <text:p text:style-name="Standard">core_gamestate</text:p>
      <text:p text:style-name="Standard">{12}</text:p>
      <text:p text:style-name="Standard">getLoadingStatus(tagName)</text:p>
      <text:p text:style-name="Standard">[2]</text:p>
      <text:p text:style-name="Standard"><text:soft-page-break/>0</text:p>
      <text:p text:style-name="Standard">:</text:p>
      <text:p text:style-name="Standard">elseif not core_gamestate.getLoadingStatus(logTag .. '.startFreeroamHelper') then</text:p>
      <text:p text:style-name="Standard">1</text:p>
      <text:p text:style-name="Standard">:</text:p>
      <text:p text:style-name="Standard">if core_gamestate.getLoadingStatus(logTag) then return</text:p>
      <text:p text:style-name="Standard">loading()</text:p>
      <text:p text:style-name="Standard">:</text:p>
      <text:p text:style-name="Standard">[object Object]</text:p>
      <text:p text:style-name="Standard">loadingScreenActiv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UIInitialised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requestEnterLoadingScreen(tagName, func)</text:p>
      <text:p text:style-name="Standard">[3]</text:p>
      <text:p text:style-name="Standard">0</text:p>
      <text:p text:style-name="Standard">:</text:p>
      <text:p text:style-name="Standard">core_gamestate.requestEnterLoadingScreen(logTag .. '.startFreeroamHelper')</text:p>
      <text:p text:style-name="Standard">1</text:p>
      <text:p text:style-name="Standard">:</text:p>
      <text:p text:style-name="Standard">core_gamestate.requestEnterLoadingScreen(logTag)</text:p>
      <text:p text:style-name="Standard">2</text:p>
      <text:p text:style-name="Standard">:</text:p>
      <text:p text:style-name="Standard">core_gamestate.requestEnterLoadingScreen(logTag)</text:p>
      <text:p text:style-name="Standard">requestExitLoadingScreen(tagName, ignoreMenuswitch)</text:p>
      <text:p text:style-name="Standard">[3]</text:p>
      <text:p text:style-name="Standard">0</text:p>
      <text:p text:style-name="Standard">:</text:p>
      <text:p text:style-name="Standard">core_gamestate.requestExitLoadingScreen(logTag .. '.startFreeroamHelper')</text:p>
      <text:p text:style-name="Standard">1</text:p>
      <text:p text:style-name="Standard">:</text:p>
      <text:p text:style-name="Standard">core_gamestate.requestExitLoadingScreen(logTag)</text:p>
      <text:p text:style-name="Standard">2</text:p>
      <text:p text:style-name="Standard">:</text:p>
      <text:p text:style-name="Standard">core_gamestate.requestExitLoadingScreen(logTag)</text:p>
      <text:p text:style-name="Standard">requestGameState()</text:p>
      <text:p text:style-name="Standard">[1]</text:p>
      <text:p text:style-name="Standard">0</text:p>
      <text:p text:style-name="Standard">:</text:p>
      <text:p text:style-name="Standard">core_gamestate.requestGameState()</text:p>
      <text:p text:style-name="Standard">requestMainMenuState()</text:p>
      <text:p text:style-name="Standard">:</text:p>
      <text:p text:style-name="Standard">[object Object]</text:p>
      <text:p text:style-name="Standard"><text:soft-page-break/>setGameState(state, appLayout, menuItems, options)</text:p>
      <text:p text:style-name="Standard">[3]</text:p>
      <text:p text:style-name="Standard">0</text:p>
      <text:p text:style-name="Standard">:</text:p>
      <text:p text:style-name="Standard">core_gamestate.setGameState(configData.gameState and configData.gameState or 'scenario', 'collectionEvent')</text:p>
      <text:p text:style-name="Standard">1</text:p>
      <text:p text:style-name="Standard">:</text:p>
      <text:p text:style-name="Standard">core_gamestate.setGameState('exploration', 'exploration', 'scenario')</text:p>
      <text:p text:style-name="Standard">2</text:p>
      <text:p text:style-name="Standard">:</text:p>
      <text:p text:style-name="Standard">core_gamestate.setGameState('exploration', 'scenario', 'freeroam')</text:p>
      <text:p text:style-name="Standard">core_hardwareinfo</text:p>
      <text:p text:style-name="Standard">{11}</text:p>
      <text:p text:style-name="Standard">acknowledgeWarning(warning)</text:p>
      <text:p text:style-name="Standard">:</text:p>
      <text:p text:style-name="Standard">[object Object]</text:p>
      <text:p text:style-name="Standard">diskInfoCallback(data)</text:p>
      <text:p text:style-name="Standard">:</text:p>
      <text:p text:style-name="Standard">[object Object]</text:p>
      <text:p text:style-name="Standard">getInfo()</text:p>
      <text:p text:style-name="Standard">:</text:p>
      <text:p text:style-name="Standard">[object Object]</text:p>
      <text:p text:style-name="Standard">latestBananbench()</text:p>
      <text:p text:style-name="Standard">:</text:p>
      <text:p text:style-name="Standard">[object Object]</text:p>
      <text:p text:style-name="Standard">latestBenchmarkExists()</text:p>
      <text:p text:style-name="Standard">:</text:p>
      <text:p text:style-name="Standard">[object Object]</text:p>
      <text:p text:style-name="Standard">logInfo(filename)</text:p>
      <text:p text:style-name="Standard">:</text:p>
      <text:p text:style-name="Standard">[object Object]</text:p>
      <text:p text:style-name="Standard">onBananaBenchReady(outFilename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requestInfo()</text:p>
      <text:p text:style-name="Standard">:</text:p>
      <text:p text:style-name="Standard">[object Object]</text:p>
      <text:p text:style-name="Standard">runDiskUsage()</text:p>
      <text:p text:style-name="Standard">:</text:p>
      <text:p text:style-name="Standard">[object Object]</text:p>
      <text:p text:style-name="Standard">runPhysicsBenchmark()</text:p>
      <text:p text:style-name="Standard">:</text:p>
      <text:p text:style-name="Standard">[object Object]</text:p>
      <text:p text:style-name="Standard">core_highscores</text:p>
      <text:p text:style-name="Standard">{5}</text:p>
      <text:p text:style-name="Standard">getHighscores()</text:p>
      <text:p text:style-name="Standard">:</text:p>
      <text:p text:style-name="Standard">[object Object]</text:p>
      <text:p text:style-name="Standard">getScenarioHighscores(levelName, scenarioName, configKey)</text:p>
      <text:p text:style-name="Standard">:</text:p>
      <text:p text:style-name="Standard">[object Object]</text:p>
      <text:p text:style-name="Standard"><text:soft-page-break/>setHighscores(scores)</text:p>
      <text:p text:style-name="Standard">:</text:p>
      <text:p text:style-name="Standard">[object Object]</text:p>
      <text:p text:style-name="Standard">setScenarioHighscores(timeInMillis, vehicleBrand, vehicleName, playerName, levelName, scenarioName, configKey)</text:p>
      <text:p text:style-name="Standard">:</text:p>
      <text:p text:style-name="Standard">[object Object]</text:p>
      <text:p text:style-name="Standard">setScenarioHighscoresCustom(timeInMillis, record, levelName, scenarioName, configKey)</text:p>
      <text:p text:style-name="Standard">[1]</text:p>
      <text:p text:style-name="Standard">0</text:p>
      <text:p text:style-name="Standard">:</text:p>
      <text:p text:style-name="Standard">core_highscores.setScenarioHighscoresCustom(final.finalTime*1000, record, scenario.levelName, scenario.name, "busRoute")</text:p>
      <text:p text:style-name="Standard">core_input_actionFilter</text:p>
      <text:p text:style-name="Standard">{4}</text:p>
      <text:p text:style-name="Standard">addAction(filter, actionName, filtered)</text:p>
      <text:p text:style-name="Standard">:</text:p>
      <text:p text:style-name="Standard">[object Object]</text:p>
      <text:p text:style-name="Standard">clear(filter)</text:p>
      <text:p text:style-name="Standard">:</text:p>
      <text:p text:style-name="Standard">[object Object]</text:p>
      <text:p text:style-name="Standard">getGroup(name)</text:p>
      <text:p text:style-name="Standard">:</text:p>
      <text:p text:style-name="Standard">[object Object]</text:p>
      <text:p text:style-name="Standard">setGroup(name, arrayValues)</text:p>
      <text:p text:style-name="Standard">:</text:p>
      <text:p text:style-name="Standard">[object Object]</text:p>
      <text:p text:style-name="Standard">core_input_actions</text:p>
      <text:p text:style-name="Standard">{10}</text:p>
      <text:p text:style-name="Standard">dependencies</text:p>
      <text:p text:style-name="Standard">:</text:p>
      <text:p text:style-name="Standard">[object Object]</text:p>
      <text:p text:style-name="Standard">actionToCommands(action)</text:p>
      <text:p text:style-name="Standard">[1]</text:p>
      <text:p text:style-name="Standard">0</text:p>
      <text:p text:style-name="Standard">:</text:p>
      <text:p text:style-name="Standard">success, actionMap, actsOnChange, onChange, actsOnDown, onDown, actsOnUp, onUp, isRelative, ctx, isCentered = core_input_actions.actionToCommands(b["action"])</text:p>
      <text:p text:style-name="Standard">getActionId(action)</text:p>
      <text:p text:style-name="Standard">:</text:p>
      <text:p text:style-name="Standard">[object Object]</text:p>
      <text:p text:style-name="Standard">getActions()</text:p>
      <text:p text:style-name="Standard">[3]</text:p>
      <text:p text:style-name="Standard">0</text:p>
      <text:p text:style-name="Standard">:</text:p>
      <text:p text:style-name="Standard">for actionName,action in pairs(core_input_actions.getActions()) do</text:p>
      <text:p text:style-name="Standard">1</text:p>
      <text:p text:style-name="Standard">:</text:p>
      <text:p text:style-name="Standard">local vehicleName = core_input_actions.getActions()[b.action].vehicle</text:p>
      <text:p text:style-name="Standard">2</text:p>
      <text:p text:style-name="Standard">:</text:p>
      <text:p text:style-name="Standard">local actionmap = extensions.core_input_actions.getActions()[binding.action].actionMap</text:p>
      <text:p text:style-name="Standard">nameToUniqueName(actionName, vehicleName)</text:p>
      <text:p text:style-name="Standard">[2]</text:p>
      <text:p text:style-name="Standard">0</text:p>
      <text:p text:style-name="Standard">:</text:p>
      <text:p text:style-name="Standard">local action = core_input_actions.nameToUniqueName(b.action, vehicleName)</text:p>
      <text:p text:style-name="Standard"><text:soft-page-break/>1</text:p>
      <text:p text:style-name="Standard">:</text:p>
      <text:p text:style-name="Standard">local action = core_input_actions.nameToUniqueName(b.action, vehicleName)</text:p>
      <text:p text:style-name="Standard">onFileChanged(filenam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parseAction(action)</text:p>
      <text:p text:style-name="Standard">[3]</text:p>
      <text:p text:style-name="Standard">0</text:p>
      <text:p text:style-name="Standard">:</text:p>
      <text:p text:style-name="Standard">success, b.action = core_input_actions.parseAction(b.action)</text:p>
      <text:p text:style-name="Standard">1</text:p>
      <text:p text:style-name="Standard">:</text:p>
      <text:p text:style-name="Standard">success, action = core_input_actions.parseAction(action)</text:p>
      <text:p text:style-name="Standard">2</text:p>
      <text:p text:style-name="Standard">:</text:p>
      <text:p text:style-name="Standard">success, action = core_input_actions.parseAction(action)</text:p>
      <text:p text:style-name="Standard">uniqueNameToName(uniqueActionName, vehicleName)</text:p>
      <text:p text:style-name="Standard">[2]</text:p>
      <text:p text:style-name="Standard">0</text:p>
      <text:p text:style-name="Standard">:</text:p>
      <text:p text:style-name="Standard">for _,b in pairs(diffData.bindings or {}) do b.action = core_input_actions.uniqueNameToName(b.action, vehicleName)</text:p>
      <text:p text:style-name="Standard">1</text:p>
      <text:p text:style-name="Standard">:</text:p>
      <text:p text:style-name="Standard">for _,b in pairs(diffData.removed or {}) do b.action = core_input_actions.uniqueNameToName(b.action, vehicleName)</text:p>
      <text:p text:style-name="Standard">core_input_bindings</text:p>
      <text:p text:style-name="Standard">{15}</text:p>
      <text:p text:style-name="Standard">dependencies</text:p>
      <text:p text:style-name="Standard">:</text:p>
      <text:p text:style-name="Standard">[object Object]</text:p>
      <text:p text:style-name="Standard">isMenuActive</text:p>
      <text:p text:style-name="Standard">[2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1</text:p>
      <text:p text:style-name="Standard">:</text:p>
      <text:p text:style-name="Standard">if not core_input_bindings.isMenuActive then</text:p>
      <text:p text:style-name="Standard">getAssignedPlayers()</text:p>
      <text:p text:style-name="Standard">[3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1</text:p>
      <text:p text:style-name="Standard">:</text:p>
      <text:p text:style-name="Standard">local assignedPlayers = extensions.core_input_bindings.getAssignedPlayers()</text:p>
      <text:p text:style-name="Standard">2</text:p>
      <text:p text:style-name="Standard">:</text:p>
      <text:p text:style-name="Standard"><text:soft-page-break/>local assignedPlayers = extensions.core_input_bindings.getAssignedPlayers()</text:p>
      <text:p text:style-name="Standard">getControlForAction(actionName)</text:p>
      <text:p text:style-name="Standard">:</text:p>
      <text:p text:style-name="Standard">[object Object]</text:p>
      <text:p text:style-name="Standard">menuActive(active)</text:p>
      <text:p text:style-name="Standard">[3]</text:p>
      <text:p text:style-name="Standard">0</text:p>
      <text:p text:style-name="Standard">:</text:p>
      <text:p text:style-name="Standard">extensions.core_input_bindings.menuActive(true)</text:p>
      <text:p text:style-name="Standard">1</text:p>
      <text:p text:style-name="Standard">:</text:p>
      <text:p text:style-name="Standard">extensions.core_input_bindings.menuActive(true)</text:p>
      <text:p text:style-name="Standard">2</text:p>
      <text:p text:style-name="Standard">:</text:p>
      <text:p text:style-name="Standard">extensions.core_input_bindings.menuActive(false)</text:p>
      <text:p text:style-name="Standard">notifyAll(reason)</text:p>
      <text:p text:style-name="Standard">:</text:p>
      <text:p text:style-name="Standard">[object Object]</text:p>
      <text:p text:style-name="Standard">notifyUI(reason)</text:p>
      <text:p text:style-name="Standard">:</text:p>
      <text:p text:style-name="Standard">[object Object]</text:p>
      <text:p text:style-name="Standard">onDeviceChanged()</text:p>
      <text:p text:style-name="Standard">:</text:p>
      <text:p text:style-name="Standard">[object Object]</text:p>
      <text:p text:style-name="Standard">onFileChanged(filename, t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MultiseatChanged()</text:p>
      <text:p text:style-name="Standard">[1]</text:p>
      <text:p text:style-name="Standard">0</text:p>
      <text:p text:style-name="Standard">:</text:p>
      <text:p text:style-name="Standard">extensions.core_input_bindings.onMultiseatChanged('multiseat setting changed')</text:p>
      <text:p text:style-name="Standard">onVehicleSwitched(oldId, newId, player)</text:p>
      <text:p text:style-name="Standard">:</text:p>
      <text:p text:style-name="Standard">[object Object]</text:p>
      <text:p text:style-name="Standard">resetAllBindings()</text:p>
      <text:p text:style-name="Standard">:</text:p>
      <text:p text:style-name="Standard">[object Object]</text:p>
      <text:p text:style-name="Standard">saveBindingsToDisk(data)</text:p>
      <text:p text:style-name="Standard">:</text:p>
      <text:p text:style-name="Standard">[object Object]</text:p>
      <text:p text:style-name="Standard">updateGFX(dtRaw)</text:p>
      <text:p text:style-name="Standard">[1]</text:p>
      <text:p text:style-name="Standard">0</text:p>
      <text:p text:style-name="Standard">:</text:p>
      <text:p text:style-name="Standard">extensions.core_input_bindings.updateGFX(dtRaw)</text:p>
      <text:p text:style-name="Standard">core_input_categories</text:p>
      <text:p text:style-name="Standard">{12}</text:p>
      <text:p text:style-name="Standard">camera</text:p>
      <text:p text:style-name="Standard">{4}</text:p>
      <text:p text:style-name="Standard">desc</text:p>
      <text:p text:style-name="Standard"><text:soft-page-break/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editor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local icons = require("editor/iconOverview")</text:p>
      <text:p text:style-name="Standard">1</text:p>
      <text:p text:style-name="Standard">:</text:p>
      <text:p text:style-name="Standard">editor.uiIconImage(editor.icons.ab_asset_image, size, col)</text:p>
      <text:p text:style-name="Standard">2</text:p>
      <text:p text:style-name="Standard">:</text:p>
      <text:p text:style-name="Standard">editor.uiIconImage(editor.icons.ab_asset_json, size, col)</text:p>
      <text:p text:style-name="Standard">order</text:p>
      <text:p text:style-name="Standard">[3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1</text:p>
      <text:p text:style-name="Standard">:</text:p>
      <text:p text:style-name="Standard">table.insert(editor.orderTable, obj:getID())</text:p>
      <text:p text:style-name="Standard">2</text:p>
      <text:p text:style-name="Standard">:</text:p>
      <text:p text:style-name="Standard">editor.orderTable = {}</text:p>
      <text:p text:style-name="Standard">title</text:p>
      <text:p text:style-name="Standard">:</text:p>
      <text:p text:style-name="Standard"><text:soft-page-break/>[object Object]</text:p>
      <text:p text:style-name="Standard">flowgraph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am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eneral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editor.uiVertSeparator(editor.getPreference("ui.general.iconButtonSize"), imgui.ImVec2(0, 0))</text:p>
      <text:p text:style-name="Standard">1</text:p>
      <text:p text:style-name="Standard">:</text:p>
      <text:p text:style-name="Standard">editor.uiVertSeparator(editor.getPreference("ui.general.iconButtonSize"), im.ImVec2(0,0))</text:p>
      <text:p text:style-name="Standard">2</text:p>
      <text:p text:style-name="Standard">:</text:p>
      <text:p text:style-name="Standard">if path == "ui.general.iconButtonSize" then editor.setDefaultIconButtonSize(value)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menu</text:p>
      <text:p text:style-name="Standard">{4}</text:p>
      <text:p text:style-name="Standard">desc</text:p>
      <text:p text:style-name="Standard"><text:soft-page-break/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r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slowmotion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debug</text:p>
      <text:p text:style-name="Standard"><text:soft-page-break/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specific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core_input_deprecatedActions</text:p>
      <text:p text:style-name="Standard">{53}</text:p>
      <text:p text:style-name="Standard">accelerat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brak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1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<text:soft-page-break/>camera_hotkey_1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2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3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3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4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4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5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5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6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6_mod1</text:p>
      <text:p text:style-name="Standard">{1}</text:p>
      <text:p text:style-name="Standard">obsolete</text:p>
      <text:p text:style-name="Standard">:</text:p>
      <text:p text:style-name="Standard"><text:soft-page-break/>[object Object]</text:p>
      <text:p text:style-name="Standard">camera_hotkey_7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7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8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8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9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9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lutch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Yaw</text:p>
      <text:p text:style-name="Standard">{1}</text:p>
      <text:p text:style-name="Standard">replacement</text:p>
      <text:p text:style-name="Standard"><text:soft-page-break/>:</text:p>
      <text:p text:style-name="Standard">[object Object]</text:p>
      <text:p text:style-name="Standard">grabNodeForc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Lock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M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andle_escap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ide_ui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altime_motion</text:p>
      <text:p text:style-name="Standard">{1}</text:p>
      <text:p text:style-name="Standard"><text:soft-page-break/>replacement</text:p>
      <text:p text:style-name="Standard">:</text:p>
      <text:p text:style-name="Standard">[object Object]</text:p>
      <text:p text:style-name="Standard">reload_bindings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reload_system_lua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etZoomFOV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how_metr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low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camera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reset_vehic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P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reeLook</text:p>
      <text:p text:style-name="Standard"><text:soft-page-break/>{1}</text:p>
      <text:p text:style-name="Standard">obsolete</text:p>
      <text:p text:style-name="Standard">:</text:p>
      <text:p text:style-name="Standard">[object Object]</text:p>
      <text:p text:style-name="Standard">toggleQuickAcces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Zoom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_dashboard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_phys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ore_input_virtualInput</text:p>
      <text:p text:style-name="Standard">{7}</text:p>
      <text:p text:style-name="Standard">createDevice(productName, vidpid, axes, buttons, povs)</text:p>
      <text:p text:style-name="Standard">[1]</text:p>
      <text:p text:style-name="Standard">0</text:p>
      <text:p text:style-name="Standard">:</text:p>
      <text:p text:style-name="Standard">local deviceInst = extensions.core_input_virtualInput.createDevice(deviceName, "bngremotectrlv1", nAxes, nButtons, nPovs)</text:p>
      <text:p text:style-name="Standard">deleteDevice(deviceInstance)</text:p>
      <text:p text:style-name="Standard">[1]</text:p>
      <text:p text:style-name="Standard">0</text:p>
      <text:p text:style-name="Standard">:</text:p>
      <text:p text:style-name="Standard">extensions.core_input_virtualInput.deleteDevice(virtualDevices[ip].deviceInst)</text:p>
      <text:p text:style-name="Standard">emit(deviceInstance, objType, objectInstance, action, val)</text:p>
      <text:p text:style-name="Standard">[3]</text:p>
      <text:p text:style-name="Standard">0</text:p>
      <text:p text:style-name="Standard">:</text:p>
      <text:p text:style-name="Standard">if dev.state.button0 ~= state.button0 then extensions.core_input_virtualInput.emit(dev.deviceInst, "button", 0, (state.button0 &gt; 0.5) and "down" or "up", state.button0)</text:p>
      <text:p text:style-name="Standard">1</text:p>
      <text:p text:style-name="Standard">:</text:p>
      <text:p text:style-name="Standard">if dev.state.button1 ~= state.button1 then extensions.core_input_virtualInput.emit(dev.deviceInst, "button", 1, (state.button1 &gt; 0.5) and "down" or "up", state.button1)</text:p>
      <text:p text:style-name="Standard">2</text:p>
      <text:p text:style-name="Standard">:</text:p>
      <text:p text:style-name="Standard">if dev.state.axis0 ~= state.axis0 then extensions.core_input_virtualInput.emit(dev.deviceInst, "axis", 0, "change", state.axis0 )</text:p>
      <text:p text:style-name="Standard">onFirstUpdat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Spawned()</text:p>
      <text:p text:style-name="Standard"><text:soft-page-break/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core_inventory</text:p>
      <text:p text:style-name="Standard">{9}</text:p>
      <text:p text:style-name="Standard">addItem(itemType, valueObj)</text:p>
      <text:p text:style-name="Standard">[3]</text:p>
      <text:p text:style-name="Standard">0</text:p>
      <text:p text:style-name="Standard">:</text:p>
      <text:p text:style-name="Standard">core_inventory.addItem("$$$_VEHICLES", vehicleData)</text:p>
      <text:p text:style-name="Standard">1</text:p>
      <text:p text:style-name="Standard">:</text:p>
      <text:p text:style-name="Standard">core_inventory.addItem('$$$_'..k, value)</text:p>
      <text:p text:style-name="Standard">2</text:p>
      <text:p text:style-name="Standard">:</text:p>
      <text:p text:style-name="Standard">core_inventory.addItem('$$$_'..k, data)</text:p>
      <text:p text:style-name="Standard">getItem(itemType, itemId)</text:p>
      <text:p text:style-name="Standard">[1]</text:p>
      <text:p text:style-name="Standard">0</text:p>
      <text:p text:style-name="Standard">:</text:p>
      <text:p text:style-name="Standard">uiParams.money = '$'..tostring(core_inventory.getItem('$$$_MONEY', 0))</text:p>
      <text:p text:style-name="Standard">getItemList(itemType)</text:p>
      <text:p text:style-name="Standard">[3]</text:p>
      <text:p text:style-name="Standard">0</text:p>
      <text:p text:style-name="Standard">:</text:p>
      <text:p text:style-name="Standard">local ownedVehicles = core_inventory.getItemList('$$$_VEHICLES')</text:p>
      <text:p text:style-name="Standard">1</text:p>
      <text:p text:style-name="Standard">:</text:p>
      <text:p text:style-name="Standard">vehiclesList = core_inventory.getItemList('$$$_VEHICLES')</text:p>
      <text:p text:style-name="Standard">2</text:p>
      <text:p text:style-name="Standard">:</text:p>
      <text:p text:style-name="Standard">money = core_inventory.getItemList('$$$_MONEY')</text:p>
      <text:p text:style-name="Standard">onDeserialized(data)</text:p>
      <text:p text:style-name="Standard">:</text:p>
      <text:p text:style-name="Standard">[object Object]</text:p>
      <text:p text:style-name="Standard">onResumeCampaign(campaignInProgress, data)</text:p>
      <text:p text:style-name="Standard">:</text:p>
      <text:p text:style-name="Standard">[object Object]</text:p>
      <text:p text:style-name="Standard">onSaveCampaign(saveCallback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ocessOnEvent(onEventData, earnedMedal)</text:p>
      <text:p text:style-name="Standard">[3]</text:p>
      <text:p text:style-name="Standard">0</text:p>
      <text:p text:style-name="Standard">:</text:p>
      <text:p text:style-name="Standard">core_inventory.processOnEvent(onEventData.inventory)</text:p>
      <text:p text:style-name="Standard">1</text:p>
      <text:p text:style-name="Standard">:</text:p>
      <text:p text:style-name="Standard">core_inventory.processOnEvent(onEventData.inventory, scenario.stats.overall.medal)</text:p>
      <text:p text:style-name="Standard"><text:soft-page-break/>2</text:p>
      <text:p text:style-name="Standard">:</text:p>
      <text:p text:style-name="Standard">core_inventory.processOnEvent(onEventData.inventory)</text:p>
      <text:p text:style-name="Standard">removeItem(itemType, valueObj)</text:p>
      <text:p text:style-name="Standard">[1]</text:p>
      <text:p text:style-name="Standard">0</text:p>
      <text:p text:style-name="Standard">:</text:p>
      <text:p text:style-name="Standard">core_inventory.removeItem("$$$_MONEY", modelData.configs[vehicleData.config].Value)</text:p>
      <text:p text:style-name="Standard">core_jobsystem</text:p>
      <text:p text:style-name="Standard">{4}</text:p>
      <text:p text:style-name="Standard">create(fct, maxdt)</text:p>
      <text:p text:style-name="Standard">[3]</text:p>
      <text:p text:style-name="Standard">0</text:p>
      <text:p text:style-name="Standard">:</text:p>
      <text:p text:style-name="Standard">core_jobsystem.create(createMeshPreviewJob, 1, file)</text:p>
      <text:p text:style-name="Standard">1</text:p>
      <text:p text:style-name="Standard">:</text:p>
      <text:p text:style-name="Standard">core_jobsystem.create(createAssetDataJob, 1, asset)</text:p>
      <text:p text:style-name="Standard">2</text:p>
      <text:p text:style-name="Standard">:</text:p>
      <text:p text:style-name="Standard">core_jobsystem.create(createAssetDataJob, 1, editor.selection["asset"])</text:p>
      <text:p text:style-name="Standard">getRunningJobCount()</text:p>
      <text:p text:style-name="Standard">[1]</text:p>
      <text:p text:style-name="Standard">0</text:p>
      <text:p text:style-name="Standard">:</text:p>
      <text:p text:style-name="Standard">if queued and core_jobsystem.getRunningJobCount() == 0 then</text:p>
      <text:p text:style-name="Standard">onUpdate()</text:p>
      <text:p text:style-name="Standard">:</text:p>
      <text:p text:style-name="Standard">[object Object]</text:p>
      <text:p text:style-name="Standard">wrap(fct, maxdt)</text:p>
      <text:p text:style-name="Standard">:</text:p>
      <text:p text:style-name="Standard">[object Object]</text:p>
      <text:p text:style-name="Standard">core_levels</text:p>
      <text:p text:style-name="Standard">{9}</text:p>
      <text:p text:style-name="Standard">expandMissionFileName(missionFileName)</text:p>
      <text:p text:style-name="Standard">:</text:p>
      <text:p text:style-name="Standard">[object Object]</text:p>
      <text:p text:style-name="Standard">getLevelName(path)</text:p>
      <text:p text:style-name="Standard">[3]</text:p>
      <text:p text:style-name="Standard">0</text:p>
      <text:p text:style-name="Standard">:</text:p>
      <text:p text:style-name="Standard">local currentLevel = core_levels.getLevelName(missionFile) or ''</text:p>
      <text:p text:style-name="Standard">1</text:p>
      <text:p text:style-name="Standard">:</text:p>
      <text:p text:style-name="Standard">local map = core_levels.getLevelName(getMissionFilename())</text:p>
      <text:p text:style-name="Standard">2</text:p>
      <text:p text:style-name="Standard">:</text:p>
      <text:p text:style-name="Standard">levelName = core_levels.getLevelName(getMissionFilename())</text:p>
      <text:p text:style-name="Standard">getList(allLevels)</text:p>
      <text:p text:style-name="Standard">[3]</text:p>
      <text:p text:style-name="Standard">0</text:p>
      <text:p text:style-name="Standard">:</text:p>
      <text:p text:style-name="Standard">local levels = extensions.core_levels.getList()</text:p>
      <text:p text:style-name="Standard">1</text:p>
      <text:p text:style-name="Standard"><text:soft-page-break/>:</text:p>
      <text:p text:style-name="Standard">for i, v in ipairs(core_levels.getList()) do</text:p>
      <text:p text:style-name="Standard">2</text:p>
      <text:p text:style-name="Standard">:</text:p>
      <text:p text:style-name="Standard">guihooks.trigger('InstalledContentUpdate', {context='levels', list=extensions.core_levels.getList()})</text:p>
      <text:p text:style-name="Standard">getSimpleList()</text:p>
      <text:p text:style-name="Standard">[2]</text:p>
      <text:p text:style-name="Standard">0</text:p>
      <text:p text:style-name="Standard">:</text:p>
      <text:p text:style-name="Standard">local levelList = core_levels.getSimpleList()</text:p>
      <text:p text:style-name="Standard">1</text:p>
      <text:p text:style-name="Standard">:</text:p>
      <text:p text:style-name="Standard">local levelList = core_levels.getSimpleList()</text:p>
      <text:p text:style-name="Standard">onClientPostStartMission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requestData()</text:p>
      <text:p text:style-name="Standard">:</text:p>
      <text:p text:style-name="Standard">[object Object]</text:p>
      <text:p text:style-name="Standard">startLevel(missionFile, delayedStart, customLoadingFunction)</text:p>
      <text:p text:style-name="Standard">[3]</text:p>
      <text:p text:style-name="Standard">0</text:p>
      <text:p text:style-name="Standard">:</text:p>
      <text:p text:style-name="Standard">core_levels.startLevel(testLevel)</text:p>
      <text:p text:style-name="Standard">1</text:p>
      <text:p text:style-name="Standard">:</text:p>
      <text:p text:style-name="Standard">core_levels.startLevel(path)</text:p>
      <text:p text:style-name="Standard">2</text:p>
      <text:p text:style-name="Standard">:</text:p>
      <text:p text:style-name="Standard">core_levels.startLevel(levelPath)</text:p>
      <text:p text:style-name="Standard">core_modmanager</text:p>
      <text:p text:style-name="Standard">{31}</text:p>
      <text:p text:style-name="Standard">activateAllMods()</text:p>
      <text:p text:style-name="Standard">:</text:p>
      <text:p text:style-name="Standard">[object Object]</text:p>
      <text:p text:style-name="Standard">activateMod(modname)</text:p>
      <text:p text:style-name="Standard">:</text:p>
      <text:p text:style-name="Standard">[object Object]</text:p>
      <text:p text:style-name="Standard">activateModId(modID)</text:p>
      <text:p text:style-name="Standard">:</text:p>
      <text:p text:style-name="Standard">[object Object]</text:p>
      <text:p text:style-name="Standard">check4Update()</text:p>
      <text:p text:style-name="Standard">[1]</text:p>
      <text:p text:style-name="Standard">0</text:p>
      <text:p text:style-name="Standard">:</text:p>
      <text:p text:style-name="Standard">extensions.core_modmanager.check4Update()</text:p>
      <text:p text:style-name="Standard">checkMod(modname)</text:p>
      <text:p text:style-name="Standard">:</text:p>
      <text:p text:style-name="Standard"><text:soft-page-break/>[object Object]</text:p>
      <text:p text:style-name="Standard">checkUpdate()</text:p>
      <text:p text:style-name="Standard">:</text:p>
      <text:p text:style-name="Standard">[object Object]</text:p>
      <text:p text:style-name="Standard">deactivateAllMods()</text:p>
      <text:p text:style-name="Standard">:</text:p>
      <text:p text:style-name="Standard">[object Object]</text:p>
      <text:p text:style-name="Standard">deactivateMod(modname)</text:p>
      <text:p text:style-name="Standard">:</text:p>
      <text:p text:style-name="Standard">[object Object]</text:p>
      <text:p text:style-name="Standard">deactivateModId(modID)</text:p>
      <text:p text:style-name="Standard">[1]</text:p>
      <text:p text:style-name="Standard">0</text:p>
      <text:p text:style-name="Standard">:</text:p>
      <text:p text:style-name="Standard">core_modmanager.deactivateModId(mname)</text:p>
      <text:p text:style-name="Standard">deleteAllMods()</text:p>
      <text:p text:style-name="Standard">:</text:p>
      <text:p text:style-name="Standard">[object Object]</text:p>
      <text:p text:style-name="Standard">deleteMod(modname)</text:p>
      <text:p text:style-name="Standard">[2]</text:p>
      <text:p text:style-name="Standard">0</text:p>
      <text:p text:style-name="Standard">:</text:p>
      <text:p text:style-name="Standard">core_modmanager.deleteMod(modname)</text:p>
      <text:p text:style-name="Standard">1</text:p>
      <text:p text:style-name="Standard">:</text:p>
      <text:p text:style-name="Standard">if modName then core_modmanager.deleteMod( modName)</text:p>
      <text:p text:style-name="Standard">disableAutoMount()</text:p>
      <text:p text:style-name="Standard">[2]</text:p>
      <text:p text:style-name="Standard">0</text:p>
      <text:p text:style-name="Standard">:</text:p>
      <text:p text:style-name="Standard">core_modmanager.disableAutoMount()</text:p>
      <text:p text:style-name="Standard">1</text:p>
      <text:p text:style-name="Standard">:</text:p>
      <text:p text:style-name="Standard">core_modmanager.disableAutoMount()</text:p>
      <text:p text:style-name="Standard">enableAutoMount()</text:p>
      <text:p text:style-name="Standard">[1]</text:p>
      <text:p text:style-name="Standard">0</text:p>
      <text:p text:style-name="Standard">:</text:p>
      <text:p text:style-name="Standard">core_modmanager.enableAutoMount()</text:p>
      <text:p text:style-name="Standard">enableModsAfterUpdate()</text:p>
      <text:p text:style-name="Standard">:</text:p>
      <text:p text:style-name="Standard">[object Object]</text:p>
      <text:p text:style-name="Standard">getConflict(modname)</text:p>
      <text:p text:style-name="Standard">:</text:p>
      <text:p text:style-name="Standard">[object Object]</text:p>
      <text:p text:style-name="Standard">getModDB(modname)</text:p>
      <text:p text:style-name="Standard">[3]</text:p>
      <text:p text:style-name="Standard">0</text:p>
      <text:p text:style-name="Standard">:</text:p>
      <text:p text:style-name="Standard">local mod = core_modmanager.getModDB(part.modName)</text:p>
      <text:p text:style-name="Standard">1</text:p>
      <text:p text:style-name="Standard">:</text:p>
      <text:p text:style-name="Standard">local prevInfo = core_modmanager.getModDB(modname)</text:p>
      <text:p text:style-name="Standard">2</text:p>
      <text:p text:style-name="Standard"><text:soft-page-break/>:</text:p>
      <text:p text:style-name="Standard">local mdb = core_modmanager.getModDB( modname )</text:p>
      <text:p text:style-name="Standard">getModForFilename(filename_virtual)</text:p>
      <text:p text:style-name="Standard">:</text:p>
      <text:p text:style-name="Standard">[object Object]</text:p>
      <text:p text:style-name="Standard">getModNameFromID(modID)</text:p>
      <text:p text:style-name="Standard">[3]</text:p>
      <text:p text:style-name="Standard">0</text:p>
      <text:p text:style-name="Standard">:</text:p>
      <text:p text:style-name="Standard">guihooks.trigger('checkUpdateCheckedMod', "SYNC "..tostring(core_modmanager.getModNameFromID(v.id) or v.filename:gsub(".zip","")) )</text:p>
      <text:p text:style-name="Standard">1</text:p>
      <text:p text:style-name="Standard">:</text:p>
      <text:p text:style-name="Standard">local modname = core_modmanager.getModNameFromID(mod_id)</text:p>
      <text:p text:style-name="Standard">2</text:p>
      <text:p text:style-name="Standard">:</text:p>
      <text:p text:style-name="Standard">local modName = extensions.core_modmanager.getModNameFromID(mod_id)</text:p>
      <text:p text:style-name="Standard">getStats()</text:p>
      <text:p text:style-name="Standard">[1]</text:p>
      <text:p text:style-name="Standard">0</text:p>
      <text:p text:style-name="Standard">:</text:p>
      <text:p text:style-name="Standard">res.mods = core_modmanager.getStats()</text:p>
      <text:p text:style-name="Standard">initDB()</text:p>
      <text:p text:style-name="Standard">:</text:p>
      <text:p text:style-name="Standard">[object Object]</text:p>
      <text:p text:style-name="Standard">isReady()</text:p>
      <text:p text:style-name="Standard">[3]</text:p>
      <text:p text:style-name="Standard">0</text:p>
      <text:p text:style-name="Standard">:</text:p>
      <text:p text:style-name="Standard">while not extensions.core_modmanager.isReady() do</text:p>
      <text:p text:style-name="Standard">1</text:p>
      <text:p text:style-name="Standard">:</text:p>
      <text:p text:style-name="Standard">if core_modmanager.isReady() then</text:p>
      <text:p text:style-name="Standard">2</text:p>
      <text:p text:style-name="Standard">:</text:p>
      <text:p text:style-name="Standard">if core_modmanager.isReady() then</text:p>
      <text:p text:style-name="Standard">modIsUnpacked(modname)</text:p>
      <text:p text:style-name="Standard">[3]</text:p>
      <text:p text:style-name="Standard">0</text:p>
      <text:p text:style-name="Standard">:</text:p>
      <text:p text:style-name="Standard">modList[k].unpacked = core_modmanager.modIsUnpacked(v.filename)</text:p>
      <text:p text:style-name="Standard">1</text:p>
      <text:p text:style-name="Standard">:</text:p>
      <text:p text:style-name="Standard">request.responseData.data.unpacked = core_modmanager.modIsUnpacked(request.responseData.data.filename)</text:p>
      <text:p text:style-name="Standard">2</text:p>
      <text:p text:style-name="Standard">:</text:p>
      <text:p text:style-name="Standard">modList[k].unpacked = core_modmanager.modIsUnpacked(v.filename)</text:p>
      <text:p text:style-name="Standard">onFileChanged(filename, type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openEntryInExplorer(filename)</text:p>
      <text:p text:style-name="Standard">:</text:p>
      <text:p text:style-name="Standard"><text:soft-page-break/>[object Object]</text:p>
      <text:p text:style-name="Standard">openModFolderInExplorer()</text:p>
      <text:p text:style-name="Standard">:</text:p>
      <text:p text:style-name="Standard">[object Object]</text:p>
      <text:p text:style-name="Standard">packMod(dirPath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unpackMod(modname)</text:p>
      <text:p text:style-name="Standard">:</text:p>
      <text:p text:style-name="Standard">[object Object]</text:p>
      <text:p text:style-name="Standard">updateZipMod(oldFileName, newFileName)</text:p>
      <text:p text:style-name="Standard">[1]</text:p>
      <text:p text:style-name="Standard">0</text:p>
      <text:p text:style-name="Standard">:</text:p>
      <text:p text:style-name="Standard">extensions.core_modmanager.updateZipMod(tmp[1], tmp[2])</text:p>
      <text:p text:style-name="Standard">workOffChangedMod(filename, type)</text:p>
      <text:p text:style-name="Standard">:</text:p>
      <text:p text:style-name="Standard">[object Object]</text:p>
      <text:p text:style-name="Standard">core_multiseat</text:p>
      <text:p text:style-name="Standard">{2}</text:p>
      <text:p text:style-name="Standard">enterNextVehicle(player, step)</text:p>
      <text:p text:style-name="Standard">:</text:p>
      <text:p text:style-name="Standard">[object Object]</text:p>
      <text:p text:style-name="Standard">getAssignedPlayers(devices, logEnabled, seatPlayers)</text:p>
      <text:p text:style-name="Standard">:</text:p>
      <text:p text:style-name="Standard">[object Object]</text:p>
      <text:p text:style-name="Standard">core_online</text:p>
      <text:p text:style-name="Standard">{15}</text:p>
      <text:p text:style-name="Standard">sessionReqested</text:p>
      <text:p text:style-name="Standard">:</text:p>
      <text:p text:style-name="Standard">[object Object]</text:p>
      <text:p text:style-name="Standard">apiCall(uri, finishCallback, postDataTbl, outfile, reqType, progressCallback, postFileName, authorizationHeader)</text:p>
      <text:p text:style-name="Standard">[2]</text:p>
      <text:p text:style-name="Standard">0</text:p>
      <text:p text:style-name="Standard">:</text:p>
      <text:p text:style-name="Standard">core_online.apiCall('s2/v4/modUnsubscribeAll')</text:p>
      <text:p text:style-name="Standard">1</text:p>
      <text:p text:style-name="Standard">:</text:p>
      <text:p text:style-name="Standard">core_online.apiCall('s1/v4/download/mods/' .. uri, downloadFinishedCallback, nil, targetFilename, nil, downloadProgressCallback)</text:p>
      <text:p text:style-name="Standard">callbackSecureCommCpp(id, responseCode, responseBuffer, responseHeaders, responseData, postData, curlCode, curlErrorStr, effectiveURL)</text:p>
      <text:p text:style-name="Standard">:</text:p>
      <text:p text:style-name="Standard">[object Object]</text:p>
      <text:p text:style-name="Standard">callbackSecureCommCppProgress(id, dltotal, dlnow, ultotal, ulnow, dlspeed, ulspeed, time)</text:p>
      <text:p text:style-name="Standard">:</text:p>
      <text:p text:style-name="Standard">[object Object]</text:p>
      <text:p text:style-name="Standard">clearFinishedRequests()</text:p>
      <text:p text:style-name="Standard">:</text:p>
      <text:p text:style-name="Standard">[object Object]</text:p>
      <text:p text:style-name="Standard">download(uri, finishCallback, postDataTbl, outfile, reqType, progressCallback)</text:p>
      <text:p text:style-name="Standard">:</text:p>
      <text:p text:style-name="Standard">[object Object]</text:p>
      <text:p text:style-name="Standard"><text:soft-page-break/>getRequestsUI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structions(data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UIOnlineMessageHide(uid)</text:p>
      <text:p text:style-name="Standard">:</text:p>
      <text:p text:style-name="Standard">[object Object]</text:p>
      <text:p text:style-name="Standard">onUIOnlineMessageReady()</text:p>
      <text:p text:style-name="Standard">:</text:p>
      <text:p text:style-name="Standard">[object Object]</text:p>
      <text:p text:style-name="Standard">openSession()</text:p>
      <text:p text:style-name="Standard">[1]</text:p>
      <text:p text:style-name="Standard">0</text:p>
      <text:p text:style-name="Standard">:</text:p>
      <text:p text:style-name="Standard">core_online.openSession()</text:p>
      <text:p text:style-name="Standard">requestState()</text:p>
      <text:p text:style-name="Standard">:</text:p>
      <text:p text:style-name="Standard">[object Object]</text:p>
      <text:p text:style-name="Standard">core_paths</text:p>
      <text:p text:style-name="Standard">{16}</text:p>
      <text:p text:style-name="Standard">addPath(path)</text:p>
      <text:p text:style-name="Standard">[2]</text:p>
      <text:p text:style-name="Standard">0</text:p>
      <text:p text:style-name="Standard">:</text:p>
      <text:p text:style-name="Standard">core_paths.addPath(actionData.path)</text:p>
      <text:p text:style-name="Standard">1</text:p>
      <text:p text:style-name="Standard">:</text:p>
      <text:p text:style-name="Standard">core_paths.addPath(actionData.path)</text:p>
      <text:p text:style-name="Standard">createPath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deletePath(path)</text:p>
      <text:p text:style-name="Standard">[1]</text:p>
      <text:p text:style-name="Standard">0</text:p>
      <text:p text:style-name="Standard">:</text:p>
      <text:p text:style-name="Standard">core_paths.deletePath(actionData.path)</text:p>
      <text:p text:style-name="Standard">getEndIdx(path)</text:p>
      <text:p text:style-name="Standard">[3]</text:p>
      <text:p text:style-name="Standard">0</text:p>
      <text:p text:style-name="Standard">:</text:p>
      <text:p text:style-name="Standard">for i = 1, core_paths.getEndIdx(path) do</text:p>
      <text:p text:style-name="Standard"><text:soft-page-break/>1</text:p>
      <text:p text:style-name="Standard">:</text:p>
      <text:p text:style-name="Standard">while self.camT &gt; nextTime and self.ctrlPoint &lt;= core_paths.getEndIdx(path) - 1 do</text:p>
      <text:p text:style-name="Standard">2</text:p>
      <text:p text:style-name="Standard">:</text:p>
      <text:p text:style-name="Standard">if self.ctrlPoint &gt;= core_paths.getEndIdx(path) - 1 and self.camT &gt;= nextTime then</text:p>
      <text:p text:style-name="Standard">getMarkerIds(path, idx)</text:p>
      <text:p text:style-name="Standard">[3]</text:p>
      <text:p text:style-name="Standard">0</text:p>
      <text:p text:style-name="Standard">:</text:p>
      <text:p text:style-name="Standard">local n1, n2, n3, n4 = core_paths.getMarkerIds(path, i)</text:p>
      <text:p text:style-name="Standard">1</text:p>
      <text:p text:style-name="Standard">:</text:p>
      <text:p text:style-name="Standard">local n1, n2, n3, n4 = core_paths.getMarkerIds(path, ctrlPoints[i])</text:p>
      <text:p text:style-name="Standard">2</text:p>
      <text:p text:style-name="Standard">:</text:p>
      <text:p text:style-name="Standard">n1, n2, n3, n4 = core_paths.getMarkerIds(path, ctrlPoints[i])</text:p>
      <text:p text:style-name="Standard">getPath(pathName)</text:p>
      <text:p text:style-name="Standard">[1]</text:p>
      <text:p text:style-name="Standard">0</text:p>
      <text:p text:style-name="Standard">:</text:p>
      <text:p text:style-name="Standard">path = core_paths.getPath(self.pathName)</text:p>
      <text:p text:style-name="Standard">getPaths()</text:p>
      <text:p text:style-name="Standard">[3]</text:p>
      <text:p text:style-name="Standard">0</text:p>
      <text:p text:style-name="Standard">:</text:p>
      <text:p text:style-name="Standard">for _, path in ipairs(core_paths.getPaths()) do</text:p>
      <text:p text:style-name="Standard">1</text:p>
      <text:p text:style-name="Standard">:</text:p>
      <text:p text:style-name="Standard">for _, path in ipairs(core_paths.getPaths()) do</text:p>
      <text:p text:style-name="Standard">2</text:p>
      <text:p text:style-name="Standard">:</text:p>
      <text:p text:style-name="Standard">for i, path in ipairs(core_paths.getPaths()) do</text:p>
      <text:p text:style-name="Standard">getUniquePathName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loadPath(pathFileName)</text:p>
      <text:p text:style-name="Standard">[1]</text:p>
      <text:p text:style-name="Standard">0</text:p>
      <text:p text:style-name="Standard">:</text:p>
      <text:p text:style-name="Standard">actionData.path = core_paths.loadPath(actionData.filepath)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<text:soft-page-break/>[object Object]</text:p>
      <text:p text:style-name="Standard">playPath(path, offset, initData)</text:p>
      <text:p text:style-name="Standard">:</text:p>
      <text:p text:style-name="Standard">[object Object]</text:p>
      <text:p text:style-name="Standard">savePath(cameraPath, filename)</text:p>
      <text:p text:style-name="Standard">:</text:p>
      <text:p text:style-name="Standard">[object Object]</text:p>
      <text:p text:style-name="Standard">stopCurrentPath()</text:p>
      <text:p text:style-name="Standard">[1]</text:p>
      <text:p text:style-name="Standard">0</text:p>
      <text:p text:style-name="Standard">:</text:p>
      <text:p text:style-name="Standard">core_paths.stopCurrentPath()</text:p>
      <text:p text:style-name="Standard">core_quickAccess</text:p>
      <text:p text:style-name="Standard">{15}</text:p>
      <text:p text:style-name="Standard">addEntry(_args)</text:p>
      <text:p text:style-name="Standard">:</text:p>
      <text:p text:style-name="Standard">[object Object]</text:p>
      <text:p text:style-name="Standard">back()</text:p>
      <text:p text:style-name="Standard">:</text:p>
      <text:p text:style-name="Standard">[object Object]</text:p>
      <text:p text:style-name="Standard">getMovedRadialLastTimeMs()</text:p>
      <text:p text:style-name="Standard">[1]</text:p>
      <text:p text:style-name="Standard">0</text:p>
      <text:p text:style-name="Standard">:</text:p>
      <text:p text:style-name="Standard">local timeSinceLastRadial = Engine.Platform.getSystemTimeMS() - core_quickAccess.getMovedRadialLastTimeMs()</text:p>
      <text:p text:style-name="Standard">isEnabled()</text:p>
      <text:p text:style-name="Standard">:</text:p>
      <text:p text:style-name="Standard">[object Object]</text:p>
      <text:p text:style-name="Standard">moved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VehicleFocusChanged(args)</text:p>
      <text:p text:style-name="Standard">:</text:p>
      <text:p text:style-name="Standard">[object Object]</text:p>
      <text:p text:style-name="Standard">pushTitle(t)</text:p>
      <text:p text:style-name="Standard">:</text:p>
      <text:p text:style-name="Standard">[object Object]</text:p>
      <text:p text:style-name="Standard">registerMenu()</text:p>
      <text:p text:style-name="Standard">:</text:p>
      <text:p text:style-name="Standard">[object Object]</text:p>
      <text:p text:style-name="Standard">resetTitle()</text:p>
      <text:p text:style-name="Standard">:</text:p>
      <text:p text:style-name="Standard">[object Object]</text:p>
      <text:p text:style-name="Standard">selectItem(id)</text:p>
      <text:p text:style-name="Standard">[1]</text:p>
      <text:p text:style-name="Standard">0</text:p>
      <text:p text:style-name="Standard">:</text:p>
      <text:p text:style-name="Standard">veh:queueLuaCommand('extensions.core_quickAccess.selectItem(' .. serialize(item.orgMenuID) .. ')')</text:p>
      <text:p text:style-name="Standard"><text:soft-page-break/>setEnabled(enabled)</text:p>
      <text:p text:style-name="Standard">:</text:p>
      <text:p text:style-name="Standard">[object Object]</text:p>
      <text:p text:style-name="Standard">vehicleItemSelectCallback(objID, args)</text:p>
      <text:p text:style-name="Standard">:</text:p>
      <text:p text:style-name="Standard">[object Object]</text:p>
      <text:p text:style-name="Standard">vehicleItemsCallback(objID, level, items)</text:p>
      <text:p text:style-name="Standard">:</text:p>
      <text:p text:style-name="Standard">[object Object]</text:p>
      <text:p text:style-name="Standard">core_remoteController</text:p>
      <text:p text:style-name="Standard">{5}</text:p>
      <text:p text:style-name="Standard">devicesConnected()</text:p>
      <text:p text:style-name="Standard">:</text:p>
      <text:p text:style-name="Standard">[object Object]</text:p>
      <text:p text:style-name="Standard">getQRCode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putBindingsChanged(players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core_replay</text:p>
      <text:p text:style-name="Standard">{24}</text:p>
      <text:p text:style-name="Standard">state</text:p>
      <text:p text:style-name="Standard">{10}</text:p>
      <text:p text:style-name="Standard">fpsPlay</text:p>
      <text:p text:style-name="Standard">:</text:p>
      <text:p text:style-name="Standard">[object Object]</text:p>
      <text:p text:style-name="Standard">fpsRec</text:p>
      <text:p text:style-name="Standard">:</text:p>
      <text:p text:style-name="Standard">[object Object]</text:p>
      <text:p text:style-name="Standard">framePositionSeconds</text:p>
      <text:p text:style-name="Standard">:</text:p>
      <text:p text:style-name="Standard">[object Object]</text:p>
      <text:p text:style-name="Standard">jumpOffset</text:p>
      <text:p text:style-name="Standard">:</text:p>
      <text:p text:style-name="Standard">[object Object]</text:p>
      <text:p text:style-name="Standard">loadedFile</text:p>
      <text:p text:style-name="Standard">:</text:p>
      <text:p text:style-name="Standard">[object Object]</text:p>
      <text:p text:style-name="Standard">paused</text:p>
      <text:p text:style-name="Standard">:</text:p>
      <text:p text:style-name="Standard">[object Object]</text:p>
      <text:p text:style-name="Standard">positionSeconds</text:p>
      <text:p text:style-name="Standard">:</text:p>
      <text:p text:style-name="Standard">[object Object]</text:p>
      <text:p text:style-name="Standard">speed</text:p>
      <text:p text:style-name="Standard">[1]</text:p>
      <text:p text:style-name="Standard">0</text:p>
      <text:p text:style-name="Standard"><text:soft-page-break/>:</text:p>
      <text:p text:style-name="Standard">if state.speed &gt; 0.1 and stopTimer &lt; timeToWaitAtStop then</text:p>
      <text:p text:style-name="Standard">state</text:p>
      <text:p text:style-name="Standard">[3]</text:p>
      <text:p text:style-name="Standard">0</text:p>
      <text:p text:style-name="Standard">:</text:p>
      <text:p text:style-name="Standard">if core_replay.state.state == "playing" then</text:p>
      <text:p text:style-name="Standard">1</text:p>
      <text:p text:style-name="Standard">:</text:p>
      <text:p text:style-name="Standard">if core_replay.state.state == "playing" then</text:p>
      <text:p text:style-name="Standard">2</text:p>
      <text:p text:style-name="Standard">:</text:p>
      <text:p text:style-name="Standard">if core_replay.state.state == "playing" then</text:p>
      <text:p text:style-name="Standard">totalSeconds</text:p>
      <text:p text:style-name="Standard">:</text:p>
      <text:p text:style-name="Standard">[object Object]</text:p>
      <text:p text:style-name="Standard">cancelRecording()</text:p>
      <text:p text:style-name="Standard">:</text:p>
      <text:p text:style-name="Standard">[object Object]</text:p>
      <text:p text:style-name="Standard">displayMsg(level, msg, context)</text:p>
      <text:p text:style-name="Standard">:</text:p>
      <text:p text:style-name="Standard">[object Object]</text:p>
      <text:p text:style-name="Standard">getLoadedFile()</text:p>
      <text:p text:style-name="Standard">[3]</text:p>
      <text:p text:style-name="Standard">0</text:p>
      <text:p text:style-name="Standard">:</text:p>
      <text:p text:style-name="Standard">if path and path.replay and replayExists(path.replay) and path.replay ~= core_replay.getLoadedFile() then</text:p>
      <text:p text:style-name="Standard">1</text:p>
      <text:p text:style-name="Standard">:</text:p>
      <text:p text:style-name="Standard">if core_replay.getLoadedFile() ~= "" then</text:p>
      <text:p text:style-name="Standard">2</text:p>
      <text:p text:style-name="Standard">:</text:p>
      <text:p text:style-name="Standard">actionData.path.replay = core_replay.getLoadedFile()</text:p>
      <text:p text:style-name="Standard">getPositionSeconds()</text:p>
      <text:p text:style-name="Standard">[3]</text:p>
      <text:p text:style-name="Standard">0</text:p>
      <text:p text:style-name="Standard">:</text:p>
      <text:p text:style-name="Standard">camTs[i] = core_replay.getPositionSeconds()</text:p>
      <text:p text:style-name="Standard">1</text:p>
      <text:p text:style-name="Standard">:</text:p>
      <text:p text:style-name="Standard">marker.time = core_replay.getPositionSeconds()</text:p>
      <text:p text:style-name="Standard">2</text:p>
      <text:p text:style-name="Standard">:</text:p>
      <text:p text:style-name="Standard">local relativePos = im.FloatPtr(core_replay.getPositionSeconds())</text:p>
      <text:p text:style-name="Standard">getRecordings()</text:p>
      <text:p text:style-name="Standard">[1]</text:p>
      <text:p text:style-name="Standard">0</text:p>
      <text:p text:style-name="Standard">:</text:p>
      <text:p text:style-name="Standard">for _, recording in ipairs(core_replay.getRecordings()) do</text:p>
      <text:p text:style-name="Standard">getState()</text:p>
      <text:p text:style-name="Standard">[3]</text:p>
      <text:p text:style-name="Standard">0</text:p>
      <text:p text:style-name="Standard">:</text:p>
      <text:p text:style-name="Standard">if (core_replay.getState() == 'playing') and not core_replay.isPaused() then</text:p>
      <text:p text:style-name="Standard"><text:soft-page-break/>1</text:p>
      <text:p text:style-name="Standard">:</text:p>
      <text:p text:style-name="Standard">if linkReplay[0] and (core_replay.getState() == "playing"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getTotalSeconds()</text:p>
      <text:p text:style-name="Standard">[1]</text:p>
      <text:p text:style-name="Standard">0</text:p>
      <text:p text:style-name="Standard">:</text:p>
      <text:p text:style-name="Standard">local maxSecs = core_replay.getTotalSeconds()</text:p>
      <text:p text:style-name="Standard">isPaused()</text:p>
      <text:p text:style-name="Standard">[3]</text:p>
      <text:p text:style-name="Standard">0</text:p>
      <text:p text:style-name="Standard">:</text:p>
      <text:p text:style-name="Standard">return core_replay.isPaused()</text:p>
      <text:p text:style-name="Standard">1</text:p>
      <text:p text:style-name="Standard">:</text:p>
      <text:p text:style-name="Standard">if (core_replay.getState() == 'playing') and not core_replay.isPaused(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jump(offset)</text:p>
      <text:p text:style-name="Standard">:</text:p>
      <text:p text:style-name="Standard">[object Object]</text:p>
      <text:p text:style-name="Standard">loadFile(filename)</text:p>
      <text:p text:style-name="Standard">[3]</text:p>
      <text:p text:style-name="Standard">0</text:p>
      <text:p text:style-name="Standard">:</text:p>
      <text:p text:style-name="Standard">core_replay.loadFile(path.replay)</text:p>
      <text:p text:style-name="Standard">1</text:p>
      <text:p text:style-name="Standard">:</text:p>
      <text:p text:style-name="Standard">core_replay.loadFile(actionData.path.replay)</text:p>
      <text:p text:style-name="Standard">2</text:p>
      <text:p text:style-name="Standard">:</text:p>
      <text:p text:style-name="Standard">core_replay.loadFile(actionData.path.replay)</text:p>
      <text:p text:style-name="Standard">onClientEndMission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iChangedState(cur, prev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penReplayFolderInExplorer()</text:p>
      <text:p text:style-name="Standard">:</text:p>
      <text:p text:style-name="Standard">[object Object]</text:p>
      <text:p text:style-name="Standard">pause(v)</text:p>
      <text:p text:style-name="Standard">[2]</text:p>
      <text:p text:style-name="Standard">0</text:p>
      <text:p text:style-name="Standard"><text:soft-page-break/>:</text:p>
      <text:p text:style-name="Standard">core_replay.pause(paused)</text:p>
      <text:p text:style-name="Standard">1</text:p>
      <text:p text:style-name="Standard">:</text:p>
      <text:p text:style-name="Standard">core_replay.pause(true)</text:p>
      <text:p text:style-name="Standard">seek(time)</text:p>
      <text:p text:style-name="Standard">[3]</text:p>
      <text:p text:style-name="Standard">0</text:p>
      <text:p text:style-name="Standard">:</text:p>
      <text:p text:style-name="Standard">core_replay.seek(relativePos[0] / maxSecs)</text:p>
      <text:p text:style-name="Standard">1</text:p>
      <text:p text:style-name="Standard">:</text:p>
      <text:p text:style-name="Standard">if im.Button("-10") then core_replay.seek((relativePos[0] -10) / maxSecs) im.SameLine()</text:p>
      <text:p text:style-name="Standard">2</text:p>
      <text:p text:style-name="Standard">:</text:p>
      <text:p text:style-name="Standard">if im.Button("-2") then core_replay.seek((relativePos[0] -2) / maxSecs) im.SameLine()</text:p>
      <text:p text:style-name="Standard">setSpeed(speed)</text:p>
      <text:p text:style-name="Standard">[1]</text:p>
      <text:p text:style-name="Standard">0</text:p>
      <text:p text:style-name="Standard">:</text:p>
      <text:p text:style-name="Standard">core_replay.setSpeed(markers[self.ctrlPoint].bullettime)</text:p>
      <text:p text:style-name="Standard">stateChanged(loadedFile, positionSeconds, totalSeconds, speed, paused, fpsPlay, fpsRec, statestr, framePositionSeconds)</text:p>
      <text:p text:style-name="Standard">[1]</text:p>
      <text:p text:style-name="Standard">0</text:p>
      <text:p text:style-name="Standard">:</text:p>
      <text:p text:style-name="Standard">core_replay.stateChanged(...)</text:p>
      <text:p text:style-name="Standard">stop()</text:p>
      <text:p text:style-name="Standard">[2]</text:p>
      <text:p text:style-name="Standard">0</text:p>
      <text:p text:style-name="Standard">:</text:p>
      <text:p text:style-name="Standard">core_replay.stop()</text:p>
      <text:p text:style-name="Standard">1</text:p>
      <text:p text:style-name="Standard">:</text:p>
      <text:p text:style-name="Standard">core_replay.stop()</text:p>
      <text:p text:style-name="Standard">togglePlay()</text:p>
      <text:p text:style-name="Standard">[3]</text:p>
      <text:p text:style-name="Standard">0</text:p>
      <text:p text:style-name="Standard">:</text:p>
      <text:p text:style-name="Standard">core_replay.togglePlay()</text:p>
      <text:p text:style-name="Standard">1</text:p>
      <text:p text:style-name="Standard">:</text:p>
      <text:p text:style-name="Standard">core_replay.togglePlay()</text:p>
      <text:p text:style-name="Standard">2</text:p>
      <text:p text:style-name="Standard">:</text:p>
      <text:p text:style-name="Standard">core_replay.togglePlay()</text:p>
      <text:p text:style-name="Standard">toggleRecording(autoplayAfterStopping)</text:p>
      <text:p text:style-name="Standard">:</text:p>
      <text:p text:style-name="Standard">[object Object]</text:p>
      <text:p text:style-name="Standard">toggleSpeed(val)</text:p>
      <text:p text:style-name="Standard">[3]</text:p>
      <text:p text:style-name="Standard">0</text:p>
      <text:p text:style-name="Standard">:</text:p>
      <text:p text:style-name="Standard">if val == "^" then core_replay.toggleSpeed("realtime")</text:p>
      <text:p text:style-name="Standard">1</text:p>
      <text:p text:style-name="Standard"><text:soft-page-break/>:</text:p>
      <text:p text:style-name="Standard">elseif val == "v" then core_replay.toggleSpeed("slowmotion")</text:p>
      <text:p text:style-name="Standard">2</text:p>
      <text:p text:style-name="Standard">:</text:p>
      <text:p text:style-name="Standard">elseif val == "&lt;" then core_replay.toggleSpeed( -1)</text:p>
      <text:p text:style-name="Standard">core_repository</text:p>
      <text:p text:style-name="Standard">{22}</text:p>
      <text:p text:style-name="Standard">addUpdateQueue(data)</text:p>
      <text:p text:style-name="Standard">[1]</text:p>
      <text:p text:style-name="Standard">0</text:p>
      <text:p text:style-name="Standard">:</text:p>
      <text:p text:style-name="Standard">extensions.core_repository.addUpdateQueue(v)</text:p>
      <text:p text:style-name="Standard">changeStateUpdateQueue(fname, nstate)</text:p>
      <text:p text:style-name="Standard">:</text:p>
      <text:p text:style-name="Standard">[object Object]</text:p>
      <text:p text:style-name="Standard">installMod(uri, filename, localPath, callback)</text:p>
      <text:p text:style-name="Standard">[1]</text:p>
      <text:p text:style-name="Standard">0</text:p>
      <text:p text:style-name="Standard">:</text:p>
      <text:p text:style-name="Standard">extensions.core_repository.installMod(data, filename, 'mods/repo/')</text:p>
      <text:p text:style-name="Standard">modSubscribe(mod_id, useOptOut)</text:p>
      <text:p text:style-name="Standard">[1]</text:p>
      <text:p text:style-name="Standard">0</text:p>
      <text:p text:style-name="Standard">:</text:p>
      <text:p text:style-name="Standard">extensions.core_repository.modSubscribe(data)</text:p>
      <text:p text:style-name="Standard">modUnsubscribe(mod_id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Update(dt)</text:p>
      <text:p text:style-name="Standard">:</text:p>
      <text:p text:style-name="Standard">[object Object]</text:p>
      <text:p text:style-name="Standard">requestMod(mod_id)</text:p>
      <text:p text:style-name="Standard">:</text:p>
      <text:p text:style-name="Standard">[object Object]</text:p>
      <text:p text:style-name="Standard">requestModOffline(mod_id)</text:p>
      <text:p text:style-name="Standard">:</text:p>
      <text:p text:style-name="Standard">[object Object]</text:p>
      <text:p text:style-name="Standard">requestMods(query, order_by, order, page, categories)</text:p>
      <text:p text:style-name="Standard">:</text:p>
      <text:p text:style-name="Standard">[object Object]</text:p>
      <text:p text:style-name="Standard">requestMyMods(query, order_by, order, page, categories)</text:p>
      <text:p text:style-name="Standard">:</text:p>
      <text:p text:style-name="Standard">[object Object]</text:p>
      <text:p text:style-name="Standard">runSubscription()</text:p>
      <text:p text:style-name="Standard">:</text:p>
      <text:p text:style-name="Standard">[object Object]</text:p>
      <text:p text:style-name="Standard">setRepoCmd(cmddata)</text:p>
      <text:p text:style-name="Standard">[1]</text:p>
      <text:p text:style-name="Standard"><text:soft-page-break/>0</text:p>
      <text:p text:style-name="Standard">:</text:p>
      <text:p text:style-name="Standard">extensions.core_repository.setRepoCmd(cmd)</text:p>
      <text:p text:style-name="Standard">setRepoMsg(data)</text:p>
      <text:p text:style-name="Standard">[1]</text:p>
      <text:p text:style-name="Standard">0</text:p>
      <text:p text:style-name="Standard">:</text:p>
      <text:p text:style-name="Standard">extensions.core_repository.setRepoMsg(cmd)</text:p>
      <text:p text:style-name="Standard">setrepoAutomationMsg(data)</text:p>
      <text:p text:style-name="Standard">[1]</text:p>
      <text:p text:style-name="Standard">0</text:p>
      <text:p text:style-name="Standard">:</text:p>
      <text:p text:style-name="Standard">extensions.core_repository.setrepoAutomationMsg(cmd)</text:p>
      <text:p text:style-name="Standard">uiShowMod(modId)</text:p>
      <text:p text:style-name="Standard">[1]</text:p>
      <text:p text:style-name="Standard">0</text:p>
      <text:p text:style-name="Standard">:</text:p>
      <text:p text:style-name="Standard">extensions.core_repository.uiShowMod(data)</text:p>
      <text:p text:style-name="Standard">uiShowRepo()</text:p>
      <text:p text:style-name="Standard">[1]</text:p>
      <text:p text:style-name="Standard">0</text:p>
      <text:p text:style-name="Standard">:</text:p>
      <text:p text:style-name="Standard">extensions.core_repository.uiShowRepo()</text:p>
      <text:p text:style-name="Standard">uiUpdateQueue()</text:p>
      <text:p text:style-name="Standard">[1]</text:p>
      <text:p text:style-name="Standard">0</text:p>
      <text:p text:style-name="Standard">:</text:p>
      <text:p text:style-name="Standard">extensions.core_repository.uiUpdateQueue()</text:p>
      <text:p text:style-name="Standard">updateAllMissing()</text:p>
      <text:p text:style-name="Standard">:</text:p>
      <text:p text:style-name="Standard">[object Object]</text:p>
      <text:p text:style-name="Standard">updateAllMods()</text:p>
      <text:p text:style-name="Standard">[1]</text:p>
      <text:p text:style-name="Standard">0</text:p>
      <text:p text:style-name="Standard">:</text:p>
      <text:p text:style-name="Standard">core_repository.updateAllMods()</text:p>
      <text:p text:style-name="Standard">updateOneMod(id)</text:p>
      <text:p text:style-name="Standard">:</text:p>
      <text:p text:style-name="Standard">[object Object]</text:p>
      <text:p text:style-name="Standard">core_settings_audio</text:p>
      <text:p text:style-name="Standard">{2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audio.buildOptionHelpers())</text:p>
      <text:p text:style-name="Standard">onFirstUpdateSettings(data)</text:p>
      <text:p text:style-name="Standard">[1]</text:p>
      <text:p text:style-name="Standard">0</text:p>
      <text:p text:style-name="Standard">:</text:p>
      <text:p text:style-name="Standard">extensions.core_settings_audio.onFirstUpdateSettings()</text:p>
      <text:p text:style-name="Standard">core_settings_gameplay</text:p>
      <text:p text:style-name="Standard">{1}</text:p>
      <text:p text:style-name="Standard">buildOptionHelpers()</text:p>
      <text:p text:style-name="Standard"><text:soft-page-break/>[1]</text:p>
      <text:p text:style-name="Standard">0</text:p>
      <text:p text:style-name="Standard">:</text:p>
      <text:p text:style-name="Standard">tableMerge(options, extensions.core_settings_gameplay.buildOptionHelpers())</text:p>
      <text:p text:style-name="Standard">core_settings_graphic</text:p>
      <text:p text:style-name="Standard">{8}</text:p>
      <text:p text:style-name="Standard">applyGraphicsState()</text:p>
      <text:p text:style-name="Standard">[2]</text:p>
      <text:p text:style-name="Standard">0</text:p>
      <text:p text:style-name="Standard">:</text:p>
      <text:p text:style-name="Standard">core_settings_graphic.applyGraphicsState()</text:p>
      <text:p text:style-name="Standard">1</text:p>
      <text:p text:style-name="Standard">:</text:p>
      <text:p text:style-name="Standard">core_settings_graphic.applyGraphicsState()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raphic.buildOptionHelpers())</text:p>
      <text:p text:style-name="Standard">load(newState)</text:p>
      <text:p text:style-name="Standard">[1]</text:p>
      <text:p text:style-name="Standard">0</text:p>
      <text:p text:style-name="Standard">:</text:p>
      <text:p text:style-name="Standard">core_settings_graphic.load(newState)</text:p>
      <text:p text:style-name="Standard">onFirstUpdateSettings()</text:p>
      <text:p text:style-name="Standard">[1]</text:p>
      <text:p text:style-name="Standard">0</text:p>
      <text:p text:style-name="Standard">:</text:p>
      <text:p text:style-name="Standard">extensions.core_settings_graphic.onFirstUpdateSettings()</text:p>
      <text:p text:style-name="Standard">onInitSettings(data)</text:p>
      <text:p text:style-name="Standard">[1]</text:p>
      <text:p text:style-name="Standard">0</text:p>
      <text:p text:style-name="Standard">:</text:p>
      <text:p text:style-name="Standard">extensions.core_settings_graphic.onInitSettings(data)</text:p>
      <text:p text:style-name="Standard">onUiChangedState(toState, fromState)</text:p>
      <text:p text:style-name="Standard">:</text:p>
      <text:p text:style-name="Standard">[object Object]</text:p>
      <text:p text:style-name="Standard">openMonitorConfiguration()</text:p>
      <text:p text:style-name="Standard">:</text:p>
      <text:p text:style-name="Standard">[object Object]</text:p>
      <text:p text:style-name="Standard">refreshGraphicsState(newState)</text:p>
      <text:p text:style-name="Standard">:</text:p>
      <text:p text:style-name="Standard">[object Object]</text:p>
      <text:p text:style-name="Standard">core_settings_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<text:soft-page-break/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rafficSetup</text:p>
      <text:p text:style-name="Standard"><text:soft-page-break/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ConsumptionR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Length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{1}</text:p>
      <text:p text:style-name="Standard">modes</text:p>
      <text:p text:style-name="Standard">{2}</text:p>
      <text:p text:style-name="Standard">keys</text:p>
      <text:p text:style-name="Standard"><text:soft-page-break/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<text:soft-page-break/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amount = core_settings_settings.getValue('trafficAmount')</text:p>
      <text:p text:style-name="Standard">2</text:p>
      <text:p text:style-name="Standard">:</text:p>
      <text:p text:style-name="Standard">if not groupType then groupType = core_settings_settings.getValue('trafficSetup')</text:p>
      <text:p text:style-name="Standard">initSettings()</text:p>
      <text:p text:style-name="Standard">:</text:p>
      <text:p text:style-name="Standard">[object Object]</text:p>
      <text:p text:style-name="Standard">load(ignoreCache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refreshTSState(withValue)</text:p>
      <text:p text:style-name="Standard">:</text:p>
      <text:p text:style-name="Standard">[object Object]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save()</text:p>
      <text:p text:style-name="Standard">:</text:p>
      <text:p text:style-name="Standard">[object Object]</text:p>
      <text:p text:style-name="Standard">setState(newState, ignoreCache)</text:p>
      <text:p text:style-name="Standard">:</text:p>
      <text:p text:style-name="Standard">[object Object]</text:p>
      <text:p text:style-name="Standard">setValue(key, value, ignoreCache)</text:p>
      <text:p text:style-name="Standard">:</text:p>
      <text:p text:style-name="Standard">[object Object]</text:p>
      <text:p text:style-name="Standard">core_sounds</text:p>
      <text:p text:style-name="Standard">{9}</text:p>
      <text:p text:style-name="Standard"><text:soft-page-break/>dependencies</text:p>
      <text:p text:style-name="Standard">:</text:p>
      <text:p text:style-name="Standard">[object Object]</text:p>
      <text:p text:style-name="Standard">initEngineSound(vehicleId, engineId, jsonPath, nodeIdArray, noloadVol, loadVol)</text:p>
      <text:p text:style-name="Standard">:</text:p>
      <text:p text:style-name="Standard">[object Object]</text:p>
      <text:p text:style-name="Standard">initExhaustSound(vehicleId, engineId, jsonPath, nodeIdPairArray, noloadVol, loadVol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setEngineSoundParameter(vehicleId, engineId, paramName, paramValue)</text:p>
      <text:p text:style-name="Standard">:</text:p>
      <text:p text:style-name="Standard">[object Object]</text:p>
      <text:p text:style-name="Standard">setEngineSoundParameterList(vehicleId, engineId, parameters)</text:p>
      <text:p text:style-name="Standard">:</text:p>
      <text:p text:style-name="Standard">[object Object]</text:p>
      <text:p text:style-name="Standard">setExhaustSoundNodes(vehicleId, engineId, nodeIdPairArray)</text:p>
      <text:p text:style-name="Standard">:</text:p>
      <text:p text:style-name="Standard">[object Object]</text:p>
      <text:p text:style-name="Standard">setGlobalParameter(name, value)</text:p>
      <text:p text:style-name="Standard">:</text:p>
      <text:p text:style-name="Standard">[object Object]</text:p>
      <text:p text:style-name="Standard">updateEngineSound(vehicleId, engineId, rpm, onLoad, engineVolume)</text:p>
      <text:p text:style-name="Standard">:</text:p>
      <text:p text:style-name="Standard">[object Object]</text:p>
      <text:p text:style-name="Standard">core_terrain</text:p>
      <text:p text:style-name="Standard">{4}</text:p>
      <text:p text:style-name="Standard">getTerrain()</text:p>
      <text:p text:style-name="Standard">[3]</text:p>
      <text:p text:style-name="Standard">0</text:p>
      <text:p text:style-name="Standard">:</text:p>
      <text:p text:style-name="Standard">editor.drawBrush('ellipse', hit.pos, editor.getPreference("forestEditor.general.brushSize") / 2, nil, var.selectedTool.color, core_terrain.getTerrain())</text:p>
      <text:p text:style-name="Standard">1</text:p>
      <text:p text:style-name="Standard">:</text:p>
      <text:p text:style-name="Standard">elseif core_terrain.getTerrain() then</text:p>
      <text:p text:style-name="Standard">2</text:p>
      <text:p text:style-name="Standard">:</text:p>
      <text:p text:style-name="Standard">if not core_terrain.getTerrain() then</text:p>
      <text:p text:style-name="Standard">getTerrainHeight(point)</text:p>
      <text:p text:style-name="Standard">[3]</text:p>
      <text:p text:style-name="Standard">0</text:p>
      <text:p text:style-name="Standard">:</text:p>
      <text:p text:style-name="Standard">table.insert(wps, vec3(task[3][1], task[3][2], core_terrain.getTerrainHeight(vec3(task[3]):toPoint3F())))</text:p>
      <text:p text:style-name="Standard">1</text:p>
      <text:p text:style-name="Standard">:</text:p>
      <text:p text:style-name="Standard">table.insert(wps, vec3(task[3][1], task[3][2], core_terrain.getTerrainHeight(vec3(task[3]):toPoint3F())))</text:p>
      <text:p text:style-name="Standard">2</text:p>
      <text:p text:style-name="Standard">:</text:p>
      <text:p text:style-name="Standard">initialGizmoTerrainOffset = gizmoPos.z - core_terrain.getTerrainHeight(gizmoPos)</text:p>
      <text:p text:style-name="Standard">getTerrainNormal(point)</text:p>
      <text:p text:style-name="Standard">:</text:p>
      <text:p text:style-name="Standard">[object Object]</text:p>
      <text:p text:style-name="Standard"><text:soft-page-break/>getTerrainSmoothNormal(point)</text:p>
      <text:p text:style-name="Standard">[3]</text:p>
      <text:p text:style-name="Standard">0</text:p>
      <text:p text:style-name="Standard">:</text:p>
      <text:p text:style-name="Standard">initialGizmoTerrainNormal = vec3(core_terrain.getTerrainSmoothNormal(gizmoPos))</text:p>
      <text:p text:style-name="Standard">1</text:p>
      <text:p text:style-name="Standard">:</text:p>
      <text:p text:style-name="Standard">objectTerrainNormals[index] = vec3(core_terrain.getTerrainSmoothNormal(objPos))</text:p>
      <text:p text:style-name="Standard">2</text:p>
      <text:p text:style-name="Standard">:</text:p>
      <text:p text:style-name="Standard">newGizmoTerrainNormal = vec3(core_terrain.getTerrainSmoothNormal(newGizmoPos:toPoint3F()))</text:p>
      <text:p text:style-name="Standard">core_vehicleBridge</text:p>
      <text:p text:style-name="Standard">{3}</text:p>
      <text:p text:style-name="Standard">callbackFromVlua(id)</text:p>
      <text:p text:style-name="Standard">:</text:p>
      <text:p text:style-name="Standard">[object Object]</text:p>
      <text:p text:style-name="Standard">executeAction(veh)</text:p>
      <text:p text:style-name="Standard">:</text:p>
      <text:p text:style-name="Standard">[object Object]</text:p>
      <text:p text:style-name="Standard">requestValue(veh, callback)</text:p>
      <text:p text:style-name="Standard">:</text:p>
      <text:p text:style-name="Standard">[object Object]</text:p>
      <text:p text:style-name="Standard">core_vehicle_colors</text:p>
      <text:p text:style-name="Standard">{2}</text:p>
      <text:p text:style-name="Standard">colorStringToColorTable(colorString)</text:p>
      <text:p text:style-name="Standard">:</text:p>
      <text:p text:style-name="Standard">[object Object]</text:p>
      <text:p text:style-name="Standard">setVehicleColor(index, colorString, objID)</text:p>
      <text:p text:style-name="Standard">:</text:p>
      <text:p text:style-name="Standard">[object Object]</text:p>
      <text:p text:style-name="Standard">core_vehicle_manager</text:p>
      <text:p text:style-name="Standard">{14}</text:p>
      <text:p text:style-name="Standard">getPlayerVehicleDat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local isUnicycle = not activeGlobalCameraName and core_vehicle_manager and core_vehicle_manager.getPlayerVehicleData() and core_vehicle_manager.getPlayerVehicleData().mainPartName == "unicycle"</text:p>
      <text:p text:style-name="Standard">2</text:p>
      <text:p text:style-name="Standard">:</text:p>
      <text:p text:style-name="Standard">local plvdata = core_vehicle_manager.getPlayerVehicleData()</text:p>
      <text:p text:style-name="Standard">getVehicleData(id)</text:p>
      <text:p text:style-name="Standard">[3]</text:p>
      <text:p text:style-name="Standard">0</text:p>
      <text:p text:style-name="Standard">:</text:p>
      <text:p text:style-name="Standard">local vmvd = extensions.core_vehicle_manager.getVehicleData(vid)</text:p>
      <text:p text:style-name="Standard">1</text:p>
      <text:p text:style-name="Standard">:</text:p>
      <text:p text:style-name="Standard">local vd = extensions.core_vehicle_manager.getVehicleData(objID)</text:p>
      <text:p text:style-name="Standard">2</text:p>
      <text:p text:style-name="Standard">:</text:p>
      <text:p text:style-name="Standard">local vData = extensions.core_vehicle_manager.getVehicleData(veh:getID())</text:p>
      <text:p text:style-name="Standard"><text:soft-page-break/>liveUpdateVehicleColors(objID, _vehicleObj, index, paint)</text:p>
      <text:p text:style-name="Standard">[1]</text:p>
      <text:p text:style-name="Standard">0</text:p>
      <text:p text:style-name="Standard">:</text:p>
      <text:p text:style-name="Standard">extensions.core_vehicle_manager.liveUpdateVehicleColors(objID, veh, index, paint)</text:p>
      <text:p text:style-name="Standard">onClientEnd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id, isReloading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reloadAllVehicles()</text:p>
      <text:p text:style-name="Standard">:</text:p>
      <text:p text:style-name="Standard">[object Object]</text:p>
      <text:p text:style-name="Standard">reloadVehicle(playerId)</text:p>
      <text:p text:style-name="Standard">:</text:p>
      <text:p text:style-name="Standard">[object Object]</text:p>
      <text:p text:style-name="Standard">setVehicleColorsNames(id, colors, optional)</text:p>
      <text:p text:style-name="Standard">[1]</text:p>
      <text:p text:style-name="Standard">0</text:p>
      <text:p text:style-name="Standard">:</text:p>
      <text:p text:style-name="Standard">extensions.core_vehicle_manager.setVehicleColorsNames(objID, {part.default_color, part.default_color_2, part.default_color_3})</text:p>
      <text:p text:style-name="Standard">toggleModifyKey()</text:p>
      <text:p text:style-name="Standard">:</text:p>
      <text:p text:style-name="Standard">[object Object]</text:p>
      <text:p text:style-name="Standard">core_vehicles</text:p>
      <text:p text:style-name="Standard">{40}</text:p>
      <text:p text:style-name="Standard">defaultVehicleModel</text:p>
      <text:p text:style-name="Standard">[1]</text:p>
      <text:p text:style-name="Standard">0</text:p>
      <text:p text:style-name="Standard">:</text:p>
      <text:p text:style-name="Standard">local defaultVehicle = campaign.meta.defaultVehicle or {model=core_vehicles.defaultVehicleModel, color="0.99 0.99 0.99 1.60", config="levels/Utah/scenarios/chapter_2/rusty.pc", licenseText=nil}</text:p>
      <text:p text:style-name="Standard">changeMeshVisibility(delta)</text:p>
      <text:p text:style-name="Standard">[1]</text:p>
      <text:p text:style-name="Standard">0</text:p>
      <text:p text:style-name="Standard">:</text:p>
      <text:p text:style-name="Standard">core_vehicles.changeMeshVisibility(1)</text:p>
      <text:p text:style-name="Standard">clearCache()</text:p>
      <text:p text:style-name="Standard">:</text:p>
      <text:p text:style-name="Standard"><text:soft-page-break/>[object Object]</text:p>
      <text:p text:style-name="Standard">cloneCurrent()</text:p>
      <text:p text:style-name="Standard">:</text:p>
      <text:p text:style-name="Standard">[object Object]</text:p>
      <text:p text:style-name="Standard">convertAllVehicleInfo()</text:p>
      <text:p text:style-name="Standard">:</text:p>
      <text:p text:style-name="Standard">[object Object]</text:p>
      <text:p text:style-name="Standard">convertAllVehiclePC()</text:p>
      <text:p text:style-name="Standard">:</text:p>
      <text:p text:style-name="Standard">[object Object]</text:p>
      <text:p text:style-name="Standard">convertVehicleInfo(info)</text:p>
      <text:p text:style-name="Standard">:</text:p>
      <text:p text:style-name="Standard">[object Object]</text:p>
      <text:p text:style-name="Standard">convertVehiclePC(filename)</text:p>
      <text:p text:style-name="Standard">:</text:p>
      <text:p text:style-name="Standard">[object Object]</text:p>
      <text:p text:style-name="Standard">getBeamStats(vehID)</text:p>
      <text:p text:style-name="Standard">:</text:p>
      <text:p text:style-name="Standard">[object Object]</text:p>
      <text:p text:style-name="Standard">getConfigList(array)</text:p>
      <text:p text:style-name="Standard">[3]</text:p>
      <text:p text:style-name="Standard">0</text:p>
      <text:p text:style-name="Standard">:</text:p>
      <text:p text:style-name="Standard">local configs = core_vehicles.getConfigList(true).configs</text:p>
      <text:p text:style-name="Standard">1</text:p>
      <text:p text:style-name="Standard">:</text:p>
      <text:p text:style-name="Standard">local configs = core_vehicles.getConfigList(true).configs</text:p>
      <text:p text:style-name="Standard">2</text:p>
      <text:p text:style-name="Standard">:</text:p>
      <text:p text:style-name="Standard">configs = extensions.core_vehicles.getConfigList(true)</text:p>
      <text:p text:style-name="Standard">getCurrentVehicleDetails()</text:p>
      <text:p text:style-name="Standard">[3]</text:p>
      <text:p text:style-name="Standard">0</text:p>
      <text:p text:style-name="Standard">:</text:p>
      <text:p text:style-name="Standard">local vehicle = core_vehicles.getCurrentVehicleDetails()</text:p>
      <text:p text:style-name="Standard">1</text:p>
      <text:p text:style-name="Standard">:</text:p>
      <text:p text:style-name="Standard">local currentVehicle = core_vehicles.getCurrentVehicleDetails()</text:p>
      <text:p text:style-name="Standard">2</text:p>
      <text:p text:style-name="Standard">:</text:p>
      <text:p text:style-name="Standard">local currentVehicle = core_vehicles.getCurrentVehicleDetails()</text:p>
      <text:p text:style-name="Standard">getModel(key, ignoreCache, forcePcs)</text:p>
      <text:p text:style-name="Standard">[3]</text:p>
      <text:p text:style-name="Standard">0</text:p>
      <text:p text:style-name="Standard">:</text:p>
      <text:p text:style-name="Standard">local model = core_vehicles.getModel(v.model_key).model</text:p>
      <text:p text:style-name="Standard">1</text:p>
      <text:p text:style-name="Standard">:</text:p>
      <text:p text:style-name="Standard">local randomVehicleModel = core_vehicles.getModel(randomVehicle.model_key).model</text:p>
      <text:p text:style-name="Standard">2</text:p>
      <text:p text:style-name="Standard">:</text:p>
      <text:p text:style-name="Standard">local modelData = core_vehicles.getModel(vehicleData.model)</text:p>
      <text:p text:style-name="Standard">getModelList(array)</text:p>
      <text:p text:style-name="Standard">[3]</text:p>
      <text:p text:style-name="Standard"><text:soft-page-break/>0</text:p>
      <text:p text:style-name="Standard">:</text:p>
      <text:p text:style-name="Standard">local models = core_vehicles.getModelList().models</text:p>
      <text:p text:style-name="Standard">1</text:p>
      <text:p text:style-name="Standard">:</text:p>
      <text:p text:style-name="Standard">local models = core_vehicles.getModelList().models</text:p>
      <text:p text:style-name="Standard">2</text:p>
      <text:p text:style-name="Standard">:</text:p>
      <text:p text:style-name="Standard">models = extensions.core_vehicles.getModelList(true),</text:p>
      <text:p text:style-name="Standard">getModelNames()</text:p>
      <text:p text:style-name="Standard">:</text:p>
      <text:p text:style-name="Standard">[object Object]</text:p>
      <text:p text:style-name="Standard">getVehicleLicenseText(veh)</text:p>
      <text:p text:style-name="Standard">[3]</text:p>
      <text:p text:style-name="Standard">0</text:p>
      <text:p text:style-name="Standard">:</text:p>
      <text:p text:style-name="Standard">playerName = core_vehicles.getVehicleLicenseText(be:getPlayerVehicle(0)),</text:p>
      <text:p text:style-name="Standard">1</text:p>
      <text:p text:style-name="Standard">:</text:p>
      <text:p text:style-name="Standard">local licenseName = core_vehicles.getVehicleLicenseText(veh)</text:p>
      <text:p text:style-name="Standard">2</text:p>
      <text:p text:style-name="Standard">:</text:p>
      <text:p text:style-name="Standard">playerName = core_vehicles.getVehicleLicenseText(vehicle),</text:p>
      <text:p text:style-name="Standard">getVehicleList()</text:p>
      <text:p text:style-name="Standard">:</text:p>
      <text:p text:style-name="Standard">[object Object]</text:p>
      <text:p text:style-name="Standard">loadDefaultPickup()</text:p>
      <text:p text:style-name="Standard">:</text:p>
      <text:p text:style-name="Standard">[object Object]</text:p>
      <text:p text:style-name="Standard">loadDefaultVehicle()</text:p>
      <text:p text:style-name="Standard">[1]</text:p>
      <text:p text:style-name="Standard">0</text:p>
      <text:p text:style-name="Standard">:</text:p>
      <text:p text:style-name="Standard">core_vehicles.loadDefaultVehicle()</text:p>
      <text:p text:style-name="Standard">makeVehicleLicenseText(veh, designPath)</text:p>
      <text:p text:style-name="Standard">[1]</text:p>
      <text:p text:style-name="Standard">0</text:p>
      <text:p text:style-name="Standard">:</text:p>
      <text:p text:style-name="Standard">data.licenseName = extensions.core_vehicles.makeVehicleLicenseText()</text:p>
      <text:p text:style-name="Standard">numConfigOfModel(model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PreRender(dt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<text:soft-page-break/>onVehicleResetted(vid)</text:p>
      <text:p text:style-name="Standard">:</text:p>
      <text:p text:style-name="Standard">[object Object]</text:p>
      <text:p text:style-name="Standard">regenerateVehicleLicenseText(veh)</text:p>
      <text:p text:style-name="Standard">:</text:p>
      <text:p text:style-name="Standard">[object Object]</text:p>
      <text:p text:style-name="Standard">reloadVehicle(playerId)</text:p>
      <text:p text:style-name="Standard">[2]</text:p>
      <text:p text:style-name="Standard">0</text:p>
      <text:p text:style-name="Standard">:</text:p>
      <text:p text:style-name="Standard">core_vehicles.reloadVehicle(playerId)</text:p>
      <text:p text:style-name="Standard">1</text:p>
      <text:p text:style-name="Standard">:</text:p>
      <text:p text:style-name="Standard">core_vehicles.reloadVehicle(0)</text:p>
      <text:p text:style-name="Standard">removeAll()</text:p>
      <text:p text:style-name="Standard">:</text:p>
      <text:p text:style-name="Standard">[object Object]</text:p>
      <text:p text:style-name="Standard">removeAllExceptCurrent()</text:p>
      <text:p text:style-name="Standard">:</text:p>
      <text:p text:style-name="Standard">[object Object]</text:p>
      <text:p text:style-name="Standard">removeAllWithProperty(propertyName, value)</text:p>
      <text:p text:style-name="Standard">:</text:p>
      <text:p text:style-name="Standard">[object Object]</text:p>
      <text:p text:style-name="Standard">removeCurrent()</text:p>
      <text:p text:style-name="Standard">[1]</text:p>
      <text:p text:style-name="Standard">0</text:p>
      <text:p text:style-name="Standard">:</text:p>
      <text:p text:style-name="Standard">core_vehicles.removeCurrent()</text:p>
      <text:p text:style-name="Standard">replaceVehicle(model, opt)</text:p>
      <text:p text:style-name="Standard">[3]</text:p>
      <text:p text:style-name="Standard">0</text:p>
      <text:p text:style-name="Standard">:</text:p>
      <text:p text:style-name="Standard">core_vehicles.replaceVehicle(vehName, {config = config})</text:p>
      <text:p text:style-name="Standard">1</text:p>
      <text:p text:style-name="Standard">:</text:p>
      <text:p text:style-name="Standard">core_vehicles.replaceVehicle(v.model_key, { config = v.key, licenseText = options.plate or ' '})</text:p>
      <text:p text:style-name="Standard">2</text:p>
      <text:p text:style-name="Standard">:</text:p>
      <text:p text:style-name="Standard">core_vehicles.replaceVehicle(spawningPlayer.model, spawningPlayer.options)</text:p>
      <text:p text:style-name="Standard">requestList()</text:p>
      <text:p text:style-name="Standard">:</text:p>
      <text:p text:style-name="Standard">[object Object]</text:p>
      <text:p text:style-name="Standard">requestPcList()</text:p>
      <text:p text:style-name="Standard">:</text:p>
      <text:p text:style-name="Standard">[object Object]</text:p>
      <text:p text:style-name="Standard">requestSimpleVehicleList()</text:p>
      <text:p text:style-name="Standard">:</text:p>
      <text:p text:style-name="Standard">[object Object]</text:p>
      <text:p text:style-name="Standard">setBeamStats(vehID, stats)</text:p>
      <text:p text:style-name="Standard">:</text:p>
      <text:p text:style-name="Standard">[object Object]</text:p>
      <text:p text:style-name="Standard">setPlateText(txt, vehId, designPath, formats)</text:p>
      <text:p text:style-name="Standard">[2]</text:p>
      <text:p text:style-name="Standard">0</text:p>
      <text:p text:style-name="Standard"><text:soft-page-break/>:</text:p>
      <text:p text:style-name="Standard">extensions.core_vehicles.setPlateText((config and config.licenseName) or false, objID, licenseplatePath, licensePlateUsedFormats)</text:p>
      <text:p text:style-name="Standard">1</text:p>
      <text:p text:style-name="Standard">:</text:p>
      <text:p text:style-name="Standard">obj:queueGameEngineLua("core_vehicles.setPlateText( false, "..obj:getID()..",'"..v1.licenseplate_path.. "')")</text:p>
      <text:p text:style-name="Standard">spawnDefault()</text:p>
      <text:p text:style-name="Standard">:</text:p>
      <text:p text:style-name="Standard">[object Object]</text:p>
      <text:p text:style-name="Standard">spawnNewVehicle(model, opt)</text:p>
      <text:p text:style-name="Standard">[3]</text:p>
      <text:p text:style-name="Standard">0</text:p>
      <text:p text:style-name="Standard">:</text:p>
      <text:p text:style-name="Standard">opponentVehicle = core_vehicles.spawnNewVehicle(selection.model, options)</text:p>
      <text:p text:style-name="Standard">1</text:p>
      <text:p text:style-name="Standard">:</text:p>
      <text:p text:style-name="Standard">core_vehicles.spawnNewVehicle(spawningPlayer.model, spawningPlayer.options)</text:p>
      <text:p text:style-name="Standard">2</text:p>
      <text:p text:style-name="Standard">:</text:p>
      <text:p text:style-name="Standard">local veh = core_vehicles.spawnNewVehicle(vehicle.model, vehicle)</text:p>
      <text:p text:style-name="Standard">updateBeamStats(veh)</text:p>
      <text:p text:style-name="Standard">:</text:p>
      <text:p text:style-name="Standard">[object Object]</text:p>
      <text:p text:style-name="Standard">editor_main</text:p>
      <text:p text:style-name="Standard">{29}</text:p>
      <text:p text:style-name="Standard">active</text:p>
      <text:p text:style-name="Standard">:</text:p>
      <text:p text:style-name="Standard">[object Object]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:</text:p>
      <text:p text:style-name="Standard">[object Object]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:</text:p>
      <text:p text:style-name="Standard">[object Object]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loadState(filePath)</text:p>
      <text:p text:style-name="Standard">:</text:p>
      <text:p text:style-name="Standard">[object Object]</text:p>
      <text:p text:style-name="Standard">log(msg)</text:p>
      <text:p text:style-name="Standard"><text:soft-page-break/>:</text:p>
      <text:p text:style-name="Standard">[object Object]</text:p>
      <text:p text:style-name="Standard">logDebug(msg)</text:p>
      <text:p text:style-name="Standard">:</text:p>
      <text:p text:style-name="Standard">[object Object]</text:p>
      <text:p text:style-name="Standard">logError(msg)</text:p>
      <text:p text:style-name="Standard">:</text:p>
      <text:p text:style-name="Standard">[object Object]</text:p>
      <text:p text:style-name="Standard">logInfo(msg)</text:p>
      <text:p text:style-name="Standard">:</text:p>
      <text:p text:style-name="Standard">[object Object]</text:p>
      <text:p text:style-name="Standard">logWarn(msg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:</text:p>
      <text:p text:style-name="Standard">[object Object]</text:p>
      <text:p text:style-name="Standard">savePreferences()</text:p>
      <text:p text:style-name="Standard">:</text:p>
      <text:p text:style-name="Standard">[object Object]</text:p>
      <text:p text:style-name="Standard">saveState(filePath)</text:p>
      <text:p text:style-name="Standard">:</text:p>
      <text:p text:style-name="Standard">[object Object]</text:p>
      <text:p text:style-name="Standard">setEditorActive(activate, safeMode)</text:p>
      <text:p text:style-name="Standard">:</text:p>
      <text:p text:style-name="Standard">[object Object]</text:p>
      <text:p text:style-name="Standard">setupEditorGuiTheme()</text:p>
      <text:p text:style-name="Standard">:</text:p>
      <text:p text:style-name="Standard">[object Object]</text:p>
      <text:p text:style-name="Standard">shutdown()</text:p>
      <text:p text:style-name="Standard"><text:soft-page-break/>:</text:p>
      <text:p text:style-name="Standard">[object Object]</text:p>
      <text:p text:style-name="Standard">toggleActive(safeMode)</text:p>
      <text:p text:style-name="Standard">:</text:p>
      <text:p text:style-name="Standard">[object Object]</text:p>
      <text:p text:style-name="Standard">freeroam_freeroam</text:p>
      <text:p text:style-name="Standard">{8}</text:p>
      <text:p text:style-name="Standard">onClientEnd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ResetGameplay(playerID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startFreeroam(level, startPointName, wasDelayed)</text:p>
      <text:p text:style-name="Standard">[2]</text:p>
      <text:p text:style-name="Standard">0</text:p>
      <text:p text:style-name="Standard">:</text:p>
      <text:p text:style-name="Standard">freeroam_freeroam.startFreeroam(args.mapName)</text:p>
      <text:p text:style-name="Standard">1</text:p>
      <text:p text:style-name="Standard">:</text:p>
      <text:p text:style-name="Standard">freeroam_freeroam.startFreeroam("levels/smallgrid/main.level.json")</text:p>
      <text:p text:style-name="Standard">startFreeroamByName(levelName)</text:p>
      <text:p text:style-name="Standard">[1]</text:p>
      <text:p text:style-name="Standard">0</text:p>
      <text:p text:style-name="Standard">:</text:p>
      <text:p text:style-name="Standard">while not freeroam_freeroam.startFreeroamByName(levelName) do</text:p>
      <text:p text:style-name="Standard">startTrackBuilder(level)</text:p>
      <text:p text:style-name="Standard">:</text:p>
      <text:p text:style-name="Standard">[object Object]</text:p>
      <text:p text:style-name="Standard">scenario_quickRaceLoader</text:p>
      <text:p text:style-name="Standard">{13}</text:p>
      <text:p text:style-name="Standard">quickRaceModules</text:p>
      <text:p text:style-name="Standard">:</text:p>
      <text:p text:style-name="Standard">[object Object]</text:p>
      <text:p text:style-name="Standard">customPreviewLoader(levelInfo, levelName)</text:p>
      <text:p text:style-name="Standard">:</text:p>
      <text:p text:style-name="Standard">[object Object]</text:p>
      <text:p text:style-name="Standard">getLevel(levelName)</text:p>
      <text:p text:style-name="Standard">[1]</text:p>
      <text:p text:style-name="Standard">0</text:p>
      <text:p text:style-name="Standard">:</text:p>
      <text:p text:style-name="Standard">local raceLevel = scenario_quickRaceLoader.getLevel(locationInfo.levelName)</text:p>
      <text:p text:style-name="Standard">getLevelList()</text:p>
      <text:p text:style-name="Standard">:</text:p>
      <text:p text:style-name="Standard">[object Object]</text:p>
      <text:p text:style-name="Standard"><text:soft-page-break/>getLevelTrack(levelName, trackName)</text:p>
      <text:p text:style-name="Standard">[1]</text:p>
      <text:p text:style-name="Standard">0</text:p>
      <text:p text:style-name="Standard">:</text:p>
      <text:p text:style-name="Standard">local raceTrack = scenario_quickRaceLoader.getLevelTrack(locationInfo.levelName, locationInfo.trackName)</text:p>
      <text:p text:style-name="Standard">getQuickraceList()</text:p>
      <text:p text:style-name="Standard">:</text:p>
      <text:p text:style-name="Standard">[object Object]</text:p>
      <text:p text:style-name="Standard">getTrackEditorTracks()</text:p>
      <text:p text:style-name="Standard">:</text:p>
      <text:p text:style-name="Standard">[object Object]</text:p>
      <text:p text:style-name="Standard">getTracks(quickraceFiles, levelName, lvlName)</text:p>
      <text:p text:style-name="Standard">:</text:p>
      <text:p text:style-name="Standard">[object Object]</text:p>
      <text:p text:style-name="Standard">loadQuickrace(scenarioKey, scenarioFile, trackFile, vehicleFile, raceType)</text:p>
      <text:p text:style-name="Standard">:</text:p>
      <text:p text:style-name="Standard">[object Object]</text:p>
      <text:p text:style-name="Standard">loadTrackBuilderJSON(originalFilename)</text:p>
      <text:p text:style-name="Standard">:</text:p>
      <text:p text:style-name="Standard">[object Object]</text:p>
      <text:p text:style-name="Standard">startQuickrace(scenarioFile, trackFile, vehicleFile, type)</text:p>
      <text:p text:style-name="Standard">:</text:p>
      <text:p text:style-name="Standard">[object Object]</text:p>
      <text:p text:style-name="Standard">uiEventStartHotlapping()</text:p>
      <text:p text:style-name="Standard">:</text:p>
      <text:p text:style-name="Standard">[object Object]</text:p>
      <text:p text:style-name="Standard">uiHotlappingAppDestroyed()</text:p>
      <text:p text:style-name="Standard">:</text:p>
      <text:p text:style-name="Standard">[object Object]</text:p>
      <text:p text:style-name="Standard">scenario_scenariosLoader</text:p>
      <text:p text:style-name="Standard">{9}</text:p>
      <text:p text:style-name="Standard">scenarioModules</text:p>
      <text:p text:style-name="Standard">:</text:p>
      <text:p text:style-name="Standard">[object Object]</text:p>
      <text:p text:style-name="Standard">getLevels(subdirectory)</text:p>
      <text:p text:style-name="Standard">:</text:p>
      <text:p text:style-name="Standard">[object Object]</text:p>
      <text:p text:style-name="Standard">getList(subdirectory)</text:p>
      <text:p text:style-name="Standard">:</text:p>
      <text:p text:style-name="Standard">[object Object]</text:p>
      <text:p text:style-name="Standard">load(name)</text:p>
      <text:p text:style-name="Standard">:</text:p>
      <text:p text:style-name="Standard">[object Object]</text:p>
      <text:p text:style-name="Standard">loadScenario(scenarioPath, key)</text:p>
      <text:p text:style-name="Standard">[2]</text:p>
      <text:p text:style-name="Standard">0</text:p>
      <text:p text:style-name="Standard">:</text:p>
      <text:p text:style-name="Standard">processedScenario = scenario_scenariosLoader.loadScenario(scenarioPath, key)</text:p>
      <text:p text:style-name="Standard">1</text:p>
      <text:p text:style-name="Standard">:</text:p>
      <text:p text:style-name="Standard">local newScenario = scenario_scenariosLoader.loadScenario(data.sourceFile, data.scenarioKey)</text:p>
      <text:p text:style-name="Standard">onFileChanged(filename, type)</text:p>
      <text:p text:style-name="Standard">:</text:p>
      <text:p text:style-name="Standard">[object Object]</text:p>
      <text:p text:style-name="Standard"><text:soft-page-break/>processScenarioData(scenarioKey, scenarioData, scenarioFilename)</text:p>
      <text:p text:style-name="Standard">[1]</text:p>
      <text:p text:style-name="Standard">0</text:p>
      <text:p text:style-name="Standard">:</text:p>
      <text:p text:style-name="Standard">local processedScenario = scenario_scenariosLoader.processScenarioData(scenarioKey, scenarioFile)</text:p>
      <text:p text:style-name="Standard">start(sc)</text:p>
      <text:p text:style-name="Standard">:</text:p>
      <text:p text:style-name="Standard">[object Object]</text:p>
      <text:p text:style-name="Standard">startByPath(path)</text:p>
      <text:p text:style-name="Standard">[1]</text:p>
      <text:p text:style-name="Standard">0</text:p>
      <text:p text:style-name="Standard">:</text:p>
      <text:p text:style-name="Standard">scenario_scenariosLoader.startByPath(data.levelLoadScenario)</text:p>
      <text:p text:style-name="Standard">trackbuilder_trackBuilder</text:p>
      <text:p text:style-name="Standard">{7}</text:p>
      <text:p text:style-name="Standard">hideTrackBuilder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WindowResized(size)</text:p>
      <text:p text:style-name="Standard">:</text:p>
      <text:p text:style-name="Standard">[object Object]</text:p>
      <text:p text:style-name="Standard">showTrackBuilder()</text:p>
      <text:p text:style-name="Standard">[1]</text:p>
      <text:p text:style-name="Standard">0</text:p>
      <text:p text:style-name="Standard">:</text:p>
      <text:p text:style-name="Standard">extensions.trackbuilder_trackBuilder.showTrackBuilder()</text:p>
      <text:p text:style-name="Standard">showTrackBuilderWindow(show)</text:p>
      <text:p text:style-name="Standard">:</text:p>
      <text:p text:style-name="Standard">[object Object]</text:p>
      <text:p text:style-name="Standard">toggleTrackBuilder()</text:p>
      <text:p text:style-name="Standard">:</text:p>
      <text:p text:style-name="Standard">[object Object]</text:p>
      <text:p text:style-name="Standard">ui_apps</text:p>
      <text:p text:style-name="Standard">{5}</text:p>
      <text:p text:style-name="Standard">deleteLayout(filenameToDelete)</text:p>
      <text:p text:style-name="Standard">:</text:p>
      <text:p text:style-name="Standard">[object Object]</text:p>
      <text:p text:style-name="Standard">isAppOnLayout(appDirective, layout)</text:p>
      <text:p text:style-name="Standard">[1]</text:p>
      <text:p text:style-name="Standard">0</text:p>
      <text:p text:style-name="Standard">:</text:p>
      <text:p text:style-name="Standard">local navPresent = extensions.ui_apps.isAppOnLayout('navigation', 'scenario')</text:p>
      <text:p text:style-name="Standard">onFileChanged(filename, type)</text:p>
      <text:p text:style-name="Standard">:</text:p>
      <text:p text:style-name="Standard">[object Object]</text:p>
      <text:p text:style-name="Standard">requestUIAppsData()</text:p>
      <text:p text:style-name="Standard">:</text:p>
      <text:p text:style-name="Standard">[object Object]</text:p>
      <text:p text:style-name="Standard"><text:soft-page-break/>saveLayout(data)</text:p>
      <text:p text:style-name="Standard">:</text:p>
      <text:p text:style-name="Standard">[object Object]</text:p>
      <text:p text:style-name="Standard">ui_audio</text:p>
      <text:p text:style-name="Standard">{2}</text:p>
      <text:p text:style-name="Standard">onFirstUpdate()</text:p>
      <text:p text:style-name="Standard">:</text:p>
      <text:p text:style-name="Standard">[object Object]</text:p>
      <text:p text:style-name="Standard">playEventSound(className, eventName)</text:p>
      <text:p text:style-name="Standard">:</text:p>
      <text:p text:style-name="Standard">[object Object]</text:p>
      <text:p text:style-name="Standard">ui_console</text:p>
      <text:p text:style-name="Standard">{13}</text:p>
      <text:p text:style-name="Standard">dependencies</text:p>
      <text:p text:style-name="Standard">:</text:p>
      <text:p text:style-name="Standard">[object Object]</text:p>
      <text:p text:style-name="Standard">hid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nVehicleActiveChanged()</text:p>
      <text:p text:style-name="Standard">:</text:p>
      <text:p text:style-name="Standard">[object Object]</text:p>
      <text:p text:style-name="Standard">onVehicleDestroy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show()</text:p>
      <text:p text:style-name="Standard">:</text:p>
      <text:p text:style-name="Standard">[object Object]</text:p>
      <text:p text:style-name="Standard">toggle()</text:p>
      <text:p text:style-name="Standard">:</text:p>
      <text:p text:style-name="Standard">[object Object]</text:p>
      <text:p text:style-name="Standard">ui_fadeScreen</text:p>
      <text:p text:style-name="Standard">{4}</text:p>
      <text:p text:style-name="Standard"><text:soft-page-break/>cycle(fadeIn, pause, fadeOut)</text:p>
      <text:p text:style-name="Standard">:</text:p>
      <text:p text:style-name="Standard">[object Object]</text:p>
      <text:p text:style-name="Standard">onScreenFadeState(state)</text:p>
      <text:p text:style-name="Standard">:</text:p>
      <text:p text:style-name="Standard">[object Object]</text:p>
      <text:p text:style-name="Standard">start(fade)</text:p>
      <text:p text:style-name="Standard">:</text:p>
      <text:p text:style-name="Standard">[object Object]</text:p>
      <text:p text:style-name="Standard">stop(fade)</text:p>
      <text:p text:style-name="Standard">:</text:p>
      <text:p text:style-name="Standard">[object Object]</text:p>
      <text:p text:style-name="Standard">ui_flowgraph_editor</text:p>
      <text:p text:style-name="Standard">{189}</text:p>
      <text:p text:style-name="Standard">CreateEditor</text:p>
      <text:p text:style-name="Standard">:</text:p>
      <text:p text:style-name="Standard">[object Object]</text:p>
      <text:p text:style-name="Standard">DestroyEditor</text:p>
      <text:p text:style-name="Standard">:</text:p>
      <text:p text:style-name="Standard">[object Object]</text:p>
      <text:p text:style-name="Standard">Dirty_Navigation</text:p>
      <text:p text:style-name="Standard">:</text:p>
      <text:p text:style-name="Standard">[object Object]</text:p>
      <text:p text:style-name="Standard">Dirty_None</text:p>
      <text:p text:style-name="Standard">:</text:p>
      <text:p text:style-name="Standard">[object Object]</text:p>
      <text:p text:style-name="Standard">Dirty_Position</text:p>
      <text:p text:style-name="Standard">:</text:p>
      <text:p text:style-name="Standard">[object Object]</text:p>
      <text:p text:style-name="Standard">Dirty_Selection</text:p>
      <text:p text:style-name="Standard">:</text:p>
      <text:p text:style-name="Standard">[object Object]</text:p>
      <text:p text:style-name="Standard">Dirty_Size</text:p>
      <text:p text:style-name="Standard">:</text:p>
      <text:p text:style-name="Standard">[object Object]</text:p>
      <text:p text:style-name="Standard">Dirty_User</text:p>
      <text:p text:style-name="Standard">:</text:p>
      <text:p text:style-name="Standard">[object Object]</text:p>
      <text:p text:style-name="Standard">GetCurrentEditor</text:p>
      <text:p text:style-name="Standard">:</text:p>
      <text:p text:style-name="Standard">[object Object]</text:p>
      <text:p text:style-name="Standard">IconType_Circle</text:p>
      <text:p text:style-name="Standard">:</text:p>
      <text:p text:style-name="Standard">[object Object]</text:p>
      <text:p text:style-name="Standard">IconType_Diamond</text:p>
      <text:p text:style-name="Standard">:</text:p>
      <text:p text:style-name="Standard">[object Object]</text:p>
      <text:p text:style-name="Standard">IconType_Flow</text:p>
      <text:p text:style-name="Standard">:</text:p>
      <text:p text:style-name="Standard">[object Object]</text:p>
      <text:p text:style-name="Standard">IconType_Grid</text:p>
      <text:p text:style-name="Standard">:</text:p>
      <text:p text:style-name="Standard">[object Object]</text:p>
      <text:p text:style-name="Standard">IconType_RoundSquare</text:p>
      <text:p text:style-name="Standard"><text:soft-page-break/>:</text:p>
      <text:p text:style-name="Standard">[object Object]</text:p>
      <text:p text:style-name="Standard">IconType_Square</text:p>
      <text:p text:style-name="Standard">:</text:p>
      <text:p text:style-name="Standard">[object Object]</text:p>
      <text:p text:style-name="Standard">PinKind_Input</text:p>
      <text:p text:style-name="Standard">:</text:p>
      <text:p text:style-name="Standard">[object Object]</text:p>
      <text:p text:style-name="Standard">PinKind_Output</text:p>
      <text:p text:style-name="Standard">:</text:p>
      <text:p text:style-name="Standard">[object Object]</text:p>
      <text:p text:style-name="Standard">StyleColor_Bg</text:p>
      <text:p text:style-name="Standard">:</text:p>
      <text:p text:style-name="Standard">[object Object]</text:p>
      <text:p text:style-name="Standard">StyleColor_Count</text:p>
      <text:p text:style-name="Standard">:</text:p>
      <text:p text:style-name="Standard">[object Object]</text:p>
      <text:p text:style-name="Standard">StyleColor_Flow</text:p>
      <text:p text:style-name="Standard">:</text:p>
      <text:p text:style-name="Standard">[object Object]</text:p>
      <text:p text:style-name="Standard">StyleColor_FlowMarker</text:p>
      <text:p text:style-name="Standard">:</text:p>
      <text:p text:style-name="Standard">[object Object]</text:p>
      <text:p text:style-name="Standard">StyleColor_Grid</text:p>
      <text:p text:style-name="Standard">:</text:p>
      <text:p text:style-name="Standard">[object Object]</text:p>
      <text:p text:style-name="Standard">StyleColor_GroupBg</text:p>
      <text:p text:style-name="Standard">:</text:p>
      <text:p text:style-name="Standard">[object Object]</text:p>
      <text:p text:style-name="Standard">StyleColor_GroupBorder</text:p>
      <text:p text:style-name="Standard">:</text:p>
      <text:p text:style-name="Standard">[object Object]</text:p>
      <text:p text:style-name="Standard">StyleColor_HovLinkBorder</text:p>
      <text:p text:style-name="Standard">:</text:p>
      <text:p text:style-name="Standard">[object Object]</text:p>
      <text:p text:style-name="Standard">StyleColor_HovNodeBorder</text:p>
      <text:p text:style-name="Standard">:</text:p>
      <text:p text:style-name="Standard">[object Object]</text:p>
      <text:p text:style-name="Standard">StyleColor_LinkSelRect</text:p>
      <text:p text:style-name="Standard">:</text:p>
      <text:p text:style-name="Standard">[object Object]</text:p>
      <text:p text:style-name="Standard">StyleColor_LinkSelRectBorder</text:p>
      <text:p text:style-name="Standard">:</text:p>
      <text:p text:style-name="Standard">[object Object]</text:p>
      <text:p text:style-name="Standard">StyleColor_NodeBg</text:p>
      <text:p text:style-name="Standard">:</text:p>
      <text:p text:style-name="Standard">[object Object]</text:p>
      <text:p text:style-name="Standard">StyleColor_NodeBorder</text:p>
      <text:p text:style-name="Standard">:</text:p>
      <text:p text:style-name="Standard">[object Object]</text:p>
      <text:p text:style-name="Standard">StyleColor_NodeSelRect</text:p>
      <text:p text:style-name="Standard">:</text:p>
      <text:p text:style-name="Standard">[object Object]</text:p>
      <text:p text:style-name="Standard">StyleColor_NodeSelRectBorder</text:p>
      <text:p text:style-name="Standard"><text:soft-page-break/>:</text:p>
      <text:p text:style-name="Standard">[object Object]</text:p>
      <text:p text:style-name="Standard">StyleColor_PinRect</text:p>
      <text:p text:style-name="Standard">:</text:p>
      <text:p text:style-name="Standard">[object Object]</text:p>
      <text:p text:style-name="Standard">StyleColor_PinRectBorder</text:p>
      <text:p text:style-name="Standard">:</text:p>
      <text:p text:style-name="Standard">[object Object]</text:p>
      <text:p text:style-name="Standard">StyleColor_SelLinkBorder</text:p>
      <text:p text:style-name="Standard">:</text:p>
      <text:p text:style-name="Standard">[object Object]</text:p>
      <text:p text:style-name="Standard">StyleColor_SelNodeBorder</text:p>
      <text:p text:style-name="Standard">:</text:p>
      <text:p text:style-name="Standard">[object Object]</text:p>
      <text:p text:style-name="Standard">StyleVar_FlowDuration</text:p>
      <text:p text:style-name="Standard">:</text:p>
      <text:p text:style-name="Standard">[object Object]</text:p>
      <text:p text:style-name="Standard">StyleVar_FlowMarkerDistance</text:p>
      <text:p text:style-name="Standard">:</text:p>
      <text:p text:style-name="Standard">[object Object]</text:p>
      <text:p text:style-name="Standard">StyleVar_FlowMarkerSize</text:p>
      <text:p text:style-name="Standard">:</text:p>
      <text:p text:style-name="Standard">[object Object]</text:p>
      <text:p text:style-name="Standard">StyleVar_FlowSpeed</text:p>
      <text:p text:style-name="Standard">:</text:p>
      <text:p text:style-name="Standard">[object Object]</text:p>
      <text:p text:style-name="Standard">StyleVar_GroupBorderWidth</text:p>
      <text:p text:style-name="Standard">:</text:p>
      <text:p text:style-name="Standard">[object Object]</text:p>
      <text:p text:style-name="Standard">StyleVar_GroupRounding</text:p>
      <text:p text:style-name="Standard">:</text:p>
      <text:p text:style-name="Standard">[object Object]</text:p>
      <text:p text:style-name="Standard">StyleVar_HoveredNodeBorderWidth</text:p>
      <text:p text:style-name="Standard">:</text:p>
      <text:p text:style-name="Standard">[object Object]</text:p>
      <text:p text:style-name="Standard">StyleVar_LinkStrength</text:p>
      <text:p text:style-name="Standard">:</text:p>
      <text:p text:style-name="Standard">[object Object]</text:p>
      <text:p text:style-name="Standard">StyleVar_NodeBorderWidth</text:p>
      <text:p text:style-name="Standard">:</text:p>
      <text:p text:style-name="Standard">[object Object]</text:p>
      <text:p text:style-name="Standard">StyleVar_NodePadding</text:p>
      <text:p text:style-name="Standard">:</text:p>
      <text:p text:style-name="Standard">[object Object]</text:p>
      <text:p text:style-name="Standard">StyleVar_NodeRounding</text:p>
      <text:p text:style-name="Standard">:</text:p>
      <text:p text:style-name="Standard">[object Object]</text:p>
      <text:p text:style-name="Standard">StyleVar_PinArrowSize</text:p>
      <text:p text:style-name="Standard">:</text:p>
      <text:p text:style-name="Standard">[object Object]</text:p>
      <text:p text:style-name="Standard">StyleVar_PinArrowWidth</text:p>
      <text:p text:style-name="Standard">:</text:p>
      <text:p text:style-name="Standard">[object Object]</text:p>
      <text:p text:style-name="Standard">StyleVar_PinBorderWidth</text:p>
      <text:p text:style-name="Standard"><text:soft-page-break/>:</text:p>
      <text:p text:style-name="Standard">[object Object]</text:p>
      <text:p text:style-name="Standard">StyleVar_PinCorners</text:p>
      <text:p text:style-name="Standard">:</text:p>
      <text:p text:style-name="Standard">[object Object]</text:p>
      <text:p text:style-name="Standard">StyleVar_PinRadius</text:p>
      <text:p text:style-name="Standard">:</text:p>
      <text:p text:style-name="Standard">[object Object]</text:p>
      <text:p text:style-name="Standard">StyleVar_PinRounding</text:p>
      <text:p text:style-name="Standard">:</text:p>
      <text:p text:style-name="Standard">[object Object]</text:p>
      <text:p text:style-name="Standard">StyleVar_PivotAlignment</text:p>
      <text:p text:style-name="Standard">:</text:p>
      <text:p text:style-name="Standard">[object Object]</text:p>
      <text:p text:style-name="Standard">StyleVar_PivotScale</text:p>
      <text:p text:style-name="Standard">:</text:p>
      <text:p text:style-name="Standard">[object Object]</text:p>
      <text:p text:style-name="Standard">StyleVar_PivotSize</text:p>
      <text:p text:style-name="Standard">:</text:p>
      <text:p text:style-name="Standard">[object Object]</text:p>
      <text:p text:style-name="Standard">StyleVar_ScrollDuration</text:p>
      <text:p text:style-name="Standard">:</text:p>
      <text:p text:style-name="Standard">[object Object]</text:p>
      <text:p text:style-name="Standard">StyleVar_SelectedNodeBorderWidth</text:p>
      <text:p text:style-name="Standard">:</text:p>
      <text:p text:style-name="Standard">[object Object]</text:p>
      <text:p text:style-name="Standard">StyleVar_SourceDirection</text:p>
      <text:p text:style-name="Standard">:</text:p>
      <text:p text:style-name="Standard">[object Object]</text:p>
      <text:p text:style-name="Standard">StyleVar_TargetDirection</text:p>
      <text:p text:style-name="Standard">:</text:p>
      <text:p text:style-name="Standard">[object Object]</text:p>
      <text:p text:style-name="Standard">defaultTypeIconSize</text:p>
      <text:p text:style-name="Standard">:</text:p>
      <text:p text:style-name="Standard">[object Object]</text:p>
      <text:p text:style-name="Standard">detaultIconType</text:p>
      <text:p text:style-name="Standard">:</text:p>
      <text:p text:style-name="Standard">[object Object]</text:p>
      <text:p text:style-name="Standard">flowgraphVersion</text:p>
      <text:p text:style-name="Standard">:</text:p>
      <text:p text:style-name="Standard">[object Object]</text:p>
      <text:p text:style-name="Standard">nodeColors</text:p>
      <text:p text:style-name="Standard">{21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career</text:p>
      <text:p text:style-name="Standard">:</text:p>
      <text:p text:style-name="Standard"><text:soft-page-break/>[object Object]</text:p>
      <text:p text:style-name="Standard">debug</text:p>
      <text:p text:style-name="Standard">:</text:p>
      <text:p text:style-name="Standard">[object Object]</text:p>
      <text:p text:style-name="Standard">default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groupstate</text:p>
      <text:p text:style-name="Standard">:</text:p>
      <text:p text:style-name="Standard">[object Object]</text:p>
      <text:p text:style-name="Standard">projectMacro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ites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string</text:p>
      <text:p text:style-name="Standard">:</text:p>
      <text:p text:style-name="Standard">[object Object]</text:p>
      <text:p text:style-name="Standard">timelin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ool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nodeIcons</text:p>
      <text:p text:style-name="Standard">{14}</text:p>
      <text:p text:style-name="Standard"><text:soft-page-break/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logic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AcceptCopy()</text:p>
      <text:p text:style-name="Standard">:</text:p>
      <text:p text:style-name="Standard">[object Object]</text:p>
      <text:p text:style-name="Standard">AcceptCreateNode()</text:p>
      <text:p text:style-name="Standard">:</text:p>
      <text:p text:style-name="Standard">[object Object]</text:p>
      <text:p text:style-name="Standard">AcceptCut()</text:p>
      <text:p text:style-name="Standard">:</text:p>
      <text:p text:style-name="Standard">[object Object]</text:p>
      <text:p text:style-name="Standard">AcceptDeletedItem()</text:p>
      <text:p text:style-name="Standard">:</text:p>
      <text:p text:style-name="Standard">[object Object]</text:p>
      <text:p text:style-name="Standard"><text:soft-page-break/>AcceptDuplicate()</text:p>
      <text:p text:style-name="Standard">:</text:p>
      <text:p text:style-name="Standard">[object Object]</text:p>
      <text:p text:style-name="Standard">AcceptNewItem1()</text:p>
      <text:p text:style-name="Standard">:</text:p>
      <text:p text:style-name="Standard">[object Object]</text:p>
      <text:p text:style-name="Standard">AcceptNewItem2()</text:p>
      <text:p text:style-name="Standard">:</text:p>
      <text:p text:style-name="Standard">[object Object]</text:p>
      <text:p text:style-name="Standard">AcceptPaste()</text:p>
      <text:p text:style-name="Standard">:</text:p>
      <text:p text:style-name="Standard">[object Object]</text:p>
      <text:p text:style-name="Standard">AreShortcutsEnabled()</text:p>
      <text:p text:style-name="Standard">:</text:p>
      <text:p text:style-name="Standard">[object Object]</text:p>
      <text:p text:style-name="Standard">Begin()</text:p>
      <text:p text:style-name="Standard">:</text:p>
      <text:p text:style-name="Standard">[object Object]</text:p>
      <text:p text:style-name="Standard">BeginCreate()</text:p>
      <text:p text:style-name="Standard">:</text:p>
      <text:p text:style-name="Standard">[object Object]</text:p>
      <text:p text:style-name="Standard">BeginDelete()</text:p>
      <text:p text:style-name="Standard">:</text:p>
      <text:p text:style-name="Standard">[object Object]</text:p>
      <text:p text:style-name="Standard">BeginGroupHint()</text:p>
      <text:p text:style-name="Standard">:</text:p>
      <text:p text:style-name="Standard">[object Object]</text:p>
      <text:p text:style-name="Standard">BeginNode()</text:p>
      <text:p text:style-name="Standard">:</text:p>
      <text:p text:style-name="Standard">[object Object]</text:p>
      <text:p text:style-name="Standard">BeginPin()</text:p>
      <text:p text:style-name="Standard">:</text:p>
      <text:p text:style-name="Standard">[object Object]</text:p>
      <text:p text:style-name="Standard">BeginShortcut()</text:p>
      <text:p text:style-name="Standard">:</text:p>
      <text:p text:style-name="Standard">[object Object]</text:p>
      <text:p text:style-name="Standard">CanvasToScreen()</text:p>
      <text:p text:style-name="Standard">:</text:p>
      <text:p text:style-name="Standard">[object Object]</text:p>
      <text:p text:style-name="Standard">CenterNodeOnScreen()</text:p>
      <text:p text:style-name="Standard">:</text:p>
      <text:p text:style-name="Standard">[object Object]</text:p>
      <text:p text:style-name="Standard">ClearDirty()</text:p>
      <text:p text:style-name="Standard">:</text:p>
      <text:p text:style-name="Standard">[object Object]</text:p>
      <text:p text:style-name="Standard">ClearSelection()</text:p>
      <text:p text:style-name="Standard">:</text:p>
      <text:p text:style-name="Standard">[object Object]</text:p>
      <text:p text:style-name="Standard">DeleteLink()</text:p>
      <text:p text:style-name="Standard">:</text:p>
      <text:p text:style-name="Standard">[object Object]</text:p>
      <text:p text:style-name="Standard">DeleteNode()</text:p>
      <text:p text:style-name="Standard">:</text:p>
      <text:p text:style-name="Standard">[object Object]</text:p>
      <text:p text:style-name="Standard"><text:soft-page-break/>DeselectLink()</text:p>
      <text:p text:style-name="Standard">:</text:p>
      <text:p text:style-name="Standard">[object Object]</text:p>
      <text:p text:style-name="Standard">DeselectNode()</text:p>
      <text:p text:style-name="Standard">:</text:p>
      <text:p text:style-name="Standard">[object Object]</text:p>
      <text:p text:style-name="Standard">DrawIcon()</text:p>
      <text:p text:style-name="Standard">:</text:p>
      <text:p text:style-name="Standard">[object Object]</text:p>
      <text:p text:style-name="Standard">EnableShortcuts()</text:p>
      <text:p text:style-name="Standard">[1]</text:p>
      <text:p text:style-name="Standard">0</text:p>
      <text:p text:style-name="Standard">:</text:p>
      <text:p text:style-name="Standard">ui_flowgraph_editor.EnableShortcuts(true)</text:p>
      <text:p text:style-name="Standard">End()</text:p>
      <text:p text:style-name="Standard">:</text:p>
      <text:p text:style-name="Standard">[object Object]</text:p>
      <text:p text:style-name="Standard">EndCreate()</text:p>
      <text:p text:style-name="Standard">:</text:p>
      <text:p text:style-name="Standard">[object Object]</text:p>
      <text:p text:style-name="Standard">EndDelete()</text:p>
      <text:p text:style-name="Standard">:</text:p>
      <text:p text:style-name="Standard">[object Object]</text:p>
      <text:p text:style-name="Standard">EndGroupHint()</text:p>
      <text:p text:style-name="Standard">:</text:p>
      <text:p text:style-name="Standard">[object Object]</text:p>
      <text:p text:style-name="Standard">EndNode()</text:p>
      <text:p text:style-name="Standard">:</text:p>
      <text:p text:style-name="Standard">[object Object]</text:p>
      <text:p text:style-name="Standard">EndPin()</text:p>
      <text:p text:style-name="Standard">:</text:p>
      <text:p text:style-name="Standard">[object Object]</text:p>
      <text:p text:style-name="Standard">EndShortcut()</text:p>
      <text:p text:style-name="Standard">:</text:p>
      <text:p text:style-name="Standard">[object Object]</text:p>
      <text:p text:style-name="Standard">FindLinkAt()</text:p>
      <text:p text:style-name="Standard">:</text:p>
      <text:p text:style-name="Standard">[object Object]</text:p>
      <text:p text:style-name="Standard">Flow()</text:p>
      <text:p text:style-name="Standard">:</text:p>
      <text:p text:style-name="Standard">[object Object]</text:p>
      <text:p text:style-name="Standard">GetActionContextLinks()</text:p>
      <text:p text:style-name="Standard">:</text:p>
      <text:p text:style-name="Standard">[object Object]</text:p>
      <text:p text:style-name="Standard">GetActionContextNodes()</text:p>
      <text:p text:style-name="Standard">:</text:p>
      <text:p text:style-name="Standard">[object Object]</text:p>
      <text:p text:style-name="Standard">GetActionContextSize()</text:p>
      <text:p text:style-name="Standard">:</text:p>
      <text:p text:style-name="Standard">[object Object]</text:p>
      <text:p text:style-name="Standard">GetCurrentZoom()</text:p>
      <text:p text:style-name="Standard">:</text:p>
      <text:p text:style-name="Standard">[object Object]</text:p>
      <text:p text:style-name="Standard">GetDirtyReason()</text:p>
      <text:p text:style-name="Standard"><text:soft-page-break/>:</text:p>
      <text:p text:style-name="Standard">[object Object]</text:p>
      <text:p text:style-name="Standard">GetDoubleClickedLink()</text:p>
      <text:p text:style-name="Standard">:</text:p>
      <text:p text:style-name="Standard">[object Object]</text:p>
      <text:p text:style-name="Standard">GetDoubleClickedNode()</text:p>
      <text:p text:style-name="Standard">[1]</text:p>
      <text:p text:style-name="Standard">0</text:p>
      <text:p text:style-name="Standard">:</text:p>
      <text:p text:style-name="Standard">local nodeId = tonumber(ui_flowgraph_editor.GetDoubleClickedNode())</text:p>
      <text:p text:style-name="Standard">GetDoubleClickedPin()</text:p>
      <text:p text:style-name="Standard">:</text:p>
      <text:p text:style-name="Standard">[object Object]</text:p>
      <text:p text:style-name="Standard">GetGroupMax()</text:p>
      <text:p text:style-name="Standard">:</text:p>
      <text:p text:style-name="Standard">[object Object]</text:p>
      <text:p text:style-name="Standard">GetGroupMin()</text:p>
      <text:p text:style-name="Standard">:</text:p>
      <text:p text:style-name="Standard">[object Object]</text:p>
      <text:p text:style-name="Standard">GetHintBackgroundDrawList()</text:p>
      <text:p text:style-name="Standard">:</text:p>
      <text:p text:style-name="Standard">[object Object]</text:p>
      <text:p text:style-name="Standard">GetHintForegroundDrawList()</text:p>
      <text:p text:style-name="Standard">:</text:p>
      <text:p text:style-name="Standard">[object Object]</text:p>
      <text:p text:style-name="Standard">GetHotObjectId()</text:p>
      <text:p text:style-name="Standard">:</text:p>
      <text:p text:style-name="Standard">[object Object]</text:p>
      <text:p text:style-name="Standard">GetNodeBackgroundDrawList()</text:p>
      <text:p text:style-name="Standard">:</text:p>
      <text:p text:style-name="Standard">[object Object]</text:p>
      <text:p text:style-name="Standard">GetNodePosition()</text:p>
      <text:p text:style-name="Standard">:</text:p>
      <text:p text:style-name="Standard">[object Object]</text:p>
      <text:p text:style-name="Standard">GetNodeSize()</text:p>
      <text:p text:style-name="Standard">:</text:p>
      <text:p text:style-name="Standard">[object Object]</text:p>
      <text:p text:style-name="Standard">GetScreenSize()</text:p>
      <text:p text:style-name="Standard">:</text:p>
      <text:p text:style-name="Standard">[object Object]</text:p>
      <text:p text:style-name="Standard">GetSelectedLinks()</text:p>
      <text:p text:style-name="Standard">:</text:p>
      <text:p text:style-name="Standard">[object Object]</text:p>
      <text:p text:style-name="Standard">GetSelectedNodes()</text:p>
      <text:p text:style-name="Standard">:</text:p>
      <text:p text:style-name="Standard">[object Object]</text:p>
      <text:p text:style-name="Standard">GetSelectedObjectCount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)</text:p>
      <text:p text:style-name="Standard">:</text:p>
      <text:p text:style-name="Standard"><text:soft-page-break/>[object Object]</text:p>
      <text:p text:style-name="Standard">GetVisibleCanvasBounds()</text:p>
      <text:p text:style-name="Standard">:</text:p>
      <text:p text:style-name="Standard">[object Object]</text:p>
      <text:p text:style-name="Standard">Group()</text:p>
      <text:p text:style-name="Standard">:</text:p>
      <text:p text:style-name="Standard">[object Object]</text:p>
      <text:p text:style-name="Standard">HasSelectionChanged()</text:p>
      <text:p text:style-name="Standard">:</text:p>
      <text:p text:style-name="Standard">[object Object]</text:p>
      <text:p text:style-name="Standard">Icon()</text:p>
      <text:p text:style-name="Standard">:</text:p>
      <text:p text:style-name="Standard">[object Object]</text:p>
      <text:p text:style-name="Standard">IsActive()</text:p>
      <text:p text:style-name="Standard">:</text:p>
      <text:p text:style-name="Standard">[object Object]</text:p>
      <text:p text:style-name="Standard">IsBackgroundClicked()</text:p>
      <text:p text:style-name="Standard">:</text:p>
      <text:p text:style-name="Standard">[object Object]</text:p>
      <text:p text:style-name="Standard">IsBackgroundDoubleClicked()</text:p>
      <text:p text:style-name="Standard">:</text:p>
      <text:p text:style-name="Standard">[object Object]</text:p>
      <text:p text:style-name="Standard">IsSuspended()</text:p>
      <text:p text:style-name="Standard">:</text:p>
      <text:p text:style-name="Standard">[object Object]</text:p>
      <text:p text:style-name="Standard">Link()</text:p>
      <text:p text:style-name="Standard">:</text:p>
      <text:p text:style-name="Standard">[object Object]</text:p>
      <text:p text:style-name="Standard">NavigateToContent()</text:p>
      <text:p text:style-name="Standard">:</text:p>
      <text:p text:style-name="Standard">[object Object]</text:p>
      <text:p text:style-name="Standard">NavigateToSelection()</text:p>
      <text:p text:style-name="Standard">:</text:p>
      <text:p text:style-name="Standard">[object Object]</text:p>
      <text:p text:style-name="Standard">PinHadAnyLinks()</text:p>
      <text:p text:style-name="Standard">:</text:p>
      <text:p text:style-name="Standard">[object Object]</text:p>
      <text:p text:style-name="Standard">PinPivotAlignment()</text:p>
      <text:p text:style-name="Standard">:</text:p>
      <text:p text:style-name="Standard">[object Object]</text:p>
      <text:p text:style-name="Standard">PinPivotRect()</text:p>
      <text:p text:style-name="Standard">:</text:p>
      <text:p text:style-name="Standard">[object Object]</text:p>
      <text:p text:style-name="Standard">PinPivotScale()</text:p>
      <text:p text:style-name="Standard">:</text:p>
      <text:p text:style-name="Standard">[object Object]</text:p>
      <text:p text:style-name="Standard">PinPivotSize()</text:p>
      <text:p text:style-name="Standard">:</text:p>
      <text:p text:style-name="Standard">[object Object]</text:p>
      <text:p text:style-name="Standard">PinRect()</text:p>
      <text:p text:style-name="Standard">:</text:p>
      <text:p text:style-name="Standard">[object Object]</text:p>
      <text:p text:style-name="Standard">PopStyleColor()</text:p>
      <text:p text:style-name="Standard">:</text:p>
      <text:p text:style-name="Standard"><text:soft-page-break/>[object Object]</text:p>
      <text:p text:style-name="Standard">PopStyleVar()</text:p>
      <text:p text:style-name="Standard">:</text:p>
      <text:p text:style-name="Standard">[object Object]</text:p>
      <text:p text:style-name="Standard">PushStyleColor()</text:p>
      <text:p text:style-name="Standard">:</text:p>
      <text:p text:style-name="Standard">[object Object]</text:p>
      <text:p text:style-name="Standard">PushStyleVar1()</text:p>
      <text:p text:style-name="Standard">:</text:p>
      <text:p text:style-name="Standard">[object Object]</text:p>
      <text:p text:style-name="Standard">PushStyleVar2()</text:p>
      <text:p text:style-name="Standard">:</text:p>
      <text:p text:style-name="Standard">[object Object]</text:p>
      <text:p text:style-name="Standard">PushStyleVar4()</text:p>
      <text:p text:style-name="Standard">:</text:p>
      <text:p text:style-name="Standard">[object Object]</text:p>
      <text:p text:style-name="Standard">QueryDeletedLink()</text:p>
      <text:p text:style-name="Standard">:</text:p>
      <text:p text:style-name="Standard">[object Object]</text:p>
      <text:p text:style-name="Standard">QueryDeletedNode()</text:p>
      <text:p text:style-name="Standard">:</text:p>
      <text:p text:style-name="Standard">[object Object]</text:p>
      <text:p text:style-name="Standard">QueryNewLink1()</text:p>
      <text:p text:style-name="Standard">:</text:p>
      <text:p text:style-name="Standard">[object Object]</text:p>
      <text:p text:style-name="Standard">QueryNewLink2()</text:p>
      <text:p text:style-name="Standard">:</text:p>
      <text:p text:style-name="Standard">[object Object]</text:p>
      <text:p text:style-name="Standard">QueryNewNode1()</text:p>
      <text:p text:style-name="Standard">:</text:p>
      <text:p text:style-name="Standard">[object Object]</text:p>
      <text:p text:style-name="Standard">QueryNewNode2()</text:p>
      <text:p text:style-name="Standard">:</text:p>
      <text:p text:style-name="Standard">[object Object]</text:p>
      <text:p text:style-name="Standard">RejectDeletedItem()</text:p>
      <text:p text:style-name="Standard">:</text:p>
      <text:p text:style-name="Standard">[object Object]</text:p>
      <text:p text:style-name="Standard">RejectNewItem1()</text:p>
      <text:p text:style-name="Standard">:</text:p>
      <text:p text:style-name="Standard">[object Object]</text:p>
      <text:p text:style-name="Standard">RejectNewItem2()</text:p>
      <text:p text:style-name="Standard">:</text:p>
      <text:p text:style-name="Standard">[object Object]</text:p>
      <text:p text:style-name="Standard">RestoreNodeState()</text:p>
      <text:p text:style-name="Standard">:</text:p>
      <text:p text:style-name="Standard">[object Object]</text:p>
      <text:p text:style-name="Standard">Resume()</text:p>
      <text:p text:style-name="Standard">:</text:p>
      <text:p text:style-name="Standard">[object Object]</text:p>
      <text:p text:style-name="Standard">ScreenToCanvas()</text:p>
      <text:p text:style-name="Standard">:</text:p>
      <text:p text:style-name="Standard">[object Object]</text:p>
      <text:p text:style-name="Standard">SelectLink()</text:p>
      <text:p text:style-name="Standard">:</text:p>
      <text:p text:style-name="Standard"><text:soft-page-break/>[object Object]</text:p>
      <text:p text:style-name="Standard">SelectNode()</text:p>
      <text:p text:style-name="Standard">:</text:p>
      <text:p text:style-name="Standard">[object Object]</text:p>
      <text:p text:style-name="Standard">SetCurrentEditor(ctx)</text:p>
      <text:p text:style-name="Standard">[1]</text:p>
      <text:p text:style-name="Standard">0</text:p>
      <text:p text:style-name="Standard">:</text:p>
      <text:p text:style-name="Standard">ui_flowgraph_editor.SetCurrentEditor(nil)</text:p>
      <text:p text:style-name="Standard">SetGroupingDisabled()</text:p>
      <text:p text:style-name="Standard">:</text:p>
      <text:p text:style-name="Standard">[object Object]</text:p>
      <text:p text:style-name="Standard">SetNodePosition()</text:p>
      <text:p text:style-name="Standard">:</text:p>
      <text:p text:style-name="Standard">[object Object]</text:p>
      <text:p text:style-name="Standard">ShowBackgroundContextMenu()</text:p>
      <text:p text:style-name="Standard">:</text:p>
      <text:p text:style-name="Standard">[object Object]</text:p>
      <text:p text:style-name="Standard">ShowLinkContextMenu()</text:p>
      <text:p text:style-name="Standard">:</text:p>
      <text:p text:style-name="Standard">[object Object]</text:p>
      <text:p text:style-name="Standard">ShowNodeContextMenu()</text:p>
      <text:p text:style-name="Standard">:</text:p>
      <text:p text:style-name="Standard">[object Object]</text:p>
      <text:p text:style-name="Standard">ShowPinContextMenu()</text:p>
      <text:p text:style-name="Standard">:</text:p>
      <text:p text:style-name="Standard">[object Object]</text:p>
      <text:p text:style-name="Standard">Suspend()</text:p>
      <text:p text:style-name="Standard">:</text:p>
      <text:p text:style-name="Standard">[object Object]</text:p>
      <text:p text:style-name="Standard">fullDisplay(value, tpe)</text:p>
      <text:p text:style-name="Standard">:</text:p>
      <text:p text:style-name="Standard">[object Object]</text:p>
      <text:p text:style-name="Standard">fullValueString(value, tpe)</text:p>
      <text:p text:style-name="Standard">:</text:p>
      <text:p text:style-name="Standard">[object Object]</text:p>
      <text:p text:style-name="Standard">getDebugEnabled()</text:p>
      <text:p text:style-name="Standard">:</text:p>
      <text:p text:style-name="Standard">[object Object]</text:p>
      <text:p text:style-name="Standard">getGraphTypes()</text:p>
      <text:p text:style-name="Standard">:</text:p>
      <text:p text:style-name="Standard">[object Object]</text:p>
      <text:p text:style-name="Standard">getSimpleTypes()</text:p>
      <text:p text:style-name="Standard">:</text:p>
      <text:p text:style-name="Standard">[object Object]</text:p>
      <text:p text:style-name="Standard">getTypeColor(dataType)</text:p>
      <text:p text:style-name="Standard">:</text:p>
      <text:p text:style-name="Standard">[object Object]</text:p>
      <text:p text:style-name="Standard">getTypeIcon(dataType)</text:p>
      <text:p text:style-name="Standard">:</text:p>
      <text:p text:style-name="Standard">[object Object]</text:p>
      <text:p text:style-name="Standard">getTypes()</text:p>
      <text:p text:style-name="Standard">:</text:p>
      <text:p text:style-name="Standard">[object Object]</text:p>
      <text:p text:style-name="Standard"><text:soft-page-break/>getViewState()</text:p>
      <text:p text:style-name="Standard">:</text:p>
      <text:p text:style-name="Standard">[object Object]</text:p>
      <text:p text:style-name="Standard">isDurationNode(category)</text:p>
      <text:p text:style-name="Standard">:</text:p>
      <text:p text:style-name="Standard">[object Object]</text:p>
      <text:p text:style-name="Standard">isDynamicNode(category)</text:p>
      <text:p text:style-name="Standard">:</text:p>
      <text:p text:style-name="Standard">[object Object]</text:p>
      <text:p text:style-name="Standard">isF_DurationNode(category)</text:p>
      <text:p text:style-name="Standard">:</text:p>
      <text:p text:style-name="Standard">[object Object]</text:p>
      <text:p text:style-name="Standard">isFunctionalNode(category)</text:p>
      <text:p text:style-name="Standard">:</text:p>
      <text:p text:style-name="Standard">[object Object]</text:p>
      <text:p text:style-name="Standard">isOnceNode(category)</text:p>
      <text:p text:style-name="Standard">:</text:p>
      <text:p text:style-name="Standard">[object Object]</text:p>
      <text:p text:style-name="Standard">isSimpleNode(category)</text:p>
      <text:p text:style-name="Standard">:</text:p>
      <text:p text:style-name="Standard">[object Object]</text:p>
      <text:p text:style-name="Standard">setDebugEnabled()</text:p>
      <text:p text:style-name="Standard">:</text:p>
      <text:p text:style-name="Standard">[object Object]</text:p>
      <text:p text:style-name="Standard">setViewState()</text:p>
      <text:p text:style-name="Standard">:</text:p>
      <text:p text:style-name="Standard">[object Object]</text:p>
      <text:p text:style-name="Standard">shortDisplay(value, tpe)</text:p>
      <text:p text:style-name="Standard">:</text:p>
      <text:p text:style-name="Standard">[object Object]</text:p>
      <text:p text:style-name="Standard">shortValueString(value, tpe)</text:p>
      <text:p text:style-name="Standard">:</text:p>
      <text:p text:style-name="Standard">[object Object]</text:p>
      <text:p text:style-name="Standard">tooltip(message)</text:p>
      <text:p text:style-name="Standard">[3]</text:p>
      <text:p text:style-name="Standard">0</text:p>
      <text:p text:style-name="Standard">:</text:p>
      <text:p text:style-name="Standard">ui_flowgraph_editor.tooltip("No File Found under " .. dumps(file) .. " !")</text:p>
      <text:p text:style-name="Standard">1</text:p>
      <text:p text:style-name="Standard">:</text:p>
      <text:p text:style-name="Standard">ui_flowgraph_editor.tooltip("Maximize Editor.")</text:p>
      <text:p text:style-name="Standard">2</text:p>
      <text:p text:style-name="Standard">:</text:p>
      <text:p text:style-name="Standard">ui_flowgraph_editor.tooltip("Stop Execution")</text:p>
      <text:p text:style-name="Standard">variableEditor(source, name, displayOptions)</text:p>
      <text:p text:style-name="Standard">:</text:p>
      <text:p text:style-name="Standard">[object Object]</text:p>
      <text:p text:style-name="Standard">vehicleSelector(self, onlyModel)</text:p>
      <text:p text:style-name="Standard">:</text:p>
      <text:p text:style-name="Standard">[object Object]</text:p>
      <text:p text:style-name="Standard">ui_imgui</text:p>
      <text:p text:style-name="Standard">{1153}</text:p>
      <text:p text:style-name="Standard">BackendFlags_HasGamepad</text:p>
      <text:p text:style-name="Standard">:</text:p>
      <text:p text:style-name="Standard"><text:soft-page-break/>[object Object]</text:p>
      <text:p text:style-name="Standard">BackendFlags_HasMouseCursors</text:p>
      <text:p text:style-name="Standard">:</text:p>
      <text:p text:style-name="Standard">[object Object]</text:p>
      <text:p text:style-name="Standard">BackendFlags_HasMouseHoveredViewport</text:p>
      <text:p text:style-name="Standard">:</text:p>
      <text:p text:style-name="Standard">[object Object]</text:p>
      <text:p text:style-name="Standard">BackendFlags_HasSetMousePos</text:p>
      <text:p text:style-name="Standard">:</text:p>
      <text:p text:style-name="Standard">[object Object]</text:p>
      <text:p text:style-name="Standard">BackendFlags_None</text:p>
      <text:p text:style-name="Standard">:</text:p>
      <text:p text:style-name="Standard">[object Object]</text:p>
      <text:p text:style-name="Standard">BackendFlags_PlatformHasViewports</text:p>
      <text:p text:style-name="Standard">:</text:p>
      <text:p text:style-name="Standard">[object Object]</text:p>
      <text:p text:style-name="Standard">BackendFlags_RendererHasViewports</text:p>
      <text:p text:style-name="Standard">:</text:p>
      <text:p text:style-name="Standard">[object Object]</text:p>
      <text:p text:style-name="Standard">BackendFlags_RendererHasVtxOffset</text:p>
      <text:p text:style-name="Standard">:</text:p>
      <text:p text:style-name="Standard">[object Object]</text:p>
      <text:p text:style-name="Standard">ButtonFlags_MouseButtonDefault_</text:p>
      <text:p text:style-name="Standard">:</text:p>
      <text:p text:style-name="Standard">[object Object]</text:p>
      <text:p text:style-name="Standard">ButtonFlags_MouseButtonLeft</text:p>
      <text:p text:style-name="Standard">:</text:p>
      <text:p text:style-name="Standard">[object Object]</text:p>
      <text:p text:style-name="Standard">ButtonFlags_MouseButtonMask_</text:p>
      <text:p text:style-name="Standard">:</text:p>
      <text:p text:style-name="Standard">[object Object]</text:p>
      <text:p text:style-name="Standard">ButtonFlags_MouseButtonMiddle</text:p>
      <text:p text:style-name="Standard">:</text:p>
      <text:p text:style-name="Standard">[object Object]</text:p>
      <text:p text:style-name="Standard">ButtonFlags_MouseButtonRight</text:p>
      <text:p text:style-name="Standard">:</text:p>
      <text:p text:style-name="Standard">[object Object]</text:p>
      <text:p text:style-name="Standard">ButtonFlags_None</text:p>
      <text:p text:style-name="Standard">:</text:p>
      <text:p text:style-name="Standard">[object Object]</text:p>
      <text:p text:style-name="Standard">Col_Border</text:p>
      <text:p text:style-name="Standard">:</text:p>
      <text:p text:style-name="Standard">[object Object]</text:p>
      <text:p text:style-name="Standard">Col_BorderShadow</text:p>
      <text:p text:style-name="Standard">:</text:p>
      <text:p text:style-name="Standard">[object Object]</text:p>
      <text:p text:style-name="Standard">Col_Button</text:p>
      <text:p text:style-name="Standard">:</text:p>
      <text:p text:style-name="Standard">[object Object]</text:p>
      <text:p text:style-name="Standard">Col_ButtonActive</text:p>
      <text:p text:style-name="Standard">:</text:p>
      <text:p text:style-name="Standard">[object Object]</text:p>
      <text:p text:style-name="Standard">Col_ButtonHovered</text:p>
      <text:p text:style-name="Standard">:</text:p>
      <text:p text:style-name="Standard"><text:soft-page-break/>[object Object]</text:p>
      <text:p text:style-name="Standard">Col_COUNT</text:p>
      <text:p text:style-name="Standard">:</text:p>
      <text:p text:style-name="Standard">[object Object]</text:p>
      <text:p text:style-name="Standard">Col_CheckMark</text:p>
      <text:p text:style-name="Standard">:</text:p>
      <text:p text:style-name="Standard">[object Object]</text:p>
      <text:p text:style-name="Standard">Col_ChildBg</text:p>
      <text:p text:style-name="Standard">:</text:p>
      <text:p text:style-name="Standard">[object Object]</text:p>
      <text:p text:style-name="Standard">Col_DockingEmptyBg</text:p>
      <text:p text:style-name="Standard">:</text:p>
      <text:p text:style-name="Standard">[object Object]</text:p>
      <text:p text:style-name="Standard">Col_DockingPreview</text:p>
      <text:p text:style-name="Standard">:</text:p>
      <text:p text:style-name="Standard">[object Object]</text:p>
      <text:p text:style-name="Standard">Col_DragDropTarget</text:p>
      <text:p text:style-name="Standard">:</text:p>
      <text:p text:style-name="Standard">[object Object]</text:p>
      <text:p text:style-name="Standard">Col_FrameBg</text:p>
      <text:p text:style-name="Standard">:</text:p>
      <text:p text:style-name="Standard">[object Object]</text:p>
      <text:p text:style-name="Standard">Col_FrameBgActive</text:p>
      <text:p text:style-name="Standard">:</text:p>
      <text:p text:style-name="Standard">[object Object]</text:p>
      <text:p text:style-name="Standard">Col_FrameBgHovered</text:p>
      <text:p text:style-name="Standard">:</text:p>
      <text:p text:style-name="Standard">[object Object]</text:p>
      <text:p text:style-name="Standard">Col_Header</text:p>
      <text:p text:style-name="Standard">:</text:p>
      <text:p text:style-name="Standard">[object Object]</text:p>
      <text:p text:style-name="Standard">Col_HeaderActive</text:p>
      <text:p text:style-name="Standard">:</text:p>
      <text:p text:style-name="Standard">[object Object]</text:p>
      <text:p text:style-name="Standard">Col_HeaderHovered</text:p>
      <text:p text:style-name="Standard">:</text:p>
      <text:p text:style-name="Standard">[object Object]</text:p>
      <text:p text:style-name="Standard">Col_MenuBarBg</text:p>
      <text:p text:style-name="Standard">:</text:p>
      <text:p text:style-name="Standard">[object Object]</text:p>
      <text:p text:style-name="Standard">Col_ModalWindowDimBg</text:p>
      <text:p text:style-name="Standard">:</text:p>
      <text:p text:style-name="Standard">[object Object]</text:p>
      <text:p text:style-name="Standard">Col_NavHighlight</text:p>
      <text:p text:style-name="Standard">:</text:p>
      <text:p text:style-name="Standard">[object Object]</text:p>
      <text:p text:style-name="Standard">Col_NavWindowingDimBg</text:p>
      <text:p text:style-name="Standard">:</text:p>
      <text:p text:style-name="Standard">[object Object]</text:p>
      <text:p text:style-name="Standard">Col_NavWindowingHighlight</text:p>
      <text:p text:style-name="Standard">:</text:p>
      <text:p text:style-name="Standard">[object Object]</text:p>
      <text:p text:style-name="Standard">Col_PlotHistogram</text:p>
      <text:p text:style-name="Standard">:</text:p>
      <text:p text:style-name="Standard"><text:soft-page-break/>[object Object]</text:p>
      <text:p text:style-name="Standard">Col_PlotHistogramHovered</text:p>
      <text:p text:style-name="Standard">:</text:p>
      <text:p text:style-name="Standard">[object Object]</text:p>
      <text:p text:style-name="Standard">Col_PlotLines</text:p>
      <text:p text:style-name="Standard">:</text:p>
      <text:p text:style-name="Standard">[object Object]</text:p>
      <text:p text:style-name="Standard">Col_PlotLinesHovered</text:p>
      <text:p text:style-name="Standard">:</text:p>
      <text:p text:style-name="Standard">[object Object]</text:p>
      <text:p text:style-name="Standard">Col_PopupBg</text:p>
      <text:p text:style-name="Standard">:</text:p>
      <text:p text:style-name="Standard">[object Object]</text:p>
      <text:p text:style-name="Standard">Col_ResizeGrip</text:p>
      <text:p text:style-name="Standard">:</text:p>
      <text:p text:style-name="Standard">[object Object]</text:p>
      <text:p text:style-name="Standard">Col_ResizeGripActive</text:p>
      <text:p text:style-name="Standard">:</text:p>
      <text:p text:style-name="Standard">[object Object]</text:p>
      <text:p text:style-name="Standard">Col_ResizeGripHovered</text:p>
      <text:p text:style-name="Standard">:</text:p>
      <text:p text:style-name="Standard">[object Object]</text:p>
      <text:p text:style-name="Standard">Col_ScrollbarBg</text:p>
      <text:p text:style-name="Standard">:</text:p>
      <text:p text:style-name="Standard">[object Object]</text:p>
      <text:p text:style-name="Standard">Col_ScrollbarGrab</text:p>
      <text:p text:style-name="Standard">:</text:p>
      <text:p text:style-name="Standard">[object Object]</text:p>
      <text:p text:style-name="Standard">Col_ScrollbarGrabActive</text:p>
      <text:p text:style-name="Standard">:</text:p>
      <text:p text:style-name="Standard">[object Object]</text:p>
      <text:p text:style-name="Standard">Col_ScrollbarGrabHovered</text:p>
      <text:p text:style-name="Standard">:</text:p>
      <text:p text:style-name="Standard">[object Object]</text:p>
      <text:p text:style-name="Standard">Col_Separator</text:p>
      <text:p text:style-name="Standard">:</text:p>
      <text:p text:style-name="Standard">[object Object]</text:p>
      <text:p text:style-name="Standard">Col_SeparatorActive</text:p>
      <text:p text:style-name="Standard">:</text:p>
      <text:p text:style-name="Standard">[object Object]</text:p>
      <text:p text:style-name="Standard">Col_SeparatorHovered</text:p>
      <text:p text:style-name="Standard">:</text:p>
      <text:p text:style-name="Standard">[object Object]</text:p>
      <text:p text:style-name="Standard">Col_SliderGrab</text:p>
      <text:p text:style-name="Standard">:</text:p>
      <text:p text:style-name="Standard">[object Object]</text:p>
      <text:p text:style-name="Standard">Col_SliderGrabActive</text:p>
      <text:p text:style-name="Standard">:</text:p>
      <text:p text:style-name="Standard">[object Object]</text:p>
      <text:p text:style-name="Standard">Col_Tab</text:p>
      <text:p text:style-name="Standard">:</text:p>
      <text:p text:style-name="Standard">[object Object]</text:p>
      <text:p text:style-name="Standard">Col_TabActive</text:p>
      <text:p text:style-name="Standard">:</text:p>
      <text:p text:style-name="Standard"><text:soft-page-break/>[object Object]</text:p>
      <text:p text:style-name="Standard">Col_TabHovered</text:p>
      <text:p text:style-name="Standard">:</text:p>
      <text:p text:style-name="Standard">[object Object]</text:p>
      <text:p text:style-name="Standard">Col_TabUnfocused</text:p>
      <text:p text:style-name="Standard">:</text:p>
      <text:p text:style-name="Standard">[object Object]</text:p>
      <text:p text:style-name="Standard">Col_TabUnfocusedActive</text:p>
      <text:p text:style-name="Standard">:</text:p>
      <text:p text:style-name="Standard">[object Object]</text:p>
      <text:p text:style-name="Standard">Col_TableBorderLight</text:p>
      <text:p text:style-name="Standard">:</text:p>
      <text:p text:style-name="Standard">[object Object]</text:p>
      <text:p text:style-name="Standard">Col_TableBorderStrong</text:p>
      <text:p text:style-name="Standard">:</text:p>
      <text:p text:style-name="Standard">[object Object]</text:p>
      <text:p text:style-name="Standard">Col_TableHeaderBg</text:p>
      <text:p text:style-name="Standard">:</text:p>
      <text:p text:style-name="Standard">[object Object]</text:p>
      <text:p text:style-name="Standard">Col_TableRowBg</text:p>
      <text:p text:style-name="Standard">:</text:p>
      <text:p text:style-name="Standard">[object Object]</text:p>
      <text:p text:style-name="Standard">Col_TableRowBgAlt</text:p>
      <text:p text:style-name="Standard">:</text:p>
      <text:p text:style-name="Standard">[object Object]</text:p>
      <text:p text:style-name="Standard">Col_Text</text:p>
      <text:p text:style-name="Standard">:</text:p>
      <text:p text:style-name="Standard">[object Object]</text:p>
      <text:p text:style-name="Standard">Col_TextDisabled</text:p>
      <text:p text:style-name="Standard">:</text:p>
      <text:p text:style-name="Standard">[object Object]</text:p>
      <text:p text:style-name="Standard">Col_TextSelectedBg</text:p>
      <text:p text:style-name="Standard">:</text:p>
      <text:p text:style-name="Standard">[object Object]</text:p>
      <text:p text:style-name="Standard">Col_TitleBg</text:p>
      <text:p text:style-name="Standard">:</text:p>
      <text:p text:style-name="Standard">[object Object]</text:p>
      <text:p text:style-name="Standard">Col_TitleBgActive</text:p>
      <text:p text:style-name="Standard">:</text:p>
      <text:p text:style-name="Standard">[object Object]</text:p>
      <text:p text:style-name="Standard">Col_TitleBgCollapsed</text:p>
      <text:p text:style-name="Standard">:</text:p>
      <text:p text:style-name="Standard">[object Object]</text:p>
      <text:p text:style-name="Standard">Col_WindowBg</text:p>
      <text:p text:style-name="Standard">:</text:p>
      <text:p text:style-name="Standard">[object Object]</text:p>
      <text:p text:style-name="Standard">ColorEditFlags_AlphaBar</text:p>
      <text:p text:style-name="Standard">:</text:p>
      <text:p text:style-name="Standard">[object Object]</text:p>
      <text:p text:style-name="Standard">ColorEditFlags_AlphaPreview</text:p>
      <text:p text:style-name="Standard">:</text:p>
      <text:p text:style-name="Standard">[object Object]</text:p>
      <text:p text:style-name="Standard">ColorEditFlags_AlphaPreviewHalf</text:p>
      <text:p text:style-name="Standard">:</text:p>
      <text:p text:style-name="Standard"><text:soft-page-break/>[object Object]</text:p>
      <text:p text:style-name="Standard">ColorEditFlags_DisplayHSV</text:p>
      <text:p text:style-name="Standard">:</text:p>
      <text:p text:style-name="Standard">[object Object]</text:p>
      <text:p text:style-name="Standard">ColorEditFlags_DisplayHex</text:p>
      <text:p text:style-name="Standard">:</text:p>
      <text:p text:style-name="Standard">[object Object]</text:p>
      <text:p text:style-name="Standard">ColorEditFlags_DisplayRGB</text:p>
      <text:p text:style-name="Standard">:</text:p>
      <text:p text:style-name="Standard">[object Object]</text:p>
      <text:p text:style-name="Standard">ColorEditFlags_Float</text:p>
      <text:p text:style-name="Standard">:</text:p>
      <text:p text:style-name="Standard">[object Object]</text:p>
      <text:p text:style-name="Standard">ColorEditFlags_HDR</text:p>
      <text:p text:style-name="Standard">:</text:p>
      <text:p text:style-name="Standard">[object Object]</text:p>
      <text:p text:style-name="Standard">ColorEditFlags_InputHSV</text:p>
      <text:p text:style-name="Standard">:</text:p>
      <text:p text:style-name="Standard">[object Object]</text:p>
      <text:p text:style-name="Standard">ColorEditFlags_InputRGB</text:p>
      <text:p text:style-name="Standard">:</text:p>
      <text:p text:style-name="Standard">[object Object]</text:p>
      <text:p text:style-name="Standard">ColorEditFlags_NoAlpha</text:p>
      <text:p text:style-name="Standard">:</text:p>
      <text:p text:style-name="Standard">[object Object]</text:p>
      <text:p text:style-name="Standard">ColorEditFlags_NoBorder</text:p>
      <text:p text:style-name="Standard">:</text:p>
      <text:p text:style-name="Standard">[object Object]</text:p>
      <text:p text:style-name="Standard">ColorEditFlags_NoDragDrop</text:p>
      <text:p text:style-name="Standard">:</text:p>
      <text:p text:style-name="Standard">[object Object]</text:p>
      <text:p text:style-name="Standard">ColorEditFlags_NoInputs</text:p>
      <text:p text:style-name="Standard">:</text:p>
      <text:p text:style-name="Standard">[object Object]</text:p>
      <text:p text:style-name="Standard">ColorEditFlags_NoLabel</text:p>
      <text:p text:style-name="Standard">:</text:p>
      <text:p text:style-name="Standard">[object Object]</text:p>
      <text:p text:style-name="Standard">ColorEditFlags_NoOptions</text:p>
      <text:p text:style-name="Standard">:</text:p>
      <text:p text:style-name="Standard">[object Object]</text:p>
      <text:p text:style-name="Standard">ColorEditFlags_NoPicker</text:p>
      <text:p text:style-name="Standard">:</text:p>
      <text:p text:style-name="Standard">[object Object]</text:p>
      <text:p text:style-name="Standard">ColorEditFlags_NoSidePreview</text:p>
      <text:p text:style-name="Standard">:</text:p>
      <text:p text:style-name="Standard">[object Object]</text:p>
      <text:p text:style-name="Standard">ColorEditFlags_NoSmallPreview</text:p>
      <text:p text:style-name="Standard">:</text:p>
      <text:p text:style-name="Standard">[object Object]</text:p>
      <text:p text:style-name="Standard">ColorEditFlags_NoTooltip</text:p>
      <text:p text:style-name="Standard">:</text:p>
      <text:p text:style-name="Standard">[object Object]</text:p>
      <text:p text:style-name="Standard">ColorEditFlags_None</text:p>
      <text:p text:style-name="Standard">:</text:p>
      <text:p text:style-name="Standard"><text:soft-page-break/>[object Object]</text:p>
      <text:p text:style-name="Standard">ColorEditFlags_PickerHueBar</text:p>
      <text:p text:style-name="Standard">:</text:p>
      <text:p text:style-name="Standard">[object Object]</text:p>
      <text:p text:style-name="Standard">ColorEditFlags_PickerHueWheel</text:p>
      <text:p text:style-name="Standard">:</text:p>
      <text:p text:style-name="Standard">[object Object]</text:p>
      <text:p text:style-name="Standard">ColorEditFlags_Uint8</text:p>
      <text:p text:style-name="Standard">:</text:p>
      <text:p text:style-name="Standard">[object Object]</text:p>
      <text:p text:style-name="Standard">ColorEditFlags__DataTypeMask</text:p>
      <text:p text:style-name="Standard">:</text:p>
      <text:p text:style-name="Standard">[object Object]</text:p>
      <text:p text:style-name="Standard">ColorEditFlags__DisplayMask</text:p>
      <text:p text:style-name="Standard">:</text:p>
      <text:p text:style-name="Standard">[object Object]</text:p>
      <text:p text:style-name="Standard">ColorEditFlags__InputMask</text:p>
      <text:p text:style-name="Standard">:</text:p>
      <text:p text:style-name="Standard">[object Object]</text:p>
      <text:p text:style-name="Standard">ColorEditFlags__OptionsDefault</text:p>
      <text:p text:style-name="Standard">:</text:p>
      <text:p text:style-name="Standard">[object Object]</text:p>
      <text:p text:style-name="Standard">ColorEditFlags__PickerMask</text:p>
      <text:p text:style-name="Standard">:</text:p>
      <text:p text:style-name="Standard">[object Object]</text:p>
      <text:p text:style-name="Standard">ComboFlags_HeightLarge</text:p>
      <text:p text:style-name="Standard">:</text:p>
      <text:p text:style-name="Standard">[object Object]</text:p>
      <text:p text:style-name="Standard">ComboFlags_HeightLargest</text:p>
      <text:p text:style-name="Standard">:</text:p>
      <text:p text:style-name="Standard">[object Object]</text:p>
      <text:p text:style-name="Standard">ComboFlags_HeightMask_</text:p>
      <text:p text:style-name="Standard">:</text:p>
      <text:p text:style-name="Standard">[object Object]</text:p>
      <text:p text:style-name="Standard">ComboFlags_HeightRegular</text:p>
      <text:p text:style-name="Standard">:</text:p>
      <text:p text:style-name="Standard">[object Object]</text:p>
      <text:p text:style-name="Standard">ComboFlags_HeightSmall</text:p>
      <text:p text:style-name="Standard">:</text:p>
      <text:p text:style-name="Standard">[object Object]</text:p>
      <text:p text:style-name="Standard">ComboFlags_NoArrowButton</text:p>
      <text:p text:style-name="Standard">:</text:p>
      <text:p text:style-name="Standard">[object Object]</text:p>
      <text:p text:style-name="Standard">ComboFlags_NoPreview</text:p>
      <text:p text:style-name="Standard">:</text:p>
      <text:p text:style-name="Standard">[object Object]</text:p>
      <text:p text:style-name="Standard">ComboFlags_None</text:p>
      <text:p text:style-name="Standard">:</text:p>
      <text:p text:style-name="Standard">[object Object]</text:p>
      <text:p text:style-name="Standard">ComboFlags_PopupAlignLeft</text:p>
      <text:p text:style-name="Standard">:</text:p>
      <text:p text:style-name="Standard">[object Object]</text:p>
      <text:p text:style-name="Standard">Cond_Always</text:p>
      <text:p text:style-name="Standard">:</text:p>
      <text:p text:style-name="Standard"><text:soft-page-break/>[object Object]</text:p>
      <text:p text:style-name="Standard">Cond_Appearing</text:p>
      <text:p text:style-name="Standard">:</text:p>
      <text:p text:style-name="Standard">[object Object]</text:p>
      <text:p text:style-name="Standard">Cond_FirstUseEver</text:p>
      <text:p text:style-name="Standard">:</text:p>
      <text:p text:style-name="Standard">[object Object]</text:p>
      <text:p text:style-name="Standard">Cond_None</text:p>
      <text:p text:style-name="Standard">:</text:p>
      <text:p text:style-name="Standard">[object Object]</text:p>
      <text:p text:style-name="Standard">Cond_Once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ConfigFlags_DockingEnable</text:p>
      <text:p text:style-name="Standard">:</text:p>
      <text:p text:style-name="Standard">[object Object]</text:p>
      <text:p text:style-name="Standard">ConfigFlags_DpiEnableScaleFonts</text:p>
      <text:p text:style-name="Standard">:</text:p>
      <text:p text:style-name="Standard">[object Object]</text:p>
      <text:p text:style-name="Standard">ConfigFlags_DpiEnableScaleViewports</text:p>
      <text:p text:style-name="Standard">:</text:p>
      <text:p text:style-name="Standard">[object Object]</text:p>
      <text:p text:style-name="Standard">ConfigFlags_IsSRGB</text:p>
      <text:p text:style-name="Standard">:</text:p>
      <text:p text:style-name="Standard">[object Object]</text:p>
      <text:p text:style-name="Standard">ConfigFlags_IsTouchScreen</text:p>
      <text:p text:style-name="Standard">:</text:p>
      <text:p text:style-name="Standard">[object Object]</text:p>
      <text:p text:style-name="Standard">ConfigFlags_NavEnableGamepad</text:p>
      <text:p text:style-name="Standard">:</text:p>
      <text:p text:style-name="Standard">[object Object]</text:p>
      <text:p text:style-name="Standard">ConfigFlags_NavEnableKeyboard</text:p>
      <text:p text:style-name="Standard">:</text:p>
      <text:p text:style-name="Standard">[object Object]</text:p>
      <text:p text:style-name="Standard">ConfigFlags_NavEnableSetMousePos</text:p>
      <text:p text:style-name="Standard">:</text:p>
      <text:p text:style-name="Standard">[object Object]</text:p>
      <text:p text:style-name="Standard">ConfigFlags_NavNoCaptureKeyboard</text:p>
      <text:p text:style-name="Standard">:</text:p>
      <text:p text:style-name="Standard">[object Object]</text:p>
      <text:p text:style-name="Standard">ConfigFlags_NoMouse</text:p>
      <text:p text:style-name="Standard">:</text:p>
      <text:p text:style-name="Standard">[object Object]</text:p>
      <text:p text:style-name="Standard">ConfigFlags_NoMouseCursorChange</text:p>
      <text:p text:style-name="Standard">:</text:p>
      <text:p text:style-name="Standard">[object Object]</text:p>
      <text:p text:style-name="Standard">ConfigFlags_None</text:p>
      <text:p text:style-name="Standard">:</text:p>
      <text:p text:style-name="Standard">[object Object]</text:p>
      <text:p text:style-name="Standard">ConfigFlags_ViewportsEnable</text:p>
      <text:p text:style-name="Standard">:</text:p>
      <text:p text:style-name="Standard">[object Object]</text:p>
      <text:p text:style-name="Standard"><text:soft-page-break/>DataType_COUNT</text:p>
      <text:p text:style-name="Standard">:</text:p>
      <text:p text:style-name="Standard">[object Object]</text:p>
      <text:p text:style-name="Standard">DataType_Double</text:p>
      <text:p text:style-name="Standard">:</text:p>
      <text:p text:style-name="Standard">[object Object]</text:p>
      <text:p text:style-name="Standard">DataType_Float</text:p>
      <text:p text:style-name="Standard">:</text:p>
      <text:p text:style-name="Standard">[object Object]</text:p>
      <text:p text:style-name="Standard">DataType_S16</text:p>
      <text:p text:style-name="Standard">:</text:p>
      <text:p text:style-name="Standard">[object Object]</text:p>
      <text:p text:style-name="Standard">DataType_S32</text:p>
      <text:p text:style-name="Standard">:</text:p>
      <text:p text:style-name="Standard">[object Object]</text:p>
      <text:p text:style-name="Standard">DataType_S64</text:p>
      <text:p text:style-name="Standard">:</text:p>
      <text:p text:style-name="Standard">[object Object]</text:p>
      <text:p text:style-name="Standard">DataType_S8</text:p>
      <text:p text:style-name="Standard">:</text:p>
      <text:p text:style-name="Standard">[object Object]</text:p>
      <text:p text:style-name="Standard">DataType_U16</text:p>
      <text:p text:style-name="Standard">:</text:p>
      <text:p text:style-name="Standard">[object Object]</text:p>
      <text:p text:style-name="Standard">DataType_U32</text:p>
      <text:p text:style-name="Standard">:</text:p>
      <text:p text:style-name="Standard">[object Object]</text:p>
      <text:p text:style-name="Standard">DataType_U64</text:p>
      <text:p text:style-name="Standard">:</text:p>
      <text:p text:style-name="Standard">[object Object]</text:p>
      <text:p text:style-name="Standard">DataType_U8</text:p>
      <text:p text:style-name="Standard">:</text:p>
      <text:p text:style-name="Standard">[object Object]</text:p>
      <text:p text:style-name="Standard">Dir_COUNT</text:p>
      <text:p text:style-name="Standard">:</text:p>
      <text:p text:style-name="Standard">[object Object]</text:p>
      <text:p text:style-name="Standard">Dir_Down</text:p>
      <text:p text:style-name="Standard">:</text:p>
      <text:p text:style-name="Standard">[object Object]</text:p>
      <text:p text:style-name="Standard">Dir_Left</text:p>
      <text:p text:style-name="Standard">:</text:p>
      <text:p text:style-name="Standard">[object Object]</text:p>
      <text:p text:style-name="Standard">Dir_None</text:p>
      <text:p text:style-name="Standard">:</text:p>
      <text:p text:style-name="Standard">[object Object]</text:p>
      <text:p text:style-name="Standard">Dir_Right</text:p>
      <text:p text:style-name="Standard">:</text:p>
      <text:p text:style-name="Standard">[object Object]</text:p>
      <text:p text:style-name="Standard">Dir_Up</text:p>
      <text:p text:style-name="Standard">:</text:p>
      <text:p text:style-name="Standard">[object Object]</text:p>
      <text:p text:style-name="Standard">DockNodeFlags_AutoHideTabBar</text:p>
      <text:p text:style-name="Standard">:</text:p>
      <text:p text:style-name="Standard">[object Object]</text:p>
      <text:p text:style-name="Standard"><text:soft-page-break/>DockNodeFlags_KeepAliveOnly</text:p>
      <text:p text:style-name="Standard">:</text:p>
      <text:p text:style-name="Standard">[object Object]</text:p>
      <text:p text:style-name="Standard">DockNodeFlags_NoDockingInCentralNode</text:p>
      <text:p text:style-name="Standard">:</text:p>
      <text:p text:style-name="Standard">[object Object]</text:p>
      <text:p text:style-name="Standard">DockNodeFlags_NoResize</text:p>
      <text:p text:style-name="Standard">:</text:p>
      <text:p text:style-name="Standard">[object Object]</text:p>
      <text:p text:style-name="Standard">DockNodeFlags_NoSplit</text:p>
      <text:p text:style-name="Standard">:</text:p>
      <text:p text:style-name="Standard">[object Object]</text:p>
      <text:p text:style-name="Standard">DockNodeFlags_None</text:p>
      <text:p text:style-name="Standard">:</text:p>
      <text:p text:style-name="Standard">[object Object]</text:p>
      <text:p text:style-name="Standard">DockNodeFlags_PassthruCentralNode</text:p>
      <text:p text:style-name="Standard">:</text:p>
      <text:p text:style-name="Standard">[object Object]</text:p>
      <text:p text:style-name="Standard">DragDropFlags_AcceptBeforeDelivery</text:p>
      <text:p text:style-name="Standard">:</text:p>
      <text:p text:style-name="Standard">[object Object]</text:p>
      <text:p text:style-name="Standard">DragDropFlags_AcceptNoDrawDefaultRect</text:p>
      <text:p text:style-name="Standard">:</text:p>
      <text:p text:style-name="Standard">[object Object]</text:p>
      <text:p text:style-name="Standard">DragDropFlags_AcceptNoPreviewTooltip</text:p>
      <text:p text:style-name="Standard">:</text:p>
      <text:p text:style-name="Standard">[object Object]</text:p>
      <text:p text:style-name="Standard">DragDropFlags_AcceptPeekOnly</text:p>
      <text:p text:style-name="Standard">:</text:p>
      <text:p text:style-name="Standard">[object Object]</text:p>
      <text:p text:style-name="Standard">DragDropFlags_None</text:p>
      <text:p text:style-name="Standard">:</text:p>
      <text:p text:style-name="Standard">[object Object]</text:p>
      <text:p text:style-name="Standard">DragDropFlags_SourceAllowNullID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DragDropFlags_SourceAutoExpirePayload</text:p>
      <text:p text:style-name="Standard">:</text:p>
      <text:p text:style-name="Standard">[object Object]</text:p>
      <text:p text:style-name="Standard">DragDropFlags_SourceExtern</text:p>
      <text:p text:style-name="Standard">:</text:p>
      <text:p text:style-name="Standard">[object Object]</text:p>
      <text:p text:style-name="Standard">DragDropFlags_SourceNoDisableHover</text:p>
      <text:p text:style-name="Standard">:</text:p>
      <text:p text:style-name="Standard">[object Object]</text:p>
      <text:p text:style-name="Standard">DragDropFlags_SourceNoHoldToOpenOthers</text:p>
      <text:p text:style-name="Standard">:</text:p>
      <text:p text:style-name="Standard">[object Object]</text:p>
      <text:p text:style-name="Standard">DragDropFlags_SourceNoPreviewTooltip</text:p>
      <text:p text:style-name="Standard">:</text:p>
      <text:p text:style-name="Standard">[object Object]</text:p>
      <text:p text:style-name="Standard">FocusedFlags_AnyWindow</text:p>
      <text:p text:style-name="Standard"><text:soft-page-break/>:</text:p>
      <text:p text:style-name="Standard">[object Object]</text:p>
      <text:p text:style-name="Standard">FocusedFlags_ChildWindows</text:p>
      <text:p text:style-name="Standard">:</text:p>
      <text:p text:style-name="Standard">[object Object]</text:p>
      <text:p text:style-name="Standard">FocusedFlags_None</text:p>
      <text:p text:style-name="Standard">:</text:p>
      <text:p text:style-name="Standard">[object Object]</text:p>
      <text:p text:style-name="Standard">FocusedFlags_RootAndChildWindows</text:p>
      <text:p text:style-name="Standard">:</text:p>
      <text:p text:style-name="Standard">[object Object]</text:p>
      <text:p text:style-name="Standard">FocusedFlags_RootWindow</text:p>
      <text:p text:style-name="Standard">:</text:p>
      <text:p text:style-name="Standard">[object Object]</text:p>
      <text:p text:style-name="Standard">HoveredFlags_AllowWhenBlockedByActiveItem</text:p>
      <text:p text:style-name="Standard">:</text:p>
      <text:p text:style-name="Standard">[object Object]</text:p>
      <text:p text:style-name="Standard">HoveredFlags_AllowWhenBlockedByPopup</text:p>
      <text:p text:style-name="Standard">:</text:p>
      <text:p text:style-name="Standard">[object Object]</text:p>
      <text:p text:style-name="Standard">HoveredFlags_AllowWhenDisabled</text:p>
      <text:p text:style-name="Standard">:</text:p>
      <text:p text:style-name="Standard">[object Object]</text:p>
      <text:p text:style-name="Standard">HoveredFlags_AllowWhenOverlapped</text:p>
      <text:p text:style-name="Standard">:</text:p>
      <text:p text:style-name="Standard">[object Object]</text:p>
      <text:p text:style-name="Standard">HoveredFlags_AnyWindow</text:p>
      <text:p text:style-name="Standard">:</text:p>
      <text:p text:style-name="Standard">[object Object]</text:p>
      <text:p text:style-name="Standard">HoveredFlags_ChildWindows</text:p>
      <text:p text:style-name="Standard">:</text:p>
      <text:p text:style-name="Standard">[object Object]</text:p>
      <text:p text:style-name="Standard">HoveredFlags_None</text:p>
      <text:p text:style-name="Standard">:</text:p>
      <text:p text:style-name="Standard">[object Object]</text:p>
      <text:p text:style-name="Standard">HoveredFlags_RectOnly</text:p>
      <text:p text:style-name="Standard">:</text:p>
      <text:p text:style-name="Standard">[object Object]</text:p>
      <text:p text:style-name="Standard">HoveredFlags_RootAndChildWindows</text:p>
      <text:p text:style-name="Standard">:</text:p>
      <text:p text:style-name="Standard">[object Object]</text:p>
      <text:p text:style-name="Standard">HoveredFlags_RootWindow</text:p>
      <text:p text:style-name="Standard">:</text:p>
      <text:p text:style-name="Standard">[object Object]</text:p>
      <text:p text:style-name="Standard">ImDrawCornerFlags_All</text:p>
      <text:p text:style-name="Standard">:</text:p>
      <text:p text:style-name="Standard">[object Object]</text:p>
      <text:p text:style-name="Standard">ImDrawCornerFlags_Bot</text:p>
      <text:p text:style-name="Standard">:</text:p>
      <text:p text:style-name="Standard">[object Object]</text:p>
      <text:p text:style-name="Standard">ImDrawCornerFlags_BotLeft</text:p>
      <text:p text:style-name="Standard">:</text:p>
      <text:p text:style-name="Standard">[object Object]</text:p>
      <text:p text:style-name="Standard">ImDrawCornerFlags_BotRight</text:p>
      <text:p text:style-name="Standard"><text:soft-page-break/>:</text:p>
      <text:p text:style-name="Standard">[object Object]</text:p>
      <text:p text:style-name="Standard">ImDrawCornerFlags_Left</text:p>
      <text:p text:style-name="Standard">:</text:p>
      <text:p text:style-name="Standard">[object Object]</text:p>
      <text:p text:style-name="Standard">ImDrawCornerFlags_None</text:p>
      <text:p text:style-name="Standard">:</text:p>
      <text:p text:style-name="Standard">[object Object]</text:p>
      <text:p text:style-name="Standard">ImDrawCornerFlags_Right</text:p>
      <text:p text:style-name="Standard">:</text:p>
      <text:p text:style-name="Standard">[object Object]</text:p>
      <text:p text:style-name="Standard">ImDrawCornerFlags_Top</text:p>
      <text:p text:style-name="Standard">:</text:p>
      <text:p text:style-name="Standard">[object Object]</text:p>
      <text:p text:style-name="Standard">ImDrawCornerFlags_TopLeft</text:p>
      <text:p text:style-name="Standard">:</text:p>
      <text:p text:style-name="Standard">[object Object]</text:p>
      <text:p text:style-name="Standard">ImDrawCornerFlags_TopRight</text:p>
      <text:p text:style-name="Standard">:</text:p>
      <text:p text:style-name="Standard">[object Object]</text:p>
      <text:p text:style-name="Standard">ImDrawListFlags_AllowVtxOffset</text:p>
      <text:p text:style-name="Standard">:</text:p>
      <text:p text:style-name="Standard">[object Object]</text:p>
      <text:p text:style-name="Standard">ImDrawListFlags_AntiAliasedFill</text:p>
      <text:p text:style-name="Standard">:</text:p>
      <text:p text:style-name="Standard">[object Object]</text:p>
      <text:p text:style-name="Standard">ImDrawListFlags_AntiAliasedLines</text:p>
      <text:p text:style-name="Standard">:</text:p>
      <text:p text:style-name="Standard">[object Object]</text:p>
      <text:p text:style-name="Standard">ImDrawListFlags_AntiAliasedLinesUseTex</text:p>
      <text:p text:style-name="Standard">:</text:p>
      <text:p text:style-name="Standard">[object Object]</text:p>
      <text:p text:style-name="Standard">ImDrawListFlags_None</text:p>
      <text:p text:style-name="Standard">:</text:p>
      <text:p text:style-name="Standard">[object Object]</text:p>
      <text:p text:style-name="Standard">ImFontAtlasFlags_NoBakedLines</text:p>
      <text:p text:style-name="Standard">:</text:p>
      <text:p text:style-name="Standard">[object Object]</text:p>
      <text:p text:style-name="Standard">ImFontAtlasFlags_NoMouseCursors</text:p>
      <text:p text:style-name="Standard">:</text:p>
      <text:p text:style-name="Standard">[object Object]</text:p>
      <text:p text:style-name="Standard">ImFontAtlasFlags_NoPowerOfTwoHeight</text:p>
      <text:p text:style-name="Standard">:</text:p>
      <text:p text:style-name="Standard">[object Object]</text:p>
      <text:p text:style-name="Standard">ImFontAtlasFlags_None</text:p>
      <text:p text:style-name="Standard">:</text:p>
      <text:p text:style-name="Standard">[object Object]</text:p>
      <text:p text:style-name="Standard">InputTextFlags_AllowTabInput</text:p>
      <text:p text:style-name="Standard">:</text:p>
      <text:p text:style-name="Standard">[object Object]</text:p>
      <text:p text:style-name="Standard">InputTextFlags_AlwaysInsertMode</text:p>
      <text:p text:style-name="Standard">:</text:p>
      <text:p text:style-name="Standard">[object Object]</text:p>
      <text:p text:style-name="Standard">InputTextFlags_AutoSelectAll</text:p>
      <text:p text:style-name="Standard"><text:soft-page-break/>:</text:p>
      <text:p text:style-name="Standard">[object Object]</text:p>
      <text:p text:style-name="Standard">InputTextFlags_CallbackAlways</text:p>
      <text:p text:style-name="Standard">:</text:p>
      <text:p text:style-name="Standard">[object Object]</text:p>
      <text:p text:style-name="Standard">InputTextFlags_CallbackCharFilter</text:p>
      <text:p text:style-name="Standard">:</text:p>
      <text:p text:style-name="Standard">[object Object]</text:p>
      <text:p text:style-name="Standard">InputTextFlags_CallbackCompletion</text:p>
      <text:p text:style-name="Standard">:</text:p>
      <text:p text:style-name="Standard">[object Object]</text:p>
      <text:p text:style-name="Standard">InputTextFlags_CallbackEdit</text:p>
      <text:p text:style-name="Standard">:</text:p>
      <text:p text:style-name="Standard">[object Object]</text:p>
      <text:p text:style-name="Standard">InputTextFlags_CallbackHistory</text:p>
      <text:p text:style-name="Standard">:</text:p>
      <text:p text:style-name="Standard">[object Object]</text:p>
      <text:p text:style-name="Standard">InputTextFlags_CallbackResize</text:p>
      <text:p text:style-name="Standard">:</text:p>
      <text:p text:style-name="Standard">[object Object]</text:p>
      <text:p text:style-name="Standard">InputTextFlags_CharsDecimal</text:p>
      <text:p text:style-name="Standard">:</text:p>
      <text:p text:style-name="Standard">[object Object]</text:p>
      <text:p text:style-name="Standard">InputTextFlags_CharsHexadecimal</text:p>
      <text:p text:style-name="Standard">:</text:p>
      <text:p text:style-name="Standard">[object Object]</text:p>
      <text:p text:style-name="Standard">InputTextFlags_CharsNoBlank</text:p>
      <text:p text:style-name="Standard">:</text:p>
      <text:p text:style-name="Standard">[object Object]</text:p>
      <text:p text:style-name="Standard">InputTextFlags_CharsScientific</text:p>
      <text:p text:style-name="Standard">:</text:p>
      <text:p text:style-name="Standard">[object Object]</text:p>
      <text:p text:style-name="Standard">InputTextFlags_CharsUppercase</text:p>
      <text:p text:style-name="Standard">:</text:p>
      <text:p text:style-name="Standard">[object Object]</text:p>
      <text:p text:style-name="Standard">InputTextFlags_CtrlEnterForNewLine</text:p>
      <text:p text:style-name="Standard">:</text:p>
      <text:p text:style-name="Standard">[object Object]</text:p>
      <text:p text:style-name="Standard">InputTextFlags_EnterReturnsTrue</text:p>
      <text:p text:style-name="Standard">:</text:p>
      <text:p text:style-name="Standard">[object Object]</text:p>
      <text:p text:style-name="Standard">InputTextFlags_Multiline</text:p>
      <text:p text:style-name="Standard">:</text:p>
      <text:p text:style-name="Standard">[object Object]</text:p>
      <text:p text:style-name="Standard">InputTextFlags_NoHorizontalScroll</text:p>
      <text:p text:style-name="Standard">:</text:p>
      <text:p text:style-name="Standard">[object Object]</text:p>
      <text:p text:style-name="Standard">InputTextFlags_NoMarkEdited</text:p>
      <text:p text:style-name="Standard">:</text:p>
      <text:p text:style-name="Standard">[object Object]</text:p>
      <text:p text:style-name="Standard">InputTextFlags_NoUndoRedo</text:p>
      <text:p text:style-name="Standard">:</text:p>
      <text:p text:style-name="Standard">[object Object]</text:p>
      <text:p text:style-name="Standard">InputTextFlags_None</text:p>
      <text:p text:style-name="Standard"><text:soft-page-break/>:</text:p>
      <text:p text:style-name="Standard">[object Object]</text:p>
      <text:p text:style-name="Standard">InputTextFlags_Password</text:p>
      <text:p text:style-name="Standard">:</text:p>
      <text:p text:style-name="Standard">[object Object]</text:p>
      <text:p text:style-name="Standard">InputTextFlags_ReadOnly</text:p>
      <text:p text:style-name="Standard">:</text:p>
      <text:p text:style-name="Standard">[object Object]</text:p>
      <text:p text:style-name="Standard">KeyModFlags_Alt</text:p>
      <text:p text:style-name="Standard">:</text:p>
      <text:p text:style-name="Standard">[object Object]</text:p>
      <text:p text:style-name="Standard">KeyModFlags_Ctrl</text:p>
      <text:p text:style-name="Standard">:</text:p>
      <text:p text:style-name="Standard">[object Object]</text:p>
      <text:p text:style-name="Standard">KeyModFlags_None</text:p>
      <text:p text:style-name="Standard">:</text:p>
      <text:p text:style-name="Standard">[object Object]</text:p>
      <text:p text:style-name="Standard">KeyModFlags_Shift</text:p>
      <text:p text:style-name="Standard">:</text:p>
      <text:p text:style-name="Standard">[object Object]</text:p>
      <text:p text:style-name="Standard">KeyModFlags_Super</text:p>
      <text:p text:style-name="Standard">:</text:p>
      <text:p text:style-name="Standard">[object Object]</text:p>
      <text:p text:style-name="Standard">Key_A</text:p>
      <text:p text:style-name="Standard">:</text:p>
      <text:p text:style-name="Standard">[object Object]</text:p>
      <text:p text:style-name="Standard">Key_Backspace</text:p>
      <text:p text:style-name="Standard">:</text:p>
      <text:p text:style-name="Standard">[object Object]</text:p>
      <text:p text:style-name="Standard">Key_C</text:p>
      <text:p text:style-name="Standard">:</text:p>
      <text:p text:style-name="Standard">[object Object]</text:p>
      <text:p text:style-name="Standard">Key_COUNT</text:p>
      <text:p text:style-name="Standard">:</text:p>
      <text:p text:style-name="Standard">[object Object]</text:p>
      <text:p text:style-name="Standard">Key_Delete</text:p>
      <text:p text:style-name="Standard">:</text:p>
      <text:p text:style-name="Standard">[object Object]</text:p>
      <text:p text:style-name="Standard">Key_DownArrow</text:p>
      <text:p text:style-name="Standard">:</text:p>
      <text:p text:style-name="Standard">[object Object]</text:p>
      <text:p text:style-name="Standard">Key_End</text:p>
      <text:p text:style-name="Standard">:</text:p>
      <text:p text:style-name="Standard">[object Object]</text:p>
      <text:p text:style-name="Standard">Key_Enter</text:p>
      <text:p text:style-name="Standard">:</text:p>
      <text:p text:style-name="Standard">[object Object]</text:p>
      <text:p text:style-name="Standard">Key_Escape</text:p>
      <text:p text:style-name="Standard">:</text:p>
      <text:p text:style-name="Standard">[object Object]</text:p>
      <text:p text:style-name="Standard">Key_Home</text:p>
      <text:p text:style-name="Standard">:</text:p>
      <text:p text:style-name="Standard">[object Object]</text:p>
      <text:p text:style-name="Standard">Key_Insert</text:p>
      <text:p text:style-name="Standard"><text:soft-page-break/>:</text:p>
      <text:p text:style-name="Standard">[object Object]</text:p>
      <text:p text:style-name="Standard">Key_KeyPadEnter</text:p>
      <text:p text:style-name="Standard">:</text:p>
      <text:p text:style-name="Standard">[object Object]</text:p>
      <text:p text:style-name="Standard">Key_LeftArrow</text:p>
      <text:p text:style-name="Standard">:</text:p>
      <text:p text:style-name="Standard">[object Object]</text:p>
      <text:p text:style-name="Standard">Key_PageDown</text:p>
      <text:p text:style-name="Standard">:</text:p>
      <text:p text:style-name="Standard">[object Object]</text:p>
      <text:p text:style-name="Standard">Key_PageUp</text:p>
      <text:p text:style-name="Standard">:</text:p>
      <text:p text:style-name="Standard">[object Object]</text:p>
      <text:p text:style-name="Standard">Key_RightArrow</text:p>
      <text:p text:style-name="Standard">:</text:p>
      <text:p text:style-name="Standard">[object Object]</text:p>
      <text:p text:style-name="Standard">Key_Space</text:p>
      <text:p text:style-name="Standard">:</text:p>
      <text:p text:style-name="Standard">[object Object]</text:p>
      <text:p text:style-name="Standard">Key_Tab</text:p>
      <text:p text:style-name="Standard">:</text:p>
      <text:p text:style-name="Standard">[object Object]</text:p>
      <text:p text:style-name="Standard">Key_UpArrow</text:p>
      <text:p text:style-name="Standard">:</text:p>
      <text:p text:style-name="Standard">[object Object]</text:p>
      <text:p text:style-name="Standard">Key_V</text:p>
      <text:p text:style-name="Standard">:</text:p>
      <text:p text:style-name="Standard">[object Object]</text:p>
      <text:p text:style-name="Standard">Key_X</text:p>
      <text:p text:style-name="Standard">:</text:p>
      <text:p text:style-name="Standard">[object Object]</text:p>
      <text:p text:style-name="Standard">Key_Y</text:p>
      <text:p text:style-name="Standard">:</text:p>
      <text:p text:style-name="Standard">[object Object]</text:p>
      <text:p text:style-name="Standard">Key_Z</text:p>
      <text:p text:style-name="Standard">:</text:p>
      <text:p text:style-name="Standard">[object Object]</text:p>
      <text:p text:style-name="Standard">MouseButton_COUNT</text:p>
      <text:p text:style-name="Standard">:</text:p>
      <text:p text:style-name="Standard">[object Object]</text:p>
      <text:p text:style-name="Standard">MouseButton_Left</text:p>
      <text:p text:style-name="Standard">:</text:p>
      <text:p text:style-name="Standard">[object Object]</text:p>
      <text:p text:style-name="Standard">MouseButton_Middle</text:p>
      <text:p text:style-name="Standard">:</text:p>
      <text:p text:style-name="Standard">[object Object]</text:p>
      <text:p text:style-name="Standard">MouseButton_Right</text:p>
      <text:p text:style-name="Standard">:</text:p>
      <text:p text:style-name="Standard">[object Object]</text:p>
      <text:p text:style-name="Standard">MouseCursor_Arrow</text:p>
      <text:p text:style-name="Standard">:</text:p>
      <text:p text:style-name="Standard">[object Object]</text:p>
      <text:p text:style-name="Standard">MouseCursor_COUNT</text:p>
      <text:p text:style-name="Standard"><text:soft-page-break/>:</text:p>
      <text:p text:style-name="Standard">[object Object]</text:p>
      <text:p text:style-name="Standard">MouseCursor_Hand</text:p>
      <text:p text:style-name="Standard">:</text:p>
      <text:p text:style-name="Standard">[object Object]</text:p>
      <text:p text:style-name="Standard">MouseCursor_None</text:p>
      <text:p text:style-name="Standard">:</text:p>
      <text:p text:style-name="Standard">[object Object]</text:p>
      <text:p text:style-name="Standard">MouseCursor_NotAllowed</text:p>
      <text:p text:style-name="Standard">:</text:p>
      <text:p text:style-name="Standard">[object Object]</text:p>
      <text:p text:style-name="Standard">MouseCursor_ResizeAll</text:p>
      <text:p text:style-name="Standard">:</text:p>
      <text:p text:style-name="Standard">[object Object]</text:p>
      <text:p text:style-name="Standard">MouseCursor_ResizeEW</text:p>
      <text:p text:style-name="Standard">:</text:p>
      <text:p text:style-name="Standard">[object Object]</text:p>
      <text:p text:style-name="Standard">MouseCursor_ResizeNESW</text:p>
      <text:p text:style-name="Standard">:</text:p>
      <text:p text:style-name="Standard">[object Object]</text:p>
      <text:p text:style-name="Standard">MouseCursor_ResizeNS</text:p>
      <text:p text:style-name="Standard">:</text:p>
      <text:p text:style-name="Standard">[object Object]</text:p>
      <text:p text:style-name="Standard">MouseCursor_ResizeNWSE</text:p>
      <text:p text:style-name="Standard">:</text:p>
      <text:p text:style-name="Standard">[object Object]</text:p>
      <text:p text:style-name="Standard">MouseCursor_TextInput</text:p>
      <text:p text:style-name="Standard">:</text:p>
      <text:p text:style-name="Standard">[object Object]</text:p>
      <text:p text:style-name="Standard">NavInput_Activate</text:p>
      <text:p text:style-name="Standard">:</text:p>
      <text:p text:style-name="Standard">[object Object]</text:p>
      <text:p text:style-name="Standard">NavInput_COUNT</text:p>
      <text:p text:style-name="Standard">:</text:p>
      <text:p text:style-name="Standard">[object Object]</text:p>
      <text:p text:style-name="Standard">NavInput_Cancel</text:p>
      <text:p text:style-name="Standard">:</text:p>
      <text:p text:style-name="Standard">[object Object]</text:p>
      <text:p text:style-name="Standard">NavInput_DpadDown</text:p>
      <text:p text:style-name="Standard">:</text:p>
      <text:p text:style-name="Standard">[object Object]</text:p>
      <text:p text:style-name="Standard">NavInput_DpadLeft</text:p>
      <text:p text:style-name="Standard">:</text:p>
      <text:p text:style-name="Standard">[object Object]</text:p>
      <text:p text:style-name="Standard">NavInput_DpadRight</text:p>
      <text:p text:style-name="Standard">:</text:p>
      <text:p text:style-name="Standard">[object Object]</text:p>
      <text:p text:style-name="Standard">NavInput_DpadUp</text:p>
      <text:p text:style-name="Standard">:</text:p>
      <text:p text:style-name="Standard">[object Object]</text:p>
      <text:p text:style-name="Standard">NavInput_FocusNext</text:p>
      <text:p text:style-name="Standard">:</text:p>
      <text:p text:style-name="Standard">[object Object]</text:p>
      <text:p text:style-name="Standard">NavInput_FocusPrev</text:p>
      <text:p text:style-name="Standard"><text:soft-page-break/>:</text:p>
      <text:p text:style-name="Standard">[object Object]</text:p>
      <text:p text:style-name="Standard">NavInput_Input</text:p>
      <text:p text:style-name="Standard">:</text:p>
      <text:p text:style-name="Standard">[object Object]</text:p>
      <text:p text:style-name="Standard">NavInput_InternalStart_</text:p>
      <text:p text:style-name="Standard">:</text:p>
      <text:p text:style-name="Standard">[object Object]</text:p>
      <text:p text:style-name="Standard">NavInput_KeyDown_</text:p>
      <text:p text:style-name="Standard">:</text:p>
      <text:p text:style-name="Standard">[object Object]</text:p>
      <text:p text:style-name="Standard">NavInput_KeyLeft_</text:p>
      <text:p text:style-name="Standard">:</text:p>
      <text:p text:style-name="Standard">[object Object]</text:p>
      <text:p text:style-name="Standard">NavInput_KeyMenu_</text:p>
      <text:p text:style-name="Standard">:</text:p>
      <text:p text:style-name="Standard">[object Object]</text:p>
      <text:p text:style-name="Standard">NavInput_KeyRight_</text:p>
      <text:p text:style-name="Standard">:</text:p>
      <text:p text:style-name="Standard">[object Object]</text:p>
      <text:p text:style-name="Standard">NavInput_KeyUp_</text:p>
      <text:p text:style-name="Standard">:</text:p>
      <text:p text:style-name="Standard">[object Object]</text:p>
      <text:p text:style-name="Standard">NavInput_LStickDown</text:p>
      <text:p text:style-name="Standard">:</text:p>
      <text:p text:style-name="Standard">[object Object]</text:p>
      <text:p text:style-name="Standard">NavInput_LStickLeft</text:p>
      <text:p text:style-name="Standard">:</text:p>
      <text:p text:style-name="Standard">[object Object]</text:p>
      <text:p text:style-name="Standard">NavInput_LStickRight</text:p>
      <text:p text:style-name="Standard">:</text:p>
      <text:p text:style-name="Standard">[object Object]</text:p>
      <text:p text:style-name="Standard">NavInput_LStickUp</text:p>
      <text:p text:style-name="Standard">:</text:p>
      <text:p text:style-name="Standard">[object Object]</text:p>
      <text:p text:style-name="Standard">NavInput_Menu</text:p>
      <text:p text:style-name="Standard">:</text:p>
      <text:p text:style-name="Standard">[object Object]</text:p>
      <text:p text:style-name="Standard">NavInput_TweakFast</text:p>
      <text:p text:style-name="Standard">:</text:p>
      <text:p text:style-name="Standard">[object Object]</text:p>
      <text:p text:style-name="Standard">NavInput_TweakSlow</text:p>
      <text:p text:style-name="Standard">:</text:p>
      <text:p text:style-name="Standard">[object Object]</text:p>
      <text:p text:style-name="Standard">PlotMulti2NumberFormat</text:p>
      <text:p text:style-name="Standard">{6}</text:p>
      <text:p text:style-name="Standard">FORMAT_BYTE</text:p>
      <text:p text:style-name="Standard">:</text:p>
      <text:p text:style-name="Standard">[object Object]</text:p>
      <text:p text:style-name="Standard">FORMAT_METRIC</text:p>
      <text:p text:style-name="Standard">:</text:p>
      <text:p text:style-name="Standard">[object Object]</text:p>
      <text:p text:style-name="Standard">FORMAT_NONE</text:p>
      <text:p text:style-name="Standard">:</text:p>
      <text:p text:style-name="Standard"><text:soft-page-break/>[object Object]</text:p>
      <text:p text:style-name="Standard">GRID_ENABLE</text:p>
      <text:p text:style-name="Standard">:</text:p>
      <text:p text:style-name="Standard">[object Object]</text:p>
      <text:p text:style-name="Standard">USE_FIRST_Y_AXIS</text:p>
      <text:p text:style-name="Standard">:</text:p>
      <text:p text:style-name="Standard">[object Object]</text:p>
      <text:p text:style-name="Standard">USE_SECOND_Y_AXIS</text:p>
      <text:p text:style-name="Standard">:</text:p>
      <text:p text:style-name="Standard">[object Object]</text:p>
      <text:p text:style-name="Standard">PopupFlags_AnyPopup</text:p>
      <text:p text:style-name="Standard">:</text:p>
      <text:p text:style-name="Standard">[object Object]</text:p>
      <text:p text:style-name="Standard">PopupFlags_AnyPopupId</text:p>
      <text:p text:style-name="Standard">:</text:p>
      <text:p text:style-name="Standard">[object Object]</text:p>
      <text:p text:style-name="Standard">PopupFlags_AnyPopupLevel</text:p>
      <text:p text:style-name="Standard">:</text:p>
      <text:p text:style-name="Standard">[object Object]</text:p>
      <text:p text:style-name="Standard">PopupFlags_MouseButtonDefault_</text:p>
      <text:p text:style-name="Standard">:</text:p>
      <text:p text:style-name="Standard">[object Object]</text:p>
      <text:p text:style-name="Standard">PopupFlags_MouseButtonLeft</text:p>
      <text:p text:style-name="Standard">:</text:p>
      <text:p text:style-name="Standard">[object Object]</text:p>
      <text:p text:style-name="Standard">PopupFlags_MouseButtonMask_</text:p>
      <text:p text:style-name="Standard">:</text:p>
      <text:p text:style-name="Standard">[object Object]</text:p>
      <text:p text:style-name="Standard">PopupFlags_MouseButtonMiddle</text:p>
      <text:p text:style-name="Standard">:</text:p>
      <text:p text:style-name="Standard">[object Object]</text:p>
      <text:p text:style-name="Standard">PopupFlags_MouseButtonRight</text:p>
      <text:p text:style-name="Standard">:</text:p>
      <text:p text:style-name="Standard">[object Object]</text:p>
      <text:p text:style-name="Standard">PopupFlags_NoOpenOverExistingPopup</text:p>
      <text:p text:style-name="Standard">:</text:p>
      <text:p text:style-name="Standard">[object Object]</text:p>
      <text:p text:style-name="Standard">PopupFlags_NoOpenOverItems</text:p>
      <text:p text:style-name="Standard">:</text:p>
      <text:p text:style-name="Standard">[object Object]</text:p>
      <text:p text:style-name="Standard">PopupFlags_None</text:p>
      <text:p text:style-name="Standard">:</text:p>
      <text:p text:style-name="Standard">[object Object]</text:p>
      <text:p text:style-name="Standard">SelectableFlags_AllowDoubleClick</text:p>
      <text:p text:style-name="Standard">:</text:p>
      <text:p text:style-name="Standard">[object Object]</text:p>
      <text:p text:style-name="Standard">SelectableFlags_AllowItemOverlap</text:p>
      <text:p text:style-name="Standard">:</text:p>
      <text:p text:style-name="Standard">[object Object]</text:p>
      <text:p text:style-name="Standard">SelectableFlags_Disabled</text:p>
      <text:p text:style-name="Standard">:</text:p>
      <text:p text:style-name="Standard">[object Object]</text:p>
      <text:p text:style-name="Standard">SelectableFlags_DontClosePopups</text:p>
      <text:p text:style-name="Standard">:</text:p>
      <text:p text:style-name="Standard"><text:soft-page-break/>[object Object]</text:p>
      <text:p text:style-name="Standard">SelectableFlags_None</text:p>
      <text:p text:style-name="Standard">:</text:p>
      <text:p text:style-name="Standard">[object Object]</text:p>
      <text:p text:style-name="Standard">SelectableFlags_SpanAllColumns</text:p>
      <text:p text:style-name="Standard">:</text:p>
      <text:p text:style-name="Standard">[object Object]</text:p>
      <text:p text:style-name="Standard">SliderFlags_AlwaysClamp</text:p>
      <text:p text:style-name="Standard">:</text:p>
      <text:p text:style-name="Standard">[object Object]</text:p>
      <text:p text:style-name="Standard">SliderFlags_InvalidMask_</text:p>
      <text:p text:style-name="Standard">:</text:p>
      <text:p text:style-name="Standard">[object Object]</text:p>
      <text:p text:style-name="Standard">SliderFlags_Logarithmic</text:p>
      <text:p text:style-name="Standard">:</text:p>
      <text:p text:style-name="Standard">[object Object]</text:p>
      <text:p text:style-name="Standard">SliderFlags_NoInput</text:p>
      <text:p text:style-name="Standard">:</text:p>
      <text:p text:style-name="Standard">[object Object]</text:p>
      <text:p text:style-name="Standard">SliderFlags_NoRoundToFormat</text:p>
      <text:p text:style-name="Standard">:</text:p>
      <text:p text:style-name="Standard">[object Object]</text:p>
      <text:p text:style-name="Standard">SliderFlags_None</text:p>
      <text:p text:style-name="Standard">:</text:p>
      <text:p text:style-name="Standard">[object Object]</text:p>
      <text:p text:style-name="Standard">SortDirection_Ascending</text:p>
      <text:p text:style-name="Standard">:</text:p>
      <text:p text:style-name="Standard">[object Object]</text:p>
      <text:p text:style-name="Standard">SortDirection_Descending</text:p>
      <text:p text:style-name="Standard">:</text:p>
      <text:p text:style-name="Standard">[object Object]</text:p>
      <text:p text:style-name="Standard">SortDirection_None</text:p>
      <text:p text:style-name="Standard">:</text:p>
      <text:p text:style-name="Standard">[object Object]</text:p>
      <text:p text:style-name="Standard">StyleVar_Alpha</text:p>
      <text:p text:style-name="Standard">:</text:p>
      <text:p text:style-name="Standard">[object Object]</text:p>
      <text:p text:style-name="Standard">StyleVar_ButtonTextAlign</text:p>
      <text:p text:style-name="Standard">:</text:p>
      <text:p text:style-name="Standard">[object Object]</text:p>
      <text:p text:style-name="Standard">StyleVar_COUNT</text:p>
      <text:p text:style-name="Standard">:</text:p>
      <text:p text:style-name="Standard">[object Object]</text:p>
      <text:p text:style-name="Standard">StyleVar_CellPadding</text:p>
      <text:p text:style-name="Standard">:</text:p>
      <text:p text:style-name="Standard">[object Object]</text:p>
      <text:p text:style-name="Standard">StyleVar_ChildBorderSize</text:p>
      <text:p text:style-name="Standard">:</text:p>
      <text:p text:style-name="Standard">[object Object]</text:p>
      <text:p text:style-name="Standard">StyleVar_ChildRounding</text:p>
      <text:p text:style-name="Standard">:</text:p>
      <text:p text:style-name="Standard">[object Object]</text:p>
      <text:p text:style-name="Standard">StyleVar_FrameBorderSize</text:p>
      <text:p text:style-name="Standard">:</text:p>
      <text:p text:style-name="Standard"><text:soft-page-break/>[object Object]</text:p>
      <text:p text:style-name="Standard">StyleVar_FramePadding</text:p>
      <text:p text:style-name="Standard">:</text:p>
      <text:p text:style-name="Standard">[object Object]</text:p>
      <text:p text:style-name="Standard">StyleVar_FrameRounding</text:p>
      <text:p text:style-name="Standard">:</text:p>
      <text:p text:style-name="Standard">[object Object]</text:p>
      <text:p text:style-name="Standard">StyleVar_GrabMinSize</text:p>
      <text:p text:style-name="Standard">:</text:p>
      <text:p text:style-name="Standard">[object Object]</text:p>
      <text:p text:style-name="Standard">StyleVar_GrabRounding</text:p>
      <text:p text:style-name="Standard">:</text:p>
      <text:p text:style-name="Standard">[object Object]</text:p>
      <text:p text:style-name="Standard">StyleVar_IndentSpacing</text:p>
      <text:p text:style-name="Standard">:</text:p>
      <text:p text:style-name="Standard">[object Object]</text:p>
      <text:p text:style-name="Standard">StyleVar_ItemInnerSpacing</text:p>
      <text:p text:style-name="Standard">:</text:p>
      <text:p text:style-name="Standard">[object Object]</text:p>
      <text:p text:style-name="Standard">StyleVar_ItemSpacing</text:p>
      <text:p text:style-name="Standard">:</text:p>
      <text:p text:style-name="Standard">[object Object]</text:p>
      <text:p text:style-name="Standard">StyleVar_PopupBorderSize</text:p>
      <text:p text:style-name="Standard">:</text:p>
      <text:p text:style-name="Standard">[object Object]</text:p>
      <text:p text:style-name="Standard">StyleVar_PopupRounding</text:p>
      <text:p text:style-name="Standard">:</text:p>
      <text:p text:style-name="Standard">[object Object]</text:p>
      <text:p text:style-name="Standard">StyleVar_ScrollbarRounding</text:p>
      <text:p text:style-name="Standard">:</text:p>
      <text:p text:style-name="Standard">[object Object]</text:p>
      <text:p text:style-name="Standard">StyleVar_ScrollbarSize</text:p>
      <text:p text:style-name="Standard">:</text:p>
      <text:p text:style-name="Standard">[object Object]</text:p>
      <text:p text:style-name="Standard">StyleVar_SelectableTextAlign</text:p>
      <text:p text:style-name="Standard">:</text:p>
      <text:p text:style-name="Standard">[object Object]</text:p>
      <text:p text:style-name="Standard">StyleVar_TabRounding</text:p>
      <text:p text:style-name="Standard">:</text:p>
      <text:p text:style-name="Standard">[object Object]</text:p>
      <text:p text:style-name="Standard">StyleVar_WindowBorderSize</text:p>
      <text:p text:style-name="Standard">:</text:p>
      <text:p text:style-name="Standard">[object Object]</text:p>
      <text:p text:style-name="Standard">StyleVar_WindowMinSize</text:p>
      <text:p text:style-name="Standard">:</text:p>
      <text:p text:style-name="Standard">[object Object]</text:p>
      <text:p text:style-name="Standard">StyleVar_WindowPadding</text:p>
      <text:p text:style-name="Standard">:</text:p>
      <text:p text:style-name="Standard">[object Object]</text:p>
      <text:p text:style-name="Standard">StyleVar_WindowRounding</text:p>
      <text:p text:style-name="Standard">:</text:p>
      <text:p text:style-name="Standard">[object Object]</text:p>
      <text:p text:style-name="Standard">StyleVar_WindowTitleAlign</text:p>
      <text:p text:style-name="Standard">:</text:p>
      <text:p text:style-name="Standard"><text:soft-page-break/>[object Object]</text:p>
      <text:p text:style-name="Standard">TabBarFlags_AutoSelectNewTabs</text:p>
      <text:p text:style-name="Standard">:</text:p>
      <text:p text:style-name="Standard">[object Object]</text:p>
      <text:p text:style-name="Standard">TabBarFlags_FittingPolicyDefault_</text:p>
      <text:p text:style-name="Standard">:</text:p>
      <text:p text:style-name="Standard">[object Object]</text:p>
      <text:p text:style-name="Standard">TabBarFlags_FittingPolicyMask_</text:p>
      <text:p text:style-name="Standard">:</text:p>
      <text:p text:style-name="Standard">[object Object]</text:p>
      <text:p text:style-name="Standard">TabBarFlags_FittingPolicyResizeDown</text:p>
      <text:p text:style-name="Standard">:</text:p>
      <text:p text:style-name="Standard">[object Object]</text:p>
      <text:p text:style-name="Standard">TabBarFlags_FittingPolicyScroll</text:p>
      <text:p text:style-name="Standard">:</text:p>
      <text:p text:style-name="Standard">[object Object]</text:p>
      <text:p text:style-name="Standard">TabBarFlags_NoCloseWithMiddleMouseButton</text:p>
      <text:p text:style-name="Standard">:</text:p>
      <text:p text:style-name="Standard">[object Object]</text:p>
      <text:p text:style-name="Standard">TabBarFlags_NoTabListScrollingButtons</text:p>
      <text:p text:style-name="Standard">:</text:p>
      <text:p text:style-name="Standard">[object Object]</text:p>
      <text:p text:style-name="Standard">TabBarFlags_NoTooltip</text:p>
      <text:p text:style-name="Standard">:</text:p>
      <text:p text:style-name="Standard">[object Object]</text:p>
      <text:p text:style-name="Standard">TabBarFlags_None</text:p>
      <text:p text:style-name="Standard">:</text:p>
      <text:p text:style-name="Standard">[object Object]</text:p>
      <text:p text:style-name="Standard">TabBarFlags_Reorderable</text:p>
      <text:p text:style-name="Standard">:</text:p>
      <text:p text:style-name="Standard">[object Object]</text:p>
      <text:p text:style-name="Standard">TabBarFlags_TabListPopupButton</text:p>
      <text:p text:style-name="Standard">:</text:p>
      <text:p text:style-name="Standard">[object Object]</text:p>
      <text:p text:style-name="Standard">TabItemFlags_Leading</text:p>
      <text:p text:style-name="Standard">:</text:p>
      <text:p text:style-name="Standard">[object Object]</text:p>
      <text:p text:style-name="Standard">TabItemFlags_NoCloseWithMiddleMouseButton</text:p>
      <text:p text:style-name="Standard">:</text:p>
      <text:p text:style-name="Standard">[object Object]</text:p>
      <text:p text:style-name="Standard">TabItemFlags_NoPushId</text:p>
      <text:p text:style-name="Standard">:</text:p>
      <text:p text:style-name="Standard">[object Object]</text:p>
      <text:p text:style-name="Standard">TabItemFlags_NoReorder</text:p>
      <text:p text:style-name="Standard">:</text:p>
      <text:p text:style-name="Standard">[object Object]</text:p>
      <text:p text:style-name="Standard">TabItemFlags_NoTooltip</text:p>
      <text:p text:style-name="Standard">:</text:p>
      <text:p text:style-name="Standard">[object Object]</text:p>
      <text:p text:style-name="Standard">TabItemFlags_None</text:p>
      <text:p text:style-name="Standard">:</text:p>
      <text:p text:style-name="Standard">[object Object]</text:p>
      <text:p text:style-name="Standard">TabItemFlags_SetSelected</text:p>
      <text:p text:style-name="Standard">:</text:p>
      <text:p text:style-name="Standard"><text:soft-page-break/>[object Object]</text:p>
      <text:p text:style-name="Standard">TabItemFlags_Trailing</text:p>
      <text:p text:style-name="Standard">:</text:p>
      <text:p text:style-name="Standard">[object Object]</text:p>
      <text:p text:style-name="Standard">TabItemFlags_UnsavedDocument</text:p>
      <text:p text:style-name="Standard">:</text:p>
      <text:p text:style-name="Standard">[object Object]</text:p>
      <text:p text:style-name="Standard">TableBgTarget_CellBg</text:p>
      <text:p text:style-name="Standard">:</text:p>
      <text:p text:style-name="Standard">[object Object]</text:p>
      <text:p text:style-name="Standard">TableBgTarget_None</text:p>
      <text:p text:style-name="Standard">:</text:p>
      <text:p text:style-name="Standard">[object Object]</text:p>
      <text:p text:style-name="Standard">TableBgTarget_RowBg0</text:p>
      <text:p text:style-name="Standard">:</text:p>
      <text:p text:style-name="Standard">[object Object]</text:p>
      <text:p text:style-name="Standard">TableBgTarget_RowBg1</text:p>
      <text:p text:style-name="Standard">:</text:p>
      <text:p text:style-name="Standard">[object Object]</text:p>
      <text:p text:style-name="Standard">TableColumnFlags_DefaultHide</text:p>
      <text:p text:style-name="Standard">:</text:p>
      <text:p text:style-name="Standard">[object Object]</text:p>
      <text:p text:style-name="Standard">TableColumnFlags_DefaultSort</text:p>
      <text:p text:style-name="Standard">:</text:p>
      <text:p text:style-name="Standard">[object Object]</text:p>
      <text:p text:style-name="Standard">TableColumnFlags_IndentDisable</text:p>
      <text:p text:style-name="Standard">:</text:p>
      <text:p text:style-name="Standard">[object Object]</text:p>
      <text:p text:style-name="Standard">TableColumnFlags_IndentEnable</text:p>
      <text:p text:style-name="Standard">:</text:p>
      <text:p text:style-name="Standard">[object Object]</text:p>
      <text:p text:style-name="Standard">TableColumnFlags_IndentMask_</text:p>
      <text:p text:style-name="Standard">:</text:p>
      <text:p text:style-name="Standard">[object Object]</text:p>
      <text:p text:style-name="Standard">TableColumnFlags_IsEnabled</text:p>
      <text:p text:style-name="Standard">:</text:p>
      <text:p text:style-name="Standard">[object Object]</text:p>
      <text:p text:style-name="Standard">TableColumnFlags_IsHovered</text:p>
      <text:p text:style-name="Standard">:</text:p>
      <text:p text:style-name="Standard">[object Object]</text:p>
      <text:p text:style-name="Standard">TableColumnFlags_IsSorted</text:p>
      <text:p text:style-name="Standard">:</text:p>
      <text:p text:style-name="Standard">[object Object]</text:p>
      <text:p text:style-name="Standard">TableColumnFlags_IsVisible</text:p>
      <text:p text:style-name="Standard">:</text:p>
      <text:p text:style-name="Standard">[object Object]</text:p>
      <text:p text:style-name="Standard">TableColumnFlags_NoClip</text:p>
      <text:p text:style-name="Standard">:</text:p>
      <text:p text:style-name="Standard">[object Object]</text:p>
      <text:p text:style-name="Standard">TableColumnFlags_NoDirectResize_</text:p>
      <text:p text:style-name="Standard">:</text:p>
      <text:p text:style-name="Standard">[object Object]</text:p>
      <text:p text:style-name="Standard">TableColumnFlags_NoHeaderWidth</text:p>
      <text:p text:style-name="Standard">:</text:p>
      <text:p text:style-name="Standard"><text:soft-page-break/>[object Object]</text:p>
      <text:p text:style-name="Standard">TableColumnFlags_NoHide</text:p>
      <text:p text:style-name="Standard">:</text:p>
      <text:p text:style-name="Standard">[object Object]</text:p>
      <text:p text:style-name="Standard">TableColumnFlags_NoReorder</text:p>
      <text:p text:style-name="Standard">:</text:p>
      <text:p text:style-name="Standard">[object Object]</text:p>
      <text:p text:style-name="Standard">TableColumnFlags_NoResize</text:p>
      <text:p text:style-name="Standard">:</text:p>
      <text:p text:style-name="Standard">[object Object]</text:p>
      <text:p text:style-name="Standard">TableColumnFlags_NoSort</text:p>
      <text:p text:style-name="Standard">:</text:p>
      <text:p text:style-name="Standard">[object Object]</text:p>
      <text:p text:style-name="Standard">TableColumnFlags_NoSortAscending</text:p>
      <text:p text:style-name="Standard">:</text:p>
      <text:p text:style-name="Standard">[object Object]</text:p>
      <text:p text:style-name="Standard">TableColumnFlags_NoSortDescending</text:p>
      <text:p text:style-name="Standard">:</text:p>
      <text:p text:style-name="Standard">[object Object]</text:p>
      <text:p text:style-name="Standard">TableColumnFlags_None</text:p>
      <text:p text:style-name="Standard">:</text:p>
      <text:p text:style-name="Standard">[object Object]</text:p>
      <text:p text:style-name="Standard">TableColumnFlags_PreferSortAscending</text:p>
      <text:p text:style-name="Standard">:</text:p>
      <text:p text:style-name="Standard">[object Object]</text:p>
      <text:p text:style-name="Standard">TableColumnFlags_PreferSortDescending</text:p>
      <text:p text:style-name="Standard">:</text:p>
      <text:p text:style-name="Standard">[object Object]</text:p>
      <text:p text:style-name="Standard">TableColumnFlags_StatusMask_</text:p>
      <text:p text:style-name="Standard">:</text:p>
      <text:p text:style-name="Standard">[object Object]</text:p>
      <text:p text:style-name="Standard">TableColumnFlags_WidthFixed</text:p>
      <text:p text:style-name="Standard">:</text:p>
      <text:p text:style-name="Standard">[object Object]</text:p>
      <text:p text:style-name="Standard">TableColumnFlags_WidthMask_</text:p>
      <text:p text:style-name="Standard">:</text:p>
      <text:p text:style-name="Standard">[object Object]</text:p>
      <text:p text:style-name="Standard">TableColumnFlags_WidthStretch</text:p>
      <text:p text:style-name="Standard">:</text:p>
      <text:p text:style-name="Standard">[object Object]</text:p>
      <text:p text:style-name="Standard">TableFlags_Borders</text:p>
      <text:p text:style-name="Standard">:</text:p>
      <text:p text:style-name="Standard">[object Object]</text:p>
      <text:p text:style-name="Standard">TableFlags_BordersH</text:p>
      <text:p text:style-name="Standard">:</text:p>
      <text:p text:style-name="Standard">[object Object]</text:p>
      <text:p text:style-name="Standard">TableFlags_BordersInner</text:p>
      <text:p text:style-name="Standard">:</text:p>
      <text:p text:style-name="Standard">[object Object]</text:p>
      <text:p text:style-name="Standard">TableFlags_BordersInnerH</text:p>
      <text:p text:style-name="Standard">:</text:p>
      <text:p text:style-name="Standard">[object Object]</text:p>
      <text:p text:style-name="Standard">TableFlags_BordersInnerV</text:p>
      <text:p text:style-name="Standard">:</text:p>
      <text:p text:style-name="Standard"><text:soft-page-break/>[object Object]</text:p>
      <text:p text:style-name="Standard">TableFlags_BordersOuter</text:p>
      <text:p text:style-name="Standard">:</text:p>
      <text:p text:style-name="Standard">[object Object]</text:p>
      <text:p text:style-name="Standard">TableFlags_BordersOuterH</text:p>
      <text:p text:style-name="Standard">:</text:p>
      <text:p text:style-name="Standard">[object Object]</text:p>
      <text:p text:style-name="Standard">TableFlags_BordersOuterV</text:p>
      <text:p text:style-name="Standard">:</text:p>
      <text:p text:style-name="Standard">[object Object]</text:p>
      <text:p text:style-name="Standard">TableFlags_BordersV</text:p>
      <text:p text:style-name="Standard">:</text:p>
      <text:p text:style-name="Standard">[object Object]</text:p>
      <text:p text:style-name="Standard">TableFlags_ContextMenuInBody</text:p>
      <text:p text:style-name="Standard">:</text:p>
      <text:p text:style-name="Standard">[object Object]</text:p>
      <text:p text:style-name="Standard">TableFlags_Hideable</text:p>
      <text:p text:style-name="Standard">:</text:p>
      <text:p text:style-name="Standard">[object Object]</text:p>
      <text:p text:style-name="Standard">TableFlags_NoBordersInBody</text:p>
      <text:p text:style-name="Standard">:</text:p>
      <text:p text:style-name="Standard">[object Object]</text:p>
      <text:p text:style-name="Standard">TableFlags_NoBordersInBodyUntilResize</text:p>
      <text:p text:style-name="Standard">:</text:p>
      <text:p text:style-name="Standard">[object Object]</text:p>
      <text:p text:style-name="Standard">TableFlags_NoClip</text:p>
      <text:p text:style-name="Standard">:</text:p>
      <text:p text:style-name="Standard">[object Object]</text:p>
      <text:p text:style-name="Standard">TableFlags_NoHostExtendX</text:p>
      <text:p text:style-name="Standard">:</text:p>
      <text:p text:style-name="Standard">[object Object]</text:p>
      <text:p text:style-name="Standard">TableFlags_NoHostExtendY</text:p>
      <text:p text:style-name="Standard">:</text:p>
      <text:p text:style-name="Standard">[object Object]</text:p>
      <text:p text:style-name="Standard">TableFlags_NoKeepColumnsVisible</text:p>
      <text:p text:style-name="Standard">:</text:p>
      <text:p text:style-name="Standard">[object Object]</text:p>
      <text:p text:style-name="Standard">TableFlags_NoPadInnerX</text:p>
      <text:p text:style-name="Standard">:</text:p>
      <text:p text:style-name="Standard">[object Object]</text:p>
      <text:p text:style-name="Standard">TableFlags_NoPadOuterX</text:p>
      <text:p text:style-name="Standard">:</text:p>
      <text:p text:style-name="Standard">[object Object]</text:p>
      <text:p text:style-name="Standard">TableFlags_NoSavedSettings</text:p>
      <text:p text:style-name="Standard">:</text:p>
      <text:p text:style-name="Standard">[object Object]</text:p>
      <text:p text:style-name="Standard">TableFlags_None</text:p>
      <text:p text:style-name="Standard">:</text:p>
      <text:p text:style-name="Standard">[object Object]</text:p>
      <text:p text:style-name="Standard">TableFlags_PadOuterX</text:p>
      <text:p text:style-name="Standard">:</text:p>
      <text:p text:style-name="Standard">[object Object]</text:p>
      <text:p text:style-name="Standard">TableFlags_PreciseWidths</text:p>
      <text:p text:style-name="Standard">:</text:p>
      <text:p text:style-name="Standard"><text:soft-page-break/>[object Object]</text:p>
      <text:p text:style-name="Standard">TableFlags_Reorderable</text:p>
      <text:p text:style-name="Standard">:</text:p>
      <text:p text:style-name="Standard">[object Object]</text:p>
      <text:p text:style-name="Standard">TableFlags_Resizable</text:p>
      <text:p text:style-name="Standard">:</text:p>
      <text:p text:style-name="Standard">[object Object]</text:p>
      <text:p text:style-name="Standard">TableFlags_RowBg</text:p>
      <text:p text:style-name="Standard">:</text:p>
      <text:p text:style-name="Standard">[object Object]</text:p>
      <text:p text:style-name="Standard">TableFlags_ScrollX</text:p>
      <text:p text:style-name="Standard">:</text:p>
      <text:p text:style-name="Standard">[object Object]</text:p>
      <text:p text:style-name="Standard">TableFlags_ScrollY</text:p>
      <text:p text:style-name="Standard">:</text:p>
      <text:p text:style-name="Standard">[object Object]</text:p>
      <text:p text:style-name="Standard">TableFlags_SizingFixedFit</text:p>
      <text:p text:style-name="Standard">:</text:p>
      <text:p text:style-name="Standard">[object Object]</text:p>
      <text:p text:style-name="Standard">TableFlags_SizingFixedSame</text:p>
      <text:p text:style-name="Standard">:</text:p>
      <text:p text:style-name="Standard">[object Object]</text:p>
      <text:p text:style-name="Standard">TableFlags_SizingMask_</text:p>
      <text:p text:style-name="Standard">:</text:p>
      <text:p text:style-name="Standard">[object Object]</text:p>
      <text:p text:style-name="Standard">TableFlags_SizingStretchProp</text:p>
      <text:p text:style-name="Standard">:</text:p>
      <text:p text:style-name="Standard">[object Object]</text:p>
      <text:p text:style-name="Standard">TableFlags_SizingStretchSame</text:p>
      <text:p text:style-name="Standard">:</text:p>
      <text:p text:style-name="Standard">[object Object]</text:p>
      <text:p text:style-name="Standard">TableFlags_SortMulti</text:p>
      <text:p text:style-name="Standard">:</text:p>
      <text:p text:style-name="Standard">[object Object]</text:p>
      <text:p text:style-name="Standard">TableFlags_SortTristate</text:p>
      <text:p text:style-name="Standard">:</text:p>
      <text:p text:style-name="Standard">[object Object]</text:p>
      <text:p text:style-name="Standard">TableFlags_Sortable</text:p>
      <text:p text:style-name="Standard">:</text:p>
      <text:p text:style-name="Standard">[object Object]</text:p>
      <text:p text:style-name="Standard">TableRowFlags_Headers</text:p>
      <text:p text:style-name="Standard">:</text:p>
      <text:p text:style-name="Standard">[object Object]</text:p>
      <text:p text:style-name="Standard">TableRowFlags_None</text:p>
      <text:p text:style-name="Standard">:</text:p>
      <text:p text:style-name="Standard">[object Object]</text:p>
      <text:p text:style-name="Standard">TreeNodeFlags_AllowItemOverlap</text:p>
      <text:p text:style-name="Standard">:</text:p>
      <text:p text:style-name="Standard">[object Object]</text:p>
      <text:p text:style-name="Standard">TreeNodeFlags_Bullet</text:p>
      <text:p text:style-name="Standard">:</text:p>
      <text:p text:style-name="Standard">[object Object]</text:p>
      <text:p text:style-name="Standard">TreeNodeFlags_CollapsingHeader</text:p>
      <text:p text:style-name="Standard">:</text:p>
      <text:p text:style-name="Standard"><text:soft-page-break/>[object Object]</text:p>
      <text:p text:style-name="Standard">TreeNodeFlags_DefaultOpen</text:p>
      <text:p text:style-name="Standard">:</text:p>
      <text:p text:style-name="Standard">[object Object]</text:p>
      <text:p text:style-name="Standard">TreeNodeFlags_FramePadding</text:p>
      <text:p text:style-name="Standard">:</text:p>
      <text:p text:style-name="Standard">[object Object]</text:p>
      <text:p text:style-name="Standard">TreeNodeFlags_Framed</text:p>
      <text:p text:style-name="Standard">:</text:p>
      <text:p text:style-name="Standard">[object Object]</text:p>
      <text:p text:style-name="Standard">TreeNodeFlags_Leaf</text:p>
      <text:p text:style-name="Standard">:</text:p>
      <text:p text:style-name="Standard">[object Object]</text:p>
      <text:p text:style-name="Standard">TreeNodeFlags_NavLeftJumpsBackHere</text:p>
      <text:p text:style-name="Standard">:</text:p>
      <text:p text:style-name="Standard">[object Object]</text:p>
      <text:p text:style-name="Standard">TreeNodeFlags_NoAutoOpenOnLog</text:p>
      <text:p text:style-name="Standard">:</text:p>
      <text:p text:style-name="Standard">[object Object]</text:p>
      <text:p text:style-name="Standard">TreeNodeFlags_NoTreePushOnOpen</text:p>
      <text:p text:style-name="Standard">:</text:p>
      <text:p text:style-name="Standard">[object Object]</text:p>
      <text:p text:style-name="Standard">TreeNodeFlags_None</text:p>
      <text:p text:style-name="Standard">:</text:p>
      <text:p text:style-name="Standard">[object Object]</text:p>
      <text:p text:style-name="Standard">TreeNodeFlags_OpenOnArrow</text:p>
      <text:p text:style-name="Standard">:</text:p>
      <text:p text:style-name="Standard">[object Object]</text:p>
      <text:p text:style-name="Standard">TreeNodeFlags_OpenOnDoubleClick</text:p>
      <text:p text:style-name="Standard">:</text:p>
      <text:p text:style-name="Standard">[object Object]</text:p>
      <text:p text:style-name="Standard">TreeNodeFlags_Selected</text:p>
      <text:p text:style-name="Standard">:</text:p>
      <text:p text:style-name="Standard">[object Object]</text:p>
      <text:p text:style-name="Standard">TreeNodeFlags_SpanAvailWidth</text:p>
      <text:p text:style-name="Standard">:</text:p>
      <text:p text:style-name="Standard">[object Object]</text:p>
      <text:p text:style-name="Standard">TreeNodeFlags_SpanFullWidth</text:p>
      <text:p text:style-name="Standard">:</text:p>
      <text:p text:style-name="Standard">[object Object]</text:p>
      <text:p text:style-name="Standard">ViewportFlags_CanHostOtherWindows</text:p>
      <text:p text:style-name="Standard">:</text:p>
      <text:p text:style-name="Standard">[object Object]</text:p>
      <text:p text:style-name="Standard">ViewportFlags_Minimized</text:p>
      <text:p text:style-name="Standard">:</text:p>
      <text:p text:style-name="Standard">[object Object]</text:p>
      <text:p text:style-name="Standard">ViewportFlags_NoAutoMerge</text:p>
      <text:p text:style-name="Standard">:</text:p>
      <text:p text:style-name="Standard">[object Object]</text:p>
      <text:p text:style-name="Standard">ViewportFlags_NoDecoration</text:p>
      <text:p text:style-name="Standard">:</text:p>
      <text:p text:style-name="Standard">[object Object]</text:p>
      <text:p text:style-name="Standard">ViewportFlags_NoFocusOnAppearing</text:p>
      <text:p text:style-name="Standard">:</text:p>
      <text:p text:style-name="Standard"><text:soft-page-break/>[object Object]</text:p>
      <text:p text:style-name="Standard">ViewportFlags_NoFocusOnClick</text:p>
      <text:p text:style-name="Standard">:</text:p>
      <text:p text:style-name="Standard">[object Object]</text:p>
      <text:p text:style-name="Standard">ViewportFlags_NoInputs</text:p>
      <text:p text:style-name="Standard">:</text:p>
      <text:p text:style-name="Standard">[object Object]</text:p>
      <text:p text:style-name="Standard">ViewportFlags_NoRendererClear</text:p>
      <text:p text:style-name="Standard">:</text:p>
      <text:p text:style-name="Standard">[object Object]</text:p>
      <text:p text:style-name="Standard">ViewportFlags_NoTaskBarIcon</text:p>
      <text:p text:style-name="Standard">:</text:p>
      <text:p text:style-name="Standard">[object Object]</text:p>
      <text:p text:style-name="Standard">ViewportFlags_None</text:p>
      <text:p text:style-name="Standard">:</text:p>
      <text:p text:style-name="Standard">[object Object]</text:p>
      <text:p text:style-name="Standard">ViewportFlags_TopMost</text:p>
      <text:p text:style-name="Standard">:</text:p>
      <text:p text:style-name="Standard">[object Object]</text:p>
      <text:p text:style-name="Standard">WindowFlags_AlwaysAutoResize</text:p>
      <text:p text:style-name="Standard">:</text:p>
      <text:p text:style-name="Standard">[object Object]</text:p>
      <text:p text:style-name="Standard">WindowFlags_AlwaysHorizontalScrollbar</text:p>
      <text:p text:style-name="Standard">:</text:p>
      <text:p text:style-name="Standard">[object Object]</text:p>
      <text:p text:style-name="Standard">WindowFlags_AlwaysUseWindowPadding</text:p>
      <text:p text:style-name="Standard">:</text:p>
      <text:p text:style-name="Standard">[object Object]</text:p>
      <text:p text:style-name="Standard">WindowFlags_AlwaysVerticalScrollbar</text:p>
      <text:p text:style-name="Standard">:</text:p>
      <text:p text:style-name="Standard">[object Object]</text:p>
      <text:p text:style-name="Standard">WindowFlags_ChildMenu</text:p>
      <text:p text:style-name="Standard">:</text:p>
      <text:p text:style-name="Standard">[object Object]</text:p>
      <text:p text:style-name="Standard">WindowFlags_ChildWindow</text:p>
      <text:p text:style-name="Standard">:</text:p>
      <text:p text:style-name="Standard">[object Object]</text:p>
      <text:p text:style-name="Standard">WindowFlags_DockNodeHost</text:p>
      <text:p text:style-name="Standard">:</text:p>
      <text:p text:style-name="Standard">[object Object]</text:p>
      <text:p text:style-name="Standard">WindowFlags_HorizontalScrollbar</text:p>
      <text:p text:style-name="Standard">:</text:p>
      <text:p text:style-name="Standard">[object Object]</text:p>
      <text:p text:style-name="Standard">WindowFlags_MenuBar</text:p>
      <text:p text:style-name="Standard">:</text:p>
      <text:p text:style-name="Standard">[object Object]</text:p>
      <text:p text:style-name="Standard">WindowFlags_Modal</text:p>
      <text:p text:style-name="Standard">:</text:p>
      <text:p text:style-name="Standard">[object Object]</text:p>
      <text:p text:style-name="Standard">WindowFlags_NavFlattened</text:p>
      <text:p text:style-name="Standard">:</text:p>
      <text:p text:style-name="Standard">[object Object]</text:p>
      <text:p text:style-name="Standard">WindowFlags_NoBackground</text:p>
      <text:p text:style-name="Standard">:</text:p>
      <text:p text:style-name="Standard"><text:soft-page-break/>[object Object]</text:p>
      <text:p text:style-name="Standard">WindowFlags_NoBringToFrontOnFocus</text:p>
      <text:p text:style-name="Standard">:</text:p>
      <text:p text:style-name="Standard">[object Object]</text:p>
      <text:p text:style-name="Standard">WindowFlags_NoCollapse</text:p>
      <text:p text:style-name="Standard">:</text:p>
      <text:p text:style-name="Standard">[object Object]</text:p>
      <text:p text:style-name="Standard">WindowFlags_NoDecoration</text:p>
      <text:p text:style-name="Standard">:</text:p>
      <text:p text:style-name="Standard">[object Object]</text:p>
      <text:p text:style-name="Standard">WindowFlags_NoDocking</text:p>
      <text:p text:style-name="Standard">:</text:p>
      <text:p text:style-name="Standard">[object Object]</text:p>
      <text:p text:style-name="Standard">WindowFlags_NoFocusOnAppearing</text:p>
      <text:p text:style-name="Standard">:</text:p>
      <text:p text:style-name="Standard">[object Object]</text:p>
      <text:p text:style-name="Standard">WindowFlags_NoInputs</text:p>
      <text:p text:style-name="Standard">:</text:p>
      <text:p text:style-name="Standard">[object Object]</text:p>
      <text:p text:style-name="Standard">WindowFlags_NoMouseInputs</text:p>
      <text:p text:style-name="Standard">:</text:p>
      <text:p text:style-name="Standard">[object Object]</text:p>
      <text:p text:style-name="Standard">WindowFlags_NoMove</text:p>
      <text:p text:style-name="Standard">:</text:p>
      <text:p text:style-name="Standard">[object Object]</text:p>
      <text:p text:style-name="Standard">WindowFlags_NoNav</text:p>
      <text:p text:style-name="Standard">:</text:p>
      <text:p text:style-name="Standard">[object Object]</text:p>
      <text:p text:style-name="Standard">WindowFlags_NoNavFocus</text:p>
      <text:p text:style-name="Standard">:</text:p>
      <text:p text:style-name="Standard">[object Object]</text:p>
      <text:p text:style-name="Standard">WindowFlags_NoNavInputs</text:p>
      <text:p text:style-name="Standard">:</text:p>
      <text:p text:style-name="Standard">[object Object]</text:p>
      <text:p text:style-name="Standard">WindowFlags_NoResize</text:p>
      <text:p text:style-name="Standard">:</text:p>
      <text:p text:style-name="Standard">[object Object]</text:p>
      <text:p text:style-name="Standard">WindowFlags_NoSavedSettings</text:p>
      <text:p text:style-name="Standard">:</text:p>
      <text:p text:style-name="Standard">[object Object]</text:p>
      <text:p text:style-name="Standard">WindowFlags_NoScrollWithMouse</text:p>
      <text:p text:style-name="Standard">:</text:p>
      <text:p text:style-name="Standard">[object Object]</text:p>
      <text:p text:style-name="Standard">WindowFlags_NoScrollbar</text:p>
      <text:p text:style-name="Standard">:</text:p>
      <text:p text:style-name="Standard">[object Object]</text:p>
      <text:p text:style-name="Standard">WindowFlags_NoTitleBar</text:p>
      <text:p text:style-name="Standard">:</text:p>
      <text:p text:style-name="Standard">[object Object]</text:p>
      <text:p text:style-name="Standard">WindowFlags_None</text:p>
      <text:p text:style-name="Standard">:</text:p>
      <text:p text:style-name="Standard">[object Object]</text:p>
      <text:p text:style-name="Standard">WindowFlags_Popup</text:p>
      <text:p text:style-name="Standard">:</text:p>
      <text:p text:style-name="Standard"><text:soft-page-break/>[object Object]</text:p>
      <text:p text:style-name="Standard">WindowFlags_Tooltip</text:p>
      <text:p text:style-name="Standard">:</text:p>
      <text:p text:style-name="Standard">[object Object]</text:p>
      <text:p text:style-name="Standard">WindowFlags_UnsavedDocument</text:p>
      <text:p text:style-name="Standard">:</text:p>
      <text:p text:style-name="Standard">[object Object]</text:p>
      <text:p text:style-name="Standard">ctx</text:p>
      <text:p text:style-name="Standard">[1]</text:p>
      <text:p text:style-name="Standard">0</text:p>
      <text:p text:style-name="Standard">:</text:p>
      <text:p text:style-name="Standard">if ui_imgui and ui_imgui.ctx ~= nil then</text:p>
      <text:p text:style-name="Standard">plotLineBgColor</text:p>
      <text:p text:style-name="Standard">:</text:p>
      <text:p text:style-name="Standard">[object Object]</text:p>
      <text:p text:style-name="Standard">plotLineColor</text:p>
      <text:p text:style-name="Standard">:</text:p>
      <text:p text:style-name="Standard">[object Object]</text:p>
      <text:p text:style-name="Standard">uiscale</text:p>
      <text:p text:style-name="Standard">:</text:p>
      <text:p text:style-name="Standard">[object Object]</text:p>
      <text:p text:style-name="Standard">AcceptDragDropPayload(string_type, ImGuiDragDropFlags_flags)</text:p>
      <text:p text:style-name="Standard">[1]</text:p>
      <text:p text:style-name="Standard">0</text:p>
      <text:p text:style-name="Standard">:</text:p>
      <text:p text:style-name="Standard">local payload = ui_imgui.AcceptDragDropPayload(dragDropId)</text:p>
      <text:p text:style-name="Standard">AlignTextToFramePadding()</text:p>
      <text:p text:style-name="Standard">:</text:p>
      <text:p text:style-name="Standard">[object Object]</text:p>
      <text:p text:style-name="Standard">ArrayBoolByTbl(tbl)</text:p>
      <text:p text:style-name="Standard">:</text:p>
      <text:p text:style-name="Standard">[object Object]</text:p>
      <text:p text:style-name="Standard">ArrayBoolPtrByTbl(tbl)</text:p>
      <text:p text:style-name="Standard">:</text:p>
      <text:p text:style-name="Standard">[object Object]</text:p>
      <text:p text:style-name="Standard">ArrayChar(x, val)</text:p>
      <text:p text:style-name="Standard">:</text:p>
      <text:p text:style-name="Standard">[object Object]</text:p>
      <text:p text:style-name="Standard">ArrayCharPtrByTbl(tbl)</text:p>
      <text:p text:style-name="Standard">:</text:p>
      <text:p text:style-name="Standard">[object Object]</text:p>
      <text:p text:style-name="Standard">ArrayFloat(size)</text:p>
      <text:p text:style-name="Standard">:</text:p>
      <text:p text:style-name="Standard">[object Object]</text:p>
      <text:p text:style-name="Standard">ArrayFloatByTbl(tbl)</text:p>
      <text:p text:style-name="Standard">:</text:p>
      <text:p text:style-name="Standard">[object Object]</text:p>
      <text:p text:style-name="Standard">ArrayFloatPtrByTbl(tbl)</text:p>
      <text:p text:style-name="Standard">:</text:p>
      <text:p text:style-name="Standard">[object Object]</text:p>
      <text:p text:style-name="Standard">ArrayImVec4(size)</text:p>
      <text:p text:style-name="Standard">:</text:p>
      <text:p text:style-name="Standard">[object Object]</text:p>
      <text:p text:style-name="Standard">ArrayInt(size)</text:p>
      <text:p text:style-name="Standard"><text:soft-page-break/>:</text:p>
      <text:p text:style-name="Standard">[object Object]</text:p>
      <text:p text:style-name="Standard">ArrayIntPtrByTbl(tbl)</text:p>
      <text:p text:style-name="Standard">:</text:p>
      <text:p text:style-name="Standard">[object Object]</text:p>
      <text:p text:style-name="Standard">ArraySize(arr)</text:p>
      <text:p text:style-name="Standard">:</text:p>
      <text:p text:style-name="Standard">[object Object]</text:p>
      <text:p text:style-name="Standard">ArrowButton(string_str_id, ImGuiDir_dir)</text:p>
      <text:p text:style-name="Standard">:</text:p>
      <text:p text:style-name="Standard">[object Object]</text:p>
      <text:p text:style-name="Standard">Begin(string_name, bool_p_open, ImGuiWindowFlags_flags)</text:p>
      <text:p text:style-name="Standard">:</text:p>
      <text:p text:style-name="Standard">[object Object]</text:p>
      <text:p text:style-name="Standard">BeginChild1(string_str_id, ImVec2_size, bool_border, ImGuiWindowFlags_flags)</text:p>
      <text:p text:style-name="Standard">:</text:p>
      <text:p text:style-name="Standard">[object Object]</text:p>
      <text:p text:style-name="Standard">BeginChild2(ImGuiID_id, ImVec2_size, bool_border, ImGuiWindowFlags_flags)</text:p>
      <text:p text:style-name="Standard">:</text:p>
      <text:p text:style-name="Standard">[object Object]</text:p>
      <text:p text:style-name="Standard">BeginChildFrame(ImGuiID_id, ImVec2_size, ImGuiWindowFlags_flags)</text:p>
      <text:p text:style-name="Standard">:</text:p>
      <text:p text:style-name="Standard">[object Object]</text:p>
      <text:p text:style-name="Standard">BeginCombo(string_label, string_preview_value, ImGuiComboFlags_flags)</text:p>
      <text:p text:style-name="Standard">:</text:p>
      <text:p text:style-name="Standard">[object Object]</text:p>
      <text:p text:style-name="Standard">BeginDisabled(disable)</text:p>
      <text:p text:style-name="Standard">:</text:p>
      <text:p text:style-name="Standard">[object Object]</text:p>
      <text:p text:style-name="Standard">BeginDragDropSource(ImGuiDragDropFlags_flags)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BeginDragDropTarget()</text:p>
      <text:p text:style-name="Standard">[1]</text:p>
      <text:p text:style-name="Standard">0</text:p>
      <text:p text:style-name="Standard">:</text:p>
      <text:p text:style-name="Standard">if ui_imgui.BeginDragDropTarget() then</text:p>
      <text:p text:style-name="Standard">BeginGroup()</text:p>
      <text:p text:style-name="Standard">:</text:p>
      <text:p text:style-name="Standard">[object Object]</text:p>
      <text:p text:style-name="Standard">BeginMainMenuBar()</text:p>
      <text:p text:style-name="Standard">:</text:p>
      <text:p text:style-name="Standard">[object Object]</text:p>
      <text:p text:style-name="Standard">BeginMenu(string_label, bool_enabled)</text:p>
      <text:p text:style-name="Standard">:</text:p>
      <text:p text:style-name="Standard">[object Object]</text:p>
      <text:p text:style-name="Standard">BeginMenuBar()</text:p>
      <text:p text:style-name="Standard">:</text:p>
      <text:p text:style-name="Standard">[object Object]</text:p>
      <text:p text:style-name="Standard">BeginPopup(string_str_id, ImGuiWindowFlags_flags)</text:p>
      <text:p text:style-name="Standard">:</text:p>
      <text:p text:style-name="Standard">[object Object]</text:p>
      <text:p text:style-name="Standard"><text:soft-page-break/>BeginPopupContextItem(string_str_id, ImGuiPopupFlags_popup_flags)</text:p>
      <text:p text:style-name="Standard">:</text:p>
      <text:p text:style-name="Standard">[object Object]</text:p>
      <text:p text:style-name="Standard">BeginPopupContextVoid(string_str_id, ImGuiPopupFlags_popup_flags)</text:p>
      <text:p text:style-name="Standard">:</text:p>
      <text:p text:style-name="Standard">[object Object]</text:p>
      <text:p text:style-name="Standard">BeginPopupContextWindow(string_str_id, ImGuiPopupFlags_popup_flags)</text:p>
      <text:p text:style-name="Standard">:</text:p>
      <text:p text:style-name="Standard">[object Object]</text:p>
      <text:p text:style-name="Standard">BeginPopupModal(string_name, bool_p_open, ImGuiWindowFlags_flags)</text:p>
      <text:p text:style-name="Standard">:</text:p>
      <text:p text:style-name="Standard">[object Object]</text:p>
      <text:p text:style-name="Standard">BeginTabBar(string_str_id, ImGuiTabBarFlags_flags)</text:p>
      <text:p text:style-name="Standard">:</text:p>
      <text:p text:style-name="Standard">[object Object]</text:p>
      <text:p text:style-name="Standard">BeginTabItem(string_label, bool_p_open, ImGuiTabItemFlags_flags)</text:p>
      <text:p text:style-name="Standard">:</text:p>
      <text:p text:style-name="Standard">[object Object]</text:p>
      <text:p text:style-name="Standard">BeginTable(string_str_id, int_column, ImGuiTableFlags_flags, ImVec2_outer_size, float_inner_width)</text:p>
      <text:p text:style-name="Standard">:</text:p>
      <text:p text:style-name="Standard">[object Object]</text:p>
      <text:p text:style-name="Standard">BeginTooltip()</text:p>
      <text:p text:style-name="Standard">:</text:p>
      <text:p text:style-name="Standard">[object Object]</text:p>
      <text:p text:style-name="Standard">Bool(x)</text:p>
      <text:p text:style-name="Standard">:</text:p>
      <text:p text:style-name="Standard">[object Object]</text:p>
      <text:p text:style-name="Standard">BoolFalse()</text:p>
      <text:p text:style-name="Standard">:</text:p>
      <text:p text:style-name="Standard">[object Object]</text:p>
      <text:p text:style-name="Standard">BoolPtr(x)</text:p>
      <text:p text:style-name="Standard">[2]</text:p>
      <text:p text:style-name="Standard">0</text:p>
      <text:p text:style-name="Standard">:</text:p>
      <text:p text:style-name="Standard">local windowOpen = ui_imgui.BoolPtr(false)</text:p>
      <text:p text:style-name="Standard">1</text:p>
      <text:p text:style-name="Standard">:</text:p>
      <text:p text:style-name="Standard">showUI = ui_imgui.BoolPtr(false)</text:p>
      <text:p text:style-name="Standard">BoolTrue()</text:p>
      <text:p text:style-name="Standard">:</text:p>
      <text:p text:style-name="Standard">[object Object]</text:p>
      <text:p text:style-name="Standard">Bullet()</text:p>
      <text:p text:style-name="Standard">:</text:p>
      <text:p text:style-name="Standard">[object Object]</text:p>
      <text:p text:style-name="Standard">BulletText(string_fmt)</text:p>
      <text:p text:style-name="Standard">:</text:p>
      <text:p text:style-name="Standard">[object Object]</text:p>
      <text:p text:style-name="Standard">BulletTextV(string_fmt, va_list_args)</text:p>
      <text:p text:style-name="Standard">:</text:p>
      <text:p text:style-name="Standard">[object Object]</text:p>
      <text:p text:style-name="Standard">Button(string_label, ImVec2_size)</text:p>
      <text:p text:style-name="Standard">:</text:p>
      <text:p text:style-name="Standard">[object Object]</text:p>
      <text:p text:style-name="Standard">CalcItemWidth()</text:p>
      <text:p text:style-name="Standard"><text:soft-page-break/>:</text:p>
      <text:p text:style-name="Standard">[object Object]</text:p>
      <text:p text:style-name="Standard">CalcListClipping(int_items_count, float_items_height, int_out_items_display_start, int_out_items_display_end)</text:p>
      <text:p text:style-name="Standard">:</text:p>
      <text:p text:style-name="Standard">[object Object]</text:p>
      <text:p text:style-name="Standard">CalcTextSize(string_text, string_text_end, bool_hide_text_after_double_hash, float_wrap_width)</text:p>
      <text:p text:style-name="Standard">:</text:p>
      <text:p text:style-name="Standard">[object Object]</text:p>
      <text:p text:style-name="Standard">CaptureKeyboardFromApp(bool_want_capture_keyboard_value)</text:p>
      <text:p text:style-name="Standard">:</text:p>
      <text:p text:style-name="Standard">[object Object]</text:p>
      <text:p text:style-name="Standard">CaptureMouseFromApp(bool_want_capture_mouse_value)</text:p>
      <text:p text:style-name="Standard">:</text:p>
      <text:p text:style-name="Standard">[object Object]</text:p>
      <text:p text:style-name="Standard">CharPtr(x)</text:p>
      <text:p text:style-name="Standard">:</text:p>
      <text:p text:style-name="Standard">[object Object]</text:p>
      <text:p text:style-name="Standard">Checkbox(string_label, bool_v)</text:p>
      <text:p text:style-name="Standard">:</text:p>
      <text:p text:style-name="Standard">[object Object]</text:p>
      <text:p text:style-name="Standard">CheckboxFlags1(string_label, int_flags, int_flags_value)</text:p>
      <text:p text:style-name="Standard">:</text:p>
      <text:p text:style-name="Standard">[object Object]</text:p>
      <text:p text:style-name="Standard">CheckboxFlags2(string_label, int_flags, int_flags_value)</text:p>
      <text:p text:style-name="Standard">:</text:p>
      <text:p text:style-name="Standard">[object Object]</text:p>
      <text:p text:style-name="Standard">ClearActiveID()</text:p>
      <text:p text:style-name="Standard">:</text:p>
      <text:p text:style-name="Standard">[object Object]</text:p>
      <text:p text:style-name="Standard">CloseCurrentPopup()</text:p>
      <text:p text:style-name="Standard">:</text:p>
      <text:p text:style-name="Standard">[object Object]</text:p>
      <text:p text:style-name="Standard">CollapsingHeader1(string_label, ImGuiTreeNodeFlags_flags)</text:p>
      <text:p text:style-name="Standard">:</text:p>
      <text:p text:style-name="Standard">[object Object]</text:p>
      <text:p text:style-name="Standard">CollapsingHeader2(string_label, bool_p_visible, ImGuiTreeNodeFlags_flags)</text:p>
      <text:p text:style-name="Standard">:</text:p>
      <text:p text:style-name="Standard">[object Object]</text:p>
      <text:p text:style-name="Standard">ColorButton(string_desc_id, ImVec4_col, ImGuiColorEditFlags_flags, ImVec2_size)</text:p>
      <text:p text:style-name="Standard">:</text:p>
      <text:p text:style-name="Standard">[object Object]</text:p>
      <text:p text:style-name="Standard">ColorConvertFloat4ToU32(_in)</text:p>
      <text:p text:style-name="Standard">:</text:p>
      <text:p text:style-name="Standard">[object Object]</text:p>
      <text:p text:style-name="Standard">ColorConvertHSVtoRGB(float_h, float_s, float_v, float_out_r, float_out_g, float_out_b)</text:p>
      <text:p text:style-name="Standard">:</text:p>
      <text:p text:style-name="Standard">[object Object]</text:p>
      <text:p text:style-name="Standard">ColorConvertRGBtoHSV(float_r, float_g, float_b, float_out_h, float_out_s, float_out_v)</text:p>
      <text:p text:style-name="Standard">:</text:p>
      <text:p text:style-name="Standard">[object Object]</text:p>
      <text:p text:style-name="Standard">ColorConvertU32ToFloat4(_in)</text:p>
      <text:p text:style-name="Standard">:</text:p>
      <text:p text:style-name="Standard">[object Object]</text:p>
      <text:p text:style-name="Standard">ColorEdit3(string_label, floatPtr_col, ImGuiColorEditFlags_flags)</text:p>
      <text:p text:style-name="Standard"><text:soft-page-break/>:</text:p>
      <text:p text:style-name="Standard">[object Object]</text:p>
      <text:p text:style-name="Standard">ColorEdit4(string_label, floatPtr_col, ImGuiColorEditFlags_flags)</text:p>
      <text:p text:style-name="Standard">:</text:p>
      <text:p text:style-name="Standard">[object Object]</text:p>
      <text:p text:style-name="Standard">ColorPicker3(string_label, floatPtr_col, ImGuiColorEditFlags_flags)</text:p>
      <text:p text:style-name="Standard">:</text:p>
      <text:p text:style-name="Standard">[object Object]</text:p>
      <text:p text:style-name="Standard">ColorPicker4(string_label, floatPtr_col, ImGuiColorEditFlags_flags, float_ref_col)</text:p>
      <text:p text:style-name="Standard">:</text:p>
      <text:p text:style-name="Standard">[object Object]</text:p>
      <text:p text:style-name="Standard">Columns(int_count, string_id, bool_border)</text:p>
      <text:p text:style-name="Standard">:</text:p>
      <text:p text:style-name="Standard">[object Object]</text:p>
      <text:p text:style-name="Standard">Combo1(label, current_item, items, items_count, popup_max_height_in_items)</text:p>
      <text:p text:style-name="Standard">:</text:p>
      <text:p text:style-name="Standard">[object Object]</text:p>
      <text:p text:style-name="Standard">Combo2(string_label, int_current_item, string_items_separated_by_zeros, int_popup_max_height_in_items)</text:p>
      <text:p text:style-name="Standard">:</text:p>
      <text:p text:style-name="Standard">[object Object]</text:p>
      <text:p text:style-name="Standard">Combo3(string_label, int_current_item, functionPtr_items_getter, void_data, int_items_count, int_popup_max_height_in_items)</text:p>
      <text:p text:style-name="Standard">:</text:p>
      <text:p text:style-name="Standard">[object Object]</text:p>
      <text:p text:style-name="Standard">CreateTable(size)</text:p>
      <text:p text:style-name="Standard">:</text:p>
      <text:p text:style-name="Standard">[object Object]</text:p>
      <text:p text:style-name="Standard">DebugCheckVersionAndDataLayout(string_version_str, size_t_sz_io, size_t_sz_style, size_t_sz_vec2, size_t_sz_vec4, size_t_sz_drawvert, size_t_sz_drawidx)</text:p>
      <text:p text:style-name="Standard">:</text:p>
      <text:p text:style-name="Standard">[object Object]</text:p>
      <text:p text:style-name="Standard">DestroyPlatformWindows()</text:p>
      <text:p text:style-name="Standard">:</text:p>
      <text:p text:style-name="Standard">[object Object]</text:p>
      <text:p text:style-name="Standard">DockBuilderAddNode(node_id, ref_size, flags)</text:p>
      <text:p text:style-name="Standard">:</text:p>
      <text:p text:style-name="Standard">[object Object]</text:p>
      <text:p text:style-name="Standard">DockBuilderDockWindow(window_name, node_id)</text:p>
      <text:p text:style-name="Standard">:</text:p>
      <text:p text:style-name="Standard">[object Object]</text:p>
      <text:p text:style-name="Standard">DockBuilderFinish(node_id)</text:p>
      <text:p text:style-name="Standard">:</text:p>
      <text:p text:style-name="Standard">[object Object]</text:p>
      <text:p text:style-name="Standard">DockBuilderSplitNode(node_id, split_dir, size_ratio_for_node_at_dir, out_id_dir, out_id_other)</text:p>
      <text:p text:style-name="Standard">:</text:p>
      <text:p text:style-name="Standard">[object Object]</text:p>
      <text:p text:style-name="Standard">DockSpace(ImGuiID_id, ImVec2_size, ImGuiDockNodeFlags_flags, ImGuiWindowClass_window_class)</text:p>
      <text:p text:style-name="Standard">:</text:p>
      <text:p text:style-name="Standard">[object Object]</text:p>
      <text:p text:style-name="Standard">DockSpaceOverViewport(ImGuiViewport_viewport, ImGuiDockNodeFlags_flags, ImGuiWindowClass_window_class)</text:p>
      <text:p text:style-name="Standard">:</text:p>
      <text:p text:style-name="Standard">[object Object]</text:p>
      <text:p text:style-name="Standard">Double(x)</text:p>
      <text:p text:style-name="Standard">:</text:p>
      <text:p text:style-name="Standard">[object Object]</text:p>
      <text:p text:style-name="Standard">DoublePtr(x)</text:p>
      <text:p text:style-name="Standard"><text:soft-page-break/>:</text:p>
      <text:p text:style-name="Standard">[object Object]</text:p>
      <text:p text:style-name="Standard">DragFloat(string_label, float_v, float_v_speed, float_v_min, float_v_max, string_format, ImGuiSliderFlags_flags)</text:p>
      <text:p text:style-name="Standard">:</text:p>
      <text:p text:style-name="Standard">[object Object]</text:p>
      <text:p text:style-name="Standard">DragFloat2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3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4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Range2(string_label, float_v_current_min, float_v_current_max, float_v_speed, float_v_min, float_v_max, string_format, string_format_max, ImGuiSliderFlags_flags)</text:p>
      <text:p text:style-name="Standard">:</text:p>
      <text:p text:style-name="Standard">[object Object]</text:p>
      <text:p text:style-name="Standard">DragInt(string_label, int_v, float_v_speed, int_v_min, int_v_max, string_format, ImGuiSliderFlags_flags)</text:p>
      <text:p text:style-name="Standard">:</text:p>
      <text:p text:style-name="Standard">[object Object]</text:p>
      <text:p text:style-name="Standard">DragInt2(string_label, intPtr_v, float_v_speed, int_v_min, int_v_max, string_format, ImGuiSliderFlags_flags)</text:p>
      <text:p text:style-name="Standard">:</text:p>
      <text:p text:style-name="Standard">[object Object]</text:p>
      <text:p text:style-name="Standard">DragInt3(string_label, intPtr_v, float_v_speed, int_v_min, int_v_max, string_format, ImGuiSliderFlags_flags)</text:p>
      <text:p text:style-name="Standard">:</text:p>
      <text:p text:style-name="Standard">[object Object]</text:p>
      <text:p text:style-name="Standard">DragInt4(string_label, intPtr_v, float_v_speed, int_v_min, int_v_max, string_format, ImGuiSliderFlags_flags)</text:p>
      <text:p text:style-name="Standard">:</text:p>
      <text:p text:style-name="Standard">[object Object]</text:p>
      <text:p text:style-name="Standard">DragIntRange2(string_label, int_v_current_min, int_v_current_max, float_v_speed, int_v_min, int_v_max, string_format, string_format_max, ImGuiSliderFlags_flags)</text:p>
      <text:p text:style-name="Standard">:</text:p>
      <text:p text:style-name="Standard">[object Object]</text:p>
      <text:p text:style-name="Standard">DragScalar(string_label, ImGuiDataType_data_type, void_p_data, float_v_speed, void_p_min, void_p_max, string_format, ImGuiSliderFlags_flags)</text:p>
      <text:p text:style-name="Standard">:</text:p>
      <text:p text:style-name="Standard">[object Object]</text:p>
      <text:p text:style-name="Standard">DragScalarN(string_label, ImGuiDataType_data_type, void_p_data, int_components, float_v_speed, void_p_min, void_p_max, string_format, ImGuiSliderFlags_flags)</text:p>
      <text:p text:style-name="Standard">:</text:p>
      <text:p text:style-name="Standard">[object Object]</text:p>
      <text:p text:style-name="Standard">Dummy(ImVec2_size)</text:p>
      <text:p text:style-name="Standard">:</text:p>
      <text:p text:style-name="Standard">[object Object]</text:p>
      <text:p text:style-name="Standard">End()</text:p>
      <text:p text:style-name="Standard">:</text:p>
      <text:p text:style-name="Standard">[object Object]</text:p>
      <text:p text:style-name="Standard">EndChild()</text:p>
      <text:p text:style-name="Standard">:</text:p>
      <text:p text:style-name="Standard">[object Object]</text:p>
      <text:p text:style-name="Standard">EndChildFrame()</text:p>
      <text:p text:style-name="Standard">:</text:p>
      <text:p text:style-name="Standard">[object Object]</text:p>
      <text:p text:style-name="Standard">EndCombo()</text:p>
      <text:p text:style-name="Standard">:</text:p>
      <text:p text:style-name="Standard">[object Object]</text:p>
      <text:p text:style-name="Standard">EndDisabled()</text:p>
      <text:p text:style-name="Standard"><text:soft-page-break/>:</text:p>
      <text:p text:style-name="Standard">[object Object]</text:p>
      <text:p text:style-name="Standard">EndDragDropSource()</text:p>
      <text:p text:style-name="Standard">[1]</text:p>
      <text:p text:style-name="Standard">0</text:p>
      <text:p text:style-name="Standard">:</text:p>
      <text:p text:style-name="Standard">ui_imgui.EndDragDropSource()</text:p>
      <text:p text:style-name="Standard">EndDragDropTarget()</text:p>
      <text:p text:style-name="Standard">[1]</text:p>
      <text:p text:style-name="Standard">0</text:p>
      <text:p text:style-name="Standard">:</text:p>
      <text:p text:style-name="Standard">ui_imgui.EndDragDropTarget()</text:p>
      <text:p text:style-name="Standard">EndFrame()</text:p>
      <text:p text:style-name="Standard">:</text:p>
      <text:p text:style-name="Standard">[object Object]</text:p>
      <text:p text:style-name="Standard">EndGroup()</text:p>
      <text:p text:style-name="Standard">:</text:p>
      <text:p text:style-name="Standard">[object Object]</text:p>
      <text:p text:style-name="Standard">EndMainMenuBar()</text:p>
      <text:p text:style-name="Standard">:</text:p>
      <text:p text:style-name="Standard">[object Object]</text:p>
      <text:p text:style-name="Standard">EndMenu()</text:p>
      <text:p text:style-name="Standard">:</text:p>
      <text:p text:style-name="Standard">[object Object]</text:p>
      <text:p text:style-name="Standard">EndMenuBar()</text:p>
      <text:p text:style-name="Standard">:</text:p>
      <text:p text:style-name="Standard">[object Object]</text:p>
      <text:p text:style-name="Standard">EndPopup()</text:p>
      <text:p text:style-name="Standard">:</text:p>
      <text:p text:style-name="Standard">[object Object]</text:p>
      <text:p text:style-name="Standard">EndTabBar()</text:p>
      <text:p text:style-name="Standard">:</text:p>
      <text:p text:style-name="Standard">[object Object]</text:p>
      <text:p text:style-name="Standard">EndTabItem()</text:p>
      <text:p text:style-name="Standard">:</text:p>
      <text:p text:style-name="Standard">[object Object]</text:p>
      <text:p text:style-name="Standard">EndTable()</text:p>
      <text:p text:style-name="Standard">:</text:p>
      <text:p text:style-name="Standard">[object Object]</text:p>
      <text:p text:style-name="Standard">EndTooltip()</text:p>
      <text:p text:style-name="Standard">:</text:p>
      <text:p text:style-name="Standard">[object Object]</text:p>
      <text:p text:style-name="Standard">FindViewportByID(ImGuiID_id)</text:p>
      <text:p text:style-name="Standard">:</text:p>
      <text:p text:style-name="Standard">[object Object]</text:p>
      <text:p text:style-name="Standard">FindViewportByPlatformHandle(void_platform_handle)</text:p>
      <text:p text:style-name="Standard">:</text:p>
      <text:p text:style-name="Standard">[object Object]</text:p>
      <text:p text:style-name="Standard">Float(x)</text:p>
      <text:p text:style-name="Standard">:</text:p>
      <text:p text:style-name="Standard">[object Object]</text:p>
      <text:p text:style-name="Standard">FloatPtr(x)</text:p>
      <text:p text:style-name="Standard">[1]</text:p>
      <text:p text:style-name="Standard">0</text:p>
      <text:p text:style-name="Standard"><text:soft-page-break/>:</text:p>
      <text:p text:style-name="Standard">tempFloat = ui_imgui.FloatPtr(0)</text:p>
      <text:p text:style-name="Standard">GetBackgroundDrawList1()</text:p>
      <text:p text:style-name="Standard">:</text:p>
      <text:p text:style-name="Standard">[object Object]</text:p>
      <text:p text:style-name="Standard">GetBackgroundDrawList2(ImGuiViewport_viewport)</text:p>
      <text:p text:style-name="Standard">:</text:p>
      <text:p text:style-name="Standard">[object Object]</text:p>
      <text:p text:style-name="Standard">GetClipboardText()</text:p>
      <text:p text:style-name="Standard">:</text:p>
      <text:p text:style-name="Standard">[object Object]</text:p>
      <text:p text:style-name="Standard">GetColorU321(ImGuiCol_idx, float_alpha_mul)</text:p>
      <text:p text:style-name="Standard">:</text:p>
      <text:p text:style-name="Standard">[object Object]</text:p>
      <text:p text:style-name="Standard">GetColorU322(ImVec4_col)</text:p>
      <text:p text:style-name="Standard">:</text:p>
      <text:p text:style-name="Standard">[object Object]</text:p>
      <text:p text:style-name="Standard">GetColorU323(ImU32_col)</text:p>
      <text:p text:style-name="Standard">:</text:p>
      <text:p text:style-name="Standard">[object Object]</text:p>
      <text:p text:style-name="Standard">GetColumnIndex()</text:p>
      <text:p text:style-name="Standard">:</text:p>
      <text:p text:style-name="Standard">[object Object]</text:p>
      <text:p text:style-name="Standard">GetColumnOffset(int_column_index)</text:p>
      <text:p text:style-name="Standard">:</text:p>
      <text:p text:style-name="Standard">[object Object]</text:p>
      <text:p text:style-name="Standard">GetColumnWidth(int_column_index)</text:p>
      <text:p text:style-name="Standard">:</text:p>
      <text:p text:style-name="Standard">[object Object]</text:p>
      <text:p text:style-name="Standard">GetColumnsCount()</text:p>
      <text:p text:style-name="Standard">:</text:p>
      <text:p text:style-name="Standard">[object Object]</text:p>
      <text:p text:style-name="Standard">GetContentRegionAvail()</text:p>
      <text:p text:style-name="Standard">:</text:p>
      <text:p text:style-name="Standard">[object Object]</text:p>
      <text:p text:style-name="Standard">GetContentRegionAvailWidth()</text:p>
      <text:p text:style-name="Standard">:</text:p>
      <text:p text:style-name="Standard">[object Object]</text:p>
      <text:p text:style-name="Standard">GetContentRegionMax()</text:p>
      <text:p text:style-name="Standard">:</text:p>
      <text:p text:style-name="Standard">[object Object]</text:p>
      <text:p text:style-name="Standard">GetCurrentContext()</text:p>
      <text:p text:style-name="Standard">:</text:p>
      <text:p text:style-name="Standard">[object Object]</text:p>
      <text:p text:style-name="Standard">GetCursorPos()</text:p>
      <text:p text:style-name="Standard">:</text:p>
      <text:p text:style-name="Standard">[object Object]</text:p>
      <text:p text:style-name="Standard">GetCursorPosX()</text:p>
      <text:p text:style-name="Standard">:</text:p>
      <text:p text:style-name="Standard">[object Object]</text:p>
      <text:p text:style-name="Standard">GetCursorPosY()</text:p>
      <text:p text:style-name="Standard">:</text:p>
      <text:p text:style-name="Standard">[object Object]</text:p>
      <text:p text:style-name="Standard">GetCursorScreenPos()</text:p>
      <text:p text:style-name="Standard"><text:soft-page-break/>:</text:p>
      <text:p text:style-name="Standard">[object Object]</text:p>
      <text:p text:style-name="Standard">GetCursorStartPos()</text:p>
      <text:p text:style-name="Standard">:</text:p>
      <text:p text:style-name="Standard">[object Object]</text:p>
      <text:p text:style-name="Standard">GetDragDropPayload()</text:p>
      <text:p text:style-name="Standard">:</text:p>
      <text:p text:style-name="Standard">[object Object]</text:p>
      <text:p text:style-name="Standard">GetDrawData()</text:p>
      <text:p text:style-name="Standard">:</text:p>
      <text:p text:style-name="Standard">[object Object]</text:p>
      <text:p text:style-name="Standard">GetDrawListSharedData()</text:p>
      <text:p text:style-name="Standard">:</text:p>
      <text:p text:style-name="Standard">[object Object]</text:p>
      <text:p text:style-name="Standard">GetFont()</text:p>
      <text:p text:style-name="Standard">:</text:p>
      <text:p text:style-name="Standard">[object Object]</text:p>
      <text:p text:style-name="Standard">GetFontSize()</text:p>
      <text:p text:style-name="Standard">:</text:p>
      <text:p text:style-name="Standard">[object Object]</text:p>
      <text:p text:style-name="Standard">GetFontTexUvWhitePixel()</text:p>
      <text:p text:style-name="Standard">:</text:p>
      <text:p text:style-name="Standard">[object Object]</text:p>
      <text:p text:style-name="Standard">GetForegroundDrawList1()</text:p>
      <text:p text:style-name="Standard">:</text:p>
      <text:p text:style-name="Standard">[object Object]</text:p>
      <text:p text:style-name="Standard">GetForegroundDrawList2(ImGuiViewport_viewport)</text:p>
      <text:p text:style-name="Standard">:</text:p>
      <text:p text:style-name="Standard">[object Object]</text:p>
      <text:p text:style-name="Standard">GetFrameCount()</text:p>
      <text:p text:style-name="Standard">:</text:p>
      <text:p text:style-name="Standard">[object Object]</text:p>
      <text:p text:style-name="Standard">GetFrameHeight()</text:p>
      <text:p text:style-name="Standard">:</text:p>
      <text:p text:style-name="Standard">[object Object]</text:p>
      <text:p text:style-name="Standard">GetFrameHeightWithSpacing()</text:p>
      <text:p text:style-name="Standard">:</text:p>
      <text:p text:style-name="Standard">[object Object]</text:p>
      <text:p text:style-name="Standard">GetID1(string_str_id)</text:p>
      <text:p text:style-name="Standard">:</text:p>
      <text:p text:style-name="Standard">[object Object]</text:p>
      <text:p text:style-name="Standard">GetID2(string_str_id_begin, string_str_id_end)</text:p>
      <text:p text:style-name="Standard">:</text:p>
      <text:p text:style-name="Standard">[object Object]</text:p>
      <text:p text:style-name="Standard">GetID3(void_ptr_id)</text:p>
      <text:p text:style-name="Standard">:</text:p>
      <text:p text:style-name="Standard">[object Object]</text:p>
      <text:p text:style-name="Standard">GetIO()</text:p>
      <text:p text:style-name="Standard">[2]</text:p>
      <text:p text:style-name="Standard">0</text:p>
      <text:p text:style-name="Standard">:</text:p>
      <text:p text:style-name="Standard">uiScale = ui_imgui.GetIO().FontGlobalScale</text:p>
      <text:p text:style-name="Standard">1</text:p>
      <text:p text:style-name="Standard">:</text:p>
      <text:p text:style-name="Standard"><text:soft-page-break/>local uiScale = ui_imgui.GetIO().FontGlobalScale</text:p>
      <text:p text:style-name="Standard">GetImGuiIO_FontAllowUserScaling()</text:p>
      <text:p text:style-name="Standard">:</text:p>
      <text:p text:style-name="Standard">[object Object]</text:p>
      <text:p text:style-name="Standard">GetItemRectMax()</text:p>
      <text:p text:style-name="Standard">:</text:p>
      <text:p text:style-name="Standard">[object Object]</text:p>
      <text:p text:style-name="Standard">GetItemRectMin()</text:p>
      <text:p text:style-name="Standard">:</text:p>
      <text:p text:style-name="Standard">[object Object]</text:p>
      <text:p text:style-name="Standard">GetItemRectSize()</text:p>
      <text:p text:style-name="Standard">:</text:p>
      <text:p text:style-name="Standard">[object Object]</text:p>
      <text:p text:style-name="Standard">GetKeyIndex(ImGuiKey_imgui_key)</text:p>
      <text:p text:style-name="Standard">:</text:p>
      <text:p text:style-name="Standard">[object Object]</text:p>
      <text:p text:style-name="Standard">GetKeyPressedAmount(int_key_index, float_repeat_delay, float_rate)</text:p>
      <text:p text:style-name="Standard">:</text:p>
      <text:p text:style-name="Standard">[object Object]</text:p>
      <text:p text:style-name="Standard">GetLengthArrayBool(array)</text:p>
      <text:p text:style-name="Standard">:</text:p>
      <text:p text:style-name="Standard">[object Object]</text:p>
      <text:p text:style-name="Standard">GetLengthArrayCharPtr(array)</text:p>
      <text:p text:style-name="Standard">:</text:p>
      <text:p text:style-name="Standard">[object Object]</text:p>
      <text:p text:style-name="Standard">GetLengthArrayFloat(array)</text:p>
      <text:p text:style-name="Standard">:</text:p>
      <text:p text:style-name="Standard">[object Object]</text:p>
      <text:p text:style-name="Standard">GetLengthArrayImVec4(array)</text:p>
      <text:p text:style-name="Standard">:</text:p>
      <text:p text:style-name="Standard">[object Object]</text:p>
      <text:p text:style-name="Standard">GetLengthArrayInt(array)</text:p>
      <text:p text:style-name="Standard">:</text:p>
      <text:p text:style-name="Standard">[object Object]</text:p>
      <text:p text:style-name="Standard">GetMainContext()</text:p>
      <text:p text:style-name="Standard">:</text:p>
      <text:p text:style-name="Standard">[object Object]</text:p>
      <text:p text:style-name="Standard">GetMainViewport()</text:p>
      <text:p text:style-name="Standard">:</text:p>
      <text:p text:style-name="Standard">[object Object]</text:p>
      <text:p text:style-name="Standard">GetMouseCursor()</text:p>
      <text:p text:style-name="Standard">:</text:p>
      <text:p text:style-name="Standard">[object Object]</text:p>
      <text:p text:style-name="Standard">GetMouseDragDelta(ImGuiMouseButton_button, float_lock_threshold)</text:p>
      <text:p text:style-name="Standard">:</text:p>
      <text:p text:style-name="Standard">[object Object]</text:p>
      <text:p text:style-name="Standard">GetMousePos()</text:p>
      <text:p text:style-name="Standard">:</text:p>
      <text:p text:style-name="Standard">[object Object]</text:p>
      <text:p text:style-name="Standard">GetMousePosOnOpeningCurrentPopup()</text:p>
      <text:p text:style-name="Standard">:</text:p>
      <text:p text:style-name="Standard">[object Object]</text:p>
      <text:p text:style-name="Standard">GetPlatformIO()</text:p>
      <text:p text:style-name="Standard">:</text:p>
      <text:p text:style-name="Standard"><text:soft-page-break/>[object Object]</text:p>
      <text:p text:style-name="Standard">GetScrollMaxX()</text:p>
      <text:p text:style-name="Standard">:</text:p>
      <text:p text:style-name="Standard">[object Object]</text:p>
      <text:p text:style-name="Standard">GetScrollMaxY()</text:p>
      <text:p text:style-name="Standard">:</text:p>
      <text:p text:style-name="Standard">[object Object]</text:p>
      <text:p text:style-name="Standard">GetScrollX()</text:p>
      <text:p text:style-name="Standard">:</text:p>
      <text:p text:style-name="Standard">[object Object]</text:p>
      <text:p text:style-name="Standard">GetScrollY()</text:p>
      <text:p text:style-name="Standard">:</text:p>
      <text:p text:style-name="Standard">[object Object]</text:p>
      <text:p text:style-name="Standard">GetStateStorage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ImGuiCol_idx)</text:p>
      <text:p text:style-name="Standard">:</text:p>
      <text:p text:style-name="Standard">[object Object]</text:p>
      <text:p text:style-name="Standard">GetStyleColorVec4(ImGuiCol_idx)</text:p>
      <text:p text:style-name="Standard">:</text:p>
      <text:p text:style-name="Standard">[object Object]</text:p>
      <text:p text:style-name="Standard">GetTextLineHeight()</text:p>
      <text:p text:style-name="Standard">:</text:p>
      <text:p text:style-name="Standard">[object Object]</text:p>
      <text:p text:style-name="Standard">GetTextLineHeightWithSpacing()</text:p>
      <text:p text:style-name="Standard">:</text:p>
      <text:p text:style-name="Standard">[object Object]</text:p>
      <text:p text:style-name="Standard">GetTime()</text:p>
      <text:p text:style-name="Standard">[1]</text:p>
      <text:p text:style-name="Standard">0</text:p>
      <text:p text:style-name="Standard">:</text:p>
      <text:p text:style-name="Standard">return ui_imgui.GetTime()</text:p>
      <text:p text:style-name="Standard">GetTreeNodeToLabelSpacing()</text:p>
      <text:p text:style-name="Standard">:</text:p>
      <text:p text:style-name="Standard">[object Object]</text:p>
      <text:p text:style-name="Standard">GetVersion()</text:p>
      <text:p text:style-name="Standard">:</text:p>
      <text:p text:style-name="Standard">[object Object]</text:p>
      <text:p text:style-name="Standard">GetWindowContentRegionMax()</text:p>
      <text:p text:style-name="Standard">:</text:p>
      <text:p text:style-name="Standard">[object Object]</text:p>
      <text:p text:style-name="Standard">GetWindowContentRegionMin()</text:p>
      <text:p text:style-name="Standard">:</text:p>
      <text:p text:style-name="Standard">[object Object]</text:p>
      <text:p text:style-name="Standard">GetWindowContentRegionWidth()</text:p>
      <text:p text:style-name="Standard">:</text:p>
      <text:p text:style-name="Standard">[object Object]</text:p>
      <text:p text:style-name="Standard">GetWindowDockID()</text:p>
      <text:p text:style-name="Standard">:</text:p>
      <text:p text:style-name="Standard">[object Object]</text:p>
      <text:p text:style-name="Standard"><text:soft-page-break/>GetWindowDpiScale()</text:p>
      <text:p text:style-name="Standard">:</text:p>
      <text:p text:style-name="Standard">[object Object]</text:p>
      <text:p text:style-name="Standard">GetWindowDrawList()</text:p>
      <text:p text:style-name="Standard">:</text:p>
      <text:p text:style-name="Standard">[object Object]</text:p>
      <text:p text:style-name="Standard">GetWindowHeight()</text:p>
      <text:p text:style-name="Standard">:</text:p>
      <text:p text:style-name="Standard">[object Object]</text:p>
      <text:p text:style-name="Standard">GetWindowPos()</text:p>
      <text:p text:style-name="Standard">:</text:p>
      <text:p text:style-name="Standard">[object Object]</text:p>
      <text:p text:style-name="Standard">GetWindowSize()</text:p>
      <text:p text:style-name="Standard">:</text:p>
      <text:p text:style-name="Standard">[object Object]</text:p>
      <text:p text:style-name="Standard">GetWindowViewport()</text:p>
      <text:p text:style-name="Standard">:</text:p>
      <text:p text:style-name="Standard">[object Object]</text:p>
      <text:p text:style-name="Standard">GetWindowWidth()</text:p>
      <text:p text:style-name="Standard">:</text:p>
      <text:p text:style-name="Standard">[object Object]</text:p>
      <text:p text:style-name="Standard">ImColor(col)</text:p>
      <text:p text:style-name="Standard">:</text:p>
      <text:p text:style-name="Standard">[object Object]</text:p>
      <text:p text:style-name="Standard">ImColorByRGB(r, g, b, a)</text:p>
      <text:p text:style-name="Standard">:</text:p>
      <text:p text:style-name="Standard">[object Object]</text:p>
      <text:p text:style-name="Standard">ImColorPtr(col)</text:p>
      <text:p text:style-name="Standard">:</text:p>
      <text:p text:style-name="Standard">[object Object]</text:p>
      <text:p text:style-name="Standard">ImColor_HSV(ImColor_ctx, float_h, float_s, float_v, float_a)</text:p>
      <text:p text:style-name="Standard">:</text:p>
      <text:p text:style-name="Standard">[object Object]</text:p>
      <text:p text:style-name="Standard">ImColor_SetHSV(ImColor_ctx, float_h, float_s, float_v, float_a)</text:p>
      <text:p text:style-name="Standard">:</text:p>
      <text:p text:style-name="Standard">[object Object]</text:p>
      <text:p text:style-name="Standard">ImDrawCmd()</text:p>
      <text:p text:style-name="Standard">:</text:p>
      <text:p text:style-name="Standard">[object Object]</text:p>
      <text:p text:style-name="Standard">ImDrawCmdPtr()</text:p>
      <text:p text:style-name="Standard">:</text:p>
      <text:p text:style-name="Standard">[object Object]</text:p>
      <text:p text:style-name="Standard">ImDrawData()</text:p>
      <text:p text:style-name="Standard">:</text:p>
      <text:p text:style-name="Standard">[object Object]</text:p>
      <text:p text:style-name="Standard">ImDrawDataPtr()</text:p>
      <text:p text:style-name="Standard">:</text:p>
      <text:p text:style-name="Standard">[object Object]</text:p>
      <text:p text:style-name="Standard">ImDrawData_Clear(ImDrawData_ctx)</text:p>
      <text:p text:style-name="Standard">:</text:p>
      <text:p text:style-name="Standard">[object Object]</text:p>
      <text:p text:style-name="Standard">ImDrawData_DeIndexAllBuffers(ImDrawData_ctx)</text:p>
      <text:p text:style-name="Standard">:</text:p>
      <text:p text:style-name="Standard">[object Object]</text:p>
      <text:p text:style-name="Standard"><text:soft-page-break/>ImDrawData_ScaleClipRects(ImDrawData_ctx, ImVec2_fb_scale)</text:p>
      <text:p text:style-name="Standard">:</text:p>
      <text:p text:style-name="Standard">[object Object]</text:p>
      <text:p text:style-name="Standard">ImDrawList(shared_data)</text:p>
      <text:p text:style-name="Standard">:</text:p>
      <text:p text:style-name="Standard">[object Object]</text:p>
      <text:p text:style-name="Standard">ImDrawListPtr(shared_data)</text:p>
      <text:p text:style-name="Standard">:</text:p>
      <text:p text:style-name="Standard">[object Object]</text:p>
      <text:p text:style-name="Standard">ImDrawListSplitter()</text:p>
      <text:p text:style-name="Standard">:</text:p>
      <text:p text:style-name="Standard">[object Object]</text:p>
      <text:p text:style-name="Standard">ImDrawListSplitterPtr()</text:p>
      <text:p text:style-name="Standard">:</text:p>
      <text:p text:style-name="Standard">[object Object]</text:p>
      <text:p text:style-name="Standard">ImDrawListSplitter_Clear(ImDrawListSplitter_ctx)</text:p>
      <text:p text:style-name="Standard">:</text:p>
      <text:p text:style-name="Standard">[object Object]</text:p>
      <text:p text:style-name="Standard">ImDrawListSplitter_ClearFreeMemory(ImDrawListSplitter_ctx)</text:p>
      <text:p text:style-name="Standard">:</text:p>
      <text:p text:style-name="Standard">[object Object]</text:p>
      <text:p text:style-name="Standard">ImDrawListSplitter_Merge(ImDrawListSplitter_ctx, ImDrawList_draw_list)</text:p>
      <text:p text:style-name="Standard">:</text:p>
      <text:p text:style-name="Standard">[object Object]</text:p>
      <text:p text:style-name="Standard">ImDrawListSplitter_SetCurrentChannel(ImDrawListSplitter_ctx, ImDrawList_draw_list, int_channel_idx)</text:p>
      <text:p text:style-name="Standard">:</text:p>
      <text:p text:style-name="Standard">[object Object]</text:p>
      <text:p text:style-name="Standard">ImDrawListSplitter_Split(ImDrawListSplitter_ctx, ImDrawList_draw_list, int_count)</text:p>
      <text:p text:style-name="Standard">:</text:p>
      <text:p text:style-name="Standard">[object Object]</text:p>
      <text:p text:style-name="Standard">ImDrawList_AddBezierCubic(ImDrawList_ctx, ImVec2_p1, ImVec2_p2, ImVec2_p3, ImVec2_p4, ImU32_col, float_thickness, int_num_segments)</text:p>
      <text:p text:style-name="Standard">:</text:p>
      <text:p text:style-name="Standard">[object Object]</text:p>
      <text:p text:style-name="Standard">ImDrawList_AddBezierQuadratic(ImDrawList_ctx, ImVec2_p1, ImVec2_p2, ImVec2_p3, ImU32_col, float_thickness, int_num_segments)</text:p>
      <text:p text:style-name="Standard">:</text:p>
      <text:p text:style-name="Standard">[object Object]</text:p>
      <text:p text:style-name="Standard">ImDrawList_AddCallback(ImDrawList_ctx, ImDrawCallback_callback, void_callback_data)</text:p>
      <text:p text:style-name="Standard">:</text:p>
      <text:p text:style-name="Standard">[object Object]</text:p>
      <text:p text:style-name="Standard">ImDrawList_AddCircle(ImDrawList_ctx, ImVec2_center, float_radius, ImU32_col, int_num_segments, float_thickness)</text:p>
      <text:p text:style-name="Standard">:</text:p>
      <text:p text:style-name="Standard">[object Object]</text:p>
      <text:p text:style-name="Standard">ImDrawList_AddCircleFilled(ImDrawList_ctx, ImVec2_center, float_radius, ImU32_col, int_num_segments)</text:p>
      <text:p text:style-name="Standard">:</text:p>
      <text:p text:style-name="Standard">[object Object]</text:p>
      <text:p text:style-name="Standard">ImDrawList_AddConvexPolyFilled(ImDrawList_ctx, ImVec2_points, int_num_points, ImU32_col)</text:p>
      <text:p text:style-name="Standard">:</text:p>
      <text:p text:style-name="Standard">[object Object]</text:p>
      <text:p text:style-name="Standard">ImDrawList_AddDrawCmd(ImDrawList_ctx)</text:p>
      <text:p text:style-name="Standard">:</text:p>
      <text:p text:style-name="Standard">[object Object]</text:p>
      <text:p text:style-name="Standard">ImDrawList_AddImage(ImDrawList_ctx, ImTextureID_user_texture_id, ImVec2_p_min, ImVec2_p_max, ImVec2_uv_min, ImVec2_uv_max, ImU32_col)</text:p>
      <text:p text:style-name="Standard">:</text:p>
      <text:p text:style-name="Standard">[object Object]</text:p>
      <text:p text:style-name="Standard"><text:soft-page-break/>ImDrawList_AddImageQuad(ImDrawList_ctx, ImTextureID_user_texture_id, ImVec2_p1, ImVec2_p2, ImVec2_p3, ImVec2_p4, ImVec2_uv1, ImVec2_uv2, ImVec2_uv3, ImVec2_uv4, ImU32_col)</text:p>
      <text:p text:style-name="Standard">:</text:p>
      <text:p text:style-name="Standard">[object Object]</text:p>
      <text:p text:style-name="Standard">ImDrawList_AddImageRounded(ImDrawList_ctx, ImTextureID_user_texture_id, ImVec2_p_min, ImVec2_p_max, ImVec2_uv_min, ImVec2_uv_max, ImU32_col, float_rounding, ImDrawCornerFlags_rounding_corners)</text:p>
      <text:p text:style-name="Standard">:</text:p>
      <text:p text:style-name="Standard">[object Object]</text:p>
      <text:p text:style-name="Standard">ImDrawList_AddLine(ImDrawList_ctx, ImVec2_p1, ImVec2_p2, ImU32_col, float_thickness)</text:p>
      <text:p text:style-name="Standard">:</text:p>
      <text:p text:style-name="Standard">[object Object]</text:p>
      <text:p text:style-name="Standard">ImDrawList_AddNgon(ImDrawList_ctx, ImVec2_center, float_radius, ImU32_col, int_num_segments, float_thickness)</text:p>
      <text:p text:style-name="Standard">:</text:p>
      <text:p text:style-name="Standard">[object Object]</text:p>
      <text:p text:style-name="Standard">ImDrawList_AddNgonFilled(ImDrawList_ctx, ImVec2_center, float_radius, ImU32_col, int_num_segments)</text:p>
      <text:p text:style-name="Standard">:</text:p>
      <text:p text:style-name="Standard">[object Object]</text:p>
      <text:p text:style-name="Standard">ImDrawList_AddPolyline(ImDrawList_ctx, ImVec2_points, int_num_points, ImU32_col, bool_closed, float_thickness)</text:p>
      <text:p text:style-name="Standard">:</text:p>
      <text:p text:style-name="Standard">[object Object]</text:p>
      <text:p text:style-name="Standard">ImDrawList_AddQuad(ImDrawList_ctx, ImVec2_p1, ImVec2_p2, ImVec2_p3, ImVec2_p4, ImU32_col, float_thickness)</text:p>
      <text:p text:style-name="Standard">:</text:p>
      <text:p text:style-name="Standard">[object Object]</text:p>
      <text:p text:style-name="Standard">ImDrawList_AddQuadFilled(ImDrawList_ctx, ImVec2_p1, ImVec2_p2, ImVec2_p3, ImVec2_p4, ImU32_col)</text:p>
      <text:p text:style-name="Standard">:</text:p>
      <text:p text:style-name="Standard">[object Object]</text:p>
      <text:p text:style-name="Standard">ImDrawList_AddRect(ImDrawList_ctx, ImVec2_p_min, ImVec2_p_max, ImU32_col, float_rounding, ImDrawCornerFlags_rounding_corners, float_thickness)</text:p>
      <text:p text:style-name="Standard">:</text:p>
      <text:p text:style-name="Standard">[object Object]</text:p>
      <text:p text:style-name="Standard">ImDrawList_AddRectFilled(ImDrawList_ctx, ImVec2_p_min, ImVec2_p_max, ImU32_col, float_rounding, ImDrawCornerFlags_rounding_corners)</text:p>
      <text:p text:style-name="Standard">:</text:p>
      <text:p text:style-name="Standard">[object Object]</text:p>
      <text:p text:style-name="Standard">ImDrawList_AddRectFilledMultiColor(ImDrawList_ctx, ImVec2_p_min, ImVec2_p_max, ImU32_col_upr_left, ImU32_col_upr_right, ImU32_col_bot_right, ImU32_col_bot_left)</text:p>
      <text:p text:style-name="Standard">:</text:p>
      <text:p text:style-name="Standard">[object Object]</text:p>
      <text:p text:style-name="Standard">ImDrawList_AddText1(ImDrawList_ctx, ImVec2_pos, ImU32_col, string_text_begin, string_text_end)</text:p>
      <text:p text:style-name="Standard">:</text:p>
      <text:p text:style-name="Standard">[object Object]</text:p>
      <text:p text:style-name="Standard">ImDrawList_AddText2(ImDrawList_ctx, ImFont_font, float_font_size, ImVec2_pos, ImU32_col, string_text_begin, string_text_end, float_wrap_width, ImVec4_cpu_fine_clip_rect)</text:p>
      <text:p text:style-name="Standard">:</text:p>
      <text:p text:style-name="Standard">[object Object]</text:p>
      <text:p text:style-name="Standard">ImDrawList_AddTriangle(ImDrawList_ctx, ImVec2_p1, ImVec2_p2, ImVec2_p3, ImU32_col, float_thickness)</text:p>
      <text:p text:style-name="Standard">:</text:p>
      <text:p text:style-name="Standard">[object Object]</text:p>
      <text:p text:style-name="Standard">ImDrawList_AddTriangleFilled(ImDrawList_ctx, ImVec2_p1, ImVec2_p2, ImVec2_p3, ImU32_col)</text:p>
      <text:p text:style-name="Standard">:</text:p>
      <text:p text:style-name="Standard">[object Object]</text:p>
      <text:p text:style-name="Standard">ImDrawList_ChannelsMerge(ImDrawList_ctx)</text:p>
      <text:p text:style-name="Standard">:</text:p>
      <text:p text:style-name="Standard">[object Object]</text:p>
      <text:p text:style-name="Standard">ImDrawList_ChannelsSetCurrent(ImDrawList_ctx, int_n)</text:p>
      <text:p text:style-name="Standard">:</text:p>
      <text:p text:style-name="Standard">[object Object]</text:p>
      <text:p text:style-name="Standard">ImDrawList_ChannelsSplit(ImDrawList_ctx, int_count)</text:p>
      <text:p text:style-name="Standard">:</text:p>
      <text:p text:style-name="Standard">[object Object]</text:p>
      <text:p text:style-name="Standard"><text:soft-page-break/>ImDrawList_CloneOutput(ImDrawList_ctx)</text:p>
      <text:p text:style-name="Standard">:</text:p>
      <text:p text:style-name="Standard">[object Object]</text:p>
      <text:p text:style-name="Standard">ImDrawList_GetClipRectMax(ImDrawList_ctx)</text:p>
      <text:p text:style-name="Standard">:</text:p>
      <text:p text:style-name="Standard">[object Object]</text:p>
      <text:p text:style-name="Standard">ImDrawList_GetClipRectMin(ImDrawList_ctx)</text:p>
      <text:p text:style-name="Standard">:</text:p>
      <text:p text:style-name="Standard">[object Object]</text:p>
      <text:p text:style-name="Standard">ImDrawList_PathArcTo(ImDrawList_ctx, ImVec2_center, float_radius, float_a_min, float_a_max, int_num_segments)</text:p>
      <text:p text:style-name="Standard">:</text:p>
      <text:p text:style-name="Standard">[object Object]</text:p>
      <text:p text:style-name="Standard">ImDrawList_PathArcToFast(ImDrawList_ctx, ImVec2_center, float_radius, int_a_min_of_12, int_a_max_of_12)</text:p>
      <text:p text:style-name="Standard">:</text:p>
      <text:p text:style-name="Standard">[object Object]</text:p>
      <text:p text:style-name="Standard">ImDrawList_PathBezierCubicCurveTo(ImDrawList_ctx, ImVec2_p2, ImVec2_p3, ImVec2_p4, int_num_segments)</text:p>
      <text:p text:style-name="Standard">:</text:p>
      <text:p text:style-name="Standard">[object Object]</text:p>
      <text:p text:style-name="Standard">ImDrawList_PathBezierQuadraticCurveTo(ImDrawList_ctx, ImVec2_p2, ImVec2_p3, int_num_segments)</text:p>
      <text:p text:style-name="Standard">:</text:p>
      <text:p text:style-name="Standard">[object Object]</text:p>
      <text:p text:style-name="Standard">ImDrawList_PathClear(ImDrawList_ctx)</text:p>
      <text:p text:style-name="Standard">:</text:p>
      <text:p text:style-name="Standard">[object Object]</text:p>
      <text:p text:style-name="Standard">ImDrawList_PathFillConvex(ImDrawList_ctx, ImU32_col)</text:p>
      <text:p text:style-name="Standard">:</text:p>
      <text:p text:style-name="Standard">[object Object]</text:p>
      <text:p text:style-name="Standard">ImDrawList_PathLineTo(ImDrawList_ctx, ImVec2_pos)</text:p>
      <text:p text:style-name="Standard">:</text:p>
      <text:p text:style-name="Standard">[object Object]</text:p>
      <text:p text:style-name="Standard">ImDrawList_PathLineToMergeDuplicate(ImDrawList_ctx, ImVec2_pos)</text:p>
      <text:p text:style-name="Standard">:</text:p>
      <text:p text:style-name="Standard">[object Object]</text:p>
      <text:p text:style-name="Standard">ImDrawList_PathRect(ImDrawList_ctx, ImVec2_rect_min, ImVec2_rect_max, float_rounding, ImDrawCornerFlags_rounding_corners)</text:p>
      <text:p text:style-name="Standard">:</text:p>
      <text:p text:style-name="Standard">[object Object]</text:p>
      <text:p text:style-name="Standard">ImDrawList_PathStroke(ImDrawList_ctx, ImU32_col, bool_closed, float_thickness)</text:p>
      <text:p text:style-name="Standard">:</text:p>
      <text:p text:style-name="Standard">[object Object]</text:p>
      <text:p text:style-name="Standard">ImDrawList_PopClipRect(ImDrawList_ctx)</text:p>
      <text:p text:style-name="Standard">:</text:p>
      <text:p text:style-name="Standard">[object Object]</text:p>
      <text:p text:style-name="Standard">ImDrawList_PopTextureID(ImDrawList_ctx)</text:p>
      <text:p text:style-name="Standard">:</text:p>
      <text:p text:style-name="Standard">[object Object]</text:p>
      <text:p text:style-name="Standard">ImDrawList_PrimQuadUV(ImDrawList_ctx, ImVec2_a, ImVec2_b, ImVec2_c, ImVec2_d, ImVec2_uv_a, ImVec2_uv_b, ImVec2_uv_c, ImVec2_uv_d, ImU32_col)</text:p>
      <text:p text:style-name="Standard">:</text:p>
      <text:p text:style-name="Standard">[object Object]</text:p>
      <text:p text:style-name="Standard">ImDrawList_PrimRect(ImDrawList_ctx, ImVec2_a, ImVec2_b, ImU32_col)</text:p>
      <text:p text:style-name="Standard">:</text:p>
      <text:p text:style-name="Standard">[object Object]</text:p>
      <text:p text:style-name="Standard">ImDrawList_PrimRectUV(ImDrawList_ctx, ImVec2_a, ImVec2_b, ImVec2_uv_a, ImVec2_uv_b, ImU32_col)</text:p>
      <text:p text:style-name="Standard">:</text:p>
      <text:p text:style-name="Standard">[object Object]</text:p>
      <text:p text:style-name="Standard"><text:soft-page-break/>ImDrawList_PrimReserve(ImDrawList_ctx, int_idx_count, int_vtx_count)</text:p>
      <text:p text:style-name="Standard">:</text:p>
      <text:p text:style-name="Standard">[object Object]</text:p>
      <text:p text:style-name="Standard">ImDrawList_PrimUnreserve(ImDrawList_ctx, int_idx_count, int_vtx_count)</text:p>
      <text:p text:style-name="Standard">:</text:p>
      <text:p text:style-name="Standard">[object Object]</text:p>
      <text:p text:style-name="Standard">ImDrawList_PrimVtx(ImDrawList_ctx, ImVec2_pos, ImVec2_uv, ImU32_col)</text:p>
      <text:p text:style-name="Standard">:</text:p>
      <text:p text:style-name="Standard">[object Object]</text:p>
      <text:p text:style-name="Standard">ImDrawList_PrimWriteIdx(ImDrawList_ctx, ImDrawIdx_idx)</text:p>
      <text:p text:style-name="Standard">:</text:p>
      <text:p text:style-name="Standard">[object Object]</text:p>
      <text:p text:style-name="Standard">ImDrawList_PrimWriteVtx(ImDrawList_ctx, ImVec2_pos, ImVec2_uv, ImU32_col)</text:p>
      <text:p text:style-name="Standard">:</text:p>
      <text:p text:style-name="Standard">[object Object]</text:p>
      <text:p text:style-name="Standard">ImDrawList_PushClipRect(ImDrawList_ctx, ImVec2_clip_rect_min, ImVec2_clip_rect_max, bool_intersect_with_current_clip_rect)</text:p>
      <text:p text:style-name="Standard">:</text:p>
      <text:p text:style-name="Standard">[object Object]</text:p>
      <text:p text:style-name="Standard">ImDrawList_PushClipRectFullScreen(ImDrawList_ctx)</text:p>
      <text:p text:style-name="Standard">:</text:p>
      <text:p text:style-name="Standard">[object Object]</text:p>
      <text:p text:style-name="Standard">ImDrawList_PushTextureID(ImDrawList_ctx, ImTextureID_texture_id)</text:p>
      <text:p text:style-name="Standard">:</text:p>
      <text:p text:style-name="Standard">[object Object]</text:p>
      <text:p text:style-name="Standard">ImDrawList__ClearFreeMemory(ImDrawList_ctx)</text:p>
      <text:p text:style-name="Standard">:</text:p>
      <text:p text:style-name="Standard">[object Object]</text:p>
      <text:p text:style-name="Standard">ImDrawList__OnChangedClipRect(ImDrawList_ctx)</text:p>
      <text:p text:style-name="Standard">:</text:p>
      <text:p text:style-name="Standard">[object Object]</text:p>
      <text:p text:style-name="Standard">ImDrawList__OnChangedTextureID(ImDrawList_ctx)</text:p>
      <text:p text:style-name="Standard">:</text:p>
      <text:p text:style-name="Standard">[object Object]</text:p>
      <text:p text:style-name="Standard">ImDrawList__OnChangedVtxOffset(ImDrawList_ctx)</text:p>
      <text:p text:style-name="Standard">:</text:p>
      <text:p text:style-name="Standard">[object Object]</text:p>
      <text:p text:style-name="Standard">ImDrawList__PopUnusedDrawCmd(ImDrawList_ctx)</text:p>
      <text:p text:style-name="Standard">:</text:p>
      <text:p text:style-name="Standard">[object Object]</text:p>
      <text:p text:style-name="Standard">ImDrawList__ResetForNewFrame(ImDrawList_ctx)</text:p>
      <text:p text:style-name="Standard">:</text:p>
      <text:p text:style-name="Standard">[object Object]</text:p>
      <text:p text:style-name="Standard">ImFont()</text:p>
      <text:p text:style-name="Standard">:</text:p>
      <text:p text:style-name="Standard">[object Object]</text:p>
      <text:p text:style-name="Standard">ImFontAtlas()</text:p>
      <text:p text:style-name="Standard">:</text:p>
      <text:p text:style-name="Standard">[object Object]</text:p>
      <text:p text:style-name="Standard">ImFontAtlasCustomRect()</text:p>
      <text:p text:style-name="Standard">:</text:p>
      <text:p text:style-name="Standard">[object Object]</text:p>
      <text:p text:style-name="Standard">ImFontAtlasCustomRectPtr()</text:p>
      <text:p text:style-name="Standard">:</text:p>
      <text:p text:style-name="Standard">[object Object]</text:p>
      <text:p text:style-name="Standard"><text:soft-page-break/>ImFontAtlasCustomRect_IsPacked(ImFontAtlasCustomRect_ctx)</text:p>
      <text:p text:style-name="Standard">:</text:p>
      <text:p text:style-name="Standard">[object Object]</text:p>
      <text:p text:style-name="Standard">ImFontAtlasPtr()</text:p>
      <text:p text:style-name="Standard">:</text:p>
      <text:p text:style-name="Standard">[object Object]</text:p>
      <text:p text:style-name="Standard">ImFontAtlas_AddCustomRectFontGlyph(ImFontAtlas_ctx, ImFont_font, ImWchar_id, int_width, int_height, float_advance_x, ImVec2_offset)</text:p>
      <text:p text:style-name="Standard">:</text:p>
      <text:p text:style-name="Standard">[object Object]</text:p>
      <text:p text:style-name="Standard">ImFontAtlas_AddCustomRectRegular(ImFontAtlas_ctx, int_width, int_height)</text:p>
      <text:p text:style-name="Standard">:</text:p>
      <text:p text:style-name="Standard">[object Object]</text:p>
      <text:p text:style-name="Standard">ImFontAtlas_AddFont(ImFontAtlas_ctx, ImFontConfig_font_cfg)</text:p>
      <text:p text:style-name="Standard">:</text:p>
      <text:p text:style-name="Standard">[object Object]</text:p>
      <text:p text:style-name="Standard">ImFontAtlas_AddFontDefault(ImFontAtlas_ctx, ImFontConfig_font_cfg)</text:p>
      <text:p text:style-name="Standard">:</text:p>
      <text:p text:style-name="Standard">[object Object]</text:p>
      <text:p text:style-name="Standard">ImFontAtlas_AddFontFromFileTTF(ImFontAtlas_ctx, string_filename, float_size_pixels, ImFontConfig_font_cfg, ImWchar_glyph_ranges)</text:p>
      <text:p text:style-name="Standard">:</text:p>
      <text:p text:style-name="Standard">[object Object]</text:p>
      <text:p text:style-name="Standard">ImFontAtlas_AddFontFromMemoryCompressedBase85TTF(ImFontAtlas_ctx, string_compressed_font_data_base85, float_size_pixels, ImFontConfig_font_cfg, ImWchar_glyph_ranges)</text:p>
      <text:p text:style-name="Standard">:</text:p>
      <text:p text:style-name="Standard">[object Object]</text:p>
      <text:p text:style-name="Standard">ImFontAtlas_AddFontFromMemoryCompressedTTF(ImFontAtlas_ctx, void_compressed_font_data, int_compressed_font_size, float_size_pixels, ImFontConfig_font_cfg, ImWchar_glyph_ranges)</text:p>
      <text:p text:style-name="Standard">:</text:p>
      <text:p text:style-name="Standard">[object Object]</text:p>
      <text:p text:style-name="Standard">ImFontAtlas_AddFontFromMemoryTTF(ImFontAtlas_ctx, void_font_data, int_font_size, float_size_pixels, ImFontConfig_font_cfg, ImWchar_glyph_ranges)</text:p>
      <text:p text:style-name="Standard">:</text:p>
      <text:p text:style-name="Standard">[object Object]</text:p>
      <text:p text:style-name="Standard">ImFontAtlas_Build(ImFontAtlas_ctx)</text:p>
      <text:p text:style-name="Standard">:</text:p>
      <text:p text:style-name="Standard">[object Object]</text:p>
      <text:p text:style-name="Standard">ImFontAtlas_CalcCustomRectUV(ImFontAtlas_ctx, ImFontAtlasCustomRect_rect, ImVec2_out_uv_min, ImVec2_out_uv_max)</text:p>
      <text:p text:style-name="Standard">:</text:p>
      <text:p text:style-name="Standard">[object Object]</text:p>
      <text:p text:style-name="Standard">ImFontAtlas_Clear(ImFontAtlas_ctx)</text:p>
      <text:p text:style-name="Standard">:</text:p>
      <text:p text:style-name="Standard">[object Object]</text:p>
      <text:p text:style-name="Standard">ImFontAtlas_ClearFonts(ImFontAtlas_ctx)</text:p>
      <text:p text:style-name="Standard">:</text:p>
      <text:p text:style-name="Standard">[object Object]</text:p>
      <text:p text:style-name="Standard">ImFontAtlas_ClearInputData(ImFontAtlas_ctx)</text:p>
      <text:p text:style-name="Standard">:</text:p>
      <text:p text:style-name="Standard">[object Object]</text:p>
      <text:p text:style-name="Standard">ImFontAtlas_ClearTexData(ImFontAtlas_ctx)</text:p>
      <text:p text:style-name="Standard">:</text:p>
      <text:p text:style-name="Standard">[object Object]</text:p>
      <text:p text:style-name="Standard">ImFontAtlas_GetCustomRectByIndex(ImFontAtlas_ctx, int_index)</text:p>
      <text:p text:style-name="Standard">:</text:p>
      <text:p text:style-name="Standard">[object Object]</text:p>
      <text:p text:style-name="Standard">ImFontAtlas_GetGlyphRangesChineseFull(ImFontAtlas_ctx)</text:p>
      <text:p text:style-name="Standard">:</text:p>
      <text:p text:style-name="Standard">[object Object]</text:p>
      <text:p text:style-name="Standard"><text:soft-page-break/>ImFontAtlas_GetGlyphRangesChineseSimplifiedCommon(ImFontAtlas_ctx)</text:p>
      <text:p text:style-name="Standard">:</text:p>
      <text:p text:style-name="Standard">[object Object]</text:p>
      <text:p text:style-name="Standard">ImFontAtlas_GetGlyphRangesCyrillic(ImFontAtlas_ctx)</text:p>
      <text:p text:style-name="Standard">:</text:p>
      <text:p text:style-name="Standard">[object Object]</text:p>
      <text:p text:style-name="Standard">ImFontAtlas_GetGlyphRangesDefault(ImFontAtlas_ctx)</text:p>
      <text:p text:style-name="Standard">:</text:p>
      <text:p text:style-name="Standard">[object Object]</text:p>
      <text:p text:style-name="Standard">ImFontAtlas_GetGlyphRangesJapanese(ImFontAtlas_ctx)</text:p>
      <text:p text:style-name="Standard">:</text:p>
      <text:p text:style-name="Standard">[object Object]</text:p>
      <text:p text:style-name="Standard">ImFontAtlas_GetGlyphRangesKorean(ImFontAtlas_ctx)</text:p>
      <text:p text:style-name="Standard">:</text:p>
      <text:p text:style-name="Standard">[object Object]</text:p>
      <text:p text:style-name="Standard">ImFontAtlas_GetGlyphRangesThai(ImFontAtlas_ctx)</text:p>
      <text:p text:style-name="Standard">:</text:p>
      <text:p text:style-name="Standard">[object Object]</text:p>
      <text:p text:style-name="Standard">ImFontAtlas_GetGlyphRangesVietnamese(ImFontAtlas_ctx)</text:p>
      <text:p text:style-name="Standard">:</text:p>
      <text:p text:style-name="Standard">[object Object]</text:p>
      <text:p text:style-name="Standard">ImFontAtlas_GetMouseCursorTexData(ImFontAtlas_ctx, ImGuiMouseCursor_cursor, ImVec2_out_offset, ImVec2_out_size, ImVec2Ptr_out_uv_border, ImVec2Ptr_out_uv_fill)</text:p>
      <text:p text:style-name="Standard">:</text:p>
      <text:p text:style-name="Standard">[object Object]</text:p>
      <text:p text:style-name="Standard">ImFontAtlas_GetTexDataAsAlpha8(ImFontAtlas_ctx, string_out_pixels, int_out_width, int_out_height, int_out_bytes_per_pixel)</text:p>
      <text:p text:style-name="Standard">:</text:p>
      <text:p text:style-name="Standard">[object Object]</text:p>
      <text:p text:style-name="Standard">ImFontAtlas_GetTexDataAsRGBA32(ImFontAtlas_ctx, string_out_pixels, int_out_width, int_out_height, int_out_bytes_per_pixel)</text:p>
      <text:p text:style-name="Standard">:</text:p>
      <text:p text:style-name="Standard">[object Object]</text:p>
      <text:p text:style-name="Standard">ImFontAtlas_IsBuilt(ImFontAtlas_ctx)</text:p>
      <text:p text:style-name="Standard">:</text:p>
      <text:p text:style-name="Standard">[object Object]</text:p>
      <text:p text:style-name="Standard">ImFontAtlas_SetTexID(ImFontAtlas_ctx, ImTextureID_id)</text:p>
      <text:p text:style-name="Standard">:</text:p>
      <text:p text:style-name="Standard">[object Object]</text:p>
      <text:p text:style-name="Standard">ImFontConfig()</text:p>
      <text:p text:style-name="Standard">:</text:p>
      <text:p text:style-name="Standard">[object Object]</text:p>
      <text:p text:style-name="Standard">ImFontConfigPtr()</text:p>
      <text:p text:style-name="Standard">:</text:p>
      <text:p text:style-name="Standard">[object Object]</text:p>
      <text:p text:style-name="Standard">ImFontGlyphRangesBuilder()</text:p>
      <text:p text:style-name="Standard">:</text:p>
      <text:p text:style-name="Standard">[object Object]</text:p>
      <text:p text:style-name="Standard">ImFontGlyphRangesBuilderPtr()</text:p>
      <text:p text:style-name="Standard">:</text:p>
      <text:p text:style-name="Standard">[object Object]</text:p>
      <text:p text:style-name="Standard">ImFontGlyphRangesBuilder_AddChar(ImFontGlyphRangesBuilder_ctx, ImWchar_c)</text:p>
      <text:p text:style-name="Standard">:</text:p>
      <text:p text:style-name="Standard">[object Object]</text:p>
      <text:p text:style-name="Standard">ImFontGlyphRangesBuilder_AddRanges(ImFontGlyphRangesBuilder_ctx, ImWchar_ranges)</text:p>
      <text:p text:style-name="Standard">:</text:p>
      <text:p text:style-name="Standard">[object Object]</text:p>
      <text:p text:style-name="Standard"><text:soft-page-break/>ImFontGlyphRangesBuilder_AddText(ImFontGlyphRangesBuilder_ctx, string_text, string_text_end)</text:p>
      <text:p text:style-name="Standard">:</text:p>
      <text:p text:style-name="Standard">[object Object]</text:p>
      <text:p text:style-name="Standard">ImFontGlyphRangesBuilder_Clear(ImFontGlyphRangesBuilder_ctx)</text:p>
      <text:p text:style-name="Standard">:</text:p>
      <text:p text:style-name="Standard">[object Object]</text:p>
      <text:p text:style-name="Standard">ImFontGlyphRangesBuilder_GetBit(ImFontGlyphRangesBuilder_ctx, size_t_n)</text:p>
      <text:p text:style-name="Standard">:</text:p>
      <text:p text:style-name="Standard">[object Object]</text:p>
      <text:p text:style-name="Standard">ImFontGlyphRangesBuilder_SetBit(ImFontGlyphRangesBuilder_ctx, size_t_n)</text:p>
      <text:p text:style-name="Standard">:</text:p>
      <text:p text:style-name="Standard">[object Object]</text:p>
      <text:p text:style-name="Standard">ImFontPtr()</text:p>
      <text:p text:style-name="Standard">:</text:p>
      <text:p text:style-name="Standard">[object Object]</text:p>
      <text:p text:style-name="Standard">ImFont_AddGlyph(ImFont_ctx, ImFontConfig_src_cfg, ImWchar_c, float_x0, float_y0, float_x1, float_y1, float_u0, float_v0, float_u1, float_v1, float_advance_x)</text:p>
      <text:p text:style-name="Standard">:</text:p>
      <text:p text:style-name="Standard">[object Object]</text:p>
      <text:p text:style-name="Standard">ImFont_AddRemapChar(ImFont_ctx, ImWchar_dst, ImWchar_src, bool_overwrite_dst)</text:p>
      <text:p text:style-name="Standard">:</text:p>
      <text:p text:style-name="Standard">[object Object]</text:p>
      <text:p text:style-name="Standard">ImFont_BuildLookupTable(ImFont_ctx)</text:p>
      <text:p text:style-name="Standard">:</text:p>
      <text:p text:style-name="Standard">[object Object]</text:p>
      <text:p text:style-name="Standard">ImFont_CalcTextSizeA(ImFont_ctx, float_size, float_max_width, float_wrap_width, string_text_begin, string_text_end, string_remaining)</text:p>
      <text:p text:style-name="Standard">:</text:p>
      <text:p text:style-name="Standard">[object Object]</text:p>
      <text:p text:style-name="Standard">ImFont_CalcWordWrapPositionA(ImFont_ctx, float_scale, string_text, string_text_end, float_wrap_width)</text:p>
      <text:p text:style-name="Standard">:</text:p>
      <text:p text:style-name="Standard">[object Object]</text:p>
      <text:p text:style-name="Standard">ImFont_ClearOutputData(ImFont_ctx)</text:p>
      <text:p text:style-name="Standard">:</text:p>
      <text:p text:style-name="Standard">[object Object]</text:p>
      <text:p text:style-name="Standard">ImFont_FindGlyph(ImFont_ctx, ImWchar_c)</text:p>
      <text:p text:style-name="Standard">:</text:p>
      <text:p text:style-name="Standard">[object Object]</text:p>
      <text:p text:style-name="Standard">ImFont_FindGlyphNoFallback(ImFont_ctx, ImWchar_c)</text:p>
      <text:p text:style-name="Standard">:</text:p>
      <text:p text:style-name="Standard">[object Object]</text:p>
      <text:p text:style-name="Standard">ImFont_GetCharAdvance(ImFont_ctx, ImWchar_c)</text:p>
      <text:p text:style-name="Standard">:</text:p>
      <text:p text:style-name="Standard">[object Object]</text:p>
      <text:p text:style-name="Standard">ImFont_GetDebugName(ImFont_ctx)</text:p>
      <text:p text:style-name="Standard">:</text:p>
      <text:p text:style-name="Standard">[object Object]</text:p>
      <text:p text:style-name="Standard">ImFont_GrowIndex(ImFont_ctx, int_new_size)</text:p>
      <text:p text:style-name="Standard">:</text:p>
      <text:p text:style-name="Standard">[object Object]</text:p>
      <text:p text:style-name="Standard">ImFont_IsGlyphRangeUnused(ImFont_ctx, int_c_begin, int_c_last)</text:p>
      <text:p text:style-name="Standard">:</text:p>
      <text:p text:style-name="Standard">[object Object]</text:p>
      <text:p text:style-name="Standard">ImFont_IsLoaded(ImFont_ctx)</text:p>
      <text:p text:style-name="Standard">:</text:p>
      <text:p text:style-name="Standard">[object Object]</text:p>
      <text:p text:style-name="Standard"><text:soft-page-break/>ImFont_RenderChar(ImFont_ctx, ImDrawList_draw_list, float_size, ImVec2_pos, ImU32_col, ImWchar_c)</text:p>
      <text:p text:style-name="Standard">:</text:p>
      <text:p text:style-name="Standard">[object Object]</text:p>
      <text:p text:style-name="Standard">ImFont_RenderText(ImFont_ctx, ImDrawList_draw_list, float_size, ImVec2_pos, ImU32_col, ImVec4_clip_rect, string_text_begin, string_text_end, float_wrap_width, bool_cpu_fine_clip)</text:p>
      <text:p text:style-name="Standard">:</text:p>
      <text:p text:style-name="Standard">[object Object]</text:p>
      <text:p text:style-name="Standard">ImFont_SetFallbackChar(ImFont_ctx, ImWchar_c)</text:p>
      <text:p text:style-name="Standard">:</text:p>
      <text:p text:style-name="Standard">[object Object]</text:p>
      <text:p text:style-name="Standard">ImFont_SetGlyphVisible(ImFont_ctx, ImWchar_c, bool_visible)</text:p>
      <text:p text:style-name="Standard">:</text:p>
      <text:p text:style-name="Standard">[object Object]</text:p>
      <text:p text:style-name="Standard">ImGuiIO()</text:p>
      <text:p text:style-name="Standard">:</text:p>
      <text:p text:style-name="Standard">[object Object]</text:p>
      <text:p text:style-name="Standard">ImGuiIOPtr()</text:p>
      <text:p text:style-name="Standard">:</text:p>
      <text:p text:style-name="Standard">[object Object]</text:p>
      <text:p text:style-name="Standard">ImGuiIO_AddInputCharacter(ImGuiIO_ctx, int_c)</text:p>
      <text:p text:style-name="Standard">:</text:p>
      <text:p text:style-name="Standard">[object Object]</text:p>
      <text:p text:style-name="Standard">ImGuiIO_AddInputCharacterUTF16(ImGuiIO_ctx, ImWchar16_c)</text:p>
      <text:p text:style-name="Standard">:</text:p>
      <text:p text:style-name="Standard">[object Object]</text:p>
      <text:p text:style-name="Standard">ImGuiIO_AddInputCharactersUTF8(ImGuiIO_ctx, string_str)</text:p>
      <text:p text:style-name="Standard">:</text:p>
      <text:p text:style-name="Standard">[object Object]</text:p>
      <text:p text:style-name="Standard">ImGuiIO_ClearInputCharacters(ImGuiIO_ctx)</text:p>
      <text:p text:style-name="Standard">:</text:p>
      <text:p text:style-name="Standard">[object Object]</text:p>
      <text:p text:style-name="Standard">ImGuiInputTextCallbackData()</text:p>
      <text:p text:style-name="Standard">:</text:p>
      <text:p text:style-name="Standard">[object Object]</text:p>
      <text:p text:style-name="Standard">ImGuiInputTextCallbackDataPtr()</text:p>
      <text:p text:style-name="Standard">:</text:p>
      <text:p text:style-name="Standard">[object Object]</text:p>
      <text:p text:style-name="Standard">ImGuiInputTextCallbackData_ClearSelection(ImGuiInputTextCallbackData_ctx)</text:p>
      <text:p text:style-name="Standard">:</text:p>
      <text:p text:style-name="Standard">[object Object]</text:p>
      <text:p text:style-name="Standard">ImGuiInputTextCallbackData_DeleteChars(ImGuiInputTextCallbackData_ctx, int_pos, int_bytes_count)</text:p>
      <text:p text:style-name="Standard">:</text:p>
      <text:p text:style-name="Standard">[object Object]</text:p>
      <text:p text:style-name="Standard">ImGuiInputTextCallbackData_HasSelection(ImGuiInputTextCallbackData_ctx)</text:p>
      <text:p text:style-name="Standard">:</text:p>
      <text:p text:style-name="Standard">[object Object]</text:p>
      <text:p text:style-name="Standard">ImGuiInputTextCallbackData_InsertChars(ImGuiInputTextCallbackData_ctx, int_pos, string_text, string_text_end)</text:p>
      <text:p text:style-name="Standard">:</text:p>
      <text:p text:style-name="Standard">[object Object]</text:p>
      <text:p text:style-name="Standard">ImGuiInputTextCallbackData_SelectAll(ImGuiInputTextCallbackData_ctx)</text:p>
      <text:p text:style-name="Standard">:</text:p>
      <text:p text:style-name="Standard">[object Object]</text:p>
      <text:p text:style-name="Standard">ImGuiListClipper()</text:p>
      <text:p text:style-name="Standard">:</text:p>
      <text:p text:style-name="Standard">[object Object]</text:p>
      <text:p text:style-name="Standard"><text:soft-page-break/>ImGuiListClipperPtr()</text:p>
      <text:p text:style-name="Standard">:</text:p>
      <text:p text:style-name="Standard">[object Object]</text:p>
      <text:p text:style-name="Standard">ImGuiListClipper_Begin(ImGuiListClipper_ctx, int_items_count, float_items_height)</text:p>
      <text:p text:style-name="Standard">:</text:p>
      <text:p text:style-name="Standard">[object Object]</text:p>
      <text:p text:style-name="Standard">ImGuiListClipper_End(ImGuiListClipper_ctx)</text:p>
      <text:p text:style-name="Standard">:</text:p>
      <text:p text:style-name="Standard">[object Object]</text:p>
      <text:p text:style-name="Standard">ImGuiListClipper_Step(ImGuiListClipper_ctx)</text:p>
      <text:p text:style-name="Standard">:</text:p>
      <text:p text:style-name="Standard">[object Object]</text:p>
      <text:p text:style-name="Standard">ImGuiPayload()</text:p>
      <text:p text:style-name="Standard">:</text:p>
      <text:p text:style-name="Standard">[object Object]</text:p>
      <text:p text:style-name="Standard">ImGuiPayloadPtr()</text:p>
      <text:p text:style-name="Standard">:</text:p>
      <text:p text:style-name="Standard">[object Object]</text:p>
      <text:p text:style-name="Standard">ImGuiPayload_Clear(ImGuiPayload_ctx)</text:p>
      <text:p text:style-name="Standard">:</text:p>
      <text:p text:style-name="Standard">[object Object]</text:p>
      <text:p text:style-name="Standard">ImGuiPayload_IsDataType(ImGuiPayload_ctx, string_type)</text:p>
      <text:p text:style-name="Standard">:</text:p>
      <text:p text:style-name="Standard">[object Object]</text:p>
      <text:p text:style-name="Standard">ImGuiPayload_IsDelivery(ImGuiPayload_ctx)</text:p>
      <text:p text:style-name="Standard">:</text:p>
      <text:p text:style-name="Standard">[object Object]</text:p>
      <text:p text:style-name="Standard">ImGuiPayload_IsPreview(ImGuiPayload_ctx)</text:p>
      <text:p text:style-name="Standard">:</text:p>
      <text:p text:style-name="Standard">[object Object]</text:p>
      <text:p text:style-name="Standard">ImGuiPlatformIO()</text:p>
      <text:p text:style-name="Standard">:</text:p>
      <text:p text:style-name="Standard">[object Object]</text:p>
      <text:p text:style-name="Standard">ImGuiPlatformIOPtr()</text:p>
      <text:p text:style-name="Standard">:</text:p>
      <text:p text:style-name="Standard">[object Object]</text:p>
      <text:p text:style-name="Standard">ImGuiPlatformMonitor()</text:p>
      <text:p text:style-name="Standard">:</text:p>
      <text:p text:style-name="Standard">[object Object]</text:p>
      <text:p text:style-name="Standard">ImGuiPlatformMonitorPtr()</text:p>
      <text:p text:style-name="Standard">:</text:p>
      <text:p text:style-name="Standard">[object Object]</text:p>
      <text:p text:style-name="Standard">ImGuiStorage_BuildSortByKey(ImGuiStorage_ctx)</text:p>
      <text:p text:style-name="Standard">:</text:p>
      <text:p text:style-name="Standard">[object Object]</text:p>
      <text:p text:style-name="Standard">ImGuiStorage_Clear(ImGuiStorage_ctx)</text:p>
      <text:p text:style-name="Standard">:</text:p>
      <text:p text:style-name="Standard">[object Object]</text:p>
      <text:p text:style-name="Standard">ImGuiStorage_GetBool(ImGuiStorage_ctx, ImGuiID_key, bool_default_val)</text:p>
      <text:p text:style-name="Standard">:</text:p>
      <text:p text:style-name="Standard">[object Object]</text:p>
      <text:p text:style-name="Standard">ImGuiStorage_GetBoolRef(ImGuiStorage_ctx, ImGuiID_key, bool_default_val)</text:p>
      <text:p text:style-name="Standard">:</text:p>
      <text:p text:style-name="Standard">[object Object]</text:p>
      <text:p text:style-name="Standard"><text:soft-page-break/>ImGuiStorage_GetFloat(ImGuiStorage_ctx, ImGuiID_key, float_default_val)</text:p>
      <text:p text:style-name="Standard">:</text:p>
      <text:p text:style-name="Standard">[object Object]</text:p>
      <text:p text:style-name="Standard">ImGuiStorage_GetFloatRef(ImGuiStorage_ctx, ImGuiID_key, float_default_val)</text:p>
      <text:p text:style-name="Standard">:</text:p>
      <text:p text:style-name="Standard">[object Object]</text:p>
      <text:p text:style-name="Standard">ImGuiStorage_GetInt(ImGuiStorage_ctx, ImGuiID_key, int_default_val)</text:p>
      <text:p text:style-name="Standard">:</text:p>
      <text:p text:style-name="Standard">[object Object]</text:p>
      <text:p text:style-name="Standard">ImGuiStorage_GetIntRef(ImGuiStorage_ctx, ImGuiID_key, int_default_val)</text:p>
      <text:p text:style-name="Standard">:</text:p>
      <text:p text:style-name="Standard">[object Object]</text:p>
      <text:p text:style-name="Standard">ImGuiStorage_GetVoidPtr(ImGuiStorage_ctx, ImGuiID_key)</text:p>
      <text:p text:style-name="Standard">:</text:p>
      <text:p text:style-name="Standard">[object Object]</text:p>
      <text:p text:style-name="Standard">ImGuiStorage_GetVoidPtrRef(ImGuiStorage_ctx, ImGuiID_key, void_default_val)</text:p>
      <text:p text:style-name="Standard">:</text:p>
      <text:p text:style-name="Standard">[object Object]</text:p>
      <text:p text:style-name="Standard">ImGuiStorage_SetAllInt(ImGuiStorage_ctx, int_val)</text:p>
      <text:p text:style-name="Standard">:</text:p>
      <text:p text:style-name="Standard">[object Object]</text:p>
      <text:p text:style-name="Standard">ImGuiStorage_SetBool(ImGuiStorage_ctx, ImGuiID_key, bool_val)</text:p>
      <text:p text:style-name="Standard">:</text:p>
      <text:p text:style-name="Standard">[object Object]</text:p>
      <text:p text:style-name="Standard">ImGuiStorage_SetFloat(ImGuiStorage_ctx, ImGuiID_key, float_val)</text:p>
      <text:p text:style-name="Standard">:</text:p>
      <text:p text:style-name="Standard">[object Object]</text:p>
      <text:p text:style-name="Standard">ImGuiStorage_SetInt(ImGuiStorage_ctx, ImGuiID_key, int_val)</text:p>
      <text:p text:style-name="Standard">:</text:p>
      <text:p text:style-name="Standard">[object Object]</text:p>
      <text:p text:style-name="Standard">ImGuiStorage_SetVoidPtr(ImGuiStorage_ctx, ImGuiID_key, void_val)</text:p>
      <text:p text:style-name="Standard">:</text:p>
      <text:p text:style-name="Standard">[object Object]</text:p>
      <text:p text:style-name="Standard">ImGuiStyle()</text:p>
      <text:p text:style-name="Standard">:</text:p>
      <text:p text:style-name="Standard">[object Object]</text:p>
      <text:p text:style-name="Standard">ImGuiStylePtr()</text:p>
      <text:p text:style-name="Standard">:</text:p>
      <text:p text:style-name="Standard">[object Object]</text:p>
      <text:p text:style-name="Standard">ImGuiStyle_ScaleAllSizes(ImGuiStyle_ctx, float_scale_factor)</text:p>
      <text:p text:style-name="Standard">:</text:p>
      <text:p text:style-name="Standard">[object Object]</text:p>
      <text:p text:style-name="Standard">ImGuiTableColumnSortSpecs()</text:p>
      <text:p text:style-name="Standard">:</text:p>
      <text:p text:style-name="Standard">[object Object]</text:p>
      <text:p text:style-name="Standard">ImGuiTableColumnSortSpecsPtr()</text:p>
      <text:p text:style-name="Standard">:</text:p>
      <text:p text:style-name="Standard">[object Object]</text:p>
      <text:p text:style-name="Standard">ImGuiTableSortSpecs()</text:p>
      <text:p text:style-name="Standard">:</text:p>
      <text:p text:style-name="Standard">[object Object]</text:p>
      <text:p text:style-name="Standard">ImGuiTableSortSpecsPtr()</text:p>
      <text:p text:style-name="Standard">:</text:p>
      <text:p text:style-name="Standard">[object Object]</text:p>
      <text:p text:style-name="Standard"><text:soft-page-break/>ImGuiTextBuffer()</text:p>
      <text:p text:style-name="Standard">:</text:p>
      <text:p text:style-name="Standard">[object Object]</text:p>
      <text:p text:style-name="Standard">ImGuiTextBufferPtr()</text:p>
      <text:p text:style-name="Standard">:</text:p>
      <text:p text:style-name="Standard">[object Object]</text:p>
      <text:p text:style-name="Standard">ImGuiTextBuffer_append(ImGuiTextBuffer_ctx, string_str, string_str_end)</text:p>
      <text:p text:style-name="Standard">:</text:p>
      <text:p text:style-name="Standard">[object Object]</text:p>
      <text:p text:style-name="Standard">ImGuiTextBuffer_appendfv(ImGuiTextBuffer_ctx, string_fmt, va_list_args)</text:p>
      <text:p text:style-name="Standard">:</text:p>
      <text:p text:style-name="Standard">[object Object]</text:p>
      <text:p text:style-name="Standard">ImGuiTextBuffer_begin(ImGuiTextBuffer_ctx)</text:p>
      <text:p text:style-name="Standard">:</text:p>
      <text:p text:style-name="Standard">[object Object]</text:p>
      <text:p text:style-name="Standard">ImGuiTextBuffer_c_str(ImGuiTextBuffer_ctx)</text:p>
      <text:p text:style-name="Standard">:</text:p>
      <text:p text:style-name="Standard">[object Object]</text:p>
      <text:p text:style-name="Standard">ImGuiTextBuffer_clear(ImGuiTextBuffer_ctx)</text:p>
      <text:p text:style-name="Standard">:</text:p>
      <text:p text:style-name="Standard">[object Object]</text:p>
      <text:p text:style-name="Standard">ImGuiTextBuffer_empty(ImGuiTextBuffer_ctx)</text:p>
      <text:p text:style-name="Standard">:</text:p>
      <text:p text:style-name="Standard">[object Object]</text:p>
      <text:p text:style-name="Standard">ImGuiTextBuffer_end(ImGuiTextBuffer_ctx)</text:p>
      <text:p text:style-name="Standard">:</text:p>
      <text:p text:style-name="Standard">[object Object]</text:p>
      <text:p text:style-name="Standard">ImGuiTextBuffer_reserve(ImGuiTextBuffer_ctx, int_capacity)</text:p>
      <text:p text:style-name="Standard">:</text:p>
      <text:p text:style-name="Standard">[object Object]</text:p>
      <text:p text:style-name="Standard">ImGuiTextBuffer_size(ImGuiTextBuffer_ctx)</text:p>
      <text:p text:style-name="Standard">:</text:p>
      <text:p text:style-name="Standard">[object Object]</text:p>
      <text:p text:style-name="Standard">ImGuiTextFilter(default_filter)</text:p>
      <text:p text:style-name="Standard">:</text:p>
      <text:p text:style-name="Standard">[object Object]</text:p>
      <text:p text:style-name="Standard">ImGuiTextFilterPtr(default_filter)</text:p>
      <text:p text:style-name="Standard">:</text:p>
      <text:p text:style-name="Standard">[object Object]</text:p>
      <text:p text:style-name="Standard">ImGuiTextFilter_Build(ImGuiTextFilter_ctx)</text:p>
      <text:p text:style-name="Standard">:</text:p>
      <text:p text:style-name="Standard">[object Object]</text:p>
      <text:p text:style-name="Standard">ImGuiTextFilter_Clear(ImGuiTextFilter_ctx)</text:p>
      <text:p text:style-name="Standard">:</text:p>
      <text:p text:style-name="Standard">[object Object]</text:p>
      <text:p text:style-name="Standard">ImGuiTextFilter_Draw(ImGuiTextFilter_ctx, string_label, float_width)</text:p>
      <text:p text:style-name="Standard">:</text:p>
      <text:p text:style-name="Standard">[object Object]</text:p>
      <text:p text:style-name="Standard">ImGuiTextFilter_IsActive(ImGuiTextFilter_ctx)</text:p>
      <text:p text:style-name="Standard">:</text:p>
      <text:p text:style-name="Standard">[object Object]</text:p>
      <text:p text:style-name="Standard">ImGuiTextFilter_PassFilter(ImGuiTextFilter_ctx, string_text, string_text_end)</text:p>
      <text:p text:style-name="Standard">:</text:p>
      <text:p text:style-name="Standard">[object Object]</text:p>
      <text:p text:style-name="Standard"><text:soft-page-break/>ImGuiViewport()</text:p>
      <text:p text:style-name="Standard">:</text:p>
      <text:p text:style-name="Standard">[object Object]</text:p>
      <text:p text:style-name="Standard">ImGuiViewportPtr()</text:p>
      <text:p text:style-name="Standard">:</text:p>
      <text:p text:style-name="Standard">[object Object]</text:p>
      <text:p text:style-name="Standard">ImGuiViewport_GetCenter(ImGuiViewport_ctx)</text:p>
      <text:p text:style-name="Standard">:</text:p>
      <text:p text:style-name="Standard">[object Object]</text:p>
      <text:p text:style-name="Standard">ImGuiViewport_GetWorkPos(ImGuiViewport_ctx)</text:p>
      <text:p text:style-name="Standard">:</text:p>
      <text:p text:style-name="Standard">[object Object]</text:p>
      <text:p text:style-name="Standard">ImGuiViewport_GetWorkSize(ImGuiViewport_ctx)</text:p>
      <text:p text:style-name="Standard">:</text:p>
      <text:p text:style-name="Standard">[object Object]</text:p>
      <text:p text:style-name="Standard">ImGuiWindowClass()</text:p>
      <text:p text:style-name="Standard">:</text:p>
      <text:p text:style-name="Standard">[object Object]</text:p>
      <text:p text:style-name="Standard">ImGuiWindowClassPtr()</text:p>
      <text:p text:style-name="Standard">:</text:p>
      <text:p text:style-name="Standard">[object Object]</text:p>
      <text:p text:style-name="Standard">ImTextureHandler(path)</text:p>
      <text:p text:style-name="Standard">:</text:p>
      <text:p text:style-name="Standard">[object Object]</text:p>
      <text:p text:style-name="Standard">ImVec2(x, y)</text:p>
      <text:p text:style-name="Standard">:</text:p>
      <text:p text:style-name="Standard">[object Object]</text:p>
      <text:p text:style-name="Standard">ImVec2Ptr(x, y)</text:p>
      <text:p text:style-name="Standard">:</text:p>
      <text:p text:style-name="Standard">[object Object]</text:p>
      <text:p text:style-name="Standard">ImVec3(x, y, z)</text:p>
      <text:p text:style-name="Standard">:</text:p>
      <text:p text:style-name="Standard">[object Object]</text:p>
      <text:p text:style-name="Standard">ImVec3Ptr(x, y, z)</text:p>
      <text:p text:style-name="Standard">:</text:p>
      <text:p text:style-name="Standard">[object Object]</text:p>
      <text:p text:style-name="Standard">ImVec4(x, y, z, w)</text:p>
      <text:p text:style-name="Standard">:</text:p>
      <text:p text:style-name="Standard">[object Object]</text:p>
      <text:p text:style-name="Standard">ImVec4Ptr(x, y, z, w)</text:p>
      <text:p text:style-name="Standard">:</text:p>
      <text:p text:style-name="Standard">[object Object]</text:p>
      <text:p text:style-name="Standard">ImVec4ToFloatPtr(imVec4)</text:p>
      <text:p text:style-name="Standard">:</text:p>
      <text:p text:style-name="Standard">[object Object]</text:p>
      <text:p text:style-name="Standard">Image(ImTextureID_user_texture_id, ImVec2_size, ImVec2_uv0, ImVec2_uv1, ImVec4_tint_col, ImVec4_border_col)</text:p>
      <text:p text:style-name="Standard">:</text:p>
      <text:p text:style-name="Standard">[object Object]</text:p>
      <text:p text:style-name="Standard">ImageButton(ImTextureID_user_texture_id, ImVec2_size, ImVec2_uv0, ImVec2_uv1, int_frame_padding, ImVec4_bg_col, ImVec4_tint_col)</text:p>
      <text:p text:style-name="Standard">:</text:p>
      <text:p text:style-name="Standard">[object Object]</text:p>
      <text:p text:style-name="Standard">Indent(float_indent_w)</text:p>
      <text:p text:style-name="Standard">:</text:p>
      <text:p text:style-name="Standard">[object Object]</text:p>
      <text:p text:style-name="Standard"><text:soft-page-break/>InputDouble(string_label, double_v, double_step, double_step_fast, string_format, ImGuiInputTextFlags_flags)</text:p>
      <text:p text:style-name="Standard">:</text:p>
      <text:p text:style-name="Standard">[object Object]</text:p>
      <text:p text:style-name="Standard">InputFloat(string_label, float_v, float_step, float_step_fast, string_format, ImGuiInputTextFlags_flags)</text:p>
      <text:p text:style-name="Standard">:</text:p>
      <text:p text:style-name="Standard">[object Object]</text:p>
      <text:p text:style-name="Standard">InputFloat2(string_label, floatPtr_v, string_format, ImGuiInputTextFlags_flags)</text:p>
      <text:p text:style-name="Standard">:</text:p>
      <text:p text:style-name="Standard">[object Object]</text:p>
      <text:p text:style-name="Standard">InputFloat3(string_label, floatPtr_v, string_format, ImGuiInputTextFlags_flags)</text:p>
      <text:p text:style-name="Standard">:</text:p>
      <text:p text:style-name="Standard">[object Object]</text:p>
      <text:p text:style-name="Standard">InputFloat4(string_label, floatPtr_v, string_format, ImGuiInputTextFlags_flags)</text:p>
      <text:p text:style-name="Standard">:</text:p>
      <text:p text:style-name="Standard">[object Object]</text:p>
      <text:p text:style-name="Standard">InputInt(string_label, int_v, int_step, int_step_fast, ImGuiInputTextFlags_flags)</text:p>
      <text:p text:style-name="Standard">:</text:p>
      <text:p text:style-name="Standard">[object Object]</text:p>
      <text:p text:style-name="Standard">InputInt2(string_label, intPtr_v, ImGuiInputTextFlags_flags)</text:p>
      <text:p text:style-name="Standard">:</text:p>
      <text:p text:style-name="Standard">[object Object]</text:p>
      <text:p text:style-name="Standard">InputInt3(string_label, intPtr_v, ImGuiInputTextFlags_flags)</text:p>
      <text:p text:style-name="Standard">:</text:p>
      <text:p text:style-name="Standard">[object Object]</text:p>
      <text:p text:style-name="Standard">InputInt4(string_label, intPtr_v, ImGuiInputTextFlags_flags)</text:p>
      <text:p text:style-name="Standard">:</text:p>
      <text:p text:style-name="Standard">[object Object]</text:p>
      <text:p text:style-name="Standard">InputScalar(string_label, ImGuiDataType_data_type, void_p_data, void_p_step, void_p_step_fast, string_format, ImGuiInputTextFlags_flags)</text:p>
      <text:p text:style-name="Standard">:</text:p>
      <text:p text:style-name="Standard">[object Object]</text:p>
      <text:p text:style-name="Standard">InputScalarN(string_label, ImGuiDataType_data_type, void_p_data, int_components, void_p_step, void_p_step_fast, string_format, ImGuiInputTextFlags_flags)</text:p>
      <text:p text:style-name="Standard">:</text:p>
      <text:p text:style-name="Standard">[object Object]</text:p>
      <text:p text:style-name="Standard">InputText(label, buf, buf_size, flags, callback, user_data, editEnded)</text:p>
      <text:p text:style-name="Standard">:</text:p>
      <text:p text:style-name="Standard">[object Object]</text:p>
      <text:p text:style-name="Standard">InputTextMultiline(label, buf, buf_size, size, flags, callback, user_data)</text:p>
      <text:p text:style-name="Standard">:</text:p>
      <text:p text:style-name="Standard">[object Object]</text:p>
      <text:p text:style-name="Standard">InputTextWithHint(string_label, string_hint, string_buf, size_t_buf_size, ImGuiInputTextFlags_flags, ImGuiInputTextCallback_callback, void_user_data)</text:p>
      <text:p text:style-name="Standard">:</text:p>
      <text:p text:style-name="Standard">[object Object]</text:p>
      <text:p text:style-name="Standard">Int(x)</text:p>
      <text:p text:style-name="Standard">:</text:p>
      <text:p text:style-name="Standard">[object Object]</text:p>
      <text:p text:style-name="Standard">IntPtr(x)</text:p>
      <text:p text:style-name="Standard">:</text:p>
      <text:p text:style-name="Standard">[object Object]</text:p>
      <text:p text:style-name="Standard">InvisibleButton(string_str_id, ImVec2_size, ImGuiButtonFlags_flags)</text:p>
      <text:p text:style-name="Standard">:</text:p>
      <text:p text:style-name="Standard">[object Object]</text:p>
      <text:p text:style-name="Standard">IoFontsGetCount()</text:p>
      <text:p text:style-name="Standard">[1]</text:p>
      <text:p text:style-name="Standard">0</text:p>
      <text:p text:style-name="Standard"><text:soft-page-break/>:</text:p>
      <text:p text:style-name="Standard">for index=0, ui_imgui.IoFontsGetCount() - 1 do</text:p>
      <text:p text:style-name="Standard">IoFontsGetName(index)</text:p>
      <text:p text:style-name="Standard">[2]</text:p>
      <text:p text:style-name="Standard">0</text:p>
      <text:p text:style-name="Standard">:</text:p>
      <text:p text:style-name="Standard">if string.startswith(ffi.string(ui_imgui.IoFontsGetName(index)), translateLanguage("ui.fonts.filename", "segoeui.ttf")) then</text:p>
      <text:p text:style-name="Standard">1</text:p>
      <text:p text:style-name="Standard">:</text:p>
      <text:p text:style-name="Standard">log("D", "settings", "set font: " .. ffi.string(ui_imgui.IoFontsGetName(index)))</text:p>
      <text:p text:style-name="Standard">IsAnyItemActive()</text:p>
      <text:p text:style-name="Standard">:</text:p>
      <text:p text:style-name="Standard">[object Object]</text:p>
      <text:p text:style-name="Standard">IsAnyItemFocused()</text:p>
      <text:p text:style-name="Standard">:</text:p>
      <text:p text:style-name="Standard">[object Object]</text:p>
      <text:p text:style-name="Standard">IsAnyItemHovered()</text:p>
      <text:p text:style-name="Standard">:</text:p>
      <text:p text:style-name="Standard">[object Object]</text:p>
      <text:p text:style-name="Standard">IsAnyMouseDown()</text:p>
      <text:p text:style-name="Standard">:</text:p>
      <text:p text:style-name="Standard">[object Object]</text:p>
      <text:p text:style-name="Standard">IsItemActivated()</text:p>
      <text:p text:style-name="Standard">:</text:p>
      <text:p text:style-name="Standard">[object Object]</text:p>
      <text:p text:style-name="Standard">IsItemActive()</text:p>
      <text:p text:style-name="Standard">:</text:p>
      <text:p text:style-name="Standard">[object Object]</text:p>
      <text:p text:style-name="Standard">IsItemClicked(ImGuiMouseButton_mouse_button)</text:p>
      <text:p text:style-name="Standard">:</text:p>
      <text:p text:style-name="Standard">[object Object]</text:p>
      <text:p text:style-name="Standard">IsItemDeactivated()</text:p>
      <text:p text:style-name="Standard">:</text:p>
      <text:p text:style-name="Standard">[object Object]</text:p>
      <text:p text:style-name="Standard">IsItemDeactivatedAfterEdit()</text:p>
      <text:p text:style-name="Standard">:</text:p>
      <text:p text:style-name="Standard">[object Object]</text:p>
      <text:p text:style-name="Standard">IsItemEdited()</text:p>
      <text:p text:style-name="Standard">:</text:p>
      <text:p text:style-name="Standard">[object Object]</text:p>
      <text:p text:style-name="Standard">IsItemFocused()</text:p>
      <text:p text:style-name="Standard">:</text:p>
      <text:p text:style-name="Standard">[object Object]</text:p>
      <text:p text:style-name="Standard">IsItemHovered(ImGuiHoveredFlags_flags)</text:p>
      <text:p text:style-name="Standard">:</text:p>
      <text:p text:style-name="Standard">[object Object]</text:p>
      <text:p text:style-name="Standard">IsItemToggledOpen()</text:p>
      <text:p text:style-name="Standard">:</text:p>
      <text:p text:style-name="Standard">[object Object]</text:p>
      <text:p text:style-name="Standard">IsItemVisible()</text:p>
      <text:p text:style-name="Standard">:</text:p>
      <text:p text:style-name="Standard">[object Object]</text:p>
      <text:p text:style-name="Standard">IsKeyDown(int_user_key_index)</text:p>
      <text:p text:style-name="Standard">:</text:p>
      <text:p text:style-name="Standard"><text:soft-page-break/>[object Object]</text:p>
      <text:p text:style-name="Standard">IsKeyPressed(int_user_key_index, _repeat)</text:p>
      <text:p text:style-name="Standard">:</text:p>
      <text:p text:style-name="Standard">[object Object]</text:p>
      <text:p text:style-name="Standard">IsKeyReleased(int_user_key_index)</text:p>
      <text:p text:style-name="Standard">:</text:p>
      <text:p text:style-name="Standard">[object Object]</text:p>
      <text:p text:style-name="Standard">IsMouseClicked(ImGuiMouseButton_button, _repeat)</text:p>
      <text:p text:style-name="Standard">:</text:p>
      <text:p text:style-name="Standard">[object Object]</text:p>
      <text:p text:style-name="Standard">IsMouseDoubleClicked(ImGuiMouseButton_button)</text:p>
      <text:p text:style-name="Standard">:</text:p>
      <text:p text:style-name="Standard">[object Object]</text:p>
      <text:p text:style-name="Standard">IsMouseDown(ImGuiMouseButton_button)</text:p>
      <text:p text:style-name="Standard">:</text:p>
      <text:p text:style-name="Standard">[object Object]</text:p>
      <text:p text:style-name="Standard">IsMouseDragging(ImGuiMouseButton_button, float_lock_threshold)</text:p>
      <text:p text:style-name="Standard">:</text:p>
      <text:p text:style-name="Standard">[object Object]</text:p>
      <text:p text:style-name="Standard">IsMouseHoveringRect(ImVec2_r_min, ImVec2_r_max, bool_clip)</text:p>
      <text:p text:style-name="Standard">:</text:p>
      <text:p text:style-name="Standard">[object Object]</text:p>
      <text:p text:style-name="Standard">IsMousePosValid(ImVec2_mouse_pos)</text:p>
      <text:p text:style-name="Standard">:</text:p>
      <text:p text:style-name="Standard">[object Object]</text:p>
      <text:p text:style-name="Standard">IsMouseReleased(ImGuiMouseButton_button)</text:p>
      <text:p text:style-name="Standard">:</text:p>
      <text:p text:style-name="Standard">[object Object]</text:p>
      <text:p text:style-name="Standard">IsPopupOpen(string_str_id, ImGuiPopupFlags_flags)</text:p>
      <text:p text:style-name="Standard">:</text:p>
      <text:p text:style-name="Standard">[object Object]</text:p>
      <text:p text:style-name="Standard">IsRectVisible1(ImVec2_size)</text:p>
      <text:p text:style-name="Standard">:</text:p>
      <text:p text:style-name="Standard">[object Object]</text:p>
      <text:p text:style-name="Standard">IsRectVisible2(ImVec2_rect_min, ImVec2_rect_max)</text:p>
      <text:p text:style-name="Standard">:</text:p>
      <text:p text:style-name="Standard">[object Object]</text:p>
      <text:p text:style-name="Standard">IsWindowAppearing()</text:p>
      <text:p text:style-name="Standard">:</text:p>
      <text:p text:style-name="Standard">[object Object]</text:p>
      <text:p text:style-name="Standard">IsWindowCollapsed()</text:p>
      <text:p text:style-name="Standard">:</text:p>
      <text:p text:style-name="Standard">[object Object]</text:p>
      <text:p text:style-name="Standard">IsWindowDocked()</text:p>
      <text:p text:style-name="Standard">:</text:p>
      <text:p text:style-name="Standard">[object Object]</text:p>
      <text:p text:style-name="Standard">IsWindowFocused(ImGuiFocusedFlags_flags)</text:p>
      <text:p text:style-name="Standard">:</text:p>
      <text:p text:style-name="Standard">[object Object]</text:p>
      <text:p text:style-name="Standard">IsWindowHovered(ImGuiHoveredFlags_flags)</text:p>
      <text:p text:style-name="Standard">:</text:p>
      <text:p text:style-name="Standard">[object Object]</text:p>
      <text:p text:style-name="Standard">LabelText(string_label, string_fmt)</text:p>
      <text:p text:style-name="Standard">:</text:p>
      <text:p text:style-name="Standard"><text:soft-page-break/>[object Object]</text:p>
      <text:p text:style-name="Standard">LabelTextV(string_label, string_fmt, va_list_args)</text:p>
      <text:p text:style-name="Standard">:</text:p>
      <text:p text:style-name="Standard">[object Object]</text:p>
      <text:p text:style-name="Standard">ListBox1(string_label, int_current_item, charconstPtr_items, int_items_count, int_height_in_items)</text:p>
      <text:p text:style-name="Standard">:</text:p>
      <text:p text:style-name="Standard">[object Object]</text:p>
      <text:p text:style-name="Standard">ListBox2(string_label, int_current_item, functionPtr_items_getter, void_data, int_items_count, int_height_in_items)</text:p>
      <text:p text:style-name="Standard">:</text:p>
      <text:p text:style-name="Standard">[object Object]</text:p>
      <text:p text:style-name="Standard">ListBoxFooter()</text:p>
      <text:p text:style-name="Standard">:</text:p>
      <text:p text:style-name="Standard">[object Object]</text:p>
      <text:p text:style-name="Standard">ListBoxHeader1(string_label, ImVec2_size)</text:p>
      <text:p text:style-name="Standard">:</text:p>
      <text:p text:style-name="Standard">[object Object]</text:p>
      <text:p text:style-name="Standard">ListBoxHeader2(string_label, int_items_count, int_height_in_items)</text:p>
      <text:p text:style-name="Standard">:</text:p>
      <text:p text:style-name="Standard">[object Object]</text:p>
      <text:p text:style-name="Standard">LogButtons()</text:p>
      <text:p text:style-name="Standard">:</text:p>
      <text:p text:style-name="Standard">[object Object]</text:p>
      <text:p text:style-name="Standard">LogFinish()</text:p>
      <text:p text:style-name="Standard">:</text:p>
      <text:p text:style-name="Standard">[object Object]</text:p>
      <text:p text:style-name="Standard">LogText(string_fmt)</text:p>
      <text:p text:style-name="Standard">:</text:p>
      <text:p text:style-name="Standard">[object Object]</text:p>
      <text:p text:style-name="Standard">LogToClipboard(int_auto_open_depth)</text:p>
      <text:p text:style-name="Standard">:</text:p>
      <text:p text:style-name="Standard">[object Object]</text:p>
      <text:p text:style-name="Standard">LogToFile(int_auto_open_depth, string_filename)</text:p>
      <text:p text:style-name="Standard">:</text:p>
      <text:p text:style-name="Standard">[object Object]</text:p>
      <text:p text:style-name="Standard">LogToTTY(int_auto_open_depth)</text:p>
      <text:p text:style-name="Standard">:</text:p>
      <text:p text:style-name="Standard">[object Object]</text:p>
      <text:p text:style-name="Standard">MenuItem1(string_label, string_shortcut, bool_selected, bool_enabled)</text:p>
      <text:p text:style-name="Standard">:</text:p>
      <text:p text:style-name="Standard">[object Object]</text:p>
      <text:p text:style-name="Standard">MenuItem2(string_label, string_shortcut, bool_p_selected, bool_enabled)</text:p>
      <text:p text:style-name="Standard">:</text:p>
      <text:p text:style-name="Standard">[object Object]</text:p>
      <text:p text:style-name="Standard">NewFrame()</text:p>
      <text:p text:style-name="Standard">:</text:p>
      <text:p text:style-name="Standard">[object Object]</text:p>
      <text:p text:style-name="Standard">NewLine()</text:p>
      <text:p text:style-name="Standard">:</text:p>
      <text:p text:style-name="Standard">[object Object]</text:p>
      <text:p text:style-name="Standard">NextColumn()</text:p>
      <text:p text:style-name="Standard">:</text:p>
      <text:p text:style-name="Standard">[object Object]</text:p>
      <text:p text:style-name="Standard">OpenPopup(string_str_id, ImGuiPopupFlags_popup_flags)</text:p>
      <text:p text:style-name="Standard">:</text:p>
      <text:p text:style-name="Standard"><text:soft-page-break/>[object Object]</text:p>
      <text:p text:style-name="Standard">OpenPopupOnItemClick(string_str_id, ImGuiPopupFlags_popup_flags)</text:p>
      <text:p text:style-name="Standard">:</text:p>
      <text:p text:style-name="Standard">[object Object]</text:p>
      <text:p text:style-name="Standard">PlotHistogram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Histogram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Lines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Lines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Multi2Lines(options, datas)</text:p>
      <text:p text:style-name="Standard">:</text:p>
      <text:p text:style-name="Standard">[object Object]</text:p>
      <text:p text:style-name="Standard">PlotMulti2Options_init(label, names, colors, num_format)</text:p>
      <text:p text:style-name="Standard">:</text:p>
      <text:p text:style-name="Standard">[object Object]</text:p>
      <text:p text:style-name="Standard">PlotMultiHistograms(label, num_hists, names, colors, datas, values_count, overlay_text, scale_min, scale_max, graph_size, sumValues)</text:p>
      <text:p text:style-name="Standard">:</text:p>
      <text:p text:style-name="Standard">[object Object]</text:p>
      <text:p text:style-name="Standard">PlotMultiLines(label, num_datas, names, colors, datas, values_count, overlay_text, scale_min, scale_max, graph_size)</text:p>
      <text:p text:style-name="Standard">:</text:p>
      <text:p text:style-name="Standard">[object Object]</text:p>
      <text:p text:style-name="Standard">PopAllowKeyboardFocus()</text:p>
      <text:p text:style-name="Standard">:</text:p>
      <text:p text:style-name="Standard">[object Object]</text:p>
      <text:p text:style-name="Standard">PopButtonRepeat()</text:p>
      <text:p text:style-name="Standard">:</text:p>
      <text:p text:style-name="Standard">[object Object]</text:p>
      <text:p text:style-name="Standard">PopClipRect()</text:p>
      <text:p text:style-name="Standard">:</text:p>
      <text:p text:style-name="Standard">[object Object]</text:p>
      <text:p text:style-name="Standard">PopFont()</text:p>
      <text:p text:style-name="Standard">:</text:p>
      <text:p text:style-name="Standard">[object Object]</text:p>
      <text:p text:style-name="Standard">PopID()</text:p>
      <text:p text:style-name="Standard">:</text:p>
      <text:p text:style-name="Standard">[object Object]</text:p>
      <text:p text:style-name="Standard">PopItemWidth()</text:p>
      <text:p text:style-name="Standard">:</text:p>
      <text:p text:style-name="Standard">[object Object]</text:p>
      <text:p text:style-name="Standard">PopStyleColor(int_count)</text:p>
      <text:p text:style-name="Standard">:</text:p>
      <text:p text:style-name="Standard">[object Object]</text:p>
      <text:p text:style-name="Standard">PopStyleVar(int_count)</text:p>
      <text:p text:style-name="Standard">:</text:p>
      <text:p text:style-name="Standard">[object Object]</text:p>
      <text:p text:style-name="Standard">PopTextWrapPos()</text:p>
      <text:p text:style-name="Standard">:</text:p>
      <text:p text:style-name="Standard"><text:soft-page-break/>[object Object]</text:p>
      <text:p text:style-name="Standard">ProgressBar(float_fraction, ImVec2_size_arg, string_overlay)</text:p>
      <text:p text:style-name="Standard">:</text:p>
      <text:p text:style-name="Standard">[object Object]</text:p>
      <text:p text:style-name="Standard">PushAllowKeyboardFocus(bool_allow_keyboard_focus)</text:p>
      <text:p text:style-name="Standard">:</text:p>
      <text:p text:style-name="Standard">[object Object]</text:p>
      <text:p text:style-name="Standard">PushButtonRepeat(_repeat)</text:p>
      <text:p text:style-name="Standard">:</text:p>
      <text:p text:style-name="Standard">[object Object]</text:p>
      <text:p text:style-name="Standard">PushClipRect(ImVec2_clip_rect_min, ImVec2_clip_rect_max, bool_intersect_with_current_clip_rect)</text:p>
      <text:p text:style-name="Standard">:</text:p>
      <text:p text:style-name="Standard">[object Object]</text:p>
      <text:p text:style-name="Standard">PushFont(ImFont_font)</text:p>
      <text:p text:style-name="Standard">:</text:p>
      <text:p text:style-name="Standard">[object Object]</text:p>
      <text:p text:style-name="Standard">PushFont2(index)</text:p>
      <text:p text:style-name="Standard">:</text:p>
      <text:p text:style-name="Standard">[object Object]</text:p>
      <text:p text:style-name="Standard">PushFont3(uniqueId)</text:p>
      <text:p text:style-name="Standard">:</text:p>
      <text:p text:style-name="Standard">[object Object]</text:p>
      <text:p text:style-name="Standard">PushID1(string_str_id)</text:p>
      <text:p text:style-name="Standard">:</text:p>
      <text:p text:style-name="Standard">[object Object]</text:p>
      <text:p text:style-name="Standard">PushID2(string_str_id_begin, string_str_id_end)</text:p>
      <text:p text:style-name="Standard">:</text:p>
      <text:p text:style-name="Standard">[object Object]</text:p>
      <text:p text:style-name="Standard">PushID3(void_ptr_id)</text:p>
      <text:p text:style-name="Standard">:</text:p>
      <text:p text:style-name="Standard">[object Object]</text:p>
      <text:p text:style-name="Standard">PushID4(int_int_id)</text:p>
      <text:p text:style-name="Standard">:</text:p>
      <text:p text:style-name="Standard">[object Object]</text:p>
      <text:p text:style-name="Standard">PushItemWidth(float_item_width)</text:p>
      <text:p text:style-name="Standard">:</text:p>
      <text:p text:style-name="Standard">[object Object]</text:p>
      <text:p text:style-name="Standard">PushStyleColor1(ImGuiCol_idx, ImU32_col)</text:p>
      <text:p text:style-name="Standard">:</text:p>
      <text:p text:style-name="Standard">[object Object]</text:p>
      <text:p text:style-name="Standard">PushStyleColor2(ImGuiCol_idx, ImVec4_col)</text:p>
      <text:p text:style-name="Standard">:</text:p>
      <text:p text:style-name="Standard">[object Object]</text:p>
      <text:p text:style-name="Standard">PushStyleVar1(ImGuiStyleVar_idx, float_val)</text:p>
      <text:p text:style-name="Standard">:</text:p>
      <text:p text:style-name="Standard">[object Object]</text:p>
      <text:p text:style-name="Standard">PushStyleVar2(ImGuiStyleVar_idx, ImVec2_val)</text:p>
      <text:p text:style-name="Standard">:</text:p>
      <text:p text:style-name="Standard">[object Object]</text:p>
      <text:p text:style-name="Standard">PushTextWrapPos(float_wrap_local_pos_x)</text:p>
      <text:p text:style-name="Standard">:</text:p>
      <text:p text:style-name="Standard">[object Object]</text:p>
      <text:p text:style-name="Standard">RadioButton1(string_label, bool_active)</text:p>
      <text:p text:style-name="Standard">:</text:p>
      <text:p text:style-name="Standard"><text:soft-page-break/>[object Object]</text:p>
      <text:p text:style-name="Standard">RadioButton2(string_label, int_v, int_v_button)</text:p>
      <text:p text:style-name="Standard">:</text:p>
      <text:p text:style-name="Standard">[object Object]</text:p>
      <text:p text:style-name="Standard">Render()</text:p>
      <text:p text:style-name="Standard">:</text:p>
      <text:p text:style-name="Standard">[object Object]</text:p>
      <text:p text:style-name="Standard">RenderPlatformWindowsDefault(void_platform_render_arg, void_renderer_render_arg)</text:p>
      <text:p text:style-name="Standard">:</text:p>
      <text:p text:style-name="Standard">[object Object]</text:p>
      <text:p text:style-name="Standard">ResetMouseDragDelta(ImGuiMouseButton_button)</text:p>
      <text:p text:style-name="Standard">:</text:p>
      <text:p text:style-name="Standard">[object Object]</text:p>
      <text:p text:style-name="Standard">SameLine(float_offset_from_start_x, float_spacing)</text:p>
      <text:p text:style-name="Standard">:</text:p>
      <text:p text:style-name="Standard">[object Object]</text:p>
      <text:p text:style-name="Standard">Selectable1(string_label, bool_selected, ImGuiSelectableFlags_flags, ImVec2_size)</text:p>
      <text:p text:style-name="Standard">:</text:p>
      <text:p text:style-name="Standard">[object Object]</text:p>
      <text:p text:style-name="Standard">Selectable2(string_label, bool_p_selected, ImGuiSelectableFlags_flags, ImVec2_size)</text:p>
      <text:p text:style-name="Standard">:</text:p>
      <text:p text:style-name="Standard">[object Object]</text:p>
      <text:p text:style-name="Standard">Separator()</text:p>
      <text:p text:style-name="Standard">:</text:p>
      <text:p text:style-name="Standard">[object Object]</text:p>
      <text:p text:style-name="Standard">SetClipboardText(string_text)</text:p>
      <text:p text:style-name="Standard">:</text:p>
      <text:p text:style-name="Standard">[object Object]</text:p>
      <text:p text:style-name="Standard">SetColorEditOptions(ImGuiColorEditFlags_flags)</text:p>
      <text:p text:style-name="Standard">:</text:p>
      <text:p text:style-name="Standard">[object Object]</text:p>
      <text:p text:style-name="Standard">SetColumnOffset(int_column_index, float_offset_x)</text:p>
      <text:p text:style-name="Standard">:</text:p>
      <text:p text:style-name="Standard">[object Object]</text:p>
      <text:p text:style-name="Standard">SetColumnWidth(int_column_index, float_width)</text:p>
      <text:p text:style-name="Standard">:</text:p>
      <text:p text:style-name="Standard">[object Object]</text:p>
      <text:p text:style-name="Standard">SetCurrentContext()</text:p>
      <text:p text:style-name="Standard">:</text:p>
      <text:p text:style-name="Standard">[object Object]</text:p>
      <text:p text:style-name="Standard">SetCursorPos(ImVec2_local_pos)</text:p>
      <text:p text:style-name="Standard">:</text:p>
      <text:p text:style-name="Standard">[object Object]</text:p>
      <text:p text:style-name="Standard">SetCursorPosX(float_local_x)</text:p>
      <text:p text:style-name="Standard">:</text:p>
      <text:p text:style-name="Standard">[object Object]</text:p>
      <text:p text:style-name="Standard">SetCursorPosY(float_local_y)</text:p>
      <text:p text:style-name="Standard">:</text:p>
      <text:p text:style-name="Standard">[object Object]</text:p>
      <text:p text:style-name="Standard">SetCursorScreenPos(ImVec2_pos)</text:p>
      <text:p text:style-name="Standard">:</text:p>
      <text:p text:style-name="Standard">[object Object]</text:p>
      <text:p text:style-name="Standard">SetDefaultFont(index)</text:p>
      <text:p text:style-name="Standard">[1]</text:p>
      <text:p text:style-name="Standard"><text:soft-page-break/>0</text:p>
      <text:p text:style-name="Standard">:</text:p>
      <text:p text:style-name="Standard">ui_imgui.SetDefaultFont(index)</text:p>
      <text:p text:style-name="Standard">SetDragDropPayload(string_type, void_data, size_t_sz, ImGuiCond_cond)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SetItemAllowOverlap()</text:p>
      <text:p text:style-name="Standard">:</text:p>
      <text:p text:style-name="Standard">[object Object]</text:p>
      <text:p text:style-name="Standard">SetItemDefaultFocus()</text:p>
      <text:p text:style-name="Standard">:</text:p>
      <text:p text:style-name="Standard">[object Object]</text:p>
      <text:p text:style-name="Standard">SetKeyboardFocusHere(int_offset)</text:p>
      <text:p text:style-name="Standard">:</text:p>
      <text:p text:style-name="Standard">[object Object]</text:p>
      <text:p text:style-name="Standard">SetMouseCursor(ImGuiMouseCursor_cursor_type)</text:p>
      <text:p text:style-name="Standard">:</text:p>
      <text:p text:style-name="Standard">[object Object]</text:p>
      <text:p text:style-name="Standard">SetNextItemOpen(bool_is_open, ImGuiCond_cond)</text:p>
      <text:p text:style-name="Standard">:</text:p>
      <text:p text:style-name="Standard">[object Object]</text:p>
      <text:p text:style-name="Standard">SetNextItemWidth(float_item_width)</text:p>
      <text:p text:style-name="Standard">:</text:p>
      <text:p text:style-name="Standard">[object Object]</text:p>
      <text:p text:style-name="Standard">SetNextWindowBgAlpha(float_alpha)</text:p>
      <text:p text:style-name="Standard">:</text:p>
      <text:p text:style-name="Standard">[object Object]</text:p>
      <text:p text:style-name="Standard">SetNextWindowClass(ImGuiWindowClass_window_class)</text:p>
      <text:p text:style-name="Standard">:</text:p>
      <text:p text:style-name="Standard">[object Object]</text:p>
      <text:p text:style-name="Standard">SetNextWindowCollapsed(bool_collapsed, ImGuiCond_cond)</text:p>
      <text:p text:style-name="Standard">:</text:p>
      <text:p text:style-name="Standard">[object Object]</text:p>
      <text:p text:style-name="Standard">SetNextWindowContentSize(ImVec2_size)</text:p>
      <text:p text:style-name="Standard">:</text:p>
      <text:p text:style-name="Standard">[object Object]</text:p>
      <text:p text:style-name="Standard">SetNextWindowDockID(ImGuiID_dock_id, ImGuiCond_cond)</text:p>
      <text:p text:style-name="Standard">:</text:p>
      <text:p text:style-name="Standard">[object Object]</text:p>
      <text:p text:style-name="Standard">SetNextWindowFocus()</text:p>
      <text:p text:style-name="Standard">:</text:p>
      <text:p text:style-name="Standard">[object Object]</text:p>
      <text:p text:style-name="Standard">SetNextWindowPos(ImVec2_pos, ImGuiCond_cond, ImVec2_pivot)</text:p>
      <text:p text:style-name="Standard">:</text:p>
      <text:p text:style-name="Standard">[object Object]</text:p>
      <text:p text:style-name="Standard">SetNextWindowSize(ImVec2_size, ImGuiCond_cond)</text:p>
      <text:p text:style-name="Standard">:</text:p>
      <text:p text:style-name="Standard">[object Object]</text:p>
      <text:p text:style-name="Standard">SetNextWindowSizeConstraints(ImVec2_size_min, ImVec2_size_max, ImGuiSizeCallback_custom_callback, void_custom_callback_data)</text:p>
      <text:p text:style-name="Standard">:</text:p>
      <text:p text:style-name="Standard">[object Object]</text:p>
      <text:p text:style-name="Standard">SetNextWindowViewport(ImGuiID_viewport_id)</text:p>
      <text:p text:style-name="Standard"><text:soft-page-break/>:</text:p>
      <text:p text:style-name="Standard">[object Object]</text:p>
      <text:p text:style-name="Standard">SetScrollFromPosX(float_local_x, float_center_x_ratio)</text:p>
      <text:p text:style-name="Standard">:</text:p>
      <text:p text:style-name="Standard">[object Object]</text:p>
      <text:p text:style-name="Standard">SetScrollFromPosY(float_local_y, float_center_y_ratio)</text:p>
      <text:p text:style-name="Standard">:</text:p>
      <text:p text:style-name="Standard">[object Object]</text:p>
      <text:p text:style-name="Standard">SetScrollHereX(float_center_x_ratio)</text:p>
      <text:p text:style-name="Standard">:</text:p>
      <text:p text:style-name="Standard">[object Object]</text:p>
      <text:p text:style-name="Standard">SetScrollHereY(float_center_y_ratio)</text:p>
      <text:p text:style-name="Standard">:</text:p>
      <text:p text:style-name="Standard">[object Object]</text:p>
      <text:p text:style-name="Standard">SetScrollX(float_scroll_x)</text:p>
      <text:p text:style-name="Standard">:</text:p>
      <text:p text:style-name="Standard">[object Object]</text:p>
      <text:p text:style-name="Standard">SetScrollY(float_scroll_y)</text:p>
      <text:p text:style-name="Standard">:</text:p>
      <text:p text:style-name="Standard">[object Object]</text:p>
      <text:p text:style-name="Standard">SetStateStorage(ImGuiStorage_storage)</text:p>
      <text:p text:style-name="Standard">:</text:p>
      <text:p text:style-name="Standard">[object Object]</text:p>
      <text:p text:style-name="Standard">SetTabItemClosed(string_tab_or_docked_window_label)</text:p>
      <text:p text:style-name="Standard">:</text:p>
      <text:p text:style-name="Standard">[object Object]</text:p>
      <text:p text:style-name="Standard">SetTooltip(string_fmt)</text:p>
      <text:p text:style-name="Standard">:</text:p>
      <text:p text:style-name="Standard">[object Object]</text:p>
      <text:p text:style-name="Standard">SetTooltipV(string_fmt, va_list_args)</text:p>
      <text:p text:style-name="Standard">:</text:p>
      <text:p text:style-name="Standard">[object Object]</text:p>
      <text:p text:style-name="Standard">SetWindowCollapsed1(bool_collapsed, ImGuiCond_cond)</text:p>
      <text:p text:style-name="Standard">:</text:p>
      <text:p text:style-name="Standard">[object Object]</text:p>
      <text:p text:style-name="Standard">SetWindowCollapsed2(string_name, bool_collapsed, ImGuiCond_cond)</text:p>
      <text:p text:style-name="Standard">:</text:p>
      <text:p text:style-name="Standard">[object Object]</text:p>
      <text:p text:style-name="Standard">SetWindowFocus1()</text:p>
      <text:p text:style-name="Standard">:</text:p>
      <text:p text:style-name="Standard">[object Object]</text:p>
      <text:p text:style-name="Standard">SetWindowFocus2(string_name)</text:p>
      <text:p text:style-name="Standard">:</text:p>
      <text:p text:style-name="Standard">[object Object]</text:p>
      <text:p text:style-name="Standard">SetWindowFontScale(float_scale)</text:p>
      <text:p text:style-name="Standard">:</text:p>
      <text:p text:style-name="Standard">[object Object]</text:p>
      <text:p text:style-name="Standard">SetWindowPos1(ImVec2_pos, ImGuiCond_cond)</text:p>
      <text:p text:style-name="Standard">:</text:p>
      <text:p text:style-name="Standard">[object Object]</text:p>
      <text:p text:style-name="Standard">SetWindowPos2(string_name, ImVec2_pos, ImGuiCond_cond)</text:p>
      <text:p text:style-name="Standard">:</text:p>
      <text:p text:style-name="Standard">[object Object]</text:p>
      <text:p text:style-name="Standard">SetWindowSize1(ImVec2_size, ImGuiCond_cond)</text:p>
      <text:p text:style-name="Standard"><text:soft-page-break/>:</text:p>
      <text:p text:style-name="Standard">[object Object]</text:p>
      <text:p text:style-name="Standard">SetWindowSize2(string_name, ImVec2_size, ImGuiCond_cond)</text:p>
      <text:p text:style-name="Standard">:</text:p>
      <text:p text:style-name="Standard">[object Object]</text:p>
      <text:p text:style-name="Standard">ShowAboutWindow(bool_p_open)</text:p>
      <text:p text:style-name="Standard">:</text:p>
      <text:p text:style-name="Standard">[object Object]</text:p>
      <text:p text:style-name="Standard">ShowDemoWindow(bool_p_open)</text:p>
      <text:p text:style-name="Standard">[1]</text:p>
      <text:p text:style-name="Standard">0</text:p>
      <text:p text:style-name="Standard">:</text:p>
      <text:p text:style-name="Standard">ui_imgui.ShowDemoWindow(windowOpen)</text:p>
      <text:p text:style-name="Standard">ShowFontSelector(string_label)</text:p>
      <text:p text:style-name="Standard">:</text:p>
      <text:p text:style-name="Standard">[object Object]</text:p>
      <text:p text:style-name="Standard">ShowHelpMarker(desc, sameLine)</text:p>
      <text:p text:style-name="Standard">:</text:p>
      <text:p text:style-name="Standard">[object Object]</text:p>
      <text:p text:style-name="Standard">ShowMetricsWindow(bool_p_open)</text:p>
      <text:p text:style-name="Standard">:</text:p>
      <text:p text:style-name="Standard">[object Object]</text:p>
      <text:p text:style-name="Standard">ShowStyleEditor(ImGuiStyle_ref)</text:p>
      <text:p text:style-name="Standard">:</text:p>
      <text:p text:style-name="Standard">[object Object]</text:p>
      <text:p text:style-name="Standard">ShowStyleSelector(string_label)</text:p>
      <text:p text:style-name="Standard">:</text:p>
      <text:p text:style-name="Standard">[object Object]</text:p>
      <text:p text:style-name="Standard">ShowUserGuide()</text:p>
      <text:p text:style-name="Standard">:</text:p>
      <text:p text:style-name="Standard">[object Object]</text:p>
      <text:p text:style-name="Standard">SliderAngle(string_label, float_v_rad, float_v_degrees_min, float_v_degrees_max, string_format, ImGuiSliderFlags_flags)</text:p>
      <text:p text:style-name="Standard">:</text:p>
      <text:p text:style-name="Standard">[object Object]</text:p>
      <text:p text:style-name="Standard">SliderFloat(string_label, float_v, float_v_min, float_v_max, string_format, ImGuiSliderFlags_flags)</text:p>
      <text:p text:style-name="Standard">[1]</text:p>
      <text:p text:style-name="Standard">0</text:p>
      <text:p text:style-name="Standard">:</text:p>
      <text:p text:style-name="Standard">if(ui_imgui.SliderFloat(id..'##'..tostring(array), tempFloat, 0, 1)) then</text:p>
      <text:p text:style-name="Standard">SliderFloat2(string_label, floatPtr_v, float_v_min, float_v_max, string_format, ImGuiSliderFlags_flags)</text:p>
      <text:p text:style-name="Standard">:</text:p>
      <text:p text:style-name="Standard">[object Object]</text:p>
      <text:p text:style-name="Standard">SliderFloat3(string_label, floatPtr_v, float_v_min, float_v_max, string_format, ImGuiSliderFlags_flags)</text:p>
      <text:p text:style-name="Standard">:</text:p>
      <text:p text:style-name="Standard">[object Object]</text:p>
      <text:p text:style-name="Standard">SliderFloat4(string_label, floatPtr_v, float_v_min, float_v_max, string_format, ImGuiSliderFlags_flags)</text:p>
      <text:p text:style-name="Standard">:</text:p>
      <text:p text:style-name="Standard">[object Object]</text:p>
      <text:p text:style-name="Standard">SliderInt(string_label, int_v, int_v_min, int_v_max, string_format, ImGuiSliderFlags_flags)</text:p>
      <text:p text:style-name="Standard">:</text:p>
      <text:p text:style-name="Standard">[object Object]</text:p>
      <text:p text:style-name="Standard">SliderInt2(string_label, intPtr_v, int_v_min, int_v_max, string_format, ImGuiSliderFlags_flags)</text:p>
      <text:p text:style-name="Standard">:</text:p>
      <text:p text:style-name="Standard">[object Object]</text:p>
      <text:p text:style-name="Standard"><text:soft-page-break/>SliderInt3(string_label, intPtr_v, int_v_min, int_v_max, string_format, ImGuiSliderFlags_flags)</text:p>
      <text:p text:style-name="Standard">:</text:p>
      <text:p text:style-name="Standard">[object Object]</text:p>
      <text:p text:style-name="Standard">SliderInt4(string_label, intPtr_v, int_v_min, int_v_max, string_format, ImGuiSliderFlags_flags)</text:p>
      <text:p text:style-name="Standard">:</text:p>
      <text:p text:style-name="Standard">[object Object]</text:p>
      <text:p text:style-name="Standard">SliderScalar(string_label, ImGuiDataType_data_type, void_p_data, void_p_min, void_p_max, string_format, ImGuiSliderFlags_flags)</text:p>
      <text:p text:style-name="Standard">:</text:p>
      <text:p text:style-name="Standard">[object Object]</text:p>
      <text:p text:style-name="Standard">SliderScalarN(string_label, ImGuiDataType_data_type, void_p_data, int_components, void_p_min, void_p_max, string_format, ImGuiSliderFlags_flags)</text:p>
      <text:p text:style-name="Standard">:</text:p>
      <text:p text:style-name="Standard">[object Object]</text:p>
      <text:p text:style-name="Standard">SmallButton(string_label)</text:p>
      <text:p text:style-name="Standard">:</text:p>
      <text:p text:style-name="Standard">[object Object]</text:p>
      <text:p text:style-name="Standard">Spacing()</text:p>
      <text:p text:style-name="Standard">:</text:p>
      <text:p text:style-name="Standard">[object Object]</text:p>
      <text:p text:style-name="Standard">StyleColorsClassic(ImGuiStyle_dst)</text:p>
      <text:p text:style-name="Standard">:</text:p>
      <text:p text:style-name="Standard">[object Object]</text:p>
      <text:p text:style-name="Standard">StyleColorsDark(ImGuiStyle_dst)</text:p>
      <text:p text:style-name="Standard">:</text:p>
      <text:p text:style-name="Standard">[object Object]</text:p>
      <text:p text:style-name="Standard">StyleColorsLight(ImGuiStyle_dst)</text:p>
      <text:p text:style-name="Standard">:</text:p>
      <text:p text:style-name="Standard">[object Object]</text:p>
      <text:p text:style-name="Standard">TabItemButton(string_label, ImGuiTabItemFlags_flags)</text:p>
      <text:p text:style-name="Standard">:</text:p>
      <text:p text:style-name="Standard">[object Object]</text:p>
      <text:p text:style-name="Standard">TableGetColumnCount()</text:p>
      <text:p text:style-name="Standard">:</text:p>
      <text:p text:style-name="Standard">[object Object]</text:p>
      <text:p text:style-name="Standard">TableGetColumnFlags(int_column_n)</text:p>
      <text:p text:style-name="Standard">:</text:p>
      <text:p text:style-name="Standard">[object Object]</text:p>
      <text:p text:style-name="Standard">TableGetColumnIndex()</text:p>
      <text:p text:style-name="Standard">:</text:p>
      <text:p text:style-name="Standard">[object Object]</text:p>
      <text:p text:style-name="Standard">TableGetColumnName(int_column_n)</text:p>
      <text:p text:style-name="Standard">:</text:p>
      <text:p text:style-name="Standard">[object Object]</text:p>
      <text:p text:style-name="Standard">TableGetRowIndex()</text:p>
      <text:p text:style-name="Standard">:</text:p>
      <text:p text:style-name="Standard">[object Object]</text:p>
      <text:p text:style-name="Standard">TableGetSortSpecs()</text:p>
      <text:p text:style-name="Standard">:</text:p>
      <text:p text:style-name="Standard">[object Object]</text:p>
      <text:p text:style-name="Standard">TableHeader(string_label)</text:p>
      <text:p text:style-name="Standard">:</text:p>
      <text:p text:style-name="Standard">[object Object]</text:p>
      <text:p text:style-name="Standard">TableHeadersRow()</text:p>
      <text:p text:style-name="Standard">:</text:p>
      <text:p text:style-name="Standard">[object Object]</text:p>
      <text:p text:style-name="Standard"><text:soft-page-break/>TableNextColumn()</text:p>
      <text:p text:style-name="Standard">:</text:p>
      <text:p text:style-name="Standard">[object Object]</text:p>
      <text:p text:style-name="Standard">TableNextRow(ImGuiTableRowFlags_row_flags, float_min_row_height)</text:p>
      <text:p text:style-name="Standard">:</text:p>
      <text:p text:style-name="Standard">[object Object]</text:p>
      <text:p text:style-name="Standard">TableSetBgColor(ImGuiTableBgTarget_target, ImU32_color, int_column_n)</text:p>
      <text:p text:style-name="Standard">:</text:p>
      <text:p text:style-name="Standard">[object Object]</text:p>
      <text:p text:style-name="Standard">TableSetColumnIndex(int_column_n)</text:p>
      <text:p text:style-name="Standard">:</text:p>
      <text:p text:style-name="Standard">[object Object]</text:p>
      <text:p text:style-name="Standard">TableSetupColumn(string_label, ImGuiTableColumnFlags_flags, float_init_width_or_weight, ImU32_user_id)</text:p>
      <text:p text:style-name="Standard">:</text:p>
      <text:p text:style-name="Standard">[object Object]</text:p>
      <text:p text:style-name="Standard">TableSetupScrollFreeze(int_cols, int_rows)</text:p>
      <text:p text:style-name="Standard">:</text:p>
      <text:p text:style-name="Standard">[object Object]</text:p>
      <text:p text:style-name="Standard">TableToArrayFloat(tbl)</text:p>
      <text:p text:style-name="Standard">:</text:p>
      <text:p text:style-name="Standard">[object Object]</text:p>
      <text:p text:style-name="Standard">Text(string_fmt)</text:p>
      <text:p text:style-name="Standard">[1]</text:p>
      <text:p text:style-name="Standard">0</text:p>
      <text:p text:style-name="Standard">:</text:p>
      <text:p text:style-name="Standard">ui_imgui.Text(data)</text:p>
      <text:p text:style-name="Standard">TextColored(ImVec4_col, string_fmt)</text:p>
      <text:p text:style-name="Standard">:</text:p>
      <text:p text:style-name="Standard">[object Object]</text:p>
      <text:p text:style-name="Standard">TextColoredV(ImVec4_col, string_fmt, va_list_args)</text:p>
      <text:p text:style-name="Standard">:</text:p>
      <text:p text:style-name="Standard">[object Object]</text:p>
      <text:p text:style-name="Standard">TextDisabled(string_fmt)</text:p>
      <text:p text:style-name="Standard">:</text:p>
      <text:p text:style-name="Standard">[object Object]</text:p>
      <text:p text:style-name="Standard">TextDisabledV(string_fmt, va_list_args)</text:p>
      <text:p text:style-name="Standard">:</text:p>
      <text:p text:style-name="Standard">[object Object]</text:p>
      <text:p text:style-name="Standard">TextEditor_GetText(te)</text:p>
      <text:p text:style-name="Standard">:</text:p>
      <text:p text:style-name="Standard">[object Object]</text:p>
      <text:p text:style-name="Standard">TextEditor_IsTextChanged(te)</text:p>
      <text:p text:style-name="Standard">:</text:p>
      <text:p text:style-name="Standard">[object Object]</text:p>
      <text:p text:style-name="Standard">TextEditor_Render(te, title, size, border)</text:p>
      <text:p text:style-name="Standard">:</text:p>
      <text:p text:style-name="Standard">[object Object]</text:p>
      <text:p text:style-name="Standard">TextEditor_SetLanguageDefinition(te, lang)</text:p>
      <text:p text:style-name="Standard">:</text:p>
      <text:p text:style-name="Standard">[object Object]</text:p>
      <text:p text:style-name="Standard">TextEditor_SetText(te, txt)</text:p>
      <text:p text:style-name="Standard">:</text:p>
      <text:p text:style-name="Standard">[object Object]</text:p>
      <text:p text:style-name="Standard">TextFilter_GetInputBuf(filter)</text:p>
      <text:p text:style-name="Standard"><text:soft-page-break/>:</text:p>
      <text:p text:style-name="Standard">[object Object]</text:p>
      <text:p text:style-name="Standard">TextFilter_SetInputBuf(filter, text)</text:p>
      <text:p text:style-name="Standard">:</text:p>
      <text:p text:style-name="Standard">[object Object]</text:p>
      <text:p text:style-name="Standard">TextGlyph(unicode)</text:p>
      <text:p text:style-name="Standard">:</text:p>
      <text:p text:style-name="Standard">[object Object]</text:p>
      <text:p text:style-name="Standard">TextUnformatted(string_text, string_text_end)</text:p>
      <text:p text:style-name="Standard">:</text:p>
      <text:p text:style-name="Standard">[object Object]</text:p>
      <text:p text:style-name="Standard">TextV(string_fmt, va_list_args)</text:p>
      <text:p text:style-name="Standard">:</text:p>
      <text:p text:style-name="Standard">[object Object]</text:p>
      <text:p text:style-name="Standard">TextWrapped(string_fmt)</text:p>
      <text:p text:style-name="Standard">:</text:p>
      <text:p text:style-name="Standard">[object Object]</text:p>
      <text:p text:style-name="Standard">TextWrappedV(string_fmt, va_list_args)</text:p>
      <text:p text:style-name="Standard">:</text:p>
      <text:p text:style-name="Standard">[object Object]</text:p>
      <text:p text:style-name="Standard">TreeNode1(string_label)</text:p>
      <text:p text:style-name="Standard">:</text:p>
      <text:p text:style-name="Standard">[object Object]</text:p>
      <text:p text:style-name="Standard">TreeNode2(string_str_id, string_fmt)</text:p>
      <text:p text:style-name="Standard">:</text:p>
      <text:p text:style-name="Standard">[object Object]</text:p>
      <text:p text:style-name="Standard">TreeNode3(void_ptr_id, string_fmt)</text:p>
      <text:p text:style-name="Standard">:</text:p>
      <text:p text:style-name="Standard">[object Object]</text:p>
      <text:p text:style-name="Standard">TreeNodeEx1(string_label, ImGuiTreeNodeFlags_flags)</text:p>
      <text:p text:style-name="Standard">:</text:p>
      <text:p text:style-name="Standard">[object Object]</text:p>
      <text:p text:style-name="Standard">TreeNodeEx2(string_str_id, ImGuiTreeNodeFlags_flags, string_fmt)</text:p>
      <text:p text:style-name="Standard">:</text:p>
      <text:p text:style-name="Standard">[object Object]</text:p>
      <text:p text:style-name="Standard">TreeNodeEx3(void_ptr_id, ImGuiTreeNodeFlags_flags, string_fmt)</text:p>
      <text:p text:style-name="Standard">:</text:p>
      <text:p text:style-name="Standard">[object Object]</text:p>
      <text:p text:style-name="Standard">TreeNodeExV1(string_str_id, ImGuiTreeNodeFlags_flags, string_fmt, va_list_args)</text:p>
      <text:p text:style-name="Standard">:</text:p>
      <text:p text:style-name="Standard">[object Object]</text:p>
      <text:p text:style-name="Standard">TreeNodeExV2(void_ptr_id, ImGuiTreeNodeFlags_flags, string_fmt, va_list_args)</text:p>
      <text:p text:style-name="Standard">:</text:p>
      <text:p text:style-name="Standard">[object Object]</text:p>
      <text:p text:style-name="Standard">TreeNodeV1(string_str_id, string_fmt, va_list_args)</text:p>
      <text:p text:style-name="Standard">:</text:p>
      <text:p text:style-name="Standard">[object Object]</text:p>
      <text:p text:style-name="Standard">TreeNodeV2(void_ptr_id, string_fmt, va_list_args)</text:p>
      <text:p text:style-name="Standard">:</text:p>
      <text:p text:style-name="Standard">[object Object]</text:p>
      <text:p text:style-name="Standard">TreePop()</text:p>
      <text:p text:style-name="Standard">:</text:p>
      <text:p text:style-name="Standard">[object Object]</text:p>
      <text:p text:style-name="Standard">TreePush1(string_str_id)</text:p>
      <text:p text:style-name="Standard"><text:soft-page-break/>:</text:p>
      <text:p text:style-name="Standard">[object Object]</text:p>
      <text:p text:style-name="Standard">TreePush2(void_ptr_id)</text:p>
      <text:p text:style-name="Standard">:</text:p>
      <text:p text:style-name="Standard">[object Object]</text:p>
      <text:p text:style-name="Standard">Unindent(float_indent_w)</text:p>
      <text:p text:style-name="Standard">:</text:p>
      <text:p text:style-name="Standard">[object Object]</text:p>
      <text:p text:style-name="Standard">UpdatePlatformWindows()</text:p>
      <text:p text:style-name="Standard">:</text:p>
      <text:p text:style-name="Standard">[object Object]</text:p>
      <text:p text:style-name="Standard">VSliderFloat(string_label, ImVec2_size, float_v, float_v_min, float_v_max, string_format, ImGuiSliderFlags_flags)</text:p>
      <text:p text:style-name="Standard">:</text:p>
      <text:p text:style-name="Standard">[object Object]</text:p>
      <text:p text:style-name="Standard">VSliderInt(string_label, ImVec2_size, int_v, int_v_min, int_v_max, string_format, ImGuiSliderFlags_flags)</text:p>
      <text:p text:style-name="Standard">:</text:p>
      <text:p text:style-name="Standard">[object Object]</text:p>
      <text:p text:style-name="Standard">VSliderScalar(string_label, ImVec2_size, ImGuiDataType_data_type, void_p_data, void_p_min, void_p_max, string_format, ImGuiSliderFlags_flags)</text:p>
      <text:p text:style-name="Standard">:</text:p>
      <text:p text:style-name="Standard">[object Object]</text:p>
      <text:p text:style-name="Standard">Value1(string_prefix, bool_b)</text:p>
      <text:p text:style-name="Standard">:</text:p>
      <text:p text:style-name="Standard">[object Object]</text:p>
      <text:p text:style-name="Standard">Value2(string_prefix, int_v)</text:p>
      <text:p text:style-name="Standard">:</text:p>
      <text:p text:style-name="Standard">[object Object]</text:p>
      <text:p text:style-name="Standard">Value3(string_prefix, int_v)</text:p>
      <text:p text:style-name="Standard">:</text:p>
      <text:p text:style-name="Standard">[object Object]</text:p>
      <text:p text:style-name="Standard">Value4(string_prefix, float_v, string_float_format)</text:p>
      <text:p text:style-name="Standard">:</text:p>
      <text:p text:style-name="Standard">[object Object]</text:p>
      <text:p text:style-name="Standard">createTextEditor()</text:p>
      <text:p text:style-name="Standard">:</text:p>
      <text:p text:style-name="Standard">[object Object]</text:p>
      <text:p text:style-name="Standard">destroyTextEditor(te)</text:p>
      <text:p text:style-name="Standard">:</text:p>
      <text:p text:style-name="Standard">[object Object]</text:p>
      <text:p text:style-name="Standard">flags(*)</text:p>
      <text:p text:style-name="Standard">:</text:p>
      <text:p text:style-name="Standard">[object Object]</text:p>
      <text:p text:style-name="Standard">getMonitorIndex()</text:p>
      <text:p text:style-name="Standard">:</text:p>
      <text:p text:style-name="Standard">[object Object]</text:p>
      <text:p text:style-name="Standard">loadIniSettingsFromDisk(filename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mGuiReady()</text:p>
      <text:p text:style-name="Standard">:</text:p>
      <text:p text:style-name="Standard">[object Object]</text:p>
      <text:p text:style-name="Standard">readGlobalActions()</text:p>
      <text:p text:style-name="Standard"><text:soft-page-break/>:</text:p>
      <text:p text:style-name="Standard">[object Object]</text:p>
      <text:p text:style-name="Standard">saveIniSettingsToDisk(filename)</text:p>
      <text:p text:style-name="Standard">:</text:p>
      <text:p text:style-name="Standard">[object Object]</text:p>
      <text:p text:style-name="Standard">setEnabled(val)</text:p>
      <text:p text:style-name="Standard">:</text:p>
      <text:p text:style-name="Standard">[object Object]</text:p>
      <text:p text:style-name="Standard">tooltip(message)</text:p>
      <text:p text:style-name="Standard">:</text:p>
      <text:p text:style-name="Standard">[object Object]</text:p>
      <text:p text:style-name="Standard">ui_missionInfo</text:p>
      <text:p text:style-name="Standard">{3}</text:p>
      <text:p text:style-name="Standard">closeDialogue()</text:p>
      <text:p text:style-name="Standard">[3]</text:p>
      <text:p text:style-name="Standard">0</text:p>
      <text:p text:style-name="Standard">:</text:p>
      <text:p text:style-name="Standard">table.insert(buttonsTable, {action = 'decline', text = "Close", cmd = 'guihooks.trigger("MenuHide", true) ui_missionInfo.closeDialogue()'})</text:p>
      <text:p text:style-name="Standard">1</text:p>
      <text:p text:style-name="Standard">:</text:p>
      <text:p text:style-name="Standard">ui_missionInfo.closeDialogue()</text:p>
      <text:p text:style-name="Standard">2</text:p>
      <text:p text:style-name="Standard">:</text:p>
      <text:p text:style-name="Standard">ui_missionInfo.closeDialogue()</text:p>
      <text:p text:style-name="Standard">openDialogue(content)</text:p>
      <text:p text:style-name="Standard">[3]</text:p>
      <text:p text:style-name="Standard">0</text:p>
      <text:p text:style-name="Standard">:</text:p>
      <text:p text:style-name="Standard">ui_missionInfo.openDialogue(content)</text:p>
      <text:p text:style-name="Standard">1</text:p>
      <text:p text:style-name="Standard">:</text:p>
      <text:p text:style-name="Standard">ui_missionInfo.openDialogue(content)</text:p>
      <text:p text:style-name="Standard">2</text:p>
      <text:p text:style-name="Standard">:</text:p>
      <text:p text:style-name="Standard">ui_missionInfo.openDialogue(content)</text:p>
      <text:p text:style-name="Standard">performAction(actionName)</text:p>
      <text:p text:style-name="Standard">:</text:p>
      <text:p text:style-name="Standard">[object Object]</text:p>
      <text:p text:style-name="Standard">ui_visibility</text:p>
      <text:p text:style-name="Standard">{8}</text:p>
      <text:p text:style-name="Standard">state</text:p>
      <text:p text:style-name="Standard">{2}</text:p>
      <text:p text:style-name="Standard">cefVisible</text:p>
      <text:p text:style-name="Standard">:</text:p>
      <text:p text:style-name="Standard">[object Object]</text:p>
      <text:p text:style-name="Standard">imguiVisible</text:p>
      <text:p text:style-name="Standard">:</text:p>
      <text:p text:style-name="Standard">[object Object]</text:p>
      <text:p text:style-name="Standard">get()</text:p>
      <text:p text:style-name="Standard">:</text:p>
      <text:p text:style-name="Standard">[object Object]</text:p>
      <text:p text:style-name="Standard">getCef()</text:p>
      <text:p text:style-name="Standard">[1]</text:p>
      <text:p text:style-name="Standard">0</text:p>
      <text:p text:style-name="Standard"><text:soft-page-break/>:</text:p>
      <text:p text:style-name="Standard">cefWasVisible = extensions.ui_visibility.getCef()</text:p>
      <text:p text:style-name="Standard">set(visible)</text:p>
      <text:p text:style-name="Standard">[3]</text:p>
      <text:p text:style-name="Standard">0</text:p>
      <text:p text:style-name="Standard">:</text:p>
      <text:p text:style-name="Standard">extensions.ui_visibility.set(true)</text:p>
      <text:p text:style-name="Standard">1</text:p>
      <text:p text:style-name="Standard">:</text:p>
      <text:p text:style-name="Standard">extensions.ui_visibility.set(false)</text:p>
      <text:p text:style-name="Standard">2</text:p>
      <text:p text:style-name="Standard">:</text:p>
      <text:p text:style-name="Standard">extensions.ui_visibility.set(false)</text:p>
      <text:p text:style-name="Standard">setCef(visible)</text:p>
      <text:p text:style-name="Standard">[2]</text:p>
      <text:p text:style-name="Standard">0</text:p>
      <text:p text:style-name="Standard">:</text:p>
      <text:p text:style-name="Standard">extensions.ui_visibility.setCef(false)</text:p>
      <text:p text:style-name="Standard">1</text:p>
      <text:p text:style-name="Standard">:</text:p>
      <text:p text:style-name="Standard">extensions.ui_visibility.setCef(cefWasVisible)</text:p>
      <text:p text:style-name="Standard">setImgui(visible)</text:p>
      <text:p text:style-name="Standard">[1]</text:p>
      <text:p text:style-name="Standard">0</text:p>
      <text:p text:style-name="Standard">:</text:p>
      <text:p text:style-name="Standard">extensions.ui_visibility.setImgui(true)</text:p>
      <text:p text:style-name="Standard">toggle()</text:p>
      <text:p text:style-name="Standard">:</text:p>
      <text:p text:style-name="Standard">[object Object]</text:p>
      <text:p text:style-name="Standard">toggleCef()</text:p>
      <text:p text:style-name="Standard">:</text:p>
      <text:p text:style-name="Standard">[object Object]</text:p>
      <text:p text:style-name="Standard">addModulePath(directory)</text:p>
      <text:p text:style-name="Standard">[2]</text:p>
      <text:p text:style-name="Standard">0</text:p>
      <text:p text:style-name="Standard">:</text:p>
      <text:p text:style-name="Standard">extensions.addModulePath("lua/ge/extensions/")</text:p>
      <text:p text:style-name="Standard">1</text:p>
      <text:p text:style-name="Standard">:</text:p>
      <text:p text:style-name="Standard">extensions.addModulePath("lua/common/extensions/")</text:p>
      <text:p text:style-name="Standard">deserialize(data, filter)</text:p>
      <text:p text:style-name="Standard">[1]</text:p>
      <text:p text:style-name="Standard">0</text:p>
      <text:p text:style-name="Standard">:</text:p>
      <text:p text:style-name="Standard">extensions.deserialize(data)</text:p>
      <text:p text:style-name="Standard">extNameToLuaPath(extName)</text:p>
      <text:p text:style-name="Standard">:</text:p>
      <text:p text:style-name="Standard">[object Object]</text:p>
      <text:p text:style-name="Standard">getLoadedExtensionsNames()</text:p>
      <text:p text:style-name="Standard">[1]</text:p>
      <text:p text:style-name="Standard">0</text:p>
      <text:p text:style-name="Standard">:</text:p>
      <text:p text:style-name="Standard">local sortedKeys = extensions.getLoadedExtensionsNames()</text:p>
      <text:p text:style-name="Standard">getSerializationData(reason)</text:p>
      <text:p text:style-name="Standard"><text:soft-page-break/>[1]</text:p>
      <text:p text:style-name="Standard">0</text:p>
      <text:p text:style-name="Standard">:</text:p>
      <text:p text:style-name="Standard">tableMerge(tmp, extensions.getSerializationData(reason))</text:p>
      <text:p text:style-name="Standard">hook(func)</text:p>
      <text:p text:style-name="Standard">[3]</text:p>
      <text:p text:style-name="Standard">0</text:p>
      <text:p text:style-name="Standard">:</text:p>
      <text:p text:style-name="Standard">extensions.hook('onCameraModeChanged', camName)</text:p>
      <text:p text:style-name="Standard">1</text:p>
      <text:p text:style-name="Standard">:</text:p>
      <text:p text:style-name="Standard">extensions.hook("onSaveCampaign", AddSaveDataCallback)</text:p>
      <text:p text:style-name="Standard">2</text:p>
      <text:p text:style-name="Standard">:</text:p>
      <text:p text:style-name="Standard">extensions.hook('onChatMessage', user, channel, message)</text:p>
      <text:p text:style-name="Standard">hookCount(func)</text:p>
      <text:p text:style-name="Standard">:</text:p>
      <text:p text:style-name="Standard">[object Object]</text:p>
      <text:p text:style-name="Standard">hookExcept(exceptionList, func)</text:p>
      <text:p text:style-name="Standard">[1]</text:p>
      <text:p text:style-name="Standard">0</text:p>
      <text:p text:style-name="Standard">:</text:p>
      <text:p text:style-name="Standard">extensions.hookExcept(coreModules, 'onInit')</text:p>
      <text:p text:style-name="Standard">hookNotify(func)</text:p>
      <text:p text:style-name="Standard">[2]</text:p>
      <text:p text:style-name="Standard">0</text:p>
      <text:p text:style-name="Standard">:</text:p>
      <text:p text:style-name="Standard">extensions.hookNotify('onClientStartMission', mission)</text:p>
      <text:p text:style-name="Standard">1</text:p>
      <text:p text:style-name="Standard">:</text:p>
      <text:p text:style-name="Standard">extensions.hookNotify('onClientEndMission', mission)</text:p>
      <text:p text:style-name="Standard">isExtensionLoaded(extName)</text:p>
      <text:p text:style-name="Standard">[3]</text:p>
      <text:p text:style-name="Standard">0</text:p>
      <text:p text:style-name="Standard">:</text:p>
      <text:p text:style-name="Standard">if extensions.isExtensionLoaded(val) and extensions[val].onEditorRegisterPreferences then</text:p>
      <text:p text:style-name="Standard">1</text:p>
      <text:p text:style-name="Standard">:</text:p>
      <text:p text:style-name="Standard">if extensions.isExtensionLoaded(val) and extensions[val].onEditorInitialized then</text:p>
      <text:p text:style-name="Standard">2</text:p>
      <text:p text:style-name="Standard">:</text:p>
      <text:p text:style-name="Standard">if extName and not extensions.isExtensionLoaded(extName) then</text:p>
      <text:p text:style-name="Standard">load()</text:p>
      <text:p text:style-name="Standard">[3]</text:p>
      <text:p text:style-name="Standard">0</text:p>
      <text:p text:style-name="Standard">:</text:p>
      <text:p text:style-name="Standard">extensions.load('core_assetManager')</text:p>
      <text:p text:style-name="Standard">1</text:p>
      <text:p text:style-name="Standard">:</text:p>
      <text:p text:style-name="Standard">newVehicle:queueLuaCommand("extensions.load('escMeasurement')")</text:p>
      <text:p text:style-name="Standard">2</text:p>
      <text:p text:style-name="Standard">:</text:p>
      <text:p text:style-name="Standard">obj:queueGameEngineLua("extensions.load('core_vehicleMirrors')")</text:p>
      <text:p text:style-name="Standard">loadAtRoot(extPath, rootName)</text:p>
      <text:p text:style-name="Standard"><text:soft-page-break/>[2]</text:p>
      <text:p text:style-name="Standard">0</text:p>
      <text:p text:style-name="Standard">:</text:p>
      <text:p text:style-name="Standard">extensions.loadAtRoot(file,"")</text:p>
      <text:p text:style-name="Standard">1</text:p>
      <text:p text:style-name="Standard">:</text:p>
      <text:p text:style-name="Standard">e.loaded, e.extName = extensions.loadAtRoot(moduleFullPath, "scenario")</text:p>
      <text:p text:style-name="Standard">loadModule(extName)</text:p>
      <text:p text:style-name="Standard">:</text:p>
      <text:p text:style-name="Standard">[object Object]</text:p>
      <text:p text:style-name="Standard">loadModulesInDirectory(directory, excludeSubdirectories)</text:p>
      <text:p text:style-name="Standard">:</text:p>
      <text:p text:style-name="Standard">[object Object]</text:p>
      <text:p text:style-name="Standard">luaPathToExtName(filepath)</text:p>
      <text:p text:style-name="Standard">[1]</text:p>
      <text:p text:style-name="Standard">0</text:p>
      <text:p text:style-name="Standard">:</text:p>
      <text:p text:style-name="Standard">local moduleExtName = extensions.luaPathToExtName(modulePath)</text:p>
      <text:p text:style-name="Standard">onDeserialize()</text:p>
      <text:p text:style-name="Standard">:</text:p>
      <text:p text:style-name="Standard">[object Object]</text:p>
      <text:p text:style-name="Standard">onDeserializ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intExtensions()</text:p>
      <text:p text:style-name="Standard">:</text:p>
      <text:p text:style-name="Standard">[object Object]</text:p>
      <text:p text:style-name="Standard">printHooks(funcName)</text:p>
      <text:p text:style-name="Standard">:</text:p>
      <text:p text:style-name="Standard">[object Object]</text:p>
      <text:p text:style-name="Standard">refresh(extName)</text:p>
      <text:p text:style-name="Standard">:</text:p>
      <text:p text:style-name="Standard">[object Object]</text:p>
      <text:p text:style-name="Standard">reload(extPath)</text:p>
      <text:p text:style-name="Standard">:</text:p>
      <text:p text:style-name="Standard">[object Object]</text:p>
      <text:p text:style-name="Standard">reloadModule(modulePath)</text:p>
      <text:p text:style-name="Standard">:</text:p>
      <text:p text:style-name="Standard">[object Object]</text:p>
      <text:p text:style-name="Standard">restoreModulePath()</text:p>
      <text:p text:style-name="Standard">:</text:p>
      <text:p text:style-name="Standard">[object Object]</text:p>
      <text:p text:style-name="Standard">saveModulePath()</text:p>
      <text:p text:style-name="Standard">:</text:p>
      <text:p text:style-name="Standard">[object Object]</text:p>
      <text:p text:style-name="Standard">setCompletedCallback(funcName, callback)</text:p>
      <text:p text:style-name="Standard">[1]</text:p>
      <text:p text:style-name="Standard">0</text:p>
      <text:p text:style-name="Standard">:</text:p>
      <text:p text:style-name="Standard">extensions.setCompletedCallback("onClientStartMission", callback);</text:p>
      <text:p text:style-name="Standard">setProfiler(p)</text:p>
      <text:p text:style-name="Standard"><text:soft-page-break/>[2]</text:p>
      <text:p text:style-name="Standard">0</text:p>
      <text:p text:style-name="Standard">:</text:p>
      <text:p text:style-name="Standard">extensions.setProfiler(geluaProfiler)</text:p>
      <text:p text:style-name="Standard">1</text:p>
      <text:p text:style-name="Standard">:</text:p>
      <text:p text:style-name="Standard">extensions.setProfiler(geluaProfiler)</text:p>
      <text:p text:style-name="Standard">unload(extName)</text:p>
      <text:p text:style-name="Standard">[3]</text:p>
      <text:p text:style-name="Standard">0</text:p>
      <text:p text:style-name="Standard">:</text:p>
      <text:p text:style-name="Standard">extensions.unload("campaign_campaigns")</text:p>
      <text:p text:style-name="Standard">1</text:p>
      <text:p text:style-name="Standard">:</text:p>
      <text:p text:style-name="Standard">extensions.unload(path .. 'mainLevel')</text:p>
      <text:p text:style-name="Standard">2</text:p>
      <text:p text:style-name="Standard">:</text:p>
      <text:p text:style-name="Standard">extensions.unload("core_multiseatCamera")</text:p>
      <text:p text:style-name="Standard">unloadExcept()</text:p>
      <text:p text:style-name="Standard">[2]</text:p>
      <text:p text:style-name="Standard">0</text:p>
      <text:p text:style-name="Standard">:</text:p>
      <text:p text:style-name="Standard">extensions.unloadExcept(coreModules)</text:p>
      <text:p text:style-name="Standard">1</text:p>
      <text:p text:style-name="Standard">:</text:p>
      <text:p text:style-name="Standard">extensions.unloadExcept(coreModules)</text:p>
      <text:p text:style-name="Standard">unloadModule(extName)</text:p>
      <text:p text:style-name="Standard">:</text:p>
      <text:p text:style-name="Standard">[object Object]</text:p>
      <text:p text:style-name="Standard">use(key)</text:p>
      <text:p text:style-name="Standard">[1]</text:p>
      <text:p text:style-name="Standard">0</text:p>
      <text:p text:style-name="Standard">:</text:p>
      <text:p text:style-name="Standard">local ext = extensions.use("editor_vehicleEditor_" .. name)</text:p>
      <text:p text:style-name="Standard">ffi</text:p>
      <text:p text:style-name="Standard">{20}</text:p>
      <text:p text:style-name="Standard">C</text:p>
      <text:p text:style-name="Standard">:</text:p>
      <text:p text:style-name="Standard">[object Object]</text:p>
      <text:p text:style-name="Standard">arch</text:p>
      <text:p text:style-name="Standard">:</text:p>
      <text:p text:style-name="Standard">[object Object]</text:p>
      <text:p text:style-name="Standard">os</text:p>
      <text:p text:style-name="Standard">:</text:p>
      <text:p text:style-name="Standard">[object Object]</text:p>
      <text:p text:style-name="Standard">abi(*)</text:p>
      <text:p text:style-name="Standard">:</text:p>
      <text:p text:style-name="Standard">[object Object]</text:p>
      <text:p text:style-name="Standard">alignof(*)</text:p>
      <text:p text:style-name="Standard">:</text:p>
      <text:p text:style-name="Standard">[object Object]</text:p>
      <text:p text:style-name="Standard">cast(*)</text:p>
      <text:p text:style-name="Standard">[3]</text:p>
      <text:p text:style-name="Standard">0</text:p>
      <text:p text:style-name="Standard"><text:soft-page-break/>:</text:p>
      <text:p text:style-name="Standard">local str = ffi.string(ffi.cast("char*",payload.Data))</text:p>
      <text:p text:style-name="Standard">1</text:p>
      <text:p text:style-name="Standard">:</text:p>
      <text:p text:style-name="Standard">inputCallbackC = ffi.cast("ImGuiInputTextCallback", inputCallback)</text:p>
      <text:p text:style-name="Standard">2</text:p>
      <text:p text:style-name="Standard">:</text:p>
      <text:p text:style-name="Standard">local res = ffi.C.bng_base64_encode(ffi.cast('unsigned char*', data), dataSize, out_len)</text:p>
      <text:p text:style-name="Standard">cdef(*)</text:p>
      <text:p text:style-name="Standard">[3]</text:p>
      <text:p text:style-name="Standard">0</text:p>
      <text:p text:style-name="Standard">:</text:p>
      <text:p text:style-name="Standard">ffi.cdef([[</text:p>
      <text:p text:style-name="Standard">1</text:p>
      <text:p text:style-name="Standard">:</text:p>
      <text:p text:style-name="Standard">ffi.cdef(readFile('lua/common/extensions/ui/imgui_gen.h'))</text:p>
      <text:p text:style-name="Standard">2</text:p>
      <text:p text:style-name="Standard">:</text:p>
      <text:p text:style-name="Standard">ffi.cdef(readFile('lua/common/extensions/ui/imgui_custom.h'))</text:p>
      <text:p text:style-name="Standard">copy(*)</text:p>
      <text:p text:style-name="Standard">[3]</text:p>
      <text:p text:style-name="Standard">0</text:p>
      <text:p text:style-name="Standard">:</text:p>
      <text:p text:style-name="Standard">ffi.copy(var.assetViewFilter.InputBuf, filter.filterInput)</text:p>
      <text:p text:style-name="Standard">1</text:p>
      <text:p text:style-name="Standard">:</text:p>
      <text:p text:style-name="Standard">ffi.copy(var.newFolderName, "")</text:p>
      <text:p text:style-name="Standard">2</text:p>
      <text:p text:style-name="Standard">:</text:p>
      <text:p text:style-name="Standard">ffi.copy(var.newFolderName, "")</text:p>
      <text:p text:style-name="Standard">errno(*)</text:p>
      <text:p text:style-name="Standard">:</text:p>
      <text:p text:style-name="Standard">[object Object]</text:p>
      <text:p text:style-name="Standard">fill(*)</text:p>
      <text:p text:style-name="Standard">[2]</text:p>
      <text:p text:style-name="Standard">0</text:p>
      <text:p text:style-name="Standard">:</text:p>
      <text:p text:style-name="Standard">ffi.fill(consoleInputField, ffi.sizeof(consoleInputField))</text:p>
      <text:p text:style-name="Standard">1</text:p>
      <text:p text:style-name="Standard">:</text:p>
      <text:p text:style-name="Standard">ffi.fill(windowSearchTxt, ffi.sizeof(windowSearchTxt))</text:p>
      <text:p text:style-name="Standard">gc(*)</text:p>
      <text:p text:style-name="Standard">:</text:p>
      <text:p text:style-name="Standard">[object Object]</text:p>
      <text:p text:style-name="Standard">istype(*)</text:p>
      <text:p text:style-name="Standard">[1]</text:p>
      <text:p text:style-name="Standard">0</text:p>
      <text:p text:style-name="Standard">:</text:p>
      <text:p text:style-name="Standard">elseif (ffi and ffi.istype('struct __luaVec3_t', b)) or b.w == nil then</text:p>
      <text:p text:style-name="Standard">load(*)</text:p>
      <text:p text:style-name="Standard">:</text:p>
      <text:p text:style-name="Standard">[object Object]</text:p>
      <text:p text:style-name="Standard">metatype(*)</text:p>
      <text:p text:style-name="Standard">[3]</text:p>
      <text:p text:style-name="Standard"><text:soft-page-break/>0</text:p>
      <text:p text:style-name="Standard">:</text:p>
      <text:p text:style-name="Standard">ffi.metatype("struct __LuaColor_t", LuaColor)</text:p>
      <text:p text:style-name="Standard">1</text:p>
      <text:p text:style-name="Standard">:</text:p>
      <text:p text:style-name="Standard">local ImTextureHandler_constructor = ffi.metatype("ImTextureHandler", ImTextureHandler_mt)</text:p>
      <text:p text:style-name="Standard">2</text:p>
      <text:p text:style-name="Standard">:</text:p>
      <text:p text:style-name="Standard">boolset_constructor = ffi.metatype('struct { int upper; bool v[?]; }', byteset_mt)</text:p>
      <text:p text:style-name="Standard">new(*)</text:p>
      <text:p text:style-name="Standard">[3]</text:p>
      <text:p text:style-name="Standard">0</text:p>
      <text:p text:style-name="Standard">:</text:p>
      <text:p text:style-name="Standard">local tempFloatArr3 = ffi.new("float[3]", {0, 0, 0})</text:p>
      <text:p text:style-name="Standard">1</text:p>
      <text:p text:style-name="Standard">:</text:p>
      <text:p text:style-name="Standard">if not dragDropAsset.data then dragDropAsset.data = ffi.new('char[2048]', data)</text:p>
      <text:p text:style-name="Standard">2</text:p>
      <text:p text:style-name="Standard">:</text:p>
      <text:p text:style-name="Standard">curState.beamDebug = ffi.new("bool[1]", true)</text:p>
      <text:p text:style-name="Standard">offsetof(*)</text:p>
      <text:p text:style-name="Standard">[3]</text:p>
      <text:p text:style-name="Standard">0</text:p>
      <text:p text:style-name="Standard">:</text:p>
      <text:p text:style-name="Standard">if ffi.offsetof(v, 'z') ~= nil then</text:p>
      <text:p text:style-name="Standard">1</text:p>
      <text:p text:style-name="Standard">:</text:p>
      <text:p text:style-name="Standard">if ffi.offsetof(v, 'w') ~= nil then</text:p>
      <text:p text:style-name="Standard">2</text:p>
      <text:p text:style-name="Standard">:</text:p>
      <text:p text:style-name="Standard">elseif vtype == 'cdata' and ffi.offsetof(v, 'z') ~= nil then</text:p>
      <text:p text:style-name="Standard">sizeof(*)</text:p>
      <text:p text:style-name="Standard">[3]</text:p>
      <text:p text:style-name="Standard">0</text:p>
      <text:p text:style-name="Standard">:</text:p>
      <text:p text:style-name="Standard">local addMark = imgui.InputText("##newBookmarkName", newBookmarkName, ffi.sizeof(newBookmarkName), imgui.InputTextFlags_EnterReturnsTrue)</text:p>
      <text:p text:style-name="Standard">1</text:p>
      <text:p text:style-name="Standard">:</text:p>
      <text:p text:style-name="Standard">local exec = im.InputText("", consoleInputField, ffi.sizeof(consoleInputField), flags, inputCallbackC)</text:p>
      <text:p text:style-name="Standard">2</text:p>
      <text:p text:style-name="Standard">:</text:p>
      <text:p text:style-name="Standard">ffi.fill(consoleInputField, ffi.sizeof(consoleInputField))</text:p>
      <text:p text:style-name="Standard">string(*)</text:p>
      <text:p text:style-name="Standard">[3]</text:p>
      <text:p text:style-name="Standard">0</text:p>
      <text:p text:style-name="Standard">:</text:p>
      <text:p text:style-name="Standard">local name = ffi.string(var.newFolderName)</text:p>
      <text:p text:style-name="Standard">1</text:p>
      <text:p text:style-name="Standard">:</text:p>
      <text:p text:style-name="Standard">if db == false or (db==true and #ffi.string(var.assetViewFilterDB) == 0) then</text:p>
      <text:p text:style-name="Standard">2</text:p>
      <text:p text:style-name="Standard">:</text:p>
      <text:p text:style-name="Standard">if #ffi.string(var.saveFilterNameInput) &gt; 0 then</text:p>
      <text:p text:style-name="Standard">typeinfo(*)</text:p>
      <text:p text:style-name="Standard"><text:soft-page-break/>:</text:p>
      <text:p text:style-name="Standard">[object Object]</text:p>
      <text:p text:style-name="Standard">typeof(*)</text:p>
      <text:p text:style-name="Standard">[3]</text:p>
      <text:p text:style-name="Standard">0</text:p>
      <text:p text:style-name="Standard">:</text:p>
      <text:p text:style-name="Standard">newLuaColorrgba = ffi.typeof("struct __LuaColor_t")</text:p>
      <text:p text:style-name="Standard">1</text:p>
      <text:p text:style-name="Standard">:</text:p>
      <text:p text:style-name="Standard">newLuaVec3xyz = ffi.typeof("struct __luaVec3_t")</text:p>
      <text:p text:style-name="Standard">2</text:p>
      <text:p text:style-name="Standard">:</text:p>
      <text:p text:style-name="Standard">newLuaQuatxyzw = ffi.typeof("struct __luaQuat_t")</text:p>
      <text:p text:style-name="Standard">flowGraphEditor_ffi_cdef_loaded</text:p>
      <text:p text:style-name="Standard">[1]</text:p>
      <text:p text:style-name="Standard">0</text:p>
      <text:p text:style-name="Standard">:</text:p>
      <text:p text:style-name="Standard">flowGraphEditor_ffi_cdef_loaded = false</text:p>
      <text:p text:style-name="Standard">freeroam_freeroam</text:p>
      <text:p text:style-name="Standard">{8}</text:p>
      <text:p text:style-name="Standard">onClientEnd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ResetGameplay(playerID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startFreeroam(level, startPointName, wasDelayed)</text:p>
      <text:p text:style-name="Standard">[2]</text:p>
      <text:p text:style-name="Standard">0</text:p>
      <text:p text:style-name="Standard">:</text:p>
      <text:p text:style-name="Standard">freeroam_freeroam.startFreeroam(args.mapName)</text:p>
      <text:p text:style-name="Standard">1</text:p>
      <text:p text:style-name="Standard">:</text:p>
      <text:p text:style-name="Standard">freeroam_freeroam.startFreeroam("levels/smallgrid/main.level.json")</text:p>
      <text:p text:style-name="Standard">startFreeroamByName(levelName)</text:p>
      <text:p text:style-name="Standard">[1]</text:p>
      <text:p text:style-name="Standard">0</text:p>
      <text:p text:style-name="Standard">:</text:p>
      <text:p text:style-name="Standard">while not freeroam_freeroam.startFreeroamByName(levelName) do</text:p>
      <text:p text:style-name="Standard">startTrackBuilder(level)</text:p>
      <text:p text:style-name="Standard">:</text:p>
      <text:p text:style-name="Standard">[object Object]</text:p>
      <text:p text:style-name="Standard">gAutoHideDashboard</text:p>
      <text:p text:style-name="Standard">[2]</text:p>
      <text:p text:style-name="Standard">0</text:p>
      <text:p text:style-name="Standard"><text:soft-page-break/>:</text:p>
      <text:p text:style-name="Standard">gAutoHideDashboard = false</text:p>
      <text:p text:style-name="Standard">1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guihooks</text:p>
      <text:p text:style-name="Standard">{8}</text:p>
      <text:p text:style-name="Standard">frameUpdated()</text:p>
      <text:p text:style-name="Standard">:</text:p>
      <text:p text:style-name="Standard">[object Object]</text:p>
      <text:p text:style-name="Standard">message(msg, ttl, category, icon)</text:p>
      <text:p text:style-name="Standard">[1]</text:p>
      <text:p text:style-name="Standard">0</text:p>
      <text:p text:style-name="Standard">:</text:p>
      <text:p text:style-name="Standard">guihooks.message(msg, (ttl or 5), (category or ''), icon)</text:p>
      <text:p text:style-name="Standard">queueStreamLuaFrame(key, value)</text:p>
      <text:p text:style-name="Standard">:</text:p>
      <text:p text:style-name="Standard">[object Object]</text:p>
      <text:p text:style-name="Standard">reset()</text:p>
      <text:p text:style-name="Standard">:</text:p>
      <text:p text:style-name="Standard">[object Object]</text:p>
      <text:p text:style-name="Standard">send(key, value)</text:p>
      <text:p text:style-name="Standard">:</text:p>
      <text:p text:style-name="Standard">[object Object]</text:p>
      <text:p text:style-name="Standard">trigger(hookName)</text:p>
      <text:p text:style-name="Standard">[3]</text:p>
      <text:p text:style-name="Standard">0</text:p>
      <text:p text:style-name="Standard">:</text:p>
      <text:p text:style-name="Standard">guihooks.trigger('onUIAppsData', {availableLayouts = getAvailableLayouts(), availableApps = getAvailableAppList()})</text:p>
      <text:p text:style-name="Standard">1</text:p>
      <text:p text:style-name="Standard">:</text:p>
      <text:p text:style-name="Standard">guihooks.trigger('XInputControllerUpdated', event)</text:p>
      <text:p text:style-name="Standard">2</text:p>
      <text:p text:style-name="Standard">:</text:p>
      <text:p text:style-name="Standard">guihooks.trigger('XInputControllerUpdated', event)</text:p>
      <text:p text:style-name="Standard">triggerRawJS(hookName, rawJs)</text:p>
      <text:p text:style-name="Standard">[1]</text:p>
      <text:p text:style-name="Standard">0</text:p>
      <text:p text:style-name="Standard">:</text:p>
      <text:p text:style-name="Standard">guihooks.triggerRawJS('ControllersChanged', WinInput.getControllersInfoJson())</text:p>
      <text:p text:style-name="Standard">triggerStream(streamName, streamData)</text:p>
      <text:p text:style-name="Standard">:</text:p>
      <text:p text:style-name="Standard">[object Object]</text:p>
      <text:p text:style-name="Standard">hptimer</text:p>
      <text:p text:style-name="Standard">{1}</text:p>
      <text:p text:style-name="Standard">getTime(*)</text:p>
      <text:p text:style-name="Standard">:</text:p>
      <text:p text:style-name="Standard">[object Object]</text:p>
      <text:p text:style-name="Standard">io</text:p>
      <text:p text:style-name="Standard">{14}</text:p>
      <text:p text:style-name="Standard">stderr</text:p>
      <text:p text:style-name="Standard">{7}</text:p>
      <text:p text:style-name="Standard">close(*)</text:p>
      <text:p text:style-name="Standard">:</text:p>
      <text:p text:style-name="Standard"><text:soft-page-break/>[object Object]</text:p>
      <text:p text:style-name="Standard">flush(*)</text:p>
      <text:p text:style-name="Standard">:</text:p>
      <text:p text:style-name="Standard">[object Object]</text:p>
      <text:p text:style-name="Standard">lines(*)</text:p>
      <text:p text:style-name="Standard">:</text:p>
      <text:p text:style-name="Standard"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[1]</text:p>
      <text:p text:style-name="Standard">0</text:p>
      <text:p text:style-name="Standard">:</text:p>
      <text:p text:style-name="Standard">io.stderr:write(debug.traceback("TimerWheel callback failed with: " .. tostring(err)))</text:p>
      <text:p text:style-name="Standard">stdin</text:p>
      <text:p text:style-name="Standard">{7}</text:p>
      <text:p text:style-name="Standard">close(*)</text:p>
      <text:p text:style-name="Standard">:</text:p>
      <text:p text:style-name="Standard">[object Object]</text:p>
      <text:p text:style-name="Standard">flush(*)</text:p>
      <text:p text:style-name="Standard">:</text:p>
      <text:p text:style-name="Standard">[object Object]</text:p>
      <text:p text:style-name="Standard">lines(*)</text:p>
      <text:p text:style-name="Standard">:</text:p>
      <text:p text:style-name="Standard"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:</text:p>
      <text:p text:style-name="Standard">[object Object]</text:p>
      <text:p text:style-name="Standard">stdout</text:p>
      <text:p text:style-name="Standard">{7}</text:p>
      <text:p text:style-name="Standard">close(*)</text:p>
      <text:p text:style-name="Standard">:</text:p>
      <text:p text:style-name="Standard">[object Object]</text:p>
      <text:p text:style-name="Standard">flush(*)</text:p>
      <text:p text:style-name="Standard">:</text:p>
      <text:p text:style-name="Standard">[object Object]</text:p>
      <text:p text:style-name="Standard">lines(*)</text:p>
      <text:p text:style-name="Standard">:</text:p>
      <text:p text:style-name="Standard"><text:soft-page-break/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:</text:p>
      <text:p text:style-name="Standard">[object Object]</text:p>
      <text:p text:style-name="Standard">close(*)</text:p>
      <text:p text:style-name="Standard">[2]</text:p>
      <text:p text:style-name="Standard">0</text:p>
      <text:p text:style-name="Standard">:</text:p>
      <text:p text:style-name="Standard">io.close(file)</text:p>
      <text:p text:style-name="Standard">1</text:p>
      <text:p text:style-name="Standard">:</text:p>
      <text:p text:style-name="Standard">io.close(f)</text:p>
      <text:p text:style-name="Standard">flush(*)</text:p>
      <text:p text:style-name="Standard">:</text:p>
      <text:p text:style-name="Standard">[object Object]</text:p>
      <text:p text:style-name="Standard">input(*)</text:p>
      <text:p text:style-name="Standard">:</text:p>
      <text:p text:style-name="Standard">[object Object]</text:p>
      <text:p text:style-name="Standard">lines(*)</text:p>
      <text:p text:style-name="Standard">[1]</text:p>
      <text:p text:style-name="Standard">0</text:p>
      <text:p text:style-name="Standard">:</text:p>
      <text:p text:style-name="Standard">for line in io.lines(file.path) do</text:p>
      <text:p text:style-name="Standard">open(*)</text:p>
      <text:p text:style-name="Standard">[3]</text:p>
      <text:p text:style-name="Standard">0</text:p>
      <text:p text:style-name="Standard">:</text:p>
      <text:p text:style-name="Standard">local f = io.open(filename, "w")</text:p>
      <text:p text:style-name="Standard">1</text:p>
      <text:p text:style-name="Standard">:</text:p>
      <text:p text:style-name="Standard">local f = assert( io.open( fname, "r" ) )</text:p>
      <text:p text:style-name="Standard">2</text:p>
      <text:p text:style-name="Standard">:</text:p>
      <text:p text:style-name="Standard">local file = io.open(filename, "w")</text:p>
      <text:p text:style-name="Standard">output(*)</text:p>
      <text:p text:style-name="Standard">:</text:p>
      <text:p text:style-name="Standard">[object Object]</text:p>
      <text:p text:style-name="Standard">popen(*)</text:p>
      <text:p text:style-name="Standard">:</text:p>
      <text:p text:style-name="Standard">[object Object]</text:p>
      <text:p text:style-name="Standard">read(*)</text:p>
      <text:p text:style-name="Standard">[1]</text:p>
      <text:p text:style-name="Standard">0</text:p>
      <text:p text:style-name="Standard">:</text:p>
      <text:p text:style-name="Standard">local cmd = io.read()</text:p>
      <text:p text:style-name="Standard"><text:soft-page-break/>tmpfile(*)</text:p>
      <text:p text:style-name="Standard">:</text:p>
      <text:p text:style-name="Standard">[object Object]</text:p>
      <text:p text:style-name="Standard">type(*)</text:p>
      <text:p text:style-name="Standard">:</text:p>
      <text:p text:style-name="Standard">[object Object]</text:p>
      <text:p text:style-name="Standard">write(*)</text:p>
      <text:p text:style-name="Standard">[3]</text:p>
      <text:p text:style-name="Standard">0</text:p>
      <text:p text:style-name="Standard">:</text:p>
      <text:p text:style-name="Standard">io.write("&gt; ")</text:p>
      <text:p text:style-name="Standard">1</text:p>
      <text:p text:style-name="Standard">:</text:p>
      <text:p text:style-name="Standard">io.write("&lt;")</text:p>
      <text:p text:style-name="Standard">2</text:p>
      <text:p text:style-name="Standard">:</text:p>
      <text:p text:style-name="Standard">if nsPrefix then io.write(nsPrefix,":")</text:p>
      <text:p text:style-name="Standard">jit</text:p>
      <text:p text:style-name="Standard">{11}</text:p>
      <text:p text:style-name="Standard">arch</text:p>
      <text:p text:style-name="Standard">:</text:p>
      <text:p text:style-name="Standard">[object Object]</text:p>
      <text:p text:style-name="Standard">opt</text:p>
      <text:p text:style-name="Standard">{1}</text:p>
      <text:p text:style-name="Standard">start(*)</text:p>
      <text:p text:style-name="Standard">:</text:p>
      <text:p text:style-name="Standard">[object Object]</text:p>
      <text:p text:style-name="Standard">os</text:p>
      <text:p text:style-name="Standard">:</text:p>
      <text:p text:style-name="Standard">[object Object]</text:p>
      <text:p text:style-name="Standard">version</text:p>
      <text:p text:style-name="Standard">[2]</text:p>
      <text:p text:style-name="Standard">0</text:p>
      <text:p text:style-name="Standard">:</text:p>
      <text:p text:style-name="Standard">assert(jit.version_num == 20100, "LuaJIT core/library version mismatch")</text:p>
      <text:p text:style-name="Standard">1</text:p>
      <text:p text:style-name="Standard">:</text:p>
      <text:p text:style-name="Standard">assert(jit.version_num == 20100, "LuaJIT core/library version mismatch")</text:p>
      <text:p text:style-name="Standard">version_num</text:p>
      <text:p text:style-name="Standard">[2]</text:p>
      <text:p text:style-name="Standard">0</text:p>
      <text:p text:style-name="Standard">:</text:p>
      <text:p text:style-name="Standard">assert(jit.version_num == 20100, "LuaJIT core/library version mismatch")</text:p>
      <text:p text:style-name="Standard">1</text:p>
      <text:p text:style-name="Standard">:</text:p>
      <text:p text:style-name="Standard">assert(jit.version_num == 20100, "LuaJIT core/library version mismatch")</text:p>
      <text:p text:style-name="Standard">attach(*)</text:p>
      <text:p text:style-name="Standard">[2]</text:p>
      <text:p text:style-name="Standard">0</text:p>
      <text:p text:style-name="Standard">:</text:p>
      <text:p text:style-name="Standard">jit.attach(dump_trace)</text:p>
      <text:p text:style-name="Standard">1</text:p>
      <text:p text:style-name="Standard">:</text:p>
      <text:p text:style-name="Standard">jit.attach(dump_trace, "trace")</text:p>
      <text:p text:style-name="Standard"><text:soft-page-break/>flush(*)</text:p>
      <text:p text:style-name="Standard">:</text:p>
      <text:p text:style-name="Standard">[object Object]</text:p>
      <text:p text:style-name="Standard">off(*)</text:p>
      <text:p text:style-name="Standard">:</text:p>
      <text:p text:style-name="Standard">[object Object]</text:p>
      <text:p text:style-name="Standard">on(*)</text:p>
      <text:p text:style-name="Standard">:</text:p>
      <text:p text:style-name="Standard">[object Object]</text:p>
      <text:p text:style-name="Standard">security(*)</text:p>
      <text:p text:style-name="Standard">:</text:p>
      <text:p text:style-name="Standard">[object Object]</text:p>
      <text:p text:style-name="Standard">status(*)</text:p>
      <text:p text:style-name="Standard">[1]</text:p>
      <text:p text:style-name="Standard">0</text:p>
      <text:p text:style-name="Standard">:</text:p>
      <text:p text:style-name="Standard">jit = jit and jit.status(),</text:p>
      <text:p text:style-name="Standard">json</text:p>
      <text:p text:style-name="Standard">{1}</text:p>
      <text:p text:style-name="Standard">decode(si)</text:p>
      <text:p text:style-name="Standard">[3]</text:p>
      <text:p text:style-name="Standard">0</text:p>
      <text:p text:style-name="Standard">:</text:p>
      <text:p text:style-name="Standard">local t = json.decode(jsontext)</text:p>
      <text:p text:style-name="Standard">1</text:p>
      <text:p text:style-name="Standard">:</text:p>
      <text:p text:style-name="Standard">local jsonMaterials = json.decode(content)</text:p>
      <text:p text:style-name="Standard">2</text:p>
      <text:p text:style-name="Standard">:</text:p>
      <text:p text:style-name="Standard">return json.decode(body)</text:p>
      <text:p text:style-name="Standard">lpack</text:p>
      <text:p text:style-name="Standard">{4}</text:p>
      <text:p text:style-name="Standard">decode(is)</text:p>
      <text:p text:style-name="Standard">[1]</text:p>
      <text:p text:style-name="Standard">0</text:p>
      <text:p text:style-name="Standard">:</text:p>
      <text:p text:style-name="Standard">vehicles[k] = lpack.decode(v)</text:p>
      <text:p text:style-name="Standard">decodeLua(s)</text:p>
      <text:p text:style-name="Standard">:</text:p>
      <text:p text:style-name="Standard">[object Object]</text:p>
      <text:p text:style-name="Standard">encode(v)</text:p>
      <text:p text:style-name="Standard">[3]</text:p>
      <text:p text:style-name="Standard">0</text:p>
      <text:p text:style-name="Standard">:</text:p>
      <text:p text:style-name="Standard">dataString = lpack.encode({</text:p>
      <text:p text:style-name="Standard">1</text:p>
      <text:p text:style-name="Standard">:</text:p>
      <text:p text:style-name="Standard">data[k] = lpack.encode(v)</text:p>
      <text:p text:style-name="Standard">2</text:p>
      <text:p text:style-name="Standard">:</text:p>
      <text:p text:style-name="Standard">string.format("mapmgr.setMap(%d, %q)", buildSerial, lpack.encode(</text:p>
      <text:p text:style-name="Standard">encodeLua(v)</text:p>
      <text:p text:style-name="Standard">:</text:p>
      <text:p text:style-name="Standard">[object Object]</text:p>
      <text:p text:style-name="Standard"><text:soft-page-break/>luaVMInstanceName</text:p>
      <text:p text:style-name="Standard">[1]</text:p>
      <text:p text:style-name="Standard">0</text:p>
      <text:p text:style-name="Standard">:</text:p>
      <text:p text:style-name="Standard">dbg.start(luaVMInstanceName or 'default', {logFunc = log, debugCommunication = true})</text:p>
      <text:p text:style-name="Standard">map</text:p>
      <text:p text:style-name="Standard">{35}</text:p>
      <text:p text:style-name="Standard">assureLoad()</text:p>
      <text:p text:style-name="Standard">[2]</text:p>
      <text:p text:style-name="Standard">0</text:p>
      <text:p text:style-name="Standard">:</text:p>
      <text:p text:style-name="Standard">map.assureLoad()</text:p>
      <text:p text:style-name="Standard">1</text:p>
      <text:p text:style-name="Standard">:</text:p>
      <text:p text:style-name="Standard">map.assureLoad()</text:p>
      <text:p text:style-name="Standard">findClosestRoad(position)</text:p>
      <text:p text:style-name="Standard">[3]</text:p>
      <text:p text:style-name="Standard">0</text:p>
      <text:p text:style-name="Standard">:</text:p>
      <text:p text:style-name="Standard">local firstDest, secondDest, distanceDest = map.findClosestRoad(vec3Destination)</text:p>
      <text:p text:style-name="Standard">1</text:p>
      <text:p text:style-name="Standard">:</text:p>
      <text:p text:style-name="Standard">local firstDest, secondDest, distanceDest = map.findClosestRoad(vec3Destination)</text:p>
      <text:p text:style-name="Standard">2</text:p>
      <text:p text:style-name="Standard">:</text:p>
      <text:p text:style-name="Standard">local name_a,_,distance_a = map.findClosestRoad(pair[1])</text:p>
      <text:p text:style-name="Standard">findNClosestNodes(position, n, baseRadius, wZ)</text:p>
      <text:p text:style-name="Standard">[1]</text:p>
      <text:p text:style-name="Standard">0</text:p>
      <text:p text:style-name="Standard">:</text:p>
      <text:p text:style-name="Standard">local tmp = map.findNClosestNodes(pos, 50, radius)</text:p>
      <text:p text:style-name="Standard">getGraphpath()</text:p>
      <text:p text:style-name="Standard">[3]</text:p>
      <text:p text:style-name="Standard">0</text:p>
      <text:p text:style-name="Standard">:</text:p>
      <text:p text:style-name="Standard">path = map.getGraphpath():getRandomPathG(n1, rot, maxLength, nil, nil, false)</text:p>
      <text:p text:style-name="Standard">1</text:p>
      <text:p text:style-name="Standard">:</text:p>
      <text:p text:style-name="Standard">if not mapGp or not next(mapGp.positions) then mapGp = map.getGraphpath()</text:p>
      <text:p text:style-name="Standard">2</text:p>
      <text:p text:style-name="Standard">:</text:p>
      <text:p text:style-name="Standard">mapGp = map.getGraphpath()</text:p>
      <text:p text:style-name="Standard">getManualWaypoints()</text:p>
      <text:p text:style-name="Standard">[3]</text:p>
      <text:p text:style-name="Standard">0</text:p>
      <text:p text:style-name="Standard">:</text:p>
      <text:p text:style-name="Standard">for name, n in pairs(map.getManualWaypoints()) do</text:p>
      <text:p text:style-name="Standard">1</text:p>
      <text:p text:style-name="Standard">:</text:p>
      <text:p text:style-name="Standard">for name, node in pairs(map.getManualWaypoints()) do</text:p>
      <text:p text:style-name="Standard">2</text:p>
      <text:p text:style-name="Standard">:</text:p>
      <text:p text:style-name="Standard">for n,_ in pairs(map.getManualWaypoints()) do</text:p>
      <text:p text:style-name="Standard">getMap()</text:p>
      <text:p text:style-name="Standard"><text:soft-page-break/>[3]</text:p>
      <text:p text:style-name="Standard">0</text:p>
      <text:p text:style-name="Standard">:</text:p>
      <text:p text:style-name="Standard">mapNodes = map.getMap().nodes</text:p>
      <text:p text:style-name="Standard">1</text:p>
      <text:p text:style-name="Standard">:</text:p>
      <text:p text:style-name="Standard">local mapData = map.getMap()</text:p>
      <text:p text:style-name="Standard">2</text:p>
      <text:p text:style-name="Standard">:</text:p>
      <text:p text:style-name="Standard">local mapData = map.getMap()</text:p>
      <text:p text:style-name="Standard">getNodeLinkCount(nId)</text:p>
      <text:p text:style-name="Standard">[1]</text:p>
      <text:p text:style-name="Standard">0</text:p>
      <text:p text:style-name="Standard">:</text:p>
      <text:p text:style-name="Standard">table.insert(self.path, {pos = map.getMap().nodes[p].pos, wp = p, linkCount = map.getNodeLinkCount(p)})</text:p>
      <text:p text:style-name="Standard">getNodesFromPathDist(path, dist)</text:p>
      <text:p text:style-name="Standard">[2]</text:p>
      <text:p text:style-name="Standard">0</text:p>
      <text:p text:style-name="Standard">:</text:p>
      <text:p text:style-name="Standard">local n1, n2, xnorm = map.getNodesFromPathDist(path, offset)</text:p>
      <text:p text:style-name="Standard">1</text:p>
      <text:p text:style-name="Standard">:</text:p>
      <text:p text:style-name="Standard">local n1, n2, xnorm = map.getNodesFromPathDist(path, dist)</text:p>
      <text:p text:style-name="Standard">getPath(start, target, cutOffDrivability, dirMult, penaltyAboveCutoff, penaltyBelowCutoff)</text:p>
      <text:p text:style-name="Standard">[3]</text:p>
      <text:p text:style-name="Standard">0</text:p>
      <text:p text:style-name="Standard">:</text:p>
      <text:p text:style-name="Standard">local path = map.getPath(name_a, name_b)</text:p>
      <text:p text:style-name="Standard">1</text:p>
      <text:p text:style-name="Standard">:</text:p>
      <text:p text:style-name="Standard">local path = map.getPath(lastwp, wp)</text:p>
      <text:p text:style-name="Standard">2</text:p>
      <text:p text:style-name="Standard">:</text:p>
      <text:p text:style-name="Standard">local path = map.getPath(self:getFrom().navgraphName, self:getTo().navgraphName)</text:p>
      <text:p text:style-name="Standard">getPointNodePath(start, target, cutOffDrivability, dirMult, penaltyAboveCutoff, penaltyBelowCutoff, wZ)</text:p>
      <text:p text:style-name="Standard">:</text:p>
      <text:p text:style-name="Standard">[object Object]</text:p>
      <text:p text:style-name="Standard">getPointToPointPath(startPos, targetPos, cutOffDrivability, dirMult, penaltyAboveCutoff, penaltyBelowCutoff, wD, wZ)</text:p>
      <text:p text:style-name="Standard">[1]</text:p>
      <text:p text:style-name="Standard">0</text:p>
      <text:p text:style-name="Standard">:</text:p>
      <text:p text:style-name="Standard">local path = map.getPointToPointPath(from, to, self.cutOffDrivability, self.dirMult, self.penaltyAboveCutoff, self.penaltyBelowCutoff, self.wD, self.wZ)</text:p>
      <text:p text:style-name="Standard">getState()</text:p>
      <text:p text:style-name="Standard">:</text:p>
      <text:p text:style-name="Standard">[object Object]</text:p>
      <text:p text:style-name="Standard">getTrackedObjects()</text:p>
      <text:p text:style-name="Standard">[2]</text:p>
      <text:p text:style-name="Standard">0</text:p>
      <text:p text:style-name="Standard">:</text:p>
      <text:p text:style-name="Standard">local trakedObj = map.getTrackedObjects()[pv:getID()]</text:p>
      <text:p text:style-name="Standard">1</text:p>
      <text:p text:style-name="Standard">:</text:p>
      <text:p text:style-name="Standard">local mapObjects = deepcopy(map.getTrackedObjects())</text:p>
      <text:p text:style-name="Standard">isCrashAvoidable(objectID, pos, radius)</text:p>
      <text:p text:style-name="Standard"><text:soft-page-break/>[1]</text:p>
      <text:p text:style-name="Standard">0</text:p>
      <text:p text:style-name="Standard">:</text:p>
      <text:p text:style-name="Standard">if otherId ~= vehID and (not map.isCrashAvoidable(otherId, bbCenter, vehRadius) or intersectingOtherVehicle(be:getObjectByID(otherId), axis0, axis1, axis2, halfExtentsX, halfExtentsY, halfExtentsZ, bbCenter)) then</text:p>
      <text:p text:style-name="Standard">load()</text:p>
      <text:p text:style-name="Standard">[1]</text:p>
      <text:p text:style-name="Standard">0</text:p>
      <text:p text:style-name="Standard">:</text:p>
      <text:p text:style-name="Standard">map.load()</text:p>
      <text:p text:style-name="Standard">nameNode(prefix, idx)</text:p>
      <text:p text:style-name="Standard">[1]</text:p>
      <text:p text:style-name="Standard">0</text:p>
      <text:p text:style-name="Standard">:</text:p>
      <text:p text:style-name="Standard">nid = nid or map.nameNode("manual", "")</text:p>
      <text:p text:style-name="Standard">objectData(objId, isactive, damage, states, objectCollisions)</text:p>
      <text:p text:style-name="Standard">:</text:p>
      <text:p text:style-name="Standard">[object Object]</text:p>
      <text:p text:style-name="Standard">onAddWaypoint(wp)</text:p>
      <text:p text:style-name="Standard">:</text:p>
      <text:p text:style-name="Standard">[object Object]</text:p>
      <text:p text:style-name="Standard">onDeserialize(s)</text:p>
      <text:p text:style-name="Standard">:</text:p>
      <text:p text:style-name="Standard">[object Object]</text:p>
      <text:p text:style-name="Standard">onFileChanged(filename, type)</text:p>
      <text:p text:style-name="Standard">[1]</text:p>
      <text:p text:style-name="Standard">0</text:p>
      <text:p text:style-name="Standard">:</text:p>
      <text:p text:style-name="Standard">map.onFileChanged(v.filename, v.type)</text:p>
      <text:p text:style-name="Standard">onMissionLoaded()</text:p>
      <text:p text:style-name="Standard">[1]</text:p>
      <text:p text:style-name="Standard">0</text:p>
      <text:p text:style-name="Standard">:</text:p>
      <text:p text:style-name="Standard">map.onMissionLoaded()</text:p>
      <text:p text:style-name="Standard">onModifiedWaypoint(wp)</text:p>
      <text:p text:style-name="Standard">:</text:p>
      <text:p text:style-name="Standard">[object Object]</text:p>
      <text:p text:style-name="Standard">onRemoveWaypoint(wp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Waypoint(args)</text:p>
      <text:p text:style-name="Standard">[1]</text:p>
      <text:p text:style-name="Standard">0</text:p>
      <text:p text:style-name="Standard">:</text:p>
      <text:p text:style-name="Standard">map.onWaypoint(args)</text:p>
      <text:p text:style-name="Standard">request(objId, objbuildSerial)</text:p>
      <text:p text:style-name="Standard">[1]</text:p>
      <text:p text:style-name="Standard">0</text:p>
      <text:p text:style-name="Standard">:</text:p>
      <text:p text:style-name="Standard">map.request(id, -1)</text:p>
      <text:p text:style-name="Standard">reset()</text:p>
      <text:p text:style-name="Standard">[1]</text:p>
      <text:p text:style-name="Standard"><text:soft-page-break/>0</text:p>
      <text:p text:style-name="Standard">:</text:p>
      <text:p text:style-name="Standard">map.reset()</text:p>
      <text:p text:style-name="Standard">saveSVG(filename)</text:p>
      <text:p text:style-name="Standard">:</text:p>
      <text:p text:style-name="Standard">[object Object]</text:p>
      <text:p text:style-name="Standard">setEditorState(enabled)</text:p>
      <text:p text:style-name="Standard">[1]</text:p>
      <text:p text:style-name="Standard">0</text:p>
      <text:p text:style-name="Standard">:</text:p>
      <text:p text:style-name="Standard">map.setEditorState(enabled)</text:p>
      <text:p text:style-name="Standard">setNameForId(name, id)</text:p>
      <text:p text:style-name="Standard">:</text:p>
      <text:p text:style-name="Standard">[object Object]</text:p>
      <text:p text:style-name="Standard">setState(newState)</text:p>
      <text:p text:style-name="Standard">:</text:p>
      <text:p text:style-name="Standard">[object Object]</text:p>
      <text:p text:style-name="Standard">setUIMarkerState(id, state)</text:p>
      <text:p text:style-name="Standard">[1]</text:p>
      <text:p text:style-name="Standard">0</text:p>
      <text:p text:style-name="Standard">:</text:p>
      <text:p text:style-name="Standard">map.setUIMarkerState(id, marker)</text:p>
      <text:p text:style-name="Standard">surfaceNormal(p, r)</text:p>
      <text:p text:style-name="Standard">[1]</text:p>
      <text:p text:style-name="Standard">0</text:p>
      <text:p text:style-name="Standard">:</text:p>
      <text:p text:style-name="Standard">local normal = map.surfaceNormal(pos, 1)</text:p>
      <text:p text:style-name="Standard">tempObjectData(objId, isactive, pos, vel, dirVec, dirVecUp, damage, objectCollisions)</text:p>
      <text:p text:style-name="Standard">:</text:p>
      <text:p text:style-name="Standard">[object Object]</text:p>
      <text:p text:style-name="Standard">updateGFX(dtReal)</text:p>
      <text:p text:style-name="Standard">[1]</text:p>
      <text:p text:style-name="Standard">0</text:p>
      <text:p text:style-name="Standard">:</text:p>
      <text:p text:style-name="Standard">map.updateGFX(dtReal)</text:p>
      <text:p text:style-name="Standard">math</text:p>
      <text:p text:style-name="Standard">{30}</text:p>
      <text:p text:style-name="Standard">huge</text:p>
      <text:p text:style-name="Standard">[3]</text:p>
      <text:p text:style-name="Standard">0</text:p>
      <text:p text:style-name="Standard">:</text:p>
      <text:p text:style-name="Standard">local minNodeHitDist = math.huge</text:p>
      <text:p text:style-name="Standard">1</text:p>
      <text:p text:style-name="Standard">:</text:p>
      <text:p text:style-name="Standard">local minLinkHitDist = math.huge</text:p>
      <text:p text:style-name="Standard">2</text:p>
      <text:p text:style-name="Standard">:</text:p>
      <text:p text:style-name="Standard">local minNodeDist = math.huge</text:p>
      <text:p text:style-name="Standard">pi</text:p>
      <text:p text:style-name="Standard">[3]</text:p>
      <text:p text:style-name="Standard"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<text:soft-page-break/>:</text:p>
      <text:p text:style-name="Standard">{ point = vec3(math.cos(-1.4*math.pi/2 )*0.5, 0, -0.5+math.sin(-1.4*math.pi/2 )*0.5), uv = 0.6 },</text:p>
      <text:p text:style-name="Standard">2</text:p>
      <text:p text:style-name="Standard">:</text:p>
      <text:p text:style-name="Standard">{ point = vec3(math.cos(-1.8*math.pi/2 )*0.5, 0, -0.5+math.sin(-1.8*math.pi/2 )*0.5), uv = 0.7 },</text:p>
      <text:p text:style-name="Standard">abs(*)</text:p>
      <text:p text:style-name="Standard">[3]</text:p>
      <text:p text:style-name="Standard">0</text:p>
      <text:p text:style-name="Standard">:</text:p>
      <text:p text:style-name="Standard">local r = 100*smoothstep(math.abs(v.stopDistance.fill)/8)</text:p>
      <text:p text:style-name="Standard">1</text:p>
      <text:p text:style-name="Standard">:</text:p>
      <text:p text:style-name="Standard">local smoothness = math.max(math.abs(smAcc) + smJer)</text:p>
      <text:p text:style-name="Standard">2</text:p>
      <text:p text:style-name="Standard">:</text:p>
      <text:p text:style-name="Standard">if math.abs(stopDistance) &lt; 20 then</text:p>
      <text:p text:style-name="Standard">acos(*)</text:p>
      <text:p text:style-name="Standard">[3]</text:p>
      <text:p text:style-name="Standard">0</text:p>
      <text:p text:style-name="Standard">:</text:p>
      <text:p text:style-name="Standard">local nodeToNodeAngle = math.acos(dirPrevPoint:cosAngle(dirNextPoint)) * 180/math.pi</text:p>
      <text:p text:style-name="Standard">1</text:p>
      <text:p text:style-name="Standard">:</text:p>
      <text:p text:style-name="Standard">local theta = math.acos(dot)*t</text:p>
      <text:p text:style-name="Standard">2</text:p>
      <text:p text:style-name="Standard">:</text:p>
      <text:p text:style-name="Standard">local tw = math.acos(self.w) * 360 / math.pi</text:p>
      <text:p text:style-name="Standard">asin(*)</text:p>
      <text:p text:style-name="Standard">[2]</text:p>
      <text:p text:style-name="Standard">0</text:p>
      <text:p text:style-name="Standard">:</text:p>
      <text:p text:style-name="Standard">math.asin(max(min(-2*(q.y*q.z - q.w*q.x), 1), -1)),</text:p>
      <text:p text:style-name="Standard">1</text:p>
      <text:p text:style-name="Standard">:</text:p>
      <text:p text:style-name="Standard">return math.atan2(-nbase:dot(nxn), nbase:dot(nyn)), math.asin(nbase:dot(nzn))</text:p>
      <text:p text:style-name="Standard">atan(*)</text:p>
      <text:p text:style-name="Standard">:</text:p>
      <text:p text:style-name="Standard">[object Object]</text:p>
      <text:p text:style-name="Standard">atan2(*)</text:p>
      <text:p text:style-name="Standard">[3]</text:p>
      <text:p text:style-name="Standard">0</text:p>
      <text:p text:style-name="Standard">:</text:p>
      <text:p text:style-name="Standard">local carRoll = math.atan2(camUp:dot(-carLeft), camUp:dot(carUp))</text:p>
      <text:p text:style-name="Standard">1</text:p>
      <text:p text:style-name="Standard">:</text:p>
      <text:p text:style-name="Standard">local heading = math.atan2(-forVec.x, -forVec.y)*180/math.pi</text:p>
      <text:p text:style-name="Standard">2</text:p>
      <text:p text:style-name="Standard">:</text:p>
      <text:p text:style-name="Standard">point.pitch = -(math.atan2(length,slope*delta)- math.pi/2)</text:p>
      <text:p text:style-name="Standard">ceil(*)</text:p>
      <text:p text:style-name="Standard">[3]</text:p>
      <text:p text:style-name="Standard">0</text:p>
      <text:p text:style-name="Standard">:</text:p>
      <text:p text:style-name="Standard">var.fontSize = math.ceil(im.GetFontSize())</text:p>
      <text:p text:style-name="Standard"><text:soft-page-break/>1</text:p>
      <text:p text:style-name="Standard">:</text:p>
      <text:p text:style-name="Standard">var.minThumbnailSize = math.ceil(im.GetFontSize())</text:p>
      <text:p text:style-name="Standard">2</text:p>
      <text:p text:style-name="Standard">:</text:p>
      <text:p text:style-name="Standard">var.scrollY = var.scrollY - math.ceil(var.io.MouseWheel) * var.options.scrollSpeed</text:p>
      <text:p text:style-name="Standard">cos(*)</text:p>
      <text:p text:style-name="Standard">[3]</text:p>
      <text:p text:style-name="Standard"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:</text:p>
      <text:p text:style-name="Standard">{ point = vec3(math.cos(-1.4*math.pi/2 )*0.5, 0, -0.5+math.sin(-1.4*math.pi/2 )*0.5), uv = 0.6 },</text:p>
      <text:p text:style-name="Standard">2</text:p>
      <text:p text:style-name="Standard">:</text:p>
      <text:p text:style-name="Standard">{ point = vec3(math.cos(-1.8*math.pi/2 )*0.5, 0, -0.5+math.sin(-1.8*math.pi/2 )*0.5), uv = 0.7 },</text:p>
      <text:p text:style-name="Standard">cosh(*)</text:p>
      <text:p text:style-name="Standard">:</text:p>
      <text:p text:style-name="Standard">[object Object]</text:p>
      <text:p text:style-name="Standard">deg()</text:p>
      <text:p text:style-name="Standard">[3]</text:p>
      <text:p text:style-name="Standard">0</text:p>
      <text:p text:style-name="Standard">:</text:p>
      <text:p text:style-name="Standard">self.camRot = vec3(math.deg(rot.x), math.deg(rot.y) - self.seatRotation, math.deg(rot.z))</text:p>
      <text:p text:style-name="Standard">1</text:p>
      <text:p text:style-name="Standard">:</text:p>
      <text:p text:style-name="Standard">state.rot = math.deg(math.atan2(dir:dot(vec3(1, 0, 0)), dir:dot(vec3(0, -1, 0))))</text:p>
      <text:p text:style-name="Standard">2</text:p>
      <text:p text:style-name="Standard">:</text:p>
      <text:p text:style-name="Standard">v.rot = math.deg(math.atan2(dir:dot(vec3(1,0,0)), dir:dot(vec3(0,-1,0))))</text:p>
      <text:p text:style-name="Standard">exp(*)</text:p>
      <text:p text:style-name="Standard">:</text:p>
      <text:p text:style-name="Standard">[object Object]</text:p>
      <text:p text:style-name="Standard">floor(*)</text:p>
      <text:p text:style-name="Standard">[3]</text:p>
      <text:p text:style-name="Standard">0</text:p>
      <text:p text:style-name="Standard">:</text:p>
      <text:p text:style-name="Standard">var.scrollY = var.scrollY - math.floor(var.io.MouseWheel) * var.options.scrollSpeed</text:p>
      <text:p text:style-name="Standard">1</text:p>
      <text:p text:style-name="Standard">:</text:p>
      <text:p text:style-name="Standard">editor.setStatusBar("AutoSaving in " .. math.floor(autoSaveTimer) .. " seconds...")</text:p>
      <text:p text:style-name="Standard">2</text:p>
      <text:p text:style-name="Standard">:</text:p>
      <text:p text:style-name="Standard">cappedWidth = side * math.floor(point.width * LUTDetail + 0.5) / (LUTDetail*2)</text:p>
      <text:p text:style-name="Standard">fmod(*)</text:p>
      <text:p text:style-name="Standard">[3]</text:p>
      <text:p text:style-name="Standard">0</text:p>
      <text:p text:style-name="Standard">:</text:p>
      <text:p text:style-name="Standard">if math.fmod(#data,8) ~= 0 then</text:p>
      <text:p text:style-name="Standard">1</text:p>
      <text:p text:style-name="Standard">:</text:p>
      <text:p text:style-name="Standard">missing_digits = 8 - math.fmod(#data,8)</text:p>
      <text:p text:style-name="Standard">2</text:p>
      <text:p text:style-name="Standard"><text:soft-page-break/>:</text:p>
      <text:p text:style-name="Standard">assert(math.fmod(#data,8) == 0)</text:p>
      <text:p text:style-name="Standard">frexp(*)</text:p>
      <text:p text:style-name="Standard">:</text:p>
      <text:p text:style-name="Standard">[object Object]</text:p>
      <text:p text:style-name="Standard">ldexp(*)</text:p>
      <text:p text:style-name="Standard">:</text:p>
      <text:p text:style-name="Standard">[object Object]</text:p>
      <text:p text:style-name="Standard">log(*)</text:p>
      <text:p text:style-name="Standard">[2]</text:p>
      <text:p text:style-name="Standard">0</text:p>
      <text:p text:style-name="Standard">:</text:p>
      <text:p text:style-name="Standard">local value = math.log(tonumber( TorqueScript.getVar( '$pref::BeamNGVehicle::dynamicReflection::textureSize' ) ) )/math.log( 2 )</text:p>
      <text:p text:style-name="Standard">1</text:p>
      <text:p text:style-name="Standard">:</text:p>
      <text:p text:style-name="Standard">local power = 2 - math.log(v.popBase, 10) / 5</text:p>
      <text:p text:style-name="Standard">log10(*)</text:p>
      <text:p text:style-name="Standard">[2]</text:p>
      <text:p text:style-name="Standard">0</text:p>
      <text:p text:style-name="Standard">:</text:p>
      <text:p text:style-name="Standard">local n = math.max(5, math.ceil(math.log10(ms)))</text:p>
      <text:p text:style-name="Standard">1</text:p>
      <text:p text:style-name="Standard">:</text:p>
      <text:p text:style-name="Standard">serTmp[seridx] = vlen &lt; 10 and 'A' or (vlen &lt; 100 and 'B' or string.char(65 + math.floor(math.log10(vlen))))</text:p>
      <text:p text:style-name="Standard">max(*)</text:p>
      <text:p text:style-name="Standard">[3]</text:p>
      <text:p text:style-name="Standard">0</text:p>
      <text:p text:style-name="Standard">:</text:p>
      <text:p text:style-name="Standard">local width = math.max(oldNodeWidth + (cursorPos.x - dragMouseStartPos.x) / 10.0, 0)</text:p>
      <text:p text:style-name="Standard">1</text:p>
      <text:p text:style-name="Standard">:</text:p>
      <text:p text:style-name="Standard">local userFovDelta = math.max(deltaMin, math.min(deltaMax, desiredDelta))</text:p>
      <text:p text:style-name="Standard">2</text:p>
      <text:p text:style-name="Standard">:</text:p>
      <text:p text:style-name="Standard">local smoothness = math.max(math.abs(smAcc) + smJer)</text:p>
      <text:p text:style-name="Standard">min(*)</text:p>
      <text:p text:style-name="Standard">[3]</text:p>
      <text:p text:style-name="Standard">0</text:p>
      <text:p text:style-name="Standard">:</text:p>
      <text:p text:style-name="Standard">debugDrawer:drawSquarePrism((inNodePos + 0.5*edgeDirVec):toPoint3F(), (inNodePos + math.min(2.5, 0.5*edgeLength)*edgeDirVec):toPoint3F(), Point2F(0.7, 1), Point2F(0.7, 0), colBlack)</text:p>
      <text:p text:style-name="Standard">1</text:p>
      <text:p text:style-name="Standard">:</text:p>
      <text:p text:style-name="Standard">local hitDist = math.min(hitDist1, hitDist2)</text:p>
      <text:p text:style-name="Standard">2</text:p>
      <text:p text:style-name="Standard">:</text:p>
      <text:p text:style-name="Standard">local thumbSize = math.min(</text:p>
      <text:p text:style-name="Standard">modf(*)</text:p>
      <text:p text:style-name="Standard">[1]</text:p>
      <text:p text:style-name="Standard">0</text:p>
      <text:p text:style-name="Standard">:</text:p>
      <text:p text:style-name="Standard">local countdown = instance.value.maxTimeout - math.modf(instance.Timeout)</text:p>
      <text:p text:style-name="Standard">pow(*)</text:p>
      <text:p text:style-name="Standard">[3]</text:p>
      <text:p text:style-name="Standard">0</text:p>
      <text:p text:style-name="Standard"><text:soft-page-break/>:</text:p>
      <text:p text:style-name="Standard">value = math.pow(2, value + 7)</text:p>
      <text:p text:style-name="Standard">1</text:p>
      <text:p text:style-name="Standard">:</text:p>
      <text:p text:style-name="Standard">countryCoef = math.max(1, (1 / math.pow(data.countryRatios[country], power)) * v.popFactor)</text:p>
      <text:p text:style-name="Standard">2</text:p>
      <text:p text:style-name="Standard">:</text:p>
      <text:p text:style-name="Standard">v.pop = math.ceil(math.pow(v.popBase * v.popFactor, popPower) * countryCoef)</text:p>
      <text:p text:style-name="Standard">rad()</text:p>
      <text:p text:style-name="Standard">[3]</text:p>
      <text:p text:style-name="Standard">0</text:p>
      <text:p text:style-name="Standard">:</text:p>
      <text:p text:style-name="Standard">r = tr * quatFromEuler(0, 0, math.rad(90))</text:p>
      <text:p text:style-name="Standard">1</text:p>
      <text:p text:style-name="Standard">:</text:p>
      <text:p text:style-name="Standard">r = tr * quatFromEuler(0, 0, math.rad(180))</text:p>
      <text:p text:style-name="Standard">2</text:p>
      <text:p text:style-name="Standard">:</text:p>
      <text:p text:style-name="Standard">r = tr * quatFromEuler(0, 0, math.rad(270))</text:p>
      <text:p text:style-name="Standard">random(*)</text:p>
      <text:p text:style-name="Standard">[3]</text:p>
      <text:p text:style-name="Standard">0</text:p>
      <text:p text:style-name="Standard">:</text:p>
      <text:p text:style-name="Standard">temp= math.random(#stream.sounds)</text:p>
      <text:p text:style-name="Standard">1</text:p>
      <text:p text:style-name="Standard">:</text:p>
      <text:p text:style-name="Standard">stream.currentSoundData.delay = math.random(stream.delay[1],stream.delay[2])</text:p>
      <text:p text:style-name="Standard">2</text:p>
      <text:p text:style-name="Standard">:</text:p>
      <text:p text:style-name="Standard">temptable.delay = math.random(stream.delay[1])</text:p>
      <text:p text:style-name="Standard">randomseed(*)</text:p>
      <text:p text:style-name="Standard">[3]</text:p>
      <text:p text:style-name="Standard">0</text:p>
      <text:p text:style-name="Standard">:</text:p>
      <text:p text:style-name="Standard">math.randomseed(os.time())</text:p>
      <text:p text:style-name="Standard">1</text:p>
      <text:p text:style-name="Standard">:</text:p>
      <text:p text:style-name="Standard">math.randomseed(os.time())</text:p>
      <text:p text:style-name="Standard">2</text:p>
      <text:p text:style-name="Standard">:</text:p>
      <text:p text:style-name="Standard">math.randomseed(os.time())</text:p>
      <text:p text:style-name="Standard">sin(*)</text:p>
      <text:p text:style-name="Standard">[3]</text:p>
      <text:p text:style-name="Standard"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:</text:p>
      <text:p text:style-name="Standard">{ point = vec3(math.cos(-1.4*math.pi/2 )*0.5, 0, -0.5+math.sin(-1.4*math.pi/2 )*0.5), uv = 0.6 },</text:p>
      <text:p text:style-name="Standard">2</text:p>
      <text:p text:style-name="Standard">:</text:p>
      <text:p text:style-name="Standard">{ point = vec3(math.cos(-1.8*math.pi/2 )*0.5, 0, -0.5+math.sin(-1.8*math.pi/2 )*0.5), uv = 0.7 },</text:p>
      <text:p text:style-name="Standard">sinh(*)</text:p>
      <text:p text:style-name="Standard">:</text:p>
      <text:p text:style-name="Standard"><text:soft-page-break/>[object Object]</text:p>
      <text:p text:style-name="Standard">sqrt(*)</text:p>
      <text:p text:style-name="Standard">[3]</text:p>
      <text:p text:style-name="Standard">0</text:p>
      <text:p text:style-name="Standard">:</text:p>
      <text:p text:style-name="Standard">local angleBonus = math.floor(math.sqrt(vecDifx * vecDifx + vecDify * vecDify) * 10)</text:p>
      <text:p text:style-name="Standard">1</text:p>
      <text:p text:style-name="Standard">:</text:p>
      <text:p text:style-name="Standard">displayMessage = driftDescription[math.min(math.floor(math.sqrt(lastDriftPoints/30))+1, 8)]</text:p>
      <text:p text:style-name="Standard">2</text:p>
      <text:p text:style-name="Standard">:</text:p>
      <text:p text:style-name="Standard">local sinhalf = math.sqrt(self.x * self.x + self.y * self.y + self.z * self.z)</text:p>
      <text:p text:style-name="Standard">tan(*)</text:p>
      <text:p text:style-name="Standard">[3]</text:p>
      <text:p text:style-name="Standard">0</text:p>
      <text:p text:style-name="Standard">:</text:p>
      <text:p text:style-name="Standard">local height = math.tan(fovRadians/2) * dist</text:p>
      <text:p text:style-name="Standard">1</text:p>
      <text:p text:style-name="Standard">:</text:p>
      <text:p text:style-name="Standard">local height = (math.tan(fovRadians/2) * dist)</text:p>
      <text:p text:style-name="Standard">2</text:p>
      <text:p text:style-name="Standard">:</text:p>
      <text:p text:style-name="Standard">fovdistDiff = (self.camDist - refToRear) * (math.tan((self.fov+self.fovModifier) * hdegToRad) / math.tan(fov * hdegToRad) - 1)</text:p>
      <text:p text:style-name="Standard">tanh(*)</text:p>
      <text:p text:style-name="Standard">:</text:p>
      <text:p text:style-name="Standard">[object Object]</text:p>
      <text:p text:style-name="Standard">meshCache</text:p>
      <text:p text:style-name="Standard">{3}</text:p>
      <text:p text:style-name="Standard">loadMaterials(*)</text:p>
      <text:p text:style-name="Standard">:</text:p>
      <text:p text:style-name="Standard">[object Object]</text:p>
      <text:p text:style-name="Standard">reload(*)</text:p>
      <text:p text:style-name="Standard">:</text:p>
      <text:p text:style-name="Standard">[object Object]</text:p>
      <text:p text:style-name="Standard">testAssembly(*)</text:p>
      <text:p text:style-name="Standard">:</text:p>
      <text:p text:style-name="Standard">[object Object]</text:p>
      <text:p text:style-name="Standard">mime</text:p>
      <text:p text:style-name="Standard">{8}</text:p>
      <text:p text:style-name="Standard">b64(*)</text:p>
      <text:p text:style-name="Standard">[3]</text:p>
      <text:p text:style-name="Standard">0</text:p>
      <text:p text:style-name="Standard">:</text:p>
      <text:p text:style-name="Standard">"Basic " .. (mime.b64(reqt.user .. ":" .. reqt.password))</text:p>
      <text:p text:style-name="Standard">1</text:p>
      <text:p text:style-name="Standard">:</text:p>
      <text:p text:style-name="Standard">"Basic " .. (mime.b64(reqt.user .. ":" .. reqt.password))</text:p>
      <text:p text:style-name="Standard">2</text:p>
      <text:p text:style-name="Standard">:</text:p>
      <text:p text:style-name="Standard">self.try(self.tp:send(mime.b64(user) .. "\r\n"))</text:p>
      <text:p text:style-name="Standard">dot(*)</text:p>
      <text:p text:style-name="Standard">:</text:p>
      <text:p text:style-name="Standard">[object Object]</text:p>
      <text:p text:style-name="Standard">eol(*)</text:p>
      <text:p text:style-name="Standard"><text:soft-page-break/>:</text:p>
      <text:p text:style-name="Standard">[object Object]</text:p>
      <text:p text:style-name="Standard">qp(*)</text:p>
      <text:p text:style-name="Standard">:</text:p>
      <text:p text:style-name="Standard">[object Object]</text:p>
      <text:p text:style-name="Standard">qpwrp(*)</text:p>
      <text:p text:style-name="Standard">:</text:p>
      <text:p text:style-name="Standard">[object Object]</text:p>
      <text:p text:style-name="Standard">unb64(*)</text:p>
      <text:p text:style-name="Standard">:</text:p>
      <text:p text:style-name="Standard">[object Object]</text:p>
      <text:p text:style-name="Standard">unqp(*)</text:p>
      <text:p text:style-name="Standard">:</text:p>
      <text:p text:style-name="Standard">[object Object]</text:p>
      <text:p text:style-name="Standard">wrp(*)</text:p>
      <text:p text:style-name="Standard">:</text:p>
      <text:p text:style-name="Standard">[object Object]</text:p>
      <text:p text:style-name="Standard">os</text:p>
      <text:p text:style-name="Standard">{11}</text:p>
      <text:p text:style-name="Standard">clock(*)</text:p>
      <text:p text:style-name="Standard">[3]</text:p>
      <text:p text:style-name="Standard">0</text:p>
      <text:p text:style-name="Standard">:</text:p>
      <text:p text:style-name="Standard">local start = os.clock()</text:p>
      <text:p text:style-name="Standard">1</text:p>
      <text:p text:style-name="Standard">:</text:p>
      <text:p text:style-name="Standard">while (start+sec)&gt;os.clock() do</text:p>
      <text:p text:style-name="Standard">2</text:p>
      <text:p text:style-name="Standard">:</text:p>
      <text:p text:style-name="Standard">lastSavedTime = os.clock()</text:p>
      <text:p text:style-name="Standard">date(*)</text:p>
      <text:p text:style-name="Standard">[3]</text:p>
      <text:p text:style-name="Standard">0</text:p>
      <text:p text:style-name="Standard">:</text:p>
      <text:p text:style-name="Standard">file.filestats.accesstimeString = os.date("%x %I:%M%p", file.filestats.accesstime)</text:p>
      <text:p text:style-name="Standard">1</text:p>
      <text:p text:style-name="Standard">:</text:p>
      <text:p text:style-name="Standard">file.filestats.createtimeString = os.date("%x %I:%M%p", file.filestats.createtime)</text:p>
      <text:p text:style-name="Standard">2</text:p>
      <text:p text:style-name="Standard">:</text:p>
      <text:p text:style-name="Standard">file.filestats.modtimeString = os.date("%x %I:%M%p", file.filestats.modtime)</text:p>
      <text:p text:style-name="Standard">difftime(*)</text:p>
      <text:p text:style-name="Standard">:</text:p>
      <text:p text:style-name="Standard">[object Object]</text:p>
      <text:p text:style-name="Standard">execute(*)</text:p>
      <text:p text:style-name="Standard">:</text:p>
      <text:p text:style-name="Standard">[object Object]</text:p>
      <text:p text:style-name="Standard">exit(*)</text:p>
      <text:p text:style-name="Standard">:</text:p>
      <text:p text:style-name="Standard">[object Object]</text:p>
      <text:p text:style-name="Standard">getenv(*)</text:p>
      <text:p text:style-name="Standard">[1]</text:p>
      <text:p text:style-name="Standard">0</text:p>
      <text:p text:style-name="Standard">:</text:p>
      <text:p text:style-name="Standard"><text:soft-page-break/>if not outfile then outfile = os.getenv("LUAJIT_VERBOSEFILE")</text:p>
      <text:p text:style-name="Standard">remove(*)</text:p>
      <text:p text:style-name="Standard">[1]</text:p>
      <text:p text:style-name="Standard">0</text:p>
      <text:p text:style-name="Standard">:</text:p>
      <text:p text:style-name="Standard">os.remove("roadtemplates/" .. chosenTemplateName .. ".road.json")</text:p>
      <text:p text:style-name="Standard">rename(*)</text:p>
      <text:p text:style-name="Standard">:</text:p>
      <text:p text:style-name="Standard">[object Object]</text:p>
      <text:p text:style-name="Standard">setlocale(*)</text:p>
      <text:p text:style-name="Standard">:</text:p>
      <text:p text:style-name="Standard">[object Object]</text:p>
      <text:p text:style-name="Standard">time(*)</text:p>
      <text:p text:style-name="Standard">[3]</text:p>
      <text:p text:style-name="Standard">0</text:p>
      <text:p text:style-name="Standard">:</text:p>
      <text:p text:style-name="Standard">local scenetreeObject = spawnPrefab("prefab_temp_" .. filename ..os.time(), f, "0 0 0 ", "0 0 1", "1 1 1")</text:p>
      <text:p text:style-name="Standard">1</text:p>
      <text:p text:style-name="Standard">:</text:p>
      <text:p text:style-name="Standard">local scenetreeObject = spawnPrefab("prefab_temp_" .. filename .."__"..os.time(), f, "0 0 0 ", "0 0 1", "1 1 1")</text:p>
      <text:p text:style-name="Standard">2</text:p>
      <text:p text:style-name="Standard">:</text:p>
      <text:p text:style-name="Standard">local time = os.time(os.date("!*t"))</text:p>
      <text:p text:style-name="Standard">tmpname(*)</text:p>
      <text:p text:style-name="Standard">:</text:p>
      <text:p text:style-name="Standard">[object Object]</text:p>
      <text:p text:style-name="Standard">path</text:p>
      <text:p text:style-name="Standard">{8}</text:p>
      <text:p text:style-name="Standard">dirname(filename)</text:p>
      <text:p text:style-name="Standard">[1]</text:p>
      <text:p text:style-name="Standard">0</text:p>
      <text:p text:style-name="Standard">:</text:p>
      <text:p text:style-name="Standard">local levelDir = path.dirname(levelPath)</text:p>
      <text:p text:style-name="Standard">getCurrentPath()</text:p>
      <text:p text:style-name="Standard">:</text:p>
      <text:p text:style-name="Standard">[object Object]</text:p>
      <text:p text:style-name="Standard">getPathLevelInfo(levelName)</text:p>
      <text:p text:style-name="Standard">[2]</text:p>
      <text:p text:style-name="Standard">0</text:p>
      <text:p text:style-name="Standard">:</text:p>
      <text:p text:style-name="Standard">local levelMissionFile = string.lower(path.getPathLevelInfo(levelName))</text:p>
      <text:p text:style-name="Standard">1</text:p>
      <text:p text:style-name="Standard">:</text:p>
      <text:p text:style-name="Standard">local levelInfo = jsonReadFile(path.getPathLevelInfo(levelName))</text:p>
      <text:p text:style-name="Standard">getPathLevelMain(levelName)</text:p>
      <text:p text:style-name="Standard">[1]</text:p>
      <text:p text:style-name="Standard">0</text:p>
      <text:p text:style-name="Standard">:</text:p>
      <text:p text:style-name="Standard">local levelPath = string.lower(path.getPathLevelMain(levelName))</text:p>
      <text:p text:style-name="Standard">is_file(filename)</text:p>
      <text:p text:style-name="Standard">:</text:p>
      <text:p text:style-name="Standard">[object Object]</text:p>
      <text:p text:style-name="Standard">levelFromPath(filepath)</text:p>
      <text:p text:style-name="Standard">[2]</text:p>
      <text:p text:style-name="Standard"><text:soft-page-break/>0</text:p>
      <text:p text:style-name="Standard">:</text:p>
      <text:p text:style-name="Standard">local lvl = path.levelFromPath(self.path._dir)</text:p>
      <text:p text:style-name="Standard">1</text:p>
      <text:p text:style-name="Standard">:</text:p>
      <text:p text:style-name="Standard">local levelPath = '/levels/'..path.levelFromPath(self.path._dir)..'/'</text:p>
      <text:p text:style-name="Standard">split(path, compositeExtension)</text:p>
      <text:p text:style-name="Standard">[3]</text:p>
      <text:p text:style-name="Standard">0</text:p>
      <text:p text:style-name="Standard">:</text:p>
      <text:p text:style-name="Standard">local appDir, dn, ext = path.split(fn)</text:p>
      <text:p text:style-name="Standard">1</text:p>
      <text:p text:style-name="Standard">:</text:p>
      <text:p text:style-name="Standard">local _, filename, _ = path.split(bankFilePath)</text:p>
      <text:p text:style-name="Standard">2</text:p>
      <text:p text:style-name="Standard">:</text:p>
      <text:p text:style-name="Standard">local levelDir, filename, ext = path.split(missionFile, "(.-)([^/]-([^%.]*))$")</text:p>
      <text:p text:style-name="Standard">splitWithoutExt(filepath, compositeExtension)</text:p>
      <text:p text:style-name="Standard">[3]</text:p>
      <text:p text:style-name="Standard">0</text:p>
      <text:p text:style-name="Standard">:</text:p>
      <text:p text:style-name="Standard">local _, _, ext = path.splitWithoutExt(fn)</text:p>
      <text:p text:style-name="Standard">1</text:p>
      <text:p text:style-name="Standard">:</text:p>
      <text:p text:style-name="Standard">local dir, filename, ext = path.splitWithoutExt(f)</text:p>
      <text:p text:style-name="Standard">2</text:p>
      <text:p text:style-name="Standard">:</text:p>
      <text:p text:style-name="Standard">local dirInLevel, _,_ = path.splitWithoutExt(short)</text:p>
      <text:p text:style-name="Standard">perf</text:p>
      <text:p text:style-name="Standard">{5}</text:p>
      <text:p text:style-name="Standard">disable()</text:p>
      <text:p text:style-name="Standard">[1]</text:p>
      <text:p text:style-name="Standard">0</text:p>
      <text:p text:style-name="Standard">:</text:p>
      <text:p text:style-name="Standard">perf.disable()</text:p>
      <text:p text:style-name="Standard">enable(_windowSize, _guiHook, _srcData)</text:p>
      <text:p text:style-name="Standard">[1]</text:p>
      <text:p text:style-name="Standard">0</text:p>
      <text:p text:style-name="Standard">:</text:p>
      <text:p text:style-name="Standard">perf.enable(1)</text:p>
      <text:p text:style-name="Standard">getData()</text:p>
      <text:p text:style-name="Standard">:</text:p>
      <text:p text:style-name="Standard">[object Object]</text:p>
      <text:p text:style-name="Standard">saveDataToCSV(filename)</text:p>
      <text:p text:style-name="Standard">[1]</text:p>
      <text:p text:style-name="Standard">0</text:p>
      <text:p text:style-name="Standard">:</text:p>
      <text:p text:style-name="Standard">perf.saveDataToCSV('vehicleloading.csv')</text:p>
      <text:p text:style-name="Standard">update()</text:p>
      <text:p text:style-name="Standard">[1]</text:p>
      <text:p text:style-name="Standard">0</text:p>
      <text:p text:style-name="Standard">:</text:p>
      <text:p text:style-name="Standard">perf.update()</text:p>
      <text:p text:style-name="Standard">sailingTheHighSeas</text:p>
      <text:p text:style-name="Standard"><text:soft-page-break/>[3]</text:p>
      <text:p text:style-name="Standard">0</text:p>
      <text:p text:style-name="Standard">:</text:p>
      <text:p text:style-name="Standard">if sailingTheHighSeas then</text:p>
      <text:p text:style-name="Standard">1</text:p>
      <text:p text:style-name="Standard">:</text:p>
      <text:p text:style-name="Standard">if sailingTheHighSeas or (rootsize and (originalSize - 10485760 &gt; rootsize or rootsize &gt; originalSize + 268435456)) then</text:p>
      <text:p text:style-name="Standard">2</text:p>
      <text:p text:style-name="Standard">:</text:p>
      <text:p text:style-name="Standard">res.sailingTheHighSeas = sailingTheHighSeas</text:p>
      <text:p text:style-name="Standard">scenario_quickRaceLoader</text:p>
      <text:p text:style-name="Standard">{13}</text:p>
      <text:p text:style-name="Standard">quickRaceModules</text:p>
      <text:p text:style-name="Standard">:</text:p>
      <text:p text:style-name="Standard">[object Object]</text:p>
      <text:p text:style-name="Standard">customPreviewLoader(levelInfo, levelName)</text:p>
      <text:p text:style-name="Standard">:</text:p>
      <text:p text:style-name="Standard">[object Object]</text:p>
      <text:p text:style-name="Standard">getLevel(levelName)</text:p>
      <text:p text:style-name="Standard">[1]</text:p>
      <text:p text:style-name="Standard">0</text:p>
      <text:p text:style-name="Standard">:</text:p>
      <text:p text:style-name="Standard">local raceLevel = scenario_quickRaceLoader.getLevel(locationInfo.levelName)</text:p>
      <text:p text:style-name="Standard">getLevelList()</text:p>
      <text:p text:style-name="Standard">:</text:p>
      <text:p text:style-name="Standard">[object Object]</text:p>
      <text:p text:style-name="Standard">getLevelTrack(levelName, trackName)</text:p>
      <text:p text:style-name="Standard">[1]</text:p>
      <text:p text:style-name="Standard">0</text:p>
      <text:p text:style-name="Standard">:</text:p>
      <text:p text:style-name="Standard">local raceTrack = scenario_quickRaceLoader.getLevelTrack(locationInfo.levelName, locationInfo.trackName)</text:p>
      <text:p text:style-name="Standard">getQuickraceList()</text:p>
      <text:p text:style-name="Standard">:</text:p>
      <text:p text:style-name="Standard">[object Object]</text:p>
      <text:p text:style-name="Standard">getTrackEditorTracks()</text:p>
      <text:p text:style-name="Standard">:</text:p>
      <text:p text:style-name="Standard">[object Object]</text:p>
      <text:p text:style-name="Standard">getTracks(quickraceFiles, levelName, lvlName)</text:p>
      <text:p text:style-name="Standard">:</text:p>
      <text:p text:style-name="Standard">[object Object]</text:p>
      <text:p text:style-name="Standard">loadQuickrace(scenarioKey, scenarioFile, trackFile, vehicleFile, raceType)</text:p>
      <text:p text:style-name="Standard">:</text:p>
      <text:p text:style-name="Standard">[object Object]</text:p>
      <text:p text:style-name="Standard">loadTrackBuilderJSON(originalFilename)</text:p>
      <text:p text:style-name="Standard">:</text:p>
      <text:p text:style-name="Standard">[object Object]</text:p>
      <text:p text:style-name="Standard">startQuickrace(scenarioFile, trackFile, vehicleFile, type)</text:p>
      <text:p text:style-name="Standard">:</text:p>
      <text:p text:style-name="Standard">[object Object]</text:p>
      <text:p text:style-name="Standard">uiEventStartHotlapping()</text:p>
      <text:p text:style-name="Standard">:</text:p>
      <text:p text:style-name="Standard">[object Object]</text:p>
      <text:p text:style-name="Standard">uiHotlappingAppDestroyed()</text:p>
      <text:p text:style-name="Standard">:</text:p>
      <text:p text:style-name="Standard"><text:soft-page-break/>[object Object]</text:p>
      <text:p text:style-name="Standard">scenario_scenariosLoader</text:p>
      <text:p text:style-name="Standard">{9}</text:p>
      <text:p text:style-name="Standard">scenarioModules</text:p>
      <text:p text:style-name="Standard">:</text:p>
      <text:p text:style-name="Standard">[object Object]</text:p>
      <text:p text:style-name="Standard">getLevels(subdirectory)</text:p>
      <text:p text:style-name="Standard">:</text:p>
      <text:p text:style-name="Standard">[object Object]</text:p>
      <text:p text:style-name="Standard">getList(subdirectory)</text:p>
      <text:p text:style-name="Standard">:</text:p>
      <text:p text:style-name="Standard">[object Object]</text:p>
      <text:p text:style-name="Standard">load(name)</text:p>
      <text:p text:style-name="Standard">:</text:p>
      <text:p text:style-name="Standard">[object Object]</text:p>
      <text:p text:style-name="Standard">loadScenario(scenarioPath, key)</text:p>
      <text:p text:style-name="Standard">[2]</text:p>
      <text:p text:style-name="Standard">0</text:p>
      <text:p text:style-name="Standard">:</text:p>
      <text:p text:style-name="Standard">processedScenario = scenario_scenariosLoader.loadScenario(scenarioPath, key)</text:p>
      <text:p text:style-name="Standard">1</text:p>
      <text:p text:style-name="Standard">:</text:p>
      <text:p text:style-name="Standard">local newScenario = scenario_scenariosLoader.loadScenario(data.sourceFile, data.scenarioKey)</text:p>
      <text:p text:style-name="Standard">onFileChanged(filename, type)</text:p>
      <text:p text:style-name="Standard">:</text:p>
      <text:p text:style-name="Standard">[object Object]</text:p>
      <text:p text:style-name="Standard">processScenarioData(scenarioKey, scenarioData, scenarioFilename)</text:p>
      <text:p text:style-name="Standard">[1]</text:p>
      <text:p text:style-name="Standard">0</text:p>
      <text:p text:style-name="Standard">:</text:p>
      <text:p text:style-name="Standard">local processedScenario = scenario_scenariosLoader.processScenarioData(scenarioKey, scenarioFile)</text:p>
      <text:p text:style-name="Standard">start(sc)</text:p>
      <text:p text:style-name="Standard">:</text:p>
      <text:p text:style-name="Standard">[object Object]</text:p>
      <text:p text:style-name="Standard">startByPath(path)</text:p>
      <text:p text:style-name="Standard">[1]</text:p>
      <text:p text:style-name="Standard">0</text:p>
      <text:p text:style-name="Standard">:</text:p>
      <text:p text:style-name="Standard">scenario_scenariosLoader.startByPath(data.levelLoadScenario)</text:p>
      <text:p text:style-name="Standard">screenshot</text:p>
      <text:p text:style-name="Standard">{5}</text:p>
      <text:p text:style-name="Standard">doScreenshot(batchTag, upload, path, ext)</text:p>
      <text:p text:style-name="Standard">[1]</text:p>
      <text:p text:style-name="Standard">0</text:p>
      <text:p text:style-name="Standard">:</text:p>
      <text:p text:style-name="Standard">screenshot.doScreenshot(nil, nil, screenshotName, 'jpg')</text:p>
      <text:p text:style-name="Standard">doSteamScreenshot()</text:p>
      <text:p text:style-name="Standard">:</text:p>
      <text:p text:style-name="Standard">[object Object]</text:p>
      <text:p text:style-name="Standard">openScreenshotsFolderInExplorer()</text:p>
      <text:p text:style-name="Standard">:</text:p>
      <text:p text:style-name="Standard">[object Object]</text:p>
      <text:p text:style-name="Standard">publish(batchTag)</text:p>
      <text:p text:style-name="Standard">:</text:p>
      <text:p text:style-name="Standard"><text:soft-page-break/>[object Object]</text:p>
      <text:p text:style-name="Standard">updateGFX()</text:p>
      <text:p text:style-name="Standard">[1]</text:p>
      <text:p text:style-name="Standard">0</text:p>
      <text:p text:style-name="Standard">:</text:p>
      <text:p text:style-name="Standard">screenshot.updateGFX()</text:p>
      <text:p text:style-name="Standard">server</text:p>
      <text:p text:style-name="Standard">{4}</text:p>
      <text:p text:style-name="Standard">createGame(levelPath, customLoadingFunction)</text:p>
      <text:p text:style-name="Standard">:</text:p>
      <text:p text:style-name="Standard">[object Object]</text:p>
      <text:p text:style-name="Standard">destroy()</text:p>
      <text:p text:style-name="Standard">[1]</text:p>
      <text:p text:style-name="Standard">0</text:p>
      <text:p text:style-name="Standard">:</text:p>
      <text:p text:style-name="Standard">server:destroy()</text:p>
      <text:p text:style-name="Standard">fadeoutLoadingScreen()</text:p>
      <text:p text:style-name="Standard">:</text:p>
      <text:p text:style-name="Standard">[object Object]</text:p>
      <text:p text:style-name="Standard">initBaseServer()</text:p>
      <text:p text:style-name="Standard">:</text:p>
      <text:p text:style-name="Standard">[object Object]</text:p>
      <text:p text:style-name="Standard">serverConnection</text:p>
      <text:p text:style-name="Standard">{3}</text:p>
      <text:p text:style-name="Standard">disconnect(callback, loadingScreen)</text:p>
      <text:p text:style-name="Standard">[3]</text:p>
      <text:p text:style-name="Standard">0</text:p>
      <text:p text:style-name="Standard">:</text:p>
      <text:p text:style-name="Standard">serverConnection.disconnect()</text:p>
      <text:p text:style-name="Standard">1</text:p>
      <text:p text:style-name="Standard">:</text:p>
      <text:p text:style-name="Standard">serverConnection.disconnect()</text:p>
      <text:p text:style-name="Standard">2</text:p>
      <text:p text:style-name="Standard">:</text:p>
      <text:p text:style-name="Standard">return serverConnection.disconnect(help)</text:p>
      <text:p text:style-name="Standard">noLoadingScreenDisconnect()</text:p>
      <text:p text:style-name="Standard">:</text:p>
      <text:p text:style-name="Standard">[object Object]</text:p>
      <text:p text:style-name="Standard">onCameraHandlerSetInitial()</text:p>
      <text:p text:style-name="Standard">:</text:p>
      <text:p text:style-name="Standard">[object Object]</text:p>
      <text:p text:style-name="Standard">setSpawnpoint</text:p>
      <text:p text:style-name="Standard">{2}</text:p>
      <text:p text:style-name="Standard">loadDefaultSpawnpoint()</text:p>
      <text:p text:style-name="Standard">[1]</text:p>
      <text:p text:style-name="Standard">0</text:p>
      <text:p text:style-name="Standard">:</text:p>
      <text:p text:style-name="Standard">local defaultSpawnPoint = setSpawnpoint.loadDefaultSpawnpoint()</text:p>
      <text:p text:style-name="Standard">setDefaultSP(defaultSPName, levelName)</text:p>
      <text:p text:style-name="Standard">[2]</text:p>
      <text:p text:style-name="Standard">0</text:p>
      <text:p text:style-name="Standard">:</text:p>
      <text:p text:style-name="Standard">setSpawnpoint.setDefaultSP(startPointName, level.levelName)</text:p>
      <text:p text:style-name="Standard">1</text:p>
      <text:p text:style-name="Standard"><text:soft-page-break/>:</text:p>
      <text:p text:style-name="Standard">setSpawnpoint.setDefaultSP(data.spawnpoint,data.nextlevel)</text:p>
      <text:p text:style-name="Standard">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<text:soft-page-break/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rafficSetup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ConsumptionR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Length</text:p>
      <text:p text:style-name="Standard">{1}</text:p>
      <text:p text:style-name="Standard"><text:soft-page-break/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<text:soft-page-break/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savedConfiguration = settings.getValue('cameraConfig')</text:p>
      <text:p text:style-name="Standard">2</text:p>
      <text:p text:style-name="Standard">:</text:p>
      <text:p text:style-name="Standard">self.relaxation = settings.getValue('cameraOrbitRelaxation') or 3</text:p>
      <text:p text:style-name="Standard">initSettings()</text:p>
      <text:p text:style-name="Standard">[1]</text:p>
      <text:p text:style-name="Standard">0</text:p>
      <text:p text:style-name="Standard">:</text:p>
      <text:p text:style-name="Standard">settings.initSettings()</text:p>
      <text:p text:style-name="Standard">load(ignoreCache)</text:p>
      <text:p text:style-name="Standard">[1]</text:p>
      <text:p text:style-name="Standard">0</text:p>
      <text:p text:style-name="Standard">:</text:p>
      <text:p text:style-name="Standard">settings.load(true)</text:p>
      <text:p text:style-name="Standard">onFileChanged(filename, type)</text:p>
      <text:p text:style-name="Standard">[1]</text:p>
      <text:p text:style-name="Standard">0</text:p>
      <text:p text:style-name="Standard">:</text:p>
      <text:p text:style-name="Standard">settings.onFileChanged(v.filename, v.type)</text:p>
      <text:p text:style-name="Standard">onFirstUpdate()</text:p>
      <text:p text:style-name="Standard">:</text:p>
      <text:p text:style-name="Standard">[object Object]</text:p>
      <text:p text:style-name="Standard">refreshTSState(withValue)</text:p>
      <text:p text:style-name="Standard"><text:soft-page-break/>[2]</text:p>
      <text:p text:style-name="Standard">0</text:p>
      <text:p text:style-name="Standard">:</text:p>
      <text:p text:style-name="Standard">settings.refreshTSState(true)</text:p>
      <text:p text:style-name="Standard">1</text:p>
      <text:p text:style-name="Standard">:</text:p>
      <text:p text:style-name="Standard">settings.refreshTSState(true)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[1]</text:p>
      <text:p text:style-name="Standard">0</text:p>
      <text:p text:style-name="Standard">:</text:p>
      <text:p text:style-name="Standard">settings.requestState()</text:p>
      <text:p text:style-name="Standard">save()</text:p>
      <text:p text:style-name="Standard">[3]</text:p>
      <text:p text:style-name="Standard">0</text:p>
      <text:p text:style-name="Standard">:</text:p>
      <text:p text:style-name="Standard">settings.save()</text:p>
      <text:p text:style-name="Standard">1</text:p>
      <text:p text:style-name="Standard">:</text:p>
      <text:p text:style-name="Standard">settings.save()</text:p>
      <text:p text:style-name="Standard">2</text:p>
      <text:p text:style-name="Standard">:</text:p>
      <text:p text:style-name="Standard">settings.save()</text:p>
      <text:p text:style-name="Standard">setState(newState, ignoreCache)</text:p>
      <text:p text:style-name="Standard">[3]</text:p>
      <text:p text:style-name="Standard">0</text:p>
      <text:p text:style-name="Standard">:</text:p>
      <text:p text:style-name="Standard">settings.setState( { GraphicAntialiasType = false} )</text:p>
      <text:p text:style-name="Standard">1</text:p>
      <text:p text:style-name="Standard">:</text:p>
      <text:p text:style-name="Standard">settings.setState( { communityTranslations = 'enable' } )</text:p>
      <text:p text:style-name="Standard">2</text:p>
      <text:p text:style-name="Standard">:</text:p>
      <text:p text:style-name="Standard">settings.setState( { multiseat = false } )</text:p>
      <text:p text:style-name="Standard">setValue(key, value, ignoreCache)</text:p>
      <text:p text:style-name="Standard">[3]</text:p>
      <text:p text:style-name="Standard">0</text:p>
      <text:p text:style-name="Standard">:</text:p>
      <text:p text:style-name="Standard">settings.setValue('cameraConfig', jsonEncode({ version=currentVersion, data=configuration }))</text:p>
      <text:p text:style-name="Standard">1</text:p>
      <text:p text:style-name="Standard">:</text:p>
      <text:p text:style-name="Standard">settings.setValue('cameraConfig', "")</text:p>
      <text:p text:style-name="Standard">2</text:p>
      <text:p text:style-name="Standard">:</text:p>
      <text:p text:style-name="Standard">settings.setValue('GraphicBorderless', false)</text:p>
      <text:p text:style-name="Standard">shipping_build</text:p>
      <text:p text:style-name="Standard">[3]</text:p>
      <text:p text:style-name="Standard">0</text:p>
      <text:p text:style-name="Standard">:</text:p>
      <text:p text:style-name="Standard">versionInfo['shipping_build'] = tostring(shipping_build)</text:p>
      <text:p text:style-name="Standard">1</text:p>
      <text:p text:style-name="Standard"><text:soft-page-break/>:</text:p>
      <text:p text:style-name="Standard">if shipping_build then</text:p>
      <text:p text:style-name="Standard">2</text:p>
      <text:p text:style-name="Standard">:</text:p>
      <text:p text:style-name="Standard">if not shipping_build and FS:getGamePath() == FS:getUserPath() then return false</text:p>
      <text:p text:style-name="Standard">socket</text:p>
      <text:p text:style-name="Standard">{12}</text:p>
      <text:p text:style-name="Standard">dns</text:p>
      <text:p text:style-name="Standard">{5}</text:p>
      <text:p text:style-name="Standard">getaddrinfo(*)</text:p>
      <text:p text:style-name="Standard">[1]</text:p>
      <text:p text:style-name="Standard">0</text:p>
      <text:p text:style-name="Standard">:</text:p>
      <text:p text:style-name="Standard">local addrinfo, err = socket.dns.getaddrinfo(host);</text:p>
      <text:p text:style-name="Standard">gethostname(*)</text:p>
      <text:p text:style-name="Standard">:</text:p>
      <text:p text:style-name="Standard">[object Object]</text:p>
      <text:p text:style-name="Standard">getnameinfo(*)</text:p>
      <text:p text:style-name="Standard">:</text:p>
      <text:p text:style-name="Standard">[object Object]</text:p>
      <text:p text:style-name="Standard">tohostname(*)</text:p>
      <text:p text:style-name="Standard">:</text:p>
      <text:p text:style-name="Standard">[object Object]</text:p>
      <text:p text:style-name="Standard">toip(*)</text:p>
      <text:p text:style-name="Standard">:</text:p>
      <text:p text:style-name="Standard">[object Object]</text:p>
      <text:p text:style-name="Standard">connect(*)</text:p>
      <text:p text:style-name="Standard">[3]</text:p>
      <text:p text:style-name="Standard">0</text:p>
      <text:p text:style-name="Standard">:</text:p>
      <text:p text:style-name="Standard">connection = socket.connect(host, port)</text:p>
      <text:p text:style-name="Standard">1</text:p>
      <text:p text:style-name="Standard">:</text:p>
      <text:p text:style-name="Standard">return socket.connect(address, port, laddress, lport, "inet")</text:p>
      <text:p text:style-name="Standard">2</text:p>
      <text:p text:style-name="Standard">:</text:p>
      <text:p text:style-name="Standard">return socket.connect(address, port, laddress, lport, "inet6")</text:p>
      <text:p text:style-name="Standard">gettime(*)</text:p>
      <text:p text:style-name="Standard">[3]</text:p>
      <text:p text:style-name="Standard">0</text:p>
      <text:p text:style-name="Standard">:</text:p>
      <text:p text:style-name="Standard">filename = "/gameTelemetries/gameTelemetry_" .. math.floor(socket.gettime() * 1000) .. ".json"</text:p>
      <text:p text:style-name="Standard">1</text:p>
      <text:p text:style-name="Standard">:</text:p>
      <text:p text:style-name="Standard">addSingleActivity({Name = "SessionStarted", Time = os.date("!%Y-%m-%dT%TZ", socket.gettime()), Version = telemetryVersion, GFXAdapterType = Engine.Render.getAdapterType()})</text:p>
      <text:p text:style-name="Standard">2</text:p>
      <text:p text:style-name="Standard">:</text:p>
      <text:p text:style-name="Standard">if (#allReports &gt; 0) and startTime and (socket.gettime() &gt; startTime + secondsBetweenReports) then</text:p>
      <text:p text:style-name="Standard">newtry(*)</text:p>
      <text:p text:style-name="Standard">:</text:p>
      <text:p text:style-name="Standard">[object Object]</text:p>
      <text:p text:style-name="Standard">protect(*)</text:p>
      <text:p text:style-name="Standard">:</text:p>
      <text:p text:style-name="Standard">[object Object]</text:p>
      <text:p text:style-name="Standard"><text:soft-page-break/>select(*)</text:p>
      <text:p text:style-name="Standard">[3]</text:p>
      <text:p text:style-name="Standard">0</text:p>
      <text:p text:style-name="Standard">:</text:p>
      <text:p text:style-name="Standard">_readable_task._evs, _writable_task._evs, err = socket.select(_reading, _writing, timeout)</text:p>
      <text:p text:style-name="Standard">1</text:p>
      <text:p text:style-name="Standard">:</text:p>
      <text:p text:style-name="Standard">local readyt = socket.select(readt, nil, 0)</text:p>
      <text:p text:style-name="Standard">2</text:p>
      <text:p text:style-name="Standard">:</text:p>
      <text:p text:style-name="Standard">local read, write, _ = socket.select(clients_read, clients_write, 0)</text:p>
      <text:p text:style-name="Standard">skip(*)</text:p>
      <text:p text:style-name="Standard">[3]</text:p>
      <text:p text:style-name="Standard">0</text:p>
      <text:p text:style-name="Standard">:</text:p>
      <text:p text:style-name="Standard">local a, b, c, d, p1, p2 = socket.skip(2, string.find(reply, pattern))</text:p>
      <text:p text:style-name="Standard">1</text:p>
      <text:p text:style-name="Standard">:</text:p>
      <text:p text:style-name="Standard">local sent = socket.skip(1, self.data:getstats())</text:p>
      <text:p text:style-name="Standard">2</text:p>
      <text:p text:style-name="Standard">:</text:p>
      <text:p text:style-name="Standard">t.type = socket.skip(2, string.find(t.params, pat))</text:p>
      <text:p text:style-name="Standard">sleep(*)</text:p>
      <text:p text:style-name="Standard">[2]</text:p>
      <text:p text:style-name="Standard">0</text:p>
      <text:p text:style-name="Standard">:</text:p>
      <text:p text:style-name="Standard">socket.sleep(sleepTime)</text:p>
      <text:p text:style-name="Standard">1</text:p>
      <text:p text:style-name="Standard">:</text:p>
      <text:p text:style-name="Standard">socket.sleep(sleepTime)</text:p>
      <text:p text:style-name="Standard">tcp(*)</text:p>
      <text:p text:style-name="Standard">[3]</text:p>
      <text:p text:style-name="Standard">0</text:p>
      <text:p text:style-name="Standard">:</text:p>
      <text:p text:style-name="Standard">self.sock = socket.tcp()</text:p>
      <text:p text:style-name="Standard">1</text:p>
      <text:p text:style-name="Standard">:</text:p>
      <text:p text:style-name="Standard">sock = socket.tcp()</text:p>
      <text:p text:style-name="Standard">2</text:p>
      <text:p text:style-name="Standard">:</text:p>
      <text:p text:style-name="Standard">self.sock = socket.tcp()</text:p>
      <text:p text:style-name="Standard">tcp6(*)</text:p>
      <text:p text:style-name="Standard">[1]</text:p>
      <text:p text:style-name="Standard">0</text:p>
      <text:p text:style-name="Standard">:</text:p>
      <text:p text:style-name="Standard">sock, err = socket.tcp6()</text:p>
      <text:p text:style-name="Standard">udp(*)</text:p>
      <text:p text:style-name="Standard">[2]</text:p>
      <text:p text:style-name="Standard">0</text:p>
      <text:p text:style-name="Standard">:</text:p>
      <text:p text:style-name="Standard">udpSocket = socket.udp()</text:p>
      <text:p text:style-name="Standard">1</text:p>
      <text:p text:style-name="Standard">:</text:p>
      <text:p text:style-name="Standard">udpSocket = socket.udp()</text:p>
      <text:p text:style-name="Standard"><text:soft-page-break/>udp6(*)</text:p>
      <text:p text:style-name="Standard">:</text:p>
      <text:p text:style-name="Standard">[object Object]</text:p>
      <text:p text:style-name="Standard">spawn</text:p>
      <text:p text:style-name="Standard">{7}</text:p>
      <text:p text:style-name="Standard">calculateRelativeVehiclePlacement(transform0, coupler0_offset, transform1, coupler1_offset)</text:p>
      <text:p text:style-name="Standard">:</text:p>
      <text:p text:style-name="Standard">[object Object]</text:p>
      <text:p text:style-name="Standard">placeTrailer(vehId, couplerOffsetVeh, trailerId, couplerOffsetTrailer)</text:p>
      <text:p text:style-name="Standard">[1]</text:p>
      <text:p text:style-name="Standard">0</text:p>
      <text:p text:style-name="Standard">:</text:p>
      <text:p text:style-name="Standard">spawn.placeTrailer(vehId, couplerOffset[vehId][trailerReg[vehId].node]:toPoint3F(), trailerReg[vehId].trailerId, tmp:toPoint3F())</text:p>
      <text:p text:style-name="Standard">safeTeleport(veh, pos, rot, checkOnlyStatics_, visibilityPoint_, removeTraffic_)</text:p>
      <text:p text:style-name="Standard">[3]</text:p>
      <text:p text:style-name="Standard">0</text:p>
      <text:p text:style-name="Standard">:</text:p>
      <text:p text:style-name="Standard">spawn.safeTeleport(obj, pos, v.rot)</text:p>
      <text:p text:style-name="Standard">1</text:p>
      <text:p text:style-name="Standard">:</text:p>
      <text:p text:style-name="Standard">spawn.safeTeleport(obj, pos, qRot, true)</text:p>
      <text:p text:style-name="Standard">2</text:p>
      <text:p text:style-name="Standard">:</text:p>
      <text:p text:style-name="Standard">spawn.safeTeleport(unicycle, pos, nil, nil, visibilityPoint, false)</text:p>
      <text:p text:style-name="Standard">setVehicleObject(veh, options)</text:p>
      <text:p text:style-name="Standard">[1]</text:p>
      <text:p text:style-name="Standard">0</text:p>
      <text:p text:style-name="Standard">:</text:p>
      <text:p text:style-name="Standard">spawn.setVehicleObject(playerVehicle, options)</text:p>
      <text:p text:style-name="Standard">spawnCamera()</text:p>
      <text:p text:style-name="Standard">[1]</text:p>
      <text:p text:style-name="Standard">0</text:p>
      <text:p text:style-name="Standard">:</text:p>
      <text:p text:style-name="Standard">spawn.spawnCamera()</text:p>
      <text:p text:style-name="Standard">spawnPlayer()</text:p>
      <text:p text:style-name="Standard">[1]</text:p>
      <text:p text:style-name="Standard">0</text:p>
      <text:p text:style-name="Standard">:</text:p>
      <text:p text:style-name="Standard">spawn.spawnPlayer()</text:p>
      <text:p text:style-name="Standard">spawnVehicle(model, partConfig, pos, rot, options)</text:p>
      <text:p text:style-name="Standard">[2]</text:p>
      <text:p text:style-name="Standard">0</text:p>
      <text:p text:style-name="Standard">:</text:p>
      <text:p text:style-name="Standard">local veh = spawn.spawnVehicle(options.model, options.config, newPos, newRot, options)</text:p>
      <text:p text:style-name="Standard">1</text:p>
      <text:p text:style-name="Standard">:</text:p>
      <text:p text:style-name="Standard">local veh = spawn.spawnVehicle(model, options.config, options.pos, options.rot, options)</text:p>
      <text:p text:style-name="Standard">string</text:p>
      <text:p text:style-name="Standard">{21}</text:p>
      <text:p text:style-name="Standard">byte(*)</text:p>
      <text:p text:style-name="Standard">[3]</text:p>
      <text:p text:style-name="Standard">0</text:p>
      <text:p text:style-name="Standard">:</text:p>
      <text:p text:style-name="Standard">local ord = string.byte( str, i )</text:p>
      <text:p text:style-name="Standard"><text:soft-page-break/>1</text:p>
      <text:p text:style-name="Standard">:</text:p>
      <text:p text:style-name="Standard">local cc = string.byte(cmd)</text:p>
      <text:p text:style-name="Standard">2</text:p>
      <text:p text:style-name="Standard">:</text:p>
      <text:p text:style-name="Standard">b1 = asciitbl[string.byte(string.sub(a,1,1))]</text:p>
      <text:p text:style-name="Standard">char(*)</text:p>
      <text:p text:style-name="Standard">[3]</text:p>
      <text:p text:style-name="Standard">0</text:p>
      <text:p text:style-name="Standard">:</text:p>
      <text:p text:style-name="Standard">return string.char(tonumber(x, 16))</text:p>
      <text:p text:style-name="Standard">1</text:p>
      <text:p text:style-name="Standard">:</text:p>
      <text:p text:style-name="Standard">asc = asc .. string.char( ord )</text:p>
      <text:p text:style-name="Standard">2</text:p>
      <text:p text:style-name="Standard">:</text:p>
      <text:p text:style-name="Standard">local ch = string.char(i)</text:p>
      <text:p text:style-name="Standard">dump(*)</text:p>
      <text:p text:style-name="Standard">[1]</text:p>
      <text:p text:style-name="Standard">0</text:p>
      <text:p text:style-name="Standard">:</text:p>
      <text:p text:style-name="Standard">local luac = string.dump(loadstring "a = 1")</text:p>
      <text:p text:style-name="Standard">endswith(String, End)</text:p>
      <text:p text:style-name="Standard">[3]</text:p>
      <text:p text:style-name="Standard">0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1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2</text:p>
      <text:p text:style-name="Standard">:</text:p>
      <text:p text:style-name="Standard">if string.endswith(opt.config, '.pc') then</text:p>
      <text:p text:style-name="Standard">find(*)</text:p>
      <text:p text:style-name="Standard">[3]</text:p>
      <text:p text:style-name="Standard">0</text:p>
      <text:p text:style-name="Standard">:</text:p>
      <text:p text:style-name="Standard">if string.find(filepath, 'string') then</text:p>
      <text:p text:style-name="Standard">1</text:p>
      <text:p text:style-name="Standard">:</text:p>
      <text:p text:style-name="Standard">elseif not string.find(filepath, 'ambient_maps') then</text:p>
      <text:p text:style-name="Standard">2</text:p>
      <text:p text:style-name="Standard">:</text:p>
      <text:p text:style-name="Standard">if string.find(filepath, 'preload') then</text:p>
      <text:p text:style-name="Standard">format(*)</text:p>
      <text:p text:style-name="Standard">[3]</text:p>
      <text:p text:style-name="Standard">0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1</text:p>
      <text:p text:style-name="Standard">:</text:p>
      <text:p text:style-name="Standard">im.Text(string.format("Idx: %d, distance: %0.1f", idx or -1, dist or -1))</text:p>
      <text:p text:style-name="Standard">2</text:p>
      <text:p text:style-name="Standard">:</text:p>
      <text:p text:style-name="Standard"><text:soft-page-break/>return string.format((index &gt; 1) and "%0.1f %s" or "%0.0f %s", filesize, var.fileSizeAbbreviations[index])</text:p>
      <text:p text:style-name="Standard">gmatch(*)</text:p>
      <text:p text:style-name="Standard">[3]</text:p>
      <text:p text:style-name="Standard">0</text:p>
      <text:p text:style-name="Standard">:</text:p>
      <text:p text:style-name="Standard">for str in string.gmatch(getMissionFilename(),"([^/]+)") do</text:p>
      <text:p text:style-name="Standard">1</text:p>
      <text:p text:style-name="Standard">:</text:p>
      <text:p text:style-name="Standard">for dirName in string.gmatch(path, "[%w_]+") do</text:p>
      <text:p text:style-name="Standard">2</text:p>
      <text:p text:style-name="Standard">:</text:p>
      <text:p text:style-name="Standard">for dirName in string.gmatch(path, "[%w_]+") do</text:p>
      <text:p text:style-name="Standard">gsub(*)</text:p>
      <text:p text:style-name="Standard">[3]</text:p>
      <text:p text:style-name="Standard">0</text:p>
      <text:p text:style-name="Standard">:</text:p>
      <text:p text:style-name="Standard">displayPath = string.gsub(folders[i], "/settings/editor/autosaves/", ""),</text:p>
      <text:p text:style-name="Standard">1</text:p>
      <text:p text:style-name="Standard">:</text:p>
      <text:p text:style-name="Standard">local nodeId = string.gsub(selectedNodeName, ".*%a?%d*%a*%s", "")</text:p>
      <text:p text:style-name="Standard">2</text:p>
      <text:p text:style-name="Standard">:</text:p>
      <text:p text:style-name="Standard">campaign.sourceFile = string.gsub(campaignfile, "(.*:)(.*)", "%2")</text:p>
      <text:p text:style-name="Standard">len()</text:p>
      <text:p text:style-name="Standard">[3]</text:p>
      <text:p text:style-name="Standard">0</text:p>
      <text:p text:style-name="Standard">:</text:p>
      <text:p text:style-name="Standard">actionName = string.sub(actionName, 1+string.len(prefix))</text:p>
      <text:p text:style-name="Standard">1</text:p>
      <text:p text:style-name="Standard">:</text:p>
      <text:p text:style-name="Standard">if string.len(annotation) == 0 then</text:p>
      <text:p text:style-name="Standard">2</text:p>
      <text:p text:style-name="Standard">:</text:p>
      <text:p text:style-name="Standard">if string.len(annotation) == 0 then</text:p>
      <text:p text:style-name="Standard">lower(*)</text:p>
      <text:p text:style-name="Standard">[3]</text:p>
      <text:p text:style-name="Standard">0</text:p>
      <text:p text:style-name="Standard">:</text:p>
      <text:p text:style-name="Standard">local aType = string.lower(a.simpleFileType)</text:p>
      <text:p text:style-name="Standard">1</text:p>
      <text:p text:style-name="Standard">:</text:p>
      <text:p text:style-name="Standard">local bType = string.lower(b.simpleFileType)</text:p>
      <text:p text:style-name="Standard">2</text:p>
      <text:p text:style-name="Standard">:</text:p>
      <text:p text:style-name="Standard">return string.lower(a.fileName) &lt; string.lower(b.fileName)</text:p>
      <text:p text:style-name="Standard">match(*)</text:p>
      <text:p text:style-name="Standard">[3]</text:p>
      <text:p text:style-name="Standard">0</text:p>
      <text:p text:style-name="Standard">:</text:p>
      <text:p text:style-name="Standard">local levelName = string.match(job.args[1].path, "/levels/([%w_]+)")</text:p>
      <text:p text:style-name="Standard">1</text:p>
      <text:p text:style-name="Standard">:</text:p>
      <text:p text:style-name="Standard">local artFilepath = string.match(job.args[1].path, "/art/(.+)")</text:p>
      <text:p text:style-name="Standard">2</text:p>
      <text:p text:style-name="Standard"><text:soft-page-break/>:</text:p>
      <text:p text:style-name="Standard">local levelName = string.match(asset.path, "/levels/([%w_]+)")</text:p>
      <text:p text:style-name="Standard">rep(*)</text:p>
      <text:p text:style-name="Standard">[3]</text:p>
      <text:p text:style-name="Standard">0</text:p>
      <text:p text:style-name="Standard">:</text:p>
      <text:p text:style-name="Standard">.. string.rep( " ", 8 - len % 8 ) .. asc</text:p>
      <text:p text:style-name="Standard">1</text:p>
      <text:p text:style-name="Standard">:</text:p>
      <text:p text:style-name="Standard">local marker = string.rep( " ", p-sol ) .. "^"</text:p>
      <text:p text:style-name="Standard">2</text:p>
      <text:p text:style-name="Standard">:</text:p>
      <text:p text:style-name="Standard">sub_print_r(val,indent..string.rep(" ",string.len(pos)+8))</text:p>
      <text:p text:style-name="Standard">reverse(*)</text:p>
      <text:p text:style-name="Standard">:</text:p>
      <text:p text:style-name="Standard">[object Object]</text:p>
      <text:p text:style-name="Standard">rstripchars(String, chrs)</text:p>
      <text:p text:style-name="Standard">:</text:p>
      <text:p text:style-name="Standard">[object Object]</text:p>
      <text:p text:style-name="Standard">sentenceCase(str)</text:p>
      <text:p text:style-name="Standard">[3]</text:p>
      <text:p text:style-name="Standard">0</text:p>
      <text:p text:style-name="Standard">:</text:p>
      <text:p text:style-name="Standard">categLabel = categLabel or string.sentenceCase(categName)</text:p>
      <text:p text:style-name="Standard">1</text:p>
      <text:p text:style-name="Standard">:</text:p>
      <text:p text:style-name="Standard">subCategLabel = subCategLabel or string.sentenceCase(subCategName)</text:p>
      <text:p text:style-name="Standard">2</text:p>
      <text:p text:style-name="Standard">:</text:p>
      <text:p text:style-name="Standard">prefInfo[4] = string.sentenceCase(prefName)</text:p>
      <text:p text:style-name="Standard">split(String, delimregex)</text:p>
      <text:p text:style-name="Standard">[3]</text:p>
      <text:p text:style-name="Standard">0</text:p>
      <text:p text:style-name="Standard">:</text:p>
      <text:p text:style-name="Standard">local devicetype = string.split(devname, "%D+")[1]</text:p>
      <text:p text:style-name="Standard">1</text:p>
      <text:p text:style-name="Standard">:</text:p>
      <text:p text:style-name="Standard">local devicetype = string.split(devname, "%D+")[1]</text:p>
      <text:p text:style-name="Standard">2</text:p>
      <text:p text:style-name="Standard">:</text:p>
      <text:p text:style-name="Standard">local newDevicesList = string.split(WinInput.getRegisteredDevices(), "%S+")</text:p>
      <text:p text:style-name="Standard">startswith(String, Start)</text:p>
      <text:p text:style-name="Standard">[3]</text:p>
      <text:p text:style-name="Standard">0</text:p>
      <text:p text:style-name="Standard">:</text:p>
      <text:p text:style-name="Standard">if string.startswith(actionName, prefix) then</text:p>
      <text:p text:style-name="Standard">1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2</text:p>
      <text:p text:style-name="Standard">:</text:p>
      <text:p text:style-name="Standard">if string.startswith(filename, appsDir) or string.startswith(filename, '/mods/') then</text:p>
      <text:p text:style-name="Standard">stripchars(String, chrs)</text:p>
      <text:p text:style-name="Standard">:</text:p>
      <text:p text:style-name="Standard"><text:soft-page-break/>[object Object]</text:p>
      <text:p text:style-name="Standard">stripcharsFrontBack(str, chrs)</text:p>
      <text:p text:style-name="Standard">:</text:p>
      <text:p text:style-name="Standard">[object Object]</text:p>
      <text:p text:style-name="Standard">sub(*)</text:p>
      <text:p text:style-name="Standard">[3]</text:p>
      <text:p text:style-name="Standard">0</text:p>
      <text:p text:style-name="Standard">:</text:p>
      <text:p text:style-name="Standard">actionName = string.sub(actionName, 1+string.len(prefix))</text:p>
      <text:p text:style-name="Standard">1</text:p>
      <text:p text:style-name="Standard">:</text:p>
      <text:p text:style-name="Standard">local textureName = string.sub(file.fileName, 1, #file.fileName-2)</text:p>
      <text:p text:style-name="Standard">2</text:p>
      <text:p text:style-name="Standard">:</text:p>
      <text:p text:style-name="Standard">local textureType = string.sub(file.fileName, -2)</text:p>
      <text:p text:style-name="Standard">upper(*)</text:p>
      <text:p text:style-name="Standard">[3]</text:p>
      <text:p text:style-name="Standard">0</text:p>
      <text:p text:style-name="Standard">:</text:p>
      <text:p text:style-name="Standard">itemType = string.upper(itemType)</text:p>
      <text:p text:style-name="Standard">1</text:p>
      <text:p text:style-name="Standard">:</text:p>
      <text:p text:style-name="Standard">itemType = string.upper(itemType)</text:p>
      <text:p text:style-name="Standard">2</text:p>
      <text:p text:style-name="Standard">:</text:p>
      <text:p text:style-name="Standard">local newName = string.upper(name)</text:p>
      <text:p text:style-name="Standard">table</text:p>
      <text:p text:style-name="Standard">{13}</text:p>
      <text:p text:style-name="Standard">clear(*)</text:p>
      <text:p text:style-name="Standard">[3]</text:p>
      <text:p text:style-name="Standard">0</text:p>
      <text:p text:style-name="Standard">:</text:p>
      <text:p text:style-name="Standard">table.clear(self.sortedTags)</text:p>
      <text:p text:style-name="Standard">1</text:p>
      <text:p text:style-name="Standard">:</text:p>
      <text:p text:style-name="Standard">table.clear(managers)</text:p>
      <text:p text:style-name="Standard">2</text:p>
      <text:p text:style-name="Standard">:</text:p>
      <text:p text:style-name="Standard">table.clear(startOnLoadingScreenFadeoutList)</text:p>
      <text:p text:style-name="Standard">concat(*)</text:p>
      <text:p text:style-name="Standard">[3]</text:p>
      <text:p text:style-name="Standard">0</text:p>
      <text:p text:style-name="Standard">:</text:p>
      <text:p text:style-name="Standard">return table.concat(stringTable, " ")</text:p>
      <text:p text:style-name="Standard">1</text:p>
      <text:p text:style-name="Standard">:</text:p>
      <text:p text:style-name="Standard">local commonFilterArgumentsStr = table.concat(commonFilterArguments, ',')</text:p>
      <text:p text:style-name="Standard">2</text:p>
      <text:p text:style-name="Standard">:</text:p>
      <text:p text:style-name="Standard">return table.concat(t)</text:p>
      <text:p text:style-name="Standard">deepcopy(*)</text:p>
      <text:p text:style-name="Standard">:</text:p>
      <text:p text:style-name="Standard">[object Object]</text:p>
      <text:p text:style-name="Standard">foreach()</text:p>
      <text:p text:style-name="Standard"><text:soft-page-break/>:</text:p>
      <text:p text:style-name="Standard">[object Object]</text:p>
      <text:p text:style-name="Standard">foreachi()</text:p>
      <text:p text:style-name="Standard">:</text:p>
      <text:p text:style-name="Standard">[object Object]</text:p>
      <text:p text:style-name="Standard">getn()</text:p>
      <text:p text:style-name="Standard">[3]</text:p>
      <text:p text:style-name="Standard">0</text:p>
      <text:p text:style-name="Standard">:</text:p>
      <text:p text:style-name="Standard">local dirNamesCount = table.getn(dirNames)</text:p>
      <text:p text:style-name="Standard">1</text:p>
      <text:p text:style-name="Standard">:</text:p>
      <text:p text:style-name="Standard">if im.ListBox1("", templateSelectionIndex, im.ArrayCharPtrByTbl(names), table.getn(names), avail.y/21) then</text:p>
      <text:p text:style-name="Standard">2</text:p>
      <text:p text:style-name="Standard">:</text:p>
      <text:p text:style-name="Standard">if table.getn(vehicles) == 0 then</text:p>
      <text:p text:style-name="Standard">insert(*)</text:p>
      <text:p text:style-name="Standard">[3]</text:p>
      <text:p text:style-name="Standard">0</text:p>
      <text:p text:style-name="Standard">:</text:p>
      <text:p text:style-name="Standard">table.insert(nodeInfos, nodeInfo)</text:p>
      <text:p text:style-name="Standard">1</text:p>
      <text:p text:style-name="Standard">:</text:p>
      <text:p text:style-name="Standard">table.insert(soundStreams,soundTable.data)</text:p>
      <text:p text:style-name="Standard">2</text:p>
      <text:p text:style-name="Standard">:</text:p>
      <text:p text:style-name="Standard">table.insert(res, layout)</text:p>
      <text:p text:style-name="Standard">maxn(*)</text:p>
      <text:p text:style-name="Standard">[3]</text:p>
      <text:p text:style-name="Standard">0</text:p>
      <text:p text:style-name="Standard">:</text:p>
      <text:p text:style-name="Standard">player, camName, withTransition, customData = unpack(arg, 1, table.maxn(arg))</text:p>
      <text:p text:style-name="Standard">1</text:p>
      <text:p text:style-name="Standard">:</text:p>
      <text:p text:style-name="Standard">camName, withTransition, customData = unpack(arg, 1, table.maxn(arg))</text:p>
      <text:p text:style-name="Standard">2</text:p>
      <text:p text:style-name="Standard">:</text:p>
      <text:p text:style-name="Standard">log('I', logTag, table.maxn(configs).." configs")</text:p>
      <text:p text:style-name="Standard">move()</text:p>
      <text:p text:style-name="Standard">[2]</text:p>
      <text:p text:style-name="Standard">0</text:p>
      <text:p text:style-name="Standard">:</text:p>
      <text:p text:style-name="Standard">table.move(t, new, old - 1, new + 1)</text:p>
      <text:p text:style-name="Standard">1</text:p>
      <text:p text:style-name="Standard">:</text:p>
      <text:p text:style-name="Standard">table.move(t, old + 1, new, old)</text:p>
      <text:p text:style-name="Standard">new(*)</text:p>
      <text:p text:style-name="Standard">[3]</text:p>
      <text:p text:style-name="Standard">0</text:p>
      <text:p text:style-name="Standard">:</text:p>
      <text:p text:style-name="Standard">resolvedModules = table.new(toResolveModulesSize, 0)</text:p>
      <text:p text:style-name="Standard">1</text:p>
      <text:p text:style-name="Standard">:</text:p>
      <text:p text:style-name="Standard">resolvedNameToModule = table.new(0, toResolveModulesSize)</text:p>
      <text:p text:style-name="Standard"><text:soft-page-break/>2</text:p>
      <text:p text:style-name="Standard">:</text:p>
      <text:p text:style-name="Standard">resolvedNormalizedNameToModule = table.new(0, toResolveModulesSize)</text:p>
      <text:p text:style-name="Standard">remove()</text:p>
      <text:p text:style-name="Standard">[3]</text:p>
      <text:p text:style-name="Standard">0</text:p>
      <text:p text:style-name="Standard">:</text:p>
      <text:p text:style-name="Standard">table.remove(soundStreams,i)</text:p>
      <text:p text:style-name="Standard">1</text:p>
      <text:p text:style-name="Standard">:</text:p>
      <text:p text:style-name="Standard">table.remove(var.history,i)</text:p>
      <text:p text:style-name="Standard">2</text:p>
      <text:p text:style-name="Standard">:</text:p>
      <text:p text:style-name="Standard">table.remove(var.options.savedFilter, index)</text:p>
      <text:p text:style-name="Standard">shallowcopy(*)</text:p>
      <text:p text:style-name="Standard">:</text:p>
      <text:p text:style-name="Standard">[object Object]</text:p>
      <text:p text:style-name="Standard">sort(*)</text:p>
      <text:p text:style-name="Standard">[3]</text:p>
      <text:p text:style-name="Standard">0</text:p>
      <text:p text:style-name="Standard">:</text:p>
      <text:p text:style-name="Standard">table.sort(group, sortAssetsByFilename)</text:p>
      <text:p text:style-name="Standard">1</text:p>
      <text:p text:style-name="Standard">:</text:p>
      <text:p text:style-name="Standard">table.sort(var.filteredAssets, var.assetSortingTypes[var.options.assetSortingType].sortFunc)</text:p>
      <text:p text:style-name="Standard">2</text:p>
      <text:p text:style-name="Standard">:</text:p>
      <text:p text:style-name="Standard">table.sort(sortedTbl)</text:p>
      <text:p text:style-name="Standard">timer</text:p>
      <text:p text:style-name="Standard">{1}</text:p>
      <text:p text:style-name="Standard">getTime(*)</text:p>
      <text:p text:style-name="Standard">:</text:p>
      <text:p text:style-name="Standard">[object Object]</text:p>
      <text:p text:style-name="Standard">trackbuilder_trackBuilder</text:p>
      <text:p text:style-name="Standard">{7}</text:p>
      <text:p text:style-name="Standard">hideTrackBuilder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WindowResized(size)</text:p>
      <text:p text:style-name="Standard">:</text:p>
      <text:p text:style-name="Standard">[object Object]</text:p>
      <text:p text:style-name="Standard">showTrackBuilder()</text:p>
      <text:p text:style-name="Standard">[1]</text:p>
      <text:p text:style-name="Standard">0</text:p>
      <text:p text:style-name="Standard">:</text:p>
      <text:p text:style-name="Standard">extensions.trackbuilder_trackBuilder.showTrackBuilder()</text:p>
      <text:p text:style-name="Standard">showTrackBuilderWindow(show)</text:p>
      <text:p text:style-name="Standard">:</text:p>
      <text:p text:style-name="Standard"><text:soft-page-break/>[object Object]</text:p>
      <text:p text:style-name="Standard">toggleTrackBuilder()</text:p>
      <text:p text:style-name="Standard">:</text:p>
      <text:p text:style-name="Standard">[object Object]</text:p>
      <text:p text:style-name="Standard">ui_apps</text:p>
      <text:p text:style-name="Standard">{5}</text:p>
      <text:p text:style-name="Standard">deleteLayout(filenameToDelete)</text:p>
      <text:p text:style-name="Standard">:</text:p>
      <text:p text:style-name="Standard">[object Object]</text:p>
      <text:p text:style-name="Standard">isAppOnLayout(appDirective, layout)</text:p>
      <text:p text:style-name="Standard">[1]</text:p>
      <text:p text:style-name="Standard">0</text:p>
      <text:p text:style-name="Standard">:</text:p>
      <text:p text:style-name="Standard">local navPresent = extensions.ui_apps.isAppOnLayout('navigation', 'scenario')</text:p>
      <text:p text:style-name="Standard">onFileChanged(filename, type)</text:p>
      <text:p text:style-name="Standard">:</text:p>
      <text:p text:style-name="Standard">[object Object]</text:p>
      <text:p text:style-name="Standard">requestUIAppsData()</text:p>
      <text:p text:style-name="Standard">:</text:p>
      <text:p text:style-name="Standard">[object Object]</text:p>
      <text:p text:style-name="Standard">saveLayout(data)</text:p>
      <text:p text:style-name="Standard">:</text:p>
      <text:p text:style-name="Standard">[object Object]</text:p>
      <text:p text:style-name="Standard">ui_audio</text:p>
      <text:p text:style-name="Standard">{2}</text:p>
      <text:p text:style-name="Standard">onFirstUpdate()</text:p>
      <text:p text:style-name="Standard">:</text:p>
      <text:p text:style-name="Standard">[object Object]</text:p>
      <text:p text:style-name="Standard">playEventSound(className, eventName)</text:p>
      <text:p text:style-name="Standard">:</text:p>
      <text:p text:style-name="Standard">[object Object]</text:p>
      <text:p text:style-name="Standard">ui_console</text:p>
      <text:p text:style-name="Standard">{13}</text:p>
      <text:p text:style-name="Standard">dependencies</text:p>
      <text:p text:style-name="Standard">:</text:p>
      <text:p text:style-name="Standard">[object Object]</text:p>
      <text:p text:style-name="Standard">hid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<text:soft-page-break/>onVehicleActiveChanged()</text:p>
      <text:p text:style-name="Standard">:</text:p>
      <text:p text:style-name="Standard">[object Object]</text:p>
      <text:p text:style-name="Standard">onVehicleDestroy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show()</text:p>
      <text:p text:style-name="Standard">:</text:p>
      <text:p text:style-name="Standard">[object Object]</text:p>
      <text:p text:style-name="Standard">toggle()</text:p>
      <text:p text:style-name="Standard">:</text:p>
      <text:p text:style-name="Standard">[object Object]</text:p>
      <text:p text:style-name="Standard">ui_fadeScreen</text:p>
      <text:p text:style-name="Standard">{4}</text:p>
      <text:p text:style-name="Standard">cycle(fadeIn, pause, fadeOut)</text:p>
      <text:p text:style-name="Standard">:</text:p>
      <text:p text:style-name="Standard">[object Object]</text:p>
      <text:p text:style-name="Standard">onScreenFadeState(state)</text:p>
      <text:p text:style-name="Standard">:</text:p>
      <text:p text:style-name="Standard">[object Object]</text:p>
      <text:p text:style-name="Standard">start(fade)</text:p>
      <text:p text:style-name="Standard">:</text:p>
      <text:p text:style-name="Standard">[object Object]</text:p>
      <text:p text:style-name="Standard">stop(fade)</text:p>
      <text:p text:style-name="Standard">:</text:p>
      <text:p text:style-name="Standard">[object Object]</text:p>
      <text:p text:style-name="Standard">ui_flowgraph_editor</text:p>
      <text:p text:style-name="Standard">{189}</text:p>
      <text:p text:style-name="Standard">CreateEditor</text:p>
      <text:p text:style-name="Standard">:</text:p>
      <text:p text:style-name="Standard">[object Object]</text:p>
      <text:p text:style-name="Standard">DestroyEditor</text:p>
      <text:p text:style-name="Standard">:</text:p>
      <text:p text:style-name="Standard">[object Object]</text:p>
      <text:p text:style-name="Standard">Dirty_Navigation</text:p>
      <text:p text:style-name="Standard">:</text:p>
      <text:p text:style-name="Standard">[object Object]</text:p>
      <text:p text:style-name="Standard">Dirty_None</text:p>
      <text:p text:style-name="Standard">:</text:p>
      <text:p text:style-name="Standard">[object Object]</text:p>
      <text:p text:style-name="Standard">Dirty_Position</text:p>
      <text:p text:style-name="Standard">:</text:p>
      <text:p text:style-name="Standard">[object Object]</text:p>
      <text:p text:style-name="Standard">Dirty_Selection</text:p>
      <text:p text:style-name="Standard">:</text:p>
      <text:p text:style-name="Standard">[object Object]</text:p>
      <text:p text:style-name="Standard">Dirty_Size</text:p>
      <text:p text:style-name="Standard">:</text:p>
      <text:p text:style-name="Standard"><text:soft-page-break/>[object Object]</text:p>
      <text:p text:style-name="Standard">Dirty_User</text:p>
      <text:p text:style-name="Standard">:</text:p>
      <text:p text:style-name="Standard">[object Object]</text:p>
      <text:p text:style-name="Standard">GetCurrentEditor</text:p>
      <text:p text:style-name="Standard">:</text:p>
      <text:p text:style-name="Standard">[object Object]</text:p>
      <text:p text:style-name="Standard">IconType_Circle</text:p>
      <text:p text:style-name="Standard">:</text:p>
      <text:p text:style-name="Standard">[object Object]</text:p>
      <text:p text:style-name="Standard">IconType_Diamond</text:p>
      <text:p text:style-name="Standard">:</text:p>
      <text:p text:style-name="Standard">[object Object]</text:p>
      <text:p text:style-name="Standard">IconType_Flow</text:p>
      <text:p text:style-name="Standard">:</text:p>
      <text:p text:style-name="Standard">[object Object]</text:p>
      <text:p text:style-name="Standard">IconType_Grid</text:p>
      <text:p text:style-name="Standard">:</text:p>
      <text:p text:style-name="Standard">[object Object]</text:p>
      <text:p text:style-name="Standard">IconType_RoundSquare</text:p>
      <text:p text:style-name="Standard">:</text:p>
      <text:p text:style-name="Standard">[object Object]</text:p>
      <text:p text:style-name="Standard">IconType_Square</text:p>
      <text:p text:style-name="Standard">:</text:p>
      <text:p text:style-name="Standard">[object Object]</text:p>
      <text:p text:style-name="Standard">PinKind_Input</text:p>
      <text:p text:style-name="Standard">:</text:p>
      <text:p text:style-name="Standard">[object Object]</text:p>
      <text:p text:style-name="Standard">PinKind_Output</text:p>
      <text:p text:style-name="Standard">:</text:p>
      <text:p text:style-name="Standard">[object Object]</text:p>
      <text:p text:style-name="Standard">StyleColor_Bg</text:p>
      <text:p text:style-name="Standard">:</text:p>
      <text:p text:style-name="Standard">[object Object]</text:p>
      <text:p text:style-name="Standard">StyleColor_Count</text:p>
      <text:p text:style-name="Standard">:</text:p>
      <text:p text:style-name="Standard">[object Object]</text:p>
      <text:p text:style-name="Standard">StyleColor_Flow</text:p>
      <text:p text:style-name="Standard">:</text:p>
      <text:p text:style-name="Standard">[object Object]</text:p>
      <text:p text:style-name="Standard">StyleColor_FlowMarker</text:p>
      <text:p text:style-name="Standard">:</text:p>
      <text:p text:style-name="Standard">[object Object]</text:p>
      <text:p text:style-name="Standard">StyleColor_Grid</text:p>
      <text:p text:style-name="Standard">:</text:p>
      <text:p text:style-name="Standard">[object Object]</text:p>
      <text:p text:style-name="Standard">StyleColor_GroupBg</text:p>
      <text:p text:style-name="Standard">:</text:p>
      <text:p text:style-name="Standard">[object Object]</text:p>
      <text:p text:style-name="Standard">StyleColor_GroupBorder</text:p>
      <text:p text:style-name="Standard">:</text:p>
      <text:p text:style-name="Standard">[object Object]</text:p>
      <text:p text:style-name="Standard">StyleColor_HovLinkBorder</text:p>
      <text:p text:style-name="Standard">:</text:p>
      <text:p text:style-name="Standard"><text:soft-page-break/>[object Object]</text:p>
      <text:p text:style-name="Standard">StyleColor_HovNodeBorder</text:p>
      <text:p text:style-name="Standard">:</text:p>
      <text:p text:style-name="Standard">[object Object]</text:p>
      <text:p text:style-name="Standard">StyleColor_LinkSelRect</text:p>
      <text:p text:style-name="Standard">:</text:p>
      <text:p text:style-name="Standard">[object Object]</text:p>
      <text:p text:style-name="Standard">StyleColor_LinkSelRectBorder</text:p>
      <text:p text:style-name="Standard">:</text:p>
      <text:p text:style-name="Standard">[object Object]</text:p>
      <text:p text:style-name="Standard">StyleColor_NodeBg</text:p>
      <text:p text:style-name="Standard">:</text:p>
      <text:p text:style-name="Standard">[object Object]</text:p>
      <text:p text:style-name="Standard">StyleColor_NodeBorder</text:p>
      <text:p text:style-name="Standard">:</text:p>
      <text:p text:style-name="Standard">[object Object]</text:p>
      <text:p text:style-name="Standard">StyleColor_NodeSelRect</text:p>
      <text:p text:style-name="Standard">:</text:p>
      <text:p text:style-name="Standard">[object Object]</text:p>
      <text:p text:style-name="Standard">StyleColor_NodeSelRectBorder</text:p>
      <text:p text:style-name="Standard">:</text:p>
      <text:p text:style-name="Standard">[object Object]</text:p>
      <text:p text:style-name="Standard">StyleColor_PinRect</text:p>
      <text:p text:style-name="Standard">:</text:p>
      <text:p text:style-name="Standard">[object Object]</text:p>
      <text:p text:style-name="Standard">StyleColor_PinRectBorder</text:p>
      <text:p text:style-name="Standard">:</text:p>
      <text:p text:style-name="Standard">[object Object]</text:p>
      <text:p text:style-name="Standard">StyleColor_SelLinkBorder</text:p>
      <text:p text:style-name="Standard">:</text:p>
      <text:p text:style-name="Standard">[object Object]</text:p>
      <text:p text:style-name="Standard">StyleColor_SelNodeBorder</text:p>
      <text:p text:style-name="Standard">:</text:p>
      <text:p text:style-name="Standard">[object Object]</text:p>
      <text:p text:style-name="Standard">StyleVar_FlowDuration</text:p>
      <text:p text:style-name="Standard">:</text:p>
      <text:p text:style-name="Standard">[object Object]</text:p>
      <text:p text:style-name="Standard">StyleVar_FlowMarkerDistance</text:p>
      <text:p text:style-name="Standard">:</text:p>
      <text:p text:style-name="Standard">[object Object]</text:p>
      <text:p text:style-name="Standard">StyleVar_FlowMarkerSize</text:p>
      <text:p text:style-name="Standard">:</text:p>
      <text:p text:style-name="Standard">[object Object]</text:p>
      <text:p text:style-name="Standard">StyleVar_FlowSpeed</text:p>
      <text:p text:style-name="Standard">:</text:p>
      <text:p text:style-name="Standard">[object Object]</text:p>
      <text:p text:style-name="Standard">StyleVar_GroupBorderWidth</text:p>
      <text:p text:style-name="Standard">:</text:p>
      <text:p text:style-name="Standard">[object Object]</text:p>
      <text:p text:style-name="Standard">StyleVar_GroupRounding</text:p>
      <text:p text:style-name="Standard">:</text:p>
      <text:p text:style-name="Standard">[object Object]</text:p>
      <text:p text:style-name="Standard">StyleVar_HoveredNodeBorderWidth</text:p>
      <text:p text:style-name="Standard">:</text:p>
      <text:p text:style-name="Standard"><text:soft-page-break/>[object Object]</text:p>
      <text:p text:style-name="Standard">StyleVar_LinkStrength</text:p>
      <text:p text:style-name="Standard">:</text:p>
      <text:p text:style-name="Standard">[object Object]</text:p>
      <text:p text:style-name="Standard">StyleVar_NodeBorderWidth</text:p>
      <text:p text:style-name="Standard">:</text:p>
      <text:p text:style-name="Standard">[object Object]</text:p>
      <text:p text:style-name="Standard">StyleVar_NodePadding</text:p>
      <text:p text:style-name="Standard">:</text:p>
      <text:p text:style-name="Standard">[object Object]</text:p>
      <text:p text:style-name="Standard">StyleVar_NodeRounding</text:p>
      <text:p text:style-name="Standard">:</text:p>
      <text:p text:style-name="Standard">[object Object]</text:p>
      <text:p text:style-name="Standard">StyleVar_PinArrowSize</text:p>
      <text:p text:style-name="Standard">:</text:p>
      <text:p text:style-name="Standard">[object Object]</text:p>
      <text:p text:style-name="Standard">StyleVar_PinArrowWidth</text:p>
      <text:p text:style-name="Standard">:</text:p>
      <text:p text:style-name="Standard">[object Object]</text:p>
      <text:p text:style-name="Standard">StyleVar_PinBorderWidth</text:p>
      <text:p text:style-name="Standard">:</text:p>
      <text:p text:style-name="Standard">[object Object]</text:p>
      <text:p text:style-name="Standard">StyleVar_PinCorners</text:p>
      <text:p text:style-name="Standard">:</text:p>
      <text:p text:style-name="Standard">[object Object]</text:p>
      <text:p text:style-name="Standard">StyleVar_PinRadius</text:p>
      <text:p text:style-name="Standard">:</text:p>
      <text:p text:style-name="Standard">[object Object]</text:p>
      <text:p text:style-name="Standard">StyleVar_PinRounding</text:p>
      <text:p text:style-name="Standard">:</text:p>
      <text:p text:style-name="Standard">[object Object]</text:p>
      <text:p text:style-name="Standard">StyleVar_PivotAlignment</text:p>
      <text:p text:style-name="Standard">:</text:p>
      <text:p text:style-name="Standard">[object Object]</text:p>
      <text:p text:style-name="Standard">StyleVar_PivotScale</text:p>
      <text:p text:style-name="Standard">:</text:p>
      <text:p text:style-name="Standard">[object Object]</text:p>
      <text:p text:style-name="Standard">StyleVar_PivotSize</text:p>
      <text:p text:style-name="Standard">:</text:p>
      <text:p text:style-name="Standard">[object Object]</text:p>
      <text:p text:style-name="Standard">StyleVar_ScrollDuration</text:p>
      <text:p text:style-name="Standard">:</text:p>
      <text:p text:style-name="Standard">[object Object]</text:p>
      <text:p text:style-name="Standard">StyleVar_SelectedNodeBorderWidth</text:p>
      <text:p text:style-name="Standard">:</text:p>
      <text:p text:style-name="Standard">[object Object]</text:p>
      <text:p text:style-name="Standard">StyleVar_SourceDirection</text:p>
      <text:p text:style-name="Standard">:</text:p>
      <text:p text:style-name="Standard">[object Object]</text:p>
      <text:p text:style-name="Standard">StyleVar_TargetDirection</text:p>
      <text:p text:style-name="Standard">:</text:p>
      <text:p text:style-name="Standard">[object Object]</text:p>
      <text:p text:style-name="Standard">defaultTypeIconSize</text:p>
      <text:p text:style-name="Standard">:</text:p>
      <text:p text:style-name="Standard"><text:soft-page-break/>[object Object]</text:p>
      <text:p text:style-name="Standard">detaultIconType</text:p>
      <text:p text:style-name="Standard">:</text:p>
      <text:p text:style-name="Standard">[object Object]</text:p>
      <text:p text:style-name="Standard">flowgraphVersion</text:p>
      <text:p text:style-name="Standard">:</text:p>
      <text:p text:style-name="Standard">[object Object]</text:p>
      <text:p text:style-name="Standard">nodeColors</text:p>
      <text:p text:style-name="Standard">{21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career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default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groupstate</text:p>
      <text:p text:style-name="Standard">:</text:p>
      <text:p text:style-name="Standard">[object Object]</text:p>
      <text:p text:style-name="Standard">projectMacro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ites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string</text:p>
      <text:p text:style-name="Standard">:</text:p>
      <text:p text:style-name="Standard">[object Object]</text:p>
      <text:p text:style-name="Standard">timeline</text:p>
      <text:p text:style-name="Standard">:</text:p>
      <text:p text:style-name="Standard">[object Object]</text:p>
      <text:p text:style-name="Standard"><text:soft-page-break/>timer</text:p>
      <text:p text:style-name="Standard">:</text:p>
      <text:p text:style-name="Standard">[object Object]</text:p>
      <text:p text:style-name="Standard">tool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nodeIcons</text:p>
      <text:p text:style-name="Standard">{14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logic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<text:soft-page-break/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AcceptCopy()</text:p>
      <text:p text:style-name="Standard">:</text:p>
      <text:p text:style-name="Standard">[object Object]</text:p>
      <text:p text:style-name="Standard">AcceptCreateNode()</text:p>
      <text:p text:style-name="Standard">:</text:p>
      <text:p text:style-name="Standard">[object Object]</text:p>
      <text:p text:style-name="Standard">AcceptCut()</text:p>
      <text:p text:style-name="Standard">:</text:p>
      <text:p text:style-name="Standard">[object Object]</text:p>
      <text:p text:style-name="Standard">AcceptDeletedItem()</text:p>
      <text:p text:style-name="Standard">:</text:p>
      <text:p text:style-name="Standard">[object Object]</text:p>
      <text:p text:style-name="Standard">AcceptDuplicate()</text:p>
      <text:p text:style-name="Standard">:</text:p>
      <text:p text:style-name="Standard">[object Object]</text:p>
      <text:p text:style-name="Standard">AcceptNewItem1()</text:p>
      <text:p text:style-name="Standard">:</text:p>
      <text:p text:style-name="Standard">[object Object]</text:p>
      <text:p text:style-name="Standard">AcceptNewItem2()</text:p>
      <text:p text:style-name="Standard">:</text:p>
      <text:p text:style-name="Standard">[object Object]</text:p>
      <text:p text:style-name="Standard">AcceptPaste()</text:p>
      <text:p text:style-name="Standard">:</text:p>
      <text:p text:style-name="Standard">[object Object]</text:p>
      <text:p text:style-name="Standard">AreShortcutsEnabled()</text:p>
      <text:p text:style-name="Standard">:</text:p>
      <text:p text:style-name="Standard">[object Object]</text:p>
      <text:p text:style-name="Standard">Begin()</text:p>
      <text:p text:style-name="Standard">:</text:p>
      <text:p text:style-name="Standard">[object Object]</text:p>
      <text:p text:style-name="Standard">BeginCreate()</text:p>
      <text:p text:style-name="Standard">:</text:p>
      <text:p text:style-name="Standard">[object Object]</text:p>
      <text:p text:style-name="Standard">BeginDelete()</text:p>
      <text:p text:style-name="Standard">:</text:p>
      <text:p text:style-name="Standard">[object Object]</text:p>
      <text:p text:style-name="Standard">BeginGroupHint()</text:p>
      <text:p text:style-name="Standard">:</text:p>
      <text:p text:style-name="Standard">[object Object]</text:p>
      <text:p text:style-name="Standard">BeginNode()</text:p>
      <text:p text:style-name="Standard">:</text:p>
      <text:p text:style-name="Standard">[object Object]</text:p>
      <text:p text:style-name="Standard">BeginPin()</text:p>
      <text:p text:style-name="Standard">:</text:p>
      <text:p text:style-name="Standard">[object Object]</text:p>
      <text:p text:style-name="Standard">BeginShortcut()</text:p>
      <text:p text:style-name="Standard"><text:soft-page-break/>:</text:p>
      <text:p text:style-name="Standard">[object Object]</text:p>
      <text:p text:style-name="Standard">CanvasToScreen()</text:p>
      <text:p text:style-name="Standard">:</text:p>
      <text:p text:style-name="Standard">[object Object]</text:p>
      <text:p text:style-name="Standard">CenterNodeOnScreen()</text:p>
      <text:p text:style-name="Standard">:</text:p>
      <text:p text:style-name="Standard">[object Object]</text:p>
      <text:p text:style-name="Standard">ClearDirty()</text:p>
      <text:p text:style-name="Standard">:</text:p>
      <text:p text:style-name="Standard">[object Object]</text:p>
      <text:p text:style-name="Standard">ClearSelection()</text:p>
      <text:p text:style-name="Standard">:</text:p>
      <text:p text:style-name="Standard">[object Object]</text:p>
      <text:p text:style-name="Standard">DeleteLink()</text:p>
      <text:p text:style-name="Standard">:</text:p>
      <text:p text:style-name="Standard">[object Object]</text:p>
      <text:p text:style-name="Standard">DeleteNode()</text:p>
      <text:p text:style-name="Standard">:</text:p>
      <text:p text:style-name="Standard">[object Object]</text:p>
      <text:p text:style-name="Standard">DeselectLink()</text:p>
      <text:p text:style-name="Standard">:</text:p>
      <text:p text:style-name="Standard">[object Object]</text:p>
      <text:p text:style-name="Standard">DeselectNode()</text:p>
      <text:p text:style-name="Standard">:</text:p>
      <text:p text:style-name="Standard">[object Object]</text:p>
      <text:p text:style-name="Standard">DrawIcon()</text:p>
      <text:p text:style-name="Standard">:</text:p>
      <text:p text:style-name="Standard">[object Object]</text:p>
      <text:p text:style-name="Standard">EnableShortcuts()</text:p>
      <text:p text:style-name="Standard">[1]</text:p>
      <text:p text:style-name="Standard">0</text:p>
      <text:p text:style-name="Standard">:</text:p>
      <text:p text:style-name="Standard">ui_flowgraph_editor.EnableShortcuts(true)</text:p>
      <text:p text:style-name="Standard">End()</text:p>
      <text:p text:style-name="Standard">:</text:p>
      <text:p text:style-name="Standard">[object Object]</text:p>
      <text:p text:style-name="Standard">EndCreate()</text:p>
      <text:p text:style-name="Standard">:</text:p>
      <text:p text:style-name="Standard">[object Object]</text:p>
      <text:p text:style-name="Standard">EndDelete()</text:p>
      <text:p text:style-name="Standard">:</text:p>
      <text:p text:style-name="Standard">[object Object]</text:p>
      <text:p text:style-name="Standard">EndGroupHint()</text:p>
      <text:p text:style-name="Standard">:</text:p>
      <text:p text:style-name="Standard">[object Object]</text:p>
      <text:p text:style-name="Standard">EndNode()</text:p>
      <text:p text:style-name="Standard">:</text:p>
      <text:p text:style-name="Standard">[object Object]</text:p>
      <text:p text:style-name="Standard">EndPin()</text:p>
      <text:p text:style-name="Standard">:</text:p>
      <text:p text:style-name="Standard">[object Object]</text:p>
      <text:p text:style-name="Standard">EndShortcut()</text:p>
      <text:p text:style-name="Standard">:</text:p>
      <text:p text:style-name="Standard"><text:soft-page-break/>[object Object]</text:p>
      <text:p text:style-name="Standard">FindLinkAt()</text:p>
      <text:p text:style-name="Standard">:</text:p>
      <text:p text:style-name="Standard">[object Object]</text:p>
      <text:p text:style-name="Standard">Flow()</text:p>
      <text:p text:style-name="Standard">:</text:p>
      <text:p text:style-name="Standard">[object Object]</text:p>
      <text:p text:style-name="Standard">GetActionContextLinks()</text:p>
      <text:p text:style-name="Standard">:</text:p>
      <text:p text:style-name="Standard">[object Object]</text:p>
      <text:p text:style-name="Standard">GetActionContextNodes()</text:p>
      <text:p text:style-name="Standard">:</text:p>
      <text:p text:style-name="Standard">[object Object]</text:p>
      <text:p text:style-name="Standard">GetActionContextSize()</text:p>
      <text:p text:style-name="Standard">:</text:p>
      <text:p text:style-name="Standard">[object Object]</text:p>
      <text:p text:style-name="Standard">GetCurrentZoom()</text:p>
      <text:p text:style-name="Standard">:</text:p>
      <text:p text:style-name="Standard">[object Object]</text:p>
      <text:p text:style-name="Standard">GetDirtyReason()</text:p>
      <text:p text:style-name="Standard">:</text:p>
      <text:p text:style-name="Standard">[object Object]</text:p>
      <text:p text:style-name="Standard">GetDoubleClickedLink()</text:p>
      <text:p text:style-name="Standard">:</text:p>
      <text:p text:style-name="Standard">[object Object]</text:p>
      <text:p text:style-name="Standard">GetDoubleClickedNode()</text:p>
      <text:p text:style-name="Standard">[1]</text:p>
      <text:p text:style-name="Standard">0</text:p>
      <text:p text:style-name="Standard">:</text:p>
      <text:p text:style-name="Standard">local nodeId = tonumber(ui_flowgraph_editor.GetDoubleClickedNode())</text:p>
      <text:p text:style-name="Standard">GetDoubleClickedPin()</text:p>
      <text:p text:style-name="Standard">:</text:p>
      <text:p text:style-name="Standard">[object Object]</text:p>
      <text:p text:style-name="Standard">GetGroupMax()</text:p>
      <text:p text:style-name="Standard">:</text:p>
      <text:p text:style-name="Standard">[object Object]</text:p>
      <text:p text:style-name="Standard">GetGroupMin()</text:p>
      <text:p text:style-name="Standard">:</text:p>
      <text:p text:style-name="Standard">[object Object]</text:p>
      <text:p text:style-name="Standard">GetHintBackgroundDrawList()</text:p>
      <text:p text:style-name="Standard">:</text:p>
      <text:p text:style-name="Standard">[object Object]</text:p>
      <text:p text:style-name="Standard">GetHintForegroundDrawList()</text:p>
      <text:p text:style-name="Standard">:</text:p>
      <text:p text:style-name="Standard">[object Object]</text:p>
      <text:p text:style-name="Standard">GetHotObjectId()</text:p>
      <text:p text:style-name="Standard">:</text:p>
      <text:p text:style-name="Standard">[object Object]</text:p>
      <text:p text:style-name="Standard">GetNodeBackgroundDrawList()</text:p>
      <text:p text:style-name="Standard">:</text:p>
      <text:p text:style-name="Standard">[object Object]</text:p>
      <text:p text:style-name="Standard">GetNodePosition()</text:p>
      <text:p text:style-name="Standard">:</text:p>
      <text:p text:style-name="Standard">[object Object]</text:p>
      <text:p text:style-name="Standard"><text:soft-page-break/>GetNodeSize()</text:p>
      <text:p text:style-name="Standard">:</text:p>
      <text:p text:style-name="Standard">[object Object]</text:p>
      <text:p text:style-name="Standard">GetScreenSize()</text:p>
      <text:p text:style-name="Standard">:</text:p>
      <text:p text:style-name="Standard">[object Object]</text:p>
      <text:p text:style-name="Standard">GetSelectedLinks()</text:p>
      <text:p text:style-name="Standard">:</text:p>
      <text:p text:style-name="Standard">[object Object]</text:p>
      <text:p text:style-name="Standard">GetSelectedNodes()</text:p>
      <text:p text:style-name="Standard">:</text:p>
      <text:p text:style-name="Standard">[object Object]</text:p>
      <text:p text:style-name="Standard">GetSelectedObjectCount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)</text:p>
      <text:p text:style-name="Standard">:</text:p>
      <text:p text:style-name="Standard">[object Object]</text:p>
      <text:p text:style-name="Standard">GetVisibleCanvasBounds()</text:p>
      <text:p text:style-name="Standard">:</text:p>
      <text:p text:style-name="Standard">[object Object]</text:p>
      <text:p text:style-name="Standard">Group()</text:p>
      <text:p text:style-name="Standard">:</text:p>
      <text:p text:style-name="Standard">[object Object]</text:p>
      <text:p text:style-name="Standard">HasSelectionChanged()</text:p>
      <text:p text:style-name="Standard">:</text:p>
      <text:p text:style-name="Standard">[object Object]</text:p>
      <text:p text:style-name="Standard">Icon()</text:p>
      <text:p text:style-name="Standard">:</text:p>
      <text:p text:style-name="Standard">[object Object]</text:p>
      <text:p text:style-name="Standard">IsActive()</text:p>
      <text:p text:style-name="Standard">:</text:p>
      <text:p text:style-name="Standard">[object Object]</text:p>
      <text:p text:style-name="Standard">IsBackgroundClicked()</text:p>
      <text:p text:style-name="Standard">:</text:p>
      <text:p text:style-name="Standard">[object Object]</text:p>
      <text:p text:style-name="Standard">IsBackgroundDoubleClicked()</text:p>
      <text:p text:style-name="Standard">:</text:p>
      <text:p text:style-name="Standard">[object Object]</text:p>
      <text:p text:style-name="Standard">IsSuspended()</text:p>
      <text:p text:style-name="Standard">:</text:p>
      <text:p text:style-name="Standard">[object Object]</text:p>
      <text:p text:style-name="Standard">Link()</text:p>
      <text:p text:style-name="Standard">:</text:p>
      <text:p text:style-name="Standard">[object Object]</text:p>
      <text:p text:style-name="Standard">NavigateToContent()</text:p>
      <text:p text:style-name="Standard">:</text:p>
      <text:p text:style-name="Standard">[object Object]</text:p>
      <text:p text:style-name="Standard">NavigateToSelection()</text:p>
      <text:p text:style-name="Standard">:</text:p>
      <text:p text:style-name="Standard">[object Object]</text:p>
      <text:p text:style-name="Standard"><text:soft-page-break/>PinHadAnyLinks()</text:p>
      <text:p text:style-name="Standard">:</text:p>
      <text:p text:style-name="Standard">[object Object]</text:p>
      <text:p text:style-name="Standard">PinPivotAlignment()</text:p>
      <text:p text:style-name="Standard">:</text:p>
      <text:p text:style-name="Standard">[object Object]</text:p>
      <text:p text:style-name="Standard">PinPivotRect()</text:p>
      <text:p text:style-name="Standard">:</text:p>
      <text:p text:style-name="Standard">[object Object]</text:p>
      <text:p text:style-name="Standard">PinPivotScale()</text:p>
      <text:p text:style-name="Standard">:</text:p>
      <text:p text:style-name="Standard">[object Object]</text:p>
      <text:p text:style-name="Standard">PinPivotSize()</text:p>
      <text:p text:style-name="Standard">:</text:p>
      <text:p text:style-name="Standard">[object Object]</text:p>
      <text:p text:style-name="Standard">PinRect()</text:p>
      <text:p text:style-name="Standard">:</text:p>
      <text:p text:style-name="Standard">[object Object]</text:p>
      <text:p text:style-name="Standard">PopStyleColor()</text:p>
      <text:p text:style-name="Standard">:</text:p>
      <text:p text:style-name="Standard">[object Object]</text:p>
      <text:p text:style-name="Standard">PopStyleVar()</text:p>
      <text:p text:style-name="Standard">:</text:p>
      <text:p text:style-name="Standard">[object Object]</text:p>
      <text:p text:style-name="Standard">PushStyleColor()</text:p>
      <text:p text:style-name="Standard">:</text:p>
      <text:p text:style-name="Standard">[object Object]</text:p>
      <text:p text:style-name="Standard">PushStyleVar1()</text:p>
      <text:p text:style-name="Standard">:</text:p>
      <text:p text:style-name="Standard">[object Object]</text:p>
      <text:p text:style-name="Standard">PushStyleVar2()</text:p>
      <text:p text:style-name="Standard">:</text:p>
      <text:p text:style-name="Standard">[object Object]</text:p>
      <text:p text:style-name="Standard">PushStyleVar4()</text:p>
      <text:p text:style-name="Standard">:</text:p>
      <text:p text:style-name="Standard">[object Object]</text:p>
      <text:p text:style-name="Standard">QueryDeletedLink()</text:p>
      <text:p text:style-name="Standard">:</text:p>
      <text:p text:style-name="Standard">[object Object]</text:p>
      <text:p text:style-name="Standard">QueryDeletedNode()</text:p>
      <text:p text:style-name="Standard">:</text:p>
      <text:p text:style-name="Standard">[object Object]</text:p>
      <text:p text:style-name="Standard">QueryNewLink1()</text:p>
      <text:p text:style-name="Standard">:</text:p>
      <text:p text:style-name="Standard">[object Object]</text:p>
      <text:p text:style-name="Standard">QueryNewLink2()</text:p>
      <text:p text:style-name="Standard">:</text:p>
      <text:p text:style-name="Standard">[object Object]</text:p>
      <text:p text:style-name="Standard">QueryNewNode1()</text:p>
      <text:p text:style-name="Standard">:</text:p>
      <text:p text:style-name="Standard">[object Object]</text:p>
      <text:p text:style-name="Standard">QueryNewNode2()</text:p>
      <text:p text:style-name="Standard">:</text:p>
      <text:p text:style-name="Standard">[object Object]</text:p>
      <text:p text:style-name="Standard"><text:soft-page-break/>RejectDeletedItem()</text:p>
      <text:p text:style-name="Standard">:</text:p>
      <text:p text:style-name="Standard">[object Object]</text:p>
      <text:p text:style-name="Standard">RejectNewItem1()</text:p>
      <text:p text:style-name="Standard">:</text:p>
      <text:p text:style-name="Standard">[object Object]</text:p>
      <text:p text:style-name="Standard">RejectNewItem2()</text:p>
      <text:p text:style-name="Standard">:</text:p>
      <text:p text:style-name="Standard">[object Object]</text:p>
      <text:p text:style-name="Standard">RestoreNodeState()</text:p>
      <text:p text:style-name="Standard">:</text:p>
      <text:p text:style-name="Standard">[object Object]</text:p>
      <text:p text:style-name="Standard">Resume()</text:p>
      <text:p text:style-name="Standard">:</text:p>
      <text:p text:style-name="Standard">[object Object]</text:p>
      <text:p text:style-name="Standard">ScreenToCanvas()</text:p>
      <text:p text:style-name="Standard">:</text:p>
      <text:p text:style-name="Standard">[object Object]</text:p>
      <text:p text:style-name="Standard">SelectLink()</text:p>
      <text:p text:style-name="Standard">:</text:p>
      <text:p text:style-name="Standard">[object Object]</text:p>
      <text:p text:style-name="Standard">SelectNode()</text:p>
      <text:p text:style-name="Standard">:</text:p>
      <text:p text:style-name="Standard">[object Object]</text:p>
      <text:p text:style-name="Standard">SetCurrentEditor(ctx)</text:p>
      <text:p text:style-name="Standard">[1]</text:p>
      <text:p text:style-name="Standard">0</text:p>
      <text:p text:style-name="Standard">:</text:p>
      <text:p text:style-name="Standard">ui_flowgraph_editor.SetCurrentEditor(nil)</text:p>
      <text:p text:style-name="Standard">SetGroupingDisabled()</text:p>
      <text:p text:style-name="Standard">:</text:p>
      <text:p text:style-name="Standard">[object Object]</text:p>
      <text:p text:style-name="Standard">SetNodePosition()</text:p>
      <text:p text:style-name="Standard">:</text:p>
      <text:p text:style-name="Standard">[object Object]</text:p>
      <text:p text:style-name="Standard">ShowBackgroundContextMenu()</text:p>
      <text:p text:style-name="Standard">:</text:p>
      <text:p text:style-name="Standard">[object Object]</text:p>
      <text:p text:style-name="Standard">ShowLinkContextMenu()</text:p>
      <text:p text:style-name="Standard">:</text:p>
      <text:p text:style-name="Standard">[object Object]</text:p>
      <text:p text:style-name="Standard">ShowNodeContextMenu()</text:p>
      <text:p text:style-name="Standard">:</text:p>
      <text:p text:style-name="Standard">[object Object]</text:p>
      <text:p text:style-name="Standard">ShowPinContextMenu()</text:p>
      <text:p text:style-name="Standard">:</text:p>
      <text:p text:style-name="Standard">[object Object]</text:p>
      <text:p text:style-name="Standard">Suspend()</text:p>
      <text:p text:style-name="Standard">:</text:p>
      <text:p text:style-name="Standard">[object Object]</text:p>
      <text:p text:style-name="Standard">fullDisplay(value, tpe)</text:p>
      <text:p text:style-name="Standard">:</text:p>
      <text:p text:style-name="Standard">[object Object]</text:p>
      <text:p text:style-name="Standard">fullValueString(value, tpe)</text:p>
      <text:p text:style-name="Standard"><text:soft-page-break/>:</text:p>
      <text:p text:style-name="Standard">[object Object]</text:p>
      <text:p text:style-name="Standard">getDebugEnabled()</text:p>
      <text:p text:style-name="Standard">:</text:p>
      <text:p text:style-name="Standard">[object Object]</text:p>
      <text:p text:style-name="Standard">getGraphTypes()</text:p>
      <text:p text:style-name="Standard">:</text:p>
      <text:p text:style-name="Standard">[object Object]</text:p>
      <text:p text:style-name="Standard">getSimpleTypes()</text:p>
      <text:p text:style-name="Standard">:</text:p>
      <text:p text:style-name="Standard">[object Object]</text:p>
      <text:p text:style-name="Standard">getTypeColor(dataType)</text:p>
      <text:p text:style-name="Standard">:</text:p>
      <text:p text:style-name="Standard">[object Object]</text:p>
      <text:p text:style-name="Standard">getTypeIcon(dataType)</text:p>
      <text:p text:style-name="Standard">:</text:p>
      <text:p text:style-name="Standard">[object Object]</text:p>
      <text:p text:style-name="Standard">getTypes()</text:p>
      <text:p text:style-name="Standard">:</text:p>
      <text:p text:style-name="Standard">[object Object]</text:p>
      <text:p text:style-name="Standard">getViewState()</text:p>
      <text:p text:style-name="Standard">:</text:p>
      <text:p text:style-name="Standard">[object Object]</text:p>
      <text:p text:style-name="Standard">isDurationNode(category)</text:p>
      <text:p text:style-name="Standard">:</text:p>
      <text:p text:style-name="Standard">[object Object]</text:p>
      <text:p text:style-name="Standard">isDynamicNode(category)</text:p>
      <text:p text:style-name="Standard">:</text:p>
      <text:p text:style-name="Standard">[object Object]</text:p>
      <text:p text:style-name="Standard">isF_DurationNode(category)</text:p>
      <text:p text:style-name="Standard">:</text:p>
      <text:p text:style-name="Standard">[object Object]</text:p>
      <text:p text:style-name="Standard">isFunctionalNode(category)</text:p>
      <text:p text:style-name="Standard">:</text:p>
      <text:p text:style-name="Standard">[object Object]</text:p>
      <text:p text:style-name="Standard">isOnceNode(category)</text:p>
      <text:p text:style-name="Standard">:</text:p>
      <text:p text:style-name="Standard">[object Object]</text:p>
      <text:p text:style-name="Standard">isSimpleNode(category)</text:p>
      <text:p text:style-name="Standard">:</text:p>
      <text:p text:style-name="Standard">[object Object]</text:p>
      <text:p text:style-name="Standard">setDebugEnabled()</text:p>
      <text:p text:style-name="Standard">:</text:p>
      <text:p text:style-name="Standard">[object Object]</text:p>
      <text:p text:style-name="Standard">setViewState()</text:p>
      <text:p text:style-name="Standard">:</text:p>
      <text:p text:style-name="Standard">[object Object]</text:p>
      <text:p text:style-name="Standard">shortDisplay(value, tpe)</text:p>
      <text:p text:style-name="Standard">:</text:p>
      <text:p text:style-name="Standard">[object Object]</text:p>
      <text:p text:style-name="Standard">shortValueString(value, tpe)</text:p>
      <text:p text:style-name="Standard">:</text:p>
      <text:p text:style-name="Standard">[object Object]</text:p>
      <text:p text:style-name="Standard">tooltip(message)</text:p>
      <text:p text:style-name="Standard"><text:soft-page-break/>[3]</text:p>
      <text:p text:style-name="Standard">0</text:p>
      <text:p text:style-name="Standard">:</text:p>
      <text:p text:style-name="Standard">ui_flowgraph_editor.tooltip("No File Found under " .. dumps(file) .. " !")</text:p>
      <text:p text:style-name="Standard">1</text:p>
      <text:p text:style-name="Standard">:</text:p>
      <text:p text:style-name="Standard">ui_flowgraph_editor.tooltip("Maximize Editor.")</text:p>
      <text:p text:style-name="Standard">2</text:p>
      <text:p text:style-name="Standard">:</text:p>
      <text:p text:style-name="Standard">ui_flowgraph_editor.tooltip("Stop Execution")</text:p>
      <text:p text:style-name="Standard">variableEditor(source, name, displayOptions)</text:p>
      <text:p text:style-name="Standard">:</text:p>
      <text:p text:style-name="Standard">[object Object]</text:p>
      <text:p text:style-name="Standard">vehicleSelector(self, onlyModel)</text:p>
      <text:p text:style-name="Standard">:</text:p>
      <text:p text:style-name="Standard">[object Object]</text:p>
      <text:p text:style-name="Standard">ui_imgui</text:p>
      <text:p text:style-name="Standard">{1153}</text:p>
      <text:p text:style-name="Standard">BackendFlags_HasGamepad</text:p>
      <text:p text:style-name="Standard">:</text:p>
      <text:p text:style-name="Standard">[object Object]</text:p>
      <text:p text:style-name="Standard">BackendFlags_HasMouseCursors</text:p>
      <text:p text:style-name="Standard">:</text:p>
      <text:p text:style-name="Standard">[object Object]</text:p>
      <text:p text:style-name="Standard">BackendFlags_HasMouseHoveredViewport</text:p>
      <text:p text:style-name="Standard">:</text:p>
      <text:p text:style-name="Standard">[object Object]</text:p>
      <text:p text:style-name="Standard">BackendFlags_HasSetMousePos</text:p>
      <text:p text:style-name="Standard">:</text:p>
      <text:p text:style-name="Standard">[object Object]</text:p>
      <text:p text:style-name="Standard">BackendFlags_None</text:p>
      <text:p text:style-name="Standard">:</text:p>
      <text:p text:style-name="Standard">[object Object]</text:p>
      <text:p text:style-name="Standard">BackendFlags_PlatformHasViewports</text:p>
      <text:p text:style-name="Standard">:</text:p>
      <text:p text:style-name="Standard">[object Object]</text:p>
      <text:p text:style-name="Standard">BackendFlags_RendererHasViewports</text:p>
      <text:p text:style-name="Standard">:</text:p>
      <text:p text:style-name="Standard">[object Object]</text:p>
      <text:p text:style-name="Standard">BackendFlags_RendererHasVtxOffset</text:p>
      <text:p text:style-name="Standard">:</text:p>
      <text:p text:style-name="Standard">[object Object]</text:p>
      <text:p text:style-name="Standard">ButtonFlags_MouseButtonDefault_</text:p>
      <text:p text:style-name="Standard">:</text:p>
      <text:p text:style-name="Standard">[object Object]</text:p>
      <text:p text:style-name="Standard">ButtonFlags_MouseButtonLeft</text:p>
      <text:p text:style-name="Standard">:</text:p>
      <text:p text:style-name="Standard">[object Object]</text:p>
      <text:p text:style-name="Standard">ButtonFlags_MouseButtonMask_</text:p>
      <text:p text:style-name="Standard">:</text:p>
      <text:p text:style-name="Standard">[object Object]</text:p>
      <text:p text:style-name="Standard">ButtonFlags_MouseButtonMiddle</text:p>
      <text:p text:style-name="Standard">:</text:p>
      <text:p text:style-name="Standard">[object Object]</text:p>
      <text:p text:style-name="Standard"><text:soft-page-break/>ButtonFlags_MouseButtonRight</text:p>
      <text:p text:style-name="Standard">:</text:p>
      <text:p text:style-name="Standard">[object Object]</text:p>
      <text:p text:style-name="Standard">ButtonFlags_None</text:p>
      <text:p text:style-name="Standard">:</text:p>
      <text:p text:style-name="Standard">[object Object]</text:p>
      <text:p text:style-name="Standard">Col_Border</text:p>
      <text:p text:style-name="Standard">:</text:p>
      <text:p text:style-name="Standard">[object Object]</text:p>
      <text:p text:style-name="Standard">Col_BorderShadow</text:p>
      <text:p text:style-name="Standard">:</text:p>
      <text:p text:style-name="Standard">[object Object]</text:p>
      <text:p text:style-name="Standard">Col_Button</text:p>
      <text:p text:style-name="Standard">:</text:p>
      <text:p text:style-name="Standard">[object Object]</text:p>
      <text:p text:style-name="Standard">Col_ButtonActive</text:p>
      <text:p text:style-name="Standard">:</text:p>
      <text:p text:style-name="Standard">[object Object]</text:p>
      <text:p text:style-name="Standard">Col_ButtonHovered</text:p>
      <text:p text:style-name="Standard">:</text:p>
      <text:p text:style-name="Standard">[object Object]</text:p>
      <text:p text:style-name="Standard">Col_COUNT</text:p>
      <text:p text:style-name="Standard">:</text:p>
      <text:p text:style-name="Standard">[object Object]</text:p>
      <text:p text:style-name="Standard">Col_CheckMark</text:p>
      <text:p text:style-name="Standard">:</text:p>
      <text:p text:style-name="Standard">[object Object]</text:p>
      <text:p text:style-name="Standard">Col_ChildBg</text:p>
      <text:p text:style-name="Standard">:</text:p>
      <text:p text:style-name="Standard">[object Object]</text:p>
      <text:p text:style-name="Standard">Col_DockingEmptyBg</text:p>
      <text:p text:style-name="Standard">:</text:p>
      <text:p text:style-name="Standard">[object Object]</text:p>
      <text:p text:style-name="Standard">Col_DockingPreview</text:p>
      <text:p text:style-name="Standard">:</text:p>
      <text:p text:style-name="Standard">[object Object]</text:p>
      <text:p text:style-name="Standard">Col_DragDropTarget</text:p>
      <text:p text:style-name="Standard">:</text:p>
      <text:p text:style-name="Standard">[object Object]</text:p>
      <text:p text:style-name="Standard">Col_FrameBg</text:p>
      <text:p text:style-name="Standard">:</text:p>
      <text:p text:style-name="Standard">[object Object]</text:p>
      <text:p text:style-name="Standard">Col_FrameBgActive</text:p>
      <text:p text:style-name="Standard">:</text:p>
      <text:p text:style-name="Standard">[object Object]</text:p>
      <text:p text:style-name="Standard">Col_FrameBgHovered</text:p>
      <text:p text:style-name="Standard">:</text:p>
      <text:p text:style-name="Standard">[object Object]</text:p>
      <text:p text:style-name="Standard">Col_Header</text:p>
      <text:p text:style-name="Standard">:</text:p>
      <text:p text:style-name="Standard">[object Object]</text:p>
      <text:p text:style-name="Standard">Col_HeaderActive</text:p>
      <text:p text:style-name="Standard">:</text:p>
      <text:p text:style-name="Standard">[object Object]</text:p>
      <text:p text:style-name="Standard"><text:soft-page-break/>Col_HeaderHovered</text:p>
      <text:p text:style-name="Standard">:</text:p>
      <text:p text:style-name="Standard">[object Object]</text:p>
      <text:p text:style-name="Standard">Col_MenuBarBg</text:p>
      <text:p text:style-name="Standard">:</text:p>
      <text:p text:style-name="Standard">[object Object]</text:p>
      <text:p text:style-name="Standard">Col_ModalWindowDimBg</text:p>
      <text:p text:style-name="Standard">:</text:p>
      <text:p text:style-name="Standard">[object Object]</text:p>
      <text:p text:style-name="Standard">Col_NavHighlight</text:p>
      <text:p text:style-name="Standard">:</text:p>
      <text:p text:style-name="Standard">[object Object]</text:p>
      <text:p text:style-name="Standard">Col_NavWindowingDimBg</text:p>
      <text:p text:style-name="Standard">:</text:p>
      <text:p text:style-name="Standard">[object Object]</text:p>
      <text:p text:style-name="Standard">Col_NavWindowingHighlight</text:p>
      <text:p text:style-name="Standard">:</text:p>
      <text:p text:style-name="Standard">[object Object]</text:p>
      <text:p text:style-name="Standard">Col_PlotHistogram</text:p>
      <text:p text:style-name="Standard">:</text:p>
      <text:p text:style-name="Standard">[object Object]</text:p>
      <text:p text:style-name="Standard">Col_PlotHistogramHovered</text:p>
      <text:p text:style-name="Standard">:</text:p>
      <text:p text:style-name="Standard">[object Object]</text:p>
      <text:p text:style-name="Standard">Col_PlotLines</text:p>
      <text:p text:style-name="Standard">:</text:p>
      <text:p text:style-name="Standard">[object Object]</text:p>
      <text:p text:style-name="Standard">Col_PlotLinesHovered</text:p>
      <text:p text:style-name="Standard">:</text:p>
      <text:p text:style-name="Standard">[object Object]</text:p>
      <text:p text:style-name="Standard">Col_PopupBg</text:p>
      <text:p text:style-name="Standard">:</text:p>
      <text:p text:style-name="Standard">[object Object]</text:p>
      <text:p text:style-name="Standard">Col_ResizeGrip</text:p>
      <text:p text:style-name="Standard">:</text:p>
      <text:p text:style-name="Standard">[object Object]</text:p>
      <text:p text:style-name="Standard">Col_ResizeGripActive</text:p>
      <text:p text:style-name="Standard">:</text:p>
      <text:p text:style-name="Standard">[object Object]</text:p>
      <text:p text:style-name="Standard">Col_ResizeGripHovered</text:p>
      <text:p text:style-name="Standard">:</text:p>
      <text:p text:style-name="Standard">[object Object]</text:p>
      <text:p text:style-name="Standard">Col_ScrollbarBg</text:p>
      <text:p text:style-name="Standard">:</text:p>
      <text:p text:style-name="Standard">[object Object]</text:p>
      <text:p text:style-name="Standard">Col_ScrollbarGrab</text:p>
      <text:p text:style-name="Standard">:</text:p>
      <text:p text:style-name="Standard">[object Object]</text:p>
      <text:p text:style-name="Standard">Col_ScrollbarGrabActive</text:p>
      <text:p text:style-name="Standard">:</text:p>
      <text:p text:style-name="Standard">[object Object]</text:p>
      <text:p text:style-name="Standard">Col_ScrollbarGrabHovered</text:p>
      <text:p text:style-name="Standard">:</text:p>
      <text:p text:style-name="Standard">[object Object]</text:p>
      <text:p text:style-name="Standard"><text:soft-page-break/>Col_Separator</text:p>
      <text:p text:style-name="Standard">:</text:p>
      <text:p text:style-name="Standard">[object Object]</text:p>
      <text:p text:style-name="Standard">Col_SeparatorActive</text:p>
      <text:p text:style-name="Standard">:</text:p>
      <text:p text:style-name="Standard">[object Object]</text:p>
      <text:p text:style-name="Standard">Col_SeparatorHovered</text:p>
      <text:p text:style-name="Standard">:</text:p>
      <text:p text:style-name="Standard">[object Object]</text:p>
      <text:p text:style-name="Standard">Col_SliderGrab</text:p>
      <text:p text:style-name="Standard">:</text:p>
      <text:p text:style-name="Standard">[object Object]</text:p>
      <text:p text:style-name="Standard">Col_SliderGrabActive</text:p>
      <text:p text:style-name="Standard">:</text:p>
      <text:p text:style-name="Standard">[object Object]</text:p>
      <text:p text:style-name="Standard">Col_Tab</text:p>
      <text:p text:style-name="Standard">:</text:p>
      <text:p text:style-name="Standard">[object Object]</text:p>
      <text:p text:style-name="Standard">Col_TabActive</text:p>
      <text:p text:style-name="Standard">:</text:p>
      <text:p text:style-name="Standard">[object Object]</text:p>
      <text:p text:style-name="Standard">Col_TabHovered</text:p>
      <text:p text:style-name="Standard">:</text:p>
      <text:p text:style-name="Standard">[object Object]</text:p>
      <text:p text:style-name="Standard">Col_TabUnfocused</text:p>
      <text:p text:style-name="Standard">:</text:p>
      <text:p text:style-name="Standard">[object Object]</text:p>
      <text:p text:style-name="Standard">Col_TabUnfocusedActive</text:p>
      <text:p text:style-name="Standard">:</text:p>
      <text:p text:style-name="Standard">[object Object]</text:p>
      <text:p text:style-name="Standard">Col_TableBorderLight</text:p>
      <text:p text:style-name="Standard">:</text:p>
      <text:p text:style-name="Standard">[object Object]</text:p>
      <text:p text:style-name="Standard">Col_TableBorderStrong</text:p>
      <text:p text:style-name="Standard">:</text:p>
      <text:p text:style-name="Standard">[object Object]</text:p>
      <text:p text:style-name="Standard">Col_TableHeaderBg</text:p>
      <text:p text:style-name="Standard">:</text:p>
      <text:p text:style-name="Standard">[object Object]</text:p>
      <text:p text:style-name="Standard">Col_TableRowBg</text:p>
      <text:p text:style-name="Standard">:</text:p>
      <text:p text:style-name="Standard">[object Object]</text:p>
      <text:p text:style-name="Standard">Col_TableRowBgAlt</text:p>
      <text:p text:style-name="Standard">:</text:p>
      <text:p text:style-name="Standard">[object Object]</text:p>
      <text:p text:style-name="Standard">Col_Text</text:p>
      <text:p text:style-name="Standard">:</text:p>
      <text:p text:style-name="Standard">[object Object]</text:p>
      <text:p text:style-name="Standard">Col_TextDisabled</text:p>
      <text:p text:style-name="Standard">:</text:p>
      <text:p text:style-name="Standard">[object Object]</text:p>
      <text:p text:style-name="Standard">Col_TextSelectedBg</text:p>
      <text:p text:style-name="Standard">:</text:p>
      <text:p text:style-name="Standard">[object Object]</text:p>
      <text:p text:style-name="Standard"><text:soft-page-break/>Col_TitleBg</text:p>
      <text:p text:style-name="Standard">:</text:p>
      <text:p text:style-name="Standard">[object Object]</text:p>
      <text:p text:style-name="Standard">Col_TitleBgActive</text:p>
      <text:p text:style-name="Standard">:</text:p>
      <text:p text:style-name="Standard">[object Object]</text:p>
      <text:p text:style-name="Standard">Col_TitleBgCollapsed</text:p>
      <text:p text:style-name="Standard">:</text:p>
      <text:p text:style-name="Standard">[object Object]</text:p>
      <text:p text:style-name="Standard">Col_WindowBg</text:p>
      <text:p text:style-name="Standard">:</text:p>
      <text:p text:style-name="Standard">[object Object]</text:p>
      <text:p text:style-name="Standard">ColorEditFlags_AlphaBar</text:p>
      <text:p text:style-name="Standard">:</text:p>
      <text:p text:style-name="Standard">[object Object]</text:p>
      <text:p text:style-name="Standard">ColorEditFlags_AlphaPreview</text:p>
      <text:p text:style-name="Standard">:</text:p>
      <text:p text:style-name="Standard">[object Object]</text:p>
      <text:p text:style-name="Standard">ColorEditFlags_AlphaPreviewHalf</text:p>
      <text:p text:style-name="Standard">:</text:p>
      <text:p text:style-name="Standard">[object Object]</text:p>
      <text:p text:style-name="Standard">ColorEditFlags_DisplayHSV</text:p>
      <text:p text:style-name="Standard">:</text:p>
      <text:p text:style-name="Standard">[object Object]</text:p>
      <text:p text:style-name="Standard">ColorEditFlags_DisplayHex</text:p>
      <text:p text:style-name="Standard">:</text:p>
      <text:p text:style-name="Standard">[object Object]</text:p>
      <text:p text:style-name="Standard">ColorEditFlags_DisplayRGB</text:p>
      <text:p text:style-name="Standard">:</text:p>
      <text:p text:style-name="Standard">[object Object]</text:p>
      <text:p text:style-name="Standard">ColorEditFlags_Float</text:p>
      <text:p text:style-name="Standard">:</text:p>
      <text:p text:style-name="Standard">[object Object]</text:p>
      <text:p text:style-name="Standard">ColorEditFlags_HDR</text:p>
      <text:p text:style-name="Standard">:</text:p>
      <text:p text:style-name="Standard">[object Object]</text:p>
      <text:p text:style-name="Standard">ColorEditFlags_InputHSV</text:p>
      <text:p text:style-name="Standard">:</text:p>
      <text:p text:style-name="Standard">[object Object]</text:p>
      <text:p text:style-name="Standard">ColorEditFlags_InputRGB</text:p>
      <text:p text:style-name="Standard">:</text:p>
      <text:p text:style-name="Standard">[object Object]</text:p>
      <text:p text:style-name="Standard">ColorEditFlags_NoAlpha</text:p>
      <text:p text:style-name="Standard">:</text:p>
      <text:p text:style-name="Standard">[object Object]</text:p>
      <text:p text:style-name="Standard">ColorEditFlags_NoBorder</text:p>
      <text:p text:style-name="Standard">:</text:p>
      <text:p text:style-name="Standard">[object Object]</text:p>
      <text:p text:style-name="Standard">ColorEditFlags_NoDragDrop</text:p>
      <text:p text:style-name="Standard">:</text:p>
      <text:p text:style-name="Standard">[object Object]</text:p>
      <text:p text:style-name="Standard">ColorEditFlags_NoInputs</text:p>
      <text:p text:style-name="Standard">:</text:p>
      <text:p text:style-name="Standard">[object Object]</text:p>
      <text:p text:style-name="Standard"><text:soft-page-break/>ColorEditFlags_NoLabel</text:p>
      <text:p text:style-name="Standard">:</text:p>
      <text:p text:style-name="Standard">[object Object]</text:p>
      <text:p text:style-name="Standard">ColorEditFlags_NoOptions</text:p>
      <text:p text:style-name="Standard">:</text:p>
      <text:p text:style-name="Standard">[object Object]</text:p>
      <text:p text:style-name="Standard">ColorEditFlags_NoPicker</text:p>
      <text:p text:style-name="Standard">:</text:p>
      <text:p text:style-name="Standard">[object Object]</text:p>
      <text:p text:style-name="Standard">ColorEditFlags_NoSidePreview</text:p>
      <text:p text:style-name="Standard">:</text:p>
      <text:p text:style-name="Standard">[object Object]</text:p>
      <text:p text:style-name="Standard">ColorEditFlags_NoSmallPreview</text:p>
      <text:p text:style-name="Standard">:</text:p>
      <text:p text:style-name="Standard">[object Object]</text:p>
      <text:p text:style-name="Standard">ColorEditFlags_NoTooltip</text:p>
      <text:p text:style-name="Standard">:</text:p>
      <text:p text:style-name="Standard">[object Object]</text:p>
      <text:p text:style-name="Standard">ColorEditFlags_None</text:p>
      <text:p text:style-name="Standard">:</text:p>
      <text:p text:style-name="Standard">[object Object]</text:p>
      <text:p text:style-name="Standard">ColorEditFlags_PickerHueBar</text:p>
      <text:p text:style-name="Standard">:</text:p>
      <text:p text:style-name="Standard">[object Object]</text:p>
      <text:p text:style-name="Standard">ColorEditFlags_PickerHueWheel</text:p>
      <text:p text:style-name="Standard">:</text:p>
      <text:p text:style-name="Standard">[object Object]</text:p>
      <text:p text:style-name="Standard">ColorEditFlags_Uint8</text:p>
      <text:p text:style-name="Standard">:</text:p>
      <text:p text:style-name="Standard">[object Object]</text:p>
      <text:p text:style-name="Standard">ColorEditFlags__DataTypeMask</text:p>
      <text:p text:style-name="Standard">:</text:p>
      <text:p text:style-name="Standard">[object Object]</text:p>
      <text:p text:style-name="Standard">ColorEditFlags__DisplayMask</text:p>
      <text:p text:style-name="Standard">:</text:p>
      <text:p text:style-name="Standard">[object Object]</text:p>
      <text:p text:style-name="Standard">ColorEditFlags__InputMask</text:p>
      <text:p text:style-name="Standard">:</text:p>
      <text:p text:style-name="Standard">[object Object]</text:p>
      <text:p text:style-name="Standard">ColorEditFlags__OptionsDefault</text:p>
      <text:p text:style-name="Standard">:</text:p>
      <text:p text:style-name="Standard">[object Object]</text:p>
      <text:p text:style-name="Standard">ColorEditFlags__PickerMask</text:p>
      <text:p text:style-name="Standard">:</text:p>
      <text:p text:style-name="Standard">[object Object]</text:p>
      <text:p text:style-name="Standard">ComboFlags_HeightLarge</text:p>
      <text:p text:style-name="Standard">:</text:p>
      <text:p text:style-name="Standard">[object Object]</text:p>
      <text:p text:style-name="Standard">ComboFlags_HeightLargest</text:p>
      <text:p text:style-name="Standard">:</text:p>
      <text:p text:style-name="Standard">[object Object]</text:p>
      <text:p text:style-name="Standard">ComboFlags_HeightMask_</text:p>
      <text:p text:style-name="Standard">:</text:p>
      <text:p text:style-name="Standard">[object Object]</text:p>
      <text:p text:style-name="Standard"><text:soft-page-break/>ComboFlags_HeightRegular</text:p>
      <text:p text:style-name="Standard">:</text:p>
      <text:p text:style-name="Standard">[object Object]</text:p>
      <text:p text:style-name="Standard">ComboFlags_HeightSmall</text:p>
      <text:p text:style-name="Standard">:</text:p>
      <text:p text:style-name="Standard">[object Object]</text:p>
      <text:p text:style-name="Standard">ComboFlags_NoArrowButton</text:p>
      <text:p text:style-name="Standard">:</text:p>
      <text:p text:style-name="Standard">[object Object]</text:p>
      <text:p text:style-name="Standard">ComboFlags_NoPreview</text:p>
      <text:p text:style-name="Standard">:</text:p>
      <text:p text:style-name="Standard">[object Object]</text:p>
      <text:p text:style-name="Standard">ComboFlags_None</text:p>
      <text:p text:style-name="Standard">:</text:p>
      <text:p text:style-name="Standard">[object Object]</text:p>
      <text:p text:style-name="Standard">ComboFlags_PopupAlignLeft</text:p>
      <text:p text:style-name="Standard">:</text:p>
      <text:p text:style-name="Standard">[object Object]</text:p>
      <text:p text:style-name="Standard">Cond_Always</text:p>
      <text:p text:style-name="Standard">:</text:p>
      <text:p text:style-name="Standard">[object Object]</text:p>
      <text:p text:style-name="Standard">Cond_Appearing</text:p>
      <text:p text:style-name="Standard">:</text:p>
      <text:p text:style-name="Standard">[object Object]</text:p>
      <text:p text:style-name="Standard">Cond_FirstUseEver</text:p>
      <text:p text:style-name="Standard">:</text:p>
      <text:p text:style-name="Standard">[object Object]</text:p>
      <text:p text:style-name="Standard">Cond_None</text:p>
      <text:p text:style-name="Standard">:</text:p>
      <text:p text:style-name="Standard">[object Object]</text:p>
      <text:p text:style-name="Standard">Cond_Once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ConfigFlags_DockingEnable</text:p>
      <text:p text:style-name="Standard">:</text:p>
      <text:p text:style-name="Standard">[object Object]</text:p>
      <text:p text:style-name="Standard">ConfigFlags_DpiEnableScaleFonts</text:p>
      <text:p text:style-name="Standard">:</text:p>
      <text:p text:style-name="Standard">[object Object]</text:p>
      <text:p text:style-name="Standard">ConfigFlags_DpiEnableScaleViewports</text:p>
      <text:p text:style-name="Standard">:</text:p>
      <text:p text:style-name="Standard">[object Object]</text:p>
      <text:p text:style-name="Standard">ConfigFlags_IsSRGB</text:p>
      <text:p text:style-name="Standard">:</text:p>
      <text:p text:style-name="Standard">[object Object]</text:p>
      <text:p text:style-name="Standard">ConfigFlags_IsTouchScreen</text:p>
      <text:p text:style-name="Standard">:</text:p>
      <text:p text:style-name="Standard">[object Object]</text:p>
      <text:p text:style-name="Standard">ConfigFlags_NavEnableGamepad</text:p>
      <text:p text:style-name="Standard">:</text:p>
      <text:p text:style-name="Standard">[object Object]</text:p>
      <text:p text:style-name="Standard">ConfigFlags_NavEnableKeyboard</text:p>
      <text:p text:style-name="Standard"><text:soft-page-break/>:</text:p>
      <text:p text:style-name="Standard">[object Object]</text:p>
      <text:p text:style-name="Standard">ConfigFlags_NavEnableSetMousePos</text:p>
      <text:p text:style-name="Standard">:</text:p>
      <text:p text:style-name="Standard">[object Object]</text:p>
      <text:p text:style-name="Standard">ConfigFlags_NavNoCaptureKeyboard</text:p>
      <text:p text:style-name="Standard">:</text:p>
      <text:p text:style-name="Standard">[object Object]</text:p>
      <text:p text:style-name="Standard">ConfigFlags_NoMouse</text:p>
      <text:p text:style-name="Standard">:</text:p>
      <text:p text:style-name="Standard">[object Object]</text:p>
      <text:p text:style-name="Standard">ConfigFlags_NoMouseCursorChange</text:p>
      <text:p text:style-name="Standard">:</text:p>
      <text:p text:style-name="Standard">[object Object]</text:p>
      <text:p text:style-name="Standard">ConfigFlags_None</text:p>
      <text:p text:style-name="Standard">:</text:p>
      <text:p text:style-name="Standard">[object Object]</text:p>
      <text:p text:style-name="Standard">ConfigFlags_ViewportsEnable</text:p>
      <text:p text:style-name="Standard">:</text:p>
      <text:p text:style-name="Standard">[object Object]</text:p>
      <text:p text:style-name="Standard">DataType_COUNT</text:p>
      <text:p text:style-name="Standard">:</text:p>
      <text:p text:style-name="Standard">[object Object]</text:p>
      <text:p text:style-name="Standard">DataType_Double</text:p>
      <text:p text:style-name="Standard">:</text:p>
      <text:p text:style-name="Standard">[object Object]</text:p>
      <text:p text:style-name="Standard">DataType_Float</text:p>
      <text:p text:style-name="Standard">:</text:p>
      <text:p text:style-name="Standard">[object Object]</text:p>
      <text:p text:style-name="Standard">DataType_S16</text:p>
      <text:p text:style-name="Standard">:</text:p>
      <text:p text:style-name="Standard">[object Object]</text:p>
      <text:p text:style-name="Standard">DataType_S32</text:p>
      <text:p text:style-name="Standard">:</text:p>
      <text:p text:style-name="Standard">[object Object]</text:p>
      <text:p text:style-name="Standard">DataType_S64</text:p>
      <text:p text:style-name="Standard">:</text:p>
      <text:p text:style-name="Standard">[object Object]</text:p>
      <text:p text:style-name="Standard">DataType_S8</text:p>
      <text:p text:style-name="Standard">:</text:p>
      <text:p text:style-name="Standard">[object Object]</text:p>
      <text:p text:style-name="Standard">DataType_U16</text:p>
      <text:p text:style-name="Standard">:</text:p>
      <text:p text:style-name="Standard">[object Object]</text:p>
      <text:p text:style-name="Standard">DataType_U32</text:p>
      <text:p text:style-name="Standard">:</text:p>
      <text:p text:style-name="Standard">[object Object]</text:p>
      <text:p text:style-name="Standard">DataType_U64</text:p>
      <text:p text:style-name="Standard">:</text:p>
      <text:p text:style-name="Standard">[object Object]</text:p>
      <text:p text:style-name="Standard">DataType_U8</text:p>
      <text:p text:style-name="Standard">:</text:p>
      <text:p text:style-name="Standard">[object Object]</text:p>
      <text:p text:style-name="Standard">Dir_COUNT</text:p>
      <text:p text:style-name="Standard"><text:soft-page-break/>:</text:p>
      <text:p text:style-name="Standard">[object Object]</text:p>
      <text:p text:style-name="Standard">Dir_Down</text:p>
      <text:p text:style-name="Standard">:</text:p>
      <text:p text:style-name="Standard">[object Object]</text:p>
      <text:p text:style-name="Standard">Dir_Left</text:p>
      <text:p text:style-name="Standard">:</text:p>
      <text:p text:style-name="Standard">[object Object]</text:p>
      <text:p text:style-name="Standard">Dir_None</text:p>
      <text:p text:style-name="Standard">:</text:p>
      <text:p text:style-name="Standard">[object Object]</text:p>
      <text:p text:style-name="Standard">Dir_Right</text:p>
      <text:p text:style-name="Standard">:</text:p>
      <text:p text:style-name="Standard">[object Object]</text:p>
      <text:p text:style-name="Standard">Dir_Up</text:p>
      <text:p text:style-name="Standard">:</text:p>
      <text:p text:style-name="Standard">[object Object]</text:p>
      <text:p text:style-name="Standard">DockNodeFlags_AutoHideTabBar</text:p>
      <text:p text:style-name="Standard">:</text:p>
      <text:p text:style-name="Standard">[object Object]</text:p>
      <text:p text:style-name="Standard">DockNodeFlags_KeepAliveOnly</text:p>
      <text:p text:style-name="Standard">:</text:p>
      <text:p text:style-name="Standard">[object Object]</text:p>
      <text:p text:style-name="Standard">DockNodeFlags_NoDockingInCentralNode</text:p>
      <text:p text:style-name="Standard">:</text:p>
      <text:p text:style-name="Standard">[object Object]</text:p>
      <text:p text:style-name="Standard">DockNodeFlags_NoResize</text:p>
      <text:p text:style-name="Standard">:</text:p>
      <text:p text:style-name="Standard">[object Object]</text:p>
      <text:p text:style-name="Standard">DockNodeFlags_NoSplit</text:p>
      <text:p text:style-name="Standard">:</text:p>
      <text:p text:style-name="Standard">[object Object]</text:p>
      <text:p text:style-name="Standard">DockNodeFlags_None</text:p>
      <text:p text:style-name="Standard">:</text:p>
      <text:p text:style-name="Standard">[object Object]</text:p>
      <text:p text:style-name="Standard">DockNodeFlags_PassthruCentralNode</text:p>
      <text:p text:style-name="Standard">:</text:p>
      <text:p text:style-name="Standard">[object Object]</text:p>
      <text:p text:style-name="Standard">DragDropFlags_AcceptBeforeDelivery</text:p>
      <text:p text:style-name="Standard">:</text:p>
      <text:p text:style-name="Standard">[object Object]</text:p>
      <text:p text:style-name="Standard">DragDropFlags_AcceptNoDrawDefaultRect</text:p>
      <text:p text:style-name="Standard">:</text:p>
      <text:p text:style-name="Standard">[object Object]</text:p>
      <text:p text:style-name="Standard">DragDropFlags_AcceptNoPreviewTooltip</text:p>
      <text:p text:style-name="Standard">:</text:p>
      <text:p text:style-name="Standard">[object Object]</text:p>
      <text:p text:style-name="Standard">DragDropFlags_AcceptPeekOnly</text:p>
      <text:p text:style-name="Standard">:</text:p>
      <text:p text:style-name="Standard">[object Object]</text:p>
      <text:p text:style-name="Standard">DragDropFlags_None</text:p>
      <text:p text:style-name="Standard">:</text:p>
      <text:p text:style-name="Standard">[object Object]</text:p>
      <text:p text:style-name="Standard">DragDropFlags_SourceAllowNullID</text:p>
      <text:p text:style-name="Standard"><text:soft-page-break/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DragDropFlags_SourceAutoExpirePayload</text:p>
      <text:p text:style-name="Standard">:</text:p>
      <text:p text:style-name="Standard">[object Object]</text:p>
      <text:p text:style-name="Standard">DragDropFlags_SourceExtern</text:p>
      <text:p text:style-name="Standard">:</text:p>
      <text:p text:style-name="Standard">[object Object]</text:p>
      <text:p text:style-name="Standard">DragDropFlags_SourceNoDisableHover</text:p>
      <text:p text:style-name="Standard">:</text:p>
      <text:p text:style-name="Standard">[object Object]</text:p>
      <text:p text:style-name="Standard">DragDropFlags_SourceNoHoldToOpenOthers</text:p>
      <text:p text:style-name="Standard">:</text:p>
      <text:p text:style-name="Standard">[object Object]</text:p>
      <text:p text:style-name="Standard">DragDropFlags_SourceNoPreviewTooltip</text:p>
      <text:p text:style-name="Standard">:</text:p>
      <text:p text:style-name="Standard">[object Object]</text:p>
      <text:p text:style-name="Standard">FocusedFlags_AnyWindow</text:p>
      <text:p text:style-name="Standard">:</text:p>
      <text:p text:style-name="Standard">[object Object]</text:p>
      <text:p text:style-name="Standard">FocusedFlags_ChildWindows</text:p>
      <text:p text:style-name="Standard">:</text:p>
      <text:p text:style-name="Standard">[object Object]</text:p>
      <text:p text:style-name="Standard">FocusedFlags_None</text:p>
      <text:p text:style-name="Standard">:</text:p>
      <text:p text:style-name="Standard">[object Object]</text:p>
      <text:p text:style-name="Standard">FocusedFlags_RootAndChildWindows</text:p>
      <text:p text:style-name="Standard">:</text:p>
      <text:p text:style-name="Standard">[object Object]</text:p>
      <text:p text:style-name="Standard">FocusedFlags_RootWindow</text:p>
      <text:p text:style-name="Standard">:</text:p>
      <text:p text:style-name="Standard">[object Object]</text:p>
      <text:p text:style-name="Standard">HoveredFlags_AllowWhenBlockedByActiveItem</text:p>
      <text:p text:style-name="Standard">:</text:p>
      <text:p text:style-name="Standard">[object Object]</text:p>
      <text:p text:style-name="Standard">HoveredFlags_AllowWhenBlockedByPopup</text:p>
      <text:p text:style-name="Standard">:</text:p>
      <text:p text:style-name="Standard">[object Object]</text:p>
      <text:p text:style-name="Standard">HoveredFlags_AllowWhenDisabled</text:p>
      <text:p text:style-name="Standard">:</text:p>
      <text:p text:style-name="Standard">[object Object]</text:p>
      <text:p text:style-name="Standard">HoveredFlags_AllowWhenOverlapped</text:p>
      <text:p text:style-name="Standard">:</text:p>
      <text:p text:style-name="Standard">[object Object]</text:p>
      <text:p text:style-name="Standard">HoveredFlags_AnyWindow</text:p>
      <text:p text:style-name="Standard">:</text:p>
      <text:p text:style-name="Standard">[object Object]</text:p>
      <text:p text:style-name="Standard">HoveredFlags_ChildWindows</text:p>
      <text:p text:style-name="Standard">:</text:p>
      <text:p text:style-name="Standard">[object Object]</text:p>
      <text:p text:style-name="Standard">HoveredFlags_None</text:p>
      <text:p text:style-name="Standard">:</text:p>
      <text:p text:style-name="Standard"><text:soft-page-break/>[object Object]</text:p>
      <text:p text:style-name="Standard">HoveredFlags_RectOnly</text:p>
      <text:p text:style-name="Standard">:</text:p>
      <text:p text:style-name="Standard">[object Object]</text:p>
      <text:p text:style-name="Standard">HoveredFlags_RootAndChildWindows</text:p>
      <text:p text:style-name="Standard">:</text:p>
      <text:p text:style-name="Standard">[object Object]</text:p>
      <text:p text:style-name="Standard">HoveredFlags_RootWindow</text:p>
      <text:p text:style-name="Standard">:</text:p>
      <text:p text:style-name="Standard">[object Object]</text:p>
      <text:p text:style-name="Standard">ImDrawCornerFlags_All</text:p>
      <text:p text:style-name="Standard">:</text:p>
      <text:p text:style-name="Standard">[object Object]</text:p>
      <text:p text:style-name="Standard">ImDrawCornerFlags_Bot</text:p>
      <text:p text:style-name="Standard">:</text:p>
      <text:p text:style-name="Standard">[object Object]</text:p>
      <text:p text:style-name="Standard">ImDrawCornerFlags_BotLeft</text:p>
      <text:p text:style-name="Standard">:</text:p>
      <text:p text:style-name="Standard">[object Object]</text:p>
      <text:p text:style-name="Standard">ImDrawCornerFlags_BotRight</text:p>
      <text:p text:style-name="Standard">:</text:p>
      <text:p text:style-name="Standard">[object Object]</text:p>
      <text:p text:style-name="Standard">ImDrawCornerFlags_Left</text:p>
      <text:p text:style-name="Standard">:</text:p>
      <text:p text:style-name="Standard">[object Object]</text:p>
      <text:p text:style-name="Standard">ImDrawCornerFlags_None</text:p>
      <text:p text:style-name="Standard">:</text:p>
      <text:p text:style-name="Standard">[object Object]</text:p>
      <text:p text:style-name="Standard">ImDrawCornerFlags_Right</text:p>
      <text:p text:style-name="Standard">:</text:p>
      <text:p text:style-name="Standard">[object Object]</text:p>
      <text:p text:style-name="Standard">ImDrawCornerFlags_Top</text:p>
      <text:p text:style-name="Standard">:</text:p>
      <text:p text:style-name="Standard">[object Object]</text:p>
      <text:p text:style-name="Standard">ImDrawCornerFlags_TopLeft</text:p>
      <text:p text:style-name="Standard">:</text:p>
      <text:p text:style-name="Standard">[object Object]</text:p>
      <text:p text:style-name="Standard">ImDrawCornerFlags_TopRight</text:p>
      <text:p text:style-name="Standard">:</text:p>
      <text:p text:style-name="Standard">[object Object]</text:p>
      <text:p text:style-name="Standard">ImDrawListFlags_AllowVtxOffset</text:p>
      <text:p text:style-name="Standard">:</text:p>
      <text:p text:style-name="Standard">[object Object]</text:p>
      <text:p text:style-name="Standard">ImDrawListFlags_AntiAliasedFill</text:p>
      <text:p text:style-name="Standard">:</text:p>
      <text:p text:style-name="Standard">[object Object]</text:p>
      <text:p text:style-name="Standard">ImDrawListFlags_AntiAliasedLines</text:p>
      <text:p text:style-name="Standard">:</text:p>
      <text:p text:style-name="Standard">[object Object]</text:p>
      <text:p text:style-name="Standard">ImDrawListFlags_AntiAliasedLinesUseTex</text:p>
      <text:p text:style-name="Standard">:</text:p>
      <text:p text:style-name="Standard">[object Object]</text:p>
      <text:p text:style-name="Standard">ImDrawListFlags_None</text:p>
      <text:p text:style-name="Standard">:</text:p>
      <text:p text:style-name="Standard"><text:soft-page-break/>[object Object]</text:p>
      <text:p text:style-name="Standard">ImFontAtlasFlags_NoBakedLines</text:p>
      <text:p text:style-name="Standard">:</text:p>
      <text:p text:style-name="Standard">[object Object]</text:p>
      <text:p text:style-name="Standard">ImFontAtlasFlags_NoMouseCursors</text:p>
      <text:p text:style-name="Standard">:</text:p>
      <text:p text:style-name="Standard">[object Object]</text:p>
      <text:p text:style-name="Standard">ImFontAtlasFlags_NoPowerOfTwoHeight</text:p>
      <text:p text:style-name="Standard">:</text:p>
      <text:p text:style-name="Standard">[object Object]</text:p>
      <text:p text:style-name="Standard">ImFontAtlasFlags_None</text:p>
      <text:p text:style-name="Standard">:</text:p>
      <text:p text:style-name="Standard">[object Object]</text:p>
      <text:p text:style-name="Standard">InputTextFlags_AllowTabInput</text:p>
      <text:p text:style-name="Standard">:</text:p>
      <text:p text:style-name="Standard">[object Object]</text:p>
      <text:p text:style-name="Standard">InputTextFlags_AlwaysInsertMode</text:p>
      <text:p text:style-name="Standard">:</text:p>
      <text:p text:style-name="Standard">[object Object]</text:p>
      <text:p text:style-name="Standard">InputTextFlags_AutoSelectAll</text:p>
      <text:p text:style-name="Standard">:</text:p>
      <text:p text:style-name="Standard">[object Object]</text:p>
      <text:p text:style-name="Standard">InputTextFlags_CallbackAlways</text:p>
      <text:p text:style-name="Standard">:</text:p>
      <text:p text:style-name="Standard">[object Object]</text:p>
      <text:p text:style-name="Standard">InputTextFlags_CallbackCharFilter</text:p>
      <text:p text:style-name="Standard">:</text:p>
      <text:p text:style-name="Standard">[object Object]</text:p>
      <text:p text:style-name="Standard">InputTextFlags_CallbackCompletion</text:p>
      <text:p text:style-name="Standard">:</text:p>
      <text:p text:style-name="Standard">[object Object]</text:p>
      <text:p text:style-name="Standard">InputTextFlags_CallbackEdit</text:p>
      <text:p text:style-name="Standard">:</text:p>
      <text:p text:style-name="Standard">[object Object]</text:p>
      <text:p text:style-name="Standard">InputTextFlags_CallbackHistory</text:p>
      <text:p text:style-name="Standard">:</text:p>
      <text:p text:style-name="Standard">[object Object]</text:p>
      <text:p text:style-name="Standard">InputTextFlags_CallbackResize</text:p>
      <text:p text:style-name="Standard">:</text:p>
      <text:p text:style-name="Standard">[object Object]</text:p>
      <text:p text:style-name="Standard">InputTextFlags_CharsDecimal</text:p>
      <text:p text:style-name="Standard">:</text:p>
      <text:p text:style-name="Standard">[object Object]</text:p>
      <text:p text:style-name="Standard">InputTextFlags_CharsHexadecimal</text:p>
      <text:p text:style-name="Standard">:</text:p>
      <text:p text:style-name="Standard">[object Object]</text:p>
      <text:p text:style-name="Standard">InputTextFlags_CharsNoBlank</text:p>
      <text:p text:style-name="Standard">:</text:p>
      <text:p text:style-name="Standard">[object Object]</text:p>
      <text:p text:style-name="Standard">InputTextFlags_CharsScientific</text:p>
      <text:p text:style-name="Standard">:</text:p>
      <text:p text:style-name="Standard">[object Object]</text:p>
      <text:p text:style-name="Standard">InputTextFlags_CharsUppercase</text:p>
      <text:p text:style-name="Standard">:</text:p>
      <text:p text:style-name="Standard"><text:soft-page-break/>[object Object]</text:p>
      <text:p text:style-name="Standard">InputTextFlags_CtrlEnterForNewLine</text:p>
      <text:p text:style-name="Standard">:</text:p>
      <text:p text:style-name="Standard">[object Object]</text:p>
      <text:p text:style-name="Standard">InputTextFlags_EnterReturnsTrue</text:p>
      <text:p text:style-name="Standard">:</text:p>
      <text:p text:style-name="Standard">[object Object]</text:p>
      <text:p text:style-name="Standard">InputTextFlags_Multiline</text:p>
      <text:p text:style-name="Standard">:</text:p>
      <text:p text:style-name="Standard">[object Object]</text:p>
      <text:p text:style-name="Standard">InputTextFlags_NoHorizontalScroll</text:p>
      <text:p text:style-name="Standard">:</text:p>
      <text:p text:style-name="Standard">[object Object]</text:p>
      <text:p text:style-name="Standard">InputTextFlags_NoMarkEdited</text:p>
      <text:p text:style-name="Standard">:</text:p>
      <text:p text:style-name="Standard">[object Object]</text:p>
      <text:p text:style-name="Standard">InputTextFlags_NoUndoRedo</text:p>
      <text:p text:style-name="Standard">:</text:p>
      <text:p text:style-name="Standard">[object Object]</text:p>
      <text:p text:style-name="Standard">InputTextFlags_None</text:p>
      <text:p text:style-name="Standard">:</text:p>
      <text:p text:style-name="Standard">[object Object]</text:p>
      <text:p text:style-name="Standard">InputTextFlags_Password</text:p>
      <text:p text:style-name="Standard">:</text:p>
      <text:p text:style-name="Standard">[object Object]</text:p>
      <text:p text:style-name="Standard">InputTextFlags_ReadOnly</text:p>
      <text:p text:style-name="Standard">:</text:p>
      <text:p text:style-name="Standard">[object Object]</text:p>
      <text:p text:style-name="Standard">KeyModFlags_Alt</text:p>
      <text:p text:style-name="Standard">:</text:p>
      <text:p text:style-name="Standard">[object Object]</text:p>
      <text:p text:style-name="Standard">KeyModFlags_Ctrl</text:p>
      <text:p text:style-name="Standard">:</text:p>
      <text:p text:style-name="Standard">[object Object]</text:p>
      <text:p text:style-name="Standard">KeyModFlags_None</text:p>
      <text:p text:style-name="Standard">:</text:p>
      <text:p text:style-name="Standard">[object Object]</text:p>
      <text:p text:style-name="Standard">KeyModFlags_Shift</text:p>
      <text:p text:style-name="Standard">:</text:p>
      <text:p text:style-name="Standard">[object Object]</text:p>
      <text:p text:style-name="Standard">KeyModFlags_Super</text:p>
      <text:p text:style-name="Standard">:</text:p>
      <text:p text:style-name="Standard">[object Object]</text:p>
      <text:p text:style-name="Standard">Key_A</text:p>
      <text:p text:style-name="Standard">:</text:p>
      <text:p text:style-name="Standard">[object Object]</text:p>
      <text:p text:style-name="Standard">Key_Backspace</text:p>
      <text:p text:style-name="Standard">:</text:p>
      <text:p text:style-name="Standard">[object Object]</text:p>
      <text:p text:style-name="Standard">Key_C</text:p>
      <text:p text:style-name="Standard">:</text:p>
      <text:p text:style-name="Standard">[object Object]</text:p>
      <text:p text:style-name="Standard">Key_COUNT</text:p>
      <text:p text:style-name="Standard">:</text:p>
      <text:p text:style-name="Standard"><text:soft-page-break/>[object Object]</text:p>
      <text:p text:style-name="Standard">Key_Delete</text:p>
      <text:p text:style-name="Standard">:</text:p>
      <text:p text:style-name="Standard">[object Object]</text:p>
      <text:p text:style-name="Standard">Key_DownArrow</text:p>
      <text:p text:style-name="Standard">:</text:p>
      <text:p text:style-name="Standard">[object Object]</text:p>
      <text:p text:style-name="Standard">Key_End</text:p>
      <text:p text:style-name="Standard">:</text:p>
      <text:p text:style-name="Standard">[object Object]</text:p>
      <text:p text:style-name="Standard">Key_Enter</text:p>
      <text:p text:style-name="Standard">:</text:p>
      <text:p text:style-name="Standard">[object Object]</text:p>
      <text:p text:style-name="Standard">Key_Escape</text:p>
      <text:p text:style-name="Standard">:</text:p>
      <text:p text:style-name="Standard">[object Object]</text:p>
      <text:p text:style-name="Standard">Key_Home</text:p>
      <text:p text:style-name="Standard">:</text:p>
      <text:p text:style-name="Standard">[object Object]</text:p>
      <text:p text:style-name="Standard">Key_Insert</text:p>
      <text:p text:style-name="Standard">:</text:p>
      <text:p text:style-name="Standard">[object Object]</text:p>
      <text:p text:style-name="Standard">Key_KeyPadEnter</text:p>
      <text:p text:style-name="Standard">:</text:p>
      <text:p text:style-name="Standard">[object Object]</text:p>
      <text:p text:style-name="Standard">Key_LeftArrow</text:p>
      <text:p text:style-name="Standard">:</text:p>
      <text:p text:style-name="Standard">[object Object]</text:p>
      <text:p text:style-name="Standard">Key_PageDown</text:p>
      <text:p text:style-name="Standard">:</text:p>
      <text:p text:style-name="Standard">[object Object]</text:p>
      <text:p text:style-name="Standard">Key_PageUp</text:p>
      <text:p text:style-name="Standard">:</text:p>
      <text:p text:style-name="Standard">[object Object]</text:p>
      <text:p text:style-name="Standard">Key_RightArrow</text:p>
      <text:p text:style-name="Standard">:</text:p>
      <text:p text:style-name="Standard">[object Object]</text:p>
      <text:p text:style-name="Standard">Key_Space</text:p>
      <text:p text:style-name="Standard">:</text:p>
      <text:p text:style-name="Standard">[object Object]</text:p>
      <text:p text:style-name="Standard">Key_Tab</text:p>
      <text:p text:style-name="Standard">:</text:p>
      <text:p text:style-name="Standard">[object Object]</text:p>
      <text:p text:style-name="Standard">Key_UpArrow</text:p>
      <text:p text:style-name="Standard">:</text:p>
      <text:p text:style-name="Standard">[object Object]</text:p>
      <text:p text:style-name="Standard">Key_V</text:p>
      <text:p text:style-name="Standard">:</text:p>
      <text:p text:style-name="Standard">[object Object]</text:p>
      <text:p text:style-name="Standard">Key_X</text:p>
      <text:p text:style-name="Standard">:</text:p>
      <text:p text:style-name="Standard">[object Object]</text:p>
      <text:p text:style-name="Standard">Key_Y</text:p>
      <text:p text:style-name="Standard">:</text:p>
      <text:p text:style-name="Standard"><text:soft-page-break/>[object Object]</text:p>
      <text:p text:style-name="Standard">Key_Z</text:p>
      <text:p text:style-name="Standard">:</text:p>
      <text:p text:style-name="Standard">[object Object]</text:p>
      <text:p text:style-name="Standard">MouseButton_COUNT</text:p>
      <text:p text:style-name="Standard">:</text:p>
      <text:p text:style-name="Standard">[object Object]</text:p>
      <text:p text:style-name="Standard">MouseButton_Left</text:p>
      <text:p text:style-name="Standard">:</text:p>
      <text:p text:style-name="Standard">[object Object]</text:p>
      <text:p text:style-name="Standard">MouseButton_Middle</text:p>
      <text:p text:style-name="Standard">:</text:p>
      <text:p text:style-name="Standard">[object Object]</text:p>
      <text:p text:style-name="Standard">MouseButton_Right</text:p>
      <text:p text:style-name="Standard">:</text:p>
      <text:p text:style-name="Standard">[object Object]</text:p>
      <text:p text:style-name="Standard">MouseCursor_Arrow</text:p>
      <text:p text:style-name="Standard">:</text:p>
      <text:p text:style-name="Standard">[object Object]</text:p>
      <text:p text:style-name="Standard">MouseCursor_COUNT</text:p>
      <text:p text:style-name="Standard">:</text:p>
      <text:p text:style-name="Standard">[object Object]</text:p>
      <text:p text:style-name="Standard">MouseCursor_Hand</text:p>
      <text:p text:style-name="Standard">:</text:p>
      <text:p text:style-name="Standard">[object Object]</text:p>
      <text:p text:style-name="Standard">MouseCursor_None</text:p>
      <text:p text:style-name="Standard">:</text:p>
      <text:p text:style-name="Standard">[object Object]</text:p>
      <text:p text:style-name="Standard">MouseCursor_NotAllowed</text:p>
      <text:p text:style-name="Standard">:</text:p>
      <text:p text:style-name="Standard">[object Object]</text:p>
      <text:p text:style-name="Standard">MouseCursor_ResizeAll</text:p>
      <text:p text:style-name="Standard">:</text:p>
      <text:p text:style-name="Standard">[object Object]</text:p>
      <text:p text:style-name="Standard">MouseCursor_ResizeEW</text:p>
      <text:p text:style-name="Standard">:</text:p>
      <text:p text:style-name="Standard">[object Object]</text:p>
      <text:p text:style-name="Standard">MouseCursor_ResizeNESW</text:p>
      <text:p text:style-name="Standard">:</text:p>
      <text:p text:style-name="Standard">[object Object]</text:p>
      <text:p text:style-name="Standard">MouseCursor_ResizeNS</text:p>
      <text:p text:style-name="Standard">:</text:p>
      <text:p text:style-name="Standard">[object Object]</text:p>
      <text:p text:style-name="Standard">MouseCursor_ResizeNWSE</text:p>
      <text:p text:style-name="Standard">:</text:p>
      <text:p text:style-name="Standard">[object Object]</text:p>
      <text:p text:style-name="Standard">MouseCursor_TextInput</text:p>
      <text:p text:style-name="Standard">:</text:p>
      <text:p text:style-name="Standard">[object Object]</text:p>
      <text:p text:style-name="Standard">NavInput_Activate</text:p>
      <text:p text:style-name="Standard">:</text:p>
      <text:p text:style-name="Standard">[object Object]</text:p>
      <text:p text:style-name="Standard">NavInput_COUNT</text:p>
      <text:p text:style-name="Standard">:</text:p>
      <text:p text:style-name="Standard"><text:soft-page-break/>[object Object]</text:p>
      <text:p text:style-name="Standard">NavInput_Cancel</text:p>
      <text:p text:style-name="Standard">:</text:p>
      <text:p text:style-name="Standard">[object Object]</text:p>
      <text:p text:style-name="Standard">NavInput_DpadDown</text:p>
      <text:p text:style-name="Standard">:</text:p>
      <text:p text:style-name="Standard">[object Object]</text:p>
      <text:p text:style-name="Standard">NavInput_DpadLeft</text:p>
      <text:p text:style-name="Standard">:</text:p>
      <text:p text:style-name="Standard">[object Object]</text:p>
      <text:p text:style-name="Standard">NavInput_DpadRight</text:p>
      <text:p text:style-name="Standard">:</text:p>
      <text:p text:style-name="Standard">[object Object]</text:p>
      <text:p text:style-name="Standard">NavInput_DpadUp</text:p>
      <text:p text:style-name="Standard">:</text:p>
      <text:p text:style-name="Standard">[object Object]</text:p>
      <text:p text:style-name="Standard">NavInput_FocusNext</text:p>
      <text:p text:style-name="Standard">:</text:p>
      <text:p text:style-name="Standard">[object Object]</text:p>
      <text:p text:style-name="Standard">NavInput_FocusPrev</text:p>
      <text:p text:style-name="Standard">:</text:p>
      <text:p text:style-name="Standard">[object Object]</text:p>
      <text:p text:style-name="Standard">NavInput_Input</text:p>
      <text:p text:style-name="Standard">:</text:p>
      <text:p text:style-name="Standard">[object Object]</text:p>
      <text:p text:style-name="Standard">NavInput_InternalStart_</text:p>
      <text:p text:style-name="Standard">:</text:p>
      <text:p text:style-name="Standard">[object Object]</text:p>
      <text:p text:style-name="Standard">NavInput_KeyDown_</text:p>
      <text:p text:style-name="Standard">:</text:p>
      <text:p text:style-name="Standard">[object Object]</text:p>
      <text:p text:style-name="Standard">NavInput_KeyLeft_</text:p>
      <text:p text:style-name="Standard">:</text:p>
      <text:p text:style-name="Standard">[object Object]</text:p>
      <text:p text:style-name="Standard">NavInput_KeyMenu_</text:p>
      <text:p text:style-name="Standard">:</text:p>
      <text:p text:style-name="Standard">[object Object]</text:p>
      <text:p text:style-name="Standard">NavInput_KeyRight_</text:p>
      <text:p text:style-name="Standard">:</text:p>
      <text:p text:style-name="Standard">[object Object]</text:p>
      <text:p text:style-name="Standard">NavInput_KeyUp_</text:p>
      <text:p text:style-name="Standard">:</text:p>
      <text:p text:style-name="Standard">[object Object]</text:p>
      <text:p text:style-name="Standard">NavInput_LStickDown</text:p>
      <text:p text:style-name="Standard">:</text:p>
      <text:p text:style-name="Standard">[object Object]</text:p>
      <text:p text:style-name="Standard">NavInput_LStickLeft</text:p>
      <text:p text:style-name="Standard">:</text:p>
      <text:p text:style-name="Standard">[object Object]</text:p>
      <text:p text:style-name="Standard">NavInput_LStickRight</text:p>
      <text:p text:style-name="Standard">:</text:p>
      <text:p text:style-name="Standard">[object Object]</text:p>
      <text:p text:style-name="Standard">NavInput_LStickUp</text:p>
      <text:p text:style-name="Standard">:</text:p>
      <text:p text:style-name="Standard"><text:soft-page-break/>[object Object]</text:p>
      <text:p text:style-name="Standard">NavInput_Menu</text:p>
      <text:p text:style-name="Standard">:</text:p>
      <text:p text:style-name="Standard">[object Object]</text:p>
      <text:p text:style-name="Standard">NavInput_TweakFast</text:p>
      <text:p text:style-name="Standard">:</text:p>
      <text:p text:style-name="Standard">[object Object]</text:p>
      <text:p text:style-name="Standard">NavInput_TweakSlow</text:p>
      <text:p text:style-name="Standard">:</text:p>
      <text:p text:style-name="Standard">[object Object]</text:p>
      <text:p text:style-name="Standard">PlotMulti2NumberFormat</text:p>
      <text:p text:style-name="Standard">{6}</text:p>
      <text:p text:style-name="Standard">FORMAT_BYTE</text:p>
      <text:p text:style-name="Standard">:</text:p>
      <text:p text:style-name="Standard">[object Object]</text:p>
      <text:p text:style-name="Standard">FORMAT_METRIC</text:p>
      <text:p text:style-name="Standard">:</text:p>
      <text:p text:style-name="Standard">[object Object]</text:p>
      <text:p text:style-name="Standard">FORMAT_NONE</text:p>
      <text:p text:style-name="Standard">:</text:p>
      <text:p text:style-name="Standard">[object Object]</text:p>
      <text:p text:style-name="Standard">GRID_ENABLE</text:p>
      <text:p text:style-name="Standard">:</text:p>
      <text:p text:style-name="Standard">[object Object]</text:p>
      <text:p text:style-name="Standard">USE_FIRST_Y_AXIS</text:p>
      <text:p text:style-name="Standard">:</text:p>
      <text:p text:style-name="Standard">[object Object]</text:p>
      <text:p text:style-name="Standard">USE_SECOND_Y_AXIS</text:p>
      <text:p text:style-name="Standard">:</text:p>
      <text:p text:style-name="Standard">[object Object]</text:p>
      <text:p text:style-name="Standard">PopupFlags_AnyPopup</text:p>
      <text:p text:style-name="Standard">:</text:p>
      <text:p text:style-name="Standard">[object Object]</text:p>
      <text:p text:style-name="Standard">PopupFlags_AnyPopupId</text:p>
      <text:p text:style-name="Standard">:</text:p>
      <text:p text:style-name="Standard">[object Object]</text:p>
      <text:p text:style-name="Standard">PopupFlags_AnyPopupLevel</text:p>
      <text:p text:style-name="Standard">:</text:p>
      <text:p text:style-name="Standard">[object Object]</text:p>
      <text:p text:style-name="Standard">PopupFlags_MouseButtonDefault_</text:p>
      <text:p text:style-name="Standard">:</text:p>
      <text:p text:style-name="Standard">[object Object]</text:p>
      <text:p text:style-name="Standard">PopupFlags_MouseButtonLeft</text:p>
      <text:p text:style-name="Standard">:</text:p>
      <text:p text:style-name="Standard">[object Object]</text:p>
      <text:p text:style-name="Standard">PopupFlags_MouseButtonMask_</text:p>
      <text:p text:style-name="Standard">:</text:p>
      <text:p text:style-name="Standard">[object Object]</text:p>
      <text:p text:style-name="Standard">PopupFlags_MouseButtonMiddle</text:p>
      <text:p text:style-name="Standard">:</text:p>
      <text:p text:style-name="Standard">[object Object]</text:p>
      <text:p text:style-name="Standard">PopupFlags_MouseButtonRight</text:p>
      <text:p text:style-name="Standard">:</text:p>
      <text:p text:style-name="Standard">[object Object]</text:p>
      <text:p text:style-name="Standard"><text:soft-page-break/>PopupFlags_NoOpenOverExistingPopup</text:p>
      <text:p text:style-name="Standard">:</text:p>
      <text:p text:style-name="Standard">[object Object]</text:p>
      <text:p text:style-name="Standard">PopupFlags_NoOpenOverItems</text:p>
      <text:p text:style-name="Standard">:</text:p>
      <text:p text:style-name="Standard">[object Object]</text:p>
      <text:p text:style-name="Standard">PopupFlags_None</text:p>
      <text:p text:style-name="Standard">:</text:p>
      <text:p text:style-name="Standard">[object Object]</text:p>
      <text:p text:style-name="Standard">SelectableFlags_AllowDoubleClick</text:p>
      <text:p text:style-name="Standard">:</text:p>
      <text:p text:style-name="Standard">[object Object]</text:p>
      <text:p text:style-name="Standard">SelectableFlags_AllowItemOverlap</text:p>
      <text:p text:style-name="Standard">:</text:p>
      <text:p text:style-name="Standard">[object Object]</text:p>
      <text:p text:style-name="Standard">SelectableFlags_Disabled</text:p>
      <text:p text:style-name="Standard">:</text:p>
      <text:p text:style-name="Standard">[object Object]</text:p>
      <text:p text:style-name="Standard">SelectableFlags_DontClosePopups</text:p>
      <text:p text:style-name="Standard">:</text:p>
      <text:p text:style-name="Standard">[object Object]</text:p>
      <text:p text:style-name="Standard">SelectableFlags_None</text:p>
      <text:p text:style-name="Standard">:</text:p>
      <text:p text:style-name="Standard">[object Object]</text:p>
      <text:p text:style-name="Standard">SelectableFlags_SpanAllColumns</text:p>
      <text:p text:style-name="Standard">:</text:p>
      <text:p text:style-name="Standard">[object Object]</text:p>
      <text:p text:style-name="Standard">SliderFlags_AlwaysClamp</text:p>
      <text:p text:style-name="Standard">:</text:p>
      <text:p text:style-name="Standard">[object Object]</text:p>
      <text:p text:style-name="Standard">SliderFlags_InvalidMask_</text:p>
      <text:p text:style-name="Standard">:</text:p>
      <text:p text:style-name="Standard">[object Object]</text:p>
      <text:p text:style-name="Standard">SliderFlags_Logarithmic</text:p>
      <text:p text:style-name="Standard">:</text:p>
      <text:p text:style-name="Standard">[object Object]</text:p>
      <text:p text:style-name="Standard">SliderFlags_NoInput</text:p>
      <text:p text:style-name="Standard">:</text:p>
      <text:p text:style-name="Standard">[object Object]</text:p>
      <text:p text:style-name="Standard">SliderFlags_NoRoundToFormat</text:p>
      <text:p text:style-name="Standard">:</text:p>
      <text:p text:style-name="Standard">[object Object]</text:p>
      <text:p text:style-name="Standard">SliderFlags_None</text:p>
      <text:p text:style-name="Standard">:</text:p>
      <text:p text:style-name="Standard">[object Object]</text:p>
      <text:p text:style-name="Standard">SortDirection_Ascending</text:p>
      <text:p text:style-name="Standard">:</text:p>
      <text:p text:style-name="Standard">[object Object]</text:p>
      <text:p text:style-name="Standard">SortDirection_Descending</text:p>
      <text:p text:style-name="Standard">:</text:p>
      <text:p text:style-name="Standard">[object Object]</text:p>
      <text:p text:style-name="Standard">SortDirection_None</text:p>
      <text:p text:style-name="Standard">:</text:p>
      <text:p text:style-name="Standard">[object Object]</text:p>
      <text:p text:style-name="Standard"><text:soft-page-break/>StyleVar_Alpha</text:p>
      <text:p text:style-name="Standard">:</text:p>
      <text:p text:style-name="Standard">[object Object]</text:p>
      <text:p text:style-name="Standard">StyleVar_ButtonTextAlign</text:p>
      <text:p text:style-name="Standard">:</text:p>
      <text:p text:style-name="Standard">[object Object]</text:p>
      <text:p text:style-name="Standard">StyleVar_COUNT</text:p>
      <text:p text:style-name="Standard">:</text:p>
      <text:p text:style-name="Standard">[object Object]</text:p>
      <text:p text:style-name="Standard">StyleVar_CellPadding</text:p>
      <text:p text:style-name="Standard">:</text:p>
      <text:p text:style-name="Standard">[object Object]</text:p>
      <text:p text:style-name="Standard">StyleVar_ChildBorderSize</text:p>
      <text:p text:style-name="Standard">:</text:p>
      <text:p text:style-name="Standard">[object Object]</text:p>
      <text:p text:style-name="Standard">StyleVar_ChildRounding</text:p>
      <text:p text:style-name="Standard">:</text:p>
      <text:p text:style-name="Standard">[object Object]</text:p>
      <text:p text:style-name="Standard">StyleVar_FrameBorderSize</text:p>
      <text:p text:style-name="Standard">:</text:p>
      <text:p text:style-name="Standard">[object Object]</text:p>
      <text:p text:style-name="Standard">StyleVar_FramePadding</text:p>
      <text:p text:style-name="Standard">:</text:p>
      <text:p text:style-name="Standard">[object Object]</text:p>
      <text:p text:style-name="Standard">StyleVar_FrameRounding</text:p>
      <text:p text:style-name="Standard">:</text:p>
      <text:p text:style-name="Standard">[object Object]</text:p>
      <text:p text:style-name="Standard">StyleVar_GrabMinSize</text:p>
      <text:p text:style-name="Standard">:</text:p>
      <text:p text:style-name="Standard">[object Object]</text:p>
      <text:p text:style-name="Standard">StyleVar_GrabRounding</text:p>
      <text:p text:style-name="Standard">:</text:p>
      <text:p text:style-name="Standard">[object Object]</text:p>
      <text:p text:style-name="Standard">StyleVar_IndentSpacing</text:p>
      <text:p text:style-name="Standard">:</text:p>
      <text:p text:style-name="Standard">[object Object]</text:p>
      <text:p text:style-name="Standard">StyleVar_ItemInnerSpacing</text:p>
      <text:p text:style-name="Standard">:</text:p>
      <text:p text:style-name="Standard">[object Object]</text:p>
      <text:p text:style-name="Standard">StyleVar_ItemSpacing</text:p>
      <text:p text:style-name="Standard">:</text:p>
      <text:p text:style-name="Standard">[object Object]</text:p>
      <text:p text:style-name="Standard">StyleVar_PopupBorderSize</text:p>
      <text:p text:style-name="Standard">:</text:p>
      <text:p text:style-name="Standard">[object Object]</text:p>
      <text:p text:style-name="Standard">StyleVar_PopupRounding</text:p>
      <text:p text:style-name="Standard">:</text:p>
      <text:p text:style-name="Standard">[object Object]</text:p>
      <text:p text:style-name="Standard">StyleVar_ScrollbarRounding</text:p>
      <text:p text:style-name="Standard">:</text:p>
      <text:p text:style-name="Standard">[object Object]</text:p>
      <text:p text:style-name="Standard">StyleVar_ScrollbarSize</text:p>
      <text:p text:style-name="Standard">:</text:p>
      <text:p text:style-name="Standard">[object Object]</text:p>
      <text:p text:style-name="Standard"><text:soft-page-break/>StyleVar_SelectableTextAlign</text:p>
      <text:p text:style-name="Standard">:</text:p>
      <text:p text:style-name="Standard">[object Object]</text:p>
      <text:p text:style-name="Standard">StyleVar_TabRounding</text:p>
      <text:p text:style-name="Standard">:</text:p>
      <text:p text:style-name="Standard">[object Object]</text:p>
      <text:p text:style-name="Standard">StyleVar_WindowBorderSize</text:p>
      <text:p text:style-name="Standard">:</text:p>
      <text:p text:style-name="Standard">[object Object]</text:p>
      <text:p text:style-name="Standard">StyleVar_WindowMinSize</text:p>
      <text:p text:style-name="Standard">:</text:p>
      <text:p text:style-name="Standard">[object Object]</text:p>
      <text:p text:style-name="Standard">StyleVar_WindowPadding</text:p>
      <text:p text:style-name="Standard">:</text:p>
      <text:p text:style-name="Standard">[object Object]</text:p>
      <text:p text:style-name="Standard">StyleVar_WindowRounding</text:p>
      <text:p text:style-name="Standard">:</text:p>
      <text:p text:style-name="Standard">[object Object]</text:p>
      <text:p text:style-name="Standard">StyleVar_WindowTitleAlign</text:p>
      <text:p text:style-name="Standard">:</text:p>
      <text:p text:style-name="Standard">[object Object]</text:p>
      <text:p text:style-name="Standard">TabBarFlags_AutoSelectNewTabs</text:p>
      <text:p text:style-name="Standard">:</text:p>
      <text:p text:style-name="Standard">[object Object]</text:p>
      <text:p text:style-name="Standard">TabBarFlags_FittingPolicyDefault_</text:p>
      <text:p text:style-name="Standard">:</text:p>
      <text:p text:style-name="Standard">[object Object]</text:p>
      <text:p text:style-name="Standard">TabBarFlags_FittingPolicyMask_</text:p>
      <text:p text:style-name="Standard">:</text:p>
      <text:p text:style-name="Standard">[object Object]</text:p>
      <text:p text:style-name="Standard">TabBarFlags_FittingPolicyResizeDown</text:p>
      <text:p text:style-name="Standard">:</text:p>
      <text:p text:style-name="Standard">[object Object]</text:p>
      <text:p text:style-name="Standard">TabBarFlags_FittingPolicyScroll</text:p>
      <text:p text:style-name="Standard">:</text:p>
      <text:p text:style-name="Standard">[object Object]</text:p>
      <text:p text:style-name="Standard">TabBarFlags_NoCloseWithMiddleMouseButton</text:p>
      <text:p text:style-name="Standard">:</text:p>
      <text:p text:style-name="Standard">[object Object]</text:p>
      <text:p text:style-name="Standard">TabBarFlags_NoTabListScrollingButtons</text:p>
      <text:p text:style-name="Standard">:</text:p>
      <text:p text:style-name="Standard">[object Object]</text:p>
      <text:p text:style-name="Standard">TabBarFlags_NoTooltip</text:p>
      <text:p text:style-name="Standard">:</text:p>
      <text:p text:style-name="Standard">[object Object]</text:p>
      <text:p text:style-name="Standard">TabBarFlags_None</text:p>
      <text:p text:style-name="Standard">:</text:p>
      <text:p text:style-name="Standard">[object Object]</text:p>
      <text:p text:style-name="Standard">TabBarFlags_Reorderable</text:p>
      <text:p text:style-name="Standard">:</text:p>
      <text:p text:style-name="Standard">[object Object]</text:p>
      <text:p text:style-name="Standard">TabBarFlags_TabListPopupButton</text:p>
      <text:p text:style-name="Standard">:</text:p>
      <text:p text:style-name="Standard">[object Object]</text:p>
      <text:p text:style-name="Standard"><text:soft-page-break/>TabItemFlags_Leading</text:p>
      <text:p text:style-name="Standard">:</text:p>
      <text:p text:style-name="Standard">[object Object]</text:p>
      <text:p text:style-name="Standard">TabItemFlags_NoCloseWithMiddleMouseButton</text:p>
      <text:p text:style-name="Standard">:</text:p>
      <text:p text:style-name="Standard">[object Object]</text:p>
      <text:p text:style-name="Standard">TabItemFlags_NoPushId</text:p>
      <text:p text:style-name="Standard">:</text:p>
      <text:p text:style-name="Standard">[object Object]</text:p>
      <text:p text:style-name="Standard">TabItemFlags_NoReorder</text:p>
      <text:p text:style-name="Standard">:</text:p>
      <text:p text:style-name="Standard">[object Object]</text:p>
      <text:p text:style-name="Standard">TabItemFlags_NoTooltip</text:p>
      <text:p text:style-name="Standard">:</text:p>
      <text:p text:style-name="Standard">[object Object]</text:p>
      <text:p text:style-name="Standard">TabItemFlags_None</text:p>
      <text:p text:style-name="Standard">:</text:p>
      <text:p text:style-name="Standard">[object Object]</text:p>
      <text:p text:style-name="Standard">TabItemFlags_SetSelected</text:p>
      <text:p text:style-name="Standard">:</text:p>
      <text:p text:style-name="Standard">[object Object]</text:p>
      <text:p text:style-name="Standard">TabItemFlags_Trailing</text:p>
      <text:p text:style-name="Standard">:</text:p>
      <text:p text:style-name="Standard">[object Object]</text:p>
      <text:p text:style-name="Standard">TabItemFlags_UnsavedDocument</text:p>
      <text:p text:style-name="Standard">:</text:p>
      <text:p text:style-name="Standard">[object Object]</text:p>
      <text:p text:style-name="Standard">TableBgTarget_CellBg</text:p>
      <text:p text:style-name="Standard">:</text:p>
      <text:p text:style-name="Standard">[object Object]</text:p>
      <text:p text:style-name="Standard">TableBgTarget_None</text:p>
      <text:p text:style-name="Standard">:</text:p>
      <text:p text:style-name="Standard">[object Object]</text:p>
      <text:p text:style-name="Standard">TableBgTarget_RowBg0</text:p>
      <text:p text:style-name="Standard">:</text:p>
      <text:p text:style-name="Standard">[object Object]</text:p>
      <text:p text:style-name="Standard">TableBgTarget_RowBg1</text:p>
      <text:p text:style-name="Standard">:</text:p>
      <text:p text:style-name="Standard">[object Object]</text:p>
      <text:p text:style-name="Standard">TableColumnFlags_DefaultHide</text:p>
      <text:p text:style-name="Standard">:</text:p>
      <text:p text:style-name="Standard">[object Object]</text:p>
      <text:p text:style-name="Standard">TableColumnFlags_DefaultSort</text:p>
      <text:p text:style-name="Standard">:</text:p>
      <text:p text:style-name="Standard">[object Object]</text:p>
      <text:p text:style-name="Standard">TableColumnFlags_IndentDisable</text:p>
      <text:p text:style-name="Standard">:</text:p>
      <text:p text:style-name="Standard">[object Object]</text:p>
      <text:p text:style-name="Standard">TableColumnFlags_IndentEnable</text:p>
      <text:p text:style-name="Standard">:</text:p>
      <text:p text:style-name="Standard">[object Object]</text:p>
      <text:p text:style-name="Standard">TableColumnFlags_IndentMask_</text:p>
      <text:p text:style-name="Standard">:</text:p>
      <text:p text:style-name="Standard">[object Object]</text:p>
      <text:p text:style-name="Standard"><text:soft-page-break/>TableColumnFlags_IsEnabled</text:p>
      <text:p text:style-name="Standard">:</text:p>
      <text:p text:style-name="Standard">[object Object]</text:p>
      <text:p text:style-name="Standard">TableColumnFlags_IsHovered</text:p>
      <text:p text:style-name="Standard">:</text:p>
      <text:p text:style-name="Standard">[object Object]</text:p>
      <text:p text:style-name="Standard">TableColumnFlags_IsSorted</text:p>
      <text:p text:style-name="Standard">:</text:p>
      <text:p text:style-name="Standard">[object Object]</text:p>
      <text:p text:style-name="Standard">TableColumnFlags_IsVisible</text:p>
      <text:p text:style-name="Standard">:</text:p>
      <text:p text:style-name="Standard">[object Object]</text:p>
      <text:p text:style-name="Standard">TableColumnFlags_NoClip</text:p>
      <text:p text:style-name="Standard">:</text:p>
      <text:p text:style-name="Standard">[object Object]</text:p>
      <text:p text:style-name="Standard">TableColumnFlags_NoDirectResize_</text:p>
      <text:p text:style-name="Standard">:</text:p>
      <text:p text:style-name="Standard">[object Object]</text:p>
      <text:p text:style-name="Standard">TableColumnFlags_NoHeaderWidth</text:p>
      <text:p text:style-name="Standard">:</text:p>
      <text:p text:style-name="Standard">[object Object]</text:p>
      <text:p text:style-name="Standard">TableColumnFlags_NoHide</text:p>
      <text:p text:style-name="Standard">:</text:p>
      <text:p text:style-name="Standard">[object Object]</text:p>
      <text:p text:style-name="Standard">TableColumnFlags_NoReorder</text:p>
      <text:p text:style-name="Standard">:</text:p>
      <text:p text:style-name="Standard">[object Object]</text:p>
      <text:p text:style-name="Standard">TableColumnFlags_NoResize</text:p>
      <text:p text:style-name="Standard">:</text:p>
      <text:p text:style-name="Standard">[object Object]</text:p>
      <text:p text:style-name="Standard">TableColumnFlags_NoSort</text:p>
      <text:p text:style-name="Standard">:</text:p>
      <text:p text:style-name="Standard">[object Object]</text:p>
      <text:p text:style-name="Standard">TableColumnFlags_NoSortAscending</text:p>
      <text:p text:style-name="Standard">:</text:p>
      <text:p text:style-name="Standard">[object Object]</text:p>
      <text:p text:style-name="Standard">TableColumnFlags_NoSortDescending</text:p>
      <text:p text:style-name="Standard">:</text:p>
      <text:p text:style-name="Standard">[object Object]</text:p>
      <text:p text:style-name="Standard">TableColumnFlags_None</text:p>
      <text:p text:style-name="Standard">:</text:p>
      <text:p text:style-name="Standard">[object Object]</text:p>
      <text:p text:style-name="Standard">TableColumnFlags_PreferSortAscending</text:p>
      <text:p text:style-name="Standard">:</text:p>
      <text:p text:style-name="Standard">[object Object]</text:p>
      <text:p text:style-name="Standard">TableColumnFlags_PreferSortDescending</text:p>
      <text:p text:style-name="Standard">:</text:p>
      <text:p text:style-name="Standard">[object Object]</text:p>
      <text:p text:style-name="Standard">TableColumnFlags_StatusMask_</text:p>
      <text:p text:style-name="Standard">:</text:p>
      <text:p text:style-name="Standard">[object Object]</text:p>
      <text:p text:style-name="Standard">TableColumnFlags_WidthFixed</text:p>
      <text:p text:style-name="Standard">:</text:p>
      <text:p text:style-name="Standard">[object Object]</text:p>
      <text:p text:style-name="Standard"><text:soft-page-break/>TableColumnFlags_WidthMask_</text:p>
      <text:p text:style-name="Standard">:</text:p>
      <text:p text:style-name="Standard">[object Object]</text:p>
      <text:p text:style-name="Standard">TableColumnFlags_WidthStretch</text:p>
      <text:p text:style-name="Standard">:</text:p>
      <text:p text:style-name="Standard">[object Object]</text:p>
      <text:p text:style-name="Standard">TableFlags_Borders</text:p>
      <text:p text:style-name="Standard">:</text:p>
      <text:p text:style-name="Standard">[object Object]</text:p>
      <text:p text:style-name="Standard">TableFlags_BordersH</text:p>
      <text:p text:style-name="Standard">:</text:p>
      <text:p text:style-name="Standard">[object Object]</text:p>
      <text:p text:style-name="Standard">TableFlags_BordersInner</text:p>
      <text:p text:style-name="Standard">:</text:p>
      <text:p text:style-name="Standard">[object Object]</text:p>
      <text:p text:style-name="Standard">TableFlags_BordersInnerH</text:p>
      <text:p text:style-name="Standard">:</text:p>
      <text:p text:style-name="Standard">[object Object]</text:p>
      <text:p text:style-name="Standard">TableFlags_BordersInnerV</text:p>
      <text:p text:style-name="Standard">:</text:p>
      <text:p text:style-name="Standard">[object Object]</text:p>
      <text:p text:style-name="Standard">TableFlags_BordersOuter</text:p>
      <text:p text:style-name="Standard">:</text:p>
      <text:p text:style-name="Standard">[object Object]</text:p>
      <text:p text:style-name="Standard">TableFlags_BordersOuterH</text:p>
      <text:p text:style-name="Standard">:</text:p>
      <text:p text:style-name="Standard">[object Object]</text:p>
      <text:p text:style-name="Standard">TableFlags_BordersOuterV</text:p>
      <text:p text:style-name="Standard">:</text:p>
      <text:p text:style-name="Standard">[object Object]</text:p>
      <text:p text:style-name="Standard">TableFlags_BordersV</text:p>
      <text:p text:style-name="Standard">:</text:p>
      <text:p text:style-name="Standard">[object Object]</text:p>
      <text:p text:style-name="Standard">TableFlags_ContextMenuInBody</text:p>
      <text:p text:style-name="Standard">:</text:p>
      <text:p text:style-name="Standard">[object Object]</text:p>
      <text:p text:style-name="Standard">TableFlags_Hideable</text:p>
      <text:p text:style-name="Standard">:</text:p>
      <text:p text:style-name="Standard">[object Object]</text:p>
      <text:p text:style-name="Standard">TableFlags_NoBordersInBody</text:p>
      <text:p text:style-name="Standard">:</text:p>
      <text:p text:style-name="Standard">[object Object]</text:p>
      <text:p text:style-name="Standard">TableFlags_NoBordersInBodyUntilResize</text:p>
      <text:p text:style-name="Standard">:</text:p>
      <text:p text:style-name="Standard">[object Object]</text:p>
      <text:p text:style-name="Standard">TableFlags_NoClip</text:p>
      <text:p text:style-name="Standard">:</text:p>
      <text:p text:style-name="Standard">[object Object]</text:p>
      <text:p text:style-name="Standard">TableFlags_NoHostExtendX</text:p>
      <text:p text:style-name="Standard">:</text:p>
      <text:p text:style-name="Standard">[object Object]</text:p>
      <text:p text:style-name="Standard">TableFlags_NoHostExtendY</text:p>
      <text:p text:style-name="Standard">:</text:p>
      <text:p text:style-name="Standard">[object Object]</text:p>
      <text:p text:style-name="Standard"><text:soft-page-break/>TableFlags_NoKeepColumnsVisible</text:p>
      <text:p text:style-name="Standard">:</text:p>
      <text:p text:style-name="Standard">[object Object]</text:p>
      <text:p text:style-name="Standard">TableFlags_NoPadInnerX</text:p>
      <text:p text:style-name="Standard">:</text:p>
      <text:p text:style-name="Standard">[object Object]</text:p>
      <text:p text:style-name="Standard">TableFlags_NoPadOuterX</text:p>
      <text:p text:style-name="Standard">:</text:p>
      <text:p text:style-name="Standard">[object Object]</text:p>
      <text:p text:style-name="Standard">TableFlags_NoSavedSettings</text:p>
      <text:p text:style-name="Standard">:</text:p>
      <text:p text:style-name="Standard">[object Object]</text:p>
      <text:p text:style-name="Standard">TableFlags_None</text:p>
      <text:p text:style-name="Standard">:</text:p>
      <text:p text:style-name="Standard">[object Object]</text:p>
      <text:p text:style-name="Standard">TableFlags_PadOuterX</text:p>
      <text:p text:style-name="Standard">:</text:p>
      <text:p text:style-name="Standard">[object Object]</text:p>
      <text:p text:style-name="Standard">TableFlags_PreciseWidths</text:p>
      <text:p text:style-name="Standard">:</text:p>
      <text:p text:style-name="Standard">[object Object]</text:p>
      <text:p text:style-name="Standard">TableFlags_Reorderable</text:p>
      <text:p text:style-name="Standard">:</text:p>
      <text:p text:style-name="Standard">[object Object]</text:p>
      <text:p text:style-name="Standard">TableFlags_Resizable</text:p>
      <text:p text:style-name="Standard">:</text:p>
      <text:p text:style-name="Standard">[object Object]</text:p>
      <text:p text:style-name="Standard">TableFlags_RowBg</text:p>
      <text:p text:style-name="Standard">:</text:p>
      <text:p text:style-name="Standard">[object Object]</text:p>
      <text:p text:style-name="Standard">TableFlags_ScrollX</text:p>
      <text:p text:style-name="Standard">:</text:p>
      <text:p text:style-name="Standard">[object Object]</text:p>
      <text:p text:style-name="Standard">TableFlags_ScrollY</text:p>
      <text:p text:style-name="Standard">:</text:p>
      <text:p text:style-name="Standard">[object Object]</text:p>
      <text:p text:style-name="Standard">TableFlags_SizingFixedFit</text:p>
      <text:p text:style-name="Standard">:</text:p>
      <text:p text:style-name="Standard">[object Object]</text:p>
      <text:p text:style-name="Standard">TableFlags_SizingFixedSame</text:p>
      <text:p text:style-name="Standard">:</text:p>
      <text:p text:style-name="Standard">[object Object]</text:p>
      <text:p text:style-name="Standard">TableFlags_SizingMask_</text:p>
      <text:p text:style-name="Standard">:</text:p>
      <text:p text:style-name="Standard">[object Object]</text:p>
      <text:p text:style-name="Standard">TableFlags_SizingStretchProp</text:p>
      <text:p text:style-name="Standard">:</text:p>
      <text:p text:style-name="Standard">[object Object]</text:p>
      <text:p text:style-name="Standard">TableFlags_SizingStretchSame</text:p>
      <text:p text:style-name="Standard">:</text:p>
      <text:p text:style-name="Standard">[object Object]</text:p>
      <text:p text:style-name="Standard">TableFlags_SortMulti</text:p>
      <text:p text:style-name="Standard">:</text:p>
      <text:p text:style-name="Standard">[object Object]</text:p>
      <text:p text:style-name="Standard"><text:soft-page-break/>TableFlags_SortTristate</text:p>
      <text:p text:style-name="Standard">:</text:p>
      <text:p text:style-name="Standard">[object Object]</text:p>
      <text:p text:style-name="Standard">TableFlags_Sortable</text:p>
      <text:p text:style-name="Standard">:</text:p>
      <text:p text:style-name="Standard">[object Object]</text:p>
      <text:p text:style-name="Standard">TableRowFlags_Headers</text:p>
      <text:p text:style-name="Standard">:</text:p>
      <text:p text:style-name="Standard">[object Object]</text:p>
      <text:p text:style-name="Standard">TableRowFlags_None</text:p>
      <text:p text:style-name="Standard">:</text:p>
      <text:p text:style-name="Standard">[object Object]</text:p>
      <text:p text:style-name="Standard">TreeNodeFlags_AllowItemOverlap</text:p>
      <text:p text:style-name="Standard">:</text:p>
      <text:p text:style-name="Standard">[object Object]</text:p>
      <text:p text:style-name="Standard">TreeNodeFlags_Bullet</text:p>
      <text:p text:style-name="Standard">:</text:p>
      <text:p text:style-name="Standard">[object Object]</text:p>
      <text:p text:style-name="Standard">TreeNodeFlags_CollapsingHeader</text:p>
      <text:p text:style-name="Standard">:</text:p>
      <text:p text:style-name="Standard">[object Object]</text:p>
      <text:p text:style-name="Standard">TreeNodeFlags_DefaultOpen</text:p>
      <text:p text:style-name="Standard">:</text:p>
      <text:p text:style-name="Standard">[object Object]</text:p>
      <text:p text:style-name="Standard">TreeNodeFlags_FramePadding</text:p>
      <text:p text:style-name="Standard">:</text:p>
      <text:p text:style-name="Standard">[object Object]</text:p>
      <text:p text:style-name="Standard">TreeNodeFlags_Framed</text:p>
      <text:p text:style-name="Standard">:</text:p>
      <text:p text:style-name="Standard">[object Object]</text:p>
      <text:p text:style-name="Standard">TreeNodeFlags_Leaf</text:p>
      <text:p text:style-name="Standard">:</text:p>
      <text:p text:style-name="Standard">[object Object]</text:p>
      <text:p text:style-name="Standard">TreeNodeFlags_NavLeftJumpsBackHere</text:p>
      <text:p text:style-name="Standard">:</text:p>
      <text:p text:style-name="Standard">[object Object]</text:p>
      <text:p text:style-name="Standard">TreeNodeFlags_NoAutoOpenOnLog</text:p>
      <text:p text:style-name="Standard">:</text:p>
      <text:p text:style-name="Standard">[object Object]</text:p>
      <text:p text:style-name="Standard">TreeNodeFlags_NoTreePushOnOpen</text:p>
      <text:p text:style-name="Standard">:</text:p>
      <text:p text:style-name="Standard">[object Object]</text:p>
      <text:p text:style-name="Standard">TreeNodeFlags_None</text:p>
      <text:p text:style-name="Standard">:</text:p>
      <text:p text:style-name="Standard">[object Object]</text:p>
      <text:p text:style-name="Standard">TreeNodeFlags_OpenOnArrow</text:p>
      <text:p text:style-name="Standard">:</text:p>
      <text:p text:style-name="Standard">[object Object]</text:p>
      <text:p text:style-name="Standard">TreeNodeFlags_OpenOnDoubleClick</text:p>
      <text:p text:style-name="Standard">:</text:p>
      <text:p text:style-name="Standard">[object Object]</text:p>
      <text:p text:style-name="Standard">TreeNodeFlags_Selected</text:p>
      <text:p text:style-name="Standard">:</text:p>
      <text:p text:style-name="Standard">[object Object]</text:p>
      <text:p text:style-name="Standard"><text:soft-page-break/>TreeNodeFlags_SpanAvailWidth</text:p>
      <text:p text:style-name="Standard">:</text:p>
      <text:p text:style-name="Standard">[object Object]</text:p>
      <text:p text:style-name="Standard">TreeNodeFlags_SpanFullWidth</text:p>
      <text:p text:style-name="Standard">:</text:p>
      <text:p text:style-name="Standard">[object Object]</text:p>
      <text:p text:style-name="Standard">ViewportFlags_CanHostOtherWindows</text:p>
      <text:p text:style-name="Standard">:</text:p>
      <text:p text:style-name="Standard">[object Object]</text:p>
      <text:p text:style-name="Standard">ViewportFlags_Minimized</text:p>
      <text:p text:style-name="Standard">:</text:p>
      <text:p text:style-name="Standard">[object Object]</text:p>
      <text:p text:style-name="Standard">ViewportFlags_NoAutoMerge</text:p>
      <text:p text:style-name="Standard">:</text:p>
      <text:p text:style-name="Standard">[object Object]</text:p>
      <text:p text:style-name="Standard">ViewportFlags_NoDecoration</text:p>
      <text:p text:style-name="Standard">:</text:p>
      <text:p text:style-name="Standard">[object Object]</text:p>
      <text:p text:style-name="Standard">ViewportFlags_NoFocusOnAppearing</text:p>
      <text:p text:style-name="Standard">:</text:p>
      <text:p text:style-name="Standard">[object Object]</text:p>
      <text:p text:style-name="Standard">ViewportFlags_NoFocusOnClick</text:p>
      <text:p text:style-name="Standard">:</text:p>
      <text:p text:style-name="Standard">[object Object]</text:p>
      <text:p text:style-name="Standard">ViewportFlags_NoInputs</text:p>
      <text:p text:style-name="Standard">:</text:p>
      <text:p text:style-name="Standard">[object Object]</text:p>
      <text:p text:style-name="Standard">ViewportFlags_NoRendererClear</text:p>
      <text:p text:style-name="Standard">:</text:p>
      <text:p text:style-name="Standard">[object Object]</text:p>
      <text:p text:style-name="Standard">ViewportFlags_NoTaskBarIcon</text:p>
      <text:p text:style-name="Standard">:</text:p>
      <text:p text:style-name="Standard">[object Object]</text:p>
      <text:p text:style-name="Standard">ViewportFlags_None</text:p>
      <text:p text:style-name="Standard">:</text:p>
      <text:p text:style-name="Standard">[object Object]</text:p>
      <text:p text:style-name="Standard">ViewportFlags_TopMost</text:p>
      <text:p text:style-name="Standard">:</text:p>
      <text:p text:style-name="Standard">[object Object]</text:p>
      <text:p text:style-name="Standard">WindowFlags_AlwaysAutoResize</text:p>
      <text:p text:style-name="Standard">:</text:p>
      <text:p text:style-name="Standard">[object Object]</text:p>
      <text:p text:style-name="Standard">WindowFlags_AlwaysHorizontalScrollbar</text:p>
      <text:p text:style-name="Standard">:</text:p>
      <text:p text:style-name="Standard">[object Object]</text:p>
      <text:p text:style-name="Standard">WindowFlags_AlwaysUseWindowPadding</text:p>
      <text:p text:style-name="Standard">:</text:p>
      <text:p text:style-name="Standard">[object Object]</text:p>
      <text:p text:style-name="Standard">WindowFlags_AlwaysVerticalScrollbar</text:p>
      <text:p text:style-name="Standard">:</text:p>
      <text:p text:style-name="Standard">[object Object]</text:p>
      <text:p text:style-name="Standard">WindowFlags_ChildMenu</text:p>
      <text:p text:style-name="Standard">:</text:p>
      <text:p text:style-name="Standard">[object Object]</text:p>
      <text:p text:style-name="Standard"><text:soft-page-break/>WindowFlags_ChildWindow</text:p>
      <text:p text:style-name="Standard">:</text:p>
      <text:p text:style-name="Standard">[object Object]</text:p>
      <text:p text:style-name="Standard">WindowFlags_DockNodeHost</text:p>
      <text:p text:style-name="Standard">:</text:p>
      <text:p text:style-name="Standard">[object Object]</text:p>
      <text:p text:style-name="Standard">WindowFlags_HorizontalScrollbar</text:p>
      <text:p text:style-name="Standard">:</text:p>
      <text:p text:style-name="Standard">[object Object]</text:p>
      <text:p text:style-name="Standard">WindowFlags_MenuBar</text:p>
      <text:p text:style-name="Standard">:</text:p>
      <text:p text:style-name="Standard">[object Object]</text:p>
      <text:p text:style-name="Standard">WindowFlags_Modal</text:p>
      <text:p text:style-name="Standard">:</text:p>
      <text:p text:style-name="Standard">[object Object]</text:p>
      <text:p text:style-name="Standard">WindowFlags_NavFlattened</text:p>
      <text:p text:style-name="Standard">:</text:p>
      <text:p text:style-name="Standard">[object Object]</text:p>
      <text:p text:style-name="Standard">WindowFlags_NoBackground</text:p>
      <text:p text:style-name="Standard">:</text:p>
      <text:p text:style-name="Standard">[object Object]</text:p>
      <text:p text:style-name="Standard">WindowFlags_NoBringToFrontOnFocus</text:p>
      <text:p text:style-name="Standard">:</text:p>
      <text:p text:style-name="Standard">[object Object]</text:p>
      <text:p text:style-name="Standard">WindowFlags_NoCollapse</text:p>
      <text:p text:style-name="Standard">:</text:p>
      <text:p text:style-name="Standard">[object Object]</text:p>
      <text:p text:style-name="Standard">WindowFlags_NoDecoration</text:p>
      <text:p text:style-name="Standard">:</text:p>
      <text:p text:style-name="Standard">[object Object]</text:p>
      <text:p text:style-name="Standard">WindowFlags_NoDocking</text:p>
      <text:p text:style-name="Standard">:</text:p>
      <text:p text:style-name="Standard">[object Object]</text:p>
      <text:p text:style-name="Standard">WindowFlags_NoFocusOnAppearing</text:p>
      <text:p text:style-name="Standard">:</text:p>
      <text:p text:style-name="Standard">[object Object]</text:p>
      <text:p text:style-name="Standard">WindowFlags_NoInputs</text:p>
      <text:p text:style-name="Standard">:</text:p>
      <text:p text:style-name="Standard">[object Object]</text:p>
      <text:p text:style-name="Standard">WindowFlags_NoMouseInputs</text:p>
      <text:p text:style-name="Standard">:</text:p>
      <text:p text:style-name="Standard">[object Object]</text:p>
      <text:p text:style-name="Standard">WindowFlags_NoMove</text:p>
      <text:p text:style-name="Standard">:</text:p>
      <text:p text:style-name="Standard">[object Object]</text:p>
      <text:p text:style-name="Standard">WindowFlags_NoNav</text:p>
      <text:p text:style-name="Standard">:</text:p>
      <text:p text:style-name="Standard">[object Object]</text:p>
      <text:p text:style-name="Standard">WindowFlags_NoNavFocus</text:p>
      <text:p text:style-name="Standard">:</text:p>
      <text:p text:style-name="Standard">[object Object]</text:p>
      <text:p text:style-name="Standard">WindowFlags_NoNavInputs</text:p>
      <text:p text:style-name="Standard">:</text:p>
      <text:p text:style-name="Standard">[object Object]</text:p>
      <text:p text:style-name="Standard"><text:soft-page-break/>WindowFlags_NoResize</text:p>
      <text:p text:style-name="Standard">:</text:p>
      <text:p text:style-name="Standard">[object Object]</text:p>
      <text:p text:style-name="Standard">WindowFlags_NoSavedSettings</text:p>
      <text:p text:style-name="Standard">:</text:p>
      <text:p text:style-name="Standard">[object Object]</text:p>
      <text:p text:style-name="Standard">WindowFlags_NoScrollWithMouse</text:p>
      <text:p text:style-name="Standard">:</text:p>
      <text:p text:style-name="Standard">[object Object]</text:p>
      <text:p text:style-name="Standard">WindowFlags_NoScrollbar</text:p>
      <text:p text:style-name="Standard">:</text:p>
      <text:p text:style-name="Standard">[object Object]</text:p>
      <text:p text:style-name="Standard">WindowFlags_NoTitleBar</text:p>
      <text:p text:style-name="Standard">:</text:p>
      <text:p text:style-name="Standard">[object Object]</text:p>
      <text:p text:style-name="Standard">WindowFlags_None</text:p>
      <text:p text:style-name="Standard">:</text:p>
      <text:p text:style-name="Standard">[object Object]</text:p>
      <text:p text:style-name="Standard">WindowFlags_Popup</text:p>
      <text:p text:style-name="Standard">:</text:p>
      <text:p text:style-name="Standard">[object Object]</text:p>
      <text:p text:style-name="Standard">WindowFlags_Tooltip</text:p>
      <text:p text:style-name="Standard">:</text:p>
      <text:p text:style-name="Standard">[object Object]</text:p>
      <text:p text:style-name="Standard">WindowFlags_UnsavedDocument</text:p>
      <text:p text:style-name="Standard">:</text:p>
      <text:p text:style-name="Standard">[object Object]</text:p>
      <text:p text:style-name="Standard">ctx</text:p>
      <text:p text:style-name="Standard">[1]</text:p>
      <text:p text:style-name="Standard">0</text:p>
      <text:p text:style-name="Standard">:</text:p>
      <text:p text:style-name="Standard">if ui_imgui and ui_imgui.ctx ~= nil then</text:p>
      <text:p text:style-name="Standard">plotLineBgColor</text:p>
      <text:p text:style-name="Standard">:</text:p>
      <text:p text:style-name="Standard">[object Object]</text:p>
      <text:p text:style-name="Standard">plotLineColor</text:p>
      <text:p text:style-name="Standard">:</text:p>
      <text:p text:style-name="Standard">[object Object]</text:p>
      <text:p text:style-name="Standard">uiscale</text:p>
      <text:p text:style-name="Standard">:</text:p>
      <text:p text:style-name="Standard">[object Object]</text:p>
      <text:p text:style-name="Standard">AcceptDragDropPayload(string_type, ImGuiDragDropFlags_flags)</text:p>
      <text:p text:style-name="Standard">[1]</text:p>
      <text:p text:style-name="Standard">0</text:p>
      <text:p text:style-name="Standard">:</text:p>
      <text:p text:style-name="Standard">local payload = ui_imgui.AcceptDragDropPayload(dragDropId)</text:p>
      <text:p text:style-name="Standard">AlignTextToFramePadding()</text:p>
      <text:p text:style-name="Standard">:</text:p>
      <text:p text:style-name="Standard">[object Object]</text:p>
      <text:p text:style-name="Standard">ArrayBoolByTbl(tbl)</text:p>
      <text:p text:style-name="Standard">:</text:p>
      <text:p text:style-name="Standard">[object Object]</text:p>
      <text:p text:style-name="Standard">ArrayBoolPtrByTbl(tbl)</text:p>
      <text:p text:style-name="Standard">:</text:p>
      <text:p text:style-name="Standard"><text:soft-page-break/>[object Object]</text:p>
      <text:p text:style-name="Standard">ArrayChar(x, val)</text:p>
      <text:p text:style-name="Standard">:</text:p>
      <text:p text:style-name="Standard">[object Object]</text:p>
      <text:p text:style-name="Standard">ArrayCharPtrByTbl(tbl)</text:p>
      <text:p text:style-name="Standard">:</text:p>
      <text:p text:style-name="Standard">[object Object]</text:p>
      <text:p text:style-name="Standard">ArrayFloat(size)</text:p>
      <text:p text:style-name="Standard">:</text:p>
      <text:p text:style-name="Standard">[object Object]</text:p>
      <text:p text:style-name="Standard">ArrayFloatByTbl(tbl)</text:p>
      <text:p text:style-name="Standard">:</text:p>
      <text:p text:style-name="Standard">[object Object]</text:p>
      <text:p text:style-name="Standard">ArrayFloatPtrByTbl(tbl)</text:p>
      <text:p text:style-name="Standard">:</text:p>
      <text:p text:style-name="Standard">[object Object]</text:p>
      <text:p text:style-name="Standard">ArrayImVec4(size)</text:p>
      <text:p text:style-name="Standard">:</text:p>
      <text:p text:style-name="Standard">[object Object]</text:p>
      <text:p text:style-name="Standard">ArrayInt(size)</text:p>
      <text:p text:style-name="Standard">:</text:p>
      <text:p text:style-name="Standard">[object Object]</text:p>
      <text:p text:style-name="Standard">ArrayIntPtrByTbl(tbl)</text:p>
      <text:p text:style-name="Standard">:</text:p>
      <text:p text:style-name="Standard">[object Object]</text:p>
      <text:p text:style-name="Standard">ArraySize(arr)</text:p>
      <text:p text:style-name="Standard">:</text:p>
      <text:p text:style-name="Standard">[object Object]</text:p>
      <text:p text:style-name="Standard">ArrowButton(string_str_id, ImGuiDir_dir)</text:p>
      <text:p text:style-name="Standard">:</text:p>
      <text:p text:style-name="Standard">[object Object]</text:p>
      <text:p text:style-name="Standard">Begin(string_name, bool_p_open, ImGuiWindowFlags_flags)</text:p>
      <text:p text:style-name="Standard">:</text:p>
      <text:p text:style-name="Standard">[object Object]</text:p>
      <text:p text:style-name="Standard">BeginChild1(string_str_id, ImVec2_size, bool_border, ImGuiWindowFlags_flags)</text:p>
      <text:p text:style-name="Standard">:</text:p>
      <text:p text:style-name="Standard">[object Object]</text:p>
      <text:p text:style-name="Standard">BeginChild2(ImGuiID_id, ImVec2_size, bool_border, ImGuiWindowFlags_flags)</text:p>
      <text:p text:style-name="Standard">:</text:p>
      <text:p text:style-name="Standard">[object Object]</text:p>
      <text:p text:style-name="Standard">BeginChildFrame(ImGuiID_id, ImVec2_size, ImGuiWindowFlags_flags)</text:p>
      <text:p text:style-name="Standard">:</text:p>
      <text:p text:style-name="Standard">[object Object]</text:p>
      <text:p text:style-name="Standard">BeginCombo(string_label, string_preview_value, ImGuiComboFlags_flags)</text:p>
      <text:p text:style-name="Standard">:</text:p>
      <text:p text:style-name="Standard">[object Object]</text:p>
      <text:p text:style-name="Standard">BeginDisabled(disable)</text:p>
      <text:p text:style-name="Standard">:</text:p>
      <text:p text:style-name="Standard">[object Object]</text:p>
      <text:p text:style-name="Standard">BeginDragDropSource(ImGuiDragDropFlags_flags)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<text:soft-page-break/>BeginDragDropTarget()</text:p>
      <text:p text:style-name="Standard">[1]</text:p>
      <text:p text:style-name="Standard">0</text:p>
      <text:p text:style-name="Standard">:</text:p>
      <text:p text:style-name="Standard">if ui_imgui.BeginDragDropTarget() then</text:p>
      <text:p text:style-name="Standard">BeginGroup()</text:p>
      <text:p text:style-name="Standard">:</text:p>
      <text:p text:style-name="Standard">[object Object]</text:p>
      <text:p text:style-name="Standard">BeginMainMenuBar()</text:p>
      <text:p text:style-name="Standard">:</text:p>
      <text:p text:style-name="Standard">[object Object]</text:p>
      <text:p text:style-name="Standard">BeginMenu(string_label, bool_enabled)</text:p>
      <text:p text:style-name="Standard">:</text:p>
      <text:p text:style-name="Standard">[object Object]</text:p>
      <text:p text:style-name="Standard">BeginMenuBar()</text:p>
      <text:p text:style-name="Standard">:</text:p>
      <text:p text:style-name="Standard">[object Object]</text:p>
      <text:p text:style-name="Standard">BeginPopup(string_str_id, ImGuiWindowFlags_flags)</text:p>
      <text:p text:style-name="Standard">:</text:p>
      <text:p text:style-name="Standard">[object Object]</text:p>
      <text:p text:style-name="Standard">BeginPopupContextItem(string_str_id, ImGuiPopupFlags_popup_flags)</text:p>
      <text:p text:style-name="Standard">:</text:p>
      <text:p text:style-name="Standard">[object Object]</text:p>
      <text:p text:style-name="Standard">BeginPopupContextVoid(string_str_id, ImGuiPopupFlags_popup_flags)</text:p>
      <text:p text:style-name="Standard">:</text:p>
      <text:p text:style-name="Standard">[object Object]</text:p>
      <text:p text:style-name="Standard">BeginPopupContextWindow(string_str_id, ImGuiPopupFlags_popup_flags)</text:p>
      <text:p text:style-name="Standard">:</text:p>
      <text:p text:style-name="Standard">[object Object]</text:p>
      <text:p text:style-name="Standard">BeginPopupModal(string_name, bool_p_open, ImGuiWindowFlags_flags)</text:p>
      <text:p text:style-name="Standard">:</text:p>
      <text:p text:style-name="Standard">[object Object]</text:p>
      <text:p text:style-name="Standard">BeginTabBar(string_str_id, ImGuiTabBarFlags_flags)</text:p>
      <text:p text:style-name="Standard">:</text:p>
      <text:p text:style-name="Standard">[object Object]</text:p>
      <text:p text:style-name="Standard">BeginTabItem(string_label, bool_p_open, ImGuiTabItemFlags_flags)</text:p>
      <text:p text:style-name="Standard">:</text:p>
      <text:p text:style-name="Standard">[object Object]</text:p>
      <text:p text:style-name="Standard">BeginTable(string_str_id, int_column, ImGuiTableFlags_flags, ImVec2_outer_size, float_inner_width)</text:p>
      <text:p text:style-name="Standard">:</text:p>
      <text:p text:style-name="Standard">[object Object]</text:p>
      <text:p text:style-name="Standard">BeginTooltip()</text:p>
      <text:p text:style-name="Standard">:</text:p>
      <text:p text:style-name="Standard">[object Object]</text:p>
      <text:p text:style-name="Standard">Bool(x)</text:p>
      <text:p text:style-name="Standard">:</text:p>
      <text:p text:style-name="Standard">[object Object]</text:p>
      <text:p text:style-name="Standard">BoolFalse()</text:p>
      <text:p text:style-name="Standard">:</text:p>
      <text:p text:style-name="Standard">[object Object]</text:p>
      <text:p text:style-name="Standard">BoolPtr(x)</text:p>
      <text:p text:style-name="Standard">[2]</text:p>
      <text:p text:style-name="Standard">0</text:p>
      <text:p text:style-name="Standard">:</text:p>
      <text:p text:style-name="Standard"><text:soft-page-break/>local windowOpen = ui_imgui.BoolPtr(false)</text:p>
      <text:p text:style-name="Standard">1</text:p>
      <text:p text:style-name="Standard">:</text:p>
      <text:p text:style-name="Standard">showUI = ui_imgui.BoolPtr(false)</text:p>
      <text:p text:style-name="Standard">BoolTrue()</text:p>
      <text:p text:style-name="Standard">:</text:p>
      <text:p text:style-name="Standard">[object Object]</text:p>
      <text:p text:style-name="Standard">Bullet()</text:p>
      <text:p text:style-name="Standard">:</text:p>
      <text:p text:style-name="Standard">[object Object]</text:p>
      <text:p text:style-name="Standard">BulletText(string_fmt)</text:p>
      <text:p text:style-name="Standard">:</text:p>
      <text:p text:style-name="Standard">[object Object]</text:p>
      <text:p text:style-name="Standard">BulletTextV(string_fmt, va_list_args)</text:p>
      <text:p text:style-name="Standard">:</text:p>
      <text:p text:style-name="Standard">[object Object]</text:p>
      <text:p text:style-name="Standard">Button(string_label, ImVec2_size)</text:p>
      <text:p text:style-name="Standard">:</text:p>
      <text:p text:style-name="Standard">[object Object]</text:p>
      <text:p text:style-name="Standard">CalcItemWidth()</text:p>
      <text:p text:style-name="Standard">:</text:p>
      <text:p text:style-name="Standard">[object Object]</text:p>
      <text:p text:style-name="Standard">CalcListClipping(int_items_count, float_items_height, int_out_items_display_start, int_out_items_display_end)</text:p>
      <text:p text:style-name="Standard">:</text:p>
      <text:p text:style-name="Standard">[object Object]</text:p>
      <text:p text:style-name="Standard">CalcTextSize(string_text, string_text_end, bool_hide_text_after_double_hash, float_wrap_width)</text:p>
      <text:p text:style-name="Standard">:</text:p>
      <text:p text:style-name="Standard">[object Object]</text:p>
      <text:p text:style-name="Standard">CaptureKeyboardFromApp(bool_want_capture_keyboard_value)</text:p>
      <text:p text:style-name="Standard">:</text:p>
      <text:p text:style-name="Standard">[object Object]</text:p>
      <text:p text:style-name="Standard">CaptureMouseFromApp(bool_want_capture_mouse_value)</text:p>
      <text:p text:style-name="Standard">:</text:p>
      <text:p text:style-name="Standard">[object Object]</text:p>
      <text:p text:style-name="Standard">CharPtr(x)</text:p>
      <text:p text:style-name="Standard">:</text:p>
      <text:p text:style-name="Standard">[object Object]</text:p>
      <text:p text:style-name="Standard">Checkbox(string_label, bool_v)</text:p>
      <text:p text:style-name="Standard">:</text:p>
      <text:p text:style-name="Standard">[object Object]</text:p>
      <text:p text:style-name="Standard">CheckboxFlags1(string_label, int_flags, int_flags_value)</text:p>
      <text:p text:style-name="Standard">:</text:p>
      <text:p text:style-name="Standard">[object Object]</text:p>
      <text:p text:style-name="Standard">CheckboxFlags2(string_label, int_flags, int_flags_value)</text:p>
      <text:p text:style-name="Standard">:</text:p>
      <text:p text:style-name="Standard">[object Object]</text:p>
      <text:p text:style-name="Standard">ClearActiveID()</text:p>
      <text:p text:style-name="Standard">:</text:p>
      <text:p text:style-name="Standard">[object Object]</text:p>
      <text:p text:style-name="Standard">CloseCurrentPopup()</text:p>
      <text:p text:style-name="Standard">:</text:p>
      <text:p text:style-name="Standard">[object Object]</text:p>
      <text:p text:style-name="Standard">CollapsingHeader1(string_label, ImGuiTreeNodeFlags_flags)</text:p>
      <text:p text:style-name="Standard">:</text:p>
      <text:p text:style-name="Standard"><text:soft-page-break/>[object Object]</text:p>
      <text:p text:style-name="Standard">CollapsingHeader2(string_label, bool_p_visible, ImGuiTreeNodeFlags_flags)</text:p>
      <text:p text:style-name="Standard">:</text:p>
      <text:p text:style-name="Standard">[object Object]</text:p>
      <text:p text:style-name="Standard">ColorButton(string_desc_id, ImVec4_col, ImGuiColorEditFlags_flags, ImVec2_size)</text:p>
      <text:p text:style-name="Standard">:</text:p>
      <text:p text:style-name="Standard">[object Object]</text:p>
      <text:p text:style-name="Standard">ColorConvertFloat4ToU32(_in)</text:p>
      <text:p text:style-name="Standard">:</text:p>
      <text:p text:style-name="Standard">[object Object]</text:p>
      <text:p text:style-name="Standard">ColorConvertHSVtoRGB(float_h, float_s, float_v, float_out_r, float_out_g, float_out_b)</text:p>
      <text:p text:style-name="Standard">:</text:p>
      <text:p text:style-name="Standard">[object Object]</text:p>
      <text:p text:style-name="Standard">ColorConvertRGBtoHSV(float_r, float_g, float_b, float_out_h, float_out_s, float_out_v)</text:p>
      <text:p text:style-name="Standard">:</text:p>
      <text:p text:style-name="Standard">[object Object]</text:p>
      <text:p text:style-name="Standard">ColorConvertU32ToFloat4(_in)</text:p>
      <text:p text:style-name="Standard">:</text:p>
      <text:p text:style-name="Standard">[object Object]</text:p>
      <text:p text:style-name="Standard">ColorEdit3(string_label, floatPtr_col, ImGuiColorEditFlags_flags)</text:p>
      <text:p text:style-name="Standard">:</text:p>
      <text:p text:style-name="Standard">[object Object]</text:p>
      <text:p text:style-name="Standard">ColorEdit4(string_label, floatPtr_col, ImGuiColorEditFlags_flags)</text:p>
      <text:p text:style-name="Standard">:</text:p>
      <text:p text:style-name="Standard">[object Object]</text:p>
      <text:p text:style-name="Standard">ColorPicker3(string_label, floatPtr_col, ImGuiColorEditFlags_flags)</text:p>
      <text:p text:style-name="Standard">:</text:p>
      <text:p text:style-name="Standard">[object Object]</text:p>
      <text:p text:style-name="Standard">ColorPicker4(string_label, floatPtr_col, ImGuiColorEditFlags_flags, float_ref_col)</text:p>
      <text:p text:style-name="Standard">:</text:p>
      <text:p text:style-name="Standard">[object Object]</text:p>
      <text:p text:style-name="Standard">Columns(int_count, string_id, bool_border)</text:p>
      <text:p text:style-name="Standard">:</text:p>
      <text:p text:style-name="Standard">[object Object]</text:p>
      <text:p text:style-name="Standard">Combo1(label, current_item, items, items_count, popup_max_height_in_items)</text:p>
      <text:p text:style-name="Standard">:</text:p>
      <text:p text:style-name="Standard">[object Object]</text:p>
      <text:p text:style-name="Standard">Combo2(string_label, int_current_item, string_items_separated_by_zeros, int_popup_max_height_in_items)</text:p>
      <text:p text:style-name="Standard">:</text:p>
      <text:p text:style-name="Standard">[object Object]</text:p>
      <text:p text:style-name="Standard">Combo3(string_label, int_current_item, functionPtr_items_getter, void_data, int_items_count, int_popup_max_height_in_items)</text:p>
      <text:p text:style-name="Standard">:</text:p>
      <text:p text:style-name="Standard">[object Object]</text:p>
      <text:p text:style-name="Standard">CreateTable(size)</text:p>
      <text:p text:style-name="Standard">:</text:p>
      <text:p text:style-name="Standard">[object Object]</text:p>
      <text:p text:style-name="Standard">DebugCheckVersionAndDataLayout(string_version_str, size_t_sz_io, size_t_sz_style, size_t_sz_vec2, size_t_sz_vec4, size_t_sz_drawvert, size_t_sz_drawidx)</text:p>
      <text:p text:style-name="Standard">:</text:p>
      <text:p text:style-name="Standard">[object Object]</text:p>
      <text:p text:style-name="Standard">DestroyPlatformWindows()</text:p>
      <text:p text:style-name="Standard">:</text:p>
      <text:p text:style-name="Standard">[object Object]</text:p>
      <text:p text:style-name="Standard">DockBuilderAddNode(node_id, ref_size, flags)</text:p>
      <text:p text:style-name="Standard">:</text:p>
      <text:p text:style-name="Standard"><text:soft-page-break/>[object Object]</text:p>
      <text:p text:style-name="Standard">DockBuilderDockWindow(window_name, node_id)</text:p>
      <text:p text:style-name="Standard">:</text:p>
      <text:p text:style-name="Standard">[object Object]</text:p>
      <text:p text:style-name="Standard">DockBuilderFinish(node_id)</text:p>
      <text:p text:style-name="Standard">:</text:p>
      <text:p text:style-name="Standard">[object Object]</text:p>
      <text:p text:style-name="Standard">DockBuilderSplitNode(node_id, split_dir, size_ratio_for_node_at_dir, out_id_dir, out_id_other)</text:p>
      <text:p text:style-name="Standard">:</text:p>
      <text:p text:style-name="Standard">[object Object]</text:p>
      <text:p text:style-name="Standard">DockSpace(ImGuiID_id, ImVec2_size, ImGuiDockNodeFlags_flags, ImGuiWindowClass_window_class)</text:p>
      <text:p text:style-name="Standard">:</text:p>
      <text:p text:style-name="Standard">[object Object]</text:p>
      <text:p text:style-name="Standard">DockSpaceOverViewport(ImGuiViewport_viewport, ImGuiDockNodeFlags_flags, ImGuiWindowClass_window_class)</text:p>
      <text:p text:style-name="Standard">:</text:p>
      <text:p text:style-name="Standard">[object Object]</text:p>
      <text:p text:style-name="Standard">Double(x)</text:p>
      <text:p text:style-name="Standard">:</text:p>
      <text:p text:style-name="Standard">[object Object]</text:p>
      <text:p text:style-name="Standard">DoublePtr(x)</text:p>
      <text:p text:style-name="Standard">:</text:p>
      <text:p text:style-name="Standard">[object Object]</text:p>
      <text:p text:style-name="Standard">DragFloat(string_label, float_v, float_v_speed, float_v_min, float_v_max, string_format, ImGuiSliderFlags_flags)</text:p>
      <text:p text:style-name="Standard">:</text:p>
      <text:p text:style-name="Standard">[object Object]</text:p>
      <text:p text:style-name="Standard">DragFloat2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3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4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Range2(string_label, float_v_current_min, float_v_current_max, float_v_speed, float_v_min, float_v_max, string_format, string_format_max, ImGuiSliderFlags_flags)</text:p>
      <text:p text:style-name="Standard">:</text:p>
      <text:p text:style-name="Standard">[object Object]</text:p>
      <text:p text:style-name="Standard">DragInt(string_label, int_v, float_v_speed, int_v_min, int_v_max, string_format, ImGuiSliderFlags_flags)</text:p>
      <text:p text:style-name="Standard">:</text:p>
      <text:p text:style-name="Standard">[object Object]</text:p>
      <text:p text:style-name="Standard">DragInt2(string_label, intPtr_v, float_v_speed, int_v_min, int_v_max, string_format, ImGuiSliderFlags_flags)</text:p>
      <text:p text:style-name="Standard">:</text:p>
      <text:p text:style-name="Standard">[object Object]</text:p>
      <text:p text:style-name="Standard">DragInt3(string_label, intPtr_v, float_v_speed, int_v_min, int_v_max, string_format, ImGuiSliderFlags_flags)</text:p>
      <text:p text:style-name="Standard">:</text:p>
      <text:p text:style-name="Standard">[object Object]</text:p>
      <text:p text:style-name="Standard">DragInt4(string_label, intPtr_v, float_v_speed, int_v_min, int_v_max, string_format, ImGuiSliderFlags_flags)</text:p>
      <text:p text:style-name="Standard">:</text:p>
      <text:p text:style-name="Standard">[object Object]</text:p>
      <text:p text:style-name="Standard">DragIntRange2(string_label, int_v_current_min, int_v_current_max, float_v_speed, int_v_min, int_v_max, string_format, string_format_max, ImGuiSliderFlags_flags)</text:p>
      <text:p text:style-name="Standard">:</text:p>
      <text:p text:style-name="Standard">[object Object]</text:p>
      <text:p text:style-name="Standard">DragScalar(string_label, ImGuiDataType_data_type, void_p_data, float_v_speed, void_p_min, void_p_max, string_format, ImGuiSliderFlags_flags)</text:p>
      <text:p text:style-name="Standard">:</text:p>
      <text:p text:style-name="Standard"><text:soft-page-break/>[object Object]</text:p>
      <text:p text:style-name="Standard">DragScalarN(string_label, ImGuiDataType_data_type, void_p_data, int_components, float_v_speed, void_p_min, void_p_max, string_format, ImGuiSliderFlags_flags)</text:p>
      <text:p text:style-name="Standard">:</text:p>
      <text:p text:style-name="Standard">[object Object]</text:p>
      <text:p text:style-name="Standard">Dummy(ImVec2_size)</text:p>
      <text:p text:style-name="Standard">:</text:p>
      <text:p text:style-name="Standard">[object Object]</text:p>
      <text:p text:style-name="Standard">End()</text:p>
      <text:p text:style-name="Standard">:</text:p>
      <text:p text:style-name="Standard">[object Object]</text:p>
      <text:p text:style-name="Standard">EndChild()</text:p>
      <text:p text:style-name="Standard">:</text:p>
      <text:p text:style-name="Standard">[object Object]</text:p>
      <text:p text:style-name="Standard">EndChildFrame()</text:p>
      <text:p text:style-name="Standard">:</text:p>
      <text:p text:style-name="Standard">[object Object]</text:p>
      <text:p text:style-name="Standard">EndCombo()</text:p>
      <text:p text:style-name="Standard">:</text:p>
      <text:p text:style-name="Standard">[object Object]</text:p>
      <text:p text:style-name="Standard">EndDisabled()</text:p>
      <text:p text:style-name="Standard">:</text:p>
      <text:p text:style-name="Standard">[object Object]</text:p>
      <text:p text:style-name="Standard">EndDragDropSource()</text:p>
      <text:p text:style-name="Standard">[1]</text:p>
      <text:p text:style-name="Standard">0</text:p>
      <text:p text:style-name="Standard">:</text:p>
      <text:p text:style-name="Standard">ui_imgui.EndDragDropSource()</text:p>
      <text:p text:style-name="Standard">EndDragDropTarget()</text:p>
      <text:p text:style-name="Standard">[1]</text:p>
      <text:p text:style-name="Standard">0</text:p>
      <text:p text:style-name="Standard">:</text:p>
      <text:p text:style-name="Standard">ui_imgui.EndDragDropTarget()</text:p>
      <text:p text:style-name="Standard">EndFrame()</text:p>
      <text:p text:style-name="Standard">:</text:p>
      <text:p text:style-name="Standard">[object Object]</text:p>
      <text:p text:style-name="Standard">EndGroup()</text:p>
      <text:p text:style-name="Standard">:</text:p>
      <text:p text:style-name="Standard">[object Object]</text:p>
      <text:p text:style-name="Standard">EndMainMenuBar()</text:p>
      <text:p text:style-name="Standard">:</text:p>
      <text:p text:style-name="Standard">[object Object]</text:p>
      <text:p text:style-name="Standard">EndMenu()</text:p>
      <text:p text:style-name="Standard">:</text:p>
      <text:p text:style-name="Standard">[object Object]</text:p>
      <text:p text:style-name="Standard">EndMenuBar()</text:p>
      <text:p text:style-name="Standard">:</text:p>
      <text:p text:style-name="Standard">[object Object]</text:p>
      <text:p text:style-name="Standard">EndPopup()</text:p>
      <text:p text:style-name="Standard">:</text:p>
      <text:p text:style-name="Standard">[object Object]</text:p>
      <text:p text:style-name="Standard">EndTabBar()</text:p>
      <text:p text:style-name="Standard">:</text:p>
      <text:p text:style-name="Standard">[object Object]</text:p>
      <text:p text:style-name="Standard">EndTabItem()</text:p>
      <text:p text:style-name="Standard"><text:soft-page-break/>:</text:p>
      <text:p text:style-name="Standard">[object Object]</text:p>
      <text:p text:style-name="Standard">EndTable()</text:p>
      <text:p text:style-name="Standard">:</text:p>
      <text:p text:style-name="Standard">[object Object]</text:p>
      <text:p text:style-name="Standard">EndTooltip()</text:p>
      <text:p text:style-name="Standard">:</text:p>
      <text:p text:style-name="Standard">[object Object]</text:p>
      <text:p text:style-name="Standard">FindViewportByID(ImGuiID_id)</text:p>
      <text:p text:style-name="Standard">:</text:p>
      <text:p text:style-name="Standard">[object Object]</text:p>
      <text:p text:style-name="Standard">FindViewportByPlatformHandle(void_platform_handle)</text:p>
      <text:p text:style-name="Standard">:</text:p>
      <text:p text:style-name="Standard">[object Object]</text:p>
      <text:p text:style-name="Standard">Float(x)</text:p>
      <text:p text:style-name="Standard">:</text:p>
      <text:p text:style-name="Standard">[object Object]</text:p>
      <text:p text:style-name="Standard">FloatPtr(x)</text:p>
      <text:p text:style-name="Standard">[1]</text:p>
      <text:p text:style-name="Standard">0</text:p>
      <text:p text:style-name="Standard">:</text:p>
      <text:p text:style-name="Standard">tempFloat = ui_imgui.FloatPtr(0)</text:p>
      <text:p text:style-name="Standard">GetBackgroundDrawList1()</text:p>
      <text:p text:style-name="Standard">:</text:p>
      <text:p text:style-name="Standard">[object Object]</text:p>
      <text:p text:style-name="Standard">GetBackgroundDrawList2(ImGuiViewport_viewport)</text:p>
      <text:p text:style-name="Standard">:</text:p>
      <text:p text:style-name="Standard">[object Object]</text:p>
      <text:p text:style-name="Standard">GetClipboardText()</text:p>
      <text:p text:style-name="Standard">:</text:p>
      <text:p text:style-name="Standard">[object Object]</text:p>
      <text:p text:style-name="Standard">GetColorU321(ImGuiCol_idx, float_alpha_mul)</text:p>
      <text:p text:style-name="Standard">:</text:p>
      <text:p text:style-name="Standard">[object Object]</text:p>
      <text:p text:style-name="Standard">GetColorU322(ImVec4_col)</text:p>
      <text:p text:style-name="Standard">:</text:p>
      <text:p text:style-name="Standard">[object Object]</text:p>
      <text:p text:style-name="Standard">GetColorU323(ImU32_col)</text:p>
      <text:p text:style-name="Standard">:</text:p>
      <text:p text:style-name="Standard">[object Object]</text:p>
      <text:p text:style-name="Standard">GetColumnIndex()</text:p>
      <text:p text:style-name="Standard">:</text:p>
      <text:p text:style-name="Standard">[object Object]</text:p>
      <text:p text:style-name="Standard">GetColumnOffset(int_column_index)</text:p>
      <text:p text:style-name="Standard">:</text:p>
      <text:p text:style-name="Standard">[object Object]</text:p>
      <text:p text:style-name="Standard">GetColumnWidth(int_column_index)</text:p>
      <text:p text:style-name="Standard">:</text:p>
      <text:p text:style-name="Standard">[object Object]</text:p>
      <text:p text:style-name="Standard">GetColumnsCount()</text:p>
      <text:p text:style-name="Standard">:</text:p>
      <text:p text:style-name="Standard">[object Object]</text:p>
      <text:p text:style-name="Standard">GetContentRegionAvail()</text:p>
      <text:p text:style-name="Standard">:</text:p>
      <text:p text:style-name="Standard"><text:soft-page-break/>[object Object]</text:p>
      <text:p text:style-name="Standard">GetContentRegionAvailWidth()</text:p>
      <text:p text:style-name="Standard">:</text:p>
      <text:p text:style-name="Standard">[object Object]</text:p>
      <text:p text:style-name="Standard">GetContentRegionMax()</text:p>
      <text:p text:style-name="Standard">:</text:p>
      <text:p text:style-name="Standard">[object Object]</text:p>
      <text:p text:style-name="Standard">GetCurrentContext()</text:p>
      <text:p text:style-name="Standard">:</text:p>
      <text:p text:style-name="Standard">[object Object]</text:p>
      <text:p text:style-name="Standard">GetCursorPos()</text:p>
      <text:p text:style-name="Standard">:</text:p>
      <text:p text:style-name="Standard">[object Object]</text:p>
      <text:p text:style-name="Standard">GetCursorPosX()</text:p>
      <text:p text:style-name="Standard">:</text:p>
      <text:p text:style-name="Standard">[object Object]</text:p>
      <text:p text:style-name="Standard">GetCursorPosY()</text:p>
      <text:p text:style-name="Standard">:</text:p>
      <text:p text:style-name="Standard">[object Object]</text:p>
      <text:p text:style-name="Standard">GetCursorScreenPos()</text:p>
      <text:p text:style-name="Standard">:</text:p>
      <text:p text:style-name="Standard">[object Object]</text:p>
      <text:p text:style-name="Standard">GetCursorStartPos()</text:p>
      <text:p text:style-name="Standard">:</text:p>
      <text:p text:style-name="Standard">[object Object]</text:p>
      <text:p text:style-name="Standard">GetDragDropPayload()</text:p>
      <text:p text:style-name="Standard">:</text:p>
      <text:p text:style-name="Standard">[object Object]</text:p>
      <text:p text:style-name="Standard">GetDrawData()</text:p>
      <text:p text:style-name="Standard">:</text:p>
      <text:p text:style-name="Standard">[object Object]</text:p>
      <text:p text:style-name="Standard">GetDrawListSharedData()</text:p>
      <text:p text:style-name="Standard">:</text:p>
      <text:p text:style-name="Standard">[object Object]</text:p>
      <text:p text:style-name="Standard">GetFont()</text:p>
      <text:p text:style-name="Standard">:</text:p>
      <text:p text:style-name="Standard">[object Object]</text:p>
      <text:p text:style-name="Standard">GetFontSize()</text:p>
      <text:p text:style-name="Standard">:</text:p>
      <text:p text:style-name="Standard">[object Object]</text:p>
      <text:p text:style-name="Standard">GetFontTexUvWhitePixel()</text:p>
      <text:p text:style-name="Standard">:</text:p>
      <text:p text:style-name="Standard">[object Object]</text:p>
      <text:p text:style-name="Standard">GetForegroundDrawList1()</text:p>
      <text:p text:style-name="Standard">:</text:p>
      <text:p text:style-name="Standard">[object Object]</text:p>
      <text:p text:style-name="Standard">GetForegroundDrawList2(ImGuiViewport_viewport)</text:p>
      <text:p text:style-name="Standard">:</text:p>
      <text:p text:style-name="Standard">[object Object]</text:p>
      <text:p text:style-name="Standard">GetFrameCount()</text:p>
      <text:p text:style-name="Standard">:</text:p>
      <text:p text:style-name="Standard">[object Object]</text:p>
      <text:p text:style-name="Standard">GetFrameHeight()</text:p>
      <text:p text:style-name="Standard">:</text:p>
      <text:p text:style-name="Standard"><text:soft-page-break/>[object Object]</text:p>
      <text:p text:style-name="Standard">GetFrameHeightWithSpacing()</text:p>
      <text:p text:style-name="Standard">:</text:p>
      <text:p text:style-name="Standard">[object Object]</text:p>
      <text:p text:style-name="Standard">GetID1(string_str_id)</text:p>
      <text:p text:style-name="Standard">:</text:p>
      <text:p text:style-name="Standard">[object Object]</text:p>
      <text:p text:style-name="Standard">GetID2(string_str_id_begin, string_str_id_end)</text:p>
      <text:p text:style-name="Standard">:</text:p>
      <text:p text:style-name="Standard">[object Object]</text:p>
      <text:p text:style-name="Standard">GetID3(void_ptr_id)</text:p>
      <text:p text:style-name="Standard">:</text:p>
      <text:p text:style-name="Standard">[object Object]</text:p>
      <text:p text:style-name="Standard">GetIO()</text:p>
      <text:p text:style-name="Standard">[2]</text:p>
      <text:p text:style-name="Standard">0</text:p>
      <text:p text:style-name="Standard">:</text:p>
      <text:p text:style-name="Standard">uiScale = ui_imgui.GetIO().FontGlobalScale</text:p>
      <text:p text:style-name="Standard">1</text:p>
      <text:p text:style-name="Standard">:</text:p>
      <text:p text:style-name="Standard">local uiScale = ui_imgui.GetIO().FontGlobalScale</text:p>
      <text:p text:style-name="Standard">GetImGuiIO_FontAllowUserScaling()</text:p>
      <text:p text:style-name="Standard">:</text:p>
      <text:p text:style-name="Standard">[object Object]</text:p>
      <text:p text:style-name="Standard">GetItemRectMax()</text:p>
      <text:p text:style-name="Standard">:</text:p>
      <text:p text:style-name="Standard">[object Object]</text:p>
      <text:p text:style-name="Standard">GetItemRectMin()</text:p>
      <text:p text:style-name="Standard">:</text:p>
      <text:p text:style-name="Standard">[object Object]</text:p>
      <text:p text:style-name="Standard">GetItemRectSize()</text:p>
      <text:p text:style-name="Standard">:</text:p>
      <text:p text:style-name="Standard">[object Object]</text:p>
      <text:p text:style-name="Standard">GetKeyIndex(ImGuiKey_imgui_key)</text:p>
      <text:p text:style-name="Standard">:</text:p>
      <text:p text:style-name="Standard">[object Object]</text:p>
      <text:p text:style-name="Standard">GetKeyPressedAmount(int_key_index, float_repeat_delay, float_rate)</text:p>
      <text:p text:style-name="Standard">:</text:p>
      <text:p text:style-name="Standard">[object Object]</text:p>
      <text:p text:style-name="Standard">GetLengthArrayBool(array)</text:p>
      <text:p text:style-name="Standard">:</text:p>
      <text:p text:style-name="Standard">[object Object]</text:p>
      <text:p text:style-name="Standard">GetLengthArrayCharPtr(array)</text:p>
      <text:p text:style-name="Standard">:</text:p>
      <text:p text:style-name="Standard">[object Object]</text:p>
      <text:p text:style-name="Standard">GetLengthArrayFloat(array)</text:p>
      <text:p text:style-name="Standard">:</text:p>
      <text:p text:style-name="Standard">[object Object]</text:p>
      <text:p text:style-name="Standard">GetLengthArrayImVec4(array)</text:p>
      <text:p text:style-name="Standard">:</text:p>
      <text:p text:style-name="Standard">[object Object]</text:p>
      <text:p text:style-name="Standard">GetLengthArrayInt(array)</text:p>
      <text:p text:style-name="Standard">:</text:p>
      <text:p text:style-name="Standard">[object Object]</text:p>
      <text:p text:style-name="Standard"><text:soft-page-break/>GetMainContext()</text:p>
      <text:p text:style-name="Standard">:</text:p>
      <text:p text:style-name="Standard">[object Object]</text:p>
      <text:p text:style-name="Standard">GetMainViewport()</text:p>
      <text:p text:style-name="Standard">:</text:p>
      <text:p text:style-name="Standard">[object Object]</text:p>
      <text:p text:style-name="Standard">GetMouseCursor()</text:p>
      <text:p text:style-name="Standard">:</text:p>
      <text:p text:style-name="Standard">[object Object]</text:p>
      <text:p text:style-name="Standard">GetMouseDragDelta(ImGuiMouseButton_button, float_lock_threshold)</text:p>
      <text:p text:style-name="Standard">:</text:p>
      <text:p text:style-name="Standard">[object Object]</text:p>
      <text:p text:style-name="Standard">GetMousePos()</text:p>
      <text:p text:style-name="Standard">:</text:p>
      <text:p text:style-name="Standard">[object Object]</text:p>
      <text:p text:style-name="Standard">GetMousePosOnOpeningCurrentPopup()</text:p>
      <text:p text:style-name="Standard">:</text:p>
      <text:p text:style-name="Standard">[object Object]</text:p>
      <text:p text:style-name="Standard">GetPlatformIO()</text:p>
      <text:p text:style-name="Standard">:</text:p>
      <text:p text:style-name="Standard">[object Object]</text:p>
      <text:p text:style-name="Standard">GetScrollMaxX()</text:p>
      <text:p text:style-name="Standard">:</text:p>
      <text:p text:style-name="Standard">[object Object]</text:p>
      <text:p text:style-name="Standard">GetScrollMaxY()</text:p>
      <text:p text:style-name="Standard">:</text:p>
      <text:p text:style-name="Standard">[object Object]</text:p>
      <text:p text:style-name="Standard">GetScrollX()</text:p>
      <text:p text:style-name="Standard">:</text:p>
      <text:p text:style-name="Standard">[object Object]</text:p>
      <text:p text:style-name="Standard">GetScrollY()</text:p>
      <text:p text:style-name="Standard">:</text:p>
      <text:p text:style-name="Standard">[object Object]</text:p>
      <text:p text:style-name="Standard">GetStateStorage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ImGuiCol_idx)</text:p>
      <text:p text:style-name="Standard">:</text:p>
      <text:p text:style-name="Standard">[object Object]</text:p>
      <text:p text:style-name="Standard">GetStyleColorVec4(ImGuiCol_idx)</text:p>
      <text:p text:style-name="Standard">:</text:p>
      <text:p text:style-name="Standard">[object Object]</text:p>
      <text:p text:style-name="Standard">GetTextLineHeight()</text:p>
      <text:p text:style-name="Standard">:</text:p>
      <text:p text:style-name="Standard">[object Object]</text:p>
      <text:p text:style-name="Standard">GetTextLineHeightWithSpacing()</text:p>
      <text:p text:style-name="Standard">:</text:p>
      <text:p text:style-name="Standard">[object Object]</text:p>
      <text:p text:style-name="Standard">GetTime()</text:p>
      <text:p text:style-name="Standard">[1]</text:p>
      <text:p text:style-name="Standard">0</text:p>
      <text:p text:style-name="Standard"><text:soft-page-break/>:</text:p>
      <text:p text:style-name="Standard">return ui_imgui.GetTime()</text:p>
      <text:p text:style-name="Standard">GetTreeNodeToLabelSpacing()</text:p>
      <text:p text:style-name="Standard">:</text:p>
      <text:p text:style-name="Standard">[object Object]</text:p>
      <text:p text:style-name="Standard">GetVersion()</text:p>
      <text:p text:style-name="Standard">:</text:p>
      <text:p text:style-name="Standard">[object Object]</text:p>
      <text:p text:style-name="Standard">GetWindowContentRegionMax()</text:p>
      <text:p text:style-name="Standard">:</text:p>
      <text:p text:style-name="Standard">[object Object]</text:p>
      <text:p text:style-name="Standard">GetWindowContentRegionMin()</text:p>
      <text:p text:style-name="Standard">:</text:p>
      <text:p text:style-name="Standard">[object Object]</text:p>
      <text:p text:style-name="Standard">GetWindowContentRegionWidth()</text:p>
      <text:p text:style-name="Standard">:</text:p>
      <text:p text:style-name="Standard">[object Object]</text:p>
      <text:p text:style-name="Standard">GetWindowDockID()</text:p>
      <text:p text:style-name="Standard">:</text:p>
      <text:p text:style-name="Standard">[object Object]</text:p>
      <text:p text:style-name="Standard">GetWindowDpiScale()</text:p>
      <text:p text:style-name="Standard">:</text:p>
      <text:p text:style-name="Standard">[object Object]</text:p>
      <text:p text:style-name="Standard">GetWindowDrawList()</text:p>
      <text:p text:style-name="Standard">:</text:p>
      <text:p text:style-name="Standard">[object Object]</text:p>
      <text:p text:style-name="Standard">GetWindowHeight()</text:p>
      <text:p text:style-name="Standard">:</text:p>
      <text:p text:style-name="Standard">[object Object]</text:p>
      <text:p text:style-name="Standard">GetWindowPos()</text:p>
      <text:p text:style-name="Standard">:</text:p>
      <text:p text:style-name="Standard">[object Object]</text:p>
      <text:p text:style-name="Standard">GetWindowSize()</text:p>
      <text:p text:style-name="Standard">:</text:p>
      <text:p text:style-name="Standard">[object Object]</text:p>
      <text:p text:style-name="Standard">GetWindowViewport()</text:p>
      <text:p text:style-name="Standard">:</text:p>
      <text:p text:style-name="Standard">[object Object]</text:p>
      <text:p text:style-name="Standard">GetWindowWidth()</text:p>
      <text:p text:style-name="Standard">:</text:p>
      <text:p text:style-name="Standard">[object Object]</text:p>
      <text:p text:style-name="Standard">ImColor(col)</text:p>
      <text:p text:style-name="Standard">:</text:p>
      <text:p text:style-name="Standard">[object Object]</text:p>
      <text:p text:style-name="Standard">ImColorByRGB(r, g, b, a)</text:p>
      <text:p text:style-name="Standard">:</text:p>
      <text:p text:style-name="Standard">[object Object]</text:p>
      <text:p text:style-name="Standard">ImColorPtr(col)</text:p>
      <text:p text:style-name="Standard">:</text:p>
      <text:p text:style-name="Standard">[object Object]</text:p>
      <text:p text:style-name="Standard">ImColor_HSV(ImColor_ctx, float_h, float_s, float_v, float_a)</text:p>
      <text:p text:style-name="Standard">:</text:p>
      <text:p text:style-name="Standard">[object Object]</text:p>
      <text:p text:style-name="Standard">ImColor_SetHSV(ImColor_ctx, float_h, float_s, float_v, float_a)</text:p>
      <text:p text:style-name="Standard"><text:soft-page-break/>:</text:p>
      <text:p text:style-name="Standard">[object Object]</text:p>
      <text:p text:style-name="Standard">ImDrawCmd()</text:p>
      <text:p text:style-name="Standard">:</text:p>
      <text:p text:style-name="Standard">[object Object]</text:p>
      <text:p text:style-name="Standard">ImDrawCmdPtr()</text:p>
      <text:p text:style-name="Standard">:</text:p>
      <text:p text:style-name="Standard">[object Object]</text:p>
      <text:p text:style-name="Standard">ImDrawData()</text:p>
      <text:p text:style-name="Standard">:</text:p>
      <text:p text:style-name="Standard">[object Object]</text:p>
      <text:p text:style-name="Standard">ImDrawDataPtr()</text:p>
      <text:p text:style-name="Standard">:</text:p>
      <text:p text:style-name="Standard">[object Object]</text:p>
      <text:p text:style-name="Standard">ImDrawData_Clear(ImDrawData_ctx)</text:p>
      <text:p text:style-name="Standard">:</text:p>
      <text:p text:style-name="Standard">[object Object]</text:p>
      <text:p text:style-name="Standard">ImDrawData_DeIndexAllBuffers(ImDrawData_ctx)</text:p>
      <text:p text:style-name="Standard">:</text:p>
      <text:p text:style-name="Standard">[object Object]</text:p>
      <text:p text:style-name="Standard">ImDrawData_ScaleClipRects(ImDrawData_ctx, ImVec2_fb_scale)</text:p>
      <text:p text:style-name="Standard">:</text:p>
      <text:p text:style-name="Standard">[object Object]</text:p>
      <text:p text:style-name="Standard">ImDrawList(shared_data)</text:p>
      <text:p text:style-name="Standard">:</text:p>
      <text:p text:style-name="Standard">[object Object]</text:p>
      <text:p text:style-name="Standard">ImDrawListPtr(shared_data)</text:p>
      <text:p text:style-name="Standard">:</text:p>
      <text:p text:style-name="Standard">[object Object]</text:p>
      <text:p text:style-name="Standard">ImDrawListSplitter()</text:p>
      <text:p text:style-name="Standard">:</text:p>
      <text:p text:style-name="Standard">[object Object]</text:p>
      <text:p text:style-name="Standard">ImDrawListSplitterPtr()</text:p>
      <text:p text:style-name="Standard">:</text:p>
      <text:p text:style-name="Standard">[object Object]</text:p>
      <text:p text:style-name="Standard">ImDrawListSplitter_Clear(ImDrawListSplitter_ctx)</text:p>
      <text:p text:style-name="Standard">:</text:p>
      <text:p text:style-name="Standard">[object Object]</text:p>
      <text:p text:style-name="Standard">ImDrawListSplitter_ClearFreeMemory(ImDrawListSplitter_ctx)</text:p>
      <text:p text:style-name="Standard">:</text:p>
      <text:p text:style-name="Standard">[object Object]</text:p>
      <text:p text:style-name="Standard">ImDrawListSplitter_Merge(ImDrawListSplitter_ctx, ImDrawList_draw_list)</text:p>
      <text:p text:style-name="Standard">:</text:p>
      <text:p text:style-name="Standard">[object Object]</text:p>
      <text:p text:style-name="Standard">ImDrawListSplitter_SetCurrentChannel(ImDrawListSplitter_ctx, ImDrawList_draw_list, int_channel_idx)</text:p>
      <text:p text:style-name="Standard">:</text:p>
      <text:p text:style-name="Standard">[object Object]</text:p>
      <text:p text:style-name="Standard">ImDrawListSplitter_Split(ImDrawListSplitter_ctx, ImDrawList_draw_list, int_count)</text:p>
      <text:p text:style-name="Standard">:</text:p>
      <text:p text:style-name="Standard">[object Object]</text:p>
      <text:p text:style-name="Standard">ImDrawList_AddBezierCubic(ImDrawList_ctx, ImVec2_p1, ImVec2_p2, ImVec2_p3, ImVec2_p4, ImU32_col, float_thickness, int_num_segments)</text:p>
      <text:p text:style-name="Standard">:</text:p>
      <text:p text:style-name="Standard">[object Object]</text:p>
      <text:p text:style-name="Standard">ImDrawList_AddBezierQuadratic(ImDrawList_ctx, ImVec2_p1, ImVec2_p2, ImVec2_p3, ImU32_col, float_thickness, int_num_segments)</text:p>
      <text:p text:style-name="Standard"><text:soft-page-break/>:</text:p>
      <text:p text:style-name="Standard">[object Object]</text:p>
      <text:p text:style-name="Standard">ImDrawList_AddCallback(ImDrawList_ctx, ImDrawCallback_callback, void_callback_data)</text:p>
      <text:p text:style-name="Standard">:</text:p>
      <text:p text:style-name="Standard">[object Object]</text:p>
      <text:p text:style-name="Standard">ImDrawList_AddCircle(ImDrawList_ctx, ImVec2_center, float_radius, ImU32_col, int_num_segments, float_thickness)</text:p>
      <text:p text:style-name="Standard">:</text:p>
      <text:p text:style-name="Standard">[object Object]</text:p>
      <text:p text:style-name="Standard">ImDrawList_AddCircleFilled(ImDrawList_ctx, ImVec2_center, float_radius, ImU32_col, int_num_segments)</text:p>
      <text:p text:style-name="Standard">:</text:p>
      <text:p text:style-name="Standard">[object Object]</text:p>
      <text:p text:style-name="Standard">ImDrawList_AddConvexPolyFilled(ImDrawList_ctx, ImVec2_points, int_num_points, ImU32_col)</text:p>
      <text:p text:style-name="Standard">:</text:p>
      <text:p text:style-name="Standard">[object Object]</text:p>
      <text:p text:style-name="Standard">ImDrawList_AddDrawCmd(ImDrawList_ctx)</text:p>
      <text:p text:style-name="Standard">:</text:p>
      <text:p text:style-name="Standard">[object Object]</text:p>
      <text:p text:style-name="Standard">ImDrawList_AddImage(ImDrawList_ctx, ImTextureID_user_texture_id, ImVec2_p_min, ImVec2_p_max, ImVec2_uv_min, ImVec2_uv_max, ImU32_col)</text:p>
      <text:p text:style-name="Standard">:</text:p>
      <text:p text:style-name="Standard">[object Object]</text:p>
      <text:p text:style-name="Standard">ImDrawList_AddImageQuad(ImDrawList_ctx, ImTextureID_user_texture_id, ImVec2_p1, ImVec2_p2, ImVec2_p3, ImVec2_p4, ImVec2_uv1, ImVec2_uv2, ImVec2_uv3, ImVec2_uv4, ImU32_col)</text:p>
      <text:p text:style-name="Standard">:</text:p>
      <text:p text:style-name="Standard">[object Object]</text:p>
      <text:p text:style-name="Standard">ImDrawList_AddImageRounded(ImDrawList_ctx, ImTextureID_user_texture_id, ImVec2_p_min, ImVec2_p_max, ImVec2_uv_min, ImVec2_uv_max, ImU32_col, float_rounding, ImDrawCornerFlags_rounding_corners)</text:p>
      <text:p text:style-name="Standard">:</text:p>
      <text:p text:style-name="Standard">[object Object]</text:p>
      <text:p text:style-name="Standard">ImDrawList_AddLine(ImDrawList_ctx, ImVec2_p1, ImVec2_p2, ImU32_col, float_thickness)</text:p>
      <text:p text:style-name="Standard">:</text:p>
      <text:p text:style-name="Standard">[object Object]</text:p>
      <text:p text:style-name="Standard">ImDrawList_AddNgon(ImDrawList_ctx, ImVec2_center, float_radius, ImU32_col, int_num_segments, float_thickness)</text:p>
      <text:p text:style-name="Standard">:</text:p>
      <text:p text:style-name="Standard">[object Object]</text:p>
      <text:p text:style-name="Standard">ImDrawList_AddNgonFilled(ImDrawList_ctx, ImVec2_center, float_radius, ImU32_col, int_num_segments)</text:p>
      <text:p text:style-name="Standard">:</text:p>
      <text:p text:style-name="Standard">[object Object]</text:p>
      <text:p text:style-name="Standard">ImDrawList_AddPolyline(ImDrawList_ctx, ImVec2_points, int_num_points, ImU32_col, bool_closed, float_thickness)</text:p>
      <text:p text:style-name="Standard">:</text:p>
      <text:p text:style-name="Standard">[object Object]</text:p>
      <text:p text:style-name="Standard">ImDrawList_AddQuad(ImDrawList_ctx, ImVec2_p1, ImVec2_p2, ImVec2_p3, ImVec2_p4, ImU32_col, float_thickness)</text:p>
      <text:p text:style-name="Standard">:</text:p>
      <text:p text:style-name="Standard">[object Object]</text:p>
      <text:p text:style-name="Standard">ImDrawList_AddQuadFilled(ImDrawList_ctx, ImVec2_p1, ImVec2_p2, ImVec2_p3, ImVec2_p4, ImU32_col)</text:p>
      <text:p text:style-name="Standard">:</text:p>
      <text:p text:style-name="Standard">[object Object]</text:p>
      <text:p text:style-name="Standard">ImDrawList_AddRect(ImDrawList_ctx, ImVec2_p_min, ImVec2_p_max, ImU32_col, float_rounding, ImDrawCornerFlags_rounding_corners, float_thickness)</text:p>
      <text:p text:style-name="Standard">:</text:p>
      <text:p text:style-name="Standard">[object Object]</text:p>
      <text:p text:style-name="Standard">ImDrawList_AddRectFilled(ImDrawList_ctx, ImVec2_p_min, ImVec2_p_max, ImU32_col, float_rounding, ImDrawCornerFlags_rounding_corners)</text:p>
      <text:p text:style-name="Standard">:</text:p>
      <text:p text:style-name="Standard">[object Object]</text:p>
      <text:p text:style-name="Standard">ImDrawList_AddRectFilledMultiColor(ImDrawList_ctx, ImVec2_p_min, ImVec2_p_max, ImU32_col_upr_left, ImU32_col_upr_right, ImU32_col_bot_right, ImU32_col_bot_left)</text:p>
      <text:p text:style-name="Standard">:</text:p>
      <text:p text:style-name="Standard">[object Object]</text:p>
      <text:p text:style-name="Standard">ImDrawList_AddText1(ImDrawList_ctx, ImVec2_pos, ImU32_col, string_text_begin, string_text_end)</text:p>
      <text:p text:style-name="Standard"><text:soft-page-break/>:</text:p>
      <text:p text:style-name="Standard">[object Object]</text:p>
      <text:p text:style-name="Standard">ImDrawList_AddText2(ImDrawList_ctx, ImFont_font, float_font_size, ImVec2_pos, ImU32_col, string_text_begin, string_text_end, float_wrap_width, ImVec4_cpu_fine_clip_rect)</text:p>
      <text:p text:style-name="Standard">:</text:p>
      <text:p text:style-name="Standard">[object Object]</text:p>
      <text:p text:style-name="Standard">ImDrawList_AddTriangle(ImDrawList_ctx, ImVec2_p1, ImVec2_p2, ImVec2_p3, ImU32_col, float_thickness)</text:p>
      <text:p text:style-name="Standard">:</text:p>
      <text:p text:style-name="Standard">[object Object]</text:p>
      <text:p text:style-name="Standard">ImDrawList_AddTriangleFilled(ImDrawList_ctx, ImVec2_p1, ImVec2_p2, ImVec2_p3, ImU32_col)</text:p>
      <text:p text:style-name="Standard">:</text:p>
      <text:p text:style-name="Standard">[object Object]</text:p>
      <text:p text:style-name="Standard">ImDrawList_ChannelsMerge(ImDrawList_ctx)</text:p>
      <text:p text:style-name="Standard">:</text:p>
      <text:p text:style-name="Standard">[object Object]</text:p>
      <text:p text:style-name="Standard">ImDrawList_ChannelsSetCurrent(ImDrawList_ctx, int_n)</text:p>
      <text:p text:style-name="Standard">:</text:p>
      <text:p text:style-name="Standard">[object Object]</text:p>
      <text:p text:style-name="Standard">ImDrawList_ChannelsSplit(ImDrawList_ctx, int_count)</text:p>
      <text:p text:style-name="Standard">:</text:p>
      <text:p text:style-name="Standard">[object Object]</text:p>
      <text:p text:style-name="Standard">ImDrawList_CloneOutput(ImDrawList_ctx)</text:p>
      <text:p text:style-name="Standard">:</text:p>
      <text:p text:style-name="Standard">[object Object]</text:p>
      <text:p text:style-name="Standard">ImDrawList_GetClipRectMax(ImDrawList_ctx)</text:p>
      <text:p text:style-name="Standard">:</text:p>
      <text:p text:style-name="Standard">[object Object]</text:p>
      <text:p text:style-name="Standard">ImDrawList_GetClipRectMin(ImDrawList_ctx)</text:p>
      <text:p text:style-name="Standard">:</text:p>
      <text:p text:style-name="Standard">[object Object]</text:p>
      <text:p text:style-name="Standard">ImDrawList_PathArcTo(ImDrawList_ctx, ImVec2_center, float_radius, float_a_min, float_a_max, int_num_segments)</text:p>
      <text:p text:style-name="Standard">:</text:p>
      <text:p text:style-name="Standard">[object Object]</text:p>
      <text:p text:style-name="Standard">ImDrawList_PathArcToFast(ImDrawList_ctx, ImVec2_center, float_radius, int_a_min_of_12, int_a_max_of_12)</text:p>
      <text:p text:style-name="Standard">:</text:p>
      <text:p text:style-name="Standard">[object Object]</text:p>
      <text:p text:style-name="Standard">ImDrawList_PathBezierCubicCurveTo(ImDrawList_ctx, ImVec2_p2, ImVec2_p3, ImVec2_p4, int_num_segments)</text:p>
      <text:p text:style-name="Standard">:</text:p>
      <text:p text:style-name="Standard">[object Object]</text:p>
      <text:p text:style-name="Standard">ImDrawList_PathBezierQuadraticCurveTo(ImDrawList_ctx, ImVec2_p2, ImVec2_p3, int_num_segments)</text:p>
      <text:p text:style-name="Standard">:</text:p>
      <text:p text:style-name="Standard">[object Object]</text:p>
      <text:p text:style-name="Standard">ImDrawList_PathClear(ImDrawList_ctx)</text:p>
      <text:p text:style-name="Standard">:</text:p>
      <text:p text:style-name="Standard">[object Object]</text:p>
      <text:p text:style-name="Standard">ImDrawList_PathFillConvex(ImDrawList_ctx, ImU32_col)</text:p>
      <text:p text:style-name="Standard">:</text:p>
      <text:p text:style-name="Standard">[object Object]</text:p>
      <text:p text:style-name="Standard">ImDrawList_PathLineTo(ImDrawList_ctx, ImVec2_pos)</text:p>
      <text:p text:style-name="Standard">:</text:p>
      <text:p text:style-name="Standard">[object Object]</text:p>
      <text:p text:style-name="Standard">ImDrawList_PathLineToMergeDuplicate(ImDrawList_ctx, ImVec2_pos)</text:p>
      <text:p text:style-name="Standard">:</text:p>
      <text:p text:style-name="Standard">[object Object]</text:p>
      <text:p text:style-name="Standard">ImDrawList_PathRect(ImDrawList_ctx, ImVec2_rect_min, ImVec2_rect_max, float_rounding, ImDrawCornerFlags_rounding_corners)</text:p>
      <text:p text:style-name="Standard"><text:soft-page-break/>:</text:p>
      <text:p text:style-name="Standard">[object Object]</text:p>
      <text:p text:style-name="Standard">ImDrawList_PathStroke(ImDrawList_ctx, ImU32_col, bool_closed, float_thickness)</text:p>
      <text:p text:style-name="Standard">:</text:p>
      <text:p text:style-name="Standard">[object Object]</text:p>
      <text:p text:style-name="Standard">ImDrawList_PopClipRect(ImDrawList_ctx)</text:p>
      <text:p text:style-name="Standard">:</text:p>
      <text:p text:style-name="Standard">[object Object]</text:p>
      <text:p text:style-name="Standard">ImDrawList_PopTextureID(ImDrawList_ctx)</text:p>
      <text:p text:style-name="Standard">:</text:p>
      <text:p text:style-name="Standard">[object Object]</text:p>
      <text:p text:style-name="Standard">ImDrawList_PrimQuadUV(ImDrawList_ctx, ImVec2_a, ImVec2_b, ImVec2_c, ImVec2_d, ImVec2_uv_a, ImVec2_uv_b, ImVec2_uv_c, ImVec2_uv_d, ImU32_col)</text:p>
      <text:p text:style-name="Standard">:</text:p>
      <text:p text:style-name="Standard">[object Object]</text:p>
      <text:p text:style-name="Standard">ImDrawList_PrimRect(ImDrawList_ctx, ImVec2_a, ImVec2_b, ImU32_col)</text:p>
      <text:p text:style-name="Standard">:</text:p>
      <text:p text:style-name="Standard">[object Object]</text:p>
      <text:p text:style-name="Standard">ImDrawList_PrimRectUV(ImDrawList_ctx, ImVec2_a, ImVec2_b, ImVec2_uv_a, ImVec2_uv_b, ImU32_col)</text:p>
      <text:p text:style-name="Standard">:</text:p>
      <text:p text:style-name="Standard">[object Object]</text:p>
      <text:p text:style-name="Standard">ImDrawList_PrimReserve(ImDrawList_ctx, int_idx_count, int_vtx_count)</text:p>
      <text:p text:style-name="Standard">:</text:p>
      <text:p text:style-name="Standard">[object Object]</text:p>
      <text:p text:style-name="Standard">ImDrawList_PrimUnreserve(ImDrawList_ctx, int_idx_count, int_vtx_count)</text:p>
      <text:p text:style-name="Standard">:</text:p>
      <text:p text:style-name="Standard">[object Object]</text:p>
      <text:p text:style-name="Standard">ImDrawList_PrimVtx(ImDrawList_ctx, ImVec2_pos, ImVec2_uv, ImU32_col)</text:p>
      <text:p text:style-name="Standard">:</text:p>
      <text:p text:style-name="Standard">[object Object]</text:p>
      <text:p text:style-name="Standard">ImDrawList_PrimWriteIdx(ImDrawList_ctx, ImDrawIdx_idx)</text:p>
      <text:p text:style-name="Standard">:</text:p>
      <text:p text:style-name="Standard">[object Object]</text:p>
      <text:p text:style-name="Standard">ImDrawList_PrimWriteVtx(ImDrawList_ctx, ImVec2_pos, ImVec2_uv, ImU32_col)</text:p>
      <text:p text:style-name="Standard">:</text:p>
      <text:p text:style-name="Standard">[object Object]</text:p>
      <text:p text:style-name="Standard">ImDrawList_PushClipRect(ImDrawList_ctx, ImVec2_clip_rect_min, ImVec2_clip_rect_max, bool_intersect_with_current_clip_rect)</text:p>
      <text:p text:style-name="Standard">:</text:p>
      <text:p text:style-name="Standard">[object Object]</text:p>
      <text:p text:style-name="Standard">ImDrawList_PushClipRectFullScreen(ImDrawList_ctx)</text:p>
      <text:p text:style-name="Standard">:</text:p>
      <text:p text:style-name="Standard">[object Object]</text:p>
      <text:p text:style-name="Standard">ImDrawList_PushTextureID(ImDrawList_ctx, ImTextureID_texture_id)</text:p>
      <text:p text:style-name="Standard">:</text:p>
      <text:p text:style-name="Standard">[object Object]</text:p>
      <text:p text:style-name="Standard">ImDrawList__ClearFreeMemory(ImDrawList_ctx)</text:p>
      <text:p text:style-name="Standard">:</text:p>
      <text:p text:style-name="Standard">[object Object]</text:p>
      <text:p text:style-name="Standard">ImDrawList__OnChangedClipRect(ImDrawList_ctx)</text:p>
      <text:p text:style-name="Standard">:</text:p>
      <text:p text:style-name="Standard">[object Object]</text:p>
      <text:p text:style-name="Standard">ImDrawList__OnChangedTextureID(ImDrawList_ctx)</text:p>
      <text:p text:style-name="Standard">:</text:p>
      <text:p text:style-name="Standard">[object Object]</text:p>
      <text:p text:style-name="Standard">ImDrawList__OnChangedVtxOffset(ImDrawList_ctx)</text:p>
      <text:p text:style-name="Standard"><text:soft-page-break/>:</text:p>
      <text:p text:style-name="Standard">[object Object]</text:p>
      <text:p text:style-name="Standard">ImDrawList__PopUnusedDrawCmd(ImDrawList_ctx)</text:p>
      <text:p text:style-name="Standard">:</text:p>
      <text:p text:style-name="Standard">[object Object]</text:p>
      <text:p text:style-name="Standard">ImDrawList__ResetForNewFrame(ImDrawList_ctx)</text:p>
      <text:p text:style-name="Standard">:</text:p>
      <text:p text:style-name="Standard">[object Object]</text:p>
      <text:p text:style-name="Standard">ImFont()</text:p>
      <text:p text:style-name="Standard">:</text:p>
      <text:p text:style-name="Standard">[object Object]</text:p>
      <text:p text:style-name="Standard">ImFontAtlas()</text:p>
      <text:p text:style-name="Standard">:</text:p>
      <text:p text:style-name="Standard">[object Object]</text:p>
      <text:p text:style-name="Standard">ImFontAtlasCustomRect()</text:p>
      <text:p text:style-name="Standard">:</text:p>
      <text:p text:style-name="Standard">[object Object]</text:p>
      <text:p text:style-name="Standard">ImFontAtlasCustomRectPtr()</text:p>
      <text:p text:style-name="Standard">:</text:p>
      <text:p text:style-name="Standard">[object Object]</text:p>
      <text:p text:style-name="Standard">ImFontAtlasCustomRect_IsPacked(ImFontAtlasCustomRect_ctx)</text:p>
      <text:p text:style-name="Standard">:</text:p>
      <text:p text:style-name="Standard">[object Object]</text:p>
      <text:p text:style-name="Standard">ImFontAtlasPtr()</text:p>
      <text:p text:style-name="Standard">:</text:p>
      <text:p text:style-name="Standard">[object Object]</text:p>
      <text:p text:style-name="Standard">ImFontAtlas_AddCustomRectFontGlyph(ImFontAtlas_ctx, ImFont_font, ImWchar_id, int_width, int_height, float_advance_x, ImVec2_offset)</text:p>
      <text:p text:style-name="Standard">:</text:p>
      <text:p text:style-name="Standard">[object Object]</text:p>
      <text:p text:style-name="Standard">ImFontAtlas_AddCustomRectRegular(ImFontAtlas_ctx, int_width, int_height)</text:p>
      <text:p text:style-name="Standard">:</text:p>
      <text:p text:style-name="Standard">[object Object]</text:p>
      <text:p text:style-name="Standard">ImFontAtlas_AddFont(ImFontAtlas_ctx, ImFontConfig_font_cfg)</text:p>
      <text:p text:style-name="Standard">:</text:p>
      <text:p text:style-name="Standard">[object Object]</text:p>
      <text:p text:style-name="Standard">ImFontAtlas_AddFontDefault(ImFontAtlas_ctx, ImFontConfig_font_cfg)</text:p>
      <text:p text:style-name="Standard">:</text:p>
      <text:p text:style-name="Standard">[object Object]</text:p>
      <text:p text:style-name="Standard">ImFontAtlas_AddFontFromFileTTF(ImFontAtlas_ctx, string_filename, float_size_pixels, ImFontConfig_font_cfg, ImWchar_glyph_ranges)</text:p>
      <text:p text:style-name="Standard">:</text:p>
      <text:p text:style-name="Standard">[object Object]</text:p>
      <text:p text:style-name="Standard">ImFontAtlas_AddFontFromMemoryCompressedBase85TTF(ImFontAtlas_ctx, string_compressed_font_data_base85, float_size_pixels, ImFontConfig_font_cfg, ImWchar_glyph_ranges)</text:p>
      <text:p text:style-name="Standard">:</text:p>
      <text:p text:style-name="Standard">[object Object]</text:p>
      <text:p text:style-name="Standard">ImFontAtlas_AddFontFromMemoryCompressedTTF(ImFontAtlas_ctx, void_compressed_font_data, int_compressed_font_size, float_size_pixels, ImFontConfig_font_cfg, ImWchar_glyph_ranges)</text:p>
      <text:p text:style-name="Standard">:</text:p>
      <text:p text:style-name="Standard">[object Object]</text:p>
      <text:p text:style-name="Standard">ImFontAtlas_AddFontFromMemoryTTF(ImFontAtlas_ctx, void_font_data, int_font_size, float_size_pixels, ImFontConfig_font_cfg, ImWchar_glyph_ranges)</text:p>
      <text:p text:style-name="Standard">:</text:p>
      <text:p text:style-name="Standard">[object Object]</text:p>
      <text:p text:style-name="Standard">ImFontAtlas_Build(ImFontAtlas_ctx)</text:p>
      <text:p text:style-name="Standard">:</text:p>
      <text:p text:style-name="Standard">[object Object]</text:p>
      <text:p text:style-name="Standard">ImFontAtlas_CalcCustomRectUV(ImFontAtlas_ctx, ImFontAtlasCustomRect_rect, ImVec2_out_uv_min, ImVec2_out_uv_max)</text:p>
      <text:p text:style-name="Standard"><text:soft-page-break/>:</text:p>
      <text:p text:style-name="Standard">[object Object]</text:p>
      <text:p text:style-name="Standard">ImFontAtlas_Clear(ImFontAtlas_ctx)</text:p>
      <text:p text:style-name="Standard">:</text:p>
      <text:p text:style-name="Standard">[object Object]</text:p>
      <text:p text:style-name="Standard">ImFontAtlas_ClearFonts(ImFontAtlas_ctx)</text:p>
      <text:p text:style-name="Standard">:</text:p>
      <text:p text:style-name="Standard">[object Object]</text:p>
      <text:p text:style-name="Standard">ImFontAtlas_ClearInputData(ImFontAtlas_ctx)</text:p>
      <text:p text:style-name="Standard">:</text:p>
      <text:p text:style-name="Standard">[object Object]</text:p>
      <text:p text:style-name="Standard">ImFontAtlas_ClearTexData(ImFontAtlas_ctx)</text:p>
      <text:p text:style-name="Standard">:</text:p>
      <text:p text:style-name="Standard">[object Object]</text:p>
      <text:p text:style-name="Standard">ImFontAtlas_GetCustomRectByIndex(ImFontAtlas_ctx, int_index)</text:p>
      <text:p text:style-name="Standard">:</text:p>
      <text:p text:style-name="Standard">[object Object]</text:p>
      <text:p text:style-name="Standard">ImFontAtlas_GetGlyphRangesChineseFull(ImFontAtlas_ctx)</text:p>
      <text:p text:style-name="Standard">:</text:p>
      <text:p text:style-name="Standard">[object Object]</text:p>
      <text:p text:style-name="Standard">ImFontAtlas_GetGlyphRangesChineseSimplifiedCommon(ImFontAtlas_ctx)</text:p>
      <text:p text:style-name="Standard">:</text:p>
      <text:p text:style-name="Standard">[object Object]</text:p>
      <text:p text:style-name="Standard">ImFontAtlas_GetGlyphRangesCyrillic(ImFontAtlas_ctx)</text:p>
      <text:p text:style-name="Standard">:</text:p>
      <text:p text:style-name="Standard">[object Object]</text:p>
      <text:p text:style-name="Standard">ImFontAtlas_GetGlyphRangesDefault(ImFontAtlas_ctx)</text:p>
      <text:p text:style-name="Standard">:</text:p>
      <text:p text:style-name="Standard">[object Object]</text:p>
      <text:p text:style-name="Standard">ImFontAtlas_GetGlyphRangesJapanese(ImFontAtlas_ctx)</text:p>
      <text:p text:style-name="Standard">:</text:p>
      <text:p text:style-name="Standard">[object Object]</text:p>
      <text:p text:style-name="Standard">ImFontAtlas_GetGlyphRangesKorean(ImFontAtlas_ctx)</text:p>
      <text:p text:style-name="Standard">:</text:p>
      <text:p text:style-name="Standard">[object Object]</text:p>
      <text:p text:style-name="Standard">ImFontAtlas_GetGlyphRangesThai(ImFontAtlas_ctx)</text:p>
      <text:p text:style-name="Standard">:</text:p>
      <text:p text:style-name="Standard">[object Object]</text:p>
      <text:p text:style-name="Standard">ImFontAtlas_GetGlyphRangesVietnamese(ImFontAtlas_ctx)</text:p>
      <text:p text:style-name="Standard">:</text:p>
      <text:p text:style-name="Standard">[object Object]</text:p>
      <text:p text:style-name="Standard">ImFontAtlas_GetMouseCursorTexData(ImFontAtlas_ctx, ImGuiMouseCursor_cursor, ImVec2_out_offset, ImVec2_out_size, ImVec2Ptr_out_uv_border, ImVec2Ptr_out_uv_fill)</text:p>
      <text:p text:style-name="Standard">:</text:p>
      <text:p text:style-name="Standard">[object Object]</text:p>
      <text:p text:style-name="Standard">ImFontAtlas_GetTexDataAsAlpha8(ImFontAtlas_ctx, string_out_pixels, int_out_width, int_out_height, int_out_bytes_per_pixel)</text:p>
      <text:p text:style-name="Standard">:</text:p>
      <text:p text:style-name="Standard">[object Object]</text:p>
      <text:p text:style-name="Standard">ImFontAtlas_GetTexDataAsRGBA32(ImFontAtlas_ctx, string_out_pixels, int_out_width, int_out_height, int_out_bytes_per_pixel)</text:p>
      <text:p text:style-name="Standard">:</text:p>
      <text:p text:style-name="Standard">[object Object]</text:p>
      <text:p text:style-name="Standard">ImFontAtlas_IsBuilt(ImFontAtlas_ctx)</text:p>
      <text:p text:style-name="Standard">:</text:p>
      <text:p text:style-name="Standard">[object Object]</text:p>
      <text:p text:style-name="Standard">ImFontAtlas_SetTexID(ImFontAtlas_ctx, ImTextureID_id)</text:p>
      <text:p text:style-name="Standard"><text:soft-page-break/>:</text:p>
      <text:p text:style-name="Standard">[object Object]</text:p>
      <text:p text:style-name="Standard">ImFontConfig()</text:p>
      <text:p text:style-name="Standard">:</text:p>
      <text:p text:style-name="Standard">[object Object]</text:p>
      <text:p text:style-name="Standard">ImFontConfigPtr()</text:p>
      <text:p text:style-name="Standard">:</text:p>
      <text:p text:style-name="Standard">[object Object]</text:p>
      <text:p text:style-name="Standard">ImFontGlyphRangesBuilder()</text:p>
      <text:p text:style-name="Standard">:</text:p>
      <text:p text:style-name="Standard">[object Object]</text:p>
      <text:p text:style-name="Standard">ImFontGlyphRangesBuilderPtr()</text:p>
      <text:p text:style-name="Standard">:</text:p>
      <text:p text:style-name="Standard">[object Object]</text:p>
      <text:p text:style-name="Standard">ImFontGlyphRangesBuilder_AddChar(ImFontGlyphRangesBuilder_ctx, ImWchar_c)</text:p>
      <text:p text:style-name="Standard">:</text:p>
      <text:p text:style-name="Standard">[object Object]</text:p>
      <text:p text:style-name="Standard">ImFontGlyphRangesBuilder_AddRanges(ImFontGlyphRangesBuilder_ctx, ImWchar_ranges)</text:p>
      <text:p text:style-name="Standard">:</text:p>
      <text:p text:style-name="Standard">[object Object]</text:p>
      <text:p text:style-name="Standard">ImFontGlyphRangesBuilder_AddText(ImFontGlyphRangesBuilder_ctx, string_text, string_text_end)</text:p>
      <text:p text:style-name="Standard">:</text:p>
      <text:p text:style-name="Standard">[object Object]</text:p>
      <text:p text:style-name="Standard">ImFontGlyphRangesBuilder_Clear(ImFontGlyphRangesBuilder_ctx)</text:p>
      <text:p text:style-name="Standard">:</text:p>
      <text:p text:style-name="Standard">[object Object]</text:p>
      <text:p text:style-name="Standard">ImFontGlyphRangesBuilder_GetBit(ImFontGlyphRangesBuilder_ctx, size_t_n)</text:p>
      <text:p text:style-name="Standard">:</text:p>
      <text:p text:style-name="Standard">[object Object]</text:p>
      <text:p text:style-name="Standard">ImFontGlyphRangesBuilder_SetBit(ImFontGlyphRangesBuilder_ctx, size_t_n)</text:p>
      <text:p text:style-name="Standard">:</text:p>
      <text:p text:style-name="Standard">[object Object]</text:p>
      <text:p text:style-name="Standard">ImFontPtr()</text:p>
      <text:p text:style-name="Standard">:</text:p>
      <text:p text:style-name="Standard">[object Object]</text:p>
      <text:p text:style-name="Standard">ImFont_AddGlyph(ImFont_ctx, ImFontConfig_src_cfg, ImWchar_c, float_x0, float_y0, float_x1, float_y1, float_u0, float_v0, float_u1, float_v1, float_advance_x)</text:p>
      <text:p text:style-name="Standard">:</text:p>
      <text:p text:style-name="Standard">[object Object]</text:p>
      <text:p text:style-name="Standard">ImFont_AddRemapChar(ImFont_ctx, ImWchar_dst, ImWchar_src, bool_overwrite_dst)</text:p>
      <text:p text:style-name="Standard">:</text:p>
      <text:p text:style-name="Standard">[object Object]</text:p>
      <text:p text:style-name="Standard">ImFont_BuildLookupTable(ImFont_ctx)</text:p>
      <text:p text:style-name="Standard">:</text:p>
      <text:p text:style-name="Standard">[object Object]</text:p>
      <text:p text:style-name="Standard">ImFont_CalcTextSizeA(ImFont_ctx, float_size, float_max_width, float_wrap_width, string_text_begin, string_text_end, string_remaining)</text:p>
      <text:p text:style-name="Standard">:</text:p>
      <text:p text:style-name="Standard">[object Object]</text:p>
      <text:p text:style-name="Standard">ImFont_CalcWordWrapPositionA(ImFont_ctx, float_scale, string_text, string_text_end, float_wrap_width)</text:p>
      <text:p text:style-name="Standard">:</text:p>
      <text:p text:style-name="Standard">[object Object]</text:p>
      <text:p text:style-name="Standard">ImFont_ClearOutputData(ImFont_ctx)</text:p>
      <text:p text:style-name="Standard">:</text:p>
      <text:p text:style-name="Standard">[object Object]</text:p>
      <text:p text:style-name="Standard">ImFont_FindGlyph(ImFont_ctx, ImWchar_c)</text:p>
      <text:p text:style-name="Standard"><text:soft-page-break/>:</text:p>
      <text:p text:style-name="Standard">[object Object]</text:p>
      <text:p text:style-name="Standard">ImFont_FindGlyphNoFallback(ImFont_ctx, ImWchar_c)</text:p>
      <text:p text:style-name="Standard">:</text:p>
      <text:p text:style-name="Standard">[object Object]</text:p>
      <text:p text:style-name="Standard">ImFont_GetCharAdvance(ImFont_ctx, ImWchar_c)</text:p>
      <text:p text:style-name="Standard">:</text:p>
      <text:p text:style-name="Standard">[object Object]</text:p>
      <text:p text:style-name="Standard">ImFont_GetDebugName(ImFont_ctx)</text:p>
      <text:p text:style-name="Standard">:</text:p>
      <text:p text:style-name="Standard">[object Object]</text:p>
      <text:p text:style-name="Standard">ImFont_GrowIndex(ImFont_ctx, int_new_size)</text:p>
      <text:p text:style-name="Standard">:</text:p>
      <text:p text:style-name="Standard">[object Object]</text:p>
      <text:p text:style-name="Standard">ImFont_IsGlyphRangeUnused(ImFont_ctx, int_c_begin, int_c_last)</text:p>
      <text:p text:style-name="Standard">:</text:p>
      <text:p text:style-name="Standard">[object Object]</text:p>
      <text:p text:style-name="Standard">ImFont_IsLoaded(ImFont_ctx)</text:p>
      <text:p text:style-name="Standard">:</text:p>
      <text:p text:style-name="Standard">[object Object]</text:p>
      <text:p text:style-name="Standard">ImFont_RenderChar(ImFont_ctx, ImDrawList_draw_list, float_size, ImVec2_pos, ImU32_col, ImWchar_c)</text:p>
      <text:p text:style-name="Standard">:</text:p>
      <text:p text:style-name="Standard">[object Object]</text:p>
      <text:p text:style-name="Standard">ImFont_RenderText(ImFont_ctx, ImDrawList_draw_list, float_size, ImVec2_pos, ImU32_col, ImVec4_clip_rect, string_text_begin, string_text_end, float_wrap_width, bool_cpu_fine_clip)</text:p>
      <text:p text:style-name="Standard">:</text:p>
      <text:p text:style-name="Standard">[object Object]</text:p>
      <text:p text:style-name="Standard">ImFont_SetFallbackChar(ImFont_ctx, ImWchar_c)</text:p>
      <text:p text:style-name="Standard">:</text:p>
      <text:p text:style-name="Standard">[object Object]</text:p>
      <text:p text:style-name="Standard">ImFont_SetGlyphVisible(ImFont_ctx, ImWchar_c, bool_visible)</text:p>
      <text:p text:style-name="Standard">:</text:p>
      <text:p text:style-name="Standard">[object Object]</text:p>
      <text:p text:style-name="Standard">ImGuiIO()</text:p>
      <text:p text:style-name="Standard">:</text:p>
      <text:p text:style-name="Standard">[object Object]</text:p>
      <text:p text:style-name="Standard">ImGuiIOPtr()</text:p>
      <text:p text:style-name="Standard">:</text:p>
      <text:p text:style-name="Standard">[object Object]</text:p>
      <text:p text:style-name="Standard">ImGuiIO_AddInputCharacter(ImGuiIO_ctx, int_c)</text:p>
      <text:p text:style-name="Standard">:</text:p>
      <text:p text:style-name="Standard">[object Object]</text:p>
      <text:p text:style-name="Standard">ImGuiIO_AddInputCharacterUTF16(ImGuiIO_ctx, ImWchar16_c)</text:p>
      <text:p text:style-name="Standard">:</text:p>
      <text:p text:style-name="Standard">[object Object]</text:p>
      <text:p text:style-name="Standard">ImGuiIO_AddInputCharactersUTF8(ImGuiIO_ctx, string_str)</text:p>
      <text:p text:style-name="Standard">:</text:p>
      <text:p text:style-name="Standard">[object Object]</text:p>
      <text:p text:style-name="Standard">ImGuiIO_ClearInputCharacters(ImGuiIO_ctx)</text:p>
      <text:p text:style-name="Standard">:</text:p>
      <text:p text:style-name="Standard">[object Object]</text:p>
      <text:p text:style-name="Standard">ImGuiInputTextCallbackData()</text:p>
      <text:p text:style-name="Standard">:</text:p>
      <text:p text:style-name="Standard">[object Object]</text:p>
      <text:p text:style-name="Standard">ImGuiInputTextCallbackDataPtr()</text:p>
      <text:p text:style-name="Standard"><text:soft-page-break/>:</text:p>
      <text:p text:style-name="Standard">[object Object]</text:p>
      <text:p text:style-name="Standard">ImGuiInputTextCallbackData_ClearSelection(ImGuiInputTextCallbackData_ctx)</text:p>
      <text:p text:style-name="Standard">:</text:p>
      <text:p text:style-name="Standard">[object Object]</text:p>
      <text:p text:style-name="Standard">ImGuiInputTextCallbackData_DeleteChars(ImGuiInputTextCallbackData_ctx, int_pos, int_bytes_count)</text:p>
      <text:p text:style-name="Standard">:</text:p>
      <text:p text:style-name="Standard">[object Object]</text:p>
      <text:p text:style-name="Standard">ImGuiInputTextCallbackData_HasSelection(ImGuiInputTextCallbackData_ctx)</text:p>
      <text:p text:style-name="Standard">:</text:p>
      <text:p text:style-name="Standard">[object Object]</text:p>
      <text:p text:style-name="Standard">ImGuiInputTextCallbackData_InsertChars(ImGuiInputTextCallbackData_ctx, int_pos, string_text, string_text_end)</text:p>
      <text:p text:style-name="Standard">:</text:p>
      <text:p text:style-name="Standard">[object Object]</text:p>
      <text:p text:style-name="Standard">ImGuiInputTextCallbackData_SelectAll(ImGuiInputTextCallbackData_ctx)</text:p>
      <text:p text:style-name="Standard">:</text:p>
      <text:p text:style-name="Standard">[object Object]</text:p>
      <text:p text:style-name="Standard">ImGuiListClipper()</text:p>
      <text:p text:style-name="Standard">:</text:p>
      <text:p text:style-name="Standard">[object Object]</text:p>
      <text:p text:style-name="Standard">ImGuiListClipperPtr()</text:p>
      <text:p text:style-name="Standard">:</text:p>
      <text:p text:style-name="Standard">[object Object]</text:p>
      <text:p text:style-name="Standard">ImGuiListClipper_Begin(ImGuiListClipper_ctx, int_items_count, float_items_height)</text:p>
      <text:p text:style-name="Standard">:</text:p>
      <text:p text:style-name="Standard">[object Object]</text:p>
      <text:p text:style-name="Standard">ImGuiListClipper_End(ImGuiListClipper_ctx)</text:p>
      <text:p text:style-name="Standard">:</text:p>
      <text:p text:style-name="Standard">[object Object]</text:p>
      <text:p text:style-name="Standard">ImGuiListClipper_Step(ImGuiListClipper_ctx)</text:p>
      <text:p text:style-name="Standard">:</text:p>
      <text:p text:style-name="Standard">[object Object]</text:p>
      <text:p text:style-name="Standard">ImGuiPayload()</text:p>
      <text:p text:style-name="Standard">:</text:p>
      <text:p text:style-name="Standard">[object Object]</text:p>
      <text:p text:style-name="Standard">ImGuiPayloadPtr()</text:p>
      <text:p text:style-name="Standard">:</text:p>
      <text:p text:style-name="Standard">[object Object]</text:p>
      <text:p text:style-name="Standard">ImGuiPayload_Clear(ImGuiPayload_ctx)</text:p>
      <text:p text:style-name="Standard">:</text:p>
      <text:p text:style-name="Standard">[object Object]</text:p>
      <text:p text:style-name="Standard">ImGuiPayload_IsDataType(ImGuiPayload_ctx, string_type)</text:p>
      <text:p text:style-name="Standard">:</text:p>
      <text:p text:style-name="Standard">[object Object]</text:p>
      <text:p text:style-name="Standard">ImGuiPayload_IsDelivery(ImGuiPayload_ctx)</text:p>
      <text:p text:style-name="Standard">:</text:p>
      <text:p text:style-name="Standard">[object Object]</text:p>
      <text:p text:style-name="Standard">ImGuiPayload_IsPreview(ImGuiPayload_ctx)</text:p>
      <text:p text:style-name="Standard">:</text:p>
      <text:p text:style-name="Standard">[object Object]</text:p>
      <text:p text:style-name="Standard">ImGuiPlatformIO()</text:p>
      <text:p text:style-name="Standard">:</text:p>
      <text:p text:style-name="Standard">[object Object]</text:p>
      <text:p text:style-name="Standard">ImGuiPlatformIOPtr()</text:p>
      <text:p text:style-name="Standard"><text:soft-page-break/>:</text:p>
      <text:p text:style-name="Standard">[object Object]</text:p>
      <text:p text:style-name="Standard">ImGuiPlatformMonitor()</text:p>
      <text:p text:style-name="Standard">:</text:p>
      <text:p text:style-name="Standard">[object Object]</text:p>
      <text:p text:style-name="Standard">ImGuiPlatformMonitorPtr()</text:p>
      <text:p text:style-name="Standard">:</text:p>
      <text:p text:style-name="Standard">[object Object]</text:p>
      <text:p text:style-name="Standard">ImGuiStorage_BuildSortByKey(ImGuiStorage_ctx)</text:p>
      <text:p text:style-name="Standard">:</text:p>
      <text:p text:style-name="Standard">[object Object]</text:p>
      <text:p text:style-name="Standard">ImGuiStorage_Clear(ImGuiStorage_ctx)</text:p>
      <text:p text:style-name="Standard">:</text:p>
      <text:p text:style-name="Standard">[object Object]</text:p>
      <text:p text:style-name="Standard">ImGuiStorage_GetBool(ImGuiStorage_ctx, ImGuiID_key, bool_default_val)</text:p>
      <text:p text:style-name="Standard">:</text:p>
      <text:p text:style-name="Standard">[object Object]</text:p>
      <text:p text:style-name="Standard">ImGuiStorage_GetBoolRef(ImGuiStorage_ctx, ImGuiID_key, bool_default_val)</text:p>
      <text:p text:style-name="Standard">:</text:p>
      <text:p text:style-name="Standard">[object Object]</text:p>
      <text:p text:style-name="Standard">ImGuiStorage_GetFloat(ImGuiStorage_ctx, ImGuiID_key, float_default_val)</text:p>
      <text:p text:style-name="Standard">:</text:p>
      <text:p text:style-name="Standard">[object Object]</text:p>
      <text:p text:style-name="Standard">ImGuiStorage_GetFloatRef(ImGuiStorage_ctx, ImGuiID_key, float_default_val)</text:p>
      <text:p text:style-name="Standard">:</text:p>
      <text:p text:style-name="Standard">[object Object]</text:p>
      <text:p text:style-name="Standard">ImGuiStorage_GetInt(ImGuiStorage_ctx, ImGuiID_key, int_default_val)</text:p>
      <text:p text:style-name="Standard">:</text:p>
      <text:p text:style-name="Standard">[object Object]</text:p>
      <text:p text:style-name="Standard">ImGuiStorage_GetIntRef(ImGuiStorage_ctx, ImGuiID_key, int_default_val)</text:p>
      <text:p text:style-name="Standard">:</text:p>
      <text:p text:style-name="Standard">[object Object]</text:p>
      <text:p text:style-name="Standard">ImGuiStorage_GetVoidPtr(ImGuiStorage_ctx, ImGuiID_key)</text:p>
      <text:p text:style-name="Standard">:</text:p>
      <text:p text:style-name="Standard">[object Object]</text:p>
      <text:p text:style-name="Standard">ImGuiStorage_GetVoidPtrRef(ImGuiStorage_ctx, ImGuiID_key, void_default_val)</text:p>
      <text:p text:style-name="Standard">:</text:p>
      <text:p text:style-name="Standard">[object Object]</text:p>
      <text:p text:style-name="Standard">ImGuiStorage_SetAllInt(ImGuiStorage_ctx, int_val)</text:p>
      <text:p text:style-name="Standard">:</text:p>
      <text:p text:style-name="Standard">[object Object]</text:p>
      <text:p text:style-name="Standard">ImGuiStorage_SetBool(ImGuiStorage_ctx, ImGuiID_key, bool_val)</text:p>
      <text:p text:style-name="Standard">:</text:p>
      <text:p text:style-name="Standard">[object Object]</text:p>
      <text:p text:style-name="Standard">ImGuiStorage_SetFloat(ImGuiStorage_ctx, ImGuiID_key, float_val)</text:p>
      <text:p text:style-name="Standard">:</text:p>
      <text:p text:style-name="Standard">[object Object]</text:p>
      <text:p text:style-name="Standard">ImGuiStorage_SetInt(ImGuiStorage_ctx, ImGuiID_key, int_val)</text:p>
      <text:p text:style-name="Standard">:</text:p>
      <text:p text:style-name="Standard">[object Object]</text:p>
      <text:p text:style-name="Standard">ImGuiStorage_SetVoidPtr(ImGuiStorage_ctx, ImGuiID_key, void_val)</text:p>
      <text:p text:style-name="Standard">:</text:p>
      <text:p text:style-name="Standard">[object Object]</text:p>
      <text:p text:style-name="Standard">ImGuiStyle()</text:p>
      <text:p text:style-name="Standard"><text:soft-page-break/>:</text:p>
      <text:p text:style-name="Standard">[object Object]</text:p>
      <text:p text:style-name="Standard">ImGuiStylePtr()</text:p>
      <text:p text:style-name="Standard">:</text:p>
      <text:p text:style-name="Standard">[object Object]</text:p>
      <text:p text:style-name="Standard">ImGuiStyle_ScaleAllSizes(ImGuiStyle_ctx, float_scale_factor)</text:p>
      <text:p text:style-name="Standard">:</text:p>
      <text:p text:style-name="Standard">[object Object]</text:p>
      <text:p text:style-name="Standard">ImGuiTableColumnSortSpecs()</text:p>
      <text:p text:style-name="Standard">:</text:p>
      <text:p text:style-name="Standard">[object Object]</text:p>
      <text:p text:style-name="Standard">ImGuiTableColumnSortSpecsPtr()</text:p>
      <text:p text:style-name="Standard">:</text:p>
      <text:p text:style-name="Standard">[object Object]</text:p>
      <text:p text:style-name="Standard">ImGuiTableSortSpecs()</text:p>
      <text:p text:style-name="Standard">:</text:p>
      <text:p text:style-name="Standard">[object Object]</text:p>
      <text:p text:style-name="Standard">ImGuiTableSortSpecsPtr()</text:p>
      <text:p text:style-name="Standard">:</text:p>
      <text:p text:style-name="Standard">[object Object]</text:p>
      <text:p text:style-name="Standard">ImGuiTextBuffer()</text:p>
      <text:p text:style-name="Standard">:</text:p>
      <text:p text:style-name="Standard">[object Object]</text:p>
      <text:p text:style-name="Standard">ImGuiTextBufferPtr()</text:p>
      <text:p text:style-name="Standard">:</text:p>
      <text:p text:style-name="Standard">[object Object]</text:p>
      <text:p text:style-name="Standard">ImGuiTextBuffer_append(ImGuiTextBuffer_ctx, string_str, string_str_end)</text:p>
      <text:p text:style-name="Standard">:</text:p>
      <text:p text:style-name="Standard">[object Object]</text:p>
      <text:p text:style-name="Standard">ImGuiTextBuffer_appendfv(ImGuiTextBuffer_ctx, string_fmt, va_list_args)</text:p>
      <text:p text:style-name="Standard">:</text:p>
      <text:p text:style-name="Standard">[object Object]</text:p>
      <text:p text:style-name="Standard">ImGuiTextBuffer_begin(ImGuiTextBuffer_ctx)</text:p>
      <text:p text:style-name="Standard">:</text:p>
      <text:p text:style-name="Standard">[object Object]</text:p>
      <text:p text:style-name="Standard">ImGuiTextBuffer_c_str(ImGuiTextBuffer_ctx)</text:p>
      <text:p text:style-name="Standard">:</text:p>
      <text:p text:style-name="Standard">[object Object]</text:p>
      <text:p text:style-name="Standard">ImGuiTextBuffer_clear(ImGuiTextBuffer_ctx)</text:p>
      <text:p text:style-name="Standard">:</text:p>
      <text:p text:style-name="Standard">[object Object]</text:p>
      <text:p text:style-name="Standard">ImGuiTextBuffer_empty(ImGuiTextBuffer_ctx)</text:p>
      <text:p text:style-name="Standard">:</text:p>
      <text:p text:style-name="Standard">[object Object]</text:p>
      <text:p text:style-name="Standard">ImGuiTextBuffer_end(ImGuiTextBuffer_ctx)</text:p>
      <text:p text:style-name="Standard">:</text:p>
      <text:p text:style-name="Standard">[object Object]</text:p>
      <text:p text:style-name="Standard">ImGuiTextBuffer_reserve(ImGuiTextBuffer_ctx, int_capacity)</text:p>
      <text:p text:style-name="Standard">:</text:p>
      <text:p text:style-name="Standard">[object Object]</text:p>
      <text:p text:style-name="Standard">ImGuiTextBuffer_size(ImGuiTextBuffer_ctx)</text:p>
      <text:p text:style-name="Standard">:</text:p>
      <text:p text:style-name="Standard">[object Object]</text:p>
      <text:p text:style-name="Standard">ImGuiTextFilter(default_filter)</text:p>
      <text:p text:style-name="Standard"><text:soft-page-break/>:</text:p>
      <text:p text:style-name="Standard">[object Object]</text:p>
      <text:p text:style-name="Standard">ImGuiTextFilterPtr(default_filter)</text:p>
      <text:p text:style-name="Standard">:</text:p>
      <text:p text:style-name="Standard">[object Object]</text:p>
      <text:p text:style-name="Standard">ImGuiTextFilter_Build(ImGuiTextFilter_ctx)</text:p>
      <text:p text:style-name="Standard">:</text:p>
      <text:p text:style-name="Standard">[object Object]</text:p>
      <text:p text:style-name="Standard">ImGuiTextFilter_Clear(ImGuiTextFilter_ctx)</text:p>
      <text:p text:style-name="Standard">:</text:p>
      <text:p text:style-name="Standard">[object Object]</text:p>
      <text:p text:style-name="Standard">ImGuiTextFilter_Draw(ImGuiTextFilter_ctx, string_label, float_width)</text:p>
      <text:p text:style-name="Standard">:</text:p>
      <text:p text:style-name="Standard">[object Object]</text:p>
      <text:p text:style-name="Standard">ImGuiTextFilter_IsActive(ImGuiTextFilter_ctx)</text:p>
      <text:p text:style-name="Standard">:</text:p>
      <text:p text:style-name="Standard">[object Object]</text:p>
      <text:p text:style-name="Standard">ImGuiTextFilter_PassFilter(ImGuiTextFilter_ctx, string_text, string_text_end)</text:p>
      <text:p text:style-name="Standard">:</text:p>
      <text:p text:style-name="Standard">[object Object]</text:p>
      <text:p text:style-name="Standard">ImGuiViewport()</text:p>
      <text:p text:style-name="Standard">:</text:p>
      <text:p text:style-name="Standard">[object Object]</text:p>
      <text:p text:style-name="Standard">ImGuiViewportPtr()</text:p>
      <text:p text:style-name="Standard">:</text:p>
      <text:p text:style-name="Standard">[object Object]</text:p>
      <text:p text:style-name="Standard">ImGuiViewport_GetCenter(ImGuiViewport_ctx)</text:p>
      <text:p text:style-name="Standard">:</text:p>
      <text:p text:style-name="Standard">[object Object]</text:p>
      <text:p text:style-name="Standard">ImGuiViewport_GetWorkPos(ImGuiViewport_ctx)</text:p>
      <text:p text:style-name="Standard">:</text:p>
      <text:p text:style-name="Standard">[object Object]</text:p>
      <text:p text:style-name="Standard">ImGuiViewport_GetWorkSize(ImGuiViewport_ctx)</text:p>
      <text:p text:style-name="Standard">:</text:p>
      <text:p text:style-name="Standard">[object Object]</text:p>
      <text:p text:style-name="Standard">ImGuiWindowClass()</text:p>
      <text:p text:style-name="Standard">:</text:p>
      <text:p text:style-name="Standard">[object Object]</text:p>
      <text:p text:style-name="Standard">ImGuiWindowClassPtr()</text:p>
      <text:p text:style-name="Standard">:</text:p>
      <text:p text:style-name="Standard">[object Object]</text:p>
      <text:p text:style-name="Standard">ImTextureHandler(path)</text:p>
      <text:p text:style-name="Standard">:</text:p>
      <text:p text:style-name="Standard">[object Object]</text:p>
      <text:p text:style-name="Standard">ImVec2(x, y)</text:p>
      <text:p text:style-name="Standard">:</text:p>
      <text:p text:style-name="Standard">[object Object]</text:p>
      <text:p text:style-name="Standard">ImVec2Ptr(x, y)</text:p>
      <text:p text:style-name="Standard">:</text:p>
      <text:p text:style-name="Standard">[object Object]</text:p>
      <text:p text:style-name="Standard">ImVec3(x, y, z)</text:p>
      <text:p text:style-name="Standard">:</text:p>
      <text:p text:style-name="Standard">[object Object]</text:p>
      <text:p text:style-name="Standard">ImVec3Ptr(x, y, z)</text:p>
      <text:p text:style-name="Standard"><text:soft-page-break/>:</text:p>
      <text:p text:style-name="Standard">[object Object]</text:p>
      <text:p text:style-name="Standard">ImVec4(x, y, z, w)</text:p>
      <text:p text:style-name="Standard">:</text:p>
      <text:p text:style-name="Standard">[object Object]</text:p>
      <text:p text:style-name="Standard">ImVec4Ptr(x, y, z, w)</text:p>
      <text:p text:style-name="Standard">:</text:p>
      <text:p text:style-name="Standard">[object Object]</text:p>
      <text:p text:style-name="Standard">ImVec4ToFloatPtr(imVec4)</text:p>
      <text:p text:style-name="Standard">:</text:p>
      <text:p text:style-name="Standard">[object Object]</text:p>
      <text:p text:style-name="Standard">Image(ImTextureID_user_texture_id, ImVec2_size, ImVec2_uv0, ImVec2_uv1, ImVec4_tint_col, ImVec4_border_col)</text:p>
      <text:p text:style-name="Standard">:</text:p>
      <text:p text:style-name="Standard">[object Object]</text:p>
      <text:p text:style-name="Standard">ImageButton(ImTextureID_user_texture_id, ImVec2_size, ImVec2_uv0, ImVec2_uv1, int_frame_padding, ImVec4_bg_col, ImVec4_tint_col)</text:p>
      <text:p text:style-name="Standard">:</text:p>
      <text:p text:style-name="Standard">[object Object]</text:p>
      <text:p text:style-name="Standard">Indent(float_indent_w)</text:p>
      <text:p text:style-name="Standard">:</text:p>
      <text:p text:style-name="Standard">[object Object]</text:p>
      <text:p text:style-name="Standard">InputDouble(string_label, double_v, double_step, double_step_fast, string_format, ImGuiInputTextFlags_flags)</text:p>
      <text:p text:style-name="Standard">:</text:p>
      <text:p text:style-name="Standard">[object Object]</text:p>
      <text:p text:style-name="Standard">InputFloat(string_label, float_v, float_step, float_step_fast, string_format, ImGuiInputTextFlags_flags)</text:p>
      <text:p text:style-name="Standard">:</text:p>
      <text:p text:style-name="Standard">[object Object]</text:p>
      <text:p text:style-name="Standard">InputFloat2(string_label, floatPtr_v, string_format, ImGuiInputTextFlags_flags)</text:p>
      <text:p text:style-name="Standard">:</text:p>
      <text:p text:style-name="Standard">[object Object]</text:p>
      <text:p text:style-name="Standard">InputFloat3(string_label, floatPtr_v, string_format, ImGuiInputTextFlags_flags)</text:p>
      <text:p text:style-name="Standard">:</text:p>
      <text:p text:style-name="Standard">[object Object]</text:p>
      <text:p text:style-name="Standard">InputFloat4(string_label, floatPtr_v, string_format, ImGuiInputTextFlags_flags)</text:p>
      <text:p text:style-name="Standard">:</text:p>
      <text:p text:style-name="Standard">[object Object]</text:p>
      <text:p text:style-name="Standard">InputInt(string_label, int_v, int_step, int_step_fast, ImGuiInputTextFlags_flags)</text:p>
      <text:p text:style-name="Standard">:</text:p>
      <text:p text:style-name="Standard">[object Object]</text:p>
      <text:p text:style-name="Standard">InputInt2(string_label, intPtr_v, ImGuiInputTextFlags_flags)</text:p>
      <text:p text:style-name="Standard">:</text:p>
      <text:p text:style-name="Standard">[object Object]</text:p>
      <text:p text:style-name="Standard">InputInt3(string_label, intPtr_v, ImGuiInputTextFlags_flags)</text:p>
      <text:p text:style-name="Standard">:</text:p>
      <text:p text:style-name="Standard">[object Object]</text:p>
      <text:p text:style-name="Standard">InputInt4(string_label, intPtr_v, ImGuiInputTextFlags_flags)</text:p>
      <text:p text:style-name="Standard">:</text:p>
      <text:p text:style-name="Standard">[object Object]</text:p>
      <text:p text:style-name="Standard">InputScalar(string_label, ImGuiDataType_data_type, void_p_data, void_p_step, void_p_step_fast, string_format, ImGuiInputTextFlags_flags)</text:p>
      <text:p text:style-name="Standard">:</text:p>
      <text:p text:style-name="Standard">[object Object]</text:p>
      <text:p text:style-name="Standard">InputScalarN(string_label, ImGuiDataType_data_type, void_p_data, int_components, void_p_step, void_p_step_fast, string_format, ImGuiInputTextFlags_flags)</text:p>
      <text:p text:style-name="Standard">:</text:p>
      <text:p text:style-name="Standard">[object Object]</text:p>
      <text:p text:style-name="Standard">InputText(label, buf, buf_size, flags, callback, user_data, editEnded)</text:p>
      <text:p text:style-name="Standard"><text:soft-page-break/>:</text:p>
      <text:p text:style-name="Standard">[object Object]</text:p>
      <text:p text:style-name="Standard">InputTextMultiline(label, buf, buf_size, size, flags, callback, user_data)</text:p>
      <text:p text:style-name="Standard">:</text:p>
      <text:p text:style-name="Standard">[object Object]</text:p>
      <text:p text:style-name="Standard">InputTextWithHint(string_label, string_hint, string_buf, size_t_buf_size, ImGuiInputTextFlags_flags, ImGuiInputTextCallback_callback, void_user_data)</text:p>
      <text:p text:style-name="Standard">:</text:p>
      <text:p text:style-name="Standard">[object Object]</text:p>
      <text:p text:style-name="Standard">Int(x)</text:p>
      <text:p text:style-name="Standard">:</text:p>
      <text:p text:style-name="Standard">[object Object]</text:p>
      <text:p text:style-name="Standard">IntPtr(x)</text:p>
      <text:p text:style-name="Standard">:</text:p>
      <text:p text:style-name="Standard">[object Object]</text:p>
      <text:p text:style-name="Standard">InvisibleButton(string_str_id, ImVec2_size, ImGuiButtonFlags_flags)</text:p>
      <text:p text:style-name="Standard">:</text:p>
      <text:p text:style-name="Standard">[object Object]</text:p>
      <text:p text:style-name="Standard">IoFontsGetCount()</text:p>
      <text:p text:style-name="Standard">[1]</text:p>
      <text:p text:style-name="Standard">0</text:p>
      <text:p text:style-name="Standard">:</text:p>
      <text:p text:style-name="Standard">for index=0, ui_imgui.IoFontsGetCount() - 1 do</text:p>
      <text:p text:style-name="Standard">IoFontsGetName(index)</text:p>
      <text:p text:style-name="Standard">[2]</text:p>
      <text:p text:style-name="Standard">0</text:p>
      <text:p text:style-name="Standard">:</text:p>
      <text:p text:style-name="Standard">if string.startswith(ffi.string(ui_imgui.IoFontsGetName(index)), translateLanguage("ui.fonts.filename", "segoeui.ttf")) then</text:p>
      <text:p text:style-name="Standard">1</text:p>
      <text:p text:style-name="Standard">:</text:p>
      <text:p text:style-name="Standard">log("D", "settings", "set font: " .. ffi.string(ui_imgui.IoFontsGetName(index)))</text:p>
      <text:p text:style-name="Standard">IsAnyItemActive()</text:p>
      <text:p text:style-name="Standard">:</text:p>
      <text:p text:style-name="Standard">[object Object]</text:p>
      <text:p text:style-name="Standard">IsAnyItemFocused()</text:p>
      <text:p text:style-name="Standard">:</text:p>
      <text:p text:style-name="Standard">[object Object]</text:p>
      <text:p text:style-name="Standard">IsAnyItemHovered()</text:p>
      <text:p text:style-name="Standard">:</text:p>
      <text:p text:style-name="Standard">[object Object]</text:p>
      <text:p text:style-name="Standard">IsAnyMouseDown()</text:p>
      <text:p text:style-name="Standard">:</text:p>
      <text:p text:style-name="Standard">[object Object]</text:p>
      <text:p text:style-name="Standard">IsItemActivated()</text:p>
      <text:p text:style-name="Standard">:</text:p>
      <text:p text:style-name="Standard">[object Object]</text:p>
      <text:p text:style-name="Standard">IsItemActive()</text:p>
      <text:p text:style-name="Standard">:</text:p>
      <text:p text:style-name="Standard">[object Object]</text:p>
      <text:p text:style-name="Standard">IsItemClicked(ImGuiMouseButton_mouse_button)</text:p>
      <text:p text:style-name="Standard">:</text:p>
      <text:p text:style-name="Standard">[object Object]</text:p>
      <text:p text:style-name="Standard">IsItemDeactivated()</text:p>
      <text:p text:style-name="Standard">:</text:p>
      <text:p text:style-name="Standard">[object Object]</text:p>
      <text:p text:style-name="Standard"><text:soft-page-break/>IsItemDeactivatedAfterEdit()</text:p>
      <text:p text:style-name="Standard">:</text:p>
      <text:p text:style-name="Standard">[object Object]</text:p>
      <text:p text:style-name="Standard">IsItemEdited()</text:p>
      <text:p text:style-name="Standard">:</text:p>
      <text:p text:style-name="Standard">[object Object]</text:p>
      <text:p text:style-name="Standard">IsItemFocused()</text:p>
      <text:p text:style-name="Standard">:</text:p>
      <text:p text:style-name="Standard">[object Object]</text:p>
      <text:p text:style-name="Standard">IsItemHovered(ImGuiHoveredFlags_flags)</text:p>
      <text:p text:style-name="Standard">:</text:p>
      <text:p text:style-name="Standard">[object Object]</text:p>
      <text:p text:style-name="Standard">IsItemToggledOpen()</text:p>
      <text:p text:style-name="Standard">:</text:p>
      <text:p text:style-name="Standard">[object Object]</text:p>
      <text:p text:style-name="Standard">IsItemVisible()</text:p>
      <text:p text:style-name="Standard">:</text:p>
      <text:p text:style-name="Standard">[object Object]</text:p>
      <text:p text:style-name="Standard">IsKeyDown(int_user_key_index)</text:p>
      <text:p text:style-name="Standard">:</text:p>
      <text:p text:style-name="Standard">[object Object]</text:p>
      <text:p text:style-name="Standard">IsKeyPressed(int_user_key_index, _repeat)</text:p>
      <text:p text:style-name="Standard">:</text:p>
      <text:p text:style-name="Standard">[object Object]</text:p>
      <text:p text:style-name="Standard">IsKeyReleased(int_user_key_index)</text:p>
      <text:p text:style-name="Standard">:</text:p>
      <text:p text:style-name="Standard">[object Object]</text:p>
      <text:p text:style-name="Standard">IsMouseClicked(ImGuiMouseButton_button, _repeat)</text:p>
      <text:p text:style-name="Standard">:</text:p>
      <text:p text:style-name="Standard">[object Object]</text:p>
      <text:p text:style-name="Standard">IsMouseDoubleClicked(ImGuiMouseButton_button)</text:p>
      <text:p text:style-name="Standard">:</text:p>
      <text:p text:style-name="Standard">[object Object]</text:p>
      <text:p text:style-name="Standard">IsMouseDown(ImGuiMouseButton_button)</text:p>
      <text:p text:style-name="Standard">:</text:p>
      <text:p text:style-name="Standard">[object Object]</text:p>
      <text:p text:style-name="Standard">IsMouseDragging(ImGuiMouseButton_button, float_lock_threshold)</text:p>
      <text:p text:style-name="Standard">:</text:p>
      <text:p text:style-name="Standard">[object Object]</text:p>
      <text:p text:style-name="Standard">IsMouseHoveringRect(ImVec2_r_min, ImVec2_r_max, bool_clip)</text:p>
      <text:p text:style-name="Standard">:</text:p>
      <text:p text:style-name="Standard">[object Object]</text:p>
      <text:p text:style-name="Standard">IsMousePosValid(ImVec2_mouse_pos)</text:p>
      <text:p text:style-name="Standard">:</text:p>
      <text:p text:style-name="Standard">[object Object]</text:p>
      <text:p text:style-name="Standard">IsMouseReleased(ImGuiMouseButton_button)</text:p>
      <text:p text:style-name="Standard">:</text:p>
      <text:p text:style-name="Standard">[object Object]</text:p>
      <text:p text:style-name="Standard">IsPopupOpen(string_str_id, ImGuiPopupFlags_flags)</text:p>
      <text:p text:style-name="Standard">:</text:p>
      <text:p text:style-name="Standard">[object Object]</text:p>
      <text:p text:style-name="Standard">IsRectVisible1(ImVec2_size)</text:p>
      <text:p text:style-name="Standard">:</text:p>
      <text:p text:style-name="Standard">[object Object]</text:p>
      <text:p text:style-name="Standard"><text:soft-page-break/>IsRectVisible2(ImVec2_rect_min, ImVec2_rect_max)</text:p>
      <text:p text:style-name="Standard">:</text:p>
      <text:p text:style-name="Standard">[object Object]</text:p>
      <text:p text:style-name="Standard">IsWindowAppearing()</text:p>
      <text:p text:style-name="Standard">:</text:p>
      <text:p text:style-name="Standard">[object Object]</text:p>
      <text:p text:style-name="Standard">IsWindowCollapsed()</text:p>
      <text:p text:style-name="Standard">:</text:p>
      <text:p text:style-name="Standard">[object Object]</text:p>
      <text:p text:style-name="Standard">IsWindowDocked()</text:p>
      <text:p text:style-name="Standard">:</text:p>
      <text:p text:style-name="Standard">[object Object]</text:p>
      <text:p text:style-name="Standard">IsWindowFocused(ImGuiFocusedFlags_flags)</text:p>
      <text:p text:style-name="Standard">:</text:p>
      <text:p text:style-name="Standard">[object Object]</text:p>
      <text:p text:style-name="Standard">IsWindowHovered(ImGuiHoveredFlags_flags)</text:p>
      <text:p text:style-name="Standard">:</text:p>
      <text:p text:style-name="Standard">[object Object]</text:p>
      <text:p text:style-name="Standard">LabelText(string_label, string_fmt)</text:p>
      <text:p text:style-name="Standard">:</text:p>
      <text:p text:style-name="Standard">[object Object]</text:p>
      <text:p text:style-name="Standard">LabelTextV(string_label, string_fmt, va_list_args)</text:p>
      <text:p text:style-name="Standard">:</text:p>
      <text:p text:style-name="Standard">[object Object]</text:p>
      <text:p text:style-name="Standard">ListBox1(string_label, int_current_item, charconstPtr_items, int_items_count, int_height_in_items)</text:p>
      <text:p text:style-name="Standard">:</text:p>
      <text:p text:style-name="Standard">[object Object]</text:p>
      <text:p text:style-name="Standard">ListBox2(string_label, int_current_item, functionPtr_items_getter, void_data, int_items_count, int_height_in_items)</text:p>
      <text:p text:style-name="Standard">:</text:p>
      <text:p text:style-name="Standard">[object Object]</text:p>
      <text:p text:style-name="Standard">ListBoxFooter()</text:p>
      <text:p text:style-name="Standard">:</text:p>
      <text:p text:style-name="Standard">[object Object]</text:p>
      <text:p text:style-name="Standard">ListBoxHeader1(string_label, ImVec2_size)</text:p>
      <text:p text:style-name="Standard">:</text:p>
      <text:p text:style-name="Standard">[object Object]</text:p>
      <text:p text:style-name="Standard">ListBoxHeader2(string_label, int_items_count, int_height_in_items)</text:p>
      <text:p text:style-name="Standard">:</text:p>
      <text:p text:style-name="Standard">[object Object]</text:p>
      <text:p text:style-name="Standard">LogButtons()</text:p>
      <text:p text:style-name="Standard">:</text:p>
      <text:p text:style-name="Standard">[object Object]</text:p>
      <text:p text:style-name="Standard">LogFinish()</text:p>
      <text:p text:style-name="Standard">:</text:p>
      <text:p text:style-name="Standard">[object Object]</text:p>
      <text:p text:style-name="Standard">LogText(string_fmt)</text:p>
      <text:p text:style-name="Standard">:</text:p>
      <text:p text:style-name="Standard">[object Object]</text:p>
      <text:p text:style-name="Standard">LogToClipboard(int_auto_open_depth)</text:p>
      <text:p text:style-name="Standard">:</text:p>
      <text:p text:style-name="Standard">[object Object]</text:p>
      <text:p text:style-name="Standard">LogToFile(int_auto_open_depth, string_filename)</text:p>
      <text:p text:style-name="Standard">:</text:p>
      <text:p text:style-name="Standard">[object Object]</text:p>
      <text:p text:style-name="Standard"><text:soft-page-break/>LogToTTY(int_auto_open_depth)</text:p>
      <text:p text:style-name="Standard">:</text:p>
      <text:p text:style-name="Standard">[object Object]</text:p>
      <text:p text:style-name="Standard">MenuItem1(string_label, string_shortcut, bool_selected, bool_enabled)</text:p>
      <text:p text:style-name="Standard">:</text:p>
      <text:p text:style-name="Standard">[object Object]</text:p>
      <text:p text:style-name="Standard">MenuItem2(string_label, string_shortcut, bool_p_selected, bool_enabled)</text:p>
      <text:p text:style-name="Standard">:</text:p>
      <text:p text:style-name="Standard">[object Object]</text:p>
      <text:p text:style-name="Standard">NewFrame()</text:p>
      <text:p text:style-name="Standard">:</text:p>
      <text:p text:style-name="Standard">[object Object]</text:p>
      <text:p text:style-name="Standard">NewLine()</text:p>
      <text:p text:style-name="Standard">:</text:p>
      <text:p text:style-name="Standard">[object Object]</text:p>
      <text:p text:style-name="Standard">NextColumn()</text:p>
      <text:p text:style-name="Standard">:</text:p>
      <text:p text:style-name="Standard">[object Object]</text:p>
      <text:p text:style-name="Standard">OpenPopup(string_str_id, ImGuiPopupFlags_popup_flags)</text:p>
      <text:p text:style-name="Standard">:</text:p>
      <text:p text:style-name="Standard">[object Object]</text:p>
      <text:p text:style-name="Standard">OpenPopupOnItemClick(string_str_id, ImGuiPopupFlags_popup_flags)</text:p>
      <text:p text:style-name="Standard">:</text:p>
      <text:p text:style-name="Standard">[object Object]</text:p>
      <text:p text:style-name="Standard">PlotHistogram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Histogram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Lines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Lines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Multi2Lines(options, datas)</text:p>
      <text:p text:style-name="Standard">:</text:p>
      <text:p text:style-name="Standard">[object Object]</text:p>
      <text:p text:style-name="Standard">PlotMulti2Options_init(label, names, colors, num_format)</text:p>
      <text:p text:style-name="Standard">:</text:p>
      <text:p text:style-name="Standard">[object Object]</text:p>
      <text:p text:style-name="Standard">PlotMultiHistograms(label, num_hists, names, colors, datas, values_count, overlay_text, scale_min, scale_max, graph_size, sumValues)</text:p>
      <text:p text:style-name="Standard">:</text:p>
      <text:p text:style-name="Standard">[object Object]</text:p>
      <text:p text:style-name="Standard">PlotMultiLines(label, num_datas, names, colors, datas, values_count, overlay_text, scale_min, scale_max, graph_size)</text:p>
      <text:p text:style-name="Standard">:</text:p>
      <text:p text:style-name="Standard">[object Object]</text:p>
      <text:p text:style-name="Standard">PopAllowKeyboardFocus()</text:p>
      <text:p text:style-name="Standard">:</text:p>
      <text:p text:style-name="Standard">[object Object]</text:p>
      <text:p text:style-name="Standard">PopButtonRepeat()</text:p>
      <text:p text:style-name="Standard">:</text:p>
      <text:p text:style-name="Standard">[object Object]</text:p>
      <text:p text:style-name="Standard"><text:soft-page-break/>PopClipRect()</text:p>
      <text:p text:style-name="Standard">:</text:p>
      <text:p text:style-name="Standard">[object Object]</text:p>
      <text:p text:style-name="Standard">PopFont()</text:p>
      <text:p text:style-name="Standard">:</text:p>
      <text:p text:style-name="Standard">[object Object]</text:p>
      <text:p text:style-name="Standard">PopID()</text:p>
      <text:p text:style-name="Standard">:</text:p>
      <text:p text:style-name="Standard">[object Object]</text:p>
      <text:p text:style-name="Standard">PopItemWidth()</text:p>
      <text:p text:style-name="Standard">:</text:p>
      <text:p text:style-name="Standard">[object Object]</text:p>
      <text:p text:style-name="Standard">PopStyleColor(int_count)</text:p>
      <text:p text:style-name="Standard">:</text:p>
      <text:p text:style-name="Standard">[object Object]</text:p>
      <text:p text:style-name="Standard">PopStyleVar(int_count)</text:p>
      <text:p text:style-name="Standard">:</text:p>
      <text:p text:style-name="Standard">[object Object]</text:p>
      <text:p text:style-name="Standard">PopTextWrapPos()</text:p>
      <text:p text:style-name="Standard">:</text:p>
      <text:p text:style-name="Standard">[object Object]</text:p>
      <text:p text:style-name="Standard">ProgressBar(float_fraction, ImVec2_size_arg, string_overlay)</text:p>
      <text:p text:style-name="Standard">:</text:p>
      <text:p text:style-name="Standard">[object Object]</text:p>
      <text:p text:style-name="Standard">PushAllowKeyboardFocus(bool_allow_keyboard_focus)</text:p>
      <text:p text:style-name="Standard">:</text:p>
      <text:p text:style-name="Standard">[object Object]</text:p>
      <text:p text:style-name="Standard">PushButtonRepeat(_repeat)</text:p>
      <text:p text:style-name="Standard">:</text:p>
      <text:p text:style-name="Standard">[object Object]</text:p>
      <text:p text:style-name="Standard">PushClipRect(ImVec2_clip_rect_min, ImVec2_clip_rect_max, bool_intersect_with_current_clip_rect)</text:p>
      <text:p text:style-name="Standard">:</text:p>
      <text:p text:style-name="Standard">[object Object]</text:p>
      <text:p text:style-name="Standard">PushFont(ImFont_font)</text:p>
      <text:p text:style-name="Standard">:</text:p>
      <text:p text:style-name="Standard">[object Object]</text:p>
      <text:p text:style-name="Standard">PushFont2(index)</text:p>
      <text:p text:style-name="Standard">:</text:p>
      <text:p text:style-name="Standard">[object Object]</text:p>
      <text:p text:style-name="Standard">PushFont3(uniqueId)</text:p>
      <text:p text:style-name="Standard">:</text:p>
      <text:p text:style-name="Standard">[object Object]</text:p>
      <text:p text:style-name="Standard">PushID1(string_str_id)</text:p>
      <text:p text:style-name="Standard">:</text:p>
      <text:p text:style-name="Standard">[object Object]</text:p>
      <text:p text:style-name="Standard">PushID2(string_str_id_begin, string_str_id_end)</text:p>
      <text:p text:style-name="Standard">:</text:p>
      <text:p text:style-name="Standard">[object Object]</text:p>
      <text:p text:style-name="Standard">PushID3(void_ptr_id)</text:p>
      <text:p text:style-name="Standard">:</text:p>
      <text:p text:style-name="Standard">[object Object]</text:p>
      <text:p text:style-name="Standard">PushID4(int_int_id)</text:p>
      <text:p text:style-name="Standard">:</text:p>
      <text:p text:style-name="Standard">[object Object]</text:p>
      <text:p text:style-name="Standard"><text:soft-page-break/>PushItemWidth(float_item_width)</text:p>
      <text:p text:style-name="Standard">:</text:p>
      <text:p text:style-name="Standard">[object Object]</text:p>
      <text:p text:style-name="Standard">PushStyleColor1(ImGuiCol_idx, ImU32_col)</text:p>
      <text:p text:style-name="Standard">:</text:p>
      <text:p text:style-name="Standard">[object Object]</text:p>
      <text:p text:style-name="Standard">PushStyleColor2(ImGuiCol_idx, ImVec4_col)</text:p>
      <text:p text:style-name="Standard">:</text:p>
      <text:p text:style-name="Standard">[object Object]</text:p>
      <text:p text:style-name="Standard">PushStyleVar1(ImGuiStyleVar_idx, float_val)</text:p>
      <text:p text:style-name="Standard">:</text:p>
      <text:p text:style-name="Standard">[object Object]</text:p>
      <text:p text:style-name="Standard">PushStyleVar2(ImGuiStyleVar_idx, ImVec2_val)</text:p>
      <text:p text:style-name="Standard">:</text:p>
      <text:p text:style-name="Standard">[object Object]</text:p>
      <text:p text:style-name="Standard">PushTextWrapPos(float_wrap_local_pos_x)</text:p>
      <text:p text:style-name="Standard">:</text:p>
      <text:p text:style-name="Standard">[object Object]</text:p>
      <text:p text:style-name="Standard">RadioButton1(string_label, bool_active)</text:p>
      <text:p text:style-name="Standard">:</text:p>
      <text:p text:style-name="Standard">[object Object]</text:p>
      <text:p text:style-name="Standard">RadioButton2(string_label, int_v, int_v_button)</text:p>
      <text:p text:style-name="Standard">:</text:p>
      <text:p text:style-name="Standard">[object Object]</text:p>
      <text:p text:style-name="Standard">Render()</text:p>
      <text:p text:style-name="Standard">:</text:p>
      <text:p text:style-name="Standard">[object Object]</text:p>
      <text:p text:style-name="Standard">RenderPlatformWindowsDefault(void_platform_render_arg, void_renderer_render_arg)</text:p>
      <text:p text:style-name="Standard">:</text:p>
      <text:p text:style-name="Standard">[object Object]</text:p>
      <text:p text:style-name="Standard">ResetMouseDragDelta(ImGuiMouseButton_button)</text:p>
      <text:p text:style-name="Standard">:</text:p>
      <text:p text:style-name="Standard">[object Object]</text:p>
      <text:p text:style-name="Standard">SameLine(float_offset_from_start_x, float_spacing)</text:p>
      <text:p text:style-name="Standard">:</text:p>
      <text:p text:style-name="Standard">[object Object]</text:p>
      <text:p text:style-name="Standard">Selectable1(string_label, bool_selected, ImGuiSelectableFlags_flags, ImVec2_size)</text:p>
      <text:p text:style-name="Standard">:</text:p>
      <text:p text:style-name="Standard">[object Object]</text:p>
      <text:p text:style-name="Standard">Selectable2(string_label, bool_p_selected, ImGuiSelectableFlags_flags, ImVec2_size)</text:p>
      <text:p text:style-name="Standard">:</text:p>
      <text:p text:style-name="Standard">[object Object]</text:p>
      <text:p text:style-name="Standard">Separator()</text:p>
      <text:p text:style-name="Standard">:</text:p>
      <text:p text:style-name="Standard">[object Object]</text:p>
      <text:p text:style-name="Standard">SetClipboardText(string_text)</text:p>
      <text:p text:style-name="Standard">:</text:p>
      <text:p text:style-name="Standard">[object Object]</text:p>
      <text:p text:style-name="Standard">SetColorEditOptions(ImGuiColorEditFlags_flags)</text:p>
      <text:p text:style-name="Standard">:</text:p>
      <text:p text:style-name="Standard">[object Object]</text:p>
      <text:p text:style-name="Standard">SetColumnOffset(int_column_index, float_offset_x)</text:p>
      <text:p text:style-name="Standard">:</text:p>
      <text:p text:style-name="Standard">[object Object]</text:p>
      <text:p text:style-name="Standard"><text:soft-page-break/>SetColumnWidth(int_column_index, float_width)</text:p>
      <text:p text:style-name="Standard">:</text:p>
      <text:p text:style-name="Standard">[object Object]</text:p>
      <text:p text:style-name="Standard">SetCurrentContext()</text:p>
      <text:p text:style-name="Standard">:</text:p>
      <text:p text:style-name="Standard">[object Object]</text:p>
      <text:p text:style-name="Standard">SetCursorPos(ImVec2_local_pos)</text:p>
      <text:p text:style-name="Standard">:</text:p>
      <text:p text:style-name="Standard">[object Object]</text:p>
      <text:p text:style-name="Standard">SetCursorPosX(float_local_x)</text:p>
      <text:p text:style-name="Standard">:</text:p>
      <text:p text:style-name="Standard">[object Object]</text:p>
      <text:p text:style-name="Standard">SetCursorPosY(float_local_y)</text:p>
      <text:p text:style-name="Standard">:</text:p>
      <text:p text:style-name="Standard">[object Object]</text:p>
      <text:p text:style-name="Standard">SetCursorScreenPos(ImVec2_pos)</text:p>
      <text:p text:style-name="Standard">:</text:p>
      <text:p text:style-name="Standard">[object Object]</text:p>
      <text:p text:style-name="Standard">SetDefaultFont(index)</text:p>
      <text:p text:style-name="Standard">[1]</text:p>
      <text:p text:style-name="Standard">0</text:p>
      <text:p text:style-name="Standard">:</text:p>
      <text:p text:style-name="Standard">ui_imgui.SetDefaultFont(index)</text:p>
      <text:p text:style-name="Standard">SetDragDropPayload(string_type, void_data, size_t_sz, ImGuiCond_cond)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SetItemAllowOverlap()</text:p>
      <text:p text:style-name="Standard">:</text:p>
      <text:p text:style-name="Standard">[object Object]</text:p>
      <text:p text:style-name="Standard">SetItemDefaultFocus()</text:p>
      <text:p text:style-name="Standard">:</text:p>
      <text:p text:style-name="Standard">[object Object]</text:p>
      <text:p text:style-name="Standard">SetKeyboardFocusHere(int_offset)</text:p>
      <text:p text:style-name="Standard">:</text:p>
      <text:p text:style-name="Standard">[object Object]</text:p>
      <text:p text:style-name="Standard">SetMouseCursor(ImGuiMouseCursor_cursor_type)</text:p>
      <text:p text:style-name="Standard">:</text:p>
      <text:p text:style-name="Standard">[object Object]</text:p>
      <text:p text:style-name="Standard">SetNextItemOpen(bool_is_open, ImGuiCond_cond)</text:p>
      <text:p text:style-name="Standard">:</text:p>
      <text:p text:style-name="Standard">[object Object]</text:p>
      <text:p text:style-name="Standard">SetNextItemWidth(float_item_width)</text:p>
      <text:p text:style-name="Standard">:</text:p>
      <text:p text:style-name="Standard">[object Object]</text:p>
      <text:p text:style-name="Standard">SetNextWindowBgAlpha(float_alpha)</text:p>
      <text:p text:style-name="Standard">:</text:p>
      <text:p text:style-name="Standard">[object Object]</text:p>
      <text:p text:style-name="Standard">SetNextWindowClass(ImGuiWindowClass_window_class)</text:p>
      <text:p text:style-name="Standard">:</text:p>
      <text:p text:style-name="Standard">[object Object]</text:p>
      <text:p text:style-name="Standard">SetNextWindowCollapsed(bool_collapsed, ImGuiCond_cond)</text:p>
      <text:p text:style-name="Standard">:</text:p>
      <text:p text:style-name="Standard"><text:soft-page-break/>[object Object]</text:p>
      <text:p text:style-name="Standard">SetNextWindowContentSize(ImVec2_size)</text:p>
      <text:p text:style-name="Standard">:</text:p>
      <text:p text:style-name="Standard">[object Object]</text:p>
      <text:p text:style-name="Standard">SetNextWindowDockID(ImGuiID_dock_id, ImGuiCond_cond)</text:p>
      <text:p text:style-name="Standard">:</text:p>
      <text:p text:style-name="Standard">[object Object]</text:p>
      <text:p text:style-name="Standard">SetNextWindowFocus()</text:p>
      <text:p text:style-name="Standard">:</text:p>
      <text:p text:style-name="Standard">[object Object]</text:p>
      <text:p text:style-name="Standard">SetNextWindowPos(ImVec2_pos, ImGuiCond_cond, ImVec2_pivot)</text:p>
      <text:p text:style-name="Standard">:</text:p>
      <text:p text:style-name="Standard">[object Object]</text:p>
      <text:p text:style-name="Standard">SetNextWindowSize(ImVec2_size, ImGuiCond_cond)</text:p>
      <text:p text:style-name="Standard">:</text:p>
      <text:p text:style-name="Standard">[object Object]</text:p>
      <text:p text:style-name="Standard">SetNextWindowSizeConstraints(ImVec2_size_min, ImVec2_size_max, ImGuiSizeCallback_custom_callback, void_custom_callback_data)</text:p>
      <text:p text:style-name="Standard">:</text:p>
      <text:p text:style-name="Standard">[object Object]</text:p>
      <text:p text:style-name="Standard">SetNextWindowViewport(ImGuiID_viewport_id)</text:p>
      <text:p text:style-name="Standard">:</text:p>
      <text:p text:style-name="Standard">[object Object]</text:p>
      <text:p text:style-name="Standard">SetScrollFromPosX(float_local_x, float_center_x_ratio)</text:p>
      <text:p text:style-name="Standard">:</text:p>
      <text:p text:style-name="Standard">[object Object]</text:p>
      <text:p text:style-name="Standard">SetScrollFromPosY(float_local_y, float_center_y_ratio)</text:p>
      <text:p text:style-name="Standard">:</text:p>
      <text:p text:style-name="Standard">[object Object]</text:p>
      <text:p text:style-name="Standard">SetScrollHereX(float_center_x_ratio)</text:p>
      <text:p text:style-name="Standard">:</text:p>
      <text:p text:style-name="Standard">[object Object]</text:p>
      <text:p text:style-name="Standard">SetScrollHereY(float_center_y_ratio)</text:p>
      <text:p text:style-name="Standard">:</text:p>
      <text:p text:style-name="Standard">[object Object]</text:p>
      <text:p text:style-name="Standard">SetScrollX(float_scroll_x)</text:p>
      <text:p text:style-name="Standard">:</text:p>
      <text:p text:style-name="Standard">[object Object]</text:p>
      <text:p text:style-name="Standard">SetScrollY(float_scroll_y)</text:p>
      <text:p text:style-name="Standard">:</text:p>
      <text:p text:style-name="Standard">[object Object]</text:p>
      <text:p text:style-name="Standard">SetStateStorage(ImGuiStorage_storage)</text:p>
      <text:p text:style-name="Standard">:</text:p>
      <text:p text:style-name="Standard">[object Object]</text:p>
      <text:p text:style-name="Standard">SetTabItemClosed(string_tab_or_docked_window_label)</text:p>
      <text:p text:style-name="Standard">:</text:p>
      <text:p text:style-name="Standard">[object Object]</text:p>
      <text:p text:style-name="Standard">SetTooltip(string_fmt)</text:p>
      <text:p text:style-name="Standard">:</text:p>
      <text:p text:style-name="Standard">[object Object]</text:p>
      <text:p text:style-name="Standard">SetTooltipV(string_fmt, va_list_args)</text:p>
      <text:p text:style-name="Standard">:</text:p>
      <text:p text:style-name="Standard">[object Object]</text:p>
      <text:p text:style-name="Standard">SetWindowCollapsed1(bool_collapsed, ImGuiCond_cond)</text:p>
      <text:p text:style-name="Standard">:</text:p>
      <text:p text:style-name="Standard"><text:soft-page-break/>[object Object]</text:p>
      <text:p text:style-name="Standard">SetWindowCollapsed2(string_name, bool_collapsed, ImGuiCond_cond)</text:p>
      <text:p text:style-name="Standard">:</text:p>
      <text:p text:style-name="Standard">[object Object]</text:p>
      <text:p text:style-name="Standard">SetWindowFocus1()</text:p>
      <text:p text:style-name="Standard">:</text:p>
      <text:p text:style-name="Standard">[object Object]</text:p>
      <text:p text:style-name="Standard">SetWindowFocus2(string_name)</text:p>
      <text:p text:style-name="Standard">:</text:p>
      <text:p text:style-name="Standard">[object Object]</text:p>
      <text:p text:style-name="Standard">SetWindowFontScale(float_scale)</text:p>
      <text:p text:style-name="Standard">:</text:p>
      <text:p text:style-name="Standard">[object Object]</text:p>
      <text:p text:style-name="Standard">SetWindowPos1(ImVec2_pos, ImGuiCond_cond)</text:p>
      <text:p text:style-name="Standard">:</text:p>
      <text:p text:style-name="Standard">[object Object]</text:p>
      <text:p text:style-name="Standard">SetWindowPos2(string_name, ImVec2_pos, ImGuiCond_cond)</text:p>
      <text:p text:style-name="Standard">:</text:p>
      <text:p text:style-name="Standard">[object Object]</text:p>
      <text:p text:style-name="Standard">SetWindowSize1(ImVec2_size, ImGuiCond_cond)</text:p>
      <text:p text:style-name="Standard">:</text:p>
      <text:p text:style-name="Standard">[object Object]</text:p>
      <text:p text:style-name="Standard">SetWindowSize2(string_name, ImVec2_size, ImGuiCond_cond)</text:p>
      <text:p text:style-name="Standard">:</text:p>
      <text:p text:style-name="Standard">[object Object]</text:p>
      <text:p text:style-name="Standard">ShowAboutWindow(bool_p_open)</text:p>
      <text:p text:style-name="Standard">:</text:p>
      <text:p text:style-name="Standard">[object Object]</text:p>
      <text:p text:style-name="Standard">ShowDemoWindow(bool_p_open)</text:p>
      <text:p text:style-name="Standard">[1]</text:p>
      <text:p text:style-name="Standard">0</text:p>
      <text:p text:style-name="Standard">:</text:p>
      <text:p text:style-name="Standard">ui_imgui.ShowDemoWindow(windowOpen)</text:p>
      <text:p text:style-name="Standard">ShowFontSelector(string_label)</text:p>
      <text:p text:style-name="Standard">:</text:p>
      <text:p text:style-name="Standard">[object Object]</text:p>
      <text:p text:style-name="Standard">ShowHelpMarker(desc, sameLine)</text:p>
      <text:p text:style-name="Standard">:</text:p>
      <text:p text:style-name="Standard">[object Object]</text:p>
      <text:p text:style-name="Standard">ShowMetricsWindow(bool_p_open)</text:p>
      <text:p text:style-name="Standard">:</text:p>
      <text:p text:style-name="Standard">[object Object]</text:p>
      <text:p text:style-name="Standard">ShowStyleEditor(ImGuiStyle_ref)</text:p>
      <text:p text:style-name="Standard">:</text:p>
      <text:p text:style-name="Standard">[object Object]</text:p>
      <text:p text:style-name="Standard">ShowStyleSelector(string_label)</text:p>
      <text:p text:style-name="Standard">:</text:p>
      <text:p text:style-name="Standard">[object Object]</text:p>
      <text:p text:style-name="Standard">ShowUserGuide()</text:p>
      <text:p text:style-name="Standard">:</text:p>
      <text:p text:style-name="Standard">[object Object]</text:p>
      <text:p text:style-name="Standard">SliderAngle(string_label, float_v_rad, float_v_degrees_min, float_v_degrees_max, string_format, ImGuiSliderFlags_flags)</text:p>
      <text:p text:style-name="Standard">:</text:p>
      <text:p text:style-name="Standard">[object Object]</text:p>
      <text:p text:style-name="Standard"><text:soft-page-break/>SliderFloat(string_label, float_v, float_v_min, float_v_max, string_format, ImGuiSliderFlags_flags)</text:p>
      <text:p text:style-name="Standard">[1]</text:p>
      <text:p text:style-name="Standard">0</text:p>
      <text:p text:style-name="Standard">:</text:p>
      <text:p text:style-name="Standard">if(ui_imgui.SliderFloat(id..'##'..tostring(array), tempFloat, 0, 1)) then</text:p>
      <text:p text:style-name="Standard">SliderFloat2(string_label, floatPtr_v, float_v_min, float_v_max, string_format, ImGuiSliderFlags_flags)</text:p>
      <text:p text:style-name="Standard">:</text:p>
      <text:p text:style-name="Standard">[object Object]</text:p>
      <text:p text:style-name="Standard">SliderFloat3(string_label, floatPtr_v, float_v_min, float_v_max, string_format, ImGuiSliderFlags_flags)</text:p>
      <text:p text:style-name="Standard">:</text:p>
      <text:p text:style-name="Standard">[object Object]</text:p>
      <text:p text:style-name="Standard">SliderFloat4(string_label, floatPtr_v, float_v_min, float_v_max, string_format, ImGuiSliderFlags_flags)</text:p>
      <text:p text:style-name="Standard">:</text:p>
      <text:p text:style-name="Standard">[object Object]</text:p>
      <text:p text:style-name="Standard">SliderInt(string_label, int_v, int_v_min, int_v_max, string_format, ImGuiSliderFlags_flags)</text:p>
      <text:p text:style-name="Standard">:</text:p>
      <text:p text:style-name="Standard">[object Object]</text:p>
      <text:p text:style-name="Standard">SliderInt2(string_label, intPtr_v, int_v_min, int_v_max, string_format, ImGuiSliderFlags_flags)</text:p>
      <text:p text:style-name="Standard">:</text:p>
      <text:p text:style-name="Standard">[object Object]</text:p>
      <text:p text:style-name="Standard">SliderInt3(string_label, intPtr_v, int_v_min, int_v_max, string_format, ImGuiSliderFlags_flags)</text:p>
      <text:p text:style-name="Standard">:</text:p>
      <text:p text:style-name="Standard">[object Object]</text:p>
      <text:p text:style-name="Standard">SliderInt4(string_label, intPtr_v, int_v_min, int_v_max, string_format, ImGuiSliderFlags_flags)</text:p>
      <text:p text:style-name="Standard">:</text:p>
      <text:p text:style-name="Standard">[object Object]</text:p>
      <text:p text:style-name="Standard">SliderScalar(string_label, ImGuiDataType_data_type, void_p_data, void_p_min, void_p_max, string_format, ImGuiSliderFlags_flags)</text:p>
      <text:p text:style-name="Standard">:</text:p>
      <text:p text:style-name="Standard">[object Object]</text:p>
      <text:p text:style-name="Standard">SliderScalarN(string_label, ImGuiDataType_data_type, void_p_data, int_components, void_p_min, void_p_max, string_format, ImGuiSliderFlags_flags)</text:p>
      <text:p text:style-name="Standard">:</text:p>
      <text:p text:style-name="Standard">[object Object]</text:p>
      <text:p text:style-name="Standard">SmallButton(string_label)</text:p>
      <text:p text:style-name="Standard">:</text:p>
      <text:p text:style-name="Standard">[object Object]</text:p>
      <text:p text:style-name="Standard">Spacing()</text:p>
      <text:p text:style-name="Standard">:</text:p>
      <text:p text:style-name="Standard">[object Object]</text:p>
      <text:p text:style-name="Standard">StyleColorsClassic(ImGuiStyle_dst)</text:p>
      <text:p text:style-name="Standard">:</text:p>
      <text:p text:style-name="Standard">[object Object]</text:p>
      <text:p text:style-name="Standard">StyleColorsDark(ImGuiStyle_dst)</text:p>
      <text:p text:style-name="Standard">:</text:p>
      <text:p text:style-name="Standard">[object Object]</text:p>
      <text:p text:style-name="Standard">StyleColorsLight(ImGuiStyle_dst)</text:p>
      <text:p text:style-name="Standard">:</text:p>
      <text:p text:style-name="Standard">[object Object]</text:p>
      <text:p text:style-name="Standard">TabItemButton(string_label, ImGuiTabItemFlags_flags)</text:p>
      <text:p text:style-name="Standard">:</text:p>
      <text:p text:style-name="Standard">[object Object]</text:p>
      <text:p text:style-name="Standard">TableGetColumnCount()</text:p>
      <text:p text:style-name="Standard">:</text:p>
      <text:p text:style-name="Standard">[object Object]</text:p>
      <text:p text:style-name="Standard">TableGetColumnFlags(int_column_n)</text:p>
      <text:p text:style-name="Standard"><text:soft-page-break/>:</text:p>
      <text:p text:style-name="Standard">[object Object]</text:p>
      <text:p text:style-name="Standard">TableGetColumnIndex()</text:p>
      <text:p text:style-name="Standard">:</text:p>
      <text:p text:style-name="Standard">[object Object]</text:p>
      <text:p text:style-name="Standard">TableGetColumnName(int_column_n)</text:p>
      <text:p text:style-name="Standard">:</text:p>
      <text:p text:style-name="Standard">[object Object]</text:p>
      <text:p text:style-name="Standard">TableGetRowIndex()</text:p>
      <text:p text:style-name="Standard">:</text:p>
      <text:p text:style-name="Standard">[object Object]</text:p>
      <text:p text:style-name="Standard">TableGetSortSpecs()</text:p>
      <text:p text:style-name="Standard">:</text:p>
      <text:p text:style-name="Standard">[object Object]</text:p>
      <text:p text:style-name="Standard">TableHeader(string_label)</text:p>
      <text:p text:style-name="Standard">:</text:p>
      <text:p text:style-name="Standard">[object Object]</text:p>
      <text:p text:style-name="Standard">TableHeadersRow()</text:p>
      <text:p text:style-name="Standard">:</text:p>
      <text:p text:style-name="Standard">[object Object]</text:p>
      <text:p text:style-name="Standard">TableNextColumn()</text:p>
      <text:p text:style-name="Standard">:</text:p>
      <text:p text:style-name="Standard">[object Object]</text:p>
      <text:p text:style-name="Standard">TableNextRow(ImGuiTableRowFlags_row_flags, float_min_row_height)</text:p>
      <text:p text:style-name="Standard">:</text:p>
      <text:p text:style-name="Standard">[object Object]</text:p>
      <text:p text:style-name="Standard">TableSetBgColor(ImGuiTableBgTarget_target, ImU32_color, int_column_n)</text:p>
      <text:p text:style-name="Standard">:</text:p>
      <text:p text:style-name="Standard">[object Object]</text:p>
      <text:p text:style-name="Standard">TableSetColumnIndex(int_column_n)</text:p>
      <text:p text:style-name="Standard">:</text:p>
      <text:p text:style-name="Standard">[object Object]</text:p>
      <text:p text:style-name="Standard">TableSetupColumn(string_label, ImGuiTableColumnFlags_flags, float_init_width_or_weight, ImU32_user_id)</text:p>
      <text:p text:style-name="Standard">:</text:p>
      <text:p text:style-name="Standard">[object Object]</text:p>
      <text:p text:style-name="Standard">TableSetupScrollFreeze(int_cols, int_rows)</text:p>
      <text:p text:style-name="Standard">:</text:p>
      <text:p text:style-name="Standard">[object Object]</text:p>
      <text:p text:style-name="Standard">TableToArrayFloat(tbl)</text:p>
      <text:p text:style-name="Standard">:</text:p>
      <text:p text:style-name="Standard">[object Object]</text:p>
      <text:p text:style-name="Standard">Text(string_fmt)</text:p>
      <text:p text:style-name="Standard">[1]</text:p>
      <text:p text:style-name="Standard">0</text:p>
      <text:p text:style-name="Standard">:</text:p>
      <text:p text:style-name="Standard">ui_imgui.Text(data)</text:p>
      <text:p text:style-name="Standard">TextColored(ImVec4_col, string_fmt)</text:p>
      <text:p text:style-name="Standard">:</text:p>
      <text:p text:style-name="Standard">[object Object]</text:p>
      <text:p text:style-name="Standard">TextColoredV(ImVec4_col, string_fmt, va_list_args)</text:p>
      <text:p text:style-name="Standard">:</text:p>
      <text:p text:style-name="Standard">[object Object]</text:p>
      <text:p text:style-name="Standard">TextDisabled(string_fmt)</text:p>
      <text:p text:style-name="Standard">:</text:p>
      <text:p text:style-name="Standard"><text:soft-page-break/>[object Object]</text:p>
      <text:p text:style-name="Standard">TextDisabledV(string_fmt, va_list_args)</text:p>
      <text:p text:style-name="Standard">:</text:p>
      <text:p text:style-name="Standard">[object Object]</text:p>
      <text:p text:style-name="Standard">TextEditor_GetText(te)</text:p>
      <text:p text:style-name="Standard">:</text:p>
      <text:p text:style-name="Standard">[object Object]</text:p>
      <text:p text:style-name="Standard">TextEditor_IsTextChanged(te)</text:p>
      <text:p text:style-name="Standard">:</text:p>
      <text:p text:style-name="Standard">[object Object]</text:p>
      <text:p text:style-name="Standard">TextEditor_Render(te, title, size, border)</text:p>
      <text:p text:style-name="Standard">:</text:p>
      <text:p text:style-name="Standard">[object Object]</text:p>
      <text:p text:style-name="Standard">TextEditor_SetLanguageDefinition(te, lang)</text:p>
      <text:p text:style-name="Standard">:</text:p>
      <text:p text:style-name="Standard">[object Object]</text:p>
      <text:p text:style-name="Standard">TextEditor_SetText(te, txt)</text:p>
      <text:p text:style-name="Standard">:</text:p>
      <text:p text:style-name="Standard">[object Object]</text:p>
      <text:p text:style-name="Standard">TextFilter_GetInputBuf(filter)</text:p>
      <text:p text:style-name="Standard">:</text:p>
      <text:p text:style-name="Standard">[object Object]</text:p>
      <text:p text:style-name="Standard">TextFilter_SetInputBuf(filter, text)</text:p>
      <text:p text:style-name="Standard">:</text:p>
      <text:p text:style-name="Standard">[object Object]</text:p>
      <text:p text:style-name="Standard">TextGlyph(unicode)</text:p>
      <text:p text:style-name="Standard">:</text:p>
      <text:p text:style-name="Standard">[object Object]</text:p>
      <text:p text:style-name="Standard">TextUnformatted(string_text, string_text_end)</text:p>
      <text:p text:style-name="Standard">:</text:p>
      <text:p text:style-name="Standard">[object Object]</text:p>
      <text:p text:style-name="Standard">TextV(string_fmt, va_list_args)</text:p>
      <text:p text:style-name="Standard">:</text:p>
      <text:p text:style-name="Standard">[object Object]</text:p>
      <text:p text:style-name="Standard">TextWrapped(string_fmt)</text:p>
      <text:p text:style-name="Standard">:</text:p>
      <text:p text:style-name="Standard">[object Object]</text:p>
      <text:p text:style-name="Standard">TextWrappedV(string_fmt, va_list_args)</text:p>
      <text:p text:style-name="Standard">:</text:p>
      <text:p text:style-name="Standard">[object Object]</text:p>
      <text:p text:style-name="Standard">TreeNode1(string_label)</text:p>
      <text:p text:style-name="Standard">:</text:p>
      <text:p text:style-name="Standard">[object Object]</text:p>
      <text:p text:style-name="Standard">TreeNode2(string_str_id, string_fmt)</text:p>
      <text:p text:style-name="Standard">:</text:p>
      <text:p text:style-name="Standard">[object Object]</text:p>
      <text:p text:style-name="Standard">TreeNode3(void_ptr_id, string_fmt)</text:p>
      <text:p text:style-name="Standard">:</text:p>
      <text:p text:style-name="Standard">[object Object]</text:p>
      <text:p text:style-name="Standard">TreeNodeEx1(string_label, ImGuiTreeNodeFlags_flags)</text:p>
      <text:p text:style-name="Standard">:</text:p>
      <text:p text:style-name="Standard">[object Object]</text:p>
      <text:p text:style-name="Standard">TreeNodeEx2(string_str_id, ImGuiTreeNodeFlags_flags, string_fmt)</text:p>
      <text:p text:style-name="Standard">:</text:p>
      <text:p text:style-name="Standard"><text:soft-page-break/>[object Object]</text:p>
      <text:p text:style-name="Standard">TreeNodeEx3(void_ptr_id, ImGuiTreeNodeFlags_flags, string_fmt)</text:p>
      <text:p text:style-name="Standard">:</text:p>
      <text:p text:style-name="Standard">[object Object]</text:p>
      <text:p text:style-name="Standard">TreeNodeExV1(string_str_id, ImGuiTreeNodeFlags_flags, string_fmt, va_list_args)</text:p>
      <text:p text:style-name="Standard">:</text:p>
      <text:p text:style-name="Standard">[object Object]</text:p>
      <text:p text:style-name="Standard">TreeNodeExV2(void_ptr_id, ImGuiTreeNodeFlags_flags, string_fmt, va_list_args)</text:p>
      <text:p text:style-name="Standard">:</text:p>
      <text:p text:style-name="Standard">[object Object]</text:p>
      <text:p text:style-name="Standard">TreeNodeV1(string_str_id, string_fmt, va_list_args)</text:p>
      <text:p text:style-name="Standard">:</text:p>
      <text:p text:style-name="Standard">[object Object]</text:p>
      <text:p text:style-name="Standard">TreeNodeV2(void_ptr_id, string_fmt, va_list_args)</text:p>
      <text:p text:style-name="Standard">:</text:p>
      <text:p text:style-name="Standard">[object Object]</text:p>
      <text:p text:style-name="Standard">TreePop()</text:p>
      <text:p text:style-name="Standard">:</text:p>
      <text:p text:style-name="Standard">[object Object]</text:p>
      <text:p text:style-name="Standard">TreePush1(string_str_id)</text:p>
      <text:p text:style-name="Standard">:</text:p>
      <text:p text:style-name="Standard">[object Object]</text:p>
      <text:p text:style-name="Standard">TreePush2(void_ptr_id)</text:p>
      <text:p text:style-name="Standard">:</text:p>
      <text:p text:style-name="Standard">[object Object]</text:p>
      <text:p text:style-name="Standard">Unindent(float_indent_w)</text:p>
      <text:p text:style-name="Standard">:</text:p>
      <text:p text:style-name="Standard">[object Object]</text:p>
      <text:p text:style-name="Standard">UpdatePlatformWindows()</text:p>
      <text:p text:style-name="Standard">:</text:p>
      <text:p text:style-name="Standard">[object Object]</text:p>
      <text:p text:style-name="Standard">VSliderFloat(string_label, ImVec2_size, float_v, float_v_min, float_v_max, string_format, ImGuiSliderFlags_flags)</text:p>
      <text:p text:style-name="Standard">:</text:p>
      <text:p text:style-name="Standard">[object Object]</text:p>
      <text:p text:style-name="Standard">VSliderInt(string_label, ImVec2_size, int_v, int_v_min, int_v_max, string_format, ImGuiSliderFlags_flags)</text:p>
      <text:p text:style-name="Standard">:</text:p>
      <text:p text:style-name="Standard">[object Object]</text:p>
      <text:p text:style-name="Standard">VSliderScalar(string_label, ImVec2_size, ImGuiDataType_data_type, void_p_data, void_p_min, void_p_max, string_format, ImGuiSliderFlags_flags)</text:p>
      <text:p text:style-name="Standard">:</text:p>
      <text:p text:style-name="Standard">[object Object]</text:p>
      <text:p text:style-name="Standard">Value1(string_prefix, bool_b)</text:p>
      <text:p text:style-name="Standard">:</text:p>
      <text:p text:style-name="Standard">[object Object]</text:p>
      <text:p text:style-name="Standard">Value2(string_prefix, int_v)</text:p>
      <text:p text:style-name="Standard">:</text:p>
      <text:p text:style-name="Standard">[object Object]</text:p>
      <text:p text:style-name="Standard">Value3(string_prefix, int_v)</text:p>
      <text:p text:style-name="Standard">:</text:p>
      <text:p text:style-name="Standard">[object Object]</text:p>
      <text:p text:style-name="Standard">Value4(string_prefix, float_v, string_float_format)</text:p>
      <text:p text:style-name="Standard">:</text:p>
      <text:p text:style-name="Standard">[object Object]</text:p>
      <text:p text:style-name="Standard">createTextEditor()</text:p>
      <text:p text:style-name="Standard">:</text:p>
      <text:p text:style-name="Standard"><text:soft-page-break/>[object Object]</text:p>
      <text:p text:style-name="Standard">destroyTextEditor(te)</text:p>
      <text:p text:style-name="Standard">:</text:p>
      <text:p text:style-name="Standard">[object Object]</text:p>
      <text:p text:style-name="Standard">flags(*)</text:p>
      <text:p text:style-name="Standard">:</text:p>
      <text:p text:style-name="Standard">[object Object]</text:p>
      <text:p text:style-name="Standard">getMonitorIndex()</text:p>
      <text:p text:style-name="Standard">:</text:p>
      <text:p text:style-name="Standard">[object Object]</text:p>
      <text:p text:style-name="Standard">loadIniSettingsFromDisk(filename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mGuiReady()</text:p>
      <text:p text:style-name="Standard">:</text:p>
      <text:p text:style-name="Standard">[object Object]</text:p>
      <text:p text:style-name="Standard">readGlobalActions()</text:p>
      <text:p text:style-name="Standard">:</text:p>
      <text:p text:style-name="Standard">[object Object]</text:p>
      <text:p text:style-name="Standard">saveIniSettingsToDisk(filename)</text:p>
      <text:p text:style-name="Standard">:</text:p>
      <text:p text:style-name="Standard">[object Object]</text:p>
      <text:p text:style-name="Standard">setEnabled(val)</text:p>
      <text:p text:style-name="Standard">:</text:p>
      <text:p text:style-name="Standard">[object Object]</text:p>
      <text:p text:style-name="Standard">tooltip(message)</text:p>
      <text:p text:style-name="Standard">:</text:p>
      <text:p text:style-name="Standard">[object Object]</text:p>
      <text:p text:style-name="Standard">ui_missionInfo</text:p>
      <text:p text:style-name="Standard">{3}</text:p>
      <text:p text:style-name="Standard">closeDialogue()</text:p>
      <text:p text:style-name="Standard">[3]</text:p>
      <text:p text:style-name="Standard">0</text:p>
      <text:p text:style-name="Standard">:</text:p>
      <text:p text:style-name="Standard">table.insert(buttonsTable, {action = 'decline', text = "Close", cmd = 'guihooks.trigger("MenuHide", true) ui_missionInfo.closeDialogue()'})</text:p>
      <text:p text:style-name="Standard">1</text:p>
      <text:p text:style-name="Standard">:</text:p>
      <text:p text:style-name="Standard">ui_missionInfo.closeDialogue()</text:p>
      <text:p text:style-name="Standard">2</text:p>
      <text:p text:style-name="Standard">:</text:p>
      <text:p text:style-name="Standard">ui_missionInfo.closeDialogue()</text:p>
      <text:p text:style-name="Standard">openDialogue(content)</text:p>
      <text:p text:style-name="Standard">[3]</text:p>
      <text:p text:style-name="Standard">0</text:p>
      <text:p text:style-name="Standard">:</text:p>
      <text:p text:style-name="Standard">ui_missionInfo.openDialogue(content)</text:p>
      <text:p text:style-name="Standard">1</text:p>
      <text:p text:style-name="Standard">:</text:p>
      <text:p text:style-name="Standard">ui_missionInfo.openDialogue(content)</text:p>
      <text:p text:style-name="Standard">2</text:p>
      <text:p text:style-name="Standard">:</text:p>
      <text:p text:style-name="Standard"><text:soft-page-break/>ui_missionInfo.openDialogue(content)</text:p>
      <text:p text:style-name="Standard">performAction(actionName)</text:p>
      <text:p text:style-name="Standard">:</text:p>
      <text:p text:style-name="Standard">[object Object]</text:p>
      <text:p text:style-name="Standard">ui_visibility</text:p>
      <text:p text:style-name="Standard">{8}</text:p>
      <text:p text:style-name="Standard">state</text:p>
      <text:p text:style-name="Standard">{2}</text:p>
      <text:p text:style-name="Standard">cefVisible</text:p>
      <text:p text:style-name="Standard">:</text:p>
      <text:p text:style-name="Standard">[object Object]</text:p>
      <text:p text:style-name="Standard">imguiVisible</text:p>
      <text:p text:style-name="Standard">:</text:p>
      <text:p text:style-name="Standard">[object Object]</text:p>
      <text:p text:style-name="Standard">get()</text:p>
      <text:p text:style-name="Standard">:</text:p>
      <text:p text:style-name="Standard">[object Object]</text:p>
      <text:p text:style-name="Standard">getCef()</text:p>
      <text:p text:style-name="Standard">[1]</text:p>
      <text:p text:style-name="Standard">0</text:p>
      <text:p text:style-name="Standard">:</text:p>
      <text:p text:style-name="Standard">cefWasVisible = extensions.ui_visibility.getCef()</text:p>
      <text:p text:style-name="Standard">set(visible)</text:p>
      <text:p text:style-name="Standard">[3]</text:p>
      <text:p text:style-name="Standard">0</text:p>
      <text:p text:style-name="Standard">:</text:p>
      <text:p text:style-name="Standard">extensions.ui_visibility.set(true)</text:p>
      <text:p text:style-name="Standard">1</text:p>
      <text:p text:style-name="Standard">:</text:p>
      <text:p text:style-name="Standard">extensions.ui_visibility.set(false)</text:p>
      <text:p text:style-name="Standard">2</text:p>
      <text:p text:style-name="Standard">:</text:p>
      <text:p text:style-name="Standard">extensions.ui_visibility.set(false)</text:p>
      <text:p text:style-name="Standard">setCef(visible)</text:p>
      <text:p text:style-name="Standard">[2]</text:p>
      <text:p text:style-name="Standard">0</text:p>
      <text:p text:style-name="Standard">:</text:p>
      <text:p text:style-name="Standard">extensions.ui_visibility.setCef(false)</text:p>
      <text:p text:style-name="Standard">1</text:p>
      <text:p text:style-name="Standard">:</text:p>
      <text:p text:style-name="Standard">extensions.ui_visibility.setCef(cefWasVisible)</text:p>
      <text:p text:style-name="Standard">setImgui(visible)</text:p>
      <text:p text:style-name="Standard">[1]</text:p>
      <text:p text:style-name="Standard">0</text:p>
      <text:p text:style-name="Standard">:</text:p>
      <text:p text:style-name="Standard">extensions.ui_visibility.setImgui(true)</text:p>
      <text:p text:style-name="Standard">toggle()</text:p>
      <text:p text:style-name="Standard">:</text:p>
      <text:p text:style-name="Standard">[object Object]</text:p>
      <text:p text:style-name="Standard">toggleCef()</text:p>
      <text:p text:style-name="Standard">:</text:p>
      <text:p text:style-name="Standard">[object Object]</text:p>
      <text:p text:style-name="Standard">vmType</text:p>
      <text:p text:style-name="Standard">[3]</text:p>
      <text:p text:style-name="Standard"><text:soft-page-break/>0</text:p>
      <text:p text:style-name="Standard">:</text:p>
      <text:p text:style-name="Standard">if vmType == 'game' then</text:p>
      <text:p text:style-name="Standard">1</text:p>
      <text:p text:style-name="Standard">:</text:p>
      <text:p text:style-name="Standard">if vmType == 'game' then</text:p>
      <text:p text:style-name="Standard">2</text:p>
      <text:p text:style-name="Standard">:</text:p>
      <text:p text:style-name="Standard">if vmType == 'game' then</text:p>
      <text:p text:style-name="Standard">worldEditorCppApi</text:p>
      <text:p text:style-name="Standard">{80}</text:p>
      <text:p text:style-name="Standard">checkObjectIconHit(*)</text:p>
      <text:p text:style-name="Standard">[1]</text:p>
      <text:p text:style-name="Standard">0</text:p>
      <text:p text:style-name="Standard">:</text:p>
      <text:p text:style-name="Standard">editor.objectIconHitId = worldEditorCppApi.checkObjectIconHit(pt)</text:p>
      <text:p text:style-name="Standard">colladaExportSelection(*)</text:p>
      <text:p text:style-name="Standard">[1]</text:p>
      <text:p text:style-name="Standard">0</text:p>
      <text:p text:style-name="Standard">:</text:p>
      <text:p text:style-name="Standard">worldEditorCppApi.colladaExportSelection(data.filepath)</text:p>
      <text:p text:style-name="Standard">collideAxisGizmo(*)</text:p>
      <text:p text:style-name="Standard">:</text:p>
      <text:p text:style-name="Standard">[object Object]</text:p>
      <text:p text:style-name="Standard">createObject(*)</text:p>
      <text:p text:style-name="Standard">[3]</text:p>
      <text:p text:style-name="Standard">0</text:p>
      <text:p text:style-name="Standard">:</text:p>
      <text:p text:style-name="Standard">bookmarksGroup = worldEditorCppApi.createObject("SimGroup")</text:p>
      <text:p text:style-name="Standard">1</text:p>
      <text:p text:style-name="Standard">:</text:p>
      <text:p text:style-name="Standard">local bookmark = worldEditorCppApi.createObject("CameraBookmark")</text:p>
      <text:p text:style-name="Standard">2</text:p>
      <text:p text:style-name="Standard">:</text:p>
      <text:p text:style-name="Standard">local obj = worldEditorCppApi.createObject(actionData.classname)</text:p>
      <text:p text:style-name="Standard">drawClosestObjectIcons(*)</text:p>
      <text:p text:style-name="Standard">[1]</text:p>
      <text:p text:style-name="Standard">0</text:p>
      <text:p text:style-name="Standard">:</text:p>
      <text:p text:style-name="Standard">worldEditorCppApi.drawClosestObjectIcons()</text:p>
      <text:p text:style-name="Standard">enableEditor(*)</text:p>
      <text:p text:style-name="Standard">[1]</text:p>
      <text:p text:style-name="Standard">0</text:p>
      <text:p text:style-name="Standard">:</text:p>
      <text:p text:style-name="Standard">worldEditorCppApi.enableEditor(enable)</text:p>
      <text:p text:style-name="Standard">findDerivedDatablockClassname(*)</text:p>
      <text:p text:style-name="Standard">[1]</text:p>
      <text:p text:style-name="Standard">0</text:p>
      <text:p text:style-name="Standard">:</text:p>
      <text:p text:style-name="Standard">local dbFieldType = worldEditorCppApi.findDerivedDatablockClassname(searchForClassname)</text:p>
      <text:p text:style-name="Standard">getAxisGizmoAlignment(*)</text:p>
      <text:p text:style-name="Standard">[1]</text:p>
      <text:p text:style-name="Standard">0</text:p>
      <text:p text:style-name="Standard">:</text:p>
      <text:p text:style-name="Standard"><text:soft-page-break/>return worldEditorCppApi.getAxisGizmoAlignment()</text:p>
      <text:p text:style-name="Standard">getAxisGizmoMode(*)</text:p>
      <text:p text:style-name="Standard">[3]</text:p>
      <text:p text:style-name="Standard">0</text:p>
      <text:p text:style-name="Standard">:</text:p>
      <text:p text:style-name="Standard">return worldEditorCppApi.getAxisGizmoMode()</text:p>
      <text:p text:style-name="Standard">1</text:p>
      <text:p text:style-name="Standard">:</text:p>
      <text:p text:style-name="Standard">if worldEditorCppApi.getAxisGizmoMode() == editor.AxisGizmoMode_Translate then</text:p>
      <text:p text:style-name="Standard">2</text:p>
      <text:p text:style-name="Standard">:</text:p>
      <text:p text:style-name="Standard">if worldEditorCppApi.getAxisGizmoMode() == editor.AxisGizmoMode_Translate then</text:p>
      <text:p text:style-name="Standard">getAxisGizmoRenderMoveGrid(*)</text:p>
      <text:p text:style-name="Standard">:</text:p>
      <text:p text:style-name="Standard">[object Object]</text:p>
      <text:p text:style-name="Standard">getAxisGizmoRenderPlane(*)</text:p>
      <text:p text:style-name="Standard">:</text:p>
      <text:p text:style-name="Standard">[object Object]</text:p>
      <text:p text:style-name="Standard">getAxisGizmoRenderPlaneHashes(*)</text:p>
      <text:p text:style-name="Standard">:</text:p>
      <text:p text:style-name="Standard">[object Object]</text:p>
      <text:p text:style-name="Standard">getAxisGizmoRotateOffset(*)</text:p>
      <text:p text:style-name="Standard">:</text:p>
      <text:p text:style-name="Standard">[object Object]</text:p>
      <text:p text:style-name="Standard">getAxisGizmoRotateProfile(*)</text:p>
      <text:p text:style-name="Standard">:</text:p>
      <text:p text:style-name="Standard">[object Object]</text:p>
      <text:p text:style-name="Standard">getAxisGizmoScale(*)</text:p>
      <text:p text:style-name="Standard">[3]</text:p>
      <text:p text:style-name="Standard">0</text:p>
      <text:p text:style-name="Standard">:</text:p>
      <text:p text:style-name="Standard">return worldEditorCppApi.getAxisGizmoScale()</text:p>
      <text:p text:style-name="Standard">1</text:p>
      <text:p text:style-name="Standard">:</text:p>
      <text:p text:style-name="Standard">local scl = vec3(worldEditorCppApi.getAxisGizmoScale())</text:p>
      <text:p text:style-name="Standard">2</text:p>
      <text:p text:style-name="Standard">:</text:p>
      <text:p text:style-name="Standard">local scl = vec3(worldEditorCppApi.getAxisGizmoScale())</text:p>
      <text:p text:style-name="Standard">getAxisGizmoScaleOffset(*)</text:p>
      <text:p text:style-name="Standard">[2]</text:p>
      <text:p text:style-name="Standard">0</text:p>
      <text:p text:style-name="Standard">:</text:p>
      <text:p text:style-name="Standard">local delta = vec3(worldEditorCppApi.getAxisGizmoScaleOffset())</text:p>
      <text:p text:style-name="Standard">1</text:p>
      <text:p text:style-name="Standard">:</text:p>
      <text:p text:style-name="Standard">local delta = vec3(worldEditorCppApi.getAxisGizmoScaleOffset())</text:p>
      <text:p text:style-name="Standard">getAxisGizmoScaleProfile(*)</text:p>
      <text:p text:style-name="Standard">[1]</text:p>
      <text:p text:style-name="Standard">0</text:p>
      <text:p text:style-name="Standard">:</text:p>
      <text:p text:style-name="Standard">local profile = worldEditorCppApi.getAxisGizmoScaleProfile()</text:p>
      <text:p text:style-name="Standard">getAxisGizmoSelectedElement(*)</text:p>
      <text:p text:style-name="Standard">[3]</text:p>
      <text:p text:style-name="Standard">0</text:p>
      <text:p text:style-name="Standard"><text:soft-page-break/>:</text:p>
      <text:p text:style-name="Standard">local hasGizmoElementHovered = worldEditorCppApi.getAxisGizmoSelectedElement() ~= -1</text:p>
      <text:p text:style-name="Standard">1</text:p>
      <text:p text:style-name="Standard">:</text:p>
      <text:p text:style-name="Standard">return worldEditorCppApi.getAxisGizmoSelectedElement() ~= -1</text:p>
      <text:p text:style-name="Standard">2</text:p>
      <text:p text:style-name="Standard">:</text:p>
      <text:p text:style-name="Standard">return worldEditorCppApi.getAxisGizmoSelectedElement()</text:p>
      <text:p text:style-name="Standard">getAxisGizmoTotalRotateOffset(*)</text:p>
      <text:p text:style-name="Standard">[2]</text:p>
      <text:p text:style-name="Standard">0</text:p>
      <text:p text:style-name="Standard">:</text:p>
      <text:p text:style-name="Standard">local delta = vec3(worldEditorCppApi.getAxisGizmoTotalRotateOffset())</text:p>
      <text:p text:style-name="Standard">1</text:p>
      <text:p text:style-name="Standard">:</text:p>
      <text:p text:style-name="Standard">local delta = vec3(worldEditorCppApi.getAxisGizmoTotalRotateOffset())</text:p>
      <text:p text:style-name="Standard">getAxisGizmoTransform(*)</text:p>
      <text:p text:style-name="Standard">[1]</text:p>
      <text:p text:style-name="Standard">0</text:p>
      <text:p text:style-name="Standard">:</text:p>
      <text:p text:style-name="Standard">return worldEditorCppApi.getAxisGizmoTransform()</text:p>
      <text:p text:style-name="Standard">getAxisGizmoTranslateOffset(*)</text:p>
      <text:p text:style-name="Standard">[1]</text:p>
      <text:p text:style-name="Standard">0</text:p>
      <text:p text:style-name="Standard">:</text:p>
      <text:p text:style-name="Standard">transform:setPosition(transform:getColumn(3) + worldEditorCppApi.getAxisGizmoTranslateOffset())</text:p>
      <text:p text:style-name="Standard">getAxisGizmoTranslateProfile(*)</text:p>
      <text:p text:style-name="Standard">:</text:p>
      <text:p text:style-name="Standard">[object Object]</text:p>
      <text:p text:style-name="Standard">getClassIsRenderable(*)</text:p>
      <text:p text:style-name="Standard">[1]</text:p>
      <text:p text:style-name="Standard">0</text:p>
      <text:p text:style-name="Standard">:</text:p>
      <text:p text:style-name="Standard">return worldEditorCppApi.getClassIsRenderable(typeName)</text:p>
      <text:p text:style-name="Standard">getClassIsSelectable(*)</text:p>
      <text:p text:style-name="Standard">[3]</text:p>
      <text:p text:style-name="Standard">0</text:p>
      <text:p text:style-name="Standard">:</text:p>
      <text:p text:style-name="Standard">return worldEditorCppApi.getClassIsSelectable(typeName)</text:p>
      <text:p text:style-name="Standard">1</text:p>
      <text:p text:style-name="Standard">:</text:p>
      <text:p text:style-name="Standard">if core_forest.getForestObject() and not worldEditorCppApi.getClassIsSelectable("Forest") then core_forest.getForestObject():disableCollision()</text:p>
      <text:p text:style-name="Standard">2</text:p>
      <text:p text:style-name="Standard">:</text:p>
      <text:p text:style-name="Standard">if not worldEditorCppApi.getClassIsSelectable("TSStatic") then</text:p>
      <text:p text:style-name="Standard">getGridSize(*)</text:p>
      <text:p text:style-name="Standard">[1]</text:p>
      <text:p text:style-name="Standard">0</text:p>
      <text:p text:style-name="Standard">:</text:p>
      <text:p text:style-name="Standard">local gridSize = worldEditorCppApi.getGridSize()</text:p>
      <text:p text:style-name="Standard">getObjectClassIcons(*)</text:p>
      <text:p text:style-name="Standard">[1]</text:p>
      <text:p text:style-name="Standard">0</text:p>
      <text:p text:style-name="Standard">:</text:p>
      <text:p text:style-name="Standard"><text:soft-page-break/>objectClassIcons = worldEditorCppApi.getObjectClassIcons()</text:p>
      <text:p text:style-name="Standard">getObjectClassNames(*)</text:p>
      <text:p text:style-name="Standard">[3]</text:p>
      <text:p text:style-name="Standard">0</text:p>
      <text:p text:style-name="Standard">:</text:p>
      <text:p text:style-name="Standard">local classes = worldEditorCppApi.getObjectClassNames()</text:p>
      <text:p text:style-name="Standard">1</text:p>
      <text:p text:style-name="Standard">:</text:p>
      <text:p text:style-name="Standard">local classes = worldEditorCppApi.getObjectClassNames()</text:p>
      <text:p text:style-name="Standard">2</text:p>
      <text:p text:style-name="Standard">:</text:p>
      <text:p text:style-name="Standard">local classes = worldEditorCppApi.getObjectClassNames()</text:p>
      <text:p text:style-name="Standard">getRotateSnapAngle(*)</text:p>
      <text:p text:style-name="Standard">[1]</text:p>
      <text:p text:style-name="Standard">0</text:p>
      <text:p text:style-name="Standard">:</text:p>
      <text:p text:style-name="Standard">local rotateSnapSize = worldEditorCppApi.getRotateSnapAngle()</text:p>
      <text:p text:style-name="Standard">getScaleSnapSize(*)</text:p>
      <text:p text:style-name="Standard">:</text:p>
      <text:p text:style-name="Standard">[object Object]</text:p>
      <text:p text:style-name="Standard">isGridSnapEnabled(*)</text:p>
      <text:p text:style-name="Standard">:</text:p>
      <text:p text:style-name="Standard">[object Object]</text:p>
      <text:p text:style-name="Standard">isRotateSnapEnabled(*)</text:p>
      <text:p text:style-name="Standard">:</text:p>
      <text:p text:style-name="Standard">[object Object]</text:p>
      <text:p text:style-name="Standard">isScaleSnapEnabled(*)</text:p>
      <text:p text:style-name="Standard">:</text:p>
      <text:p text:style-name="Standard">[object Object]</text:p>
      <text:p text:style-name="Standard">onAxisGizmoMouseDown(*)</text:p>
      <text:p text:style-name="Standard">[1]</text:p>
      <text:p text:style-name="Standard">0</text:p>
      <text:p text:style-name="Standard">:</text:p>
      <text:p text:style-name="Standard">worldEditorCppApi.onAxisGizmoMouseDown(mousePos, camMouseRay.pos, camMouseRay.dir)</text:p>
      <text:p text:style-name="Standard">onAxisGizmoMouseDragged(*)</text:p>
      <text:p text:style-name="Standard">[1]</text:p>
      <text:p text:style-name="Standard">0</text:p>
      <text:p text:style-name="Standard">:</text:p>
      <text:p text:style-name="Standard">worldEditorCppApi.onAxisGizmoMouseDragged(mousePos, camMouseRay.pos, camMouseRay.dir)</text:p>
      <text:p text:style-name="Standard">onAxisGizmoMouseMove(*)</text:p>
      <text:p text:style-name="Standard">[1]</text:p>
      <text:p text:style-name="Standard">0</text:p>
      <text:p text:style-name="Standard">:</text:p>
      <text:p text:style-name="Standard">worldEditorCppApi.onAxisGizmoMouseMove(mousePos, camMouseRay.pos, camMouseRay.dir)</text:p>
      <text:p text:style-name="Standard">onAxisGizmoMouseUp(*)</text:p>
      <text:p text:style-name="Standard">[1]</text:p>
      <text:p text:style-name="Standard">0</text:p>
      <text:p text:style-name="Standard">:</text:p>
      <text:p text:style-name="Standard">worldEditorCppApi.onAxisGizmoMouseUp(mousePos, camMouseRay.pos, camMouseRay.dir)</text:p>
      <text:p text:style-name="Standard">renderForestBBs(*)</text:p>
      <text:p text:style-name="Standard">[3]</text:p>
      <text:p text:style-name="Standard">0</text:p>
      <text:p text:style-name="Standard">:</text:p>
      <text:p text:style-name="Standard">worldEditorCppApi.renderForestBBs({forestItem}, colorWhite)</text:p>
      <text:p text:style-name="Standard"><text:soft-page-break/>1</text:p>
      <text:p text:style-name="Standard">:</text:p>
      <text:p text:style-name="Standard">worldEditorCppApi.renderForestBBs(itemsInRect, colorWhite)</text:p>
      <text:p text:style-name="Standard">2</text:p>
      <text:p text:style-name="Standard">:</text:p>
      <text:p text:style-name="Standard">worldEditorCppApi.renderForestBBs(editor.selection.forestItem, colorWhite)</text:p>
      <text:p text:style-name="Standard">setAxisGizmoAlignment(*)</text:p>
      <text:p text:style-name="Standard">[1]</text:p>
      <text:p text:style-name="Standard">0</text:p>
      <text:p text:style-name="Standard">:</text:p>
      <text:p text:style-name="Standard">worldEditorCppApi.setAxisGizmoAlignment(alignment)</text:p>
      <text:p text:style-name="Standard">setAxisGizmoMode(*)</text:p>
      <text:p text:style-name="Standard">[1]</text:p>
      <text:p text:style-name="Standard">0</text:p>
      <text:p text:style-name="Standard">:</text:p>
      <text:p text:style-name="Standard">worldEditorCppApi.setAxisGizmoMode(mode)</text:p>
      <text:p text:style-name="Standard">setAxisGizmoRenderMoveGrid(*)</text:p>
      <text:p text:style-name="Standard">[3]</text:p>
      <text:p text:style-name="Standard">0</text:p>
      <text:p text:style-name="Standard">:</text:p>
      <text:p text:style-name="Standard">worldEditorCppApi.setAxisGizmoRenderMoveGrid(true)</text:p>
      <text:p text:style-name="Standard">1</text:p>
      <text:p text:style-name="Standard">:</text:p>
      <text:p text:style-name="Standard">worldEditorCppApi.setAxisGizmoRenderMoveGrid(false)</text:p>
      <text:p text:style-name="Standard">2</text:p>
      <text:p text:style-name="Standard">:</text:p>
      <text:p text:style-name="Standard">worldEditorCppApi.setAxisGizmoRenderMoveGrid(editor.getPreference("gizmos.general.drawGizmoPlane"))</text:p>
      <text:p text:style-name="Standard">setAxisGizmoRenderPlane(*)</text:p>
      <text:p text:style-name="Standard">[3]</text:p>
      <text:p text:style-name="Standard">0</text:p>
      <text:p text:style-name="Standard">:</text:p>
      <text:p text:style-name="Standard">worldEditorCppApi.setAxisGizmoRenderPlane(true)</text:p>
      <text:p text:style-name="Standard">1</text:p>
      <text:p text:style-name="Standard">:</text:p>
      <text:p text:style-name="Standard">worldEditorCppApi.setAxisGizmoRenderPlane(false)</text:p>
      <text:p text:style-name="Standard">2</text:p>
      <text:p text:style-name="Standard">:</text:p>
      <text:p text:style-name="Standard">worldEditorCppApi.setAxisGizmoRenderPlane(editor.getPreference("gizmos.general.drawGizmoPlane"))</text:p>
      <text:p text:style-name="Standard">setAxisGizmoRenderPlaneHashes(*)</text:p>
      <text:p text:style-name="Standard">[3]</text:p>
      <text:p text:style-name="Standard">0</text:p>
      <text:p text:style-name="Standard">:</text:p>
      <text:p text:style-name="Standard">worldEditorCppApi.setAxisGizmoRenderPlaneHashes(true)</text:p>
      <text:p text:style-name="Standard">1</text:p>
      <text:p text:style-name="Standard">:</text:p>
      <text:p text:style-name="Standard">worldEditorCppApi.setAxisGizmoRenderPlaneHashes(false)</text:p>
      <text:p text:style-name="Standard">2</text:p>
      <text:p text:style-name="Standard">:</text:p>
      <text:p text:style-name="Standard">worldEditorCppApi.setAxisGizmoRenderPlaneHashes(editor.getPreference("gizmos.general.drawGizmoPlane"))</text:p>
      <text:p text:style-name="Standard">setAxisGizmoRotateLock(*)</text:p>
      <text:p text:style-name="Standard">[1]</text:p>
      <text:p text:style-name="Standard">0</text:p>
      <text:p text:style-name="Standard">:</text:p>
      <text:p text:style-name="Standard">worldEditorCppApi.setAxisGizmoRotateLock(x, y, z)</text:p>
      <text:p text:style-name="Standard"><text:soft-page-break/>setAxisGizmoScaleLock(*)</text:p>
      <text:p text:style-name="Standard">[1]</text:p>
      <text:p text:style-name="Standard">0</text:p>
      <text:p text:style-name="Standard">:</text:p>
      <text:p text:style-name="Standard">worldEditorCppApi.setAxisGizmoScaleLock(x, y, z)</text:p>
      <text:p text:style-name="Standard">setAxisGizmoSelectedElement(*)</text:p>
      <text:p text:style-name="Standard">[3]</text:p>
      <text:p text:style-name="Standard">0</text:p>
      <text:p text:style-name="Standard">:</text:p>
      <text:p text:style-name="Standard">worldEditorCppApi.setAxisGizmoSelectedElement(-1)</text:p>
      <text:p text:style-name="Standard">1</text:p>
      <text:p text:style-name="Standard">:</text:p>
      <text:p text:style-name="Standard">worldEditorCppApi.setAxisGizmoSelectedElement(-1)</text:p>
      <text:p text:style-name="Standard">2</text:p>
      <text:p text:style-name="Standard">:</text:p>
      <text:p text:style-name="Standard">worldEditorCppApi.setAxisGizmoSelectedElement(-1)</text:p>
      <text:p text:style-name="Standard">setAxisGizmoTransform(*)</text:p>
      <text:p text:style-name="Standard">[1]</text:p>
      <text:p text:style-name="Standard">0</text:p>
      <text:p text:style-name="Standard">:</text:p>
      <text:p text:style-name="Standard">worldEditorCppApi.setAxisGizmoTransform(matrix, matrix:getColumn(3), scale or Point3F(1, 1, 1))</text:p>
      <text:p text:style-name="Standard">setAxisGizmoTranslateLock(*)</text:p>
      <text:p text:style-name="Standard">[1]</text:p>
      <text:p text:style-name="Standard">0</text:p>
      <text:p text:style-name="Standard">:</text:p>
      <text:p text:style-name="Standard">worldEditorCppApi.setAxisGizmoTranslateLock(x, y, z)</text:p>
      <text:p text:style-name="Standard">setClassIsRenderable(*)</text:p>
      <text:p text:style-name="Standard">[1]</text:p>
      <text:p text:style-name="Standard">0</text:p>
      <text:p text:style-name="Standard">:</text:p>
      <text:p text:style-name="Standard">worldEditorCppApi.setClassIsRenderable(typeName, visible)</text:p>
      <text:p text:style-name="Standard">setClassIsSelectable(*)</text:p>
      <text:p text:style-name="Standard">[1]</text:p>
      <text:p text:style-name="Standard">0</text:p>
      <text:p text:style-name="Standard">:</text:p>
      <text:p text:style-name="Standard">worldEditorCppApi.setClassIsSelectable(typeName, selectable)</text:p>
      <text:p text:style-name="Standard">setConstantSizeIconScale(*)</text:p>
      <text:p text:style-name="Standard">[1]</text:p>
      <text:p text:style-name="Standard">0</text:p>
      <text:p text:style-name="Standard">:</text:p>
      <text:p text:style-name="Standard">if path == "gizmos.objectIcons.constantSizeIconScale" then worldEditorCppApi.setConstantSizeIconScale(value)</text:p>
      <text:p text:style-name="Standard">setConstantSizeIcons(*)</text:p>
      <text:p text:style-name="Standard">[1]</text:p>
      <text:p text:style-name="Standard">0</text:p>
      <text:p text:style-name="Standard">:</text:p>
      <text:p text:style-name="Standard">if path == "gizmos.objectIcons.constantSizeIcons" then worldEditorCppApi.setConstantSizeIcons(value)</text:p>
      <text:p text:style-name="Standard">setDrawIconShadow(*)</text:p>
      <text:p text:style-name="Standard">[1]</text:p>
      <text:p text:style-name="Standard">0</text:p>
      <text:p text:style-name="Standard">:</text:p>
      <text:p text:style-name="Standard">if path == "gizmos.objectIcons.drawIconShadow" then worldEditorCppApi.setDrawIconShadow(value)</text:p>
      <text:p text:style-name="Standard">setDrawObjectIcons(*)</text:p>
      <text:p text:style-name="Standard">[2]</text:p>
      <text:p text:style-name="Standard">0</text:p>
      <text:p text:style-name="Standard"><text:soft-page-break/>:</text:p>
      <text:p text:style-name="Standard">worldEditorCppApi.setDrawObjectIcons(editor.getPreference("gizmos.general.drawObjectIcons"))</text:p>
      <text:p text:style-name="Standard">1</text:p>
      <text:p text:style-name="Standard">:</text:p>
      <text:p text:style-name="Standard">if path == "gizmos.general.drawObjectIcons" then worldEditorCppApi.setDrawObjectIcons(value)</text:p>
      <text:p text:style-name="Standard">setDrawObjectsText(*)</text:p>
      <text:p text:style-name="Standard">[2]</text:p>
      <text:p text:style-name="Standard">0</text:p>
      <text:p text:style-name="Standard">:</text:p>
      <text:p text:style-name="Standard">worldEditorCppApi.setDrawObjectsText(editor.getPreference("gizmos.general.drawObjectText"))</text:p>
      <text:p text:style-name="Standard">1</text:p>
      <text:p text:style-name="Standard">:</text:p>
      <text:p text:style-name="Standard">if path == "gizmos.general.drawObjectsText" then worldEditorCppApi.setDrawObjectsText(value)</text:p>
      <text:p text:style-name="Standard">setEventControlModifiers(*)</text:p>
      <text:p text:style-name="Standard">[1]</text:p>
      <text:p text:style-name="Standard">0</text:p>
      <text:p text:style-name="Standard">:</text:p>
      <text:p text:style-name="Standard">worldEditorCppApi.setEventControlModifiers(editor.keyModifiers.shiftDown, editor.keyModifiers.alt, editor.keyModifiers.ctrl)</text:p>
      <text:p text:style-name="Standard">setFadeIcons(*)</text:p>
      <text:p text:style-name="Standard">[1]</text:p>
      <text:p text:style-name="Standard">0</text:p>
      <text:p text:style-name="Standard">:</text:p>
      <text:p text:style-name="Standard">if path == "gizmos.objectIcons.fadeIcons" then worldEditorCppApi.setFadeIcons(value)</text:p>
      <text:p text:style-name="Standard">setFadeIconsDistance(*)</text:p>
      <text:p text:style-name="Standard">[1]</text:p>
      <text:p text:style-name="Standard">0</text:p>
      <text:p text:style-name="Standard">:</text:p>
      <text:p text:style-name="Standard">if path == "gizmos.objectIcons.fadeIconsDistance" then worldEditorCppApi.setFadeIconsDistance(value)</text:p>
      <text:p text:style-name="Standard">setFineRotationScalar(*)</text:p>
      <text:p text:style-name="Standard">[1]</text:p>
      <text:p text:style-name="Standard">0</text:p>
      <text:p text:style-name="Standard">:</text:p>
      <text:p text:style-name="Standard">if path == "gizmos.general.fineRotationScalar" then worldEditorCppApi.setFineRotationScalar(value)</text:p>
      <text:p text:style-name="Standard">setFineScaleScalar(*)</text:p>
      <text:p text:style-name="Standard">[1]</text:p>
      <text:p text:style-name="Standard">0</text:p>
      <text:p text:style-name="Standard">:</text:p>
      <text:p text:style-name="Standard">if path == "gizmos.general.fineScaleScalar" then worldEditorCppApi.setFineScaleScalar(value)</text:p>
      <text:p text:style-name="Standard">setGridSnap(*)</text:p>
      <text:p text:style-name="Standard">[3]</text:p>
      <text:p text:style-name="Standard">0</text:p>
      <text:p text:style-name="Standard">:</text:p>
      <text:p text:style-name="Standard">worldEditorCppApi.setGridSnap(enabled, gridSize)</text:p>
      <text:p text:style-name="Standard">1</text:p>
      <text:p text:style-name="Standard">:</text:p>
      <text:p text:style-name="Standard">worldEditorCppApi.setGridSnap(gridSnapEnabled, gridSize)</text:p>
      <text:p text:style-name="Standard">2</text:p>
      <text:p text:style-name="Standard">:</text:p>
      <text:p text:style-name="Standard">worldEditorCppApi.setGridSnap(gridSnapEnabled, size)</text:p>
      <text:p text:style-name="Standard">setHideIconClass(*)</text:p>
      <text:p text:style-name="Standard">[1]</text:p>
      <text:p text:style-name="Standard">0</text:p>
      <text:p text:style-name="Standard">:</text:p>
      <text:p text:style-name="Standard">worldEditorCppApi.setHideIconClass(val, tableContains(hiddenObjectIconClasses, val))</text:p>
      <text:p text:style-name="Standard"><text:soft-page-break/>setHovered(*)</text:p>
      <text:p text:style-name="Standard">:</text:p>
      <text:p text:style-name="Standard">[object Object]</text:p>
      <text:p text:style-name="Standard">setHoveredObjectId(*)</text:p>
      <text:p text:style-name="Standard">[1]</text:p>
      <text:p text:style-name="Standard">0</text:p>
      <text:p text:style-name="Standard">:</text:p>
      <text:p text:style-name="Standard">worldEditorCppApi.setHoveredObjectId(editor.objectIconHoverId)</text:p>
      <text:p text:style-name="Standard">setIconBackgroundColor(*)</text:p>
      <text:p text:style-name="Standard">[1]</text:p>
      <text:p text:style-name="Standard">0</text:p>
      <text:p text:style-name="Standard">:</text:p>
      <text:p text:style-name="Standard">if path == "gizmos.objectIcons.iconBackgroundColor" then worldEditorCppApi.setIconBackgroundColor(value)</text:p>
      <text:p text:style-name="Standard">setIconBackgroundScale(*)</text:p>
      <text:p text:style-name="Standard">[1]</text:p>
      <text:p text:style-name="Standard">0</text:p>
      <text:p text:style-name="Standard">:</text:p>
      <text:p text:style-name="Standard">if path == "gizmos.objectIcons.iconBackgroundScale" then worldEditorCppApi.setIconBackgroundScale(value)</text:p>
      <text:p text:style-name="Standard">setIconBackgroundType(*)</text:p>
      <text:p text:style-name="Standard">[1]</text:p>
      <text:p text:style-name="Standard">0</text:p>
      <text:p text:style-name="Standard">:</text:p>
      <text:p text:style-name="Standard">if path == "gizmos.objectIcons.iconBackgroundType" then worldEditorCppApi.setIconBackgroundType(iconBackgroundTypeFromString(value))</text:p>
      <text:p text:style-name="Standard">setIconShadowColor(*)</text:p>
      <text:p text:style-name="Standard">[1]</text:p>
      <text:p text:style-name="Standard">0</text:p>
      <text:p text:style-name="Standard">:</text:p>
      <text:p text:style-name="Standard">if path == "gizmos.objectIcons.iconShadowColor" then worldEditorCppApi.setIconShadowColor(value)</text:p>
      <text:p text:style-name="Standard">setIconShadowOffset(*)</text:p>
      <text:p text:style-name="Standard">[1]</text:p>
      <text:p text:style-name="Standard">0</text:p>
      <text:p text:style-name="Standard">:</text:p>
      <text:p text:style-name="Standard">if path == "gizmos.objectIcons.iconShadowOffset" then worldEditorCppApi.setIconShadowOffset(value)</text:p>
      <text:p text:style-name="Standard">setIconWorldScale(*)</text:p>
      <text:p text:style-name="Standard">[1]</text:p>
      <text:p text:style-name="Standard">0</text:p>
      <text:p text:style-name="Standard">:</text:p>
      <text:p text:style-name="Standard">if path == "gizmos.objectIcons.iconWorldScale" then worldEditorCppApi.setIconWorldScale(value)</text:p>
      <text:p text:style-name="Standard">setMonoIconColor(*)</text:p>
      <text:p text:style-name="Standard">[1]</text:p>
      <text:p text:style-name="Standard">0</text:p>
      <text:p text:style-name="Standard">:</text:p>
      <text:p text:style-name="Standard">if path == "gizmos.objectIcons.monoIconColor" then worldEditorCppApi.setMonoIconColor(value)</text:p>
      <text:p text:style-name="Standard">setObjectTextBackgroundColor(*)</text:p>
      <text:p text:style-name="Standard">[1]</text:p>
      <text:p text:style-name="Standard">0</text:p>
      <text:p text:style-name="Standard">:</text:p>
      <text:p text:style-name="Standard">if path == "gizmos.objectIcons.objectTextBackgroundColor" then worldEditorCppApi.setObjectTextBackgroundColor(value)</text:p>
      <text:p text:style-name="Standard">setObjectTextColor(*)</text:p>
      <text:p text:style-name="Standard">[1]</text:p>
      <text:p text:style-name="Standard">0</text:p>
      <text:p text:style-name="Standard">:</text:p>
      <text:p text:style-name="Standard">if path == "gizmos.objectIcons.objectTextColor" then worldEditorCppApi.setObjectTextColor(value)</text:p>
      <text:p text:style-name="Standard">setRandomIconColorSeed(*)</text:p>
      <text:p text:style-name="Standard"><text:soft-page-break/>[1]</text:p>
      <text:p text:style-name="Standard">0</text:p>
      <text:p text:style-name="Standard">:</text:p>
      <text:p text:style-name="Standard">if path == "gizmos.objectIcons.randomIconColorSeed" then worldEditorCppApi.setRandomIconColorSeed(value)</text:p>
      <text:p text:style-name="Standard">setRotateSnap(*)</text:p>
      <text:p text:style-name="Standard">[3]</text:p>
      <text:p text:style-name="Standard">0</text:p>
      <text:p text:style-name="Standard">:</text:p>
      <text:p text:style-name="Standard">worldEditorCppApi.setRotateSnap(enabled, rotationSnap)</text:p>
      <text:p text:style-name="Standard">1</text:p>
      <text:p text:style-name="Standard">:</text:p>
      <text:p text:style-name="Standard">worldEditorCppApi.setRotateSnap(rotateSnapEnabled, rotateSnapSize)</text:p>
      <text:p text:style-name="Standard">2</text:p>
      <text:p text:style-name="Standard">:</text:p>
      <text:p text:style-name="Standard">worldEditorCppApi.setRotateSnap(rotateSnapEnabled, size)</text:p>
      <text:p text:style-name="Standard">setScaleSnap(*)</text:p>
      <text:p text:style-name="Standard">:</text:p>
      <text:p text:style-name="Standard">[object Object]</text:p>
      <text:p text:style-name="Standard">setSelectedIconBgColor(*)</text:p>
      <text:p text:style-name="Standard">[1]</text:p>
      <text:p text:style-name="Standard">0</text:p>
      <text:p text:style-name="Standard">:</text:p>
      <text:p text:style-name="Standard">if path == "gizmos.objectIcons.selectedIconBackgroundColor" then worldEditorCppApi.setSelectedIconBgColor(value)</text:p>
      <text:p text:style-name="Standard">setSelectedIconColor(*)</text:p>
      <text:p text:style-name="Standard">[1]</text:p>
      <text:p text:style-name="Standard">0</text:p>
      <text:p text:style-name="Standard">:</text:p>
      <text:p text:style-name="Standard">if path == "gizmos.objectIcons.selectedIconColor" then worldEditorCppApi.setSelectedIconColor(value)</text:p>
      <text:p text:style-name="Standard">setUseIconColor(*)</text:p>
      <text:p text:style-name="Standard">[1]</text:p>
      <text:p text:style-name="Standard">0</text:p>
      <text:p text:style-name="Standard">:</text:p>
      <text:p text:style-name="Standard">if path == "gizmos.objectIcons.useIconColor" then worldEditorCppApi.setUseIconColor(value)</text:p>
      <text:p text:style-name="Standard">setUseObjectsBoxCenter(*)</text:p>
      <text:p text:style-name="Standard">[1]</text:p>
      <text:p text:style-name="Standard">0</text:p>
      <text:p text:style-name="Standard">:</text:p>
      <text:p text:style-name="Standard">if path == "gizmos.general.useObjectBoxCenter" then worldEditorCppApi.setUseObjectsBoxCenter(value)</text:p>
      <text:p text:style-name="Standard">snapPositionToGrid(*)</text:p>
      <text:p text:style-name="Standard">[2]</text:p>
      <text:p text:style-name="Standard">0</text:p>
      <text:p text:style-name="Standard">:</text:p>
      <text:p text:style-name="Standard">obj:setPosition(worldEditorCppApi.snapPositionToGrid(finalPos))</text:p>
      <text:p text:style-name="Standard">1</text:p>
      <text:p text:style-name="Standard">:</text:p>
      <text:p text:style-name="Standard">local pos = vec3(worldEditorCppApi.snapPositionToGrid(rayCastInfo.pos))</text:p>
      <text:p text:style-name="Standard">worldReadyState</text:p>
      <text:p text:style-name="Standard">[3]</text:p>
      <text:p text:style-name="Standard">0</text:p>
      <text:p text:style-name="Standard">:</text:p>
      <text:p text:style-name="Standard">worldReadyState = -1</text:p>
      <text:p text:style-name="Standard">1</text:p>
      <text:p text:style-name="Standard">:</text:p>
      <text:p text:style-name="Standard">worldReadyState = 0</text:p>
      <text:p text:style-name="Standard"><text:soft-page-break/>2</text:p>
      <text:p text:style-name="Standard">:</text:p>
      <text:p text:style-name="Standard">if worldReadyState == 1 then</text:p>
      <text:p text:style-name="Standard">LuaProfiler()</text:p>
      <text:p text:style-name="Standard">[2]</text:p>
      <text:p text:style-name="Standard">0</text:p>
      <text:p text:style-name="Standard">:</text:p>
      <text:p text:style-name="Standard">local profiler = LuaProfiler("Camera")</text:p>
      <text:p text:style-name="Standard">1</text:p>
      <text:p text:style-name="Standard">:</text:p>
      <text:p text:style-name="Standard">local p = LuaProfiler("my profiler")</text:p>
      <text:p text:style-name="Standard">String(*)</text:p>
      <text:p text:style-name="Standard">[3]</text:p>
      <text:p text:style-name="Standard">0</text:p>
      <text:p text:style-name="Standard">:</text:p>
      <text:p text:style-name="Standard">debugDrawer:drawText(nPosPoint3F, String(tostring(nid)), colBlack)</text:p>
      <text:p text:style-name="Standard">1</text:p>
      <text:p text:style-name="Standard">:</text:p>
      <text:p text:style-name="Standard">debugDrawer:drawText(((n.pos + lidPos)*0.5):toPoint3F(), String(getLinkText(data)), colBlack)</text:p>
      <text:p text:style-name="Standard">2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activeVehiclesIterator()</text:p>
      <text:p text:style-name="Standard">[3]</text:p>
      <text:p text:style-name="Standard">0</text:p>
      <text:p text:style-name="Standard">:</text:p>
      <text:p text:style-name="Standard">for tid, veh in activeVehiclesIterator() do</text:p>
      <text:p text:style-name="Standard">1</text:p>
      <text:p text:style-name="Standard">:</text:p>
      <text:p text:style-name="Standard">for id, vehicle in activeVehiclesIterator() do</text:p>
      <text:p text:style-name="Standard">2</text:p>
      <text:p text:style-name="Standard">:</text:p>
      <text:p text:style-name="Standard">for id, veh in activeVehiclesIterator() do</text:p>
      <text:p text:style-name="Standard">addPrefab(objName, objFileName, objPos, objRotation, objScale, useGlobalTranslation)</text:p>
      <text:p text:style-name="Standard">[2]</text:p>
      <text:p text:style-name="Standard">0</text:p>
      <text:p text:style-name="Standard">:</text:p>
      <text:p text:style-name="Standard">local p = addPrefab(objName, objFileName, objPos, objRotation, objScale)</text:p>
      <text:p text:style-name="Standard">1</text:p>
      <text:p text:style-name="Standard">:</text:p>
      <text:p text:style-name="Standard">return addPrefab(objName, objFileName, objPos, objRotation, objScale)</text:p>
      <text:p text:style-name="Standard">arrayConcat(dst, src)</text:p>
      <text:p text:style-name="Standard">[3]</text:p>
      <text:p text:style-name="Standard">0</text:p>
      <text:p text:style-name="Standard">:</text:p>
      <text:p text:style-name="Standard">arrayConcat(vehicle.engine.waterDamage.nodes, vehicle.engine.waterDamage._group_nodes or {})</text:p>
      <text:p text:style-name="Standard">1</text:p>
      <text:p text:style-name="Standard">:</text:p>
      <text:p text:style-name="Standard">arrayConcat(vehicle.engine.waterDamage.nodes, vehicle.engine.waterDamage._engineGroup_nodes or {})</text:p>
      <text:p text:style-name="Standard">2</text:p>
      <text:p text:style-name="Standard">:</text:p>
      <text:p text:style-name="Standard">arrayConcat(files, oldMisfiles)</text:p>
      <text:p text:style-name="Standard">arrayFindValueIndex(t, val)</text:p>
      <text:p text:style-name="Standard">[3]</text:p>
      <text:p text:style-name="Standard"><text:soft-page-break/>0</text:p>
      <text:p text:style-name="Standard">:</text:p>
      <text:p text:style-name="Standard">table.remove(path.prefabs,arrayFindValueIndex(path.prefabs, elem.dirInLevel))</text:p>
      <text:p text:style-name="Standard">1</text:p>
      <text:p text:style-name="Standard">:</text:p>
      <text:p text:style-name="Standard">if not arrayFindValueIndex(tableKeys(vdata.cameras), "onboard.driver") then</text:p>
      <text:p text:style-name="Standard">2</text:p>
      <text:p text:style-name="Standard">:</text:p>
      <text:p text:style-name="Standard">local idx = arrayFindValueIndex(self.names, name)</text:p>
      <text:p text:style-name="Standard">arrayShuffle(array)</text:p>
      <text:p text:style-name="Standard">[1]</text:p>
      <text:p text:style-name="Standard">0</text:p>
      <text:p text:style-name="Standard">:</text:p>
      <text:p text:style-name="Standard">array = arrayShuffle(array)</text:p>
      <text:p text:style-name="Standard">assert(*)</text:p>
      <text:p text:style-name="Standard">[3]</text:p>
      <text:p text:style-name="Standard">0</text:p>
      <text:p text:style-name="Standard">:</text:p>
      <text:p text:style-name="Standard">assert(payload.DataSize == ffi.sizeof"char[2048]")</text:p>
      <text:p text:style-name="Standard">1</text:p>
      <text:p text:style-name="Standard">:</text:p>
      <text:p text:style-name="Standard">assert(add or rem, "table contains neither 'add' nor 'remove'")</text:p>
      <text:p text:style-name="Standard">2</text:p>
      <text:p text:style-name="Standard">:</text:p>
      <text:p text:style-name="Standard">assert(newValue ~= nil, "cannot add 'nil' as value")</text:p>
      <text:p text:style-name="Standard">axisSystemApply(nx, ny, nz, v)</text:p>
      <text:p text:style-name="Standard">[3]</text:p>
      <text:p text:style-name="Standard">0</text:p>
      <text:p text:style-name="Standard">:</text:p>
      <text:p text:style-name="Standard">data.res.targetPos = axisSystemApply(nx, ny, nz, offset) + data.res.targetPos</text:p>
      <text:p text:style-name="Standard">1</text:p>
      <text:p text:style-name="Standard">:</text:p>
      <text:p text:style-name="Standard">self.camVel = axisSystemApply(sideVector, -forwardVector, upVector, panningLocal)</text:p>
      <text:p text:style-name="Standard">2</text:p>
      <text:p text:style-name="Standard">:</text:p>
      <text:p text:style-name="Standard">vel = axisSystemApply(nx, ny, nz, vel)</text:p>
      <text:p text:style-name="Standard">bytes_to_string(bytes)</text:p>
      <text:p text:style-name="Standard">[3]</text:p>
      <text:p text:style-name="Standard">0</text:p>
      <text:p text:style-name="Standard">:</text:p>
      <text:p text:style-name="Standard">log('I', '', 'generate done in ' .. string.format('%0.1f', timetaken) .. ' seconds. Performance: ' .. bytes_to_string((fileSizeSum+dupeSize) / timetaken) .. '/s')</text:p>
      <text:p text:style-name="Standard">1</text:p>
      <text:p text:style-name="Standard">:</text:p>
      <text:p text:style-name="Standard">log('I', '', 'Processed ' .. tostring(fileCount) .. ' files: ' .. tostring(bytes_to_string(fileSizeSum)))</text:p>
      <text:p text:style-name="Standard">2</text:p>
      <text:p text:style-name="Standard">:</text:p>
      <text:p text:style-name="Standard">log('I', '', tostring(dupeCount) .. ' duplicates: ' .. tostring(bytes_to_string(dupeSize)))</text:p>
      <text:p text:style-name="Standard">cameraMouseRayCast(*)</text:p>
      <text:p text:style-name="Standard">[3]</text:p>
      <text:p text:style-name="Standard">0</text:p>
      <text:p text:style-name="Standard">:</text:p>
      <text:p text:style-name="Standard">local rayCast = cameraMouseRayCast()</text:p>
      <text:p text:style-name="Standard">1</text:p>
      <text:p text:style-name="Standard">:</text:p>
      <text:p text:style-name="Standard"><text:soft-page-break/>local hit = cameraMouseRayCast(false, rayCastFlags)</text:p>
      <text:p text:style-name="Standard">2</text:p>
      <text:p text:style-name="Standard">:</text:p>
      <text:p text:style-name="Standard">local rayCastInfo = cameraMouseRayCast(true)</text:p>
      <text:p text:style-name="Standard">cardinalSpline(p0, p1, p2, p3, t, s, d1, d2, d3)</text:p>
      <text:p text:style-name="Standard">[3]</text:p>
      <text:p text:style-name="Standard">0</text:p>
      <text:p text:style-name="Standard">:</text:p>
      <text:p text:style-name="Standard">return cardinalSpline(p0, p1, p2, p3, t, s or 0.5, 1, 1, 1)</text:p>
      <text:p text:style-name="Standard">1</text:p>
      <text:p text:style-name="Standard">:</text:p>
      <text:p text:style-name="Standard">return cardinalSpline(p0, p1, p2, p3, t, s or 0.5, p0:distance(p1), p1:distance(p2), p2:distance(p3))</text:p>
      <text:p text:style-name="Standard">2</text:p>
      <text:p text:style-name="Standard">:</text:p>
      <text:p text:style-name="Standard">return cardinalSpline(p0, p1, p2, p3, t, s or 0.5, sqrt(p0:distance(p1)), sqrt(p1:distance(p2)), sqrt(p2:distance(p3)))</text:p>
      <text:p text:style-name="Standard">castRay(origin, target, includeTerrain, renderGeometry)</text:p>
      <text:p text:style-name="Standard">[3]</text:p>
      <text:p text:style-name="Standard">0</text:p>
      <text:p text:style-name="Standard">:</text:p>
      <text:p text:style-name="Standard">local distToGround = castRay(carPosMidway, newCarPosLast)</text:p>
      <text:p text:style-name="Standard">1</text:p>
      <text:p text:style-name="Standard">:</text:p>
      <text:p text:style-name="Standard">local distDown = castRay(self.camPos, self.camPos-vec3(0,0,heightTest))</text:p>
      <text:p text:style-name="Standard">2</text:p>
      <text:p text:style-name="Standard">:</text:p>
      <text:p text:style-name="Standard">local res = castRay(origin, target, includeTerrain, renderGeometry)</text:p>
      <text:p text:style-name="Standard">castRayDebug(origin, target, includeTerrain, renderGeometry)</text:p>
      <text:p text:style-name="Standard">[1]</text:p>
      <text:p text:style-name="Standard">0</text:p>
      <text:p text:style-name="Standard">:</text:p>
      <text:p text:style-name="Standard">castRayDebug(a, b, false, false)</text:p>
      <text:p text:style-name="Standard">castRayStatic(*)</text:p>
      <text:p text:style-name="Standard">[3]</text:p>
      <text:p text:style-name="Standard">0</text:p>
      <text:p text:style-name="Standard">:</text:p>
      <text:p text:style-name="Standard">if castRayStatic(lastNearClipCenter:toPoint3F(), dir:toPoint3F(), rayDist) &lt; rayDist then</text:p>
      <text:p text:style-name="Standard">1</text:p>
      <text:p text:style-name="Standard">:</text:p>
      <text:p text:style-name="Standard">local distHit = castRayStatic(cornerPos:toPoint3F(), dir:toPoint3F(), dirLength)</text:p>
      <text:p text:style-name="Standard">2</text:p>
      <text:p text:style-name="Standard">:</text:p>
      <text:p text:style-name="Standard">local distHit = castRayStatic(rayStart:toPoint3F(), dirP3F, closestHit)</text:p>
      <text:p text:style-name="Standard">catmullRomCentripetal(p0, p1, p2, p3, t, s)</text:p>
      <text:p text:style-name="Standard">[3]</text:p>
      <text:p text:style-name="Standard">0</text:p>
      <text:p text:style-name="Standard">:</text:p>
      <text:p text:style-name="Standard">local catMullRot = catmullRomCentripetal(r1, r2, r3, r4, 0.1):normalized()</text:p>
      <text:p text:style-name="Standard">1</text:p>
      <text:p text:style-name="Standard">:</text:p>
      <text:p text:style-name="Standard">local catMullRot = catmullRomCentripetal(r1, r2, r3, r4, 0.9):normalized()</text:p>
      <text:p text:style-name="Standard">2</text:p>
      <text:p text:style-name="Standard">:</text:p>
      <text:p text:style-name="Standard">local rot = catmullRomCentripetal(r1, r2, r3, r4, calculateTnorm(sqrt(r1:distance(r2)), sqrt(r2:distance(r3)), sqrt(r3:distance(r4)), t1, t2, t3, camTLocal)):normalized()</text:p>
      <text:p text:style-name="Standard">catmullRomChordal(p0, p1, p2, p3, t, s)</text:p>
      <text:p text:style-name="Standard"><text:soft-page-break/>[3]</text:p>
      <text:p text:style-name="Standard">0</text:p>
      <text:p text:style-name="Standard">:</text:p>
      <text:p text:style-name="Standard">local marker = catmullRomChordal(markers[n1].pos, markers[n2].pos, markers[n3].pos, markers[n4].pos, t, markers[n2].positionSmooth)</text:p>
      <text:p text:style-name="Standard">1</text:p>
      <text:p text:style-name="Standard">:</text:p>
      <text:p text:style-name="Standard">local direction = catmullRomChordal(p1, p2, p3, p4, 0.1, markers[n2].positionSmooth) - p2</text:p>
      <text:p text:style-name="Standard">2</text:p>
      <text:p text:style-name="Standard">:</text:p>
      <text:p text:style-name="Standard">local direction = p3 - catmullRomChordal(p1, p2, p3, p4, 0.9, markers[n2].positionSmooth)</text:p>
      <text:p text:style-name="Standard">clamp(x, minValue, maxValue)</text:p>
      <text:p text:style-name="Standard">[3]</text:p>
      <text:p text:style-name="Standard">0</text:p>
      <text:p text:style-name="Standard">:</text:p>
      <text:p text:style-name="Standard">local rainbow = rainbowColor(50, clamp(data.drivability,0,1)*15, 1)</text:p>
      <text:p text:style-name="Standard">1</text:p>
      <text:p text:style-name="Standard">:</text:p>
      <text:p text:style-name="Standard">local rainbow = rainbowColor(50, clamp(data.speedLimit,0,36), 1)</text:p>
      <text:p text:style-name="Standard">2</text:p>
      <text:p text:style-name="Standard">:</text:p>
      <text:p text:style-name="Standard">local minSqPointDis = linePointFromXnorm(startPos, endPos, xnorm1):squaredDistance(linePointFromXnorm(absPos1, absPos2, clamp(xnorm2, 0, 1)))</text:p>
      <text:p text:style-name="Standard">clearLevelLogs()</text:p>
      <text:p text:style-name="Standard">[1]</text:p>
      <text:p text:style-name="Standard">0</text:p>
      <text:p text:style-name="Standard">:</text:p>
      <text:p text:style-name="Standard">clearLevelLogs()</text:p>
      <text:p text:style-name="Standard">clientEndMission(mission)</text:p>
      <text:p text:style-name="Standard">[1]</text:p>
      <text:p text:style-name="Standard">0</text:p>
      <text:p text:style-name="Standard">:</text:p>
      <text:p text:style-name="Standard">clientEndMission(missionFilename)</text:p>
      <text:p text:style-name="Standard">clientPostStartMission(mission)</text:p>
      <text:p text:style-name="Standard">[1]</text:p>
      <text:p text:style-name="Standard">0</text:p>
      <text:p text:style-name="Standard">:</text:p>
      <text:p text:style-name="Standard">clientPostStartMission(levelPath)</text:p>
      <text:p text:style-name="Standard">clientPreStartMission(mission)</text:p>
      <text:p text:style-name="Standard">[1]</text:p>
      <text:p text:style-name="Standard">0</text:p>
      <text:p text:style-name="Standard">:</text:p>
      <text:p text:style-name="Standard">clientPreStartMission(levelPath)</text:p>
      <text:p text:style-name="Standard">clientStartMission(mission)</text:p>
      <text:p text:style-name="Standard">[1]</text:p>
      <text:p text:style-name="Standard">0</text:p>
      <text:p text:style-name="Standard">:</text:p>
      <text:p text:style-name="Standard">clientStartMission(getMissionFilename())</text:p>
      <text:p text:style-name="Standard">closestLinePoints(l1p0, l1p1, l2p0, l2p1)</text:p>
      <text:p text:style-name="Standard">[3]</text:p>
      <text:p text:style-name="Standard">0</text:p>
      <text:p text:style-name="Standard">:</text:p>
      <text:p text:style-name="Standard">local xnorm1, xnorm2 = closestLinePoints(startPos, endPos, absPos1, absPos2)</text:p>
      <text:p text:style-name="Standard">1</text:p>
      <text:p text:style-name="Standard">:</text:p>
      <text:p text:style-name="Standard">local l1xn, l2xn = closestLinePoints(pos1, l1n2pos, mapNodes[l2n1id].pos, mapNodes[l2n2id].pos)</text:p>
      <text:p text:style-name="Standard"><text:soft-page-break/>2</text:p>
      <text:p text:style-name="Standard">:</text:p>
      <text:p text:style-name="Standard">local l1xn, l2xn = closestLinePoints(l1n1pos, l1n2pos, l2n1pos, l2n2pos)</text:p>
      <text:p text:style-name="Standard">collectgarbage(*)</text:p>
      <text:p text:style-name="Standard">[3]</text:p>
      <text:p text:style-name="Standard">0</text:p>
      <text:p text:style-name="Standard">:</text:p>
      <text:p text:style-name="Standard">if gcrunning then collectgarbage("restart")</text:p>
      <text:p text:style-name="Standard">1</text:p>
      <text:p text:style-name="Standard">:</text:p>
      <text:p text:style-name="Standard">gcrunning = collectgarbage("isrunning")</text:p>
      <text:p text:style-name="Standard">2</text:p>
      <text:p text:style-name="Standard">:</text:p>
      <text:p text:style-name="Standard">collectgarbage("stop")</text:p>
      <text:p text:style-name="Standard">colorF(r, g, b, a)</text:p>
      <text:p text:style-name="Standard">[2]</text:p>
      <text:p text:style-name="Standard">0</text:p>
      <text:p text:style-name="Standard">:</text:p>
      <text:p text:style-name="Standard">a = colorF(0.5,0.5,0.5, 1)</text:p>
      <text:p text:style-name="Standard">1</text:p>
      <text:p text:style-name="Standard">:</text:p>
      <text:p text:style-name="Standard">b = colorF({0.5,0.5,0.5,1})</text:p>
      <text:p text:style-name="Standard">compileCollada(*)</text:p>
      <text:p text:style-name="Standard">[2]</text:p>
      <text:p text:style-name="Standard">0</text:p>
      <text:p text:style-name="Standard">:</text:p>
      <text:p text:style-name="Standard">if compileCollada(src, dst, dstData) ~= 0 then</text:p>
      <text:p text:style-name="Standard">1</text:p>
      <text:p text:style-name="Standard">:</text:p>
      <text:p text:style-name="Standard">if compileCollada(src, dst, dstData) == 0 then</text:p>
      <text:p text:style-name="Standard">containsOBB_point(c1, x1, y1, z1, p)</text:p>
      <text:p text:style-name="Standard">[1]</text:p>
      <text:p text:style-name="Standard">0</text:p>
      <text:p text:style-name="Standard">:</text:p>
      <text:p text:style-name="Standard">if containsOBB_point(bbCenter, axis0 * halfExtentsX, axis1 * halfExtentsY, axis2 * halfExtentsZ, nodePos) then</text:p>
      <text:p text:style-name="Standard">convertVehicleColorsToPaints(colorTable)</text:p>
      <text:p text:style-name="Standard">[3]</text:p>
      <text:p text:style-name="Standard">0</text:p>
      <text:p text:style-name="Standard">:</text:p>
      <text:p text:style-name="Standard">vehicleConfig.paints = convertVehicleColorsToPaints(vehicleConfig.colors)</text:p>
      <text:p text:style-name="Standard">1</text:p>
      <text:p text:style-name="Standard">:</text:p>
      <text:p text:style-name="Standard">paints = convertVehicleColorsToPaints(vehicleConfig.colors)</text:p>
      <text:p text:style-name="Standard">2</text:p>
      <text:p text:style-name="Standard">:</text:p>
      <text:p text:style-name="Standard">data.paints = convertVehicleColorsToPaints(data.colors)</text:p>
      <text:p text:style-name="Standard">convertVehicleIdKeysToVehicleNameKeys(data)</text:p>
      <text:p text:style-name="Standard">[3]</text:p>
      <text:p text:style-name="Standard">0</text:p>
      <text:p text:style-name="Standard">:</text:p>
      <text:p text:style-name="Standard">data.vehicleCameras = convertVehicleIdKeysToVehicleNameKeys(data.vehicleCameras)</text:p>
      <text:p text:style-name="Standard">1</text:p>
      <text:p text:style-name="Standard">:</text:p>
      <text:p text:style-name="Standard">data.vehicleCheckpoints = convertVehicleIdKeysToVehicleNameKeys(state.vehicleCheckpoints)</text:p>
      <text:p text:style-name="Standard"><text:soft-page-break/>2</text:p>
      <text:p text:style-name="Standard">:</text:p>
      <text:p text:style-name="Standard">data.aiVehiclePath = convertVehicleIdKeysToVehicleNameKeys(state.aiVehiclePath)</text:p>
      <text:p text:style-name="Standard">convertVehicleNameKeysToVehicleIdKeys(data)</text:p>
      <text:p text:style-name="Standard">[3]</text:p>
      <text:p text:style-name="Standard">0</text:p>
      <text:p text:style-name="Standard">:</text:p>
      <text:p text:style-name="Standard">data.vehicleCameras = convertVehicleNameKeysToVehicleIdKeys(data.vehicleCameras)</text:p>
      <text:p text:style-name="Standard">1</text:p>
      <text:p text:style-name="Standard">:</text:p>
      <text:p text:style-name="Standard">state.vehicleCheckpoints = convertVehicleNameKeysToVehicleIdKeys(data.vehicleCheckpoints)</text:p>
      <text:p text:style-name="Standard">2</text:p>
      <text:p text:style-name="Standard">:</text:p>
      <text:p text:style-name="Standard">state.aiVehiclePath = convertVehicleNameKeysToVehicleIdKeys(data.aiVehiclePath)</text:p>
      <text:p text:style-name="Standard">createObject(className)</text:p>
      <text:p text:style-name="Standard">[3]</text:p>
      <text:p text:style-name="Standard">0</text:p>
      <text:p text:style-name="Standard">:</text:p>
      <text:p text:style-name="Standard">local newObj = createObject('TSStatic')</text:p>
      <text:p text:style-name="Standard">1</text:p>
      <text:p text:style-name="Standard">:</text:p>
      <text:p text:style-name="Standard">var.dragDropMesh = createObject('TSStatic')</text:p>
      <text:p text:style-name="Standard">2</text:p>
      <text:p text:style-name="Standard">:</text:p>
      <text:p text:style-name="Standard">local marker = createObject('TSStatic')</text:p>
      <text:p text:style-name="Standard">createPlayerSpawningData(model, config, color, licenseText, vehicleName, pos, rot)</text:p>
      <text:p text:style-name="Standard">[3]</text:p>
      <text:p text:style-name="Standard">0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1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2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createScreenshot(*)</text:p>
      <text:p text:style-name="Standard">[3]</text:p>
      <text:p text:style-name="Standard">0</text:p>
      <text:p text:style-name="Standard">:</text:p>
      <text:p text:style-name="Standard">createScreenshot(screenShotName, (findValView('imgFormat') or "PNG"), supersampling)</text:p>
      <text:p text:style-name="Standard">1</text:p>
      <text:p text:style-name="Standard">:</text:p>
      <text:p text:style-name="Standard">createScreenshot('vehicles/' .. v.model_key .. '/default', (findValView('imgFormat') or "PNG"), supersampling)</text:p>
      <text:p text:style-name="Standard">2</text:p>
      <text:p text:style-name="Standard">:</text:p>
      <text:p text:style-name="Standard">createScreenshot(screenShotName ..'_ann', (findValView('imgFormat') or "PNG"), supersampling)</text:p>
      <text:p text:style-name="Standard">createVehiclePaint(color, metallicData)</text:p>
      <text:p text:style-name="Standard">[3]</text:p>
      <text:p text:style-name="Standard">0</text:p>
      <text:p text:style-name="Standard">:</text:p>
      <text:p text:style-name="Standard">local paint = createVehiclePaint({x=color[1], y=color[2], z=color[3], w=color[4]}, {color[5], color[6], color[7], color[8]})</text:p>
      <text:p text:style-name="Standard">1</text:p>
      <text:p text:style-name="Standard">:</text:p>
      <text:p text:style-name="Standard"><text:soft-page-break/>local paint = createVehiclePaint({x = colorTable[i][1], y = colorTable[i][2], z = colorTable[i][3], w = colorTable[i][4]}, {})</text:p>
      <text:p text:style-name="Standard">2</text:p>
      <text:p text:style-name="Standard">:</text:p>
      <text:p text:style-name="Standard">return createVehiclePaint(vehicle.color, vehicle.metallicPaintData)</text:p>
      <text:p text:style-name="Standard">create_simobject_metatable(classname)</text:p>
      <text:p text:style-name="Standard">[1]</text:p>
      <text:p text:style-name="Standard">0</text:p>
      <text:p text:style-name="Standard">:</text:p>
      <text:p text:style-name="Standard">create_simobject_metatable(k)</text:p>
      <text:p text:style-name="Standard">debugPoll()</text:p>
      <text:p text:style-name="Standard">[1]</text:p>
      <text:p text:style-name="Standard">0</text:p>
      <text:p text:style-name="Standard">:</text:p>
      <text:p text:style-name="Standard">debugPoll()</text:p>
      <text:p text:style-name="Standard">decalManagerClear(*)</text:p>
      <text:p text:style-name="Standard">[1]</text:p>
      <text:p text:style-name="Standard">0</text:p>
      <text:p text:style-name="Standard">:</text:p>
      <text:p text:style-name="Standard">decalManagerClear()</text:p>
      <text:p text:style-name="Standard">deepcopy(object)</text:p>
      <text:p text:style-name="Standard">[3]</text:p>
      <text:p text:style-name="Standard">0</text:p>
      <text:p text:style-name="Standard">:</text:p>
      <text:p text:style-name="Standard">local binding = deepcopy(binding)</text:p>
      <text:p text:style-name="Standard">1</text:p>
      <text:p text:style-name="Standard">:</text:p>
      <text:p text:style-name="Standard">local result = deepcopy(binding)</text:p>
      <text:p text:style-name="Standard">2</text:p>
      <text:p text:style-name="Standard">:</text:p>
      <text:p text:style-name="Standard">return dumps(cleanBindingDefaults(deepcopy(binding))):gsub("\n", " "):gsub(" +", " ")</text:p>
      <text:p text:style-name="Standard">deserialize(s)</text:p>
      <text:p text:style-name="Standard">[3]</text:p>
      <text:p text:style-name="Standard">0</text:p>
      <text:p text:style-name="Standard">:</text:p>
      <text:p text:style-name="Standard">tableMergeRecursive(cam, deserialize(data.globalCameras[camName]))</text:p>
      <text:p text:style-name="Standard">1</text:p>
      <text:p text:style-name="Standard">:</text:p>
      <text:p text:style-name="Standard">tableMergeRecursive(cam, deserialize(svdata.cameras[camName]))</text:p>
      <text:p text:style-name="Standard">2</text:p>
      <text:p text:style-name="Standard">:</text:p>
      <text:p text:style-name="Standard">local data = deserialize(s)</text:p>
      <text:p text:style-name="Standard">deserializePackages(data, filter)</text:p>
      <text:p text:style-name="Standard">[1]</text:p>
      <text:p text:style-name="Standard">0</text:p>
      <text:p text:style-name="Standard">:</text:p>
      <text:p text:style-name="Standard">deserializePackages(data)</text:p>
      <text:p text:style-name="Standard">detectGlobalWrites()</text:p>
      <text:p text:style-name="Standard">[1]</text:p>
      <text:p text:style-name="Standard">0</text:p>
      <text:p text:style-name="Standard">:</text:p>
      <text:p text:style-name="Standard">detectGlobalWrites()</text:p>
      <text:p text:style-name="Standard">dofile(*)</text:p>
      <text:p text:style-name="Standard">[3]</text:p>
      <text:p text:style-name="Standard">0</text:p>
      <text:p text:style-name="Standard"><text:soft-page-break/>:</text:p>
      <text:p text:style-name="Standard">local meshEditor = dofile("/lua/ge/extensions/editor/meshEditor.lua")</text:p>
      <text:p text:style-name="Standard">1</text:p>
      <text:p text:style-name="Standard">:</text:p>
      <text:p text:style-name="Standard">local m = dofile(logicPath..".lua")</text:p>
      <text:p text:style-name="Standard">2</text:p>
      <text:p text:style-name="Standard">:</text:p>
      <text:p text:style-name="Standard">local meshEditor = dofile("/lua/ge/extensions/editor/meshEditor.lua")</text:p>
      <text:p text:style-name="Standard">dump()</text:p>
      <text:p text:style-name="Standard">[3]</text:p>
      <text:p text:style-name="Standard">0</text:p>
      <text:p text:style-name="Standard">:</text:p>
      <text:p text:style-name="Standard">dump({'invalid layout save data. Filename missing: ', data})</text:p>
      <text:p text:style-name="Standard">1</text:p>
      <text:p text:style-name="Standard">:</text:p>
      <text:p text:style-name="Standard">dump(data)</text:p>
      <text:p text:style-name="Standard">2</text:p>
      <text:p text:style-name="Standard">:</text:p>
      <text:p text:style-name="Standard">dump(#data)</text:p>
      <text:p text:style-name="Standard">dumps()</text:p>
      <text:p text:style-name="Standard">[3]</text:p>
      <text:p text:style-name="Standard">0</text:p>
      <text:p text:style-name="Standard">:</text:p>
      <text:p text:style-name="Standard">if drawModes[mode] == nil then log('E','',"Drawmode " .. dumps(mode) .. " does not exist for aiPathEditor!") return</text:p>
      <text:p text:style-name="Standard">1</text:p>
      <text:p text:style-name="Standard">:</text:p>
      <text:p text:style-name="Standard">log('E', 'apps', 'invalid app data:' .. tostring(fn) .. ': missing "domElement" or "directive" in app.json - IGNORING APP: ' .. dumps(appData))</text:p>
      <text:p text:style-name="Standard">2</text:p>
      <text:p text:style-name="Standard">:</text:p>
      <text:p text:style-name="Standard">file.inspectorData.rawdata = dumps(file.inspectorData.data)</text:p>
      <text:p text:style-name="Standard">dumpsz(o, depth)</text:p>
      <text:p text:style-name="Standard">[3]</text:p>
      <text:p text:style-name="Standard">0</text:p>
      <text:p text:style-name="Standard">:</text:p>
      <text:p text:style-name="Standard">writeFile('G.json', dumpsz(_G, 3))</text:p>
      <text:p text:style-name="Standard">1</text:p>
      <text:p text:style-name="Standard">:</text:p>
      <text:p text:style-name="Standard">log('E', "", "Slots section in file " .. tostring(sourceFilename) .. " invalid. Unable to recover: " .. dumpsz(part.slots, 2))</text:p>
      <text:p text:style-name="Standard">2</text:p>
      <text:p text:style-name="Standard">:</text:p>
      <text:p text:style-name="Standard">log('W', "", "Slots section in file " .. tostring(sourceFilename) .. " invalid. Please fix. Partly reconstructed: " .. dumpsz(part.slots, 2))</text:p>
      <text:p text:style-name="Standard">dumpz(o, depth)</text:p>
      <text:p text:style-name="Standard">[3]</text:p>
      <text:p text:style-name="Standard">0</text:p>
      <text:p text:style-name="Standard">:</text:p>
      <text:p text:style-name="Standard">dumpz(dir, 2)</text:p>
      <text:p text:style-name="Standard">1</text:p>
      <text:p text:style-name="Standard">:</text:p>
      <text:p text:style-name="Standard">dumpz(asset, 3)</text:p>
      <text:p text:style-name="Standard">2</text:p>
      <text:p text:style-name="Standard">:</text:p>
      <text:p text:style-name="Standard">dumpz(data, 1)</text:p>
      <text:p text:style-name="Standard">enableMaterialDebug(*)</text:p>
      <text:p text:style-name="Standard">[2]</text:p>
      <text:p text:style-name="Standard"><text:soft-page-break/>0</text:p>
      <text:p text:style-name="Standard">:</text:p>
      <text:p text:style-name="Standard">enableMaterialDebug(false)</text:p>
      <text:p text:style-name="Standard">1</text:p>
      <text:p text:style-name="Standard">:</text:p>
      <text:p text:style-name="Standard">enableMaterialDebug(true)</text:p>
      <text:p text:style-name="Standard">endActiveGameMode(callback)</text:p>
      <text:p text:style-name="Standard">[2]</text:p>
      <text:p text:style-name="Standard">0</text:p>
      <text:p text:style-name="Standard">:</text:p>
      <text:p text:style-name="Standard">endActiveGameMode(loadLevel)</text:p>
      <text:p text:style-name="Standard">1</text:p>
      <text:p text:style-name="Standard">:</text:p>
      <text:p text:style-name="Standard">endActiveGameMode()</text:p>
      <text:p text:style-name="Standard">enumerateConsoleClasses(*)</text:p>
      <text:p text:style-name="Standard">[1]</text:p>
      <text:p text:style-name="Standard">0</text:p>
      <text:p text:style-name="Standard">:</text:p>
      <text:p text:style-name="Standard">local stringList = enumerateConsoleClasses("SimDataBlock")</text:p>
      <text:p text:style-name="Standard">error(*)</text:p>
      <text:p text:style-name="Standard">[3]</text:p>
      <text:p text:style-name="Standard">0</text:p>
      <text:p text:style-name="Standard">:</text:p>
      <text:p text:style-name="Standard">error(err, errlevel)</text:p>
      <text:p text:style-name="Standard">1</text:p>
      <text:p text:style-name="Standard">:</text:p>
      <text:p text:style-name="Standard">error(("malformed parameter '%s' to irc command"):format(str), errLevel)</text:p>
      <text:p text:style-name="Standard">2</text:p>
      <text:p text:style-name="Standard">:</text:p>
      <text:p text:style-name="Standard">error("you must require copas before require'ing socket.http")</text:p>
      <text:p text:style-name="Standard">exec(*)</text:p>
      <text:p text:style-name="Standard">[2]</text:p>
      <text:p text:style-name="Standard">0</text:p>
      <text:p text:style-name="Standard">:</text:p>
      <text:p text:style-name="Standard">exec(cmd)</text:p>
      <text:p text:style-name="Standard">1</text:p>
      <text:p text:style-name="Standard">:</text:p>
      <text:p text:style-name="Standard">local cmdRes = exec(data.cmd)</text:p>
      <text:p text:style-name="Standard">executeLuaSandboxed(cmd, source)</text:p>
      <text:p text:style-name="Standard">[1]</text:p>
      <text:p text:style-name="Standard">0</text:p>
      <text:p text:style-name="Standard">:</text:p>
      <text:p text:style-name="Standard">local res, out = executeLuaSandboxed(cmd, 'GEConsole')</text:p>
      <text:p text:style-name="Standard">extractVehicleData(vid)</text:p>
      <text:p text:style-name="Standard">[3]</text:p>
      <text:p text:style-name="Standard">0</text:p>
      <text:p text:style-name="Standard">:</text:p>
      <text:p text:style-name="Standard">local vehicleData = extractVehicleData(vid)</text:p>
      <text:p text:style-name="Standard">1</text:p>
      <text:p text:style-name="Standard">:</text:p>
      <text:p text:style-name="Standard">local vehicleData = extractVehicleData(vid)</text:p>
      <text:p text:style-name="Standard">2</text:p>
      <text:p text:style-name="Standard">:</text:p>
      <text:p text:style-name="Standard">local vehicleData = extractVehicleData(vid)</text:p>
      <text:p text:style-name="Standard"><text:soft-page-break/>fileExistsOrNil(path)</text:p>
      <text:p text:style-name="Standard">[3]</text:p>
      <text:p text:style-name="Standard">0</text:p>
      <text:p text:style-name="Standard">:</text:p>
      <text:p text:style-name="Standard">fileExistsOrNil(appDir..'app2.png'),</text:p>
      <text:p text:style-name="Standard">1</text:p>
      <text:p text:style-name="Standard">:</text:p>
      <text:p text:style-name="Standard">fileExistsOrNil(appDir..'app3.png'),</text:p>
      <text:p text:style-name="Standard">2</text:p>
      <text:p text:style-name="Standard">:</text:p>
      <text:p text:style-name="Standard">if not fileExistsOrNil(playerVehicle.vehicleDirectory) then</text:p>
      <text:p text:style-name="Standard">fillVehicleSpawnOptionDefaults(modelName, opt)</text:p>
      <text:p text:style-name="Standard">[2]</text:p>
      <text:p text:style-name="Standard">0</text:p>
      <text:p text:style-name="Standard">:</text:p>
      <text:p text:style-name="Standard">local options = fillVehicleSpawnOptionDefaults(model, opt)</text:p>
      <text:p text:style-name="Standard">1</text:p>
      <text:p text:style-name="Standard">:</text:p>
      <text:p text:style-name="Standard">vehicle = fillVehicleSpawnOptionDefaults(vehicle.model, vehicle)</text:p>
      <text:p text:style-name="Standard">findAllObjects(*)</text:p>
      <text:p text:style-name="Standard">[1]</text:p>
      <text:p text:style-name="Standard">0</text:p>
      <text:p text:style-name="Standard">:</text:p>
      <text:p text:style-name="Standard">local objects = findAllObjects(SOTStaticShape)</text:p>
      <text:p text:style-name="Standard">findObjectList(*)</text:p>
      <text:p text:style-name="Standard">[1]</text:p>
      <text:p text:style-name="Standard">0</text:p>
      <text:p text:style-name="Standard">:</text:p>
      <text:p text:style-name="Standard">local objects = findObjectList(bb, SOTStaticShape, 0)</text:p>
      <text:p text:style-name="Standard">findObjectListFrustum(*)</text:p>
      <text:p text:style-name="Standard">[1]</text:p>
      <text:p text:style-name="Standard">0</text:p>
      <text:p text:style-name="Standard">:</text:p>
      <text:p text:style-name="Standard">return findObjectListFrustum(rectFrustum, defaultFlags), rectFrustum</text:p>
      <text:p text:style-name="Standard">forEachAudioChannel(callback)</text:p>
      <text:p text:style-name="Standard">[2]</text:p>
      <text:p text:style-name="Standard">0</text:p>
      <text:p text:style-name="Standard">:</text:p>
      <text:p text:style-name="Standard">forEachAudioChannel(audioCallback)</text:p>
      <text:p text:style-name="Standard">1</text:p>
      <text:p text:style-name="Standard">:</text:p>
      <text:p text:style-name="Standard">forEachAudioChannel(callback)</text:p>
      <text:p text:style-name="Standard">formatTimeStringNow(res)</text:p>
      <text:p text:style-name="Standard">[1]</text:p>
      <text:p text:style-name="Standard">0</text:p>
      <text:p text:style-name="Standard">:</text:p>
      <text:p text:style-name="Standard">table.insert(c, '# saved on ' .. formatTimeStringNow('{YYYY}/{MM}/{DD} {HH}:{mm}:{ss}') .. '\r\n')</text:p>
      <text:p text:style-name="Standard">fsign(x)</text:p>
      <text:p text:style-name="Standard">[3]</text:p>
      <text:p text:style-name="Standard">0</text:p>
      <text:p text:style-name="Standard">:</text:p>
      <text:p text:style-name="Standard">v.pos.x = v.pos.x + fsign(v.pos.x) * v.nodeOffset.x * nodeOffsetCoef</text:p>
      <text:p text:style-name="Standard">1</text:p>
      <text:p text:style-name="Standard">:</text:p>
      <text:p text:style-name="Standard"><text:soft-page-break/>v.posX = v.posX + fsign(v.posX) * v.nodeOffset.x</text:p>
      <text:p text:style-name="Standard">2</text:p>
      <text:p text:style-name="Standard">:</text:p>
      <text:p text:style-name="Standard">local mouseYaw = fsign(MoveManager.yawRelative) * math.min(math.abs(MoveManager.yawRelative * 10), maxRot * data.dt) + yawDif * dtfactor</text:p>
      <text:p text:style-name="Standard">gcinfo(*)</text:p>
      <text:p text:style-name="Standard">[2]</text:p>
      <text:p text:style-name="Standard">0</text:p>
      <text:p text:style-name="Standard">:</text:p>
      <text:p text:style-name="Standard">local m, _ = gcinfo()</text:p>
      <text:p text:style-name="Standard">1</text:p>
      <text:p text:style-name="Standard">:</text:p>
      <text:p text:style-name="Standard">local used_mem, _ = gcinfo()</text:p>
      <text:p text:style-name="Standard">getAllVehicles()</text:p>
      <text:p text:style-name="Standard">[3]</text:p>
      <text:p text:style-name="Standard">0</text:p>
      <text:p text:style-name="Standard">:</text:p>
      <text:p text:style-name="Standard">for _,vehicle in ipairs(getAllVehicles()) do</text:p>
      <text:p text:style-name="Standard">1</text:p>
      <text:p text:style-name="Standard">:</text:p>
      <text:p text:style-name="Standard">for _,veh in ipairs(getAllVehicles()) do</text:p>
      <text:p text:style-name="Standard">2</text:p>
      <text:p text:style-name="Standard">:</text:p>
      <text:p text:style-name="Standard">getAllVehicles()</text:p>
      <text:p text:style-name="Standard">getCEFFocusMouseLastTimeMs(*)</text:p>
      <text:p text:style-name="Standard">[1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getCamera(*)</text:p>
      <text:p text:style-name="Standard">[3]</text:p>
      <text:p text:style-name="Standard">0</text:p>
      <text:p text:style-name="Standard">:</text:p>
      <text:p text:style-name="Standard">local cam = getCamera()</text:p>
      <text:p text:style-name="Standard">1</text:p>
      <text:p text:style-name="Standard">:</text:p>
      <text:p text:style-name="Standard">local cam = getCamera()</text:p>
      <text:p text:style-name="Standard">2</text:p>
      <text:p text:style-name="Standard">:</text:p>
      <text:p text:style-name="Standard">local cam = getCamera(game, name)</text:p>
      <text:p text:style-name="Standard">getCameraForward(*)</text:p>
      <text:p text:style-name="Standard">[1]</text:p>
      <text:p text:style-name="Standard">0</text:p>
      <text:p text:style-name="Standard">:</text:p>
      <text:p text:style-name="Standard">local cameraForward = vec3(getCameraForward())</text:p>
      <text:p text:style-name="Standard">getCameraFov(*)</text:p>
      <text:p text:style-name="Standard">[3]</text:p>
      <text:p text:style-name="Standard">0</text:p>
      <text:p text:style-name="Standard">:</text:p>
      <text:p text:style-name="Standard">local desiredDelta = 2.5 * dt * (MoveManager.zoomIn - MoveManager.zoomOut) * getCameraFov()</text:p>
      <text:p text:style-name="Standard">1</text:p>
      <text:p text:style-name="Standard">:</text:p>
      <text:p text:style-name="Standard">local currFov = getCameraFov()</text:p>
      <text:p text:style-name="Standard">2</text:p>
      <text:p text:style-name="Standard">:</text:p>
      <text:p text:style-name="Standard"><text:soft-page-break/>MoveManager.yawRelative = MoveManager.yawRelative + getCameraFov() * val / 4500</text:p>
      <text:p text:style-name="Standard">getCameraMouseRay(*)</text:p>
      <text:p text:style-name="Standard">[3]</text:p>
      <text:p text:style-name="Standard">0</text:p>
      <text:p text:style-name="Standard">:</text:p>
      <text:p text:style-name="Standard">local rayDir = vec3(getCameraMouseRay().dir)</text:p>
      <text:p text:style-name="Standard">1</text:p>
      <text:p text:style-name="Standard">:</text:p>
      <text:p text:style-name="Standard">local rayDir = vec3(getCameraMouseRay().dir):normalized()</text:p>
      <text:p text:style-name="Standard">2</text:p>
      <text:p text:style-name="Standard">:</text:p>
      <text:p text:style-name="Standard">local ray = getCameraMouseRay()</text:p>
      <text:p text:style-name="Standard">getCameraPosition(*)</text:p>
      <text:p text:style-name="Standard">[3]</text:p>
      <text:p text:style-name="Standard">0</text:p>
      <text:p text:style-name="Standard">:</text:p>
      <text:p text:style-name="Standard">camPos = vec3(getCameraPosition())</text:p>
      <text:p text:style-name="Standard">1</text:p>
      <text:p text:style-name="Standard">:</text:p>
      <text:p text:style-name="Standard">local cameraPosition = getCameraPosition()</text:p>
      <text:p text:style-name="Standard">2</text:p>
      <text:p text:style-name="Standard">:</text:p>
      <text:p text:style-name="Standard">local camPos = getCameraPosition()</text:p>
      <text:p text:style-name="Standard">getCameraQuat(*)</text:p>
      <text:p text:style-name="Standard">[3]</text:p>
      <text:p text:style-name="Standard">0</text:p>
      <text:p text:style-name="Standard">:</text:p>
      <text:p text:style-name="Standard">local position = quat(getCameraQuat()) * vec3(0, 15, 0)</text:p>
      <text:p text:style-name="Standard">1</text:p>
      <text:p text:style-name="Standard">:</text:p>
      <text:p text:style-name="Standard">local camDir = (quat(getCameraQuat()) * vec3(0,1,0)) * 10</text:p>
      <text:p text:style-name="Standard">2</text:p>
      <text:p text:style-name="Standard">:</text:p>
      <text:p text:style-name="Standard">local camDir = (quat(getCameraQuat()) * vec3(0,1,0)) * 10</text:p>
      <text:p text:style-name="Standard">getCameraRight(*)</text:p>
      <text:p text:style-name="Standard">[1]</text:p>
      <text:p text:style-name="Standard">0</text:p>
      <text:p text:style-name="Standard">:</text:p>
      <text:p text:style-name="Standard">local camRight = getCameraRight()</text:p>
      <text:p text:style-name="Standard">getCameraTransform(*)</text:p>
      <text:p text:style-name="Standard">[3]</text:p>
      <text:p text:style-name="Standard">0</text:p>
      <text:p text:style-name="Standard">:</text:p>
      <text:p text:style-name="Standard">cam:setTransform(getCameraTransform())</text:p>
      <text:p text:style-name="Standard">1</text:p>
      <text:p text:style-name="Standard">:</text:p>
      <text:p text:style-name="Standard">local pos = getCameraTransform()</text:p>
      <text:p text:style-name="Standard">2</text:p>
      <text:p text:style-name="Standard">:</text:p>
      <text:p text:style-name="Standard">data.cameraTransform = editor.matrixToTable(getCameraTransform())</text:p>
      <text:p text:style-name="Standard">getCameraUp(*)</text:p>
      <text:p text:style-name="Standard">[2]</text:p>
      <text:p text:style-name="Standard">0</text:p>
      <text:p text:style-name="Standard">:</text:p>
      <text:p text:style-name="Standard"><text:soft-page-break/>local camUp = getCameraUp()</text:p>
      <text:p text:style-name="Standard">1</text:p>
      <text:p text:style-name="Standard">:</text:p>
      <text:p text:style-name="Standard">local camUp = vec3(getCameraUp())</text:p>
      <text:p text:style-name="Standard">getClipboard(*)</text:p>
      <text:p text:style-name="Standard">[2]</text:p>
      <text:p text:style-name="Standard">0</text:p>
      <text:p text:style-name="Standard">:</text:p>
      <text:p text:style-name="Standard">local txt = getClipboard()</text:p>
      <text:p text:style-name="Standard">1</text:p>
      <text:p text:style-name="Standard">:</text:p>
      <text:p text:style-name="Standard">local tbl = jsonDecodeSilent(getClipboard(), "ValueInspectorCopyPasteMenu")</text:p>
      <text:p text:style-name="Standard">getContrastColorF(i)</text:p>
      <text:p text:style-name="Standard">[1]</text:p>
      <text:p text:style-name="Standard">0</text:p>
      <text:p text:style-name="Standard">:</text:p>
      <text:p text:style-name="Standard">local c = getContrastColorF(groups[v])</text:p>
      <text:p text:style-name="Standard">getCurrentLevelIdentifier()</text:p>
      <text:p text:style-name="Standard">[3]</text:p>
      <text:p text:style-name="Standard">0</text:p>
      <text:p text:style-name="Standard">:</text:p>
      <text:p text:style-name="Standard">local level = getCurrentLevelIdentifier()</text:p>
      <text:p text:style-name="Standard">1</text:p>
      <text:p text:style-name="Standard">:</text:p>
      <text:p text:style-name="Standard">obj:setTerrFileLvlFolder("/levels/".. (true and getCurrentLevelIdentifier() or "") )</text:p>
      <text:p text:style-name="Standard">2</text:p>
      <text:p text:style-name="Standard">:</text:p>
      <text:p text:style-name="Standard">local currentLevel = getCurrentLevelIdentifier() or ''</text:p>
      <text:p text:style-name="Standard">getDirectories(path)</text:p>
      <text:p text:style-name="Standard">[1]</text:p>
      <text:p text:style-name="Standard">0</text:p>
      <text:p text:style-name="Standard">:</text:p>
      <text:p text:style-name="Standard">local dirs = getDirectories(baseDir)</text:p>
      <text:p text:style-name="Standard">getDirs(path, recursiveLevels)</text:p>
      <text:p text:style-name="Standard">[2]</text:p>
      <text:p text:style-name="Standard">0</text:p>
      <text:p text:style-name="Standard">:</text:p>
      <text:p text:style-name="Standard">getDirs(dir)</text:p>
      <text:p text:style-name="Standard">1</text:p>
      <text:p text:style-name="Standard">:</text:p>
      <text:p text:style-name="Standard">getDirs(var.root)</text:p>
      <text:p text:style-name="Standard">getFileSize(filename)</text:p>
      <text:p text:style-name="Standard">[1]</text:p>
      <text:p text:style-name="Standard">0</text:p>
      <text:p text:style-name="Standard">:</text:p>
      <text:p text:style-name="Standard">if getFileSize(fn) &gt; 0 then</text:p>
      <text:p text:style-name="Standard">getGame()</text:p>
      <text:p text:style-name="Standard">[3]</text:p>
      <text:p text:style-name="Standard">0</text:p>
      <text:p text:style-name="Standard">:</text:p>
      <text:p text:style-name="Standard">if not getGame() then return</text:p>
      <text:p text:style-name="Standard">1</text:p>
      <text:p text:style-name="Standard">:</text:p>
      <text:p text:style-name="Standard">if not getGame() then return</text:p>
      <text:p text:style-name="Standard"><text:soft-page-break/>2</text:p>
      <text:p text:style-name="Standard">:</text:p>
      <text:p text:style-name="Standard">local game = getGame()</text:p>
      <text:p text:style-name="Standard">getLevelLogs()</text:p>
      <text:p text:style-name="Standard">[1]</text:p>
      <text:p text:style-name="Standard">0</text:p>
      <text:p text:style-name="Standard">:</text:p>
      <text:p text:style-name="Standard">if not levelLogs then levelLogs = getLevelLogs()</text:p>
      <text:p text:style-name="Standard">getMaxVehicleAmount(cap)</text:p>
      <text:p text:style-name="Standard">[2]</text:p>
      <text:p text:style-name="Standard">0</text:p>
      <text:p text:style-name="Standard">:</text:p>
      <text:p text:style-name="Standard">if amount == 0 then amount = getMaxVehicleAmount(12)</text:p>
      <text:p text:style-name="Standard">1</text:p>
      <text:p text:style-name="Standard">:</text:p>
      <text:p text:style-name="Standard">amount = getMaxVehicleAmount(10)</text:p>
      <text:p text:style-name="Standard">getMissionFilename(*)</text:p>
      <text:p text:style-name="Standard">[3]</text:p>
      <text:p text:style-name="Standard">0</text:p>
      <text:p text:style-name="Standard">:</text:p>
      <text:p text:style-name="Standard">local levelName = string.match(getMissionFilename(), "/levels/([%w_]+)")</text:p>
      <text:p text:style-name="Standard">1</text:p>
      <text:p text:style-name="Standard">:</text:p>
      <text:p text:style-name="Standard">for str in string.gmatch(getMissionFilename(),"([^/]+)") do</text:p>
      <text:p text:style-name="Standard">2</text:p>
      <text:p text:style-name="Standard">:</text:p>
      <text:p text:style-name="Standard">local missionFile = getMissionFilename()</text:p>
      <text:p text:style-name="Standard">getMissionPath(*)</text:p>
      <text:p text:style-name="Standard">[1]</text:p>
      <text:p text:style-name="Standard">0</text:p>
      <text:p text:style-name="Standard">:</text:p>
      <text:p text:style-name="Standard">levelPath = getMissionPath()</text:p>
      <text:p text:style-name="Standard">getMovedMouseLastTimeMs(*)</text:p>
      <text:p text:style-name="Standard">[1]</text:p>
      <text:p text:style-name="Standard">0</text:p>
      <text:p text:style-name="Standard">:</text:p>
      <text:p text:style-name="Standard">local timeSinceLastMouse = Engine.Platform.getSystemTimeMS() - getMovedMouseLastTimeMs()</text:p>
      <text:p text:style-name="Standard">getObjectByClass(className)</text:p>
      <text:p text:style-name="Standard">[3]</text:p>
      <text:p text:style-name="Standard">0</text:p>
      <text:p text:style-name="Standard">:</text:p>
      <text:p text:style-name="Standard">local tod = getObjectByClass("TimeOfDay")</text:p>
      <text:p text:style-name="Standard">1</text:p>
      <text:p text:style-name="Standard">:</text:p>
      <text:p text:style-name="Standard">local tod = getObjectByClass("TimeOfDay")</text:p>
      <text:p text:style-name="Standard">2</text:p>
      <text:p text:style-name="Standard">:</text:p>
      <text:p text:style-name="Standard">local terr = getObjectByClass("TerrainBlock")</text:p>
      <text:p text:style-name="Standard">getObjectsByClass(className)</text:p>
      <text:p text:style-name="Standard">[3]</text:p>
      <text:p text:style-name="Standard">0</text:p>
      <text:p text:style-name="Standard">:</text:p>
      <text:p text:style-name="Standard">for _, vehicle in ipairs(getObjectsByClass("BeamNGVehicle")) do</text:p>
      <text:p text:style-name="Standard">1</text:p>
      <text:p text:style-name="Standard"><text:soft-page-break/>:</text:p>
      <text:p text:style-name="Standard">if getObjectsByClass('TSStatic') then</text:p>
      <text:p text:style-name="Standard">2</text:p>
      <text:p text:style-name="Standard">:</text:p>
      <text:p text:style-name="Standard">for _, v in ipairs(getObjectsByClass('TSStatic')) do</text:p>
      <text:p text:style-name="Standard">getSceneWaypointRadius(o)</text:p>
      <text:p text:style-name="Standard">[2]</text:p>
      <text:p text:style-name="Standard">0</text:p>
      <text:p text:style-name="Standard">:</text:p>
      <text:p text:style-name="Standard">local radius = getSceneWaypointRadius(o)</text:p>
      <text:p text:style-name="Standard">1</text:p>
      <text:p text:style-name="Standard">:</text:p>
      <text:p text:style-name="Standard">radius = getSceneWaypointRadius(o),</text:p>
      <text:p text:style-name="Standard">getScreenShotDateTimeString(*)</text:p>
      <text:p text:style-name="Standard">[3]</text:p>
      <text:p text:style-name="Standard">0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1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2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getScreenShotFolderString(*)</text:p>
      <text:p text:style-name="Standard">[1]</text:p>
      <text:p text:style-name="Standard">0</text:p>
      <text:p text:style-name="Standard">:</text:p>
      <text:p text:style-name="Standard">local screenPath = screenshotPath .. tostring(getScreenShotFolderString())</text:p>
      <text:p text:style-name="Standard">getSleepInBackground(*)</text:p>
      <text:p text:style-name="Standard">[1]</text:p>
      <text:p text:style-name="Standard">0</text:p>
      <text:p text:style-name="Standard">:</text:p>
      <text:p text:style-name="Standard">return getSleepInBackground()</text:p>
      <text:p text:style-name="Standard">getStockColor(*)</text:p>
      <text:p text:style-name="Standard">[3]</text:p>
      <text:p text:style-name="Standard">0</text:p>
      <text:p text:style-name="Standard">:</text:p>
      <text:p text:style-name="Standard">local col = getStockColor(res[1])</text:p>
      <text:p text:style-name="Standard">1</text:p>
      <text:p text:style-name="Standard">:</text:p>
      <text:p text:style-name="Standard">local col = getStockColor(color)</text:p>
      <text:p text:style-name="Standard">2</text:p>
      <text:p text:style-name="Standard">:</text:p>
      <text:p text:style-name="Standard">local col = getStockColor(color)</text:p>
      <text:p text:style-name="Standard">getStreamManager(*)</text:p>
      <text:p text:style-name="Standard">[1]</text:p>
      <text:p text:style-name="Standard">0</text:p>
      <text:p text:style-name="Standard">:</text:p>
      <text:p text:style-name="Standard">local sm = getStreamManager()</text:p>
      <text:p text:style-name="Standard">getTSVar(*)</text:p>
      <text:p text:style-name="Standard">[3]</text:p>
      <text:p text:style-name="Standard">0</text:p>
      <text:p text:style-name="Standard">:</text:p>
      <text:p text:style-name="Standard"><text:soft-page-break/>camData.speed = tonumber(getTSVar('$Camera::movementSpeed'))</text:p>
      <text:p text:style-name="Standard">1</text:p>
      <text:p text:style-name="Standard">:</text:p>
      <text:p text:style-name="Standard">return getTSVar(name) == "1"</text:p>
      <text:p text:style-name="Standard">2</text:p>
      <text:p text:style-name="Standard">:</text:p>
      <text:p text:style-name="Standard">local stringValue = getTSVar( name )</text:p>
      <text:p text:style-name="Standard">getTimeOfDay(asString)</text:p>
      <text:p text:style-name="Standard">[3]</text:p>
      <text:p text:style-name="Standard">0</text:p>
      <text:p text:style-name="Standard">:</text:p>
      <text:p text:style-name="Standard">local timeObj = getTimeOfDay()</text:p>
      <text:p text:style-name="Standard">1</text:p>
      <text:p text:style-name="Standard">:</text:p>
      <text:p text:style-name="Standard">local tod = getTimeOfDay()</text:p>
      <text:p text:style-name="Standard">2</text:p>
      <text:p text:style-name="Standard">:</text:p>
      <text:p text:style-name="Standard">local tod = getTimeOfDay()</text:p>
      <text:p text:style-name="Standard">getUserPath(*)</text:p>
      <text:p text:style-name="Standard">[3]</text:p>
      <text:p text:style-name="Standard">0</text:p>
      <text:p text:style-name="Standard">:</text:p>
      <text:p text:style-name="Standard">if not realname:find(getUserPath()) then</text:p>
      <text:p text:style-name="Standard">1</text:p>
      <text:p text:style-name="Standard">:</text:p>
      <text:p text:style-name="Standard">if string.find( getUserPath(), ".:\\Users\\.-\\OneDrive") then</text:p>
      <text:p text:style-name="Standard">2</text:p>
      <text:p text:style-name="Standard">:</text:p>
      <text:p text:style-name="Standard">local filepath = getUserPath() .. filename</text:p>
      <text:p text:style-name="Standard">getVehicleColor(vehicleID)</text:p>
      <text:p text:style-name="Standard">[2]</text:p>
      <text:p text:style-name="Standard">0</text:p>
      <text:p text:style-name="Standard">:</text:p>
      <text:p text:style-name="Standard">local mycolor = getVehicleColor()</text:p>
      <text:p text:style-name="Standard">1</text:p>
      <text:p text:style-name="Standard">:</text:p>
      <text:p text:style-name="Standard">local mycolor = getVehicleColor()</text:p>
      <text:p text:style-name="Standard">getVirtualInputManager(*)</text:p>
      <text:p text:style-name="Standard">[3]</text:p>
      <text:p text:style-name="Standard">0</text:p>
      <text:p text:style-name="Standard">:</text:p>
      <text:p text:style-name="Standard">vim = getVirtualInputManager()</text:p>
      <text:p text:style-name="Standard">1</text:p>
      <text:p text:style-name="Standard">:</text:p>
      <text:p text:style-name="Standard">local mgr = getVirtualInputManager()</text:p>
      <text:p text:style-name="Standard">2</text:p>
      <text:p text:style-name="Standard">:</text:p>
      <text:p text:style-name="Standard">getVirtualInputManager():resetDevices()</text:p>
      <text:p text:style-name="Standard">getfenv(*)</text:p>
      <text:p text:style-name="Standard">[2]</text:p>
      <text:p text:style-name="Standard">0</text:p>
      <text:p text:style-name="Standard">:</text:p>
      <text:p text:style-name="Standard">local fEnv = getfenv(1)</text:p>
      <text:p text:style-name="Standard">1</text:p>
      <text:p text:style-name="Standard"><text:soft-page-break/>:</text:p>
      <text:p text:style-name="Standard">e = V == " 5.1" and getfenv( func ) or _G</text:p>
      <text:p text:style-name="Standard">getmetatable(*)</text:p>
      <text:p text:style-name="Standard">[3]</text:p>
      <text:p text:style-name="Standard">0</text:p>
      <text:p text:style-name="Standard">:</text:p>
      <text:p text:style-name="Standard">if (getmetatable(skt) == _skt_mt_tcp) or (getmetatable(skt) == _skt_mt_udp) then</text:p>
      <text:p text:style-name="Standard">1</text:p>
      <text:p text:style-name="Standard">:</text:p>
      <text:p text:style-name="Standard">local mt = getmetatable(server)</text:p>
      <text:p text:style-name="Standard">2</text:p>
      <text:p text:style-name="Standard">:</text:p>
      <text:p text:style-name="Standard">for k,v in pairs(getmetatable(ColorI).___module) do</text:p>
      <text:p text:style-name="Standard">hashStringSHA1(*)</text:p>
      <text:p text:style-name="Standard">[1]</text:p>
      <text:p text:style-name="Standard">0</text:p>
      <text:p text:style-name="Standard">:</text:p>
      <text:p text:style-name="Standard">metaData.steamIDHash = tostring(hashStringSHA1(Steam.getAccountIDStr()))</text:p>
      <text:p text:style-name="Standard">hashStringSHA256(*)</text:p>
      <text:p text:style-name="Standard">[2]</text:p>
      <text:p text:style-name="Standard">0</text:p>
      <text:p text:style-name="Standard">:</text:p>
      <text:p text:style-name="Standard">local userID = hashStringSHA256(salt)</text:p>
      <text:p text:style-name="Standard">1</text:p>
      <text:p text:style-name="Standard">:</text:p>
      <text:p text:style-name="Standard">local hash = hashStringSHA256(serialize(data))</text:p>
      <text:p text:style-name="Standard">imageExistsDefault(path, fallbackPath)</text:p>
      <text:p text:style-name="Standard">[3]</text:p>
      <text:p text:style-name="Standard">0</text:p>
      <text:p text:style-name="Standard">:</text:p>
      <text:p text:style-name="Standard">imageExistsDefault(appDir..'app.png'),</text:p>
      <text:p text:style-name="Standard">1</text:p>
      <text:p text:style-name="Standard">:</text:p>
      <text:p text:style-name="Standard">imageExistsDefault(campaign.sourcePath..'/'..campaign.sourcePath:sub(index)..'.jpg')</text:p>
      <text:p text:style-name="Standard">2</text:p>
      <text:p text:style-name="Standard">:</text:p>
      <text:p text:style-name="Standard">imageExistsDefault(l.dirEntry..'.png', imageExistsDefault(l.dirEntry..'_preview.png')),</text:p>
      <text:p text:style-name="Standard">importPersistentData()</text:p>
      <text:p text:style-name="Standard">[1]</text:p>
      <text:p text:style-name="Standard">0</text:p>
      <text:p text:style-name="Standard">:</text:p>
      <text:p text:style-name="Standard">importPersistentData()</text:p>
      <text:p text:style-name="Standard">init()</text:p>
      <text:p text:style-name="Standard">[3]</text:p>
      <text:p text:style-name="Standard">0</text:p>
      <text:p text:style-name="Standard">:</text:p>
      <text:p text:style-name="Standard">init()</text:p>
      <text:p text:style-name="Standard">1</text:p>
      <text:p text:style-name="Standard">:</text:p>
      <text:p text:style-name="Standard">init()</text:p>
      <text:p text:style-name="Standard">2</text:p>
      <text:p text:style-name="Standard">:</text:p>
      <text:p text:style-name="Standard">init()</text:p>
      <text:p text:style-name="Standard">intersectsRay_Plane(rpos, rdir, plpos, pln)</text:p>
      <text:p text:style-name="Standard"><text:soft-page-break/>[2]</text:p>
      <text:p text:style-name="Standard">0</text:p>
      <text:p text:style-name="Standard">:</text:p>
      <text:p text:style-name="Standard">local plhita, plhitb = intersectsRay_Plane(rpos, rdir, cposa, cpnorm), intersectsRay_Plane(rpos, rdir, cposb, cpnorm)</text:p>
      <text:p text:style-name="Standard">1</text:p>
      <text:p text:style-name="Standard">:</text:p>
      <text:p text:style-name="Standard">local t = intersectsRay_Plane(rPos, rDir, self.pos, self.normal)</text:p>
      <text:p text:style-name="Standard">intersectsRay_Sphere(rpos, rdir, cpos, cr)</text:p>
      <text:p text:style-name="Standard">[3]</text:p>
      <text:p text:style-name="Standard">0</text:p>
      <text:p text:style-name="Standard">:</text:p>
      <text:p text:style-name="Standard">local t1,t2 = intersectsRay_Sphere(camPos, rayDir, pos, 1.5)</text:p>
      <text:p text:style-name="Standard">1</text:p>
      <text:p text:style-name="Standard">:</text:p>
      <text:p text:style-name="Standard">local minhit, maxhit = intersectsRay_Sphere(vec3(0,0,0), rdp:normalized(), cp, cR)</text:p>
      <text:p text:style-name="Standard">2</text:p>
      <text:p text:style-name="Standard">:</text:p>
      <text:p text:style-name="Standard">local sMin, sMax = intersectsRay_Sphere(rPos, rDir, self.pos, self.radius)</text:p>
      <text:p text:style-name="Standard">intersectsRay_Triangle(rpos, rdir, a, b, c)</text:p>
      <text:p text:style-name="Standard">[2]</text:p>
      <text:p text:style-name="Standard">0</text:p>
      <text:p text:style-name="Standard">:</text:p>
      <text:p text:style-name="Standard">local hitDist1 = intersectsRay_Triangle(camPos, rayDir, p1, p2, p3)</text:p>
      <text:p text:style-name="Standard">1</text:p>
      <text:p text:style-name="Standard">:</text:p>
      <text:p text:style-name="Standard">local hitDist2 = intersectsRay_Triangle(camPos, rayDir, p1, p3, p4)</text:p>
      <text:p text:style-name="Standard">invalidateVehicleCache()</text:p>
      <text:p text:style-name="Standard">[2]</text:p>
      <text:p text:style-name="Standard">0</text:p>
      <text:p text:style-name="Standard">:</text:p>
      <text:p text:style-name="Standard">invalidateVehicleCache()</text:p>
      <text:p text:style-name="Standard">1</text:p>
      <text:p text:style-name="Standard">:</text:p>
      <text:p text:style-name="Standard">invalidateVehicleCache()</text:p>
      <text:p text:style-name="Standard">ipairs(*)</text:p>
      <text:p text:style-name="Standard">[3]</text:p>
      <text:p text:style-name="Standard">0</text:p>
      <text:p text:style-name="Standard">:</text:p>
      <text:p text:style-name="Standard">for i, a in ipairs(actionGroups[actionName]) do</text:p>
      <text:p text:style-name="Standard">1</text:p>
      <text:p text:style-name="Standard">:</text:p>
      <text:p text:style-name="Standard">for _,vehicle in ipairs(getAllVehicles()) do</text:p>
      <text:p text:style-name="Standard">2</text:p>
      <text:p text:style-name="Standard">:</text:p>
      <text:p text:style-name="Standard">for _, nodeInfo in ipairs(actionData.nodeInfos) do</text:p>
      <text:p text:style-name="Standard">isOfficialContentVPath(vpath)</text:p>
      <text:p text:style-name="Standard">[3]</text:p>
      <text:p text:style-name="Standard">0</text:p>
      <text:p text:style-name="Standard">:</text:p>
      <text:p text:style-name="Standard">appData.official = isOfficialContentVPath(fn)</text:p>
      <text:p text:style-name="Standard">1</text:p>
      <text:p text:style-name="Standard">:</text:p>
      <text:p text:style-name="Standard">if not isOfficialContentVPath(layout.filename) then</text:p>
      <text:p text:style-name="Standard">2</text:p>
      <text:p text:style-name="Standard"><text:soft-page-break/>:</text:p>
      <text:p text:style-name="Standard">campaign.official = isOfficialContentVPath(campaign.sourcePath)</text:p>
      <text:p text:style-name="Standard">isPackage(*)</text:p>
      <text:p text:style-name="Standard">[2]</text:p>
      <text:p text:style-name="Standard">0</text:p>
      <text:p text:style-name="Standard">:</text:p>
      <text:p text:style-name="Standard">if isPackage(k, v) and type(v) == 'table' and (v['onDeserialized'] ~= nil or v['onSerialize'] ~= nil) then</text:p>
      <text:p text:style-name="Standard">1</text:p>
      <text:p text:style-name="Standard">:</text:p>
      <text:p text:style-name="Standard">if isPackage(k, v) and (filter == nil or k == filter) and type(v) == 'table' and (v['onDeserialized'] ~= nil or v['onDeserialize'] ~= nil) and data[k] ~= nil then</text:p>
      <text:p text:style-name="Standard">isPlayerVehConfig(vpath)</text:p>
      <text:p text:style-name="Standard">[1]</text:p>
      <text:p text:style-name="Standard">0</text:p>
      <text:p text:style-name="Standard">:</text:p>
      <text:p text:style-name="Standard">isPlayerConfig = isPlayerVehConfig(playerVehicle.vehicleDirectory .. filename)</text:p>
      <text:p text:style-name="Standard">isSafeMode()</text:p>
      <text:p text:style-name="Standard">[2]</text:p>
      <text:p text:style-name="Standard">0</text:p>
      <text:p text:style-name="Standard">:</text:p>
      <text:p text:style-name="Standard">if not isSafeMode() then</text:p>
      <text:p text:style-name="Standard">1</text:p>
      <text:p text:style-name="Standard">:</text:p>
      <text:p text:style-name="Standard">if mod and isSafeMode() then mod.active = false</text:p>
      <text:p text:style-name="Standard">isnaninf(a)</text:p>
      <text:p text:style-name="Standard">[1]</text:p>
      <text:p text:style-name="Standard">0</text:p>
      <text:p text:style-name="Standard">:</text:p>
      <text:p text:style-name="Standard">local valid = not(isnaninf(data.res.fov + data.res.pos:squaredLength()) or isnaninf(data.res.rot:squaredNorm()))</text:p>
      <text:p text:style-name="Standard">join(list, delimiter)</text:p>
      <text:p text:style-name="Standard">[2]</text:p>
      <text:p text:style-name="Standard">0</text:p>
      <text:p text:style-name="Standard">:</text:p>
      <text:p text:style-name="Standard">settings.setValue("OnlineHiddenMessageIDs", join(hidden_ids, ','))</text:p>
      <text:p text:style-name="Standard">1</text:p>
      <text:p text:style-name="Standard">:</text:p>
      <text:p text:style-name="Standard">vizHelperComboStr = join(vizHelper, '\0') .. '\0'</text:p>
      <text:p text:style-name="Standard">jsonDecode(content, context)</text:p>
      <text:p text:style-name="Standard">[3]</text:p>
      <text:p text:style-name="Standard">0</text:p>
      <text:p text:style-name="Standard">:</text:p>
      <text:p text:style-name="Standard">file.inspectorData.data[#file.inspectorData.data+1] = jsonDecode(line)</text:p>
      <text:p text:style-name="Standard">1</text:p>
      <text:p text:style-name="Standard">:</text:p>
      <text:p text:style-name="Standard">savedConfiguration = jsonDecode(savedConfiguration)</text:p>
      <text:p text:style-name="Standard">2</text:p>
      <text:p text:style-name="Standard">:</text:p>
      <text:p text:style-name="Standard">local jsondata = jsonDecode(data, nil)</text:p>
      <text:p text:style-name="Standard">jsonEncode(v)</text:p>
      <text:p text:style-name="Standard">[3]</text:p>
      <text:p text:style-name="Standard">0</text:p>
      <text:p text:style-name="Standard">:</text:p>
      <text:p text:style-name="Standard">am:bindFull(devname, b.action, b.control, isCentered, b.deadzoneResting, b.deadzoneEnd, b.linearity, b.angle, b.lockType, b.isInverted, b.isForceEnabled, b.isForceInverted, b.ffbUpdateType, jsonEncode(b.ffb), actsOnChange, onChange, actsOnDown, onDown, actsOnUp, onUp, b.filterType, isRelative, player, ctx)</text:p>
      <text:p text:style-name="Standard">1</text:p>
      <text:p text:style-name="Standard">:</text:p>
      <text:p text:style-name="Standard"><text:soft-page-break/>local contents = jsonEncode(diffData)</text:p>
      <text:p text:style-name="Standard">2</text:p>
      <text:p text:style-name="Standard">:</text:p>
      <text:p text:style-name="Standard">settings.setValue('cameraConfig', jsonEncode({ version=currentVersion, data=configuration }))</text:p>
      <text:p text:style-name="Standard">jsonEncodePretty(v, lvl, numberPrecision)</text:p>
      <text:p text:style-name="Standard">[3]</text:p>
      <text:p text:style-name="Standard">0</text:p>
      <text:p text:style-name="Standard">:</text:p>
      <text:p text:style-name="Standard">f:write(jsonEncodePretty(data))</text:p>
      <text:p text:style-name="Standard">1</text:p>
      <text:p text:style-name="Standard">:</text:p>
      <text:p text:style-name="Standard">for _, vv in ipairs(v) do table.insert(tmp, jsonEncodePretty(vv, lvl + 1, numberPrecision))</text:p>
      <text:p text:style-name="Standard">2</text:p>
      <text:p text:style-name="Standard">:</text:p>
      <text:p text:style-name="Standard">local cv = jsonEncodePretty(vv, lvl + 1, numberPrecision)</text:p>
      <text:p text:style-name="Standard">jsonReadFile(filename)</text:p>
      <text:p text:style-name="Standard">[3]</text:p>
      <text:p text:style-name="Standard">0</text:p>
      <text:p text:style-name="Standard">:</text:p>
      <text:p text:style-name="Standard">local vehiclesActions = jsonReadFile(path)</text:p>
      <text:p text:style-name="Standard">1</text:p>
      <text:p text:style-name="Standard">:</text:p>
      <text:p text:style-name="Standard">local soundFile = jsonReadFile(json)</text:p>
      <text:p text:style-name="Standard">2</text:p>
      <text:p text:style-name="Standard">:</text:p>
      <text:p text:style-name="Standard">local appData = jsonReadFile(fn)</text:p>
      <text:p text:style-name="Standard">jsonWriteFile(filename, obj, pretty, numberPrecision)</text:p>
      <text:p text:style-name="Standard">[3]</text:p>
      <text:p text:style-name="Standard">0</text:p>
      <text:p text:style-name="Standard">:</text:p>
      <text:p text:style-name="Standard">jsonWriteFile(filename, data, true)</text:p>
      <text:p text:style-name="Standard">1</text:p>
      <text:p text:style-name="Standard">:</text:p>
      <text:p text:style-name="Standard">if jsonWriteFile(path, diffData, true) == nil then</text:p>
      <text:p text:style-name="Standard">2</text:p>
      <text:p text:style-name="Standard">:</text:p>
      <text:p text:style-name="Standard">jsonWriteFile(persistencyFilename, itemsDone)</text:p>
      <text:p text:style-name="Standard">lerp(from, to, t)</text:p>
      <text:p text:style-name="Standard">[3]</text:p>
      <text:p text:style-name="Standard">0</text:p>
      <text:p text:style-name="Standard">:</text:p>
      <text:p text:style-name="Standard">tempC = lerp(tempCurve[i-1][2], v[2], clamp(factor,0,1))</text:p>
      <text:p text:style-name="Standard">1</text:p>
      <text:p text:style-name="Standard">:</text:p>
      <text:p text:style-name="Standard">pos = lerp(a.pos,b.pos, xnorm),</text:p>
      <text:p text:style-name="Standard">2</text:p>
      <text:p text:style-name="Standard">:</text:p>
      <text:p text:style-name="Standard">radius = lerp(a.radius,b.radius,xnorm)</text:p>
      <text:p text:style-name="Standard">linePointFromXnorm(p0, p1, xnorm)</text:p>
      <text:p text:style-name="Standard">[3]</text:p>
      <text:p text:style-name="Standard">0</text:p>
      <text:p text:style-name="Standard">:</text:p>
      <text:p text:style-name="Standard">local minSqPointDis = linePointFromXnorm(startPos, endPos, xnorm1):squaredDistance(linePointFromXnorm(absPos1, absPos2, clamp(xnorm2, 0, 1)))</text:p>
      <text:p text:style-name="Standard">1</text:p>
      <text:p text:style-name="Standard"><text:soft-page-break/>:</text:p>
      <text:p text:style-name="Standard">local tempVec = (linePointFromXnorm(l2n1pos, l2n2pos, l1n1pos:xnormOnLine(l2n1pos, l2n2pos)) - l1n1pos):normalized() * (l2Prad + l1n1rad)</text:p>
      <text:p text:style-name="Standard">2</text:p>
      <text:p text:style-name="Standard">:</text:p>
      <text:p text:style-name="Standard">local t = linePointFromXnorm(l2n1pos, l2n2pos, l2Xnorm)</text:p>
      <text:p text:style-name="Standard">load(*)</text:p>
      <text:p text:style-name="Standard">[3]</text:p>
      <text:p text:style-name="Standard">0</text:p>
      <text:p text:style-name="Standard">:</text:p>
      <text:p text:style-name="Standard">load(levelDir)</text:p>
      <text:p text:style-name="Standard">1</text:p>
      <text:p text:style-name="Standard">:</text:p>
      <text:p text:style-name="Standard">load()</text:p>
      <text:p text:style-name="Standard">2</text:p>
      <text:p text:style-name="Standard">:</text:p>
      <text:p text:style-name="Standard">local func, err = load(cmd, source, 't', fEnv)</text:p>
      <text:p text:style-name="Standard">loadCoreExtensions()</text:p>
      <text:p text:style-name="Standard">[1]</text:p>
      <text:p text:style-name="Standard">0</text:p>
      <text:p text:style-name="Standard">:</text:p>
      <text:p text:style-name="Standard">loadCoreExtensions()</text:p>
      <text:p text:style-name="Standard">loadGameModeModules()</text:p>
      <text:p text:style-name="Standard">[3]</text:p>
      <text:p text:style-name="Standard">0</text:p>
      <text:p text:style-name="Standard">:</text:p>
      <text:p text:style-name="Standard">loadGameModeModules()</text:p>
      <text:p text:style-name="Standard">1</text:p>
      <text:p text:style-name="Standard">:</text:p>
      <text:p text:style-name="Standard">loadGameModeModules()</text:p>
      <text:p text:style-name="Standard">2</text:p>
      <text:p text:style-name="Standard">:</text:p>
      <text:p text:style-name="Standard">loadGameModeModules()</text:p>
      <text:p text:style-name="Standard">loadIni(filename)</text:p>
      <text:p text:style-name="Standard">[3]</text:p>
      <text:p text:style-name="Standard">0</text:p>
      <text:p text:style-name="Standard">:</text:p>
      <text:p text:style-name="Standard">local data = loadIni(persistencyfile) or {}</text:p>
      <text:p text:style-name="Standard">1</text:p>
      <text:p text:style-name="Standard">:</text:p>
      <text:p text:style-name="Standard">local cloudData = loadIni(persistencyfileCloud) or {}</text:p>
      <text:p text:style-name="Standard">2</text:p>
      <text:p text:style-name="Standard">:</text:p>
      <text:p text:style-name="Standard">values = loadIni(persistencyfile)</text:p>
      <text:p text:style-name="Standard">loadJsonMaterialsFile(*)</text:p>
      <text:p text:style-name="Standard">[3]</text:p>
      <text:p text:style-name="Standard">0</text:p>
      <text:p text:style-name="Standard">:</text:p>
      <text:p text:style-name="Standard">loadJsonMaterialsFile(v)</text:p>
      <text:p text:style-name="Standard">1</text:p>
      <text:p text:style-name="Standard">:</text:p>
      <text:p text:style-name="Standard">loadJsonMaterialsFile(filename)</text:p>
      <text:p text:style-name="Standard">2</text:p>
      <text:p text:style-name="Standard">:</text:p>
      <text:p text:style-name="Standard">loadJsonMaterialsFile(filename)</text:p>
      <text:p text:style-name="Standard"><text:soft-page-break/>loadstring(*)</text:p>
      <text:p text:style-name="Standard">[3]</text:p>
      <text:p text:style-name="Standard">0</text:p>
      <text:p text:style-name="Standard">:</text:p>
      <text:p text:style-name="Standard">local f = loadstring(type.name .. " = " .. tostring(on))</text:p>
      <text:p text:style-name="Standard">1</text:p>
      <text:p text:style-name="Standard">:</text:p>
      <text:p text:style-name="Standard">local f = loadstring("return " .. type.name)</text:p>
      <text:p text:style-name="Standard">2</text:p>
      <text:p text:style-name="Standard">:</text:p>
      <text:p text:style-name="Standard">return loadstring(content, filename)</text:p>
      <text:p text:style-name="Standard">log()</text:p>
      <text:p text:style-name="Standard">[3]</text:p>
      <text:p text:style-name="Standard">0</text:p>
      <text:p text:style-name="Standard">:</text:p>
      <text:p text:style-name="Standard">log("E", "input_actions", 'unable to read json file: ' .. tostring(path))</text:p>
      <text:p text:style-name="Standard">1</text:p>
      <text:p text:style-name="Standard">:</text:p>
      <text:p text:style-name="Standard">if actionsCache[k] then log("E", "", "Vehicle specific action '"..k.."' already exists in normal actions, and will be ignored")</text:p>
      <text:p text:style-name="Standard">2</text:p>
      <text:p text:style-name="Standard">:</text:p>
      <text:p text:style-name="Standard">log('E', 'bindings', "Cannot parse null action")</text:p>
      <text:p text:style-name="Standard">lpad(s, l, c)</text:p>
      <text:p text:style-name="Standard">[2]</text:p>
      <text:p text:style-name="Standard">0</text:p>
      <text:p text:style-name="Standard">:</text:p>
      <text:p text:style-name="Standard">return lpad(result, pad or 0, ' ')</text:p>
      <text:p text:style-name="Standard">1</text:p>
      <text:p text:style-name="Standard">:</text:p>
      <text:p text:style-name="Standard">log("I", "core_performance", " * " .. rpad(t[1], 34, " ") .. " = " .. lpad(string.format("%5.1f", t[4]), 8, " ") .. " ms")</text:p>
      <text:p text:style-name="Standard">materialDebugSetFlag(*)</text:p>
      <text:p text:style-name="Standard">[1]</text:p>
      <text:p text:style-name="Standard">0</text:p>
      <text:p text:style-name="Standard">:</text:p>
      <text:p text:style-name="Standard">materialDebugSetFlag(flag)</text:p>
      <text:p text:style-name="Standard">messageBox(*)</text:p>
      <text:p text:style-name="Standard">[2]</text:p>
      <text:p text:style-name="Standard">0</text:p>
      <text:p text:style-name="Standard">:</text:p>
      <text:p text:style-name="Standard">local result = messageBox("World Editor - Exiting BeamNG.drive", "You have edited this level.\nDo you want to save your changes made to this level ?", 3, 2)</text:p>
      <text:p text:style-name="Standard">1</text:p>
      <text:p text:style-name="Standard">:</text:p>
      <text:p text:style-name="Standard">messageBox("BeamNG.drive - Modmager",</text:p>
      <text:p text:style-name="Standard">monotonicSteffen(y0, y1, y2, y3, x0, x1, x2, x3, x)</text:p>
      <text:p text:style-name="Standard">[3]</text:p>
      <text:p text:style-name="Standard">0</text:p>
      <text:p text:style-name="Standard">:</text:p>
      <text:p text:style-name="Standard">return clamp((monotonicSteffen(0, d12, d12 + d23, d12 + d23 + d34, 0, t1, t1 + t2, t1 + t2 + t3, t1 + t) - d12) / d23, 0, 1)</text:p>
      <text:p text:style-name="Standard">1</text:p>
      <text:p text:style-name="Standard">:</text:p>
      <text:p text:style-name="Standard">local fov = monotonicSteffen(markers[n1].fov or 60, markers[n2].fov or 60, markers[n3].fov or 60, markers[n4].fov or 60, 0, t1, t1 + t2, t1 + t2 + t3, t1 + camTLocal)</text:p>
      <text:p text:style-name="Standard">2</text:p>
      <text:p text:style-name="Standard">:</text:p>
      <text:p text:style-name="Standard">return clamp((monotonicSteffen(0, d12, d12 + d23, d12 + d23 + d34, 0, t1, t1 + t2, t1 + t2 + t3, t1 + t) - d12) / d23, 0, 1)</text:p>
      <text:p text:style-name="Standard"><text:soft-page-break/>newExponentialSmoothing(window, startingValue)</text:p>
      <text:p text:style-name="Standard">[3]</text:p>
      <text:p text:style-name="Standard">0</text:p>
      <text:p text:style-name="Standard">:</text:p>
      <text:p text:style-name="Standard">local fpsSmoother = newExponentialSmoothing(50, 1)</text:p>
      <text:p text:style-name="Standard">1</text:p>
      <text:p text:style-name="Standard">:</text:p>
      <text:p text:style-name="Standard">self.veloSmoother = newExponentialSmoothing(50, 1)</text:p>
      <text:p text:style-name="Standard">2</text:p>
      <text:p text:style-name="Standard">:</text:p>
      <text:p text:style-name="Standard">local objSpeed_smooth = newExponentialSmoothing(60)</text:p>
      <text:p text:style-name="Standard">newExtensionProxy(parentExtension, identifierPrefix)</text:p>
      <text:p text:style-name="Standard">[1]</text:p>
      <text:p text:style-name="Standard">0</text:p>
      <text:p text:style-name="Standard">:</text:p>
      <text:p text:style-name="Standard">extProxy = newExtensionProxy(M)</text:p>
      <text:p text:style-name="Standard">newFPSLimiter(targetFPS)</text:p>
      <text:p text:style-name="Standard">[2]</text:p>
      <text:p text:style-name="Standard">0</text:p>
      <text:p text:style-name="Standard">:</text:p>
      <text:p text:style-name="Standard">local fpsLimiter = newFPSLimiter(20)</text:p>
      <text:p text:style-name="Standard">1</text:p>
      <text:p text:style-name="Standard">:</text:p>
      <text:p text:style-name="Standard">local fpsLimiter = newFPSLimiter(20)</text:p>
      <text:p text:style-name="Standard">newTemporalSigmoidSmoothing(inRate, startAccel, stopAccel, outRate, startingValue)</text:p>
      <text:p text:style-name="Standard">[3]</text:p>
      <text:p text:style-name="Standard">0</text:p>
      <text:p text:style-name="Standard">:</text:p>
      <text:p text:style-name="Standard">self.smX = newTemporalSigmoidSmoothing(rate,accel, rate,accel, self.smX and self.smX:value() or nil)</text:p>
      <text:p text:style-name="Standard">1</text:p>
      <text:p text:style-name="Standard">:</text:p>
      <text:p text:style-name="Standard">self.smY = newTemporalSigmoidSmoothing(rate,accel, rate,accel, self.smY and self.smY:value() or nil)</text:p>
      <text:p text:style-name="Standard">2</text:p>
      <text:p text:style-name="Standard">:</text:p>
      <text:p text:style-name="Standard">self.smZ = newTemporalSigmoidSmoothing(rate,accel, rate,accel, self.smZ and self.smZ:value() or nil)</text:p>
      <text:p text:style-name="Standard">newTemporalSmoothing(inRate, outRate, autoCenterRate, startingValue)</text:p>
      <text:p text:style-name="Standard">[3]</text:p>
      <text:p text:style-name="Standard">0</text:p>
      <text:p text:style-name="Standard">:</text:p>
      <text:p text:style-name="Standard">if not smootherAcc then smootherAcc = newTemporalSmoothing(15, 5)</text:p>
      <text:p text:style-name="Standard">1</text:p>
      <text:p text:style-name="Standard">:</text:p>
      <text:p text:style-name="Standard">if not smootherJer then smootherJer = newTemporalSmoothing(30000*jerkMultiplier, jerkMultiplier*5000000)</text:p>
      <text:p text:style-name="Standard">2</text:p>
      <text:p text:style-name="Standard">:</text:p>
      <text:p text:style-name="Standard">self.fwdVeloSmoother = newTemporalSmoothing(100)</text:p>
      <text:p text:style-name="Standard">newTemporalSmoothingNonLinear(inRate, outRate, startingValue)</text:p>
      <text:p text:style-name="Standard">[1]</text:p>
      <text:p text:style-name="Standard">0</text:p>
      <text:p text:style-name="Standard">:</text:p>
      <text:p text:style-name="Standard">smoother = newTemporalSmoothingNonLinear(1, 7, 0)</text:p>
      <text:p text:style-name="Standard">newTemporalSpring(spring, damp, startingValue)</text:p>
      <text:p text:style-name="Standard">[3]</text:p>
      <text:p text:style-name="Standard">0</text:p>
      <text:p text:style-name="Standard"><text:soft-page-break/>:</text:p>
      <text:p text:style-name="Standard">self.fovSmoother = smoother or self.fovSmoother or newTemporalSpring(30, 10)</text:p>
      <text:p text:style-name="Standard">1</text:p>
      <text:p text:style-name="Standard">:</text:p>
      <text:p text:style-name="Standard">self.autozoom:init(newTemporalSpring(15, 10))</text:p>
      <text:p text:style-name="Standard">2</text:p>
      <text:p text:style-name="Standard">:</text:p>
      <text:p text:style-name="Standard">self.posX = newTemporalSpring(self.spring, self.damp)</text:p>
      <text:p text:style-name="Standard">newproxy(*)</text:p>
      <text:p text:style-name="Standard">[3]</text:p>
      <text:p text:style-name="Standard">0</text:p>
      <text:p text:style-name="Standard">:</text:p>
      <text:p text:style-name="Standard">prof_ud = newproxy(true)</text:p>
      <text:p text:style-name="Standard">1</text:p>
      <text:p text:style-name="Standard">:</text:p>
      <text:p text:style-name="Standard">local baseproxy = newproxy(true)</text:p>
      <text:p text:style-name="Standard">2</text:p>
      <text:p text:style-name="Standard">:</text:p>
      <text:p text:style-name="Standard">local pt = newproxy(baseproxy)</text:p>
      <text:p text:style-name="Standard">next(*)</text:p>
      <text:p text:style-name="Standard">[3]</text:p>
      <text:p text:style-name="Standard">0</text:p>
      <text:p text:style-name="Standard">:</text:p>
      <text:p text:style-name="Standard">local nid = next(editor.selection.aiNode)</text:p>
      <text:p text:style-name="Standard">1</text:p>
      <text:p text:style-name="Standard">:</text:p>
      <text:p text:style-name="Standard">if not data or next(data) == nil then</text:p>
      <text:p text:style-name="Standard">2</text:p>
      <text:p text:style-name="Standard">:</text:p>
      <text:p text:style-name="Standard">and not (tos &gt; 0 and next(lethargy))</text:p>
      <text:p text:style-name="Standard">onCouplerDetached(objId1, objId2)</text:p>
      <text:p text:style-name="Standard">[2]</text:p>
      <text:p text:style-name="Standard">0</text:p>
      <text:p text:style-name="Standard">:</text:p>
      <text:p text:style-name="Standard">if obj2 == nil or obj1 == nil then onCouplerDetached() return</text:p>
      <text:p text:style-name="Standard">1</text:p>
      <text:p text:style-name="Standard">:</text:p>
      <text:p text:style-name="Standard">onCouplerDetached()</text:p>
      <text:p text:style-name="Standard">onEditorEnabled(enabled)</text:p>
      <text:p text:style-name="Standard">[1]</text:p>
      <text:p text:style-name="Standard">0</text:p>
      <text:p text:style-name="Standard">:</text:p>
      <text:p text:style-name="Standard">onEditorEnabled(Engine.getEditorEnabled())</text:p>
      <text:p text:style-name="Standard">openWebBrowser(*)</text:p>
      <text:p text:style-name="Standard">[3]</text:p>
      <text:p text:style-name="Standard">0</text:p>
      <text:p text:style-name="Standard">:</text:p>
      <text:p text:style-name="Standard">openWebBrowser("http://docs.beamng.com/world_editor/".. (contextPageName or "index") .. ".html")</text:p>
      <text:p text:style-name="Standard">1</text:p>
      <text:p text:style-name="Standard">:</text:p>
      <text:p text:style-name="Standard">openWebBrowser("http://docs.beamng.com/programming/lua/world_editor_coding/".. (contextPageName or "index") .. ".html")</text:p>
      <text:p text:style-name="Standard">2</text:p>
      <text:p text:style-name="Standard">:</text:p>
      <text:p text:style-name="Standard">openWebBrowser(url)</text:p>
      <text:p text:style-name="Standard"><text:soft-page-break/>overlapsOBB_OBB(c1, x1, y1, z1, c2, x2, y2, z2)</text:p>
      <text:p text:style-name="Standard">[1]</text:p>
      <text:p text:style-name="Standard">0</text:p>
      <text:p text:style-name="Standard">:</text:p>
      <text:p text:style-name="Standard">if overlapsOBB_OBB(bbCenter, axis0 * halfExtentsX, axis1 * halfExtentsY, axis2 * halfExtentsZ, otherBBCenter, otherVehAxis1 * otherBBHalfExtents.x, otherVehAxis2 * otherBBHalfExtents.y, otherVehAxis3 * otherBBHalfExtents.z) then</text:p>
      <text:p text:style-name="Standard">pairs(*)</text:p>
      <text:p text:style-name="Standard">[3]</text:p>
      <text:p text:style-name="Standard">0</text:p>
      <text:p text:style-name="Standard">:</text:p>
      <text:p text:style-name="Standard">for k,v in pairs(vehiclesActions) do</text:p>
      <text:p text:style-name="Standard">1</text:p>
      <text:p text:style-name="Standard">:</text:p>
      <text:p text:style-name="Standard">for _,path in pairs(paths) do</text:p>
      <text:p text:style-name="Standard">2</text:p>
      <text:p text:style-name="Standard">:</text:p>
      <text:p text:style-name="Standard">for _,path in pairs(paths) do</text:p>
      <text:p text:style-name="Standard">pairsByKeys(t, f)</text:p>
      <text:p text:style-name="Standard">[1]</text:p>
      <text:p text:style-name="Standard">0</text:p>
      <text:p text:style-name="Standard">:</text:p>
      <text:p text:style-name="Standard">for orgMat, gm in pairsByKeys(vehicle.glowMap) do</text:p>
      <text:p text:style-name="Standard">pause(*)</text:p>
      <text:p text:style-name="Standard">[1]</text:p>
      <text:p text:style-name="Standard">0</text:p>
      <text:p text:style-name="Standard">:</text:p>
      <text:p text:style-name="Standard">pause(not getPause())</text:p>
      <text:p text:style-name="Standard">pcall(*)</text:p>
      <text:p text:style-name="Standard">[3]</text:p>
      <text:p text:style-name="Standard">0</text:p>
      <text:p text:style-name="Standard">:</text:p>
      <text:p text:style-name="Standard">local success, data = pcall(json.decode, f)</text:p>
      <text:p text:style-name="Standard">1</text:p>
      <text:p text:style-name="Standard">:</text:p>
      <text:p text:style-name="Standard">local state, ffbConfig = pcall(json.decode, ffbConfigString)</text:p>
      <text:p text:style-name="Standard">2</text:p>
      <text:p text:style-name="Standard">:</text:p>
      <text:p text:style-name="Standard">local state, ffbparams = pcall(json.decode, ffbConfig.ffbParams)</text:p>
      <text:p text:style-name="Standard">physicsEngineEvent()</text:p>
      <text:p text:style-name="Standard">[1]</text:p>
      <text:p text:style-name="Standard">0</text:p>
      <text:p text:style-name="Standard">:</text:p>
      <text:p text:style-name="Standard">physicsEngineEvent('timescale',realSpeed)</text:p>
      <text:p text:style-name="Standard">physicsStateChanged(val)</text:p>
      <text:p text:style-name="Standard">[1]</text:p>
      <text:p text:style-name="Standard">0</text:p>
      <text:p text:style-name="Standard">:</text:p>
      <text:p text:style-name="Standard">physicsStateChanged(not paused)</text:p>
      <text:p text:style-name="Standard">popActionMap(map)</text:p>
      <text:p text:style-name="Standard">[3]</text:p>
      <text:p text:style-name="Standard">0</text:p>
      <text:p text:style-name="Standard">:</text:p>
      <text:p text:style-name="Standard">popActionMap("AssetBrowser")</text:p>
      <text:p text:style-name="Standard">1</text:p>
      <text:p text:style-name="Standard">:</text:p>
      <text:p text:style-name="Standard"><text:soft-page-break/>popActionMap(oldEditMode.actionMap)</text:p>
      <text:p text:style-name="Standard">2</text:p>
      <text:p text:style-name="Standard">:</text:p>
      <text:p text:style-name="Standard">popActionMap("FlowgraphMain")</text:p>
      <text:p text:style-name="Standard">prefabIsChildOfGroup(obj, groupName)</text:p>
      <text:p text:style-name="Standard">[1]</text:p>
      <text:p text:style-name="Standard">0</text:p>
      <text:p text:style-name="Standard">:</text:p>
      <text:p text:style-name="Standard">if to and to.obj and to.obj:getID() and prefabIsChildOfGroup(to.obj, 'ScenarioObjectsGroup') then</text:p>
      <text:p text:style-name="Standard">print()</text:p>
      <text:p text:style-name="Standard">[3]</text:p>
      <text:p text:style-name="Standard">0</text:p>
      <text:p text:style-name="Standard">:</text:p>
      <text:p text:style-name="Standard">print("Importing all decal roads...")</text:p>
      <text:p text:style-name="Standard">1</text:p>
      <text:p text:style-name="Standard">:</text:p>
      <text:p text:style-name="Standard">print("Booster triggered")</text:p>
      <text:p text:style-name="Standard">2</text:p>
      <text:p text:style-name="Standard">:</text:p>
      <text:p text:style-name="Standard">print(" " .. help)</text:p>
      <text:p text:style-name="Standard">profilerPopEvent(*)</text:p>
      <text:p text:style-name="Standard">[3]</text:p>
      <text:p text:style-name="Standard">0</text:p>
      <text:p text:style-name="Standard">:</text:p>
      <text:p text:style-name="Standard">profilerPopEvent()</text:p>
      <text:p text:style-name="Standard">1</text:p>
      <text:p text:style-name="Standard">:</text:p>
      <text:p text:style-name="Standard">profilerPopEvent()</text:p>
      <text:p text:style-name="Standard">2</text:p>
      <text:p text:style-name="Standard">:</text:p>
      <text:p text:style-name="Standard">profilerPopEvent()</text:p>
      <text:p text:style-name="Standard">profilerPushEvent(*)</text:p>
      <text:p text:style-name="Standard">[3]</text:p>
      <text:p text:style-name="Standard">0</text:p>
      <text:p text:style-name="Standard">:</text:p>
      <text:p text:style-name="Standard">profilerPushEvent('jbeam/assorted.process')</text:p>
      <text:p text:style-name="Standard">1</text:p>
      <text:p text:style-name="Standard">:</text:p>
      <text:p text:style-name="Standard">profilerPushEvent('audioLoadBanksFirstFrame')</text:p>
      <text:p text:style-name="Standard">2</text:p>
      <text:p text:style-name="Standard">:</text:p>
      <text:p text:style-name="Standard">profilerPushEvent('loadAudioBanks')</text:p>
      <text:p text:style-name="Standard">pushActionMap(map)</text:p>
      <text:p text:style-name="Standard">[2]</text:p>
      <text:p text:style-name="Standard">0</text:p>
      <text:p text:style-name="Standard">:</text:p>
      <text:p text:style-name="Standard">pushActionMap("AssetBrowser")</text:p>
      <text:p text:style-name="Standard">1</text:p>
      <text:p text:style-name="Standard">:</text:p>
      <text:p text:style-name="Standard">pushActionMap("SceneTree")</text:p>
      <text:p text:style-name="Standard">pushActionMapHighestPriority(map)</text:p>
      <text:p text:style-name="Standard">[3]</text:p>
      <text:p text:style-name="Standard">0</text:p>
      <text:p text:style-name="Standard">:</text:p>
      <text:p text:style-name="Standard"><text:soft-page-break/>pushActionMapHighestPriority(newEditMode.actionMap)</text:p>
      <text:p text:style-name="Standard">1</text:p>
      <text:p text:style-name="Standard">:</text:p>
      <text:p text:style-name="Standard">pushActionMapHighestPriority("FlowgraphMain")</text:p>
      <text:p text:style-name="Standard">2</text:p>
      <text:p text:style-name="Standard">:</text:p>
      <text:p text:style-name="Standard">pushActionMapHighestPriority("Editor")</text:p>
      <text:p text:style-name="Standard">quat(x, y, z, w)</text:p>
      <text:p text:style-name="Standard">[3]</text:p>
      <text:p text:style-name="Standard">0</text:p>
      <text:p text:style-name="Standard">:</text:p>
      <text:p text:style-name="Standard">local position = quat(getCameraQuat()) * vec3(0, 15, 0)</text:p>
      <text:p text:style-name="Standard">1</text:p>
      <text:p text:style-name="Standard">:</text:p>
      <text:p text:style-name="Standard">local camDir = (quat(getCameraQuat()) * vec3(0,1,0)) * 10</text:p>
      <text:p text:style-name="Standard">2</text:p>
      <text:p text:style-name="Standard">:</text:p>
      <text:p text:style-name="Standard">local camDir = (quat(getCameraQuat()) * vec3(0,1,0)) * 10</text:p>
      <text:p text:style-name="Standard">quatFromAxisAngle(axle, angleRad)</text:p>
      <text:p text:style-name="Standard">[3]</text:p>
      <text:p text:style-name="Standard">0</text:p>
      <text:p text:style-name="Standard">:</text:p>
      <text:p text:style-name="Standard">local rayRot = quatFromAxisAngle(axis, 2 * math.pi / (wheel.numRays* 2))</text:p>
      <text:p text:style-name="Standard">1</text:p>
      <text:p text:style-name="Standard">:</text:p>
      <text:p text:style-name="Standard">local rayRot = quatFromAxisAngle(axis, 2 * math.pi / (wheel.numRays* 2))</text:p>
      <text:p text:style-name="Standard">2</text:p>
      <text:p text:style-name="Standard">:</text:p>
      <text:p text:style-name="Standard">local tmpRot = quatFromAxisAngle(axis, 2 * math.pi / (wheel.numRays * 4))</text:p>
      <text:p text:style-name="Standard">quatFromDir(dir, up)</text:p>
      <text:p text:style-name="Standard">[3]</text:p>
      <text:p text:style-name="Standard">0</text:p>
      <text:p text:style-name="Standard">:</text:p>
      <text:p text:style-name="Standard">data.res.rot = quatFromDir((data.res.targetPos - data.res.pos):normalized())</text:p>
      <text:p text:style-name="Standard">1</text:p>
      <text:p text:style-name="Standard">:</text:p>
      <text:p text:style-name="Standard">local acc = currAcc:rotated(quatFromDir(fwd, up):inversed():normalized())</text:p>
      <text:p text:style-name="Standard">2</text:p>
      <text:p text:style-name="Standard">:</text:p>
      <text:p text:style-name="Standard">local diff = (currPos-busStopPos):rotated(quatFromDir(fwd, up):inversed():normalized())</text:p>
      <text:p text:style-name="Standard">quatFromEuler(x, y, z)</text:p>
      <text:p text:style-name="Standard">[3]</text:p>
      <text:p text:style-name="Standard">0</text:p>
      <text:p text:style-name="Standard">:</text:p>
      <text:p text:style-name="Standard">r = tr * quatFromEuler(0, 0, math.rad(90))</text:p>
      <text:p text:style-name="Standard">1</text:p>
      <text:p text:style-name="Standard">:</text:p>
      <text:p text:style-name="Standard">r = tr * quatFromEuler(0, 0, math.rad(180))</text:p>
      <text:p text:style-name="Standard">2</text:p>
      <text:p text:style-name="Standard">:</text:p>
      <text:p text:style-name="Standard">r = tr * quatFromEuler(0, 0, math.rad(270))</text:p>
      <text:p text:style-name="Standard">queueCallbackInVehicle(veh, geluaFunctionName, vluaCommand)</text:p>
      <text:p text:style-name="Standard">[2]</text:p>
      <text:p text:style-name="Standard">0</text:p>
      <text:p text:style-name="Standard"><text:soft-page-break/>:</text:p>
      <text:p text:style-name="Standard">queueCallbackInVehicle(be:getPlayerVehicle(0),</text:p>
      <text:p text:style-name="Standard">1</text:p>
      <text:p text:style-name="Standard">:</text:p>
      <text:p text:style-name="Standard">queueCallbackInVehicle(veh,</text:p>
      <text:p text:style-name="Standard">queueObjectLua(objId, cmd)</text:p>
      <text:p text:style-name="Standard">[1]</text:p>
      <text:p text:style-name="Standard">0</text:p>
      <text:p text:style-name="Standard">:</text:p>
      <text:p text:style-name="Standard">queueObjectLua(objId, serializedMap)</text:p>
      <text:p text:style-name="Standard">rainbowColor(numOfSteps, step, format)</text:p>
      <text:p text:style-name="Standard">[3]</text:p>
      <text:p text:style-name="Standard">0</text:p>
      <text:p text:style-name="Standard">:</text:p>
      <text:p text:style-name="Standard">local rainbow = rainbowColor(50, clamp(data.drivability,0,1)*15, 1)</text:p>
      <text:p text:style-name="Standard">1</text:p>
      <text:p text:style-name="Standard">:</text:p>
      <text:p text:style-name="Standard">local rainbow = rainbowColor(50, clamp(data.speedLimit,0,36), 1)</text:p>
      <text:p text:style-name="Standard">2</text:p>
      <text:p text:style-name="Standard">:</text:p>
      <text:p text:style-name="Standard">local clr = rainbowColor(#route.path, i, 1)</text:p>
      <text:p text:style-name="Standard">randomASCIIString(len)</text:p>
      <text:p text:style-name="Standard">[1]</text:p>
      <text:p text:style-name="Standard">0</text:p>
      <text:p text:style-name="Standard">:</text:p>
      <text:p text:style-name="Standard">local wishedNickName = 'ingame_' .. randomASCIIString(6)</text:p>
      <text:p text:style-name="Standard">rawget(*)</text:p>
      <text:p text:style-name="Standard">[3]</text:p>
      <text:p text:style-name="Standard">0</text:p>
      <text:p text:style-name="Standard">:</text:p>
      <text:p text:style-name="Standard">if rawget(cls, '___super') and cls.___super.___type then</text:p>
      <text:p text:style-name="Standard">1</text:p>
      <text:p text:style-name="Standard">:</text:p>
      <text:p text:style-name="Standard">local typeStr = rawget(v2, '___type')</text:p>
      <text:p text:style-name="Standard">2</text:p>
      <text:p text:style-name="Standard">:</text:p>
      <text:p text:style-name="Standard">local class = rawget(v2, '___class')</text:p>
      <text:p text:style-name="Standard">rawset(*)</text:p>
      <text:p text:style-name="Standard">[3]</text:p>
      <text:p text:style-name="Standard">0</text:p>
      <text:p text:style-name="Standard">:</text:p>
      <text:p text:style-name="Standard">rawset(_G, '__gpuFlexMesh_t_cdef', true)</text:p>
      <text:p text:style-name="Standard">1</text:p>
      <text:p text:style-name="Standard">:</text:p>
      <text:p text:style-name="Standard">rawset(_G, extName, nil)</text:p>
      <text:p text:style-name="Standard">2</text:p>
      <text:p text:style-name="Standard">:</text:p>
      <text:p text:style-name="Standard">rawset(_G, extName, m)</text:p>
      <text:p text:style-name="Standard">readDictJSONTable(filename)</text:p>
      <text:p text:style-name="Standard">[1]</text:p>
      <text:p text:style-name="Standard">0</text:p>
      <text:p text:style-name="Standard">:</text:p>
      <text:p text:style-name="Standard">local mix = readDictJSONTable("lua/common/particles.json")</text:p>
      <text:p text:style-name="Standard">readFile(filename)</text:p>
      <text:p text:style-name="Standard"><text:soft-page-break/>[3]</text:p>
      <text:p text:style-name="Standard">0</text:p>
      <text:p text:style-name="Standard">:</text:p>
      <text:p text:style-name="Standard">file.inspectorData.rawdata = readFile(file.sourcefilename or file.path)</text:p>
      <text:p text:style-name="Standard">1</text:p>
      <text:p text:style-name="Standard">:</text:p>
      <text:p text:style-name="Standard">file.inspectorData.rawdata = readFile(file.sourcefilename or file.path)</text:p>
      <text:p text:style-name="Standard">2</text:p>
      <text:p text:style-name="Standard">:</text:p>
      <text:p text:style-name="Standard">file.inspectorData.rawdata = readFile(file.sourcefilename or file.path)</text:p>
      <text:p text:style-name="Standard">readJsonFile(filename)</text:p>
      <text:p text:style-name="Standard">[3]</text:p>
      <text:p text:style-name="Standard">0</text:p>
      <text:p text:style-name="Standard">:</text:p>
      <text:p text:style-name="Standard">stateData.data = readJsonFile(filename)</text:p>
      <text:p text:style-name="Standard">1</text:p>
      <text:p text:style-name="Standard">:</text:p>
      <text:p text:style-name="Standard">local wstate = readJsonFile(customFilename or windowsStateFileName) or {}</text:p>
      <text:p text:style-name="Standard">2</text:p>
      <text:p text:style-name="Standard">:</text:p>
      <text:p text:style-name="Standard">wstate = readJsonFile(defaultwindowsStateFileName)</text:p>
      <text:p text:style-name="Standard">registerCoreModule(modulePath)</text:p>
      <text:p text:style-name="Standard">[3]</text:p>
      <text:p text:style-name="Standard">0</text:p>
      <text:p text:style-name="Standard">:</text:p>
      <text:p text:style-name="Standard">registerCoreModule("core/loadMapCmd")</text:p>
      <text:p text:style-name="Standard">1</text:p>
      <text:p text:style-name="Standard">:</text:p>
      <text:p text:style-name="Standard">registerCoreModule('util/compileImposters')</text:p>
      <text:p text:style-name="Standard">2</text:p>
      <text:p text:style-name="Standard">:</text:p>
      <text:p text:style-name="Standard">registerCoreModule('telemetry/gameTelemetry')</text:p>
      <text:p text:style-name="Standard">reloadUI(*)</text:p>
      <text:p text:style-name="Standard">[1]</text:p>
      <text:p text:style-name="Standard">0</text:p>
      <text:p text:style-name="Standard">:</text:p>
      <text:p text:style-name="Standard">reloadUI()</text:p>
      <text:p text:style-name="Standard">removePrefab(objName)</text:p>
      <text:p text:style-name="Standard">[1]</text:p>
      <text:p text:style-name="Standard">0</text:p>
      <text:p text:style-name="Standard">:</text:p>
      <text:p text:style-name="Standard">removePrefab(objName)</text:p>
      <text:p text:style-name="Standard">require(*)</text:p>
      <text:p text:style-name="Standard">[3]</text:p>
      <text:p text:style-name="Standard">0</text:p>
      <text:p text:style-name="Standard">:</text:p>
      <text:p text:style-name="Standard">require("utils")</text:p>
      <text:p text:style-name="Standard">1</text:p>
      <text:p text:style-name="Standard">:</text:p>
      <text:p text:style-name="Standard">local ffi = require('ffi')</text:p>
      <text:p text:style-name="Standard">2</text:p>
      <text:p text:style-name="Standard">:</text:p>
      <text:p text:style-name="Standard">local quadtree = require('quadtree')</text:p>
      <text:p text:style-name="Standard">require_optional(module)</text:p>
      <text:p text:style-name="Standard"><text:soft-page-break/>[3]</text:p>
      <text:p text:style-name="Standard">0</text:p>
      <text:p text:style-name="Standard">:</text:p>
      <text:p text:style-name="Standard">local jbeamPartColors = require_optional('jbeam/sections/partColors') or { process=nop }</text:p>
      <text:p text:style-name="Standard">1</text:p>
      <text:p text:style-name="Standard">:</text:p>
      <text:p text:style-name="Standard">local jbeamCondition = require_optional('jbeam/sections/condition') or { process=nop }</text:p>
      <text:p text:style-name="Standard">2</text:p>
      <text:p text:style-name="Standard">:</text:p>
      <text:p text:style-name="Standard">ffi = require_optional('ffi')</text:p>
      <text:p text:style-name="Standard">rerequire(module)</text:p>
      <text:p text:style-name="Standard">[1]</text:p>
      <text:p text:style-name="Standard">0</text:p>
      <text:p text:style-name="Standard">:</text:p>
      <text:p text:style-name="Standard">cmd = 'rerequire("lua/vehicle/beamng") ; rerequire("lua/tests/test")'</text:p>
      <text:p text:style-name="Standard">returnToMainMenu()</text:p>
      <text:p text:style-name="Standard">[1]</text:p>
      <text:p text:style-name="Standard">0</text:p>
      <text:p text:style-name="Standard">:</text:p>
      <text:p text:style-name="Standard">returnToMainMenu()</text:p>
      <text:p text:style-name="Standard">round(a)</text:p>
      <text:p text:style-name="Standard">[3]</text:p>
      <text:p text:style-name="Standard">0</text:p>
      <text:p text:style-name="Standard">:</text:p>
      <text:p text:style-name="Standard">local r = round(100*clamp(b,0,1)*4)/4</text:p>
      <text:p text:style-name="Standard">1</text:p>
      <text:p text:style-name="Standard">:</text:p>
      <text:p text:style-name="Standard">local mustNotifyFov = round(fov*10) ~= round((lastNotifiedFov or currFov) * 10)</text:p>
      <text:p text:style-name="Standard">2</text:p>
      <text:p text:style-name="Standard">:</text:p>
      <text:p text:style-name="Standard">log('A', 'work', 'progress: file ' .. fileCountDone .. ' / ' .. fileCount .. ' ( ' .. round((fileCountDone/fileCount)*100) .. '% ) - ' .. tostring(cacheMisses) .. ' misses / '.. tostring(cacheHits) .. ' hits')</text:p>
      <text:p text:style-name="Standard">rpad(s, l, c)</text:p>
      <text:p text:style-name="Standard">[1]</text:p>
      <text:p text:style-name="Standard">0</text:p>
      <text:p text:style-name="Standard">:</text:p>
      <text:p text:style-name="Standard">log("I", "core_performance", " * " .. rpad(t[1], 34, " ") .. " = " .. lpad(string.format("%5.1f", t[4]), 8, " ") .. " ms")</text:p>
      <text:p text:style-name="Standard">sanitizePath(*)</text:p>
      <text:p text:style-name="Standard">[3]</text:p>
      <text:p text:style-name="Standard">0</text:p>
      <text:p text:style-name="Standard">:</text:p>
      <text:p text:style-name="Standard">newPath = sanitizePath(newPath)</text:p>
      <text:p text:style-name="Standard">1</text:p>
      <text:p text:style-name="Standard">:</text:p>
      <text:p text:style-name="Standard">return sanitizePath(core_levels.levelsDir..levelName..'/main.level.json')</text:p>
      <text:p text:style-name="Standard">2</text:p>
      <text:p text:style-name="Standard">:</text:p>
      <text:p text:style-name="Standard">return sanitizePath(core_levels.levelsDir..levelName..'/info.json')</text:p>
      <text:p text:style-name="Standard">sanitizeVehicleSpawnOptions(model, opt)</text:p>
      <text:p text:style-name="Standard">[3]</text:p>
      <text:p text:style-name="Standard">0</text:p>
      <text:p text:style-name="Standard">:</text:p>
      <text:p text:style-name="Standard">options = sanitizeVehicleSpawnOptions(options.model, options)</text:p>
      <text:p text:style-name="Standard">1</text:p>
      <text:p text:style-name="Standard">:</text:p>
      <text:p text:style-name="Standard"><text:soft-page-break/>local options = sanitizeVehicleSpawnOptions(model, opt)</text:p>
      <text:p text:style-name="Standard">2</text:p>
      <text:p text:style-name="Standard">:</text:p>
      <text:p text:style-name="Standard">local options = sanitizeVehicleSpawnOptions(model, opt)</text:p>
      <text:p text:style-name="Standard">saveIni(filename, d)</text:p>
      <text:p text:style-name="Standard">[2]</text:p>
      <text:p text:style-name="Standard">0</text:p>
      <text:p text:style-name="Standard">:</text:p>
      <text:p text:style-name="Standard">saveIni(persistencyfile, localValues)</text:p>
      <text:p text:style-name="Standard">1</text:p>
      <text:p text:style-name="Standard">:</text:p>
      <text:p text:style-name="Standard">saveIni(persistencyfileCloud, cloudValues)</text:p>
      <text:p text:style-name="Standard">select(*)</text:p>
      <text:p text:style-name="Standard">[3]</text:p>
      <text:p text:style-name="Standard">0</text:p>
      <text:p text:style-name="Standard">:</text:p>
      <text:p text:style-name="Standard">if select("#", ...) &gt; 0 then</text:p>
      <text:p text:style-name="Standard">1</text:p>
      <text:p text:style-name="Standard">:</text:p>
      <text:p text:style-name="Standard">pcall(finalizer, select(2, ...))</text:p>
      <text:p text:style-name="Standard">2</text:p>
      <text:p text:style-name="Standard">:</text:p>
      <text:p text:style-name="Standard">error({ (select(2, ...)) }, 0)</text:p>
      <text:p text:style-name="Standard">serialize(v)</text:p>
      <text:p text:style-name="Standard">[3]</text:p>
      <text:p text:style-name="Standard">0</text:p>
      <text:p text:style-name="Standard">:</text:p>
      <text:p text:style-name="Standard">newVehicle:queueLuaCommand("escMeasurement.performTests(" .. serialize(vehName) .. "," .. serialize(config) .. ")")</text:p>
      <text:p text:style-name="Standard">1</text:p>
      <text:p text:style-name="Standard">:</text:p>
      <text:p text:style-name="Standard">data.globalCameras[k] = serialize(cam)</text:p>
      <text:p text:style-name="Standard">2</text:p>
      <text:p text:style-name="Standard">:</text:p>
      <text:p text:style-name="Standard">data.vehicleCameras[vid].cameras[camName] = serialize(cam)</text:p>
      <text:p text:style-name="Standard">serializeJsonToFile(filename, obj, pretty, numberPrecision)</text:p>
      <text:p text:style-name="Standard">[1]</text:p>
      <text:p text:style-name="Standard">0</text:p>
      <text:p text:style-name="Standard">:</text:p>
      <text:p text:style-name="Standard">serializeJsonToFile(filename, exported, true)</text:p>
      <text:p text:style-name="Standard">serializePackages(reason)</text:p>
      <text:p text:style-name="Standard">[1]</text:p>
      <text:p text:style-name="Standard">0</text:p>
      <text:p text:style-name="Standard">:</text:p>
      <text:p text:style-name="Standard">local d = serializePackages()</text:p>
      <text:p text:style-name="Standard">setAudioChannelsVolume(data)</text:p>
      <text:p text:style-name="Standard">[1]</text:p>
      <text:p text:style-name="Standard">0</text:p>
      <text:p text:style-name="Standard">:</text:p>
      <text:p text:style-name="Standard">setAudioChannelsVolume(lastVolumes)</text:p>
      <text:p text:style-name="Standard">setCEFFocus(*)</text:p>
      <text:p text:style-name="Standard">[1]</text:p>
      <text:p text:style-name="Standard">0</text:p>
      <text:p text:style-name="Standard">:</text:p>
      <text:p text:style-name="Standard">setCEFFocus(false)</text:p>
      <text:p text:style-name="Standard"><text:soft-page-break/>setCameraFov(*)</text:p>
      <text:p text:style-name="Standard">[3]</text:p>
      <text:p text:style-name="Standard">0</text:p>
      <text:p text:style-name="Standard">:</text:p>
      <text:p text:style-name="Standard">setCameraFov(fov)</text:p>
      <text:p text:style-name="Standard">1</text:p>
      <text:p text:style-name="Standard">:</text:p>
      <text:p text:style-name="Standard">setCameraFov(65)</text:p>
      <text:p text:style-name="Standard">2</text:p>
      <text:p text:style-name="Standard">:</text:p>
      <text:p text:style-name="Standard">setCameraFov(65)</text:p>
      <text:p text:style-name="Standard">setCameraPosRot(*)</text:p>
      <text:p text:style-name="Standard">[3]</text:p>
      <text:p text:style-name="Standard">0</text:p>
      <text:p text:style-name="Standard">:</text:p>
      <text:p text:style-name="Standard">setCameraPosRot(</text:p>
      <text:p text:style-name="Standard">1</text:p>
      <text:p text:style-name="Standard">:</text:p>
      <text:p text:style-name="Standard">setCameraPosRot(</text:p>
      <text:p text:style-name="Standard">2</text:p>
      <text:p text:style-name="Standard">:</text:p>
      <text:p text:style-name="Standard">setCameraPosRot(pos.x, pos.y, pos.z, rot.x, rot.y, rot.z, rot.w)</text:p>
      <text:p text:style-name="Standard">setClipboard(*)</text:p>
      <text:p text:style-name="Standard">[3]</text:p>
      <text:p text:style-name="Standard">0</text:p>
      <text:p text:style-name="Standard">:</text:p>
      <text:p text:style-name="Standard">setClipboard(getObjectLocationText(obj))</text:p>
      <text:p text:style-name="Standard">1</text:p>
      <text:p text:style-name="Standard">:</text:p>
      <text:p text:style-name="Standard">setClipboard(copyPasteMenu.customData.path)</text:p>
      <text:p text:style-name="Standard">2</text:p>
      <text:p text:style-name="Standard">:</text:p>
      <text:p text:style-name="Standard">setClipboard(response.url)</text:p>
      <text:p text:style-name="Standard">setMissionFilename(*)</text:p>
      <text:p text:style-name="Standard">[3]</text:p>
      <text:p text:style-name="Standard">0</text:p>
      <text:p text:style-name="Standard">:</text:p>
      <text:p text:style-name="Standard">setMissionFilename(editor.levelPath .. "/info.json")</text:p>
      <text:p text:style-name="Standard">1</text:p>
      <text:p text:style-name="Standard">:</text:p>
      <text:p text:style-name="Standard">setMissionFilename(levelPath .. "info.json")</text:p>
      <text:p text:style-name="Standard">2</text:p>
      <text:p text:style-name="Standard">:</text:p>
      <text:p text:style-name="Standard">setMissionFilename(editor.levelPath .. "/info.json")</text:p>
      <text:p text:style-name="Standard">setMissionPath(*)</text:p>
      <text:p text:style-name="Standard">[2]</text:p>
      <text:p text:style-name="Standard">0</text:p>
      <text:p text:style-name="Standard">:</text:p>
      <text:p text:style-name="Standard">setMissionPath("")</text:p>
      <text:p text:style-name="Standard">1</text:p>
      <text:p text:style-name="Standard">:</text:p>
      <text:p text:style-name="Standard">setMissionPath(levelDir)</text:p>
      <text:p text:style-name="Standard">setSleepInBackground(*)</text:p>
      <text:p text:style-name="Standard">[1]</text:p>
      <text:p text:style-name="Standard"><text:soft-page-break/>0</text:p>
      <text:p text:style-name="Standard">:</text:p>
      <text:p text:style-name="Standard">setSleepInBackground(value)</text:p>
      <text:p text:style-name="Standard">setTSVar(*)</text:p>
      <text:p text:style-name="Standard">[3]</text:p>
      <text:p text:style-name="Standard">0</text:p>
      <text:p text:style-name="Standard">:</text:p>
      <text:p text:style-name="Standard">setTSVar(name, on and "1" or "0")</text:p>
      <text:p text:style-name="Standard">1</text:p>
      <text:p text:style-name="Standard">:</text:p>
      <text:p text:style-name="Standard">setTSVar( name, tostring(value) )</text:p>
      <text:p text:style-name="Standard">2</text:p>
      <text:p text:style-name="Standard">:</text:p>
      <text:p text:style-name="Standard">setTSVar( '$pref::Shadows::disable', value)</text:p>
      <text:p text:style-name="Standard">setTimeOfDay(inp)</text:p>
      <text:p text:style-name="Standard">[1]</text:p>
      <text:p text:style-name="Standard">0</text:p>
      <text:p text:style-name="Standard">:</text:p>
      <text:p text:style-name="Standard">setTimeOfDay(timeObj)</text:p>
      <text:p text:style-name="Standard">setfenv(*)</text:p>
      <text:p text:style-name="Standard">[3]</text:p>
      <text:p text:style-name="Standard">0</text:p>
      <text:p text:style-name="Standard">:</text:p>
      <text:p text:style-name="Standard">setfenv( func, env )</text:p>
      <text:p text:style-name="Standard">1</text:p>
      <text:p text:style-name="Standard">:</text:p>
      <text:p text:style-name="Standard">setfenv(func, setmetatable({ template = template }, context))</text:p>
      <text:p text:style-name="Standard">2</text:p>
      <text:p text:style-name="Standard">:</text:p>
      <text:p text:style-name="Standard">setfenv(fn, tempG)</text:p>
      <text:p text:style-name="Standard">setmetatable(*)</text:p>
      <text:p text:style-name="Standard">[3]</text:p>
      <text:p text:style-name="Standard">0</text:p>
      <text:p text:style-name="Standard">:</text:p>
      <text:p text:style-name="Standard">setmetatable(o, C)</text:p>
      <text:p text:style-name="Standard">1</text:p>
      <text:p text:style-name="Standard">:</text:p>
      <text:p text:style-name="Standard">setmetatable(o, C)</text:p>
      <text:p text:style-name="Standard">2</text:p>
      <text:p text:style-name="Standard">:</text:p>
      <text:p text:style-name="Standard">setmetatable(o, C)</text:p>
      <text:p text:style-name="Standard">shallowcopy(orig)</text:p>
      <text:p text:style-name="Standard">[3]</text:p>
      <text:p text:style-name="Standard">0</text:p>
      <text:p text:style-name="Standard">:</text:p>
      <text:p text:style-name="Standard">local oldResolvedModules = shallowcopy(resolvedModules)</text:p>
      <text:p text:style-name="Standard">1</text:p>
      <text:p text:style-name="Standard">:</text:p>
      <text:p text:style-name="Standard">local tempResolvedModules = shallowcopy(resolvedModules)</text:p>
      <text:p text:style-name="Standard">2</text:p>
      <text:p text:style-name="Standard">:</text:p>
      <text:p text:style-name="Standard">local activityCopy = shallowcopy(activity)</text:p>
      <text:p text:style-name="Standard">shutdown(*)</text:p>
      <text:p text:style-name="Standard">[3]</text:p>
      <text:p text:style-name="Standard"><text:soft-page-break/>0</text:p>
      <text:p text:style-name="Standard">:</text:p>
      <text:p text:style-name="Standard">shutdown(0)</text:p>
      <text:p text:style-name="Standard">1</text:p>
      <text:p text:style-name="Standard">:</text:p>
      <text:p text:style-name="Standard">shutdown()</text:p>
      <text:p text:style-name="Standard">2</text:p>
      <text:p text:style-name="Standard">:</text:p>
      <text:p text:style-name="Standard">shutdown()</text:p>
      <text:p text:style-name="Standard">sign(x)</text:p>
      <text:p text:style-name="Standard">[3]</text:p>
      <text:p text:style-name="Standard">0</text:p>
      <text:p text:style-name="Standard">:</text:p>
      <text:p text:style-name="Standard">absYaw = absYaw + sign(self.camRot.x)</text:p>
      <text:p text:style-name="Standard">1</text:p>
      <text:p text:style-name="Standard">:</text:p>
      <text:p text:style-name="Standard">lateralOffset * lateralFactor * sign(-self.camRot.x),</text:p>
      <text:p text:style-name="Standard">2</text:p>
      <text:p text:style-name="Standard">:</text:p>
      <text:p text:style-name="Standard">local prevvel = self.prevvel * max(sign(self.prevvel * dif), 0)</text:p>
      <text:p text:style-name="Standard">sign2(x)</text:p>
      <text:p text:style-name="Standard">[3]</text:p>
      <text:p text:style-name="Standard">0</text:p>
      <text:p text:style-name="Standard">:</text:p>
      <text:p text:style-name="Standard">hydro.inputFactor = sign2(hydro.factor)</text:p>
      <text:p text:style-name="Standard">1</text:p>
      <text:p text:style-name="Standard">:</text:p>
      <text:p text:style-name="Standard">roadDir = (spawnData.link and spawnData.link.oneWay) and -1 or sign2(math.random() * 2 - (1 - dirBias))</text:p>
      <text:p text:style-name="Standard">2</text:p>
      <text:p text:style-name="Standard">:</text:p>
      <text:p text:style-name="Standard">laneSide = (spawnData.link and spawnData.link.oneWay) and sign2(math.random() * 2 - 1) or roadDir</text:p>
      <text:p text:style-name="Standard">sizeof(*)</text:p>
      <text:p text:style-name="Standard">[3]</text:p>
      <text:p text:style-name="Standard">0</text:p>
      <text:p text:style-name="Standard">:</text:p>
      <text:p text:style-name="Standard">if (!output_only_modified || memcmp(&amp;col, &amp;ref-&gt;Colors[i], sizeof(ImVec4)) != 0)</text:p>
      <text:p text:style-name="Standard">1</text:p>
      <text:p text:style-name="Standard">:</text:p>
      <text:p text:style-name="Standard">if (memcmp(&amp;style.Colors[i], &amp;ref-&gt;Colors[i], sizeof(ImVec4)) != 0)</text:p>
      <text:p text:style-name="Standard">2</text:p>
      <text:p text:style-name="Standard">:</text:p>
      <text:p text:style-name="Standard">memset(InputBuf, 0, sizeof(InputBuf))</text:p>
      <text:p text:style-name="Standard">sleep(*)</text:p>
      <text:p text:style-name="Standard">[3]</text:p>
      <text:p text:style-name="Standard">0</text:p>
      <text:p text:style-name="Standard">:</text:p>
      <text:p text:style-name="Standard">sleep(job, 10)</text:p>
      <text:p text:style-name="Standard">1</text:p>
      <text:p text:style-name="Standard">:</text:p>
      <text:p text:style-name="Standard">sleep(job, 2)</text:p>
      <text:p text:style-name="Standard">2</text:p>
      <text:p text:style-name="Standard">:</text:p>
      <text:p text:style-name="Standard">sleep(job, 2)</text:p>
      <text:p text:style-name="Standard">smootherstep(x)</text:p>
      <text:p text:style-name="Standard"><text:soft-page-break/>[1]</text:p>
      <text:p text:style-name="Standard">0</text:p>
      <text:p text:style-name="Standard">:</text:p>
      <text:p text:style-name="Standard">local sideSize = lerp(1*self.radius,sideToDistantRatio, smootherstep(distantFade))</text:p>
      <text:p text:style-name="Standard">smootheststep(x)</text:p>
      <text:p text:style-name="Standard">[1]</text:p>
      <text:p text:style-name="Standard">0</text:p>
      <text:p text:style-name="Standard">:</text:p>
      <text:p text:style-name="Standard">local carRollFactor = 1 - self.stableHorizonFactor * smootheststep(clamp(1.42*carUp.z, 0, 1))</text:p>
      <text:p text:style-name="Standard">spaceSeparated4Values(a, b, c, d)</text:p>
      <text:p text:style-name="Standard">[1]</text:p>
      <text:p text:style-name="Standard">0</text:p>
      <text:p text:style-name="Standard">:</text:p>
      <text:p text:style-name="Standard">arrow:setField('instanceColor', 0, spaceSeparated4Values(1, 1, 1, lerpFactor))</text:p>
      <text:p text:style-name="Standard">spawnPrefab(objName, objFileName, objPos, objRotation, objScale)</text:p>
      <text:p text:style-name="Standard">[3]</text:p>
      <text:p text:style-name="Standard">0</text:p>
      <text:p text:style-name="Standard">:</text:p>
      <text:p text:style-name="Standard">var.dragDropMesh = spawnPrefab(Sim.getUniqueName(editor.assetDragDrop.data.fileName):c_str(), editor.assetDragDrop.data.path, "0 0 0", "0 0 0 1", "1 1 1")</text:p>
      <text:p text:style-name="Standard">1</text:p>
      <text:p text:style-name="Standard">:</text:p>
      <text:p text:style-name="Standard">local prefab = spawnPrefab(Sim.getUniqueName(asset.fileName):c_str(),asset.path,"0 0 0","0 0 0 1","1 1 1")</text:p>
      <text:p text:style-name="Standard">2</text:p>
      <text:p text:style-name="Standard">:</text:p>
      <text:p text:style-name="Standard">local prefab = spawnPrefab(Sim.getUniqueName(asset.fileName):c_str(),asset.path,"0 0 0","0 0 0 1","1 1 1")</text:p>
      <text:p text:style-name="Standard">split(str, delim, nMax)</text:p>
      <text:p text:style-name="Standard">[3]</text:p>
      <text:p text:style-name="Standard">0</text:p>
      <text:p text:style-name="Standard">:</text:p>
      <text:p text:style-name="Standard">entries = split( entries, '\n' )</text:p>
      <text:p text:style-name="Standard">1</text:p>
      <text:p text:style-name="Standard">:</text:p>
      <text:p text:style-name="Standard">local record = split( v, '\t')</text:p>
      <text:p text:style-name="Standard">2</text:p>
      <text:p text:style-name="Standard">:</text:p>
      <text:p text:style-name="Standard">local args = split(scheme, '/', 2)</text:p>
      <text:p text:style-name="Standard">square(a)</text:p>
      <text:p text:style-name="Standard">[3]</text:p>
      <text:p text:style-name="Standard">0</text:p>
      <text:p text:style-name="Standard">:</text:p>
      <text:p text:style-name="Standard">local sqdebugDrawDistance = square(600)</text:p>
      <text:p text:style-name="Standard">1</text:p>
      <text:p text:style-name="Standard">:</text:p>
      <text:p text:style-name="Standard">local pathCost = cost + square(square(nodeToTargetVec.x) + square(nodeToTargetVec.y) + square(wZ * nodeToTargetVec.z))</text:p>
      <text:p text:style-name="Standard">2</text:p>
      <text:p text:style-name="Standard">:</text:p>
      <text:p text:style-name="Standard">square(square(tmpVec.x) + square(tmpVec.y) + square(wZ * tmpVec.z))</text:p>
      <text:p text:style-name="Standard">startDebugger()</text:p>
      <text:p text:style-name="Standard">[1]</text:p>
      <text:p text:style-name="Standard">0</text:p>
      <text:p text:style-name="Standard">:</text:p>
      <text:p text:style-name="Standard">startDebugger()</text:p>
      <text:p text:style-name="Standard">stringToTable(str, sep)</text:p>
      <text:p text:style-name="Standard">[3]</text:p>
      <text:p text:style-name="Standard"><text:soft-page-break/>0</text:p>
      <text:p text:style-name="Standard">:</text:p>
      <text:p text:style-name="Standard">for i,v in ipairs(stringToTable(colorString, '%s')) do</text:p>
      <text:p text:style-name="Standard">1</text:p>
      <text:p text:style-name="Standard">:</text:p>
      <text:p text:style-name="Standard">local components = stringToTable(color)</text:p>
      <text:p text:style-name="Standard">2</text:p>
      <text:p text:style-name="Standard">:</text:p>
      <text:p text:style-name="Standard">local components = stringToTable(colorStr)</text:p>
      <text:p text:style-name="Standard">stringToVec3(s)</text:p>
      <text:p text:style-name="Standard">[1]</text:p>
      <text:p text:style-name="Standard">0</text:p>
      <text:p text:style-name="Standard">:</text:p>
      <text:p text:style-name="Standard">local targetPos = stringToVec3(cam.PositionMove)</text:p>
      <text:p text:style-name="Standard">tableContains(t, element)</text:p>
      <text:p text:style-name="Standard">[3]</text:p>
      <text:p text:style-name="Standard">0</text:p>
      <text:p text:style-name="Standard">:</text:p>
      <text:p text:style-name="Standard">if tableContains(var.imageFileTypes, ext) then</text:p>
      <text:p text:style-name="Standard">1</text:p>
      <text:p text:style-name="Standard">:</text:p>
      <text:p text:style-name="Standard">if tableContains(var.imageFileTypes, file.simpleFileType) then</text:p>
      <text:p text:style-name="Standard">2</text:p>
      <text:p text:style-name="Standard">:</text:p>
      <text:p text:style-name="Standard">if tableContains(passedWp, data.triggerName) then guihooks.trigger('ScenarioRealtimeDisplay', {msg = 'scenarios.busRoutes.alreadyStop'});return</text:p>
      <text:p text:style-name="Standard">tableContainsCaseInsensitive(table, element)</text:p>
      <text:p text:style-name="Standard">[3]</text:p>
      <text:p text:style-name="Standard">0</text:p>
      <text:p text:style-name="Standard">:</text:p>
      <text:p text:style-name="Standard">if not tableContainsCaseInsensitive(np, p) then</text:p>
      <text:p text:style-name="Standard">1</text:p>
      <text:p text:style-name="Standard">:</text:p>
      <text:p text:style-name="Standard">if not tableContainsCaseInsensitive(np, tmp) and FS:fileExists(tmp) then</text:p>
      <text:p text:style-name="Standard">2</text:p>
      <text:p text:style-name="Standard">:</text:p>
      <text:p text:style-name="Standard">elseif not tableContainsCaseInsensitive(np, dirtmp) and FS:fileExists(dirtmp) then</text:p>
      <text:p text:style-name="Standard">tableDepth(tbl, lookup)</text:p>
      <text:p text:style-name="Standard">[2]</text:p>
      <text:p text:style-name="Standard">0</text:p>
      <text:p text:style-name="Standard">:</text:p>
      <text:p text:style-name="Standard">lookup[k] = lookup[k] or tableDepth(k, lookup)</text:p>
      <text:p text:style-name="Standard">1</text:p>
      <text:p text:style-name="Standard">:</text:p>
      <text:p text:style-name="Standard">lookup[v] = lookup[v] or tableDepth(v, lookup)</text:p>
      <text:p text:style-name="Standard">tableFindKey(t, element)</text:p>
      <text:p text:style-name="Standard">[3]</text:p>
      <text:p text:style-name="Standard">0</text:p>
      <text:p text:style-name="Standard">:</text:p>
      <text:p text:style-name="Standard">if tableFindKey(multicams, camMode) then</text:p>
      <text:p text:style-name="Standard">1</text:p>
      <text:p text:style-name="Standard">:</text:p>
      <text:p text:style-name="Standard">if tableFindKey(scenarioData.endOptions, "retry") then</text:p>
      <text:p text:style-name="Standard">2</text:p>
      <text:p text:style-name="Standard">:</text:p>
      <text:p text:style-name="Standard"><text:soft-page-break/>if not sc.result.failed and tableFindKey(scenarioData.endOptions, "next") then</text:p>
      <text:p text:style-name="Standard">tableIsDict(tbl)</text:p>
      <text:p text:style-name="Standard">[3]</text:p>
      <text:p text:style-name="Standard">0</text:p>
      <text:p text:style-name="Standard">:</text:p>
      <text:p text:style-name="Standard">if type(entry) == "table" and tableIsDict(entry) and jbeamUtils.ignoreSections[keyEntry] == nil and tableIsDict(entry[0]) and entry[0]['disableSection'] ~= nil then</text:p>
      <text:p text:style-name="Standard">1</text:p>
      <text:p text:style-name="Standard">:</text:p>
      <text:p text:style-name="Standard">if type(entry) == "table" and tableIsDict(entry) and not jbeamUtils.ignoreSections[keyEntry] then</text:p>
      <text:p text:style-name="Standard">2</text:p>
      <text:p text:style-name="Standard">:</text:p>
      <text:p text:style-name="Standard">if type(section) == "table" and not tableIsDict(section) then</text:p>
      <text:p text:style-name="Standard">tableIsEmpty(tbl)</text:p>
      <text:p text:style-name="Standard">[3]</text:p>
      <text:p text:style-name="Standard">0</text:p>
      <text:p text:style-name="Standard">:</text:p>
      <text:p text:style-name="Standard">if not tableIsEmpty(selectedInstances) then</text:p>
      <text:p text:style-name="Standard">1</text:p>
      <text:p text:style-name="Standard">:</text:p>
      <text:p text:style-name="Standard">if tableIsEmpty(selectedInstances) then im.BeginDisabled() disabled = true</text:p>
      <text:p text:style-name="Standard">2</text:p>
      <text:p text:style-name="Standard">:</text:p>
      <text:p text:style-name="Standard">if not tableIsEmpty(toResolveModules) then</text:p>
      <text:p text:style-name="Standard">tableKeys(tbl)</text:p>
      <text:p text:style-name="Standard">[3]</text:p>
      <text:p text:style-name="Standard">0</text:p>
      <text:p text:style-name="Standard">:</text:p>
      <text:p text:style-name="Standard">local sortedTbl = tableKeys(var.typeColors)</text:p>
      <text:p text:style-name="Standard">1</text:p>
      <text:p text:style-name="Standard">:</text:p>
      <text:p text:style-name="Standard">local sortedNodeKeys = tableKeys(devices)</text:p>
      <text:p text:style-name="Standard">2</text:p>
      <text:p text:style-name="Standard">:</text:p>
      <text:p text:style-name="Standard">if not arrayFindValueIndex(tableKeys(vdata.cameras), "onboard.driver") then</text:p>
      <text:p text:style-name="Standard">tableMerge(dst, src)</text:p>
      <text:p text:style-name="Standard">[3]</text:p>
      <text:p text:style-name="Standard">0</text:p>
      <text:p text:style-name="Standard">:</text:p>
      <text:p text:style-name="Standard">tableMerge(result, readActionsFile(path, vehicleName))</text:p>
      <text:p text:style-name="Standard">1</text:p>
      <text:p text:style-name="Standard">:</text:p>
      <text:p text:style-name="Standard">tableMerge(result, readActionsFile(path, vehicleName))</text:p>
      <text:p text:style-name="Standard">2</text:p>
      <text:p text:style-name="Standard">:</text:p>
      <text:p text:style-name="Standard">bankFiles = tableMerge(bankFiles, FS:findFiles(directory..'/mods', '*.bank', 0, true, false))</text:p>
      <text:p text:style-name="Standard">tableMergeRecursive(t1, t2)</text:p>
      <text:p text:style-name="Standard">[3]</text:p>
      <text:p text:style-name="Standard">0</text:p>
      <text:p text:style-name="Standard">:</text:p>
      <text:p text:style-name="Standard">tableMergeRecursive(camera, jbeamConfig)</text:p>
      <text:p text:style-name="Standard">1</text:p>
      <text:p text:style-name="Standard">:</text:p>
      <text:p text:style-name="Standard">tableMergeRecursive(cam, deserialize(data.globalCameras[camName]))</text:p>
      <text:p text:style-name="Standard">2</text:p>
      <text:p text:style-name="Standard"><text:soft-page-break/>:</text:p>
      <text:p text:style-name="Standard">tableMergeRecursive(cam, deserialize(svdata.cameras[camName]))</text:p>
      <text:p text:style-name="Standard">tableReadOnly(table)</text:p>
      <text:p text:style-name="Standard">[1]</text:p>
      <text:p text:style-name="Standard">0</text:p>
      <text:p text:style-name="Standard">:</text:p>
      <text:p text:style-name="Standard">env = tableReadOnly(env)</text:p>
      <text:p text:style-name="Standard">tableSize(tbl)</text:p>
      <text:p text:style-name="Standard">[3]</text:p>
      <text:p text:style-name="Standard">0</text:p>
      <text:p text:style-name="Standard">:</text:p>
      <text:p text:style-name="Standard">if tableSize(editor.selection.aiNode) == 1 then</text:p>
      <text:p text:style-name="Standard">1</text:p>
      <text:p text:style-name="Standard">:</text:p>
      <text:p text:style-name="Standard">if tableSize(editor.selection.aiNode) == 0 then editor.selection.aiNode = nil</text:p>
      <text:p text:style-name="Standard">2</text:p>
      <text:p text:style-name="Standard">:</text:p>
      <text:p text:style-name="Standard">if tableSize(editor.selection.aiNode) == 1 then</text:p>
      <text:p text:style-name="Standard">tableSizeC(tbl)</text:p>
      <text:p text:style-name="Standard">[3]</text:p>
      <text:p text:style-name="Standard">0</text:p>
      <text:p text:style-name="Standard">:</text:p>
      <text:p text:style-name="Standard">for i=0,tableSizeC(vEditor.vehData.nodes)-1 do</text:p>
      <text:p text:style-name="Standard">1</text:p>
      <text:p text:style-name="Standard">:</text:p>
      <text:p text:style-name="Standard">for i=0,tableSizeC(vEditor.vehData.beams)-1 do</text:p>
      <text:p text:style-name="Standard">2</text:p>
      <text:p text:style-name="Standard">:</text:p>
      <text:p text:style-name="Standard">for b=0,tableSizeC(vEditor.vehData.beams)-1 do</text:p>
      <text:p text:style-name="Standard">tableValuesAsLookupDict(tbl)</text:p>
      <text:p text:style-name="Standard">[1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the_high_sea_crap_detector()</text:p>
      <text:p text:style-name="Standard">[1]</text:p>
      <text:p text:style-name="Standard">0</text:p>
      <text:p text:style-name="Standard">:</text:p>
      <text:p text:style-name="Standard">sailingTheHighSeas = the_high_sea_crap_detector()</text:p>
      <text:p text:style-name="Standard">toggleCEFDevConsole(*)</text:p>
      <text:p text:style-name="Standard">[1]</text:p>
      <text:p text:style-name="Standard">0</text:p>
      <text:p text:style-name="Standard">:</text:p>
      <text:p text:style-name="Standard">toggleCEFDevConsole()</text:p>
      <text:p text:style-name="Standard">tonumber(*)</text:p>
      <text:p text:style-name="Standard">[3]</text:p>
      <text:p text:style-name="Standard">0</text:p>
      <text:p text:style-name="Standard">:</text:p>
      <text:p text:style-name="Standard">local dbVersion = tonumber(conn:rowexec('PRAGMA user_version'))</text:p>
      <text:p text:style-name="Standard">1</text:p>
      <text:p text:style-name="Standard">:</text:p>
      <text:p text:style-name="Standard">fileSizeSum = fileSizeSum + tonumber(res.files_filesize[i])</text:p>
      <text:p text:style-name="Standard">2</text:p>
      <text:p text:style-name="Standard">:</text:p>
      <text:p text:style-name="Standard"><text:soft-page-break/>fileSizeSum = fileSizeSum + tonumber(t.filesize)</text:p>
      <text:p text:style-name="Standard">tostring(*)</text:p>
      <text:p text:style-name="Standard">[3]</text:p>
      <text:p text:style-name="Standard">0</text:p>
      <text:p text:style-name="Standard">:</text:p>
      <text:p text:style-name="Standard">log("E", "input_actions", 'unable to read json file: ' .. tostring(path))</text:p>
      <text:p text:style-name="Standard">1</text:p>
      <text:p text:style-name="Standard">:</text:p>
      <text:p text:style-name="Standard">debugDrawer:drawText(nPosPoint3F, String(tostring(nid)), colBlack)</text:p>
      <text:p text:style-name="Standard">2</text:p>
      <text:p text:style-name="Standard">:</text:p>
      <text:p text:style-name="Standard">log('E', 'apps', 'invalid app data:' .. tostring(fn) .. ': missing "domElement" or "directive" in app.json - IGNORING APP: ' .. dumps(appData))</text:p>
      <text:p text:style-name="Standard">translateLanguage(*)</text:p>
      <text:p text:style-name="Standard">[3]</text:p>
      <text:p text:style-name="Standard">0</text:p>
      <text:p text:style-name="Standard">:</text:p>
      <text:p text:style-name="Standard">tbl[k] = translateLanguage(v, v)</text:p>
      <text:p text:style-name="Standard">1</text:p>
      <text:p text:style-name="Standard">:</text:p>
      <text:p text:style-name="Standard">log('D', logTag, 'Starting scenario : '..tostring(translateLanguage(scenario.name, scenario.name)))</text:p>
      <text:p text:style-name="Standard">2</text:p>
      <text:p text:style-name="Standard">:</text:p>
      <text:p text:style-name="Standard">if string.startswith(ffi.string(ui_imgui.IoFontsGetName(index)), translateLanguage("ui.fonts.filename", "segoeui.ttf")) then</text:p>
      <text:p text:style-name="Standard">trim(s)</text:p>
      <text:p text:style-name="Standard">[3]</text:p>
      <text:p text:style-name="Standard">0</text:p>
      <text:p text:style-name="Standard">:</text:p>
      <text:p text:style-name="Standard">local key = string.lower(trim(args[1]))</text:p>
      <text:p text:style-name="Standard">1</text:p>
      <text:p text:style-name="Standard">:</text:p>
      <text:p text:style-name="Standard">local value = trim(args[2])</text:p>
      <text:p text:style-name="Standard">2</text:p>
      <text:p text:style-name="Standard">:</text:p>
      <text:p text:style-name="Standard">tableInsert(nodeList, trim(nargs2[1]))</text:p>
      <text:p text:style-name="Standard">type(*)</text:p>
      <text:p text:style-name="Standard">[3]</text:p>
      <text:p text:style-name="Standard">0</text:p>
      <text:p text:style-name="Standard">:</text:p>
      <text:p text:style-name="Standard">if type(actionGroups[actionName]) == 'table' then</text:p>
      <text:p text:style-name="Standard">1</text:p>
      <text:p text:style-name="Standard">:</text:p>
      <text:p text:style-name="Standard">if not layout.version or type(layout.version) ~= 'number' or currentVersion &gt; layout.version then</text:p>
      <text:p text:style-name="Standard">2</text:p>
      <text:p text:style-name="Standard">:</text:p>
      <text:p text:style-name="Standard">if type(val) ~= "number" then</text:p>
      <text:p text:style-name="Standard">ui_message(msg, ttl, category, icon)</text:p>
      <text:p text:style-name="Standard">[3]</text:p>
      <text:p text:style-name="Standard">0</text:p>
      <text:p text:style-name="Standard">:</text:p>
      <text:p text:style-name="Standard">ui_message(msg)</text:p>
      <text:p text:style-name="Standard">1</text:p>
      <text:p text:style-name="Standard">:</text:p>
      <text:p text:style-name="Standard">ui_message(msg)</text:p>
      <text:p text:style-name="Standard">2</text:p>
      <text:p text:style-name="Standard"><text:soft-page-break/>:</text:p>
      <text:p text:style-name="Standard">ui_message(msg)</text:p>
      <text:p text:style-name="Standard">unloadGameModules()</text:p>
      <text:p text:style-name="Standard">[1]</text:p>
      <text:p text:style-name="Standard">0</text:p>
      <text:p text:style-name="Standard">:</text:p>
      <text:p text:style-name="Standard">unloadGameModules()</text:p>
      <text:p text:style-name="Standard">unpack(*)</text:p>
      <text:p text:style-name="Standard">[3]</text:p>
      <text:p text:style-name="Standard">0</text:p>
      <text:p text:style-name="Standard">:</text:p>
      <text:p text:style-name="Standard">player, camName, withTransition, customData = unpack(arg, 1, table.maxn(arg))</text:p>
      <text:p text:style-name="Standard">1</text:p>
      <text:p text:style-name="Standard">:</text:p>
      <text:p text:style-name="Standard">camName, withTransition, customData = unpack(arg, 1, table.maxn(arg))</text:p>
      <text:p text:style-name="Standard">2</text:p>
      <text:p text:style-name="Standard">:</text:p>
      <text:p text:style-name="Standard">return getVarByNameInScope({select(2, unpack(components))}, scope[components[1]])</text:p>
      <text:p text:style-name="Standard">update(dtReal, dtSim, dtRaw)</text:p>
      <text:p text:style-name="Standard">[1]</text:p>
      <text:p text:style-name="Standard">0</text:p>
      <text:p text:style-name="Standard">:</text:p>
      <text:p text:style-name="Standard">return update(self, self.reverse[payload], newValue)</text:p>
      <text:p text:style-name="Standard">updateTranslations()</text:p>
      <text:p text:style-name="Standard">[1]</text:p>
      <text:p text:style-name="Standard">0</text:p>
      <text:p text:style-name="Standard">:</text:p>
      <text:p text:style-name="Standard">updateTranslations()</text:p>
      <text:p text:style-name="Standard">validateVehicleDataColor(color)</text:p>
      <text:p text:style-name="Standard">[2]</text:p>
      <text:p text:style-name="Standard">0</text:p>
      <text:p text:style-name="Standard">:</text:p>
      <text:p text:style-name="Standard">local colorStr = validateVehicleDataColor(color)</text:p>
      <text:p text:style-name="Standard">1</text:p>
      <text:p text:style-name="Standard">:</text:p>
      <text:p text:style-name="Standard">scenario.userSelectedVehicle.color = validateVehicleDataColor(scenario.userSelectedVehicle.color)</text:p>
      <text:p text:style-name="Standard">validateVehiclePaint(paint)</text:p>
      <text:p text:style-name="Standard">[3]</text:p>
      <text:p text:style-name="Standard">0</text:p>
      <text:p text:style-name="Standard">:</text:p>
      <text:p text:style-name="Standard">validateVehiclePaint(paint)</text:p>
      <text:p text:style-name="Standard">1</text:p>
      <text:p text:style-name="Standard">:</text:p>
      <text:p text:style-name="Standard">options.paint = validateVehiclePaint(options.paint)</text:p>
      <text:p text:style-name="Standard">2</text:p>
      <text:p text:style-name="Standard">:</text:p>
      <text:p text:style-name="Standard">options.paint2 = validateVehiclePaint(options.paint2)</text:p>
      <text:p text:style-name="Standard">vec3(x, y, z)</text:p>
      <text:p text:style-name="Standard">[3]</text:p>
      <text:p text:style-name="Standard">0</text:p>
      <text:p text:style-name="Standard">:</text:p>
      <text:p text:style-name="Standard">local dragMouseStartPos = vec3(0,0,0)</text:p>
      <text:p text:style-name="Standard">1</text:p>
      <text:p text:style-name="Standard">:</text:p>
      <text:p text:style-name="Standard"><text:soft-page-break/>mapNodes[nid] = {pos = pos, radius = radius, normal = vec3(0,0,1), links = {}}</text:p>
      <text:p text:style-name="Standard">2</text:p>
      <text:p text:style-name="Standard">:</text:p>
      <text:p text:style-name="Standard">if rayCast then rayCastHit = vec3(rayCast.pos)</text:p>
      <text:p text:style-name="Standard">vehicleMetallicPaintString(metallic, roughness, clearcoat, clearcoatRoughness)</text:p>
      <text:p text:style-name="Standard">[3]</text:p>
      <text:p text:style-name="Standard">0</text:p>
      <text:p text:style-name="Standard">:</text:p>
      <text:p text:style-name="Standard">local metallicPaint = vehicleMetallicPaintString(paint.metallic, paint.roughness, paint.clearcoat, paint.clearcoatRoughness)</text:p>
      <text:p text:style-name="Standard">1</text:p>
      <text:p text:style-name="Standard">:</text:p>
      <text:p text:style-name="Standard">local metallicPaint = vehicleMetallicPaintString(paint.metallic, paint.roughness, paint.clearcoat, paint.clearcoatRoughness)</text:p>
      <text:p text:style-name="Standard">2</text:p>
      <text:p text:style-name="Standard">:</text:p>
      <text:p text:style-name="Standard">local metallicPaint = vehicleMetallicPaintString(paint.metallic, paint.roughness, paint.clearcoat, paint.clearcoatRoughness)</text:p>
      <text:p text:style-name="Standard">vehicleSetPositionRotation(id, px, py, pz, rx, ry, rz, rw)</text:p>
      <text:p text:style-name="Standard">[3]</text:p>
      <text:p text:style-name="Standard">0</text:p>
      <text:p text:style-name="Standard">:</text:p>
      <text:p text:style-name="Standard">vehicleSetPositionRotation(scenario.vehicleNameToId['scenario_player0'], pos.x, pos.y, pos.z, rot.x, rot.y, rot.z, rot.w)</text:p>
      <text:p text:style-name="Standard">1</text:p>
      <text:p text:style-name="Standard">:</text:p>
      <text:p text:style-name="Standard">vehicleSetPositionRotation(scenario.vehicleNameToId['scenario_player0'], pos.x, pos.y, pos.z, rot.x, rot.y, rot.z, rot.w)</text:p>
      <text:p text:style-name="Standard">2</text:p>
      <text:p text:style-name="Standard">:</text:p>
      <text:p text:style-name="Standard">vehicleSetPositionRotation(id, pos.x, pos.y, pos.z, rot.x, rot.y, rot.z, rot.w)</text:p>
      <text:p text:style-name="Standard">vehicleSpawned(vid)</text:p>
      <text:p text:style-name="Standard">[1]</text:p>
      <text:p text:style-name="Standard">0</text:p>
      <text:p text:style-name="Standard">:</text:p>
      <text:p text:style-name="Standard">vehicleSpawned(objID)</text:p>
      <text:p text:style-name="Standard">writeFile(filename, data)</text:p>
      <text:p text:style-name="Standard">[3]</text:p>
      <text:p text:style-name="Standard">0</text:p>
      <text:p text:style-name="Standard">:</text:p>
      <text:p text:style-name="Standard">writeFile(filename, txt)</text:p>
      <text:p text:style-name="Standard">1</text:p>
      <text:p text:style-name="Standard">:</text:p>
      <text:p text:style-name="Standard">writeFile(newFilename, content)</text:p>
      <text:p text:style-name="Standard">2</text:p>
      <text:p text:style-name="Standard">:</text:p>
      <text:p text:style-name="Standard">writeFile('G.json', dumpsz(_G, 3))</text:p>
      <text:p text:style-name="Standard">writeJsonFile(filename, obj, pretty, numberPrecision)</text:p>
      <text:p text:style-name="Standard">[3]</text:p>
      <text:p text:style-name="Standard">0</text:p>
      <text:p text:style-name="Standard">:</text:p>
      <text:p text:style-name="Standard">writeJsonFile(customFilename or windowsStateFileName, state, true)</text:p>
      <text:p text:style-name="Standard">1</text:p>
      <text:p text:style-name="Standard">:</text:p>
      <text:p text:style-name="Standard">writeJsonFile(filePath or editorCurrentStatePath, state, true)</text:p>
      <text:p text:style-name="Standard">2</text:p>
      <text:p text:style-name="Standard">:</text:p>
      <text:p text:style-name="Standard">writeJsonFile(filename, prefsToSave or {}, true)</text:p>
      <text:p text:style-name="Standard">xpcall(*)</text:p>
      <text:p text:style-name="Standard"><text:soft-page-break/>[3]</text:p>
      <text:p text:style-name="Standard">0</text:p>
      <text:p text:style-name="Standard">:</text:p>
      <text:p text:style-name="Standard">local ok, result = xpcall(func, debug.traceback)</text:p>
      <text:p text:style-name="Standard">1</text:p>
      <text:p text:style-name="Standard">:</text:p>
      <text:p text:style-name="Standard">local ok, result = xpcall(func, debug.traceback)</text:p>
      <text:p text:style-name="Standard">2</text:p>
      <text:p text:style-name="Standard">:</text:p>
      <text:p text:style-name="Standard">xpcall(cb, err_handler, arg)lter(*)</text:p>
      <text:p text:style-name="Standard">[2]</text:p>
      <text:p text:style-name="Standard">0</text:p>
      <text:p text:style-name="Standard">:</text:p>
      <text:p text:style-name="Standard">ActionMap.addToFilter(filter, a, filtered )</text:p>
      <text:p text:style-name="Standard">1</text:p>
      <text:p text:style-name="Standard">:</text:p>
      <text:p text:style-name="Standard">ActionMap.addToFilter(filter, actionName, filtered)</text:p>
      <text:p text:style-name="Standard">clearFilters(*)</text:p>
      <text:p text:style-name="Standard">[1]</text:p>
      <text:p text:style-name="Standard">0</text:p>
      <text:p text:style-name="Standard">:</text:p>
      <text:p text:style-name="Standard">ActionMap.clearFilters(filter)</text:p>
      <text:p text:style-name="Standard">getInputCommands(*)</text:p>
      <text:p text:style-name="Standard">:</text:p>
      <text:p text:style-name="Standard">[object Object]</text:p>
      <text:p text:style-name="Standard">getList(*)</text:p>
      <text:p text:style-name="Standard">[2]</text:p>
      <text:p text:style-name="Standard">0</text:p>
      <text:p text:style-name="Standard">:</text:p>
      <text:p text:style-name="Standard">for i,s in pairs(ActionMap:getList())do</text:p>
      <text:p text:style-name="Standard">1</text:p>
      <text:p text:style-name="Standard">:</text:p>
      <text:p text:style-name="Standard">local list = ActionMap:getList()</text:p>
      <text:p text:style-name="Standard">sendInputCommand(*)</text:p>
      <text:p text:style-name="Standard">:</text:p>
      <text:p text:style-name="Standard">[object Object]</text:p>
      <text:p text:style-name="Standard">AngAxisF</text:p>
      <text:p text:style-name="Standard">{1}</text:p>
      <text:p text:style-name="Standard">fromString(*)</text:p>
      <text:p text:style-name="Standard">:</text:p>
      <text:p text:style-name="Standard">[object Object]</text:p>
      <text:p text:style-name="Standard">AnnotationManager</text:p>
      <text:p text:style-name="Standard">{3}</text:p>
      <text:p text:style-name="Standard">convertTexturesFromOldTable(*)</text:p>
      <text:p text:style-name="Standard">:</text:p>
      <text:p text:style-name="Standard">[object Object]</text:p>
      <text:p text:style-name="Standard">getAnnotations(*)</text:p>
      <text:p text:style-name="Standard">[2]</text:p>
      <text:p text:style-name="Standard">0</text:p>
      <text:p text:style-name="Standard">:</text:p>
      <text:p text:style-name="Standard">annotations = AnnotationManager.getAnnotations()</text:p>
      <text:p text:style-name="Standard">1</text:p>
      <text:p text:style-name="Standard">:</text:p>
      <text:p text:style-name="Standard">annotationsTbl = AnnotationManager:getAnnotations()</text:p>
      <text:p text:style-name="Standard"><text:soft-page-break/>setInstanceAnnotations(*)</text:p>
      <text:p text:style-name="Standard">:</text:p>
      <text:p text:style-name="Standard">[object Object]</text:p>
      <text:p text:style-name="Standard">BNGWSClient</text:p>
      <text:p text:style-name="Standard">{2}</text:p>
      <text:p text:style-name="Standard">destroy(*)</text:p>
      <text:p text:style-name="Standard">[3]</text:p>
      <text:p text:style-name="Standard">0</text:p>
      <text:p text:style-name="Standard">:</text:p>
      <text:p text:style-name="Standard">BNGWSClient.destroy(client)</text:p>
      <text:p text:style-name="Standard">1</text:p>
      <text:p text:style-name="Standard">:</text:p>
      <text:p text:style-name="Standard">BNGWSClient.destroy(client)</text:p>
      <text:p text:style-name="Standard">2</text:p>
      <text:p text:style-name="Standard">:</text:p>
      <text:p text:style-name="Standard">BNGWSClient.destroy(client)</text:p>
      <text:p text:style-name="Standard">getOrCreate(*)</text:p>
      <text:p text:style-name="Standard">[1]</text:p>
      <text:p text:style-name="Standard">0</text:p>
      <text:p text:style-name="Standard">:</text:p>
      <text:p text:style-name="Standard">local client = BNGWSClient.getOrCreate(serverAddr, port, path, protocol)</text:p>
      <text:p text:style-name="Standard">BNGWebMgmt</text:p>
      <text:p text:style-name="Standard">{2}</text:p>
      <text:p text:style-name="Standard">getDebugEnabled(*)</text:p>
      <text:p text:style-name="Standard">:</text:p>
      <text:p text:style-name="Standard">[object Object]</text:p>
      <text:p text:style-name="Standard">setDebugEnabled(*)</text:p>
      <text:p text:style-name="Standard">:</text:p>
      <text:p text:style-name="Standard">[object Object]</text:p>
      <text:p text:style-name="Standard">BNGWebWSServer</text:p>
      <text:p text:style-name="Standard">{3}</text:p>
      <text:p text:style-name="Standard">destroy(*)</text:p>
      <text:p text:style-name="Standard">[2]</text:p>
      <text:p text:style-name="Standard">0</text:p>
      <text:p text:style-name="Standard">:</text:p>
      <text:p text:style-name="Standard">BNGWebWSServer.destroy(server)</text:p>
      <text:p text:style-name="Standard">1</text:p>
      <text:p text:style-name="Standard">:</text:p>
      <text:p text:style-name="Standard">BNGWebWSServer.destroy(server)</text:p>
      <text:p text:style-name="Standard">getNetworkAdapterAddresses(*)</text:p>
      <text:p text:style-name="Standard">[1]</text:p>
      <text:p text:style-name="Standard">0</text:p>
      <text:p text:style-name="Standard">:</text:p>
      <text:p text:style-name="Standard">local addresses = BNGWebWSServer.getNetworkAdapterAddresses()</text:p>
      <text:p text:style-name="Standard">getOrCreate(*)</text:p>
      <text:p text:style-name="Standard">[1]</text:p>
      <text:p text:style-name="Standard">0</text:p>
      <text:p text:style-name="Standard">:</text:p>
      <text:p text:style-name="Standard">local server = BNGWebWSServer.getOrCreate(listenAddr, port, path, protocolName, redirPage, false)</text:p>
      <text:p text:style-name="Standard">COMMAND_CONTEXT_BVLUA</text:p>
      <text:p text:style-name="Standard">[1]</text:p>
      <text:p text:style-name="Standard">0</text:p>
      <text:p text:style-name="Standard">:</text:p>
      <text:p text:style-name="Standard">elseif ctxStr == 'bvlua' then ctx.type = COMMAND_CONTEXT_BVLUA</text:p>
      <text:p text:style-name="Standard"><text:soft-page-break/>COMMAND_CONTEXT_ELUA</text:p>
      <text:p text:style-name="Standard">[1]</text:p>
      <text:p text:style-name="Standard">0</text:p>
      <text:p text:style-name="Standard">:</text:p>
      <text:p text:style-name="Standard">elseif ctxStr == 'elua' then ctx.type = COMMAND_CONTEXT_ELUA</text:p>
      <text:p text:style-name="Standard">COMMAND_CONTEXT_TLUA</text:p>
      <text:p text:style-name="Standard">[1]</text:p>
      <text:p text:style-name="Standard">0</text:p>
      <text:p text:style-name="Standard">:</text:p>
      <text:p text:style-name="Standard">elseif ctxStr == 'tlua' then ctx.type = COMMAND_CONTEXT_TLUA</text:p>
      <text:p text:style-name="Standard">COMMAND_CONTEXT_TS</text:p>
      <text:p text:style-name="Standard">[2]</text:p>
      <text:p text:style-name="Standard">0</text:p>
      <text:p text:style-name="Standard">:</text:p>
      <text:p text:style-name="Standard">ctx.type = COMMAND_CONTEXT_TS</text:p>
      <text:p text:style-name="Standard">1</text:p>
      <text:p text:style-name="Standard">:</text:p>
      <text:p text:style-name="Standard">if ctxStr == 'ts' then ctx.type = COMMAND_CONTEXT_TS</text:p>
      <text:p text:style-name="Standard">COMMAND_CONTEXT_VLUA</text:p>
      <text:p text:style-name="Standard">[1]</text:p>
      <text:p text:style-name="Standard">0</text:p>
      <text:p text:style-name="Standard">:</text:p>
      <text:p text:style-name="Standard">elseif ctxStr == 'vlua' then ctx.type = COMMAND_CONTEXT_VLUA</text:p>
      <text:p text:style-name="Standard">Color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ColorF.fromString(itemVal)</text:p>
      <text:p text:style-name="Standard">ColorI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ColorI.fromString(itemVal)</text:p>
      <text:p text:style-name="Standard">ConsoleBaseType</text:p>
      <text:p text:style-name="Standard">{1}</text:p>
      <text:p text:style-name="Standard">getListHead(*)</text:p>
      <text:p text:style-name="Standard">:</text:p>
      <text:p text:style-name="Standard">[object Object]</text:p>
      <text:p text:style-name="Standard">Engine</text:p>
      <text:p text:style-name="Standard">{31}</text:p>
      <text:p text:style-name="Standard">Annotation</text:p>
      <text:p text:style-name="Standard">{1}</text:p>
      <text:p text:style-name="Standard">enable(*)</text:p>
      <text:p text:style-name="Standard">:</text:p>
      <text:p text:style-name="Standard">[object Object]</text:p>
      <text:p text:style-name="Standard">Audio</text:p>
      <text:p text:style-name="Standard">{13}</text:p>
      <text:p text:style-name="Standard">createSource(*)</text:p>
      <text:p text:style-name="Standard">[3]</text:p>
      <text:p text:style-name="Standard">0</text:p>
      <text:p text:style-name="Standard"><text:soft-page-break/>:</text:p>
      <text:p text:style-name="Standard">local soundId = Engine.Audio.createSource('AudioDefaultLoop2D', soundEventName)</text:p>
      <text:p text:style-name="Standard">1</text:p>
      <text:p text:style-name="Standard">:</text:p>
      <text:p text:style-name="Standard">ambientSoundIdGeneral = Engine.Audio.createSource('AudioGui', 'event:&gt;Ambient&gt;Maps&gt;Garage&gt;Generic')</text:p>
      <text:p text:style-name="Standard">2</text:p>
      <text:p text:style-name="Standard">:</text:p>
      <text:p text:style-name="Standard">ambientSoundIdGeneral = Engine.Audio.createSource('AudioGui', 'event:&gt;UI&gt;Garage&gt;Garage Main')</text:p>
      <text:p text:style-name="Standard">deleteSource(*)</text:p>
      <text:p text:style-name="Standard">[3]</text:p>
      <text:p text:style-name="Standard">0</text:p>
      <text:p text:style-name="Standard">:</text:p>
      <text:p text:style-name="Standard">Engine.Audio.deleteSource(item.extras.soundId)</text:p>
      <text:p text:style-name="Standard">1</text:p>
      <text:p text:style-name="Standard">:</text:p>
      <text:p text:style-name="Standard">Engine.Audio.deleteSource(ambientSoundIdGeneral)</text:p>
      <text:p text:style-name="Standard">2</text:p>
      <text:p text:style-name="Standard">:</text:p>
      <text:p text:style-name="Standard">Engine.Audio.deleteSource(ambientSoundIdGeneral)</text:p>
      <text:p text:style-name="Standard">getChannelVolume(*)</text:p>
      <text:p text:style-name="Standard">:</text:p>
      <text:p text:style-name="Standard">[object Object]</text:p>
      <text:p text:style-name="Standard">getEnvironmentRaycastCone(*)</text:p>
      <text:p text:style-name="Standard">:</text:p>
      <text:p text:style-name="Standard">[object Object]</text:p>
      <text:p text:style-name="Standard">getEnvironmentRaycastInfo(*)</text:p>
      <text:p text:style-name="Standard">:</text:p>
      <text:p text:style-name="Standard">[object Object]</text:p>
      <text:p text:style-name="Standard">getGlobalParams(*)</text:p>
      <text:p text:style-name="Standard">[1]</text:p>
      <text:p text:style-name="Standard">0</text:p>
      <text:p text:style-name="Standard">:</text:p>
      <text:p text:style-name="Standard">local globalParams = Engine.Audio.getGlobalParams()</text:p>
      <text:p text:style-name="Standard">getInfo(*)</text:p>
      <text:p text:style-name="Standard">[1]</text:p>
      <text:p text:style-name="Standard">0</text:p>
      <text:p text:style-name="Standard">:</text:p>
      <text:p text:style-name="Standard">local devices = Engine.Audio.getInfo()</text:p>
      <text:p text:style-name="Standard">playLoopKTimes(*)</text:p>
      <text:p text:style-name="Standard">:</text:p>
      <text:p text:style-name="Standard">[object Object]</text:p>
      <text:p text:style-name="Standard">playOnce(*)</text:p>
      <text:p text:style-name="Standard">[3]</text:p>
      <text:p text:style-name="Standard">0</text:p>
      <text:p text:style-name="Standard">:</text:p>
      <text:p text:style-name="Standard">local res = Engine.Audio.playOnce('AudioGui', curSound.currentSound,{ volume = 0.29,pitch=soundStreams[i].pitch,fadeInTime=soundStreams[i].fadeInTime} )</text:p>
      <text:p text:style-name="Standard">1</text:p>
      <text:p text:style-name="Standard">:</text:p>
      <text:p text:style-name="Standard">Engine.Audio.playOnce('AudioGui','core/art/sound/volumeTest.wav')</text:p>
      <text:p text:style-name="Standard">2</text:p>
      <text:p text:style-name="Standard">:</text:p>
      <text:p text:style-name="Standard">Engine.Audio.playOnce('AudioGui', event.sfx)</text:p>
      <text:p text:style-name="Standard">resetChannelVolume(*)</text:p>
      <text:p text:style-name="Standard">:</text:p>
      <text:p text:style-name="Standard"><text:soft-page-break/>[object Object]</text:p>
      <text:p text:style-name="Standard">setChannelVolume(*)</text:p>
      <text:p text:style-name="Standard">[3]</text:p>
      <text:p text:style-name="Standard">0</text:p>
      <text:p text:style-name="Standard">:</text:p>
      <text:p text:style-name="Standard">Engine.Audio.setChannelVolume('AudioChannelMaster', value)</text:p>
      <text:p text:style-name="Standard">1</text:p>
      <text:p text:style-name="Standard">:</text:p>
      <text:p text:style-name="Standard">Engine.Audio.setChannelVolume('AudioChannelGui', value)</text:p>
      <text:p text:style-name="Standard">2</text:p>
      <text:p text:style-name="Standard">:</text:p>
      <text:p text:style-name="Standard">Engine.Audio.setChannelVolume('AudioChannelEffects', value)</text:p>
      <text:p text:style-name="Standard">setEnvironmentRaycastInfo(*)</text:p>
      <text:p text:style-name="Standard">:</text:p>
      <text:p text:style-name="Standard">[object Object]</text:p>
      <text:p text:style-name="Standard">testPlayOnce(*)</text:p>
      <text:p text:style-name="Standard">:</text:p>
      <text:p text:style-name="Standard">[object Object]</text:p>
      <text:p text:style-name="Standard">Debug</text:p>
      <text:p text:style-name="Standard">{7}</text:p>
      <text:p text:style-name="Standard">addLevelLogLua(*)</text:p>
      <text:p text:style-name="Standard">[1]</text:p>
      <text:p text:style-name="Standard">0</text:p>
      <text:p text:style-name="Standard">:</text:p>
      <text:p text:style-name="Standard">Engine.Debug.addLevelLogLua(object, logLevel, origin, uniqueErrorCode, debugInfo.source, debugInfo.currentline, message)</text:p>
      <text:p text:style-name="Standard">addLevelLogLuaNoObject(*)</text:p>
      <text:p text:style-name="Standard">[1]</text:p>
      <text:p text:style-name="Standard">0</text:p>
      <text:p text:style-name="Standard">:</text:p>
      <text:p text:style-name="Standard">Engine.Debug.addLevelLogLuaNoObject(logLevel, origin, uniqueErrorCode, debugInfo.source, debugInfo.currentline, message)</text:p>
      <text:p text:style-name="Standard">clearLevelLogs(*)</text:p>
      <text:p text:style-name="Standard">[1]</text:p>
      <text:p text:style-name="Standard">0</text:p>
      <text:p text:style-name="Standard">:</text:p>
      <text:p text:style-name="Standard">Engine.Debug.clearLevelLogs()</text:p>
      <text:p text:style-name="Standard">dumpShapeMaterials(*)</text:p>
      <text:p text:style-name="Standard">:</text:p>
      <text:p text:style-name="Standard">[object Object]</text:p>
      <text:p text:style-name="Standard">getLastGfxMetrics(*)</text:p>
      <text:p text:style-name="Standard">[1]</text:p>
      <text:p text:style-name="Standard">0</text:p>
      <text:p text:style-name="Standard">:</text:p>
      <text:p text:style-name="Standard">Engine.Debug.getLastGfxMetrics(gfxMetrics)</text:p>
      <text:p text:style-name="Standard">getLastPerformanceMetrics(*)</text:p>
      <text:p text:style-name="Standard">[1]</text:p>
      <text:p text:style-name="Standard">0</text:p>
      <text:p text:style-name="Standard">:</text:p>
      <text:p text:style-name="Standard">Engine.Debug.getLastPerformanceMetrics(metrics)</text:p>
      <text:p text:style-name="Standard">getLevelLogsLua(*)</text:p>
      <text:p text:style-name="Standard">[1]</text:p>
      <text:p text:style-name="Standard">0</text:p>
      <text:p text:style-name="Standard">:</text:p>
      <text:p text:style-name="Standard">return Engine.Debug.getLevelLogsLua()</text:p>
      <text:p text:style-name="Standard">Online</text:p>
      <text:p text:style-name="Standard"><text:soft-page-break/>{2}</text:p>
      <text:p text:style-name="Standard">isAuthenticated(*)</text:p>
      <text:p text:style-name="Standard">[3]</text:p>
      <text:p text:style-name="Standard">0</text:p>
      <text:p text:style-name="Standard">:</text:p>
      <text:p text:style-name="Standard">onOnlineStateChanged(Engine.Online.isAuthenticated())</text:p>
      <text:p text:style-name="Standard">1</text:p>
      <text:p text:style-name="Standard">:</text:p>
      <text:p text:style-name="Standard">if not Engine.Online.isAuthenticated() then</text:p>
      <text:p text:style-name="Standard">2</text:p>
      <text:p text:style-name="Standard">:</text:p>
      <text:p text:style-name="Standard">if not core_modmanager.isReady() or not Engine.Online.isAuthenticated() then</text:p>
      <text:p text:style-name="Standard">openSession(*)</text:p>
      <text:p text:style-name="Standard">[1]</text:p>
      <text:p text:style-name="Standard">0</text:p>
      <text:p text:style-name="Standard">:</text:p>
      <text:p text:style-name="Standard">Engine.Online.openSession()</text:p>
      <text:p text:style-name="Standard">Platform</text:p>
      <text:p text:style-name="Standard">{19}</text:p>
      <text:p text:style-name="Standard">exploreFolder(*)</text:p>
      <text:p text:style-name="Standard">[3]</text:p>
      <text:p text:style-name="Standard">0</text:p>
      <text:p text:style-name="Standard">:</text:p>
      <text:p text:style-name="Standard">Engine.Platform.exploreFolder(mods[filename].unpackedPath)</text:p>
      <text:p text:style-name="Standard">1</text:p>
      <text:p text:style-name="Standard">:</text:p>
      <text:p text:style-name="Standard">Engine.Platform.exploreFolder("/mods/")</text:p>
      <text:p text:style-name="Standard">2</text:p>
      <text:p text:style-name="Standard">:</text:p>
      <text:p text:style-name="Standard">Engine.Platform.exploreFolder(playerVehicle.vehicleDirectory)</text:p>
      <text:p text:style-name="Standard">getCPUInfo(*)</text:p>
      <text:p text:style-name="Standard">[3]</text:p>
      <text:p text:style-name="Standard">0</text:p>
      <text:p text:style-name="Standard">:</text:p>
      <text:p text:style-name="Standard">if Engine.Platform.getCPUInfo(cpu) then</text:p>
      <text:p text:style-name="Standard">1</text:p>
      <text:p text:style-name="Standard">:</text:p>
      <text:p text:style-name="Standard">return Engine.Platform.getCPUInfo() and clamp(Engine.Platform.getCPUInfo().coresPhysical or 1, 1, cap or math.huge) or 4</text:p>
      <text:p text:style-name="Standard">2</text:p>
      <text:p text:style-name="Standard">:</text:p>
      <text:p text:style-name="Standard">res.cpu = Engine.Platform.getCPUInfo()</text:p>
      <text:p text:style-name="Standard">getDirectInputSupport(*)</text:p>
      <text:p text:style-name="Standard">[1]</text:p>
      <text:p text:style-name="Standard">0</text:p>
      <text:p text:style-name="Standard">:</text:p>
      <text:p text:style-name="Standard">local dinput_available = Engine.Platform.getDirectInputSupport()</text:p>
      <text:p text:style-name="Standard">getDiskFreeSpace(*)</text:p>
      <text:p text:style-name="Standard">[1]</text:p>
      <text:p text:style-name="Standard">0</text:p>
      <text:p text:style-name="Standard">:</text:p>
      <text:p text:style-name="Standard">res.disk.freeSpace = Engine.Platform.getDiskFreeSpace()</text:p>
      <text:p text:style-name="Standard">getGPUInfo(*)</text:p>
      <text:p text:style-name="Standard">[3]</text:p>
      <text:p text:style-name="Standard">0</text:p>
      <text:p text:style-name="Standard"><text:soft-page-break/>:</text:p>
      <text:p text:style-name="Standard">if Engine.Platform.getGPUInfo(gpu) then</text:p>
      <text:p text:style-name="Standard">1</text:p>
      <text:p text:style-name="Standard">:</text:p>
      <text:p text:style-name="Standard">res.gpu = Engine.Platform.getGPUInfo()</text:p>
      <text:p text:style-name="Standard">2</text:p>
      <text:p text:style-name="Standard">:</text:p>
      <text:p text:style-name="Standard">gpu = Engine.Platform.getGPUInfo(),</text:p>
      <text:p text:style-name="Standard">getMemoryInfo(*)</text:p>
      <text:p text:style-name="Standard">[3]</text:p>
      <text:p text:style-name="Standard">0</text:p>
      <text:p text:style-name="Standard">:</text:p>
      <text:p text:style-name="Standard">if Engine.Platform.getMemoryInfo(mem) then</text:p>
      <text:p text:style-name="Standard">1</text:p>
      <text:p text:style-name="Standard">:</text:p>
      <text:p text:style-name="Standard">res.mem = Engine.Platform.getMemoryInfo()</text:p>
      <text:p text:style-name="Standard">2</text:p>
      <text:p text:style-name="Standard">:</text:p>
      <text:p text:style-name="Standard">mem = Engine.Platform.getMemoryInfo(),</text:p>
      <text:p text:style-name="Standard">getOSInfo(*)</text:p>
      <text:p text:style-name="Standard">[2]</text:p>
      <text:p text:style-name="Standard">0</text:p>
      <text:p text:style-name="Standard">:</text:p>
      <text:p text:style-name="Standard">res.os = Engine.Platform.getOSInfo()</text:p>
      <text:p text:style-name="Standard">1</text:p>
      <text:p text:style-name="Standard">:</text:p>
      <text:p text:style-name="Standard">os = Engine.Platform.getOSInfo(),</text:p>
      <text:p text:style-name="Standard">getPowerInfo(*)</text:p>
      <text:p text:style-name="Standard">[2]</text:p>
      <text:p text:style-name="Standard">0</text:p>
      <text:p text:style-name="Standard">:</text:p>
      <text:p text:style-name="Standard">res.pwr = Engine.Platform.getPowerInfo()</text:p>
      <text:p text:style-name="Standard">1</text:p>
      <text:p text:style-name="Standard">:</text:p>
      <text:p text:style-name="Standard">pwr = Engine.Platform.getPowerInfo(),</text:p>
      <text:p text:style-name="Standard">getRuntime(*)</text:p>
      <text:p text:style-name="Standard">[2]</text:p>
      <text:p text:style-name="Standard">0</text:p>
      <text:p text:style-name="Standard">:</text:p>
      <text:p text:style-name="Standard">if metricsTim &lt; Engine.Platform.getRuntime() -0.5 then</text:p>
      <text:p text:style-name="Standard">1</text:p>
      <text:p text:style-name="Standard">:</text:p>
      <text:p text:style-name="Standard">metricsTim = Engine.Platform.getRuntime()</text:p>
      <text:p text:style-name="Standard">getSystemTimeMS(*)</text:p>
      <text:p text:style-name="Standard">[3]</text:p>
      <text:p text:style-name="Standard">0</text:p>
      <text:p text:style-name="Standard">:</text:p>
      <text:p text:style-name="Standard">lastRotatedTime = Engine.Platform.getSystemTimeMS()</text:p>
      <text:p text:style-name="Standard">1</text:p>
      <text:p text:style-name="Standard">:</text:p>
      <text:p text:style-name="Standard">return Engine.Platform.getSystemTimeMS() - lastRotatedTime</text:p>
      <text:p text:style-name="Standard">2</text:p>
      <text:p text:style-name="Standard">:</text:p>
      <text:p text:style-name="Standard">local startTime = Engine.Platform.getSystemTimeMS()</text:p>
      <text:p text:style-name="Standard"><text:soft-page-break/>getXInputSupport(*)</text:p>
      <text:p text:style-name="Standard">[1]</text:p>
      <text:p text:style-name="Standard">0</text:p>
      <text:p text:style-name="Standard">:</text:p>
      <text:p text:style-name="Standard">local xinput_available = Engine.Platform.getXInputSupport()</text:p>
      <text:p text:style-name="Standard">isNetworkUnrestricted(*)</text:p>
      <text:p text:style-name="Standard">[3]</text:p>
      <text:p text:style-name="Standard">0</text:p>
      <text:p text:style-name="Standard">:</text:p>
      <text:p text:style-name="Standard">if checkStartup and settings.getValue('modAutoUpdates') and Engine.Platform.isNetworkUnrestricted() then</text:p>
      <text:p text:style-name="Standard">1</text:p>
      <text:p text:style-name="Standard">:</text:p>
      <text:p text:style-name="Standard">if( not Engine.Platform.isNetworkUnrestricted()) then</text:p>
      <text:p text:style-name="Standard">2</text:p>
      <text:p text:style-name="Standard">:</text:p>
      <text:p text:style-name="Standard">request.responseData.metered = not Engine.Platform.isNetworkUnrestricted()</text:p>
      <text:p text:style-name="Standard">openFile(*)</text:p>
      <text:p text:style-name="Standard">[1]</text:p>
      <text:p text:style-name="Standard">0</text:p>
      <text:p text:style-name="Standard">:</text:p>
      <text:p text:style-name="Standard">Engine.Platform.openFile(node.sourcePath)</text:p>
      <text:p text:style-name="Standard">repaintCanvas(*)</text:p>
      <text:p text:style-name="Standard">:</text:p>
      <text:p text:style-name="Standard">[object Object]</text:p>
      <text:p text:style-name="Standard">runBananaBench(*)</text:p>
      <text:p text:style-name="Standard">[1]</text:p>
      <text:p text:style-name="Standard">0</text:p>
      <text:p text:style-name="Standard">:</text:p>
      <text:p text:style-name="Standard">Engine.Platform.runBananaBench(fn)</text:p>
      <text:p text:style-name="Standard">runDiskUsage(*)</text:p>
      <text:p text:style-name="Standard">[1]</text:p>
      <text:p text:style-name="Standard">0</text:p>
      <text:p text:style-name="Standard">:</text:p>
      <text:p text:style-name="Standard">Engine.Platform.runDiskUsage()</text:p>
      <text:p text:style-name="Standard">runSupportTool(*)</text:p>
      <text:p text:style-name="Standard">:</text:p>
      <text:p text:style-name="Standard">[object Object]</text:p>
      <text:p text:style-name="Standard">taskbarSetProgress(*)</text:p>
      <text:p text:style-name="Standard">[3]</text:p>
      <text:p text:style-name="Standard">0</text:p>
      <text:p text:style-name="Standard">:</text:p>
      <text:p text:style-name="Standard">Engine.Platform.taskbarSetProgress(0.0)</text:p>
      <text:p text:style-name="Standard">1</text:p>
      <text:p text:style-name="Standard">:</text:p>
      <text:p text:style-name="Standard">Engine.Platform.taskbarSetProgress(i / #files)</text:p>
      <text:p text:style-name="Standard">2</text:p>
      <text:p text:style-name="Standard">:</text:p>
      <text:p text:style-name="Standard">Engine.Platform.taskbarSetProgress(0.0)</text:p>
      <text:p text:style-name="Standard">taskbarSetProgressState(*)</text:p>
      <text:p text:style-name="Standard">[3]</text:p>
      <text:p text:style-name="Standard">0</text:p>
      <text:p text:style-name="Standard">:</text:p>
      <text:p text:style-name="Standard">Engine.Platform.taskbarSetProgressState(2)</text:p>
      <text:p text:style-name="Standard">1</text:p>
      <text:p text:style-name="Standard"><text:soft-page-break/>:</text:p>
      <text:p text:style-name="Standard">Engine.Platform.taskbarSetProgressState(4)</text:p>
      <text:p text:style-name="Standard">2</text:p>
      <text:p text:style-name="Standard">:</text:p>
      <text:p text:style-name="Standard">Engine.Platform.taskbarSetProgressState(0)</text:p>
      <text:p text:style-name="Standard">Profiler</text:p>
      <text:p text:style-name="Standard">{5}</text:p>
      <text:p text:style-name="Standard">popEvent(*)</text:p>
      <text:p text:style-name="Standard">:</text:p>
      <text:p text:style-name="Standard">[object Object]</text:p>
      <text:p text:style-name="Standard">pushEvent(*)</text:p>
      <text:p text:style-name="Standard">:</text:p>
      <text:p text:style-name="Standard">[object Object]</text:p>
      <text:p text:style-name="Standard">saveCapture(*)</text:p>
      <text:p text:style-name="Standard">:</text:p>
      <text:p text:style-name="Standard">[object Object]</text:p>
      <text:p text:style-name="Standard">startCapture(*)</text:p>
      <text:p text:style-name="Standard">:</text:p>
      <text:p text:style-name="Standard">[object Object]</text:p>
      <text:p text:style-name="Standard">stopCapture(*)</text:p>
      <text:p text:style-name="Standard">:</text:p>
      <text:p text:style-name="Standard">[object Object]</text:p>
      <text:p text:style-name="Standard">Render</text:p>
      <text:p text:style-name="Standard">{6}</text:p>
      <text:p text:style-name="Standard">DecalMgr</text:p>
      <text:p text:style-name="Standard">{11}</text:p>
      <text:p text:style-name="Standard">addDecal(*)</text:p>
      <text:p text:style-name="Standard">[3]</text:p>
      <text:p text:style-name="Standard">0</text:p>
      <text:p text:style-name="Standard">:</text:p>
      <text:p text:style-name="Standard">local inst = Engine.Render.DecalMgr.addDecal(pos, normal, rotAroundNormal, template, decalScale or 1, decalTexIndex or -1, flags or 0, initialAlpha or 1)</text:p>
      <text:p text:style-name="Standard">1</text:p>
      <text:p text:style-name="Standard">:</text:p>
      <text:p text:style-name="Standard">Engine.Render.DynamicDecalMgr.addDecal(data)</text:p>
      <text:p text:style-name="Standard">2</text:p>
      <text:p text:style-name="Standard">:</text:p>
      <text:p text:style-name="Standard">Engine.Render.DynamicDecalMgr.addDecal(data)</text:p>
      <text:p text:style-name="Standard">addDecalTangent(*)</text:p>
      <text:p text:style-name="Standard">[1]</text:p>
      <text:p text:style-name="Standard">0</text:p>
      <text:p text:style-name="Standard">:</text:p>
      <text:p text:style-name="Standard">local inst = Engine.Render.DecalMgr.addDecalTangent(pos, normal, tangent, template, decalScale or 1, decalTexIndex or -1, flags or 0, initialAlpha or 1)</text:p>
      <text:p text:style-name="Standard">addDecalTangentForceId(*)</text:p>
      <text:p text:style-name="Standard">[1]</text:p>
      <text:p text:style-name="Standard">0</text:p>
      <text:p text:style-name="Standard">:</text:p>
      <text:p text:style-name="Standard">local inst = Engine.Render.DecalMgr.addDecalTangentForceId(pos, normal, tangent, template, decalScale or 1, decalTexIndex or -1, flags or 0, initialAlpha or 1, index)</text:p>
      <text:p text:style-name="Standard">getClosestDecal(*)</text:p>
      <text:p text:style-name="Standard">[1]</text:p>
      <text:p text:style-name="Standard">0</text:p>
      <text:p text:style-name="Standard">:</text:p>
      <text:p text:style-name="Standard">return Engine.Render.DecalMgr.getClosestDecal(pos)</text:p>
      <text:p text:style-name="Standard">getDecalInstance(*)</text:p>
      <text:p text:style-name="Standard">[1]</text:p>
      <text:p text:style-name="Standard"><text:soft-page-break/>0</text:p>
      <text:p text:style-name="Standard">:</text:p>
      <text:p text:style-name="Standard">return Engine.Render.DecalMgr.getDecalInstance(index)</text:p>
      <text:p text:style-name="Standard">getDecalInstanceVecSize(*)</text:p>
      <text:p text:style-name="Standard">[1]</text:p>
      <text:p text:style-name="Standard">0</text:p>
      <text:p text:style-name="Standard">:</text:p>
      <text:p text:style-name="Standard">return Engine.Render.DecalMgr.getDecalInstanceVecSize()</text:p>
      <text:p text:style-name="Standard">getSet(*)</text:p>
      <text:p text:style-name="Standard">[2]</text:p>
      <text:p text:style-name="Standard">0</text:p>
      <text:p text:style-name="Standard">:</text:p>
      <text:p text:style-name="Standard">local templates = Engine.Render.DecalMgr.getSet():getObjects()</text:p>
      <text:p text:style-name="Standard">1</text:p>
      <text:p text:style-name="Standard">:</text:p>
      <text:p text:style-name="Standard">return Engine.Render.DecalMgr.getSet()</text:p>
      <text:p text:style-name="Standard">notifyDecalModified(*)</text:p>
      <text:p text:style-name="Standard">[1]</text:p>
      <text:p text:style-name="Standard">0</text:p>
      <text:p text:style-name="Standard">:</text:p>
      <text:p text:style-name="Standard">return Engine.Render.DecalMgr.notifyDecalModified(instance)</text:p>
      <text:p text:style-name="Standard">offsetInstances(*)</text:p>
      <text:p text:style-name="Standard">:</text:p>
      <text:p text:style-name="Standard">[object Object]</text:p>
      <text:p text:style-name="Standard">removeDecal(*)</text:p>
      <text:p text:style-name="Standard">[1]</text:p>
      <text:p text:style-name="Standard">0</text:p>
      <text:p text:style-name="Standard">:</text:p>
      <text:p text:style-name="Standard">Engine.Render.DecalMgr.removeDecal(instance)</text:p>
      <text:p text:style-name="Standard">saveDecals(*)</text:p>
      <text:p text:style-name="Standard">[1]</text:p>
      <text:p text:style-name="Standard">0</text:p>
      <text:p text:style-name="Standard">:</text:p>
      <text:p text:style-name="Standard">Engine.Render.DecalMgr.saveDecals(decalFileName)</text:p>
      <text:p text:style-name="Standard">DynamicDecalMgr</text:p>
      <text:p text:style-name="Standard">{2}</text:p>
      <text:p text:style-name="Standard">addDecal(*)</text:p>
      <text:p text:style-name="Standard">[3]</text:p>
      <text:p text:style-name="Standard">0</text:p>
      <text:p text:style-name="Standard">:</text:p>
      <text:p text:style-name="Standard">Engine.Render.DynamicDecalMgr.addDecal(data)</text:p>
      <text:p text:style-name="Standard">1</text:p>
      <text:p text:style-name="Standard">:</text:p>
      <text:p text:style-name="Standard">Engine.Render.DynamicDecalMgr.addDecal(data)</text:p>
      <text:p text:style-name="Standard">2</text:p>
      <text:p text:style-name="Standard">:</text:p>
      <text:p text:style-name="Standard">Engine.Render.DynamicDecalMgr.addDecal(data)</text:p>
      <text:p text:style-name="Standard">addDecals(*)</text:p>
      <text:p text:style-name="Standard">[1]</text:p>
      <text:p text:style-name="Standard">0</text:p>
      <text:p text:style-name="Standard">:</text:p>
      <text:p text:style-name="Standard">Engine.Render.DynamicDecalMgr.addDecals(savedDecals)</text:p>
      <text:p text:style-name="Standard">ParticleMgr</text:p>
      <text:p text:style-name="Standard">{1}</text:p>
      <text:p text:style-name="Standard"><text:soft-page-break/>setEnabled(*)</text:p>
      <text:p text:style-name="Standard">:</text:p>
      <text:p text:style-name="Standard">[object Object]</text:p>
      <text:p text:style-name="Standard">getAdapterType(*)</text:p>
      <text:p text:style-name="Standard">[1]</text:p>
      <text:p text:style-name="Standard">0</text:p>
      <text:p text:style-name="Standard">:</text:p>
      <text:p text:style-name="Standard">addSingleActivity({Name = "SessionStarted", Time = os.date("!%Y-%m-%dT%TZ", socket.gettime()), Version = telemetryVersion, GFXAdapterType = Engine.Render.getAdapterType()})</text:p>
      <text:p text:style-name="Standard">getFrameId(*)</text:p>
      <text:p text:style-name="Standard">:</text:p>
      <text:p text:style-name="Standard">[object Object]</text:p>
      <text:p text:style-name="Standard">updateImposters(*)</text:p>
      <text:p text:style-name="Standard">[2]</text:p>
      <text:p text:style-name="Standard">0</text:p>
      <text:p text:style-name="Standard">:</text:p>
      <text:p text:style-name="Standard">Engine.Render.updateImposters(true)</text:p>
      <text:p text:style-name="Standard">1</text:p>
      <text:p text:style-name="Standard">:</text:p>
      <text:p text:style-name="Standard">Engine.Render.updateImposters(false)</text:p>
      <text:p text:style-name="Standard">imgui</text:p>
      <text:p text:style-name="Standard">{4}</text:p>
      <text:p text:style-name="Standard">enableBeamNGStyle(*)</text:p>
      <text:p text:style-name="Standard">[3]</text:p>
      <text:p text:style-name="Standard">0</text:p>
      <text:p text:style-name="Standard">:</text:p>
      <text:p text:style-name="Standard">Engine.imgui.enableBeamNGStyle()</text:p>
      <text:p text:style-name="Standard">1</text:p>
      <text:p text:style-name="Standard">:</text:p>
      <text:p text:style-name="Standard">Engine.imgui.enableBeamNGStyle()</text:p>
      <text:p text:style-name="Standard">2</text:p>
      <text:p text:style-name="Standard">:</text:p>
      <text:p text:style-name="Standard">Engine.imgui.enableBeamNGStyle()</text:p>
      <text:p text:style-name="Standard">isEnabled(*)</text:p>
      <text:p text:style-name="Standard">:</text:p>
      <text:p text:style-name="Standard">[object Object]</text:p>
      <text:p text:style-name="Standard">setEnabled(*)</text:p>
      <text:p text:style-name="Standard">[3]</text:p>
      <text:p text:style-name="Standard">0</text:p>
      <text:p text:style-name="Standard">:</text:p>
      <text:p text:style-name="Standard">Engine.imgui.setEnabled(false)</text:p>
      <text:p text:style-name="Standard">1</text:p>
      <text:p text:style-name="Standard">:</text:p>
      <text:p text:style-name="Standard">Engine.imgui.setEnabled(true)</text:p>
      <text:p text:style-name="Standard">2</text:p>
      <text:p text:style-name="Standard">:</text:p>
      <text:p text:style-name="Standard">Engine.imgui.setEnabled(false)</text:p>
      <text:p text:style-name="Standard">toggleEnabled(*)</text:p>
      <text:p text:style-name="Standard">:</text:p>
      <text:p text:style-name="Standard">[object Object]</text:p>
      <text:p text:style-name="Standard">cancelShutdown(*)</text:p>
      <text:p text:style-name="Standard">:</text:p>
      <text:p text:style-name="Standard">[object Object]</text:p>
      <text:p text:style-name="Standard">castRay(*)</text:p>
      <text:p text:style-name="Standard">[3]</text:p>
      <text:p text:style-name="Standard"><text:soft-page-break/>0</text:p>
      <text:p text:style-name="Standard">:</text:p>
      <text:p text:style-name="Standard">local res = Engine.castRay((startPoint + vec3(0,0,1)):toPoint3F(), endPoint:toPoint3F(), true, false)</text:p>
      <text:p text:style-name="Standard">1</text:p>
      <text:p text:style-name="Standard">:</text:p>
      <text:p text:style-name="Standard">res = Engine.castRay((startPoint + vec3(0,0,100)):toPoint3F(), (startPoint - vec3(0,0,1000)):toPoint3F(), true, false)</text:p>
      <text:p text:style-name="Standard">2</text:p>
      <text:p text:style-name="Standard">:</text:p>
      <text:p text:style-name="Standard">local res = Engine.castRay(origin:toPoint3F(), target:toPoint3F(), includeTerrain, renderGeometry)</text:p>
      <text:p text:style-name="Standard">closeShmem(*)</text:p>
      <text:p text:style-name="Standard">:</text:p>
      <text:p text:style-name="Standard">[object Object]</text:p>
      <text:p text:style-name="Standard">createPhysics(*)</text:p>
      <text:p text:style-name="Standard">[1]</text:p>
      <text:p text:style-name="Standard">0</text:p>
      <text:p text:style-name="Standard">:</text:p>
      <text:p text:style-name="Standard">BeamEngine = Engine.createPhysics()</text:p>
      <text:p text:style-name="Standard">destroyPhysics(*)</text:p>
      <text:p text:style-name="Standard">[1]</text:p>
      <text:p text:style-name="Standard">0</text:p>
      <text:p text:style-name="Standard">:</text:p>
      <text:p text:style-name="Standard">Engine.destroyPhysics()</text:p>
      <text:p text:style-name="Standard">enableRenderMonitor3(*)</text:p>
      <text:p text:style-name="Standard">[2]</text:p>
      <text:p text:style-name="Standard">0</text:p>
      <text:p text:style-name="Standard">:</text:p>
      <text:p text:style-name="Standard">Engine.enableRenderMonitor3(right or left, distance / 1000, width / 1000, border / 1000, left, right, math.rad(leftAngle), math.rad(rightAngle))</text:p>
      <text:p text:style-name="Standard">1</text:p>
      <text:p text:style-name="Standard">:</text:p>
      <text:p text:style-name="Standard">Engine.enableRenderMonitor3(false, 0, 0, 0, true, true, 0, 0)</text:p>
      <text:p text:style-name="Standard">getCollisionDebugData(*)</text:p>
      <text:p text:style-name="Standard">:</text:p>
      <text:p text:style-name="Standard">[object Object]</text:p>
      <text:p text:style-name="Standard">getColorBufferBase64(*)</text:p>
      <text:p text:style-name="Standard">[1]</text:p>
      <text:p text:style-name="Standard">0</text:p>
      <text:p text:style-name="Standard">:</text:p>
      <text:p text:style-name="Standard">state.view = Engine.getColorBufferBase64(320, 240)</text:p>
      <text:p text:style-name="Standard">getDepthBufferBase64(*)</text:p>
      <text:p text:style-name="Standard">:</text:p>
      <text:p text:style-name="Standard">[object Object]</text:p>
      <text:p text:style-name="Standard">getEditorEnabled(*)</text:p>
      <text:p text:style-name="Standard">[1]</text:p>
      <text:p text:style-name="Standard">0</text:p>
      <text:p text:style-name="Standard">:</text:p>
      <text:p text:style-name="Standard">onEditorEnabled(Engine.getEditorEnabled())</text:p>
      <text:p text:style-name="Standard">getFrameLog(*)</text:p>
      <text:p text:style-name="Standard">[1]</text:p>
      <text:p text:style-name="Standard">0</text:p>
      <text:p text:style-name="Standard">:</text:p>
      <text:p text:style-name="Standard">local flog = Engine.getFrameLog()</text:p>
      <text:p text:style-name="Standard">getGameSenseServer(*)</text:p>
      <text:p text:style-name="Standard">:</text:p>
      <text:p text:style-name="Standard">[object Object]</text:p>
      <text:p text:style-name="Standard"><text:soft-page-break/>getImageData(*)</text:p>
      <text:p text:style-name="Standard">:</text:p>
      <text:p text:style-name="Standard">[object Object]</text:p>
      <text:p text:style-name="Standard">getStartingArgs(*)</text:p>
      <text:p text:style-name="Standard">[3]</text:p>
      <text:p text:style-name="Standard">0</text:p>
      <text:p text:style-name="Standard">:</text:p>
      <text:p text:style-name="Standard">local cmdArgs = Engine.getStartingArgs()</text:p>
      <text:p text:style-name="Standard">1</text:p>
      <text:p text:style-name="Standard">:</text:p>
      <text:p text:style-name="Standard">local cmdArgs = Engine.getStartingArgs()</text:p>
      <text:p text:style-name="Standard">2</text:p>
      <text:p text:style-name="Standard">:</text:p>
      <text:p text:style-name="Standard">local cmdArgs = Engine.getStartingArgs()</text:p>
      <text:p text:style-name="Standard">getStartingCommandLine(*)</text:p>
      <text:p text:style-name="Standard">:</text:p>
      <text:p text:style-name="Standard">[object Object]</text:p>
      <text:p text:style-name="Standard">getStaticColDebugEnabled(*)</text:p>
      <text:p text:style-name="Standard">:</text:p>
      <text:p text:style-name="Standard">[object Object]</text:p>
      <text:p text:style-name="Standard">getUltrasonicDistanceMeasurement(*)</text:p>
      <text:p text:style-name="Standard">:</text:p>
      <text:p text:style-name="Standard">[object Object]</text:p>
      <text:p text:style-name="Standard">openShmem(*)</text:p>
      <text:p text:style-name="Standard">:</text:p>
      <text:p text:style-name="Standard">[object Object]</text:p>
      <text:p text:style-name="Standard">renderCameraBase64Blocking(*)</text:p>
      <text:p text:style-name="Standard">:</text:p>
      <text:p text:style-name="Standard">[object Object]</text:p>
      <text:p text:style-name="Standard">renderCameraShmem(*)</text:p>
      <text:p text:style-name="Standard">:</text:p>
      <text:p text:style-name="Standard">[object Object]</text:p>
      <text:p text:style-name="Standard">requestShutdown(*)</text:p>
      <text:p text:style-name="Standard">[1]</text:p>
      <text:p text:style-name="Standard">0</text:p>
      <text:p text:style-name="Standard">:</text:p>
      <text:p text:style-name="Standard">Engine.requestShutdown()</text:p>
      <text:p text:style-name="Standard">sceneGetCameraFrustum(*)</text:p>
      <text:p text:style-name="Standard">[2]</text:p>
      <text:p text:style-name="Standard">0</text:p>
      <text:p text:style-name="Standard">:</text:p>
      <text:p text:style-name="Standard">local viewFrustum = Engine.sceneGetCameraFrustum()</text:p>
      <text:p text:style-name="Standard">1</text:p>
      <text:p text:style-name="Standard">:</text:p>
      <text:p text:style-name="Standard">if not Engine.sceneGetCameraFrustum():isBoxOutside(sceneObject:getWorldBox()) and Engine.sceneGetCameraFrustum():isBoxContained(sceneObject:getWorldBox()) then</text:p>
      <text:p text:style-name="Standard">setStaticColDebugEnabled(*)</text:p>
      <text:p text:style-name="Standard">[2]</text:p>
      <text:p text:style-name="Standard">0</text:p>
      <text:p text:style-name="Standard">:</text:p>
      <text:p text:style-name="Standard">Engine.setStaticColDebugEnabled(staticDebug[0])</text:p>
      <text:p text:style-name="Standard">1</text:p>
      <text:p text:style-name="Standard">:</text:p>
      <text:p text:style-name="Standard">Engine.setStaticColDebugEnabled(staticDebug[0])</text:p>
      <text:p text:style-name="Standard">FILTER_DIRECT</text:p>
      <text:p text:style-name="Standard"><text:soft-page-break/>[1]</text:p>
      <text:p text:style-name="Standard">0</text:p>
      <text:p text:style-name="Standard">:</text:p>
      <text:p text:style-name="Standard">FILTER_DIRECT = 2</text:p>
      <text:p text:style-name="Standard">FILTER_KBD</text:p>
      <text:p text:style-name="Standard">[3]</text:p>
      <text:p text:style-name="Standard">0</text:p>
      <text:p text:style-name="Standard">:</text:p>
      <text:p text:style-name="Standard">local lastFilter = FILTER_KBD</text:p>
      <text:p text:style-name="Standard">1</text:p>
      <text:p text:style-name="Standard">:</text:p>
      <text:p text:style-name="Standard">if filter == FILTER_KBD or filter == FILTER_KBD2 then</text:p>
      <text:p text:style-name="Standard">2</text:p>
      <text:p text:style-name="Standard">:</text:p>
      <text:p text:style-name="Standard">FILTER_KBD = 0</text:p>
      <text:p text:style-name="Standard">FILTER_KBD2</text:p>
      <text:p text:style-name="Standard">[2]</text:p>
      <text:p text:style-name="Standard">0</text:p>
      <text:p text:style-name="Standard">:</text:p>
      <text:p text:style-name="Standard">if filter == FILTER_KBD or filter == FILTER_KBD2 then</text:p>
      <text:p text:style-name="Standard">1</text:p>
      <text:p text:style-name="Standard">:</text:p>
      <text:p text:style-name="Standard">FILTER_KBD2 = 3</text:p>
      <text:p text:style-name="Standard">FILTER_PAD</text:p>
      <text:p text:style-name="Standard">[1]</text:p>
      <text:p text:style-name="Standard">0</text:p>
      <text:p text:style-name="Standard">:</text:p>
      <text:p text:style-name="Standard">FILTER_PAD = 1</text:p>
      <text:p text:style-name="Standard">FLT_MAX</text:p>
      <text:p text:style-name="Standard">[3]</text:p>
      <text:p text:style-name="Standard">0</text:p>
      <text:p text:style-name="Standard">:</text:p>
      <text:p text:style-name="Standard">if float_scale_min == nil then float_scale_min = FLT_MAX</text:p>
      <text:p text:style-name="Standard">1</text:p>
      <text:p text:style-name="Standard">:</text:p>
      <text:p text:style-name="Standard">if float_scale_max == nil then float_scale_max = FLT_MAX</text:p>
      <text:p text:style-name="Standard">2</text:p>
      <text:p text:style-name="Standard">:</text:p>
      <text:p text:style-name="Standard">im.DragFloat("Curve Tessellation Tolerance", &amp;style.CurveTessellationTol, 0.02f, 0.10f, FLT_MAX, NULL, 2.0f)</text:p>
      <text:p text:style-name="Standard">FS</text:p>
      <text:p text:style-name="Standard">{31}</text:p>
      <text:p text:style-name="Standard">closeDirectory(*)</text:p>
      <text:p text:style-name="Standard">:</text:p>
      <text:p text:style-name="Standard">[object Object]</text:p>
      <text:p text:style-name="Standard">copyFile(*)</text:p>
      <text:p text:style-name="Standard">[3]</text:p>
      <text:p text:style-name="Standard">0</text:p>
      <text:p text:style-name="Standard">:</text:p>
      <text:p text:style-name="Standard">if FS:copyFile(dst, cacheFilename) ~= 0 then</text:p>
      <text:p text:style-name="Standard">1</text:p>
      <text:p text:style-name="Standard">:</text:p>
      <text:p text:style-name="Standard">FS:copyFile(v, newFilename)</text:p>
      <text:p text:style-name="Standard">2</text:p>
      <text:p text:style-name="Standard">:</text:p>
      <text:p text:style-name="Standard"><text:soft-page-break/>FS:copyFile(v, newFilename)</text:p>
      <text:p text:style-name="Standard">directoryCreate(*)</text:p>
      <text:p text:style-name="Standard">[3]</text:p>
      <text:p text:style-name="Standard">0</text:p>
      <text:p text:style-name="Standard">:</text:p>
      <text:p text:style-name="Standard">if FS:directoryCreate(path, true) == 0 then</text:p>
      <text:p text:style-name="Standard">1</text:p>
      <text:p text:style-name="Standard">:</text:p>
      <text:p text:style-name="Standard">if not FS:directoryExists("saves/campaigns/") then FS:directoryCreate("saves/campaigns/")</text:p>
      <text:p text:style-name="Standard">2</text:p>
      <text:p text:style-name="Standard">:</text:p>
      <text:p text:style-name="Standard">FS:directoryCreate(cacheDir)</text:p>
      <text:p text:style-name="Standard">directoryExists(*)</text:p>
      <text:p text:style-name="Standard">[3]</text:p>
      <text:p text:style-name="Standard">0</text:p>
      <text:p text:style-name="Standard">:</text:p>
      <text:p text:style-name="Standard">if FS:directoryExists(newSceneTreeEntry) then</text:p>
      <text:p text:style-name="Standard">1</text:p>
      <text:p text:style-name="Standard">:</text:p>
      <text:p text:style-name="Standard">if not FS:directoryExists(path) then</text:p>
      <text:p text:style-name="Standard">2</text:p>
      <text:p text:style-name="Standard">:</text:p>
      <text:p text:style-name="Standard">if (FS:directoryExists("/temp/assetBrowser/")) then</text:p>
      <text:p text:style-name="Standard">directoryList(*)</text:p>
      <text:p text:style-name="Standard">[2]</text:p>
      <text:p text:style-name="Standard">0</text:p>
      <text:p text:style-name="Standard">:</text:p>
      <text:p text:style-name="Standard">local folders = FS:directoryList("/settings/editor/autosaves/" .. editor.getLevelName(), false, true)</text:p>
      <text:p text:style-name="Standard">1</text:p>
      <text:p text:style-name="Standard">:</text:p>
      <text:p text:style-name="Standard">return FS:directoryList("settings/editor/layouts/", false, true)</text:p>
      <text:p text:style-name="Standard">directoryRemove(*)</text:p>
      <text:p text:style-name="Standard">[3]</text:p>
      <text:p text:style-name="Standard">0</text:p>
      <text:p text:style-name="Standard">:</text:p>
      <text:p text:style-name="Standard">local res = FS:directoryRemove("/temp/assetBrowser/")</text:p>
      <text:p text:style-name="Standard">1</text:p>
      <text:p text:style-name="Standard">:</text:p>
      <text:p text:style-name="Standard">FS:directoryRemove(editor.levelPath .. "/main")</text:p>
      <text:p text:style-name="Standard">2</text:p>
      <text:p text:style-name="Standard">:</text:p>
      <text:p text:style-name="Standard">FS:directoryRemove(layoutPath)</text:p>
      <text:p text:style-name="Standard">expandFilename(*)</text:p>
      <text:p text:style-name="Standard">[1]</text:p>
      <text:p text:style-name="Standard">0</text:p>
      <text:p text:style-name="Standard">:</text:p>
      <text:p text:style-name="Standard">local missionFile = FS:expandFilename(missionFileName)</text:p>
      <text:p text:style-name="Standard">fileExists(*)</text:p>
      <text:p text:style-name="Standard">[3]</text:p>
      <text:p text:style-name="Standard">0</text:p>
      <text:p text:style-name="Standard">:</text:p>
      <text:p text:style-name="Standard">if FS:fileExists(curSound.currentSound) then</text:p>
      <text:p text:style-name="Standard">1</text:p>
      <text:p text:style-name="Standard">:</text:p>
      <text:p text:style-name="Standard"><text:soft-page-break/>if not FS:fileExists(json) then</text:p>
      <text:p text:style-name="Standard">2</text:p>
      <text:p text:style-name="Standard">:</text:p>
      <text:p text:style-name="Standard">if FS:fileExists(job.args[1].inspectorData.cachePath) == false</text:p>
      <text:p text:style-name="Standard">fileSize(*)</text:p>
      <text:p text:style-name="Standard">[1]</text:p>
      <text:p text:style-name="Standard">0</text:p>
      <text:p text:style-name="Standard">:</text:p>
      <text:p text:style-name="Standard">table.insert(result, {filename=file, size=FS:fileSize(file)})</text:p>
      <text:p text:style-name="Standard">findFiles(*)</text:p>
      <text:p text:style-name="Standard">[3]</text:p>
      <text:p text:style-name="Standard">0</text:p>
      <text:p text:style-name="Standard">:</text:p>
      <text:p text:style-name="Standard">local paths = FS:findFiles(directory, "input_actions*.json", 0, false, false)</text:p>
      <text:p text:style-name="Standard">1</text:p>
      <text:p text:style-name="Standard">:</text:p>
      <text:p text:style-name="Standard">local paths = FS:findFiles('lua/ge/extensions/core/input/actions/', "*.json", 0, false, false)</text:p>
      <text:p text:style-name="Standard">2</text:p>
      <text:p text:style-name="Standard">:</text:p>
      <text:p text:style-name="Standard">local jsonFiles = FS:findFiles(appsDir, 'app.json', -1, false, false)</text:p>
      <text:p text:style-name="Standard">findFilesByPattern(*)</text:p>
      <text:p text:style-name="Standard">:</text:p>
      <text:p text:style-name="Standard">[object Object]</text:p>
      <text:p text:style-name="Standard">findFilesByRootPattern(*)</text:p>
      <text:p text:style-name="Standard">:</text:p>
      <text:p text:style-name="Standard">[object Object]</text:p>
      <text:p text:style-name="Standard">getFileRealPath(*)</text:p>
      <text:p text:style-name="Standard">[3]</text:p>
      <text:p text:style-name="Standard">0</text:p>
      <text:p text:style-name="Standard">:</text:p>
      <text:p text:style-name="Standard">local realname = FS:getFileRealPath(tbname)</text:p>
      <text:p text:style-name="Standard">1</text:p>
      <text:p text:style-name="Standard">:</text:p>
      <text:p text:style-name="Standard">return string.startswith(FS:getFileRealPath(vpath), FS:getGamePath())</text:p>
      <text:p text:style-name="Standard">2</text:p>
      <text:p text:style-name="Standard">:</text:p>
      <text:p text:style-name="Standard">return string.startswith(FS:getFileRealPath(vpath), FS:getUserPath().."vehicles"..osSep) and string.endswith(vpath, ".pc")</text:p>
      <text:p text:style-name="Standard">getGamePath(*)</text:p>
      <text:p text:style-name="Standard">[3]</text:p>
      <text:p text:style-name="Standard">0</text:p>
      <text:p text:style-name="Standard">:</text:p>
      <text:p text:style-name="Standard">return string.startswith(path, FS:getGamePath())</text:p>
      <text:p text:style-name="Standard">1</text:p>
      <text:p text:style-name="Standard">:</text:p>
      <text:p text:style-name="Standard">return string.startswith(FS:getFileRealPath(vpath), FS:getGamePath())</text:p>
      <text:p text:style-name="Standard">2</text:p>
      <text:p text:style-name="Standard">:</text:p>
      <text:p text:style-name="Standard">if not shipping_build and FS:getGamePath() == FS:getUserPath() then return false</text:p>
      <text:p text:style-name="Standard">getLastError(*)</text:p>
      <text:p text:style-name="Standard">:</text:p>
      <text:p text:style-name="Standard">[object Object]</text:p>
      <text:p text:style-name="Standard">getUserPath(*)</text:p>
      <text:p text:style-name="Standard">[3]</text:p>
      <text:p text:style-name="Standard">0</text:p>
      <text:p text:style-name="Standard"><text:soft-page-break/>:</text:p>
      <text:p text:style-name="Standard">if not shipping_build and FS:getGamePath() == FS:getUserPath() then return false</text:p>
      <text:p text:style-name="Standard">1</text:p>
      <text:p text:style-name="Standard">:</text:p>
      <text:p text:style-name="Standard">return string.startswith(FS:getFileRealPath(vpath), FS:getUserPath().."vehicles"..osSep) and string.endswith(vpath, ".pc")</text:p>
      <text:p text:style-name="Standard">2</text:p>
      <text:p text:style-name="Standard">:</text:p>
      <text:p text:style-name="Standard">local userPath = FS:getUserPath()</text:p>
      <text:p text:style-name="Standard">hashFile(*)</text:p>
      <text:p text:style-name="Standard">[1]</text:p>
      <text:p text:style-name="Standard">0</text:p>
      <text:p text:style-name="Standard">:</text:p>
      <text:p text:style-name="Standard">local hash = FS:hashFile(v[1])</text:p>
      <text:p text:style-name="Standard">hashFileSHA1(*)</text:p>
      <text:p text:style-name="Standard">[3]</text:p>
      <text:p text:style-name="Standard">0</text:p>
      <text:p text:style-name="Standard">:</text:p>
      <text:p text:style-name="Standard">hash = FS:hashFileSHA1(sourcefilename)</text:p>
      <text:p text:style-name="Standard">1</text:p>
      <text:p text:style-name="Standard">:</text:p>
      <text:p text:style-name="Standard">local hash = FS:hashFileSHA1(sourcefilename)</text:p>
      <text:p text:style-name="Standard">2</text:p>
      <text:p text:style-name="Standard">:</text:p>
      <text:p text:style-name="Standard">local hash = FS:hashFileSHA1(sourcefilename)</text:p>
      <text:p text:style-name="Standard">isMounted(*)</text:p>
      <text:p text:style-name="Standard">[3]</text:p>
      <text:p text:style-name="Standard">0</text:p>
      <text:p text:style-name="Standard">:</text:p>
      <text:p text:style-name="Standard">if FS:isMounted('mods/translations.zip') then</text:p>
      <text:p text:style-name="Standard">1</text:p>
      <text:p text:style-name="Standard">:</text:p>
      <text:p text:style-name="Standard">if FS:isMounted("projects/coconut") and FS:fileExists("lua/ge/extensions/editor/coconutMaterialEditor.lua") then</text:p>
      <text:p text:style-name="Standard">2</text:p>
      <text:p text:style-name="Standard">:</text:p>
      <text:p text:style-name="Standard">if FS:isMounted(filename) then</text:p>
      <text:p text:style-name="Standard">mount(*)</text:p>
      <text:p text:style-name="Standard">[3]</text:p>
      <text:p text:style-name="Standard">0</text:p>
      <text:p text:style-name="Standard">:</text:p>
      <text:p text:style-name="Standard">print( " checking mountZIP ... RESULT " .. tostring( FS:mount(v) ))</text:p>
      <text:p text:style-name="Standard">1</text:p>
      <text:p text:style-name="Standard">:</text:p>
      <text:p text:style-name="Standard">FS:mount(targetPathOrg)</text:p>
      <text:p text:style-name="Standard">2</text:p>
      <text:p text:style-name="Standard">:</text:p>
      <text:p text:style-name="Standard">FS:mount(v.fullpath)</text:p>
      <text:p text:style-name="Standard">mountList(*)</text:p>
      <text:p text:style-name="Standard">[3]</text:p>
      <text:p text:style-name="Standard">0</text:p>
      <text:p text:style-name="Standard">:</text:p>
      <text:p text:style-name="Standard">if not FS:mountList(mountList) then</text:p>
      <text:p text:style-name="Standard">1</text:p>
      <text:p text:style-name="Standard">:</text:p>
      <text:p text:style-name="Standard">if not FS:mountList(mountList) then</text:p>
      <text:p text:style-name="Standard"><text:soft-page-break/>2</text:p>
      <text:p text:style-name="Standard">:</text:p>
      <text:p text:style-name="Standard">if not FS:mountList(mountList) then</text:p>
      <text:p text:style-name="Standard">native2Virtual(*)</text:p>
      <text:p text:style-name="Standard">[1]</text:p>
      <text:p text:style-name="Standard">0</text:p>
      <text:p text:style-name="Standard">:</text:p>
      <text:p text:style-name="Standard">if pathNative then fname = FS:native2Virtual(newPrefabFilename) fname = newPrefabFilename</text:p>
      <text:p text:style-name="Standard">openDirectory(*)</text:p>
      <text:p text:style-name="Standard">[1]</text:p>
      <text:p text:style-name="Standard">0</text:p>
      <text:p text:style-name="Standard">:</text:p>
      <text:p text:style-name="Standard">local dir = FS:openDirectory('levels')</text:p>
      <text:p text:style-name="Standard">openFile(*)</text:p>
      <text:p text:style-name="Standard">:</text:p>
      <text:p text:style-name="Standard">[object Object]</text:p>
      <text:p text:style-name="Standard">remove(*)</text:p>
      <text:p text:style-name="Standard">[1]</text:p>
      <text:p text:style-name="Standard">0</text:p>
      <text:p text:style-name="Standard">:</text:p>
      <text:p text:style-name="Standard">if FS:remove(filename) ~= 0 then</text:p>
      <text:p text:style-name="Standard">removeFile(*)</text:p>
      <text:p text:style-name="Standard">[3]</text:p>
      <text:p text:style-name="Standard">0</text:p>
      <text:p text:style-name="Standard">:</text:p>
      <text:p text:style-name="Standard">FS:removeFile(layout.filename)</text:p>
      <text:p text:style-name="Standard">1</text:p>
      <text:p text:style-name="Standard">:</text:p>
      <text:p text:style-name="Standard">FS:removeFile(path)</text:p>
      <text:p text:style-name="Standard">2</text:p>
      <text:p text:style-name="Standard">:</text:p>
      <text:p text:style-name="Standard">FS:removeFile(cachePath)</text:p>
      <text:p text:style-name="Standard">renameFile(*)</text:p>
      <text:p text:style-name="Standard">[3]</text:p>
      <text:p text:style-name="Standard">0</text:p>
      <text:p text:style-name="Standard">:</text:p>
      <text:p text:style-name="Standard">FS:renameFile(newFilename, finalFilename)</text:p>
      <text:p text:style-name="Standard">1</text:p>
      <text:p text:style-name="Standard">:</text:p>
      <text:p text:style-name="Standard">FS:renameFile("highscores",highscoreFile)</text:p>
      <text:p text:style-name="Standard">2</text:p>
      <text:p text:style-name="Standard">:</text:p>
      <text:p text:style-name="Standard">FS:renameFile(pre..oldName..'.json', pre..newName..'.json')</text:p>
      <text:p text:style-name="Standard">stat(*)</text:p>
      <text:p text:style-name="Standard">[3]</text:p>
      <text:p text:style-name="Standard">0</text:p>
      <text:p text:style-name="Standard">:</text:p>
      <text:p text:style-name="Standard">file.filestats = FS:stat(file.path)</text:p>
      <text:p text:style-name="Standard">1</text:p>
      <text:p text:style-name="Standard">:</text:p>
      <text:p text:style-name="Standard">or (FS:fileExists(job.args[1].inspectorData.cachePath) == true and job.args[1].filestats.modtime &gt; FS:stat(job.args[1].inspectorData.cachePath).createtime) then</text:p>
      <text:p text:style-name="Standard">2</text:p>
      <text:p text:style-name="Standard">:</text:p>
      <text:p text:style-name="Standard">or (FS:fileExists(asset.inspectorData.cachePath) == true and asset.filestats.modtime &gt; FS:stat(asset.inspectorData.cachePath).createtime) then</text:p>
      <text:p text:style-name="Standard"><text:soft-page-break/>triggerFilesChanged(*)</text:p>
      <text:p text:style-name="Standard">[1]</text:p>
      <text:p text:style-name="Standard">0</text:p>
      <text:p text:style-name="Standard">:</text:p>
      <text:p text:style-name="Standard">FS:triggerFilesChanged(files)</text:p>
      <text:p text:style-name="Standard">unmount(*)</text:p>
      <text:p text:style-name="Standard">[3]</text:p>
      <text:p text:style-name="Standard">0</text:p>
      <text:p text:style-name="Standard">:</text:p>
      <text:p text:style-name="Standard">FS:unmount('mods/translations.zip')</text:p>
      <text:p text:style-name="Standard">1</text:p>
      <text:p text:style-name="Standard">:</text:p>
      <text:p text:style-name="Standard">FS:unmount(filename)</text:p>
      <text:p text:style-name="Standard">2</text:p>
      <text:p text:style-name="Standard">:</text:p>
      <text:p text:style-name="Standard">FS:unmount(filename)</text:p>
      <text:p text:style-name="Standard">virtual2Native(*)</text:p>
      <text:p text:style-name="Standard">:</text:p>
      <text:p text:style-name="Standard">[object Object]</text:p>
      <text:p text:style-name="Standard">GFXInit</text:p>
      <text:p text:style-name="Standard">{1}</text:p>
      <text:p text:style-name="Standard">getAdapters(*)</text:p>
      <text:p text:style-name="Standard">[3]</text:p>
      <text:p text:style-name="Standard">0</text:p>
      <text:p text:style-name="Standard">:</text:p>
      <text:p text:style-name="Standard">local adapters = GFXInit.getAdapters()</text:p>
      <text:p text:style-name="Standard">1</text:p>
      <text:p text:style-name="Standard">:</text:p>
      <text:p text:style-name="Standard">local adapters = GFXInit.getAdapters()</text:p>
      <text:p text:style-name="Standard">2</text:p>
      <text:p text:style-name="Standard">:</text:p>
      <text:p text:style-name="Standard">local adapters = GFXInit.getAdapters()</text:p>
      <text:p text:style-name="Standard">GameConnection</text:p>
      <text:p text:style-name="Standard">{2}</text:p>
      <text:p text:style-name="Standard">getCamera(*)</text:p>
      <text:p text:style-name="Standard">[3]</text:p>
      <text:p text:style-name="Standard">0</text:p>
      <text:p text:style-name="Standard">:</text:p>
      <text:p text:style-name="Standard">local curCam = GameConnection.getCamera()</text:p>
      <text:p text:style-name="Standard">1</text:p>
      <text:p text:style-name="Standard">:</text:p>
      <text:p text:style-name="Standard">local cam = GameConnection.getCamera()</text:p>
      <text:p text:style-name="Standard">2</text:p>
      <text:p text:style-name="Standard">:</text:p>
      <text:p text:style-name="Standard">local cameraHandler = Sim.upcast(GameConnection:getCamera())</text:p>
      <text:p text:style-name="Standard">setCamera(*)</text:p>
      <text:p text:style-name="Standard">[3]</text:p>
      <text:p text:style-name="Standard">0</text:p>
      <text:p text:style-name="Standard">:</text:p>
      <text:p text:style-name="Standard">GameConnection.setCamera(cam.obj)</text:p>
      <text:p text:style-name="Standard">1</text:p>
      <text:p text:style-name="Standard">:</text:p>
      <text:p text:style-name="Standard">GameConnection.setCamera(freeCamera.obj)</text:p>
      <text:p text:style-name="Standard">2</text:p>
      <text:p text:style-name="Standard"><text:soft-page-break/>:</text:p>
      <text:p text:style-name="Standard">GameConnection.setCamera(freeCamera.obj)</text:p>
      <text:p text:style-name="Standard">LoadingManager</text:p>
      <text:p text:style-name="Standard">{5}</text:p>
      <text:p text:style-name="Standard">loadLevelJsonObjects(*)</text:p>
      <text:p text:style-name="Standard">[1]</text:p>
      <text:p text:style-name="Standard">0</text:p>
      <text:p text:style-name="Standard">:</text:p>
      <text:p text:style-name="Standard">LoadingManager:loadLevelJsonObjects(levelDir .. 'main/', '*.level.json')</text:p>
      <text:p text:style-name="Standard">pop(*)</text:p>
      <text:p text:style-name="Standard">[2]</text:p>
      <text:p text:style-name="Standard">0</text:p>
      <text:p text:style-name="Standard">:</text:p>
      <text:p text:style-name="Standard">LoadingManager:pop(loadingProgress)</text:p>
      <text:p text:style-name="Standard">1</text:p>
      <text:p text:style-name="Standard">:</text:p>
      <text:p text:style-name="Standard">LoadingManager:pop(loadingProgress)</text:p>
      <text:p text:style-name="Standard">push(*)</text:p>
      <text:p text:style-name="Standard">[2]</text:p>
      <text:p text:style-name="Standard">0</text:p>
      <text:p text:style-name="Standard">:</text:p>
      <text:p text:style-name="Standard">loadingProgress = LoadingManager:push('beamng')</text:p>
      <text:p text:style-name="Standard">1</text:p>
      <text:p text:style-name="Standard">:</text:p>
      <text:p text:style-name="Standard">loadingProgress = LoadingManager:push('level')</text:p>
      <text:p text:style-name="Standard">setLoadingScreenEnabled(*)</text:p>
      <text:p text:style-name="Standard">[2]</text:p>
      <text:p text:style-name="Standard">0</text:p>
      <text:p text:style-name="Standard">:</text:p>
      <text:p text:style-name="Standard">LoadingManager:setLoadingScreenEnabled(true)</text:p>
      <text:p text:style-name="Standard">1</text:p>
      <text:p text:style-name="Standard">:</text:p>
      <text:p text:style-name="Standard">LoadingManager:setLoadingScreenEnabled(false)</text:p>
      <text:p text:style-name="Standard">triggerUpdate(*)</text:p>
      <text:p text:style-name="Standard">[1]</text:p>
      <text:p text:style-name="Standard">0</text:p>
      <text:p text:style-name="Standard">:</text:p>
      <text:p text:style-name="Standard">LoadingManager:triggerUpdate()</text:p>
      <text:p text:style-name="Standard">Lua</text:p>
      <text:p text:style-name="Standard">{17}</text:p>
      <text:p text:style-name="Standard">blacklistLogLevel(*)</text:p>
      <text:p text:style-name="Standard">[1]</text:p>
      <text:p text:style-name="Standard">0</text:p>
      <text:p text:style-name="Standard">:</text:p>
      <text:p text:style-name="Standard">Lua:blacklistLogLevel("DA")</text:p>
      <text:p text:style-name="Standard">dumpStack(*)</text:p>
      <text:p text:style-name="Standard">:</text:p>
      <text:p text:style-name="Standard">[object Object]</text:p>
      <text:p text:style-name="Standard">enableStackTraceFile(*)</text:p>
      <text:p text:style-name="Standard">:</text:p>
      <text:p text:style-name="Standard">[object Object]</text:p>
      <text:p text:style-name="Standard">exec(*)</text:p>
      <text:p text:style-name="Standard">:</text:p>
      <text:p text:style-name="Standard">[object Object]</text:p>
      <text:p text:style-name="Standard"><text:soft-page-break/>findObjectByIdAsTable(*)</text:p>
      <text:p text:style-name="Standard">:</text:p>
      <text:p text:style-name="Standard">[object Object]</text:p>
      <text:p text:style-name="Standard">findObjectByNameAsTable(*)</text:p>
      <text:p text:style-name="Standard">:</text:p>
      <text:p text:style-name="Standard">[object Object]</text:p>
      <text:p text:style-name="Standard">findObjectsByClassAsTable(*)</text:p>
      <text:p text:style-name="Standard">[1]</text:p>
      <text:p text:style-name="Standard">0</text:p>
      <text:p text:style-name="Standard">:</text:p>
      <text:p text:style-name="Standard">if Lua:findObjectsByClassAsTable(className, res_table) then</text:p>
      <text:p text:style-name="Standard">getAllObjects(*)</text:p>
      <text:p text:style-name="Standard">[1]</text:p>
      <text:p text:style-name="Standard">0</text:p>
      <text:p text:style-name="Standard">:</text:p>
      <text:p text:style-name="Standard">if Lua:getAllObjects(res_table) then</text:p>
      <text:p text:style-name="Standard">getFunctionOpcode(*)</text:p>
      <text:p text:style-name="Standard">:</text:p>
      <text:p text:style-name="Standard">[object Object]</text:p>
      <text:p text:style-name="Standard">getOSLanguage(*)</text:p>
      <text:p text:style-name="Standard">[1]</text:p>
      <text:p text:style-name="Standard">0</text:p>
      <text:p text:style-name="Standard">:</text:p>
      <text:p text:style-name="Standard">values.languageOS = Lua:getOSLanguage()</text:p>
      <text:p text:style-name="Standard">getSelectedLanguage(*)</text:p>
      <text:p text:style-name="Standard">[3]</text:p>
      <text:p text:style-name="Standard">0</text:p>
      <text:p text:style-name="Standard">:</text:p>
      <text:p text:style-name="Standard">local oldLanguage = Lua:getSelectedLanguage()</text:p>
      <text:p text:style-name="Standard">1</text:p>
      <text:p text:style-name="Standard">:</text:p>
      <text:p text:style-name="Standard">values.userLanguageSelected = Lua:getSelectedLanguage()</text:p>
      <text:p text:style-name="Standard">2</text:p>
      <text:p text:style-name="Standard">:</text:p>
      <text:p text:style-name="Standard">local languageChanged = Lua:getSelectedLanguage() ~= oldLanguage</text:p>
      <text:p text:style-name="Standard">getSteamLanguage(*)</text:p>
      <text:p text:style-name="Standard">[1]</text:p>
      <text:p text:style-name="Standard">0</text:p>
      <text:p text:style-name="Standard">:</text:p>
      <text:p text:style-name="Standard">values.languageProvider = Lua:getSteamLanguage()</text:p>
      <text:p text:style-name="Standard">log(*)</text:p>
      <text:p text:style-name="Standard">[2]</text:p>
      <text:p text:style-name="Standard">0</text:p>
      <text:p text:style-name="Standard">:</text:p>
      <text:p text:style-name="Standard">Lua:log('A', "print", table.concat(s_args, ', '))</text:p>
      <text:p text:style-name="Standard">1</text:p>
      <text:p text:style-name="Standard">:</text:p>
      <text:p text:style-name="Standard">Lua:log('D', 'luaperf', tostring(event) .. ' = ' .. tostring(s.what) .. '_' .. tostring(s.source) .. ':' .. tostring(s.linedefined) .. ' / memory usage: ' .. tostring(m) .. ' (max: ' .. tostring(maxMemUsage) .. ')')</text:p>
      <text:p text:style-name="Standard">queueLuaCommand(*)</text:p>
      <text:p text:style-name="Standard">[1]</text:p>
      <text:p text:style-name="Standard">0</text:p>
      <text:p text:style-name="Standard">:</text:p>
      <text:p text:style-name="Standard">Lua:queueLuaCommand(cmd)</text:p>
      <text:p text:style-name="Standard">reloadLanguages(*)</text:p>
      <text:p text:style-name="Standard"><text:soft-page-break/>[2]</text:p>
      <text:p text:style-name="Standard">0</text:p>
      <text:p text:style-name="Standard">:</text:p>
      <text:p text:style-name="Standard">Lua:reloadLanguages()</text:p>
      <text:p text:style-name="Standard">1</text:p>
      <text:p text:style-name="Standard">:</text:p>
      <text:p text:style-name="Standard">Lua:reloadLanguages()</text:p>
      <text:p text:style-name="Standard">requestReload(*)</text:p>
      <text:p text:style-name="Standard">[1]</text:p>
      <text:p text:style-name="Standard">0</text:p>
      <text:p text:style-name="Standard">:</text:p>
      <text:p text:style-name="Standard">Lua:requestReload()</text:p>
      <text:p text:style-name="Standard">saveFunctionOpcode(*)</text:p>
      <text:p text:style-name="Standard">:</text:p>
      <text:p text:style-name="Standard">[object Object]</text:p>
      <text:p text:style-name="Standard">Point2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2F.fromString(itemVal)</text:p>
      <text:p text:style-name="Standard">Point2I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2I.fromString(itemVal)</text:p>
      <text:p text:style-name="Standard">Point3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3F.fromString(itemVal)</text:p>
      <text:p text:style-name="Standard">Point4F</text:p>
      <text:p text:style-name="Standard">{1}</text:p>
      <text:p text:style-name="Standard">fromString(*)</text:p>
      <text:p text:style-name="Standard">[1]</text:p>
      <text:p text:style-name="Standard">0</text:p>
      <text:p text:style-name="Standard">:</text:p>
      <text:p text:style-name="Standard">itemVal = Point4F.fromString(itemVal)</text:p>
      <text:p text:style-name="Standard">Prefab</text:p>
      <text:p text:style-name="Standard">{2}</text:p>
      <text:p text:style-name="Standard">getPrefabByChild(*)</text:p>
      <text:p text:style-name="Standard">[3]</text:p>
      <text:p text:style-name="Standard">0</text:p>
      <text:p text:style-name="Standard">:</text:p>
      <text:p text:style-name="Standard">res[o.name or Prefab.getPrefabByChild(o).name] = {pos.x, pos.y}</text:p>
      <text:p text:style-name="Standard">1</text:p>
      <text:p text:style-name="Standard">:</text:p>
      <text:p text:style-name="Standard">local parentPrefab = Prefab.getPrefabByChild( obj )</text:p>
      <text:p text:style-name="Standard">2</text:p>
      <text:p text:style-name="Standard"><text:soft-page-break/>:</text:p>
      <text:p text:style-name="Standard">local prefab = Prefab.getPrefabByChild(object)</text:p>
      <text:p text:style-name="Standard">isValidChild(*)</text:p>
      <text:p text:style-name="Standard">[1]</text:p>
      <text:p text:style-name="Standard">0</text:p>
      <text:p text:style-name="Standard">:</text:p>
      <text:p text:style-name="Standard">if Prefab.isValidChild(obj, true) then</text:p>
      <text:p text:style-name="Standard">RectI</text:p>
      <text:p text:style-name="Standard">{1}</text:p>
      <text:p text:style-name="Standard">fromString(*)</text:p>
      <text:p text:style-name="Standard">:</text:p>
      <text:p text:style-name="Standard">[object Object]</text:p>
      <text:p text:style-name="Standard">ResearchVerifier</text:p>
      <text:p text:style-name="Standard">{2}</text:p>
      <text:p text:style-name="Standard">getTechLicenseState(*)</text:p>
      <text:p text:style-name="Standard">:</text:p>
      <text:p text:style-name="Standard">[object Object]</text:p>
      <text:p text:style-name="Standard">isTechLicenseVerified(*)</text:p>
      <text:p text:style-name="Standard">[2]</text:p>
      <text:p text:style-name="Standard">0</text:p>
      <text:p text:style-name="Standard">:</text:p>
      <text:p text:style-name="Standard">local techLicense = ResearchVerifier.isTechLicenseVerified()</text:p>
      <text:p text:style-name="Standard">1</text:p>
      <text:p text:style-name="Standard">:</text:p>
      <text:p text:style-name="Standard">guihooks.trigger('TechLicenseState', ResearchVerifier.isTechLicenseVerified())</text:p>
      <text:p text:style-name="Standard">SFXFMODProject</text:p>
      <text:p text:style-name="Standard">{4}</text:p>
      <text:p text:style-name="Standard">clearBaseBanks(*)</text:p>
      <text:p text:style-name="Standard">:</text:p>
      <text:p text:style-name="Standard">[object Object]</text:p>
      <text:p text:style-name="Standard">hotloadingCompleted(*)</text:p>
      <text:p text:style-name="Standard">[2]</text:p>
      <text:p text:style-name="Standard">0</text:p>
      <text:p text:style-name="Standard">:</text:p>
      <text:p text:style-name="Standard">SFXFMODProject.hotloadingCompleted()</text:p>
      <text:p text:style-name="Standard">1</text:p>
      <text:p text:style-name="Standard">:</text:p>
      <text:p text:style-name="Standard">SFXFMODProject.hotloadingCompleted()</text:p>
      <text:p text:style-name="Standard">hotloadingTriggered(*)</text:p>
      <text:p text:style-name="Standard">[2]</text:p>
      <text:p text:style-name="Standard">0</text:p>
      <text:p text:style-name="Standard">:</text:p>
      <text:p text:style-name="Standard">SFXFMODProject.hotloadingTriggered()</text:p>
      <text:p text:style-name="Standard">1</text:p>
      <text:p text:style-name="Standard">:</text:p>
      <text:p text:style-name="Standard">SFXFMODProject.hotloadingTriggered()</text:p>
      <text:p text:style-name="Standard">loadBaseBank(*)</text:p>
      <text:p text:style-name="Standard">[3]</text:p>
      <text:p text:style-name="Standard">0</text:p>
      <text:p text:style-name="Standard">:</text:p>
      <text:p text:style-name="Standard">SFXFMODProject.loadBaseBank(filepath, true)</text:p>
      <text:p text:style-name="Standard">1</text:p>
      <text:p text:style-name="Standard">:</text:p>
      <text:p text:style-name="Standard">SFXFMODProject.loadBaseBank(filepath, true)</text:p>
      <text:p text:style-name="Standard"><text:soft-page-break/>2</text:p>
      <text:p text:style-name="Standard">:</text:p>
      <text:p text:style-name="Standard">SFXFMODProject.loadBaseBank(filepath, false)</text:p>
      <text:p text:style-name="Standard">SFXSystem</text:p>
      <text:p text:style-name="Standard">{1}</text:p>
      <text:p text:style-name="Standard">getSFXSources(*)</text:p>
      <text:p text:style-name="Standard">[1]</text:p>
      <text:p text:style-name="Standard">0</text:p>
      <text:p text:style-name="Standard">:</text:p>
      <text:p text:style-name="Standard">self:displaySimSetPopupList(SFXSystem.getSFXSources(), fieldName, fieldNameId, fieldValue, self.selectedIds, customData)</text:p>
      <text:p text:style-name="Standard">SOTForest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StaticObject, SOTPlayer, SOTItem, SOTVehicle, SOTForest)</text:p>
      <text:p text:style-name="Standard">SOTItem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Player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Static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objects = findAllObjects(SOTStaticShape)</text:p>
      <text:p text:style-name="Standard">2</text:p>
      <text:p text:style-name="Standard">:</text:p>
      <text:p text:style-name="Standard">local objects = findObjectList(bb, SOTStaticShape, 0)</text:p>
      <text:p text:style-name="Standard"><text:soft-page-break/>SOTStaticObject</text:p>
      <text:p text:style-name="Standard">[2]</text:p>
      <text:p text:style-name="Standard">0</text:p>
      <text:p text:style-name="Standard">:</text:p>
      <text:p text:style-name="Standard">local defaultFlags = bit.bor(SOTTerrain, SOTWater, SOTStaticShape, SOTStaticObject, SOTPlayer, SOTItem, SOTVehicle, SOTForest)</text:p>
      <text:p text:style-name="Standard">1</text:p>
      <text:p text:style-name="Standard">:</text:p>
      <text:p text:style-name="Standard">local defaultFlags = bit.bor(SOTTerrain, SOTWater, SOTStaticShape, SOTStaticObject, SOTPlayer, SOTItem, SOTVehicle, SOTForest)</text:p>
      <text:p text:style-name="Standard">SOTStaticShape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objects = findAllObjects(SOTStaticShape)</text:p>
      <text:p text:style-name="Standard">2</text:p>
      <text:p text:style-name="Standard">:</text:p>
      <text:p text:style-name="Standard">local objects = findObjectList(bb, SOTStaticShape, 0)</text:p>
      <text:p text:style-name="Standard">SOTTerrain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Vehicle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OTWater</text:p>
      <text:p text:style-name="Standard">[3]</text:p>
      <text:p text:style-name="Standard">0</text:p>
      <text:p text:style-name="Standard">:</text:p>
      <text:p text:style-name="Standard">local rayCastFlags = im.flags(SOTTerrain, SOTWater, SOTStaticShape, SOTPlayer, SOTItem, SOTVehicle, SOTForest)</text:p>
      <text:p text:style-name="Standard">1</text:p>
      <text:p text:style-name="Standard">:</text:p>
      <text:p text:style-name="Standard">local defaultFlags = bit.bor(SOTTerrain, SOTWater, SOTStaticShape, SOTPlayer, SOTItem, SOTVehicle, SOTForest)</text:p>
      <text:p text:style-name="Standard">2</text:p>
      <text:p text:style-name="Standard">:</text:p>
      <text:p text:style-name="Standard">local defaultFlags = bit.bor(SOTTerrain, SOTWater, SOTStaticShape, SOTPlayer, SOTItem, SOTVehicle)</text:p>
      <text:p text:style-name="Standard">SceneManager</text:p>
      <text:p text:style-name="Standard">{1}</text:p>
      <text:p text:style-name="Standard"><text:soft-page-break/>setNearClip(*)</text:p>
      <text:p text:style-name="Standard">[1]</text:p>
      <text:p text:style-name="Standard">0</text:p>
      <text:p text:style-name="Standard">:</text:p>
      <text:p text:style-name="Standard">if SceneManager.setNearClip(data.res.nearClip) then</text:p>
      <text:p text:style-name="Standard">SecureComm</text:p>
      <text:p text:style-name="Standard">{2}</text:p>
      <text:p text:style-name="Standard">apiCall(*)</text:p>
      <text:p text:style-name="Standard">[1]</text:p>
      <text:p text:style-name="Standard">0</text:p>
      <text:p text:style-name="Standard">:</text:p>
      <text:p text:style-name="Standard">SecureComm.apiCall(d.priv)</text:p>
      <text:p text:style-name="Standard">getRandomBytesHexSlow(*)</text:p>
      <text:p text:style-name="Standard">[1]</text:p>
      <text:p text:style-name="Standard">0</text:p>
      <text:p text:style-name="Standard">:</text:p>
      <text:p text:style-name="Standard">salt = SecureComm.getRandomBytesHexSlow(256)</text:p>
      <text:p text:style-name="Standard">ShadowMapManager</text:p>
      <text:p text:style-name="Standard">{1}</text:p>
      <text:p text:style-name="Standard">updateShadowDisable(*)</text:p>
      <text:p text:style-name="Standard">:</text:p>
      <text:p text:style-name="Standard">[object Object]</text:p>
      <text:p text:style-name="Standard">Sim</text:p>
      <text:p text:style-name="Standard">{25}</text:p>
      <text:p text:style-name="Standard">deserializeObjectFromFile(*)</text:p>
      <text:p text:style-name="Standard">:</text:p>
      <text:p text:style-name="Standard">[object Object]</text:p>
      <text:p text:style-name="Standard">deserializeObjectsFromDirectories(*)</text:p>
      <text:p text:style-name="Standard">:</text:p>
      <text:p text:style-name="Standard">[object Object]</text:p>
      <text:p text:style-name="Standard">deserializeObjectsFromFile(*)</text:p>
      <text:p text:style-name="Standard">[1]</text:p>
      <text:p text:style-name="Standard">0</text:p>
      <text:p text:style-name="Standard">:</text:p>
      <text:p text:style-name="Standard">Sim.deserializeObjectsFromFile(json_main, true)</text:p>
      <text:p text:style-name="Standard">deserializeObjectsFromStreamFile(*)</text:p>
      <text:p text:style-name="Standard">[1]</text:p>
      <text:p text:style-name="Standard">0</text:p>
      <text:p text:style-name="Standard">:</text:p>
      <text:p text:style-name="Standard">Sim.deserializeObjectsFromStreamFile(brushPath, true)</text:p>
      <text:p text:style-name="Standard">deserializeObjectsFromText(*)</text:p>
      <text:p text:style-name="Standard">[3]</text:p>
      <text:p text:style-name="Standard">0</text:p>
      <text:p text:style-name="Standard">:</text:p>
      <text:p text:style-name="Standard">Sim.deserializeObjectsFromText(actionData.serializedData, true, true)</text:p>
      <text:p text:style-name="Standard">1</text:p>
      <text:p text:style-name="Standard">:</text:p>
      <text:p text:style-name="Standard">Sim.deserializeObjectsFromText(actionData.serializedData, true)</text:p>
      <text:p text:style-name="Standard">2</text:p>
      <text:p text:style-name="Standard">:</text:p>
      <text:p text:style-name="Standard">Sim.deserializeObjectsFromText(tbl.json, true, true)</text:p>
      <text:p text:style-name="Standard">findObject(*)</text:p>
      <text:p text:style-name="Standard">[3]</text:p>
      <text:p text:style-name="Standard">0</text:p>
      <text:p text:style-name="Standard"><text:soft-page-break/>:</text:p>
      <text:p text:style-name="Standard">local root = Sim.findObject('MissionGroup')</text:p>
      <text:p text:style-name="Standard">1</text:p>
      <text:p text:style-name="Standard">:</text:p>
      <text:p text:style-name="Standard">local forestItems = Sim.findObject('ForestItemDataSet')</text:p>
      <text:p text:style-name="Standard">2</text:p>
      <text:p text:style-name="Standard">:</text:p>
      <text:p text:style-name="Standard">return Sim.findObject(objectName)</text:p>
      <text:p text:style-name="Standard">findObjectById(*)</text:p>
      <text:p text:style-name="Standard">[3]</text:p>
      <text:p text:style-name="Standard">0</text:p>
      <text:p text:style-name="Standard">:</text:p>
      <text:p text:style-name="Standard">local obj = Sim.findObjectById(actionData.objectId)</text:p>
      <text:p text:style-name="Standard">1</text:p>
      <text:p text:style-name="Standard">:</text:p>
      <text:p text:style-name="Standard">local obj = Sim.findObjectById(objectId)</text:p>
      <text:p text:style-name="Standard">2</text:p>
      <text:p text:style-name="Standard">:</text:p>
      <text:p text:style-name="Standard">local obj = Sim.findObjectById(objectId)</text:p>
      <text:p text:style-name="Standard">findObjectByIdNoUpcast(*)</text:p>
      <text:p text:style-name="Standard">[1]</text:p>
      <text:p text:style-name="Standard">0</text:p>
      <text:p text:style-name="Standard">:</text:p>
      <text:p text:style-name="Standard">local dblock = Sim.findObjectByIdNoUpcast(dataBlocksTbl[dbName])</text:p>
      <text:p text:style-name="Standard">findObjectByPersistID(*)</text:p>
      <text:p text:style-name="Standard">:</text:p>
      <text:p text:style-name="Standard">[object Object]</text:p>
      <text:p text:style-name="Standard">getDataBlockSet(*)</text:p>
      <text:p text:style-name="Standard">[3]</text:p>
      <text:p text:style-name="Standard">0</text:p>
      <text:p text:style-name="Standard">:</text:p>
      <text:p text:style-name="Standard">local dataBlock = Sim.getDataBlockSet():at(Sim.getDataBlockSet():size()-1)</text:p>
      <text:p text:style-name="Standard">1</text:p>
      <text:p text:style-name="Standard">:</text:p>
      <text:p text:style-name="Standard">Sim.getDataBlockSet():removeObject(dataBlock)</text:p>
      <text:p text:style-name="Standard">2</text:p>
      <text:p text:style-name="Standard">:</text:p>
      <text:p text:style-name="Standard">Sim.getDataBlockSet():addObject(dataBlock)</text:p>
      <text:p text:style-name="Standard">getDecalRoadData(*)</text:p>
      <text:p text:style-name="Standard">:</text:p>
      <text:p text:style-name="Standard">[object Object]</text:p>
      <text:p text:style-name="Standard">getMaterialSet(*)</text:p>
      <text:p text:style-name="Standard">[1]</text:p>
      <text:p text:style-name="Standard">0</text:p>
      <text:p text:style-name="Standard">:</text:p>
      <text:p text:style-name="Standard">self:displayMaterialPopupList(Sim.getMaterialSet(), fieldName, fieldNameId, fieldValue, self.selectedIds, customData)</text:p>
      <text:p text:style-name="Standard">getRootGroup(*)</text:p>
      <text:p text:style-name="Standard">[2]</text:p>
      <text:p text:style-name="Standard">0</text:p>
      <text:p text:style-name="Standard">:</text:p>
      <text:p text:style-name="Standard">if editor.getPreference("ui.general.showCompleteSceneTree") then return Sim.getRootGroup()</text:p>
      <text:p text:style-name="Standard">1</text:p>
      <text:p text:style-name="Standard">:</text:p>
      <text:p text:style-name="Standard">self:displaySimSetPopupList(Sim.getRootGroup(), fieldName, fieldNameId, fieldValue, self.selectedIds, customData, 0, "CubemapData")</text:p>
      <text:p text:style-name="Standard"><text:soft-page-break/>getSFXAmbienceSet(*)</text:p>
      <text:p text:style-name="Standard">[1]</text:p>
      <text:p text:style-name="Standard">0</text:p>
      <text:p text:style-name="Standard">:</text:p>
      <text:p text:style-name="Standard">self:displaySimSetPopupList(Sim.getSFXAmbienceSet(), fieldName, fieldNameId, fieldValue, self.selectedIds, customData)</text:p>
      <text:p text:style-name="Standard">getSFXDescriptionSet(*)</text:p>
      <text:p text:style-name="Standard">[1]</text:p>
      <text:p text:style-name="Standard">0</text:p>
      <text:p text:style-name="Standard">:</text:p>
      <text:p text:style-name="Standard">self:displaySimSetPopupList(Sim.getSFXDescriptionSet(), fieldName, fieldNameId, fieldValue, self.selectedIds, customData)</text:p>
      <text:p text:style-name="Standard">getSFXEnvironmentSet(*)</text:p>
      <text:p text:style-name="Standard">[1]</text:p>
      <text:p text:style-name="Standard">0</text:p>
      <text:p text:style-name="Standard">:</text:p>
      <text:p text:style-name="Standard">self:displaySimSetPopupList(Sim.getSFXEnvironmentSet(), fieldName, fieldNameId, fieldValue, self.selectedIds, customData)</text:p>
      <text:p text:style-name="Standard">getSFXParameterGroup(*)</text:p>
      <text:p text:style-name="Standard">[1]</text:p>
      <text:p text:style-name="Standard">0</text:p>
      <text:p text:style-name="Standard">:</text:p>
      <text:p text:style-name="Standard">self:displaySimSetPopupList(Sim.getSFXParameterGroup(), fieldName, fieldNameId, fieldValue, self.selectedIds, customData)</text:p>
      <text:p text:style-name="Standard">getSFXStateSet(*)</text:p>
      <text:p text:style-name="Standard">[1]</text:p>
      <text:p text:style-name="Standard">0</text:p>
      <text:p text:style-name="Standard">:</text:p>
      <text:p text:style-name="Standard">self:displaySimSetPopupList(Sim.getSFXStateSet(), fieldName, fieldNameId, fieldValue, self.selectedIds, customData)</text:p>
      <text:p text:style-name="Standard">getSFXTrackSet(*)</text:p>
      <text:p text:style-name="Standard">[1]</text:p>
      <text:p text:style-name="Standard">0</text:p>
      <text:p text:style-name="Standard">:</text:p>
      <text:p text:style-name="Standard">self:displaySimSetPopupList(Sim.getSFXTrackSet(), fieldName, fieldNameId, fieldValue, self.selectedIds, customData)</text:p>
      <text:p text:style-name="Standard">getSimObjectDerivedClassNames(*)</text:p>
      <text:p text:style-name="Standard">[1]</text:p>
      <text:p text:style-name="Standard">0</text:p>
      <text:p text:style-name="Standard">:</text:p>
      <text:p text:style-name="Standard">simObjectClassNames = Sim.getSimObjectDerivedClassNames()</text:p>
      <text:p text:style-name="Standard">getUniqueName(*)</text:p>
      <text:p text:style-name="Standard">[3]</text:p>
      <text:p text:style-name="Standard">0</text:p>
      <text:p text:style-name="Standard">:</text:p>
      <text:p text:style-name="Standard">var.dragDropMesh = spawnPrefab(Sim.getUniqueName(editor.assetDragDrop.data.fileName):c_str(), editor.assetDragDrop.data.path, "0 0 0", "0 0 0 1", "1 1 1")</text:p>
      <text:p text:style-name="Standard">1</text:p>
      <text:p text:style-name="Standard">:</text:p>
      <text:p text:style-name="Standard">local prefab = spawnPrefab(Sim.getUniqueName(asset.fileName):c_str(),asset.path,"0 0 0","0 0 0 1","1 1 1")</text:p>
      <text:p text:style-name="Standard">2</text:p>
      <text:p text:style-name="Standard">:</text:p>
      <text:p text:style-name="Standard">local prefab = spawnPrefab(Sim.getUniqueName(asset.fileName):c_str(),asset.path,"0 0 0","0 0 0 1","1 1 1")</text:p>
      <text:p text:style-name="Standard">getVerticesOfDecalRoad(*)</text:p>
      <text:p text:style-name="Standard">:</text:p>
      <text:p text:style-name="Standard">[object Object]</text:p>
      <text:p text:style-name="Standard">serializeObjectToDirectories(*)</text:p>
      <text:p text:style-name="Standard">[1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<text:soft-page-break/>serializeObjectToStreamFile(*)</text:p>
      <text:p text:style-name="Standard">[2]</text:p>
      <text:p text:style-name="Standard">0</text:p>
      <text:p text:style-name="Standard">:</text:p>
      <text:p text:style-name="Standard">Sim.serializeObjectToStreamFile('ForestBrushGroup', editor.levelPath .. 'main.forestbrushes4.json')</text:p>
      <text:p text:style-name="Standard">1</text:p>
      <text:p text:style-name="Standard">:</text:p>
      <text:p text:style-name="Standard">Sim.serializeObjectToStreamFile('ForestBrushGroup', editor.levelPath .. 'main.forestbrushes4.json')</text:p>
      <text:p text:style-name="Standard">upcast(*)</text:p>
      <text:p text:style-name="Standard">[3]</text:p>
      <text:p text:style-name="Standard">0</text:p>
      <text:p text:style-name="Standard">:</text:p>
      <text:p text:style-name="Standard">node = Sim.upcast(node)</text:p>
      <text:p text:style-name="Standard">1</text:p>
      <text:p text:style-name="Standard">:</text:p>
      <text:p text:style-name="Standard">node = Sim.upcast(node)</text:p>
      <text:p text:style-name="Standard">2</text:p>
      <text:p text:style-name="Standard">:</text:p>
      <text:p text:style-name="Standard">obj = Sim.upcast(obj)</text:p>
      <text:p text:style-name="Standard">SimObject</text:p>
      <text:p text:style-name="Standard">{4}</text:p>
      <text:p text:style-name="Standard">getDefaultAddGroup(*)</text:p>
      <text:p text:style-name="Standard">:</text:p>
      <text:p text:style-name="Standard">[object Object]</text:p>
      <text:p text:style-name="Standard">setDefaultAddGroup(*)</text:p>
      <text:p text:style-name="Standard">[2]</text:p>
      <text:p text:style-name="Standard">0</text:p>
      <text:p text:style-name="Standard">:</text:p>
      <text:p text:style-name="Standard">SimObject.setDefaultAddGroup('')</text:p>
      <text:p text:style-name="Standard">1</text:p>
      <text:p text:style-name="Standard">:</text:p>
      <text:p text:style-name="Standard">SimObject.setDefaultAddGroup('ObjectsTempGroup')</text:p>
      <text:p text:style-name="Standard">setForcedId(*)</text:p>
      <text:p text:style-name="Standard">[3]</text:p>
      <text:p text:style-name="Standard">0</text:p>
      <text:p text:style-name="Standard">:</text:p>
      <text:p text:style-name="Standard">SimObject.setForcedId(actionData.objectId)</text:p>
      <text:p text:style-name="Standard">1</text:p>
      <text:p text:style-name="Standard">:</text:p>
      <text:p text:style-name="Standard">SimObject.setForcedId(actionData.id)</text:p>
      <text:p text:style-name="Standard">2</text:p>
      <text:p text:style-name="Standard">:</text:p>
      <text:p text:style-name="Standard">SimObject.setForcedId(actionData.id)</text:p>
      <text:p text:style-name="Standard">setSerializeForEditor(*)</text:p>
      <text:p text:style-name="Standard">:</text:p>
      <text:p text:style-name="Standard">[object Object]</text:p>
      <text:p text:style-name="Standard">Steam</text:p>
      <text:p text:style-name="Standard">{12}</text:p>
      <text:p text:style-name="Standard">achievementUnlocked(*)</text:p>
      <text:p text:style-name="Standard">:</text:p>
      <text:p text:style-name="Standard">[object Object]</text:p>
      <text:p text:style-name="Standard">advanceAchievement(*)</text:p>
      <text:p text:style-name="Standard">[1]</text:p>
      <text:p text:style-name="Standard">0</text:p>
      <text:p text:style-name="Standard"><text:soft-page-break/>:</text:p>
      <text:p text:style-name="Standard">Steam.advanceAchievement(achievement, doneGlobal, globalCount)</text:p>
      <text:p text:style-name="Standard">clearAchievement(*)</text:p>
      <text:p text:style-name="Standard">:</text:p>
      <text:p text:style-name="Standard">[object Object]</text:p>
      <text:p text:style-name="Standard">clearRichPresence(*)</text:p>
      <text:p text:style-name="Standard">[1]</text:p>
      <text:p text:style-name="Standard">0</text:p>
      <text:p text:style-name="Standard">:</text:p>
      <text:p text:style-name="Standard">Steam.clearRichPresence()</text:p>
      <text:p text:style-name="Standard">getAccountIDStr(*)</text:p>
      <text:p text:style-name="Standard">[1]</text:p>
      <text:p text:style-name="Standard">0</text:p>
      <text:p text:style-name="Standard">:</text:p>
      <text:p text:style-name="Standard">metaData.steamIDHash = tostring(hashStringSHA1(Steam.getAccountIDStr()))</text:p>
      <text:p text:style-name="Standard">getStatFloat(*)</text:p>
      <text:p text:style-name="Standard">:</text:p>
      <text:p text:style-name="Standard">[object Object]</text:p>
      <text:p text:style-name="Standard">getStatInt(*)</text:p>
      <text:p text:style-name="Standard">:</text:p>
      <text:p text:style-name="Standard">[object Object]</text:p>
      <text:p text:style-name="Standard">setRichPresence(*)</text:p>
      <text:p text:style-name="Standard">[3]</text:p>
      <text:p text:style-name="Standard">0</text:p>
      <text:p text:style-name="Standard">:</text:p>
      <text:p text:style-name="Standard">Steam.setRichPresence('steam_display', '#BNGGSW')</text:p>
      <text:p text:style-name="Standard">1</text:p>
      <text:p text:style-name="Standard">:</text:p>
      <text:p text:style-name="Standard">Steam.setRichPresence('status', beamng_windowtitle)</text:p>
      <text:p text:style-name="Standard">2</text:p>
      <text:p text:style-name="Standard">:</text:p>
      <text:p text:style-name="Standard">Steam.setRichPresence('b', " ")</text:p>
      <text:p text:style-name="Standard">setStatFloat(*)</text:p>
      <text:p text:style-name="Standard">:</text:p>
      <text:p text:style-name="Standard">[object Object]</text:p>
      <text:p text:style-name="Standard">setStatInt(*)</text:p>
      <text:p text:style-name="Standard">:</text:p>
      <text:p text:style-name="Standard">[object Object]</text:p>
      <text:p text:style-name="Standard">triggerScreenshot(*)</text:p>
      <text:p text:style-name="Standard">[1]</text:p>
      <text:p text:style-name="Standard">0</text:p>
      <text:p text:style-name="Standard">:</text:p>
      <text:p text:style-name="Standard">Steam.triggerScreenshot()</text:p>
      <text:p text:style-name="Standard">unlockAchievement(*)</text:p>
      <text:p text:style-name="Standard">[2]</text:p>
      <text:p text:style-name="Standard">0</text:p>
      <text:p text:style-name="Standard">:</text:p>
      <text:p text:style-name="Standard">Steam.unlockAchievement(v.key)</text:p>
      <text:p text:style-name="Standard">1</text:p>
      <text:p text:style-name="Standard">:</text:p>
      <text:p text:style-name="Standard">Steam.unlockAchievement(achievement)</text:p>
      <text:p text:style-name="Standard">TerrainMaterial</text:p>
      <text:p text:style-name="Standard">{2}</text:p>
      <text:p text:style-name="Standard">findOrCreate(*)</text:p>
      <text:p text:style-name="Standard"><text:soft-page-break/>[2]</text:p>
      <text:p text:style-name="Standard">0</text:p>
      <text:p text:style-name="Standard">:</text:p>
      <text:p text:style-name="Standard">local terrainMtl = TerrainMaterial.findOrCreate(newName)</text:p>
      <text:p text:style-name="Standard">1</text:p>
      <text:p text:style-name="Standard">:</text:p>
      <text:p text:style-name="Standard">local newMat = TerrainMaterial.findOrCreate(mat.internalName)</text:p>
      <text:p text:style-name="Standard">getWarningMaterial(*)</text:p>
      <text:p text:style-name="Standard">:</text:p>
      <text:p text:style-name="Standard">[object Object]</text:p>
      <text:p text:style-name="Standard">TorqueScript</text:p>
      <text:p text:style-name="Standard">{7}</text:p>
      <text:p text:style-name="Standard">call(functor)</text:p>
      <text:p text:style-name="Standard">[3]</text:p>
      <text:p text:style-name="Standard">0</text:p>
      <text:p text:style-name="Standard">:</text:p>
      <text:p text:style-name="Standard">local vm = videoModeFromString(TorqueScript.call('getDesktopVideoMode'))</text:p>
      <text:p text:style-name="Standard">1</text:p>
      <text:p text:style-name="Standard">:</text:p>
      <text:p text:style-name="Standard">TorqueScript.call( 'MessageBoxOK', 'This change requires that the game be restarted', 'This change requires that the game be restarted' )</text:p>
      <text:p text:style-name="Standard">2</text:p>
      <text:p text:style-name="Standard">:</text:p>
      <text:p text:style-name="Standard">TorqueScript.call( 'reInitMaterials' )</text:p>
      <text:p text:style-name="Standard">callNoReturn(functor)</text:p>
      <text:p text:style-name="Standard">:</text:p>
      <text:p text:style-name="Standard">[object Object]</text:p>
      <text:p text:style-name="Standard">eval(*)</text:p>
      <text:p text:style-name="Standard">[3]</text:p>
      <text:p text:style-name="Standard">0</text:p>
      <text:p text:style-name="Standard">:</text:p>
      <text:p text:style-name="Standard">if TorqueScript.eval( 'sfxCreateDevice($pref::SFX::providerName, $pref::SFX::useHardware, -1);' ) == '0' then</text:p>
      <text:p text:style-name="Standard">1</text:p>
      <text:p text:style-name="Standard">:</text:p>
      <text:p text:style-name="Standard">TorqueScript.eval("$disableTerrainMaterialCollisionWarning=1;$disableCachedColladaNotification=1;")</text:p>
      <text:p text:style-name="Standard">2</text:p>
      <text:p text:style-name="Standard">:</text:p>
      <text:p text:style-name="Standard">TorqueScript.eval(cmd)</text:p>
      <text:p text:style-name="Standard">exec(*)</text:p>
      <text:p text:style-name="Standard">[3]</text:p>
      <text:p text:style-name="Standard">0</text:p>
      <text:p text:style-name="Standard">:</text:p>
      <text:p text:style-name="Standard">TorqueScript.exec(configData.dataBlocks)</text:p>
      <text:p text:style-name="Standard">1</text:p>
      <text:p text:style-name="Standard">:</text:p>
      <text:p text:style-name="Standard">TorqueScript.exec(v)</text:p>
      <text:p text:style-name="Standard">2</text:p>
      <text:p text:style-name="Standard">:</text:p>
      <text:p text:style-name="Standard">TorqueScript.exec("core/art/datablocks/datablockExec.cs")</text:p>
      <text:p text:style-name="Standard">getBoolVar(name)</text:p>
      <text:p text:style-name="Standard">[2]</text:p>
      <text:p text:style-name="Standard">0</text:p>
      <text:p text:style-name="Standard">:</text:p>
      <text:p text:style-name="Standard">local useHeadphones = TorqueScript.getBoolVar('$pref::SFX::enableHeadphonesMode')</text:p>
      <text:p text:style-name="Standard">1</text:p>
      <text:p text:style-name="Standard"><text:soft-page-break/>:</text:p>
      <text:p text:style-name="Standard">if not TorqueScript.getBoolVar("$loadingLevel") then</text:p>
      <text:p text:style-name="Standard">getVar(name)</text:p>
      <text:p text:style-name="Standard">[3]</text:p>
      <text:p text:style-name="Standard">0</text:p>
      <text:p text:style-name="Standard">:</text:p>
      <text:p text:style-name="Standard">local audioProviderName = TorqueScript.getVar( '$pref::SFX::providerName' )</text:p>
      <text:p text:style-name="Standard">1</text:p>
      <text:p text:style-name="Standard">:</text:p>
      <text:p text:style-name="Standard">local useHardware = TorqueScript.getVar( '$pref::SFX::useHardware' )</text:p>
      <text:p text:style-name="Standard">2</text:p>
      <text:p text:style-name="Standard">:</text:p>
      <text:p text:style-name="Standard">audioProviderName = TorqueScript.getVar( '$pref::SFX::providerName' )</text:p>
      <text:p text:style-name="Standard">setVar(name, value)</text:p>
      <text:p text:style-name="Standard">[3]</text:p>
      <text:p text:style-name="Standard">0</text:p>
      <text:p text:style-name="Standard">:</text:p>
      <text:p text:style-name="Standard">TorqueScript.setVar( '$pref::SFX::providerName', audioProviderName )</text:p>
      <text:p text:style-name="Standard">1</text:p>
      <text:p text:style-name="Standard">:</text:p>
      <text:p text:style-name="Standard">TorqueScript.setVar( '$pref::SFX::providerName', value )</text:p>
      <text:p text:style-name="Standard">2</text:p>
      <text:p text:style-name="Standard">:</text:p>
      <text:p text:style-name="Standard">TorqueScript.setVar( '$pref::SFX::FMOD::maximumVoices', value )</text:p>
      <text:p text:style-name="Standard">TrackIR</text:p>
      <text:p text:style-name="Standard">{6}</text:p>
      <text:p text:style-name="Standard">available(*)</text:p>
      <text:p text:style-name="Standard">:</text:p>
      <text:p text:style-name="Standard">[object Object]</text:p>
      <text:p text:style-name="Standard">getData(*)</text:p>
      <text:p text:style-name="Standard">[1]</text:p>
      <text:p text:style-name="Standard">0</text:p>
      <text:p text:style-name="Standard">:</text:p>
      <text:p text:style-name="Standard">if TrackIR and TrackIR.getData(t) then</text:p>
      <text:p text:style-name="Standard">init(*)</text:p>
      <text:p text:style-name="Standard">[1]</text:p>
      <text:p text:style-name="Standard">0</text:p>
      <text:p text:style-name="Standard">:</text:p>
      <text:p text:style-name="Standard">if not TrackIR or not TrackIR.init() then</text:p>
      <text:p text:style-name="Standard">recording(*)</text:p>
      <text:p text:style-name="Standard">[1]</text:p>
      <text:p text:style-name="Standard">0</text:p>
      <text:p text:style-name="Standard">:</text:p>
      <text:p text:style-name="Standard">if TrackIR and TrackIR.recording() then</text:p>
      <text:p text:style-name="Standard">start(*)</text:p>
      <text:p text:style-name="Standard">[1]</text:p>
      <text:p text:style-name="Standard">0</text:p>
      <text:p text:style-name="Standard">:</text:p>
      <text:p text:style-name="Standard">TrackIR.start()</text:p>
      <text:p text:style-name="Standard">stop(*)</text:p>
      <text:p text:style-name="Standard">:</text:p>
      <text:p text:style-name="Standard">[object Object]</text:p>
      <text:p text:style-name="Standard">UI_TEXTURE_USAGE_AUTOMATIC</text:p>
      <text:p text:style-name="Standard">[3]</text:p>
      <text:p text:style-name="Standard"><text:soft-page-break/>0</text:p>
      <text:p text:style-name="Standard">:</text:p>
      <text:p text:style-name="Standard">veh:createUITexture(textureTagPrefix, designData.data.generator, designData.data.size.x, designData.data.size.y, UI_TEXTURE_USAGE_AUTOMATIC, 1)</text:p>
      <text:p text:style-name="Standard">1</text:p>
      <text:p text:style-name="Standard">:</text:p>
      <text:p text:style-name="Standard">veh:createUITexture(textureTagPrefix.."-normal", designData.data.generator, designData.data.size.x, designData.data.size.y, UI_TEXTURE_USAGE_AUTOMATIC, 1)</text:p>
      <text:p text:style-name="Standard">2</text:p>
      <text:p text:style-name="Standard">:</text:p>
      <text:p text:style-name="Standard">veh:createUITexture(textureTagPrefix.."-specular", designData.data.generator, designData.data.size.x, designData.data.size.y, UI_TEXTURE_USAGE_AUTOMATIC, 1)</text:p>
      <text:p text:style-name="Standard">WinInput</text:p>
      <text:p text:style-name="Standard">{10}</text:p>
      <text:p text:style-name="Standard">getControllersInfoJson(*)</text:p>
      <text:p text:style-name="Standard">[1]</text:p>
      <text:p text:style-name="Standard">0</text:p>
      <text:p text:style-name="Standard">:</text:p>
      <text:p text:style-name="Standard">guihooks.triggerRawJS('ControllersChanged', WinInput.getControllersInfoJson())</text:p>
      <text:p text:style-name="Standard">getFeaturesString(*)</text:p>
      <text:p text:style-name="Standard">:</text:p>
      <text:p text:style-name="Standard">[object Object]</text:p>
      <text:p text:style-name="Standard">getProductGUID(*)</text:p>
      <text:p text:style-name="Standard">[1]</text:p>
      <text:p text:style-name="Standard">0</text:p>
      <text:p text:style-name="Standard">:</text:p>
      <text:p text:style-name="Standard">local guid = WinInput.getProductGUID(device)</text:p>
      <text:p text:style-name="Standard">getProductName(*)</text:p>
      <text:p text:style-name="Standard">[1]</text:p>
      <text:p text:style-name="Standard">0</text:p>
      <text:p text:style-name="Standard">:</text:p>
      <text:p text:style-name="Standard">local productName = WinInput.getProductName(device)</text:p>
      <text:p text:style-name="Standard">getRegisteredDevices(*)</text:p>
      <text:p text:style-name="Standard">[2]</text:p>
      <text:p text:style-name="Standard">0</text:p>
      <text:p text:style-name="Standard">:</text:p>
      <text:p text:style-name="Standard">local newDevicesList = string.split(WinInput.getRegisteredDevices(), "%S+")</text:p>
      <text:p text:style-name="Standard">1</text:p>
      <text:p text:style-name="Standard">:</text:p>
      <text:p text:style-name="Standard">local inputDevices = string.split(WinInput.getRegisteredDevices(), "%S+")</text:p>
      <text:p text:style-name="Standard">getVendorIDProductID(*)</text:p>
      <text:p text:style-name="Standard">[1]</text:p>
      <text:p text:style-name="Standard">0</text:p>
      <text:p text:style-name="Standard">:</text:p>
      <text:p text:style-name="Standard">local pidvid = WinInput.getVendorIDProductID(device)</text:p>
      <text:p text:style-name="Standard">setForwardFilteredEvents(*)</text:p>
      <text:p text:style-name="Standard">:</text:p>
      <text:p text:style-name="Standard">[object Object]</text:p>
      <text:p text:style-name="Standard">setForwardRawEvents(*)</text:p>
      <text:p text:style-name="Standard">:</text:p>
      <text:p text:style-name="Standard">[object Object]</text:p>
      <text:p text:style-name="Standard">setUnfocusedInput(*)</text:p>
      <text:p text:style-name="Standard">:</text:p>
      <text:p text:style-name="Standard">[object Object]</text:p>
      <text:p text:style-name="Standard">updateFFBBindingParameters(*)</text:p>
      <text:p text:style-name="Standard">[1]</text:p>
      <text:p text:style-name="Standard">0</text:p>
      <text:p text:style-name="Standard"><text:soft-page-break/>:</text:p>
      <text:p text:style-name="Standard">WinInput.updateFFBBindingParameters()</text:p>
      <text:p text:style-name="Standard">be</text:p>
      <text:p text:style-name="Standard">{63}</text:p>
      <text:p text:style-name="Standard">addFirewallException(*)</text:p>
      <text:p text:style-name="Standard">:</text:p>
      <text:p text:style-name="Standard">[object Object]</text:p>
      <text:p text:style-name="Standard">addObject(*)</text:p>
      <text:p text:style-name="Standard">[1]</text:p>
      <text:p text:style-name="Standard">0</text:p>
      <text:p text:style-name="Standard">:</text:p>
      <text:p text:style-name="Standard">be:addObject(vehicleObj, false)</text:p>
      <text:p text:style-name="Standard">castRay(*)</text:p>
      <text:p text:style-name="Standard">[3]</text:p>
      <text:p text:style-name="Standard">0</text:p>
      <text:p text:style-name="Standard">:</text:p>
      <text:p text:style-name="Standard">local heightCorrection = be:castRay( (pos):toPoint3F(), (pos-vec3(0,0,10)):toPoint3F() )</text:p>
      <text:p text:style-name="Standard">1</text:p>
      <text:p text:style-name="Standard">:</text:p>
      <text:p text:style-name="Standard">local tHeight = be:castRay( (tpos):toPoint3F(), (tpos-vec3(0,0,10)):toPoint3F() )</text:p>
      <text:p text:style-name="Standard">2</text:p>
      <text:p text:style-name="Standard">:</text:p>
      <text:p text:style-name="Standard">heightCorrection = be:castRay( (pos):toPoint3F(), (pos-vec3(0,0,10)):toPoint3F() )</text:p>
      <text:p text:style-name="Standard">decalManagerLoad(*)</text:p>
      <text:p text:style-name="Standard">[2]</text:p>
      <text:p text:style-name="Standard">0</text:p>
      <text:p text:style-name="Standard">:</text:p>
      <text:p text:style-name="Standard">be:decalManagerLoad(levelDir.."main.decals.json")</text:p>
      <text:p text:style-name="Standard">1</text:p>
      <text:p text:style-name="Standard">:</text:p>
      <text:p text:style-name="Standard">be:decalManagerLoad(levelDir.."../main.decals.json")</text:p>
      <text:p text:style-name="Standard">deleteDataBlocks(*)</text:p>
      <text:p text:style-name="Standard">[1]</text:p>
      <text:p text:style-name="Standard">0</text:p>
      <text:p text:style-name="Standard">:</text:p>
      <text:p text:style-name="Standard">be:deleteDataBlocks()</text:p>
      <text:p text:style-name="Standard">enterNextVehicle(*)</text:p>
      <text:p text:style-name="Standard">[2]</text:p>
      <text:p text:style-name="Standard">0</text:p>
      <text:p text:style-name="Standard">:</text:p>
      <text:p text:style-name="Standard">be:enterNextVehicle(0, 1)</text:p>
      <text:p text:style-name="Standard">1</text:p>
      <text:p text:style-name="Standard">:</text:p>
      <text:p text:style-name="Standard">be:enterNextVehicle(player, 0)</text:p>
      <text:p text:style-name="Standard">enterVehicle(*)</text:p>
      <text:p text:style-name="Standard">[3]</text:p>
      <text:p text:style-name="Standard">0</text:p>
      <text:p text:style-name="Standard">:</text:p>
      <text:p text:style-name="Standard">be:enterVehicle(0, playerVehicle)</text:p>
      <text:p text:style-name="Standard">1</text:p>
      <text:p text:style-name="Standard">:</text:p>
      <text:p text:style-name="Standard">be:enterVehicle(0, playerVehicle)</text:p>
      <text:p text:style-name="Standard">2</text:p>
      <text:p text:style-name="Standard">:</text:p>
      <text:p text:style-name="Standard"><text:soft-page-break/>be:enterVehicle(0, vehicleObj)</text:p>
      <text:p text:style-name="Standard">executeJS(*)</text:p>
      <text:p text:style-name="Standard">:</text:p>
      <text:p text:style-name="Standard">[object Object]</text:p>
      <text:p text:style-name="Standard">exitVehicle(*)</text:p>
      <text:p text:style-name="Standard">[3]</text:p>
      <text:p text:style-name="Standard">0</text:p>
      <text:p text:style-name="Standard">:</text:p>
      <text:p text:style-name="Standard">be:exitVehicle(player)</text:p>
      <text:p text:style-name="Standard">1</text:p>
      <text:p text:style-name="Standard">:</text:p>
      <text:p text:style-name="Standard">be:exitVehicle(player)</text:p>
      <text:p text:style-name="Standard">2</text:p>
      <text:p text:style-name="Standard">:</text:p>
      <text:p text:style-name="Standard">be:exitVehicle(player)</text:p>
      <text:p text:style-name="Standard">getEnabled(*)</text:p>
      <text:p text:style-name="Standard">[3]</text:p>
      <text:p text:style-name="Standard">0</text:p>
      <text:p text:style-name="Standard">:</text:p>
      <text:p text:style-name="Standard">return not be:getEnabled()</text:p>
      <text:p text:style-name="Standard">1</text:p>
      <text:p text:style-name="Standard">:</text:p>
      <text:p text:style-name="Standard">if not be:getEnabled() then</text:p>
      <text:p text:style-name="Standard">2</text:p>
      <text:p text:style-name="Standard">:</text:p>
      <text:p text:style-name="Standard">if started and be:getEnabled() then</text:p>
      <text:p text:style-name="Standard">getEngineStream(*)</text:p>
      <text:p text:style-name="Standard">[1]</text:p>
      <text:p text:style-name="Standard">0</text:p>
      <text:p text:style-name="Standard">:</text:p>
      <text:p text:style-name="Standard">local stream = be:getEngineStream()</text:p>
      <text:p text:style-name="Standard">getEnterableObjectCount(*)</text:p>
      <text:p text:style-name="Standard">[1]</text:p>
      <text:p text:style-name="Standard">0</text:p>
      <text:p text:style-name="Standard">:</text:p>
      <text:p text:style-name="Standard">if be:getEnterableObjectCount() == 0 then</text:p>
      <text:p text:style-name="Standard">getFFBConfig(*)</text:p>
      <text:p text:style-name="Standard">[1]</text:p>
      <text:p text:style-name="Standard">0</text:p>
      <text:p text:style-name="Standard">:</text:p>
      <text:p text:style-name="Standard">local ffbConfigString = be:getFFBConfig(FFBID)</text:p>
      <text:p text:style-name="Standard">getFileStream(*)</text:p>
      <text:p text:style-name="Standard">[1]</text:p>
      <text:p text:style-name="Standard">0</text:p>
      <text:p text:style-name="Standard">:</text:p>
      <text:p text:style-name="Standard">return be:getFileStream()</text:p>
      <text:p text:style-name="Standard">getGroundModel(*)</text:p>
      <text:p text:style-name="Standard">:</text:p>
      <text:p text:style-name="Standard">[object Object]</text:p>
      <text:p text:style-name="Standard">getGroundModelByID(*)</text:p>
      <text:p text:style-name="Standard">[1]</text:p>
      <text:p text:style-name="Standard">0</text:p>
      <text:p text:style-name="Standard">:</text:p>
      <text:p text:style-name="Standard">local gm = be:getGroundModelByID(i)</text:p>
      <text:p text:style-name="Standard"><text:soft-page-break/>getGroundModelCount(*)</text:p>
      <text:p text:style-name="Standard">[1]</text:p>
      <text:p text:style-name="Standard">0</text:p>
      <text:p text:style-name="Standard">:</text:p>
      <text:p text:style-name="Standard">local gmCount = be:getGroundModelCount()</text:p>
      <text:p text:style-name="Standard">getGroundModelIDByName(*)</text:p>
      <text:p text:style-name="Standard">:</text:p>
      <text:p text:style-name="Standard">[object Object]</text:p>
      <text:p text:style-name="Standard">getObject(*)</text:p>
      <text:p text:style-name="Standard">[3]</text:p>
      <text:p text:style-name="Standard">0</text:p>
      <text:p text:style-name="Standard">:</text:p>
      <text:p text:style-name="Standard">local playerVehicle = be:getObject(0)</text:p>
      <text:p text:style-name="Standard">1</text:p>
      <text:p text:style-name="Standard">:</text:p>
      <text:p text:style-name="Standard">local vid = be:getObject(i):getID()</text:p>
      <text:p text:style-name="Standard">2</text:p>
      <text:p text:style-name="Standard">:</text:p>
      <text:p text:style-name="Standard">local v = be:getObject(i)</text:p>
      <text:p text:style-name="Standard">getObjectByID(*)</text:p>
      <text:p text:style-name="Standard">[3]</text:p>
      <text:p text:style-name="Standard">0</text:p>
      <text:p text:style-name="Standard">:</text:p>
      <text:p text:style-name="Standard">local oldVehicle = be:getObjectByID(oldId)</text:p>
      <text:p text:style-name="Standard">1</text:p>
      <text:p text:style-name="Standard">:</text:p>
      <text:p text:style-name="Standard">local newVehicle = be:getObjectByID(newId)</text:p>
      <text:p text:style-name="Standard">2</text:p>
      <text:p text:style-name="Standard">:</text:p>
      <text:p text:style-name="Standard">local oldVehicle = be:getObjectByID(oldId)</text:p>
      <text:p text:style-name="Standard">getObjectCount(*)</text:p>
      <text:p text:style-name="Standard">[3]</text:p>
      <text:p text:style-name="Standard">0</text:p>
      <text:p text:style-name="Standard">:</text:p>
      <text:p text:style-name="Standard">for i=0, be:getObjectCount()-1 do</text:p>
      <text:p text:style-name="Standard">1</text:p>
      <text:p text:style-name="Standard">:</text:p>
      <text:p text:style-name="Standard">local vehCount = be:getObjectCount()</text:p>
      <text:p text:style-name="Standard">2</text:p>
      <text:p text:style-name="Standard">:</text:p>
      <text:p text:style-name="Standard">for i = 0, be:getObjectCount()-1 do</text:p>
      <text:p text:style-name="Standard">getPhysicsDeterministic(*)</text:p>
      <text:p text:style-name="Standard">:</text:p>
      <text:p text:style-name="Standard">[object Object]</text:p>
      <text:p text:style-name="Standard">getPhysicsRunning(*)</text:p>
      <text:p text:style-name="Standard">:</text:p>
      <text:p text:style-name="Standard">[object Object]</text:p>
      <text:p text:style-name="Standard">getPhysicsSpeedFactor(*)</text:p>
      <text:p text:style-name="Standard">:</text:p>
      <text:p text:style-name="Standard">[object Object]</text:p>
      <text:p text:style-name="Standard">getPlayerVehicle(*)</text:p>
      <text:p text:style-name="Standard">[3]</text:p>
      <text:p text:style-name="Standard">0</text:p>
      <text:p text:style-name="Standard">:</text:p>
      <text:p text:style-name="Standard"><text:soft-page-break/>fromPos:set(vec3(be:getPlayerVehicle(0):getPosition()))</text:p>
      <text:p text:style-name="Standard">1</text:p>
      <text:p text:style-name="Standard">:</text:p>
      <text:p text:style-name="Standard">if be:getPlayerVehicle(0) then</text:p>
      <text:p text:style-name="Standard">2</text:p>
      <text:p text:style-name="Standard">:</text:p>
      <text:p text:style-name="Standard">local idx, dist = route:trackVehicle(be:getPlayerVehicle(0))</text:p>
      <text:p text:style-name="Standard">getPlayerVehicleID(*)</text:p>
      <text:p text:style-name="Standard">[3]</text:p>
      <text:p text:style-name="Standard">0</text:p>
      <text:p text:style-name="Standard">:</text:p>
      <text:p text:style-name="Standard">local vid = be:getPlayerVehicleID(player)</text:p>
      <text:p text:style-name="Standard">1</text:p>
      <text:p text:style-name="Standard">:</text:p>
      <text:p text:style-name="Standard">local vid = be:getPlayerVehicleID(player)</text:p>
      <text:p text:style-name="Standard">2</text:p>
      <text:p text:style-name="Standard">:</text:p>
      <text:p text:style-name="Standard">local vid = be:getPlayerVehicleID(0)</text:p>
      <text:p text:style-name="Standard">getSimulationTimeScale(*)</text:p>
      <text:p text:style-name="Standard">[1]</text:p>
      <text:p text:style-name="Standard">0</text:p>
      <text:p text:style-name="Standard">:</text:p>
      <text:p text:style-name="Standard">local simulationSpeed_smooth = newTemporalSigmoidSmoothing(20, 10, 3, 20, be:getSimulationTimeScale())</text:p>
      <text:p text:style-name="Standard">getSurfaceHeightBelow(*)</text:p>
      <text:p text:style-name="Standard">[3]</text:p>
      <text:p text:style-name="Standard">0</text:p>
      <text:p text:style-name="Standard">:</text:p>
      <text:p text:style-name="Standard">p1.z = be:getSurfaceHeightBelow(posf3)</text:p>
      <text:p text:style-name="Standard">1</text:p>
      <text:p text:style-name="Standard">:</text:p>
      <text:p text:style-name="Standard">p2.z = be:getSurfaceHeightBelow(posf3)</text:p>
      <text:p text:style-name="Standard">2</text:p>
      <text:p text:style-name="Standard">:</text:p>
      <text:p text:style-name="Standard">p3.z = be:getSurfaceHeightBelow(posf3)</text:p>
      <text:p text:style-name="Standard">getTerrainDrivability(*)</text:p>
      <text:p text:style-name="Standard">[1]</text:p>
      <text:p text:style-name="Standard">0</text:p>
      <text:p text:style-name="Standard">:</text:p>
      <text:p text:style-name="Standard">nodeDrivabilities[k] = be:getTerrainDrivability(posf3, n.radius)</text:p>
      <text:p text:style-name="Standard">getWorkingDirectory(*)</text:p>
      <text:p text:style-name="Standard">:</text:p>
      <text:p text:style-name="Standard">[object Object]</text:p>
      <text:p text:style-name="Standard">isBlockedByFirewall(*)</text:p>
      <text:p text:style-name="Standard">:</text:p>
      <text:p text:style-name="Standard">[object Object]</text:p>
      <text:p text:style-name="Standard">loadTireMarks(*)</text:p>
      <text:p text:style-name="Standard">:</text:p>
      <text:p text:style-name="Standard">[object Object]</text:p>
      <text:p text:style-name="Standard">makeRelativePath(*)</text:p>
      <text:p text:style-name="Standard">:</text:p>
      <text:p text:style-name="Standard">[object Object]</text:p>
      <text:p text:style-name="Standard">physicsDestroyWorld(*)</text:p>
      <text:p text:style-name="Standard">[1]</text:p>
      <text:p text:style-name="Standard">0</text:p>
      <text:p text:style-name="Standard"><text:soft-page-break/>:</text:p>
      <text:p text:style-name="Standard">be:physicsDestroyWorld()</text:p>
      <text:p text:style-name="Standard">physicsInitWorld(*)</text:p>
      <text:p text:style-name="Standard">[1]</text:p>
      <text:p text:style-name="Standard">0</text:p>
      <text:p text:style-name="Standard">:</text:p>
      <text:p text:style-name="Standard">be:physicsInitWorld()</text:p>
      <text:p text:style-name="Standard">physicsStartSimulation(*)</text:p>
      <text:p text:style-name="Standard">[2]</text:p>
      <text:p text:style-name="Standard">0</text:p>
      <text:p text:style-name="Standard">:</text:p>
      <text:p text:style-name="Standard">be:physicsStartSimulation()</text:p>
      <text:p text:style-name="Standard">1</text:p>
      <text:p text:style-name="Standard">:</text:p>
      <text:p text:style-name="Standard">be:physicsStartSimulation()</text:p>
      <text:p text:style-name="Standard">physicsStep(*)</text:p>
      <text:p text:style-name="Standard">:</text:p>
      <text:p text:style-name="Standard">[object Object]</text:p>
      <text:p text:style-name="Standard">physicsStopSimulation(*)</text:p>
      <text:p text:style-name="Standard">[2]</text:p>
      <text:p text:style-name="Standard">0</text:p>
      <text:p text:style-name="Standard">:</text:p>
      <text:p text:style-name="Standard">be:physicsStopSimulation()</text:p>
      <text:p text:style-name="Standard">1</text:p>
      <text:p text:style-name="Standard">:</text:p>
      <text:p text:style-name="Standard">be:physicsStopSimulation()</text:p>
      <text:p text:style-name="Standard">queueAllObjectLua(*)</text:p>
      <text:p text:style-name="Standard">[3]</text:p>
      <text:p text:style-name="Standard">0</text:p>
      <text:p text:style-name="Standard">:</text:p>
      <text:p text:style-name="Standard">be:queueAllObjectLua("obj:setGravity("..grav..")")</text:p>
      <text:p text:style-name="Standard">1</text:p>
      <text:p text:style-name="Standard">:</text:p>
      <text:p text:style-name="Standard">be:queueAllObjectLua('obj:queueGameEngineLua("extensions.hook(\\"onVehicleSubmitInfo\\","..tostring(objectId)..","..serialize(ai.scriptState())..")")')</text:p>
      <text:p text:style-name="Standard">2</text:p>
      <text:p text:style-name="Standard">:</text:p>
      <text:p text:style-name="Standard">be:queueAllObjectLua('onSettingsChanged()')</text:p>
      <text:p text:style-name="Standard">queueAllObjectLuaExcept(*)</text:p>
      <text:p text:style-name="Standard">:</text:p>
      <text:p text:style-name="Standard">[object Object]</text:p>
      <text:p text:style-name="Standard">queueHookJS(*)</text:p>
      <text:p text:style-name="Standard">:</text:p>
      <text:p text:style-name="Standard">[object Object]</text:p>
      <text:p text:style-name="Standard">queueStreamDataJS(*)</text:p>
      <text:p text:style-name="Standard">:</text:p>
      <text:p text:style-name="Standard">[object Object]</text:p>
      <text:p text:style-name="Standard">reloadAllVehicles(*)</text:p>
      <text:p text:style-name="Standard">[2]</text:p>
      <text:p text:style-name="Standard">0</text:p>
      <text:p text:style-name="Standard">:</text:p>
      <text:p text:style-name="Standard">be:reloadAllVehicles()</text:p>
      <text:p text:style-name="Standard">1</text:p>
      <text:p text:style-name="Standard">:</text:p>
      <text:p text:style-name="Standard">be:reloadAllVehicles()</text:p>
      <text:p text:style-name="Standard"><text:soft-page-break/>reloadCollision(*)</text:p>
      <text:p text:style-name="Standard">[3]</text:p>
      <text:p text:style-name="Standard">0</text:p>
      <text:p text:style-name="Standard">:</text:p>
      <text:p text:style-name="Standard">be:reloadCollision()</text:p>
      <text:p text:style-name="Standard">1</text:p>
      <text:p text:style-name="Standard">:</text:p>
      <text:p text:style-name="Standard">be:reloadCollision()</text:p>
      <text:p text:style-name="Standard">2</text:p>
      <text:p text:style-name="Standard">:</text:p>
      <text:p text:style-name="Standard">be:reloadCollision()</text:p>
      <text:p text:style-name="Standard">reloadStaticCollision(*)</text:p>
      <text:p text:style-name="Standard">:</text:p>
      <text:p text:style-name="Standard">[object Object]</text:p>
      <text:p text:style-name="Standard">reloadVehicle(*)</text:p>
      <text:p text:style-name="Standard">[1]</text:p>
      <text:p text:style-name="Standard">0</text:p>
      <text:p text:style-name="Standard">:</text:p>
      <text:p text:style-name="Standard">be:reloadVehicle(playerId)</text:p>
      <text:p text:style-name="Standard">resetAll(*)</text:p>
      <text:p text:style-name="Standard">:</text:p>
      <text:p text:style-name="Standard">[object Object]</text:p>
      <text:p text:style-name="Standard">resetGroundModels(*)</text:p>
      <text:p text:style-name="Standard">[1]</text:p>
      <text:p text:style-name="Standard">0</text:p>
      <text:p text:style-name="Standard">:</text:p>
      <text:p text:style-name="Standard">be:resetGroundModels()</text:p>
      <text:p text:style-name="Standard">resetTireMarks(*)</text:p>
      <text:p text:style-name="Standard">:</text:p>
      <text:p text:style-name="Standard">[object Object]</text:p>
      <text:p text:style-name="Standard">resetVehicle(*)</text:p>
      <text:p text:style-name="Standard">[3]</text:p>
      <text:p text:style-name="Standard">0</text:p>
      <text:p text:style-name="Standard">:</text:p>
      <text:p text:style-name="Standard">be:resetVehicle(playerID)</text:p>
      <text:p text:style-name="Standard">1</text:p>
      <text:p text:style-name="Standard">:</text:p>
      <text:p text:style-name="Standard">be:resetVehicle(playerID)</text:p>
      <text:p text:style-name="Standard">2</text:p>
      <text:p text:style-name="Standard">:</text:p>
      <text:p text:style-name="Standard">be:resetVehicle(0)</text:p>
      <text:p text:style-name="Standard">saveTireMarks(*)</text:p>
      <text:p text:style-name="Standard">:</text:p>
      <text:p text:style-name="Standard">[object Object]</text:p>
      <text:p text:style-name="Standard">setDynamicCollisionEnabled(*)</text:p>
      <text:p text:style-name="Standard">[3]</text:p>
      <text:p text:style-name="Standard">0</text:p>
      <text:p text:style-name="Standard">:</text:p>
      <text:p text:style-name="Standard">be:setDynamicCollisionEnabled(true)</text:p>
      <text:p text:style-name="Standard">1</text:p>
      <text:p text:style-name="Standard">:</text:p>
      <text:p text:style-name="Standard">be:setDynamicCollisionEnabled(not disableDynamicCollision)</text:p>
      <text:p text:style-name="Standard">2</text:p>
      <text:p text:style-name="Standard">:</text:p>
      <text:p text:style-name="Standard"><text:soft-page-break/>be:setDynamicCollisionEnabled(not values.disableDynamicCollision)</text:p>
      <text:p text:style-name="Standard">setEnabled(*)</text:p>
      <text:p text:style-name="Standard">[1]</text:p>
      <text:p text:style-name="Standard">0</text:p>
      <text:p text:style-name="Standard">:</text:p>
      <text:p text:style-name="Standard">be:setEnabled(not paused)</text:p>
      <text:p text:style-name="Standard">setGroundModel(*)</text:p>
      <text:p text:style-name="Standard">[3]</text:p>
      <text:p text:style-name="Standard">0</text:p>
      <text:p text:style-name="Standard">:</text:p>
      <text:p text:style-name="Standard">be:setGroundModel(newName, gm)</text:p>
      <text:p text:style-name="Standard">1</text:p>
      <text:p text:style-name="Standard">:</text:p>
      <text:p text:style-name="Standard">be:setGroundModel(name, gm.data)</text:p>
      <text:p text:style-name="Standard">2</text:p>
      <text:p text:style-name="Standard">:</text:p>
      <text:p text:style-name="Standard">be:setGroundModel(alias, gm.data)</text:p>
      <text:p text:style-name="Standard">setPhysicsDeterministic(*)</text:p>
      <text:p text:style-name="Standard">:</text:p>
      <text:p text:style-name="Standard">[object Object]</text:p>
      <text:p text:style-name="Standard">setPhysicsRunning(*)</text:p>
      <text:p text:style-name="Standard">:</text:p>
      <text:p text:style-name="Standard">[object Object]</text:p>
      <text:p text:style-name="Standard">setPhysicsSpeedFactor(*)</text:p>
      <text:p text:style-name="Standard">[3]</text:p>
      <text:p text:style-name="Standard">0</text:p>
      <text:p text:style-name="Standard">:</text:p>
      <text:p text:style-name="Standard">be:setPhysicsSpeedFactor(2)</text:p>
      <text:p text:style-name="Standard">1</text:p>
      <text:p text:style-name="Standard">:</text:p>
      <text:p text:style-name="Standard">be:setPhysicsSpeedFactor(2)</text:p>
      <text:p text:style-name="Standard">2</text:p>
      <text:p text:style-name="Standard">:</text:p>
      <text:p text:style-name="Standard">be:setPhysicsSpeedFactor(1)</text:p>
      <text:p text:style-name="Standard">setSeaLevelTemperatureK(*)</text:p>
      <text:p text:style-name="Standard">[1]</text:p>
      <text:p text:style-name="Standard">0</text:p>
      <text:p text:style-name="Standard">:</text:p>
      <text:p text:style-name="Standard">be:setSeaLevelTemperatureK(tempK)</text:p>
      <text:p text:style-name="Standard">setSimulationTimeScale(*)</text:p>
      <text:p text:style-name="Standard">[1]</text:p>
      <text:p text:style-name="Standard">0</text:p>
      <text:p text:style-name="Standard">:</text:p>
      <text:p text:style-name="Standard">be:setSimulationTimeScale(realSpeed)</text:p>
      <text:p text:style-name="Standard">setThreadingLayout(*)</text:p>
      <text:p text:style-name="Standard">:</text:p>
      <text:p text:style-name="Standard">[object Object]</text:p>
      <text:p text:style-name="Standard">sfxGetAvailableDevices(*)</text:p>
      <text:p text:style-name="Standard">[1]</text:p>
      <text:p text:style-name="Standard">0</text:p>
      <text:p text:style-name="Standard">:</text:p>
      <text:p text:style-name="Standard">local deviceList = be:sfxGetAvailableDevices()</text:p>
      <text:p text:style-name="Standard">toggleEnabled(*)</text:p>
      <text:p text:style-name="Standard">[1]</text:p>
      <text:p text:style-name="Standard"><text:soft-page-break/>0</text:p>
      <text:p text:style-name="Standard">:</text:p>
      <text:p text:style-name="Standard">be:toggleEnabled()</text:p>
      <text:p text:style-name="Standard">triggerRaycastClosest(*)</text:p>
      <text:p text:style-name="Standard">[2]</text:p>
      <text:p text:style-name="Standard">0</text:p>
      <text:p text:style-name="Standard">:</text:p>
      <text:p text:style-name="Standard">be:triggerRaycastClosest(cursorVisible)</text:p>
      <text:p text:style-name="Standard">1</text:p>
      <text:p text:style-name="Standard">:</text:p>
      <text:p text:style-name="Standard">hit = be:triggerRaycastClosest(cursorVisible)</text:p>
      <text:p text:style-name="Standard">beamng_appname</text:p>
      <text:p text:style-name="Standard">[2]</text:p>
      <text:p text:style-name="Standard">0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1</text:p>
      <text:p text:style-name="Standard">:</text:p>
      <text:p text:style-name="Standard">versionInfo['beamng_appname'] = beamng_appname</text:p>
      <text:p text:style-name="Standard">beamng_arch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2</text:p>
      <text:p text:style-name="Standard">:</text:p>
      <text:p text:style-name="Standard">versionInfo['beamng_arch'] = beamng_arch</text:p>
      <text:p text:style-name="Standard">beamng_buildinfo</text:p>
      <text:p text:style-name="Standard">[3]</text:p>
      <text:p text:style-name="Standard">0</text:p>
      <text:p text:style-name="Standard">:</text:p>
      <text:p text:style-name="Standard">versionInfo['beamng_buildinfo'] = beamng_buildinfo</text:p>
      <text:p text:style-name="Standard">1</text:p>
      <text:p text:style-name="Standard">:</text:p>
      <text:p text:style-name="Standard">buildinfo = beamng_buildinfo,</text:p>
      <text:p text:style-name="Standard">2</text:p>
      <text:p text:style-name="Standard">:</text:p>
      <text:p text:style-name="Standard">table.insert(c, '# ' .. beamng_buildinfo .. '\r\n')</text:p>
      <text:p text:style-name="Standard">beamng_buildnumber</text:p>
      <text:p text:style-name="Standard">[2]</text:p>
      <text:p text:style-name="Standard">0</text:p>
      <text:p text:style-name="Standard">:</text:p>
      <text:p text:style-name="Standard">versionInfo['beamng_buildnumber'] = beamng_buildnumber</text:p>
      <text:p text:style-name="Standard">1</text:p>
      <text:p text:style-name="Standard">:</text:p>
      <text:p text:style-name="Standard">buildnumber = beamng_buildnumber,</text:p>
      <text:p text:style-name="Standard">beamng_buildtype</text:p>
      <text:p text:style-name="Standard">[3]</text:p>
      <text:p text:style-name="Standard">0</text:p>
      <text:p text:style-name="Standard">:</text:p>
      <text:p text:style-name="Standard">local winTitle = beamng_appname..".consoleNG - "..beamng_versiond .." - ".. beamng_buildtype .." - ".. beamng_arch .."##consoleNG"</text:p>
      <text:p text:style-name="Standard"><text:soft-page-break/>1</text:p>
      <text:p text:style-name="Standard">:</text:p>
      <text:p text:style-name="Standard">versionInfo['beamng_buildtype'] = beamng_buildtype</text:p>
      <text:p text:style-name="Standard">2</text:p>
      <text:p text:style-name="Standard">:</text:p>
      <text:p text:style-name="Standard">buildtype = beamng_buildtype,</text:p>
      <text:p text:style-name="Standard">beamng_version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versionInfo['beamng_versionb'] = beamng_versionb</text:p>
      <text:p text:style-name="Standard">2</text:p>
      <text:p text:style-name="Standard">:</text:p>
      <text:p text:style-name="Standard">versionInfo['beamng_versiond'] = beamng_versiond</text:p>
      <text:p text:style-name="Standard">beamng_versionb</text:p>
      <text:p text:style-name="Standard">[2]</text:p>
      <text:p text:style-name="Standard">0</text:p>
      <text:p text:style-name="Standard">:</text:p>
      <text:p text:style-name="Standard">versionInfo['beamng_versionb'] = beamng_versionb</text:p>
      <text:p text:style-name="Standard">1</text:p>
      <text:p text:style-name="Standard">:</text:p>
      <text:p text:style-name="Standard">versionb = beamng_versionb,</text:p>
      <text:p text:style-name="Standard">beamng_versiond</text:p>
      <text:p text:style-name="Standard">[3]</text:p>
      <text:p text:style-name="Standard">0</text:p>
      <text:p text:style-name="Standard">:</text:p>
      <text:p text:style-name="Standard">realname = beamng_versiond .. '-' .. beamng_arch</text:p>
      <text:p text:style-name="Standard">1</text:p>
      <text:p text:style-name="Standard">:</text:p>
      <text:p text:style-name="Standard">versionInfo['beamng_versiond'] = beamng_versiond</text:p>
      <text:p text:style-name="Standard">2</text:p>
      <text:p text:style-name="Standard">:</text:p>
      <text:p text:style-name="Standard">versiond = beamng_versiond,</text:p>
      <text:p text:style-name="Standard">beamng_windowtitle</text:p>
      <text:p text:style-name="Standard">[3]</text:p>
      <text:p text:style-name="Standard">0</text:p>
      <text:p text:style-name="Standard">:</text:p>
      <text:p text:style-name="Standard">versionInfo['beamng_windowtitle'] = beamng_windowtitle</text:p>
      <text:p text:style-name="Standard">1</text:p>
      <text:p text:style-name="Standard">:</text:p>
      <text:p text:style-name="Standard">local internal = not shipping_build or not string.match(beamng_windowtitle, "RELEASE")</text:p>
      <text:p text:style-name="Standard">2</text:p>
      <text:p text:style-name="Standard">:</text:p>
      <text:p text:style-name="Standard">Steam.setRichPresence('status', beamng_windowtitle)</text:p>
      <text:p text:style-name="Standard">bit</text:p>
      <text:p text:style-name="Standard">{12}</text:p>
      <text:p text:style-name="Standard">arshift(*)</text:p>
      <text:p text:style-name="Standard">:</text:p>
      <text:p text:style-name="Standard">[object Object]</text:p>
      <text:p text:style-name="Standard">band(*)</text:p>
      <text:p text:style-name="Standard">[3]</text:p>
      <text:p text:style-name="Standard"><text:soft-page-break/>0</text:p>
      <text:p text:style-name="Standard">:</text:p>
      <text:p text:style-name="Standard">if bit.band(io.ConfigFlags, imgui.ConfigFlags_DockingEnable) ~= 0 then</text:p>
      <text:p text:style-name="Standard">1</text:p>
      <text:p text:style-name="Standard">:</text:p>
      <text:p text:style-name="Standard">if bit.band(extra_flags, imgui.InputTextFlags_EnterReturnsTrue) ~= 0 then</text:p>
      <text:p text:style-name="Standard">2</text:p>
      <text:p text:style-name="Standard">:</text:p>
      <text:p text:style-name="Standard">if bit.band(extra_flags, imgui.InputTextFlags_EnterReturnsTrue) ~= 0 then</text:p>
      <text:p text:style-name="Standard">bnot(*)</text:p>
      <text:p text:style-name="Standard">[3]</text:p>
      <text:p text:style-name="Standard">0</text:p>
      <text:p text:style-name="Standard">:</text:p>
      <text:p text:style-name="Standard">var.flags[0] = bit.band(var.flags[1], bit.bnot(bit.tobit(im.ComboFlags_NoPreview)))</text:p>
      <text:p text:style-name="Standard">1</text:p>
      <text:p text:style-name="Standard">:</text:p>
      <text:p text:style-name="Standard">var.flags[0] = bit.band(tonumber(var.flags[1]), bit.bnot(bit.tobit(im.ComboFlags_NoArrowButton)))</text:p>
      <text:p text:style-name="Standard">2</text:p>
      <text:p text:style-name="Standard">:</text:p>
      <text:p text:style-name="Standard">defaultFlags = bit.band(defaultFlags, bit.bnot(SOTStaticShape))</text:p>
      <text:p text:style-name="Standard">bor(*)</text:p>
      <text:p text:style-name="Standard">[3]</text:p>
      <text:p text:style-name="Standard">0</text:p>
      <text:p text:style-name="Standard">:</text:p>
      <text:p text:style-name="Standard">editor.editModes[editModeName].auxShortcuts[bit.bor(editor.AuxControl_LMB, editor.AuxControl_Shift)] = "Only Add"</text:p>
      <text:p text:style-name="Standard">1</text:p>
      <text:p text:style-name="Standard">:</text:p>
      <text:p text:style-name="Standard">editor.editModes[editModeName].auxShortcuts[bit.bor(editor.AuxControl_LMB, editor.AuxControl_Alt)] = "Only Remove"</text:p>
      <text:p text:style-name="Standard">2</text:p>
      <text:p text:style-name="Standard">:</text:p>
      <text:p text:style-name="Standard">editor.editModes.camPathEditMode.auxShortcuts[bit.bor(editor.AuxControl_LMB, editor.AuxControl_Shift)] = "Add new marker"</text:p>
      <text:p text:style-name="Standard">bswap(*)</text:p>
      <text:p text:style-name="Standard">:</text:p>
      <text:p text:style-name="Standard">[object Object]</text:p>
      <text:p text:style-name="Standard">bxor(*)</text:p>
      <text:p text:style-name="Standard">[3]</text:p>
      <text:p text:style-name="Standard">0</text:p>
      <text:p text:style-name="Standard">:</text:p>
      <text:p text:style-name="Standard">bit.bxor(selection_mask, bit.lshift(1, var.node_clicked))</text:p>
      <text:p text:style-name="Standard">1</text:p>
      <text:p text:style-name="Standard">:</text:p>
      <text:p text:style-name="Standard">if x &gt; 0 then var.selected_4[i - 1] = bit.bxor(var.selected_4[i - 1] and 1 or 0, 1)</text:p>
      <text:p text:style-name="Standard">2</text:p>
      <text:p text:style-name="Standard">:</text:p>
      <text:p text:style-name="Standard">if x &lt; 3 then var.selected_4[i + 1] = bit.bxor(var.selected_4[i - 1] and 1 or 0, 1)</text:p>
      <text:p text:style-name="Standard">lshift(*)</text:p>
      <text:p text:style-name="Standard">[3]</text:p>
      <text:p text:style-name="Standard">0</text:p>
      <text:p text:style-name="Standard">:</text:p>
      <text:p text:style-name="Standard">local selection_mask = bit.lshift(1, 2)</text:p>
      <text:p text:style-name="Standard">1</text:p>
      <text:p text:style-name="Standard">:</text:p>
      <text:p text:style-name="Standard">bit.bxor(selection_mask, bit.lshift(1, var.node_clicked))</text:p>
      <text:p text:style-name="Standard">2</text:p>
      <text:p text:style-name="Standard"><text:soft-page-break/>:</text:p>
      <text:p text:style-name="Standard">selection_mask = bit.lshift(1, var.node_clicked)</text:p>
      <text:p text:style-name="Standard">rol(*)</text:p>
      <text:p text:style-name="Standard">:</text:p>
      <text:p text:style-name="Standard">[object Object]</text:p>
      <text:p text:style-name="Standard">ror(*)</text:p>
      <text:p text:style-name="Standard">:</text:p>
      <text:p text:style-name="Standard">[object Object]</text:p>
      <text:p text:style-name="Standard">rshift(*)</text:p>
      <text:p text:style-name="Standard">:</text:p>
      <text:p text:style-name="Standard">[object Object]</text:p>
      <text:p text:style-name="Standard">tobit(*)</text:p>
      <text:p text:style-name="Standard">[2]</text:p>
      <text:p text:style-name="Standard">0</text:p>
      <text:p text:style-name="Standard">:</text:p>
      <text:p text:style-name="Standard">var.flags[0] = bit.band(var.flags[1], bit.bnot(bit.tobit(im.ComboFlags_NoPreview)))</text:p>
      <text:p text:style-name="Standard">1</text:p>
      <text:p text:style-name="Standard">:</text:p>
      <text:p text:style-name="Standard">var.flags[0] = bit.band(tonumber(var.flags[1]), bit.bnot(bit.tobit(im.ComboFlags_NoArrowButton)))</text:p>
      <text:p text:style-name="Standard">tohex(*)</text:p>
      <text:p text:style-name="Standard">:</text:p>
      <text:p text:style-name="Standard">[object Object]</text:p>
      <text:p text:style-name="Standard">bullettime</text:p>
      <text:p text:style-name="Standard">{14}</text:p>
      <text:p text:style-name="Standard">selectionSlot</text:p>
      <text:p text:style-name="Standard">:</text:p>
      <text:p text:style-name="Standard">[object Object]</text:p>
      <text:p text:style-name="Standard">simulationSpeed</text:p>
      <text:p text:style-name="Standard">:</text:p>
      <text:p text:style-name="Standard">[object Object]</text:p>
      <text:p text:style-name="Standard">simulationSpeedReal</text:p>
      <text:p text:style-name="Standard">:</text:p>
      <text:p text:style-name="Standard">[object Object]</text:p>
      <text:p text:style-name="Standard">get()</text:p>
      <text:p text:style-name="Standard">[3]</text:p>
      <text:p text:style-name="Standard">0</text:p>
      <text:p text:style-name="Standard">:</text:p>
      <text:p text:style-name="Standard">if bullettime.get() &gt; 1/8 then bullettime.set(1/8)</text:p>
      <text:p text:style-name="Standard">1</text:p>
      <text:p text:style-name="Standard">:</text:p>
      <text:p text:style-name="Standard">if bullettime.get() &gt; 1/8 then bullettime.set(1/8)</text:p>
      <text:p text:style-name="Standard">2</text:p>
      <text:p text:style-name="Standard">:</text:p>
      <text:p text:style-name="Standard">if bullettime.get() &gt; 1/8 then bullettime.set(1/8)</text:p>
      <text:p text:style-name="Standard">getPause()</text:p>
      <text:p text:style-name="Standard">[2]</text:p>
      <text:p text:style-name="Standard">0</text:p>
      <text:p text:style-name="Standard">:</text:p>
      <text:p text:style-name="Standard">axisGizmoEventState.bulletTimePaused = bullettime.getPause()</text:p>
      <text:p text:style-name="Standard">1</text:p>
      <text:p text:style-name="Standard">:</text:p>
      <text:p text:style-name="Standard">if scenario.raceState == 'racing' and scenario.timerActive and not bullettime.getPause() then</text:p>
      <text:p text:style-name="Standard">getReal()</text:p>
      <text:p text:style-name="Standard">:</text:p>
      <text:p text:style-name="Standard"><text:soft-page-break/>[object Object]</text:p>
      <text:p text:style-name="Standard">pause(paused)</text:p>
      <text:p text:style-name="Standard">[3]</text:p>
      <text:p text:style-name="Standard">0</text:p>
      <text:p text:style-name="Standard">:</text:p>
      <text:p text:style-name="Standard">bullettime.pause(false)</text:p>
      <text:p text:style-name="Standard">1</text:p>
      <text:p text:style-name="Standard">:</text:p>
      <text:p text:style-name="Standard">bullettime.pause(true)</text:p>
      <text:p text:style-name="Standard">2</text:p>
      <text:p text:style-name="Standard">:</text:p>
      <text:p text:style-name="Standard">bullettime.pause(false)</text:p>
      <text:p text:style-name="Standard">reportSpeed(speed, simplified)</text:p>
      <text:p text:style-name="Standard">[1]</text:p>
      <text:p text:style-name="Standard">0</text:p>
      <text:p text:style-name="Standard">:</text:p>
      <text:p text:style-name="Standard">bullettime.reportSpeed(newSpeed)</text:p>
      <text:p text:style-name="Standard">requestValue()</text:p>
      <text:p text:style-name="Standard">:</text:p>
      <text:p text:style-name="Standard">[object Object]</text:p>
      <text:p text:style-name="Standard">selectPreset(val)</text:p>
      <text:p text:style-name="Standard">:</text:p>
      <text:p text:style-name="Standard">[object Object]</text:p>
      <text:p text:style-name="Standard">set(val)</text:p>
      <text:p text:style-name="Standard">[3]</text:p>
      <text:p text:style-name="Standard">0</text:p>
      <text:p text:style-name="Standard">:</text:p>
      <text:p text:style-name="Standard">bullettime.set(1/100)</text:p>
      <text:p text:style-name="Standard">1</text:p>
      <text:p text:style-name="Standard">:</text:p>
      <text:p text:style-name="Standard">bullettime.set(1)</text:p>
      <text:p text:style-name="Standard">2</text:p>
      <text:p text:style-name="Standard">:</text:p>
      <text:p text:style-name="Standard">bullettime.set(1)</text:p>
      <text:p text:style-name="Standard">setInstant(val)</text:p>
      <text:p text:style-name="Standard">:</text:p>
      <text:p text:style-name="Standard">[object Object]</text:p>
      <text:p text:style-name="Standard">togglePause()</text:p>
      <text:p text:style-name="Standard">:</text:p>
      <text:p text:style-name="Standard">[object Object]</text:p>
      <text:p text:style-name="Standard">update()</text:p>
      <text:p text:style-name="Standard">[1]</text:p>
      <text:p text:style-name="Standard">0</text:p>
      <text:p text:style-name="Standard">:</text:p>
      <text:p text:style-name="Standard">bullettime.update(dtReal)</text:p>
      <text:p text:style-name="Standard">campaign_campaignsLoader</text:p>
      <text:p text:style-name="Standard">{10}</text:p>
      <text:p text:style-name="Standard">campaignModules</text:p>
      <text:p text:style-name="Standard">:</text:p>
      <text:p text:style-name="Standard">[object Object]</text:p>
      <text:p text:style-name="Standard">checkSaveExists(title, savesEnabled)</text:p>
      <text:p text:style-name="Standard">[2]</text:p>
      <text:p text:style-name="Standard">0</text:p>
      <text:p text:style-name="Standard">:</text:p>
      <text:p text:style-name="Standard"><text:soft-page-break/>local campaignSaveFilename = campaign_campaignsLoader.checkSaveExists(processedCampaign.meta.title, processedCampaign.meta.enableSaves)</text:p>
      <text:p text:style-name="Standard">1</text:p>
      <text:p text:style-name="Standard">:</text:p>
      <text:p text:style-name="Standard">local filename = campaign_campaignsLoader.checkSaveExists(campaign.meta.title, campaign.meta.enableSaves)</text:p>
      <text:p text:style-name="Standard">getCampaignFilenames()</text:p>
      <text:p text:style-name="Standard">:</text:p>
      <text:p text:style-name="Standard">[object Object]</text:p>
      <text:p text:style-name="Standard">getCampaignScenarios()</text:p>
      <text:p text:style-name="Standard">:</text:p>
      <text:p text:style-name="Standard">[object Object]</text:p>
      <text:p text:style-name="Standard">getList()</text:p>
      <text:p text:style-name="Standard">:</text:p>
      <text:p text:style-name="Standard">[object Object]</text:p>
      <text:p text:style-name="Standard">resumeSavedCampaign(campaign, saveFilename)</text:p>
      <text:p text:style-name="Standard">[1]</text:p>
      <text:p text:style-name="Standard">0</text:p>
      <text:p text:style-name="Standard">:</text:p>
      <text:p text:style-name="Standard">campaign_campaignsLoader.resumeSavedCampaign(processedCampaign, campaignSaveFilename)</text:p>
      <text:p text:style-name="Standard">saveCampaign(campaign)</text:p>
      <text:p text:style-name="Standard">[2]</text:p>
      <text:p text:style-name="Standard">0</text:p>
      <text:p text:style-name="Standard">:</text:p>
      <text:p text:style-name="Standard">campaign_campaignsLoader.saveCampaign(campaign)</text:p>
      <text:p text:style-name="Standard">1</text:p>
      <text:p text:style-name="Standard">:</text:p>
      <text:p text:style-name="Standard">campaign_campaignsLoader.saveCampaign(campaign)</text:p>
      <text:p text:style-name="Standard">splitFieldByToken(field, token)</text:p>
      <text:p text:style-name="Standard">[2]</text:p>
      <text:p text:style-name="Standard">0</text:p>
      <text:p text:style-name="Standard">:</text:p>
      <text:p text:style-name="Standard">local startingLocationParts = campaign_campaignsLoader.splitFieldByToken(campaign.state.currentLocation, '.')</text:p>
      <text:p text:style-name="Standard">1</text:p>
      <text:p text:style-name="Standard">:</text:p>
      <text:p text:style-name="Standard">local entryPointParts = campaign_campaignsLoader.splitFieldByToken(locationData.info.entryPoint, '.')</text:p>
      <text:p text:style-name="Standard">start(newCampaign, endCallback)</text:p>
      <text:p text:style-name="Standard">:</text:p>
      <text:p text:style-name="Standard">[object Object]</text:p>
      <text:p text:style-name="Standard">startByFolder(path, endCallback)</text:p>
      <text:p text:style-name="Standard">:</text:p>
      <text:p text:style-name="Standard">[object Object]</text:p>
      <text:p text:style-name="Standard">commands</text:p>
      <text:p text:style-name="Standard">{23}</text:p>
      <text:p text:style-name="Standard">changeCameraSpeed(val)</text:p>
      <text:p text:style-name="Standard">:</text:p>
      <text:p text:style-name="Standard">[object Object]</text:p>
      <text:p text:style-name="Standard">dropCameraAtPlayer()</text:p>
      <text:p text:style-name="Standard">:</text:p>
      <text:p text:style-name="Standard">[object Object]</text:p>
      <text:p text:style-name="Standard">dropPlayerAtCamera()</text:p>
      <text:p text:style-name="Standard">:</text:p>
      <text:p text:style-name="Standard">[object Object]</text:p>
      <text:p text:style-name="Standard">getCamera(game)</text:p>
      <text:p text:style-name="Standard">:</text:p>
      <text:p text:style-name="Standard">[object Object]</text:p>
      <text:p text:style-name="Standard"><text:soft-page-break/>getCameraTransformJson()</text:p>
      <text:p text:style-name="Standard">[1]</text:p>
      <text:p text:style-name="Standard">0</text:p>
      <text:p text:style-name="Standard">:</text:p>
      <text:p text:style-name="Standard">ffi.copy(camTransfrom, commands.getCameraTransformJson())</text:p>
      <text:p text:style-name="Standard">getFreeCamera(game)</text:p>
      <text:p text:style-name="Standard">[3]</text:p>
      <text:p text:style-name="Standard">0</text:p>
      <text:p text:style-name="Standard">:</text:p>
      <text:p text:style-name="Standard">return commands.getFreeCamera(game)</text:p>
      <text:p text:style-name="Standard">1</text:p>
      <text:p text:style-name="Standard">:</text:p>
      <text:p text:style-name="Standard">local camera = commands.getFreeCamera(getGame())</text:p>
      <text:p text:style-name="Standard">2</text:p>
      <text:p text:style-name="Standard">:</text:p>
      <text:p text:style-name="Standard">local camera = commands.getFreeCamera(getGame())</text:p>
      <text:p text:style-name="Standard">getGame()</text:p>
      <text:p text:style-name="Standard">:</text:p>
      <text:p text:style-name="Standard">[object Object]</text:p>
      <text:p text:style-name="Standard">isFastSpeed()</text:p>
      <text:p text:style-name="Standard">[1]</text:p>
      <text:p text:style-name="Standard">0</text:p>
      <text:p text:style-name="Standard">:</text:p>
      <text:p text:style-name="Standard">camData.fastSpeed = commands.isFastSpeed()</text:p>
      <text:p text:style-name="Standard">isFreeCamer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if commands.isFreeCamera() then</text:p>
      <text:p text:style-name="Standard">2</text:p>
      <text:p text:style-name="Standard">:</text:p>
      <text:p text:style-name="Standard">if commands.isFreeCamera() then</text:p>
      <text:p text:style-name="Standard">onNodegrabStart(usingPlayerVehicle)</text:p>
      <text:p text:style-name="Standard">:</text:p>
      <text:p text:style-name="Standard">[object Object]</text:p>
      <text:p text:style-name="Standard">onNodegrabStop(usingPlayerVehicle)</text:p>
      <text:p text:style-name="Standard">:</text:p>
      <text:p text:style-name="Standard">[object Object]</text:p>
      <text:p text:style-name="Standard">setCameraFree()</text:p>
      <text:p text:style-name="Standard">:</text:p>
      <text:p text:style-name="Standard">[object Object]</text:p>
      <text:p text:style-name="Standard">setCameraPlayer()</text:p>
      <text:p text:style-name="Standard">:</text:p>
      <text:p text:style-name="Standard">[object Object]</text:p>
      <text:p text:style-name="Standard">setCameraPosRot(*)</text:p>
      <text:p text:style-name="Standard">:</text:p>
      <text:p text:style-name="Standard">[object Object]</text:p>
      <text:p text:style-name="Standard">setEditorCameraNewton()</text:p>
      <text:p text:style-name="Standard">:</text:p>
      <text:p text:style-name="Standard">[object Object]</text:p>
      <text:p text:style-name="Standard">setEditorCameraNewtonDamped()</text:p>
      <text:p text:style-name="Standard"><text:soft-page-break/>:</text:p>
      <text:p text:style-name="Standard">[object Object]</text:p>
      <text:p text:style-name="Standard">setEditorCameraStandard()</text:p>
      <text:p text:style-name="Standard">:</text:p>
      <text:p text:style-name="Standard">[object Object]</text:p>
      <text:p text:style-name="Standard">setEditorOrbitCamera()</text:p>
      <text:p text:style-name="Standard">:</text:p>
      <text:p text:style-name="Standard">[object Object]</text:p>
      <text:p text:style-name="Standard">setFreeCamera()</text:p>
      <text:p text:style-name="Standard">[3]</text:p>
      <text:p text:style-name="Standard">0</text:p>
      <text:p text:style-name="Standard">:</text:p>
      <text:p text:style-name="Standard">commands.setFreeCamera()</text:p>
      <text:p text:style-name="Standard">1</text:p>
      <text:p text:style-name="Standard">:</text:p>
      <text:p text:style-name="Standard">commands.setFreeCamera()</text:p>
      <text:p text:style-name="Standard">2</text:p>
      <text:p text:style-name="Standard">:</text:p>
      <text:p text:style-name="Standard">commands.setFreeCamera()</text:p>
      <text:p text:style-name="Standard">setFreeCameraTransformJson(json)</text:p>
      <text:p text:style-name="Standard">[3]</text:p>
      <text:p text:style-name="Standard">0</text:p>
      <text:p text:style-name="Standard">:</text:p>
      <text:p text:style-name="Standard">commands.setFreeCameraTransformJson(txt)</text:p>
      <text:p text:style-name="Standard">1</text:p>
      <text:p text:style-name="Standard">:</text:p>
      <text:p text:style-name="Standard">commands.setFreeCameraTransformJson(ffi.string(camTransfrom))</text:p>
      <text:p text:style-name="Standard">2</text:p>
      <text:p text:style-name="Standard">:</text:p>
      <text:p text:style-name="Standard">commands.setFreeCameraTransformJson(camTransforms[level])</text:p>
      <text:p text:style-name="Standard">setGameCamera()</text:p>
      <text:p text:style-name="Standard">[3]</text:p>
      <text:p text:style-name="Standard">0</text:p>
      <text:p text:style-name="Standard">:</text:p>
      <text:p text:style-name="Standard">commands.setGameCamera()</text:p>
      <text:p text:style-name="Standard">1</text:p>
      <text:p text:style-name="Standard">:</text:p>
      <text:p text:style-name="Standard">commands.setGameCamera()</text:p>
      <text:p text:style-name="Standard">2</text:p>
      <text:p text:style-name="Standard">:</text:p>
      <text:p text:style-name="Standard">commands.setGameCamera()</text:p>
      <text:p text:style-name="Standard">toggleCamera(player)</text:p>
      <text:p text:style-name="Standard">:</text:p>
      <text:p text:style-name="Standard">[object Object]</text:p>
      <text:p text:style-name="Standard">toggleFastSpeed(enabled)</text:p>
      <text:p text:style-name="Standard">:</text:p>
      <text:p text:style-name="Standard">[object Object]</text:p>
      <text:p text:style-name="Standard">core_audio</text:p>
      <text:p text:style-name="Standard">{10}</text:p>
      <text:p text:style-name="Standard">loadLevelBank(bankFilePath)</text:p>
      <text:p text:style-name="Standard">:</text:p>
      <text:p text:style-name="Standard">[object Object]</text:p>
      <text:p text:style-name="Standard">loadVehicleBank(bankPath)</text:p>
      <text:p text:style-name="Standard">:</text:p>
      <text:p text:style-name="Standard"><text:soft-page-break/>[object Object]</text:p>
      <text:p text:style-name="Standard">onClientEndMission()</text:p>
      <text:p text:style-name="Standard">:</text:p>
      <text:p text:style-name="Standard">[object Object]</text:p>
      <text:p text:style-name="Standard">onClientPre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registerBaseBank(path)</text:p>
      <text:p text:style-name="Standard">:</text:p>
      <text:p text:style-name="Standard">[object Object]</text:p>
      <text:p text:style-name="Standard">triggerBankHotloading()</text:p>
      <text:p text:style-name="Standard">:</text:p>
      <text:p text:style-name="Standard">[object Object]</text:p>
      <text:p text:style-name="Standard">core_camera</text:p>
      <text:p text:style-name="Standard">{74}</text:p>
      <text:p text:style-name="Standard">dependencies</text:p>
      <text:p text:style-name="Standard">:</text:p>
      <text:p text:style-name="Standard">[object Object]</text:p>
      <text:p text:style-name="Standard">speedFactor</text:p>
      <text:p text:style-name="Standard">[3]</text:p>
      <text:p text:style-name="Standard">0</text:p>
      <text:p text:style-name="Standard">:</text:p>
      <text:p text:style-name="Standard">core_camera.speedFactor = 10000</text:p>
      <text:p text:style-name="Standard">1</text:p>
      <text:p text:style-name="Standard">:</text:p>
      <text:p text:style-name="Standard">core_camera.speedFactor = 1</text:p>
      <text:p text:style-name="Standard">2</text:p>
      <text:p text:style-name="Standard">:</text:p>
      <text:p text:style-name="Standard">core_camera.speedFactor = 1</text:p>
      <text:p text:style-name="Standard">cameraZoom(val)</text:p>
      <text:p text:style-name="Standard">:</text:p>
      <text:p text:style-name="Standard">[object Object]</text:p>
      <text:p text:style-name="Standard">changeOrder(camId, offset)</text:p>
      <text:p text:style-name="Standard">:</text:p>
      <text:p text:style-name="Standard">[object Object]</text:p>
      <text:p text:style-name="Standard">clearInputs()</text:p>
      <text:p text:style-name="Standard">[3]</text:p>
      <text:p text:style-name="Standard">0</text:p>
      <text:p text:style-name="Standard">:</text:p>
      <text:p text:style-name="Standard">core_camera.clearInputs()</text:p>
      <text:p text:style-name="Standard">1</text:p>
      <text:p text:style-name="Standard">:</text:p>
      <text:p text:style-name="Standard"><text:soft-page-break/>core_camera.clearInputs()</text:p>
      <text:p text:style-name="Standard">2</text:p>
      <text:p text:style-name="Standard">:</text:p>
      <text:p text:style-name="Standard">core_camera.clearInputs()</text:p>
      <text:p text:style-name="Standard">displayCameraNameUI(player)</text:p>
      <text:p text:style-name="Standard">[1]</text:p>
      <text:p text:style-name="Standard">0</text:p>
      <text:p text:style-name="Standard">:</text:p>
      <text:p text:style-name="Standard">extensions.core_camera.displayCameraNameUI(player)</text:p>
      <text:p text:style-name="Standard">exitCinematicCamera()</text:p>
      <text:p text:style-name="Standard">:</text:p>
      <text:p text:style-name="Standard">[object Object]</text:p>
      <text:p text:style-name="Standard">getActiveCamName(player)</text:p>
      <text:p text:style-name="Standard">[3]</text:p>
      <text:p text:style-name="Standard">0</text:p>
      <text:p text:style-name="Standard">:</text:p>
      <text:p text:style-name="Standard">prevCamera = prevCamera or core_camera.getActiveCamName()</text:p>
      <text:p text:style-name="Standard">1</text:p>
      <text:p text:style-name="Standard">:</text:p>
      <text:p text:style-name="Standard">prevCamera = prevCamera or core_camera.getActiveCamName()</text:p>
      <text:p text:style-name="Standard">2</text:p>
      <text:p text:style-name="Standard">:</text:p>
      <text:p text:style-name="Standard">local camName = commands.isFreeCamera() and "Freecam" or core_camera.getActiveCamName() or "No cam name"</text:p>
      <text:p text:style-name="Standard">getActiveCamNameByVehId(vehId)</text:p>
      <text:p text:style-name="Standard">[2]</text:p>
      <text:p text:style-name="Standard">0</text:p>
      <text:p text:style-name="Standard">:</text:p>
      <text:p text:style-name="Standard">local activeCam1 = core_camera.getActiveCamNameByVehId(objId1)</text:p>
      <text:p text:style-name="Standard">1</text:p>
      <text:p text:style-name="Standard">:</text:p>
      <text:p text:style-name="Standard">local activeCam2 = core_camera.getActiveCamNameByVehId(objId2)</text:p>
      <text:p text:style-name="Standard">getCameraDataById(vid)</text:p>
      <text:p text:style-name="Standard">[3]</text:p>
      <text:p text:style-name="Standard">0</text:p>
      <text:p text:style-name="Standard">:</text:p>
      <text:p text:style-name="Standard">local obj1 = core_camera.getCameraDataById(objId1)</text:p>
      <text:p text:style-name="Standard">1</text:p>
      <text:p text:style-name="Standard">:</text:p>
      <text:p text:style-name="Standard">local obj2 = core_camera.getCameraDataById(objId2)</text:p>
      <text:p text:style-name="Standard">2</text:p>
      <text:p text:style-name="Standard">:</text:p>
      <text:p text:style-name="Standard">core_camera.getCameraDataById(objId1).orbit.lockCamera = true</text:p>
      <text:p text:style-name="Standard">getDriverData(veh)</text:p>
      <text:p text:style-name="Standard">[3]</text:p>
      <text:p text:style-name="Standard">0</text:p>
      <text:p text:style-name="Standard">:</text:p>
      <text:p text:style-name="Standard">local camNodeID, rightHandDrive = core_camera.getDriverData(data.veh)</text:p>
      <text:p text:style-name="Standard">1</text:p>
      <text:p text:style-name="Standard">:</text:p>
      <text:p text:style-name="Standard">local camNodeID = core_camera.getDriverData(data.veh)</text:p>
      <text:p text:style-name="Standard">2</text:p>
      <text:p text:style-name="Standard">:</text:p>
      <text:p text:style-name="Standard">local driverNode, rightHandDrive = core_camera.getDriverData(veh)</text:p>
      <text:p text:style-name="Standard">getDriverDataById(vehId)</text:p>
      <text:p text:style-name="Standard"><text:soft-page-break/>[1]</text:p>
      <text:p text:style-name="Standard">0</text:p>
      <text:p text:style-name="Standard">:</text:p>
      <text:p text:style-name="Standard">local driverNode = core_camera.getDriverDataById(unicycle:getID())</text:p>
      <text:p text:style-name="Standard">getLastFilter()</text:p>
      <text:p text:style-name="Standard">[1]</text:p>
      <text:p text:style-name="Standard">0</text:p>
      <text:p text:style-name="Standard">:</text:p>
      <text:p text:style-name="Standard">local filter = core_camera.getLastFilter()</text:p>
      <text:p text:style-name="Standard">globalCameraFunction(globalCameraName, functionName)</text:p>
      <text:p text:style-name="Standard">:</text:p>
      <text:p text:style-name="Standard">[object Object]</text:p>
      <text:p text:style-name="Standard">hotkey(player, hotkeyid, modifier)</text:p>
      <text:p text:style-name="Standard">:</text:p>
      <text:p text:style-name="Standard">[object Object]</text:p>
      <text:p text:style-name="Standard">isCameraInside(player, camPos)</text:p>
      <text:p text:style-name="Standard">[1]</text:p>
      <text:p text:style-name="Standard">0</text:p>
      <text:p text:style-name="Standard">:</text:p>
      <text:p text:style-name="Standard">globalParams:setParameterValue("g_CamOnboard", core_camera and core_camera.isCameraInside(0, camPos3F) and 1 or 0)</text:p>
      <text:p text:style-name="Standard">lookBack(player, value)</text:p>
      <text:p text:style-name="Standard">:</text:p>
      <text:p text:style-name="Standard">[object Object]</text:p>
      <text:p text:style-name="Standard">movebackward(val)</text:p>
      <text:p text:style-name="Standard">:</text:p>
      <text:p text:style-name="Standard">[object Object]</text:p>
      <text:p text:style-name="Standard">movedown(val)</text:p>
      <text:p text:style-name="Standard">:</text:p>
      <text:p text:style-name="Standard">[object Object]</text:p>
      <text:p text:style-name="Standard">moveforward(val)</text:p>
      <text:p text:style-name="Standard">:</text:p>
      <text:p text:style-name="Standard">[object Object]</text:p>
      <text:p text:style-name="Standard">moveleft(val)</text:p>
      <text:p text:style-name="Standard">:</text:p>
      <text:p text:style-name="Standard">[object Object]</text:p>
      <text:p text:style-name="Standard">moveright(val)</text:p>
      <text:p text:style-name="Standard">:</text:p>
      <text:p text:style-name="Standard">[object Object]</text:p>
      <text:p text:style-name="Standard">moveup(val)</text:p>
      <text:p text:style-name="Standard">:</text:p>
      <text:p text:style-name="Standard">[object Object]</text:p>
      <text:p text:style-name="Standard">onClientPos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vid, isReloading)</text:p>
      <text:p text:style-name="Standard">:</text:p>
      <text:p text:style-name="Standard">[object Object]</text:p>
      <text:p text:style-name="Standard">onFileChanged(filePath, changeType)</text:p>
      <text:p text:style-name="Standard">:</text:p>
      <text:p text:style-name="Standard">[object Object]</text:p>
      <text:p text:style-name="Standard">onMouseLocked(locked)</text:p>
      <text:p text:style-name="Standard"><text:soft-page-break/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onScenarioChange()</text:p>
      <text:p text:style-name="Standard">:</text:p>
      <text:p text:style-name="Standard">[object Object]</text:p>
      <text:p text:style-name="Standard">onScenarioRestart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Trigger(trigger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onVehicleSpawned(vid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pitchAbs(val)</text:p>
      <text:p text:style-name="Standard">:</text:p>
      <text:p text:style-name="Standard">[object Object]</text:p>
      <text:p text:style-name="Standard">processVehicleCameraConfigChanged(vid, vdata, focusedCamNamePrevious)</text:p>
      <text:p text:style-name="Standard">:</text:p>
      <text:p text:style-name="Standard">[object Object]</text:p>
      <text:p text:style-name="Standard">profile(enabled)</text:p>
      <text:p text:style-name="Standard">:</text:p>
      <text:p text:style-name="Standard">[object Object]</text:p>
      <text:p text:style-name="Standard">proxy_Player(fct)</text:p>
      <text:p text:style-name="Standard">:</text:p>
      <text:p text:style-name="Standard">[object Object]</text:p>
      <text:p text:style-name="Standard">requestConfig(forcedCamName)</text:p>
      <text:p text:style-name="Standard">[1]</text:p>
      <text:p text:style-name="Standard">0</text:p>
      <text:p text:style-name="Standard">:</text:p>
      <text:p text:style-name="Standard">core_camera.requestConfig(name == "freeCamera" and "free" or nil)</text:p>
      <text:p text:style-name="Standard">resetCamera(player)</text:p>
      <text:p text:style-name="Standard">[2]</text:p>
      <text:p text:style-name="Standard">0</text:p>
      <text:p text:style-name="Standard">:</text:p>
      <text:p text:style-name="Standard">core_camera.resetCamera(0)</text:p>
      <text:p text:style-name="Standard"><text:soft-page-break/>1</text:p>
      <text:p text:style-name="Standard">:</text:p>
      <text:p text:style-name="Standard">core_camera.resetCamera(0)</text:p>
      <text:p text:style-name="Standard">resetCameraByID(vid)</text:p>
      <text:p text:style-name="Standard">[3]</text:p>
      <text:p text:style-name="Standard">0</text:p>
      <text:p text:style-name="Standard">:</text:p>
      <text:p text:style-name="Standard">core_camera.resetCameraByID(vehicleId)</text:p>
      <text:p text:style-name="Standard">1</text:p>
      <text:p text:style-name="Standard">:</text:p>
      <text:p text:style-name="Standard">core_camera.resetCameraByID(vehicleId)</text:p>
      <text:p text:style-name="Standard">2</text:p>
      <text:p text:style-name="Standard">:</text:p>
      <text:p text:style-name="Standard">core_camera.resetCameraByID(vehicleId)</text:p>
      <text:p text:style-name="Standard">resetConfiguration()</text:p>
      <text:p text:style-name="Standard">[1]</text:p>
      <text:p text:style-name="Standard">0</text:p>
      <text:p text:style-name="Standard">:</text:p>
      <text:p text:style-name="Standard">core_camera.resetConfiguration()</text:p>
      <text:p text:style-name="Standard">rollAbs(val)</text:p>
      <text:p text:style-name="Standard">:</text:p>
      <text:p text:style-name="Standard">[object Object]</text:p>
      <text:p text:style-name="Standard">rotate_pitch(val, filter)</text:p>
      <text:p text:style-name="Standard">:</text:p>
      <text:p text:style-name="Standard">[object Object]</text:p>
      <text:p text:style-name="Standard">rotate_pitch_down(val, filter)</text:p>
      <text:p text:style-name="Standard">:</text:p>
      <text:p text:style-name="Standard">[object Object]</text:p>
      <text:p text:style-name="Standard">rotate_pitch_relative(val)</text:p>
      <text:p text:style-name="Standard">:</text:p>
      <text:p text:style-name="Standard">[object Object]</text:p>
      <text:p text:style-name="Standard">rotate_pitch_up(val, filter)</text:p>
      <text:p text:style-name="Standard">:</text:p>
      <text:p text:style-name="Standard">[object Object]</text:p>
      <text:p text:style-name="Standard">rotate_yaw(val, filter)</text:p>
      <text:p text:style-name="Standard">:</text:p>
      <text:p text:style-name="Standard">[object Object]</text:p>
      <text:p text:style-name="Standard">rotate_yaw_left(val, filter)</text:p>
      <text:p text:style-name="Standard">:</text:p>
      <text:p text:style-name="Standard">[object Object]</text:p>
      <text:p text:style-name="Standard">rotate_yaw_relative(val)</text:p>
      <text:p text:style-name="Standard">:</text:p>
      <text:p text:style-name="Standard">[object Object]</text:p>
      <text:p text:style-name="Standard">rotate_yaw_right(val, filter)</text:p>
      <text:p text:style-name="Standard">:</text:p>
      <text:p text:style-name="Standard">[object Object]</text:p>
      <text:p text:style-name="Standard">setByName()</text:p>
      <text:p text:style-name="Standard">[3]</text:p>
      <text:p text:style-name="Standard">0</text:p>
      <text:p text:style-name="Standard">:</text:p>
      <text:p text:style-name="Standard">core_camera.setByName(0, "onboard.rider", true)</text:p>
      <text:p text:style-name="Standard">1</text:p>
      <text:p text:style-name="Standard">:</text:p>
      <text:p text:style-name="Standard">core_camera.setByName(0, "external", true)</text:p>
      <text:p text:style-name="Standard"><text:soft-page-break/>2</text:p>
      <text:p text:style-name="Standard">:</text:p>
      <text:p text:style-name="Standard">core_camera.setByName(0, "onboard.rider", true)</text:p>
      <text:p text:style-name="Standard">setBySlotId(player, slotId)</text:p>
      <text:p text:style-name="Standard">:</text:p>
      <text:p text:style-name="Standard">[object Object]</text:p>
      <text:p text:style-name="Standard">setDefaultDistance(vid)</text:p>
      <text:p text:style-name="Standard">[3]</text:p>
      <text:p text:style-name="Standard">0</text:p>
      <text:p text:style-name="Standard">:</text:p>
      <text:p text:style-name="Standard">core_camera.setDefaultDistance(objId1, (dist1+dist2)/1.5+1)</text:p>
      <text:p text:style-name="Standard">1</text:p>
      <text:p text:style-name="Standard">:</text:p>
      <text:p text:style-name="Standard">core_camera.setDefaultDistance(objId2, (dist1+dist2)/1.5+1)</text:p>
      <text:p text:style-name="Standard">2</text:p>
      <text:p text:style-name="Standard">:</text:p>
      <text:p text:style-name="Standard">core_camera.setDefaultDistance(objId1, obj1OriginalDistance)</text:p>
      <text:p text:style-name="Standard">setDistance(vid)</text:p>
      <text:p text:style-name="Standard">[3]</text:p>
      <text:p text:style-name="Standard">0</text:p>
      <text:p text:style-name="Standard">:</text:p>
      <text:p text:style-name="Standard">core_camera.setDistance(objId1, (dist1+dist2)/1.5+1)</text:p>
      <text:p text:style-name="Standard">1</text:p>
      <text:p text:style-name="Standard">:</text:p>
      <text:p text:style-name="Standard">core_camera.setDistance(objId2, (dist1+dist2)/1.5+1)</text:p>
      <text:p text:style-name="Standard">2</text:p>
      <text:p text:style-name="Standard">:</text:p>
      <text:p text:style-name="Standard">core_camera.setDistance(objId1, obj1OriginalDistance)</text:p>
      <text:p text:style-name="Standard">setFOV(vid)</text:p>
      <text:p text:style-name="Standard">[3]</text:p>
      <text:p text:style-name="Standard">0</text:p>
      <text:p text:style-name="Standard">:</text:p>
      <text:p text:style-name="Standard">core_camera.setFOV(vehicleId, 20 + fovModifier)</text:p>
      <text:p text:style-name="Standard">1</text:p>
      <text:p text:style-name="Standard">:</text:p>
      <text:p text:style-name="Standard">core_camera.setFOV(vehicleId, 20 + fovModifier)</text:p>
      <text:p text:style-name="Standard">2</text:p>
      <text:p text:style-name="Standard">:</text:p>
      <text:p text:style-name="Standard">core_camera.setFOV(vehicleId, findValView('fov') + fovModifier)</text:p>
      <text:p text:style-name="Standard">setMaxDistance(vid)</text:p>
      <text:p text:style-name="Standard">[3]</text:p>
      <text:p text:style-name="Standard">0</text:p>
      <text:p text:style-name="Standard">:</text:p>
      <text:p text:style-name="Standard">core_camera.setMaxDistance(vehicleID, maxCameraDistance)</text:p>
      <text:p text:style-name="Standard">1</text:p>
      <text:p text:style-name="Standard">:</text:p>
      <text:p text:style-name="Standard">core_camera.setMaxDistance(vehicleID, nil)</text:p>
      <text:p text:style-name="Standard">2</text:p>
      <text:p text:style-name="Standard">:</text:p>
      <text:p text:style-name="Standard">core_camera.setMaxDistance(vehicleID, maxCameraDistance)</text:p>
      <text:p text:style-name="Standard">setOffset(vid)</text:p>
      <text:p text:style-name="Standard">[2]</text:p>
      <text:p text:style-name="Standard">0</text:p>
      <text:p text:style-name="Standard">:</text:p>
      <text:p text:style-name="Standard"><text:soft-page-break/>core_camera.setOffset(vehicleId, vec3(findValView('offset')[1] / idealDistance, findValView('offset')[2] / idealDistance, findValView('offset')[3] / idealDistance))</text:p>
      <text:p text:style-name="Standard">1</text:p>
      <text:p text:style-name="Standard">:</text:p>
      <text:p text:style-name="Standard">core_camera.setOffset(vehicleId, vec3(cameraTweakVal.offset.x[0] / idealDistance, cameraTweakVal.offset.y[0] / idealDistance, cameraTweakVal.offset.z[0] / idealDistance))</text:p>
      <text:p text:style-name="Standard">setRef(vid)</text:p>
      <text:p text:style-name="Standard">[3]</text:p>
      <text:p text:style-name="Standard">0</text:p>
      <text:p text:style-name="Standard">:</text:p>
      <text:p text:style-name="Standard">core_camera.setRef(objId1, nil, nil, nil)</text:p>
      <text:p text:style-name="Standard">1</text:p>
      <text:p text:style-name="Standard">:</text:p>
      <text:p text:style-name="Standard">core_camera.setRef(objId2, nil, nil, nil)</text:p>
      <text:p text:style-name="Standard">2</text:p>
      <text:p text:style-name="Standard">:</text:p>
      <text:p text:style-name="Standard">core_camera.setRef(vid, meanLocation, meanLeft, meanBack)</text:p>
      <text:p text:style-name="Standard">setRefNodes(vid)</text:p>
      <text:p text:style-name="Standard">:</text:p>
      <text:p text:style-name="Standard">[object Object]</text:p>
      <text:p text:style-name="Standard">setRotation(vid)</text:p>
      <text:p text:style-name="Standard">[3]</text:p>
      <text:p text:style-name="Standard">0</text:p>
      <text:p text:style-name="Standard">:</text:p>
      <text:p text:style-name="Standard">core_camera.setRotation(vehicleId, vec3(findValView('rotation'), 0, 0))</text:p>
      <text:p text:style-name="Standard">1</text:p>
      <text:p text:style-name="Standard">:</text:p>
      <text:p text:style-name="Standard">core_camera.setRotation(vehicleId, vec3(findValView('rotation'), 0, 0))</text:p>
      <text:p text:style-name="Standard">2</text:p>
      <text:p text:style-name="Standard">:</text:p>
      <text:p text:style-name="Standard">core_camera.setRotation(vehicleId, vec3(cameraTweakVal.rotation[0], 0, 0))</text:p>
      <text:p text:style-name="Standard">setTargetMode(vid)</text:p>
      <text:p text:style-name="Standard">[3]</text:p>
      <text:p text:style-name="Standard">0</text:p>
      <text:p text:style-name="Standard">:</text:p>
      <text:p text:style-name="Standard">core_camera.setTargetMode(objId1, 'ref', nil)</text:p>
      <text:p text:style-name="Standard">1</text:p>
      <text:p text:style-name="Standard">:</text:p>
      <text:p text:style-name="Standard">core_camera.setTargetMode(objId2, 'ref', nil)</text:p>
      <text:p text:style-name="Standard">2</text:p>
      <text:p text:style-name="Standard">:</text:p>
      <text:p text:style-name="Standard">core_camera.setTargetMode(vid, 'notCenter', nil)</text:p>
      <text:p text:style-name="Standard">setVehicleCameraByIndexOffset(player, offset)</text:p>
      <text:p text:style-name="Standard">:</text:p>
      <text:p text:style-name="Standard">[object Object]</text:p>
      <text:p text:style-name="Standard">setVehicleCameraByNameWithId(vehId, name, withTransition, customData)</text:p>
      <text:p text:style-name="Standard">[3]</text:p>
      <text:p text:style-name="Standard">0</text:p>
      <text:p text:style-name="Standard">:</text:p>
      <text:p text:style-name="Standard">core_camera.setVehicleCameraByNameWithId(objId1, 'orbit')</text:p>
      <text:p text:style-name="Standard">1</text:p>
      <text:p text:style-name="Standard">:</text:p>
      <text:p text:style-name="Standard">core_camera.setVehicleCameraByNameWithId(objId2, 'orbit')</text:p>
      <text:p text:style-name="Standard">2</text:p>
      <text:p text:style-name="Standard">:</text:p>
      <text:p text:style-name="Standard">core_camera.setVehicleCameraByNameWithId(objId1, activeCam1)</text:p>
      <text:p text:style-name="Standard"><text:soft-page-break/>timeSinceLastRotation()</text:p>
      <text:p text:style-name="Standard">[1]</text:p>
      <text:p text:style-name="Standard">0</text:p>
      <text:p text:style-name="Standard">:</text:p>
      <text:p text:style-name="Standard">local shouldBeEnabled = not photoModeOpen and (cursorVisible or (isAnyControllerConnected() and core_camera.timeSinceLastRotation() &lt; 1000))</text:p>
      <text:p text:style-name="Standard">toggleEnabledById(camId)</text:p>
      <text:p text:style-name="Standard">:</text:p>
      <text:p text:style-name="Standard">[object Object]</text:p>
      <text:p text:style-name="Standard">xAxisAbs(val)</text:p>
      <text:p text:style-name="Standard">:</text:p>
      <text:p text:style-name="Standard">[object Object]</text:p>
      <text:p text:style-name="Standard">yAxisAbs(val)</text:p>
      <text:p text:style-name="Standard">:</text:p>
      <text:p text:style-name="Standard">[object Object]</text:p>
      <text:p text:style-name="Standard">yawAbs(val)</text:p>
      <text:p text:style-name="Standard">:</text:p>
      <text:p text:style-name="Standard">[object Object]</text:p>
      <text:p text:style-name="Standard">zAxisAbs(val)</text:p>
      <text:p text:style-name="Standard">:</text:p>
      <text:p text:style-name="Standard">[object Object]</text:p>
      <text:p text:style-name="Standard">core_commandhandler</text:p>
      <text:p text:style-name="Standard">{6}</text:p>
      <text:p text:style-name="Standard">onDeserialized(d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chemeCommand(scheme, isStartingArg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core_environment</text:p>
      <text:p text:style-name="Standard">{62}</text:p>
      <text:p text:style-name="Standard">groundModels</text:p>
      <text:p text:style-name="Standard">{57}</text:p>
      <text:p text:style-name="Standard">nul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<text:soft-page-break/>isAlias</text:p>
      <text:p text:style-name="Standard">[1]</text:p>
      <text:p text:style-name="Standard">0</text:p>
      <text:p text:style-name="Standard">:</text:p>
      <text:p text:style-name="Standard">groundModels[k] = {data = v.cdata, isAlias = v.isAlias, parent = v.parent, aliases = {}, active = im.BoolPtr(true), color = im.ArrayFloatByTbl(rainbowColor(groundModelSize, i, 1))}</text:p>
      <text:p text:style-name="Standard">ASPHAL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PREPP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<text:soft-page-break/>isAlias</text:p>
      <text:p text:style-name="Standard">:</text:p>
      <text:p text:style-name="Standard">[object Object]</text:p>
      <text:p text:style-name="Standard">ASPHALT_WET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BEACH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BBLESTON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<text:soft-page-break/>[object Object]</text:p>
      <text:p text:style-name="Standard">CONCRE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ERBY_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</text:p>
      <text:p text:style-name="Standard"><text:soft-page-break/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_DUSTY</text:p>
      <text:p text:style-name="Standard">{2}</text:p>
      <text:p text:style-name="Standard">cdata</text:p>
      <text:p text:style-name="Standard"><text:soft-page-break/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SAND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</text:p>
      <text:p text:style-name="Standard">{2}</text:p>
      <text:p text:style-name="Standard">cdata</text:p>
      <text:p text:style-name="Standard">{2}</text:p>
      <text:p text:style-name="Standard">as_table(*)</text:p>
      <text:p text:style-name="Standard"><text:soft-page-break/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_FLOO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RICTIONLE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<text:soft-page-break/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4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<text:soft-page-break/>[object Object]</text:p>
      <text:p text:style-name="Standard">isAlias</text:p>
      <text:p text:style-name="Standard">:</text:p>
      <text:p text:style-name="Standard">[object Object]</text:p>
      <text:p text:style-name="Standard">GRAVEL_WET, GRAVEL_RIVERB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<text:soft-page-break/>:</text:p>
      <text:p text:style-name="Standard">[object Object]</text:p>
      <text:p text:style-name="Standard">GROUNDMODEL_WOOD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IC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KICKPLA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<text:soft-page-break/>LEAVES_STRONG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THIN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_TREA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UD</text:p>
      <text:p text:style-name="Standard">{2}</text:p>
      <text:p text:style-name="Standard"><text:soft-page-break/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PLASTIC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S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YDIRT</text:p>
      <text:p text:style-name="Standard">{2}</text:p>
      <text:p text:style-name="Standard">cdata</text:p>
      <text:p text:style-name="Standard">{2}</text:p>
      <text:p text:style-name="Standard"><text:soft-page-break/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_CLIFF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UMBLE_STRI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TRA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<text:soft-page-break/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HOCK_ABSORBE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LIPPER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NOW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OFT_COLLISION_GENER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<text:soft-page-break/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VO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WOO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oadedGroundModelFiles</text:p>
      <text:p text:style-name="Standard">:</text:p>
      <text:p text:style-name="Standard">[object Object]</text:p>
      <text:p text:style-name="Standard">dumpGroundModels()</text:p>
      <text:p text:style-name="Standard">:</text:p>
      <text:p text:style-name="Standard">[object Object]</text:p>
      <text:p text:style-name="Standard">getAmbientScaleGradientFile()</text:p>
      <text:p text:style-name="Standard">:</text:p>
      <text:p text:style-name="Standard">[object Object]</text:p>
      <text:p text:style-name="Standard">getCloudCover()</text:p>
      <text:p text:style-name="Standard">:</text:p>
      <text:p text:style-name="Standard">[object Object]</text:p>
      <text:p text:style-name="Standard">getCloudCoverByID(objectID)</text:p>
      <text:p text:style-name="Standard">:</text:p>
      <text:p text:style-name="Standard">[object Object]</text:p>
      <text:p text:style-name="Standard">getCloudExposureByID(objectID)</text:p>
      <text:p text:style-name="Standard">:</text:p>
      <text:p text:style-name="Standard">[object Object]</text:p>
      <text:p text:style-name="Standard">getCloudHeightByID(objectID)</text:p>
      <text:p text:style-name="Standard">:</text:p>
      <text:p text:style-name="Standard">[object Object]</text:p>
      <text:p text:style-name="Standard">getCloudWindByID(objectID)</text:p>
      <text:p text:style-name="Standard">:</text:p>
      <text:p text:style-name="Standard"><text:soft-page-break/>[object Object]</text:p>
      <text:p text:style-name="Standard">getColorizeGradientFile()</text:p>
      <text:p text:style-name="Standard">:</text:p>
      <text:p text:style-name="Standard">[object Object]</text:p>
      <text:p text:style-name="Standard">getFogAtmosphereHeight()</text:p>
      <text:p text:style-name="Standard">:</text:p>
      <text:p text:style-name="Standard">[object Object]</text:p>
      <text:p text:style-name="Standard">getFogDensity()</text:p>
      <text:p text:style-name="Standard">[3]</text:p>
      <text:p text:style-name="Standard">0</text:p>
      <text:p text:style-name="Standard">:</text:p>
      <text:p text:style-name="Standard">fog = core_environment.getFogDensity()}</text:p>
      <text:p text:style-name="Standard">1</text:p>
      <text:p text:style-name="Standard">:</text:p>
      <text:p text:style-name="Standard">local fog = core_environment.getFogDensity()</text:p>
      <text:p text:style-name="Standard">2</text:p>
      <text:p text:style-name="Standard">:</text:p>
      <text:p text:style-name="Standard">core_environment.setFogDensity(core_environment.getFogDensity())</text:p>
      <text:p text:style-name="Standard">getFogDensityOffset()</text:p>
      <text:p text:style-name="Standard">:</text:p>
      <text:p text:style-name="Standard">[object Object]</text:p>
      <text:p text:style-name="Standard">getFogScaleGradientFile()</text:p>
      <text:p text:style-name="Standard">:</text:p>
      <text:p text:style-name="Standard">[object Object]</text:p>
      <text:p text:style-name="Standard">getGravity()</text:p>
      <text:p text:style-name="Standard">[2]</text:p>
      <text:p text:style-name="Standard">0</text:p>
      <text:p text:style-name="Standard">:</text:p>
      <text:p text:style-name="Standard">local smAcc = smootherAcc:getUncapped(acc.x, dtSim) / core_environment.getGravity()</text:p>
      <text:p text:style-name="Standard">1</text:p>
      <text:p text:style-name="Standard">:</text:p>
      <text:p text:style-name="Standard">v:queueLuaCommand("obj:setGravity(\""..core_environment.getGravity().."\")")</text:p>
      <text:p text:style-name="Standard">getNightFogGradientFile()</text:p>
      <text:p text:style-name="Standard">:</text:p>
      <text:p text:style-name="Standard">[object Object]</text:p>
      <text:p text:style-name="Standard">getNightGradientFile()</text:p>
      <text:p text:style-name="Standard">:</text:p>
      <text:p text:style-name="Standard">[object Object]</text:p>
      <text:p text:style-name="Standard">getPrecipitation()</text:p>
      <text:p text:style-name="Standard">:</text:p>
      <text:p text:style-name="Standard">[object Object]</text:p>
      <text:p text:style-name="Standard">getShadowDistance()</text:p>
      <text:p text:style-name="Standard">:</text:p>
      <text:p text:style-name="Standard">[object Object]</text:p>
      <text:p text:style-name="Standard">getShadowLogWeight()</text:p>
      <text:p text:style-name="Standard">[1]</text:p>
      <text:p text:style-name="Standard">0</text:p>
      <text:p text:style-name="Standard">:</text:p>
      <text:p text:style-name="Standard">lastLogWeight = core_environment.getShadowLogWeight()</text:p>
      <text:p text:style-name="Standard">getShadowSoftness()</text:p>
      <text:p text:style-name="Standard">:</text:p>
      <text:p text:style-name="Standard">[object Object]</text:p>
      <text:p text:style-name="Standard">getSkyBrightness()</text:p>
      <text:p text:style-name="Standard">:</text:p>
      <text:p text:style-name="Standard"><text:soft-page-break/>[object Object]</text:p>
      <text:p text:style-name="Standard">getState()</text:p>
      <text:p text:style-name="Standard">:</text:p>
      <text:p text:style-name="Standard">[object Object]</text:p>
      <text:p text:style-name="Standard">getSunScaleGradientFile()</text:p>
      <text:p text:style-name="Standard">:</text:p>
      <text:p text:style-name="Standard">[object Object]</text:p>
      <text:p text:style-name="Standard">getTemperatureK()</text:p>
      <text:p text:style-name="Standard">:</text:p>
      <text:p text:style-name="Standard">[object Object]</text:p>
      <text:p text:style-name="Standard">getTimeOfDay()</text:p>
      <text:p text:style-name="Standard">[3]</text:p>
      <text:p text:style-name="Standard">0</text:p>
      <text:p text:style-name="Standard">:</text:p>
      <text:p text:style-name="Standard">local tod = core_environment.getTimeOfDay()</text:p>
      <text:p text:style-name="Standard">1</text:p>
      <text:p text:style-name="Standard">:</text:p>
      <text:p text:style-name="Standard">local tod = core_environment.getTimeOfDay()</text:p>
      <text:p text:style-name="Standard">2</text:p>
      <text:p text:style-name="Standard">:</text:p>
      <text:p text:style-name="Standard">local tod = core_environment.getTimeOfDay()</text:p>
      <text:p text:style-name="Standard">getWindSpeed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ostStart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EditorEnabled(enabled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loadGroundModels(missionFile)</text:p>
      <text:p text:style-name="Standard">[1]</text:p>
      <text:p text:style-name="Standard">0</text:p>
      <text:p text:style-name="Standard">:</text:p>
      <text:p text:style-name="Standard">if im.MenuItem1("Restore default") then core_environment.reloadGroundModels() setup()</text:p>
      <text:p text:style-name="Standard">requestState()</text:p>
      <text:p text:style-name="Standard"><text:soft-page-break/>:</text:p>
      <text:p text:style-name="Standard">[object Object]</text:p>
      <text:p text:style-name="Standard">reset()</text:p>
      <text:p text:style-name="Standard">:</text:p>
      <text:p text:style-name="Standard">[object Object]</text:p>
      <text:p text:style-name="Standard">reset_init()</text:p>
      <text:p text:style-name="Standard">[1]</text:p>
      <text:p text:style-name="Standard">0</text:p>
      <text:p text:style-name="Standard">:</text:p>
      <text:p text:style-name="Standard">core_environment.reset_init()</text:p>
      <text:p text:style-name="Standard">setAmbientScaleGradientFile(ambientScaleGradientFile)</text:p>
      <text:p text:style-name="Standard">:</text:p>
      <text:p text:style-name="Standard">[object Object]</text:p>
      <text:p text:style-name="Standard">setCloudCover(cloud)</text:p>
      <text:p text:style-name="Standard">:</text:p>
      <text:p text:style-name="Standard">[object Object]</text:p>
      <text:p text:style-name="Standard">setCloudCoverByID(objectID, coverage)</text:p>
      <text:p text:style-name="Standard">:</text:p>
      <text:p text:style-name="Standard">[object Object]</text:p>
      <text:p text:style-name="Standard">setCloudExposureByID(objectID, exposure)</text:p>
      <text:p text:style-name="Standard">:</text:p>
      <text:p text:style-name="Standard">[object Object]</text:p>
      <text:p text:style-name="Standard">setCloudHeightByID(objectID, height)</text:p>
      <text:p text:style-name="Standard">:</text:p>
      <text:p text:style-name="Standard">[object Object]</text:p>
      <text:p text:style-name="Standard">setCloudWindByID(objectID, windSpeed)</text:p>
      <text:p text:style-name="Standard">:</text:p>
      <text:p text:style-name="Standard">[object Object]</text:p>
      <text:p text:style-name="Standard">setColorizeGradientFile(colorizeGradientFile)</text:p>
      <text:p text:style-name="Standard">:</text:p>
      <text:p text:style-name="Standard">[object Object]</text:p>
      <text:p text:style-name="Standard">setFogAtmosphereHeight(fogHeight)</text:p>
      <text:p text:style-name="Standard">:</text:p>
      <text:p text:style-name="Standard">[object Object]</text:p>
      <text:p text:style-name="Standard">setFogDensity(fog)</text:p>
      <text:p text:style-name="Standard">[3]</text:p>
      <text:p text:style-name="Standard">0</text:p>
      <text:p text:style-name="Standard">:</text:p>
      <text:p text:style-name="Standard">core_environment.setFogDensity(import.environment.fog)</text:p>
      <text:p text:style-name="Standard">1</text:p>
      <text:p text:style-name="Standard">:</text:p>
      <text:p text:style-name="Standard">core_environment.setFogDensity(fog)</text:p>
      <text:p text:style-name="Standard">2</text:p>
      <text:p text:style-name="Standard">:</text:p>
      <text:p text:style-name="Standard">core_environment.setFogDensity(saveSettings.fogValue[0])</text:p>
      <text:p text:style-name="Standard">setFogDensityOffset(fogOffset)</text:p>
      <text:p text:style-name="Standard">:</text:p>
      <text:p text:style-name="Standard">[object Object]</text:p>
      <text:p text:style-name="Standard">setFogScaleGradientFile(fogScaleGradientFile)</text:p>
      <text:p text:style-name="Standard">:</text:p>
      <text:p text:style-name="Standard">[object Object]</text:p>
      <text:p text:style-name="Standard">setGravity(grav)</text:p>
      <text:p text:style-name="Standard">:</text:p>
      <text:p text:style-name="Standard">[object Object]</text:p>
      <text:p text:style-name="Standard"><text:soft-page-break/>setNightFogGradientFile(nightFogGradientFile)</text:p>
      <text:p text:style-name="Standard">:</text:p>
      <text:p text:style-name="Standard">[object Object]</text:p>
      <text:p text:style-name="Standard">setNightGradientFile(nightGradientFile)</text:p>
      <text:p text:style-name="Standard">:</text:p>
      <text:p text:style-name="Standard">[object Object]</text:p>
      <text:p text:style-name="Standard">setPrecipitation(rainDrops)</text:p>
      <text:p text:style-name="Standard">:</text:p>
      <text:p text:style-name="Standard">[object Object]</text:p>
      <text:p text:style-name="Standard">setShadowDistance(shadowDistance)</text:p>
      <text:p text:style-name="Standard">:</text:p>
      <text:p text:style-name="Standard">[object Object]</text:p>
      <text:p text:style-name="Standard">setShadowLogWeight(logWeight)</text:p>
      <text:p text:style-name="Standard">[1]</text:p>
      <text:p text:style-name="Standard">0</text:p>
      <text:p text:style-name="Standard">:</text:p>
      <text:p text:style-name="Standard">core_environment.setShadowLogWeight( isCameraInsideNow and 0.996 or lastLogWeight )</text:p>
      <text:p text:style-name="Standard">setShadowSoftness(shadowSoftness)</text:p>
      <text:p text:style-name="Standard">:</text:p>
      <text:p text:style-name="Standard">[object Object]</text:p>
      <text:p text:style-name="Standard">setSkyBrightness(skyBrightness)</text:p>
      <text:p text:style-name="Standard">:</text:p>
      <text:p text:style-name="Standard">[object Object]</text:p>
      <text:p text:style-name="Standard">setState(state)</text:p>
      <text:p text:style-name="Standard">:</text:p>
      <text:p text:style-name="Standard">[object Object]</text:p>
      <text:p text:style-name="Standard">setSunScaleGradientFile(sunScaleGradientFile)</text:p>
      <text:p text:style-name="Standard">:</text:p>
      <text:p text:style-name="Standard">[object Object]</text:p>
      <text:p text:style-name="Standard">setTimeOfDay(timeOfDay)</text:p>
      <text:p text:style-name="Standard">[3]</text:p>
      <text:p text:style-name="Standard">0</text:p>
      <text:p text:style-name="Standard">:</text:p>
      <text:p text:style-name="Standard">core_environment.setTimeOfDay(tod)</text:p>
      <text:p text:style-name="Standard">1</text:p>
      <text:p text:style-name="Standard">:</text:p>
      <text:p text:style-name="Standard">core_environment.setTimeOfDay(tod)</text:p>
      <text:p text:style-name="Standard">2</text:p>
      <text:p text:style-name="Standard">:</text:p>
      <text:p text:style-name="Standard">core_environment.setTimeOfDay(tod)</text:p>
      <text:p text:style-name="Standard">setWindSpeed(windSpeed)</text:p>
      <text:p text:style-name="Standard">:</text:p>
      <text:p text:style-name="Standard">[object Object]</text:p>
      <text:p text:style-name="Standard">core_flowgraphManager</text:p>
      <text:p text:style-name="Standard">{26}</text:p>
      <text:p text:style-name="Standard">enableUsageTracking</text:p>
      <text:p text:style-name="Standard">:</text:p>
      <text:p text:style-name="Standard">[object Object]</text:p>
      <text:p text:style-name="Standard">addManager(data)</text:p>
      <text:p text:style-name="Standard">[1]</text:p>
      <text:p text:style-name="Standard">0</text:p>
      <text:p text:style-name="Standard">:</text:p>
      <text:p text:style-name="Standard">local m = core_flowgraphManager.addManager()</text:p>
      <text:p text:style-name="Standard">clearAllManagers()</text:p>
      <text:p text:style-name="Standard"><text:soft-page-break/>:</text:p>
      <text:p text:style-name="Standard">[object Object]</text:p>
      <text:p text:style-name="Standard">controls(name)</text:p>
      <text:p text:style-name="Standard">:</text:p>
      <text:p text:style-name="Standard">[object Object]</text:p>
      <text:p text:style-name="Standard">getAllManagers()</text:p>
      <text:p text:style-name="Standard">[1]</text:p>
      <text:p text:style-name="Standard">0</text:p>
      <text:p text:style-name="Standard">:</text:p>
      <text:p text:style-name="Standard">for _, mgr in ipairs(core_flowgraphManager.getAllManagers()) do</text:p>
      <text:p text:style-name="Standard">getAvailableNodeTemplates()</text:p>
      <text:p text:style-name="Standard">:</text:p>
      <text:p text:style-name="Standard">[object Object]</text:p>
      <text:p text:style-name="Standard">getAvailablePinTypes(node)</text:p>
      <text:p text:style-name="Standard">:</text:p>
      <text:p text:style-name="Standard">[object Object]</text:p>
      <text:p text:style-name="Standard">getAvailableStateTemplates()</text:p>
      <text:p text:style-name="Standard">:</text:p>
      <text:p text:style-name="Standard">[object Object]</text:p>
      <text:p text:style-name="Standard">getManagerByID(id)</text:p>
      <text:p text:style-name="Standard">:</text:p>
      <text:p text:style-name="Standard">[object Object]</text:p>
      <text:p text:style-name="Standard">getNextUniqueIdentifier()</text:p>
      <text:p text:style-name="Standard">:</text:p>
      <text:p text:style-name="Standard">[object Object]</text:p>
      <text:p text:style-name="Standard">getSingleton(name)</text:p>
      <text:p text:style-name="Standard">:</text:p>
      <text:p text:style-name="Standard">[object Object]</text:p>
      <text:p text:style-name="Standard">loadManager(filepath, hidden, keepSavedDirs)</text:p>
      <text:p text:style-name="Standard">[3]</text:p>
      <text:p text:style-name="Standard">0</text:p>
      <text:p text:style-name="Standard">:</text:p>
      <text:p text:style-name="Standard">local mgr = core_flowgraphManager.loadManager(path)</text:p>
      <text:p text:style-name="Standard">1</text:p>
      <text:p text:style-name="Standard">:</text:p>
      <text:p text:style-name="Standard">fg = core_flowgraphManager.loadManager(sc.track.flowgraph.file)</text:p>
      <text:p text:style-name="Standard">2</text:p>
      <text:p text:style-name="Standard">:</text:p>
      <text:p text:style-name="Standard">local mgr = core_flowgraphManager.loadManager(path)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lowgraphSceneObjectAdd(id, name, fgPath)</text:p>
      <text:p text:style-name="Standard">:</text:p>
      <text:p text:style-name="Standard">[object Object]</text:p>
      <text:p text:style-name="Standard">onFlowgraphSceneObjectChanged(id, name, fgPath)</text:p>
      <text:p text:style-name="Standard">:</text:p>
      <text:p text:style-name="Standard">[object Object]</text:p>
      <text:p text:style-name="Standard"><text:soft-page-break/>onFlowgraphSceneObjectRemove(id, name, fgPath)</text:p>
      <text:p text:style-name="Standard">:</text:p>
      <text:p text:style-name="Standard">[object Object]</text:p>
      <text:p text:style-name="Standard">onLoadingScreenFadeout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freshDependencies()</text:p>
      <text:p text:style-name="Standard">:</text:p>
      <text:p text:style-name="Standard">[object Object]</text:p>
      <text:p text:style-name="Standard">removeManager(mgr)</text:p>
      <text:p text:style-name="Standard">[1]</text:p>
      <text:p text:style-name="Standard">0</text:p>
      <text:p text:style-name="Standard">:</text:p>
      <text:p text:style-name="Standard">core_flowgraphManager.removeManager(fg)</text:p>
      <text:p text:style-name="Standard">removeNextFrame(mgr)</text:p>
      <text:p text:style-name="Standard">:</text:p>
      <text:p text:style-name="Standard">[object Object]</text:p>
      <text:p text:style-name="Standard">startNextFrame(mgr)</text:p>
      <text:p text:style-name="Standard">:</text:p>
      <text:p text:style-name="Standard">[object Object]</text:p>
      <text:p text:style-name="Standard">startOnLoadingScreenFadeout(fg)</text:p>
      <text:p text:style-name="Standard">[1]</text:p>
      <text:p text:style-name="Standard">0</text:p>
      <text:p text:style-name="Standard">:</text:p>
      <text:p text:style-name="Standard">core_flowgraphManager.startOnLoadingScreenFadeout(mgr)</text:p>
      <text:p text:style-name="Standard">core_forest</text:p>
      <text:p text:style-name="Standard">{1}</text:p>
      <text:p text:style-name="Standard">getForestObject()</text:p>
      <text:p text:style-name="Standard">[3]</text:p>
      <text:p text:style-name="Standard">0</text:p>
      <text:p text:style-name="Standard">:</text:p>
      <text:p text:style-name="Standard">if core_forest.getForestObject() then core_forest.getForestObject():disableCollision()</text:p>
      <text:p text:style-name="Standard">1</text:p>
      <text:p text:style-name="Standard">:</text:p>
      <text:p text:style-name="Standard">if core_forest.getForestObject() then core_forest.getForestObject():enableCollision()</text:p>
      <text:p text:style-name="Standard">2</text:p>
      <text:p text:style-name="Standard">:</text:p>
      <text:p text:style-name="Standard">forest = core_forest.getForestObject()</text:p>
      <text:p text:style-name="Standard">core_gamestate</text:p>
      <text:p text:style-name="Standard">{12}</text:p>
      <text:p text:style-name="Standard">getLoadingStatus(tagName)</text:p>
      <text:p text:style-name="Standard">[2]</text:p>
      <text:p text:style-name="Standard">0</text:p>
      <text:p text:style-name="Standard">:</text:p>
      <text:p text:style-name="Standard">elseif not core_gamestate.getLoadingStatus(logTag .. '.startFreeroamHelper') then</text:p>
      <text:p text:style-name="Standard">1</text:p>
      <text:p text:style-name="Standard">:</text:p>
      <text:p text:style-name="Standard">if core_gamestate.getLoadingStatus(logTag) then return</text:p>
      <text:p text:style-name="Standard"><text:soft-page-break/>loading()</text:p>
      <text:p text:style-name="Standard">:</text:p>
      <text:p text:style-name="Standard">[object Object]</text:p>
      <text:p text:style-name="Standard">loadingScreenActiv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UIInitialised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requestEnterLoadingScreen(tagName, func)</text:p>
      <text:p text:style-name="Standard">[3]</text:p>
      <text:p text:style-name="Standard">0</text:p>
      <text:p text:style-name="Standard">:</text:p>
      <text:p text:style-name="Standard">core_gamestate.requestEnterLoadingScreen(logTag .. '.startFreeroamHelper')</text:p>
      <text:p text:style-name="Standard">1</text:p>
      <text:p text:style-name="Standard">:</text:p>
      <text:p text:style-name="Standard">core_gamestate.requestEnterLoadingScreen(logTag)</text:p>
      <text:p text:style-name="Standard">2</text:p>
      <text:p text:style-name="Standard">:</text:p>
      <text:p text:style-name="Standard">core_gamestate.requestEnterLoadingScreen(logTag)</text:p>
      <text:p text:style-name="Standard">requestExitLoadingScreen(tagName, ignoreMenuswitch)</text:p>
      <text:p text:style-name="Standard">[3]</text:p>
      <text:p text:style-name="Standard">0</text:p>
      <text:p text:style-name="Standard">:</text:p>
      <text:p text:style-name="Standard">core_gamestate.requestExitLoadingScreen(logTag .. '.startFreeroamHelper')</text:p>
      <text:p text:style-name="Standard">1</text:p>
      <text:p text:style-name="Standard">:</text:p>
      <text:p text:style-name="Standard">core_gamestate.requestExitLoadingScreen(logTag)</text:p>
      <text:p text:style-name="Standard">2</text:p>
      <text:p text:style-name="Standard">:</text:p>
      <text:p text:style-name="Standard">core_gamestate.requestExitLoadingScreen(logTag)</text:p>
      <text:p text:style-name="Standard">requestGameState()</text:p>
      <text:p text:style-name="Standard">[1]</text:p>
      <text:p text:style-name="Standard">0</text:p>
      <text:p text:style-name="Standard">:</text:p>
      <text:p text:style-name="Standard">core_gamestate.requestGameState()</text:p>
      <text:p text:style-name="Standard">requestMainMenuState()</text:p>
      <text:p text:style-name="Standard">:</text:p>
      <text:p text:style-name="Standard">[object Object]</text:p>
      <text:p text:style-name="Standard">setGameState(state, appLayout, menuItems, options)</text:p>
      <text:p text:style-name="Standard">[3]</text:p>
      <text:p text:style-name="Standard">0</text:p>
      <text:p text:style-name="Standard">:</text:p>
      <text:p text:style-name="Standard">core_gamestate.setGameState(configData.gameState and configData.gameState or 'scenario', 'collectionEvent')</text:p>
      <text:p text:style-name="Standard">1</text:p>
      <text:p text:style-name="Standard"><text:soft-page-break/>:</text:p>
      <text:p text:style-name="Standard">core_gamestate.setGameState('exploration', 'exploration', 'scenario')</text:p>
      <text:p text:style-name="Standard">2</text:p>
      <text:p text:style-name="Standard">:</text:p>
      <text:p text:style-name="Standard">core_gamestate.setGameState('exploration', 'scenario', 'freeroam')</text:p>
      <text:p text:style-name="Standard">core_hardwareinfo</text:p>
      <text:p text:style-name="Standard">{11}</text:p>
      <text:p text:style-name="Standard">acknowledgeWarning(warning)</text:p>
      <text:p text:style-name="Standard">:</text:p>
      <text:p text:style-name="Standard">[object Object]</text:p>
      <text:p text:style-name="Standard">diskInfoCallback(data)</text:p>
      <text:p text:style-name="Standard">:</text:p>
      <text:p text:style-name="Standard">[object Object]</text:p>
      <text:p text:style-name="Standard">getInfo()</text:p>
      <text:p text:style-name="Standard">:</text:p>
      <text:p text:style-name="Standard">[object Object]</text:p>
      <text:p text:style-name="Standard">latestBananbench()</text:p>
      <text:p text:style-name="Standard">:</text:p>
      <text:p text:style-name="Standard">[object Object]</text:p>
      <text:p text:style-name="Standard">latestBenchmarkExists()</text:p>
      <text:p text:style-name="Standard">:</text:p>
      <text:p text:style-name="Standard">[object Object]</text:p>
      <text:p text:style-name="Standard">logInfo(filename)</text:p>
      <text:p text:style-name="Standard">:</text:p>
      <text:p text:style-name="Standard">[object Object]</text:p>
      <text:p text:style-name="Standard">onBananaBenchReady(outFilename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requestInfo()</text:p>
      <text:p text:style-name="Standard">:</text:p>
      <text:p text:style-name="Standard">[object Object]</text:p>
      <text:p text:style-name="Standard">runDiskUsage()</text:p>
      <text:p text:style-name="Standard">:</text:p>
      <text:p text:style-name="Standard">[object Object]</text:p>
      <text:p text:style-name="Standard">runPhysicsBenchmark()</text:p>
      <text:p text:style-name="Standard">:</text:p>
      <text:p text:style-name="Standard">[object Object]</text:p>
      <text:p text:style-name="Standard">core_highscores</text:p>
      <text:p text:style-name="Standard">{5}</text:p>
      <text:p text:style-name="Standard">getHighscores()</text:p>
      <text:p text:style-name="Standard">:</text:p>
      <text:p text:style-name="Standard">[object Object]</text:p>
      <text:p text:style-name="Standard">getScenarioHighscores(levelName, scenarioName, configKey)</text:p>
      <text:p text:style-name="Standard">:</text:p>
      <text:p text:style-name="Standard">[object Object]</text:p>
      <text:p text:style-name="Standard">setHighscores(scores)</text:p>
      <text:p text:style-name="Standard">:</text:p>
      <text:p text:style-name="Standard">[object Object]</text:p>
      <text:p text:style-name="Standard">setScenarioHighscores(timeInMillis, vehicleBrand, vehicleName, playerName, levelName, scenarioName, configKey)</text:p>
      <text:p text:style-name="Standard">:</text:p>
      <text:p text:style-name="Standard">[object Object]</text:p>
      <text:p text:style-name="Standard"><text:soft-page-break/>setScenarioHighscoresCustom(timeInMillis, record, levelName, scenarioName, configKey)</text:p>
      <text:p text:style-name="Standard">[1]</text:p>
      <text:p text:style-name="Standard">0</text:p>
      <text:p text:style-name="Standard">:</text:p>
      <text:p text:style-name="Standard">core_highscores.setScenarioHighscoresCustom(final.finalTime*1000, record, scenario.levelName, scenario.name, "busRoute")</text:p>
      <text:p text:style-name="Standard">core_input_actionFilter</text:p>
      <text:p text:style-name="Standard">{4}</text:p>
      <text:p text:style-name="Standard">addAction(filter, actionName, filtered)</text:p>
      <text:p text:style-name="Standard">:</text:p>
      <text:p text:style-name="Standard">[object Object]</text:p>
      <text:p text:style-name="Standard">clear(filter)</text:p>
      <text:p text:style-name="Standard">:</text:p>
      <text:p text:style-name="Standard">[object Object]</text:p>
      <text:p text:style-name="Standard">getGroup(name)</text:p>
      <text:p text:style-name="Standard">:</text:p>
      <text:p text:style-name="Standard">[object Object]</text:p>
      <text:p text:style-name="Standard">setGroup(name, arrayValues)</text:p>
      <text:p text:style-name="Standard">:</text:p>
      <text:p text:style-name="Standard">[object Object]</text:p>
      <text:p text:style-name="Standard">core_input_actions</text:p>
      <text:p text:style-name="Standard">{10}</text:p>
      <text:p text:style-name="Standard">dependencies</text:p>
      <text:p text:style-name="Standard">:</text:p>
      <text:p text:style-name="Standard">[object Object]</text:p>
      <text:p text:style-name="Standard">actionToCommands(action)</text:p>
      <text:p text:style-name="Standard">[1]</text:p>
      <text:p text:style-name="Standard">0</text:p>
      <text:p text:style-name="Standard">:</text:p>
      <text:p text:style-name="Standard">success, actionMap, actsOnChange, onChange, actsOnDown, onDown, actsOnUp, onUp, isRelative, ctx, isCentered = core_input_actions.actionToCommands(b["action"])</text:p>
      <text:p text:style-name="Standard">getActionId(action)</text:p>
      <text:p text:style-name="Standard">:</text:p>
      <text:p text:style-name="Standard">[object Object]</text:p>
      <text:p text:style-name="Standard">getActions()</text:p>
      <text:p text:style-name="Standard">[3]</text:p>
      <text:p text:style-name="Standard">0</text:p>
      <text:p text:style-name="Standard">:</text:p>
      <text:p text:style-name="Standard">for actionName,action in pairs(core_input_actions.getActions()) do</text:p>
      <text:p text:style-name="Standard">1</text:p>
      <text:p text:style-name="Standard">:</text:p>
      <text:p text:style-name="Standard">local vehicleName = core_input_actions.getActions()[b.action].vehicle</text:p>
      <text:p text:style-name="Standard">2</text:p>
      <text:p text:style-name="Standard">:</text:p>
      <text:p text:style-name="Standard">local actionmap = extensions.core_input_actions.getActions()[binding.action].actionMap</text:p>
      <text:p text:style-name="Standard">nameToUniqueName(actionName, vehicleName)</text:p>
      <text:p text:style-name="Standard">[2]</text:p>
      <text:p text:style-name="Standard">0</text:p>
      <text:p text:style-name="Standard">:</text:p>
      <text:p text:style-name="Standard">local action = core_input_actions.nameToUniqueName(b.action, vehicleName)</text:p>
      <text:p text:style-name="Standard">1</text:p>
      <text:p text:style-name="Standard">:</text:p>
      <text:p text:style-name="Standard">local action = core_input_actions.nameToUniqueName(b.action, vehicleName)</text:p>
      <text:p text:style-name="Standard">onFileChanged(filename)</text:p>
      <text:p text:style-name="Standard">:</text:p>
      <text:p text:style-name="Standard">[object Object]</text:p>
      <text:p text:style-name="Standard"><text:soft-page-break/>onFirstUpdat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parseAction(action)</text:p>
      <text:p text:style-name="Standard">[3]</text:p>
      <text:p text:style-name="Standard">0</text:p>
      <text:p text:style-name="Standard">:</text:p>
      <text:p text:style-name="Standard">success, b.action = core_input_actions.parseAction(b.action)</text:p>
      <text:p text:style-name="Standard">1</text:p>
      <text:p text:style-name="Standard">:</text:p>
      <text:p text:style-name="Standard">success, action = core_input_actions.parseAction(action)</text:p>
      <text:p text:style-name="Standard">2</text:p>
      <text:p text:style-name="Standard">:</text:p>
      <text:p text:style-name="Standard">success, action = core_input_actions.parseAction(action)</text:p>
      <text:p text:style-name="Standard">uniqueNameToName(uniqueActionName, vehicleName)</text:p>
      <text:p text:style-name="Standard">[2]</text:p>
      <text:p text:style-name="Standard">0</text:p>
      <text:p text:style-name="Standard">:</text:p>
      <text:p text:style-name="Standard">for _,b in pairs(diffData.bindings or {}) do b.action = core_input_actions.uniqueNameToName(b.action, vehicleName)</text:p>
      <text:p text:style-name="Standard">1</text:p>
      <text:p text:style-name="Standard">:</text:p>
      <text:p text:style-name="Standard">for _,b in pairs(diffData.removed or {}) do b.action = core_input_actions.uniqueNameToName(b.action, vehicleName)</text:p>
      <text:p text:style-name="Standard">core_input_bindings</text:p>
      <text:p text:style-name="Standard">{15}</text:p>
      <text:p text:style-name="Standard">dependencies</text:p>
      <text:p text:style-name="Standard">:</text:p>
      <text:p text:style-name="Standard">[object Object]</text:p>
      <text:p text:style-name="Standard">isMenuActive</text:p>
      <text:p text:style-name="Standard">[2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1</text:p>
      <text:p text:style-name="Standard">:</text:p>
      <text:p text:style-name="Standard">if not core_input_bindings.isMenuActive then</text:p>
      <text:p text:style-name="Standard">getAssignedPlayers()</text:p>
      <text:p text:style-name="Standard">[3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1</text:p>
      <text:p text:style-name="Standard">:</text:p>
      <text:p text:style-name="Standard">local assignedPlayers = extensions.core_input_bindings.getAssignedPlayers()</text:p>
      <text:p text:style-name="Standard">2</text:p>
      <text:p text:style-name="Standard">:</text:p>
      <text:p text:style-name="Standard">local assignedPlayers = extensions.core_input_bindings.getAssignedPlayers()</text:p>
      <text:p text:style-name="Standard">getControlForAction(actionName)</text:p>
      <text:p text:style-name="Standard">:</text:p>
      <text:p text:style-name="Standard">[object Object]</text:p>
      <text:p text:style-name="Standard">menuActive(active)</text:p>
      <text:p text:style-name="Standard">[3]</text:p>
      <text:p text:style-name="Standard"><text:soft-page-break/>0</text:p>
      <text:p text:style-name="Standard">:</text:p>
      <text:p text:style-name="Standard">extensions.core_input_bindings.menuActive(true)</text:p>
      <text:p text:style-name="Standard">1</text:p>
      <text:p text:style-name="Standard">:</text:p>
      <text:p text:style-name="Standard">extensions.core_input_bindings.menuActive(true)</text:p>
      <text:p text:style-name="Standard">2</text:p>
      <text:p text:style-name="Standard">:</text:p>
      <text:p text:style-name="Standard">extensions.core_input_bindings.menuActive(false)</text:p>
      <text:p text:style-name="Standard">notifyAll(reason)</text:p>
      <text:p text:style-name="Standard">:</text:p>
      <text:p text:style-name="Standard">[object Object]</text:p>
      <text:p text:style-name="Standard">notifyUI(reason)</text:p>
      <text:p text:style-name="Standard">:</text:p>
      <text:p text:style-name="Standard">[object Object]</text:p>
      <text:p text:style-name="Standard">onDeviceChanged()</text:p>
      <text:p text:style-name="Standard">:</text:p>
      <text:p text:style-name="Standard">[object Object]</text:p>
      <text:p text:style-name="Standard">onFileChanged(filename, t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MultiseatChanged()</text:p>
      <text:p text:style-name="Standard">[1]</text:p>
      <text:p text:style-name="Standard">0</text:p>
      <text:p text:style-name="Standard">:</text:p>
      <text:p text:style-name="Standard">extensions.core_input_bindings.onMultiseatChanged('multiseat setting changed')</text:p>
      <text:p text:style-name="Standard">onVehicleSwitched(oldId, newId, player)</text:p>
      <text:p text:style-name="Standard">:</text:p>
      <text:p text:style-name="Standard">[object Object]</text:p>
      <text:p text:style-name="Standard">resetAllBindings()</text:p>
      <text:p text:style-name="Standard">:</text:p>
      <text:p text:style-name="Standard">[object Object]</text:p>
      <text:p text:style-name="Standard">saveBindingsToDisk(data)</text:p>
      <text:p text:style-name="Standard">:</text:p>
      <text:p text:style-name="Standard">[object Object]</text:p>
      <text:p text:style-name="Standard">updateGFX(dtRaw)</text:p>
      <text:p text:style-name="Standard">[1]</text:p>
      <text:p text:style-name="Standard">0</text:p>
      <text:p text:style-name="Standard">:</text:p>
      <text:p text:style-name="Standard">extensions.core_input_bindings.updateGFX(dtRaw)</text:p>
      <text:p text:style-name="Standard">core_input_categories</text:p>
      <text:p text:style-name="Standard">{12}</text:p>
      <text:p text:style-name="Standard">camera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<text:soft-page-break/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editor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local icons = require("editor/iconOverview")</text:p>
      <text:p text:style-name="Standard">1</text:p>
      <text:p text:style-name="Standard">:</text:p>
      <text:p text:style-name="Standard">editor.uiIconImage(editor.icons.ab_asset_image, size, col)</text:p>
      <text:p text:style-name="Standard">2</text:p>
      <text:p text:style-name="Standard">:</text:p>
      <text:p text:style-name="Standard">editor.uiIconImage(editor.icons.ab_asset_json, size, col)</text:p>
      <text:p text:style-name="Standard">order</text:p>
      <text:p text:style-name="Standard">[3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1</text:p>
      <text:p text:style-name="Standard">:</text:p>
      <text:p text:style-name="Standard">table.insert(editor.orderTable, obj:getID())</text:p>
      <text:p text:style-name="Standard">2</text:p>
      <text:p text:style-name="Standard">:</text:p>
      <text:p text:style-name="Standard">editor.orderTable = {}</text:p>
      <text:p text:style-name="Standard">title</text:p>
      <text:p text:style-name="Standard">:</text:p>
      <text:p text:style-name="Standard">[object Object]</text:p>
      <text:p text:style-name="Standard">flowgraph</text:p>
      <text:p text:style-name="Standard">{4}</text:p>
      <text:p text:style-name="Standard">desc</text:p>
      <text:p text:style-name="Standard">:</text:p>
      <text:p text:style-name="Standard">[object Object]</text:p>
      <text:p text:style-name="Standard"><text:soft-page-break/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am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eneral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editor.uiVertSeparator(editor.getPreference("ui.general.iconButtonSize"), imgui.ImVec2(0, 0))</text:p>
      <text:p text:style-name="Standard">1</text:p>
      <text:p text:style-name="Standard">:</text:p>
      <text:p text:style-name="Standard">editor.uiVertSeparator(editor.getPreference("ui.general.iconButtonSize"), im.ImVec2(0,0))</text:p>
      <text:p text:style-name="Standard">2</text:p>
      <text:p text:style-name="Standard">:</text:p>
      <text:p text:style-name="Standard">if path == "ui.general.iconButtonSize" then editor.setDefaultIconButtonSize(value)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menu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<text:soft-page-break/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r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slowmotion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<text:soft-page-break/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specific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core_input_deprecatedActions</text:p>
      <text:p text:style-name="Standard">{53}</text:p>
      <text:p text:style-name="Standard">accelerat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brak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1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1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2</text:p>
      <text:p text:style-name="Standard"><text:soft-page-break/>{1}</text:p>
      <text:p text:style-name="Standard">replacement</text:p>
      <text:p text:style-name="Standard">:</text:p>
      <text:p text:style-name="Standard">[object Object]</text:p>
      <text:p text:style-name="Standard">camera_hotkey_2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3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3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4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4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5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5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6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6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7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<text:soft-page-break/>camera_hotkey_7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8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8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9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9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lutch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Force</text:p>
      <text:p text:style-name="Standard">{1}</text:p>
      <text:p text:style-name="Standard">replacement</text:p>
      <text:p text:style-name="Standard">:</text:p>
      <text:p text:style-name="Standard"><text:soft-page-break/>[object Object]</text:p>
      <text:p text:style-name="Standard">grabNodeLock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M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andle_escap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ide_ui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altime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load_bindings</text:p>
      <text:p text:style-name="Standard">{1}</text:p>
      <text:p text:style-name="Standard">obsolete</text:p>
      <text:p text:style-name="Standard"><text:soft-page-break/>:</text:p>
      <text:p text:style-name="Standard">[object Object]</text:p>
      <text:p text:style-name="Standard">reload_system_lua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etZoomFOV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how_metr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low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camera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reset_vehic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P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reeLook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QuickAccess</text:p>
      <text:p text:style-name="Standard">{1}</text:p>
      <text:p text:style-name="Standard"><text:soft-page-break/>replacement</text:p>
      <text:p text:style-name="Standard">:</text:p>
      <text:p text:style-name="Standard">[object Object]</text:p>
      <text:p text:style-name="Standard">toggleZoom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_dashboard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_phys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ore_input_virtualInput</text:p>
      <text:p text:style-name="Standard">{7}</text:p>
      <text:p text:style-name="Standard">createDevice(productName, vidpid, axes, buttons, povs)</text:p>
      <text:p text:style-name="Standard">[1]</text:p>
      <text:p text:style-name="Standard">0</text:p>
      <text:p text:style-name="Standard">:</text:p>
      <text:p text:style-name="Standard">local deviceInst = extensions.core_input_virtualInput.createDevice(deviceName, "bngremotectrlv1", nAxes, nButtons, nPovs)</text:p>
      <text:p text:style-name="Standard">deleteDevice(deviceInstance)</text:p>
      <text:p text:style-name="Standard">[1]</text:p>
      <text:p text:style-name="Standard">0</text:p>
      <text:p text:style-name="Standard">:</text:p>
      <text:p text:style-name="Standard">extensions.core_input_virtualInput.deleteDevice(virtualDevices[ip].deviceInst)</text:p>
      <text:p text:style-name="Standard">emit(deviceInstance, objType, objectInstance, action, val)</text:p>
      <text:p text:style-name="Standard">[3]</text:p>
      <text:p text:style-name="Standard">0</text:p>
      <text:p text:style-name="Standard">:</text:p>
      <text:p text:style-name="Standard">if dev.state.button0 ~= state.button0 then extensions.core_input_virtualInput.emit(dev.deviceInst, "button", 0, (state.button0 &gt; 0.5) and "down" or "up", state.button0)</text:p>
      <text:p text:style-name="Standard">1</text:p>
      <text:p text:style-name="Standard">:</text:p>
      <text:p text:style-name="Standard">if dev.state.button1 ~= state.button1 then extensions.core_input_virtualInput.emit(dev.deviceInst, "button", 1, (state.button1 &gt; 0.5) and "down" or "up", state.button1)</text:p>
      <text:p text:style-name="Standard">2</text:p>
      <text:p text:style-name="Standard">:</text:p>
      <text:p text:style-name="Standard">if dev.state.axis0 ~= state.axis0 then extensions.core_input_virtualInput.emit(dev.deviceInst, "axis", 0, "change", state.axis0 )</text:p>
      <text:p text:style-name="Standard">onFirstUpdat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core_inventory</text:p>
      <text:p text:style-name="Standard"><text:soft-page-break/>{9}</text:p>
      <text:p text:style-name="Standard">addItem(itemType, valueObj)</text:p>
      <text:p text:style-name="Standard">[3]</text:p>
      <text:p text:style-name="Standard">0</text:p>
      <text:p text:style-name="Standard">:</text:p>
      <text:p text:style-name="Standard">core_inventory.addItem("$$$_VEHICLES", vehicleData)</text:p>
      <text:p text:style-name="Standard">1</text:p>
      <text:p text:style-name="Standard">:</text:p>
      <text:p text:style-name="Standard">core_inventory.addItem('$$$_'..k, value)</text:p>
      <text:p text:style-name="Standard">2</text:p>
      <text:p text:style-name="Standard">:</text:p>
      <text:p text:style-name="Standard">core_inventory.addItem('$$$_'..k, data)</text:p>
      <text:p text:style-name="Standard">getItem(itemType, itemId)</text:p>
      <text:p text:style-name="Standard">[1]</text:p>
      <text:p text:style-name="Standard">0</text:p>
      <text:p text:style-name="Standard">:</text:p>
      <text:p text:style-name="Standard">uiParams.money = '$'..tostring(core_inventory.getItem('$$$_MONEY', 0))</text:p>
      <text:p text:style-name="Standard">getItemList(itemType)</text:p>
      <text:p text:style-name="Standard">[3]</text:p>
      <text:p text:style-name="Standard">0</text:p>
      <text:p text:style-name="Standard">:</text:p>
      <text:p text:style-name="Standard">local ownedVehicles = core_inventory.getItemList('$$$_VEHICLES')</text:p>
      <text:p text:style-name="Standard">1</text:p>
      <text:p text:style-name="Standard">:</text:p>
      <text:p text:style-name="Standard">vehiclesList = core_inventory.getItemList('$$$_VEHICLES')</text:p>
      <text:p text:style-name="Standard">2</text:p>
      <text:p text:style-name="Standard">:</text:p>
      <text:p text:style-name="Standard">money = core_inventory.getItemList('$$$_MONEY')</text:p>
      <text:p text:style-name="Standard">onDeserialized(data)</text:p>
      <text:p text:style-name="Standard">:</text:p>
      <text:p text:style-name="Standard">[object Object]</text:p>
      <text:p text:style-name="Standard">onResumeCampaign(campaignInProgress, data)</text:p>
      <text:p text:style-name="Standard">:</text:p>
      <text:p text:style-name="Standard">[object Object]</text:p>
      <text:p text:style-name="Standard">onSaveCampaign(saveCallback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ocessOnEvent(onEventData, earnedMedal)</text:p>
      <text:p text:style-name="Standard">[3]</text:p>
      <text:p text:style-name="Standard">0</text:p>
      <text:p text:style-name="Standard">:</text:p>
      <text:p text:style-name="Standard">core_inventory.processOnEvent(onEventData.inventory)</text:p>
      <text:p text:style-name="Standard">1</text:p>
      <text:p text:style-name="Standard">:</text:p>
      <text:p text:style-name="Standard">core_inventory.processOnEvent(onEventData.inventory, scenario.stats.overall.medal)</text:p>
      <text:p text:style-name="Standard">2</text:p>
      <text:p text:style-name="Standard">:</text:p>
      <text:p text:style-name="Standard">core_inventory.processOnEvent(onEventData.inventory)</text:p>
      <text:p text:style-name="Standard">removeItem(itemType, valueObj)</text:p>
      <text:p text:style-name="Standard">[1]</text:p>
      <text:p text:style-name="Standard">0</text:p>
      <text:p text:style-name="Standard"><text:soft-page-break/>:</text:p>
      <text:p text:style-name="Standard">core_inventory.removeItem("$$$_MONEY", modelData.configs[vehicleData.config].Value)</text:p>
      <text:p text:style-name="Standard">core_jobsystem</text:p>
      <text:p text:style-name="Standard">{4}</text:p>
      <text:p text:style-name="Standard">create(fct, maxdt)</text:p>
      <text:p text:style-name="Standard">[3]</text:p>
      <text:p text:style-name="Standard">0</text:p>
      <text:p text:style-name="Standard">:</text:p>
      <text:p text:style-name="Standard">core_jobsystem.create(createMeshPreviewJob, 1, file)</text:p>
      <text:p text:style-name="Standard">1</text:p>
      <text:p text:style-name="Standard">:</text:p>
      <text:p text:style-name="Standard">core_jobsystem.create(createAssetDataJob, 1, asset)</text:p>
      <text:p text:style-name="Standard">2</text:p>
      <text:p text:style-name="Standard">:</text:p>
      <text:p text:style-name="Standard">core_jobsystem.create(createAssetDataJob, 1, editor.selection["asset"])</text:p>
      <text:p text:style-name="Standard">getRunningJobCount()</text:p>
      <text:p text:style-name="Standard">[1]</text:p>
      <text:p text:style-name="Standard">0</text:p>
      <text:p text:style-name="Standard">:</text:p>
      <text:p text:style-name="Standard">if queued and core_jobsystem.getRunningJobCount() == 0 then</text:p>
      <text:p text:style-name="Standard">onUpdate()</text:p>
      <text:p text:style-name="Standard">:</text:p>
      <text:p text:style-name="Standard">[object Object]</text:p>
      <text:p text:style-name="Standard">wrap(fct, maxdt)</text:p>
      <text:p text:style-name="Standard">:</text:p>
      <text:p text:style-name="Standard">[object Object]</text:p>
      <text:p text:style-name="Standard">core_levels</text:p>
      <text:p text:style-name="Standard">{9}</text:p>
      <text:p text:style-name="Standard">expandMissionFileName(missionFileName)</text:p>
      <text:p text:style-name="Standard">:</text:p>
      <text:p text:style-name="Standard">[object Object]</text:p>
      <text:p text:style-name="Standard">getLevelName(path)</text:p>
      <text:p text:style-name="Standard">[3]</text:p>
      <text:p text:style-name="Standard">0</text:p>
      <text:p text:style-name="Standard">:</text:p>
      <text:p text:style-name="Standard">local currentLevel = core_levels.getLevelName(missionFile) or ''</text:p>
      <text:p text:style-name="Standard">1</text:p>
      <text:p text:style-name="Standard">:</text:p>
      <text:p text:style-name="Standard">local map = core_levels.getLevelName(getMissionFilename())</text:p>
      <text:p text:style-name="Standard">2</text:p>
      <text:p text:style-name="Standard">:</text:p>
      <text:p text:style-name="Standard">levelName = core_levels.getLevelName(getMissionFilename())</text:p>
      <text:p text:style-name="Standard">getList(allLevels)</text:p>
      <text:p text:style-name="Standard">[3]</text:p>
      <text:p text:style-name="Standard">0</text:p>
      <text:p text:style-name="Standard">:</text:p>
      <text:p text:style-name="Standard">local levels = extensions.core_levels.getList()</text:p>
      <text:p text:style-name="Standard">1</text:p>
      <text:p text:style-name="Standard">:</text:p>
      <text:p text:style-name="Standard">for i, v in ipairs(core_levels.getList()) do</text:p>
      <text:p text:style-name="Standard">2</text:p>
      <text:p text:style-name="Standard">:</text:p>
      <text:p text:style-name="Standard">guihooks.trigger('InstalledContentUpdate', {context='levels', list=extensions.core_levels.getList()})</text:p>
      <text:p text:style-name="Standard">getSimpleList()</text:p>
      <text:p text:style-name="Standard"><text:soft-page-break/>[2]</text:p>
      <text:p text:style-name="Standard">0</text:p>
      <text:p text:style-name="Standard">:</text:p>
      <text:p text:style-name="Standard">local levelList = core_levels.getSimpleList()</text:p>
      <text:p text:style-name="Standard">1</text:p>
      <text:p text:style-name="Standard">:</text:p>
      <text:p text:style-name="Standard">local levelList = core_levels.getSimpleList()</text:p>
      <text:p text:style-name="Standard">onClientPostStartMission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requestData()</text:p>
      <text:p text:style-name="Standard">:</text:p>
      <text:p text:style-name="Standard">[object Object]</text:p>
      <text:p text:style-name="Standard">startLevel(missionFile, delayedStart, customLoadingFunction)</text:p>
      <text:p text:style-name="Standard">[3]</text:p>
      <text:p text:style-name="Standard">0</text:p>
      <text:p text:style-name="Standard">:</text:p>
      <text:p text:style-name="Standard">core_levels.startLevel(testLevel)</text:p>
      <text:p text:style-name="Standard">1</text:p>
      <text:p text:style-name="Standard">:</text:p>
      <text:p text:style-name="Standard">core_levels.startLevel(path)</text:p>
      <text:p text:style-name="Standard">2</text:p>
      <text:p text:style-name="Standard">:</text:p>
      <text:p text:style-name="Standard">core_levels.startLevel(levelPath)</text:p>
      <text:p text:style-name="Standard">core_modmanager</text:p>
      <text:p text:style-name="Standard">{31}</text:p>
      <text:p text:style-name="Standard">activateAllMods()</text:p>
      <text:p text:style-name="Standard">:</text:p>
      <text:p text:style-name="Standard">[object Object]</text:p>
      <text:p text:style-name="Standard">activateMod(modname)</text:p>
      <text:p text:style-name="Standard">:</text:p>
      <text:p text:style-name="Standard">[object Object]</text:p>
      <text:p text:style-name="Standard">activateModId(modID)</text:p>
      <text:p text:style-name="Standard">:</text:p>
      <text:p text:style-name="Standard">[object Object]</text:p>
      <text:p text:style-name="Standard">check4Update()</text:p>
      <text:p text:style-name="Standard">[1]</text:p>
      <text:p text:style-name="Standard">0</text:p>
      <text:p text:style-name="Standard">:</text:p>
      <text:p text:style-name="Standard">extensions.core_modmanager.check4Update()</text:p>
      <text:p text:style-name="Standard">checkMod(modname)</text:p>
      <text:p text:style-name="Standard">:</text:p>
      <text:p text:style-name="Standard">[object Object]</text:p>
      <text:p text:style-name="Standard">checkUpdate()</text:p>
      <text:p text:style-name="Standard">:</text:p>
      <text:p text:style-name="Standard">[object Object]</text:p>
      <text:p text:style-name="Standard">deactivateAllMods()</text:p>
      <text:p text:style-name="Standard">:</text:p>
      <text:p text:style-name="Standard"><text:soft-page-break/>[object Object]</text:p>
      <text:p text:style-name="Standard">deactivateMod(modname)</text:p>
      <text:p text:style-name="Standard">:</text:p>
      <text:p text:style-name="Standard">[object Object]</text:p>
      <text:p text:style-name="Standard">deactivateModId(modID)</text:p>
      <text:p text:style-name="Standard">[1]</text:p>
      <text:p text:style-name="Standard">0</text:p>
      <text:p text:style-name="Standard">:</text:p>
      <text:p text:style-name="Standard">core_modmanager.deactivateModId(mname)</text:p>
      <text:p text:style-name="Standard">deleteAllMods()</text:p>
      <text:p text:style-name="Standard">:</text:p>
      <text:p text:style-name="Standard">[object Object]</text:p>
      <text:p text:style-name="Standard">deleteMod(modname)</text:p>
      <text:p text:style-name="Standard">[2]</text:p>
      <text:p text:style-name="Standard">0</text:p>
      <text:p text:style-name="Standard">:</text:p>
      <text:p text:style-name="Standard">core_modmanager.deleteMod(modname)</text:p>
      <text:p text:style-name="Standard">1</text:p>
      <text:p text:style-name="Standard">:</text:p>
      <text:p text:style-name="Standard">if modName then core_modmanager.deleteMod( modName)</text:p>
      <text:p text:style-name="Standard">disableAutoMount()</text:p>
      <text:p text:style-name="Standard">[2]</text:p>
      <text:p text:style-name="Standard">0</text:p>
      <text:p text:style-name="Standard">:</text:p>
      <text:p text:style-name="Standard">core_modmanager.disableAutoMount()</text:p>
      <text:p text:style-name="Standard">1</text:p>
      <text:p text:style-name="Standard">:</text:p>
      <text:p text:style-name="Standard">core_modmanager.disableAutoMount()</text:p>
      <text:p text:style-name="Standard">enableAutoMount()</text:p>
      <text:p text:style-name="Standard">[1]</text:p>
      <text:p text:style-name="Standard">0</text:p>
      <text:p text:style-name="Standard">:</text:p>
      <text:p text:style-name="Standard">core_modmanager.enableAutoMount()</text:p>
      <text:p text:style-name="Standard">enableModsAfterUpdate()</text:p>
      <text:p text:style-name="Standard">:</text:p>
      <text:p text:style-name="Standard">[object Object]</text:p>
      <text:p text:style-name="Standard">getConflict(modname)</text:p>
      <text:p text:style-name="Standard">:</text:p>
      <text:p text:style-name="Standard">[object Object]</text:p>
      <text:p text:style-name="Standard">getModDB(modname)</text:p>
      <text:p text:style-name="Standard">[3]</text:p>
      <text:p text:style-name="Standard">0</text:p>
      <text:p text:style-name="Standard">:</text:p>
      <text:p text:style-name="Standard">local mod = core_modmanager.getModDB(part.modName)</text:p>
      <text:p text:style-name="Standard">1</text:p>
      <text:p text:style-name="Standard">:</text:p>
      <text:p text:style-name="Standard">local prevInfo = core_modmanager.getModDB(modname)</text:p>
      <text:p text:style-name="Standard">2</text:p>
      <text:p text:style-name="Standard">:</text:p>
      <text:p text:style-name="Standard">local mdb = core_modmanager.getModDB( modname )</text:p>
      <text:p text:style-name="Standard">getModForFilename(filename_virtual)</text:p>
      <text:p text:style-name="Standard">:</text:p>
      <text:p text:style-name="Standard">[object Object]</text:p>
      <text:p text:style-name="Standard">getModNameFromID(modID)</text:p>
      <text:p text:style-name="Standard"><text:soft-page-break/>[3]</text:p>
      <text:p text:style-name="Standard">0</text:p>
      <text:p text:style-name="Standard">:</text:p>
      <text:p text:style-name="Standard">guihooks.trigger('checkUpdateCheckedMod', "SYNC "..tostring(core_modmanager.getModNameFromID(v.id) or v.filename:gsub(".zip","")) )</text:p>
      <text:p text:style-name="Standard">1</text:p>
      <text:p text:style-name="Standard">:</text:p>
      <text:p text:style-name="Standard">local modname = core_modmanager.getModNameFromID(mod_id)</text:p>
      <text:p text:style-name="Standard">2</text:p>
      <text:p text:style-name="Standard">:</text:p>
      <text:p text:style-name="Standard">local modName = extensions.core_modmanager.getModNameFromID(mod_id)</text:p>
      <text:p text:style-name="Standard">getStats()</text:p>
      <text:p text:style-name="Standard">[1]</text:p>
      <text:p text:style-name="Standard">0</text:p>
      <text:p text:style-name="Standard">:</text:p>
      <text:p text:style-name="Standard">res.mods = core_modmanager.getStats()</text:p>
      <text:p text:style-name="Standard">initDB()</text:p>
      <text:p text:style-name="Standard">:</text:p>
      <text:p text:style-name="Standard">[object Object]</text:p>
      <text:p text:style-name="Standard">isReady()</text:p>
      <text:p text:style-name="Standard">[3]</text:p>
      <text:p text:style-name="Standard">0</text:p>
      <text:p text:style-name="Standard">:</text:p>
      <text:p text:style-name="Standard">while not extensions.core_modmanager.isReady() do</text:p>
      <text:p text:style-name="Standard">1</text:p>
      <text:p text:style-name="Standard">:</text:p>
      <text:p text:style-name="Standard">if core_modmanager.isReady() then</text:p>
      <text:p text:style-name="Standard">2</text:p>
      <text:p text:style-name="Standard">:</text:p>
      <text:p text:style-name="Standard">if core_modmanager.isReady() then</text:p>
      <text:p text:style-name="Standard">modIsUnpacked(modname)</text:p>
      <text:p text:style-name="Standard">[3]</text:p>
      <text:p text:style-name="Standard">0</text:p>
      <text:p text:style-name="Standard">:</text:p>
      <text:p text:style-name="Standard">modList[k].unpacked = core_modmanager.modIsUnpacked(v.filename)</text:p>
      <text:p text:style-name="Standard">1</text:p>
      <text:p text:style-name="Standard">:</text:p>
      <text:p text:style-name="Standard">request.responseData.data.unpacked = core_modmanager.modIsUnpacked(request.responseData.data.filename)</text:p>
      <text:p text:style-name="Standard">2</text:p>
      <text:p text:style-name="Standard">:</text:p>
      <text:p text:style-name="Standard">modList[k].unpacked = core_modmanager.modIsUnpacked(v.filename)</text:p>
      <text:p text:style-name="Standard">onFileChanged(filename, type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openEntryInExplorer(filename)</text:p>
      <text:p text:style-name="Standard">:</text:p>
      <text:p text:style-name="Standard">[object Object]</text:p>
      <text:p text:style-name="Standard">openModFolderInExplorer()</text:p>
      <text:p text:style-name="Standard">:</text:p>
      <text:p text:style-name="Standard">[object Object]</text:p>
      <text:p text:style-name="Standard">packMod(dirPath)</text:p>
      <text:p text:style-name="Standard">:</text:p>
      <text:p text:style-name="Standard"><text:soft-page-break/>[object Object]</text:p>
      <text:p text:style-name="Standard">requestState()</text:p>
      <text:p text:style-name="Standard">:</text:p>
      <text:p text:style-name="Standard">[object Object]</text:p>
      <text:p text:style-name="Standard">unpackMod(modname)</text:p>
      <text:p text:style-name="Standard">:</text:p>
      <text:p text:style-name="Standard">[object Object]</text:p>
      <text:p text:style-name="Standard">updateZipMod(oldFileName, newFileName)</text:p>
      <text:p text:style-name="Standard">[1]</text:p>
      <text:p text:style-name="Standard">0</text:p>
      <text:p text:style-name="Standard">:</text:p>
      <text:p text:style-name="Standard">extensions.core_modmanager.updateZipMod(tmp[1], tmp[2])</text:p>
      <text:p text:style-name="Standard">workOffChangedMod(filename, type)</text:p>
      <text:p text:style-name="Standard">:</text:p>
      <text:p text:style-name="Standard">[object Object]</text:p>
      <text:p text:style-name="Standard">core_multiseat</text:p>
      <text:p text:style-name="Standard">{2}</text:p>
      <text:p text:style-name="Standard">enterNextVehicle(player, step)</text:p>
      <text:p text:style-name="Standard">:</text:p>
      <text:p text:style-name="Standard">[object Object]</text:p>
      <text:p text:style-name="Standard">getAssignedPlayers(devices, logEnabled, seatPlayers)</text:p>
      <text:p text:style-name="Standard">:</text:p>
      <text:p text:style-name="Standard">[object Object]</text:p>
      <text:p text:style-name="Standard">core_online</text:p>
      <text:p text:style-name="Standard">{15}</text:p>
      <text:p text:style-name="Standard">sessionReqested</text:p>
      <text:p text:style-name="Standard">:</text:p>
      <text:p text:style-name="Standard">[object Object]</text:p>
      <text:p text:style-name="Standard">apiCall(uri, finishCallback, postDataTbl, outfile, reqType, progressCallback, postFileName, authorizationHeader)</text:p>
      <text:p text:style-name="Standard">[2]</text:p>
      <text:p text:style-name="Standard">0</text:p>
      <text:p text:style-name="Standard">:</text:p>
      <text:p text:style-name="Standard">core_online.apiCall('s2/v4/modUnsubscribeAll')</text:p>
      <text:p text:style-name="Standard">1</text:p>
      <text:p text:style-name="Standard">:</text:p>
      <text:p text:style-name="Standard">core_online.apiCall('s1/v4/download/mods/' .. uri, downloadFinishedCallback, nil, targetFilename, nil, downloadProgressCallback)</text:p>
      <text:p text:style-name="Standard">callbackSecureCommCpp(id, responseCode, responseBuffer, responseHeaders, responseData, postData, curlCode, curlErrorStr, effectiveURL)</text:p>
      <text:p text:style-name="Standard">:</text:p>
      <text:p text:style-name="Standard">[object Object]</text:p>
      <text:p text:style-name="Standard">callbackSecureCommCppProgress(id, dltotal, dlnow, ultotal, ulnow, dlspeed, ulspeed, time)</text:p>
      <text:p text:style-name="Standard">:</text:p>
      <text:p text:style-name="Standard">[object Object]</text:p>
      <text:p text:style-name="Standard">clearFinishedRequests()</text:p>
      <text:p text:style-name="Standard">:</text:p>
      <text:p text:style-name="Standard">[object Object]</text:p>
      <text:p text:style-name="Standard">download(uri, finishCallback, postDataTbl, outfile, reqType, progressCallback)</text:p>
      <text:p text:style-name="Standard">:</text:p>
      <text:p text:style-name="Standard">[object Object]</text:p>
      <text:p text:style-name="Standard">getRequestsUI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<text:soft-page-break/>onInstructions(data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UIOnlineMessageHide(uid)</text:p>
      <text:p text:style-name="Standard">:</text:p>
      <text:p text:style-name="Standard">[object Object]</text:p>
      <text:p text:style-name="Standard">onUIOnlineMessageReady()</text:p>
      <text:p text:style-name="Standard">:</text:p>
      <text:p text:style-name="Standard">[object Object]</text:p>
      <text:p text:style-name="Standard">openSession()</text:p>
      <text:p text:style-name="Standard">[1]</text:p>
      <text:p text:style-name="Standard">0</text:p>
      <text:p text:style-name="Standard">:</text:p>
      <text:p text:style-name="Standard">core_online.openSession()</text:p>
      <text:p text:style-name="Standard">requestState()</text:p>
      <text:p text:style-name="Standard">:</text:p>
      <text:p text:style-name="Standard">[object Object]</text:p>
      <text:p text:style-name="Standard">core_paths</text:p>
      <text:p text:style-name="Standard">{16}</text:p>
      <text:p text:style-name="Standard">addPath(path)</text:p>
      <text:p text:style-name="Standard">[2]</text:p>
      <text:p text:style-name="Standard">0</text:p>
      <text:p text:style-name="Standard">:</text:p>
      <text:p text:style-name="Standard">core_paths.addPath(actionData.path)</text:p>
      <text:p text:style-name="Standard">1</text:p>
      <text:p text:style-name="Standard">:</text:p>
      <text:p text:style-name="Standard">core_paths.addPath(actionData.path)</text:p>
      <text:p text:style-name="Standard">createPath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deletePath(path)</text:p>
      <text:p text:style-name="Standard">[1]</text:p>
      <text:p text:style-name="Standard">0</text:p>
      <text:p text:style-name="Standard">:</text:p>
      <text:p text:style-name="Standard">core_paths.deletePath(actionData.path)</text:p>
      <text:p text:style-name="Standard">getEndIdx(path)</text:p>
      <text:p text:style-name="Standard">[3]</text:p>
      <text:p text:style-name="Standard">0</text:p>
      <text:p text:style-name="Standard">:</text:p>
      <text:p text:style-name="Standard">for i = 1, core_paths.getEndIdx(path) do</text:p>
      <text:p text:style-name="Standard">1</text:p>
      <text:p text:style-name="Standard">:</text:p>
      <text:p text:style-name="Standard">while self.camT &gt; nextTime and self.ctrlPoint &lt;= core_paths.getEndIdx(path) - 1 do</text:p>
      <text:p text:style-name="Standard">2</text:p>
      <text:p text:style-name="Standard">:</text:p>
      <text:p text:style-name="Standard">if self.ctrlPoint &gt;= core_paths.getEndIdx(path) - 1 and self.camT &gt;= nextTime then</text:p>
      <text:p text:style-name="Standard"><text:soft-page-break/>getMarkerIds(path, idx)</text:p>
      <text:p text:style-name="Standard">[3]</text:p>
      <text:p text:style-name="Standard">0</text:p>
      <text:p text:style-name="Standard">:</text:p>
      <text:p text:style-name="Standard">local n1, n2, n3, n4 = core_paths.getMarkerIds(path, i)</text:p>
      <text:p text:style-name="Standard">1</text:p>
      <text:p text:style-name="Standard">:</text:p>
      <text:p text:style-name="Standard">local n1, n2, n3, n4 = core_paths.getMarkerIds(path, ctrlPoints[i])</text:p>
      <text:p text:style-name="Standard">2</text:p>
      <text:p text:style-name="Standard">:</text:p>
      <text:p text:style-name="Standard">n1, n2, n3, n4 = core_paths.getMarkerIds(path, ctrlPoints[i])</text:p>
      <text:p text:style-name="Standard">getPath(pathName)</text:p>
      <text:p text:style-name="Standard">[1]</text:p>
      <text:p text:style-name="Standard">0</text:p>
      <text:p text:style-name="Standard">:</text:p>
      <text:p text:style-name="Standard">path = core_paths.getPath(self.pathName)</text:p>
      <text:p text:style-name="Standard">getPaths()</text:p>
      <text:p text:style-name="Standard">[3]</text:p>
      <text:p text:style-name="Standard">0</text:p>
      <text:p text:style-name="Standard">:</text:p>
      <text:p text:style-name="Standard">for _, path in ipairs(core_paths.getPaths()) do</text:p>
      <text:p text:style-name="Standard">1</text:p>
      <text:p text:style-name="Standard">:</text:p>
      <text:p text:style-name="Standard">for _, path in ipairs(core_paths.getPaths()) do</text:p>
      <text:p text:style-name="Standard">2</text:p>
      <text:p text:style-name="Standard">:</text:p>
      <text:p text:style-name="Standard">for i, path in ipairs(core_paths.getPaths()) do</text:p>
      <text:p text:style-name="Standard">getUniquePathName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loadPath(pathFileName)</text:p>
      <text:p text:style-name="Standard">[1]</text:p>
      <text:p text:style-name="Standard">0</text:p>
      <text:p text:style-name="Standard">:</text:p>
      <text:p text:style-name="Standard">actionData.path = core_paths.loadPath(actionData.filepath)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layPath(path, offset, initData)</text:p>
      <text:p text:style-name="Standard">:</text:p>
      <text:p text:style-name="Standard">[object Object]</text:p>
      <text:p text:style-name="Standard">savePath(cameraPath, filename)</text:p>
      <text:p text:style-name="Standard">:</text:p>
      <text:p text:style-name="Standard"><text:soft-page-break/>[object Object]</text:p>
      <text:p text:style-name="Standard">stopCurrentPath()</text:p>
      <text:p text:style-name="Standard">[1]</text:p>
      <text:p text:style-name="Standard">0</text:p>
      <text:p text:style-name="Standard">:</text:p>
      <text:p text:style-name="Standard">core_paths.stopCurrentPath()</text:p>
      <text:p text:style-name="Standard">core_quickAccess</text:p>
      <text:p text:style-name="Standard">{15}</text:p>
      <text:p text:style-name="Standard">addEntry(_args)</text:p>
      <text:p text:style-name="Standard">:</text:p>
      <text:p text:style-name="Standard">[object Object]</text:p>
      <text:p text:style-name="Standard">back()</text:p>
      <text:p text:style-name="Standard">:</text:p>
      <text:p text:style-name="Standard">[object Object]</text:p>
      <text:p text:style-name="Standard">getMovedRadialLastTimeMs()</text:p>
      <text:p text:style-name="Standard">[1]</text:p>
      <text:p text:style-name="Standard">0</text:p>
      <text:p text:style-name="Standard">:</text:p>
      <text:p text:style-name="Standard">local timeSinceLastRadial = Engine.Platform.getSystemTimeMS() - core_quickAccess.getMovedRadialLastTimeMs()</text:p>
      <text:p text:style-name="Standard">isEnabled()</text:p>
      <text:p text:style-name="Standard">:</text:p>
      <text:p text:style-name="Standard">[object Object]</text:p>
      <text:p text:style-name="Standard">moved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VehicleFocusChanged(args)</text:p>
      <text:p text:style-name="Standard">:</text:p>
      <text:p text:style-name="Standard">[object Object]</text:p>
      <text:p text:style-name="Standard">pushTitle(t)</text:p>
      <text:p text:style-name="Standard">:</text:p>
      <text:p text:style-name="Standard">[object Object]</text:p>
      <text:p text:style-name="Standard">registerMenu()</text:p>
      <text:p text:style-name="Standard">:</text:p>
      <text:p text:style-name="Standard">[object Object]</text:p>
      <text:p text:style-name="Standard">resetTitle()</text:p>
      <text:p text:style-name="Standard">:</text:p>
      <text:p text:style-name="Standard">[object Object]</text:p>
      <text:p text:style-name="Standard">selectItem(id)</text:p>
      <text:p text:style-name="Standard">[1]</text:p>
      <text:p text:style-name="Standard">0</text:p>
      <text:p text:style-name="Standard">:</text:p>
      <text:p text:style-name="Standard">veh:queueLuaCommand('extensions.core_quickAccess.selectItem(' .. serialize(item.orgMenuID) .. ')')</text:p>
      <text:p text:style-name="Standard">setEnabled(enabled)</text:p>
      <text:p text:style-name="Standard">:</text:p>
      <text:p text:style-name="Standard">[object Object]</text:p>
      <text:p text:style-name="Standard">vehicleItemSelectCallback(objID, args)</text:p>
      <text:p text:style-name="Standard">:</text:p>
      <text:p text:style-name="Standard">[object Object]</text:p>
      <text:p text:style-name="Standard"><text:soft-page-break/>vehicleItemsCallback(objID, level, items)</text:p>
      <text:p text:style-name="Standard">:</text:p>
      <text:p text:style-name="Standard">[object Object]</text:p>
      <text:p text:style-name="Standard">core_remoteController</text:p>
      <text:p text:style-name="Standard">{5}</text:p>
      <text:p text:style-name="Standard">devicesConnected()</text:p>
      <text:p text:style-name="Standard">:</text:p>
      <text:p text:style-name="Standard">[object Object]</text:p>
      <text:p text:style-name="Standard">getQRCode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putBindingsChanged(players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core_replay</text:p>
      <text:p text:style-name="Standard">{24}</text:p>
      <text:p text:style-name="Standard">state</text:p>
      <text:p text:style-name="Standard">{10}</text:p>
      <text:p text:style-name="Standard">fpsPlay</text:p>
      <text:p text:style-name="Standard">:</text:p>
      <text:p text:style-name="Standard">[object Object]</text:p>
      <text:p text:style-name="Standard">fpsRec</text:p>
      <text:p text:style-name="Standard">:</text:p>
      <text:p text:style-name="Standard">[object Object]</text:p>
      <text:p text:style-name="Standard">framePositionSeconds</text:p>
      <text:p text:style-name="Standard">:</text:p>
      <text:p text:style-name="Standard">[object Object]</text:p>
      <text:p text:style-name="Standard">jumpOffset</text:p>
      <text:p text:style-name="Standard">:</text:p>
      <text:p text:style-name="Standard">[object Object]</text:p>
      <text:p text:style-name="Standard">loadedFile</text:p>
      <text:p text:style-name="Standard">:</text:p>
      <text:p text:style-name="Standard">[object Object]</text:p>
      <text:p text:style-name="Standard">paused</text:p>
      <text:p text:style-name="Standard">:</text:p>
      <text:p text:style-name="Standard">[object Object]</text:p>
      <text:p text:style-name="Standard">positionSeconds</text:p>
      <text:p text:style-name="Standard">:</text:p>
      <text:p text:style-name="Standard">[object Object]</text:p>
      <text:p text:style-name="Standard">speed</text:p>
      <text:p text:style-name="Standard">[1]</text:p>
      <text:p text:style-name="Standard">0</text:p>
      <text:p text:style-name="Standard">:</text:p>
      <text:p text:style-name="Standard">if state.speed &gt; 0.1 and stopTimer &lt; timeToWaitAtStop then</text:p>
      <text:p text:style-name="Standard">state</text:p>
      <text:p text:style-name="Standard">[3]</text:p>
      <text:p text:style-name="Standard">0</text:p>
      <text:p text:style-name="Standard">:</text:p>
      <text:p text:style-name="Standard"><text:soft-page-break/>if core_replay.state.state == "playing" then</text:p>
      <text:p text:style-name="Standard">1</text:p>
      <text:p text:style-name="Standard">:</text:p>
      <text:p text:style-name="Standard">if core_replay.state.state == "playing" then</text:p>
      <text:p text:style-name="Standard">2</text:p>
      <text:p text:style-name="Standard">:</text:p>
      <text:p text:style-name="Standard">if core_replay.state.state == "playing" then</text:p>
      <text:p text:style-name="Standard">totalSeconds</text:p>
      <text:p text:style-name="Standard">:</text:p>
      <text:p text:style-name="Standard">[object Object]</text:p>
      <text:p text:style-name="Standard">cancelRecording()</text:p>
      <text:p text:style-name="Standard">:</text:p>
      <text:p text:style-name="Standard">[object Object]</text:p>
      <text:p text:style-name="Standard">displayMsg(level, msg, context)</text:p>
      <text:p text:style-name="Standard">:</text:p>
      <text:p text:style-name="Standard">[object Object]</text:p>
      <text:p text:style-name="Standard">getLoadedFile()</text:p>
      <text:p text:style-name="Standard">[3]</text:p>
      <text:p text:style-name="Standard">0</text:p>
      <text:p text:style-name="Standard">:</text:p>
      <text:p text:style-name="Standard">if path and path.replay and replayExists(path.replay) and path.replay ~= core_replay.getLoadedFile() then</text:p>
      <text:p text:style-name="Standard">1</text:p>
      <text:p text:style-name="Standard">:</text:p>
      <text:p text:style-name="Standard">if core_replay.getLoadedFile() ~= "" then</text:p>
      <text:p text:style-name="Standard">2</text:p>
      <text:p text:style-name="Standard">:</text:p>
      <text:p text:style-name="Standard">actionData.path.replay = core_replay.getLoadedFile()</text:p>
      <text:p text:style-name="Standard">getPositionSeconds()</text:p>
      <text:p text:style-name="Standard">[3]</text:p>
      <text:p text:style-name="Standard">0</text:p>
      <text:p text:style-name="Standard">:</text:p>
      <text:p text:style-name="Standard">camTs[i] = core_replay.getPositionSeconds()</text:p>
      <text:p text:style-name="Standard">1</text:p>
      <text:p text:style-name="Standard">:</text:p>
      <text:p text:style-name="Standard">marker.time = core_replay.getPositionSeconds()</text:p>
      <text:p text:style-name="Standard">2</text:p>
      <text:p text:style-name="Standard">:</text:p>
      <text:p text:style-name="Standard">local relativePos = im.FloatPtr(core_replay.getPositionSeconds())</text:p>
      <text:p text:style-name="Standard">getRecordings()</text:p>
      <text:p text:style-name="Standard">[1]</text:p>
      <text:p text:style-name="Standard">0</text:p>
      <text:p text:style-name="Standard">:</text:p>
      <text:p text:style-name="Standard">for _, recording in ipairs(core_replay.getRecordings()) do</text:p>
      <text:p text:style-name="Standard">getState()</text:p>
      <text:p text:style-name="Standard">[3]</text:p>
      <text:p text:style-name="Standard">0</text:p>
      <text:p text:style-name="Standard">:</text:p>
      <text:p text:style-name="Standard">if (core_replay.getState() == 'playing') and not core_replay.isPaused() then</text:p>
      <text:p text:style-name="Standard">1</text:p>
      <text:p text:style-name="Standard">:</text:p>
      <text:p text:style-name="Standard">if linkReplay[0] and (core_replay.getState() == "playing"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<text:soft-page-break/>getTotalSeconds()</text:p>
      <text:p text:style-name="Standard">[1]</text:p>
      <text:p text:style-name="Standard">0</text:p>
      <text:p text:style-name="Standard">:</text:p>
      <text:p text:style-name="Standard">local maxSecs = core_replay.getTotalSeconds()</text:p>
      <text:p text:style-name="Standard">isPaused()</text:p>
      <text:p text:style-name="Standard">[3]</text:p>
      <text:p text:style-name="Standard">0</text:p>
      <text:p text:style-name="Standard">:</text:p>
      <text:p text:style-name="Standard">return core_replay.isPaused()</text:p>
      <text:p text:style-name="Standard">1</text:p>
      <text:p text:style-name="Standard">:</text:p>
      <text:p text:style-name="Standard">if (core_replay.getState() == 'playing') and not core_replay.isPaused(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jump(offset)</text:p>
      <text:p text:style-name="Standard">:</text:p>
      <text:p text:style-name="Standard">[object Object]</text:p>
      <text:p text:style-name="Standard">loadFile(filename)</text:p>
      <text:p text:style-name="Standard">[3]</text:p>
      <text:p text:style-name="Standard">0</text:p>
      <text:p text:style-name="Standard">:</text:p>
      <text:p text:style-name="Standard">core_replay.loadFile(path.replay)</text:p>
      <text:p text:style-name="Standard">1</text:p>
      <text:p text:style-name="Standard">:</text:p>
      <text:p text:style-name="Standard">core_replay.loadFile(actionData.path.replay)</text:p>
      <text:p text:style-name="Standard">2</text:p>
      <text:p text:style-name="Standard">:</text:p>
      <text:p text:style-name="Standard">core_replay.loadFile(actionData.path.replay)</text:p>
      <text:p text:style-name="Standard">onClientEndMission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iChangedState(cur, prev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penReplayFolderInExplorer()</text:p>
      <text:p text:style-name="Standard">:</text:p>
      <text:p text:style-name="Standard">[object Object]</text:p>
      <text:p text:style-name="Standard">pause(v)</text:p>
      <text:p text:style-name="Standard">[2]</text:p>
      <text:p text:style-name="Standard">0</text:p>
      <text:p text:style-name="Standard">:</text:p>
      <text:p text:style-name="Standard">core_replay.pause(paused)</text:p>
      <text:p text:style-name="Standard">1</text:p>
      <text:p text:style-name="Standard">:</text:p>
      <text:p text:style-name="Standard">core_replay.pause(true)</text:p>
      <text:p text:style-name="Standard">seek(time)</text:p>
      <text:p text:style-name="Standard"><text:soft-page-break/>[3]</text:p>
      <text:p text:style-name="Standard">0</text:p>
      <text:p text:style-name="Standard">:</text:p>
      <text:p text:style-name="Standard">core_replay.seek(relativePos[0] / maxSecs)</text:p>
      <text:p text:style-name="Standard">1</text:p>
      <text:p text:style-name="Standard">:</text:p>
      <text:p text:style-name="Standard">if im.Button("-10") then core_replay.seek((relativePos[0] -10) / maxSecs) im.SameLine()</text:p>
      <text:p text:style-name="Standard">2</text:p>
      <text:p text:style-name="Standard">:</text:p>
      <text:p text:style-name="Standard">if im.Button("-2") then core_replay.seek((relativePos[0] -2) / maxSecs) im.SameLine()</text:p>
      <text:p text:style-name="Standard">setSpeed(speed)</text:p>
      <text:p text:style-name="Standard">[1]</text:p>
      <text:p text:style-name="Standard">0</text:p>
      <text:p text:style-name="Standard">:</text:p>
      <text:p text:style-name="Standard">core_replay.setSpeed(markers[self.ctrlPoint].bullettime)</text:p>
      <text:p text:style-name="Standard">stateChanged(loadedFile, positionSeconds, totalSeconds, speed, paused, fpsPlay, fpsRec, statestr, framePositionSeconds)</text:p>
      <text:p text:style-name="Standard">[1]</text:p>
      <text:p text:style-name="Standard">0</text:p>
      <text:p text:style-name="Standard">:</text:p>
      <text:p text:style-name="Standard">core_replay.stateChanged(...)</text:p>
      <text:p text:style-name="Standard">stop()</text:p>
      <text:p text:style-name="Standard">[2]</text:p>
      <text:p text:style-name="Standard">0</text:p>
      <text:p text:style-name="Standard">:</text:p>
      <text:p text:style-name="Standard">core_replay.stop()</text:p>
      <text:p text:style-name="Standard">1</text:p>
      <text:p text:style-name="Standard">:</text:p>
      <text:p text:style-name="Standard">core_replay.stop()</text:p>
      <text:p text:style-name="Standard">togglePlay()</text:p>
      <text:p text:style-name="Standard">[3]</text:p>
      <text:p text:style-name="Standard">0</text:p>
      <text:p text:style-name="Standard">:</text:p>
      <text:p text:style-name="Standard">core_replay.togglePlay()</text:p>
      <text:p text:style-name="Standard">1</text:p>
      <text:p text:style-name="Standard">:</text:p>
      <text:p text:style-name="Standard">core_replay.togglePlay()</text:p>
      <text:p text:style-name="Standard">2</text:p>
      <text:p text:style-name="Standard">:</text:p>
      <text:p text:style-name="Standard">core_replay.togglePlay()</text:p>
      <text:p text:style-name="Standard">toggleRecording(autoplayAfterStopping)</text:p>
      <text:p text:style-name="Standard">:</text:p>
      <text:p text:style-name="Standard">[object Object]</text:p>
      <text:p text:style-name="Standard">toggleSpeed(val)</text:p>
      <text:p text:style-name="Standard">[3]</text:p>
      <text:p text:style-name="Standard">0</text:p>
      <text:p text:style-name="Standard">:</text:p>
      <text:p text:style-name="Standard">if val == "^" then core_replay.toggleSpeed("realtime")</text:p>
      <text:p text:style-name="Standard">1</text:p>
      <text:p text:style-name="Standard">:</text:p>
      <text:p text:style-name="Standard">elseif val == "v" then core_replay.toggleSpeed("slowmotion")</text:p>
      <text:p text:style-name="Standard">2</text:p>
      <text:p text:style-name="Standard">:</text:p>
      <text:p text:style-name="Standard">elseif val == "&lt;" then core_replay.toggleSpeed( -1)</text:p>
      <text:p text:style-name="Standard">core_repository</text:p>
      <text:p text:style-name="Standard"><text:soft-page-break/>{22}</text:p>
      <text:p text:style-name="Standard">addUpdateQueue(data)</text:p>
      <text:p text:style-name="Standard">[1]</text:p>
      <text:p text:style-name="Standard">0</text:p>
      <text:p text:style-name="Standard">:</text:p>
      <text:p text:style-name="Standard">extensions.core_repository.addUpdateQueue(v)</text:p>
      <text:p text:style-name="Standard">changeStateUpdateQueue(fname, nstate)</text:p>
      <text:p text:style-name="Standard">:</text:p>
      <text:p text:style-name="Standard">[object Object]</text:p>
      <text:p text:style-name="Standard">installMod(uri, filename, localPath, callback)</text:p>
      <text:p text:style-name="Standard">[1]</text:p>
      <text:p text:style-name="Standard">0</text:p>
      <text:p text:style-name="Standard">:</text:p>
      <text:p text:style-name="Standard">extensions.core_repository.installMod(data, filename, 'mods/repo/')</text:p>
      <text:p text:style-name="Standard">modSubscribe(mod_id, useOptOut)</text:p>
      <text:p text:style-name="Standard">[1]</text:p>
      <text:p text:style-name="Standard">0</text:p>
      <text:p text:style-name="Standard">:</text:p>
      <text:p text:style-name="Standard">extensions.core_repository.modSubscribe(data)</text:p>
      <text:p text:style-name="Standard">modUnsubscribe(mod_id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Update(dt)</text:p>
      <text:p text:style-name="Standard">:</text:p>
      <text:p text:style-name="Standard">[object Object]</text:p>
      <text:p text:style-name="Standard">requestMod(mod_id)</text:p>
      <text:p text:style-name="Standard">:</text:p>
      <text:p text:style-name="Standard">[object Object]</text:p>
      <text:p text:style-name="Standard">requestModOffline(mod_id)</text:p>
      <text:p text:style-name="Standard">:</text:p>
      <text:p text:style-name="Standard">[object Object]</text:p>
      <text:p text:style-name="Standard">requestMods(query, order_by, order, page, categories)</text:p>
      <text:p text:style-name="Standard">:</text:p>
      <text:p text:style-name="Standard">[object Object]</text:p>
      <text:p text:style-name="Standard">requestMyMods(query, order_by, order, page, categories)</text:p>
      <text:p text:style-name="Standard">:</text:p>
      <text:p text:style-name="Standard">[object Object]</text:p>
      <text:p text:style-name="Standard">runSubscription()</text:p>
      <text:p text:style-name="Standard">:</text:p>
      <text:p text:style-name="Standard">[object Object]</text:p>
      <text:p text:style-name="Standard">setRepoCmd(cmddata)</text:p>
      <text:p text:style-name="Standard">[1]</text:p>
      <text:p text:style-name="Standard">0</text:p>
      <text:p text:style-name="Standard">:</text:p>
      <text:p text:style-name="Standard">extensions.core_repository.setRepoCmd(cmd)</text:p>
      <text:p text:style-name="Standard">setRepoMsg(data)</text:p>
      <text:p text:style-name="Standard">[1]</text:p>
      <text:p text:style-name="Standard">0</text:p>
      <text:p text:style-name="Standard"><text:soft-page-break/>:</text:p>
      <text:p text:style-name="Standard">extensions.core_repository.setRepoMsg(cmd)</text:p>
      <text:p text:style-name="Standard">setrepoAutomationMsg(data)</text:p>
      <text:p text:style-name="Standard">[1]</text:p>
      <text:p text:style-name="Standard">0</text:p>
      <text:p text:style-name="Standard">:</text:p>
      <text:p text:style-name="Standard">extensions.core_repository.setrepoAutomationMsg(cmd)</text:p>
      <text:p text:style-name="Standard">uiShowMod(modId)</text:p>
      <text:p text:style-name="Standard">[1]</text:p>
      <text:p text:style-name="Standard">0</text:p>
      <text:p text:style-name="Standard">:</text:p>
      <text:p text:style-name="Standard">extensions.core_repository.uiShowMod(data)</text:p>
      <text:p text:style-name="Standard">uiShowRepo()</text:p>
      <text:p text:style-name="Standard">[1]</text:p>
      <text:p text:style-name="Standard">0</text:p>
      <text:p text:style-name="Standard">:</text:p>
      <text:p text:style-name="Standard">extensions.core_repository.uiShowRepo()</text:p>
      <text:p text:style-name="Standard">uiUpdateQueue()</text:p>
      <text:p text:style-name="Standard">[1]</text:p>
      <text:p text:style-name="Standard">0</text:p>
      <text:p text:style-name="Standard">:</text:p>
      <text:p text:style-name="Standard">extensions.core_repository.uiUpdateQueue()</text:p>
      <text:p text:style-name="Standard">updateAllMissing()</text:p>
      <text:p text:style-name="Standard">:</text:p>
      <text:p text:style-name="Standard">[object Object]</text:p>
      <text:p text:style-name="Standard">updateAllMods()</text:p>
      <text:p text:style-name="Standard">[1]</text:p>
      <text:p text:style-name="Standard">0</text:p>
      <text:p text:style-name="Standard">:</text:p>
      <text:p text:style-name="Standard">core_repository.updateAllMods()</text:p>
      <text:p text:style-name="Standard">updateOneMod(id)</text:p>
      <text:p text:style-name="Standard">:</text:p>
      <text:p text:style-name="Standard">[object Object]</text:p>
      <text:p text:style-name="Standard">core_settings_audio</text:p>
      <text:p text:style-name="Standard">{2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audio.buildOptionHelpers())</text:p>
      <text:p text:style-name="Standard">onFirstUpdateSettings(data)</text:p>
      <text:p text:style-name="Standard">[1]</text:p>
      <text:p text:style-name="Standard">0</text:p>
      <text:p text:style-name="Standard">:</text:p>
      <text:p text:style-name="Standard">extensions.core_settings_audio.onFirstUpdateSettings()</text:p>
      <text:p text:style-name="Standard">core_settings_gameplay</text:p>
      <text:p text:style-name="Standard">{1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ameplay.buildOptionHelpers())</text:p>
      <text:p text:style-name="Standard">core_settings_graphic</text:p>
      <text:p text:style-name="Standard">{8}</text:p>
      <text:p text:style-name="Standard"><text:soft-page-break/>applyGraphicsState()</text:p>
      <text:p text:style-name="Standard">[2]</text:p>
      <text:p text:style-name="Standard">0</text:p>
      <text:p text:style-name="Standard">:</text:p>
      <text:p text:style-name="Standard">core_settings_graphic.applyGraphicsState()</text:p>
      <text:p text:style-name="Standard">1</text:p>
      <text:p text:style-name="Standard">:</text:p>
      <text:p text:style-name="Standard">core_settings_graphic.applyGraphicsState()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raphic.buildOptionHelpers())</text:p>
      <text:p text:style-name="Standard">load(newState)</text:p>
      <text:p text:style-name="Standard">[1]</text:p>
      <text:p text:style-name="Standard">0</text:p>
      <text:p text:style-name="Standard">:</text:p>
      <text:p text:style-name="Standard">core_settings_graphic.load(newState)</text:p>
      <text:p text:style-name="Standard">onFirstUpdateSettings()</text:p>
      <text:p text:style-name="Standard">[1]</text:p>
      <text:p text:style-name="Standard">0</text:p>
      <text:p text:style-name="Standard">:</text:p>
      <text:p text:style-name="Standard">extensions.core_settings_graphic.onFirstUpdateSettings()</text:p>
      <text:p text:style-name="Standard">onInitSettings(data)</text:p>
      <text:p text:style-name="Standard">[1]</text:p>
      <text:p text:style-name="Standard">0</text:p>
      <text:p text:style-name="Standard">:</text:p>
      <text:p text:style-name="Standard">extensions.core_settings_graphic.onInitSettings(data)</text:p>
      <text:p text:style-name="Standard">onUiChangedState(toState, fromState)</text:p>
      <text:p text:style-name="Standard">:</text:p>
      <text:p text:style-name="Standard">[object Object]</text:p>
      <text:p text:style-name="Standard">openMonitorConfiguration()</text:p>
      <text:p text:style-name="Standard">:</text:p>
      <text:p text:style-name="Standard">[object Object]</text:p>
      <text:p text:style-name="Standard">refreshGraphicsState(newState)</text:p>
      <text:p text:style-name="Standard">:</text:p>
      <text:p text:style-name="Standard">[object Object]</text:p>
      <text:p text:style-name="Standard">core_settings_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<text:soft-page-break/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rafficSetup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<text:soft-page-break/>values</text:p>
      <text:p text:style-name="Standard">:</text:p>
      <text:p text:style-name="Standard">[object Object]</text:p>
      <text:p text:style-name="Standard">uiUnitConsumptionR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Length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<text:soft-page-break/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<text:soft-page-break/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amount = core_settings_settings.getValue('trafficAmount')</text:p>
      <text:p text:style-name="Standard">2</text:p>
      <text:p text:style-name="Standard">:</text:p>
      <text:p text:style-name="Standard">if not groupType then groupType = core_settings_settings.getValue('trafficSetup')</text:p>
      <text:p text:style-name="Standard">initSettings()</text:p>
      <text:p text:style-name="Standard">:</text:p>
      <text:p text:style-name="Standard">[object Object]</text:p>
      <text:p text:style-name="Standard">load(ignoreCache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refreshTSState(withValue)</text:p>
      <text:p text:style-name="Standard">:</text:p>
      <text:p text:style-name="Standard">[object Object]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save()</text:p>
      <text:p text:style-name="Standard">:</text:p>
      <text:p text:style-name="Standard">[object Object]</text:p>
      <text:p text:style-name="Standard">setState(newState, ignoreCache)</text:p>
      <text:p text:style-name="Standard">:</text:p>
      <text:p text:style-name="Standard">[object Object]</text:p>
      <text:p text:style-name="Standard">setValue(key, value, ignoreCache)</text:p>
      <text:p text:style-name="Standard">:</text:p>
      <text:p text:style-name="Standard">[object Object]</text:p>
      <text:p text:style-name="Standard">core_sounds</text:p>
      <text:p text:style-name="Standard">{9}</text:p>
      <text:p text:style-name="Standard">dependencies</text:p>
      <text:p text:style-name="Standard">:</text:p>
      <text:p text:style-name="Standard">[object Object]</text:p>
      <text:p text:style-name="Standard">initEngineSound(vehicleId, engineId, jsonPath, nodeIdArray, noloadVol, loadVol)</text:p>
      <text:p text:style-name="Standard">:</text:p>
      <text:p text:style-name="Standard">[object Object]</text:p>
      <text:p text:style-name="Standard"><text:soft-page-break/>initExhaustSound(vehicleId, engineId, jsonPath, nodeIdPairArray, noloadVol, loadVol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setEngineSoundParameter(vehicleId, engineId, paramName, paramValue)</text:p>
      <text:p text:style-name="Standard">:</text:p>
      <text:p text:style-name="Standard">[object Object]</text:p>
      <text:p text:style-name="Standard">setEngineSoundParameterList(vehicleId, engineId, parameters)</text:p>
      <text:p text:style-name="Standard">:</text:p>
      <text:p text:style-name="Standard">[object Object]</text:p>
      <text:p text:style-name="Standard">setExhaustSoundNodes(vehicleId, engineId, nodeIdPairArray)</text:p>
      <text:p text:style-name="Standard">:</text:p>
      <text:p text:style-name="Standard">[object Object]</text:p>
      <text:p text:style-name="Standard">setGlobalParameter(name, value)</text:p>
      <text:p text:style-name="Standard">:</text:p>
      <text:p text:style-name="Standard">[object Object]</text:p>
      <text:p text:style-name="Standard">updateEngineSound(vehicleId, engineId, rpm, onLoad, engineVolume)</text:p>
      <text:p text:style-name="Standard">:</text:p>
      <text:p text:style-name="Standard">[object Object]</text:p>
      <text:p text:style-name="Standard">core_terrain</text:p>
      <text:p text:style-name="Standard">{4}</text:p>
      <text:p text:style-name="Standard">getTerrain()</text:p>
      <text:p text:style-name="Standard">[3]</text:p>
      <text:p text:style-name="Standard">0</text:p>
      <text:p text:style-name="Standard">:</text:p>
      <text:p text:style-name="Standard">editor.drawBrush('ellipse', hit.pos, editor.getPreference("forestEditor.general.brushSize") / 2, nil, var.selectedTool.color, core_terrain.getTerrain())</text:p>
      <text:p text:style-name="Standard">1</text:p>
      <text:p text:style-name="Standard">:</text:p>
      <text:p text:style-name="Standard">elseif core_terrain.getTerrain() then</text:p>
      <text:p text:style-name="Standard">2</text:p>
      <text:p text:style-name="Standard">:</text:p>
      <text:p text:style-name="Standard">if not core_terrain.getTerrain() then</text:p>
      <text:p text:style-name="Standard">getTerrainHeight(point)</text:p>
      <text:p text:style-name="Standard">[3]</text:p>
      <text:p text:style-name="Standard">0</text:p>
      <text:p text:style-name="Standard">:</text:p>
      <text:p text:style-name="Standard">table.insert(wps, vec3(task[3][1], task[3][2], core_terrain.getTerrainHeight(vec3(task[3]):toPoint3F())))</text:p>
      <text:p text:style-name="Standard">1</text:p>
      <text:p text:style-name="Standard">:</text:p>
      <text:p text:style-name="Standard">table.insert(wps, vec3(task[3][1], task[3][2], core_terrain.getTerrainHeight(vec3(task[3]):toPoint3F())))</text:p>
      <text:p text:style-name="Standard">2</text:p>
      <text:p text:style-name="Standard">:</text:p>
      <text:p text:style-name="Standard">initialGizmoTerrainOffset = gizmoPos.z - core_terrain.getTerrainHeight(gizmoPos)</text:p>
      <text:p text:style-name="Standard">getTerrainNormal(point)</text:p>
      <text:p text:style-name="Standard">:</text:p>
      <text:p text:style-name="Standard">[object Object]</text:p>
      <text:p text:style-name="Standard">getTerrainSmoothNormal(point)</text:p>
      <text:p text:style-name="Standard">[3]</text:p>
      <text:p text:style-name="Standard">0</text:p>
      <text:p text:style-name="Standard">:</text:p>
      <text:p text:style-name="Standard">initialGizmoTerrainNormal = vec3(core_terrain.getTerrainSmoothNormal(gizmoPos))</text:p>
      <text:p text:style-name="Standard">1</text:p>
      <text:p text:style-name="Standard"><text:soft-page-break/>:</text:p>
      <text:p text:style-name="Standard">objectTerrainNormals[index] = vec3(core_terrain.getTerrainSmoothNormal(objPos))</text:p>
      <text:p text:style-name="Standard">2</text:p>
      <text:p text:style-name="Standard">:</text:p>
      <text:p text:style-name="Standard">newGizmoTerrainNormal = vec3(core_terrain.getTerrainSmoothNormal(newGizmoPos:toPoint3F()))</text:p>
      <text:p text:style-name="Standard">core_vehicleBridge</text:p>
      <text:p text:style-name="Standard">{3}</text:p>
      <text:p text:style-name="Standard">callbackFromVlua(id)</text:p>
      <text:p text:style-name="Standard">:</text:p>
      <text:p text:style-name="Standard">[object Object]</text:p>
      <text:p text:style-name="Standard">executeAction(veh)</text:p>
      <text:p text:style-name="Standard">:</text:p>
      <text:p text:style-name="Standard">[object Object]</text:p>
      <text:p text:style-name="Standard">requestValue(veh, callback)</text:p>
      <text:p text:style-name="Standard">:</text:p>
      <text:p text:style-name="Standard">[object Object]</text:p>
      <text:p text:style-name="Standard">core_vehicle_colors</text:p>
      <text:p text:style-name="Standard">{2}</text:p>
      <text:p text:style-name="Standard">colorStringToColorTable(colorString)</text:p>
      <text:p text:style-name="Standard">:</text:p>
      <text:p text:style-name="Standard">[object Object]</text:p>
      <text:p text:style-name="Standard">setVehicleColor(index, colorString, objID)</text:p>
      <text:p text:style-name="Standard">:</text:p>
      <text:p text:style-name="Standard">[object Object]</text:p>
      <text:p text:style-name="Standard">core_vehicle_manager</text:p>
      <text:p text:style-name="Standard">{14}</text:p>
      <text:p text:style-name="Standard">getPlayerVehicleDat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local isUnicycle = not activeGlobalCameraName and core_vehicle_manager and core_vehicle_manager.getPlayerVehicleData() and core_vehicle_manager.getPlayerVehicleData().mainPartName == "unicycle"</text:p>
      <text:p text:style-name="Standard">2</text:p>
      <text:p text:style-name="Standard">:</text:p>
      <text:p text:style-name="Standard">local plvdata = core_vehicle_manager.getPlayerVehicleData()</text:p>
      <text:p text:style-name="Standard">getVehicleData(id)</text:p>
      <text:p text:style-name="Standard">[3]</text:p>
      <text:p text:style-name="Standard">0</text:p>
      <text:p text:style-name="Standard">:</text:p>
      <text:p text:style-name="Standard">local vmvd = extensions.core_vehicle_manager.getVehicleData(vid)</text:p>
      <text:p text:style-name="Standard">1</text:p>
      <text:p text:style-name="Standard">:</text:p>
      <text:p text:style-name="Standard">local vd = extensions.core_vehicle_manager.getVehicleData(objID)</text:p>
      <text:p text:style-name="Standard">2</text:p>
      <text:p text:style-name="Standard">:</text:p>
      <text:p text:style-name="Standard">local vData = extensions.core_vehicle_manager.getVehicleData(veh:getID())</text:p>
      <text:p text:style-name="Standard">liveUpdateVehicleColors(objID, _vehicleObj, index, paint)</text:p>
      <text:p text:style-name="Standard">[1]</text:p>
      <text:p text:style-name="Standard">0</text:p>
      <text:p text:style-name="Standard">:</text:p>
      <text:p text:style-name="Standard">extensions.core_vehicle_manager.liveUpdateVehicleColors(objID, veh, index, paint)</text:p>
      <text:p text:style-name="Standard">onClientEndMission()</text:p>
      <text:p text:style-name="Standard"><text:soft-page-break/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id, isReloading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reloadAllVehicles()</text:p>
      <text:p text:style-name="Standard">:</text:p>
      <text:p text:style-name="Standard">[object Object]</text:p>
      <text:p text:style-name="Standard">reloadVehicle(playerId)</text:p>
      <text:p text:style-name="Standard">:</text:p>
      <text:p text:style-name="Standard">[object Object]</text:p>
      <text:p text:style-name="Standard">setVehicleColorsNames(id, colors, optional)</text:p>
      <text:p text:style-name="Standard">[1]</text:p>
      <text:p text:style-name="Standard">0</text:p>
      <text:p text:style-name="Standard">:</text:p>
      <text:p text:style-name="Standard">extensions.core_vehicle_manager.setVehicleColorsNames(objID, {part.default_color, part.default_color_2, part.default_color_3})</text:p>
      <text:p text:style-name="Standard">toggleModifyKey()</text:p>
      <text:p text:style-name="Standard">:</text:p>
      <text:p text:style-name="Standard">[object Object]</text:p>
      <text:p text:style-name="Standard">core_vehicles</text:p>
      <text:p text:style-name="Standard">{40}</text:p>
      <text:p text:style-name="Standard">defaultVehicleModel</text:p>
      <text:p text:style-name="Standard">[1]</text:p>
      <text:p text:style-name="Standard">0</text:p>
      <text:p text:style-name="Standard">:</text:p>
      <text:p text:style-name="Standard">local defaultVehicle = campaign.meta.defaultVehicle or {model=core_vehicles.defaultVehicleModel, color="0.99 0.99 0.99 1.60", config="levels/Utah/scenarios/chapter_2/rusty.pc", licenseText=nil}</text:p>
      <text:p text:style-name="Standard">changeMeshVisibility(delta)</text:p>
      <text:p text:style-name="Standard">[1]</text:p>
      <text:p text:style-name="Standard">0</text:p>
      <text:p text:style-name="Standard">:</text:p>
      <text:p text:style-name="Standard">core_vehicles.changeMeshVisibility(1)</text:p>
      <text:p text:style-name="Standard">clearCache()</text:p>
      <text:p text:style-name="Standard">:</text:p>
      <text:p text:style-name="Standard">[object Object]</text:p>
      <text:p text:style-name="Standard">cloneCurrent()</text:p>
      <text:p text:style-name="Standard">:</text:p>
      <text:p text:style-name="Standard">[object Object]</text:p>
      <text:p text:style-name="Standard">convertAllVehicleInfo()</text:p>
      <text:p text:style-name="Standard">:</text:p>
      <text:p text:style-name="Standard"><text:soft-page-break/>[object Object]</text:p>
      <text:p text:style-name="Standard">convertAllVehiclePC()</text:p>
      <text:p text:style-name="Standard">:</text:p>
      <text:p text:style-name="Standard">[object Object]</text:p>
      <text:p text:style-name="Standard">convertVehicleInfo(info)</text:p>
      <text:p text:style-name="Standard">:</text:p>
      <text:p text:style-name="Standard">[object Object]</text:p>
      <text:p text:style-name="Standard">convertVehiclePC(filename)</text:p>
      <text:p text:style-name="Standard">:</text:p>
      <text:p text:style-name="Standard">[object Object]</text:p>
      <text:p text:style-name="Standard">getBeamStats(vehID)</text:p>
      <text:p text:style-name="Standard">:</text:p>
      <text:p text:style-name="Standard">[object Object]</text:p>
      <text:p text:style-name="Standard">getConfigList(array)</text:p>
      <text:p text:style-name="Standard">[3]</text:p>
      <text:p text:style-name="Standard">0</text:p>
      <text:p text:style-name="Standard">:</text:p>
      <text:p text:style-name="Standard">local configs = core_vehicles.getConfigList(true).configs</text:p>
      <text:p text:style-name="Standard">1</text:p>
      <text:p text:style-name="Standard">:</text:p>
      <text:p text:style-name="Standard">local configs = core_vehicles.getConfigList(true).configs</text:p>
      <text:p text:style-name="Standard">2</text:p>
      <text:p text:style-name="Standard">:</text:p>
      <text:p text:style-name="Standard">configs = extensions.core_vehicles.getConfigList(true)</text:p>
      <text:p text:style-name="Standard">getCurrentVehicleDetails()</text:p>
      <text:p text:style-name="Standard">[3]</text:p>
      <text:p text:style-name="Standard">0</text:p>
      <text:p text:style-name="Standard">:</text:p>
      <text:p text:style-name="Standard">local vehicle = core_vehicles.getCurrentVehicleDetails()</text:p>
      <text:p text:style-name="Standard">1</text:p>
      <text:p text:style-name="Standard">:</text:p>
      <text:p text:style-name="Standard">local currentVehicle = core_vehicles.getCurrentVehicleDetails()</text:p>
      <text:p text:style-name="Standard">2</text:p>
      <text:p text:style-name="Standard">:</text:p>
      <text:p text:style-name="Standard">local currentVehicle = core_vehicles.getCurrentVehicleDetails()</text:p>
      <text:p text:style-name="Standard">getModel(key, ignoreCache, forcePcs)</text:p>
      <text:p text:style-name="Standard">[3]</text:p>
      <text:p text:style-name="Standard">0</text:p>
      <text:p text:style-name="Standard">:</text:p>
      <text:p text:style-name="Standard">local model = core_vehicles.getModel(v.model_key).model</text:p>
      <text:p text:style-name="Standard">1</text:p>
      <text:p text:style-name="Standard">:</text:p>
      <text:p text:style-name="Standard">local randomVehicleModel = core_vehicles.getModel(randomVehicle.model_key).model</text:p>
      <text:p text:style-name="Standard">2</text:p>
      <text:p text:style-name="Standard">:</text:p>
      <text:p text:style-name="Standard">local modelData = core_vehicles.getModel(vehicleData.model)</text:p>
      <text:p text:style-name="Standard">getModelList(array)</text:p>
      <text:p text:style-name="Standard">[3]</text:p>
      <text:p text:style-name="Standard">0</text:p>
      <text:p text:style-name="Standard">:</text:p>
      <text:p text:style-name="Standard">local models = core_vehicles.getModelList().models</text:p>
      <text:p text:style-name="Standard">1</text:p>
      <text:p text:style-name="Standard">:</text:p>
      <text:p text:style-name="Standard">local models = core_vehicles.getModelList().models</text:p>
      <text:p text:style-name="Standard"><text:soft-page-break/>2</text:p>
      <text:p text:style-name="Standard">:</text:p>
      <text:p text:style-name="Standard">models = extensions.core_vehicles.getModelList(true),</text:p>
      <text:p text:style-name="Standard">getModelNames()</text:p>
      <text:p text:style-name="Standard">:</text:p>
      <text:p text:style-name="Standard">[object Object]</text:p>
      <text:p text:style-name="Standard">getVehicleLicenseText(veh)</text:p>
      <text:p text:style-name="Standard">[3]</text:p>
      <text:p text:style-name="Standard">0</text:p>
      <text:p text:style-name="Standard">:</text:p>
      <text:p text:style-name="Standard">playerName = core_vehicles.getVehicleLicenseText(be:getPlayerVehicle(0)),</text:p>
      <text:p text:style-name="Standard">1</text:p>
      <text:p text:style-name="Standard">:</text:p>
      <text:p text:style-name="Standard">local licenseName = core_vehicles.getVehicleLicenseText(veh)</text:p>
      <text:p text:style-name="Standard">2</text:p>
      <text:p text:style-name="Standard">:</text:p>
      <text:p text:style-name="Standard">playerName = core_vehicles.getVehicleLicenseText(vehicle),</text:p>
      <text:p text:style-name="Standard">getVehicleList()</text:p>
      <text:p text:style-name="Standard">:</text:p>
      <text:p text:style-name="Standard">[object Object]</text:p>
      <text:p text:style-name="Standard">loadDefaultPickup()</text:p>
      <text:p text:style-name="Standard">:</text:p>
      <text:p text:style-name="Standard">[object Object]</text:p>
      <text:p text:style-name="Standard">loadDefaultVehicle()</text:p>
      <text:p text:style-name="Standard">[1]</text:p>
      <text:p text:style-name="Standard">0</text:p>
      <text:p text:style-name="Standard">:</text:p>
      <text:p text:style-name="Standard">core_vehicles.loadDefaultVehicle()</text:p>
      <text:p text:style-name="Standard">makeVehicleLicenseText(veh, designPath)</text:p>
      <text:p text:style-name="Standard">[1]</text:p>
      <text:p text:style-name="Standard">0</text:p>
      <text:p text:style-name="Standard">:</text:p>
      <text:p text:style-name="Standard">data.licenseName = extensions.core_vehicles.makeVehicleLicenseText()</text:p>
      <text:p text:style-name="Standard">numConfigOfModel(model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PreRender(dt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regenerateVehicleLicenseText(veh)</text:p>
      <text:p text:style-name="Standard">:</text:p>
      <text:p text:style-name="Standard">[object Object]</text:p>
      <text:p text:style-name="Standard"><text:soft-page-break/>reloadVehicle(playerId)</text:p>
      <text:p text:style-name="Standard">[2]</text:p>
      <text:p text:style-name="Standard">0</text:p>
      <text:p text:style-name="Standard">:</text:p>
      <text:p text:style-name="Standard">core_vehicles.reloadVehicle(playerId)</text:p>
      <text:p text:style-name="Standard">1</text:p>
      <text:p text:style-name="Standard">:</text:p>
      <text:p text:style-name="Standard">core_vehicles.reloadVehicle(0)</text:p>
      <text:p text:style-name="Standard">removeAll()</text:p>
      <text:p text:style-name="Standard">:</text:p>
      <text:p text:style-name="Standard">[object Object]</text:p>
      <text:p text:style-name="Standard">removeAllExceptCurrent()</text:p>
      <text:p text:style-name="Standard">:</text:p>
      <text:p text:style-name="Standard">[object Object]</text:p>
      <text:p text:style-name="Standard">removeAllWithProperty(propertyName, value)</text:p>
      <text:p text:style-name="Standard">:</text:p>
      <text:p text:style-name="Standard">[object Object]</text:p>
      <text:p text:style-name="Standard">removeCurrent()</text:p>
      <text:p text:style-name="Standard">[1]</text:p>
      <text:p text:style-name="Standard">0</text:p>
      <text:p text:style-name="Standard">:</text:p>
      <text:p text:style-name="Standard">core_vehicles.removeCurrent()</text:p>
      <text:p text:style-name="Standard">replaceVehicle(model, opt)</text:p>
      <text:p text:style-name="Standard">[3]</text:p>
      <text:p text:style-name="Standard">0</text:p>
      <text:p text:style-name="Standard">:</text:p>
      <text:p text:style-name="Standard">core_vehicles.replaceVehicle(vehName, {config = config})</text:p>
      <text:p text:style-name="Standard">1</text:p>
      <text:p text:style-name="Standard">:</text:p>
      <text:p text:style-name="Standard">core_vehicles.replaceVehicle(v.model_key, { config = v.key, licenseText = options.plate or ' '})</text:p>
      <text:p text:style-name="Standard">2</text:p>
      <text:p text:style-name="Standard">:</text:p>
      <text:p text:style-name="Standard">core_vehicles.replaceVehicle(spawningPlayer.model, spawningPlayer.options)</text:p>
      <text:p text:style-name="Standard">requestList()</text:p>
      <text:p text:style-name="Standard">:</text:p>
      <text:p text:style-name="Standard">[object Object]</text:p>
      <text:p text:style-name="Standard">requestPcList()</text:p>
      <text:p text:style-name="Standard">:</text:p>
      <text:p text:style-name="Standard">[object Object]</text:p>
      <text:p text:style-name="Standard">requestSimpleVehicleList()</text:p>
      <text:p text:style-name="Standard">:</text:p>
      <text:p text:style-name="Standard">[object Object]</text:p>
      <text:p text:style-name="Standard">setBeamStats(vehID, stats)</text:p>
      <text:p text:style-name="Standard">:</text:p>
      <text:p text:style-name="Standard">[object Object]</text:p>
      <text:p text:style-name="Standard">setPlateText(txt, vehId, designPath, formats)</text:p>
      <text:p text:style-name="Standard">[2]</text:p>
      <text:p text:style-name="Standard">0</text:p>
      <text:p text:style-name="Standard">:</text:p>
      <text:p text:style-name="Standard">extensions.core_vehicles.setPlateText((config and config.licenseName) or false, objID, licenseplatePath, licensePlateUsedFormats)</text:p>
      <text:p text:style-name="Standard">1</text:p>
      <text:p text:style-name="Standard">:</text:p>
      <text:p text:style-name="Standard">obj:queueGameEngineLua("core_vehicles.setPlateText( false, "..obj:getID()..",'"..v1.licenseplate_path.. "')")</text:p>
      <text:p text:style-name="Standard">spawnDefault()</text:p>
      <text:p text:style-name="Standard"><text:soft-page-break/>:</text:p>
      <text:p text:style-name="Standard">[object Object]</text:p>
      <text:p text:style-name="Standard">spawnNewVehicle(model, opt)</text:p>
      <text:p text:style-name="Standard">[3]</text:p>
      <text:p text:style-name="Standard">0</text:p>
      <text:p text:style-name="Standard">:</text:p>
      <text:p text:style-name="Standard">opponentVehicle = core_vehicles.spawnNewVehicle(selection.model, options)</text:p>
      <text:p text:style-name="Standard">1</text:p>
      <text:p text:style-name="Standard">:</text:p>
      <text:p text:style-name="Standard">core_vehicles.spawnNewVehicle(spawningPlayer.model, spawningPlayer.options)</text:p>
      <text:p text:style-name="Standard">2</text:p>
      <text:p text:style-name="Standard">:</text:p>
      <text:p text:style-name="Standard">local veh = core_vehicles.spawnNewVehicle(vehicle.model, vehicle)</text:p>
      <text:p text:style-name="Standard">updateBeamStats(veh)</text:p>
      <text:p text:style-name="Standard">:</text:p>
      <text:p text:style-name="Standard">[object Object]</text:p>
      <text:p text:style-name="Standard">coroutine</text:p>
      <text:p text:style-name="Standard">{7}</text:p>
      <text:p text:style-name="Standard">create(*)</text:p>
      <text:p text:style-name="Standard">[3]</text:p>
      <text:p text:style-name="Standard">0</text:p>
      <text:p text:style-name="Standard">:</text:p>
      <text:p text:style-name="Standard">local co = coroutine.create(handler)</text:p>
      <text:p text:style-name="Standard">1</text:p>
      <text:p text:style-name="Standard">:</text:p>
      <text:p text:style-name="Standard">local co = coroutine.create(handler)</text:p>
      <text:p text:style-name="Standard">2</text:p>
      <text:p text:style-name="Standard">:</text:p>
      <text:p text:style-name="Standard">t = coroutine.create(fct),</text:p>
      <text:p text:style-name="Standard">isyieldable(*)</text:p>
      <text:p text:style-name="Standard">:</text:p>
      <text:p text:style-name="Standard">[object Object]</text:p>
      <text:p text:style-name="Standard">resume(*)</text:p>
      <text:p text:style-name="Standard">[3]</text:p>
      <text:p text:style-name="Standard">0</text:p>
      <text:p text:style-name="Standard">:</text:p>
      <text:p text:style-name="Standard">local ok, res, new_q = coroutine.resume(co, skt, ...)</text:p>
      <text:p text:style-name="Standard">1</text:p>
      <text:p text:style-name="Standard">:</text:p>
      <text:p text:style-name="Standard">local errorfree, value = coroutine.resume(workerCoroutine)</text:p>
      <text:p text:style-name="Standard">2</text:p>
      <text:p text:style-name="Standard">:</text:p>
      <text:p text:style-name="Standard">local errorfree, value = coroutine.resume(co.t, co, unpack(co.args))</text:p>
      <text:p text:style-name="Standard">running(*)</text:p>
      <text:p text:style-name="Standard">[3]</text:p>
      <text:p text:style-name="Standard">0</text:p>
      <text:p text:style-name="Standard">:</text:p>
      <text:p text:style-name="Standard">local co = coroutine.running()</text:p>
      <text:p text:style-name="Standard">1</text:p>
      <text:p text:style-name="Standard">:</text:p>
      <text:p text:style-name="Standard">operation_register[coroutine.running()] = queue</text:p>
      <text:p text:style-name="Standard">2</text:p>
      <text:p text:style-name="Standard">:</text:p>
      <text:p text:style-name="Standard">return timeout_flags[coroutine.running()]</text:p>
      <text:p text:style-name="Standard"><text:soft-page-break/>status(*)</text:p>
      <text:p text:style-name="Standard">[2]</text:p>
      <text:p text:style-name="Standard">0</text:p>
      <text:p text:style-name="Standard">:</text:p>
      <text:p text:style-name="Standard">if coroutine.status(workerCoroutine) == "dead" then</text:p>
      <text:p text:style-name="Standard">1</text:p>
      <text:p text:style-name="Standard">:</text:p>
      <text:p text:style-name="Standard">if coroutine.status(co.t) == "dead" then</text:p>
      <text:p text:style-name="Standard">wrap(*)</text:p>
      <text:p text:style-name="Standard">:</text:p>
      <text:p text:style-name="Standard">[object Object]</text:p>
      <text:p text:style-name="Standard">yield(*)</text:p>
      <text:p text:style-name="Standard">[3]</text:p>
      <text:p text:style-name="Standard">0</text:p>
      <text:p text:style-name="Standard">:</text:p>
      <text:p text:style-name="Standard">coroutine.yield()</text:p>
      <text:p text:style-name="Standard">1</text:p>
      <text:p text:style-name="Standard">:</text:p>
      <text:p text:style-name="Standard">coroutine.yield()</text:p>
      <text:p text:style-name="Standard">2</text:p>
      <text:p text:style-name="Standard">:</text:p>
      <text:p text:style-name="Standard">coroutine.yield()</text:p>
      <text:p text:style-name="Standard">debug</text:p>
      <text:p text:style-name="Standard">{17}</text:p>
      <text:p text:style-name="Standard">debug(*)</text:p>
      <text:p text:style-name="Standard">:</text:p>
      <text:p text:style-name="Standard">[object Object]</text:p>
      <text:p text:style-name="Standard">getfenv(*)</text:p>
      <text:p text:style-name="Standard">:</text:p>
      <text:p text:style-name="Standard">[object Object]</text:p>
      <text:p text:style-name="Standard">gethook(*)</text:p>
      <text:p text:style-name="Standard">:</text:p>
      <text:p text:style-name="Standard">[object Object]</text:p>
      <text:p text:style-name="Standard">getinfo(*)</text:p>
      <text:p text:style-name="Standard">[3]</text:p>
      <text:p text:style-name="Standard">0</text:p>
      <text:p text:style-name="Standard">:</text:p>
      <text:p text:style-name="Standard">local s1 = debug.getinfo(2)</text:p>
      <text:p text:style-name="Standard">1</text:p>
      <text:p text:style-name="Standard">:</text:p>
      <text:p text:style-name="Standard">local s2 = debug.getinfo(3)</text:p>
      <text:p text:style-name="Standard">2</text:p>
      <text:p text:style-name="Standard">:</text:p>
      <text:p text:style-name="Standard">local f = debug.getinfo(func, 'u')</text:p>
      <text:p text:style-name="Standard">getlocal(*)</text:p>
      <text:p text:style-name="Standard">[3]</text:p>
      <text:p text:style-name="Standard">0</text:p>
      <text:p text:style-name="Standard">:</text:p>
      <text:p text:style-name="Standard">local ln, lv = debug.getlocal(2, idx)</text:p>
      <text:p text:style-name="Standard">1</text:p>
      <text:p text:style-name="Standard">:</text:p>
      <text:p text:style-name="Standard">table.insert(parameters, debug.getlocal(func, i))</text:p>
      <text:p text:style-name="Standard">2</text:p>
      <text:p text:style-name="Standard">:</text:p>
      <text:p text:style-name="Standard"><text:soft-page-break/>local param = debug.getlocal( func, 1 )</text:p>
      <text:p text:style-name="Standard">getmetatable(*)</text:p>
      <text:p text:style-name="Standard">:</text:p>
      <text:p text:style-name="Standard">[object Object]</text:p>
      <text:p text:style-name="Standard">getregistry(*)</text:p>
      <text:p text:style-name="Standard">:</text:p>
      <text:p text:style-name="Standard">[object Object]</text:p>
      <text:p text:style-name="Standard">getupvalue(*)</text:p>
      <text:p text:style-name="Standard">[3]</text:p>
      <text:p text:style-name="Standard">0</text:p>
      <text:p text:style-name="Standard">:</text:p>
      <text:p text:style-name="Standard">local name, upv = debug.getupvalue(func, i)</text:p>
      <text:p text:style-name="Standard">1</text:p>
      <text:p text:style-name="Standard">:</text:p>
      <text:p text:style-name="Standard">local name, value = debug.getupvalue(info.func, i)</text:p>
      <text:p text:style-name="Standard">2</text:p>
      <text:p text:style-name="Standard">:</text:p>
      <text:p text:style-name="Standard">local name, value = debug.getupvalue(var, i)</text:p>
      <text:p text:style-name="Standard">setfenv(*)</text:p>
      <text:p text:style-name="Standard">:</text:p>
      <text:p text:style-name="Standard">[object Object]</text:p>
      <text:p text:style-name="Standard">sethook(*)</text:p>
      <text:p text:style-name="Standard">[3]</text:p>
      <text:p text:style-name="Standard">0</text:p>
      <text:p text:style-name="Standard">:</text:p>
      <text:p text:style-name="Standard">debug.sethook(trace, "c")</text:p>
      <text:p text:style-name="Standard">1</text:p>
      <text:p text:style-name="Standard">:</text:p>
      <text:p text:style-name="Standard">debug.sethook()</text:p>
      <text:p text:style-name="Standard">2</text:p>
      <text:p text:style-name="Standard">:</text:p>
      <text:p text:style-name="Standard">debug.sethook(trace_mem, "c")</text:p>
      <text:p text:style-name="Standard">setlocal(*)</text:p>
      <text:p text:style-name="Standard">:</text:p>
      <text:p text:style-name="Standard">[object Object]</text:p>
      <text:p text:style-name="Standard">setmetatable(*)</text:p>
      <text:p text:style-name="Standard">:</text:p>
      <text:p text:style-name="Standard">[object Object]</text:p>
      <text:p text:style-name="Standard">setupvalue(*)</text:p>
      <text:p text:style-name="Standard">:</text:p>
      <text:p text:style-name="Standard">[object Object]</text:p>
      <text:p text:style-name="Standard">traceback(thread, message, level, level_limit, dump_locals)</text:p>
      <text:p text:style-name="Standard">[3]</text:p>
      <text:p text:style-name="Standard">0</text:p>
      <text:p text:style-name="Standard">:</text:p>
      <text:p text:style-name="Standard">msg = debug.traceback(co, msg)</text:p>
      <text:p text:style-name="Standard">1</text:p>
      <text:p text:style-name="Standard">:</text:p>
      <text:p text:style-name="Standard">msg = debug.traceback(msg, 2)</text:p>
      <text:p text:style-name="Standard">2</text:p>
      <text:p text:style-name="Standard">:</text:p>
      <text:p text:style-name="Standard">log("E", logTag, debug.traceback(workerCoroutine))</text:p>
      <text:p text:style-name="Standard">tracesimple(thread, message, level, level_limit, dump_locals)</text:p>
      <text:p text:style-name="Standard">[3]</text:p>
      <text:p text:style-name="Standard"><text:soft-page-break/>0</text:p>
      <text:p text:style-name="Standard">:</text:p>
      <text:p text:style-name="Standard">print(debug.tracesimple())</text:p>
      <text:p text:style-name="Standard">1</text:p>
      <text:p text:style-name="Standard">:</text:p>
      <text:p text:style-name="Standard">print(debug.tracesimple())</text:p>
      <text:p text:style-name="Standard">2</text:p>
      <text:p text:style-name="Standard">:</text:p>
      <text:p text:style-name="Standard">log('E', '', 'error while loading node ' .. tostring(requireFilename) .. ' : ' .. tostring(node) .. '. ' .. debug.tracesimple())</text:p>
      <text:p text:style-name="Standard">upvalueid(*)</text:p>
      <text:p text:style-name="Standard">:</text:p>
      <text:p text:style-name="Standard">[object Object]</text:p>
      <text:p text:style-name="Standard">upvaluejoin(*)</text:p>
      <text:p text:style-name="Standard">:</text:p>
      <text:p text:style-name="Standard">[object Object]</text:p>
      <text:p text:style-name="Standard">debugDrawer</text:p>
      <text:p text:style-name="Standard">{23}</text:p>
      <text:p text:style-name="Standard">drawAxisGizmo(*)</text:p>
      <text:p text:style-name="Standard">[1]</text:p>
      <text:p text:style-name="Standard">0</text:p>
      <text:p text:style-name="Standard">:</text:p>
      <text:p text:style-name="Standard">debugDrawer:drawAxisGizmo()</text:p>
      <text:p text:style-name="Standard">drawBox(*)</text:p>
      <text:p text:style-name="Standard">:</text:p>
      <text:p text:style-name="Standard">[object Object]</text:p>
      <text:p text:style-name="Standard">drawCircle(*)</text:p>
      <text:p text:style-name="Standard">:</text:p>
      <text:p text:style-name="Standard">[object Object]</text:p>
      <text:p text:style-name="Standard">drawCylinder(*)</text:p>
      <text:p text:style-name="Standard">[3]</text:p>
      <text:p text:style-name="Standard">0</text:p>
      <text:p text:style-name="Standard">:</text:p>
      <text:p text:style-name="Standard">debugDrawer:drawCylinder((info.a.pos):toPoint3F(), (info.b.pos):toPoint3F(), info.radius, ColorF(1,1,1,shapeAlpha/2))</text:p>
      <text:p text:style-name="Standard">1</text:p>
      <text:p text:style-name="Standard">:</text:p>
      <text:p text:style-name="Standard">debugDrawer:drawCylinder((info.pos):toPoint3F(), (self.pos):toPoint3F(), info.radius/3, ColorF(1,1,1,shapeAlpha/2))</text:p>
      <text:p text:style-name="Standard">2</text:p>
      <text:p text:style-name="Standard">:</text:p>
      <text:p text:style-name="Standard">debugDrawer:drawCylinder((pos + vec3(0,0,-10000)):toPoint3F(), (pos + vec3(0,0,10000)):toPoint3F(), 1, ColorF(1,1,1,0.8))</text:p>
      <text:p text:style-name="Standard">drawLine(*)</text:p>
      <text:p text:style-name="Standard">[3]</text:p>
      <text:p text:style-name="Standard">0</text:p>
      <text:p text:style-name="Standard">:</text:p>
      <text:p text:style-name="Standard">debugDrawer:drawLine((vec3Destination+proj):toPoint3F(), (vec3Destination-proj*2):toPoint3F(), ColorF(0.5,0.0,0.5,1.0))</text:p>
      <text:p text:style-name="Standard">1</text:p>
      <text:p text:style-name="Standard">:</text:p>
      <text:p text:style-name="Standard">debugDrawer:drawLine(pos:toPoint3F(), a, frustumColor)</text:p>
      <text:p text:style-name="Standard">2</text:p>
      <text:p text:style-name="Standard">:</text:p>
      <text:p text:style-name="Standard">debugDrawer:drawLine(pos:toPoint3F(), b, frustumColor)</text:p>
      <text:p text:style-name="Standard">drawQuadSolid(*)</text:p>
      <text:p text:style-name="Standard">[3]</text:p>
      <text:p text:style-name="Standard">0</text:p>
      <text:p text:style-name="Standard">:</text:p>
      <text:p text:style-name="Standard"><text:soft-page-break/>debugDrawer:drawQuadSolid(mesh:getTopLeftEdgePosition(index + 1), mesh:getTopLeftEdgePosition(index),</text:p>
      <text:p text:style-name="Standard">1</text:p>
      <text:p text:style-name="Standard">:</text:p>
      <text:p text:style-name="Standard">debugDrawer:drawQuadSolid(mesh:getTopRightEdgePosition(index), mesh:getTopRightEdgePosition(index + 1),</text:p>
      <text:p text:style-name="Standard">2</text:p>
      <text:p text:style-name="Standard">:</text:p>
      <text:p text:style-name="Standard">debugDrawer:drawQuadSolid(mesh:getBottomLeftEdgePosition(index), mesh:getBottomLeftEdgePosition(index + 1),</text:p>
      <text:p text:style-name="Standard">drawSphere(*)</text:p>
      <text:p text:style-name="Standard">[3]</text:p>
      <text:p text:style-name="Standard">0</text:p>
      <text:p text:style-name="Standard">:</text:p>
      <text:p text:style-name="Standard">debugDrawer:drawSphere(nPosPoint3F, n.radius, color)</text:p>
      <text:p text:style-name="Standard">1</text:p>
      <text:p text:style-name="Standard">:</text:p>
      <text:p text:style-name="Standard">debugDrawer:drawSphere(vec3(e.pos):toPoint3F(), 1, ColorF(clr[1],clr[2],clr[3],0.6))</text:p>
      <text:p text:style-name="Standard">2</text:p>
      <text:p text:style-name="Standard">:</text:p>
      <text:p text:style-name="Standard">debugDrawer:drawSphere(obj:toPoint3F(), 1.5, color)</text:p>
      <text:p text:style-name="Standard">drawSquarePrism(*)</text:p>
      <text:p text:style-name="Standard">[3]</text:p>
      <text:p text:style-name="Standard">0</text:p>
      <text:p text:style-name="Standard">:</text:p>
      <text:p text:style-name="Standard">debugDrawer:drawSquarePrism(nPosPoint3F, lidPos:toPoint3F(), Point2F(0.6, n.radius*2), Point2F(0.6, mapNodes[lid].radius*2), linkColor)</text:p>
      <text:p text:style-name="Standard">1</text:p>
      <text:p text:style-name="Standard">:</text:p>
      <text:p text:style-name="Standard">debugDrawer:drawSquarePrism((inNodePos + 0.5*edgeDirVec):toPoint3F(), (inNodePos + math.min(2.5, 0.5*edgeLength)*edgeDirVec):toPoint3F(), Point2F(0.7, 1), Point2F(0.7, 0), colBlack)</text:p>
      <text:p text:style-name="Standard">2</text:p>
      <text:p text:style-name="Standard">:</text:p>
      <text:p text:style-name="Standard">debugDrawer:drawSquarePrism((inNodePos + 0.7*edgeLength*edgeDirVec):toPoint3F(), (inNodePos + (0.7*edgeLength+2)*edgeDirVec):toPoint3F(), Point2F(0.7, 1), Point2F(0.7, 0), colBlack)</text:p>
      <text:p text:style-name="Standard">drawText(*)</text:p>
      <text:p text:style-name="Standard">[3]</text:p>
      <text:p text:style-name="Standard">0</text:p>
      <text:p text:style-name="Standard">:</text:p>
      <text:p text:style-name="Standard">debugDrawer:drawText(nPosPoint3F, String(tostring(nid)), colBlack)</text:p>
      <text:p text:style-name="Standard">1</text:p>
      <text:p text:style-name="Standard">:</text:p>
      <text:p text:style-name="Standard">debugDrawer:drawText(((n.pos + lidPos)*0.5):toPoint3F(), String(getLinkText(data)), colBlack)</text:p>
      <text:p text:style-name="Standard">2</text:p>
      <text:p text:style-name="Standard">:</text:p>
      <text:p text:style-name="Standard">debugDrawer:drawText(marker.pos:toPoint3F(), String(tostring(index) .. "/" .. (#path.markers) .. '</text:p>
      <text:p text:style-name="Standard">drawTextAdvanced(*)</text:p>
      <text:p text:style-name="Standard">[3]</text:p>
      <text:p text:style-name="Standard">0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1</text:p>
      <text:p text:style-name="Standard">:</text:p>
      <text:p text:style-name="Standard">debugDrawer:drawTextAdvanced(fromPos.pos:toPoint3F(), String("From"), ColorF(1,1,1,1), true, false, ColorI(0,0,0,192))</text:p>
      <text:p text:style-name="Standard">2</text:p>
      <text:p text:style-name="Standard">:</text:p>
      <text:p text:style-name="Standard">debugDrawer:drawTextAdvanced(toPos.pos:toPoint3F(), String("To"), ColorF(1,1,1,1), true, false, ColorI(0,0,0,192))</text:p>
      <text:p text:style-name="Standard">drawTri(*)</text:p>
      <text:p text:style-name="Standard">:</text:p>
      <text:p text:style-name="Standard">[object Object]</text:p>
      <text:p text:style-name="Standard"><text:soft-page-break/>drawTriSolid(*)</text:p>
      <text:p text:style-name="Standard">[3]</text:p>
      <text:p text:style-name="Standard">0</text:p>
      <text:p text:style-name="Standard">:</text:p>
      <text:p text:style-name="Standard">debugDrawer:drawTriSolid((vec3(a) * 0.48 + vec3(d) * 0.52):toPoint3F(),</text:p>
      <text:p text:style-name="Standard">1</text:p>
      <text:p text:style-name="Standard">:</text:p>
      <text:p text:style-name="Standard">debugDrawer:drawTriSolid((vec3(a) * 0.48 + vec3(d) * 0.52):toPoint3F(),</text:p>
      <text:p text:style-name="Standard">2</text:p>
      <text:p text:style-name="Standard">:</text:p>
      <text:p text:style-name="Standard">debugDrawer:drawTriSolid(</text:p>
      <text:p text:style-name="Standard">getDrawingEnabled(*)</text:p>
      <text:p text:style-name="Standard">:</text:p>
      <text:p text:style-name="Standard">[object Object]</text:p>
      <text:p text:style-name="Standard">getFreezingEnabled(*)</text:p>
      <text:p text:style-name="Standard">:</text:p>
      <text:p text:style-name="Standard">[object Object]</text:p>
      <text:p text:style-name="Standard">renderGroundModelDebug(*)</text:p>
      <text:p text:style-name="Standard">[1]</text:p>
      <text:p text:style-name="Standard">0</text:p>
      <text:p text:style-name="Standard">:</text:p>
      <text:p text:style-name="Standard">drawn = drawn + debugDrawer:renderGroundModelDebug(debugtype, gmName, col, distance[0], tileSize[0], focusPos:toPoint3F(), depthScale[0])</text:p>
      <text:p text:style-name="Standard">renderStaticColDebug(*)</text:p>
      <text:p text:style-name="Standard">[1]</text:p>
      <text:p text:style-name="Standard">0</text:p>
      <text:p text:style-name="Standard">:</text:p>
      <text:p text:style-name="Standard">drawn = drawn + debugDrawer:renderStaticColDebug(debugtype, gmName, col, distance[0], tileSize[0], focusPos:toPoint3F(), depthScale[0])</text:p>
      <text:p text:style-name="Standard">setDrawingEnabled(*)</text:p>
      <text:p text:style-name="Standard">[2]</text:p>
      <text:p text:style-name="Standard">0</text:p>
      <text:p text:style-name="Standard">:</text:p>
      <text:p text:style-name="Standard">debugDrawer:setDrawingEnabled(false)</text:p>
      <text:p text:style-name="Standard">1</text:p>
      <text:p text:style-name="Standard">:</text:p>
      <text:p text:style-name="Standard">debugDrawer:setDrawingEnabled(true)</text:p>
      <text:p text:style-name="Standard">setFreezingEnabled(*)</text:p>
      <text:p text:style-name="Standard">:</text:p>
      <text:p text:style-name="Standard">[object Object]</text:p>
      <text:p text:style-name="Standard">setLastTTL(*)</text:p>
      <text:p text:style-name="Standard">:</text:p>
      <text:p text:style-name="Standard">[object Object]</text:p>
      <text:p text:style-name="Standard">setLastZTest(*)</text:p>
      <text:p text:style-name="Standard">:</text:p>
      <text:p text:style-name="Standard">[object Object]</text:p>
      <text:p text:style-name="Standard">setSolidTriCulling(*)</text:p>
      <text:p text:style-name="Standard">[2]</text:p>
      <text:p text:style-name="Standard">0</text:p>
      <text:p text:style-name="Standard">:</text:p>
      <text:p text:style-name="Standard">debugDrawer:setSolidTriCulling(false)</text:p>
      <text:p text:style-name="Standard">1</text:p>
      <text:p text:style-name="Standard">:</text:p>
      <text:p text:style-name="Standard">debugDrawer:setSolidTriCulling(false)</text:p>
      <text:p text:style-name="Standard">toggleDrawing(*)</text:p>
      <text:p text:style-name="Standard">:</text:p>
      <text:p text:style-name="Standard"><text:soft-page-break/>[object Object]</text:p>
      <text:p text:style-name="Standard">toggleFreeze(*)</text:p>
      <text:p text:style-name="Standard">:</text:p>
      <text:p text:style-name="Standard">[object Object]</text:p>
      <text:p text:style-name="Standard">editor</text:p>
      <text:p text:style-name="Standard">{29}</text:p>
      <text:p text:style-name="Standard">active</text:p>
      <text:p text:style-name="Standard">[3]</text:p>
      <text:p text:style-name="Standard">0</text:p>
      <text:p text:style-name="Standard">:</text:p>
      <text:p text:style-name="Standard">if editor and editor.active and editor.showNotification then</text:p>
      <text:p text:style-name="Standard">1</text:p>
      <text:p text:style-name="Standard">:</text:p>
      <text:p text:style-name="Standard">return editor.active</text:p>
      <text:p text:style-name="Standard">2</text:p>
      <text:p text:style-name="Standard">:</text:p>
      <text:p text:style-name="Standard">if not editor.active then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[3]</text:p>
      <text:p text:style-name="Standard">0</text:p>
      <text:p text:style-name="Standard">:</text:p>
      <text:p text:style-name="Standard">if not editor.initialized then return</text:p>
      <text:p text:style-name="Standard">1</text:p>
      <text:p text:style-name="Standard">:</text:p>
      <text:p text:style-name="Standard">editor.initialized = false</text:p>
      <text:p text:style-name="Standard">2</text:p>
      <text:p text:style-name="Standard">:</text:p>
      <text:p text:style-name="Standard">if editor.dirty and editor.initialized then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[1]</text:p>
      <text:p text:style-name="Standard">0</text:p>
      <text:p text:style-name="Standard">:</text:p>
      <text:p text:style-name="Standard">if editor.safeMode == true then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loadState(filePath)</text:p>
      <text:p text:style-name="Standard">:</text:p>
      <text:p text:style-name="Standard">[object Object]</text:p>
      <text:p text:style-name="Standard">log(msg)</text:p>
      <text:p text:style-name="Standard"><text:soft-page-break/>[3]</text:p>
      <text:p text:style-name="Standard">0</text:p>
      <text:p text:style-name="Standard">:</text:p>
      <text:p text:style-name="Standard">editor.log("Copying directory '" .. srcPath .. "' to '" .. dstPath .. "'...")</text:p>
      <text:p text:style-name="Standard">1</text:p>
      <text:p text:style-name="Standard">:</text:p>
      <text:p text:style-name="Standard">editor.log("Copying source level '" .. srcPath .. "' to destination level '" .. dstPath .. "'...")</text:p>
      <text:p text:style-name="Standard">2</text:p>
      <text:p text:style-name="Standard">:</text:p>
      <text:p text:style-name="Standard">editor.log("Saving level backup: " .. path)</text:p>
      <text:p text:style-name="Standard">logDebug(msg)</text:p>
      <text:p text:style-name="Standard">[3]</text:p>
      <text:p text:style-name="Standard">0</text:p>
      <text:p text:style-name="Standard">:</text:p>
      <text:p text:style-name="Standard">editor.logDebug("MissionGroup does not exist. Not able to add instantiated object to MissionGroup. Deleting object.")</text:p>
      <text:p text:style-name="Standard">1</text:p>
      <text:p text:style-name="Standard">:</text:p>
      <text:p text:style-name="Standard">editor.logDebug("MissionGroup does not exist")</text:p>
      <text:p text:style-name="Standard">2</text:p>
      <text:p text:style-name="Standard">:</text:p>
      <text:p text:style-name="Standard">editor.logDebug(logTag .. "Cannot create folder, folder already exists.")</text:p>
      <text:p text:style-name="Standard">logError(msg)</text:p>
      <text:p text:style-name="Standard">[3]</text:p>
      <text:p text:style-name="Standard">0</text:p>
      <text:p text:style-name="Standard">:</text:p>
      <text:p text:style-name="Standard">editor.logError("Could not create object from class name: " .. currentCreateObjectItem.classname)</text:p>
      <text:p text:style-name="Standard">1</text:p>
      <text:p text:style-name="Standard">:</text:p>
      <text:p text:style-name="Standard">editor.logError("Duplicate editor icons: " .. tostring(atlasInfo.iconDuplicates))</text:p>
      <text:p text:style-name="Standard">2</text:p>
      <text:p text:style-name="Standard">:</text:p>
      <text:p text:style-name="Standard">editor.logError("Cannot create GBitmap for icon atlas")</text:p>
      <text:p text:style-name="Standard">logInfo(msg)</text:p>
      <text:p text:style-name="Standard">[3]</text:p>
      <text:p text:style-name="Standard">0</text:p>
      <text:p text:style-name="Standard">:</text:p>
      <text:p text:style-name="Standard">editor.logInfo(logTag .. "Skipping file: " .. file.fullFileName)</text:p>
      <text:p text:style-name="Standard">1</text:p>
      <text:p text:style-name="Standard">:</text:p>
      <text:p text:style-name="Standard">editor.logInfo(logTag .. "Removed thumbnail cache folder.")</text:p>
      <text:p text:style-name="Standard">2</text:p>
      <text:p text:style-name="Standard">:</text:p>
      <text:p text:style-name="Standard">if debug then editor.logInfo(logTag .. "Skipped main dir.")</text:p>
      <text:p text:style-name="Standard">logWarn(msg)</text:p>
      <text:p text:style-name="Standard">[3]</text:p>
      <text:p text:style-name="Standard">0</text:p>
      <text:p text:style-name="Standard">:</text:p>
      <text:p text:style-name="Standard">editor.logWarn(logTag .. "No suitable color for type '" .. asset.type .. "'. Using default color.")</text:p>
      <text:p text:style-name="Standard">1</text:p>
      <text:p text:style-name="Standard">:</text:p>
      <text:p text:style-name="Standard">editor.logWarn(logTag .. "No suitable icon for type '" .. file.type .. "'. Using default icon.")</text:p>
      <text:p text:style-name="Standard">2</text:p>
      <text:p text:style-name="Standard">:</text:p>
      <text:p text:style-name="Standard">editor.logWarn(logTag .. "Filter with the given identifier '" .. label .. "' already exists.")</text:p>
      <text:p text:style-name="Standard"><text:soft-page-break/>onClientEndMission()</text:p>
      <text:p text:style-name="Standard">:</text:p>
      <text:p text:style-name="Standard">[object Object]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[1]</text:p>
      <text:p text:style-name="Standard">0</text:p>
      <text:p text:style-name="Standard">:</text:p>
      <text:p text:style-name="Standard">editor.saveExtensionsSettings()</text:p>
      <text:p text:style-name="Standard">savePreferences()</text:p>
      <text:p text:style-name="Standard">[3]</text:p>
      <text:p text:style-name="Standard">0</text:p>
      <text:p text:style-name="Standard">:</text:p>
      <text:p text:style-name="Standard">editor.savePreferences()</text:p>
      <text:p text:style-name="Standard">1</text:p>
      <text:p text:style-name="Standard">:</text:p>
      <text:p text:style-name="Standard">editor.savePreferences()</text:p>
      <text:p text:style-name="Standard">2</text:p>
      <text:p text:style-name="Standard">:</text:p>
      <text:p text:style-name="Standard">editor.savePreferences('flowgraph.general.customLuaNodes',newNodes)</text:p>
      <text:p text:style-name="Standard">saveState(filePath)</text:p>
      <text:p text:style-name="Standard">[1]</text:p>
      <text:p text:style-name="Standard">0</text:p>
      <text:p text:style-name="Standard">:</text:p>
      <text:p text:style-name="Standard">editor.saveState()</text:p>
      <text:p text:style-name="Standard">setEditorActive(activate, safeMode)</text:p>
      <text:p text:style-name="Standard">[3]</text:p>
      <text:p text:style-name="Standard">0</text:p>
      <text:p text:style-name="Standard">:</text:p>
      <text:p text:style-name="Standard">editor.setEditorActive(false)</text:p>
      <text:p text:style-name="Standard">1</text:p>
      <text:p text:style-name="Standard">:</text:p>
      <text:p text:style-name="Standard">editor.setEditorActive(false)</text:p>
      <text:p text:style-name="Standard">2</text:p>
      <text:p text:style-name="Standard"><text:soft-page-break/>:</text:p>
      <text:p text:style-name="Standard">editor.setEditorActive(false)</text:p>
      <text:p text:style-name="Standard">setupEditorGuiTheme()</text:p>
      <text:p text:style-name="Standard">[1]</text:p>
      <text:p text:style-name="Standard">0</text:p>
      <text:p text:style-name="Standard">:</text:p>
      <text:p text:style-name="Standard">editor.setupEditorGuiTheme()</text:p>
      <text:p text:style-name="Standard">shutdown()</text:p>
      <text:p text:style-name="Standard">[2]</text:p>
      <text:p text:style-name="Standard">0</text:p>
      <text:p text:style-name="Standard">:</text:p>
      <text:p text:style-name="Standard">editor.shutdown()</text:p>
      <text:p text:style-name="Standard">1</text:p>
      <text:p text:style-name="Standard">:</text:p>
      <text:p text:style-name="Standard">editor.shutdown()</text:p>
      <text:p text:style-name="Standard">toggleActive(safeMode)</text:p>
      <text:p text:style-name="Standard">[2]</text:p>
      <text:p text:style-name="Standard">0</text:p>
      <text:p text:style-name="Standard">:</text:p>
      <text:p text:style-name="Standard">editor.toggleActive()</text:p>
      <text:p text:style-name="Standard">1</text:p>
      <text:p text:style-name="Standard">:</text:p>
      <text:p text:style-name="Standard">editor.toggleActive()</text:p>
      <text:p text:style-name="Standard">editor_main</text:p>
      <text:p text:style-name="Standard">{29}</text:p>
      <text:p text:style-name="Standard">active</text:p>
      <text:p text:style-name="Standard">:</text:p>
      <text:p text:style-name="Standard">[object Object]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:</text:p>
      <text:p text:style-name="Standard">[object Object]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:</text:p>
      <text:p text:style-name="Standard">[object Object]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loadState(filePath)</text:p>
      <text:p text:style-name="Standard">:</text:p>
      <text:p text:style-name="Standard">[object Object]</text:p>
      <text:p text:style-name="Standard"><text:soft-page-break/>log(msg)</text:p>
      <text:p text:style-name="Standard">:</text:p>
      <text:p text:style-name="Standard">[object Object]</text:p>
      <text:p text:style-name="Standard">logDebug(msg)</text:p>
      <text:p text:style-name="Standard">:</text:p>
      <text:p text:style-name="Standard">[object Object]</text:p>
      <text:p text:style-name="Standard">logError(msg)</text:p>
      <text:p text:style-name="Standard">:</text:p>
      <text:p text:style-name="Standard">[object Object]</text:p>
      <text:p text:style-name="Standard">logInfo(msg)</text:p>
      <text:p text:style-name="Standard">:</text:p>
      <text:p text:style-name="Standard">[object Object]</text:p>
      <text:p text:style-name="Standard">logWarn(msg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:</text:p>
      <text:p text:style-name="Standard">[object Object]</text:p>
      <text:p text:style-name="Standard">savePreferences()</text:p>
      <text:p text:style-name="Standard">:</text:p>
      <text:p text:style-name="Standard">[object Object]</text:p>
      <text:p text:style-name="Standard">saveState(filePath)</text:p>
      <text:p text:style-name="Standard">:</text:p>
      <text:p text:style-name="Standard">[object Object]</text:p>
      <text:p text:style-name="Standard">setEditorActive(activate, safeMode)</text:p>
      <text:p text:style-name="Standard">:</text:p>
      <text:p text:style-name="Standard">[object Object]</text:p>
      <text:p text:style-name="Standard">setupEditorGuiTheme()</text:p>
      <text:p text:style-name="Standard">:</text:p>
      <text:p text:style-name="Standard">[object Object]</text:p>
      <text:p text:style-name="Standard"><text:soft-page-break/>shutdown()</text:p>
      <text:p text:style-name="Standard">:</text:p>
      <text:p text:style-name="Standard">[object Object]</text:p>
      <text:p text:style-name="Standard">toggleActive(safeMode)</text:p>
      <text:p text:style-name="Standard">:</text:p>
      <text:p text:style-name="Standard">[object Object]</text:p>
      <text:p text:style-name="Standard">extensions</text:p>
      <text:p text:style-name="Standard">{81}</text:p>
      <text:p text:style-name="Standard">campaign_campaignsLoader</text:p>
      <text:p text:style-name="Standard">{10}</text:p>
      <text:p text:style-name="Standard">campaignModules</text:p>
      <text:p text:style-name="Standard">:</text:p>
      <text:p text:style-name="Standard">[object Object]</text:p>
      <text:p text:style-name="Standard">checkSaveExists(title, savesEnabled)</text:p>
      <text:p text:style-name="Standard">[2]</text:p>
      <text:p text:style-name="Standard">0</text:p>
      <text:p text:style-name="Standard">:</text:p>
      <text:p text:style-name="Standard">local campaignSaveFilename = campaign_campaignsLoader.checkSaveExists(processedCampaign.meta.title, processedCampaign.meta.enableSaves)</text:p>
      <text:p text:style-name="Standard">1</text:p>
      <text:p text:style-name="Standard">:</text:p>
      <text:p text:style-name="Standard">local filename = campaign_campaignsLoader.checkSaveExists(campaign.meta.title, campaign.meta.enableSaves)</text:p>
      <text:p text:style-name="Standard">getCampaignFilenames()</text:p>
      <text:p text:style-name="Standard">:</text:p>
      <text:p text:style-name="Standard">[object Object]</text:p>
      <text:p text:style-name="Standard">getCampaignScenarios()</text:p>
      <text:p text:style-name="Standard">:</text:p>
      <text:p text:style-name="Standard">[object Object]</text:p>
      <text:p text:style-name="Standard">getList()</text:p>
      <text:p text:style-name="Standard">:</text:p>
      <text:p text:style-name="Standard">[object Object]</text:p>
      <text:p text:style-name="Standard">resumeSavedCampaign(campaign, saveFilename)</text:p>
      <text:p text:style-name="Standard">[1]</text:p>
      <text:p text:style-name="Standard">0</text:p>
      <text:p text:style-name="Standard">:</text:p>
      <text:p text:style-name="Standard">campaign_campaignsLoader.resumeSavedCampaign(processedCampaign, campaignSaveFilename)</text:p>
      <text:p text:style-name="Standard">saveCampaign(campaign)</text:p>
      <text:p text:style-name="Standard">[2]</text:p>
      <text:p text:style-name="Standard">0</text:p>
      <text:p text:style-name="Standard">:</text:p>
      <text:p text:style-name="Standard">campaign_campaignsLoader.saveCampaign(campaign)</text:p>
      <text:p text:style-name="Standard">1</text:p>
      <text:p text:style-name="Standard">:</text:p>
      <text:p text:style-name="Standard">campaign_campaignsLoader.saveCampaign(campaign)</text:p>
      <text:p text:style-name="Standard">splitFieldByToken(field, token)</text:p>
      <text:p text:style-name="Standard">[2]</text:p>
      <text:p text:style-name="Standard">0</text:p>
      <text:p text:style-name="Standard">:</text:p>
      <text:p text:style-name="Standard">local startingLocationParts = campaign_campaignsLoader.splitFieldByToken(campaign.state.currentLocation, '.')</text:p>
      <text:p text:style-name="Standard">1</text:p>
      <text:p text:style-name="Standard">:</text:p>
      <text:p text:style-name="Standard">local entryPointParts = campaign_campaignsLoader.splitFieldByToken(locationData.info.entryPoint, '.')</text:p>
      <text:p text:style-name="Standard">start(newCampaign, endCallback)</text:p>
      <text:p text:style-name="Standard">:</text:p>
      <text:p text:style-name="Standard">[object Object]</text:p>
      <text:p text:style-name="Standard"><text:soft-page-break/>startByFolder(path, endCallback)</text:p>
      <text:p text:style-name="Standard">:</text:p>
      <text:p text:style-name="Standard">[object Object]</text:p>
      <text:p text:style-name="Standard">core_audio</text:p>
      <text:p text:style-name="Standard">{10}</text:p>
      <text:p text:style-name="Standard">loadLevelBank(bankFilePath)</text:p>
      <text:p text:style-name="Standard">:</text:p>
      <text:p text:style-name="Standard">[object Object]</text:p>
      <text:p text:style-name="Standard">loadVehicleBank(bankPath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re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registerBaseBank(path)</text:p>
      <text:p text:style-name="Standard">:</text:p>
      <text:p text:style-name="Standard">[object Object]</text:p>
      <text:p text:style-name="Standard">triggerBankHotloading()</text:p>
      <text:p text:style-name="Standard">:</text:p>
      <text:p text:style-name="Standard">[object Object]</text:p>
      <text:p text:style-name="Standard">core_camera</text:p>
      <text:p text:style-name="Standard">{74}</text:p>
      <text:p text:style-name="Standard">dependencies</text:p>
      <text:p text:style-name="Standard">:</text:p>
      <text:p text:style-name="Standard">[object Object]</text:p>
      <text:p text:style-name="Standard">speedFactor</text:p>
      <text:p text:style-name="Standard">[3]</text:p>
      <text:p text:style-name="Standard">0</text:p>
      <text:p text:style-name="Standard">:</text:p>
      <text:p text:style-name="Standard">core_camera.speedFactor = 10000</text:p>
      <text:p text:style-name="Standard">1</text:p>
      <text:p text:style-name="Standard">:</text:p>
      <text:p text:style-name="Standard">core_camera.speedFactor = 1</text:p>
      <text:p text:style-name="Standard">2</text:p>
      <text:p text:style-name="Standard">:</text:p>
      <text:p text:style-name="Standard">core_camera.speedFactor = 1</text:p>
      <text:p text:style-name="Standard">cameraZoom(val)</text:p>
      <text:p text:style-name="Standard">:</text:p>
      <text:p text:style-name="Standard">[object Object]</text:p>
      <text:p text:style-name="Standard"><text:soft-page-break/>changeOrder(camId, offset)</text:p>
      <text:p text:style-name="Standard">:</text:p>
      <text:p text:style-name="Standard">[object Object]</text:p>
      <text:p text:style-name="Standard">clearInputs()</text:p>
      <text:p text:style-name="Standard">[3]</text:p>
      <text:p text:style-name="Standard">0</text:p>
      <text:p text:style-name="Standard">:</text:p>
      <text:p text:style-name="Standard">core_camera.clearInputs()</text:p>
      <text:p text:style-name="Standard">1</text:p>
      <text:p text:style-name="Standard">:</text:p>
      <text:p text:style-name="Standard">core_camera.clearInputs()</text:p>
      <text:p text:style-name="Standard">2</text:p>
      <text:p text:style-name="Standard">:</text:p>
      <text:p text:style-name="Standard">core_camera.clearInputs()</text:p>
      <text:p text:style-name="Standard">displayCameraNameUI(player)</text:p>
      <text:p text:style-name="Standard">[1]</text:p>
      <text:p text:style-name="Standard">0</text:p>
      <text:p text:style-name="Standard">:</text:p>
      <text:p text:style-name="Standard">extensions.core_camera.displayCameraNameUI(player)</text:p>
      <text:p text:style-name="Standard">exitCinematicCamera()</text:p>
      <text:p text:style-name="Standard">:</text:p>
      <text:p text:style-name="Standard">[object Object]</text:p>
      <text:p text:style-name="Standard">getActiveCamName(player)</text:p>
      <text:p text:style-name="Standard">[3]</text:p>
      <text:p text:style-name="Standard">0</text:p>
      <text:p text:style-name="Standard">:</text:p>
      <text:p text:style-name="Standard">prevCamera = prevCamera or core_camera.getActiveCamName()</text:p>
      <text:p text:style-name="Standard">1</text:p>
      <text:p text:style-name="Standard">:</text:p>
      <text:p text:style-name="Standard">prevCamera = prevCamera or core_camera.getActiveCamName()</text:p>
      <text:p text:style-name="Standard">2</text:p>
      <text:p text:style-name="Standard">:</text:p>
      <text:p text:style-name="Standard">local camName = commands.isFreeCamera() and "Freecam" or core_camera.getActiveCamName() or "No cam name"</text:p>
      <text:p text:style-name="Standard">getActiveCamNameByVehId(vehId)</text:p>
      <text:p text:style-name="Standard">[2]</text:p>
      <text:p text:style-name="Standard">0</text:p>
      <text:p text:style-name="Standard">:</text:p>
      <text:p text:style-name="Standard">local activeCam1 = core_camera.getActiveCamNameByVehId(objId1)</text:p>
      <text:p text:style-name="Standard">1</text:p>
      <text:p text:style-name="Standard">:</text:p>
      <text:p text:style-name="Standard">local activeCam2 = core_camera.getActiveCamNameByVehId(objId2)</text:p>
      <text:p text:style-name="Standard">getCameraDataById(vid)</text:p>
      <text:p text:style-name="Standard">[3]</text:p>
      <text:p text:style-name="Standard">0</text:p>
      <text:p text:style-name="Standard">:</text:p>
      <text:p text:style-name="Standard">local obj1 = core_camera.getCameraDataById(objId1)</text:p>
      <text:p text:style-name="Standard">1</text:p>
      <text:p text:style-name="Standard">:</text:p>
      <text:p text:style-name="Standard">local obj2 = core_camera.getCameraDataById(objId2)</text:p>
      <text:p text:style-name="Standard">2</text:p>
      <text:p text:style-name="Standard">:</text:p>
      <text:p text:style-name="Standard">core_camera.getCameraDataById(objId1).orbit.lockCamera = true</text:p>
      <text:p text:style-name="Standard">getDriverData(veh)</text:p>
      <text:p text:style-name="Standard">[3]</text:p>
      <text:p text:style-name="Standard"><text:soft-page-break/>0</text:p>
      <text:p text:style-name="Standard">:</text:p>
      <text:p text:style-name="Standard">local camNodeID, rightHandDrive = core_camera.getDriverData(data.veh)</text:p>
      <text:p text:style-name="Standard">1</text:p>
      <text:p text:style-name="Standard">:</text:p>
      <text:p text:style-name="Standard">local camNodeID = core_camera.getDriverData(data.veh)</text:p>
      <text:p text:style-name="Standard">2</text:p>
      <text:p text:style-name="Standard">:</text:p>
      <text:p text:style-name="Standard">local driverNode, rightHandDrive = core_camera.getDriverData(veh)</text:p>
      <text:p text:style-name="Standard">getDriverDataById(vehId)</text:p>
      <text:p text:style-name="Standard">[1]</text:p>
      <text:p text:style-name="Standard">0</text:p>
      <text:p text:style-name="Standard">:</text:p>
      <text:p text:style-name="Standard">local driverNode = core_camera.getDriverDataById(unicycle:getID())</text:p>
      <text:p text:style-name="Standard">getLastFilter()</text:p>
      <text:p text:style-name="Standard">[1]</text:p>
      <text:p text:style-name="Standard">0</text:p>
      <text:p text:style-name="Standard">:</text:p>
      <text:p text:style-name="Standard">local filter = core_camera.getLastFilter()</text:p>
      <text:p text:style-name="Standard">globalCameraFunction(globalCameraName, functionName)</text:p>
      <text:p text:style-name="Standard">:</text:p>
      <text:p text:style-name="Standard">[object Object]</text:p>
      <text:p text:style-name="Standard">hotkey(player, hotkeyid, modifier)</text:p>
      <text:p text:style-name="Standard">:</text:p>
      <text:p text:style-name="Standard">[object Object]</text:p>
      <text:p text:style-name="Standard">isCameraInside(player, camPos)</text:p>
      <text:p text:style-name="Standard">[1]</text:p>
      <text:p text:style-name="Standard">0</text:p>
      <text:p text:style-name="Standard">:</text:p>
      <text:p text:style-name="Standard">globalParams:setParameterValue("g_CamOnboard", core_camera and core_camera.isCameraInside(0, camPos3F) and 1 or 0)</text:p>
      <text:p text:style-name="Standard">lookBack(player, value)</text:p>
      <text:p text:style-name="Standard">:</text:p>
      <text:p text:style-name="Standard">[object Object]</text:p>
      <text:p text:style-name="Standard">movebackward(val)</text:p>
      <text:p text:style-name="Standard">:</text:p>
      <text:p text:style-name="Standard">[object Object]</text:p>
      <text:p text:style-name="Standard">movedown(val)</text:p>
      <text:p text:style-name="Standard">:</text:p>
      <text:p text:style-name="Standard">[object Object]</text:p>
      <text:p text:style-name="Standard">moveforward(val)</text:p>
      <text:p text:style-name="Standard">:</text:p>
      <text:p text:style-name="Standard">[object Object]</text:p>
      <text:p text:style-name="Standard">moveleft(val)</text:p>
      <text:p text:style-name="Standard">:</text:p>
      <text:p text:style-name="Standard">[object Object]</text:p>
      <text:p text:style-name="Standard">moveright(val)</text:p>
      <text:p text:style-name="Standard">:</text:p>
      <text:p text:style-name="Standard">[object Object]</text:p>
      <text:p text:style-name="Standard">moveup(val)</text:p>
      <text:p text:style-name="Standard">:</text:p>
      <text:p text:style-name="Standard">[object Object]</text:p>
      <text:p text:style-name="Standard">onClientPostStartMission()</text:p>
      <text:p text:style-name="Standard">:</text:p>
      <text:p text:style-name="Standard">[object Object]</text:p>
      <text:p text:style-name="Standard"><text:soft-page-break/>onDeserialized(data)</text:p>
      <text:p text:style-name="Standard">:</text:p>
      <text:p text:style-name="Standard">[object Object]</text:p>
      <text:p text:style-name="Standard">onDespawnObject(vid, isReloading)</text:p>
      <text:p text:style-name="Standard">:</text:p>
      <text:p text:style-name="Standard">[object Object]</text:p>
      <text:p text:style-name="Standard">onFileChanged(filePath, changeType)</text:p>
      <text:p text:style-name="Standard">:</text:p>
      <text:p text:style-name="Standard">[object Object]</text:p>
      <text:p text:style-name="Standard">onMouseLocked(locked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onScenarioChange()</text:p>
      <text:p text:style-name="Standard">:</text:p>
      <text:p text:style-name="Standard">[object Object]</text:p>
      <text:p text:style-name="Standard">onScenarioRestart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Trigger(trigger)</text:p>
      <text:p text:style-name="Standard">:</text:p>
      <text:p text:style-name="Standard"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onVehicleSpawned(vid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pitchAbs(val)</text:p>
      <text:p text:style-name="Standard">:</text:p>
      <text:p text:style-name="Standard">[object Object]</text:p>
      <text:p text:style-name="Standard">processVehicleCameraConfigChanged(vid, vdata, focusedCamNamePrevious)</text:p>
      <text:p text:style-name="Standard">:</text:p>
      <text:p text:style-name="Standard">[object Object]</text:p>
      <text:p text:style-name="Standard">profile(enabled)</text:p>
      <text:p text:style-name="Standard">:</text:p>
      <text:p text:style-name="Standard">[object Object]</text:p>
      <text:p text:style-name="Standard">proxy_Player(fct)</text:p>
      <text:p text:style-name="Standard">:</text:p>
      <text:p text:style-name="Standard">[object Object]</text:p>
      <text:p text:style-name="Standard"><text:soft-page-break/>requestConfig(forcedCamName)</text:p>
      <text:p text:style-name="Standard">[1]</text:p>
      <text:p text:style-name="Standard">0</text:p>
      <text:p text:style-name="Standard">:</text:p>
      <text:p text:style-name="Standard">core_camera.requestConfig(name == "freeCamera" and "free" or nil)</text:p>
      <text:p text:style-name="Standard">resetCamera(player)</text:p>
      <text:p text:style-name="Standard">[2]</text:p>
      <text:p text:style-name="Standard">0</text:p>
      <text:p text:style-name="Standard">:</text:p>
      <text:p text:style-name="Standard">core_camera.resetCamera(0)</text:p>
      <text:p text:style-name="Standard">1</text:p>
      <text:p text:style-name="Standard">:</text:p>
      <text:p text:style-name="Standard">core_camera.resetCamera(0)</text:p>
      <text:p text:style-name="Standard">resetCameraByID(vid)</text:p>
      <text:p text:style-name="Standard">[3]</text:p>
      <text:p text:style-name="Standard">0</text:p>
      <text:p text:style-name="Standard">:</text:p>
      <text:p text:style-name="Standard">core_camera.resetCameraByID(vehicleId)</text:p>
      <text:p text:style-name="Standard">1</text:p>
      <text:p text:style-name="Standard">:</text:p>
      <text:p text:style-name="Standard">core_camera.resetCameraByID(vehicleId)</text:p>
      <text:p text:style-name="Standard">2</text:p>
      <text:p text:style-name="Standard">:</text:p>
      <text:p text:style-name="Standard">core_camera.resetCameraByID(vehicleId)</text:p>
      <text:p text:style-name="Standard">resetConfiguration()</text:p>
      <text:p text:style-name="Standard">[1]</text:p>
      <text:p text:style-name="Standard">0</text:p>
      <text:p text:style-name="Standard">:</text:p>
      <text:p text:style-name="Standard">core_camera.resetConfiguration()</text:p>
      <text:p text:style-name="Standard">rollAbs(val)</text:p>
      <text:p text:style-name="Standard">:</text:p>
      <text:p text:style-name="Standard">[object Object]</text:p>
      <text:p text:style-name="Standard">rotate_pitch(val, filter)</text:p>
      <text:p text:style-name="Standard">:</text:p>
      <text:p text:style-name="Standard">[object Object]</text:p>
      <text:p text:style-name="Standard">rotate_pitch_down(val, filter)</text:p>
      <text:p text:style-name="Standard">:</text:p>
      <text:p text:style-name="Standard">[object Object]</text:p>
      <text:p text:style-name="Standard">rotate_pitch_relative(val)</text:p>
      <text:p text:style-name="Standard">:</text:p>
      <text:p text:style-name="Standard">[object Object]</text:p>
      <text:p text:style-name="Standard">rotate_pitch_up(val, filter)</text:p>
      <text:p text:style-name="Standard">:</text:p>
      <text:p text:style-name="Standard">[object Object]</text:p>
      <text:p text:style-name="Standard">rotate_yaw(val, filter)</text:p>
      <text:p text:style-name="Standard">:</text:p>
      <text:p text:style-name="Standard">[object Object]</text:p>
      <text:p text:style-name="Standard">rotate_yaw_left(val, filter)</text:p>
      <text:p text:style-name="Standard">:</text:p>
      <text:p text:style-name="Standard">[object Object]</text:p>
      <text:p text:style-name="Standard">rotate_yaw_relative(val)</text:p>
      <text:p text:style-name="Standard">:</text:p>
      <text:p text:style-name="Standard">[object Object]</text:p>
      <text:p text:style-name="Standard">rotate_yaw_right(val, filter)</text:p>
      <text:p text:style-name="Standard"><text:soft-page-break/>:</text:p>
      <text:p text:style-name="Standard">[object Object]</text:p>
      <text:p text:style-name="Standard">setByName()</text:p>
      <text:p text:style-name="Standard">[3]</text:p>
      <text:p text:style-name="Standard">0</text:p>
      <text:p text:style-name="Standard">:</text:p>
      <text:p text:style-name="Standard">core_camera.setByName(0, "onboard.rider", true)</text:p>
      <text:p text:style-name="Standard">1</text:p>
      <text:p text:style-name="Standard">:</text:p>
      <text:p text:style-name="Standard">core_camera.setByName(0, "external", true)</text:p>
      <text:p text:style-name="Standard">2</text:p>
      <text:p text:style-name="Standard">:</text:p>
      <text:p text:style-name="Standard">core_camera.setByName(0, "onboard.rider", true)</text:p>
      <text:p text:style-name="Standard">setBySlotId(player, slotId)</text:p>
      <text:p text:style-name="Standard">:</text:p>
      <text:p text:style-name="Standard">[object Object]</text:p>
      <text:p text:style-name="Standard">setDefaultDistance(vid)</text:p>
      <text:p text:style-name="Standard">[3]</text:p>
      <text:p text:style-name="Standard">0</text:p>
      <text:p text:style-name="Standard">:</text:p>
      <text:p text:style-name="Standard">core_camera.setDefaultDistance(objId1, (dist1+dist2)/1.5+1)</text:p>
      <text:p text:style-name="Standard">1</text:p>
      <text:p text:style-name="Standard">:</text:p>
      <text:p text:style-name="Standard">core_camera.setDefaultDistance(objId2, (dist1+dist2)/1.5+1)</text:p>
      <text:p text:style-name="Standard">2</text:p>
      <text:p text:style-name="Standard">:</text:p>
      <text:p text:style-name="Standard">core_camera.setDefaultDistance(objId1, obj1OriginalDistance)</text:p>
      <text:p text:style-name="Standard">setDistance(vid)</text:p>
      <text:p text:style-name="Standard">[3]</text:p>
      <text:p text:style-name="Standard">0</text:p>
      <text:p text:style-name="Standard">:</text:p>
      <text:p text:style-name="Standard">core_camera.setDistance(objId1, (dist1+dist2)/1.5+1)</text:p>
      <text:p text:style-name="Standard">1</text:p>
      <text:p text:style-name="Standard">:</text:p>
      <text:p text:style-name="Standard">core_camera.setDistance(objId2, (dist1+dist2)/1.5+1)</text:p>
      <text:p text:style-name="Standard">2</text:p>
      <text:p text:style-name="Standard">:</text:p>
      <text:p text:style-name="Standard">core_camera.setDistance(objId1, obj1OriginalDistance)</text:p>
      <text:p text:style-name="Standard">setFOV(vid)</text:p>
      <text:p text:style-name="Standard">[3]</text:p>
      <text:p text:style-name="Standard">0</text:p>
      <text:p text:style-name="Standard">:</text:p>
      <text:p text:style-name="Standard">core_camera.setFOV(vehicleId, 20 + fovModifier)</text:p>
      <text:p text:style-name="Standard">1</text:p>
      <text:p text:style-name="Standard">:</text:p>
      <text:p text:style-name="Standard">core_camera.setFOV(vehicleId, 20 + fovModifier)</text:p>
      <text:p text:style-name="Standard">2</text:p>
      <text:p text:style-name="Standard">:</text:p>
      <text:p text:style-name="Standard">core_camera.setFOV(vehicleId, findValView('fov') + fovModifier)</text:p>
      <text:p text:style-name="Standard">setMaxDistance(vid)</text:p>
      <text:p text:style-name="Standard">[3]</text:p>
      <text:p text:style-name="Standard">0</text:p>
      <text:p text:style-name="Standard">:</text:p>
      <text:p text:style-name="Standard">core_camera.setMaxDistance(vehicleID, maxCameraDistance)</text:p>
      <text:p text:style-name="Standard"><text:soft-page-break/>1</text:p>
      <text:p text:style-name="Standard">:</text:p>
      <text:p text:style-name="Standard">core_camera.setMaxDistance(vehicleID, nil)</text:p>
      <text:p text:style-name="Standard">2</text:p>
      <text:p text:style-name="Standard">:</text:p>
      <text:p text:style-name="Standard">core_camera.setMaxDistance(vehicleID, maxCameraDistance)</text:p>
      <text:p text:style-name="Standard">setOffset(vid)</text:p>
      <text:p text:style-name="Standard">[2]</text:p>
      <text:p text:style-name="Standard">0</text:p>
      <text:p text:style-name="Standard">:</text:p>
      <text:p text:style-name="Standard">core_camera.setOffset(vehicleId, vec3(findValView('offset')[1] / idealDistance, findValView('offset')[2] / idealDistance, findValView('offset')[3] / idealDistance))</text:p>
      <text:p text:style-name="Standard">1</text:p>
      <text:p text:style-name="Standard">:</text:p>
      <text:p text:style-name="Standard">core_camera.setOffset(vehicleId, vec3(cameraTweakVal.offset.x[0] / idealDistance, cameraTweakVal.offset.y[0] / idealDistance, cameraTweakVal.offset.z[0] / idealDistance))</text:p>
      <text:p text:style-name="Standard">setRef(vid)</text:p>
      <text:p text:style-name="Standard">[3]</text:p>
      <text:p text:style-name="Standard">0</text:p>
      <text:p text:style-name="Standard">:</text:p>
      <text:p text:style-name="Standard">core_camera.setRef(objId1, nil, nil, nil)</text:p>
      <text:p text:style-name="Standard">1</text:p>
      <text:p text:style-name="Standard">:</text:p>
      <text:p text:style-name="Standard">core_camera.setRef(objId2, nil, nil, nil)</text:p>
      <text:p text:style-name="Standard">2</text:p>
      <text:p text:style-name="Standard">:</text:p>
      <text:p text:style-name="Standard">core_camera.setRef(vid, meanLocation, meanLeft, meanBack)</text:p>
      <text:p text:style-name="Standard">setRefNodes(vid)</text:p>
      <text:p text:style-name="Standard">:</text:p>
      <text:p text:style-name="Standard">[object Object]</text:p>
      <text:p text:style-name="Standard">setRotation(vid)</text:p>
      <text:p text:style-name="Standard">[3]</text:p>
      <text:p text:style-name="Standard">0</text:p>
      <text:p text:style-name="Standard">:</text:p>
      <text:p text:style-name="Standard">core_camera.setRotation(vehicleId, vec3(findValView('rotation'), 0, 0))</text:p>
      <text:p text:style-name="Standard">1</text:p>
      <text:p text:style-name="Standard">:</text:p>
      <text:p text:style-name="Standard">core_camera.setRotation(vehicleId, vec3(findValView('rotation'), 0, 0))</text:p>
      <text:p text:style-name="Standard">2</text:p>
      <text:p text:style-name="Standard">:</text:p>
      <text:p text:style-name="Standard">core_camera.setRotation(vehicleId, vec3(cameraTweakVal.rotation[0], 0, 0))</text:p>
      <text:p text:style-name="Standard">setTargetMode(vid)</text:p>
      <text:p text:style-name="Standard">[3]</text:p>
      <text:p text:style-name="Standard">0</text:p>
      <text:p text:style-name="Standard">:</text:p>
      <text:p text:style-name="Standard">core_camera.setTargetMode(objId1, 'ref', nil)</text:p>
      <text:p text:style-name="Standard">1</text:p>
      <text:p text:style-name="Standard">:</text:p>
      <text:p text:style-name="Standard">core_camera.setTargetMode(objId2, 'ref', nil)</text:p>
      <text:p text:style-name="Standard">2</text:p>
      <text:p text:style-name="Standard">:</text:p>
      <text:p text:style-name="Standard">core_camera.setTargetMode(vid, 'notCenter', nil)</text:p>
      <text:p text:style-name="Standard">setVehicleCameraByIndexOffset(player, offset)</text:p>
      <text:p text:style-name="Standard">:</text:p>
      <text:p text:style-name="Standard">[object Object]</text:p>
      <text:p text:style-name="Standard">setVehicleCameraByNameWithId(vehId, name, withTransition, customData)</text:p>
      <text:p text:style-name="Standard"><text:soft-page-break/>[3]</text:p>
      <text:p text:style-name="Standard">0</text:p>
      <text:p text:style-name="Standard">:</text:p>
      <text:p text:style-name="Standard">core_camera.setVehicleCameraByNameWithId(objId1, 'orbit')</text:p>
      <text:p text:style-name="Standard">1</text:p>
      <text:p text:style-name="Standard">:</text:p>
      <text:p text:style-name="Standard">core_camera.setVehicleCameraByNameWithId(objId2, 'orbit')</text:p>
      <text:p text:style-name="Standard">2</text:p>
      <text:p text:style-name="Standard">:</text:p>
      <text:p text:style-name="Standard">core_camera.setVehicleCameraByNameWithId(objId1, activeCam1)</text:p>
      <text:p text:style-name="Standard">timeSinceLastRotation()</text:p>
      <text:p text:style-name="Standard">[1]</text:p>
      <text:p text:style-name="Standard">0</text:p>
      <text:p text:style-name="Standard">:</text:p>
      <text:p text:style-name="Standard">local shouldBeEnabled = not photoModeOpen and (cursorVisible or (isAnyControllerConnected() and core_camera.timeSinceLastRotation() &lt; 1000))</text:p>
      <text:p text:style-name="Standard">toggleEnabledById(camId)</text:p>
      <text:p text:style-name="Standard">:</text:p>
      <text:p text:style-name="Standard">[object Object]</text:p>
      <text:p text:style-name="Standard">xAxisAbs(val)</text:p>
      <text:p text:style-name="Standard">:</text:p>
      <text:p text:style-name="Standard">[object Object]</text:p>
      <text:p text:style-name="Standard">yAxisAbs(val)</text:p>
      <text:p text:style-name="Standard">:</text:p>
      <text:p text:style-name="Standard">[object Object]</text:p>
      <text:p text:style-name="Standard">yawAbs(val)</text:p>
      <text:p text:style-name="Standard">:</text:p>
      <text:p text:style-name="Standard">[object Object]</text:p>
      <text:p text:style-name="Standard">zAxisAbs(val)</text:p>
      <text:p text:style-name="Standard">:</text:p>
      <text:p text:style-name="Standard">[object Object]</text:p>
      <text:p text:style-name="Standard">core_commandhandler</text:p>
      <text:p text:style-name="Standard">{6}</text:p>
      <text:p text:style-name="Standard">onDeserialized(d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chemeCommand(scheme, isStartingArg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iReady()</text:p>
      <text:p text:style-name="Standard">:</text:p>
      <text:p text:style-name="Standard">[object Object]</text:p>
      <text:p text:style-name="Standard">core_environment</text:p>
      <text:p text:style-name="Standard">{62}</text:p>
      <text:p text:style-name="Standard">groundModels</text:p>
      <text:p text:style-name="Standard">{57}</text:p>
      <text:p text:style-name="Standard"><text:soft-page-break/>nul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[1]</text:p>
      <text:p text:style-name="Standard">0</text:p>
      <text:p text:style-name="Standard">:</text:p>
      <text:p text:style-name="Standard">groundModels[k] = {data = v.cdata, isAlias = v.isAlias, parent = v.parent, aliases = {}, active = im.BoolPtr(true), color = im.ArrayFloatByTbl(rainbowColor(groundModelSize, i, 1))}</text:p>
      <text:p text:style-name="Standard">ASPHAL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OL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PREPP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<text:soft-page-break/>ASPHALT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ASPHALT_WET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BEACH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BBLESTONE</text:p>
      <text:p text:style-name="Standard">{2}</text:p>
      <text:p text:style-name="Standard"><text:soft-page-break/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CONCRETE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ERBY_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</text:p>
      <text:p text:style-name="Standard">{2}</text:p>
      <text:p text:style-name="Standard">cdata</text:p>
      <text:p text:style-name="Standard">{2}</text:p>
      <text:p text:style-name="Standard"><text:soft-page-break/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DUSTY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<text:soft-page-break/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LOOSE_DUST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ROCKY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DIRT_SAND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<text:soft-page-break/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OREST_FLOO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FRICTIONLE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<text:soft-page-break/>isAlias</text:p>
      <text:p text:style-name="Standard">:</text:p>
      <text:p text:style-name="Standard">[object Object]</text:p>
      <text:p text:style-name="Standard">GRASS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3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SS4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<text:soft-page-break/>[object Object]</text:p>
      <text:p text:style-name="Standard">GRAVEL_WE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AVEL_WET, GRAVEL_RIVERBE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ASPHALT_OLD</text:p>
      <text:p text:style-name="Standard"><text:soft-page-break/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1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GROUNDMODEL_WOOD2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IC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KICKPLATE</text:p>
      <text:p text:style-name="Standard">{2}</text:p>
      <text:p text:style-name="Standard">cdata</text:p>
      <text:p text:style-name="Standard"><text:soft-page-break/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STRONG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EAVES_THIN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ETAL_TREAD</text:p>
      <text:p text:style-name="Standard">{2}</text:p>
      <text:p text:style-name="Standard">cdata</text:p>
      <text:p text:style-name="Standard">{2}</text:p>
      <text:p text:style-name="Standard">as_table(*)</text:p>
      <text:p text:style-name="Standard"><text:soft-page-break/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MU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PLASTIC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S_LARGE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<text:soft-page-break/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YDIRT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OCK_CLIFF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RUMBLE_STRI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AN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<text:soft-page-break/>[object Object]</text:p>
      <text:p text:style-name="Standard">isAlias</text:p>
      <text:p text:style-name="Standard">:</text:p>
      <text:p text:style-name="Standard">[object Object]</text:p>
      <text:p text:style-name="Standard">SANDTRAP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HOCK_ABSORBER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LIPPERY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SNOW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<text:soft-page-break/>:</text:p>
      <text:p text:style-name="Standard">[object Object]</text:p>
      <text:p text:style-name="Standard">SOFT_COLLISION_GENERAL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VOI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WOOD</text:p>
      <text:p text:style-name="Standard">{2}</text:p>
      <text:p text:style-name="Standard">cdata</text:p>
      <text:p text:style-name="Standard">{2}</text:p>
      <text:p text:style-name="Standard">as_table(*)</text:p>
      <text:p text:style-name="Standard">:</text:p>
      <text:p text:style-name="Standard">[object Object]</text:p>
      <text:p text:style-name="Standard">from_table(*)</text:p>
      <text:p text:style-name="Standard">:</text:p>
      <text:p text:style-name="Standard">[object Object]</text:p>
      <text:p text:style-name="Standard">isAlias</text:p>
      <text:p text:style-name="Standard">:</text:p>
      <text:p text:style-name="Standard">[object Object]</text:p>
      <text:p text:style-name="Standard">loadedGroundModelFiles</text:p>
      <text:p text:style-name="Standard">:</text:p>
      <text:p text:style-name="Standard">[object Object]</text:p>
      <text:p text:style-name="Standard">dumpGroundModels()</text:p>
      <text:p text:style-name="Standard">:</text:p>
      <text:p text:style-name="Standard">[object Object]</text:p>
      <text:p text:style-name="Standard">getAmbientScaleGradientFile()</text:p>
      <text:p text:style-name="Standard">:</text:p>
      <text:p text:style-name="Standard">[object Object]</text:p>
      <text:p text:style-name="Standard">getCloudCover()</text:p>
      <text:p text:style-name="Standard">:</text:p>
      <text:p text:style-name="Standard">[object Object]</text:p>
      <text:p text:style-name="Standard">getCloudCoverByID(objectID)</text:p>
      <text:p text:style-name="Standard"><text:soft-page-break/>:</text:p>
      <text:p text:style-name="Standard">[object Object]</text:p>
      <text:p text:style-name="Standard">getCloudExposureByID(objectID)</text:p>
      <text:p text:style-name="Standard">:</text:p>
      <text:p text:style-name="Standard">[object Object]</text:p>
      <text:p text:style-name="Standard">getCloudHeightByID(objectID)</text:p>
      <text:p text:style-name="Standard">:</text:p>
      <text:p text:style-name="Standard">[object Object]</text:p>
      <text:p text:style-name="Standard">getCloudWindByID(objectID)</text:p>
      <text:p text:style-name="Standard">:</text:p>
      <text:p text:style-name="Standard">[object Object]</text:p>
      <text:p text:style-name="Standard">getColorizeGradientFile()</text:p>
      <text:p text:style-name="Standard">:</text:p>
      <text:p text:style-name="Standard">[object Object]</text:p>
      <text:p text:style-name="Standard">getFogAtmosphereHeight()</text:p>
      <text:p text:style-name="Standard">:</text:p>
      <text:p text:style-name="Standard">[object Object]</text:p>
      <text:p text:style-name="Standard">getFogDensity()</text:p>
      <text:p text:style-name="Standard">[3]</text:p>
      <text:p text:style-name="Standard">0</text:p>
      <text:p text:style-name="Standard">:</text:p>
      <text:p text:style-name="Standard">fog = core_environment.getFogDensity()}</text:p>
      <text:p text:style-name="Standard">1</text:p>
      <text:p text:style-name="Standard">:</text:p>
      <text:p text:style-name="Standard">local fog = core_environment.getFogDensity()</text:p>
      <text:p text:style-name="Standard">2</text:p>
      <text:p text:style-name="Standard">:</text:p>
      <text:p text:style-name="Standard">core_environment.setFogDensity(core_environment.getFogDensity())</text:p>
      <text:p text:style-name="Standard">getFogDensityOffset()</text:p>
      <text:p text:style-name="Standard">:</text:p>
      <text:p text:style-name="Standard">[object Object]</text:p>
      <text:p text:style-name="Standard">getFogScaleGradientFile()</text:p>
      <text:p text:style-name="Standard">:</text:p>
      <text:p text:style-name="Standard">[object Object]</text:p>
      <text:p text:style-name="Standard">getGravity()</text:p>
      <text:p text:style-name="Standard">[2]</text:p>
      <text:p text:style-name="Standard">0</text:p>
      <text:p text:style-name="Standard">:</text:p>
      <text:p text:style-name="Standard">local smAcc = smootherAcc:getUncapped(acc.x, dtSim) / core_environment.getGravity()</text:p>
      <text:p text:style-name="Standard">1</text:p>
      <text:p text:style-name="Standard">:</text:p>
      <text:p text:style-name="Standard">v:queueLuaCommand("obj:setGravity(\""..core_environment.getGravity().."\")")</text:p>
      <text:p text:style-name="Standard">getNightFogGradientFile()</text:p>
      <text:p text:style-name="Standard">:</text:p>
      <text:p text:style-name="Standard">[object Object]</text:p>
      <text:p text:style-name="Standard">getNightGradientFile()</text:p>
      <text:p text:style-name="Standard">:</text:p>
      <text:p text:style-name="Standard">[object Object]</text:p>
      <text:p text:style-name="Standard">getPrecipitation()</text:p>
      <text:p text:style-name="Standard">:</text:p>
      <text:p text:style-name="Standard">[object Object]</text:p>
      <text:p text:style-name="Standard">getShadowDistance()</text:p>
      <text:p text:style-name="Standard">:</text:p>
      <text:p text:style-name="Standard">[object Object]</text:p>
      <text:p text:style-name="Standard"><text:soft-page-break/>getShadowLogWeight()</text:p>
      <text:p text:style-name="Standard">[1]</text:p>
      <text:p text:style-name="Standard">0</text:p>
      <text:p text:style-name="Standard">:</text:p>
      <text:p text:style-name="Standard">lastLogWeight = core_environment.getShadowLogWeight()</text:p>
      <text:p text:style-name="Standard">getShadowSoftness()</text:p>
      <text:p text:style-name="Standard">:</text:p>
      <text:p text:style-name="Standard">[object Object]</text:p>
      <text:p text:style-name="Standard">getSkyBrightness()</text:p>
      <text:p text:style-name="Standard">:</text:p>
      <text:p text:style-name="Standard">[object Object]</text:p>
      <text:p text:style-name="Standard">getState()</text:p>
      <text:p text:style-name="Standard">:</text:p>
      <text:p text:style-name="Standard">[object Object]</text:p>
      <text:p text:style-name="Standard">getSunScaleGradientFile()</text:p>
      <text:p text:style-name="Standard">:</text:p>
      <text:p text:style-name="Standard">[object Object]</text:p>
      <text:p text:style-name="Standard">getTemperatureK()</text:p>
      <text:p text:style-name="Standard">:</text:p>
      <text:p text:style-name="Standard">[object Object]</text:p>
      <text:p text:style-name="Standard">getTimeOfDay()</text:p>
      <text:p text:style-name="Standard">[3]</text:p>
      <text:p text:style-name="Standard">0</text:p>
      <text:p text:style-name="Standard">:</text:p>
      <text:p text:style-name="Standard">local tod = core_environment.getTimeOfDay()</text:p>
      <text:p text:style-name="Standard">1</text:p>
      <text:p text:style-name="Standard">:</text:p>
      <text:p text:style-name="Standard">local tod = core_environment.getTimeOfDay()</text:p>
      <text:p text:style-name="Standard">2</text:p>
      <text:p text:style-name="Standard">:</text:p>
      <text:p text:style-name="Standard">local tod = core_environment.getTimeOfDay()</text:p>
      <text:p text:style-name="Standard">getWindSpeed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PostStart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EditorEnabled(enabled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<text:soft-page-break/>[object Object]</text:p>
      <text:p text:style-name="Standard">onUpdate()</text:p>
      <text:p text:style-name="Standard">:</text:p>
      <text:p text:style-name="Standard">[object Object]</text:p>
      <text:p text:style-name="Standard">reloadGroundModels(missionFile)</text:p>
      <text:p text:style-name="Standard">[1]</text:p>
      <text:p text:style-name="Standard">0</text:p>
      <text:p text:style-name="Standard">:</text:p>
      <text:p text:style-name="Standard">if im.MenuItem1("Restore default") then core_environment.reloadGroundModels() setup()</text:p>
      <text:p text:style-name="Standard">requestState()</text:p>
      <text:p text:style-name="Standard">:</text:p>
      <text:p text:style-name="Standard">[object Object]</text:p>
      <text:p text:style-name="Standard">reset()</text:p>
      <text:p text:style-name="Standard">:</text:p>
      <text:p text:style-name="Standard">[object Object]</text:p>
      <text:p text:style-name="Standard">reset_init()</text:p>
      <text:p text:style-name="Standard">[1]</text:p>
      <text:p text:style-name="Standard">0</text:p>
      <text:p text:style-name="Standard">:</text:p>
      <text:p text:style-name="Standard">core_environment.reset_init()</text:p>
      <text:p text:style-name="Standard">setAmbientScaleGradientFile(ambientScaleGradientFile)</text:p>
      <text:p text:style-name="Standard">:</text:p>
      <text:p text:style-name="Standard">[object Object]</text:p>
      <text:p text:style-name="Standard">setCloudCover(cloud)</text:p>
      <text:p text:style-name="Standard">:</text:p>
      <text:p text:style-name="Standard">[object Object]</text:p>
      <text:p text:style-name="Standard">setCloudCoverByID(objectID, coverage)</text:p>
      <text:p text:style-name="Standard">:</text:p>
      <text:p text:style-name="Standard">[object Object]</text:p>
      <text:p text:style-name="Standard">setCloudExposureByID(objectID, exposure)</text:p>
      <text:p text:style-name="Standard">:</text:p>
      <text:p text:style-name="Standard">[object Object]</text:p>
      <text:p text:style-name="Standard">setCloudHeightByID(objectID, height)</text:p>
      <text:p text:style-name="Standard">:</text:p>
      <text:p text:style-name="Standard">[object Object]</text:p>
      <text:p text:style-name="Standard">setCloudWindByID(objectID, windSpeed)</text:p>
      <text:p text:style-name="Standard">:</text:p>
      <text:p text:style-name="Standard">[object Object]</text:p>
      <text:p text:style-name="Standard">setColorizeGradientFile(colorizeGradientFile)</text:p>
      <text:p text:style-name="Standard">:</text:p>
      <text:p text:style-name="Standard">[object Object]</text:p>
      <text:p text:style-name="Standard">setFogAtmosphereHeight(fogHeight)</text:p>
      <text:p text:style-name="Standard">:</text:p>
      <text:p text:style-name="Standard">[object Object]</text:p>
      <text:p text:style-name="Standard">setFogDensity(fog)</text:p>
      <text:p text:style-name="Standard">[3]</text:p>
      <text:p text:style-name="Standard">0</text:p>
      <text:p text:style-name="Standard">:</text:p>
      <text:p text:style-name="Standard">core_environment.setFogDensity(import.environment.fog)</text:p>
      <text:p text:style-name="Standard">1</text:p>
      <text:p text:style-name="Standard">:</text:p>
      <text:p text:style-name="Standard">core_environment.setFogDensity(fog)</text:p>
      <text:p text:style-name="Standard">2</text:p>
      <text:p text:style-name="Standard">:</text:p>
      <text:p text:style-name="Standard"><text:soft-page-break/>core_environment.setFogDensity(saveSettings.fogValue[0])</text:p>
      <text:p text:style-name="Standard">setFogDensityOffset(fogOffset)</text:p>
      <text:p text:style-name="Standard">:</text:p>
      <text:p text:style-name="Standard">[object Object]</text:p>
      <text:p text:style-name="Standard">setFogScaleGradientFile(fogScaleGradientFile)</text:p>
      <text:p text:style-name="Standard">:</text:p>
      <text:p text:style-name="Standard">[object Object]</text:p>
      <text:p text:style-name="Standard">setGravity(grav)</text:p>
      <text:p text:style-name="Standard">:</text:p>
      <text:p text:style-name="Standard">[object Object]</text:p>
      <text:p text:style-name="Standard">setNightFogGradientFile(nightFogGradientFile)</text:p>
      <text:p text:style-name="Standard">:</text:p>
      <text:p text:style-name="Standard">[object Object]</text:p>
      <text:p text:style-name="Standard">setNightGradientFile(nightGradientFile)</text:p>
      <text:p text:style-name="Standard">:</text:p>
      <text:p text:style-name="Standard">[object Object]</text:p>
      <text:p text:style-name="Standard">setPrecipitation(rainDrops)</text:p>
      <text:p text:style-name="Standard">:</text:p>
      <text:p text:style-name="Standard">[object Object]</text:p>
      <text:p text:style-name="Standard">setShadowDistance(shadowDistance)</text:p>
      <text:p text:style-name="Standard">:</text:p>
      <text:p text:style-name="Standard">[object Object]</text:p>
      <text:p text:style-name="Standard">setShadowLogWeight(logWeight)</text:p>
      <text:p text:style-name="Standard">[1]</text:p>
      <text:p text:style-name="Standard">0</text:p>
      <text:p text:style-name="Standard">:</text:p>
      <text:p text:style-name="Standard">core_environment.setShadowLogWeight( isCameraInsideNow and 0.996 or lastLogWeight )</text:p>
      <text:p text:style-name="Standard">setShadowSoftness(shadowSoftness)</text:p>
      <text:p text:style-name="Standard">:</text:p>
      <text:p text:style-name="Standard">[object Object]</text:p>
      <text:p text:style-name="Standard">setSkyBrightness(skyBrightness)</text:p>
      <text:p text:style-name="Standard">:</text:p>
      <text:p text:style-name="Standard">[object Object]</text:p>
      <text:p text:style-name="Standard">setState(state)</text:p>
      <text:p text:style-name="Standard">:</text:p>
      <text:p text:style-name="Standard">[object Object]</text:p>
      <text:p text:style-name="Standard">setSunScaleGradientFile(sunScaleGradientFile)</text:p>
      <text:p text:style-name="Standard">:</text:p>
      <text:p text:style-name="Standard">[object Object]</text:p>
      <text:p text:style-name="Standard">setTimeOfDay(timeOfDay)</text:p>
      <text:p text:style-name="Standard">[3]</text:p>
      <text:p text:style-name="Standard">0</text:p>
      <text:p text:style-name="Standard">:</text:p>
      <text:p text:style-name="Standard">core_environment.setTimeOfDay(tod)</text:p>
      <text:p text:style-name="Standard">1</text:p>
      <text:p text:style-name="Standard">:</text:p>
      <text:p text:style-name="Standard">core_environment.setTimeOfDay(tod)</text:p>
      <text:p text:style-name="Standard">2</text:p>
      <text:p text:style-name="Standard">:</text:p>
      <text:p text:style-name="Standard">core_environment.setTimeOfDay(tod)</text:p>
      <text:p text:style-name="Standard">setWindSpeed(windSpeed)</text:p>
      <text:p text:style-name="Standard">:</text:p>
      <text:p text:style-name="Standard">[object Object]</text:p>
      <text:p text:style-name="Standard">core_flowgraphManager</text:p>
      <text:p text:style-name="Standard"><text:soft-page-break/>{26}</text:p>
      <text:p text:style-name="Standard">enableUsageTracking</text:p>
      <text:p text:style-name="Standard">:</text:p>
      <text:p text:style-name="Standard">[object Object]</text:p>
      <text:p text:style-name="Standard">addManager(data)</text:p>
      <text:p text:style-name="Standard">[1]</text:p>
      <text:p text:style-name="Standard">0</text:p>
      <text:p text:style-name="Standard">:</text:p>
      <text:p text:style-name="Standard">local m = core_flowgraphManager.addManager()</text:p>
      <text:p text:style-name="Standard">clearAllManagers()</text:p>
      <text:p text:style-name="Standard">:</text:p>
      <text:p text:style-name="Standard">[object Object]</text:p>
      <text:p text:style-name="Standard">controls(name)</text:p>
      <text:p text:style-name="Standard">:</text:p>
      <text:p text:style-name="Standard">[object Object]</text:p>
      <text:p text:style-name="Standard">getAllManagers()</text:p>
      <text:p text:style-name="Standard">[1]</text:p>
      <text:p text:style-name="Standard">0</text:p>
      <text:p text:style-name="Standard">:</text:p>
      <text:p text:style-name="Standard">for _, mgr in ipairs(core_flowgraphManager.getAllManagers()) do</text:p>
      <text:p text:style-name="Standard">getAvailableNodeTemplates()</text:p>
      <text:p text:style-name="Standard">:</text:p>
      <text:p text:style-name="Standard">[object Object]</text:p>
      <text:p text:style-name="Standard">getAvailablePinTypes(node)</text:p>
      <text:p text:style-name="Standard">:</text:p>
      <text:p text:style-name="Standard">[object Object]</text:p>
      <text:p text:style-name="Standard">getAvailableStateTemplates()</text:p>
      <text:p text:style-name="Standard">:</text:p>
      <text:p text:style-name="Standard">[object Object]</text:p>
      <text:p text:style-name="Standard">getManagerByID(id)</text:p>
      <text:p text:style-name="Standard">:</text:p>
      <text:p text:style-name="Standard">[object Object]</text:p>
      <text:p text:style-name="Standard">getNextUniqueIdentifier()</text:p>
      <text:p text:style-name="Standard">:</text:p>
      <text:p text:style-name="Standard">[object Object]</text:p>
      <text:p text:style-name="Standard">getSingleton(name)</text:p>
      <text:p text:style-name="Standard">:</text:p>
      <text:p text:style-name="Standard">[object Object]</text:p>
      <text:p text:style-name="Standard">loadManager(filepath, hidden, keepSavedDirs)</text:p>
      <text:p text:style-name="Standard">[3]</text:p>
      <text:p text:style-name="Standard">0</text:p>
      <text:p text:style-name="Standard">:</text:p>
      <text:p text:style-name="Standard">local mgr = core_flowgraphManager.loadManager(path)</text:p>
      <text:p text:style-name="Standard">1</text:p>
      <text:p text:style-name="Standard">:</text:p>
      <text:p text:style-name="Standard">fg = core_flowgraphManager.loadManager(sc.track.flowgraph.file)</text:p>
      <text:p text:style-name="Standard">2</text:p>
      <text:p text:style-name="Standard">:</text:p>
      <text:p text:style-name="Standard">local mgr = core_flowgraphManager.loadManager(path)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<text:soft-page-break/>[object Object]</text:p>
      <text:p text:style-name="Standard">onFileChanged(filename, type)</text:p>
      <text:p text:style-name="Standard">:</text:p>
      <text:p text:style-name="Standard">[object Object]</text:p>
      <text:p text:style-name="Standard">onFlowgraphSceneObjectAdd(id, name, fgPath)</text:p>
      <text:p text:style-name="Standard">:</text:p>
      <text:p text:style-name="Standard">[object Object]</text:p>
      <text:p text:style-name="Standard">onFlowgraphSceneObjectChanged(id, name, fgPath)</text:p>
      <text:p text:style-name="Standard">:</text:p>
      <text:p text:style-name="Standard">[object Object]</text:p>
      <text:p text:style-name="Standard">onFlowgraphSceneObjectRemove(id, name, fgPath)</text:p>
      <text:p text:style-name="Standard">:</text:p>
      <text:p text:style-name="Standard">[object Object]</text:p>
      <text:p text:style-name="Standard">onLoadingScreenFadeout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refreshDependencies()</text:p>
      <text:p text:style-name="Standard">:</text:p>
      <text:p text:style-name="Standard">[object Object]</text:p>
      <text:p text:style-name="Standard">removeManager(mgr)</text:p>
      <text:p text:style-name="Standard">[1]</text:p>
      <text:p text:style-name="Standard">0</text:p>
      <text:p text:style-name="Standard">:</text:p>
      <text:p text:style-name="Standard">core_flowgraphManager.removeManager(fg)</text:p>
      <text:p text:style-name="Standard">removeNextFrame(mgr)</text:p>
      <text:p text:style-name="Standard">:</text:p>
      <text:p text:style-name="Standard">[object Object]</text:p>
      <text:p text:style-name="Standard">startNextFrame(mgr)</text:p>
      <text:p text:style-name="Standard">:</text:p>
      <text:p text:style-name="Standard">[object Object]</text:p>
      <text:p text:style-name="Standard">startOnLoadingScreenFadeout(fg)</text:p>
      <text:p text:style-name="Standard">[1]</text:p>
      <text:p text:style-name="Standard">0</text:p>
      <text:p text:style-name="Standard">:</text:p>
      <text:p text:style-name="Standard">core_flowgraphManager.startOnLoadingScreenFadeout(mgr)</text:p>
      <text:p text:style-name="Standard">core_forest</text:p>
      <text:p text:style-name="Standard">{1}</text:p>
      <text:p text:style-name="Standard">getForestObject()</text:p>
      <text:p text:style-name="Standard">[3]</text:p>
      <text:p text:style-name="Standard">0</text:p>
      <text:p text:style-name="Standard">:</text:p>
      <text:p text:style-name="Standard">if core_forest.getForestObject() then core_forest.getForestObject():disableCollision()</text:p>
      <text:p text:style-name="Standard">1</text:p>
      <text:p text:style-name="Standard">:</text:p>
      <text:p text:style-name="Standard">if core_forest.getForestObject() then core_forest.getForestObject():enableCollision()</text:p>
      <text:p text:style-name="Standard">2</text:p>
      <text:p text:style-name="Standard">:</text:p>
      <text:p text:style-name="Standard">forest = core_forest.getForestObject()</text:p>
      <text:p text:style-name="Standard"><text:soft-page-break/>core_gamestate</text:p>
      <text:p text:style-name="Standard">{12}</text:p>
      <text:p text:style-name="Standard">getLoadingStatus(tagName)</text:p>
      <text:p text:style-name="Standard">[2]</text:p>
      <text:p text:style-name="Standard">0</text:p>
      <text:p text:style-name="Standard">:</text:p>
      <text:p text:style-name="Standard">elseif not core_gamestate.getLoadingStatus(logTag .. '.startFreeroamHelper') then</text:p>
      <text:p text:style-name="Standard">1</text:p>
      <text:p text:style-name="Standard">:</text:p>
      <text:p text:style-name="Standard">if core_gamestate.getLoadingStatus(logTag) then return</text:p>
      <text:p text:style-name="Standard">loading()</text:p>
      <text:p text:style-name="Standard">:</text:p>
      <text:p text:style-name="Standard">[object Object]</text:p>
      <text:p text:style-name="Standard">loadingScreenActiv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UIInitialised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requestEnterLoadingScreen(tagName, func)</text:p>
      <text:p text:style-name="Standard">[3]</text:p>
      <text:p text:style-name="Standard">0</text:p>
      <text:p text:style-name="Standard">:</text:p>
      <text:p text:style-name="Standard">core_gamestate.requestEnterLoadingScreen(logTag .. '.startFreeroamHelper')</text:p>
      <text:p text:style-name="Standard">1</text:p>
      <text:p text:style-name="Standard">:</text:p>
      <text:p text:style-name="Standard">core_gamestate.requestEnterLoadingScreen(logTag)</text:p>
      <text:p text:style-name="Standard">2</text:p>
      <text:p text:style-name="Standard">:</text:p>
      <text:p text:style-name="Standard">core_gamestate.requestEnterLoadingScreen(logTag)</text:p>
      <text:p text:style-name="Standard">requestExitLoadingScreen(tagName, ignoreMenuswitch)</text:p>
      <text:p text:style-name="Standard">[3]</text:p>
      <text:p text:style-name="Standard">0</text:p>
      <text:p text:style-name="Standard">:</text:p>
      <text:p text:style-name="Standard">core_gamestate.requestExitLoadingScreen(logTag .. '.startFreeroamHelper')</text:p>
      <text:p text:style-name="Standard">1</text:p>
      <text:p text:style-name="Standard">:</text:p>
      <text:p text:style-name="Standard">core_gamestate.requestExitLoadingScreen(logTag)</text:p>
      <text:p text:style-name="Standard">2</text:p>
      <text:p text:style-name="Standard">:</text:p>
      <text:p text:style-name="Standard">core_gamestate.requestExitLoadingScreen(logTag)</text:p>
      <text:p text:style-name="Standard">requestGameState()</text:p>
      <text:p text:style-name="Standard">[1]</text:p>
      <text:p text:style-name="Standard">0</text:p>
      <text:p text:style-name="Standard">:</text:p>
      <text:p text:style-name="Standard"><text:soft-page-break/>core_gamestate.requestGameState()</text:p>
      <text:p text:style-name="Standard">requestMainMenuState()</text:p>
      <text:p text:style-name="Standard">:</text:p>
      <text:p text:style-name="Standard">[object Object]</text:p>
      <text:p text:style-name="Standard">setGameState(state, appLayout, menuItems, options)</text:p>
      <text:p text:style-name="Standard">[3]</text:p>
      <text:p text:style-name="Standard">0</text:p>
      <text:p text:style-name="Standard">:</text:p>
      <text:p text:style-name="Standard">core_gamestate.setGameState(configData.gameState and configData.gameState or 'scenario', 'collectionEvent')</text:p>
      <text:p text:style-name="Standard">1</text:p>
      <text:p text:style-name="Standard">:</text:p>
      <text:p text:style-name="Standard">core_gamestate.setGameState('exploration', 'exploration', 'scenario')</text:p>
      <text:p text:style-name="Standard">2</text:p>
      <text:p text:style-name="Standard">:</text:p>
      <text:p text:style-name="Standard">core_gamestate.setGameState('exploration', 'scenario', 'freeroam')</text:p>
      <text:p text:style-name="Standard">core_hardwareinfo</text:p>
      <text:p text:style-name="Standard">{11}</text:p>
      <text:p text:style-name="Standard">acknowledgeWarning(warning)</text:p>
      <text:p text:style-name="Standard">:</text:p>
      <text:p text:style-name="Standard">[object Object]</text:p>
      <text:p text:style-name="Standard">diskInfoCallback(data)</text:p>
      <text:p text:style-name="Standard">:</text:p>
      <text:p text:style-name="Standard">[object Object]</text:p>
      <text:p text:style-name="Standard">getInfo()</text:p>
      <text:p text:style-name="Standard">:</text:p>
      <text:p text:style-name="Standard">[object Object]</text:p>
      <text:p text:style-name="Standard">latestBananbench()</text:p>
      <text:p text:style-name="Standard">:</text:p>
      <text:p text:style-name="Standard">[object Object]</text:p>
      <text:p text:style-name="Standard">latestBenchmarkExists()</text:p>
      <text:p text:style-name="Standard">:</text:p>
      <text:p text:style-name="Standard">[object Object]</text:p>
      <text:p text:style-name="Standard">logInfo(filename)</text:p>
      <text:p text:style-name="Standard">:</text:p>
      <text:p text:style-name="Standard">[object Object]</text:p>
      <text:p text:style-name="Standard">onBananaBenchReady(outFilename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requestInfo()</text:p>
      <text:p text:style-name="Standard">:</text:p>
      <text:p text:style-name="Standard">[object Object]</text:p>
      <text:p text:style-name="Standard">runDiskUsage()</text:p>
      <text:p text:style-name="Standard">:</text:p>
      <text:p text:style-name="Standard">[object Object]</text:p>
      <text:p text:style-name="Standard">runPhysicsBenchmark()</text:p>
      <text:p text:style-name="Standard">:</text:p>
      <text:p text:style-name="Standard">[object Object]</text:p>
      <text:p text:style-name="Standard">core_highscores</text:p>
      <text:p text:style-name="Standard">{5}</text:p>
      <text:p text:style-name="Standard">getHighscores()</text:p>
      <text:p text:style-name="Standard">:</text:p>
      <text:p text:style-name="Standard"><text:soft-page-break/>[object Object]</text:p>
      <text:p text:style-name="Standard">getScenarioHighscores(levelName, scenarioName, configKey)</text:p>
      <text:p text:style-name="Standard">:</text:p>
      <text:p text:style-name="Standard">[object Object]</text:p>
      <text:p text:style-name="Standard">setHighscores(scores)</text:p>
      <text:p text:style-name="Standard">:</text:p>
      <text:p text:style-name="Standard">[object Object]</text:p>
      <text:p text:style-name="Standard">setScenarioHighscores(timeInMillis, vehicleBrand, vehicleName, playerName, levelName, scenarioName, configKey)</text:p>
      <text:p text:style-name="Standard">:</text:p>
      <text:p text:style-name="Standard">[object Object]</text:p>
      <text:p text:style-name="Standard">setScenarioHighscoresCustom(timeInMillis, record, levelName, scenarioName, configKey)</text:p>
      <text:p text:style-name="Standard">[1]</text:p>
      <text:p text:style-name="Standard">0</text:p>
      <text:p text:style-name="Standard">:</text:p>
      <text:p text:style-name="Standard">core_highscores.setScenarioHighscoresCustom(final.finalTime*1000, record, scenario.levelName, scenario.name, "busRoute")</text:p>
      <text:p text:style-name="Standard">core_input_actionFilter</text:p>
      <text:p text:style-name="Standard">{4}</text:p>
      <text:p text:style-name="Standard">addAction(filter, actionName, filtered)</text:p>
      <text:p text:style-name="Standard">:</text:p>
      <text:p text:style-name="Standard">[object Object]</text:p>
      <text:p text:style-name="Standard">clear(filter)</text:p>
      <text:p text:style-name="Standard">:</text:p>
      <text:p text:style-name="Standard">[object Object]</text:p>
      <text:p text:style-name="Standard">getGroup(name)</text:p>
      <text:p text:style-name="Standard">:</text:p>
      <text:p text:style-name="Standard">[object Object]</text:p>
      <text:p text:style-name="Standard">setGroup(name, arrayValues)</text:p>
      <text:p text:style-name="Standard">:</text:p>
      <text:p text:style-name="Standard">[object Object]</text:p>
      <text:p text:style-name="Standard">core_input_actions</text:p>
      <text:p text:style-name="Standard">{10}</text:p>
      <text:p text:style-name="Standard">dependencies</text:p>
      <text:p text:style-name="Standard">:</text:p>
      <text:p text:style-name="Standard">[object Object]</text:p>
      <text:p text:style-name="Standard">actionToCommands(action)</text:p>
      <text:p text:style-name="Standard">[1]</text:p>
      <text:p text:style-name="Standard">0</text:p>
      <text:p text:style-name="Standard">:</text:p>
      <text:p text:style-name="Standard">success, actionMap, actsOnChange, onChange, actsOnDown, onDown, actsOnUp, onUp, isRelative, ctx, isCentered = core_input_actions.actionToCommands(b["action"])</text:p>
      <text:p text:style-name="Standard">getActionId(action)</text:p>
      <text:p text:style-name="Standard">:</text:p>
      <text:p text:style-name="Standard">[object Object]</text:p>
      <text:p text:style-name="Standard">getActions()</text:p>
      <text:p text:style-name="Standard">[3]</text:p>
      <text:p text:style-name="Standard">0</text:p>
      <text:p text:style-name="Standard">:</text:p>
      <text:p text:style-name="Standard">for actionName,action in pairs(core_input_actions.getActions()) do</text:p>
      <text:p text:style-name="Standard">1</text:p>
      <text:p text:style-name="Standard">:</text:p>
      <text:p text:style-name="Standard">local vehicleName = core_input_actions.getActions()[b.action].vehicle</text:p>
      <text:p text:style-name="Standard">2</text:p>
      <text:p text:style-name="Standard">:</text:p>
      <text:p text:style-name="Standard">local actionmap = extensions.core_input_actions.getActions()[binding.action].actionMap</text:p>
      <text:p text:style-name="Standard">nameToUniqueName(actionName, vehicleName)</text:p>
      <text:p text:style-name="Standard"><text:soft-page-break/>[2]</text:p>
      <text:p text:style-name="Standard">0</text:p>
      <text:p text:style-name="Standard">:</text:p>
      <text:p text:style-name="Standard">local action = core_input_actions.nameToUniqueName(b.action, vehicleName)</text:p>
      <text:p text:style-name="Standard">1</text:p>
      <text:p text:style-name="Standard">:</text:p>
      <text:p text:style-name="Standard">local action = core_input_actions.nameToUniqueName(b.action, vehicleName)</text:p>
      <text:p text:style-name="Standard">onFileChanged(filenam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parseAction(action)</text:p>
      <text:p text:style-name="Standard">[3]</text:p>
      <text:p text:style-name="Standard">0</text:p>
      <text:p text:style-name="Standard">:</text:p>
      <text:p text:style-name="Standard">success, b.action = core_input_actions.parseAction(b.action)</text:p>
      <text:p text:style-name="Standard">1</text:p>
      <text:p text:style-name="Standard">:</text:p>
      <text:p text:style-name="Standard">success, action = core_input_actions.parseAction(action)</text:p>
      <text:p text:style-name="Standard">2</text:p>
      <text:p text:style-name="Standard">:</text:p>
      <text:p text:style-name="Standard">success, action = core_input_actions.parseAction(action)</text:p>
      <text:p text:style-name="Standard">uniqueNameToName(uniqueActionName, vehicleName)</text:p>
      <text:p text:style-name="Standard">[2]</text:p>
      <text:p text:style-name="Standard">0</text:p>
      <text:p text:style-name="Standard">:</text:p>
      <text:p text:style-name="Standard">for _,b in pairs(diffData.bindings or {}) do b.action = core_input_actions.uniqueNameToName(b.action, vehicleName)</text:p>
      <text:p text:style-name="Standard">1</text:p>
      <text:p text:style-name="Standard">:</text:p>
      <text:p text:style-name="Standard">for _,b in pairs(diffData.removed or {}) do b.action = core_input_actions.uniqueNameToName(b.action, vehicleName)</text:p>
      <text:p text:style-name="Standard">core_input_bindings</text:p>
      <text:p text:style-name="Standard">{15}</text:p>
      <text:p text:style-name="Standard">dependencies</text:p>
      <text:p text:style-name="Standard">:</text:p>
      <text:p text:style-name="Standard">[object Object]</text:p>
      <text:p text:style-name="Standard">isMenuActive</text:p>
      <text:p text:style-name="Standard">[2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1</text:p>
      <text:p text:style-name="Standard">:</text:p>
      <text:p text:style-name="Standard">if not core_input_bindings.isMenuActive then</text:p>
      <text:p text:style-name="Standard">getAssignedPlayers()</text:p>
      <text:p text:style-name="Standard">[3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1</text:p>
      <text:p text:style-name="Standard"><text:soft-page-break/>:</text:p>
      <text:p text:style-name="Standard">local assignedPlayers = extensions.core_input_bindings.getAssignedPlayers()</text:p>
      <text:p text:style-name="Standard">2</text:p>
      <text:p text:style-name="Standard">:</text:p>
      <text:p text:style-name="Standard">local assignedPlayers = extensions.core_input_bindings.getAssignedPlayers()</text:p>
      <text:p text:style-name="Standard">getControlForAction(actionName)</text:p>
      <text:p text:style-name="Standard">:</text:p>
      <text:p text:style-name="Standard">[object Object]</text:p>
      <text:p text:style-name="Standard">menuActive(active)</text:p>
      <text:p text:style-name="Standard">[3]</text:p>
      <text:p text:style-name="Standard">0</text:p>
      <text:p text:style-name="Standard">:</text:p>
      <text:p text:style-name="Standard">extensions.core_input_bindings.menuActive(true)</text:p>
      <text:p text:style-name="Standard">1</text:p>
      <text:p text:style-name="Standard">:</text:p>
      <text:p text:style-name="Standard">extensions.core_input_bindings.menuActive(true)</text:p>
      <text:p text:style-name="Standard">2</text:p>
      <text:p text:style-name="Standard">:</text:p>
      <text:p text:style-name="Standard">extensions.core_input_bindings.menuActive(false)</text:p>
      <text:p text:style-name="Standard">notifyAll(reason)</text:p>
      <text:p text:style-name="Standard">:</text:p>
      <text:p text:style-name="Standard">[object Object]</text:p>
      <text:p text:style-name="Standard">notifyUI(reason)</text:p>
      <text:p text:style-name="Standard">:</text:p>
      <text:p text:style-name="Standard">[object Object]</text:p>
      <text:p text:style-name="Standard">onDeviceChanged()</text:p>
      <text:p text:style-name="Standard">:</text:p>
      <text:p text:style-name="Standard">[object Object]</text:p>
      <text:p text:style-name="Standard">onFileChanged(filename, t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MultiseatChanged()</text:p>
      <text:p text:style-name="Standard">[1]</text:p>
      <text:p text:style-name="Standard">0</text:p>
      <text:p text:style-name="Standard">:</text:p>
      <text:p text:style-name="Standard">extensions.core_input_bindings.onMultiseatChanged('multiseat setting changed')</text:p>
      <text:p text:style-name="Standard">onVehicleSwitched(oldId, newId, player)</text:p>
      <text:p text:style-name="Standard">:</text:p>
      <text:p text:style-name="Standard">[object Object]</text:p>
      <text:p text:style-name="Standard">resetAllBindings()</text:p>
      <text:p text:style-name="Standard">:</text:p>
      <text:p text:style-name="Standard">[object Object]</text:p>
      <text:p text:style-name="Standard">saveBindingsToDisk(data)</text:p>
      <text:p text:style-name="Standard">:</text:p>
      <text:p text:style-name="Standard">[object Object]</text:p>
      <text:p text:style-name="Standard">updateGFX(dtRaw)</text:p>
      <text:p text:style-name="Standard">[1]</text:p>
      <text:p text:style-name="Standard">0</text:p>
      <text:p text:style-name="Standard">:</text:p>
      <text:p text:style-name="Standard">extensions.core_input_bindings.updateGFX(dtRaw)</text:p>
      <text:p text:style-name="Standard">core_input_categories</text:p>
      <text:p text:style-name="Standard"><text:soft-page-break/>{12}</text:p>
      <text:p text:style-name="Standard">camera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editor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local icons = require("editor/iconOverview")</text:p>
      <text:p text:style-name="Standard">1</text:p>
      <text:p text:style-name="Standard">:</text:p>
      <text:p text:style-name="Standard">editor.uiIconImage(editor.icons.ab_asset_image, size, col)</text:p>
      <text:p text:style-name="Standard">2</text:p>
      <text:p text:style-name="Standard">:</text:p>
      <text:p text:style-name="Standard">editor.uiIconImage(editor.icons.ab_asset_json, size, col)</text:p>
      <text:p text:style-name="Standard">order</text:p>
      <text:p text:style-name="Standard">[3]</text:p>
      <text:p text:style-name="Standard">0</text:p>
      <text:p text:style-name="Standard">:</text:p>
      <text:p text:style-name="Standard">Sim.serializeObjectToDirectories("MissionGroup", editor.levelPath .. "/main", editor.orderTable)</text:p>
      <text:p text:style-name="Standard">1</text:p>
      <text:p text:style-name="Standard">:</text:p>
      <text:p text:style-name="Standard">table.insert(editor.orderTable, obj:getID())</text:p>
      <text:p text:style-name="Standard">2</text:p>
      <text:p text:style-name="Standard"><text:soft-page-break/>:</text:p>
      <text:p text:style-name="Standard">editor.orderTable = {}</text:p>
      <text:p text:style-name="Standard">title</text:p>
      <text:p text:style-name="Standard">:</text:p>
      <text:p text:style-name="Standard">[object Object]</text:p>
      <text:p text:style-name="Standard">flowgraph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am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general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[3]</text:p>
      <text:p text:style-name="Standard">0</text:p>
      <text:p text:style-name="Standard">:</text:p>
      <text:p text:style-name="Standard">editor.uiVertSeparator(editor.getPreference("ui.general.iconButtonSize"), imgui.ImVec2(0, 0))</text:p>
      <text:p text:style-name="Standard">1</text:p>
      <text:p text:style-name="Standard">:</text:p>
      <text:p text:style-name="Standard">editor.uiVertSeparator(editor.getPreference("ui.general.iconButtonSize"), im.ImVec2(0,0))</text:p>
      <text:p text:style-name="Standard">2</text:p>
      <text:p text:style-name="Standard">:</text:p>
      <text:p text:style-name="Standard">if path == "ui.general.iconButtonSize" then editor.setDefaultIconButtonSize(value)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<text:soft-page-break/>[object Object]</text:p>
      <text:p text:style-name="Standard">menu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replay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slowmotion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<text:soft-page-break/>title</text:p>
      <text:p text:style-name="Standard">:</text:p>
      <text:p text:style-name="Standard">[object Object]</text:p>
      <text:p text:style-name="Standard">vehicle_debug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vehicle_specific</text:p>
      <text:p text:style-name="Standard">{4}</text:p>
      <text:p text:style-name="Standard">desc</text:p>
      <text:p text:style-name="Standard">:</text:p>
      <text:p text:style-name="Standard">[object Object]</text:p>
      <text:p text:style-name="Standard">icon</text:p>
      <text:p text:style-name="Standard">:</text:p>
      <text:p text:style-name="Standard">[object Object]</text:p>
      <text:p text:style-name="Standard">order</text:p>
      <text:p text:style-name="Standard">:</text:p>
      <text:p text:style-name="Standard">[object Object]</text:p>
      <text:p text:style-name="Standard">title</text:p>
      <text:p text:style-name="Standard">:</text:p>
      <text:p text:style-name="Standard">[object Object]</text:p>
      <text:p text:style-name="Standard">core_input_deprecatedActions</text:p>
      <text:p text:style-name="Standard">{53}</text:p>
      <text:p text:style-name="Standard">accelerat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brake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0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1</text:p>
      <text:p text:style-name="Standard"><text:soft-page-break/>{1}</text:p>
      <text:p text:style-name="Standard">replacement</text:p>
      <text:p text:style-name="Standard">:</text:p>
      <text:p text:style-name="Standard">[object Object]</text:p>
      <text:p text:style-name="Standard">camera_hotkey_1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2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3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3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4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4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5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5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6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<text:soft-page-break/>camera_hotkey_6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7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7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8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8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amera_hotkey_9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amera_hotkey_9_mod1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clutch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de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amepadPitch</text:p>
      <text:p text:style-name="Standard">{1}</text:p>
      <text:p text:style-name="Standard">replacement</text:p>
      <text:p text:style-name="Standard">:</text:p>
      <text:p text:style-name="Standard"><text:soft-page-break/>[object Object]</text:p>
      <text:p text:style-name="Standard">gamepadYaw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Forc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Lock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M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grabNodeTogg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andle_escap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hide_ui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increase_gamepad_zoom2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Pitch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joystickYaw</text:p>
      <text:p text:style-name="Standard">{1}</text:p>
      <text:p text:style-name="Standard">replacement</text:p>
      <text:p text:style-name="Standard"><text:soft-page-break/>:</text:p>
      <text:p text:style-name="Standard">[object Object]</text:p>
      <text:p text:style-name="Standard">realtime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reload_bindings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reload_system_lua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etZoomFOV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show_metr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low_motion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teer_direct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camera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switch_reset_vehicle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FPS</text:p>
      <text:p text:style-name="Standard">{1}</text:p>
      <text:p text:style-name="Standard"><text:soft-page-break/>replacement</text:p>
      <text:p text:style-name="Standard">:</text:p>
      <text:p text:style-name="Standard">[object Object]</text:p>
      <text:p text:style-name="Standard">toggleFreeLook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QuickAcces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Zoom</text:p>
      <text:p text:style-name="Standard">{1}</text:p>
      <text:p text:style-name="Standard">obsolete</text:p>
      <text:p text:style-name="Standard">:</text:p>
      <text:p text:style-name="Standard">[object Object]</text:p>
      <text:p text:style-name="Standard">toggle_dashboard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toggle_physics</text:p>
      <text:p text:style-name="Standard">{1}</text:p>
      <text:p text:style-name="Standard">replacement</text:p>
      <text:p text:style-name="Standard">:</text:p>
      <text:p text:style-name="Standard">[object Object]</text:p>
      <text:p text:style-name="Standard">core_input_virtualInput</text:p>
      <text:p text:style-name="Standard">{7}</text:p>
      <text:p text:style-name="Standard">createDevice(productName, vidpid, axes, buttons, povs)</text:p>
      <text:p text:style-name="Standard">[1]</text:p>
      <text:p text:style-name="Standard">0</text:p>
      <text:p text:style-name="Standard">:</text:p>
      <text:p text:style-name="Standard">local deviceInst = extensions.core_input_virtualInput.createDevice(deviceName, "bngremotectrlv1", nAxes, nButtons, nPovs)</text:p>
      <text:p text:style-name="Standard">deleteDevice(deviceInstance)</text:p>
      <text:p text:style-name="Standard">[1]</text:p>
      <text:p text:style-name="Standard">0</text:p>
      <text:p text:style-name="Standard">:</text:p>
      <text:p text:style-name="Standard">extensions.core_input_virtualInput.deleteDevice(virtualDevices[ip].deviceInst)</text:p>
      <text:p text:style-name="Standard">emit(deviceInstance, objType, objectInstance, action, val)</text:p>
      <text:p text:style-name="Standard">[3]</text:p>
      <text:p text:style-name="Standard">0</text:p>
      <text:p text:style-name="Standard">:</text:p>
      <text:p text:style-name="Standard">if dev.state.button0 ~= state.button0 then extensions.core_input_virtualInput.emit(dev.deviceInst, "button", 0, (state.button0 &gt; 0.5) and "down" or "up", state.button0)</text:p>
      <text:p text:style-name="Standard">1</text:p>
      <text:p text:style-name="Standard">:</text:p>
      <text:p text:style-name="Standard">if dev.state.button1 ~= state.button1 then extensions.core_input_virtualInput.emit(dev.deviceInst, "button", 1, (state.button1 &gt; 0.5) and "down" or "up", state.button1)</text:p>
      <text:p text:style-name="Standard">2</text:p>
      <text:p text:style-name="Standard">:</text:p>
      <text:p text:style-name="Standard">if dev.state.axis0 ~= state.axis0 then extensions.core_input_virtualInput.emit(dev.deviceInst, "axis", 0, "change", state.axis0 )</text:p>
      <text:p text:style-name="Standard">onFirstUpdate()</text:p>
      <text:p text:style-name="Standard">:</text:p>
      <text:p text:style-name="Standard">[object Object]</text:p>
      <text:p text:style-name="Standard"><text:soft-page-break/>onSettingsChang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core_inventory</text:p>
      <text:p text:style-name="Standard">{9}</text:p>
      <text:p text:style-name="Standard">addItem(itemType, valueObj)</text:p>
      <text:p text:style-name="Standard">[3]</text:p>
      <text:p text:style-name="Standard">0</text:p>
      <text:p text:style-name="Standard">:</text:p>
      <text:p text:style-name="Standard">core_inventory.addItem("$$$_VEHICLES", vehicleData)</text:p>
      <text:p text:style-name="Standard">1</text:p>
      <text:p text:style-name="Standard">:</text:p>
      <text:p text:style-name="Standard">core_inventory.addItem('$$$_'..k, value)</text:p>
      <text:p text:style-name="Standard">2</text:p>
      <text:p text:style-name="Standard">:</text:p>
      <text:p text:style-name="Standard">core_inventory.addItem('$$$_'..k, data)</text:p>
      <text:p text:style-name="Standard">getItem(itemType, itemId)</text:p>
      <text:p text:style-name="Standard">[1]</text:p>
      <text:p text:style-name="Standard">0</text:p>
      <text:p text:style-name="Standard">:</text:p>
      <text:p text:style-name="Standard">uiParams.money = '$'..tostring(core_inventory.getItem('$$$_MONEY', 0))</text:p>
      <text:p text:style-name="Standard">getItemList(itemType)</text:p>
      <text:p text:style-name="Standard">[3]</text:p>
      <text:p text:style-name="Standard">0</text:p>
      <text:p text:style-name="Standard">:</text:p>
      <text:p text:style-name="Standard">local ownedVehicles = core_inventory.getItemList('$$$_VEHICLES')</text:p>
      <text:p text:style-name="Standard">1</text:p>
      <text:p text:style-name="Standard">:</text:p>
      <text:p text:style-name="Standard">vehiclesList = core_inventory.getItemList('$$$_VEHICLES')</text:p>
      <text:p text:style-name="Standard">2</text:p>
      <text:p text:style-name="Standard">:</text:p>
      <text:p text:style-name="Standard">money = core_inventory.getItemList('$$$_MONEY')</text:p>
      <text:p text:style-name="Standard">onDeserialized(data)</text:p>
      <text:p text:style-name="Standard">:</text:p>
      <text:p text:style-name="Standard">[object Object]</text:p>
      <text:p text:style-name="Standard">onResumeCampaign(campaignInProgress, data)</text:p>
      <text:p text:style-name="Standard">:</text:p>
      <text:p text:style-name="Standard">[object Object]</text:p>
      <text:p text:style-name="Standard">onSaveCampaign(saveCallback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ocessOnEvent(onEventData, earnedMedal)</text:p>
      <text:p text:style-name="Standard">[3]</text:p>
      <text:p text:style-name="Standard">0</text:p>
      <text:p text:style-name="Standard">:</text:p>
      <text:p text:style-name="Standard"><text:soft-page-break/>core_inventory.processOnEvent(onEventData.inventory)</text:p>
      <text:p text:style-name="Standard">1</text:p>
      <text:p text:style-name="Standard">:</text:p>
      <text:p text:style-name="Standard">core_inventory.processOnEvent(onEventData.inventory, scenario.stats.overall.medal)</text:p>
      <text:p text:style-name="Standard">2</text:p>
      <text:p text:style-name="Standard">:</text:p>
      <text:p text:style-name="Standard">core_inventory.processOnEvent(onEventData.inventory)</text:p>
      <text:p text:style-name="Standard">removeItem(itemType, valueObj)</text:p>
      <text:p text:style-name="Standard">[1]</text:p>
      <text:p text:style-name="Standard">0</text:p>
      <text:p text:style-name="Standard">:</text:p>
      <text:p text:style-name="Standard">core_inventory.removeItem("$$$_MONEY", modelData.configs[vehicleData.config].Value)</text:p>
      <text:p text:style-name="Standard">core_jobsystem</text:p>
      <text:p text:style-name="Standard">{4}</text:p>
      <text:p text:style-name="Standard">create(fct, maxdt)</text:p>
      <text:p text:style-name="Standard">[3]</text:p>
      <text:p text:style-name="Standard">0</text:p>
      <text:p text:style-name="Standard">:</text:p>
      <text:p text:style-name="Standard">core_jobsystem.create(createMeshPreviewJob, 1, file)</text:p>
      <text:p text:style-name="Standard">1</text:p>
      <text:p text:style-name="Standard">:</text:p>
      <text:p text:style-name="Standard">core_jobsystem.create(createAssetDataJob, 1, asset)</text:p>
      <text:p text:style-name="Standard">2</text:p>
      <text:p text:style-name="Standard">:</text:p>
      <text:p text:style-name="Standard">core_jobsystem.create(createAssetDataJob, 1, editor.selection["asset"])</text:p>
      <text:p text:style-name="Standard">getRunningJobCount()</text:p>
      <text:p text:style-name="Standard">[1]</text:p>
      <text:p text:style-name="Standard">0</text:p>
      <text:p text:style-name="Standard">:</text:p>
      <text:p text:style-name="Standard">if queued and core_jobsystem.getRunningJobCount() == 0 then</text:p>
      <text:p text:style-name="Standard">onUpdate()</text:p>
      <text:p text:style-name="Standard">:</text:p>
      <text:p text:style-name="Standard">[object Object]</text:p>
      <text:p text:style-name="Standard">wrap(fct, maxdt)</text:p>
      <text:p text:style-name="Standard">:</text:p>
      <text:p text:style-name="Standard">[object Object]</text:p>
      <text:p text:style-name="Standard">core_levels</text:p>
      <text:p text:style-name="Standard">{9}</text:p>
      <text:p text:style-name="Standard">expandMissionFileName(missionFileName)</text:p>
      <text:p text:style-name="Standard">:</text:p>
      <text:p text:style-name="Standard">[object Object]</text:p>
      <text:p text:style-name="Standard">getLevelName(path)</text:p>
      <text:p text:style-name="Standard">[3]</text:p>
      <text:p text:style-name="Standard">0</text:p>
      <text:p text:style-name="Standard">:</text:p>
      <text:p text:style-name="Standard">local currentLevel = core_levels.getLevelName(missionFile) or ''</text:p>
      <text:p text:style-name="Standard">1</text:p>
      <text:p text:style-name="Standard">:</text:p>
      <text:p text:style-name="Standard">local map = core_levels.getLevelName(getMissionFilename())</text:p>
      <text:p text:style-name="Standard">2</text:p>
      <text:p text:style-name="Standard">:</text:p>
      <text:p text:style-name="Standard">levelName = core_levels.getLevelName(getMissionFilename())</text:p>
      <text:p text:style-name="Standard">getList(allLevels)</text:p>
      <text:p text:style-name="Standard">[3]</text:p>
      <text:p text:style-name="Standard"><text:soft-page-break/>0</text:p>
      <text:p text:style-name="Standard">:</text:p>
      <text:p text:style-name="Standard">local levels = extensions.core_levels.getList()</text:p>
      <text:p text:style-name="Standard">1</text:p>
      <text:p text:style-name="Standard">:</text:p>
      <text:p text:style-name="Standard">for i, v in ipairs(core_levels.getList()) do</text:p>
      <text:p text:style-name="Standard">2</text:p>
      <text:p text:style-name="Standard">:</text:p>
      <text:p text:style-name="Standard">guihooks.trigger('InstalledContentUpdate', {context='levels', list=extensions.core_levels.getList()})</text:p>
      <text:p text:style-name="Standard">getSimpleList()</text:p>
      <text:p text:style-name="Standard">[2]</text:p>
      <text:p text:style-name="Standard">0</text:p>
      <text:p text:style-name="Standard">:</text:p>
      <text:p text:style-name="Standard">local levelList = core_levels.getSimpleList()</text:p>
      <text:p text:style-name="Standard">1</text:p>
      <text:p text:style-name="Standard">:</text:p>
      <text:p text:style-name="Standard">local levelList = core_levels.getSimpleList()</text:p>
      <text:p text:style-name="Standard">onClientPostStartMission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requestData()</text:p>
      <text:p text:style-name="Standard">:</text:p>
      <text:p text:style-name="Standard">[object Object]</text:p>
      <text:p text:style-name="Standard">startLevel(missionFile, delayedStart, customLoadingFunction)</text:p>
      <text:p text:style-name="Standard">[3]</text:p>
      <text:p text:style-name="Standard">0</text:p>
      <text:p text:style-name="Standard">:</text:p>
      <text:p text:style-name="Standard">core_levels.startLevel(testLevel)</text:p>
      <text:p text:style-name="Standard">1</text:p>
      <text:p text:style-name="Standard">:</text:p>
      <text:p text:style-name="Standard">core_levels.startLevel(path)</text:p>
      <text:p text:style-name="Standard">2</text:p>
      <text:p text:style-name="Standard">:</text:p>
      <text:p text:style-name="Standard">core_levels.startLevel(levelPath)</text:p>
      <text:p text:style-name="Standard">core_modmanager</text:p>
      <text:p text:style-name="Standard">{31}</text:p>
      <text:p text:style-name="Standard">activateAllMods()</text:p>
      <text:p text:style-name="Standard">:</text:p>
      <text:p text:style-name="Standard">[object Object]</text:p>
      <text:p text:style-name="Standard">activateMod(modname)</text:p>
      <text:p text:style-name="Standard">:</text:p>
      <text:p text:style-name="Standard">[object Object]</text:p>
      <text:p text:style-name="Standard">activateModId(modID)</text:p>
      <text:p text:style-name="Standard">:</text:p>
      <text:p text:style-name="Standard">[object Object]</text:p>
      <text:p text:style-name="Standard">check4Update()</text:p>
      <text:p text:style-name="Standard">[1]</text:p>
      <text:p text:style-name="Standard">0</text:p>
      <text:p text:style-name="Standard"><text:soft-page-break/>:</text:p>
      <text:p text:style-name="Standard">extensions.core_modmanager.check4Update()</text:p>
      <text:p text:style-name="Standard">checkMod(modname)</text:p>
      <text:p text:style-name="Standard">:</text:p>
      <text:p text:style-name="Standard">[object Object]</text:p>
      <text:p text:style-name="Standard">checkUpdate()</text:p>
      <text:p text:style-name="Standard">:</text:p>
      <text:p text:style-name="Standard">[object Object]</text:p>
      <text:p text:style-name="Standard">deactivateAllMods()</text:p>
      <text:p text:style-name="Standard">:</text:p>
      <text:p text:style-name="Standard">[object Object]</text:p>
      <text:p text:style-name="Standard">deactivateMod(modname)</text:p>
      <text:p text:style-name="Standard">:</text:p>
      <text:p text:style-name="Standard">[object Object]</text:p>
      <text:p text:style-name="Standard">deactivateModId(modID)</text:p>
      <text:p text:style-name="Standard">[1]</text:p>
      <text:p text:style-name="Standard">0</text:p>
      <text:p text:style-name="Standard">:</text:p>
      <text:p text:style-name="Standard">core_modmanager.deactivateModId(mname)</text:p>
      <text:p text:style-name="Standard">deleteAllMods()</text:p>
      <text:p text:style-name="Standard">:</text:p>
      <text:p text:style-name="Standard">[object Object]</text:p>
      <text:p text:style-name="Standard">deleteMod(modname)</text:p>
      <text:p text:style-name="Standard">[2]</text:p>
      <text:p text:style-name="Standard">0</text:p>
      <text:p text:style-name="Standard">:</text:p>
      <text:p text:style-name="Standard">core_modmanager.deleteMod(modname)</text:p>
      <text:p text:style-name="Standard">1</text:p>
      <text:p text:style-name="Standard">:</text:p>
      <text:p text:style-name="Standard">if modName then core_modmanager.deleteMod( modName)</text:p>
      <text:p text:style-name="Standard">disableAutoMount()</text:p>
      <text:p text:style-name="Standard">[2]</text:p>
      <text:p text:style-name="Standard">0</text:p>
      <text:p text:style-name="Standard">:</text:p>
      <text:p text:style-name="Standard">core_modmanager.disableAutoMount()</text:p>
      <text:p text:style-name="Standard">1</text:p>
      <text:p text:style-name="Standard">:</text:p>
      <text:p text:style-name="Standard">core_modmanager.disableAutoMount()</text:p>
      <text:p text:style-name="Standard">enableAutoMount()</text:p>
      <text:p text:style-name="Standard">[1]</text:p>
      <text:p text:style-name="Standard">0</text:p>
      <text:p text:style-name="Standard">:</text:p>
      <text:p text:style-name="Standard">core_modmanager.enableAutoMount()</text:p>
      <text:p text:style-name="Standard">enableModsAfterUpdate()</text:p>
      <text:p text:style-name="Standard">:</text:p>
      <text:p text:style-name="Standard">[object Object]</text:p>
      <text:p text:style-name="Standard">getConflict(modname)</text:p>
      <text:p text:style-name="Standard">:</text:p>
      <text:p text:style-name="Standard">[object Object]</text:p>
      <text:p text:style-name="Standard">getModDB(modname)</text:p>
      <text:p text:style-name="Standard">[3]</text:p>
      <text:p text:style-name="Standard">0</text:p>
      <text:p text:style-name="Standard">:</text:p>
      <text:p text:style-name="Standard">local mod = core_modmanager.getModDB(part.modName)</text:p>
      <text:p text:style-name="Standard"><text:soft-page-break/>1</text:p>
      <text:p text:style-name="Standard">:</text:p>
      <text:p text:style-name="Standard">local prevInfo = core_modmanager.getModDB(modname)</text:p>
      <text:p text:style-name="Standard">2</text:p>
      <text:p text:style-name="Standard">:</text:p>
      <text:p text:style-name="Standard">local mdb = core_modmanager.getModDB( modname )</text:p>
      <text:p text:style-name="Standard">getModForFilename(filename_virtual)</text:p>
      <text:p text:style-name="Standard">:</text:p>
      <text:p text:style-name="Standard">[object Object]</text:p>
      <text:p text:style-name="Standard">getModNameFromID(modID)</text:p>
      <text:p text:style-name="Standard">[3]</text:p>
      <text:p text:style-name="Standard">0</text:p>
      <text:p text:style-name="Standard">:</text:p>
      <text:p text:style-name="Standard">guihooks.trigger('checkUpdateCheckedMod', "SYNC "..tostring(core_modmanager.getModNameFromID(v.id) or v.filename:gsub(".zip","")) )</text:p>
      <text:p text:style-name="Standard">1</text:p>
      <text:p text:style-name="Standard">:</text:p>
      <text:p text:style-name="Standard">local modname = core_modmanager.getModNameFromID(mod_id)</text:p>
      <text:p text:style-name="Standard">2</text:p>
      <text:p text:style-name="Standard">:</text:p>
      <text:p text:style-name="Standard">local modName = extensions.core_modmanager.getModNameFromID(mod_id)</text:p>
      <text:p text:style-name="Standard">getStats()</text:p>
      <text:p text:style-name="Standard">[1]</text:p>
      <text:p text:style-name="Standard">0</text:p>
      <text:p text:style-name="Standard">:</text:p>
      <text:p text:style-name="Standard">res.mods = core_modmanager.getStats()</text:p>
      <text:p text:style-name="Standard">initDB()</text:p>
      <text:p text:style-name="Standard">:</text:p>
      <text:p text:style-name="Standard">[object Object]</text:p>
      <text:p text:style-name="Standard">isReady()</text:p>
      <text:p text:style-name="Standard">[3]</text:p>
      <text:p text:style-name="Standard">0</text:p>
      <text:p text:style-name="Standard">:</text:p>
      <text:p text:style-name="Standard">while not extensions.core_modmanager.isReady() do</text:p>
      <text:p text:style-name="Standard">1</text:p>
      <text:p text:style-name="Standard">:</text:p>
      <text:p text:style-name="Standard">if core_modmanager.isReady() then</text:p>
      <text:p text:style-name="Standard">2</text:p>
      <text:p text:style-name="Standard">:</text:p>
      <text:p text:style-name="Standard">if core_modmanager.isReady() then</text:p>
      <text:p text:style-name="Standard">modIsUnpacked(modname)</text:p>
      <text:p text:style-name="Standard">[3]</text:p>
      <text:p text:style-name="Standard">0</text:p>
      <text:p text:style-name="Standard">:</text:p>
      <text:p text:style-name="Standard">modList[k].unpacked = core_modmanager.modIsUnpacked(v.filename)</text:p>
      <text:p text:style-name="Standard">1</text:p>
      <text:p text:style-name="Standard">:</text:p>
      <text:p text:style-name="Standard">request.responseData.data.unpacked = core_modmanager.modIsUnpacked(request.responseData.data.filename)</text:p>
      <text:p text:style-name="Standard">2</text:p>
      <text:p text:style-name="Standard">:</text:p>
      <text:p text:style-name="Standard">modList[k].unpacked = core_modmanager.modIsUnpacked(v.filename)</text:p>
      <text:p text:style-name="Standard">onFileChanged(filename, type)</text:p>
      <text:p text:style-name="Standard">:</text:p>
      <text:p text:style-name="Standard">[object Object]</text:p>
      <text:p text:style-name="Standard">onUiReady()</text:p>
      <text:p text:style-name="Standard"><text:soft-page-break/>:</text:p>
      <text:p text:style-name="Standard">[object Object]</text:p>
      <text:p text:style-name="Standard">openEntryInExplorer(filename)</text:p>
      <text:p text:style-name="Standard">:</text:p>
      <text:p text:style-name="Standard">[object Object]</text:p>
      <text:p text:style-name="Standard">openModFolderInExplorer()</text:p>
      <text:p text:style-name="Standard">:</text:p>
      <text:p text:style-name="Standard">[object Object]</text:p>
      <text:p text:style-name="Standard">packMod(dirPath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unpackMod(modname)</text:p>
      <text:p text:style-name="Standard">:</text:p>
      <text:p text:style-name="Standard">[object Object]</text:p>
      <text:p text:style-name="Standard">updateZipMod(oldFileName, newFileName)</text:p>
      <text:p text:style-name="Standard">[1]</text:p>
      <text:p text:style-name="Standard">0</text:p>
      <text:p text:style-name="Standard">:</text:p>
      <text:p text:style-name="Standard">extensions.core_modmanager.updateZipMod(tmp[1], tmp[2])</text:p>
      <text:p text:style-name="Standard">workOffChangedMod(filename, type)</text:p>
      <text:p text:style-name="Standard">:</text:p>
      <text:p text:style-name="Standard">[object Object]</text:p>
      <text:p text:style-name="Standard">core_multiseat</text:p>
      <text:p text:style-name="Standard">{2}</text:p>
      <text:p text:style-name="Standard">enterNextVehicle(player, step)</text:p>
      <text:p text:style-name="Standard">:</text:p>
      <text:p text:style-name="Standard">[object Object]</text:p>
      <text:p text:style-name="Standard">getAssignedPlayers(devices, logEnabled, seatPlayers)</text:p>
      <text:p text:style-name="Standard">:</text:p>
      <text:p text:style-name="Standard">[object Object]</text:p>
      <text:p text:style-name="Standard">core_online</text:p>
      <text:p text:style-name="Standard">{15}</text:p>
      <text:p text:style-name="Standard">sessionReqested</text:p>
      <text:p text:style-name="Standard">:</text:p>
      <text:p text:style-name="Standard">[object Object]</text:p>
      <text:p text:style-name="Standard">apiCall(uri, finishCallback, postDataTbl, outfile, reqType, progressCallback, postFileName, authorizationHeader)</text:p>
      <text:p text:style-name="Standard">[2]</text:p>
      <text:p text:style-name="Standard">0</text:p>
      <text:p text:style-name="Standard">:</text:p>
      <text:p text:style-name="Standard">core_online.apiCall('s2/v4/modUnsubscribeAll')</text:p>
      <text:p text:style-name="Standard">1</text:p>
      <text:p text:style-name="Standard">:</text:p>
      <text:p text:style-name="Standard">core_online.apiCall('s1/v4/download/mods/' .. uri, downloadFinishedCallback, nil, targetFilename, nil, downloadProgressCallback)</text:p>
      <text:p text:style-name="Standard">callbackSecureCommCpp(id, responseCode, responseBuffer, responseHeaders, responseData, postData, curlCode, curlErrorStr, effectiveURL)</text:p>
      <text:p text:style-name="Standard">:</text:p>
      <text:p text:style-name="Standard">[object Object]</text:p>
      <text:p text:style-name="Standard">callbackSecureCommCppProgress(id, dltotal, dlnow, ultotal, ulnow, dlspeed, ulspeed, time)</text:p>
      <text:p text:style-name="Standard">:</text:p>
      <text:p text:style-name="Standard">[object Object]</text:p>
      <text:p text:style-name="Standard">clearFinishedRequests()</text:p>
      <text:p text:style-name="Standard">:</text:p>
      <text:p text:style-name="Standard"><text:soft-page-break/>[object Object]</text:p>
      <text:p text:style-name="Standard">download(uri, finishCallback, postDataTbl, outfile, reqType, progressCallback)</text:p>
      <text:p text:style-name="Standard">:</text:p>
      <text:p text:style-name="Standard">[object Object]</text:p>
      <text:p text:style-name="Standard">getRequestsUI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structions(data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[object Object]</text:p>
      <text:p text:style-name="Standard">onUIOnlineMessageHide(uid)</text:p>
      <text:p text:style-name="Standard">:</text:p>
      <text:p text:style-name="Standard">[object Object]</text:p>
      <text:p text:style-name="Standard">onUIOnlineMessageReady()</text:p>
      <text:p text:style-name="Standard">:</text:p>
      <text:p text:style-name="Standard">[object Object]</text:p>
      <text:p text:style-name="Standard">openSession()</text:p>
      <text:p text:style-name="Standard">[1]</text:p>
      <text:p text:style-name="Standard">0</text:p>
      <text:p text:style-name="Standard">:</text:p>
      <text:p text:style-name="Standard">core_online.openSession()</text:p>
      <text:p text:style-name="Standard">requestState()</text:p>
      <text:p text:style-name="Standard">:</text:p>
      <text:p text:style-name="Standard">[object Object]</text:p>
      <text:p text:style-name="Standard">core_paths</text:p>
      <text:p text:style-name="Standard">{16}</text:p>
      <text:p text:style-name="Standard">addPath(path)</text:p>
      <text:p text:style-name="Standard">[2]</text:p>
      <text:p text:style-name="Standard">0</text:p>
      <text:p text:style-name="Standard">:</text:p>
      <text:p text:style-name="Standard">core_paths.addPath(actionData.path)</text:p>
      <text:p text:style-name="Standard">1</text:p>
      <text:p text:style-name="Standard">:</text:p>
      <text:p text:style-name="Standard">core_paths.addPath(actionData.path)</text:p>
      <text:p text:style-name="Standard">createPath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deletePath(path)</text:p>
      <text:p text:style-name="Standard">[1]</text:p>
      <text:p text:style-name="Standard">0</text:p>
      <text:p text:style-name="Standard">:</text:p>
      <text:p text:style-name="Standard">core_paths.deletePath(actionData.path)</text:p>
      <text:p text:style-name="Standard">getEndIdx(path)</text:p>
      <text:p text:style-name="Standard"><text:soft-page-break/>[3]</text:p>
      <text:p text:style-name="Standard">0</text:p>
      <text:p text:style-name="Standard">:</text:p>
      <text:p text:style-name="Standard">for i = 1, core_paths.getEndIdx(path) do</text:p>
      <text:p text:style-name="Standard">1</text:p>
      <text:p text:style-name="Standard">:</text:p>
      <text:p text:style-name="Standard">while self.camT &gt; nextTime and self.ctrlPoint &lt;= core_paths.getEndIdx(path) - 1 do</text:p>
      <text:p text:style-name="Standard">2</text:p>
      <text:p text:style-name="Standard">:</text:p>
      <text:p text:style-name="Standard">if self.ctrlPoint &gt;= core_paths.getEndIdx(path) - 1 and self.camT &gt;= nextTime then</text:p>
      <text:p text:style-name="Standard">getMarkerIds(path, idx)</text:p>
      <text:p text:style-name="Standard">[3]</text:p>
      <text:p text:style-name="Standard">0</text:p>
      <text:p text:style-name="Standard">:</text:p>
      <text:p text:style-name="Standard">local n1, n2, n3, n4 = core_paths.getMarkerIds(path, i)</text:p>
      <text:p text:style-name="Standard">1</text:p>
      <text:p text:style-name="Standard">:</text:p>
      <text:p text:style-name="Standard">local n1, n2, n3, n4 = core_paths.getMarkerIds(path, ctrlPoints[i])</text:p>
      <text:p text:style-name="Standard">2</text:p>
      <text:p text:style-name="Standard">:</text:p>
      <text:p text:style-name="Standard">n1, n2, n3, n4 = core_paths.getMarkerIds(path, ctrlPoints[i])</text:p>
      <text:p text:style-name="Standard">getPath(pathName)</text:p>
      <text:p text:style-name="Standard">[1]</text:p>
      <text:p text:style-name="Standard">0</text:p>
      <text:p text:style-name="Standard">:</text:p>
      <text:p text:style-name="Standard">path = core_paths.getPath(self.pathName)</text:p>
      <text:p text:style-name="Standard">getPaths()</text:p>
      <text:p text:style-name="Standard">[3]</text:p>
      <text:p text:style-name="Standard">0</text:p>
      <text:p text:style-name="Standard">:</text:p>
      <text:p text:style-name="Standard">for _, path in ipairs(core_paths.getPaths()) do</text:p>
      <text:p text:style-name="Standard">1</text:p>
      <text:p text:style-name="Standard">:</text:p>
      <text:p text:style-name="Standard">for _, path in ipairs(core_paths.getPaths()) do</text:p>
      <text:p text:style-name="Standard">2</text:p>
      <text:p text:style-name="Standard">:</text:p>
      <text:p text:style-name="Standard">for i, path in ipairs(core_paths.getPaths()) do</text:p>
      <text:p text:style-name="Standard">getUniquePathName(name)</text:p>
      <text:p text:style-name="Standard">[1]</text:p>
      <text:p text:style-name="Standard">0</text:p>
      <text:p text:style-name="Standard">:</text:p>
      <text:p text:style-name="Standard">actionData.path = core_paths.createPath(core_paths.getUniquePathName("camPath"))</text:p>
      <text:p text:style-name="Standard">loadPath(pathFileName)</text:p>
      <text:p text:style-name="Standard">[1]</text:p>
      <text:p text:style-name="Standard">0</text:p>
      <text:p text:style-name="Standard">:</text:p>
      <text:p text:style-name="Standard">actionData.path = core_paths.loadPath(actionData.filepath)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<text:soft-page-break/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layPath(path, offset, initData)</text:p>
      <text:p text:style-name="Standard">:</text:p>
      <text:p text:style-name="Standard">[object Object]</text:p>
      <text:p text:style-name="Standard">savePath(cameraPath, filename)</text:p>
      <text:p text:style-name="Standard">:</text:p>
      <text:p text:style-name="Standard">[object Object]</text:p>
      <text:p text:style-name="Standard">stopCurrentPath()</text:p>
      <text:p text:style-name="Standard">[1]</text:p>
      <text:p text:style-name="Standard">0</text:p>
      <text:p text:style-name="Standard">:</text:p>
      <text:p text:style-name="Standard">core_paths.stopCurrentPath()</text:p>
      <text:p text:style-name="Standard">core_quickAccess</text:p>
      <text:p text:style-name="Standard">{15}</text:p>
      <text:p text:style-name="Standard">addEntry(_args)</text:p>
      <text:p text:style-name="Standard">:</text:p>
      <text:p text:style-name="Standard">[object Object]</text:p>
      <text:p text:style-name="Standard">back()</text:p>
      <text:p text:style-name="Standard">:</text:p>
      <text:p text:style-name="Standard">[object Object]</text:p>
      <text:p text:style-name="Standard">getMovedRadialLastTimeMs()</text:p>
      <text:p text:style-name="Standard">[1]</text:p>
      <text:p text:style-name="Standard">0</text:p>
      <text:p text:style-name="Standard">:</text:p>
      <text:p text:style-name="Standard">local timeSinceLastRadial = Engine.Platform.getSystemTimeMS() - core_quickAccess.getMovedRadialLastTimeMs()</text:p>
      <text:p text:style-name="Standard">isEnabled()</text:p>
      <text:p text:style-name="Standard">:</text:p>
      <text:p text:style-name="Standard">[object Object]</text:p>
      <text:p text:style-name="Standard">moved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VehicleFocusChanged(args)</text:p>
      <text:p text:style-name="Standard">:</text:p>
      <text:p text:style-name="Standard">[object Object]</text:p>
      <text:p text:style-name="Standard">pushTitle(t)</text:p>
      <text:p text:style-name="Standard">:</text:p>
      <text:p text:style-name="Standard">[object Object]</text:p>
      <text:p text:style-name="Standard">registerMenu()</text:p>
      <text:p text:style-name="Standard">:</text:p>
      <text:p text:style-name="Standard">[object Object]</text:p>
      <text:p text:style-name="Standard">resetTitle()</text:p>
      <text:p text:style-name="Standard">:</text:p>
      <text:p text:style-name="Standard">[object Object]</text:p>
      <text:p text:style-name="Standard">selectItem(id)</text:p>
      <text:p text:style-name="Standard"><text:soft-page-break/>[1]</text:p>
      <text:p text:style-name="Standard">0</text:p>
      <text:p text:style-name="Standard">:</text:p>
      <text:p text:style-name="Standard">veh:queueLuaCommand('extensions.core_quickAccess.selectItem(' .. serialize(item.orgMenuID) .. ')')</text:p>
      <text:p text:style-name="Standard">setEnabled(enabled)</text:p>
      <text:p text:style-name="Standard">:</text:p>
      <text:p text:style-name="Standard">[object Object]</text:p>
      <text:p text:style-name="Standard">vehicleItemSelectCallback(objID, args)</text:p>
      <text:p text:style-name="Standard">:</text:p>
      <text:p text:style-name="Standard">[object Object]</text:p>
      <text:p text:style-name="Standard">vehicleItemsCallback(objID, level, items)</text:p>
      <text:p text:style-name="Standard">:</text:p>
      <text:p text:style-name="Standard">[object Object]</text:p>
      <text:p text:style-name="Standard">core_remoteController</text:p>
      <text:p text:style-name="Standard">{5}</text:p>
      <text:p text:style-name="Standard">devicesConnected()</text:p>
      <text:p text:style-name="Standard">:</text:p>
      <text:p text:style-name="Standard">[object Object]</text:p>
      <text:p text:style-name="Standard">getQRCode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nputBindingsChanged(players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core_replay</text:p>
      <text:p text:style-name="Standard">{24}</text:p>
      <text:p text:style-name="Standard">state</text:p>
      <text:p text:style-name="Standard">{10}</text:p>
      <text:p text:style-name="Standard">fpsPlay</text:p>
      <text:p text:style-name="Standard">:</text:p>
      <text:p text:style-name="Standard">[object Object]</text:p>
      <text:p text:style-name="Standard">fpsRec</text:p>
      <text:p text:style-name="Standard">:</text:p>
      <text:p text:style-name="Standard">[object Object]</text:p>
      <text:p text:style-name="Standard">framePositionSeconds</text:p>
      <text:p text:style-name="Standard">:</text:p>
      <text:p text:style-name="Standard">[object Object]</text:p>
      <text:p text:style-name="Standard">jumpOffset</text:p>
      <text:p text:style-name="Standard">:</text:p>
      <text:p text:style-name="Standard">[object Object]</text:p>
      <text:p text:style-name="Standard">loadedFile</text:p>
      <text:p text:style-name="Standard">:</text:p>
      <text:p text:style-name="Standard">[object Object]</text:p>
      <text:p text:style-name="Standard">paused</text:p>
      <text:p text:style-name="Standard">:</text:p>
      <text:p text:style-name="Standard">[object Object]</text:p>
      <text:p text:style-name="Standard">positionSeconds</text:p>
      <text:p text:style-name="Standard">:</text:p>
      <text:p text:style-name="Standard"><text:soft-page-break/>[object Object]</text:p>
      <text:p text:style-name="Standard">speed</text:p>
      <text:p text:style-name="Standard">[1]</text:p>
      <text:p text:style-name="Standard">0</text:p>
      <text:p text:style-name="Standard">:</text:p>
      <text:p text:style-name="Standard">if state.speed &gt; 0.1 and stopTimer &lt; timeToWaitAtStop then</text:p>
      <text:p text:style-name="Standard">state</text:p>
      <text:p text:style-name="Standard">[3]</text:p>
      <text:p text:style-name="Standard">0</text:p>
      <text:p text:style-name="Standard">:</text:p>
      <text:p text:style-name="Standard">if core_replay.state.state == "playing" then</text:p>
      <text:p text:style-name="Standard">1</text:p>
      <text:p text:style-name="Standard">:</text:p>
      <text:p text:style-name="Standard">if core_replay.state.state == "playing" then</text:p>
      <text:p text:style-name="Standard">2</text:p>
      <text:p text:style-name="Standard">:</text:p>
      <text:p text:style-name="Standard">if core_replay.state.state == "playing" then</text:p>
      <text:p text:style-name="Standard">totalSeconds</text:p>
      <text:p text:style-name="Standard">:</text:p>
      <text:p text:style-name="Standard">[object Object]</text:p>
      <text:p text:style-name="Standard">cancelRecording()</text:p>
      <text:p text:style-name="Standard">:</text:p>
      <text:p text:style-name="Standard">[object Object]</text:p>
      <text:p text:style-name="Standard">displayMsg(level, msg, context)</text:p>
      <text:p text:style-name="Standard">:</text:p>
      <text:p text:style-name="Standard">[object Object]</text:p>
      <text:p text:style-name="Standard">getLoadedFile()</text:p>
      <text:p text:style-name="Standard">[3]</text:p>
      <text:p text:style-name="Standard">0</text:p>
      <text:p text:style-name="Standard">:</text:p>
      <text:p text:style-name="Standard">if path and path.replay and replayExists(path.replay) and path.replay ~= core_replay.getLoadedFile() then</text:p>
      <text:p text:style-name="Standard">1</text:p>
      <text:p text:style-name="Standard">:</text:p>
      <text:p text:style-name="Standard">if core_replay.getLoadedFile() ~= "" then</text:p>
      <text:p text:style-name="Standard">2</text:p>
      <text:p text:style-name="Standard">:</text:p>
      <text:p text:style-name="Standard">actionData.path.replay = core_replay.getLoadedFile()</text:p>
      <text:p text:style-name="Standard">getPositionSeconds()</text:p>
      <text:p text:style-name="Standard">[3]</text:p>
      <text:p text:style-name="Standard">0</text:p>
      <text:p text:style-name="Standard">:</text:p>
      <text:p text:style-name="Standard">camTs[i] = core_replay.getPositionSeconds()</text:p>
      <text:p text:style-name="Standard">1</text:p>
      <text:p text:style-name="Standard">:</text:p>
      <text:p text:style-name="Standard">marker.time = core_replay.getPositionSeconds()</text:p>
      <text:p text:style-name="Standard">2</text:p>
      <text:p text:style-name="Standard">:</text:p>
      <text:p text:style-name="Standard">local relativePos = im.FloatPtr(core_replay.getPositionSeconds())</text:p>
      <text:p text:style-name="Standard">getRecordings()</text:p>
      <text:p text:style-name="Standard">[1]</text:p>
      <text:p text:style-name="Standard">0</text:p>
      <text:p text:style-name="Standard">:</text:p>
      <text:p text:style-name="Standard">for _, recording in ipairs(core_replay.getRecordings()) do</text:p>
      <text:p text:style-name="Standard">getState()</text:p>
      <text:p text:style-name="Standard"><text:soft-page-break/>[3]</text:p>
      <text:p text:style-name="Standard">0</text:p>
      <text:p text:style-name="Standard">:</text:p>
      <text:p text:style-name="Standard">if (core_replay.getState() == 'playing') and not core_replay.isPaused() then</text:p>
      <text:p text:style-name="Standard">1</text:p>
      <text:p text:style-name="Standard">:</text:p>
      <text:p text:style-name="Standard">if linkReplay[0] and (core_replay.getState() == "playing"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getTotalSeconds()</text:p>
      <text:p text:style-name="Standard">[1]</text:p>
      <text:p text:style-name="Standard">0</text:p>
      <text:p text:style-name="Standard">:</text:p>
      <text:p text:style-name="Standard">local maxSecs = core_replay.getTotalSeconds()</text:p>
      <text:p text:style-name="Standard">isPaused()</text:p>
      <text:p text:style-name="Standard">[3]</text:p>
      <text:p text:style-name="Standard">0</text:p>
      <text:p text:style-name="Standard">:</text:p>
      <text:p text:style-name="Standard">return core_replay.isPaused()</text:p>
      <text:p text:style-name="Standard">1</text:p>
      <text:p text:style-name="Standard">:</text:p>
      <text:p text:style-name="Standard">if (core_replay.getState() == 'playing') and not core_replay.isPaused() then</text:p>
      <text:p text:style-name="Standard">2</text:p>
      <text:p text:style-name="Standard">:</text:p>
      <text:p text:style-name="Standard">if (core_replay.getState() == 'playing') and core_replay.isPaused() then</text:p>
      <text:p text:style-name="Standard">jump(offset)</text:p>
      <text:p text:style-name="Standard">:</text:p>
      <text:p text:style-name="Standard">[object Object]</text:p>
      <text:p text:style-name="Standard">loadFile(filename)</text:p>
      <text:p text:style-name="Standard">[3]</text:p>
      <text:p text:style-name="Standard">0</text:p>
      <text:p text:style-name="Standard">:</text:p>
      <text:p text:style-name="Standard">core_replay.loadFile(path.replay)</text:p>
      <text:p text:style-name="Standard">1</text:p>
      <text:p text:style-name="Standard">:</text:p>
      <text:p text:style-name="Standard">core_replay.loadFile(actionData.path.replay)</text:p>
      <text:p text:style-name="Standard">2</text:p>
      <text:p text:style-name="Standard">:</text:p>
      <text:p text:style-name="Standard">core_replay.loadFile(actionData.path.replay)</text:p>
      <text:p text:style-name="Standard">onClientEndMission()</text:p>
      <text:p text:style-name="Standard">:</text:p>
      <text:p text:style-name="Standard">[object Object]</text:p>
      <text:p text:style-name="Standard">onInit()</text:p>
      <text:p text:style-name="Standard">:</text:p>
      <text:p text:style-name="Standard">[object Object]</text:p>
      <text:p text:style-name="Standard">onUiChangedState(cur, prev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penReplayFolderInExplorer()</text:p>
      <text:p text:style-name="Standard">:</text:p>
      <text:p text:style-name="Standard"><text:soft-page-break/>[object Object]</text:p>
      <text:p text:style-name="Standard">pause(v)</text:p>
      <text:p text:style-name="Standard">[2]</text:p>
      <text:p text:style-name="Standard">0</text:p>
      <text:p text:style-name="Standard">:</text:p>
      <text:p text:style-name="Standard">core_replay.pause(paused)</text:p>
      <text:p text:style-name="Standard">1</text:p>
      <text:p text:style-name="Standard">:</text:p>
      <text:p text:style-name="Standard">core_replay.pause(true)</text:p>
      <text:p text:style-name="Standard">seek(time)</text:p>
      <text:p text:style-name="Standard">[3]</text:p>
      <text:p text:style-name="Standard">0</text:p>
      <text:p text:style-name="Standard">:</text:p>
      <text:p text:style-name="Standard">core_replay.seek(relativePos[0] / maxSecs)</text:p>
      <text:p text:style-name="Standard">1</text:p>
      <text:p text:style-name="Standard">:</text:p>
      <text:p text:style-name="Standard">if im.Button("-10") then core_replay.seek((relativePos[0] -10) / maxSecs) im.SameLine()</text:p>
      <text:p text:style-name="Standard">2</text:p>
      <text:p text:style-name="Standard">:</text:p>
      <text:p text:style-name="Standard">if im.Button("-2") then core_replay.seek((relativePos[0] -2) / maxSecs) im.SameLine()</text:p>
      <text:p text:style-name="Standard">setSpeed(speed)</text:p>
      <text:p text:style-name="Standard">[1]</text:p>
      <text:p text:style-name="Standard">0</text:p>
      <text:p text:style-name="Standard">:</text:p>
      <text:p text:style-name="Standard">core_replay.setSpeed(markers[self.ctrlPoint].bullettime)</text:p>
      <text:p text:style-name="Standard">stateChanged(loadedFile, positionSeconds, totalSeconds, speed, paused, fpsPlay, fpsRec, statestr, framePositionSeconds)</text:p>
      <text:p text:style-name="Standard">[1]</text:p>
      <text:p text:style-name="Standard">0</text:p>
      <text:p text:style-name="Standard">:</text:p>
      <text:p text:style-name="Standard">core_replay.stateChanged(...)</text:p>
      <text:p text:style-name="Standard">stop()</text:p>
      <text:p text:style-name="Standard">[2]</text:p>
      <text:p text:style-name="Standard">0</text:p>
      <text:p text:style-name="Standard">:</text:p>
      <text:p text:style-name="Standard">core_replay.stop()</text:p>
      <text:p text:style-name="Standard">1</text:p>
      <text:p text:style-name="Standard">:</text:p>
      <text:p text:style-name="Standard">core_replay.stop()</text:p>
      <text:p text:style-name="Standard">togglePlay()</text:p>
      <text:p text:style-name="Standard">[3]</text:p>
      <text:p text:style-name="Standard">0</text:p>
      <text:p text:style-name="Standard">:</text:p>
      <text:p text:style-name="Standard">core_replay.togglePlay()</text:p>
      <text:p text:style-name="Standard">1</text:p>
      <text:p text:style-name="Standard">:</text:p>
      <text:p text:style-name="Standard">core_replay.togglePlay()</text:p>
      <text:p text:style-name="Standard">2</text:p>
      <text:p text:style-name="Standard">:</text:p>
      <text:p text:style-name="Standard">core_replay.togglePlay()</text:p>
      <text:p text:style-name="Standard">toggleRecording(autoplayAfterStopping)</text:p>
      <text:p text:style-name="Standard">:</text:p>
      <text:p text:style-name="Standard">[object Object]</text:p>
      <text:p text:style-name="Standard">toggleSpeed(val)</text:p>
      <text:p text:style-name="Standard">[3]</text:p>
      <text:p text:style-name="Standard"><text:soft-page-break/>0</text:p>
      <text:p text:style-name="Standard">:</text:p>
      <text:p text:style-name="Standard">if val == "^" then core_replay.toggleSpeed("realtime")</text:p>
      <text:p text:style-name="Standard">1</text:p>
      <text:p text:style-name="Standard">:</text:p>
      <text:p text:style-name="Standard">elseif val == "v" then core_replay.toggleSpeed("slowmotion")</text:p>
      <text:p text:style-name="Standard">2</text:p>
      <text:p text:style-name="Standard">:</text:p>
      <text:p text:style-name="Standard">elseif val == "&lt;" then core_replay.toggleSpeed( -1)</text:p>
      <text:p text:style-name="Standard">core_repository</text:p>
      <text:p text:style-name="Standard">{22}</text:p>
      <text:p text:style-name="Standard">addUpdateQueue(data)</text:p>
      <text:p text:style-name="Standard">[1]</text:p>
      <text:p text:style-name="Standard">0</text:p>
      <text:p text:style-name="Standard">:</text:p>
      <text:p text:style-name="Standard">extensions.core_repository.addUpdateQueue(v)</text:p>
      <text:p text:style-name="Standard">changeStateUpdateQueue(fname, nstate)</text:p>
      <text:p text:style-name="Standard">:</text:p>
      <text:p text:style-name="Standard">[object Object]</text:p>
      <text:p text:style-name="Standard">installMod(uri, filename, localPath, callback)</text:p>
      <text:p text:style-name="Standard">[1]</text:p>
      <text:p text:style-name="Standard">0</text:p>
      <text:p text:style-name="Standard">:</text:p>
      <text:p text:style-name="Standard">extensions.core_repository.installMod(data, filename, 'mods/repo/')</text:p>
      <text:p text:style-name="Standard">modSubscribe(mod_id, useOptOut)</text:p>
      <text:p text:style-name="Standard">[1]</text:p>
      <text:p text:style-name="Standard">0</text:p>
      <text:p text:style-name="Standard">:</text:p>
      <text:p text:style-name="Standard">extensions.core_repository.modSubscribe(data)</text:p>
      <text:p text:style-name="Standard">modUnsubscribe(mod_id)</text:p>
      <text:p text:style-name="Standard">:</text:p>
      <text:p text:style-name="Standard">[object Object]</text:p>
      <text:p text:style-name="Standard">onModManagerReady()</text:p>
      <text:p text:style-name="Standard">:</text:p>
      <text:p text:style-name="Standard">[object Object]</text:p>
      <text:p text:style-name="Standard">onOnlineStateChanged(connected)</text:p>
      <text:p text:style-name="Standard">:</text:p>
      <text:p text:style-name="Standard">[object Object]</text:p>
      <text:p text:style-name="Standard">onUpdate(dt)</text:p>
      <text:p text:style-name="Standard">:</text:p>
      <text:p text:style-name="Standard">[object Object]</text:p>
      <text:p text:style-name="Standard">requestMod(mod_id)</text:p>
      <text:p text:style-name="Standard">:</text:p>
      <text:p text:style-name="Standard">[object Object]</text:p>
      <text:p text:style-name="Standard">requestModOffline(mod_id)</text:p>
      <text:p text:style-name="Standard">:</text:p>
      <text:p text:style-name="Standard">[object Object]</text:p>
      <text:p text:style-name="Standard">requestMods(query, order_by, order, page, categories)</text:p>
      <text:p text:style-name="Standard">:</text:p>
      <text:p text:style-name="Standard">[object Object]</text:p>
      <text:p text:style-name="Standard">requestMyMods(query, order_by, order, page, categories)</text:p>
      <text:p text:style-name="Standard">:</text:p>
      <text:p text:style-name="Standard">[object Object]</text:p>
      <text:p text:style-name="Standard">runSubscription()</text:p>
      <text:p text:style-name="Standard"><text:soft-page-break/>:</text:p>
      <text:p text:style-name="Standard">[object Object]</text:p>
      <text:p text:style-name="Standard">setRepoCmd(cmddata)</text:p>
      <text:p text:style-name="Standard">[1]</text:p>
      <text:p text:style-name="Standard">0</text:p>
      <text:p text:style-name="Standard">:</text:p>
      <text:p text:style-name="Standard">extensions.core_repository.setRepoCmd(cmd)</text:p>
      <text:p text:style-name="Standard">setRepoMsg(data)</text:p>
      <text:p text:style-name="Standard">[1]</text:p>
      <text:p text:style-name="Standard">0</text:p>
      <text:p text:style-name="Standard">:</text:p>
      <text:p text:style-name="Standard">extensions.core_repository.setRepoMsg(cmd)</text:p>
      <text:p text:style-name="Standard">setrepoAutomationMsg(data)</text:p>
      <text:p text:style-name="Standard">[1]</text:p>
      <text:p text:style-name="Standard">0</text:p>
      <text:p text:style-name="Standard">:</text:p>
      <text:p text:style-name="Standard">extensions.core_repository.setrepoAutomationMsg(cmd)</text:p>
      <text:p text:style-name="Standard">uiShowMod(modId)</text:p>
      <text:p text:style-name="Standard">[1]</text:p>
      <text:p text:style-name="Standard">0</text:p>
      <text:p text:style-name="Standard">:</text:p>
      <text:p text:style-name="Standard">extensions.core_repository.uiShowMod(data)</text:p>
      <text:p text:style-name="Standard">uiShowRepo()</text:p>
      <text:p text:style-name="Standard">[1]</text:p>
      <text:p text:style-name="Standard">0</text:p>
      <text:p text:style-name="Standard">:</text:p>
      <text:p text:style-name="Standard">extensions.core_repository.uiShowRepo()</text:p>
      <text:p text:style-name="Standard">uiUpdateQueue()</text:p>
      <text:p text:style-name="Standard">[1]</text:p>
      <text:p text:style-name="Standard">0</text:p>
      <text:p text:style-name="Standard">:</text:p>
      <text:p text:style-name="Standard">extensions.core_repository.uiUpdateQueue()</text:p>
      <text:p text:style-name="Standard">updateAllMissing()</text:p>
      <text:p text:style-name="Standard">:</text:p>
      <text:p text:style-name="Standard">[object Object]</text:p>
      <text:p text:style-name="Standard">updateAllMods()</text:p>
      <text:p text:style-name="Standard">[1]</text:p>
      <text:p text:style-name="Standard">0</text:p>
      <text:p text:style-name="Standard">:</text:p>
      <text:p text:style-name="Standard">core_repository.updateAllMods()</text:p>
      <text:p text:style-name="Standard">updateOneMod(id)</text:p>
      <text:p text:style-name="Standard">:</text:p>
      <text:p text:style-name="Standard">[object Object]</text:p>
      <text:p text:style-name="Standard">core_settings_audio</text:p>
      <text:p text:style-name="Standard">{2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audio.buildOptionHelpers())</text:p>
      <text:p text:style-name="Standard">onFirstUpdateSettings(data)</text:p>
      <text:p text:style-name="Standard">[1]</text:p>
      <text:p text:style-name="Standard">0</text:p>
      <text:p text:style-name="Standard">:</text:p>
      <text:p text:style-name="Standard"><text:soft-page-break/>extensions.core_settings_audio.onFirstUpdateSettings()</text:p>
      <text:p text:style-name="Standard">core_settings_gameplay</text:p>
      <text:p text:style-name="Standard">{1}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ameplay.buildOptionHelpers())</text:p>
      <text:p text:style-name="Standard">core_settings_graphic</text:p>
      <text:p text:style-name="Standard">{8}</text:p>
      <text:p text:style-name="Standard">applyGraphicsState()</text:p>
      <text:p text:style-name="Standard">[2]</text:p>
      <text:p text:style-name="Standard">0</text:p>
      <text:p text:style-name="Standard">:</text:p>
      <text:p text:style-name="Standard">core_settings_graphic.applyGraphicsState()</text:p>
      <text:p text:style-name="Standard">1</text:p>
      <text:p text:style-name="Standard">:</text:p>
      <text:p text:style-name="Standard">core_settings_graphic.applyGraphicsState()</text:p>
      <text:p text:style-name="Standard">buildOptionHelpers()</text:p>
      <text:p text:style-name="Standard">[1]</text:p>
      <text:p text:style-name="Standard">0</text:p>
      <text:p text:style-name="Standard">:</text:p>
      <text:p text:style-name="Standard">tableMerge(options, extensions.core_settings_graphic.buildOptionHelpers())</text:p>
      <text:p text:style-name="Standard">load(newState)</text:p>
      <text:p text:style-name="Standard">[1]</text:p>
      <text:p text:style-name="Standard">0</text:p>
      <text:p text:style-name="Standard">:</text:p>
      <text:p text:style-name="Standard">core_settings_graphic.load(newState)</text:p>
      <text:p text:style-name="Standard">onFirstUpdateSettings()</text:p>
      <text:p text:style-name="Standard">[1]</text:p>
      <text:p text:style-name="Standard">0</text:p>
      <text:p text:style-name="Standard">:</text:p>
      <text:p text:style-name="Standard">extensions.core_settings_graphic.onFirstUpdateSettings()</text:p>
      <text:p text:style-name="Standard">onInitSettings(data)</text:p>
      <text:p text:style-name="Standard">[1]</text:p>
      <text:p text:style-name="Standard">0</text:p>
      <text:p text:style-name="Standard">:</text:p>
      <text:p text:style-name="Standard">extensions.core_settings_graphic.onInitSettings(data)</text:p>
      <text:p text:style-name="Standard">onUiChangedState(toState, fromState)</text:p>
      <text:p text:style-name="Standard">:</text:p>
      <text:p text:style-name="Standard">[object Object]</text:p>
      <text:p text:style-name="Standard">openMonitorConfiguration()</text:p>
      <text:p text:style-name="Standard">:</text:p>
      <text:p text:style-name="Standard">[object Object]</text:p>
      <text:p text:style-name="Standard">refreshGraphicsState(newState)</text:p>
      <text:p text:style-name="Standard">:</text:p>
      <text:p text:style-name="Standard">[object Object]</text:p>
      <text:p text:style-name="Standard">core_settings_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<text:soft-page-break/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<text:soft-page-break/>values</text:p>
      <text:p text:style-name="Standard">:</text:p>
      <text:p text:style-name="Standard">[object Object]</text:p>
      <text:p text:style-name="Standard">trafficSetup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ConsumptionR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Length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<text:soft-page-break/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<text:soft-page-break/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amount = core_settings_settings.getValue('trafficAmount')</text:p>
      <text:p text:style-name="Standard">2</text:p>
      <text:p text:style-name="Standard">:</text:p>
      <text:p text:style-name="Standard">if not groupType then groupType = core_settings_settings.getValue('trafficSetup')</text:p>
      <text:p text:style-name="Standard">initSettings()</text:p>
      <text:p text:style-name="Standard">:</text:p>
      <text:p text:style-name="Standard">[object Object]</text:p>
      <text:p text:style-name="Standard">load(ignoreCache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refreshTSState(withValue)</text:p>
      <text:p text:style-name="Standard">:</text:p>
      <text:p text:style-name="Standard">[object Object]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:</text:p>
      <text:p text:style-name="Standard">[object Object]</text:p>
      <text:p text:style-name="Standard">save()</text:p>
      <text:p text:style-name="Standard">:</text:p>
      <text:p text:style-name="Standard">[object Object]</text:p>
      <text:p text:style-name="Standard">setState(newState, ignoreCache)</text:p>
      <text:p text:style-name="Standard">:</text:p>
      <text:p text:style-name="Standard">[object Object]</text:p>
      <text:p text:style-name="Standard">setValue(key, value, ignoreCache)</text:p>
      <text:p text:style-name="Standard"><text:soft-page-break/>:</text:p>
      <text:p text:style-name="Standard">[object Object]</text:p>
      <text:p text:style-name="Standard">core_sounds</text:p>
      <text:p text:style-name="Standard">{9}</text:p>
      <text:p text:style-name="Standard">dependencies</text:p>
      <text:p text:style-name="Standard">:</text:p>
      <text:p text:style-name="Standard">[object Object]</text:p>
      <text:p text:style-name="Standard">initEngineSound(vehicleId, engineId, jsonPath, nodeIdArray, noloadVol, loadVol)</text:p>
      <text:p text:style-name="Standard">:</text:p>
      <text:p text:style-name="Standard">[object Object]</text:p>
      <text:p text:style-name="Standard">initExhaustSound(vehicleId, engineId, jsonPath, nodeIdPairArray, noloadVol, loadVol)</text:p>
      <text:p text:style-name="Standard">:</text:p>
      <text:p text:style-name="Standard">[object Object]</text:p>
      <text:p text:style-name="Standard">onPreRender(dtReal, dtSim, dtRaw)</text:p>
      <text:p text:style-name="Standard">:</text:p>
      <text:p text:style-name="Standard">[object Object]</text:p>
      <text:p text:style-name="Standard">setEngineSoundParameter(vehicleId, engineId, paramName, paramValue)</text:p>
      <text:p text:style-name="Standard">:</text:p>
      <text:p text:style-name="Standard">[object Object]</text:p>
      <text:p text:style-name="Standard">setEngineSoundParameterList(vehicleId, engineId, parameters)</text:p>
      <text:p text:style-name="Standard">:</text:p>
      <text:p text:style-name="Standard">[object Object]</text:p>
      <text:p text:style-name="Standard">setExhaustSoundNodes(vehicleId, engineId, nodeIdPairArray)</text:p>
      <text:p text:style-name="Standard">:</text:p>
      <text:p text:style-name="Standard">[object Object]</text:p>
      <text:p text:style-name="Standard">setGlobalParameter(name, value)</text:p>
      <text:p text:style-name="Standard">:</text:p>
      <text:p text:style-name="Standard">[object Object]</text:p>
      <text:p text:style-name="Standard">updateEngineSound(vehicleId, engineId, rpm, onLoad, engineVolume)</text:p>
      <text:p text:style-name="Standard">:</text:p>
      <text:p text:style-name="Standard">[object Object]</text:p>
      <text:p text:style-name="Standard">core_terrain</text:p>
      <text:p text:style-name="Standard">{4}</text:p>
      <text:p text:style-name="Standard">getTerrain()</text:p>
      <text:p text:style-name="Standard">[3]</text:p>
      <text:p text:style-name="Standard">0</text:p>
      <text:p text:style-name="Standard">:</text:p>
      <text:p text:style-name="Standard">editor.drawBrush('ellipse', hit.pos, editor.getPreference("forestEditor.general.brushSize") / 2, nil, var.selectedTool.color, core_terrain.getTerrain())</text:p>
      <text:p text:style-name="Standard">1</text:p>
      <text:p text:style-name="Standard">:</text:p>
      <text:p text:style-name="Standard">elseif core_terrain.getTerrain() then</text:p>
      <text:p text:style-name="Standard">2</text:p>
      <text:p text:style-name="Standard">:</text:p>
      <text:p text:style-name="Standard">if not core_terrain.getTerrain() then</text:p>
      <text:p text:style-name="Standard">getTerrainHeight(point)</text:p>
      <text:p text:style-name="Standard">[3]</text:p>
      <text:p text:style-name="Standard">0</text:p>
      <text:p text:style-name="Standard">:</text:p>
      <text:p text:style-name="Standard">table.insert(wps, vec3(task[3][1], task[3][2], core_terrain.getTerrainHeight(vec3(task[3]):toPoint3F())))</text:p>
      <text:p text:style-name="Standard">1</text:p>
      <text:p text:style-name="Standard">:</text:p>
      <text:p text:style-name="Standard">table.insert(wps, vec3(task[3][1], task[3][2], core_terrain.getTerrainHeight(vec3(task[3]):toPoint3F())))</text:p>
      <text:p text:style-name="Standard">2</text:p>
      <text:p text:style-name="Standard">:</text:p>
      <text:p text:style-name="Standard"><text:soft-page-break/>initialGizmoTerrainOffset = gizmoPos.z - core_terrain.getTerrainHeight(gizmoPos)</text:p>
      <text:p text:style-name="Standard">getTerrainNormal(point)</text:p>
      <text:p text:style-name="Standard">:</text:p>
      <text:p text:style-name="Standard">[object Object]</text:p>
      <text:p text:style-name="Standard">getTerrainSmoothNormal(point)</text:p>
      <text:p text:style-name="Standard">[3]</text:p>
      <text:p text:style-name="Standard">0</text:p>
      <text:p text:style-name="Standard">:</text:p>
      <text:p text:style-name="Standard">initialGizmoTerrainNormal = vec3(core_terrain.getTerrainSmoothNormal(gizmoPos))</text:p>
      <text:p text:style-name="Standard">1</text:p>
      <text:p text:style-name="Standard">:</text:p>
      <text:p text:style-name="Standard">objectTerrainNormals[index] = vec3(core_terrain.getTerrainSmoothNormal(objPos))</text:p>
      <text:p text:style-name="Standard">2</text:p>
      <text:p text:style-name="Standard">:</text:p>
      <text:p text:style-name="Standard">newGizmoTerrainNormal = vec3(core_terrain.getTerrainSmoothNormal(newGizmoPos:toPoint3F()))</text:p>
      <text:p text:style-name="Standard">core_vehicleBridge</text:p>
      <text:p text:style-name="Standard">{3}</text:p>
      <text:p text:style-name="Standard">callbackFromVlua(id)</text:p>
      <text:p text:style-name="Standard">:</text:p>
      <text:p text:style-name="Standard">[object Object]</text:p>
      <text:p text:style-name="Standard">executeAction(veh)</text:p>
      <text:p text:style-name="Standard">:</text:p>
      <text:p text:style-name="Standard">[object Object]</text:p>
      <text:p text:style-name="Standard">requestValue(veh, callback)</text:p>
      <text:p text:style-name="Standard">:</text:p>
      <text:p text:style-name="Standard">[object Object]</text:p>
      <text:p text:style-name="Standard">core_vehicle_colors</text:p>
      <text:p text:style-name="Standard">{2}</text:p>
      <text:p text:style-name="Standard">colorStringToColorTable(colorString)</text:p>
      <text:p text:style-name="Standard">:</text:p>
      <text:p text:style-name="Standard">[object Object]</text:p>
      <text:p text:style-name="Standard">setVehicleColor(index, colorString, objID)</text:p>
      <text:p text:style-name="Standard">:</text:p>
      <text:p text:style-name="Standard">[object Object]</text:p>
      <text:p text:style-name="Standard">core_vehicle_manager</text:p>
      <text:p text:style-name="Standard">{14}</text:p>
      <text:p text:style-name="Standard">getPlayerVehicleData()</text:p>
      <text:p text:style-name="Standard">[3]</text:p>
      <text:p text:style-name="Standard">0</text:p>
      <text:p text:style-name="Standard">:</text:p>
      <text:p text:style-name="Standard">local isWalking = core_vehicle_manager and core_vehicle_manager.getPlayerVehicleData() and core_vehicle_manager.getPlayerVehicleData().mainPartName == "unicycle" and commands.isFreeCamera()</text:p>
      <text:p text:style-name="Standard">1</text:p>
      <text:p text:style-name="Standard">:</text:p>
      <text:p text:style-name="Standard">local isUnicycle = not activeGlobalCameraName and core_vehicle_manager and core_vehicle_manager.getPlayerVehicleData() and core_vehicle_manager.getPlayerVehicleData().mainPartName == "unicycle"</text:p>
      <text:p text:style-name="Standard">2</text:p>
      <text:p text:style-name="Standard">:</text:p>
      <text:p text:style-name="Standard">local plvdata = core_vehicle_manager.getPlayerVehicleData()</text:p>
      <text:p text:style-name="Standard">getVehicleData(id)</text:p>
      <text:p text:style-name="Standard">[3]</text:p>
      <text:p text:style-name="Standard">0</text:p>
      <text:p text:style-name="Standard">:</text:p>
      <text:p text:style-name="Standard">local vmvd = extensions.core_vehicle_manager.getVehicleData(vid)</text:p>
      <text:p text:style-name="Standard">1</text:p>
      <text:p text:style-name="Standard">:</text:p>
      <text:p text:style-name="Standard"><text:soft-page-break/>local vd = extensions.core_vehicle_manager.getVehicleData(objID)</text:p>
      <text:p text:style-name="Standard">2</text:p>
      <text:p text:style-name="Standard">:</text:p>
      <text:p text:style-name="Standard">local vData = extensions.core_vehicle_manager.getVehicleData(veh:getID())</text:p>
      <text:p text:style-name="Standard">liveUpdateVehicleColors(objID, _vehicleObj, index, paint)</text:p>
      <text:p text:style-name="Standard">[1]</text:p>
      <text:p text:style-name="Standard">0</text:p>
      <text:p text:style-name="Standard">:</text:p>
      <text:p text:style-name="Standard">extensions.core_vehicle_manager.liveUpdateVehicleColors(objID, veh, index, paint)</text:p>
      <text:p text:style-name="Standard">onClientEnd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DespawnObject(id, isReloading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FileChangedEn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reloadAllVehicles()</text:p>
      <text:p text:style-name="Standard">:</text:p>
      <text:p text:style-name="Standard">[object Object]</text:p>
      <text:p text:style-name="Standard">reloadVehicle(playerId)</text:p>
      <text:p text:style-name="Standard">:</text:p>
      <text:p text:style-name="Standard">[object Object]</text:p>
      <text:p text:style-name="Standard">setVehicleColorsNames(id, colors, optional)</text:p>
      <text:p text:style-name="Standard">[1]</text:p>
      <text:p text:style-name="Standard">0</text:p>
      <text:p text:style-name="Standard">:</text:p>
      <text:p text:style-name="Standard">extensions.core_vehicle_manager.setVehicleColorsNames(objID, {part.default_color, part.default_color_2, part.default_color_3})</text:p>
      <text:p text:style-name="Standard">toggleModifyKey()</text:p>
      <text:p text:style-name="Standard">:</text:p>
      <text:p text:style-name="Standard">[object Object]</text:p>
      <text:p text:style-name="Standard">core_vehicles</text:p>
      <text:p text:style-name="Standard">{40}</text:p>
      <text:p text:style-name="Standard">defaultVehicleModel</text:p>
      <text:p text:style-name="Standard">[1]</text:p>
      <text:p text:style-name="Standard">0</text:p>
      <text:p text:style-name="Standard">:</text:p>
      <text:p text:style-name="Standard">local defaultVehicle = campaign.meta.defaultVehicle or {model=core_vehicles.defaultVehicleModel, color="0.99 0.99 0.99 1.60", config="levels/Utah/scenarios/chapter_2/rusty.pc", licenseText=nil}</text:p>
      <text:p text:style-name="Standard">changeMeshVisibility(delta)</text:p>
      <text:p text:style-name="Standard">[1]</text:p>
      <text:p text:style-name="Standard">0</text:p>
      <text:p text:style-name="Standard"><text:soft-page-break/>:</text:p>
      <text:p text:style-name="Standard">core_vehicles.changeMeshVisibility(1)</text:p>
      <text:p text:style-name="Standard">clearCache()</text:p>
      <text:p text:style-name="Standard">:</text:p>
      <text:p text:style-name="Standard">[object Object]</text:p>
      <text:p text:style-name="Standard">cloneCurrent()</text:p>
      <text:p text:style-name="Standard">:</text:p>
      <text:p text:style-name="Standard">[object Object]</text:p>
      <text:p text:style-name="Standard">convertAllVehicleInfo()</text:p>
      <text:p text:style-name="Standard">:</text:p>
      <text:p text:style-name="Standard">[object Object]</text:p>
      <text:p text:style-name="Standard">convertAllVehiclePC()</text:p>
      <text:p text:style-name="Standard">:</text:p>
      <text:p text:style-name="Standard">[object Object]</text:p>
      <text:p text:style-name="Standard">convertVehicleInfo(info)</text:p>
      <text:p text:style-name="Standard">:</text:p>
      <text:p text:style-name="Standard">[object Object]</text:p>
      <text:p text:style-name="Standard">convertVehiclePC(filename)</text:p>
      <text:p text:style-name="Standard">:</text:p>
      <text:p text:style-name="Standard">[object Object]</text:p>
      <text:p text:style-name="Standard">getBeamStats(vehID)</text:p>
      <text:p text:style-name="Standard">:</text:p>
      <text:p text:style-name="Standard">[object Object]</text:p>
      <text:p text:style-name="Standard">getConfigList(array)</text:p>
      <text:p text:style-name="Standard">[3]</text:p>
      <text:p text:style-name="Standard">0</text:p>
      <text:p text:style-name="Standard">:</text:p>
      <text:p text:style-name="Standard">local configs = core_vehicles.getConfigList(true).configs</text:p>
      <text:p text:style-name="Standard">1</text:p>
      <text:p text:style-name="Standard">:</text:p>
      <text:p text:style-name="Standard">local configs = core_vehicles.getConfigList(true).configs</text:p>
      <text:p text:style-name="Standard">2</text:p>
      <text:p text:style-name="Standard">:</text:p>
      <text:p text:style-name="Standard">configs = extensions.core_vehicles.getConfigList(true)</text:p>
      <text:p text:style-name="Standard">getCurrentVehicleDetails()</text:p>
      <text:p text:style-name="Standard">[3]</text:p>
      <text:p text:style-name="Standard">0</text:p>
      <text:p text:style-name="Standard">:</text:p>
      <text:p text:style-name="Standard">local vehicle = core_vehicles.getCurrentVehicleDetails()</text:p>
      <text:p text:style-name="Standard">1</text:p>
      <text:p text:style-name="Standard">:</text:p>
      <text:p text:style-name="Standard">local currentVehicle = core_vehicles.getCurrentVehicleDetails()</text:p>
      <text:p text:style-name="Standard">2</text:p>
      <text:p text:style-name="Standard">:</text:p>
      <text:p text:style-name="Standard">local currentVehicle = core_vehicles.getCurrentVehicleDetails()</text:p>
      <text:p text:style-name="Standard">getModel(key, ignoreCache, forcePcs)</text:p>
      <text:p text:style-name="Standard">[3]</text:p>
      <text:p text:style-name="Standard">0</text:p>
      <text:p text:style-name="Standard">:</text:p>
      <text:p text:style-name="Standard">local model = core_vehicles.getModel(v.model_key).model</text:p>
      <text:p text:style-name="Standard">1</text:p>
      <text:p text:style-name="Standard">:</text:p>
      <text:p text:style-name="Standard">local randomVehicleModel = core_vehicles.getModel(randomVehicle.model_key).model</text:p>
      <text:p text:style-name="Standard">2</text:p>
      <text:p text:style-name="Standard"><text:soft-page-break/>:</text:p>
      <text:p text:style-name="Standard">local modelData = core_vehicles.getModel(vehicleData.model)</text:p>
      <text:p text:style-name="Standard">getModelList(array)</text:p>
      <text:p text:style-name="Standard">[3]</text:p>
      <text:p text:style-name="Standard">0</text:p>
      <text:p text:style-name="Standard">:</text:p>
      <text:p text:style-name="Standard">local models = core_vehicles.getModelList().models</text:p>
      <text:p text:style-name="Standard">1</text:p>
      <text:p text:style-name="Standard">:</text:p>
      <text:p text:style-name="Standard">local models = core_vehicles.getModelList().models</text:p>
      <text:p text:style-name="Standard">2</text:p>
      <text:p text:style-name="Standard">:</text:p>
      <text:p text:style-name="Standard">models = extensions.core_vehicles.getModelList(true),</text:p>
      <text:p text:style-name="Standard">getModelNames()</text:p>
      <text:p text:style-name="Standard">:</text:p>
      <text:p text:style-name="Standard">[object Object]</text:p>
      <text:p text:style-name="Standard">getVehicleLicenseText(veh)</text:p>
      <text:p text:style-name="Standard">[3]</text:p>
      <text:p text:style-name="Standard">0</text:p>
      <text:p text:style-name="Standard">:</text:p>
      <text:p text:style-name="Standard">playerName = core_vehicles.getVehicleLicenseText(be:getPlayerVehicle(0)),</text:p>
      <text:p text:style-name="Standard">1</text:p>
      <text:p text:style-name="Standard">:</text:p>
      <text:p text:style-name="Standard">local licenseName = core_vehicles.getVehicleLicenseText(veh)</text:p>
      <text:p text:style-name="Standard">2</text:p>
      <text:p text:style-name="Standard">:</text:p>
      <text:p text:style-name="Standard">playerName = core_vehicles.getVehicleLicenseText(vehicle),</text:p>
      <text:p text:style-name="Standard">getVehicleList()</text:p>
      <text:p text:style-name="Standard">:</text:p>
      <text:p text:style-name="Standard">[object Object]</text:p>
      <text:p text:style-name="Standard">loadDefaultPickup()</text:p>
      <text:p text:style-name="Standard">:</text:p>
      <text:p text:style-name="Standard">[object Object]</text:p>
      <text:p text:style-name="Standard">loadDefaultVehicle()</text:p>
      <text:p text:style-name="Standard">[1]</text:p>
      <text:p text:style-name="Standard">0</text:p>
      <text:p text:style-name="Standard">:</text:p>
      <text:p text:style-name="Standard">core_vehicles.loadDefaultVehicle()</text:p>
      <text:p text:style-name="Standard">makeVehicleLicenseText(veh, designPath)</text:p>
      <text:p text:style-name="Standard">[1]</text:p>
      <text:p text:style-name="Standard">0</text:p>
      <text:p text:style-name="Standard">:</text:p>
      <text:p text:style-name="Standard">data.licenseName = extensions.core_vehicles.makeVehicleLicenseText()</text:p>
      <text:p text:style-name="Standard">numConfigOfModel(model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PreRender(dt)</text:p>
      <text:p text:style-name="Standard">:</text:p>
      <text:p text:style-name="Standard">[object Object]</text:p>
      <text:p text:style-name="Standard">onSettingsChanged()</text:p>
      <text:p text:style-name="Standard">:</text:p>
      <text:p text:style-name="Standard"><text:soft-page-break/>[object Object]</text:p>
      <text:p text:style-name="Standard">onVehicleDestroyed(vid)</text:p>
      <text:p text:style-name="Standard">:</text:p>
      <text:p text:style-name="Standard">[object Object]</text:p>
      <text:p text:style-name="Standard">onVehicleResetted(vid)</text:p>
      <text:p text:style-name="Standard">:</text:p>
      <text:p text:style-name="Standard">[object Object]</text:p>
      <text:p text:style-name="Standard">regenerateVehicleLicenseText(veh)</text:p>
      <text:p text:style-name="Standard">:</text:p>
      <text:p text:style-name="Standard">[object Object]</text:p>
      <text:p text:style-name="Standard">reloadVehicle(playerId)</text:p>
      <text:p text:style-name="Standard">[2]</text:p>
      <text:p text:style-name="Standard">0</text:p>
      <text:p text:style-name="Standard">:</text:p>
      <text:p text:style-name="Standard">core_vehicles.reloadVehicle(playerId)</text:p>
      <text:p text:style-name="Standard">1</text:p>
      <text:p text:style-name="Standard">:</text:p>
      <text:p text:style-name="Standard">core_vehicles.reloadVehicle(0)</text:p>
      <text:p text:style-name="Standard">removeAll()</text:p>
      <text:p text:style-name="Standard">:</text:p>
      <text:p text:style-name="Standard">[object Object]</text:p>
      <text:p text:style-name="Standard">removeAllExceptCurrent()</text:p>
      <text:p text:style-name="Standard">:</text:p>
      <text:p text:style-name="Standard">[object Object]</text:p>
      <text:p text:style-name="Standard">removeAllWithProperty(propertyName, value)</text:p>
      <text:p text:style-name="Standard">:</text:p>
      <text:p text:style-name="Standard">[object Object]</text:p>
      <text:p text:style-name="Standard">removeCurrent()</text:p>
      <text:p text:style-name="Standard">[1]</text:p>
      <text:p text:style-name="Standard">0</text:p>
      <text:p text:style-name="Standard">:</text:p>
      <text:p text:style-name="Standard">core_vehicles.removeCurrent()</text:p>
      <text:p text:style-name="Standard">replaceVehicle(model, opt)</text:p>
      <text:p text:style-name="Standard">[3]</text:p>
      <text:p text:style-name="Standard">0</text:p>
      <text:p text:style-name="Standard">:</text:p>
      <text:p text:style-name="Standard">core_vehicles.replaceVehicle(vehName, {config = config})</text:p>
      <text:p text:style-name="Standard">1</text:p>
      <text:p text:style-name="Standard">:</text:p>
      <text:p text:style-name="Standard">core_vehicles.replaceVehicle(v.model_key, { config = v.key, licenseText = options.plate or ' '})</text:p>
      <text:p text:style-name="Standard">2</text:p>
      <text:p text:style-name="Standard">:</text:p>
      <text:p text:style-name="Standard">core_vehicles.replaceVehicle(spawningPlayer.model, spawningPlayer.options)</text:p>
      <text:p text:style-name="Standard">requestList()</text:p>
      <text:p text:style-name="Standard">:</text:p>
      <text:p text:style-name="Standard">[object Object]</text:p>
      <text:p text:style-name="Standard">requestPcList()</text:p>
      <text:p text:style-name="Standard">:</text:p>
      <text:p text:style-name="Standard">[object Object]</text:p>
      <text:p text:style-name="Standard">requestSimpleVehicleList()</text:p>
      <text:p text:style-name="Standard">:</text:p>
      <text:p text:style-name="Standard">[object Object]</text:p>
      <text:p text:style-name="Standard">setBeamStats(vehID, stats)</text:p>
      <text:p text:style-name="Standard">:</text:p>
      <text:p text:style-name="Standard"><text:soft-page-break/>[object Object]</text:p>
      <text:p text:style-name="Standard">setPlateText(txt, vehId, designPath, formats)</text:p>
      <text:p text:style-name="Standard">[2]</text:p>
      <text:p text:style-name="Standard">0</text:p>
      <text:p text:style-name="Standard">:</text:p>
      <text:p text:style-name="Standard">extensions.core_vehicles.setPlateText((config and config.licenseName) or false, objID, licenseplatePath, licensePlateUsedFormats)</text:p>
      <text:p text:style-name="Standard">1</text:p>
      <text:p text:style-name="Standard">:</text:p>
      <text:p text:style-name="Standard">obj:queueGameEngineLua("core_vehicles.setPlateText( false, "..obj:getID()..",'"..v1.licenseplate_path.. "')")</text:p>
      <text:p text:style-name="Standard">spawnDefault()</text:p>
      <text:p text:style-name="Standard">:</text:p>
      <text:p text:style-name="Standard">[object Object]</text:p>
      <text:p text:style-name="Standard">spawnNewVehicle(model, opt)</text:p>
      <text:p text:style-name="Standard">[3]</text:p>
      <text:p text:style-name="Standard">0</text:p>
      <text:p text:style-name="Standard">:</text:p>
      <text:p text:style-name="Standard">opponentVehicle = core_vehicles.spawnNewVehicle(selection.model, options)</text:p>
      <text:p text:style-name="Standard">1</text:p>
      <text:p text:style-name="Standard">:</text:p>
      <text:p text:style-name="Standard">core_vehicles.spawnNewVehicle(spawningPlayer.model, spawningPlayer.options)</text:p>
      <text:p text:style-name="Standard">2</text:p>
      <text:p text:style-name="Standard">:</text:p>
      <text:p text:style-name="Standard">local veh = core_vehicles.spawnNewVehicle(vehicle.model, vehicle)</text:p>
      <text:p text:style-name="Standard">updateBeamStats(veh)</text:p>
      <text:p text:style-name="Standard">:</text:p>
      <text:p text:style-name="Standard">[object Object]</text:p>
      <text:p text:style-name="Standard">editor_main</text:p>
      <text:p text:style-name="Standard">{29}</text:p>
      <text:p text:style-name="Standard">active</text:p>
      <text:p text:style-name="Standard">:</text:p>
      <text:p text:style-name="Standard">[object Object]</text:p>
      <text:p text:style-name="Standard">dependencies</text:p>
      <text:p text:style-name="Standard">:</text:p>
      <text:p text:style-name="Standard">[object Object]</text:p>
      <text:p text:style-name="Standard">initialized</text:p>
      <text:p text:style-name="Standard">:</text:p>
      <text:p text:style-name="Standard">[object Object]</text:p>
      <text:p text:style-name="Standard">preferencesRegistry</text:p>
      <text:p text:style-name="Standard">{1}</text:p>
      <text:p text:style-name="Standard">dirty</text:p>
      <text:p text:style-name="Standard">:</text:p>
      <text:p text:style-name="Standard">[object Object]</text:p>
      <text:p text:style-name="Standard">safeMode</text:p>
      <text:p text:style-name="Standard">:</text:p>
      <text:p text:style-name="Standard">[object Object]</text:p>
      <text:p text:style-name="Standard">initializeModules()</text:p>
      <text:p text:style-name="Standard">:</text:p>
      <text:p text:style-name="Standard">[object Object]</text:p>
      <text:p text:style-name="Standard">loadExtensionsSettings()</text:p>
      <text:p text:style-name="Standard">:</text:p>
      <text:p text:style-name="Standard">[object Object]</text:p>
      <text:p text:style-name="Standard">loadPreferences()</text:p>
      <text:p text:style-name="Standard">:</text:p>
      <text:p text:style-name="Standard">[object Object]</text:p>
      <text:p text:style-name="Standard"><text:soft-page-break/>loadState(filePath)</text:p>
      <text:p text:style-name="Standard">:</text:p>
      <text:p text:style-name="Standard">[object Object]</text:p>
      <text:p text:style-name="Standard">log(msg)</text:p>
      <text:p text:style-name="Standard">:</text:p>
      <text:p text:style-name="Standard">[object Object]</text:p>
      <text:p text:style-name="Standard">logDebug(msg)</text:p>
      <text:p text:style-name="Standard">:</text:p>
      <text:p text:style-name="Standard">[object Object]</text:p>
      <text:p text:style-name="Standard">logError(msg)</text:p>
      <text:p text:style-name="Standard">:</text:p>
      <text:p text:style-name="Standard">[object Object]</text:p>
      <text:p text:style-name="Standard">logInfo(msg)</text:p>
      <text:p text:style-name="Standard">:</text:p>
      <text:p text:style-name="Standard">[object Object]</text:p>
      <text:p text:style-name="Standard">logWarn(msg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ClientStartMission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it(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ExtensionUnloaded()</text:p>
      <text:p text:style-name="Standard">:</text:p>
      <text:p text:style-name="Standard">[object Object]</text:p>
      <text:p text:style-name="Standard">onFirstUpdate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saveExtensionsSettings()</text:p>
      <text:p text:style-name="Standard">:</text:p>
      <text:p text:style-name="Standard">[object Object]</text:p>
      <text:p text:style-name="Standard">savePreferences()</text:p>
      <text:p text:style-name="Standard">:</text:p>
      <text:p text:style-name="Standard">[object Object]</text:p>
      <text:p text:style-name="Standard">saveState(filePath)</text:p>
      <text:p text:style-name="Standard">:</text:p>
      <text:p text:style-name="Standard">[object Object]</text:p>
      <text:p text:style-name="Standard">setEditorActive(activate, safeMode)</text:p>
      <text:p text:style-name="Standard">:</text:p>
      <text:p text:style-name="Standard">[object Object]</text:p>
      <text:p text:style-name="Standard"><text:soft-page-break/>setupEditorGuiTheme()</text:p>
      <text:p text:style-name="Standard">:</text:p>
      <text:p text:style-name="Standard">[object Object]</text:p>
      <text:p text:style-name="Standard">shutdown()</text:p>
      <text:p text:style-name="Standard">:</text:p>
      <text:p text:style-name="Standard">[object Object]</text:p>
      <text:p text:style-name="Standard">toggleActive(safeMode)</text:p>
      <text:p text:style-name="Standard">:</text:p>
      <text:p text:style-name="Standard">[object Object]</text:p>
      <text:p text:style-name="Standard">freeroam_freeroam</text:p>
      <text:p text:style-name="Standard">{8}</text:p>
      <text:p text:style-name="Standard">onClientEnd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ResetGameplay(playerID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startFreeroam(level, startPointName, wasDelayed)</text:p>
      <text:p text:style-name="Standard">[2]</text:p>
      <text:p text:style-name="Standard">0</text:p>
      <text:p text:style-name="Standard">:</text:p>
      <text:p text:style-name="Standard">freeroam_freeroam.startFreeroam(args.mapName)</text:p>
      <text:p text:style-name="Standard">1</text:p>
      <text:p text:style-name="Standard">:</text:p>
      <text:p text:style-name="Standard">freeroam_freeroam.startFreeroam("levels/smallgrid/main.level.json")</text:p>
      <text:p text:style-name="Standard">startFreeroamByName(levelName)</text:p>
      <text:p text:style-name="Standard">[1]</text:p>
      <text:p text:style-name="Standard">0</text:p>
      <text:p text:style-name="Standard">:</text:p>
      <text:p text:style-name="Standard">while not freeroam_freeroam.startFreeroamByName(levelName) do</text:p>
      <text:p text:style-name="Standard">startTrackBuilder(level)</text:p>
      <text:p text:style-name="Standard">:</text:p>
      <text:p text:style-name="Standard">[object Object]</text:p>
      <text:p text:style-name="Standard">scenario_quickRaceLoader</text:p>
      <text:p text:style-name="Standard">{13}</text:p>
      <text:p text:style-name="Standard">quickRaceModules</text:p>
      <text:p text:style-name="Standard">:</text:p>
      <text:p text:style-name="Standard">[object Object]</text:p>
      <text:p text:style-name="Standard">customPreviewLoader(levelInfo, levelName)</text:p>
      <text:p text:style-name="Standard">:</text:p>
      <text:p text:style-name="Standard">[object Object]</text:p>
      <text:p text:style-name="Standard">getLevel(levelName)</text:p>
      <text:p text:style-name="Standard">[1]</text:p>
      <text:p text:style-name="Standard">0</text:p>
      <text:p text:style-name="Standard">:</text:p>
      <text:p text:style-name="Standard"><text:soft-page-break/>local raceLevel = scenario_quickRaceLoader.getLevel(locationInfo.levelName)</text:p>
      <text:p text:style-name="Standard">getLevelList()</text:p>
      <text:p text:style-name="Standard">:</text:p>
      <text:p text:style-name="Standard">[object Object]</text:p>
      <text:p text:style-name="Standard">getLevelTrack(levelName, trackName)</text:p>
      <text:p text:style-name="Standard">[1]</text:p>
      <text:p text:style-name="Standard">0</text:p>
      <text:p text:style-name="Standard">:</text:p>
      <text:p text:style-name="Standard">local raceTrack = scenario_quickRaceLoader.getLevelTrack(locationInfo.levelName, locationInfo.trackName)</text:p>
      <text:p text:style-name="Standard">getQuickraceList()</text:p>
      <text:p text:style-name="Standard">:</text:p>
      <text:p text:style-name="Standard">[object Object]</text:p>
      <text:p text:style-name="Standard">getTrackEditorTracks()</text:p>
      <text:p text:style-name="Standard">:</text:p>
      <text:p text:style-name="Standard">[object Object]</text:p>
      <text:p text:style-name="Standard">getTracks(quickraceFiles, levelName, lvlName)</text:p>
      <text:p text:style-name="Standard">:</text:p>
      <text:p text:style-name="Standard">[object Object]</text:p>
      <text:p text:style-name="Standard">loadQuickrace(scenarioKey, scenarioFile, trackFile, vehicleFile, raceType)</text:p>
      <text:p text:style-name="Standard">:</text:p>
      <text:p text:style-name="Standard">[object Object]</text:p>
      <text:p text:style-name="Standard">loadTrackBuilderJSON(originalFilename)</text:p>
      <text:p text:style-name="Standard">:</text:p>
      <text:p text:style-name="Standard">[object Object]</text:p>
      <text:p text:style-name="Standard">startQuickrace(scenarioFile, trackFile, vehicleFile, type)</text:p>
      <text:p text:style-name="Standard">:</text:p>
      <text:p text:style-name="Standard">[object Object]</text:p>
      <text:p text:style-name="Standard">uiEventStartHotlapping()</text:p>
      <text:p text:style-name="Standard">:</text:p>
      <text:p text:style-name="Standard">[object Object]</text:p>
      <text:p text:style-name="Standard">uiHotlappingAppDestroyed()</text:p>
      <text:p text:style-name="Standard">:</text:p>
      <text:p text:style-name="Standard">[object Object]</text:p>
      <text:p text:style-name="Standard">scenario_scenariosLoader</text:p>
      <text:p text:style-name="Standard">{9}</text:p>
      <text:p text:style-name="Standard">scenarioModules</text:p>
      <text:p text:style-name="Standard">:</text:p>
      <text:p text:style-name="Standard">[object Object]</text:p>
      <text:p text:style-name="Standard">getLevels(subdirectory)</text:p>
      <text:p text:style-name="Standard">:</text:p>
      <text:p text:style-name="Standard">[object Object]</text:p>
      <text:p text:style-name="Standard">getList(subdirectory)</text:p>
      <text:p text:style-name="Standard">:</text:p>
      <text:p text:style-name="Standard">[object Object]</text:p>
      <text:p text:style-name="Standard">load(name)</text:p>
      <text:p text:style-name="Standard">:</text:p>
      <text:p text:style-name="Standard">[object Object]</text:p>
      <text:p text:style-name="Standard">loadScenario(scenarioPath, key)</text:p>
      <text:p text:style-name="Standard">[2]</text:p>
      <text:p text:style-name="Standard">0</text:p>
      <text:p text:style-name="Standard">:</text:p>
      <text:p text:style-name="Standard">processedScenario = scenario_scenariosLoader.loadScenario(scenarioPath, key)</text:p>
      <text:p text:style-name="Standard">1</text:p>
      <text:p text:style-name="Standard">:</text:p>
      <text:p text:style-name="Standard"><text:soft-page-break/>local newScenario = scenario_scenariosLoader.loadScenario(data.sourceFile, data.scenarioKey)</text:p>
      <text:p text:style-name="Standard">onFileChanged(filename, type)</text:p>
      <text:p text:style-name="Standard">:</text:p>
      <text:p text:style-name="Standard">[object Object]</text:p>
      <text:p text:style-name="Standard">processScenarioData(scenarioKey, scenarioData, scenarioFilename)</text:p>
      <text:p text:style-name="Standard">[1]</text:p>
      <text:p text:style-name="Standard">0</text:p>
      <text:p text:style-name="Standard">:</text:p>
      <text:p text:style-name="Standard">local processedScenario = scenario_scenariosLoader.processScenarioData(scenarioKey, scenarioFile)</text:p>
      <text:p text:style-name="Standard">start(sc)</text:p>
      <text:p text:style-name="Standard">:</text:p>
      <text:p text:style-name="Standard">[object Object]</text:p>
      <text:p text:style-name="Standard">startByPath(path)</text:p>
      <text:p text:style-name="Standard">[1]</text:p>
      <text:p text:style-name="Standard">0</text:p>
      <text:p text:style-name="Standard">:</text:p>
      <text:p text:style-name="Standard">scenario_scenariosLoader.startByPath(data.levelLoadScenario)</text:p>
      <text:p text:style-name="Standard">trackbuilder_trackBuilder</text:p>
      <text:p text:style-name="Standard">{7}</text:p>
      <text:p text:style-name="Standard">hideTrackBuilder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WindowResized(size)</text:p>
      <text:p text:style-name="Standard">:</text:p>
      <text:p text:style-name="Standard">[object Object]</text:p>
      <text:p text:style-name="Standard">showTrackBuilder()</text:p>
      <text:p text:style-name="Standard">[1]</text:p>
      <text:p text:style-name="Standard">0</text:p>
      <text:p text:style-name="Standard">:</text:p>
      <text:p text:style-name="Standard">extensions.trackbuilder_trackBuilder.showTrackBuilder()</text:p>
      <text:p text:style-name="Standard">showTrackBuilderWindow(show)</text:p>
      <text:p text:style-name="Standard">:</text:p>
      <text:p text:style-name="Standard">[object Object]</text:p>
      <text:p text:style-name="Standard">toggleTrackBuilder()</text:p>
      <text:p text:style-name="Standard">:</text:p>
      <text:p text:style-name="Standard">[object Object]</text:p>
      <text:p text:style-name="Standard">ui_apps</text:p>
      <text:p text:style-name="Standard">{5}</text:p>
      <text:p text:style-name="Standard">deleteLayout(filenameToDelete)</text:p>
      <text:p text:style-name="Standard">:</text:p>
      <text:p text:style-name="Standard">[object Object]</text:p>
      <text:p text:style-name="Standard">isAppOnLayout(appDirective, layout)</text:p>
      <text:p text:style-name="Standard">[1]</text:p>
      <text:p text:style-name="Standard">0</text:p>
      <text:p text:style-name="Standard">:</text:p>
      <text:p text:style-name="Standard">local navPresent = extensions.ui_apps.isAppOnLayout('navigation', 'scenario')</text:p>
      <text:p text:style-name="Standard">onFileChanged(filename, type)</text:p>
      <text:p text:style-name="Standard">:</text:p>
      <text:p text:style-name="Standard"><text:soft-page-break/>[object Object]</text:p>
      <text:p text:style-name="Standard">requestUIAppsData()</text:p>
      <text:p text:style-name="Standard">:</text:p>
      <text:p text:style-name="Standard">[object Object]</text:p>
      <text:p text:style-name="Standard">saveLayout(data)</text:p>
      <text:p text:style-name="Standard">:</text:p>
      <text:p text:style-name="Standard">[object Object]</text:p>
      <text:p text:style-name="Standard">ui_audio</text:p>
      <text:p text:style-name="Standard">{2}</text:p>
      <text:p text:style-name="Standard">onFirstUpdate()</text:p>
      <text:p text:style-name="Standard">:</text:p>
      <text:p text:style-name="Standard">[object Object]</text:p>
      <text:p text:style-name="Standard">playEventSound(className, eventName)</text:p>
      <text:p text:style-name="Standard">:</text:p>
      <text:p text:style-name="Standard">[object Object]</text:p>
      <text:p text:style-name="Standard">ui_console</text:p>
      <text:p text:style-name="Standard">{13}</text:p>
      <text:p text:style-name="Standard">dependencies</text:p>
      <text:p text:style-name="Standard">:</text:p>
      <text:p text:style-name="Standard">[object Object]</text:p>
      <text:p text:style-name="Standard">hid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Update(dtReal, dtSim, dtRaw)</text:p>
      <text:p text:style-name="Standard">:</text:p>
      <text:p text:style-name="Standard">[object Object]</text:p>
      <text:p text:style-name="Standard">onVehicleActiveChanged()</text:p>
      <text:p text:style-name="Standard">:</text:p>
      <text:p text:style-name="Standard">[object Object]</text:p>
      <text:p text:style-name="Standard">onVehicleDestroy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show()</text:p>
      <text:p text:style-name="Standard">:</text:p>
      <text:p text:style-name="Standard">[object Object]</text:p>
      <text:p text:style-name="Standard">toggle()</text:p>
      <text:p text:style-name="Standard"><text:soft-page-break/>:</text:p>
      <text:p text:style-name="Standard">[object Object]</text:p>
      <text:p text:style-name="Standard">ui_fadeScreen</text:p>
      <text:p text:style-name="Standard">{4}</text:p>
      <text:p text:style-name="Standard">cycle(fadeIn, pause, fadeOut)</text:p>
      <text:p text:style-name="Standard">:</text:p>
      <text:p text:style-name="Standard">[object Object]</text:p>
      <text:p text:style-name="Standard">onScreenFadeState(state)</text:p>
      <text:p text:style-name="Standard">:</text:p>
      <text:p text:style-name="Standard">[object Object]</text:p>
      <text:p text:style-name="Standard">start(fade)</text:p>
      <text:p text:style-name="Standard">:</text:p>
      <text:p text:style-name="Standard">[object Object]</text:p>
      <text:p text:style-name="Standard">stop(fade)</text:p>
      <text:p text:style-name="Standard">:</text:p>
      <text:p text:style-name="Standard">[object Object]</text:p>
      <text:p text:style-name="Standard">ui_flowgraph_editor</text:p>
      <text:p text:style-name="Standard">{189}</text:p>
      <text:p text:style-name="Standard">CreateEditor</text:p>
      <text:p text:style-name="Standard">:</text:p>
      <text:p text:style-name="Standard">[object Object]</text:p>
      <text:p text:style-name="Standard">DestroyEditor</text:p>
      <text:p text:style-name="Standard">:</text:p>
      <text:p text:style-name="Standard">[object Object]</text:p>
      <text:p text:style-name="Standard">Dirty_Navigation</text:p>
      <text:p text:style-name="Standard">:</text:p>
      <text:p text:style-name="Standard">[object Object]</text:p>
      <text:p text:style-name="Standard">Dirty_None</text:p>
      <text:p text:style-name="Standard">:</text:p>
      <text:p text:style-name="Standard">[object Object]</text:p>
      <text:p text:style-name="Standard">Dirty_Position</text:p>
      <text:p text:style-name="Standard">:</text:p>
      <text:p text:style-name="Standard">[object Object]</text:p>
      <text:p text:style-name="Standard">Dirty_Selection</text:p>
      <text:p text:style-name="Standard">:</text:p>
      <text:p text:style-name="Standard">[object Object]</text:p>
      <text:p text:style-name="Standard">Dirty_Size</text:p>
      <text:p text:style-name="Standard">:</text:p>
      <text:p text:style-name="Standard">[object Object]</text:p>
      <text:p text:style-name="Standard">Dirty_User</text:p>
      <text:p text:style-name="Standard">:</text:p>
      <text:p text:style-name="Standard">[object Object]</text:p>
      <text:p text:style-name="Standard">GetCurrentEditor</text:p>
      <text:p text:style-name="Standard">:</text:p>
      <text:p text:style-name="Standard">[object Object]</text:p>
      <text:p text:style-name="Standard">IconType_Circle</text:p>
      <text:p text:style-name="Standard">:</text:p>
      <text:p text:style-name="Standard">[object Object]</text:p>
      <text:p text:style-name="Standard">IconType_Diamond</text:p>
      <text:p text:style-name="Standard">:</text:p>
      <text:p text:style-name="Standard">[object Object]</text:p>
      <text:p text:style-name="Standard">IconType_Flow</text:p>
      <text:p text:style-name="Standard">:</text:p>
      <text:p text:style-name="Standard">[object Object]</text:p>
      <text:p text:style-name="Standard"><text:soft-page-break/>IconType_Grid</text:p>
      <text:p text:style-name="Standard">:</text:p>
      <text:p text:style-name="Standard">[object Object]</text:p>
      <text:p text:style-name="Standard">IconType_RoundSquare</text:p>
      <text:p text:style-name="Standard">:</text:p>
      <text:p text:style-name="Standard">[object Object]</text:p>
      <text:p text:style-name="Standard">IconType_Square</text:p>
      <text:p text:style-name="Standard">:</text:p>
      <text:p text:style-name="Standard">[object Object]</text:p>
      <text:p text:style-name="Standard">PinKind_Input</text:p>
      <text:p text:style-name="Standard">:</text:p>
      <text:p text:style-name="Standard">[object Object]</text:p>
      <text:p text:style-name="Standard">PinKind_Output</text:p>
      <text:p text:style-name="Standard">:</text:p>
      <text:p text:style-name="Standard">[object Object]</text:p>
      <text:p text:style-name="Standard">StyleColor_Bg</text:p>
      <text:p text:style-name="Standard">:</text:p>
      <text:p text:style-name="Standard">[object Object]</text:p>
      <text:p text:style-name="Standard">StyleColor_Count</text:p>
      <text:p text:style-name="Standard">:</text:p>
      <text:p text:style-name="Standard">[object Object]</text:p>
      <text:p text:style-name="Standard">StyleColor_Flow</text:p>
      <text:p text:style-name="Standard">:</text:p>
      <text:p text:style-name="Standard">[object Object]</text:p>
      <text:p text:style-name="Standard">StyleColor_FlowMarker</text:p>
      <text:p text:style-name="Standard">:</text:p>
      <text:p text:style-name="Standard">[object Object]</text:p>
      <text:p text:style-name="Standard">StyleColor_Grid</text:p>
      <text:p text:style-name="Standard">:</text:p>
      <text:p text:style-name="Standard">[object Object]</text:p>
      <text:p text:style-name="Standard">StyleColor_GroupBg</text:p>
      <text:p text:style-name="Standard">:</text:p>
      <text:p text:style-name="Standard">[object Object]</text:p>
      <text:p text:style-name="Standard">StyleColor_GroupBorder</text:p>
      <text:p text:style-name="Standard">:</text:p>
      <text:p text:style-name="Standard">[object Object]</text:p>
      <text:p text:style-name="Standard">StyleColor_HovLinkBorder</text:p>
      <text:p text:style-name="Standard">:</text:p>
      <text:p text:style-name="Standard">[object Object]</text:p>
      <text:p text:style-name="Standard">StyleColor_HovNodeBorder</text:p>
      <text:p text:style-name="Standard">:</text:p>
      <text:p text:style-name="Standard">[object Object]</text:p>
      <text:p text:style-name="Standard">StyleColor_LinkSelRect</text:p>
      <text:p text:style-name="Standard">:</text:p>
      <text:p text:style-name="Standard">[object Object]</text:p>
      <text:p text:style-name="Standard">StyleColor_LinkSelRectBorder</text:p>
      <text:p text:style-name="Standard">:</text:p>
      <text:p text:style-name="Standard">[object Object]</text:p>
      <text:p text:style-name="Standard">StyleColor_NodeBg</text:p>
      <text:p text:style-name="Standard">:</text:p>
      <text:p text:style-name="Standard">[object Object]</text:p>
      <text:p text:style-name="Standard">StyleColor_NodeBorder</text:p>
      <text:p text:style-name="Standard">:</text:p>
      <text:p text:style-name="Standard">[object Object]</text:p>
      <text:p text:style-name="Standard"><text:soft-page-break/>StyleColor_NodeSelRect</text:p>
      <text:p text:style-name="Standard">:</text:p>
      <text:p text:style-name="Standard">[object Object]</text:p>
      <text:p text:style-name="Standard">StyleColor_NodeSelRectBorder</text:p>
      <text:p text:style-name="Standard">:</text:p>
      <text:p text:style-name="Standard">[object Object]</text:p>
      <text:p text:style-name="Standard">StyleColor_PinRect</text:p>
      <text:p text:style-name="Standard">:</text:p>
      <text:p text:style-name="Standard">[object Object]</text:p>
      <text:p text:style-name="Standard">StyleColor_PinRectBorder</text:p>
      <text:p text:style-name="Standard">:</text:p>
      <text:p text:style-name="Standard">[object Object]</text:p>
      <text:p text:style-name="Standard">StyleColor_SelLinkBorder</text:p>
      <text:p text:style-name="Standard">:</text:p>
      <text:p text:style-name="Standard">[object Object]</text:p>
      <text:p text:style-name="Standard">StyleColor_SelNodeBorder</text:p>
      <text:p text:style-name="Standard">:</text:p>
      <text:p text:style-name="Standard">[object Object]</text:p>
      <text:p text:style-name="Standard">StyleVar_FlowDuration</text:p>
      <text:p text:style-name="Standard">:</text:p>
      <text:p text:style-name="Standard">[object Object]</text:p>
      <text:p text:style-name="Standard">StyleVar_FlowMarkerDistance</text:p>
      <text:p text:style-name="Standard">:</text:p>
      <text:p text:style-name="Standard">[object Object]</text:p>
      <text:p text:style-name="Standard">StyleVar_FlowMarkerSize</text:p>
      <text:p text:style-name="Standard">:</text:p>
      <text:p text:style-name="Standard">[object Object]</text:p>
      <text:p text:style-name="Standard">StyleVar_FlowSpeed</text:p>
      <text:p text:style-name="Standard">:</text:p>
      <text:p text:style-name="Standard">[object Object]</text:p>
      <text:p text:style-name="Standard">StyleVar_GroupBorderWidth</text:p>
      <text:p text:style-name="Standard">:</text:p>
      <text:p text:style-name="Standard">[object Object]</text:p>
      <text:p text:style-name="Standard">StyleVar_GroupRounding</text:p>
      <text:p text:style-name="Standard">:</text:p>
      <text:p text:style-name="Standard">[object Object]</text:p>
      <text:p text:style-name="Standard">StyleVar_HoveredNodeBorderWidth</text:p>
      <text:p text:style-name="Standard">:</text:p>
      <text:p text:style-name="Standard">[object Object]</text:p>
      <text:p text:style-name="Standard">StyleVar_LinkStrength</text:p>
      <text:p text:style-name="Standard">:</text:p>
      <text:p text:style-name="Standard">[object Object]</text:p>
      <text:p text:style-name="Standard">StyleVar_NodeBorderWidth</text:p>
      <text:p text:style-name="Standard">:</text:p>
      <text:p text:style-name="Standard">[object Object]</text:p>
      <text:p text:style-name="Standard">StyleVar_NodePadding</text:p>
      <text:p text:style-name="Standard">:</text:p>
      <text:p text:style-name="Standard">[object Object]</text:p>
      <text:p text:style-name="Standard">StyleVar_NodeRounding</text:p>
      <text:p text:style-name="Standard">:</text:p>
      <text:p text:style-name="Standard">[object Object]</text:p>
      <text:p text:style-name="Standard">StyleVar_PinArrowSize</text:p>
      <text:p text:style-name="Standard">:</text:p>
      <text:p text:style-name="Standard">[object Object]</text:p>
      <text:p text:style-name="Standard"><text:soft-page-break/>StyleVar_PinArrowWidth</text:p>
      <text:p text:style-name="Standard">:</text:p>
      <text:p text:style-name="Standard">[object Object]</text:p>
      <text:p text:style-name="Standard">StyleVar_PinBorderWidth</text:p>
      <text:p text:style-name="Standard">:</text:p>
      <text:p text:style-name="Standard">[object Object]</text:p>
      <text:p text:style-name="Standard">StyleVar_PinCorners</text:p>
      <text:p text:style-name="Standard">:</text:p>
      <text:p text:style-name="Standard">[object Object]</text:p>
      <text:p text:style-name="Standard">StyleVar_PinRadius</text:p>
      <text:p text:style-name="Standard">:</text:p>
      <text:p text:style-name="Standard">[object Object]</text:p>
      <text:p text:style-name="Standard">StyleVar_PinRounding</text:p>
      <text:p text:style-name="Standard">:</text:p>
      <text:p text:style-name="Standard">[object Object]</text:p>
      <text:p text:style-name="Standard">StyleVar_PivotAlignment</text:p>
      <text:p text:style-name="Standard">:</text:p>
      <text:p text:style-name="Standard">[object Object]</text:p>
      <text:p text:style-name="Standard">StyleVar_PivotScale</text:p>
      <text:p text:style-name="Standard">:</text:p>
      <text:p text:style-name="Standard">[object Object]</text:p>
      <text:p text:style-name="Standard">StyleVar_PivotSize</text:p>
      <text:p text:style-name="Standard">:</text:p>
      <text:p text:style-name="Standard">[object Object]</text:p>
      <text:p text:style-name="Standard">StyleVar_ScrollDuration</text:p>
      <text:p text:style-name="Standard">:</text:p>
      <text:p text:style-name="Standard">[object Object]</text:p>
      <text:p text:style-name="Standard">StyleVar_SelectedNodeBorderWidth</text:p>
      <text:p text:style-name="Standard">:</text:p>
      <text:p text:style-name="Standard">[object Object]</text:p>
      <text:p text:style-name="Standard">StyleVar_SourceDirection</text:p>
      <text:p text:style-name="Standard">:</text:p>
      <text:p text:style-name="Standard">[object Object]</text:p>
      <text:p text:style-name="Standard">StyleVar_TargetDirection</text:p>
      <text:p text:style-name="Standard">:</text:p>
      <text:p text:style-name="Standard">[object Object]</text:p>
      <text:p text:style-name="Standard">defaultTypeIconSize</text:p>
      <text:p text:style-name="Standard">:</text:p>
      <text:p text:style-name="Standard">[object Object]</text:p>
      <text:p text:style-name="Standard">detaultIconType</text:p>
      <text:p text:style-name="Standard">:</text:p>
      <text:p text:style-name="Standard">[object Object]</text:p>
      <text:p text:style-name="Standard">flowgraphVersion</text:p>
      <text:p text:style-name="Standard">:</text:p>
      <text:p text:style-name="Standard">[object Object]</text:p>
      <text:p text:style-name="Standard">nodeColors</text:p>
      <text:p text:style-name="Standard">{21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<text:soft-page-break/>:</text:p>
      <text:p text:style-name="Standard">[object Object]</text:p>
      <text:p text:style-name="Standard">career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default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groupstate</text:p>
      <text:p text:style-name="Standard">:</text:p>
      <text:p text:style-name="Standard">[object Object]</text:p>
      <text:p text:style-name="Standard">projectMacro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ites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string</text:p>
      <text:p text:style-name="Standard">:</text:p>
      <text:p text:style-name="Standard">[object Object]</text:p>
      <text:p text:style-name="Standard">timelin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ool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<text:soft-page-break/>:</text:p>
      <text:p text:style-name="Standard">[object Object]</text:p>
      <text:p text:style-name="Standard">nodeIcons</text:p>
      <text:p text:style-name="Standard">{14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logic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AcceptCopy()</text:p>
      <text:p text:style-name="Standard">:</text:p>
      <text:p text:style-name="Standard">[object Object]</text:p>
      <text:p text:style-name="Standard">AcceptCreateNode()</text:p>
      <text:p text:style-name="Standard">:</text:p>
      <text:p text:style-name="Standard">[object Object]</text:p>
      <text:p text:style-name="Standard">AcceptCut()</text:p>
      <text:p text:style-name="Standard">:</text:p>
      <text:p text:style-name="Standard"><text:soft-page-break/>[object Object]</text:p>
      <text:p text:style-name="Standard">AcceptDeletedItem()</text:p>
      <text:p text:style-name="Standard">:</text:p>
      <text:p text:style-name="Standard">[object Object]</text:p>
      <text:p text:style-name="Standard">AcceptDuplicate()</text:p>
      <text:p text:style-name="Standard">:</text:p>
      <text:p text:style-name="Standard">[object Object]</text:p>
      <text:p text:style-name="Standard">AcceptNewItem1()</text:p>
      <text:p text:style-name="Standard">:</text:p>
      <text:p text:style-name="Standard">[object Object]</text:p>
      <text:p text:style-name="Standard">AcceptNewItem2()</text:p>
      <text:p text:style-name="Standard">:</text:p>
      <text:p text:style-name="Standard">[object Object]</text:p>
      <text:p text:style-name="Standard">AcceptPaste()</text:p>
      <text:p text:style-name="Standard">:</text:p>
      <text:p text:style-name="Standard">[object Object]</text:p>
      <text:p text:style-name="Standard">AreShortcutsEnabled()</text:p>
      <text:p text:style-name="Standard">:</text:p>
      <text:p text:style-name="Standard">[object Object]</text:p>
      <text:p text:style-name="Standard">Begin()</text:p>
      <text:p text:style-name="Standard">:</text:p>
      <text:p text:style-name="Standard">[object Object]</text:p>
      <text:p text:style-name="Standard">BeginCreate()</text:p>
      <text:p text:style-name="Standard">:</text:p>
      <text:p text:style-name="Standard">[object Object]</text:p>
      <text:p text:style-name="Standard">BeginDelete()</text:p>
      <text:p text:style-name="Standard">:</text:p>
      <text:p text:style-name="Standard">[object Object]</text:p>
      <text:p text:style-name="Standard">BeginGroupHint()</text:p>
      <text:p text:style-name="Standard">:</text:p>
      <text:p text:style-name="Standard">[object Object]</text:p>
      <text:p text:style-name="Standard">BeginNode()</text:p>
      <text:p text:style-name="Standard">:</text:p>
      <text:p text:style-name="Standard">[object Object]</text:p>
      <text:p text:style-name="Standard">BeginPin()</text:p>
      <text:p text:style-name="Standard">:</text:p>
      <text:p text:style-name="Standard">[object Object]</text:p>
      <text:p text:style-name="Standard">BeginShortcut()</text:p>
      <text:p text:style-name="Standard">:</text:p>
      <text:p text:style-name="Standard">[object Object]</text:p>
      <text:p text:style-name="Standard">CanvasToScreen()</text:p>
      <text:p text:style-name="Standard">:</text:p>
      <text:p text:style-name="Standard">[object Object]</text:p>
      <text:p text:style-name="Standard">CenterNodeOnScreen()</text:p>
      <text:p text:style-name="Standard">:</text:p>
      <text:p text:style-name="Standard">[object Object]</text:p>
      <text:p text:style-name="Standard">ClearDirty()</text:p>
      <text:p text:style-name="Standard">:</text:p>
      <text:p text:style-name="Standard">[object Object]</text:p>
      <text:p text:style-name="Standard">ClearSelection()</text:p>
      <text:p text:style-name="Standard">:</text:p>
      <text:p text:style-name="Standard">[object Object]</text:p>
      <text:p text:style-name="Standard">DeleteLink()</text:p>
      <text:p text:style-name="Standard">:</text:p>
      <text:p text:style-name="Standard"><text:soft-page-break/>[object Object]</text:p>
      <text:p text:style-name="Standard">DeleteNode()</text:p>
      <text:p text:style-name="Standard">:</text:p>
      <text:p text:style-name="Standard">[object Object]</text:p>
      <text:p text:style-name="Standard">DeselectLink()</text:p>
      <text:p text:style-name="Standard">:</text:p>
      <text:p text:style-name="Standard">[object Object]</text:p>
      <text:p text:style-name="Standard">DeselectNode()</text:p>
      <text:p text:style-name="Standard">:</text:p>
      <text:p text:style-name="Standard">[object Object]</text:p>
      <text:p text:style-name="Standard">DrawIcon()</text:p>
      <text:p text:style-name="Standard">:</text:p>
      <text:p text:style-name="Standard">[object Object]</text:p>
      <text:p text:style-name="Standard">EnableShortcuts()</text:p>
      <text:p text:style-name="Standard">[1]</text:p>
      <text:p text:style-name="Standard">0</text:p>
      <text:p text:style-name="Standard">:</text:p>
      <text:p text:style-name="Standard">ui_flowgraph_editor.EnableShortcuts(true)</text:p>
      <text:p text:style-name="Standard">End()</text:p>
      <text:p text:style-name="Standard">:</text:p>
      <text:p text:style-name="Standard">[object Object]</text:p>
      <text:p text:style-name="Standard">EndCreate()</text:p>
      <text:p text:style-name="Standard">:</text:p>
      <text:p text:style-name="Standard">[object Object]</text:p>
      <text:p text:style-name="Standard">EndDelete()</text:p>
      <text:p text:style-name="Standard">:</text:p>
      <text:p text:style-name="Standard">[object Object]</text:p>
      <text:p text:style-name="Standard">EndGroupHint()</text:p>
      <text:p text:style-name="Standard">:</text:p>
      <text:p text:style-name="Standard">[object Object]</text:p>
      <text:p text:style-name="Standard">EndNode()</text:p>
      <text:p text:style-name="Standard">:</text:p>
      <text:p text:style-name="Standard">[object Object]</text:p>
      <text:p text:style-name="Standard">EndPin()</text:p>
      <text:p text:style-name="Standard">:</text:p>
      <text:p text:style-name="Standard">[object Object]</text:p>
      <text:p text:style-name="Standard">EndShortcut()</text:p>
      <text:p text:style-name="Standard">:</text:p>
      <text:p text:style-name="Standard">[object Object]</text:p>
      <text:p text:style-name="Standard">FindLinkAt()</text:p>
      <text:p text:style-name="Standard">:</text:p>
      <text:p text:style-name="Standard">[object Object]</text:p>
      <text:p text:style-name="Standard">Flow()</text:p>
      <text:p text:style-name="Standard">:</text:p>
      <text:p text:style-name="Standard">[object Object]</text:p>
      <text:p text:style-name="Standard">GetActionContextLinks()</text:p>
      <text:p text:style-name="Standard">:</text:p>
      <text:p text:style-name="Standard">[object Object]</text:p>
      <text:p text:style-name="Standard">GetActionContextNodes()</text:p>
      <text:p text:style-name="Standard">:</text:p>
      <text:p text:style-name="Standard">[object Object]</text:p>
      <text:p text:style-name="Standard">GetActionContextSize()</text:p>
      <text:p text:style-name="Standard">:</text:p>
      <text:p text:style-name="Standard">[object Object]</text:p>
      <text:p text:style-name="Standard"><text:soft-page-break/>GetCurrentZoom()</text:p>
      <text:p text:style-name="Standard">:</text:p>
      <text:p text:style-name="Standard">[object Object]</text:p>
      <text:p text:style-name="Standard">GetDirtyReason()</text:p>
      <text:p text:style-name="Standard">:</text:p>
      <text:p text:style-name="Standard">[object Object]</text:p>
      <text:p text:style-name="Standard">GetDoubleClickedLink()</text:p>
      <text:p text:style-name="Standard">:</text:p>
      <text:p text:style-name="Standard">[object Object]</text:p>
      <text:p text:style-name="Standard">GetDoubleClickedNode()</text:p>
      <text:p text:style-name="Standard">[1]</text:p>
      <text:p text:style-name="Standard">0</text:p>
      <text:p text:style-name="Standard">:</text:p>
      <text:p text:style-name="Standard">local nodeId = tonumber(ui_flowgraph_editor.GetDoubleClickedNode())</text:p>
      <text:p text:style-name="Standard">GetDoubleClickedPin()</text:p>
      <text:p text:style-name="Standard">:</text:p>
      <text:p text:style-name="Standard">[object Object]</text:p>
      <text:p text:style-name="Standard">GetGroupMax()</text:p>
      <text:p text:style-name="Standard">:</text:p>
      <text:p text:style-name="Standard">[object Object]</text:p>
      <text:p text:style-name="Standard">GetGroupMin()</text:p>
      <text:p text:style-name="Standard">:</text:p>
      <text:p text:style-name="Standard">[object Object]</text:p>
      <text:p text:style-name="Standard">GetHintBackgroundDrawList()</text:p>
      <text:p text:style-name="Standard">:</text:p>
      <text:p text:style-name="Standard">[object Object]</text:p>
      <text:p text:style-name="Standard">GetHintForegroundDrawList()</text:p>
      <text:p text:style-name="Standard">:</text:p>
      <text:p text:style-name="Standard">[object Object]</text:p>
      <text:p text:style-name="Standard">GetHotObjectId()</text:p>
      <text:p text:style-name="Standard">:</text:p>
      <text:p text:style-name="Standard">[object Object]</text:p>
      <text:p text:style-name="Standard">GetNodeBackgroundDrawList()</text:p>
      <text:p text:style-name="Standard">:</text:p>
      <text:p text:style-name="Standard">[object Object]</text:p>
      <text:p text:style-name="Standard">GetNodePosition()</text:p>
      <text:p text:style-name="Standard">:</text:p>
      <text:p text:style-name="Standard">[object Object]</text:p>
      <text:p text:style-name="Standard">GetNodeSize()</text:p>
      <text:p text:style-name="Standard">:</text:p>
      <text:p text:style-name="Standard">[object Object]</text:p>
      <text:p text:style-name="Standard">GetScreenSize()</text:p>
      <text:p text:style-name="Standard">:</text:p>
      <text:p text:style-name="Standard">[object Object]</text:p>
      <text:p text:style-name="Standard">GetSelectedLinks()</text:p>
      <text:p text:style-name="Standard">:</text:p>
      <text:p text:style-name="Standard">[object Object]</text:p>
      <text:p text:style-name="Standard">GetSelectedNodes()</text:p>
      <text:p text:style-name="Standard">:</text:p>
      <text:p text:style-name="Standard">[object Object]</text:p>
      <text:p text:style-name="Standard">GetSelectedObjectCount()</text:p>
      <text:p text:style-name="Standard">:</text:p>
      <text:p text:style-name="Standard">[object Object]</text:p>
      <text:p text:style-name="Standard">GetStyle()</text:p>
      <text:p text:style-name="Standard"><text:soft-page-break/>:</text:p>
      <text:p text:style-name="Standard">[object Object]</text:p>
      <text:p text:style-name="Standard">GetStyleColorName()</text:p>
      <text:p text:style-name="Standard">:</text:p>
      <text:p text:style-name="Standard">[object Object]</text:p>
      <text:p text:style-name="Standard">GetVisibleCanvasBounds()</text:p>
      <text:p text:style-name="Standard">:</text:p>
      <text:p text:style-name="Standard">[object Object]</text:p>
      <text:p text:style-name="Standard">Group()</text:p>
      <text:p text:style-name="Standard">:</text:p>
      <text:p text:style-name="Standard">[object Object]</text:p>
      <text:p text:style-name="Standard">HasSelectionChanged()</text:p>
      <text:p text:style-name="Standard">:</text:p>
      <text:p text:style-name="Standard">[object Object]</text:p>
      <text:p text:style-name="Standard">Icon()</text:p>
      <text:p text:style-name="Standard">:</text:p>
      <text:p text:style-name="Standard">[object Object]</text:p>
      <text:p text:style-name="Standard">IsActive()</text:p>
      <text:p text:style-name="Standard">:</text:p>
      <text:p text:style-name="Standard">[object Object]</text:p>
      <text:p text:style-name="Standard">IsBackgroundClicked()</text:p>
      <text:p text:style-name="Standard">:</text:p>
      <text:p text:style-name="Standard">[object Object]</text:p>
      <text:p text:style-name="Standard">IsBackgroundDoubleClicked()</text:p>
      <text:p text:style-name="Standard">:</text:p>
      <text:p text:style-name="Standard">[object Object]</text:p>
      <text:p text:style-name="Standard">IsSuspended()</text:p>
      <text:p text:style-name="Standard">:</text:p>
      <text:p text:style-name="Standard">[object Object]</text:p>
      <text:p text:style-name="Standard">Link()</text:p>
      <text:p text:style-name="Standard">:</text:p>
      <text:p text:style-name="Standard">[object Object]</text:p>
      <text:p text:style-name="Standard">NavigateToContent()</text:p>
      <text:p text:style-name="Standard">:</text:p>
      <text:p text:style-name="Standard">[object Object]</text:p>
      <text:p text:style-name="Standard">NavigateToSelection()</text:p>
      <text:p text:style-name="Standard">:</text:p>
      <text:p text:style-name="Standard">[object Object]</text:p>
      <text:p text:style-name="Standard">PinHadAnyLinks()</text:p>
      <text:p text:style-name="Standard">:</text:p>
      <text:p text:style-name="Standard">[object Object]</text:p>
      <text:p text:style-name="Standard">PinPivotAlignment()</text:p>
      <text:p text:style-name="Standard">:</text:p>
      <text:p text:style-name="Standard">[object Object]</text:p>
      <text:p text:style-name="Standard">PinPivotRect()</text:p>
      <text:p text:style-name="Standard">:</text:p>
      <text:p text:style-name="Standard">[object Object]</text:p>
      <text:p text:style-name="Standard">PinPivotScale()</text:p>
      <text:p text:style-name="Standard">:</text:p>
      <text:p text:style-name="Standard">[object Object]</text:p>
      <text:p text:style-name="Standard">PinPivotSize()</text:p>
      <text:p text:style-name="Standard">:</text:p>
      <text:p text:style-name="Standard">[object Object]</text:p>
      <text:p text:style-name="Standard">PinRect()</text:p>
      <text:p text:style-name="Standard"><text:soft-page-break/>:</text:p>
      <text:p text:style-name="Standard">[object Object]</text:p>
      <text:p text:style-name="Standard">PopStyleColor()</text:p>
      <text:p text:style-name="Standard">:</text:p>
      <text:p text:style-name="Standard">[object Object]</text:p>
      <text:p text:style-name="Standard">PopStyleVar()</text:p>
      <text:p text:style-name="Standard">:</text:p>
      <text:p text:style-name="Standard">[object Object]</text:p>
      <text:p text:style-name="Standard">PushStyleColor()</text:p>
      <text:p text:style-name="Standard">:</text:p>
      <text:p text:style-name="Standard">[object Object]</text:p>
      <text:p text:style-name="Standard">PushStyleVar1()</text:p>
      <text:p text:style-name="Standard">:</text:p>
      <text:p text:style-name="Standard">[object Object]</text:p>
      <text:p text:style-name="Standard">PushStyleVar2()</text:p>
      <text:p text:style-name="Standard">:</text:p>
      <text:p text:style-name="Standard">[object Object]</text:p>
      <text:p text:style-name="Standard">PushStyleVar4()</text:p>
      <text:p text:style-name="Standard">:</text:p>
      <text:p text:style-name="Standard">[object Object]</text:p>
      <text:p text:style-name="Standard">QueryDeletedLink()</text:p>
      <text:p text:style-name="Standard">:</text:p>
      <text:p text:style-name="Standard">[object Object]</text:p>
      <text:p text:style-name="Standard">QueryDeletedNode()</text:p>
      <text:p text:style-name="Standard">:</text:p>
      <text:p text:style-name="Standard">[object Object]</text:p>
      <text:p text:style-name="Standard">QueryNewLink1()</text:p>
      <text:p text:style-name="Standard">:</text:p>
      <text:p text:style-name="Standard">[object Object]</text:p>
      <text:p text:style-name="Standard">QueryNewLink2()</text:p>
      <text:p text:style-name="Standard">:</text:p>
      <text:p text:style-name="Standard">[object Object]</text:p>
      <text:p text:style-name="Standard">QueryNewNode1()</text:p>
      <text:p text:style-name="Standard">:</text:p>
      <text:p text:style-name="Standard">[object Object]</text:p>
      <text:p text:style-name="Standard">QueryNewNode2()</text:p>
      <text:p text:style-name="Standard">:</text:p>
      <text:p text:style-name="Standard">[object Object]</text:p>
      <text:p text:style-name="Standard">RejectDeletedItem()</text:p>
      <text:p text:style-name="Standard">:</text:p>
      <text:p text:style-name="Standard">[object Object]</text:p>
      <text:p text:style-name="Standard">RejectNewItem1()</text:p>
      <text:p text:style-name="Standard">:</text:p>
      <text:p text:style-name="Standard">[object Object]</text:p>
      <text:p text:style-name="Standard">RejectNewItem2()</text:p>
      <text:p text:style-name="Standard">:</text:p>
      <text:p text:style-name="Standard">[object Object]</text:p>
      <text:p text:style-name="Standard">RestoreNodeState()</text:p>
      <text:p text:style-name="Standard">:</text:p>
      <text:p text:style-name="Standard">[object Object]</text:p>
      <text:p text:style-name="Standard">Resume()</text:p>
      <text:p text:style-name="Standard">:</text:p>
      <text:p text:style-name="Standard">[object Object]</text:p>
      <text:p text:style-name="Standard">ScreenToCanvas()</text:p>
      <text:p text:style-name="Standard"><text:soft-page-break/>:</text:p>
      <text:p text:style-name="Standard">[object Object]</text:p>
      <text:p text:style-name="Standard">SelectLink()</text:p>
      <text:p text:style-name="Standard">:</text:p>
      <text:p text:style-name="Standard">[object Object]</text:p>
      <text:p text:style-name="Standard">SelectNode()</text:p>
      <text:p text:style-name="Standard">:</text:p>
      <text:p text:style-name="Standard">[object Object]</text:p>
      <text:p text:style-name="Standard">SetCurrentEditor(ctx)</text:p>
      <text:p text:style-name="Standard">[1]</text:p>
      <text:p text:style-name="Standard">0</text:p>
      <text:p text:style-name="Standard">:</text:p>
      <text:p text:style-name="Standard">ui_flowgraph_editor.SetCurrentEditor(nil)</text:p>
      <text:p text:style-name="Standard">SetGroupingDisabled()</text:p>
      <text:p text:style-name="Standard">:</text:p>
      <text:p text:style-name="Standard">[object Object]</text:p>
      <text:p text:style-name="Standard">SetNodePosition()</text:p>
      <text:p text:style-name="Standard">:</text:p>
      <text:p text:style-name="Standard">[object Object]</text:p>
      <text:p text:style-name="Standard">ShowBackgroundContextMenu()</text:p>
      <text:p text:style-name="Standard">:</text:p>
      <text:p text:style-name="Standard">[object Object]</text:p>
      <text:p text:style-name="Standard">ShowLinkContextMenu()</text:p>
      <text:p text:style-name="Standard">:</text:p>
      <text:p text:style-name="Standard">[object Object]</text:p>
      <text:p text:style-name="Standard">ShowNodeContextMenu()</text:p>
      <text:p text:style-name="Standard">:</text:p>
      <text:p text:style-name="Standard">[object Object]</text:p>
      <text:p text:style-name="Standard">ShowPinContextMenu()</text:p>
      <text:p text:style-name="Standard">:</text:p>
      <text:p text:style-name="Standard">[object Object]</text:p>
      <text:p text:style-name="Standard">Suspend()</text:p>
      <text:p text:style-name="Standard">:</text:p>
      <text:p text:style-name="Standard">[object Object]</text:p>
      <text:p text:style-name="Standard">fullDisplay(value, tpe)</text:p>
      <text:p text:style-name="Standard">:</text:p>
      <text:p text:style-name="Standard">[object Object]</text:p>
      <text:p text:style-name="Standard">fullValueString(value, tpe)</text:p>
      <text:p text:style-name="Standard">:</text:p>
      <text:p text:style-name="Standard">[object Object]</text:p>
      <text:p text:style-name="Standard">getDebugEnabled()</text:p>
      <text:p text:style-name="Standard">:</text:p>
      <text:p text:style-name="Standard">[object Object]</text:p>
      <text:p text:style-name="Standard">getGraphTypes()</text:p>
      <text:p text:style-name="Standard">:</text:p>
      <text:p text:style-name="Standard">[object Object]</text:p>
      <text:p text:style-name="Standard">getSimpleTypes()</text:p>
      <text:p text:style-name="Standard">:</text:p>
      <text:p text:style-name="Standard">[object Object]</text:p>
      <text:p text:style-name="Standard">getTypeColor(dataType)</text:p>
      <text:p text:style-name="Standard">:</text:p>
      <text:p text:style-name="Standard">[object Object]</text:p>
      <text:p text:style-name="Standard">getTypeIcon(dataType)</text:p>
      <text:p text:style-name="Standard">:</text:p>
      <text:p text:style-name="Standard"><text:soft-page-break/>[object Object]</text:p>
      <text:p text:style-name="Standard">getTypes()</text:p>
      <text:p text:style-name="Standard">:</text:p>
      <text:p text:style-name="Standard">[object Object]</text:p>
      <text:p text:style-name="Standard">getViewState()</text:p>
      <text:p text:style-name="Standard">:</text:p>
      <text:p text:style-name="Standard">[object Object]</text:p>
      <text:p text:style-name="Standard">isDurationNode(category)</text:p>
      <text:p text:style-name="Standard">:</text:p>
      <text:p text:style-name="Standard">[object Object]</text:p>
      <text:p text:style-name="Standard">isDynamicNode(category)</text:p>
      <text:p text:style-name="Standard">:</text:p>
      <text:p text:style-name="Standard">[object Object]</text:p>
      <text:p text:style-name="Standard">isF_DurationNode(category)</text:p>
      <text:p text:style-name="Standard">:</text:p>
      <text:p text:style-name="Standard">[object Object]</text:p>
      <text:p text:style-name="Standard">isFunctionalNode(category)</text:p>
      <text:p text:style-name="Standard">:</text:p>
      <text:p text:style-name="Standard">[object Object]</text:p>
      <text:p text:style-name="Standard">isOnceNode(category)</text:p>
      <text:p text:style-name="Standard">:</text:p>
      <text:p text:style-name="Standard">[object Object]</text:p>
      <text:p text:style-name="Standard">isSimpleNode(category)</text:p>
      <text:p text:style-name="Standard">:</text:p>
      <text:p text:style-name="Standard">[object Object]</text:p>
      <text:p text:style-name="Standard">setDebugEnabled()</text:p>
      <text:p text:style-name="Standard">:</text:p>
      <text:p text:style-name="Standard">[object Object]</text:p>
      <text:p text:style-name="Standard">setViewState()</text:p>
      <text:p text:style-name="Standard">:</text:p>
      <text:p text:style-name="Standard">[object Object]</text:p>
      <text:p text:style-name="Standard">shortDisplay(value, tpe)</text:p>
      <text:p text:style-name="Standard">:</text:p>
      <text:p text:style-name="Standard">[object Object]</text:p>
      <text:p text:style-name="Standard">shortValueString(value, tpe)</text:p>
      <text:p text:style-name="Standard">:</text:p>
      <text:p text:style-name="Standard">[object Object]</text:p>
      <text:p text:style-name="Standard">tooltip(message)</text:p>
      <text:p text:style-name="Standard">[3]</text:p>
      <text:p text:style-name="Standard">0</text:p>
      <text:p text:style-name="Standard">:</text:p>
      <text:p text:style-name="Standard">ui_flowgraph_editor.tooltip("No File Found under " .. dumps(file) .. " !")</text:p>
      <text:p text:style-name="Standard">1</text:p>
      <text:p text:style-name="Standard">:</text:p>
      <text:p text:style-name="Standard">ui_flowgraph_editor.tooltip("Maximize Editor.")</text:p>
      <text:p text:style-name="Standard">2</text:p>
      <text:p text:style-name="Standard">:</text:p>
      <text:p text:style-name="Standard">ui_flowgraph_editor.tooltip("Stop Execution")</text:p>
      <text:p text:style-name="Standard">variableEditor(source, name, displayOptions)</text:p>
      <text:p text:style-name="Standard">:</text:p>
      <text:p text:style-name="Standard">[object Object]</text:p>
      <text:p text:style-name="Standard">vehicleSelector(self, onlyModel)</text:p>
      <text:p text:style-name="Standard">:</text:p>
      <text:p text:style-name="Standard">[object Object]</text:p>
      <text:p text:style-name="Standard"><text:soft-page-break/>ui_imgui</text:p>
      <text:p text:style-name="Standard">{1153}</text:p>
      <text:p text:style-name="Standard">BackendFlags_HasGamepad</text:p>
      <text:p text:style-name="Standard">:</text:p>
      <text:p text:style-name="Standard">[object Object]</text:p>
      <text:p text:style-name="Standard">BackendFlags_HasMouseCursors</text:p>
      <text:p text:style-name="Standard">:</text:p>
      <text:p text:style-name="Standard">[object Object]</text:p>
      <text:p text:style-name="Standard">BackendFlags_HasMouseHoveredViewport</text:p>
      <text:p text:style-name="Standard">:</text:p>
      <text:p text:style-name="Standard">[object Object]</text:p>
      <text:p text:style-name="Standard">BackendFlags_HasSetMousePos</text:p>
      <text:p text:style-name="Standard">:</text:p>
      <text:p text:style-name="Standard">[object Object]</text:p>
      <text:p text:style-name="Standard">BackendFlags_None</text:p>
      <text:p text:style-name="Standard">:</text:p>
      <text:p text:style-name="Standard">[object Object]</text:p>
      <text:p text:style-name="Standard">BackendFlags_PlatformHasViewports</text:p>
      <text:p text:style-name="Standard">:</text:p>
      <text:p text:style-name="Standard">[object Object]</text:p>
      <text:p text:style-name="Standard">BackendFlags_RendererHasViewports</text:p>
      <text:p text:style-name="Standard">:</text:p>
      <text:p text:style-name="Standard">[object Object]</text:p>
      <text:p text:style-name="Standard">BackendFlags_RendererHasVtxOffset</text:p>
      <text:p text:style-name="Standard">:</text:p>
      <text:p text:style-name="Standard">[object Object]</text:p>
      <text:p text:style-name="Standard">ButtonFlags_MouseButtonDefault_</text:p>
      <text:p text:style-name="Standard">:</text:p>
      <text:p text:style-name="Standard">[object Object]</text:p>
      <text:p text:style-name="Standard">ButtonFlags_MouseButtonLeft</text:p>
      <text:p text:style-name="Standard">:</text:p>
      <text:p text:style-name="Standard">[object Object]</text:p>
      <text:p text:style-name="Standard">ButtonFlags_MouseButtonMask_</text:p>
      <text:p text:style-name="Standard">:</text:p>
      <text:p text:style-name="Standard">[object Object]</text:p>
      <text:p text:style-name="Standard">ButtonFlags_MouseButtonMiddle</text:p>
      <text:p text:style-name="Standard">:</text:p>
      <text:p text:style-name="Standard">[object Object]</text:p>
      <text:p text:style-name="Standard">ButtonFlags_MouseButtonRight</text:p>
      <text:p text:style-name="Standard">:</text:p>
      <text:p text:style-name="Standard">[object Object]</text:p>
      <text:p text:style-name="Standard">ButtonFlags_None</text:p>
      <text:p text:style-name="Standard">:</text:p>
      <text:p text:style-name="Standard">[object Object]</text:p>
      <text:p text:style-name="Standard">Col_Border</text:p>
      <text:p text:style-name="Standard">:</text:p>
      <text:p text:style-name="Standard">[object Object]</text:p>
      <text:p text:style-name="Standard">Col_BorderShadow</text:p>
      <text:p text:style-name="Standard">:</text:p>
      <text:p text:style-name="Standard">[object Object]</text:p>
      <text:p text:style-name="Standard">Col_Button</text:p>
      <text:p text:style-name="Standard">:</text:p>
      <text:p text:style-name="Standard">[object Object]</text:p>
      <text:p text:style-name="Standard">Col_ButtonActive</text:p>
      <text:p text:style-name="Standard"><text:soft-page-break/>:</text:p>
      <text:p text:style-name="Standard">[object Object]</text:p>
      <text:p text:style-name="Standard">Col_ButtonHovered</text:p>
      <text:p text:style-name="Standard">:</text:p>
      <text:p text:style-name="Standard">[object Object]</text:p>
      <text:p text:style-name="Standard">Col_COUNT</text:p>
      <text:p text:style-name="Standard">:</text:p>
      <text:p text:style-name="Standard">[object Object]</text:p>
      <text:p text:style-name="Standard">Col_CheckMark</text:p>
      <text:p text:style-name="Standard">:</text:p>
      <text:p text:style-name="Standard">[object Object]</text:p>
      <text:p text:style-name="Standard">Col_ChildBg</text:p>
      <text:p text:style-name="Standard">:</text:p>
      <text:p text:style-name="Standard">[object Object]</text:p>
      <text:p text:style-name="Standard">Col_DockingEmptyBg</text:p>
      <text:p text:style-name="Standard">:</text:p>
      <text:p text:style-name="Standard">[object Object]</text:p>
      <text:p text:style-name="Standard">Col_DockingPreview</text:p>
      <text:p text:style-name="Standard">:</text:p>
      <text:p text:style-name="Standard">[object Object]</text:p>
      <text:p text:style-name="Standard">Col_DragDropTarget</text:p>
      <text:p text:style-name="Standard">:</text:p>
      <text:p text:style-name="Standard">[object Object]</text:p>
      <text:p text:style-name="Standard">Col_FrameBg</text:p>
      <text:p text:style-name="Standard">:</text:p>
      <text:p text:style-name="Standard">[object Object]</text:p>
      <text:p text:style-name="Standard">Col_FrameBgActive</text:p>
      <text:p text:style-name="Standard">:</text:p>
      <text:p text:style-name="Standard">[object Object]</text:p>
      <text:p text:style-name="Standard">Col_FrameBgHovered</text:p>
      <text:p text:style-name="Standard">:</text:p>
      <text:p text:style-name="Standard">[object Object]</text:p>
      <text:p text:style-name="Standard">Col_Header</text:p>
      <text:p text:style-name="Standard">:</text:p>
      <text:p text:style-name="Standard">[object Object]</text:p>
      <text:p text:style-name="Standard">Col_HeaderActive</text:p>
      <text:p text:style-name="Standard">:</text:p>
      <text:p text:style-name="Standard">[object Object]</text:p>
      <text:p text:style-name="Standard">Col_HeaderHovered</text:p>
      <text:p text:style-name="Standard">:</text:p>
      <text:p text:style-name="Standard">[object Object]</text:p>
      <text:p text:style-name="Standard">Col_MenuBarBg</text:p>
      <text:p text:style-name="Standard">:</text:p>
      <text:p text:style-name="Standard">[object Object]</text:p>
      <text:p text:style-name="Standard">Col_ModalWindowDimBg</text:p>
      <text:p text:style-name="Standard">:</text:p>
      <text:p text:style-name="Standard">[object Object]</text:p>
      <text:p text:style-name="Standard">Col_NavHighlight</text:p>
      <text:p text:style-name="Standard">:</text:p>
      <text:p text:style-name="Standard">[object Object]</text:p>
      <text:p text:style-name="Standard">Col_NavWindowingDimBg</text:p>
      <text:p text:style-name="Standard">:</text:p>
      <text:p text:style-name="Standard">[object Object]</text:p>
      <text:p text:style-name="Standard">Col_NavWindowingHighlight</text:p>
      <text:p text:style-name="Standard"><text:soft-page-break/>:</text:p>
      <text:p text:style-name="Standard">[object Object]</text:p>
      <text:p text:style-name="Standard">Col_PlotHistogram</text:p>
      <text:p text:style-name="Standard">:</text:p>
      <text:p text:style-name="Standard">[object Object]</text:p>
      <text:p text:style-name="Standard">Col_PlotHistogramHovered</text:p>
      <text:p text:style-name="Standard">:</text:p>
      <text:p text:style-name="Standard">[object Object]</text:p>
      <text:p text:style-name="Standard">Col_PlotLines</text:p>
      <text:p text:style-name="Standard">:</text:p>
      <text:p text:style-name="Standard">[object Object]</text:p>
      <text:p text:style-name="Standard">Col_PlotLinesHovered</text:p>
      <text:p text:style-name="Standard">:</text:p>
      <text:p text:style-name="Standard">[object Object]</text:p>
      <text:p text:style-name="Standard">Col_PopupBg</text:p>
      <text:p text:style-name="Standard">:</text:p>
      <text:p text:style-name="Standard">[object Object]</text:p>
      <text:p text:style-name="Standard">Col_ResizeGrip</text:p>
      <text:p text:style-name="Standard">:</text:p>
      <text:p text:style-name="Standard">[object Object]</text:p>
      <text:p text:style-name="Standard">Col_ResizeGripActive</text:p>
      <text:p text:style-name="Standard">:</text:p>
      <text:p text:style-name="Standard">[object Object]</text:p>
      <text:p text:style-name="Standard">Col_ResizeGripHovered</text:p>
      <text:p text:style-name="Standard">:</text:p>
      <text:p text:style-name="Standard">[object Object]</text:p>
      <text:p text:style-name="Standard">Col_ScrollbarBg</text:p>
      <text:p text:style-name="Standard">:</text:p>
      <text:p text:style-name="Standard">[object Object]</text:p>
      <text:p text:style-name="Standard">Col_ScrollbarGrab</text:p>
      <text:p text:style-name="Standard">:</text:p>
      <text:p text:style-name="Standard">[object Object]</text:p>
      <text:p text:style-name="Standard">Col_ScrollbarGrabActive</text:p>
      <text:p text:style-name="Standard">:</text:p>
      <text:p text:style-name="Standard">[object Object]</text:p>
      <text:p text:style-name="Standard">Col_ScrollbarGrabHovered</text:p>
      <text:p text:style-name="Standard">:</text:p>
      <text:p text:style-name="Standard">[object Object]</text:p>
      <text:p text:style-name="Standard">Col_Separator</text:p>
      <text:p text:style-name="Standard">:</text:p>
      <text:p text:style-name="Standard">[object Object]</text:p>
      <text:p text:style-name="Standard">Col_SeparatorActive</text:p>
      <text:p text:style-name="Standard">:</text:p>
      <text:p text:style-name="Standard">[object Object]</text:p>
      <text:p text:style-name="Standard">Col_SeparatorHovered</text:p>
      <text:p text:style-name="Standard">:</text:p>
      <text:p text:style-name="Standard">[object Object]</text:p>
      <text:p text:style-name="Standard">Col_SliderGrab</text:p>
      <text:p text:style-name="Standard">:</text:p>
      <text:p text:style-name="Standard">[object Object]</text:p>
      <text:p text:style-name="Standard">Col_SliderGrabActive</text:p>
      <text:p text:style-name="Standard">:</text:p>
      <text:p text:style-name="Standard">[object Object]</text:p>
      <text:p text:style-name="Standard">Col_Tab</text:p>
      <text:p text:style-name="Standard"><text:soft-page-break/>:</text:p>
      <text:p text:style-name="Standard">[object Object]</text:p>
      <text:p text:style-name="Standard">Col_TabActive</text:p>
      <text:p text:style-name="Standard">:</text:p>
      <text:p text:style-name="Standard">[object Object]</text:p>
      <text:p text:style-name="Standard">Col_TabHovered</text:p>
      <text:p text:style-name="Standard">:</text:p>
      <text:p text:style-name="Standard">[object Object]</text:p>
      <text:p text:style-name="Standard">Col_TabUnfocused</text:p>
      <text:p text:style-name="Standard">:</text:p>
      <text:p text:style-name="Standard">[object Object]</text:p>
      <text:p text:style-name="Standard">Col_TabUnfocusedActive</text:p>
      <text:p text:style-name="Standard">:</text:p>
      <text:p text:style-name="Standard">[object Object]</text:p>
      <text:p text:style-name="Standard">Col_TableBorderLight</text:p>
      <text:p text:style-name="Standard">:</text:p>
      <text:p text:style-name="Standard">[object Object]</text:p>
      <text:p text:style-name="Standard">Col_TableBorderStrong</text:p>
      <text:p text:style-name="Standard">:</text:p>
      <text:p text:style-name="Standard">[object Object]</text:p>
      <text:p text:style-name="Standard">Col_TableHeaderBg</text:p>
      <text:p text:style-name="Standard">:</text:p>
      <text:p text:style-name="Standard">[object Object]</text:p>
      <text:p text:style-name="Standard">Col_TableRowBg</text:p>
      <text:p text:style-name="Standard">:</text:p>
      <text:p text:style-name="Standard">[object Object]</text:p>
      <text:p text:style-name="Standard">Col_TableRowBgAlt</text:p>
      <text:p text:style-name="Standard">:</text:p>
      <text:p text:style-name="Standard">[object Object]</text:p>
      <text:p text:style-name="Standard">Col_Text</text:p>
      <text:p text:style-name="Standard">:</text:p>
      <text:p text:style-name="Standard">[object Object]</text:p>
      <text:p text:style-name="Standard">Col_TextDisabled</text:p>
      <text:p text:style-name="Standard">:</text:p>
      <text:p text:style-name="Standard">[object Object]</text:p>
      <text:p text:style-name="Standard">Col_TextSelectedBg</text:p>
      <text:p text:style-name="Standard">:</text:p>
      <text:p text:style-name="Standard">[object Object]</text:p>
      <text:p text:style-name="Standard">Col_TitleBg</text:p>
      <text:p text:style-name="Standard">:</text:p>
      <text:p text:style-name="Standard">[object Object]</text:p>
      <text:p text:style-name="Standard">Col_TitleBgActive</text:p>
      <text:p text:style-name="Standard">:</text:p>
      <text:p text:style-name="Standard">[object Object]</text:p>
      <text:p text:style-name="Standard">Col_TitleBgCollapsed</text:p>
      <text:p text:style-name="Standard">:</text:p>
      <text:p text:style-name="Standard">[object Object]</text:p>
      <text:p text:style-name="Standard">Col_WindowBg</text:p>
      <text:p text:style-name="Standard">:</text:p>
      <text:p text:style-name="Standard">[object Object]</text:p>
      <text:p text:style-name="Standard">ColorEditFlags_AlphaBar</text:p>
      <text:p text:style-name="Standard">:</text:p>
      <text:p text:style-name="Standard">[object Object]</text:p>
      <text:p text:style-name="Standard">ColorEditFlags_AlphaPreview</text:p>
      <text:p text:style-name="Standard"><text:soft-page-break/>:</text:p>
      <text:p text:style-name="Standard">[object Object]</text:p>
      <text:p text:style-name="Standard">ColorEditFlags_AlphaPreviewHalf</text:p>
      <text:p text:style-name="Standard">:</text:p>
      <text:p text:style-name="Standard">[object Object]</text:p>
      <text:p text:style-name="Standard">ColorEditFlags_DisplayHSV</text:p>
      <text:p text:style-name="Standard">:</text:p>
      <text:p text:style-name="Standard">[object Object]</text:p>
      <text:p text:style-name="Standard">ColorEditFlags_DisplayHex</text:p>
      <text:p text:style-name="Standard">:</text:p>
      <text:p text:style-name="Standard">[object Object]</text:p>
      <text:p text:style-name="Standard">ColorEditFlags_DisplayRGB</text:p>
      <text:p text:style-name="Standard">:</text:p>
      <text:p text:style-name="Standard">[object Object]</text:p>
      <text:p text:style-name="Standard">ColorEditFlags_Float</text:p>
      <text:p text:style-name="Standard">:</text:p>
      <text:p text:style-name="Standard">[object Object]</text:p>
      <text:p text:style-name="Standard">ColorEditFlags_HDR</text:p>
      <text:p text:style-name="Standard">:</text:p>
      <text:p text:style-name="Standard">[object Object]</text:p>
      <text:p text:style-name="Standard">ColorEditFlags_InputHSV</text:p>
      <text:p text:style-name="Standard">:</text:p>
      <text:p text:style-name="Standard">[object Object]</text:p>
      <text:p text:style-name="Standard">ColorEditFlags_InputRGB</text:p>
      <text:p text:style-name="Standard">:</text:p>
      <text:p text:style-name="Standard">[object Object]</text:p>
      <text:p text:style-name="Standard">ColorEditFlags_NoAlpha</text:p>
      <text:p text:style-name="Standard">:</text:p>
      <text:p text:style-name="Standard">[object Object]</text:p>
      <text:p text:style-name="Standard">ColorEditFlags_NoBorder</text:p>
      <text:p text:style-name="Standard">:</text:p>
      <text:p text:style-name="Standard">[object Object]</text:p>
      <text:p text:style-name="Standard">ColorEditFlags_NoDragDrop</text:p>
      <text:p text:style-name="Standard">:</text:p>
      <text:p text:style-name="Standard">[object Object]</text:p>
      <text:p text:style-name="Standard">ColorEditFlags_NoInputs</text:p>
      <text:p text:style-name="Standard">:</text:p>
      <text:p text:style-name="Standard">[object Object]</text:p>
      <text:p text:style-name="Standard">ColorEditFlags_NoLabel</text:p>
      <text:p text:style-name="Standard">:</text:p>
      <text:p text:style-name="Standard">[object Object]</text:p>
      <text:p text:style-name="Standard">ColorEditFlags_NoOptions</text:p>
      <text:p text:style-name="Standard">:</text:p>
      <text:p text:style-name="Standard">[object Object]</text:p>
      <text:p text:style-name="Standard">ColorEditFlags_NoPicker</text:p>
      <text:p text:style-name="Standard">:</text:p>
      <text:p text:style-name="Standard">[object Object]</text:p>
      <text:p text:style-name="Standard">ColorEditFlags_NoSidePreview</text:p>
      <text:p text:style-name="Standard">:</text:p>
      <text:p text:style-name="Standard">[object Object]</text:p>
      <text:p text:style-name="Standard">ColorEditFlags_NoSmallPreview</text:p>
      <text:p text:style-name="Standard">:</text:p>
      <text:p text:style-name="Standard">[object Object]</text:p>
      <text:p text:style-name="Standard">ColorEditFlags_NoTooltip</text:p>
      <text:p text:style-name="Standard"><text:soft-page-break/>:</text:p>
      <text:p text:style-name="Standard">[object Object]</text:p>
      <text:p text:style-name="Standard">ColorEditFlags_None</text:p>
      <text:p text:style-name="Standard">:</text:p>
      <text:p text:style-name="Standard">[object Object]</text:p>
      <text:p text:style-name="Standard">ColorEditFlags_PickerHueBar</text:p>
      <text:p text:style-name="Standard">:</text:p>
      <text:p text:style-name="Standard">[object Object]</text:p>
      <text:p text:style-name="Standard">ColorEditFlags_PickerHueWheel</text:p>
      <text:p text:style-name="Standard">:</text:p>
      <text:p text:style-name="Standard">[object Object]</text:p>
      <text:p text:style-name="Standard">ColorEditFlags_Uint8</text:p>
      <text:p text:style-name="Standard">:</text:p>
      <text:p text:style-name="Standard">[object Object]</text:p>
      <text:p text:style-name="Standard">ColorEditFlags__DataTypeMask</text:p>
      <text:p text:style-name="Standard">:</text:p>
      <text:p text:style-name="Standard">[object Object]</text:p>
      <text:p text:style-name="Standard">ColorEditFlags__DisplayMask</text:p>
      <text:p text:style-name="Standard">:</text:p>
      <text:p text:style-name="Standard">[object Object]</text:p>
      <text:p text:style-name="Standard">ColorEditFlags__InputMask</text:p>
      <text:p text:style-name="Standard">:</text:p>
      <text:p text:style-name="Standard">[object Object]</text:p>
      <text:p text:style-name="Standard">ColorEditFlags__OptionsDefault</text:p>
      <text:p text:style-name="Standard">:</text:p>
      <text:p text:style-name="Standard">[object Object]</text:p>
      <text:p text:style-name="Standard">ColorEditFlags__PickerMask</text:p>
      <text:p text:style-name="Standard">:</text:p>
      <text:p text:style-name="Standard">[object Object]</text:p>
      <text:p text:style-name="Standard">ComboFlags_HeightLarge</text:p>
      <text:p text:style-name="Standard">:</text:p>
      <text:p text:style-name="Standard">[object Object]</text:p>
      <text:p text:style-name="Standard">ComboFlags_HeightLargest</text:p>
      <text:p text:style-name="Standard">:</text:p>
      <text:p text:style-name="Standard">[object Object]</text:p>
      <text:p text:style-name="Standard">ComboFlags_HeightMask_</text:p>
      <text:p text:style-name="Standard">:</text:p>
      <text:p text:style-name="Standard">[object Object]</text:p>
      <text:p text:style-name="Standard">ComboFlags_HeightRegular</text:p>
      <text:p text:style-name="Standard">:</text:p>
      <text:p text:style-name="Standard">[object Object]</text:p>
      <text:p text:style-name="Standard">ComboFlags_HeightSmall</text:p>
      <text:p text:style-name="Standard">:</text:p>
      <text:p text:style-name="Standard">[object Object]</text:p>
      <text:p text:style-name="Standard">ComboFlags_NoArrowButton</text:p>
      <text:p text:style-name="Standard">:</text:p>
      <text:p text:style-name="Standard">[object Object]</text:p>
      <text:p text:style-name="Standard">ComboFlags_NoPreview</text:p>
      <text:p text:style-name="Standard">:</text:p>
      <text:p text:style-name="Standard">[object Object]</text:p>
      <text:p text:style-name="Standard">ComboFlags_None</text:p>
      <text:p text:style-name="Standard">:</text:p>
      <text:p text:style-name="Standard">[object Object]</text:p>
      <text:p text:style-name="Standard">ComboFlags_PopupAlignLeft</text:p>
      <text:p text:style-name="Standard"><text:soft-page-break/>:</text:p>
      <text:p text:style-name="Standard">[object Object]</text:p>
      <text:p text:style-name="Standard">Cond_Always</text:p>
      <text:p text:style-name="Standard">:</text:p>
      <text:p text:style-name="Standard">[object Object]</text:p>
      <text:p text:style-name="Standard">Cond_Appearing</text:p>
      <text:p text:style-name="Standard">:</text:p>
      <text:p text:style-name="Standard">[object Object]</text:p>
      <text:p text:style-name="Standard">Cond_FirstUseEver</text:p>
      <text:p text:style-name="Standard">:</text:p>
      <text:p text:style-name="Standard">[object Object]</text:p>
      <text:p text:style-name="Standard">Cond_None</text:p>
      <text:p text:style-name="Standard">:</text:p>
      <text:p text:style-name="Standard">[object Object]</text:p>
      <text:p text:style-name="Standard">Cond_Once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ConfigFlags_DockingEnable</text:p>
      <text:p text:style-name="Standard">:</text:p>
      <text:p text:style-name="Standard">[object Object]</text:p>
      <text:p text:style-name="Standard">ConfigFlags_DpiEnableScaleFonts</text:p>
      <text:p text:style-name="Standard">:</text:p>
      <text:p text:style-name="Standard">[object Object]</text:p>
      <text:p text:style-name="Standard">ConfigFlags_DpiEnableScaleViewports</text:p>
      <text:p text:style-name="Standard">:</text:p>
      <text:p text:style-name="Standard">[object Object]</text:p>
      <text:p text:style-name="Standard">ConfigFlags_IsSRGB</text:p>
      <text:p text:style-name="Standard">:</text:p>
      <text:p text:style-name="Standard">[object Object]</text:p>
      <text:p text:style-name="Standard">ConfigFlags_IsTouchScreen</text:p>
      <text:p text:style-name="Standard">:</text:p>
      <text:p text:style-name="Standard">[object Object]</text:p>
      <text:p text:style-name="Standard">ConfigFlags_NavEnableGamepad</text:p>
      <text:p text:style-name="Standard">:</text:p>
      <text:p text:style-name="Standard">[object Object]</text:p>
      <text:p text:style-name="Standard">ConfigFlags_NavEnableKeyboard</text:p>
      <text:p text:style-name="Standard">:</text:p>
      <text:p text:style-name="Standard">[object Object]</text:p>
      <text:p text:style-name="Standard">ConfigFlags_NavEnableSetMousePos</text:p>
      <text:p text:style-name="Standard">:</text:p>
      <text:p text:style-name="Standard">[object Object]</text:p>
      <text:p text:style-name="Standard">ConfigFlags_NavNoCaptureKeyboard</text:p>
      <text:p text:style-name="Standard">:</text:p>
      <text:p text:style-name="Standard">[object Object]</text:p>
      <text:p text:style-name="Standard">ConfigFlags_NoMouse</text:p>
      <text:p text:style-name="Standard">:</text:p>
      <text:p text:style-name="Standard">[object Object]</text:p>
      <text:p text:style-name="Standard">ConfigFlags_NoMouseCursorChange</text:p>
      <text:p text:style-name="Standard">:</text:p>
      <text:p text:style-name="Standard">[object Object]</text:p>
      <text:p text:style-name="Standard">ConfigFlags_None</text:p>
      <text:p text:style-name="Standard">:</text:p>
      <text:p text:style-name="Standard"><text:soft-page-break/>[object Object]</text:p>
      <text:p text:style-name="Standard">ConfigFlags_ViewportsEnable</text:p>
      <text:p text:style-name="Standard">:</text:p>
      <text:p text:style-name="Standard">[object Object]</text:p>
      <text:p text:style-name="Standard">DataType_COUNT</text:p>
      <text:p text:style-name="Standard">:</text:p>
      <text:p text:style-name="Standard">[object Object]</text:p>
      <text:p text:style-name="Standard">DataType_Double</text:p>
      <text:p text:style-name="Standard">:</text:p>
      <text:p text:style-name="Standard">[object Object]</text:p>
      <text:p text:style-name="Standard">DataType_Float</text:p>
      <text:p text:style-name="Standard">:</text:p>
      <text:p text:style-name="Standard">[object Object]</text:p>
      <text:p text:style-name="Standard">DataType_S16</text:p>
      <text:p text:style-name="Standard">:</text:p>
      <text:p text:style-name="Standard">[object Object]</text:p>
      <text:p text:style-name="Standard">DataType_S32</text:p>
      <text:p text:style-name="Standard">:</text:p>
      <text:p text:style-name="Standard">[object Object]</text:p>
      <text:p text:style-name="Standard">DataType_S64</text:p>
      <text:p text:style-name="Standard">:</text:p>
      <text:p text:style-name="Standard">[object Object]</text:p>
      <text:p text:style-name="Standard">DataType_S8</text:p>
      <text:p text:style-name="Standard">:</text:p>
      <text:p text:style-name="Standard">[object Object]</text:p>
      <text:p text:style-name="Standard">DataType_U16</text:p>
      <text:p text:style-name="Standard">:</text:p>
      <text:p text:style-name="Standard">[object Object]</text:p>
      <text:p text:style-name="Standard">DataType_U32</text:p>
      <text:p text:style-name="Standard">:</text:p>
      <text:p text:style-name="Standard">[object Object]</text:p>
      <text:p text:style-name="Standard">DataType_U64</text:p>
      <text:p text:style-name="Standard">:</text:p>
      <text:p text:style-name="Standard">[object Object]</text:p>
      <text:p text:style-name="Standard">DataType_U8</text:p>
      <text:p text:style-name="Standard">:</text:p>
      <text:p text:style-name="Standard">[object Object]</text:p>
      <text:p text:style-name="Standard">Dir_COUNT</text:p>
      <text:p text:style-name="Standard">:</text:p>
      <text:p text:style-name="Standard">[object Object]</text:p>
      <text:p text:style-name="Standard">Dir_Down</text:p>
      <text:p text:style-name="Standard">:</text:p>
      <text:p text:style-name="Standard">[object Object]</text:p>
      <text:p text:style-name="Standard">Dir_Left</text:p>
      <text:p text:style-name="Standard">:</text:p>
      <text:p text:style-name="Standard">[object Object]</text:p>
      <text:p text:style-name="Standard">Dir_None</text:p>
      <text:p text:style-name="Standard">:</text:p>
      <text:p text:style-name="Standard">[object Object]</text:p>
      <text:p text:style-name="Standard">Dir_Right</text:p>
      <text:p text:style-name="Standard">:</text:p>
      <text:p text:style-name="Standard">[object Object]</text:p>
      <text:p text:style-name="Standard">Dir_Up</text:p>
      <text:p text:style-name="Standard">:</text:p>
      <text:p text:style-name="Standard"><text:soft-page-break/>[object Object]</text:p>
      <text:p text:style-name="Standard">DockNodeFlags_AutoHideTabBar</text:p>
      <text:p text:style-name="Standard">:</text:p>
      <text:p text:style-name="Standard">[object Object]</text:p>
      <text:p text:style-name="Standard">DockNodeFlags_KeepAliveOnly</text:p>
      <text:p text:style-name="Standard">:</text:p>
      <text:p text:style-name="Standard">[object Object]</text:p>
      <text:p text:style-name="Standard">DockNodeFlags_NoDockingInCentralNode</text:p>
      <text:p text:style-name="Standard">:</text:p>
      <text:p text:style-name="Standard">[object Object]</text:p>
      <text:p text:style-name="Standard">DockNodeFlags_NoResize</text:p>
      <text:p text:style-name="Standard">:</text:p>
      <text:p text:style-name="Standard">[object Object]</text:p>
      <text:p text:style-name="Standard">DockNodeFlags_NoSplit</text:p>
      <text:p text:style-name="Standard">:</text:p>
      <text:p text:style-name="Standard">[object Object]</text:p>
      <text:p text:style-name="Standard">DockNodeFlags_None</text:p>
      <text:p text:style-name="Standard">:</text:p>
      <text:p text:style-name="Standard">[object Object]</text:p>
      <text:p text:style-name="Standard">DockNodeFlags_PassthruCentralNode</text:p>
      <text:p text:style-name="Standard">:</text:p>
      <text:p text:style-name="Standard">[object Object]</text:p>
      <text:p text:style-name="Standard">DragDropFlags_AcceptBeforeDelivery</text:p>
      <text:p text:style-name="Standard">:</text:p>
      <text:p text:style-name="Standard">[object Object]</text:p>
      <text:p text:style-name="Standard">DragDropFlags_AcceptNoDrawDefaultRect</text:p>
      <text:p text:style-name="Standard">:</text:p>
      <text:p text:style-name="Standard">[object Object]</text:p>
      <text:p text:style-name="Standard">DragDropFlags_AcceptNoPreviewTooltip</text:p>
      <text:p text:style-name="Standard">:</text:p>
      <text:p text:style-name="Standard">[object Object]</text:p>
      <text:p text:style-name="Standard">DragDropFlags_AcceptPeekOnly</text:p>
      <text:p text:style-name="Standard">:</text:p>
      <text:p text:style-name="Standard">[object Object]</text:p>
      <text:p text:style-name="Standard">DragDropFlags_None</text:p>
      <text:p text:style-name="Standard">:</text:p>
      <text:p text:style-name="Standard">[object Object]</text:p>
      <text:p text:style-name="Standard">DragDropFlags_SourceAllowNullID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DragDropFlags_SourceAutoExpirePayload</text:p>
      <text:p text:style-name="Standard">:</text:p>
      <text:p text:style-name="Standard">[object Object]</text:p>
      <text:p text:style-name="Standard">DragDropFlags_SourceExtern</text:p>
      <text:p text:style-name="Standard">:</text:p>
      <text:p text:style-name="Standard">[object Object]</text:p>
      <text:p text:style-name="Standard">DragDropFlags_SourceNoDisableHover</text:p>
      <text:p text:style-name="Standard">:</text:p>
      <text:p text:style-name="Standard">[object Object]</text:p>
      <text:p text:style-name="Standard">DragDropFlags_SourceNoHoldToOpenOthers</text:p>
      <text:p text:style-name="Standard">:</text:p>
      <text:p text:style-name="Standard">[object Object]</text:p>
      <text:p text:style-name="Standard"><text:soft-page-break/>DragDropFlags_SourceNoPreviewTooltip</text:p>
      <text:p text:style-name="Standard">:</text:p>
      <text:p text:style-name="Standard">[object Object]</text:p>
      <text:p text:style-name="Standard">FocusedFlags_AnyWindow</text:p>
      <text:p text:style-name="Standard">:</text:p>
      <text:p text:style-name="Standard">[object Object]</text:p>
      <text:p text:style-name="Standard">FocusedFlags_ChildWindows</text:p>
      <text:p text:style-name="Standard">:</text:p>
      <text:p text:style-name="Standard">[object Object]</text:p>
      <text:p text:style-name="Standard">FocusedFlags_None</text:p>
      <text:p text:style-name="Standard">:</text:p>
      <text:p text:style-name="Standard">[object Object]</text:p>
      <text:p text:style-name="Standard">FocusedFlags_RootAndChildWindows</text:p>
      <text:p text:style-name="Standard">:</text:p>
      <text:p text:style-name="Standard">[object Object]</text:p>
      <text:p text:style-name="Standard">FocusedFlags_RootWindow</text:p>
      <text:p text:style-name="Standard">:</text:p>
      <text:p text:style-name="Standard">[object Object]</text:p>
      <text:p text:style-name="Standard">HoveredFlags_AllowWhenBlockedByActiveItem</text:p>
      <text:p text:style-name="Standard">:</text:p>
      <text:p text:style-name="Standard">[object Object]</text:p>
      <text:p text:style-name="Standard">HoveredFlags_AllowWhenBlockedByPopup</text:p>
      <text:p text:style-name="Standard">:</text:p>
      <text:p text:style-name="Standard">[object Object]</text:p>
      <text:p text:style-name="Standard">HoveredFlags_AllowWhenDisabled</text:p>
      <text:p text:style-name="Standard">:</text:p>
      <text:p text:style-name="Standard">[object Object]</text:p>
      <text:p text:style-name="Standard">HoveredFlags_AllowWhenOverlapped</text:p>
      <text:p text:style-name="Standard">:</text:p>
      <text:p text:style-name="Standard">[object Object]</text:p>
      <text:p text:style-name="Standard">HoveredFlags_AnyWindow</text:p>
      <text:p text:style-name="Standard">:</text:p>
      <text:p text:style-name="Standard">[object Object]</text:p>
      <text:p text:style-name="Standard">HoveredFlags_ChildWindows</text:p>
      <text:p text:style-name="Standard">:</text:p>
      <text:p text:style-name="Standard">[object Object]</text:p>
      <text:p text:style-name="Standard">HoveredFlags_None</text:p>
      <text:p text:style-name="Standard">:</text:p>
      <text:p text:style-name="Standard">[object Object]</text:p>
      <text:p text:style-name="Standard">HoveredFlags_RectOnly</text:p>
      <text:p text:style-name="Standard">:</text:p>
      <text:p text:style-name="Standard">[object Object]</text:p>
      <text:p text:style-name="Standard">HoveredFlags_RootAndChildWindows</text:p>
      <text:p text:style-name="Standard">:</text:p>
      <text:p text:style-name="Standard">[object Object]</text:p>
      <text:p text:style-name="Standard">HoveredFlags_RootWindow</text:p>
      <text:p text:style-name="Standard">:</text:p>
      <text:p text:style-name="Standard">[object Object]</text:p>
      <text:p text:style-name="Standard">ImDrawCornerFlags_All</text:p>
      <text:p text:style-name="Standard">:</text:p>
      <text:p text:style-name="Standard">[object Object]</text:p>
      <text:p text:style-name="Standard">ImDrawCornerFlags_Bot</text:p>
      <text:p text:style-name="Standard">:</text:p>
      <text:p text:style-name="Standard">[object Object]</text:p>
      <text:p text:style-name="Standard"><text:soft-page-break/>ImDrawCornerFlags_BotLeft</text:p>
      <text:p text:style-name="Standard">:</text:p>
      <text:p text:style-name="Standard">[object Object]</text:p>
      <text:p text:style-name="Standard">ImDrawCornerFlags_BotRight</text:p>
      <text:p text:style-name="Standard">:</text:p>
      <text:p text:style-name="Standard">[object Object]</text:p>
      <text:p text:style-name="Standard">ImDrawCornerFlags_Left</text:p>
      <text:p text:style-name="Standard">:</text:p>
      <text:p text:style-name="Standard">[object Object]</text:p>
      <text:p text:style-name="Standard">ImDrawCornerFlags_None</text:p>
      <text:p text:style-name="Standard">:</text:p>
      <text:p text:style-name="Standard">[object Object]</text:p>
      <text:p text:style-name="Standard">ImDrawCornerFlags_Right</text:p>
      <text:p text:style-name="Standard">:</text:p>
      <text:p text:style-name="Standard">[object Object]</text:p>
      <text:p text:style-name="Standard">ImDrawCornerFlags_Top</text:p>
      <text:p text:style-name="Standard">:</text:p>
      <text:p text:style-name="Standard">[object Object]</text:p>
      <text:p text:style-name="Standard">ImDrawCornerFlags_TopLeft</text:p>
      <text:p text:style-name="Standard">:</text:p>
      <text:p text:style-name="Standard">[object Object]</text:p>
      <text:p text:style-name="Standard">ImDrawCornerFlags_TopRight</text:p>
      <text:p text:style-name="Standard">:</text:p>
      <text:p text:style-name="Standard">[object Object]</text:p>
      <text:p text:style-name="Standard">ImDrawListFlags_AllowVtxOffset</text:p>
      <text:p text:style-name="Standard">:</text:p>
      <text:p text:style-name="Standard">[object Object]</text:p>
      <text:p text:style-name="Standard">ImDrawListFlags_AntiAliasedFill</text:p>
      <text:p text:style-name="Standard">:</text:p>
      <text:p text:style-name="Standard">[object Object]</text:p>
      <text:p text:style-name="Standard">ImDrawListFlags_AntiAliasedLines</text:p>
      <text:p text:style-name="Standard">:</text:p>
      <text:p text:style-name="Standard">[object Object]</text:p>
      <text:p text:style-name="Standard">ImDrawListFlags_AntiAliasedLinesUseTex</text:p>
      <text:p text:style-name="Standard">:</text:p>
      <text:p text:style-name="Standard">[object Object]</text:p>
      <text:p text:style-name="Standard">ImDrawListFlags_None</text:p>
      <text:p text:style-name="Standard">:</text:p>
      <text:p text:style-name="Standard">[object Object]</text:p>
      <text:p text:style-name="Standard">ImFontAtlasFlags_NoBakedLines</text:p>
      <text:p text:style-name="Standard">:</text:p>
      <text:p text:style-name="Standard">[object Object]</text:p>
      <text:p text:style-name="Standard">ImFontAtlasFlags_NoMouseCursors</text:p>
      <text:p text:style-name="Standard">:</text:p>
      <text:p text:style-name="Standard">[object Object]</text:p>
      <text:p text:style-name="Standard">ImFontAtlasFlags_NoPowerOfTwoHeight</text:p>
      <text:p text:style-name="Standard">:</text:p>
      <text:p text:style-name="Standard">[object Object]</text:p>
      <text:p text:style-name="Standard">ImFontAtlasFlags_None</text:p>
      <text:p text:style-name="Standard">:</text:p>
      <text:p text:style-name="Standard">[object Object]</text:p>
      <text:p text:style-name="Standard">InputTextFlags_AllowTabInput</text:p>
      <text:p text:style-name="Standard">:</text:p>
      <text:p text:style-name="Standard">[object Object]</text:p>
      <text:p text:style-name="Standard"><text:soft-page-break/>InputTextFlags_AlwaysInsertMode</text:p>
      <text:p text:style-name="Standard">:</text:p>
      <text:p text:style-name="Standard">[object Object]</text:p>
      <text:p text:style-name="Standard">InputTextFlags_AutoSelectAll</text:p>
      <text:p text:style-name="Standard">:</text:p>
      <text:p text:style-name="Standard">[object Object]</text:p>
      <text:p text:style-name="Standard">InputTextFlags_CallbackAlways</text:p>
      <text:p text:style-name="Standard">:</text:p>
      <text:p text:style-name="Standard">[object Object]</text:p>
      <text:p text:style-name="Standard">InputTextFlags_CallbackCharFilter</text:p>
      <text:p text:style-name="Standard">:</text:p>
      <text:p text:style-name="Standard">[object Object]</text:p>
      <text:p text:style-name="Standard">InputTextFlags_CallbackCompletion</text:p>
      <text:p text:style-name="Standard">:</text:p>
      <text:p text:style-name="Standard">[object Object]</text:p>
      <text:p text:style-name="Standard">InputTextFlags_CallbackEdit</text:p>
      <text:p text:style-name="Standard">:</text:p>
      <text:p text:style-name="Standard">[object Object]</text:p>
      <text:p text:style-name="Standard">InputTextFlags_CallbackHistory</text:p>
      <text:p text:style-name="Standard">:</text:p>
      <text:p text:style-name="Standard">[object Object]</text:p>
      <text:p text:style-name="Standard">InputTextFlags_CallbackResize</text:p>
      <text:p text:style-name="Standard">:</text:p>
      <text:p text:style-name="Standard">[object Object]</text:p>
      <text:p text:style-name="Standard">InputTextFlags_CharsDecimal</text:p>
      <text:p text:style-name="Standard">:</text:p>
      <text:p text:style-name="Standard">[object Object]</text:p>
      <text:p text:style-name="Standard">InputTextFlags_CharsHexadecimal</text:p>
      <text:p text:style-name="Standard">:</text:p>
      <text:p text:style-name="Standard">[object Object]</text:p>
      <text:p text:style-name="Standard">InputTextFlags_CharsNoBlank</text:p>
      <text:p text:style-name="Standard">:</text:p>
      <text:p text:style-name="Standard">[object Object]</text:p>
      <text:p text:style-name="Standard">InputTextFlags_CharsScientific</text:p>
      <text:p text:style-name="Standard">:</text:p>
      <text:p text:style-name="Standard">[object Object]</text:p>
      <text:p text:style-name="Standard">InputTextFlags_CharsUppercase</text:p>
      <text:p text:style-name="Standard">:</text:p>
      <text:p text:style-name="Standard">[object Object]</text:p>
      <text:p text:style-name="Standard">InputTextFlags_CtrlEnterForNewLine</text:p>
      <text:p text:style-name="Standard">:</text:p>
      <text:p text:style-name="Standard">[object Object]</text:p>
      <text:p text:style-name="Standard">InputTextFlags_EnterReturnsTrue</text:p>
      <text:p text:style-name="Standard">:</text:p>
      <text:p text:style-name="Standard">[object Object]</text:p>
      <text:p text:style-name="Standard">InputTextFlags_Multiline</text:p>
      <text:p text:style-name="Standard">:</text:p>
      <text:p text:style-name="Standard">[object Object]</text:p>
      <text:p text:style-name="Standard">InputTextFlags_NoHorizontalScroll</text:p>
      <text:p text:style-name="Standard">:</text:p>
      <text:p text:style-name="Standard">[object Object]</text:p>
      <text:p text:style-name="Standard">InputTextFlags_NoMarkEdited</text:p>
      <text:p text:style-name="Standard">:</text:p>
      <text:p text:style-name="Standard">[object Object]</text:p>
      <text:p text:style-name="Standard"><text:soft-page-break/>InputTextFlags_NoUndoRedo</text:p>
      <text:p text:style-name="Standard">:</text:p>
      <text:p text:style-name="Standard">[object Object]</text:p>
      <text:p text:style-name="Standard">InputTextFlags_None</text:p>
      <text:p text:style-name="Standard">:</text:p>
      <text:p text:style-name="Standard">[object Object]</text:p>
      <text:p text:style-name="Standard">InputTextFlags_Password</text:p>
      <text:p text:style-name="Standard">:</text:p>
      <text:p text:style-name="Standard">[object Object]</text:p>
      <text:p text:style-name="Standard">InputTextFlags_ReadOnly</text:p>
      <text:p text:style-name="Standard">:</text:p>
      <text:p text:style-name="Standard">[object Object]</text:p>
      <text:p text:style-name="Standard">KeyModFlags_Alt</text:p>
      <text:p text:style-name="Standard">:</text:p>
      <text:p text:style-name="Standard">[object Object]</text:p>
      <text:p text:style-name="Standard">KeyModFlags_Ctrl</text:p>
      <text:p text:style-name="Standard">:</text:p>
      <text:p text:style-name="Standard">[object Object]</text:p>
      <text:p text:style-name="Standard">KeyModFlags_None</text:p>
      <text:p text:style-name="Standard">:</text:p>
      <text:p text:style-name="Standard">[object Object]</text:p>
      <text:p text:style-name="Standard">KeyModFlags_Shift</text:p>
      <text:p text:style-name="Standard">:</text:p>
      <text:p text:style-name="Standard">[object Object]</text:p>
      <text:p text:style-name="Standard">KeyModFlags_Super</text:p>
      <text:p text:style-name="Standard">:</text:p>
      <text:p text:style-name="Standard">[object Object]</text:p>
      <text:p text:style-name="Standard">Key_A</text:p>
      <text:p text:style-name="Standard">:</text:p>
      <text:p text:style-name="Standard">[object Object]</text:p>
      <text:p text:style-name="Standard">Key_Backspace</text:p>
      <text:p text:style-name="Standard">:</text:p>
      <text:p text:style-name="Standard">[object Object]</text:p>
      <text:p text:style-name="Standard">Key_C</text:p>
      <text:p text:style-name="Standard">:</text:p>
      <text:p text:style-name="Standard">[object Object]</text:p>
      <text:p text:style-name="Standard">Key_COUNT</text:p>
      <text:p text:style-name="Standard">:</text:p>
      <text:p text:style-name="Standard">[object Object]</text:p>
      <text:p text:style-name="Standard">Key_Delete</text:p>
      <text:p text:style-name="Standard">:</text:p>
      <text:p text:style-name="Standard">[object Object]</text:p>
      <text:p text:style-name="Standard">Key_DownArrow</text:p>
      <text:p text:style-name="Standard">:</text:p>
      <text:p text:style-name="Standard">[object Object]</text:p>
      <text:p text:style-name="Standard">Key_End</text:p>
      <text:p text:style-name="Standard">:</text:p>
      <text:p text:style-name="Standard">[object Object]</text:p>
      <text:p text:style-name="Standard">Key_Enter</text:p>
      <text:p text:style-name="Standard">:</text:p>
      <text:p text:style-name="Standard">[object Object]</text:p>
      <text:p text:style-name="Standard">Key_Escape</text:p>
      <text:p text:style-name="Standard">:</text:p>
      <text:p text:style-name="Standard">[object Object]</text:p>
      <text:p text:style-name="Standard"><text:soft-page-break/>Key_Home</text:p>
      <text:p text:style-name="Standard">:</text:p>
      <text:p text:style-name="Standard">[object Object]</text:p>
      <text:p text:style-name="Standard">Key_Insert</text:p>
      <text:p text:style-name="Standard">:</text:p>
      <text:p text:style-name="Standard">[object Object]</text:p>
      <text:p text:style-name="Standard">Key_KeyPadEnter</text:p>
      <text:p text:style-name="Standard">:</text:p>
      <text:p text:style-name="Standard">[object Object]</text:p>
      <text:p text:style-name="Standard">Key_LeftArrow</text:p>
      <text:p text:style-name="Standard">:</text:p>
      <text:p text:style-name="Standard">[object Object]</text:p>
      <text:p text:style-name="Standard">Key_PageDown</text:p>
      <text:p text:style-name="Standard">:</text:p>
      <text:p text:style-name="Standard">[object Object]</text:p>
      <text:p text:style-name="Standard">Key_PageUp</text:p>
      <text:p text:style-name="Standard">:</text:p>
      <text:p text:style-name="Standard">[object Object]</text:p>
      <text:p text:style-name="Standard">Key_RightArrow</text:p>
      <text:p text:style-name="Standard">:</text:p>
      <text:p text:style-name="Standard">[object Object]</text:p>
      <text:p text:style-name="Standard">Key_Space</text:p>
      <text:p text:style-name="Standard">:</text:p>
      <text:p text:style-name="Standard">[object Object]</text:p>
      <text:p text:style-name="Standard">Key_Tab</text:p>
      <text:p text:style-name="Standard">:</text:p>
      <text:p text:style-name="Standard">[object Object]</text:p>
      <text:p text:style-name="Standard">Key_UpArrow</text:p>
      <text:p text:style-name="Standard">:</text:p>
      <text:p text:style-name="Standard">[object Object]</text:p>
      <text:p text:style-name="Standard">Key_V</text:p>
      <text:p text:style-name="Standard">:</text:p>
      <text:p text:style-name="Standard">[object Object]</text:p>
      <text:p text:style-name="Standard">Key_X</text:p>
      <text:p text:style-name="Standard">:</text:p>
      <text:p text:style-name="Standard">[object Object]</text:p>
      <text:p text:style-name="Standard">Key_Y</text:p>
      <text:p text:style-name="Standard">:</text:p>
      <text:p text:style-name="Standard">[object Object]</text:p>
      <text:p text:style-name="Standard">Key_Z</text:p>
      <text:p text:style-name="Standard">:</text:p>
      <text:p text:style-name="Standard">[object Object]</text:p>
      <text:p text:style-name="Standard">MouseButton_COUNT</text:p>
      <text:p text:style-name="Standard">:</text:p>
      <text:p text:style-name="Standard">[object Object]</text:p>
      <text:p text:style-name="Standard">MouseButton_Left</text:p>
      <text:p text:style-name="Standard">:</text:p>
      <text:p text:style-name="Standard">[object Object]</text:p>
      <text:p text:style-name="Standard">MouseButton_Middle</text:p>
      <text:p text:style-name="Standard">:</text:p>
      <text:p text:style-name="Standard">[object Object]</text:p>
      <text:p text:style-name="Standard">MouseButton_Right</text:p>
      <text:p text:style-name="Standard">:</text:p>
      <text:p text:style-name="Standard">[object Object]</text:p>
      <text:p text:style-name="Standard"><text:soft-page-break/>MouseCursor_Arrow</text:p>
      <text:p text:style-name="Standard">:</text:p>
      <text:p text:style-name="Standard">[object Object]</text:p>
      <text:p text:style-name="Standard">MouseCursor_COUNT</text:p>
      <text:p text:style-name="Standard">:</text:p>
      <text:p text:style-name="Standard">[object Object]</text:p>
      <text:p text:style-name="Standard">MouseCursor_Hand</text:p>
      <text:p text:style-name="Standard">:</text:p>
      <text:p text:style-name="Standard">[object Object]</text:p>
      <text:p text:style-name="Standard">MouseCursor_None</text:p>
      <text:p text:style-name="Standard">:</text:p>
      <text:p text:style-name="Standard">[object Object]</text:p>
      <text:p text:style-name="Standard">MouseCursor_NotAllowed</text:p>
      <text:p text:style-name="Standard">:</text:p>
      <text:p text:style-name="Standard">[object Object]</text:p>
      <text:p text:style-name="Standard">MouseCursor_ResizeAll</text:p>
      <text:p text:style-name="Standard">:</text:p>
      <text:p text:style-name="Standard">[object Object]</text:p>
      <text:p text:style-name="Standard">MouseCursor_ResizeEW</text:p>
      <text:p text:style-name="Standard">:</text:p>
      <text:p text:style-name="Standard">[object Object]</text:p>
      <text:p text:style-name="Standard">MouseCursor_ResizeNESW</text:p>
      <text:p text:style-name="Standard">:</text:p>
      <text:p text:style-name="Standard">[object Object]</text:p>
      <text:p text:style-name="Standard">MouseCursor_ResizeNS</text:p>
      <text:p text:style-name="Standard">:</text:p>
      <text:p text:style-name="Standard">[object Object]</text:p>
      <text:p text:style-name="Standard">MouseCursor_ResizeNWSE</text:p>
      <text:p text:style-name="Standard">:</text:p>
      <text:p text:style-name="Standard">[object Object]</text:p>
      <text:p text:style-name="Standard">MouseCursor_TextInput</text:p>
      <text:p text:style-name="Standard">:</text:p>
      <text:p text:style-name="Standard">[object Object]</text:p>
      <text:p text:style-name="Standard">NavInput_Activate</text:p>
      <text:p text:style-name="Standard">:</text:p>
      <text:p text:style-name="Standard">[object Object]</text:p>
      <text:p text:style-name="Standard">NavInput_COUNT</text:p>
      <text:p text:style-name="Standard">:</text:p>
      <text:p text:style-name="Standard">[object Object]</text:p>
      <text:p text:style-name="Standard">NavInput_Cancel</text:p>
      <text:p text:style-name="Standard">:</text:p>
      <text:p text:style-name="Standard">[object Object]</text:p>
      <text:p text:style-name="Standard">NavInput_DpadDown</text:p>
      <text:p text:style-name="Standard">:</text:p>
      <text:p text:style-name="Standard">[object Object]</text:p>
      <text:p text:style-name="Standard">NavInput_DpadLeft</text:p>
      <text:p text:style-name="Standard">:</text:p>
      <text:p text:style-name="Standard">[object Object]</text:p>
      <text:p text:style-name="Standard">NavInput_DpadRight</text:p>
      <text:p text:style-name="Standard">:</text:p>
      <text:p text:style-name="Standard">[object Object]</text:p>
      <text:p text:style-name="Standard">NavInput_DpadUp</text:p>
      <text:p text:style-name="Standard">:</text:p>
      <text:p text:style-name="Standard">[object Object]</text:p>
      <text:p text:style-name="Standard"><text:soft-page-break/>NavInput_FocusNext</text:p>
      <text:p text:style-name="Standard">:</text:p>
      <text:p text:style-name="Standard">[object Object]</text:p>
      <text:p text:style-name="Standard">NavInput_FocusPrev</text:p>
      <text:p text:style-name="Standard">:</text:p>
      <text:p text:style-name="Standard">[object Object]</text:p>
      <text:p text:style-name="Standard">NavInput_Input</text:p>
      <text:p text:style-name="Standard">:</text:p>
      <text:p text:style-name="Standard">[object Object]</text:p>
      <text:p text:style-name="Standard">NavInput_InternalStart_</text:p>
      <text:p text:style-name="Standard">:</text:p>
      <text:p text:style-name="Standard">[object Object]</text:p>
      <text:p text:style-name="Standard">NavInput_KeyDown_</text:p>
      <text:p text:style-name="Standard">:</text:p>
      <text:p text:style-name="Standard">[object Object]</text:p>
      <text:p text:style-name="Standard">NavInput_KeyLeft_</text:p>
      <text:p text:style-name="Standard">:</text:p>
      <text:p text:style-name="Standard">[object Object]</text:p>
      <text:p text:style-name="Standard">NavInput_KeyMenu_</text:p>
      <text:p text:style-name="Standard">:</text:p>
      <text:p text:style-name="Standard">[object Object]</text:p>
      <text:p text:style-name="Standard">NavInput_KeyRight_</text:p>
      <text:p text:style-name="Standard">:</text:p>
      <text:p text:style-name="Standard">[object Object]</text:p>
      <text:p text:style-name="Standard">NavInput_KeyUp_</text:p>
      <text:p text:style-name="Standard">:</text:p>
      <text:p text:style-name="Standard">[object Object]</text:p>
      <text:p text:style-name="Standard">NavInput_LStickDown</text:p>
      <text:p text:style-name="Standard">:</text:p>
      <text:p text:style-name="Standard">[object Object]</text:p>
      <text:p text:style-name="Standard">NavInput_LStickLeft</text:p>
      <text:p text:style-name="Standard">:</text:p>
      <text:p text:style-name="Standard">[object Object]</text:p>
      <text:p text:style-name="Standard">NavInput_LStickRight</text:p>
      <text:p text:style-name="Standard">:</text:p>
      <text:p text:style-name="Standard">[object Object]</text:p>
      <text:p text:style-name="Standard">NavInput_LStickUp</text:p>
      <text:p text:style-name="Standard">:</text:p>
      <text:p text:style-name="Standard">[object Object]</text:p>
      <text:p text:style-name="Standard">NavInput_Menu</text:p>
      <text:p text:style-name="Standard">:</text:p>
      <text:p text:style-name="Standard">[object Object]</text:p>
      <text:p text:style-name="Standard">NavInput_TweakFast</text:p>
      <text:p text:style-name="Standard">:</text:p>
      <text:p text:style-name="Standard">[object Object]</text:p>
      <text:p text:style-name="Standard">NavInput_TweakSlow</text:p>
      <text:p text:style-name="Standard">:</text:p>
      <text:p text:style-name="Standard">[object Object]</text:p>
      <text:p text:style-name="Standard">PlotMulti2NumberFormat</text:p>
      <text:p text:style-name="Standard">{6}</text:p>
      <text:p text:style-name="Standard">FORMAT_BYTE</text:p>
      <text:p text:style-name="Standard">:</text:p>
      <text:p text:style-name="Standard">[object Object]</text:p>
      <text:p text:style-name="Standard">FORMAT_METRIC</text:p>
      <text:p text:style-name="Standard"><text:soft-page-break/>:</text:p>
      <text:p text:style-name="Standard">[object Object]</text:p>
      <text:p text:style-name="Standard">FORMAT_NONE</text:p>
      <text:p text:style-name="Standard">:</text:p>
      <text:p text:style-name="Standard">[object Object]</text:p>
      <text:p text:style-name="Standard">GRID_ENABLE</text:p>
      <text:p text:style-name="Standard">:</text:p>
      <text:p text:style-name="Standard">[object Object]</text:p>
      <text:p text:style-name="Standard">USE_FIRST_Y_AXIS</text:p>
      <text:p text:style-name="Standard">:</text:p>
      <text:p text:style-name="Standard">[object Object]</text:p>
      <text:p text:style-name="Standard">USE_SECOND_Y_AXIS</text:p>
      <text:p text:style-name="Standard">:</text:p>
      <text:p text:style-name="Standard">[object Object]</text:p>
      <text:p text:style-name="Standard">PopupFlags_AnyPopup</text:p>
      <text:p text:style-name="Standard">:</text:p>
      <text:p text:style-name="Standard">[object Object]</text:p>
      <text:p text:style-name="Standard">PopupFlags_AnyPopupId</text:p>
      <text:p text:style-name="Standard">:</text:p>
      <text:p text:style-name="Standard">[object Object]</text:p>
      <text:p text:style-name="Standard">PopupFlags_AnyPopupLevel</text:p>
      <text:p text:style-name="Standard">:</text:p>
      <text:p text:style-name="Standard">[object Object]</text:p>
      <text:p text:style-name="Standard">PopupFlags_MouseButtonDefault_</text:p>
      <text:p text:style-name="Standard">:</text:p>
      <text:p text:style-name="Standard">[object Object]</text:p>
      <text:p text:style-name="Standard">PopupFlags_MouseButtonLeft</text:p>
      <text:p text:style-name="Standard">:</text:p>
      <text:p text:style-name="Standard">[object Object]</text:p>
      <text:p text:style-name="Standard">PopupFlags_MouseButtonMask_</text:p>
      <text:p text:style-name="Standard">:</text:p>
      <text:p text:style-name="Standard">[object Object]</text:p>
      <text:p text:style-name="Standard">PopupFlags_MouseButtonMiddle</text:p>
      <text:p text:style-name="Standard">:</text:p>
      <text:p text:style-name="Standard">[object Object]</text:p>
      <text:p text:style-name="Standard">PopupFlags_MouseButtonRight</text:p>
      <text:p text:style-name="Standard">:</text:p>
      <text:p text:style-name="Standard">[object Object]</text:p>
      <text:p text:style-name="Standard">PopupFlags_NoOpenOverExistingPopup</text:p>
      <text:p text:style-name="Standard">:</text:p>
      <text:p text:style-name="Standard">[object Object]</text:p>
      <text:p text:style-name="Standard">PopupFlags_NoOpenOverItems</text:p>
      <text:p text:style-name="Standard">:</text:p>
      <text:p text:style-name="Standard">[object Object]</text:p>
      <text:p text:style-name="Standard">PopupFlags_None</text:p>
      <text:p text:style-name="Standard">:</text:p>
      <text:p text:style-name="Standard">[object Object]</text:p>
      <text:p text:style-name="Standard">SelectableFlags_AllowDoubleClick</text:p>
      <text:p text:style-name="Standard">:</text:p>
      <text:p text:style-name="Standard">[object Object]</text:p>
      <text:p text:style-name="Standard">SelectableFlags_AllowItemOverlap</text:p>
      <text:p text:style-name="Standard">:</text:p>
      <text:p text:style-name="Standard">[object Object]</text:p>
      <text:p text:style-name="Standard">SelectableFlags_Disabled</text:p>
      <text:p text:style-name="Standard"><text:soft-page-break/>:</text:p>
      <text:p text:style-name="Standard">[object Object]</text:p>
      <text:p text:style-name="Standard">SelectableFlags_DontClosePopups</text:p>
      <text:p text:style-name="Standard">:</text:p>
      <text:p text:style-name="Standard">[object Object]</text:p>
      <text:p text:style-name="Standard">SelectableFlags_None</text:p>
      <text:p text:style-name="Standard">:</text:p>
      <text:p text:style-name="Standard">[object Object]</text:p>
      <text:p text:style-name="Standard">SelectableFlags_SpanAllColumns</text:p>
      <text:p text:style-name="Standard">:</text:p>
      <text:p text:style-name="Standard">[object Object]</text:p>
      <text:p text:style-name="Standard">SliderFlags_AlwaysClamp</text:p>
      <text:p text:style-name="Standard">:</text:p>
      <text:p text:style-name="Standard">[object Object]</text:p>
      <text:p text:style-name="Standard">SliderFlags_InvalidMask_</text:p>
      <text:p text:style-name="Standard">:</text:p>
      <text:p text:style-name="Standard">[object Object]</text:p>
      <text:p text:style-name="Standard">SliderFlags_Logarithmic</text:p>
      <text:p text:style-name="Standard">:</text:p>
      <text:p text:style-name="Standard">[object Object]</text:p>
      <text:p text:style-name="Standard">SliderFlags_NoInput</text:p>
      <text:p text:style-name="Standard">:</text:p>
      <text:p text:style-name="Standard">[object Object]</text:p>
      <text:p text:style-name="Standard">SliderFlags_NoRoundToFormat</text:p>
      <text:p text:style-name="Standard">:</text:p>
      <text:p text:style-name="Standard">[object Object]</text:p>
      <text:p text:style-name="Standard">SliderFlags_None</text:p>
      <text:p text:style-name="Standard">:</text:p>
      <text:p text:style-name="Standard">[object Object]</text:p>
      <text:p text:style-name="Standard">SortDirection_Ascending</text:p>
      <text:p text:style-name="Standard">:</text:p>
      <text:p text:style-name="Standard">[object Object]</text:p>
      <text:p text:style-name="Standard">SortDirection_Descending</text:p>
      <text:p text:style-name="Standard">:</text:p>
      <text:p text:style-name="Standard">[object Object]</text:p>
      <text:p text:style-name="Standard">SortDirection_None</text:p>
      <text:p text:style-name="Standard">:</text:p>
      <text:p text:style-name="Standard">[object Object]</text:p>
      <text:p text:style-name="Standard">StyleVar_Alpha</text:p>
      <text:p text:style-name="Standard">:</text:p>
      <text:p text:style-name="Standard">[object Object]</text:p>
      <text:p text:style-name="Standard">StyleVar_ButtonTextAlign</text:p>
      <text:p text:style-name="Standard">:</text:p>
      <text:p text:style-name="Standard">[object Object]</text:p>
      <text:p text:style-name="Standard">StyleVar_COUNT</text:p>
      <text:p text:style-name="Standard">:</text:p>
      <text:p text:style-name="Standard">[object Object]</text:p>
      <text:p text:style-name="Standard">StyleVar_CellPadding</text:p>
      <text:p text:style-name="Standard">:</text:p>
      <text:p text:style-name="Standard">[object Object]</text:p>
      <text:p text:style-name="Standard">StyleVar_ChildBorderSize</text:p>
      <text:p text:style-name="Standard">:</text:p>
      <text:p text:style-name="Standard">[object Object]</text:p>
      <text:p text:style-name="Standard">StyleVar_ChildRounding</text:p>
      <text:p text:style-name="Standard"><text:soft-page-break/>:</text:p>
      <text:p text:style-name="Standard">[object Object]</text:p>
      <text:p text:style-name="Standard">StyleVar_FrameBorderSize</text:p>
      <text:p text:style-name="Standard">:</text:p>
      <text:p text:style-name="Standard">[object Object]</text:p>
      <text:p text:style-name="Standard">StyleVar_FramePadding</text:p>
      <text:p text:style-name="Standard">:</text:p>
      <text:p text:style-name="Standard">[object Object]</text:p>
      <text:p text:style-name="Standard">StyleVar_FrameRounding</text:p>
      <text:p text:style-name="Standard">:</text:p>
      <text:p text:style-name="Standard">[object Object]</text:p>
      <text:p text:style-name="Standard">StyleVar_GrabMinSize</text:p>
      <text:p text:style-name="Standard">:</text:p>
      <text:p text:style-name="Standard">[object Object]</text:p>
      <text:p text:style-name="Standard">StyleVar_GrabRounding</text:p>
      <text:p text:style-name="Standard">:</text:p>
      <text:p text:style-name="Standard">[object Object]</text:p>
      <text:p text:style-name="Standard">StyleVar_IndentSpacing</text:p>
      <text:p text:style-name="Standard">:</text:p>
      <text:p text:style-name="Standard">[object Object]</text:p>
      <text:p text:style-name="Standard">StyleVar_ItemInnerSpacing</text:p>
      <text:p text:style-name="Standard">:</text:p>
      <text:p text:style-name="Standard">[object Object]</text:p>
      <text:p text:style-name="Standard">StyleVar_ItemSpacing</text:p>
      <text:p text:style-name="Standard">:</text:p>
      <text:p text:style-name="Standard">[object Object]</text:p>
      <text:p text:style-name="Standard">StyleVar_PopupBorderSize</text:p>
      <text:p text:style-name="Standard">:</text:p>
      <text:p text:style-name="Standard">[object Object]</text:p>
      <text:p text:style-name="Standard">StyleVar_PopupRounding</text:p>
      <text:p text:style-name="Standard">:</text:p>
      <text:p text:style-name="Standard">[object Object]</text:p>
      <text:p text:style-name="Standard">StyleVar_ScrollbarRounding</text:p>
      <text:p text:style-name="Standard">:</text:p>
      <text:p text:style-name="Standard">[object Object]</text:p>
      <text:p text:style-name="Standard">StyleVar_ScrollbarSize</text:p>
      <text:p text:style-name="Standard">:</text:p>
      <text:p text:style-name="Standard">[object Object]</text:p>
      <text:p text:style-name="Standard">StyleVar_SelectableTextAlign</text:p>
      <text:p text:style-name="Standard">:</text:p>
      <text:p text:style-name="Standard">[object Object]</text:p>
      <text:p text:style-name="Standard">StyleVar_TabRounding</text:p>
      <text:p text:style-name="Standard">:</text:p>
      <text:p text:style-name="Standard">[object Object]</text:p>
      <text:p text:style-name="Standard">StyleVar_WindowBorderSize</text:p>
      <text:p text:style-name="Standard">:</text:p>
      <text:p text:style-name="Standard">[object Object]</text:p>
      <text:p text:style-name="Standard">StyleVar_WindowMinSize</text:p>
      <text:p text:style-name="Standard">:</text:p>
      <text:p text:style-name="Standard">[object Object]</text:p>
      <text:p text:style-name="Standard">StyleVar_WindowPadding</text:p>
      <text:p text:style-name="Standard">:</text:p>
      <text:p text:style-name="Standard">[object Object]</text:p>
      <text:p text:style-name="Standard">StyleVar_WindowRounding</text:p>
      <text:p text:style-name="Standard"><text:soft-page-break/>:</text:p>
      <text:p text:style-name="Standard">[object Object]</text:p>
      <text:p text:style-name="Standard">StyleVar_WindowTitleAlign</text:p>
      <text:p text:style-name="Standard">:</text:p>
      <text:p text:style-name="Standard">[object Object]</text:p>
      <text:p text:style-name="Standard">TabBarFlags_AutoSelectNewTabs</text:p>
      <text:p text:style-name="Standard">:</text:p>
      <text:p text:style-name="Standard">[object Object]</text:p>
      <text:p text:style-name="Standard">TabBarFlags_FittingPolicyDefault_</text:p>
      <text:p text:style-name="Standard">:</text:p>
      <text:p text:style-name="Standard">[object Object]</text:p>
      <text:p text:style-name="Standard">TabBarFlags_FittingPolicyMask_</text:p>
      <text:p text:style-name="Standard">:</text:p>
      <text:p text:style-name="Standard">[object Object]</text:p>
      <text:p text:style-name="Standard">TabBarFlags_FittingPolicyResizeDown</text:p>
      <text:p text:style-name="Standard">:</text:p>
      <text:p text:style-name="Standard">[object Object]</text:p>
      <text:p text:style-name="Standard">TabBarFlags_FittingPolicyScroll</text:p>
      <text:p text:style-name="Standard">:</text:p>
      <text:p text:style-name="Standard">[object Object]</text:p>
      <text:p text:style-name="Standard">TabBarFlags_NoCloseWithMiddleMouseButton</text:p>
      <text:p text:style-name="Standard">:</text:p>
      <text:p text:style-name="Standard">[object Object]</text:p>
      <text:p text:style-name="Standard">TabBarFlags_NoTabListScrollingButtons</text:p>
      <text:p text:style-name="Standard">:</text:p>
      <text:p text:style-name="Standard">[object Object]</text:p>
      <text:p text:style-name="Standard">TabBarFlags_NoTooltip</text:p>
      <text:p text:style-name="Standard">:</text:p>
      <text:p text:style-name="Standard">[object Object]</text:p>
      <text:p text:style-name="Standard">TabBarFlags_None</text:p>
      <text:p text:style-name="Standard">:</text:p>
      <text:p text:style-name="Standard">[object Object]</text:p>
      <text:p text:style-name="Standard">TabBarFlags_Reorderable</text:p>
      <text:p text:style-name="Standard">:</text:p>
      <text:p text:style-name="Standard">[object Object]</text:p>
      <text:p text:style-name="Standard">TabBarFlags_TabListPopupButton</text:p>
      <text:p text:style-name="Standard">:</text:p>
      <text:p text:style-name="Standard">[object Object]</text:p>
      <text:p text:style-name="Standard">TabItemFlags_Leading</text:p>
      <text:p text:style-name="Standard">:</text:p>
      <text:p text:style-name="Standard">[object Object]</text:p>
      <text:p text:style-name="Standard">TabItemFlags_NoCloseWithMiddleMouseButton</text:p>
      <text:p text:style-name="Standard">:</text:p>
      <text:p text:style-name="Standard">[object Object]</text:p>
      <text:p text:style-name="Standard">TabItemFlags_NoPushId</text:p>
      <text:p text:style-name="Standard">:</text:p>
      <text:p text:style-name="Standard">[object Object]</text:p>
      <text:p text:style-name="Standard">TabItemFlags_NoReorder</text:p>
      <text:p text:style-name="Standard">:</text:p>
      <text:p text:style-name="Standard">[object Object]</text:p>
      <text:p text:style-name="Standard">TabItemFlags_NoTooltip</text:p>
      <text:p text:style-name="Standard">:</text:p>
      <text:p text:style-name="Standard">[object Object]</text:p>
      <text:p text:style-name="Standard">TabItemFlags_None</text:p>
      <text:p text:style-name="Standard"><text:soft-page-break/>:</text:p>
      <text:p text:style-name="Standard">[object Object]</text:p>
      <text:p text:style-name="Standard">TabItemFlags_SetSelected</text:p>
      <text:p text:style-name="Standard">:</text:p>
      <text:p text:style-name="Standard">[object Object]</text:p>
      <text:p text:style-name="Standard">TabItemFlags_Trailing</text:p>
      <text:p text:style-name="Standard">:</text:p>
      <text:p text:style-name="Standard">[object Object]</text:p>
      <text:p text:style-name="Standard">TabItemFlags_UnsavedDocument</text:p>
      <text:p text:style-name="Standard">:</text:p>
      <text:p text:style-name="Standard">[object Object]</text:p>
      <text:p text:style-name="Standard">TableBgTarget_CellBg</text:p>
      <text:p text:style-name="Standard">:</text:p>
      <text:p text:style-name="Standard">[object Object]</text:p>
      <text:p text:style-name="Standard">TableBgTarget_None</text:p>
      <text:p text:style-name="Standard">:</text:p>
      <text:p text:style-name="Standard">[object Object]</text:p>
      <text:p text:style-name="Standard">TableBgTarget_RowBg0</text:p>
      <text:p text:style-name="Standard">:</text:p>
      <text:p text:style-name="Standard">[object Object]</text:p>
      <text:p text:style-name="Standard">TableBgTarget_RowBg1</text:p>
      <text:p text:style-name="Standard">:</text:p>
      <text:p text:style-name="Standard">[object Object]</text:p>
      <text:p text:style-name="Standard">TableColumnFlags_DefaultHide</text:p>
      <text:p text:style-name="Standard">:</text:p>
      <text:p text:style-name="Standard">[object Object]</text:p>
      <text:p text:style-name="Standard">TableColumnFlags_DefaultSort</text:p>
      <text:p text:style-name="Standard">:</text:p>
      <text:p text:style-name="Standard">[object Object]</text:p>
      <text:p text:style-name="Standard">TableColumnFlags_IndentDisable</text:p>
      <text:p text:style-name="Standard">:</text:p>
      <text:p text:style-name="Standard">[object Object]</text:p>
      <text:p text:style-name="Standard">TableColumnFlags_IndentEnable</text:p>
      <text:p text:style-name="Standard">:</text:p>
      <text:p text:style-name="Standard">[object Object]</text:p>
      <text:p text:style-name="Standard">TableColumnFlags_IndentMask_</text:p>
      <text:p text:style-name="Standard">:</text:p>
      <text:p text:style-name="Standard">[object Object]</text:p>
      <text:p text:style-name="Standard">TableColumnFlags_IsEnabled</text:p>
      <text:p text:style-name="Standard">:</text:p>
      <text:p text:style-name="Standard">[object Object]</text:p>
      <text:p text:style-name="Standard">TableColumnFlags_IsHovered</text:p>
      <text:p text:style-name="Standard">:</text:p>
      <text:p text:style-name="Standard">[object Object]</text:p>
      <text:p text:style-name="Standard">TableColumnFlags_IsSorted</text:p>
      <text:p text:style-name="Standard">:</text:p>
      <text:p text:style-name="Standard">[object Object]</text:p>
      <text:p text:style-name="Standard">TableColumnFlags_IsVisible</text:p>
      <text:p text:style-name="Standard">:</text:p>
      <text:p text:style-name="Standard">[object Object]</text:p>
      <text:p text:style-name="Standard">TableColumnFlags_NoClip</text:p>
      <text:p text:style-name="Standard">:</text:p>
      <text:p text:style-name="Standard">[object Object]</text:p>
      <text:p text:style-name="Standard">TableColumnFlags_NoDirectResize_</text:p>
      <text:p text:style-name="Standard"><text:soft-page-break/>:</text:p>
      <text:p text:style-name="Standard">[object Object]</text:p>
      <text:p text:style-name="Standard">TableColumnFlags_NoHeaderWidth</text:p>
      <text:p text:style-name="Standard">:</text:p>
      <text:p text:style-name="Standard">[object Object]</text:p>
      <text:p text:style-name="Standard">TableColumnFlags_NoHide</text:p>
      <text:p text:style-name="Standard">:</text:p>
      <text:p text:style-name="Standard">[object Object]</text:p>
      <text:p text:style-name="Standard">TableColumnFlags_NoReorder</text:p>
      <text:p text:style-name="Standard">:</text:p>
      <text:p text:style-name="Standard">[object Object]</text:p>
      <text:p text:style-name="Standard">TableColumnFlags_NoResize</text:p>
      <text:p text:style-name="Standard">:</text:p>
      <text:p text:style-name="Standard">[object Object]</text:p>
      <text:p text:style-name="Standard">TableColumnFlags_NoSort</text:p>
      <text:p text:style-name="Standard">:</text:p>
      <text:p text:style-name="Standard">[object Object]</text:p>
      <text:p text:style-name="Standard">TableColumnFlags_NoSortAscending</text:p>
      <text:p text:style-name="Standard">:</text:p>
      <text:p text:style-name="Standard">[object Object]</text:p>
      <text:p text:style-name="Standard">TableColumnFlags_NoSortDescending</text:p>
      <text:p text:style-name="Standard">:</text:p>
      <text:p text:style-name="Standard">[object Object]</text:p>
      <text:p text:style-name="Standard">TableColumnFlags_None</text:p>
      <text:p text:style-name="Standard">:</text:p>
      <text:p text:style-name="Standard">[object Object]</text:p>
      <text:p text:style-name="Standard">TableColumnFlags_PreferSortAscending</text:p>
      <text:p text:style-name="Standard">:</text:p>
      <text:p text:style-name="Standard">[object Object]</text:p>
      <text:p text:style-name="Standard">TableColumnFlags_PreferSortDescending</text:p>
      <text:p text:style-name="Standard">:</text:p>
      <text:p text:style-name="Standard">[object Object]</text:p>
      <text:p text:style-name="Standard">TableColumnFlags_StatusMask_</text:p>
      <text:p text:style-name="Standard">:</text:p>
      <text:p text:style-name="Standard">[object Object]</text:p>
      <text:p text:style-name="Standard">TableColumnFlags_WidthFixed</text:p>
      <text:p text:style-name="Standard">:</text:p>
      <text:p text:style-name="Standard">[object Object]</text:p>
      <text:p text:style-name="Standard">TableColumnFlags_WidthMask_</text:p>
      <text:p text:style-name="Standard">:</text:p>
      <text:p text:style-name="Standard">[object Object]</text:p>
      <text:p text:style-name="Standard">TableColumnFlags_WidthStretch</text:p>
      <text:p text:style-name="Standard">:</text:p>
      <text:p text:style-name="Standard">[object Object]</text:p>
      <text:p text:style-name="Standard">TableFlags_Borders</text:p>
      <text:p text:style-name="Standard">:</text:p>
      <text:p text:style-name="Standard">[object Object]</text:p>
      <text:p text:style-name="Standard">TableFlags_BordersH</text:p>
      <text:p text:style-name="Standard">:</text:p>
      <text:p text:style-name="Standard">[object Object]</text:p>
      <text:p text:style-name="Standard">TableFlags_BordersInner</text:p>
      <text:p text:style-name="Standard">:</text:p>
      <text:p text:style-name="Standard">[object Object]</text:p>
      <text:p text:style-name="Standard">TableFlags_BordersInnerH</text:p>
      <text:p text:style-name="Standard"><text:soft-page-break/>:</text:p>
      <text:p text:style-name="Standard">[object Object]</text:p>
      <text:p text:style-name="Standard">TableFlags_BordersInnerV</text:p>
      <text:p text:style-name="Standard">:</text:p>
      <text:p text:style-name="Standard">[object Object]</text:p>
      <text:p text:style-name="Standard">TableFlags_BordersOuter</text:p>
      <text:p text:style-name="Standard">:</text:p>
      <text:p text:style-name="Standard">[object Object]</text:p>
      <text:p text:style-name="Standard">TableFlags_BordersOuterH</text:p>
      <text:p text:style-name="Standard">:</text:p>
      <text:p text:style-name="Standard">[object Object]</text:p>
      <text:p text:style-name="Standard">TableFlags_BordersOuterV</text:p>
      <text:p text:style-name="Standard">:</text:p>
      <text:p text:style-name="Standard">[object Object]</text:p>
      <text:p text:style-name="Standard">TableFlags_BordersV</text:p>
      <text:p text:style-name="Standard">:</text:p>
      <text:p text:style-name="Standard">[object Object]</text:p>
      <text:p text:style-name="Standard">TableFlags_ContextMenuInBody</text:p>
      <text:p text:style-name="Standard">:</text:p>
      <text:p text:style-name="Standard">[object Object]</text:p>
      <text:p text:style-name="Standard">TableFlags_Hideable</text:p>
      <text:p text:style-name="Standard">:</text:p>
      <text:p text:style-name="Standard">[object Object]</text:p>
      <text:p text:style-name="Standard">TableFlags_NoBordersInBody</text:p>
      <text:p text:style-name="Standard">:</text:p>
      <text:p text:style-name="Standard">[object Object]</text:p>
      <text:p text:style-name="Standard">TableFlags_NoBordersInBodyUntilResize</text:p>
      <text:p text:style-name="Standard">:</text:p>
      <text:p text:style-name="Standard">[object Object]</text:p>
      <text:p text:style-name="Standard">TableFlags_NoClip</text:p>
      <text:p text:style-name="Standard">:</text:p>
      <text:p text:style-name="Standard">[object Object]</text:p>
      <text:p text:style-name="Standard">TableFlags_NoHostExtendX</text:p>
      <text:p text:style-name="Standard">:</text:p>
      <text:p text:style-name="Standard">[object Object]</text:p>
      <text:p text:style-name="Standard">TableFlags_NoHostExtendY</text:p>
      <text:p text:style-name="Standard">:</text:p>
      <text:p text:style-name="Standard">[object Object]</text:p>
      <text:p text:style-name="Standard">TableFlags_NoKeepColumnsVisible</text:p>
      <text:p text:style-name="Standard">:</text:p>
      <text:p text:style-name="Standard">[object Object]</text:p>
      <text:p text:style-name="Standard">TableFlags_NoPadInnerX</text:p>
      <text:p text:style-name="Standard">:</text:p>
      <text:p text:style-name="Standard">[object Object]</text:p>
      <text:p text:style-name="Standard">TableFlags_NoPadOuterX</text:p>
      <text:p text:style-name="Standard">:</text:p>
      <text:p text:style-name="Standard">[object Object]</text:p>
      <text:p text:style-name="Standard">TableFlags_NoSavedSettings</text:p>
      <text:p text:style-name="Standard">:</text:p>
      <text:p text:style-name="Standard">[object Object]</text:p>
      <text:p text:style-name="Standard">TableFlags_None</text:p>
      <text:p text:style-name="Standard">:</text:p>
      <text:p text:style-name="Standard">[object Object]</text:p>
      <text:p text:style-name="Standard">TableFlags_PadOuterX</text:p>
      <text:p text:style-name="Standard"><text:soft-page-break/>:</text:p>
      <text:p text:style-name="Standard">[object Object]</text:p>
      <text:p text:style-name="Standard">TableFlags_PreciseWidths</text:p>
      <text:p text:style-name="Standard">:</text:p>
      <text:p text:style-name="Standard">[object Object]</text:p>
      <text:p text:style-name="Standard">TableFlags_Reorderable</text:p>
      <text:p text:style-name="Standard">:</text:p>
      <text:p text:style-name="Standard">[object Object]</text:p>
      <text:p text:style-name="Standard">TableFlags_Resizable</text:p>
      <text:p text:style-name="Standard">:</text:p>
      <text:p text:style-name="Standard">[object Object]</text:p>
      <text:p text:style-name="Standard">TableFlags_RowBg</text:p>
      <text:p text:style-name="Standard">:</text:p>
      <text:p text:style-name="Standard">[object Object]</text:p>
      <text:p text:style-name="Standard">TableFlags_ScrollX</text:p>
      <text:p text:style-name="Standard">:</text:p>
      <text:p text:style-name="Standard">[object Object]</text:p>
      <text:p text:style-name="Standard">TableFlags_ScrollY</text:p>
      <text:p text:style-name="Standard">:</text:p>
      <text:p text:style-name="Standard">[object Object]</text:p>
      <text:p text:style-name="Standard">TableFlags_SizingFixedFit</text:p>
      <text:p text:style-name="Standard">:</text:p>
      <text:p text:style-name="Standard">[object Object]</text:p>
      <text:p text:style-name="Standard">TableFlags_SizingFixedSame</text:p>
      <text:p text:style-name="Standard">:</text:p>
      <text:p text:style-name="Standard">[object Object]</text:p>
      <text:p text:style-name="Standard">TableFlags_SizingMask_</text:p>
      <text:p text:style-name="Standard">:</text:p>
      <text:p text:style-name="Standard">[object Object]</text:p>
      <text:p text:style-name="Standard">TableFlags_SizingStretchProp</text:p>
      <text:p text:style-name="Standard">:</text:p>
      <text:p text:style-name="Standard">[object Object]</text:p>
      <text:p text:style-name="Standard">TableFlags_SizingStretchSame</text:p>
      <text:p text:style-name="Standard">:</text:p>
      <text:p text:style-name="Standard">[object Object]</text:p>
      <text:p text:style-name="Standard">TableFlags_SortMulti</text:p>
      <text:p text:style-name="Standard">:</text:p>
      <text:p text:style-name="Standard">[object Object]</text:p>
      <text:p text:style-name="Standard">TableFlags_SortTristate</text:p>
      <text:p text:style-name="Standard">:</text:p>
      <text:p text:style-name="Standard">[object Object]</text:p>
      <text:p text:style-name="Standard">TableFlags_Sortable</text:p>
      <text:p text:style-name="Standard">:</text:p>
      <text:p text:style-name="Standard">[object Object]</text:p>
      <text:p text:style-name="Standard">TableRowFlags_Headers</text:p>
      <text:p text:style-name="Standard">:</text:p>
      <text:p text:style-name="Standard">[object Object]</text:p>
      <text:p text:style-name="Standard">TableRowFlags_None</text:p>
      <text:p text:style-name="Standard">:</text:p>
      <text:p text:style-name="Standard">[object Object]</text:p>
      <text:p text:style-name="Standard">TreeNodeFlags_AllowItemOverlap</text:p>
      <text:p text:style-name="Standard">:</text:p>
      <text:p text:style-name="Standard">[object Object]</text:p>
      <text:p text:style-name="Standard">TreeNodeFlags_Bullet</text:p>
      <text:p text:style-name="Standard"><text:soft-page-break/>:</text:p>
      <text:p text:style-name="Standard">[object Object]</text:p>
      <text:p text:style-name="Standard">TreeNodeFlags_CollapsingHeader</text:p>
      <text:p text:style-name="Standard">:</text:p>
      <text:p text:style-name="Standard">[object Object]</text:p>
      <text:p text:style-name="Standard">TreeNodeFlags_DefaultOpen</text:p>
      <text:p text:style-name="Standard">:</text:p>
      <text:p text:style-name="Standard">[object Object]</text:p>
      <text:p text:style-name="Standard">TreeNodeFlags_FramePadding</text:p>
      <text:p text:style-name="Standard">:</text:p>
      <text:p text:style-name="Standard">[object Object]</text:p>
      <text:p text:style-name="Standard">TreeNodeFlags_Framed</text:p>
      <text:p text:style-name="Standard">:</text:p>
      <text:p text:style-name="Standard">[object Object]</text:p>
      <text:p text:style-name="Standard">TreeNodeFlags_Leaf</text:p>
      <text:p text:style-name="Standard">:</text:p>
      <text:p text:style-name="Standard">[object Object]</text:p>
      <text:p text:style-name="Standard">TreeNodeFlags_NavLeftJumpsBackHere</text:p>
      <text:p text:style-name="Standard">:</text:p>
      <text:p text:style-name="Standard">[object Object]</text:p>
      <text:p text:style-name="Standard">TreeNodeFlags_NoAutoOpenOnLog</text:p>
      <text:p text:style-name="Standard">:</text:p>
      <text:p text:style-name="Standard">[object Object]</text:p>
      <text:p text:style-name="Standard">TreeNodeFlags_NoTreePushOnOpen</text:p>
      <text:p text:style-name="Standard">:</text:p>
      <text:p text:style-name="Standard">[object Object]</text:p>
      <text:p text:style-name="Standard">TreeNodeFlags_None</text:p>
      <text:p text:style-name="Standard">:</text:p>
      <text:p text:style-name="Standard">[object Object]</text:p>
      <text:p text:style-name="Standard">TreeNodeFlags_OpenOnArrow</text:p>
      <text:p text:style-name="Standard">:</text:p>
      <text:p text:style-name="Standard">[object Object]</text:p>
      <text:p text:style-name="Standard">TreeNodeFlags_OpenOnDoubleClick</text:p>
      <text:p text:style-name="Standard">:</text:p>
      <text:p text:style-name="Standard">[object Object]</text:p>
      <text:p text:style-name="Standard">TreeNodeFlags_Selected</text:p>
      <text:p text:style-name="Standard">:</text:p>
      <text:p text:style-name="Standard">[object Object]</text:p>
      <text:p text:style-name="Standard">TreeNodeFlags_SpanAvailWidth</text:p>
      <text:p text:style-name="Standard">:</text:p>
      <text:p text:style-name="Standard">[object Object]</text:p>
      <text:p text:style-name="Standard">TreeNodeFlags_SpanFullWidth</text:p>
      <text:p text:style-name="Standard">:</text:p>
      <text:p text:style-name="Standard">[object Object]</text:p>
      <text:p text:style-name="Standard">ViewportFlags_CanHostOtherWindows</text:p>
      <text:p text:style-name="Standard">:</text:p>
      <text:p text:style-name="Standard">[object Object]</text:p>
      <text:p text:style-name="Standard">ViewportFlags_Minimized</text:p>
      <text:p text:style-name="Standard">:</text:p>
      <text:p text:style-name="Standard">[object Object]</text:p>
      <text:p text:style-name="Standard">ViewportFlags_NoAutoMerge</text:p>
      <text:p text:style-name="Standard">:</text:p>
      <text:p text:style-name="Standard">[object Object]</text:p>
      <text:p text:style-name="Standard">ViewportFlags_NoDecoration</text:p>
      <text:p text:style-name="Standard"><text:soft-page-break/>:</text:p>
      <text:p text:style-name="Standard">[object Object]</text:p>
      <text:p text:style-name="Standard">ViewportFlags_NoFocusOnAppearing</text:p>
      <text:p text:style-name="Standard">:</text:p>
      <text:p text:style-name="Standard">[object Object]</text:p>
      <text:p text:style-name="Standard">ViewportFlags_NoFocusOnClick</text:p>
      <text:p text:style-name="Standard">:</text:p>
      <text:p text:style-name="Standard">[object Object]</text:p>
      <text:p text:style-name="Standard">ViewportFlags_NoInputs</text:p>
      <text:p text:style-name="Standard">:</text:p>
      <text:p text:style-name="Standard">[object Object]</text:p>
      <text:p text:style-name="Standard">ViewportFlags_NoRendererClear</text:p>
      <text:p text:style-name="Standard">:</text:p>
      <text:p text:style-name="Standard">[object Object]</text:p>
      <text:p text:style-name="Standard">ViewportFlags_NoTaskBarIcon</text:p>
      <text:p text:style-name="Standard">:</text:p>
      <text:p text:style-name="Standard">[object Object]</text:p>
      <text:p text:style-name="Standard">ViewportFlags_None</text:p>
      <text:p text:style-name="Standard">:</text:p>
      <text:p text:style-name="Standard">[object Object]</text:p>
      <text:p text:style-name="Standard">ViewportFlags_TopMost</text:p>
      <text:p text:style-name="Standard">:</text:p>
      <text:p text:style-name="Standard">[object Object]</text:p>
      <text:p text:style-name="Standard">WindowFlags_AlwaysAutoResize</text:p>
      <text:p text:style-name="Standard">:</text:p>
      <text:p text:style-name="Standard">[object Object]</text:p>
      <text:p text:style-name="Standard">WindowFlags_AlwaysHorizontalScrollbar</text:p>
      <text:p text:style-name="Standard">:</text:p>
      <text:p text:style-name="Standard">[object Object]</text:p>
      <text:p text:style-name="Standard">WindowFlags_AlwaysUseWindowPadding</text:p>
      <text:p text:style-name="Standard">:</text:p>
      <text:p text:style-name="Standard">[object Object]</text:p>
      <text:p text:style-name="Standard">WindowFlags_AlwaysVerticalScrollbar</text:p>
      <text:p text:style-name="Standard">:</text:p>
      <text:p text:style-name="Standard">[object Object]</text:p>
      <text:p text:style-name="Standard">WindowFlags_ChildMenu</text:p>
      <text:p text:style-name="Standard">:</text:p>
      <text:p text:style-name="Standard">[object Object]</text:p>
      <text:p text:style-name="Standard">WindowFlags_ChildWindow</text:p>
      <text:p text:style-name="Standard">:</text:p>
      <text:p text:style-name="Standard">[object Object]</text:p>
      <text:p text:style-name="Standard">WindowFlags_DockNodeHost</text:p>
      <text:p text:style-name="Standard">:</text:p>
      <text:p text:style-name="Standard">[object Object]</text:p>
      <text:p text:style-name="Standard">WindowFlags_HorizontalScrollbar</text:p>
      <text:p text:style-name="Standard">:</text:p>
      <text:p text:style-name="Standard">[object Object]</text:p>
      <text:p text:style-name="Standard">WindowFlags_MenuBar</text:p>
      <text:p text:style-name="Standard">:</text:p>
      <text:p text:style-name="Standard">[object Object]</text:p>
      <text:p text:style-name="Standard">WindowFlags_Modal</text:p>
      <text:p text:style-name="Standard">:</text:p>
      <text:p text:style-name="Standard">[object Object]</text:p>
      <text:p text:style-name="Standard">WindowFlags_NavFlattened</text:p>
      <text:p text:style-name="Standard"><text:soft-page-break/>:</text:p>
      <text:p text:style-name="Standard">[object Object]</text:p>
      <text:p text:style-name="Standard">WindowFlags_NoBackground</text:p>
      <text:p text:style-name="Standard">:</text:p>
      <text:p text:style-name="Standard">[object Object]</text:p>
      <text:p text:style-name="Standard">WindowFlags_NoBringToFrontOnFocus</text:p>
      <text:p text:style-name="Standard">:</text:p>
      <text:p text:style-name="Standard">[object Object]</text:p>
      <text:p text:style-name="Standard">WindowFlags_NoCollapse</text:p>
      <text:p text:style-name="Standard">:</text:p>
      <text:p text:style-name="Standard">[object Object]</text:p>
      <text:p text:style-name="Standard">WindowFlags_NoDecoration</text:p>
      <text:p text:style-name="Standard">:</text:p>
      <text:p text:style-name="Standard">[object Object]</text:p>
      <text:p text:style-name="Standard">WindowFlags_NoDocking</text:p>
      <text:p text:style-name="Standard">:</text:p>
      <text:p text:style-name="Standard">[object Object]</text:p>
      <text:p text:style-name="Standard">WindowFlags_NoFocusOnAppearing</text:p>
      <text:p text:style-name="Standard">:</text:p>
      <text:p text:style-name="Standard">[object Object]</text:p>
      <text:p text:style-name="Standard">WindowFlags_NoInputs</text:p>
      <text:p text:style-name="Standard">:</text:p>
      <text:p text:style-name="Standard">[object Object]</text:p>
      <text:p text:style-name="Standard">WindowFlags_NoMouseInputs</text:p>
      <text:p text:style-name="Standard">:</text:p>
      <text:p text:style-name="Standard">[object Object]</text:p>
      <text:p text:style-name="Standard">WindowFlags_NoMove</text:p>
      <text:p text:style-name="Standard">:</text:p>
      <text:p text:style-name="Standard">[object Object]</text:p>
      <text:p text:style-name="Standard">WindowFlags_NoNav</text:p>
      <text:p text:style-name="Standard">:</text:p>
      <text:p text:style-name="Standard">[object Object]</text:p>
      <text:p text:style-name="Standard">WindowFlags_NoNavFocus</text:p>
      <text:p text:style-name="Standard">:</text:p>
      <text:p text:style-name="Standard">[object Object]</text:p>
      <text:p text:style-name="Standard">WindowFlags_NoNavInputs</text:p>
      <text:p text:style-name="Standard">:</text:p>
      <text:p text:style-name="Standard">[object Object]</text:p>
      <text:p text:style-name="Standard">WindowFlags_NoResize</text:p>
      <text:p text:style-name="Standard">:</text:p>
      <text:p text:style-name="Standard">[object Object]</text:p>
      <text:p text:style-name="Standard">WindowFlags_NoSavedSettings</text:p>
      <text:p text:style-name="Standard">:</text:p>
      <text:p text:style-name="Standard">[object Object]</text:p>
      <text:p text:style-name="Standard">WindowFlags_NoScrollWithMouse</text:p>
      <text:p text:style-name="Standard">:</text:p>
      <text:p text:style-name="Standard">[object Object]</text:p>
      <text:p text:style-name="Standard">WindowFlags_NoScrollbar</text:p>
      <text:p text:style-name="Standard">:</text:p>
      <text:p text:style-name="Standard">[object Object]</text:p>
      <text:p text:style-name="Standard">WindowFlags_NoTitleBar</text:p>
      <text:p text:style-name="Standard">:</text:p>
      <text:p text:style-name="Standard">[object Object]</text:p>
      <text:p text:style-name="Standard">WindowFlags_None</text:p>
      <text:p text:style-name="Standard"><text:soft-page-break/>:</text:p>
      <text:p text:style-name="Standard">[object Object]</text:p>
      <text:p text:style-name="Standard">WindowFlags_Popup</text:p>
      <text:p text:style-name="Standard">:</text:p>
      <text:p text:style-name="Standard">[object Object]</text:p>
      <text:p text:style-name="Standard">WindowFlags_Tooltip</text:p>
      <text:p text:style-name="Standard">:</text:p>
      <text:p text:style-name="Standard">[object Object]</text:p>
      <text:p text:style-name="Standard">WindowFlags_UnsavedDocument</text:p>
      <text:p text:style-name="Standard">:</text:p>
      <text:p text:style-name="Standard">[object Object]</text:p>
      <text:p text:style-name="Standard">ctx</text:p>
      <text:p text:style-name="Standard">[1]</text:p>
      <text:p text:style-name="Standard">0</text:p>
      <text:p text:style-name="Standard">:</text:p>
      <text:p text:style-name="Standard">if ui_imgui and ui_imgui.ctx ~= nil then</text:p>
      <text:p text:style-name="Standard">plotLineBgColor</text:p>
      <text:p text:style-name="Standard">:</text:p>
      <text:p text:style-name="Standard">[object Object]</text:p>
      <text:p text:style-name="Standard">plotLineColor</text:p>
      <text:p text:style-name="Standard">:</text:p>
      <text:p text:style-name="Standard">[object Object]</text:p>
      <text:p text:style-name="Standard">uiscale</text:p>
      <text:p text:style-name="Standard">:</text:p>
      <text:p text:style-name="Standard">[object Object]</text:p>
      <text:p text:style-name="Standard">AcceptDragDropPayload(string_type, ImGuiDragDropFlags_flags)</text:p>
      <text:p text:style-name="Standard">[1]</text:p>
      <text:p text:style-name="Standard">0</text:p>
      <text:p text:style-name="Standard">:</text:p>
      <text:p text:style-name="Standard">local payload = ui_imgui.AcceptDragDropPayload(dragDropId)</text:p>
      <text:p text:style-name="Standard">AlignTextToFramePadding()</text:p>
      <text:p text:style-name="Standard">:</text:p>
      <text:p text:style-name="Standard">[object Object]</text:p>
      <text:p text:style-name="Standard">ArrayBoolByTbl(tbl)</text:p>
      <text:p text:style-name="Standard">:</text:p>
      <text:p text:style-name="Standard">[object Object]</text:p>
      <text:p text:style-name="Standard">ArrayBoolPtrByTbl(tbl)</text:p>
      <text:p text:style-name="Standard">:</text:p>
      <text:p text:style-name="Standard">[object Object]</text:p>
      <text:p text:style-name="Standard">ArrayChar(x, val)</text:p>
      <text:p text:style-name="Standard">:</text:p>
      <text:p text:style-name="Standard">[object Object]</text:p>
      <text:p text:style-name="Standard">ArrayCharPtrByTbl(tbl)</text:p>
      <text:p text:style-name="Standard">:</text:p>
      <text:p text:style-name="Standard">[object Object]</text:p>
      <text:p text:style-name="Standard">ArrayFloat(size)</text:p>
      <text:p text:style-name="Standard">:</text:p>
      <text:p text:style-name="Standard">[object Object]</text:p>
      <text:p text:style-name="Standard">ArrayFloatByTbl(tbl)</text:p>
      <text:p text:style-name="Standard">:</text:p>
      <text:p text:style-name="Standard">[object Object]</text:p>
      <text:p text:style-name="Standard">ArrayFloatPtrByTbl(tbl)</text:p>
      <text:p text:style-name="Standard">:</text:p>
      <text:p text:style-name="Standard">[object Object]</text:p>
      <text:p text:style-name="Standard"><text:soft-page-break/>ArrayImVec4(size)</text:p>
      <text:p text:style-name="Standard">:</text:p>
      <text:p text:style-name="Standard">[object Object]</text:p>
      <text:p text:style-name="Standard">ArrayInt(size)</text:p>
      <text:p text:style-name="Standard">:</text:p>
      <text:p text:style-name="Standard">[object Object]</text:p>
      <text:p text:style-name="Standard">ArrayIntPtrByTbl(tbl)</text:p>
      <text:p text:style-name="Standard">:</text:p>
      <text:p text:style-name="Standard">[object Object]</text:p>
      <text:p text:style-name="Standard">ArraySize(arr)</text:p>
      <text:p text:style-name="Standard">:</text:p>
      <text:p text:style-name="Standard">[object Object]</text:p>
      <text:p text:style-name="Standard">ArrowButton(string_str_id, ImGuiDir_dir)</text:p>
      <text:p text:style-name="Standard">:</text:p>
      <text:p text:style-name="Standard">[object Object]</text:p>
      <text:p text:style-name="Standard">Begin(string_name, bool_p_open, ImGuiWindowFlags_flags)</text:p>
      <text:p text:style-name="Standard">:</text:p>
      <text:p text:style-name="Standard">[object Object]</text:p>
      <text:p text:style-name="Standard">BeginChild1(string_str_id, ImVec2_size, bool_border, ImGuiWindowFlags_flags)</text:p>
      <text:p text:style-name="Standard">:</text:p>
      <text:p text:style-name="Standard">[object Object]</text:p>
      <text:p text:style-name="Standard">BeginChild2(ImGuiID_id, ImVec2_size, bool_border, ImGuiWindowFlags_flags)</text:p>
      <text:p text:style-name="Standard">:</text:p>
      <text:p text:style-name="Standard">[object Object]</text:p>
      <text:p text:style-name="Standard">BeginChildFrame(ImGuiID_id, ImVec2_size, ImGuiWindowFlags_flags)</text:p>
      <text:p text:style-name="Standard">:</text:p>
      <text:p text:style-name="Standard">[object Object]</text:p>
      <text:p text:style-name="Standard">BeginCombo(string_label, string_preview_value, ImGuiComboFlags_flags)</text:p>
      <text:p text:style-name="Standard">:</text:p>
      <text:p text:style-name="Standard">[object Object]</text:p>
      <text:p text:style-name="Standard">BeginDisabled(disable)</text:p>
      <text:p text:style-name="Standard">:</text:p>
      <text:p text:style-name="Standard">[object Object]</text:p>
      <text:p text:style-name="Standard">BeginDragDropSource(ImGuiDragDropFlags_flags)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BeginDragDropTarget()</text:p>
      <text:p text:style-name="Standard">[1]</text:p>
      <text:p text:style-name="Standard">0</text:p>
      <text:p text:style-name="Standard">:</text:p>
      <text:p text:style-name="Standard">if ui_imgui.BeginDragDropTarget() then</text:p>
      <text:p text:style-name="Standard">BeginGroup()</text:p>
      <text:p text:style-name="Standard">:</text:p>
      <text:p text:style-name="Standard">[object Object]</text:p>
      <text:p text:style-name="Standard">BeginMainMenuBar()</text:p>
      <text:p text:style-name="Standard">:</text:p>
      <text:p text:style-name="Standard">[object Object]</text:p>
      <text:p text:style-name="Standard">BeginMenu(string_label, bool_enabled)</text:p>
      <text:p text:style-name="Standard">:</text:p>
      <text:p text:style-name="Standard">[object Object]</text:p>
      <text:p text:style-name="Standard">BeginMenuBar()</text:p>
      <text:p text:style-name="Standard">:</text:p>
      <text:p text:style-name="Standard"><text:soft-page-break/>[object Object]</text:p>
      <text:p text:style-name="Standard">BeginPopup(string_str_id, ImGuiWindowFlags_flags)</text:p>
      <text:p text:style-name="Standard">:</text:p>
      <text:p text:style-name="Standard">[object Object]</text:p>
      <text:p text:style-name="Standard">BeginPopupContextItem(string_str_id, ImGuiPopupFlags_popup_flags)</text:p>
      <text:p text:style-name="Standard">:</text:p>
      <text:p text:style-name="Standard">[object Object]</text:p>
      <text:p text:style-name="Standard">BeginPopupContextVoid(string_str_id, ImGuiPopupFlags_popup_flags)</text:p>
      <text:p text:style-name="Standard">:</text:p>
      <text:p text:style-name="Standard">[object Object]</text:p>
      <text:p text:style-name="Standard">BeginPopupContextWindow(string_str_id, ImGuiPopupFlags_popup_flags)</text:p>
      <text:p text:style-name="Standard">:</text:p>
      <text:p text:style-name="Standard">[object Object]</text:p>
      <text:p text:style-name="Standard">BeginPopupModal(string_name, bool_p_open, ImGuiWindowFlags_flags)</text:p>
      <text:p text:style-name="Standard">:</text:p>
      <text:p text:style-name="Standard">[object Object]</text:p>
      <text:p text:style-name="Standard">BeginTabBar(string_str_id, ImGuiTabBarFlags_flags)</text:p>
      <text:p text:style-name="Standard">:</text:p>
      <text:p text:style-name="Standard">[object Object]</text:p>
      <text:p text:style-name="Standard">BeginTabItem(string_label, bool_p_open, ImGuiTabItemFlags_flags)</text:p>
      <text:p text:style-name="Standard">:</text:p>
      <text:p text:style-name="Standard">[object Object]</text:p>
      <text:p text:style-name="Standard">BeginTable(string_str_id, int_column, ImGuiTableFlags_flags, ImVec2_outer_size, float_inner_width)</text:p>
      <text:p text:style-name="Standard">:</text:p>
      <text:p text:style-name="Standard">[object Object]</text:p>
      <text:p text:style-name="Standard">BeginTooltip()</text:p>
      <text:p text:style-name="Standard">:</text:p>
      <text:p text:style-name="Standard">[object Object]</text:p>
      <text:p text:style-name="Standard">Bool(x)</text:p>
      <text:p text:style-name="Standard">:</text:p>
      <text:p text:style-name="Standard">[object Object]</text:p>
      <text:p text:style-name="Standard">BoolFalse()</text:p>
      <text:p text:style-name="Standard">:</text:p>
      <text:p text:style-name="Standard">[object Object]</text:p>
      <text:p text:style-name="Standard">BoolPtr(x)</text:p>
      <text:p text:style-name="Standard">[2]</text:p>
      <text:p text:style-name="Standard">0</text:p>
      <text:p text:style-name="Standard">:</text:p>
      <text:p text:style-name="Standard">local windowOpen = ui_imgui.BoolPtr(false)</text:p>
      <text:p text:style-name="Standard">1</text:p>
      <text:p text:style-name="Standard">:</text:p>
      <text:p text:style-name="Standard">showUI = ui_imgui.BoolPtr(false)</text:p>
      <text:p text:style-name="Standard">BoolTrue()</text:p>
      <text:p text:style-name="Standard">:</text:p>
      <text:p text:style-name="Standard">[object Object]</text:p>
      <text:p text:style-name="Standard">Bullet()</text:p>
      <text:p text:style-name="Standard">:</text:p>
      <text:p text:style-name="Standard">[object Object]</text:p>
      <text:p text:style-name="Standard">BulletText(string_fmt)</text:p>
      <text:p text:style-name="Standard">:</text:p>
      <text:p text:style-name="Standard">[object Object]</text:p>
      <text:p text:style-name="Standard">BulletTextV(string_fmt, va_list_args)</text:p>
      <text:p text:style-name="Standard">:</text:p>
      <text:p text:style-name="Standard">[object Object]</text:p>
      <text:p text:style-name="Standard"><text:soft-page-break/>Button(string_label, ImVec2_size)</text:p>
      <text:p text:style-name="Standard">:</text:p>
      <text:p text:style-name="Standard">[object Object]</text:p>
      <text:p text:style-name="Standard">CalcItemWidth()</text:p>
      <text:p text:style-name="Standard">:</text:p>
      <text:p text:style-name="Standard">[object Object]</text:p>
      <text:p text:style-name="Standard">CalcListClipping(int_items_count, float_items_height, int_out_items_display_start, int_out_items_display_end)</text:p>
      <text:p text:style-name="Standard">:</text:p>
      <text:p text:style-name="Standard">[object Object]</text:p>
      <text:p text:style-name="Standard">CalcTextSize(string_text, string_text_end, bool_hide_text_after_double_hash, float_wrap_width)</text:p>
      <text:p text:style-name="Standard">:</text:p>
      <text:p text:style-name="Standard">[object Object]</text:p>
      <text:p text:style-name="Standard">CaptureKeyboardFromApp(bool_want_capture_keyboard_value)</text:p>
      <text:p text:style-name="Standard">:</text:p>
      <text:p text:style-name="Standard">[object Object]</text:p>
      <text:p text:style-name="Standard">CaptureMouseFromApp(bool_want_capture_mouse_value)</text:p>
      <text:p text:style-name="Standard">:</text:p>
      <text:p text:style-name="Standard">[object Object]</text:p>
      <text:p text:style-name="Standard">CharPtr(x)</text:p>
      <text:p text:style-name="Standard">:</text:p>
      <text:p text:style-name="Standard">[object Object]</text:p>
      <text:p text:style-name="Standard">Checkbox(string_label, bool_v)</text:p>
      <text:p text:style-name="Standard">:</text:p>
      <text:p text:style-name="Standard">[object Object]</text:p>
      <text:p text:style-name="Standard">CheckboxFlags1(string_label, int_flags, int_flags_value)</text:p>
      <text:p text:style-name="Standard">:</text:p>
      <text:p text:style-name="Standard">[object Object]</text:p>
      <text:p text:style-name="Standard">CheckboxFlags2(string_label, int_flags, int_flags_value)</text:p>
      <text:p text:style-name="Standard">:</text:p>
      <text:p text:style-name="Standard">[object Object]</text:p>
      <text:p text:style-name="Standard">ClearActiveID()</text:p>
      <text:p text:style-name="Standard">:</text:p>
      <text:p text:style-name="Standard">[object Object]</text:p>
      <text:p text:style-name="Standard">CloseCurrentPopup()</text:p>
      <text:p text:style-name="Standard">:</text:p>
      <text:p text:style-name="Standard">[object Object]</text:p>
      <text:p text:style-name="Standard">CollapsingHeader1(string_label, ImGuiTreeNodeFlags_flags)</text:p>
      <text:p text:style-name="Standard">:</text:p>
      <text:p text:style-name="Standard">[object Object]</text:p>
      <text:p text:style-name="Standard">CollapsingHeader2(string_label, bool_p_visible, ImGuiTreeNodeFlags_flags)</text:p>
      <text:p text:style-name="Standard">:</text:p>
      <text:p text:style-name="Standard">[object Object]</text:p>
      <text:p text:style-name="Standard">ColorButton(string_desc_id, ImVec4_col, ImGuiColorEditFlags_flags, ImVec2_size)</text:p>
      <text:p text:style-name="Standard">:</text:p>
      <text:p text:style-name="Standard">[object Object]</text:p>
      <text:p text:style-name="Standard">ColorConvertFloat4ToU32(_in)</text:p>
      <text:p text:style-name="Standard">:</text:p>
      <text:p text:style-name="Standard">[object Object]</text:p>
      <text:p text:style-name="Standard">ColorConvertHSVtoRGB(float_h, float_s, float_v, float_out_r, float_out_g, float_out_b)</text:p>
      <text:p text:style-name="Standard">:</text:p>
      <text:p text:style-name="Standard">[object Object]</text:p>
      <text:p text:style-name="Standard">ColorConvertRGBtoHSV(float_r, float_g, float_b, float_out_h, float_out_s, float_out_v)</text:p>
      <text:p text:style-name="Standard">:</text:p>
      <text:p text:style-name="Standard">[object Object]</text:p>
      <text:p text:style-name="Standard"><text:soft-page-break/>ColorConvertU32ToFloat4(_in)</text:p>
      <text:p text:style-name="Standard">:</text:p>
      <text:p text:style-name="Standard">[object Object]</text:p>
      <text:p text:style-name="Standard">ColorEdit3(string_label, floatPtr_col, ImGuiColorEditFlags_flags)</text:p>
      <text:p text:style-name="Standard">:</text:p>
      <text:p text:style-name="Standard">[object Object]</text:p>
      <text:p text:style-name="Standard">ColorEdit4(string_label, floatPtr_col, ImGuiColorEditFlags_flags)</text:p>
      <text:p text:style-name="Standard">:</text:p>
      <text:p text:style-name="Standard">[object Object]</text:p>
      <text:p text:style-name="Standard">ColorPicker3(string_label, floatPtr_col, ImGuiColorEditFlags_flags)</text:p>
      <text:p text:style-name="Standard">:</text:p>
      <text:p text:style-name="Standard">[object Object]</text:p>
      <text:p text:style-name="Standard">ColorPicker4(string_label, floatPtr_col, ImGuiColorEditFlags_flags, float_ref_col)</text:p>
      <text:p text:style-name="Standard">:</text:p>
      <text:p text:style-name="Standard">[object Object]</text:p>
      <text:p text:style-name="Standard">Columns(int_count, string_id, bool_border)</text:p>
      <text:p text:style-name="Standard">:</text:p>
      <text:p text:style-name="Standard">[object Object]</text:p>
      <text:p text:style-name="Standard">Combo1(label, current_item, items, items_count, popup_max_height_in_items)</text:p>
      <text:p text:style-name="Standard">:</text:p>
      <text:p text:style-name="Standard">[object Object]</text:p>
      <text:p text:style-name="Standard">Combo2(string_label, int_current_item, string_items_separated_by_zeros, int_popup_max_height_in_items)</text:p>
      <text:p text:style-name="Standard">:</text:p>
      <text:p text:style-name="Standard">[object Object]</text:p>
      <text:p text:style-name="Standard">Combo3(string_label, int_current_item, functionPtr_items_getter, void_data, int_items_count, int_popup_max_height_in_items)</text:p>
      <text:p text:style-name="Standard">:</text:p>
      <text:p text:style-name="Standard">[object Object]</text:p>
      <text:p text:style-name="Standard">CreateTable(size)</text:p>
      <text:p text:style-name="Standard">:</text:p>
      <text:p text:style-name="Standard">[object Object]</text:p>
      <text:p text:style-name="Standard">DebugCheckVersionAndDataLayout(string_version_str, size_t_sz_io, size_t_sz_style, size_t_sz_vec2, size_t_sz_vec4, size_t_sz_drawvert, size_t_sz_drawidx)</text:p>
      <text:p text:style-name="Standard">:</text:p>
      <text:p text:style-name="Standard">[object Object]</text:p>
      <text:p text:style-name="Standard">DestroyPlatformWindows()</text:p>
      <text:p text:style-name="Standard">:</text:p>
      <text:p text:style-name="Standard">[object Object]</text:p>
      <text:p text:style-name="Standard">DockBuilderAddNode(node_id, ref_size, flags)</text:p>
      <text:p text:style-name="Standard">:</text:p>
      <text:p text:style-name="Standard">[object Object]</text:p>
      <text:p text:style-name="Standard">DockBuilderDockWindow(window_name, node_id)</text:p>
      <text:p text:style-name="Standard">:</text:p>
      <text:p text:style-name="Standard">[object Object]</text:p>
      <text:p text:style-name="Standard">DockBuilderFinish(node_id)</text:p>
      <text:p text:style-name="Standard">:</text:p>
      <text:p text:style-name="Standard">[object Object]</text:p>
      <text:p text:style-name="Standard">DockBuilderSplitNode(node_id, split_dir, size_ratio_for_node_at_dir, out_id_dir, out_id_other)</text:p>
      <text:p text:style-name="Standard">:</text:p>
      <text:p text:style-name="Standard">[object Object]</text:p>
      <text:p text:style-name="Standard">DockSpace(ImGuiID_id, ImVec2_size, ImGuiDockNodeFlags_flags, ImGuiWindowClass_window_class)</text:p>
      <text:p text:style-name="Standard">:</text:p>
      <text:p text:style-name="Standard">[object Object]</text:p>
      <text:p text:style-name="Standard">DockSpaceOverViewport(ImGuiViewport_viewport, ImGuiDockNodeFlags_flags, ImGuiWindowClass_window_class)</text:p>
      <text:p text:style-name="Standard">:</text:p>
      <text:p text:style-name="Standard">[object Object]</text:p>
      <text:p text:style-name="Standard"><text:soft-page-break/>Double(x)</text:p>
      <text:p text:style-name="Standard">:</text:p>
      <text:p text:style-name="Standard">[object Object]</text:p>
      <text:p text:style-name="Standard">DoublePtr(x)</text:p>
      <text:p text:style-name="Standard">:</text:p>
      <text:p text:style-name="Standard">[object Object]</text:p>
      <text:p text:style-name="Standard">DragFloat(string_label, float_v, float_v_speed, float_v_min, float_v_max, string_format, ImGuiSliderFlags_flags)</text:p>
      <text:p text:style-name="Standard">:</text:p>
      <text:p text:style-name="Standard">[object Object]</text:p>
      <text:p text:style-name="Standard">DragFloat2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3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4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Range2(string_label, float_v_current_min, float_v_current_max, float_v_speed, float_v_min, float_v_max, string_format, string_format_max, ImGuiSliderFlags_flags)</text:p>
      <text:p text:style-name="Standard">:</text:p>
      <text:p text:style-name="Standard">[object Object]</text:p>
      <text:p text:style-name="Standard">DragInt(string_label, int_v, float_v_speed, int_v_min, int_v_max, string_format, ImGuiSliderFlags_flags)</text:p>
      <text:p text:style-name="Standard">:</text:p>
      <text:p text:style-name="Standard">[object Object]</text:p>
      <text:p text:style-name="Standard">DragInt2(string_label, intPtr_v, float_v_speed, int_v_min, int_v_max, string_format, ImGuiSliderFlags_flags)</text:p>
      <text:p text:style-name="Standard">:</text:p>
      <text:p text:style-name="Standard">[object Object]</text:p>
      <text:p text:style-name="Standard">DragInt3(string_label, intPtr_v, float_v_speed, int_v_min, int_v_max, string_format, ImGuiSliderFlags_flags)</text:p>
      <text:p text:style-name="Standard">:</text:p>
      <text:p text:style-name="Standard">[object Object]</text:p>
      <text:p text:style-name="Standard">DragInt4(string_label, intPtr_v, float_v_speed, int_v_min, int_v_max, string_format, ImGuiSliderFlags_flags)</text:p>
      <text:p text:style-name="Standard">:</text:p>
      <text:p text:style-name="Standard">[object Object]</text:p>
      <text:p text:style-name="Standard">DragIntRange2(string_label, int_v_current_min, int_v_current_max, float_v_speed, int_v_min, int_v_max, string_format, string_format_max, ImGuiSliderFlags_flags)</text:p>
      <text:p text:style-name="Standard">:</text:p>
      <text:p text:style-name="Standard">[object Object]</text:p>
      <text:p text:style-name="Standard">DragScalar(string_label, ImGuiDataType_data_type, void_p_data, float_v_speed, void_p_min, void_p_max, string_format, ImGuiSliderFlags_flags)</text:p>
      <text:p text:style-name="Standard">:</text:p>
      <text:p text:style-name="Standard">[object Object]</text:p>
      <text:p text:style-name="Standard">DragScalarN(string_label, ImGuiDataType_data_type, void_p_data, int_components, float_v_speed, void_p_min, void_p_max, string_format, ImGuiSliderFlags_flags)</text:p>
      <text:p text:style-name="Standard">:</text:p>
      <text:p text:style-name="Standard">[object Object]</text:p>
      <text:p text:style-name="Standard">Dummy(ImVec2_size)</text:p>
      <text:p text:style-name="Standard">:</text:p>
      <text:p text:style-name="Standard">[object Object]</text:p>
      <text:p text:style-name="Standard">End()</text:p>
      <text:p text:style-name="Standard">:</text:p>
      <text:p text:style-name="Standard">[object Object]</text:p>
      <text:p text:style-name="Standard">EndChild()</text:p>
      <text:p text:style-name="Standard">:</text:p>
      <text:p text:style-name="Standard">[object Object]</text:p>
      <text:p text:style-name="Standard">EndChildFrame()</text:p>
      <text:p text:style-name="Standard">:</text:p>
      <text:p text:style-name="Standard">[object Object]</text:p>
      <text:p text:style-name="Standard"><text:soft-page-break/>EndCombo()</text:p>
      <text:p text:style-name="Standard">:</text:p>
      <text:p text:style-name="Standard">[object Object]</text:p>
      <text:p text:style-name="Standard">EndDisabled()</text:p>
      <text:p text:style-name="Standard">:</text:p>
      <text:p text:style-name="Standard">[object Object]</text:p>
      <text:p text:style-name="Standard">EndDragDropSource()</text:p>
      <text:p text:style-name="Standard">[1]</text:p>
      <text:p text:style-name="Standard">0</text:p>
      <text:p text:style-name="Standard">:</text:p>
      <text:p text:style-name="Standard">ui_imgui.EndDragDropSource()</text:p>
      <text:p text:style-name="Standard">EndDragDropTarget()</text:p>
      <text:p text:style-name="Standard">[1]</text:p>
      <text:p text:style-name="Standard">0</text:p>
      <text:p text:style-name="Standard">:</text:p>
      <text:p text:style-name="Standard">ui_imgui.EndDragDropTarget()</text:p>
      <text:p text:style-name="Standard">EndFrame()</text:p>
      <text:p text:style-name="Standard">:</text:p>
      <text:p text:style-name="Standard">[object Object]</text:p>
      <text:p text:style-name="Standard">EndGroup()</text:p>
      <text:p text:style-name="Standard">:</text:p>
      <text:p text:style-name="Standard">[object Object]</text:p>
      <text:p text:style-name="Standard">EndMainMenuBar()</text:p>
      <text:p text:style-name="Standard">:</text:p>
      <text:p text:style-name="Standard">[object Object]</text:p>
      <text:p text:style-name="Standard">EndMenu()</text:p>
      <text:p text:style-name="Standard">:</text:p>
      <text:p text:style-name="Standard">[object Object]</text:p>
      <text:p text:style-name="Standard">EndMenuBar()</text:p>
      <text:p text:style-name="Standard">:</text:p>
      <text:p text:style-name="Standard">[object Object]</text:p>
      <text:p text:style-name="Standard">EndPopup()</text:p>
      <text:p text:style-name="Standard">:</text:p>
      <text:p text:style-name="Standard">[object Object]</text:p>
      <text:p text:style-name="Standard">EndTabBar()</text:p>
      <text:p text:style-name="Standard">:</text:p>
      <text:p text:style-name="Standard">[object Object]</text:p>
      <text:p text:style-name="Standard">EndTabItem()</text:p>
      <text:p text:style-name="Standard">:</text:p>
      <text:p text:style-name="Standard">[object Object]</text:p>
      <text:p text:style-name="Standard">EndTable()</text:p>
      <text:p text:style-name="Standard">:</text:p>
      <text:p text:style-name="Standard">[object Object]</text:p>
      <text:p text:style-name="Standard">EndTooltip()</text:p>
      <text:p text:style-name="Standard">:</text:p>
      <text:p text:style-name="Standard">[object Object]</text:p>
      <text:p text:style-name="Standard">FindViewportByID(ImGuiID_id)</text:p>
      <text:p text:style-name="Standard">:</text:p>
      <text:p text:style-name="Standard">[object Object]</text:p>
      <text:p text:style-name="Standard">FindViewportByPlatformHandle(void_platform_handle)</text:p>
      <text:p text:style-name="Standard">:</text:p>
      <text:p text:style-name="Standard">[object Object]</text:p>
      <text:p text:style-name="Standard">Float(x)</text:p>
      <text:p text:style-name="Standard">:</text:p>
      <text:p text:style-name="Standard"><text:soft-page-break/>[object Object]</text:p>
      <text:p text:style-name="Standard">FloatPtr(x)</text:p>
      <text:p text:style-name="Standard">[1]</text:p>
      <text:p text:style-name="Standard">0</text:p>
      <text:p text:style-name="Standard">:</text:p>
      <text:p text:style-name="Standard">tempFloat = ui_imgui.FloatPtr(0)</text:p>
      <text:p text:style-name="Standard">GetBackgroundDrawList1()</text:p>
      <text:p text:style-name="Standard">:</text:p>
      <text:p text:style-name="Standard">[object Object]</text:p>
      <text:p text:style-name="Standard">GetBackgroundDrawList2(ImGuiViewport_viewport)</text:p>
      <text:p text:style-name="Standard">:</text:p>
      <text:p text:style-name="Standard">[object Object]</text:p>
      <text:p text:style-name="Standard">GetClipboardText()</text:p>
      <text:p text:style-name="Standard">:</text:p>
      <text:p text:style-name="Standard">[object Object]</text:p>
      <text:p text:style-name="Standard">GetColorU321(ImGuiCol_idx, float_alpha_mul)</text:p>
      <text:p text:style-name="Standard">:</text:p>
      <text:p text:style-name="Standard">[object Object]</text:p>
      <text:p text:style-name="Standard">GetColorU322(ImVec4_col)</text:p>
      <text:p text:style-name="Standard">:</text:p>
      <text:p text:style-name="Standard">[object Object]</text:p>
      <text:p text:style-name="Standard">GetColorU323(ImU32_col)</text:p>
      <text:p text:style-name="Standard">:</text:p>
      <text:p text:style-name="Standard">[object Object]</text:p>
      <text:p text:style-name="Standard">GetColumnIndex()</text:p>
      <text:p text:style-name="Standard">:</text:p>
      <text:p text:style-name="Standard">[object Object]</text:p>
      <text:p text:style-name="Standard">GetColumnOffset(int_column_index)</text:p>
      <text:p text:style-name="Standard">:</text:p>
      <text:p text:style-name="Standard">[object Object]</text:p>
      <text:p text:style-name="Standard">GetColumnWidth(int_column_index)</text:p>
      <text:p text:style-name="Standard">:</text:p>
      <text:p text:style-name="Standard">[object Object]</text:p>
      <text:p text:style-name="Standard">GetColumnsCount()</text:p>
      <text:p text:style-name="Standard">:</text:p>
      <text:p text:style-name="Standard">[object Object]</text:p>
      <text:p text:style-name="Standard">GetContentRegionAvail()</text:p>
      <text:p text:style-name="Standard">:</text:p>
      <text:p text:style-name="Standard">[object Object]</text:p>
      <text:p text:style-name="Standard">GetContentRegionAvailWidth()</text:p>
      <text:p text:style-name="Standard">:</text:p>
      <text:p text:style-name="Standard">[object Object]</text:p>
      <text:p text:style-name="Standard">GetContentRegionMax()</text:p>
      <text:p text:style-name="Standard">:</text:p>
      <text:p text:style-name="Standard">[object Object]</text:p>
      <text:p text:style-name="Standard">GetCurrentContext()</text:p>
      <text:p text:style-name="Standard">:</text:p>
      <text:p text:style-name="Standard">[object Object]</text:p>
      <text:p text:style-name="Standard">GetCursorPos()</text:p>
      <text:p text:style-name="Standard">:</text:p>
      <text:p text:style-name="Standard">[object Object]</text:p>
      <text:p text:style-name="Standard">GetCursorPosX()</text:p>
      <text:p text:style-name="Standard">:</text:p>
      <text:p text:style-name="Standard">[object Object]</text:p>
      <text:p text:style-name="Standard"><text:soft-page-break/>GetCursorPosY()</text:p>
      <text:p text:style-name="Standard">:</text:p>
      <text:p text:style-name="Standard">[object Object]</text:p>
      <text:p text:style-name="Standard">GetCursorScreenPos()</text:p>
      <text:p text:style-name="Standard">:</text:p>
      <text:p text:style-name="Standard">[object Object]</text:p>
      <text:p text:style-name="Standard">GetCursorStartPos()</text:p>
      <text:p text:style-name="Standard">:</text:p>
      <text:p text:style-name="Standard">[object Object]</text:p>
      <text:p text:style-name="Standard">GetDragDropPayload()</text:p>
      <text:p text:style-name="Standard">:</text:p>
      <text:p text:style-name="Standard">[object Object]</text:p>
      <text:p text:style-name="Standard">GetDrawData()</text:p>
      <text:p text:style-name="Standard">:</text:p>
      <text:p text:style-name="Standard">[object Object]</text:p>
      <text:p text:style-name="Standard">GetDrawListSharedData()</text:p>
      <text:p text:style-name="Standard">:</text:p>
      <text:p text:style-name="Standard">[object Object]</text:p>
      <text:p text:style-name="Standard">GetFont()</text:p>
      <text:p text:style-name="Standard">:</text:p>
      <text:p text:style-name="Standard">[object Object]</text:p>
      <text:p text:style-name="Standard">GetFontSize()</text:p>
      <text:p text:style-name="Standard">:</text:p>
      <text:p text:style-name="Standard">[object Object]</text:p>
      <text:p text:style-name="Standard">GetFontTexUvWhitePixel()</text:p>
      <text:p text:style-name="Standard">:</text:p>
      <text:p text:style-name="Standard">[object Object]</text:p>
      <text:p text:style-name="Standard">GetForegroundDrawList1()</text:p>
      <text:p text:style-name="Standard">:</text:p>
      <text:p text:style-name="Standard">[object Object]</text:p>
      <text:p text:style-name="Standard">GetForegroundDrawList2(ImGuiViewport_viewport)</text:p>
      <text:p text:style-name="Standard">:</text:p>
      <text:p text:style-name="Standard">[object Object]</text:p>
      <text:p text:style-name="Standard">GetFrameCount()</text:p>
      <text:p text:style-name="Standard">:</text:p>
      <text:p text:style-name="Standard">[object Object]</text:p>
      <text:p text:style-name="Standard">GetFrameHeight()</text:p>
      <text:p text:style-name="Standard">:</text:p>
      <text:p text:style-name="Standard">[object Object]</text:p>
      <text:p text:style-name="Standard">GetFrameHeightWithSpacing()</text:p>
      <text:p text:style-name="Standard">:</text:p>
      <text:p text:style-name="Standard">[object Object]</text:p>
      <text:p text:style-name="Standard">GetID1(string_str_id)</text:p>
      <text:p text:style-name="Standard">:</text:p>
      <text:p text:style-name="Standard">[object Object]</text:p>
      <text:p text:style-name="Standard">GetID2(string_str_id_begin, string_str_id_end)</text:p>
      <text:p text:style-name="Standard">:</text:p>
      <text:p text:style-name="Standard">[object Object]</text:p>
      <text:p text:style-name="Standard">GetID3(void_ptr_id)</text:p>
      <text:p text:style-name="Standard">:</text:p>
      <text:p text:style-name="Standard">[object Object]</text:p>
      <text:p text:style-name="Standard">GetIO()</text:p>
      <text:p text:style-name="Standard">[2]</text:p>
      <text:p text:style-name="Standard">0</text:p>
      <text:p text:style-name="Standard"><text:soft-page-break/>:</text:p>
      <text:p text:style-name="Standard">uiScale = ui_imgui.GetIO().FontGlobalScale</text:p>
      <text:p text:style-name="Standard">1</text:p>
      <text:p text:style-name="Standard">:</text:p>
      <text:p text:style-name="Standard">local uiScale = ui_imgui.GetIO().FontGlobalScale</text:p>
      <text:p text:style-name="Standard">GetImGuiIO_FontAllowUserScaling()</text:p>
      <text:p text:style-name="Standard">:</text:p>
      <text:p text:style-name="Standard">[object Object]</text:p>
      <text:p text:style-name="Standard">GetItemRectMax()</text:p>
      <text:p text:style-name="Standard">:</text:p>
      <text:p text:style-name="Standard">[object Object]</text:p>
      <text:p text:style-name="Standard">GetItemRectMin()</text:p>
      <text:p text:style-name="Standard">:</text:p>
      <text:p text:style-name="Standard">[object Object]</text:p>
      <text:p text:style-name="Standard">GetItemRectSize()</text:p>
      <text:p text:style-name="Standard">:</text:p>
      <text:p text:style-name="Standard">[object Object]</text:p>
      <text:p text:style-name="Standard">GetKeyIndex(ImGuiKey_imgui_key)</text:p>
      <text:p text:style-name="Standard">:</text:p>
      <text:p text:style-name="Standard">[object Object]</text:p>
      <text:p text:style-name="Standard">GetKeyPressedAmount(int_key_index, float_repeat_delay, float_rate)</text:p>
      <text:p text:style-name="Standard">:</text:p>
      <text:p text:style-name="Standard">[object Object]</text:p>
      <text:p text:style-name="Standard">GetLengthArrayBool(array)</text:p>
      <text:p text:style-name="Standard">:</text:p>
      <text:p text:style-name="Standard">[object Object]</text:p>
      <text:p text:style-name="Standard">GetLengthArrayCharPtr(array)</text:p>
      <text:p text:style-name="Standard">:</text:p>
      <text:p text:style-name="Standard">[object Object]</text:p>
      <text:p text:style-name="Standard">GetLengthArrayFloat(array)</text:p>
      <text:p text:style-name="Standard">:</text:p>
      <text:p text:style-name="Standard">[object Object]</text:p>
      <text:p text:style-name="Standard">GetLengthArrayImVec4(array)</text:p>
      <text:p text:style-name="Standard">:</text:p>
      <text:p text:style-name="Standard">[object Object]</text:p>
      <text:p text:style-name="Standard">GetLengthArrayInt(array)</text:p>
      <text:p text:style-name="Standard">:</text:p>
      <text:p text:style-name="Standard">[object Object]</text:p>
      <text:p text:style-name="Standard">GetMainContext()</text:p>
      <text:p text:style-name="Standard">:</text:p>
      <text:p text:style-name="Standard">[object Object]</text:p>
      <text:p text:style-name="Standard">GetMainViewport()</text:p>
      <text:p text:style-name="Standard">:</text:p>
      <text:p text:style-name="Standard">[object Object]</text:p>
      <text:p text:style-name="Standard">GetMouseCursor()</text:p>
      <text:p text:style-name="Standard">:</text:p>
      <text:p text:style-name="Standard">[object Object]</text:p>
      <text:p text:style-name="Standard">GetMouseDragDelta(ImGuiMouseButton_button, float_lock_threshold)</text:p>
      <text:p text:style-name="Standard">:</text:p>
      <text:p text:style-name="Standard">[object Object]</text:p>
      <text:p text:style-name="Standard">GetMousePos()</text:p>
      <text:p text:style-name="Standard">:</text:p>
      <text:p text:style-name="Standard">[object Object]</text:p>
      <text:p text:style-name="Standard">GetMousePosOnOpeningCurrentPopup()</text:p>
      <text:p text:style-name="Standard"><text:soft-page-break/>:</text:p>
      <text:p text:style-name="Standard">[object Object]</text:p>
      <text:p text:style-name="Standard">GetPlatformIO()</text:p>
      <text:p text:style-name="Standard">:</text:p>
      <text:p text:style-name="Standard">[object Object]</text:p>
      <text:p text:style-name="Standard">GetScrollMaxX()</text:p>
      <text:p text:style-name="Standard">:</text:p>
      <text:p text:style-name="Standard">[object Object]</text:p>
      <text:p text:style-name="Standard">GetScrollMaxY()</text:p>
      <text:p text:style-name="Standard">:</text:p>
      <text:p text:style-name="Standard">[object Object]</text:p>
      <text:p text:style-name="Standard">GetScrollX()</text:p>
      <text:p text:style-name="Standard">:</text:p>
      <text:p text:style-name="Standard">[object Object]</text:p>
      <text:p text:style-name="Standard">GetScrollY()</text:p>
      <text:p text:style-name="Standard">:</text:p>
      <text:p text:style-name="Standard">[object Object]</text:p>
      <text:p text:style-name="Standard">GetStateStorage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ImGuiCol_idx)</text:p>
      <text:p text:style-name="Standard">:</text:p>
      <text:p text:style-name="Standard">[object Object]</text:p>
      <text:p text:style-name="Standard">GetStyleColorVec4(ImGuiCol_idx)</text:p>
      <text:p text:style-name="Standard">:</text:p>
      <text:p text:style-name="Standard">[object Object]</text:p>
      <text:p text:style-name="Standard">GetTextLineHeight()</text:p>
      <text:p text:style-name="Standard">:</text:p>
      <text:p text:style-name="Standard">[object Object]</text:p>
      <text:p text:style-name="Standard">GetTextLineHeightWithSpacing()</text:p>
      <text:p text:style-name="Standard">:</text:p>
      <text:p text:style-name="Standard">[object Object]</text:p>
      <text:p text:style-name="Standard">GetTime()</text:p>
      <text:p text:style-name="Standard">[1]</text:p>
      <text:p text:style-name="Standard">0</text:p>
      <text:p text:style-name="Standard">:</text:p>
      <text:p text:style-name="Standard">return ui_imgui.GetTime()</text:p>
      <text:p text:style-name="Standard">GetTreeNodeToLabelSpacing()</text:p>
      <text:p text:style-name="Standard">:</text:p>
      <text:p text:style-name="Standard">[object Object]</text:p>
      <text:p text:style-name="Standard">GetVersion()</text:p>
      <text:p text:style-name="Standard">:</text:p>
      <text:p text:style-name="Standard">[object Object]</text:p>
      <text:p text:style-name="Standard">GetWindowContentRegionMax()</text:p>
      <text:p text:style-name="Standard">:</text:p>
      <text:p text:style-name="Standard">[object Object]</text:p>
      <text:p text:style-name="Standard">GetWindowContentRegionMin()</text:p>
      <text:p text:style-name="Standard">:</text:p>
      <text:p text:style-name="Standard">[object Object]</text:p>
      <text:p text:style-name="Standard">GetWindowContentRegionWidth()</text:p>
      <text:p text:style-name="Standard">:</text:p>
      <text:p text:style-name="Standard"><text:soft-page-break/>[object Object]</text:p>
      <text:p text:style-name="Standard">GetWindowDockID()</text:p>
      <text:p text:style-name="Standard">:</text:p>
      <text:p text:style-name="Standard">[object Object]</text:p>
      <text:p text:style-name="Standard">GetWindowDpiScale()</text:p>
      <text:p text:style-name="Standard">:</text:p>
      <text:p text:style-name="Standard">[object Object]</text:p>
      <text:p text:style-name="Standard">GetWindowDrawList()</text:p>
      <text:p text:style-name="Standard">:</text:p>
      <text:p text:style-name="Standard">[object Object]</text:p>
      <text:p text:style-name="Standard">GetWindowHeight()</text:p>
      <text:p text:style-name="Standard">:</text:p>
      <text:p text:style-name="Standard">[object Object]</text:p>
      <text:p text:style-name="Standard">GetWindowPos()</text:p>
      <text:p text:style-name="Standard">:</text:p>
      <text:p text:style-name="Standard">[object Object]</text:p>
      <text:p text:style-name="Standard">GetWindowSize()</text:p>
      <text:p text:style-name="Standard">:</text:p>
      <text:p text:style-name="Standard">[object Object]</text:p>
      <text:p text:style-name="Standard">GetWindowViewport()</text:p>
      <text:p text:style-name="Standard">:</text:p>
      <text:p text:style-name="Standard">[object Object]</text:p>
      <text:p text:style-name="Standard">GetWindowWidth()</text:p>
      <text:p text:style-name="Standard">:</text:p>
      <text:p text:style-name="Standard">[object Object]</text:p>
      <text:p text:style-name="Standard">ImColor(col)</text:p>
      <text:p text:style-name="Standard">:</text:p>
      <text:p text:style-name="Standard">[object Object]</text:p>
      <text:p text:style-name="Standard">ImColorByRGB(r, g, b, a)</text:p>
      <text:p text:style-name="Standard">:</text:p>
      <text:p text:style-name="Standard">[object Object]</text:p>
      <text:p text:style-name="Standard">ImColorPtr(col)</text:p>
      <text:p text:style-name="Standard">:</text:p>
      <text:p text:style-name="Standard">[object Object]</text:p>
      <text:p text:style-name="Standard">ImColor_HSV(ImColor_ctx, float_h, float_s, float_v, float_a)</text:p>
      <text:p text:style-name="Standard">:</text:p>
      <text:p text:style-name="Standard">[object Object]</text:p>
      <text:p text:style-name="Standard">ImColor_SetHSV(ImColor_ctx, float_h, float_s, float_v, float_a)</text:p>
      <text:p text:style-name="Standard">:</text:p>
      <text:p text:style-name="Standard">[object Object]</text:p>
      <text:p text:style-name="Standard">ImDrawCmd()</text:p>
      <text:p text:style-name="Standard">:</text:p>
      <text:p text:style-name="Standard">[object Object]</text:p>
      <text:p text:style-name="Standard">ImDrawCmdPtr()</text:p>
      <text:p text:style-name="Standard">:</text:p>
      <text:p text:style-name="Standard">[object Object]</text:p>
      <text:p text:style-name="Standard">ImDrawData()</text:p>
      <text:p text:style-name="Standard">:</text:p>
      <text:p text:style-name="Standard">[object Object]</text:p>
      <text:p text:style-name="Standard">ImDrawDataPtr()</text:p>
      <text:p text:style-name="Standard">:</text:p>
      <text:p text:style-name="Standard">[object Object]</text:p>
      <text:p text:style-name="Standard">ImDrawData_Clear(ImDrawData_ctx)</text:p>
      <text:p text:style-name="Standard">:</text:p>
      <text:p text:style-name="Standard"><text:soft-page-break/>[object Object]</text:p>
      <text:p text:style-name="Standard">ImDrawData_DeIndexAllBuffers(ImDrawData_ctx)</text:p>
      <text:p text:style-name="Standard">:</text:p>
      <text:p text:style-name="Standard">[object Object]</text:p>
      <text:p text:style-name="Standard">ImDrawData_ScaleClipRects(ImDrawData_ctx, ImVec2_fb_scale)</text:p>
      <text:p text:style-name="Standard">:</text:p>
      <text:p text:style-name="Standard">[object Object]</text:p>
      <text:p text:style-name="Standard">ImDrawList(shared_data)</text:p>
      <text:p text:style-name="Standard">:</text:p>
      <text:p text:style-name="Standard">[object Object]</text:p>
      <text:p text:style-name="Standard">ImDrawListPtr(shared_data)</text:p>
      <text:p text:style-name="Standard">:</text:p>
      <text:p text:style-name="Standard">[object Object]</text:p>
      <text:p text:style-name="Standard">ImDrawListSplitter()</text:p>
      <text:p text:style-name="Standard">:</text:p>
      <text:p text:style-name="Standard">[object Object]</text:p>
      <text:p text:style-name="Standard">ImDrawListSplitterPtr()</text:p>
      <text:p text:style-name="Standard">:</text:p>
      <text:p text:style-name="Standard">[object Object]</text:p>
      <text:p text:style-name="Standard">ImDrawListSplitter_Clear(ImDrawListSplitter_ctx)</text:p>
      <text:p text:style-name="Standard">:</text:p>
      <text:p text:style-name="Standard">[object Object]</text:p>
      <text:p text:style-name="Standard">ImDrawListSplitter_ClearFreeMemory(ImDrawListSplitter_ctx)</text:p>
      <text:p text:style-name="Standard">:</text:p>
      <text:p text:style-name="Standard">[object Object]</text:p>
      <text:p text:style-name="Standard">ImDrawListSplitter_Merge(ImDrawListSplitter_ctx, ImDrawList_draw_list)</text:p>
      <text:p text:style-name="Standard">:</text:p>
      <text:p text:style-name="Standard">[object Object]</text:p>
      <text:p text:style-name="Standard">ImDrawListSplitter_SetCurrentChannel(ImDrawListSplitter_ctx, ImDrawList_draw_list, int_channel_idx)</text:p>
      <text:p text:style-name="Standard">:</text:p>
      <text:p text:style-name="Standard">[object Object]</text:p>
      <text:p text:style-name="Standard">ImDrawListSplitter_Split(ImDrawListSplitter_ctx, ImDrawList_draw_list, int_count)</text:p>
      <text:p text:style-name="Standard">:</text:p>
      <text:p text:style-name="Standard">[object Object]</text:p>
      <text:p text:style-name="Standard">ImDrawList_AddBezierCubic(ImDrawList_ctx, ImVec2_p1, ImVec2_p2, ImVec2_p3, ImVec2_p4, ImU32_col, float_thickness, int_num_segments)</text:p>
      <text:p text:style-name="Standard">:</text:p>
      <text:p text:style-name="Standard">[object Object]</text:p>
      <text:p text:style-name="Standard">ImDrawList_AddBezierQuadratic(ImDrawList_ctx, ImVec2_p1, ImVec2_p2, ImVec2_p3, ImU32_col, float_thickness, int_num_segments)</text:p>
      <text:p text:style-name="Standard">:</text:p>
      <text:p text:style-name="Standard">[object Object]</text:p>
      <text:p text:style-name="Standard">ImDrawList_AddCallback(ImDrawList_ctx, ImDrawCallback_callback, void_callback_data)</text:p>
      <text:p text:style-name="Standard">:</text:p>
      <text:p text:style-name="Standard">[object Object]</text:p>
      <text:p text:style-name="Standard">ImDrawList_AddCircle(ImDrawList_ctx, ImVec2_center, float_radius, ImU32_col, int_num_segments, float_thickness)</text:p>
      <text:p text:style-name="Standard">:</text:p>
      <text:p text:style-name="Standard">[object Object]</text:p>
      <text:p text:style-name="Standard">ImDrawList_AddCircleFilled(ImDrawList_ctx, ImVec2_center, float_radius, ImU32_col, int_num_segments)</text:p>
      <text:p text:style-name="Standard">:</text:p>
      <text:p text:style-name="Standard">[object Object]</text:p>
      <text:p text:style-name="Standard">ImDrawList_AddConvexPolyFilled(ImDrawList_ctx, ImVec2_points, int_num_points, ImU32_col)</text:p>
      <text:p text:style-name="Standard">:</text:p>
      <text:p text:style-name="Standard">[object Object]</text:p>
      <text:p text:style-name="Standard">ImDrawList_AddDrawCmd(ImDrawList_ctx)</text:p>
      <text:p text:style-name="Standard">:</text:p>
      <text:p text:style-name="Standard"><text:soft-page-break/>[object Object]</text:p>
      <text:p text:style-name="Standard">ImDrawList_AddImage(ImDrawList_ctx, ImTextureID_user_texture_id, ImVec2_p_min, ImVec2_p_max, ImVec2_uv_min, ImVec2_uv_max, ImU32_col)</text:p>
      <text:p text:style-name="Standard">:</text:p>
      <text:p text:style-name="Standard">[object Object]</text:p>
      <text:p text:style-name="Standard">ImDrawList_AddImageQuad(ImDrawList_ctx, ImTextureID_user_texture_id, ImVec2_p1, ImVec2_p2, ImVec2_p3, ImVec2_p4, ImVec2_uv1, ImVec2_uv2, ImVec2_uv3, ImVec2_uv4, ImU32_col)</text:p>
      <text:p text:style-name="Standard">:</text:p>
      <text:p text:style-name="Standard">[object Object]</text:p>
      <text:p text:style-name="Standard">ImDrawList_AddImageRounded(ImDrawList_ctx, ImTextureID_user_texture_id, ImVec2_p_min, ImVec2_p_max, ImVec2_uv_min, ImVec2_uv_max, ImU32_col, float_rounding, ImDrawCornerFlags_rounding_corners)</text:p>
      <text:p text:style-name="Standard">:</text:p>
      <text:p text:style-name="Standard">[object Object]</text:p>
      <text:p text:style-name="Standard">ImDrawList_AddLine(ImDrawList_ctx, ImVec2_p1, ImVec2_p2, ImU32_col, float_thickness)</text:p>
      <text:p text:style-name="Standard">:</text:p>
      <text:p text:style-name="Standard">[object Object]</text:p>
      <text:p text:style-name="Standard">ImDrawList_AddNgon(ImDrawList_ctx, ImVec2_center, float_radius, ImU32_col, int_num_segments, float_thickness)</text:p>
      <text:p text:style-name="Standard">:</text:p>
      <text:p text:style-name="Standard">[object Object]</text:p>
      <text:p text:style-name="Standard">ImDrawList_AddNgonFilled(ImDrawList_ctx, ImVec2_center, float_radius, ImU32_col, int_num_segments)</text:p>
      <text:p text:style-name="Standard">:</text:p>
      <text:p text:style-name="Standard">[object Object]</text:p>
      <text:p text:style-name="Standard">ImDrawList_AddPolyline(ImDrawList_ctx, ImVec2_points, int_num_points, ImU32_col, bool_closed, float_thickness)</text:p>
      <text:p text:style-name="Standard">:</text:p>
      <text:p text:style-name="Standard">[object Object]</text:p>
      <text:p text:style-name="Standard">ImDrawList_AddQuad(ImDrawList_ctx, ImVec2_p1, ImVec2_p2, ImVec2_p3, ImVec2_p4, ImU32_col, float_thickness)</text:p>
      <text:p text:style-name="Standard">:</text:p>
      <text:p text:style-name="Standard">[object Object]</text:p>
      <text:p text:style-name="Standard">ImDrawList_AddQuadFilled(ImDrawList_ctx, ImVec2_p1, ImVec2_p2, ImVec2_p3, ImVec2_p4, ImU32_col)</text:p>
      <text:p text:style-name="Standard">:</text:p>
      <text:p text:style-name="Standard">[object Object]</text:p>
      <text:p text:style-name="Standard">ImDrawList_AddRect(ImDrawList_ctx, ImVec2_p_min, ImVec2_p_max, ImU32_col, float_rounding, ImDrawCornerFlags_rounding_corners, float_thickness)</text:p>
      <text:p text:style-name="Standard">:</text:p>
      <text:p text:style-name="Standard">[object Object]</text:p>
      <text:p text:style-name="Standard">ImDrawList_AddRectFilled(ImDrawList_ctx, ImVec2_p_min, ImVec2_p_max, ImU32_col, float_rounding, ImDrawCornerFlags_rounding_corners)</text:p>
      <text:p text:style-name="Standard">:</text:p>
      <text:p text:style-name="Standard">[object Object]</text:p>
      <text:p text:style-name="Standard">ImDrawList_AddRectFilledMultiColor(ImDrawList_ctx, ImVec2_p_min, ImVec2_p_max, ImU32_col_upr_left, ImU32_col_upr_right, ImU32_col_bot_right, ImU32_col_bot_left)</text:p>
      <text:p text:style-name="Standard">:</text:p>
      <text:p text:style-name="Standard">[object Object]</text:p>
      <text:p text:style-name="Standard">ImDrawList_AddText1(ImDrawList_ctx, ImVec2_pos, ImU32_col, string_text_begin, string_text_end)</text:p>
      <text:p text:style-name="Standard">:</text:p>
      <text:p text:style-name="Standard">[object Object]</text:p>
      <text:p text:style-name="Standard">ImDrawList_AddText2(ImDrawList_ctx, ImFont_font, float_font_size, ImVec2_pos, ImU32_col, string_text_begin, string_text_end, float_wrap_width, ImVec4_cpu_fine_clip_rect)</text:p>
      <text:p text:style-name="Standard">:</text:p>
      <text:p text:style-name="Standard">[object Object]</text:p>
      <text:p text:style-name="Standard">ImDrawList_AddTriangle(ImDrawList_ctx, ImVec2_p1, ImVec2_p2, ImVec2_p3, ImU32_col, float_thickness)</text:p>
      <text:p text:style-name="Standard">:</text:p>
      <text:p text:style-name="Standard">[object Object]</text:p>
      <text:p text:style-name="Standard">ImDrawList_AddTriangleFilled(ImDrawList_ctx, ImVec2_p1, ImVec2_p2, ImVec2_p3, ImU32_col)</text:p>
      <text:p text:style-name="Standard">:</text:p>
      <text:p text:style-name="Standard">[object Object]</text:p>
      <text:p text:style-name="Standard">ImDrawList_ChannelsMerge(ImDrawList_ctx)</text:p>
      <text:p text:style-name="Standard">:</text:p>
      <text:p text:style-name="Standard">[object Object]</text:p>
      <text:p text:style-name="Standard">ImDrawList_ChannelsSetCurrent(ImDrawList_ctx, int_n)</text:p>
      <text:p text:style-name="Standard">:</text:p>
      <text:p text:style-name="Standard"><text:soft-page-break/>[object Object]</text:p>
      <text:p text:style-name="Standard">ImDrawList_ChannelsSplit(ImDrawList_ctx, int_count)</text:p>
      <text:p text:style-name="Standard">:</text:p>
      <text:p text:style-name="Standard">[object Object]</text:p>
      <text:p text:style-name="Standard">ImDrawList_CloneOutput(ImDrawList_ctx)</text:p>
      <text:p text:style-name="Standard">:</text:p>
      <text:p text:style-name="Standard">[object Object]</text:p>
      <text:p text:style-name="Standard">ImDrawList_GetClipRectMax(ImDrawList_ctx)</text:p>
      <text:p text:style-name="Standard">:</text:p>
      <text:p text:style-name="Standard">[object Object]</text:p>
      <text:p text:style-name="Standard">ImDrawList_GetClipRectMin(ImDrawList_ctx)</text:p>
      <text:p text:style-name="Standard">:</text:p>
      <text:p text:style-name="Standard">[object Object]</text:p>
      <text:p text:style-name="Standard">ImDrawList_PathArcTo(ImDrawList_ctx, ImVec2_center, float_radius, float_a_min, float_a_max, int_num_segments)</text:p>
      <text:p text:style-name="Standard">:</text:p>
      <text:p text:style-name="Standard">[object Object]</text:p>
      <text:p text:style-name="Standard">ImDrawList_PathArcToFast(ImDrawList_ctx, ImVec2_center, float_radius, int_a_min_of_12, int_a_max_of_12)</text:p>
      <text:p text:style-name="Standard">:</text:p>
      <text:p text:style-name="Standard">[object Object]</text:p>
      <text:p text:style-name="Standard">ImDrawList_PathBezierCubicCurveTo(ImDrawList_ctx, ImVec2_p2, ImVec2_p3, ImVec2_p4, int_num_segments)</text:p>
      <text:p text:style-name="Standard">:</text:p>
      <text:p text:style-name="Standard">[object Object]</text:p>
      <text:p text:style-name="Standard">ImDrawList_PathBezierQuadraticCurveTo(ImDrawList_ctx, ImVec2_p2, ImVec2_p3, int_num_segments)</text:p>
      <text:p text:style-name="Standard">:</text:p>
      <text:p text:style-name="Standard">[object Object]</text:p>
      <text:p text:style-name="Standard">ImDrawList_PathClear(ImDrawList_ctx)</text:p>
      <text:p text:style-name="Standard">:</text:p>
      <text:p text:style-name="Standard">[object Object]</text:p>
      <text:p text:style-name="Standard">ImDrawList_PathFillConvex(ImDrawList_ctx, ImU32_col)</text:p>
      <text:p text:style-name="Standard">:</text:p>
      <text:p text:style-name="Standard">[object Object]</text:p>
      <text:p text:style-name="Standard">ImDrawList_PathLineTo(ImDrawList_ctx, ImVec2_pos)</text:p>
      <text:p text:style-name="Standard">:</text:p>
      <text:p text:style-name="Standard">[object Object]</text:p>
      <text:p text:style-name="Standard">ImDrawList_PathLineToMergeDuplicate(ImDrawList_ctx, ImVec2_pos)</text:p>
      <text:p text:style-name="Standard">:</text:p>
      <text:p text:style-name="Standard">[object Object]</text:p>
      <text:p text:style-name="Standard">ImDrawList_PathRect(ImDrawList_ctx, ImVec2_rect_min, ImVec2_rect_max, float_rounding, ImDrawCornerFlags_rounding_corners)</text:p>
      <text:p text:style-name="Standard">:</text:p>
      <text:p text:style-name="Standard">[object Object]</text:p>
      <text:p text:style-name="Standard">ImDrawList_PathStroke(ImDrawList_ctx, ImU32_col, bool_closed, float_thickness)</text:p>
      <text:p text:style-name="Standard">:</text:p>
      <text:p text:style-name="Standard">[object Object]</text:p>
      <text:p text:style-name="Standard">ImDrawList_PopClipRect(ImDrawList_ctx)</text:p>
      <text:p text:style-name="Standard">:</text:p>
      <text:p text:style-name="Standard">[object Object]</text:p>
      <text:p text:style-name="Standard">ImDrawList_PopTextureID(ImDrawList_ctx)</text:p>
      <text:p text:style-name="Standard">:</text:p>
      <text:p text:style-name="Standard">[object Object]</text:p>
      <text:p text:style-name="Standard">ImDrawList_PrimQuadUV(ImDrawList_ctx, ImVec2_a, ImVec2_b, ImVec2_c, ImVec2_d, ImVec2_uv_a, ImVec2_uv_b, ImVec2_uv_c, ImVec2_uv_d, ImU32_col)</text:p>
      <text:p text:style-name="Standard">:</text:p>
      <text:p text:style-name="Standard">[object Object]</text:p>
      <text:p text:style-name="Standard">ImDrawList_PrimRect(ImDrawList_ctx, ImVec2_a, ImVec2_b, ImU32_col)</text:p>
      <text:p text:style-name="Standard">:</text:p>
      <text:p text:style-name="Standard"><text:soft-page-break/>[object Object]</text:p>
      <text:p text:style-name="Standard">ImDrawList_PrimRectUV(ImDrawList_ctx, ImVec2_a, ImVec2_b, ImVec2_uv_a, ImVec2_uv_b, ImU32_col)</text:p>
      <text:p text:style-name="Standard">:</text:p>
      <text:p text:style-name="Standard">[object Object]</text:p>
      <text:p text:style-name="Standard">ImDrawList_PrimReserve(ImDrawList_ctx, int_idx_count, int_vtx_count)</text:p>
      <text:p text:style-name="Standard">:</text:p>
      <text:p text:style-name="Standard">[object Object]</text:p>
      <text:p text:style-name="Standard">ImDrawList_PrimUnreserve(ImDrawList_ctx, int_idx_count, int_vtx_count)</text:p>
      <text:p text:style-name="Standard">:</text:p>
      <text:p text:style-name="Standard">[object Object]</text:p>
      <text:p text:style-name="Standard">ImDrawList_PrimVtx(ImDrawList_ctx, ImVec2_pos, ImVec2_uv, ImU32_col)</text:p>
      <text:p text:style-name="Standard">:</text:p>
      <text:p text:style-name="Standard">[object Object]</text:p>
      <text:p text:style-name="Standard">ImDrawList_PrimWriteIdx(ImDrawList_ctx, ImDrawIdx_idx)</text:p>
      <text:p text:style-name="Standard">:</text:p>
      <text:p text:style-name="Standard">[object Object]</text:p>
      <text:p text:style-name="Standard">ImDrawList_PrimWriteVtx(ImDrawList_ctx, ImVec2_pos, ImVec2_uv, ImU32_col)</text:p>
      <text:p text:style-name="Standard">:</text:p>
      <text:p text:style-name="Standard">[object Object]</text:p>
      <text:p text:style-name="Standard">ImDrawList_PushClipRect(ImDrawList_ctx, ImVec2_clip_rect_min, ImVec2_clip_rect_max, bool_intersect_with_current_clip_rect)</text:p>
      <text:p text:style-name="Standard">:</text:p>
      <text:p text:style-name="Standard">[object Object]</text:p>
      <text:p text:style-name="Standard">ImDrawList_PushClipRectFullScreen(ImDrawList_ctx)</text:p>
      <text:p text:style-name="Standard">:</text:p>
      <text:p text:style-name="Standard">[object Object]</text:p>
      <text:p text:style-name="Standard">ImDrawList_PushTextureID(ImDrawList_ctx, ImTextureID_texture_id)</text:p>
      <text:p text:style-name="Standard">:</text:p>
      <text:p text:style-name="Standard">[object Object]</text:p>
      <text:p text:style-name="Standard">ImDrawList__ClearFreeMemory(ImDrawList_ctx)</text:p>
      <text:p text:style-name="Standard">:</text:p>
      <text:p text:style-name="Standard">[object Object]</text:p>
      <text:p text:style-name="Standard">ImDrawList__OnChangedClipRect(ImDrawList_ctx)</text:p>
      <text:p text:style-name="Standard">:</text:p>
      <text:p text:style-name="Standard">[object Object]</text:p>
      <text:p text:style-name="Standard">ImDrawList__OnChangedTextureID(ImDrawList_ctx)</text:p>
      <text:p text:style-name="Standard">:</text:p>
      <text:p text:style-name="Standard">[object Object]</text:p>
      <text:p text:style-name="Standard">ImDrawList__OnChangedVtxOffset(ImDrawList_ctx)</text:p>
      <text:p text:style-name="Standard">:</text:p>
      <text:p text:style-name="Standard">[object Object]</text:p>
      <text:p text:style-name="Standard">ImDrawList__PopUnusedDrawCmd(ImDrawList_ctx)</text:p>
      <text:p text:style-name="Standard">:</text:p>
      <text:p text:style-name="Standard">[object Object]</text:p>
      <text:p text:style-name="Standard">ImDrawList__ResetForNewFrame(ImDrawList_ctx)</text:p>
      <text:p text:style-name="Standard">:</text:p>
      <text:p text:style-name="Standard">[object Object]</text:p>
      <text:p text:style-name="Standard">ImFont()</text:p>
      <text:p text:style-name="Standard">:</text:p>
      <text:p text:style-name="Standard">[object Object]</text:p>
      <text:p text:style-name="Standard">ImFontAtlas()</text:p>
      <text:p text:style-name="Standard">:</text:p>
      <text:p text:style-name="Standard">[object Object]</text:p>
      <text:p text:style-name="Standard">ImFontAtlasCustomRect()</text:p>
      <text:p text:style-name="Standard">:</text:p>
      <text:p text:style-name="Standard"><text:soft-page-break/>[object Object]</text:p>
      <text:p text:style-name="Standard">ImFontAtlasCustomRectPtr()</text:p>
      <text:p text:style-name="Standard">:</text:p>
      <text:p text:style-name="Standard">[object Object]</text:p>
      <text:p text:style-name="Standard">ImFontAtlasCustomRect_IsPacked(ImFontAtlasCustomRect_ctx)</text:p>
      <text:p text:style-name="Standard">:</text:p>
      <text:p text:style-name="Standard">[object Object]</text:p>
      <text:p text:style-name="Standard">ImFontAtlasPtr()</text:p>
      <text:p text:style-name="Standard">:</text:p>
      <text:p text:style-name="Standard">[object Object]</text:p>
      <text:p text:style-name="Standard">ImFontAtlas_AddCustomRectFontGlyph(ImFontAtlas_ctx, ImFont_font, ImWchar_id, int_width, int_height, float_advance_x, ImVec2_offset)</text:p>
      <text:p text:style-name="Standard">:</text:p>
      <text:p text:style-name="Standard">[object Object]</text:p>
      <text:p text:style-name="Standard">ImFontAtlas_AddCustomRectRegular(ImFontAtlas_ctx, int_width, int_height)</text:p>
      <text:p text:style-name="Standard">:</text:p>
      <text:p text:style-name="Standard">[object Object]</text:p>
      <text:p text:style-name="Standard">ImFontAtlas_AddFont(ImFontAtlas_ctx, ImFontConfig_font_cfg)</text:p>
      <text:p text:style-name="Standard">:</text:p>
      <text:p text:style-name="Standard">[object Object]</text:p>
      <text:p text:style-name="Standard">ImFontAtlas_AddFontDefault(ImFontAtlas_ctx, ImFontConfig_font_cfg)</text:p>
      <text:p text:style-name="Standard">:</text:p>
      <text:p text:style-name="Standard">[object Object]</text:p>
      <text:p text:style-name="Standard">ImFontAtlas_AddFontFromFileTTF(ImFontAtlas_ctx, string_filename, float_size_pixels, ImFontConfig_font_cfg, ImWchar_glyph_ranges)</text:p>
      <text:p text:style-name="Standard">:</text:p>
      <text:p text:style-name="Standard">[object Object]</text:p>
      <text:p text:style-name="Standard">ImFontAtlas_AddFontFromMemoryCompressedBase85TTF(ImFontAtlas_ctx, string_compressed_font_data_base85, float_size_pixels, ImFontConfig_font_cfg, ImWchar_glyph_ranges)</text:p>
      <text:p text:style-name="Standard">:</text:p>
      <text:p text:style-name="Standard">[object Object]</text:p>
      <text:p text:style-name="Standard">ImFontAtlas_AddFontFromMemoryCompressedTTF(ImFontAtlas_ctx, void_compressed_font_data, int_compressed_font_size, float_size_pixels, ImFontConfig_font_cfg, ImWchar_glyph_ranges)</text:p>
      <text:p text:style-name="Standard">:</text:p>
      <text:p text:style-name="Standard">[object Object]</text:p>
      <text:p text:style-name="Standard">ImFontAtlas_AddFontFromMemoryTTF(ImFontAtlas_ctx, void_font_data, int_font_size, float_size_pixels, ImFontConfig_font_cfg, ImWchar_glyph_ranges)</text:p>
      <text:p text:style-name="Standard">:</text:p>
      <text:p text:style-name="Standard">[object Object]</text:p>
      <text:p text:style-name="Standard">ImFontAtlas_Build(ImFontAtlas_ctx)</text:p>
      <text:p text:style-name="Standard">:</text:p>
      <text:p text:style-name="Standard">[object Object]</text:p>
      <text:p text:style-name="Standard">ImFontAtlas_CalcCustomRectUV(ImFontAtlas_ctx, ImFontAtlasCustomRect_rect, ImVec2_out_uv_min, ImVec2_out_uv_max)</text:p>
      <text:p text:style-name="Standard">:</text:p>
      <text:p text:style-name="Standard">[object Object]</text:p>
      <text:p text:style-name="Standard">ImFontAtlas_Clear(ImFontAtlas_ctx)</text:p>
      <text:p text:style-name="Standard">:</text:p>
      <text:p text:style-name="Standard">[object Object]</text:p>
      <text:p text:style-name="Standard">ImFontAtlas_ClearFonts(ImFontAtlas_ctx)</text:p>
      <text:p text:style-name="Standard">:</text:p>
      <text:p text:style-name="Standard">[object Object]</text:p>
      <text:p text:style-name="Standard">ImFontAtlas_ClearInputData(ImFontAtlas_ctx)</text:p>
      <text:p text:style-name="Standard">:</text:p>
      <text:p text:style-name="Standard">[object Object]</text:p>
      <text:p text:style-name="Standard">ImFontAtlas_ClearTexData(ImFontAtlas_ctx)</text:p>
      <text:p text:style-name="Standard">:</text:p>
      <text:p text:style-name="Standard">[object Object]</text:p>
      <text:p text:style-name="Standard">ImFontAtlas_GetCustomRectByIndex(ImFontAtlas_ctx, int_index)</text:p>
      <text:p text:style-name="Standard">:</text:p>
      <text:p text:style-name="Standard"><text:soft-page-break/>[object Object]</text:p>
      <text:p text:style-name="Standard">ImFontAtlas_GetGlyphRangesChineseFull(ImFontAtlas_ctx)</text:p>
      <text:p text:style-name="Standard">:</text:p>
      <text:p text:style-name="Standard">[object Object]</text:p>
      <text:p text:style-name="Standard">ImFontAtlas_GetGlyphRangesChineseSimplifiedCommon(ImFontAtlas_ctx)</text:p>
      <text:p text:style-name="Standard">:</text:p>
      <text:p text:style-name="Standard">[object Object]</text:p>
      <text:p text:style-name="Standard">ImFontAtlas_GetGlyphRangesCyrillic(ImFontAtlas_ctx)</text:p>
      <text:p text:style-name="Standard">:</text:p>
      <text:p text:style-name="Standard">[object Object]</text:p>
      <text:p text:style-name="Standard">ImFontAtlas_GetGlyphRangesDefault(ImFontAtlas_ctx)</text:p>
      <text:p text:style-name="Standard">:</text:p>
      <text:p text:style-name="Standard">[object Object]</text:p>
      <text:p text:style-name="Standard">ImFontAtlas_GetGlyphRangesJapanese(ImFontAtlas_ctx)</text:p>
      <text:p text:style-name="Standard">:</text:p>
      <text:p text:style-name="Standard">[object Object]</text:p>
      <text:p text:style-name="Standard">ImFontAtlas_GetGlyphRangesKorean(ImFontAtlas_ctx)</text:p>
      <text:p text:style-name="Standard">:</text:p>
      <text:p text:style-name="Standard">[object Object]</text:p>
      <text:p text:style-name="Standard">ImFontAtlas_GetGlyphRangesThai(ImFontAtlas_ctx)</text:p>
      <text:p text:style-name="Standard">:</text:p>
      <text:p text:style-name="Standard">[object Object]</text:p>
      <text:p text:style-name="Standard">ImFontAtlas_GetGlyphRangesVietnamese(ImFontAtlas_ctx)</text:p>
      <text:p text:style-name="Standard">:</text:p>
      <text:p text:style-name="Standard">[object Object]</text:p>
      <text:p text:style-name="Standard">ImFontAtlas_GetMouseCursorTexData(ImFontAtlas_ctx, ImGuiMouseCursor_cursor, ImVec2_out_offset, ImVec2_out_size, ImVec2Ptr_out_uv_border, ImVec2Ptr_out_uv_fill)</text:p>
      <text:p text:style-name="Standard">:</text:p>
      <text:p text:style-name="Standard">[object Object]</text:p>
      <text:p text:style-name="Standard">ImFontAtlas_GetTexDataAsAlpha8(ImFontAtlas_ctx, string_out_pixels, int_out_width, int_out_height, int_out_bytes_per_pixel)</text:p>
      <text:p text:style-name="Standard">:</text:p>
      <text:p text:style-name="Standard">[object Object]</text:p>
      <text:p text:style-name="Standard">ImFontAtlas_GetTexDataAsRGBA32(ImFontAtlas_ctx, string_out_pixels, int_out_width, int_out_height, int_out_bytes_per_pixel)</text:p>
      <text:p text:style-name="Standard">:</text:p>
      <text:p text:style-name="Standard">[object Object]</text:p>
      <text:p text:style-name="Standard">ImFontAtlas_IsBuilt(ImFontAtlas_ctx)</text:p>
      <text:p text:style-name="Standard">:</text:p>
      <text:p text:style-name="Standard">[object Object]</text:p>
      <text:p text:style-name="Standard">ImFontAtlas_SetTexID(ImFontAtlas_ctx, ImTextureID_id)</text:p>
      <text:p text:style-name="Standard">:</text:p>
      <text:p text:style-name="Standard">[object Object]</text:p>
      <text:p text:style-name="Standard">ImFontConfig()</text:p>
      <text:p text:style-name="Standard">:</text:p>
      <text:p text:style-name="Standard">[object Object]</text:p>
      <text:p text:style-name="Standard">ImFontConfigPtr()</text:p>
      <text:p text:style-name="Standard">:</text:p>
      <text:p text:style-name="Standard">[object Object]</text:p>
      <text:p text:style-name="Standard">ImFontGlyphRangesBuilder()</text:p>
      <text:p text:style-name="Standard">:</text:p>
      <text:p text:style-name="Standard">[object Object]</text:p>
      <text:p text:style-name="Standard">ImFontGlyphRangesBuilderPtr()</text:p>
      <text:p text:style-name="Standard">:</text:p>
      <text:p text:style-name="Standard">[object Object]</text:p>
      <text:p text:style-name="Standard">ImFontGlyphRangesBuilder_AddChar(ImFontGlyphRangesBuilder_ctx, ImWchar_c)</text:p>
      <text:p text:style-name="Standard">:</text:p>
      <text:p text:style-name="Standard"><text:soft-page-break/>[object Object]</text:p>
      <text:p text:style-name="Standard">ImFontGlyphRangesBuilder_AddRanges(ImFontGlyphRangesBuilder_ctx, ImWchar_ranges)</text:p>
      <text:p text:style-name="Standard">:</text:p>
      <text:p text:style-name="Standard">[object Object]</text:p>
      <text:p text:style-name="Standard">ImFontGlyphRangesBuilder_AddText(ImFontGlyphRangesBuilder_ctx, string_text, string_text_end)</text:p>
      <text:p text:style-name="Standard">:</text:p>
      <text:p text:style-name="Standard">[object Object]</text:p>
      <text:p text:style-name="Standard">ImFontGlyphRangesBuilder_Clear(ImFontGlyphRangesBuilder_ctx)</text:p>
      <text:p text:style-name="Standard">:</text:p>
      <text:p text:style-name="Standard">[object Object]</text:p>
      <text:p text:style-name="Standard">ImFontGlyphRangesBuilder_GetBit(ImFontGlyphRangesBuilder_ctx, size_t_n)</text:p>
      <text:p text:style-name="Standard">:</text:p>
      <text:p text:style-name="Standard">[object Object]</text:p>
      <text:p text:style-name="Standard">ImFontGlyphRangesBuilder_SetBit(ImFontGlyphRangesBuilder_ctx, size_t_n)</text:p>
      <text:p text:style-name="Standard">:</text:p>
      <text:p text:style-name="Standard">[object Object]</text:p>
      <text:p text:style-name="Standard">ImFontPtr()</text:p>
      <text:p text:style-name="Standard">:</text:p>
      <text:p text:style-name="Standard">[object Object]</text:p>
      <text:p text:style-name="Standard">ImFont_AddGlyph(ImFont_ctx, ImFontConfig_src_cfg, ImWchar_c, float_x0, float_y0, float_x1, float_y1, float_u0, float_v0, float_u1, float_v1, float_advance_x)</text:p>
      <text:p text:style-name="Standard">:</text:p>
      <text:p text:style-name="Standard">[object Object]</text:p>
      <text:p text:style-name="Standard">ImFont_AddRemapChar(ImFont_ctx, ImWchar_dst, ImWchar_src, bool_overwrite_dst)</text:p>
      <text:p text:style-name="Standard">:</text:p>
      <text:p text:style-name="Standard">[object Object]</text:p>
      <text:p text:style-name="Standard">ImFont_BuildLookupTable(ImFont_ctx)</text:p>
      <text:p text:style-name="Standard">:</text:p>
      <text:p text:style-name="Standard">[object Object]</text:p>
      <text:p text:style-name="Standard">ImFont_CalcTextSizeA(ImFont_ctx, float_size, float_max_width, float_wrap_width, string_text_begin, string_text_end, string_remaining)</text:p>
      <text:p text:style-name="Standard">:</text:p>
      <text:p text:style-name="Standard">[object Object]</text:p>
      <text:p text:style-name="Standard">ImFont_CalcWordWrapPositionA(ImFont_ctx, float_scale, string_text, string_text_end, float_wrap_width)</text:p>
      <text:p text:style-name="Standard">:</text:p>
      <text:p text:style-name="Standard">[object Object]</text:p>
      <text:p text:style-name="Standard">ImFont_ClearOutputData(ImFont_ctx)</text:p>
      <text:p text:style-name="Standard">:</text:p>
      <text:p text:style-name="Standard">[object Object]</text:p>
      <text:p text:style-name="Standard">ImFont_FindGlyph(ImFont_ctx, ImWchar_c)</text:p>
      <text:p text:style-name="Standard">:</text:p>
      <text:p text:style-name="Standard">[object Object]</text:p>
      <text:p text:style-name="Standard">ImFont_FindGlyphNoFallback(ImFont_ctx, ImWchar_c)</text:p>
      <text:p text:style-name="Standard">:</text:p>
      <text:p text:style-name="Standard">[object Object]</text:p>
      <text:p text:style-name="Standard">ImFont_GetCharAdvance(ImFont_ctx, ImWchar_c)</text:p>
      <text:p text:style-name="Standard">:</text:p>
      <text:p text:style-name="Standard">[object Object]</text:p>
      <text:p text:style-name="Standard">ImFont_GetDebugName(ImFont_ctx)</text:p>
      <text:p text:style-name="Standard">:</text:p>
      <text:p text:style-name="Standard">[object Object]</text:p>
      <text:p text:style-name="Standard">ImFont_GrowIndex(ImFont_ctx, int_new_size)</text:p>
      <text:p text:style-name="Standard">:</text:p>
      <text:p text:style-name="Standard">[object Object]</text:p>
      <text:p text:style-name="Standard">ImFont_IsGlyphRangeUnused(ImFont_ctx, int_c_begin, int_c_last)</text:p>
      <text:p text:style-name="Standard">:</text:p>
      <text:p text:style-name="Standard"><text:soft-page-break/>[object Object]</text:p>
      <text:p text:style-name="Standard">ImFont_IsLoaded(ImFont_ctx)</text:p>
      <text:p text:style-name="Standard">:</text:p>
      <text:p text:style-name="Standard">[object Object]</text:p>
      <text:p text:style-name="Standard">ImFont_RenderChar(ImFont_ctx, ImDrawList_draw_list, float_size, ImVec2_pos, ImU32_col, ImWchar_c)</text:p>
      <text:p text:style-name="Standard">:</text:p>
      <text:p text:style-name="Standard">[object Object]</text:p>
      <text:p text:style-name="Standard">ImFont_RenderText(ImFont_ctx, ImDrawList_draw_list, float_size, ImVec2_pos, ImU32_col, ImVec4_clip_rect, string_text_begin, string_text_end, float_wrap_width, bool_cpu_fine_clip)</text:p>
      <text:p text:style-name="Standard">:</text:p>
      <text:p text:style-name="Standard">[object Object]</text:p>
      <text:p text:style-name="Standard">ImFont_SetFallbackChar(ImFont_ctx, ImWchar_c)</text:p>
      <text:p text:style-name="Standard">:</text:p>
      <text:p text:style-name="Standard">[object Object]</text:p>
      <text:p text:style-name="Standard">ImFont_SetGlyphVisible(ImFont_ctx, ImWchar_c, bool_visible)</text:p>
      <text:p text:style-name="Standard">:</text:p>
      <text:p text:style-name="Standard">[object Object]</text:p>
      <text:p text:style-name="Standard">ImGuiIO()</text:p>
      <text:p text:style-name="Standard">:</text:p>
      <text:p text:style-name="Standard">[object Object]</text:p>
      <text:p text:style-name="Standard">ImGuiIOPtr()</text:p>
      <text:p text:style-name="Standard">:</text:p>
      <text:p text:style-name="Standard">[object Object]</text:p>
      <text:p text:style-name="Standard">ImGuiIO_AddInputCharacter(ImGuiIO_ctx, int_c)</text:p>
      <text:p text:style-name="Standard">:</text:p>
      <text:p text:style-name="Standard">[object Object]</text:p>
      <text:p text:style-name="Standard">ImGuiIO_AddInputCharacterUTF16(ImGuiIO_ctx, ImWchar16_c)</text:p>
      <text:p text:style-name="Standard">:</text:p>
      <text:p text:style-name="Standard">[object Object]</text:p>
      <text:p text:style-name="Standard">ImGuiIO_AddInputCharactersUTF8(ImGuiIO_ctx, string_str)</text:p>
      <text:p text:style-name="Standard">:</text:p>
      <text:p text:style-name="Standard">[object Object]</text:p>
      <text:p text:style-name="Standard">ImGuiIO_ClearInputCharacters(ImGuiIO_ctx)</text:p>
      <text:p text:style-name="Standard">:</text:p>
      <text:p text:style-name="Standard">[object Object]</text:p>
      <text:p text:style-name="Standard">ImGuiInputTextCallbackData()</text:p>
      <text:p text:style-name="Standard">:</text:p>
      <text:p text:style-name="Standard">[object Object]</text:p>
      <text:p text:style-name="Standard">ImGuiInputTextCallbackDataPtr()</text:p>
      <text:p text:style-name="Standard">:</text:p>
      <text:p text:style-name="Standard">[object Object]</text:p>
      <text:p text:style-name="Standard">ImGuiInputTextCallbackData_ClearSelection(ImGuiInputTextCallbackData_ctx)</text:p>
      <text:p text:style-name="Standard">:</text:p>
      <text:p text:style-name="Standard">[object Object]</text:p>
      <text:p text:style-name="Standard">ImGuiInputTextCallbackData_DeleteChars(ImGuiInputTextCallbackData_ctx, int_pos, int_bytes_count)</text:p>
      <text:p text:style-name="Standard">:</text:p>
      <text:p text:style-name="Standard">[object Object]</text:p>
      <text:p text:style-name="Standard">ImGuiInputTextCallbackData_HasSelection(ImGuiInputTextCallbackData_ctx)</text:p>
      <text:p text:style-name="Standard">:</text:p>
      <text:p text:style-name="Standard">[object Object]</text:p>
      <text:p text:style-name="Standard">ImGuiInputTextCallbackData_InsertChars(ImGuiInputTextCallbackData_ctx, int_pos, string_text, string_text_end)</text:p>
      <text:p text:style-name="Standard">:</text:p>
      <text:p text:style-name="Standard">[object Object]</text:p>
      <text:p text:style-name="Standard">ImGuiInputTextCallbackData_SelectAll(ImGuiInputTextCallbackData_ctx)</text:p>
      <text:p text:style-name="Standard">:</text:p>
      <text:p text:style-name="Standard"><text:soft-page-break/>[object Object]</text:p>
      <text:p text:style-name="Standard">ImGuiListClipper()</text:p>
      <text:p text:style-name="Standard">:</text:p>
      <text:p text:style-name="Standard">[object Object]</text:p>
      <text:p text:style-name="Standard">ImGuiListClipperPtr()</text:p>
      <text:p text:style-name="Standard">:</text:p>
      <text:p text:style-name="Standard">[object Object]</text:p>
      <text:p text:style-name="Standard">ImGuiListClipper_Begin(ImGuiListClipper_ctx, int_items_count, float_items_height)</text:p>
      <text:p text:style-name="Standard">:</text:p>
      <text:p text:style-name="Standard">[object Object]</text:p>
      <text:p text:style-name="Standard">ImGuiListClipper_End(ImGuiListClipper_ctx)</text:p>
      <text:p text:style-name="Standard">:</text:p>
      <text:p text:style-name="Standard">[object Object]</text:p>
      <text:p text:style-name="Standard">ImGuiListClipper_Step(ImGuiListClipper_ctx)</text:p>
      <text:p text:style-name="Standard">:</text:p>
      <text:p text:style-name="Standard">[object Object]</text:p>
      <text:p text:style-name="Standard">ImGuiPayload()</text:p>
      <text:p text:style-name="Standard">:</text:p>
      <text:p text:style-name="Standard">[object Object]</text:p>
      <text:p text:style-name="Standard">ImGuiPayloadPtr()</text:p>
      <text:p text:style-name="Standard">:</text:p>
      <text:p text:style-name="Standard">[object Object]</text:p>
      <text:p text:style-name="Standard">ImGuiPayload_Clear(ImGuiPayload_ctx)</text:p>
      <text:p text:style-name="Standard">:</text:p>
      <text:p text:style-name="Standard">[object Object]</text:p>
      <text:p text:style-name="Standard">ImGuiPayload_IsDataType(ImGuiPayload_ctx, string_type)</text:p>
      <text:p text:style-name="Standard">:</text:p>
      <text:p text:style-name="Standard">[object Object]</text:p>
      <text:p text:style-name="Standard">ImGuiPayload_IsDelivery(ImGuiPayload_ctx)</text:p>
      <text:p text:style-name="Standard">:</text:p>
      <text:p text:style-name="Standard">[object Object]</text:p>
      <text:p text:style-name="Standard">ImGuiPayload_IsPreview(ImGuiPayload_ctx)</text:p>
      <text:p text:style-name="Standard">:</text:p>
      <text:p text:style-name="Standard">[object Object]</text:p>
      <text:p text:style-name="Standard">ImGuiPlatformIO()</text:p>
      <text:p text:style-name="Standard">:</text:p>
      <text:p text:style-name="Standard">[object Object]</text:p>
      <text:p text:style-name="Standard">ImGuiPlatformIOPtr()</text:p>
      <text:p text:style-name="Standard">:</text:p>
      <text:p text:style-name="Standard">[object Object]</text:p>
      <text:p text:style-name="Standard">ImGuiPlatformMonitor()</text:p>
      <text:p text:style-name="Standard">:</text:p>
      <text:p text:style-name="Standard">[object Object]</text:p>
      <text:p text:style-name="Standard">ImGuiPlatformMonitorPtr()</text:p>
      <text:p text:style-name="Standard">:</text:p>
      <text:p text:style-name="Standard">[object Object]</text:p>
      <text:p text:style-name="Standard">ImGuiStorage_BuildSortByKey(ImGuiStorage_ctx)</text:p>
      <text:p text:style-name="Standard">:</text:p>
      <text:p text:style-name="Standard">[object Object]</text:p>
      <text:p text:style-name="Standard">ImGuiStorage_Clear(ImGuiStorage_ctx)</text:p>
      <text:p text:style-name="Standard">:</text:p>
      <text:p text:style-name="Standard">[object Object]</text:p>
      <text:p text:style-name="Standard">ImGuiStorage_GetBool(ImGuiStorage_ctx, ImGuiID_key, bool_default_val)</text:p>
      <text:p text:style-name="Standard">:</text:p>
      <text:p text:style-name="Standard"><text:soft-page-break/>[object Object]</text:p>
      <text:p text:style-name="Standard">ImGuiStorage_GetBoolRef(ImGuiStorage_ctx, ImGuiID_key, bool_default_val)</text:p>
      <text:p text:style-name="Standard">:</text:p>
      <text:p text:style-name="Standard">[object Object]</text:p>
      <text:p text:style-name="Standard">ImGuiStorage_GetFloat(ImGuiStorage_ctx, ImGuiID_key, float_default_val)</text:p>
      <text:p text:style-name="Standard">:</text:p>
      <text:p text:style-name="Standard">[object Object]</text:p>
      <text:p text:style-name="Standard">ImGuiStorage_GetFloatRef(ImGuiStorage_ctx, ImGuiID_key, float_default_val)</text:p>
      <text:p text:style-name="Standard">:</text:p>
      <text:p text:style-name="Standard">[object Object]</text:p>
      <text:p text:style-name="Standard">ImGuiStorage_GetInt(ImGuiStorage_ctx, ImGuiID_key, int_default_val)</text:p>
      <text:p text:style-name="Standard">:</text:p>
      <text:p text:style-name="Standard">[object Object]</text:p>
      <text:p text:style-name="Standard">ImGuiStorage_GetIntRef(ImGuiStorage_ctx, ImGuiID_key, int_default_val)</text:p>
      <text:p text:style-name="Standard">:</text:p>
      <text:p text:style-name="Standard">[object Object]</text:p>
      <text:p text:style-name="Standard">ImGuiStorage_GetVoidPtr(ImGuiStorage_ctx, ImGuiID_key)</text:p>
      <text:p text:style-name="Standard">:</text:p>
      <text:p text:style-name="Standard">[object Object]</text:p>
      <text:p text:style-name="Standard">ImGuiStorage_GetVoidPtrRef(ImGuiStorage_ctx, ImGuiID_key, void_default_val)</text:p>
      <text:p text:style-name="Standard">:</text:p>
      <text:p text:style-name="Standard">[object Object]</text:p>
      <text:p text:style-name="Standard">ImGuiStorage_SetAllInt(ImGuiStorage_ctx, int_val)</text:p>
      <text:p text:style-name="Standard">:</text:p>
      <text:p text:style-name="Standard">[object Object]</text:p>
      <text:p text:style-name="Standard">ImGuiStorage_SetBool(ImGuiStorage_ctx, ImGuiID_key, bool_val)</text:p>
      <text:p text:style-name="Standard">:</text:p>
      <text:p text:style-name="Standard">[object Object]</text:p>
      <text:p text:style-name="Standard">ImGuiStorage_SetFloat(ImGuiStorage_ctx, ImGuiID_key, float_val)</text:p>
      <text:p text:style-name="Standard">:</text:p>
      <text:p text:style-name="Standard">[object Object]</text:p>
      <text:p text:style-name="Standard">ImGuiStorage_SetInt(ImGuiStorage_ctx, ImGuiID_key, int_val)</text:p>
      <text:p text:style-name="Standard">:</text:p>
      <text:p text:style-name="Standard">[object Object]</text:p>
      <text:p text:style-name="Standard">ImGuiStorage_SetVoidPtr(ImGuiStorage_ctx, ImGuiID_key, void_val)</text:p>
      <text:p text:style-name="Standard">:</text:p>
      <text:p text:style-name="Standard">[object Object]</text:p>
      <text:p text:style-name="Standard">ImGuiStyle()</text:p>
      <text:p text:style-name="Standard">:</text:p>
      <text:p text:style-name="Standard">[object Object]</text:p>
      <text:p text:style-name="Standard">ImGuiStylePtr()</text:p>
      <text:p text:style-name="Standard">:</text:p>
      <text:p text:style-name="Standard">[object Object]</text:p>
      <text:p text:style-name="Standard">ImGuiStyle_ScaleAllSizes(ImGuiStyle_ctx, float_scale_factor)</text:p>
      <text:p text:style-name="Standard">:</text:p>
      <text:p text:style-name="Standard">[object Object]</text:p>
      <text:p text:style-name="Standard">ImGuiTableColumnSortSpecs()</text:p>
      <text:p text:style-name="Standard">:</text:p>
      <text:p text:style-name="Standard">[object Object]</text:p>
      <text:p text:style-name="Standard">ImGuiTableColumnSortSpecsPtr()</text:p>
      <text:p text:style-name="Standard">:</text:p>
      <text:p text:style-name="Standard">[object Object]</text:p>
      <text:p text:style-name="Standard">ImGuiTableSortSpecs()</text:p>
      <text:p text:style-name="Standard">:</text:p>
      <text:p text:style-name="Standard"><text:soft-page-break/>[object Object]</text:p>
      <text:p text:style-name="Standard">ImGuiTableSortSpecsPtr()</text:p>
      <text:p text:style-name="Standard">:</text:p>
      <text:p text:style-name="Standard">[object Object]</text:p>
      <text:p text:style-name="Standard">ImGuiTextBuffer()</text:p>
      <text:p text:style-name="Standard">:</text:p>
      <text:p text:style-name="Standard">[object Object]</text:p>
      <text:p text:style-name="Standard">ImGuiTextBufferPtr()</text:p>
      <text:p text:style-name="Standard">:</text:p>
      <text:p text:style-name="Standard">[object Object]</text:p>
      <text:p text:style-name="Standard">ImGuiTextBuffer_append(ImGuiTextBuffer_ctx, string_str, string_str_end)</text:p>
      <text:p text:style-name="Standard">:</text:p>
      <text:p text:style-name="Standard">[object Object]</text:p>
      <text:p text:style-name="Standard">ImGuiTextBuffer_appendfv(ImGuiTextBuffer_ctx, string_fmt, va_list_args)</text:p>
      <text:p text:style-name="Standard">:</text:p>
      <text:p text:style-name="Standard">[object Object]</text:p>
      <text:p text:style-name="Standard">ImGuiTextBuffer_begin(ImGuiTextBuffer_ctx)</text:p>
      <text:p text:style-name="Standard">:</text:p>
      <text:p text:style-name="Standard">[object Object]</text:p>
      <text:p text:style-name="Standard">ImGuiTextBuffer_c_str(ImGuiTextBuffer_ctx)</text:p>
      <text:p text:style-name="Standard">:</text:p>
      <text:p text:style-name="Standard">[object Object]</text:p>
      <text:p text:style-name="Standard">ImGuiTextBuffer_clear(ImGuiTextBuffer_ctx)</text:p>
      <text:p text:style-name="Standard">:</text:p>
      <text:p text:style-name="Standard">[object Object]</text:p>
      <text:p text:style-name="Standard">ImGuiTextBuffer_empty(ImGuiTextBuffer_ctx)</text:p>
      <text:p text:style-name="Standard">:</text:p>
      <text:p text:style-name="Standard">[object Object]</text:p>
      <text:p text:style-name="Standard">ImGuiTextBuffer_end(ImGuiTextBuffer_ctx)</text:p>
      <text:p text:style-name="Standard">:</text:p>
      <text:p text:style-name="Standard">[object Object]</text:p>
      <text:p text:style-name="Standard">ImGuiTextBuffer_reserve(ImGuiTextBuffer_ctx, int_capacity)</text:p>
      <text:p text:style-name="Standard">:</text:p>
      <text:p text:style-name="Standard">[object Object]</text:p>
      <text:p text:style-name="Standard">ImGuiTextBuffer_size(ImGuiTextBuffer_ctx)</text:p>
      <text:p text:style-name="Standard">:</text:p>
      <text:p text:style-name="Standard">[object Object]</text:p>
      <text:p text:style-name="Standard">ImGuiTextFilter(default_filter)</text:p>
      <text:p text:style-name="Standard">:</text:p>
      <text:p text:style-name="Standard">[object Object]</text:p>
      <text:p text:style-name="Standard">ImGuiTextFilterPtr(default_filter)</text:p>
      <text:p text:style-name="Standard">:</text:p>
      <text:p text:style-name="Standard">[object Object]</text:p>
      <text:p text:style-name="Standard">ImGuiTextFilter_Build(ImGuiTextFilter_ctx)</text:p>
      <text:p text:style-name="Standard">:</text:p>
      <text:p text:style-name="Standard">[object Object]</text:p>
      <text:p text:style-name="Standard">ImGuiTextFilter_Clear(ImGuiTextFilter_ctx)</text:p>
      <text:p text:style-name="Standard">:</text:p>
      <text:p text:style-name="Standard">[object Object]</text:p>
      <text:p text:style-name="Standard">ImGuiTextFilter_Draw(ImGuiTextFilter_ctx, string_label, float_width)</text:p>
      <text:p text:style-name="Standard">:</text:p>
      <text:p text:style-name="Standard">[object Object]</text:p>
      <text:p text:style-name="Standard">ImGuiTextFilter_IsActive(ImGuiTextFilter_ctx)</text:p>
      <text:p text:style-name="Standard">:</text:p>
      <text:p text:style-name="Standard"><text:soft-page-break/>[object Object]</text:p>
      <text:p text:style-name="Standard">ImGuiTextFilter_PassFilter(ImGuiTextFilter_ctx, string_text, string_text_end)</text:p>
      <text:p text:style-name="Standard">:</text:p>
      <text:p text:style-name="Standard">[object Object]</text:p>
      <text:p text:style-name="Standard">ImGuiViewport()</text:p>
      <text:p text:style-name="Standard">:</text:p>
      <text:p text:style-name="Standard">[object Object]</text:p>
      <text:p text:style-name="Standard">ImGuiViewportPtr()</text:p>
      <text:p text:style-name="Standard">:</text:p>
      <text:p text:style-name="Standard">[object Object]</text:p>
      <text:p text:style-name="Standard">ImGuiViewport_GetCenter(ImGuiViewport_ctx)</text:p>
      <text:p text:style-name="Standard">:</text:p>
      <text:p text:style-name="Standard">[object Object]</text:p>
      <text:p text:style-name="Standard">ImGuiViewport_GetWorkPos(ImGuiViewport_ctx)</text:p>
      <text:p text:style-name="Standard">:</text:p>
      <text:p text:style-name="Standard">[object Object]</text:p>
      <text:p text:style-name="Standard">ImGuiViewport_GetWorkSize(ImGuiViewport_ctx)</text:p>
      <text:p text:style-name="Standard">:</text:p>
      <text:p text:style-name="Standard">[object Object]</text:p>
      <text:p text:style-name="Standard">ImGuiWindowClass()</text:p>
      <text:p text:style-name="Standard">:</text:p>
      <text:p text:style-name="Standard">[object Object]</text:p>
      <text:p text:style-name="Standard">ImGuiWindowClassPtr()</text:p>
      <text:p text:style-name="Standard">:</text:p>
      <text:p text:style-name="Standard">[object Object]</text:p>
      <text:p text:style-name="Standard">ImTextureHandler(path)</text:p>
      <text:p text:style-name="Standard">:</text:p>
      <text:p text:style-name="Standard">[object Object]</text:p>
      <text:p text:style-name="Standard">ImVec2(x, y)</text:p>
      <text:p text:style-name="Standard">:</text:p>
      <text:p text:style-name="Standard">[object Object]</text:p>
      <text:p text:style-name="Standard">ImVec2Ptr(x, y)</text:p>
      <text:p text:style-name="Standard">:</text:p>
      <text:p text:style-name="Standard">[object Object]</text:p>
      <text:p text:style-name="Standard">ImVec3(x, y, z)</text:p>
      <text:p text:style-name="Standard">:</text:p>
      <text:p text:style-name="Standard">[object Object]</text:p>
      <text:p text:style-name="Standard">ImVec3Ptr(x, y, z)</text:p>
      <text:p text:style-name="Standard">:</text:p>
      <text:p text:style-name="Standard">[object Object]</text:p>
      <text:p text:style-name="Standard">ImVec4(x, y, z, w)</text:p>
      <text:p text:style-name="Standard">:</text:p>
      <text:p text:style-name="Standard">[object Object]</text:p>
      <text:p text:style-name="Standard">ImVec4Ptr(x, y, z, w)</text:p>
      <text:p text:style-name="Standard">:</text:p>
      <text:p text:style-name="Standard">[object Object]</text:p>
      <text:p text:style-name="Standard">ImVec4ToFloatPtr(imVec4)</text:p>
      <text:p text:style-name="Standard">:</text:p>
      <text:p text:style-name="Standard">[object Object]</text:p>
      <text:p text:style-name="Standard">Image(ImTextureID_user_texture_id, ImVec2_size, ImVec2_uv0, ImVec2_uv1, ImVec4_tint_col, ImVec4_border_col)</text:p>
      <text:p text:style-name="Standard">:</text:p>
      <text:p text:style-name="Standard">[object Object]</text:p>
      <text:p text:style-name="Standard">ImageButton(ImTextureID_user_texture_id, ImVec2_size, ImVec2_uv0, ImVec2_uv1, int_frame_padding, ImVec4_bg_col, ImVec4_tint_col)</text:p>
      <text:p text:style-name="Standard">:</text:p>
      <text:p text:style-name="Standard"><text:soft-page-break/>[object Object]</text:p>
      <text:p text:style-name="Standard">Indent(float_indent_w)</text:p>
      <text:p text:style-name="Standard">:</text:p>
      <text:p text:style-name="Standard">[object Object]</text:p>
      <text:p text:style-name="Standard">InputDouble(string_label, double_v, double_step, double_step_fast, string_format, ImGuiInputTextFlags_flags)</text:p>
      <text:p text:style-name="Standard">:</text:p>
      <text:p text:style-name="Standard">[object Object]</text:p>
      <text:p text:style-name="Standard">InputFloat(string_label, float_v, float_step, float_step_fast, string_format, ImGuiInputTextFlags_flags)</text:p>
      <text:p text:style-name="Standard">:</text:p>
      <text:p text:style-name="Standard">[object Object]</text:p>
      <text:p text:style-name="Standard">InputFloat2(string_label, floatPtr_v, string_format, ImGuiInputTextFlags_flags)</text:p>
      <text:p text:style-name="Standard">:</text:p>
      <text:p text:style-name="Standard">[object Object]</text:p>
      <text:p text:style-name="Standard">InputFloat3(string_label, floatPtr_v, string_format, ImGuiInputTextFlags_flags)</text:p>
      <text:p text:style-name="Standard">:</text:p>
      <text:p text:style-name="Standard">[object Object]</text:p>
      <text:p text:style-name="Standard">InputFloat4(string_label, floatPtr_v, string_format, ImGuiInputTextFlags_flags)</text:p>
      <text:p text:style-name="Standard">:</text:p>
      <text:p text:style-name="Standard">[object Object]</text:p>
      <text:p text:style-name="Standard">InputInt(string_label, int_v, int_step, int_step_fast, ImGuiInputTextFlags_flags)</text:p>
      <text:p text:style-name="Standard">:</text:p>
      <text:p text:style-name="Standard">[object Object]</text:p>
      <text:p text:style-name="Standard">InputInt2(string_label, intPtr_v, ImGuiInputTextFlags_flags)</text:p>
      <text:p text:style-name="Standard">:</text:p>
      <text:p text:style-name="Standard">[object Object]</text:p>
      <text:p text:style-name="Standard">InputInt3(string_label, intPtr_v, ImGuiInputTextFlags_flags)</text:p>
      <text:p text:style-name="Standard">:</text:p>
      <text:p text:style-name="Standard">[object Object]</text:p>
      <text:p text:style-name="Standard">InputInt4(string_label, intPtr_v, ImGuiInputTextFlags_flags)</text:p>
      <text:p text:style-name="Standard">:</text:p>
      <text:p text:style-name="Standard">[object Object]</text:p>
      <text:p text:style-name="Standard">InputScalar(string_label, ImGuiDataType_data_type, void_p_data, void_p_step, void_p_step_fast, string_format, ImGuiInputTextFlags_flags)</text:p>
      <text:p text:style-name="Standard">:</text:p>
      <text:p text:style-name="Standard">[object Object]</text:p>
      <text:p text:style-name="Standard">InputScalarN(string_label, ImGuiDataType_data_type, void_p_data, int_components, void_p_step, void_p_step_fast, string_format, ImGuiInputTextFlags_flags)</text:p>
      <text:p text:style-name="Standard">:</text:p>
      <text:p text:style-name="Standard">[object Object]</text:p>
      <text:p text:style-name="Standard">InputText(label, buf, buf_size, flags, callback, user_data, editEnded)</text:p>
      <text:p text:style-name="Standard">:</text:p>
      <text:p text:style-name="Standard">[object Object]</text:p>
      <text:p text:style-name="Standard">InputTextMultiline(label, buf, buf_size, size, flags, callback, user_data)</text:p>
      <text:p text:style-name="Standard">:</text:p>
      <text:p text:style-name="Standard">[object Object]</text:p>
      <text:p text:style-name="Standard">InputTextWithHint(string_label, string_hint, string_buf, size_t_buf_size, ImGuiInputTextFlags_flags, ImGuiInputTextCallback_callback, void_user_data)</text:p>
      <text:p text:style-name="Standard">:</text:p>
      <text:p text:style-name="Standard">[object Object]</text:p>
      <text:p text:style-name="Standard">Int(x)</text:p>
      <text:p text:style-name="Standard">:</text:p>
      <text:p text:style-name="Standard">[object Object]</text:p>
      <text:p text:style-name="Standard">IntPtr(x)</text:p>
      <text:p text:style-name="Standard">:</text:p>
      <text:p text:style-name="Standard">[object Object]</text:p>
      <text:p text:style-name="Standard">InvisibleButton(string_str_id, ImVec2_size, ImGuiButtonFlags_flags)</text:p>
      <text:p text:style-name="Standard">:</text:p>
      <text:p text:style-name="Standard"><text:soft-page-break/>[object Object]</text:p>
      <text:p text:style-name="Standard">IoFontsGetCount()</text:p>
      <text:p text:style-name="Standard">[1]</text:p>
      <text:p text:style-name="Standard">0</text:p>
      <text:p text:style-name="Standard">:</text:p>
      <text:p text:style-name="Standard">for index=0, ui_imgui.IoFontsGetCount() - 1 do</text:p>
      <text:p text:style-name="Standard">IoFontsGetName(index)</text:p>
      <text:p text:style-name="Standard">[2]</text:p>
      <text:p text:style-name="Standard">0</text:p>
      <text:p text:style-name="Standard">:</text:p>
      <text:p text:style-name="Standard">if string.startswith(ffi.string(ui_imgui.IoFontsGetName(index)), translateLanguage("ui.fonts.filename", "segoeui.ttf")) then</text:p>
      <text:p text:style-name="Standard">1</text:p>
      <text:p text:style-name="Standard">:</text:p>
      <text:p text:style-name="Standard">log("D", "settings", "set font: " .. ffi.string(ui_imgui.IoFontsGetName(index)))</text:p>
      <text:p text:style-name="Standard">IsAnyItemActive()</text:p>
      <text:p text:style-name="Standard">:</text:p>
      <text:p text:style-name="Standard">[object Object]</text:p>
      <text:p text:style-name="Standard">IsAnyItemFocused()</text:p>
      <text:p text:style-name="Standard">:</text:p>
      <text:p text:style-name="Standard">[object Object]</text:p>
      <text:p text:style-name="Standard">IsAnyItemHovered()</text:p>
      <text:p text:style-name="Standard">:</text:p>
      <text:p text:style-name="Standard">[object Object]</text:p>
      <text:p text:style-name="Standard">IsAnyMouseDown()</text:p>
      <text:p text:style-name="Standard">:</text:p>
      <text:p text:style-name="Standard">[object Object]</text:p>
      <text:p text:style-name="Standard">IsItemActivated()</text:p>
      <text:p text:style-name="Standard">:</text:p>
      <text:p text:style-name="Standard">[object Object]</text:p>
      <text:p text:style-name="Standard">IsItemActive()</text:p>
      <text:p text:style-name="Standard">:</text:p>
      <text:p text:style-name="Standard">[object Object]</text:p>
      <text:p text:style-name="Standard">IsItemClicked(ImGuiMouseButton_mouse_button)</text:p>
      <text:p text:style-name="Standard">:</text:p>
      <text:p text:style-name="Standard">[object Object]</text:p>
      <text:p text:style-name="Standard">IsItemDeactivated()</text:p>
      <text:p text:style-name="Standard">:</text:p>
      <text:p text:style-name="Standard">[object Object]</text:p>
      <text:p text:style-name="Standard">IsItemDeactivatedAfterEdit()</text:p>
      <text:p text:style-name="Standard">:</text:p>
      <text:p text:style-name="Standard">[object Object]</text:p>
      <text:p text:style-name="Standard">IsItemEdited()</text:p>
      <text:p text:style-name="Standard">:</text:p>
      <text:p text:style-name="Standard">[object Object]</text:p>
      <text:p text:style-name="Standard">IsItemFocused()</text:p>
      <text:p text:style-name="Standard">:</text:p>
      <text:p text:style-name="Standard">[object Object]</text:p>
      <text:p text:style-name="Standard">IsItemHovered(ImGuiHoveredFlags_flags)</text:p>
      <text:p text:style-name="Standard">:</text:p>
      <text:p text:style-name="Standard">[object Object]</text:p>
      <text:p text:style-name="Standard">IsItemToggledOpen()</text:p>
      <text:p text:style-name="Standard">:</text:p>
      <text:p text:style-name="Standard">[object Object]</text:p>
      <text:p text:style-name="Standard">IsItemVisible()</text:p>
      <text:p text:style-name="Standard"><text:soft-page-break/>:</text:p>
      <text:p text:style-name="Standard">[object Object]</text:p>
      <text:p text:style-name="Standard">IsKeyDown(int_user_key_index)</text:p>
      <text:p text:style-name="Standard">:</text:p>
      <text:p text:style-name="Standard">[object Object]</text:p>
      <text:p text:style-name="Standard">IsKeyPressed(int_user_key_index, _repeat)</text:p>
      <text:p text:style-name="Standard">:</text:p>
      <text:p text:style-name="Standard">[object Object]</text:p>
      <text:p text:style-name="Standard">IsKeyReleased(int_user_key_index)</text:p>
      <text:p text:style-name="Standard">:</text:p>
      <text:p text:style-name="Standard">[object Object]</text:p>
      <text:p text:style-name="Standard">IsMouseClicked(ImGuiMouseButton_button, _repeat)</text:p>
      <text:p text:style-name="Standard">:</text:p>
      <text:p text:style-name="Standard">[object Object]</text:p>
      <text:p text:style-name="Standard">IsMouseDoubleClicked(ImGuiMouseButton_button)</text:p>
      <text:p text:style-name="Standard">:</text:p>
      <text:p text:style-name="Standard">[object Object]</text:p>
      <text:p text:style-name="Standard">IsMouseDown(ImGuiMouseButton_button)</text:p>
      <text:p text:style-name="Standard">:</text:p>
      <text:p text:style-name="Standard">[object Object]</text:p>
      <text:p text:style-name="Standard">IsMouseDragging(ImGuiMouseButton_button, float_lock_threshold)</text:p>
      <text:p text:style-name="Standard">:</text:p>
      <text:p text:style-name="Standard">[object Object]</text:p>
      <text:p text:style-name="Standard">IsMouseHoveringRect(ImVec2_r_min, ImVec2_r_max, bool_clip)</text:p>
      <text:p text:style-name="Standard">:</text:p>
      <text:p text:style-name="Standard">[object Object]</text:p>
      <text:p text:style-name="Standard">IsMousePosValid(ImVec2_mouse_pos)</text:p>
      <text:p text:style-name="Standard">:</text:p>
      <text:p text:style-name="Standard">[object Object]</text:p>
      <text:p text:style-name="Standard">IsMouseReleased(ImGuiMouseButton_button)</text:p>
      <text:p text:style-name="Standard">:</text:p>
      <text:p text:style-name="Standard">[object Object]</text:p>
      <text:p text:style-name="Standard">IsPopupOpen(string_str_id, ImGuiPopupFlags_flags)</text:p>
      <text:p text:style-name="Standard">:</text:p>
      <text:p text:style-name="Standard">[object Object]</text:p>
      <text:p text:style-name="Standard">IsRectVisible1(ImVec2_size)</text:p>
      <text:p text:style-name="Standard">:</text:p>
      <text:p text:style-name="Standard">[object Object]</text:p>
      <text:p text:style-name="Standard">IsRectVisible2(ImVec2_rect_min, ImVec2_rect_max)</text:p>
      <text:p text:style-name="Standard">:</text:p>
      <text:p text:style-name="Standard">[object Object]</text:p>
      <text:p text:style-name="Standard">IsWindowAppearing()</text:p>
      <text:p text:style-name="Standard">:</text:p>
      <text:p text:style-name="Standard">[object Object]</text:p>
      <text:p text:style-name="Standard">IsWindowCollapsed()</text:p>
      <text:p text:style-name="Standard">:</text:p>
      <text:p text:style-name="Standard">[object Object]</text:p>
      <text:p text:style-name="Standard">IsWindowDocked()</text:p>
      <text:p text:style-name="Standard">:</text:p>
      <text:p text:style-name="Standard">[object Object]</text:p>
      <text:p text:style-name="Standard">IsWindowFocused(ImGuiFocusedFlags_flags)</text:p>
      <text:p text:style-name="Standard">:</text:p>
      <text:p text:style-name="Standard">[object Object]</text:p>
      <text:p text:style-name="Standard">IsWindowHovered(ImGuiHoveredFlags_flags)</text:p>
      <text:p text:style-name="Standard"><text:soft-page-break/>:</text:p>
      <text:p text:style-name="Standard">[object Object]</text:p>
      <text:p text:style-name="Standard">LabelText(string_label, string_fmt)</text:p>
      <text:p text:style-name="Standard">:</text:p>
      <text:p text:style-name="Standard">[object Object]</text:p>
      <text:p text:style-name="Standard">LabelTextV(string_label, string_fmt, va_list_args)</text:p>
      <text:p text:style-name="Standard">:</text:p>
      <text:p text:style-name="Standard">[object Object]</text:p>
      <text:p text:style-name="Standard">ListBox1(string_label, int_current_item, charconstPtr_items, int_items_count, int_height_in_items)</text:p>
      <text:p text:style-name="Standard">:</text:p>
      <text:p text:style-name="Standard">[object Object]</text:p>
      <text:p text:style-name="Standard">ListBox2(string_label, int_current_item, functionPtr_items_getter, void_data, int_items_count, int_height_in_items)</text:p>
      <text:p text:style-name="Standard">:</text:p>
      <text:p text:style-name="Standard">[object Object]</text:p>
      <text:p text:style-name="Standard">ListBoxFooter()</text:p>
      <text:p text:style-name="Standard">:</text:p>
      <text:p text:style-name="Standard">[object Object]</text:p>
      <text:p text:style-name="Standard">ListBoxHeader1(string_label, ImVec2_size)</text:p>
      <text:p text:style-name="Standard">:</text:p>
      <text:p text:style-name="Standard">[object Object]</text:p>
      <text:p text:style-name="Standard">ListBoxHeader2(string_label, int_items_count, int_height_in_items)</text:p>
      <text:p text:style-name="Standard">:</text:p>
      <text:p text:style-name="Standard">[object Object]</text:p>
      <text:p text:style-name="Standard">LogButtons()</text:p>
      <text:p text:style-name="Standard">:</text:p>
      <text:p text:style-name="Standard">[object Object]</text:p>
      <text:p text:style-name="Standard">LogFinish()</text:p>
      <text:p text:style-name="Standard">:</text:p>
      <text:p text:style-name="Standard">[object Object]</text:p>
      <text:p text:style-name="Standard">LogText(string_fmt)</text:p>
      <text:p text:style-name="Standard">:</text:p>
      <text:p text:style-name="Standard">[object Object]</text:p>
      <text:p text:style-name="Standard">LogToClipboard(int_auto_open_depth)</text:p>
      <text:p text:style-name="Standard">:</text:p>
      <text:p text:style-name="Standard">[object Object]</text:p>
      <text:p text:style-name="Standard">LogToFile(int_auto_open_depth, string_filename)</text:p>
      <text:p text:style-name="Standard">:</text:p>
      <text:p text:style-name="Standard">[object Object]</text:p>
      <text:p text:style-name="Standard">LogToTTY(int_auto_open_depth)</text:p>
      <text:p text:style-name="Standard">:</text:p>
      <text:p text:style-name="Standard">[object Object]</text:p>
      <text:p text:style-name="Standard">MenuItem1(string_label, string_shortcut, bool_selected, bool_enabled)</text:p>
      <text:p text:style-name="Standard">:</text:p>
      <text:p text:style-name="Standard">[object Object]</text:p>
      <text:p text:style-name="Standard">MenuItem2(string_label, string_shortcut, bool_p_selected, bool_enabled)</text:p>
      <text:p text:style-name="Standard">:</text:p>
      <text:p text:style-name="Standard">[object Object]</text:p>
      <text:p text:style-name="Standard">NewFrame()</text:p>
      <text:p text:style-name="Standard">:</text:p>
      <text:p text:style-name="Standard">[object Object]</text:p>
      <text:p text:style-name="Standard">NewLine()</text:p>
      <text:p text:style-name="Standard">:</text:p>
      <text:p text:style-name="Standard">[object Object]</text:p>
      <text:p text:style-name="Standard">NextColumn()</text:p>
      <text:p text:style-name="Standard"><text:soft-page-break/>:</text:p>
      <text:p text:style-name="Standard">[object Object]</text:p>
      <text:p text:style-name="Standard">OpenPopup(string_str_id, ImGuiPopupFlags_popup_flags)</text:p>
      <text:p text:style-name="Standard">:</text:p>
      <text:p text:style-name="Standard">[object Object]</text:p>
      <text:p text:style-name="Standard">OpenPopupOnItemClick(string_str_id, ImGuiPopupFlags_popup_flags)</text:p>
      <text:p text:style-name="Standard">:</text:p>
      <text:p text:style-name="Standard">[object Object]</text:p>
      <text:p text:style-name="Standard">PlotHistogram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Histogram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Lines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Lines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Multi2Lines(options, datas)</text:p>
      <text:p text:style-name="Standard">:</text:p>
      <text:p text:style-name="Standard">[object Object]</text:p>
      <text:p text:style-name="Standard">PlotMulti2Options_init(label, names, colors, num_format)</text:p>
      <text:p text:style-name="Standard">:</text:p>
      <text:p text:style-name="Standard">[object Object]</text:p>
      <text:p text:style-name="Standard">PlotMultiHistograms(label, num_hists, names, colors, datas, values_count, overlay_text, scale_min, scale_max, graph_size, sumValues)</text:p>
      <text:p text:style-name="Standard">:</text:p>
      <text:p text:style-name="Standard">[object Object]</text:p>
      <text:p text:style-name="Standard">PlotMultiLines(label, num_datas, names, colors, datas, values_count, overlay_text, scale_min, scale_max, graph_size)</text:p>
      <text:p text:style-name="Standard">:</text:p>
      <text:p text:style-name="Standard">[object Object]</text:p>
      <text:p text:style-name="Standard">PopAllowKeyboardFocus()</text:p>
      <text:p text:style-name="Standard">:</text:p>
      <text:p text:style-name="Standard">[object Object]</text:p>
      <text:p text:style-name="Standard">PopButtonRepeat()</text:p>
      <text:p text:style-name="Standard">:</text:p>
      <text:p text:style-name="Standard">[object Object]</text:p>
      <text:p text:style-name="Standard">PopClipRect()</text:p>
      <text:p text:style-name="Standard">:</text:p>
      <text:p text:style-name="Standard">[object Object]</text:p>
      <text:p text:style-name="Standard">PopFont()</text:p>
      <text:p text:style-name="Standard">:</text:p>
      <text:p text:style-name="Standard">[object Object]</text:p>
      <text:p text:style-name="Standard">PopID()</text:p>
      <text:p text:style-name="Standard">:</text:p>
      <text:p text:style-name="Standard">[object Object]</text:p>
      <text:p text:style-name="Standard">PopItemWidth()</text:p>
      <text:p text:style-name="Standard">:</text:p>
      <text:p text:style-name="Standard">[object Object]</text:p>
      <text:p text:style-name="Standard">PopStyleColor(int_count)</text:p>
      <text:p text:style-name="Standard">:</text:p>
      <text:p text:style-name="Standard">[object Object]</text:p>
      <text:p text:style-name="Standard">PopStyleVar(int_count)</text:p>
      <text:p text:style-name="Standard"><text:soft-page-break/>:</text:p>
      <text:p text:style-name="Standard">[object Object]</text:p>
      <text:p text:style-name="Standard">PopTextWrapPos()</text:p>
      <text:p text:style-name="Standard">:</text:p>
      <text:p text:style-name="Standard">[object Object]</text:p>
      <text:p text:style-name="Standard">ProgressBar(float_fraction, ImVec2_size_arg, string_overlay)</text:p>
      <text:p text:style-name="Standard">:</text:p>
      <text:p text:style-name="Standard">[object Object]</text:p>
      <text:p text:style-name="Standard">PushAllowKeyboardFocus(bool_allow_keyboard_focus)</text:p>
      <text:p text:style-name="Standard">:</text:p>
      <text:p text:style-name="Standard">[object Object]</text:p>
      <text:p text:style-name="Standard">PushButtonRepeat(_repeat)</text:p>
      <text:p text:style-name="Standard">:</text:p>
      <text:p text:style-name="Standard">[object Object]</text:p>
      <text:p text:style-name="Standard">PushClipRect(ImVec2_clip_rect_min, ImVec2_clip_rect_max, bool_intersect_with_current_clip_rect)</text:p>
      <text:p text:style-name="Standard">:</text:p>
      <text:p text:style-name="Standard">[object Object]</text:p>
      <text:p text:style-name="Standard">PushFont(ImFont_font)</text:p>
      <text:p text:style-name="Standard">:</text:p>
      <text:p text:style-name="Standard">[object Object]</text:p>
      <text:p text:style-name="Standard">PushFont2(index)</text:p>
      <text:p text:style-name="Standard">:</text:p>
      <text:p text:style-name="Standard">[object Object]</text:p>
      <text:p text:style-name="Standard">PushFont3(uniqueId)</text:p>
      <text:p text:style-name="Standard">:</text:p>
      <text:p text:style-name="Standard">[object Object]</text:p>
      <text:p text:style-name="Standard">PushID1(string_str_id)</text:p>
      <text:p text:style-name="Standard">:</text:p>
      <text:p text:style-name="Standard">[object Object]</text:p>
      <text:p text:style-name="Standard">PushID2(string_str_id_begin, string_str_id_end)</text:p>
      <text:p text:style-name="Standard">:</text:p>
      <text:p text:style-name="Standard">[object Object]</text:p>
      <text:p text:style-name="Standard">PushID3(void_ptr_id)</text:p>
      <text:p text:style-name="Standard">:</text:p>
      <text:p text:style-name="Standard">[object Object]</text:p>
      <text:p text:style-name="Standard">PushID4(int_int_id)</text:p>
      <text:p text:style-name="Standard">:</text:p>
      <text:p text:style-name="Standard">[object Object]</text:p>
      <text:p text:style-name="Standard">PushItemWidth(float_item_width)</text:p>
      <text:p text:style-name="Standard">:</text:p>
      <text:p text:style-name="Standard">[object Object]</text:p>
      <text:p text:style-name="Standard">PushStyleColor1(ImGuiCol_idx, ImU32_col)</text:p>
      <text:p text:style-name="Standard">:</text:p>
      <text:p text:style-name="Standard">[object Object]</text:p>
      <text:p text:style-name="Standard">PushStyleColor2(ImGuiCol_idx, ImVec4_col)</text:p>
      <text:p text:style-name="Standard">:</text:p>
      <text:p text:style-name="Standard">[object Object]</text:p>
      <text:p text:style-name="Standard">PushStyleVar1(ImGuiStyleVar_idx, float_val)</text:p>
      <text:p text:style-name="Standard">:</text:p>
      <text:p text:style-name="Standard">[object Object]</text:p>
      <text:p text:style-name="Standard">PushStyleVar2(ImGuiStyleVar_idx, ImVec2_val)</text:p>
      <text:p text:style-name="Standard">:</text:p>
      <text:p text:style-name="Standard">[object Object]</text:p>
      <text:p text:style-name="Standard">PushTextWrapPos(float_wrap_local_pos_x)</text:p>
      <text:p text:style-name="Standard"><text:soft-page-break/>:</text:p>
      <text:p text:style-name="Standard">[object Object]</text:p>
      <text:p text:style-name="Standard">RadioButton1(string_label, bool_active)</text:p>
      <text:p text:style-name="Standard">:</text:p>
      <text:p text:style-name="Standard">[object Object]</text:p>
      <text:p text:style-name="Standard">RadioButton2(string_label, int_v, int_v_button)</text:p>
      <text:p text:style-name="Standard">:</text:p>
      <text:p text:style-name="Standard">[object Object]</text:p>
      <text:p text:style-name="Standard">Render()</text:p>
      <text:p text:style-name="Standard">:</text:p>
      <text:p text:style-name="Standard">[object Object]</text:p>
      <text:p text:style-name="Standard">RenderPlatformWindowsDefault(void_platform_render_arg, void_renderer_render_arg)</text:p>
      <text:p text:style-name="Standard">:</text:p>
      <text:p text:style-name="Standard">[object Object]</text:p>
      <text:p text:style-name="Standard">ResetMouseDragDelta(ImGuiMouseButton_button)</text:p>
      <text:p text:style-name="Standard">:</text:p>
      <text:p text:style-name="Standard">[object Object]</text:p>
      <text:p text:style-name="Standard">SameLine(float_offset_from_start_x, float_spacing)</text:p>
      <text:p text:style-name="Standard">:</text:p>
      <text:p text:style-name="Standard">[object Object]</text:p>
      <text:p text:style-name="Standard">Selectable1(string_label, bool_selected, ImGuiSelectableFlags_flags, ImVec2_size)</text:p>
      <text:p text:style-name="Standard">:</text:p>
      <text:p text:style-name="Standard">[object Object]</text:p>
      <text:p text:style-name="Standard">Selectable2(string_label, bool_p_selected, ImGuiSelectableFlags_flags, ImVec2_size)</text:p>
      <text:p text:style-name="Standard">:</text:p>
      <text:p text:style-name="Standard">[object Object]</text:p>
      <text:p text:style-name="Standard">Separator()</text:p>
      <text:p text:style-name="Standard">:</text:p>
      <text:p text:style-name="Standard">[object Object]</text:p>
      <text:p text:style-name="Standard">SetClipboardText(string_text)</text:p>
      <text:p text:style-name="Standard">:</text:p>
      <text:p text:style-name="Standard">[object Object]</text:p>
      <text:p text:style-name="Standard">SetColorEditOptions(ImGuiColorEditFlags_flags)</text:p>
      <text:p text:style-name="Standard">:</text:p>
      <text:p text:style-name="Standard">[object Object]</text:p>
      <text:p text:style-name="Standard">SetColumnOffset(int_column_index, float_offset_x)</text:p>
      <text:p text:style-name="Standard">:</text:p>
      <text:p text:style-name="Standard">[object Object]</text:p>
      <text:p text:style-name="Standard">SetColumnWidth(int_column_index, float_width)</text:p>
      <text:p text:style-name="Standard">:</text:p>
      <text:p text:style-name="Standard">[object Object]</text:p>
      <text:p text:style-name="Standard">SetCurrentContext()</text:p>
      <text:p text:style-name="Standard">:</text:p>
      <text:p text:style-name="Standard">[object Object]</text:p>
      <text:p text:style-name="Standard">SetCursorPos(ImVec2_local_pos)</text:p>
      <text:p text:style-name="Standard">:</text:p>
      <text:p text:style-name="Standard">[object Object]</text:p>
      <text:p text:style-name="Standard">SetCursorPosX(float_local_x)</text:p>
      <text:p text:style-name="Standard">:</text:p>
      <text:p text:style-name="Standard">[object Object]</text:p>
      <text:p text:style-name="Standard">SetCursorPosY(float_local_y)</text:p>
      <text:p text:style-name="Standard">:</text:p>
      <text:p text:style-name="Standard">[object Object]</text:p>
      <text:p text:style-name="Standard">SetCursorScreenPos(ImVec2_pos)</text:p>
      <text:p text:style-name="Standard"><text:soft-page-break/>:</text:p>
      <text:p text:style-name="Standard">[object Object]</text:p>
      <text:p text:style-name="Standard">SetDefaultFont(index)</text:p>
      <text:p text:style-name="Standard">[1]</text:p>
      <text:p text:style-name="Standard">0</text:p>
      <text:p text:style-name="Standard">:</text:p>
      <text:p text:style-name="Standard">ui_imgui.SetDefaultFont(index)</text:p>
      <text:p text:style-name="Standard">SetDragDropPayload(string_type, void_data, size_t_sz, ImGuiCond_cond)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SetItemAllowOverlap()</text:p>
      <text:p text:style-name="Standard">:</text:p>
      <text:p text:style-name="Standard">[object Object]</text:p>
      <text:p text:style-name="Standard">SetItemDefaultFocus()</text:p>
      <text:p text:style-name="Standard">:</text:p>
      <text:p text:style-name="Standard">[object Object]</text:p>
      <text:p text:style-name="Standard">SetKeyboardFocusHere(int_offset)</text:p>
      <text:p text:style-name="Standard">:</text:p>
      <text:p text:style-name="Standard">[object Object]</text:p>
      <text:p text:style-name="Standard">SetMouseCursor(ImGuiMouseCursor_cursor_type)</text:p>
      <text:p text:style-name="Standard">:</text:p>
      <text:p text:style-name="Standard">[object Object]</text:p>
      <text:p text:style-name="Standard">SetNextItemOpen(bool_is_open, ImGuiCond_cond)</text:p>
      <text:p text:style-name="Standard">:</text:p>
      <text:p text:style-name="Standard">[object Object]</text:p>
      <text:p text:style-name="Standard">SetNextItemWidth(float_item_width)</text:p>
      <text:p text:style-name="Standard">:</text:p>
      <text:p text:style-name="Standard">[object Object]</text:p>
      <text:p text:style-name="Standard">SetNextWindowBgAlpha(float_alpha)</text:p>
      <text:p text:style-name="Standard">:</text:p>
      <text:p text:style-name="Standard">[object Object]</text:p>
      <text:p text:style-name="Standard">SetNextWindowClass(ImGuiWindowClass_window_class)</text:p>
      <text:p text:style-name="Standard">:</text:p>
      <text:p text:style-name="Standard">[object Object]</text:p>
      <text:p text:style-name="Standard">SetNextWindowCollapsed(bool_collapsed, ImGuiCond_cond)</text:p>
      <text:p text:style-name="Standard">:</text:p>
      <text:p text:style-name="Standard">[object Object]</text:p>
      <text:p text:style-name="Standard">SetNextWindowContentSize(ImVec2_size)</text:p>
      <text:p text:style-name="Standard">:</text:p>
      <text:p text:style-name="Standard">[object Object]</text:p>
      <text:p text:style-name="Standard">SetNextWindowDockID(ImGuiID_dock_id, ImGuiCond_cond)</text:p>
      <text:p text:style-name="Standard">:</text:p>
      <text:p text:style-name="Standard">[object Object]</text:p>
      <text:p text:style-name="Standard">SetNextWindowFocus()</text:p>
      <text:p text:style-name="Standard">:</text:p>
      <text:p text:style-name="Standard">[object Object]</text:p>
      <text:p text:style-name="Standard">SetNextWindowPos(ImVec2_pos, ImGuiCond_cond, ImVec2_pivot)</text:p>
      <text:p text:style-name="Standard">:</text:p>
      <text:p text:style-name="Standard">[object Object]</text:p>
      <text:p text:style-name="Standard">SetNextWindowSize(ImVec2_size, ImGuiCond_cond)</text:p>
      <text:p text:style-name="Standard">:</text:p>
      <text:p text:style-name="Standard">[object Object]</text:p>
      <text:p text:style-name="Standard"><text:soft-page-break/>SetNextWindowSizeConstraints(ImVec2_size_min, ImVec2_size_max, ImGuiSizeCallback_custom_callback, void_custom_callback_data)</text:p>
      <text:p text:style-name="Standard">:</text:p>
      <text:p text:style-name="Standard">[object Object]</text:p>
      <text:p text:style-name="Standard">SetNextWindowViewport(ImGuiID_viewport_id)</text:p>
      <text:p text:style-name="Standard">:</text:p>
      <text:p text:style-name="Standard">[object Object]</text:p>
      <text:p text:style-name="Standard">SetScrollFromPosX(float_local_x, float_center_x_ratio)</text:p>
      <text:p text:style-name="Standard">:</text:p>
      <text:p text:style-name="Standard">[object Object]</text:p>
      <text:p text:style-name="Standard">SetScrollFromPosY(float_local_y, float_center_y_ratio)</text:p>
      <text:p text:style-name="Standard">:</text:p>
      <text:p text:style-name="Standard">[object Object]</text:p>
      <text:p text:style-name="Standard">SetScrollHereX(float_center_x_ratio)</text:p>
      <text:p text:style-name="Standard">:</text:p>
      <text:p text:style-name="Standard">[object Object]</text:p>
      <text:p text:style-name="Standard">SetScrollHereY(float_center_y_ratio)</text:p>
      <text:p text:style-name="Standard">:</text:p>
      <text:p text:style-name="Standard">[object Object]</text:p>
      <text:p text:style-name="Standard">SetScrollX(float_scroll_x)</text:p>
      <text:p text:style-name="Standard">:</text:p>
      <text:p text:style-name="Standard">[object Object]</text:p>
      <text:p text:style-name="Standard">SetScrollY(float_scroll_y)</text:p>
      <text:p text:style-name="Standard">:</text:p>
      <text:p text:style-name="Standard">[object Object]</text:p>
      <text:p text:style-name="Standard">SetStateStorage(ImGuiStorage_storage)</text:p>
      <text:p text:style-name="Standard">:</text:p>
      <text:p text:style-name="Standard">[object Object]</text:p>
      <text:p text:style-name="Standard">SetTabItemClosed(string_tab_or_docked_window_label)</text:p>
      <text:p text:style-name="Standard">:</text:p>
      <text:p text:style-name="Standard">[object Object]</text:p>
      <text:p text:style-name="Standard">SetTooltip(string_fmt)</text:p>
      <text:p text:style-name="Standard">:</text:p>
      <text:p text:style-name="Standard">[object Object]</text:p>
      <text:p text:style-name="Standard">SetTooltipV(string_fmt, va_list_args)</text:p>
      <text:p text:style-name="Standard">:</text:p>
      <text:p text:style-name="Standard">[object Object]</text:p>
      <text:p text:style-name="Standard">SetWindowCollapsed1(bool_collapsed, ImGuiCond_cond)</text:p>
      <text:p text:style-name="Standard">:</text:p>
      <text:p text:style-name="Standard">[object Object]</text:p>
      <text:p text:style-name="Standard">SetWindowCollapsed2(string_name, bool_collapsed, ImGuiCond_cond)</text:p>
      <text:p text:style-name="Standard">:</text:p>
      <text:p text:style-name="Standard">[object Object]</text:p>
      <text:p text:style-name="Standard">SetWindowFocus1()</text:p>
      <text:p text:style-name="Standard">:</text:p>
      <text:p text:style-name="Standard">[object Object]</text:p>
      <text:p text:style-name="Standard">SetWindowFocus2(string_name)</text:p>
      <text:p text:style-name="Standard">:</text:p>
      <text:p text:style-name="Standard">[object Object]</text:p>
      <text:p text:style-name="Standard">SetWindowFontScale(float_scale)</text:p>
      <text:p text:style-name="Standard">:</text:p>
      <text:p text:style-name="Standard">[object Object]</text:p>
      <text:p text:style-name="Standard">SetWindowPos1(ImVec2_pos, ImGuiCond_cond)</text:p>
      <text:p text:style-name="Standard">:</text:p>
      <text:p text:style-name="Standard">[object Object]</text:p>
      <text:p text:style-name="Standard"><text:soft-page-break/>SetWindowPos2(string_name, ImVec2_pos, ImGuiCond_cond)</text:p>
      <text:p text:style-name="Standard">:</text:p>
      <text:p text:style-name="Standard">[object Object]</text:p>
      <text:p text:style-name="Standard">SetWindowSize1(ImVec2_size, ImGuiCond_cond)</text:p>
      <text:p text:style-name="Standard">:</text:p>
      <text:p text:style-name="Standard">[object Object]</text:p>
      <text:p text:style-name="Standard">SetWindowSize2(string_name, ImVec2_size, ImGuiCond_cond)</text:p>
      <text:p text:style-name="Standard">:</text:p>
      <text:p text:style-name="Standard">[object Object]</text:p>
      <text:p text:style-name="Standard">ShowAboutWindow(bool_p_open)</text:p>
      <text:p text:style-name="Standard">:</text:p>
      <text:p text:style-name="Standard">[object Object]</text:p>
      <text:p text:style-name="Standard">ShowDemoWindow(bool_p_open)</text:p>
      <text:p text:style-name="Standard">[1]</text:p>
      <text:p text:style-name="Standard">0</text:p>
      <text:p text:style-name="Standard">:</text:p>
      <text:p text:style-name="Standard">ui_imgui.ShowDemoWindow(windowOpen)</text:p>
      <text:p text:style-name="Standard">ShowFontSelector(string_label)</text:p>
      <text:p text:style-name="Standard">:</text:p>
      <text:p text:style-name="Standard">[object Object]</text:p>
      <text:p text:style-name="Standard">ShowHelpMarker(desc, sameLine)</text:p>
      <text:p text:style-name="Standard">:</text:p>
      <text:p text:style-name="Standard">[object Object]</text:p>
      <text:p text:style-name="Standard">ShowMetricsWindow(bool_p_open)</text:p>
      <text:p text:style-name="Standard">:</text:p>
      <text:p text:style-name="Standard">[object Object]</text:p>
      <text:p text:style-name="Standard">ShowStyleEditor(ImGuiStyle_ref)</text:p>
      <text:p text:style-name="Standard">:</text:p>
      <text:p text:style-name="Standard">[object Object]</text:p>
      <text:p text:style-name="Standard">ShowStyleSelector(string_label)</text:p>
      <text:p text:style-name="Standard">:</text:p>
      <text:p text:style-name="Standard">[object Object]</text:p>
      <text:p text:style-name="Standard">ShowUserGuide()</text:p>
      <text:p text:style-name="Standard">:</text:p>
      <text:p text:style-name="Standard">[object Object]</text:p>
      <text:p text:style-name="Standard">SliderAngle(string_label, float_v_rad, float_v_degrees_min, float_v_degrees_max, string_format, ImGuiSliderFlags_flags)</text:p>
      <text:p text:style-name="Standard">:</text:p>
      <text:p text:style-name="Standard">[object Object]</text:p>
      <text:p text:style-name="Standard">SliderFloat(string_label, float_v, float_v_min, float_v_max, string_format, ImGuiSliderFlags_flags)</text:p>
      <text:p text:style-name="Standard">[1]</text:p>
      <text:p text:style-name="Standard">0</text:p>
      <text:p text:style-name="Standard">:</text:p>
      <text:p text:style-name="Standard">if(ui_imgui.SliderFloat(id..'##'..tostring(array), tempFloat, 0, 1)) then</text:p>
      <text:p text:style-name="Standard">SliderFloat2(string_label, floatPtr_v, float_v_min, float_v_max, string_format, ImGuiSliderFlags_flags)</text:p>
      <text:p text:style-name="Standard">:</text:p>
      <text:p text:style-name="Standard">[object Object]</text:p>
      <text:p text:style-name="Standard">SliderFloat3(string_label, floatPtr_v, float_v_min, float_v_max, string_format, ImGuiSliderFlags_flags)</text:p>
      <text:p text:style-name="Standard">:</text:p>
      <text:p text:style-name="Standard">[object Object]</text:p>
      <text:p text:style-name="Standard">SliderFloat4(string_label, floatPtr_v, float_v_min, float_v_max, string_format, ImGuiSliderFlags_flags)</text:p>
      <text:p text:style-name="Standard">:</text:p>
      <text:p text:style-name="Standard">[object Object]</text:p>
      <text:p text:style-name="Standard">SliderInt(string_label, int_v, int_v_min, int_v_max, string_format, ImGuiSliderFlags_flags)</text:p>
      <text:p text:style-name="Standard">:</text:p>
      <text:p text:style-name="Standard"><text:soft-page-break/>[object Object]</text:p>
      <text:p text:style-name="Standard">SliderInt2(string_label, intPtr_v, int_v_min, int_v_max, string_format, ImGuiSliderFlags_flags)</text:p>
      <text:p text:style-name="Standard">:</text:p>
      <text:p text:style-name="Standard">[object Object]</text:p>
      <text:p text:style-name="Standard">SliderInt3(string_label, intPtr_v, int_v_min, int_v_max, string_format, ImGuiSliderFlags_flags)</text:p>
      <text:p text:style-name="Standard">:</text:p>
      <text:p text:style-name="Standard">[object Object]</text:p>
      <text:p text:style-name="Standard">SliderInt4(string_label, intPtr_v, int_v_min, int_v_max, string_format, ImGuiSliderFlags_flags)</text:p>
      <text:p text:style-name="Standard">:</text:p>
      <text:p text:style-name="Standard">[object Object]</text:p>
      <text:p text:style-name="Standard">SliderScalar(string_label, ImGuiDataType_data_type, void_p_data, void_p_min, void_p_max, string_format, ImGuiSliderFlags_flags)</text:p>
      <text:p text:style-name="Standard">:</text:p>
      <text:p text:style-name="Standard">[object Object]</text:p>
      <text:p text:style-name="Standard">SliderScalarN(string_label, ImGuiDataType_data_type, void_p_data, int_components, void_p_min, void_p_max, string_format, ImGuiSliderFlags_flags)</text:p>
      <text:p text:style-name="Standard">:</text:p>
      <text:p text:style-name="Standard">[object Object]</text:p>
      <text:p text:style-name="Standard">SmallButton(string_label)</text:p>
      <text:p text:style-name="Standard">:</text:p>
      <text:p text:style-name="Standard">[object Object]</text:p>
      <text:p text:style-name="Standard">Spacing()</text:p>
      <text:p text:style-name="Standard">:</text:p>
      <text:p text:style-name="Standard">[object Object]</text:p>
      <text:p text:style-name="Standard">StyleColorsClassic(ImGuiStyle_dst)</text:p>
      <text:p text:style-name="Standard">:</text:p>
      <text:p text:style-name="Standard">[object Object]</text:p>
      <text:p text:style-name="Standard">StyleColorsDark(ImGuiStyle_dst)</text:p>
      <text:p text:style-name="Standard">:</text:p>
      <text:p text:style-name="Standard">[object Object]</text:p>
      <text:p text:style-name="Standard">StyleColorsLight(ImGuiStyle_dst)</text:p>
      <text:p text:style-name="Standard">:</text:p>
      <text:p text:style-name="Standard">[object Object]</text:p>
      <text:p text:style-name="Standard">TabItemButton(string_label, ImGuiTabItemFlags_flags)</text:p>
      <text:p text:style-name="Standard">:</text:p>
      <text:p text:style-name="Standard">[object Object]</text:p>
      <text:p text:style-name="Standard">TableGetColumnCount()</text:p>
      <text:p text:style-name="Standard">:</text:p>
      <text:p text:style-name="Standard">[object Object]</text:p>
      <text:p text:style-name="Standard">TableGetColumnFlags(int_column_n)</text:p>
      <text:p text:style-name="Standard">:</text:p>
      <text:p text:style-name="Standard">[object Object]</text:p>
      <text:p text:style-name="Standard">TableGetColumnIndex()</text:p>
      <text:p text:style-name="Standard">:</text:p>
      <text:p text:style-name="Standard">[object Object]</text:p>
      <text:p text:style-name="Standard">TableGetColumnName(int_column_n)</text:p>
      <text:p text:style-name="Standard">:</text:p>
      <text:p text:style-name="Standard">[object Object]</text:p>
      <text:p text:style-name="Standard">TableGetRowIndex()</text:p>
      <text:p text:style-name="Standard">:</text:p>
      <text:p text:style-name="Standard">[object Object]</text:p>
      <text:p text:style-name="Standard">TableGetSortSpecs()</text:p>
      <text:p text:style-name="Standard">:</text:p>
      <text:p text:style-name="Standard">[object Object]</text:p>
      <text:p text:style-name="Standard">TableHeader(string_label)</text:p>
      <text:p text:style-name="Standard">:</text:p>
      <text:p text:style-name="Standard"><text:soft-page-break/>[object Object]</text:p>
      <text:p text:style-name="Standard">TableHeadersRow()</text:p>
      <text:p text:style-name="Standard">:</text:p>
      <text:p text:style-name="Standard">[object Object]</text:p>
      <text:p text:style-name="Standard">TableNextColumn()</text:p>
      <text:p text:style-name="Standard">:</text:p>
      <text:p text:style-name="Standard">[object Object]</text:p>
      <text:p text:style-name="Standard">TableNextRow(ImGuiTableRowFlags_row_flags, float_min_row_height)</text:p>
      <text:p text:style-name="Standard">:</text:p>
      <text:p text:style-name="Standard">[object Object]</text:p>
      <text:p text:style-name="Standard">TableSetBgColor(ImGuiTableBgTarget_target, ImU32_color, int_column_n)</text:p>
      <text:p text:style-name="Standard">:</text:p>
      <text:p text:style-name="Standard">[object Object]</text:p>
      <text:p text:style-name="Standard">TableSetColumnIndex(int_column_n)</text:p>
      <text:p text:style-name="Standard">:</text:p>
      <text:p text:style-name="Standard">[object Object]</text:p>
      <text:p text:style-name="Standard">TableSetupColumn(string_label, ImGuiTableColumnFlags_flags, float_init_width_or_weight, ImU32_user_id)</text:p>
      <text:p text:style-name="Standard">:</text:p>
      <text:p text:style-name="Standard">[object Object]</text:p>
      <text:p text:style-name="Standard">TableSetupScrollFreeze(int_cols, int_rows)</text:p>
      <text:p text:style-name="Standard">:</text:p>
      <text:p text:style-name="Standard">[object Object]</text:p>
      <text:p text:style-name="Standard">TableToArrayFloat(tbl)</text:p>
      <text:p text:style-name="Standard">:</text:p>
      <text:p text:style-name="Standard">[object Object]</text:p>
      <text:p text:style-name="Standard">Text(string_fmt)</text:p>
      <text:p text:style-name="Standard">[1]</text:p>
      <text:p text:style-name="Standard">0</text:p>
      <text:p text:style-name="Standard">:</text:p>
      <text:p text:style-name="Standard">ui_imgui.Text(data)</text:p>
      <text:p text:style-name="Standard">TextColored(ImVec4_col, string_fmt)</text:p>
      <text:p text:style-name="Standard">:</text:p>
      <text:p text:style-name="Standard">[object Object]</text:p>
      <text:p text:style-name="Standard">TextColoredV(ImVec4_col, string_fmt, va_list_args)</text:p>
      <text:p text:style-name="Standard">:</text:p>
      <text:p text:style-name="Standard">[object Object]</text:p>
      <text:p text:style-name="Standard">TextDisabled(string_fmt)</text:p>
      <text:p text:style-name="Standard">:</text:p>
      <text:p text:style-name="Standard">[object Object]</text:p>
      <text:p text:style-name="Standard">TextDisabledV(string_fmt, va_list_args)</text:p>
      <text:p text:style-name="Standard">:</text:p>
      <text:p text:style-name="Standard">[object Object]</text:p>
      <text:p text:style-name="Standard">TextEditor_GetText(te)</text:p>
      <text:p text:style-name="Standard">:</text:p>
      <text:p text:style-name="Standard">[object Object]</text:p>
      <text:p text:style-name="Standard">TextEditor_IsTextChanged(te)</text:p>
      <text:p text:style-name="Standard">:</text:p>
      <text:p text:style-name="Standard">[object Object]</text:p>
      <text:p text:style-name="Standard">TextEditor_Render(te, title, size, border)</text:p>
      <text:p text:style-name="Standard">:</text:p>
      <text:p text:style-name="Standard">[object Object]</text:p>
      <text:p text:style-name="Standard">TextEditor_SetLanguageDefinition(te, lang)</text:p>
      <text:p text:style-name="Standard">:</text:p>
      <text:p text:style-name="Standard">[object Object]</text:p>
      <text:p text:style-name="Standard"><text:soft-page-break/>TextEditor_SetText(te, txt)</text:p>
      <text:p text:style-name="Standard">:</text:p>
      <text:p text:style-name="Standard">[object Object]</text:p>
      <text:p text:style-name="Standard">TextFilter_GetInputBuf(filter)</text:p>
      <text:p text:style-name="Standard">:</text:p>
      <text:p text:style-name="Standard">[object Object]</text:p>
      <text:p text:style-name="Standard">TextFilter_SetInputBuf(filter, text)</text:p>
      <text:p text:style-name="Standard">:</text:p>
      <text:p text:style-name="Standard">[object Object]</text:p>
      <text:p text:style-name="Standard">TextGlyph(unicode)</text:p>
      <text:p text:style-name="Standard">:</text:p>
      <text:p text:style-name="Standard">[object Object]</text:p>
      <text:p text:style-name="Standard">TextUnformatted(string_text, string_text_end)</text:p>
      <text:p text:style-name="Standard">:</text:p>
      <text:p text:style-name="Standard">[object Object]</text:p>
      <text:p text:style-name="Standard">TextV(string_fmt, va_list_args)</text:p>
      <text:p text:style-name="Standard">:</text:p>
      <text:p text:style-name="Standard">[object Object]</text:p>
      <text:p text:style-name="Standard">TextWrapped(string_fmt)</text:p>
      <text:p text:style-name="Standard">:</text:p>
      <text:p text:style-name="Standard">[object Object]</text:p>
      <text:p text:style-name="Standard">TextWrappedV(string_fmt, va_list_args)</text:p>
      <text:p text:style-name="Standard">:</text:p>
      <text:p text:style-name="Standard">[object Object]</text:p>
      <text:p text:style-name="Standard">TreeNode1(string_label)</text:p>
      <text:p text:style-name="Standard">:</text:p>
      <text:p text:style-name="Standard">[object Object]</text:p>
      <text:p text:style-name="Standard">TreeNode2(string_str_id, string_fmt)</text:p>
      <text:p text:style-name="Standard">:</text:p>
      <text:p text:style-name="Standard">[object Object]</text:p>
      <text:p text:style-name="Standard">TreeNode3(void_ptr_id, string_fmt)</text:p>
      <text:p text:style-name="Standard">:</text:p>
      <text:p text:style-name="Standard">[object Object]</text:p>
      <text:p text:style-name="Standard">TreeNodeEx1(string_label, ImGuiTreeNodeFlags_flags)</text:p>
      <text:p text:style-name="Standard">:</text:p>
      <text:p text:style-name="Standard">[object Object]</text:p>
      <text:p text:style-name="Standard">TreeNodeEx2(string_str_id, ImGuiTreeNodeFlags_flags, string_fmt)</text:p>
      <text:p text:style-name="Standard">:</text:p>
      <text:p text:style-name="Standard">[object Object]</text:p>
      <text:p text:style-name="Standard">TreeNodeEx3(void_ptr_id, ImGuiTreeNodeFlags_flags, string_fmt)</text:p>
      <text:p text:style-name="Standard">:</text:p>
      <text:p text:style-name="Standard">[object Object]</text:p>
      <text:p text:style-name="Standard">TreeNodeExV1(string_str_id, ImGuiTreeNodeFlags_flags, string_fmt, va_list_args)</text:p>
      <text:p text:style-name="Standard">:</text:p>
      <text:p text:style-name="Standard">[object Object]</text:p>
      <text:p text:style-name="Standard">TreeNodeExV2(void_ptr_id, ImGuiTreeNodeFlags_flags, string_fmt, va_list_args)</text:p>
      <text:p text:style-name="Standard">:</text:p>
      <text:p text:style-name="Standard">[object Object]</text:p>
      <text:p text:style-name="Standard">TreeNodeV1(string_str_id, string_fmt, va_list_args)</text:p>
      <text:p text:style-name="Standard">:</text:p>
      <text:p text:style-name="Standard">[object Object]</text:p>
      <text:p text:style-name="Standard">TreeNodeV2(void_ptr_id, string_fmt, va_list_args)</text:p>
      <text:p text:style-name="Standard">:</text:p>
      <text:p text:style-name="Standard">[object Object]</text:p>
      <text:p text:style-name="Standard"><text:soft-page-break/>TreePop()</text:p>
      <text:p text:style-name="Standard">:</text:p>
      <text:p text:style-name="Standard">[object Object]</text:p>
      <text:p text:style-name="Standard">TreePush1(string_str_id)</text:p>
      <text:p text:style-name="Standard">:</text:p>
      <text:p text:style-name="Standard">[object Object]</text:p>
      <text:p text:style-name="Standard">TreePush2(void_ptr_id)</text:p>
      <text:p text:style-name="Standard">:</text:p>
      <text:p text:style-name="Standard">[object Object]</text:p>
      <text:p text:style-name="Standard">Unindent(float_indent_w)</text:p>
      <text:p text:style-name="Standard">:</text:p>
      <text:p text:style-name="Standard">[object Object]</text:p>
      <text:p text:style-name="Standard">UpdatePlatformWindows()</text:p>
      <text:p text:style-name="Standard">:</text:p>
      <text:p text:style-name="Standard">[object Object]</text:p>
      <text:p text:style-name="Standard">VSliderFloat(string_label, ImVec2_size, float_v, float_v_min, float_v_max, string_format, ImGuiSliderFlags_flags)</text:p>
      <text:p text:style-name="Standard">:</text:p>
      <text:p text:style-name="Standard">[object Object]</text:p>
      <text:p text:style-name="Standard">VSliderInt(string_label, ImVec2_size, int_v, int_v_min, int_v_max, string_format, ImGuiSliderFlags_flags)</text:p>
      <text:p text:style-name="Standard">:</text:p>
      <text:p text:style-name="Standard">[object Object]</text:p>
      <text:p text:style-name="Standard">VSliderScalar(string_label, ImVec2_size, ImGuiDataType_data_type, void_p_data, void_p_min, void_p_max, string_format, ImGuiSliderFlags_flags)</text:p>
      <text:p text:style-name="Standard">:</text:p>
      <text:p text:style-name="Standard">[object Object]</text:p>
      <text:p text:style-name="Standard">Value1(string_prefix, bool_b)</text:p>
      <text:p text:style-name="Standard">:</text:p>
      <text:p text:style-name="Standard">[object Object]</text:p>
      <text:p text:style-name="Standard">Value2(string_prefix, int_v)</text:p>
      <text:p text:style-name="Standard">:</text:p>
      <text:p text:style-name="Standard">[object Object]</text:p>
      <text:p text:style-name="Standard">Value3(string_prefix, int_v)</text:p>
      <text:p text:style-name="Standard">:</text:p>
      <text:p text:style-name="Standard">[object Object]</text:p>
      <text:p text:style-name="Standard">Value4(string_prefix, float_v, string_float_format)</text:p>
      <text:p text:style-name="Standard">:</text:p>
      <text:p text:style-name="Standard">[object Object]</text:p>
      <text:p text:style-name="Standard">createTextEditor()</text:p>
      <text:p text:style-name="Standard">:</text:p>
      <text:p text:style-name="Standard">[object Object]</text:p>
      <text:p text:style-name="Standard">destroyTextEditor(te)</text:p>
      <text:p text:style-name="Standard">:</text:p>
      <text:p text:style-name="Standard">[object Object]</text:p>
      <text:p text:style-name="Standard">flags(*)</text:p>
      <text:p text:style-name="Standard">:</text:p>
      <text:p text:style-name="Standard">[object Object]</text:p>
      <text:p text:style-name="Standard">getMonitorIndex()</text:p>
      <text:p text:style-name="Standard">:</text:p>
      <text:p text:style-name="Standard">[object Object]</text:p>
      <text:p text:style-name="Standard">loadIniSettingsFromDisk(filename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<text:soft-page-break/>onImGuiReady()</text:p>
      <text:p text:style-name="Standard">:</text:p>
      <text:p text:style-name="Standard">[object Object]</text:p>
      <text:p text:style-name="Standard">readGlobalActions()</text:p>
      <text:p text:style-name="Standard">:</text:p>
      <text:p text:style-name="Standard">[object Object]</text:p>
      <text:p text:style-name="Standard">saveIniSettingsToDisk(filename)</text:p>
      <text:p text:style-name="Standard">:</text:p>
      <text:p text:style-name="Standard">[object Object]</text:p>
      <text:p text:style-name="Standard">setEnabled(val)</text:p>
      <text:p text:style-name="Standard">:</text:p>
      <text:p text:style-name="Standard">[object Object]</text:p>
      <text:p text:style-name="Standard">tooltip(message)</text:p>
      <text:p text:style-name="Standard">:</text:p>
      <text:p text:style-name="Standard">[object Object]</text:p>
      <text:p text:style-name="Standard">ui_missionInfo</text:p>
      <text:p text:style-name="Standard">{3}</text:p>
      <text:p text:style-name="Standard">closeDialogue()</text:p>
      <text:p text:style-name="Standard">[3]</text:p>
      <text:p text:style-name="Standard">0</text:p>
      <text:p text:style-name="Standard">:</text:p>
      <text:p text:style-name="Standard">table.insert(buttonsTable, {action = 'decline', text = "Close", cmd = 'guihooks.trigger("MenuHide", true) ui_missionInfo.closeDialogue()'})</text:p>
      <text:p text:style-name="Standard">1</text:p>
      <text:p text:style-name="Standard">:</text:p>
      <text:p text:style-name="Standard">ui_missionInfo.closeDialogue()</text:p>
      <text:p text:style-name="Standard">2</text:p>
      <text:p text:style-name="Standard">:</text:p>
      <text:p text:style-name="Standard">ui_missionInfo.closeDialogue()</text:p>
      <text:p text:style-name="Standard">openDialogue(content)</text:p>
      <text:p text:style-name="Standard">[3]</text:p>
      <text:p text:style-name="Standard">0</text:p>
      <text:p text:style-name="Standard">:</text:p>
      <text:p text:style-name="Standard">ui_missionInfo.openDialogue(content)</text:p>
      <text:p text:style-name="Standard">1</text:p>
      <text:p text:style-name="Standard">:</text:p>
      <text:p text:style-name="Standard">ui_missionInfo.openDialogue(content)</text:p>
      <text:p text:style-name="Standard">2</text:p>
      <text:p text:style-name="Standard">:</text:p>
      <text:p text:style-name="Standard">ui_missionInfo.openDialogue(content)</text:p>
      <text:p text:style-name="Standard">performAction(actionName)</text:p>
      <text:p text:style-name="Standard">:</text:p>
      <text:p text:style-name="Standard">[object Object]</text:p>
      <text:p text:style-name="Standard">ui_visibility</text:p>
      <text:p text:style-name="Standard">{8}</text:p>
      <text:p text:style-name="Standard">state</text:p>
      <text:p text:style-name="Standard">{2}</text:p>
      <text:p text:style-name="Standard">cefVisible</text:p>
      <text:p text:style-name="Standard">:</text:p>
      <text:p text:style-name="Standard">[object Object]</text:p>
      <text:p text:style-name="Standard">imguiVisible</text:p>
      <text:p text:style-name="Standard">:</text:p>
      <text:p text:style-name="Standard">[object Object]</text:p>
      <text:p text:style-name="Standard">get()</text:p>
      <text:p text:style-name="Standard">:</text:p>
      <text:p text:style-name="Standard"><text:soft-page-break/>[object Object]</text:p>
      <text:p text:style-name="Standard">getCef()</text:p>
      <text:p text:style-name="Standard">[1]</text:p>
      <text:p text:style-name="Standard">0</text:p>
      <text:p text:style-name="Standard">:</text:p>
      <text:p text:style-name="Standard">cefWasVisible = extensions.ui_visibility.getCef()</text:p>
      <text:p text:style-name="Standard">set(visible)</text:p>
      <text:p text:style-name="Standard">[3]</text:p>
      <text:p text:style-name="Standard">0</text:p>
      <text:p text:style-name="Standard">:</text:p>
      <text:p text:style-name="Standard">extensions.ui_visibility.set(true)</text:p>
      <text:p text:style-name="Standard">1</text:p>
      <text:p text:style-name="Standard">:</text:p>
      <text:p text:style-name="Standard">extensions.ui_visibility.set(false)</text:p>
      <text:p text:style-name="Standard">2</text:p>
      <text:p text:style-name="Standard">:</text:p>
      <text:p text:style-name="Standard">extensions.ui_visibility.set(false)</text:p>
      <text:p text:style-name="Standard">setCef(visible)</text:p>
      <text:p text:style-name="Standard">[2]</text:p>
      <text:p text:style-name="Standard">0</text:p>
      <text:p text:style-name="Standard">:</text:p>
      <text:p text:style-name="Standard">extensions.ui_visibility.setCef(false)</text:p>
      <text:p text:style-name="Standard">1</text:p>
      <text:p text:style-name="Standard">:</text:p>
      <text:p text:style-name="Standard">extensions.ui_visibility.setCef(cefWasVisible)</text:p>
      <text:p text:style-name="Standard">setImgui(visible)</text:p>
      <text:p text:style-name="Standard">[1]</text:p>
      <text:p text:style-name="Standard">0</text:p>
      <text:p text:style-name="Standard">:</text:p>
      <text:p text:style-name="Standard">extensions.ui_visibility.setImgui(true)</text:p>
      <text:p text:style-name="Standard">toggle()</text:p>
      <text:p text:style-name="Standard">:</text:p>
      <text:p text:style-name="Standard">[object Object]</text:p>
      <text:p text:style-name="Standard">toggleCef()</text:p>
      <text:p text:style-name="Standard">:</text:p>
      <text:p text:style-name="Standard">[object Object]</text:p>
      <text:p text:style-name="Standard">addModulePath(directory)</text:p>
      <text:p text:style-name="Standard">[2]</text:p>
      <text:p text:style-name="Standard">0</text:p>
      <text:p text:style-name="Standard">:</text:p>
      <text:p text:style-name="Standard">extensions.addModulePath("lua/ge/extensions/")</text:p>
      <text:p text:style-name="Standard">1</text:p>
      <text:p text:style-name="Standard">:</text:p>
      <text:p text:style-name="Standard">extensions.addModulePath("lua/common/extensions/")</text:p>
      <text:p text:style-name="Standard">deserialize(data, filter)</text:p>
      <text:p text:style-name="Standard">[1]</text:p>
      <text:p text:style-name="Standard">0</text:p>
      <text:p text:style-name="Standard">:</text:p>
      <text:p text:style-name="Standard">extensions.deserialize(data)</text:p>
      <text:p text:style-name="Standard">extNameToLuaPath(extName)</text:p>
      <text:p text:style-name="Standard">:</text:p>
      <text:p text:style-name="Standard">[object Object]</text:p>
      <text:p text:style-name="Standard">getLoadedExtensionsNames()</text:p>
      <text:p text:style-name="Standard">[1]</text:p>
      <text:p text:style-name="Standard"><text:soft-page-break/>0</text:p>
      <text:p text:style-name="Standard">:</text:p>
      <text:p text:style-name="Standard">local sortedKeys = extensions.getLoadedExtensionsNames()</text:p>
      <text:p text:style-name="Standard">getSerializationData(reason)</text:p>
      <text:p text:style-name="Standard">[1]</text:p>
      <text:p text:style-name="Standard">0</text:p>
      <text:p text:style-name="Standard">:</text:p>
      <text:p text:style-name="Standard">tableMerge(tmp, extensions.getSerializationData(reason))</text:p>
      <text:p text:style-name="Standard">hook(func)</text:p>
      <text:p text:style-name="Standard">[3]</text:p>
      <text:p text:style-name="Standard">0</text:p>
      <text:p text:style-name="Standard">:</text:p>
      <text:p text:style-name="Standard">extensions.hook('onCameraModeChanged', camName)</text:p>
      <text:p text:style-name="Standard">1</text:p>
      <text:p text:style-name="Standard">:</text:p>
      <text:p text:style-name="Standard">extensions.hook("onSaveCampaign", AddSaveDataCallback)</text:p>
      <text:p text:style-name="Standard">2</text:p>
      <text:p text:style-name="Standard">:</text:p>
      <text:p text:style-name="Standard">extensions.hook('onChatMessage', user, channel, message)</text:p>
      <text:p text:style-name="Standard">hookCount(func)</text:p>
      <text:p text:style-name="Standard">:</text:p>
      <text:p text:style-name="Standard">[object Object]</text:p>
      <text:p text:style-name="Standard">hookExcept(exceptionList, func)</text:p>
      <text:p text:style-name="Standard">[1]</text:p>
      <text:p text:style-name="Standard">0</text:p>
      <text:p text:style-name="Standard">:</text:p>
      <text:p text:style-name="Standard">extensions.hookExcept(coreModules, 'onInit')</text:p>
      <text:p text:style-name="Standard">hookNotify(func)</text:p>
      <text:p text:style-name="Standard">[2]</text:p>
      <text:p text:style-name="Standard">0</text:p>
      <text:p text:style-name="Standard">:</text:p>
      <text:p text:style-name="Standard">extensions.hookNotify('onClientStartMission', mission)</text:p>
      <text:p text:style-name="Standard">1</text:p>
      <text:p text:style-name="Standard">:</text:p>
      <text:p text:style-name="Standard">extensions.hookNotify('onClientEndMission', mission)</text:p>
      <text:p text:style-name="Standard">isExtensionLoaded(extName)</text:p>
      <text:p text:style-name="Standard">[3]</text:p>
      <text:p text:style-name="Standard">0</text:p>
      <text:p text:style-name="Standard">:</text:p>
      <text:p text:style-name="Standard">if extensions.isExtensionLoaded(val) and extensions[val].onEditorRegisterPreferences then</text:p>
      <text:p text:style-name="Standard">1</text:p>
      <text:p text:style-name="Standard">:</text:p>
      <text:p text:style-name="Standard">if extensions.isExtensionLoaded(val) and extensions[val].onEditorInitialized then</text:p>
      <text:p text:style-name="Standard">2</text:p>
      <text:p text:style-name="Standard">:</text:p>
      <text:p text:style-name="Standard">if extName and not extensions.isExtensionLoaded(extName) then</text:p>
      <text:p text:style-name="Standard">load()</text:p>
      <text:p text:style-name="Standard">[3]</text:p>
      <text:p text:style-name="Standard">0</text:p>
      <text:p text:style-name="Standard">:</text:p>
      <text:p text:style-name="Standard">extensions.load('core_assetManager')</text:p>
      <text:p text:style-name="Standard">1</text:p>
      <text:p text:style-name="Standard">:</text:p>
      <text:p text:style-name="Standard">newVehicle:queueLuaCommand("extensions.load('escMeasurement')")</text:p>
      <text:p text:style-name="Standard"><text:soft-page-break/>2</text:p>
      <text:p text:style-name="Standard">:</text:p>
      <text:p text:style-name="Standard">obj:queueGameEngineLua("extensions.load('core_vehicleMirrors')")</text:p>
      <text:p text:style-name="Standard">loadAtRoot(extPath, rootName)</text:p>
      <text:p text:style-name="Standard">[2]</text:p>
      <text:p text:style-name="Standard">0</text:p>
      <text:p text:style-name="Standard">:</text:p>
      <text:p text:style-name="Standard">extensions.loadAtRoot(file,"")</text:p>
      <text:p text:style-name="Standard">1</text:p>
      <text:p text:style-name="Standard">:</text:p>
      <text:p text:style-name="Standard">e.loaded, e.extName = extensions.loadAtRoot(moduleFullPath, "scenario")</text:p>
      <text:p text:style-name="Standard">loadModule(extName)</text:p>
      <text:p text:style-name="Standard">:</text:p>
      <text:p text:style-name="Standard">[object Object]</text:p>
      <text:p text:style-name="Standard">loadModulesInDirectory(directory, excludeSubdirectories)</text:p>
      <text:p text:style-name="Standard">:</text:p>
      <text:p text:style-name="Standard">[object Object]</text:p>
      <text:p text:style-name="Standard">luaPathToExtName(filepath)</text:p>
      <text:p text:style-name="Standard">[1]</text:p>
      <text:p text:style-name="Standard">0</text:p>
      <text:p text:style-name="Standard">:</text:p>
      <text:p text:style-name="Standard">local moduleExtName = extensions.luaPathToExtName(modulePath)</text:p>
      <text:p text:style-name="Standard">onDeserialize()</text:p>
      <text:p text:style-name="Standard">:</text:p>
      <text:p text:style-name="Standard">[object Object]</text:p>
      <text:p text:style-name="Standard">onDeserialized(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printExtensions()</text:p>
      <text:p text:style-name="Standard">:</text:p>
      <text:p text:style-name="Standard">[object Object]</text:p>
      <text:p text:style-name="Standard">printHooks(funcName)</text:p>
      <text:p text:style-name="Standard">:</text:p>
      <text:p text:style-name="Standard">[object Object]</text:p>
      <text:p text:style-name="Standard">refresh(extName)</text:p>
      <text:p text:style-name="Standard">:</text:p>
      <text:p text:style-name="Standard">[object Object]</text:p>
      <text:p text:style-name="Standard">reload(extPath)</text:p>
      <text:p text:style-name="Standard">:</text:p>
      <text:p text:style-name="Standard">[object Object]</text:p>
      <text:p text:style-name="Standard">reloadModule(modulePath)</text:p>
      <text:p text:style-name="Standard">:</text:p>
      <text:p text:style-name="Standard">[object Object]</text:p>
      <text:p text:style-name="Standard">restoreModulePath()</text:p>
      <text:p text:style-name="Standard">:</text:p>
      <text:p text:style-name="Standard">[object Object]</text:p>
      <text:p text:style-name="Standard">saveModulePath()</text:p>
      <text:p text:style-name="Standard">:</text:p>
      <text:p text:style-name="Standard">[object Object]</text:p>
      <text:p text:style-name="Standard">setCompletedCallback(funcName, callback)</text:p>
      <text:p text:style-name="Standard">[1]</text:p>
      <text:p text:style-name="Standard"><text:soft-page-break/>0</text:p>
      <text:p text:style-name="Standard">:</text:p>
      <text:p text:style-name="Standard">extensions.setCompletedCallback("onClientStartMission", callback);</text:p>
      <text:p text:style-name="Standard">setProfiler(p)</text:p>
      <text:p text:style-name="Standard">[2]</text:p>
      <text:p text:style-name="Standard">0</text:p>
      <text:p text:style-name="Standard">:</text:p>
      <text:p text:style-name="Standard">extensions.setProfiler(geluaProfiler)</text:p>
      <text:p text:style-name="Standard">1</text:p>
      <text:p text:style-name="Standard">:</text:p>
      <text:p text:style-name="Standard">extensions.setProfiler(geluaProfiler)</text:p>
      <text:p text:style-name="Standard">unload(extName)</text:p>
      <text:p text:style-name="Standard">[3]</text:p>
      <text:p text:style-name="Standard">0</text:p>
      <text:p text:style-name="Standard">:</text:p>
      <text:p text:style-name="Standard">extensions.unload("campaign_campaigns")</text:p>
      <text:p text:style-name="Standard">1</text:p>
      <text:p text:style-name="Standard">:</text:p>
      <text:p text:style-name="Standard">extensions.unload(path .. 'mainLevel')</text:p>
      <text:p text:style-name="Standard">2</text:p>
      <text:p text:style-name="Standard">:</text:p>
      <text:p text:style-name="Standard">extensions.unload("core_multiseatCamera")</text:p>
      <text:p text:style-name="Standard">unloadExcept()</text:p>
      <text:p text:style-name="Standard">[2]</text:p>
      <text:p text:style-name="Standard">0</text:p>
      <text:p text:style-name="Standard">:</text:p>
      <text:p text:style-name="Standard">extensions.unloadExcept(coreModules)</text:p>
      <text:p text:style-name="Standard">1</text:p>
      <text:p text:style-name="Standard">:</text:p>
      <text:p text:style-name="Standard">extensions.unloadExcept(coreModules)</text:p>
      <text:p text:style-name="Standard">unloadModule(extName)</text:p>
      <text:p text:style-name="Standard">:</text:p>
      <text:p text:style-name="Standard">[object Object]</text:p>
      <text:p text:style-name="Standard">use(key)</text:p>
      <text:p text:style-name="Standard">[1]</text:p>
      <text:p text:style-name="Standard">0</text:p>
      <text:p text:style-name="Standard">:</text:p>
      <text:p text:style-name="Standard">local ext = extensions.use("editor_vehicleEditor_" .. name)</text:p>
      <text:p text:style-name="Standard">ffi</text:p>
      <text:p text:style-name="Standard">{20}</text:p>
      <text:p text:style-name="Standard">C</text:p>
      <text:p text:style-name="Standard">:</text:p>
      <text:p text:style-name="Standard">[object Object]</text:p>
      <text:p text:style-name="Standard">arch</text:p>
      <text:p text:style-name="Standard">:</text:p>
      <text:p text:style-name="Standard">[object Object]</text:p>
      <text:p text:style-name="Standard">os</text:p>
      <text:p text:style-name="Standard">:</text:p>
      <text:p text:style-name="Standard">[object Object]</text:p>
      <text:p text:style-name="Standard">abi(*)</text:p>
      <text:p text:style-name="Standard">:</text:p>
      <text:p text:style-name="Standard">[object Object]</text:p>
      <text:p text:style-name="Standard">alignof(*)</text:p>
      <text:p text:style-name="Standard">:</text:p>
      <text:p text:style-name="Standard"><text:soft-page-break/>[object Object]</text:p>
      <text:p text:style-name="Standard">cast(*)</text:p>
      <text:p text:style-name="Standard">[3]</text:p>
      <text:p text:style-name="Standard">0</text:p>
      <text:p text:style-name="Standard">:</text:p>
      <text:p text:style-name="Standard">local str = ffi.string(ffi.cast("char*",payload.Data))</text:p>
      <text:p text:style-name="Standard">1</text:p>
      <text:p text:style-name="Standard">:</text:p>
      <text:p text:style-name="Standard">inputCallbackC = ffi.cast("ImGuiInputTextCallback", inputCallback)</text:p>
      <text:p text:style-name="Standard">2</text:p>
      <text:p text:style-name="Standard">:</text:p>
      <text:p text:style-name="Standard">local res = ffi.C.bng_base64_encode(ffi.cast('unsigned char*', data), dataSize, out_len)</text:p>
      <text:p text:style-name="Standard">cdef(*)</text:p>
      <text:p text:style-name="Standard">[3]</text:p>
      <text:p text:style-name="Standard">0</text:p>
      <text:p text:style-name="Standard">:</text:p>
      <text:p text:style-name="Standard">ffi.cdef([[</text:p>
      <text:p text:style-name="Standard">1</text:p>
      <text:p text:style-name="Standard">:</text:p>
      <text:p text:style-name="Standard">ffi.cdef(readFile('lua/common/extensions/ui/imgui_gen.h'))</text:p>
      <text:p text:style-name="Standard">2</text:p>
      <text:p text:style-name="Standard">:</text:p>
      <text:p text:style-name="Standard">ffi.cdef(readFile('lua/common/extensions/ui/imgui_custom.h'))</text:p>
      <text:p text:style-name="Standard">copy(*)</text:p>
      <text:p text:style-name="Standard">[3]</text:p>
      <text:p text:style-name="Standard">0</text:p>
      <text:p text:style-name="Standard">:</text:p>
      <text:p text:style-name="Standard">ffi.copy(var.assetViewFilter.InputBuf, filter.filterInput)</text:p>
      <text:p text:style-name="Standard">1</text:p>
      <text:p text:style-name="Standard">:</text:p>
      <text:p text:style-name="Standard">ffi.copy(var.newFolderName, "")</text:p>
      <text:p text:style-name="Standard">2</text:p>
      <text:p text:style-name="Standard">:</text:p>
      <text:p text:style-name="Standard">ffi.copy(var.newFolderName, "")</text:p>
      <text:p text:style-name="Standard">errno(*)</text:p>
      <text:p text:style-name="Standard">:</text:p>
      <text:p text:style-name="Standard">[object Object]</text:p>
      <text:p text:style-name="Standard">fill(*)</text:p>
      <text:p text:style-name="Standard">[2]</text:p>
      <text:p text:style-name="Standard">0</text:p>
      <text:p text:style-name="Standard">:</text:p>
      <text:p text:style-name="Standard">ffi.fill(consoleInputField, ffi.sizeof(consoleInputField))</text:p>
      <text:p text:style-name="Standard">1</text:p>
      <text:p text:style-name="Standard">:</text:p>
      <text:p text:style-name="Standard">ffi.fill(windowSearchTxt, ffi.sizeof(windowSearchTxt))</text:p>
      <text:p text:style-name="Standard">gc(*)</text:p>
      <text:p text:style-name="Standard">:</text:p>
      <text:p text:style-name="Standard">[object Object]</text:p>
      <text:p text:style-name="Standard">istype(*)</text:p>
      <text:p text:style-name="Standard">[1]</text:p>
      <text:p text:style-name="Standard">0</text:p>
      <text:p text:style-name="Standard">:</text:p>
      <text:p text:style-name="Standard">elseif (ffi and ffi.istype('struct __luaVec3_t', b)) or b.w == nil then</text:p>
      <text:p text:style-name="Standard">load(*)</text:p>
      <text:p text:style-name="Standard"><text:soft-page-break/>:</text:p>
      <text:p text:style-name="Standard">[object Object]</text:p>
      <text:p text:style-name="Standard">metatype(*)</text:p>
      <text:p text:style-name="Standard">[3]</text:p>
      <text:p text:style-name="Standard">0</text:p>
      <text:p text:style-name="Standard">:</text:p>
      <text:p text:style-name="Standard">ffi.metatype("struct __LuaColor_t", LuaColor)</text:p>
      <text:p text:style-name="Standard">1</text:p>
      <text:p text:style-name="Standard">:</text:p>
      <text:p text:style-name="Standard">local ImTextureHandler_constructor = ffi.metatype("ImTextureHandler", ImTextureHandler_mt)</text:p>
      <text:p text:style-name="Standard">2</text:p>
      <text:p text:style-name="Standard">:</text:p>
      <text:p text:style-name="Standard">boolset_constructor = ffi.metatype('struct { int upper; bool v[?]; }', byteset_mt)</text:p>
      <text:p text:style-name="Standard">new(*)</text:p>
      <text:p text:style-name="Standard">[3]</text:p>
      <text:p text:style-name="Standard">0</text:p>
      <text:p text:style-name="Standard">:</text:p>
      <text:p text:style-name="Standard">local tempFloatArr3 = ffi.new("float[3]", {0, 0, 0})</text:p>
      <text:p text:style-name="Standard">1</text:p>
      <text:p text:style-name="Standard">:</text:p>
      <text:p text:style-name="Standard">if not dragDropAsset.data then dragDropAsset.data = ffi.new('char[2048]', data)</text:p>
      <text:p text:style-name="Standard">2</text:p>
      <text:p text:style-name="Standard">:</text:p>
      <text:p text:style-name="Standard">curState.beamDebug = ffi.new("bool[1]", true)</text:p>
      <text:p text:style-name="Standard">offsetof(*)</text:p>
      <text:p text:style-name="Standard">[3]</text:p>
      <text:p text:style-name="Standard">0</text:p>
      <text:p text:style-name="Standard">:</text:p>
      <text:p text:style-name="Standard">if ffi.offsetof(v, 'z') ~= nil then</text:p>
      <text:p text:style-name="Standard">1</text:p>
      <text:p text:style-name="Standard">:</text:p>
      <text:p text:style-name="Standard">if ffi.offsetof(v, 'w') ~= nil then</text:p>
      <text:p text:style-name="Standard">2</text:p>
      <text:p text:style-name="Standard">:</text:p>
      <text:p text:style-name="Standard">elseif vtype == 'cdata' and ffi.offsetof(v, 'z') ~= nil then</text:p>
      <text:p text:style-name="Standard">sizeof(*)</text:p>
      <text:p text:style-name="Standard">[3]</text:p>
      <text:p text:style-name="Standard">0</text:p>
      <text:p text:style-name="Standard">:</text:p>
      <text:p text:style-name="Standard">local addMark = imgui.InputText("##newBookmarkName", newBookmarkName, ffi.sizeof(newBookmarkName), imgui.InputTextFlags_EnterReturnsTrue)</text:p>
      <text:p text:style-name="Standard">1</text:p>
      <text:p text:style-name="Standard">:</text:p>
      <text:p text:style-name="Standard">local exec = im.InputText("", consoleInputField, ffi.sizeof(consoleInputField), flags, inputCallbackC)</text:p>
      <text:p text:style-name="Standard">2</text:p>
      <text:p text:style-name="Standard">:</text:p>
      <text:p text:style-name="Standard">ffi.fill(consoleInputField, ffi.sizeof(consoleInputField))</text:p>
      <text:p text:style-name="Standard">string(*)</text:p>
      <text:p text:style-name="Standard">[3]</text:p>
      <text:p text:style-name="Standard">0</text:p>
      <text:p text:style-name="Standard">:</text:p>
      <text:p text:style-name="Standard">local name = ffi.string(var.newFolderName)</text:p>
      <text:p text:style-name="Standard">1</text:p>
      <text:p text:style-name="Standard">:</text:p>
      <text:p text:style-name="Standard">if db == false or (db==true and #ffi.string(var.assetViewFilterDB) == 0) then</text:p>
      <text:p text:style-name="Standard"><text:soft-page-break/>2</text:p>
      <text:p text:style-name="Standard">:</text:p>
      <text:p text:style-name="Standard">if #ffi.string(var.saveFilterNameInput) &gt; 0 then</text:p>
      <text:p text:style-name="Standard">typeinfo(*)</text:p>
      <text:p text:style-name="Standard">:</text:p>
      <text:p text:style-name="Standard">[object Object]</text:p>
      <text:p text:style-name="Standard">typeof(*)</text:p>
      <text:p text:style-name="Standard">[3]</text:p>
      <text:p text:style-name="Standard">0</text:p>
      <text:p text:style-name="Standard">:</text:p>
      <text:p text:style-name="Standard">newLuaColorrgba = ffi.typeof("struct __LuaColor_t")</text:p>
      <text:p text:style-name="Standard">1</text:p>
      <text:p text:style-name="Standard">:</text:p>
      <text:p text:style-name="Standard">newLuaVec3xyz = ffi.typeof("struct __luaVec3_t")</text:p>
      <text:p text:style-name="Standard">2</text:p>
      <text:p text:style-name="Standard">:</text:p>
      <text:p text:style-name="Standard">newLuaQuatxyzw = ffi.typeof("struct __luaQuat_t")</text:p>
      <text:p text:style-name="Standard">flowGraphEditor_ffi_cdef_loaded</text:p>
      <text:p text:style-name="Standard">[1]</text:p>
      <text:p text:style-name="Standard">0</text:p>
      <text:p text:style-name="Standard">:</text:p>
      <text:p text:style-name="Standard">flowGraphEditor_ffi_cdef_loaded = false</text:p>
      <text:p text:style-name="Standard">freeroam_freeroam</text:p>
      <text:p text:style-name="Standard">{8}</text:p>
      <text:p text:style-name="Standard">onClientEndMission(mission)</text:p>
      <text:p text:style-name="Standard">:</text:p>
      <text:p text:style-name="Standard">[object Object]</text:p>
      <text:p text:style-name="Standard">onClientPreStartMission(mission)</text:p>
      <text:p text:style-name="Standard">:</text:p>
      <text:p text:style-name="Standard">[object Object]</text:p>
      <text:p text:style-name="Standard">onClientStartMission(mission)</text:p>
      <text:p text:style-name="Standard">:</text:p>
      <text:p text:style-name="Standard">[object Object]</text:p>
      <text:p text:style-name="Standard">onResetGameplay(playerID)</text:p>
      <text:p text:style-name="Standard">:</text:p>
      <text:p text:style-name="Standard">[object Object]</text:p>
      <text:p text:style-name="Standard">onVehicleSwitched(oldId, newId, player)</text:p>
      <text:p text:style-name="Standard">:</text:p>
      <text:p text:style-name="Standard">[object Object]</text:p>
      <text:p text:style-name="Standard">startFreeroam(level, startPointName, wasDelayed)</text:p>
      <text:p text:style-name="Standard">[2]</text:p>
      <text:p text:style-name="Standard">0</text:p>
      <text:p text:style-name="Standard">:</text:p>
      <text:p text:style-name="Standard">freeroam_freeroam.startFreeroam(args.mapName)</text:p>
      <text:p text:style-name="Standard">1</text:p>
      <text:p text:style-name="Standard">:</text:p>
      <text:p text:style-name="Standard">freeroam_freeroam.startFreeroam("levels/smallgrid/main.level.json")</text:p>
      <text:p text:style-name="Standard">startFreeroamByName(levelName)</text:p>
      <text:p text:style-name="Standard">[1]</text:p>
      <text:p text:style-name="Standard">0</text:p>
      <text:p text:style-name="Standard">:</text:p>
      <text:p text:style-name="Standard">while not freeroam_freeroam.startFreeroamByName(levelName) do</text:p>
      <text:p text:style-name="Standard">startTrackBuilder(level)</text:p>
      <text:p text:style-name="Standard">:</text:p>
      <text:p text:style-name="Standard"><text:soft-page-break/>[object Object]</text:p>
      <text:p text:style-name="Standard">gAutoHideDashboard</text:p>
      <text:p text:style-name="Standard">[2]</text:p>
      <text:p text:style-name="Standard">0</text:p>
      <text:p text:style-name="Standard">:</text:p>
      <text:p text:style-name="Standard">gAutoHideDashboard = false</text:p>
      <text:p text:style-name="Standard">1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guihooks</text:p>
      <text:p text:style-name="Standard">{8}</text:p>
      <text:p text:style-name="Standard">frameUpdated()</text:p>
      <text:p text:style-name="Standard">:</text:p>
      <text:p text:style-name="Standard">[object Object]</text:p>
      <text:p text:style-name="Standard">message(msg, ttl, category, icon)</text:p>
      <text:p text:style-name="Standard">[1]</text:p>
      <text:p text:style-name="Standard">0</text:p>
      <text:p text:style-name="Standard">:</text:p>
      <text:p text:style-name="Standard">guihooks.message(msg, (ttl or 5), (category or ''), icon)</text:p>
      <text:p text:style-name="Standard">queueStreamLuaFrame(key, value)</text:p>
      <text:p text:style-name="Standard">:</text:p>
      <text:p text:style-name="Standard">[object Object]</text:p>
      <text:p text:style-name="Standard">reset()</text:p>
      <text:p text:style-name="Standard">:</text:p>
      <text:p text:style-name="Standard">[object Object]</text:p>
      <text:p text:style-name="Standard">send(key, value)</text:p>
      <text:p text:style-name="Standard">:</text:p>
      <text:p text:style-name="Standard">[object Object]</text:p>
      <text:p text:style-name="Standard">trigger(hookName)</text:p>
      <text:p text:style-name="Standard">[3]</text:p>
      <text:p text:style-name="Standard">0</text:p>
      <text:p text:style-name="Standard">:</text:p>
      <text:p text:style-name="Standard">guihooks.trigger('onUIAppsData', {availableLayouts = getAvailableLayouts(), availableApps = getAvailableAppList()})</text:p>
      <text:p text:style-name="Standard">1</text:p>
      <text:p text:style-name="Standard">:</text:p>
      <text:p text:style-name="Standard">guihooks.trigger('XInputControllerUpdated', event)</text:p>
      <text:p text:style-name="Standard">2</text:p>
      <text:p text:style-name="Standard">:</text:p>
      <text:p text:style-name="Standard">guihooks.trigger('XInputControllerUpdated', event)</text:p>
      <text:p text:style-name="Standard">triggerRawJS(hookName, rawJs)</text:p>
      <text:p text:style-name="Standard">[1]</text:p>
      <text:p text:style-name="Standard">0</text:p>
      <text:p text:style-name="Standard">:</text:p>
      <text:p text:style-name="Standard">guihooks.triggerRawJS('ControllersChanged', WinInput.getControllersInfoJson())</text:p>
      <text:p text:style-name="Standard">triggerStream(streamName, streamData)</text:p>
      <text:p text:style-name="Standard">:</text:p>
      <text:p text:style-name="Standard">[object Object]</text:p>
      <text:p text:style-name="Standard">hptimer</text:p>
      <text:p text:style-name="Standard">{1}</text:p>
      <text:p text:style-name="Standard">getTime(*)</text:p>
      <text:p text:style-name="Standard">:</text:p>
      <text:p text:style-name="Standard">[object Object]</text:p>
      <text:p text:style-name="Standard">io</text:p>
      <text:p text:style-name="Standard">{14}</text:p>
      <text:p text:style-name="Standard"><text:soft-page-break/>stderr</text:p>
      <text:p text:style-name="Standard">{7}</text:p>
      <text:p text:style-name="Standard">close(*)</text:p>
      <text:p text:style-name="Standard">:</text:p>
      <text:p text:style-name="Standard">[object Object]</text:p>
      <text:p text:style-name="Standard">flush(*)</text:p>
      <text:p text:style-name="Standard">:</text:p>
      <text:p text:style-name="Standard">[object Object]</text:p>
      <text:p text:style-name="Standard">lines(*)</text:p>
      <text:p text:style-name="Standard">:</text:p>
      <text:p text:style-name="Standard"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[1]</text:p>
      <text:p text:style-name="Standard">0</text:p>
      <text:p text:style-name="Standard">:</text:p>
      <text:p text:style-name="Standard">io.stderr:write(debug.traceback("TimerWheel callback failed with: " .. tostring(err)))</text:p>
      <text:p text:style-name="Standard">stdin</text:p>
      <text:p text:style-name="Standard">{7}</text:p>
      <text:p text:style-name="Standard">close(*)</text:p>
      <text:p text:style-name="Standard">:</text:p>
      <text:p text:style-name="Standard">[object Object]</text:p>
      <text:p text:style-name="Standard">flush(*)</text:p>
      <text:p text:style-name="Standard">:</text:p>
      <text:p text:style-name="Standard">[object Object]</text:p>
      <text:p text:style-name="Standard">lines(*)</text:p>
      <text:p text:style-name="Standard">:</text:p>
      <text:p text:style-name="Standard"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:</text:p>
      <text:p text:style-name="Standard">[object Object]</text:p>
      <text:p text:style-name="Standard">stdout</text:p>
      <text:p text:style-name="Standard">{7}</text:p>
      <text:p text:style-name="Standard">close(*)</text:p>
      <text:p text:style-name="Standard">:</text:p>
      <text:p text:style-name="Standard">[object Object]</text:p>
      <text:p text:style-name="Standard">flush(*)</text:p>
      <text:p text:style-name="Standard"><text:soft-page-break/>:</text:p>
      <text:p text:style-name="Standard">[object Object]</text:p>
      <text:p text:style-name="Standard">lines(*)</text:p>
      <text:p text:style-name="Standard">:</text:p>
      <text:p text:style-name="Standard">[object Object]</text:p>
      <text:p text:style-name="Standard">read(*)</text:p>
      <text:p text:style-name="Standard">:</text:p>
      <text:p text:style-name="Standard">[object Object]</text:p>
      <text:p text:style-name="Standard">seek(*)</text:p>
      <text:p text:style-name="Standard">:</text:p>
      <text:p text:style-name="Standard">[object Object]</text:p>
      <text:p text:style-name="Standard">setvbuf(*)</text:p>
      <text:p text:style-name="Standard">:</text:p>
      <text:p text:style-name="Standard">[object Object]</text:p>
      <text:p text:style-name="Standard">write(*)</text:p>
      <text:p text:style-name="Standard">:</text:p>
      <text:p text:style-name="Standard">[object Object]</text:p>
      <text:p text:style-name="Standard">close(*)</text:p>
      <text:p text:style-name="Standard">[2]</text:p>
      <text:p text:style-name="Standard">0</text:p>
      <text:p text:style-name="Standard">:</text:p>
      <text:p text:style-name="Standard">io.close(file)</text:p>
      <text:p text:style-name="Standard">1</text:p>
      <text:p text:style-name="Standard">:</text:p>
      <text:p text:style-name="Standard">io.close(f)</text:p>
      <text:p text:style-name="Standard">flush(*)</text:p>
      <text:p text:style-name="Standard">:</text:p>
      <text:p text:style-name="Standard">[object Object]</text:p>
      <text:p text:style-name="Standard">input(*)</text:p>
      <text:p text:style-name="Standard">:</text:p>
      <text:p text:style-name="Standard">[object Object]</text:p>
      <text:p text:style-name="Standard">lines(*)</text:p>
      <text:p text:style-name="Standard">[1]</text:p>
      <text:p text:style-name="Standard">0</text:p>
      <text:p text:style-name="Standard">:</text:p>
      <text:p text:style-name="Standard">for line in io.lines(file.path) do</text:p>
      <text:p text:style-name="Standard">open(*)</text:p>
      <text:p text:style-name="Standard">[3]</text:p>
      <text:p text:style-name="Standard">0</text:p>
      <text:p text:style-name="Standard">:</text:p>
      <text:p text:style-name="Standard">local f = io.open(filename, "w")</text:p>
      <text:p text:style-name="Standard">1</text:p>
      <text:p text:style-name="Standard">:</text:p>
      <text:p text:style-name="Standard">local f = assert( io.open( fname, "r" ) )</text:p>
      <text:p text:style-name="Standard">2</text:p>
      <text:p text:style-name="Standard">:</text:p>
      <text:p text:style-name="Standard">local file = io.open(filename, "w")</text:p>
      <text:p text:style-name="Standard">output(*)</text:p>
      <text:p text:style-name="Standard">:</text:p>
      <text:p text:style-name="Standard">[object Object]</text:p>
      <text:p text:style-name="Standard">popen(*)</text:p>
      <text:p text:style-name="Standard">:</text:p>
      <text:p text:style-name="Standard">[object Object]</text:p>
      <text:p text:style-name="Standard">read(*)</text:p>
      <text:p text:style-name="Standard"><text:soft-page-break/>[1]</text:p>
      <text:p text:style-name="Standard">0</text:p>
      <text:p text:style-name="Standard">:</text:p>
      <text:p text:style-name="Standard">local cmd = io.read()</text:p>
      <text:p text:style-name="Standard">tmpfile(*)</text:p>
      <text:p text:style-name="Standard">:</text:p>
      <text:p text:style-name="Standard">[object Object]</text:p>
      <text:p text:style-name="Standard">type(*)</text:p>
      <text:p text:style-name="Standard">:</text:p>
      <text:p text:style-name="Standard">[object Object]</text:p>
      <text:p text:style-name="Standard">write(*)</text:p>
      <text:p text:style-name="Standard">[3]</text:p>
      <text:p text:style-name="Standard">0</text:p>
      <text:p text:style-name="Standard">:</text:p>
      <text:p text:style-name="Standard">io.write("&gt; ")</text:p>
      <text:p text:style-name="Standard">1</text:p>
      <text:p text:style-name="Standard">:</text:p>
      <text:p text:style-name="Standard">io.write("&lt;")</text:p>
      <text:p text:style-name="Standard">2</text:p>
      <text:p text:style-name="Standard">:</text:p>
      <text:p text:style-name="Standard">if nsPrefix then io.write(nsPrefix,":")</text:p>
      <text:p text:style-name="Standard">jit</text:p>
      <text:p text:style-name="Standard">{11}</text:p>
      <text:p text:style-name="Standard">arch</text:p>
      <text:p text:style-name="Standard">:</text:p>
      <text:p text:style-name="Standard">[object Object]</text:p>
      <text:p text:style-name="Standard">opt</text:p>
      <text:p text:style-name="Standard">{1}</text:p>
      <text:p text:style-name="Standard">start(*)</text:p>
      <text:p text:style-name="Standard">:</text:p>
      <text:p text:style-name="Standard">[object Object]</text:p>
      <text:p text:style-name="Standard">os</text:p>
      <text:p text:style-name="Standard">:</text:p>
      <text:p text:style-name="Standard">[object Object]</text:p>
      <text:p text:style-name="Standard">version</text:p>
      <text:p text:style-name="Standard">[2]</text:p>
      <text:p text:style-name="Standard">0</text:p>
      <text:p text:style-name="Standard">:</text:p>
      <text:p text:style-name="Standard">assert(jit.version_num == 20100, "LuaJIT core/library version mismatch")</text:p>
      <text:p text:style-name="Standard">1</text:p>
      <text:p text:style-name="Standard">:</text:p>
      <text:p text:style-name="Standard">assert(jit.version_num == 20100, "LuaJIT core/library version mismatch")</text:p>
      <text:p text:style-name="Standard">version_num</text:p>
      <text:p text:style-name="Standard">[2]</text:p>
      <text:p text:style-name="Standard">0</text:p>
      <text:p text:style-name="Standard">:</text:p>
      <text:p text:style-name="Standard">assert(jit.version_num == 20100, "LuaJIT core/library version mismatch")</text:p>
      <text:p text:style-name="Standard">1</text:p>
      <text:p text:style-name="Standard">:</text:p>
      <text:p text:style-name="Standard">assert(jit.version_num == 20100, "LuaJIT core/library version mismatch")</text:p>
      <text:p text:style-name="Standard">attach(*)</text:p>
      <text:p text:style-name="Standard">[2]</text:p>
      <text:p text:style-name="Standard">0</text:p>
      <text:p text:style-name="Standard">:</text:p>
      <text:p text:style-name="Standard"><text:soft-page-break/>jit.attach(dump_trace)</text:p>
      <text:p text:style-name="Standard">1</text:p>
      <text:p text:style-name="Standard">:</text:p>
      <text:p text:style-name="Standard">jit.attach(dump_trace, "trace")</text:p>
      <text:p text:style-name="Standard">flush(*)</text:p>
      <text:p text:style-name="Standard">:</text:p>
      <text:p text:style-name="Standard">[object Object]</text:p>
      <text:p text:style-name="Standard">off(*)</text:p>
      <text:p text:style-name="Standard">:</text:p>
      <text:p text:style-name="Standard">[object Object]</text:p>
      <text:p text:style-name="Standard">on(*)</text:p>
      <text:p text:style-name="Standard">:</text:p>
      <text:p text:style-name="Standard">[object Object]</text:p>
      <text:p text:style-name="Standard">security(*)</text:p>
      <text:p text:style-name="Standard">:</text:p>
      <text:p text:style-name="Standard">[object Object]</text:p>
      <text:p text:style-name="Standard">status(*)</text:p>
      <text:p text:style-name="Standard">[1]</text:p>
      <text:p text:style-name="Standard">0</text:p>
      <text:p text:style-name="Standard">:</text:p>
      <text:p text:style-name="Standard">jit = jit and jit.status(),</text:p>
      <text:p text:style-name="Standard">json</text:p>
      <text:p text:style-name="Standard">{1}</text:p>
      <text:p text:style-name="Standard">decode(si)</text:p>
      <text:p text:style-name="Standard">[3]</text:p>
      <text:p text:style-name="Standard">0</text:p>
      <text:p text:style-name="Standard">:</text:p>
      <text:p text:style-name="Standard">local t = json.decode(jsontext)</text:p>
      <text:p text:style-name="Standard">1</text:p>
      <text:p text:style-name="Standard">:</text:p>
      <text:p text:style-name="Standard">local jsonMaterials = json.decode(content)</text:p>
      <text:p text:style-name="Standard">2</text:p>
      <text:p text:style-name="Standard">:</text:p>
      <text:p text:style-name="Standard">return json.decode(body)</text:p>
      <text:p text:style-name="Standard">lpack</text:p>
      <text:p text:style-name="Standard">{4}</text:p>
      <text:p text:style-name="Standard">decode(is)</text:p>
      <text:p text:style-name="Standard">[1]</text:p>
      <text:p text:style-name="Standard">0</text:p>
      <text:p text:style-name="Standard">:</text:p>
      <text:p text:style-name="Standard">vehicles[k] = lpack.decode(v)</text:p>
      <text:p text:style-name="Standard">decodeLua(s)</text:p>
      <text:p text:style-name="Standard">:</text:p>
      <text:p text:style-name="Standard">[object Object]</text:p>
      <text:p text:style-name="Standard">encode(v)</text:p>
      <text:p text:style-name="Standard">[3]</text:p>
      <text:p text:style-name="Standard">0</text:p>
      <text:p text:style-name="Standard">:</text:p>
      <text:p text:style-name="Standard">dataString = lpack.encode({</text:p>
      <text:p text:style-name="Standard">1</text:p>
      <text:p text:style-name="Standard">:</text:p>
      <text:p text:style-name="Standard">data[k] = lpack.encode(v)</text:p>
      <text:p text:style-name="Standard">2</text:p>
      <text:p text:style-name="Standard">:</text:p>
      <text:p text:style-name="Standard"><text:soft-page-break/>string.format("mapmgr.setMap(%d, %q)", buildSerial, lpack.encode(</text:p>
      <text:p text:style-name="Standard">encodeLua(v)</text:p>
      <text:p text:style-name="Standard">:</text:p>
      <text:p text:style-name="Standard">[object Object]</text:p>
      <text:p text:style-name="Standard">luaVMInstanceName</text:p>
      <text:p text:style-name="Standard">[1]</text:p>
      <text:p text:style-name="Standard">0</text:p>
      <text:p text:style-name="Standard">:</text:p>
      <text:p text:style-name="Standard">dbg.start(luaVMInstanceName or 'default', {logFunc = log, debugCommunication = true})</text:p>
      <text:p text:style-name="Standard">map</text:p>
      <text:p text:style-name="Standard">{35}</text:p>
      <text:p text:style-name="Standard">assureLoad()</text:p>
      <text:p text:style-name="Standard">[2]</text:p>
      <text:p text:style-name="Standard">0</text:p>
      <text:p text:style-name="Standard">:</text:p>
      <text:p text:style-name="Standard">map.assureLoad()</text:p>
      <text:p text:style-name="Standard">1</text:p>
      <text:p text:style-name="Standard">:</text:p>
      <text:p text:style-name="Standard">map.assureLoad()</text:p>
      <text:p text:style-name="Standard">findClosestRoad(position)</text:p>
      <text:p text:style-name="Standard">[3]</text:p>
      <text:p text:style-name="Standard">0</text:p>
      <text:p text:style-name="Standard">:</text:p>
      <text:p text:style-name="Standard">local firstDest, secondDest, distanceDest = map.findClosestRoad(vec3Destination)</text:p>
      <text:p text:style-name="Standard">1</text:p>
      <text:p text:style-name="Standard">:</text:p>
      <text:p text:style-name="Standard">local firstDest, secondDest, distanceDest = map.findClosestRoad(vec3Destination)</text:p>
      <text:p text:style-name="Standard">2</text:p>
      <text:p text:style-name="Standard">:</text:p>
      <text:p text:style-name="Standard">local name_a,_,distance_a = map.findClosestRoad(pair[1])</text:p>
      <text:p text:style-name="Standard">findNClosestNodes(position, n, baseRadius, wZ)</text:p>
      <text:p text:style-name="Standard">[1]</text:p>
      <text:p text:style-name="Standard">0</text:p>
      <text:p text:style-name="Standard">:</text:p>
      <text:p text:style-name="Standard">local tmp = map.findNClosestNodes(pos, 50, radius)</text:p>
      <text:p text:style-name="Standard">getGraphpath()</text:p>
      <text:p text:style-name="Standard">[3]</text:p>
      <text:p text:style-name="Standard">0</text:p>
      <text:p text:style-name="Standard">:</text:p>
      <text:p text:style-name="Standard">path = map.getGraphpath():getRandomPathG(n1, rot, maxLength, nil, nil, false)</text:p>
      <text:p text:style-name="Standard">1</text:p>
      <text:p text:style-name="Standard">:</text:p>
      <text:p text:style-name="Standard">if not mapGp or not next(mapGp.positions) then mapGp = map.getGraphpath()</text:p>
      <text:p text:style-name="Standard">2</text:p>
      <text:p text:style-name="Standard">:</text:p>
      <text:p text:style-name="Standard">mapGp = map.getGraphpath()</text:p>
      <text:p text:style-name="Standard">getManualWaypoints()</text:p>
      <text:p text:style-name="Standard">[3]</text:p>
      <text:p text:style-name="Standard">0</text:p>
      <text:p text:style-name="Standard">:</text:p>
      <text:p text:style-name="Standard">for name, n in pairs(map.getManualWaypoints()) do</text:p>
      <text:p text:style-name="Standard">1</text:p>
      <text:p text:style-name="Standard">:</text:p>
      <text:p text:style-name="Standard">for name, node in pairs(map.getManualWaypoints()) do</text:p>
      <text:p text:style-name="Standard"><text:soft-page-break/>2</text:p>
      <text:p text:style-name="Standard">:</text:p>
      <text:p text:style-name="Standard">for n,_ in pairs(map.getManualWaypoints()) do</text:p>
      <text:p text:style-name="Standard">getMap()</text:p>
      <text:p text:style-name="Standard">[3]</text:p>
      <text:p text:style-name="Standard">0</text:p>
      <text:p text:style-name="Standard">:</text:p>
      <text:p text:style-name="Standard">mapNodes = map.getMap().nodes</text:p>
      <text:p text:style-name="Standard">1</text:p>
      <text:p text:style-name="Standard">:</text:p>
      <text:p text:style-name="Standard">local mapData = map.getMap()</text:p>
      <text:p text:style-name="Standard">2</text:p>
      <text:p text:style-name="Standard">:</text:p>
      <text:p text:style-name="Standard">local mapData = map.getMap()</text:p>
      <text:p text:style-name="Standard">getNodeLinkCount(nId)</text:p>
      <text:p text:style-name="Standard">[1]</text:p>
      <text:p text:style-name="Standard">0</text:p>
      <text:p text:style-name="Standard">:</text:p>
      <text:p text:style-name="Standard">table.insert(self.path, {pos = map.getMap().nodes[p].pos, wp = p, linkCount = map.getNodeLinkCount(p)})</text:p>
      <text:p text:style-name="Standard">getNodesFromPathDist(path, dist)</text:p>
      <text:p text:style-name="Standard">[2]</text:p>
      <text:p text:style-name="Standard">0</text:p>
      <text:p text:style-name="Standard">:</text:p>
      <text:p text:style-name="Standard">local n1, n2, xnorm = map.getNodesFromPathDist(path, offset)</text:p>
      <text:p text:style-name="Standard">1</text:p>
      <text:p text:style-name="Standard">:</text:p>
      <text:p text:style-name="Standard">local n1, n2, xnorm = map.getNodesFromPathDist(path, dist)</text:p>
      <text:p text:style-name="Standard">getPath(start, target, cutOffDrivability, dirMult, penaltyAboveCutoff, penaltyBelowCutoff)</text:p>
      <text:p text:style-name="Standard">[3]</text:p>
      <text:p text:style-name="Standard">0</text:p>
      <text:p text:style-name="Standard">:</text:p>
      <text:p text:style-name="Standard">local path = map.getPath(name_a, name_b)</text:p>
      <text:p text:style-name="Standard">1</text:p>
      <text:p text:style-name="Standard">:</text:p>
      <text:p text:style-name="Standard">local path = map.getPath(lastwp, wp)</text:p>
      <text:p text:style-name="Standard">2</text:p>
      <text:p text:style-name="Standard">:</text:p>
      <text:p text:style-name="Standard">local path = map.getPath(self:getFrom().navgraphName, self:getTo().navgraphName)</text:p>
      <text:p text:style-name="Standard">getPointNodePath(start, target, cutOffDrivability, dirMult, penaltyAboveCutoff, penaltyBelowCutoff, wZ)</text:p>
      <text:p text:style-name="Standard">:</text:p>
      <text:p text:style-name="Standard">[object Object]</text:p>
      <text:p text:style-name="Standard">getPointToPointPath(startPos, targetPos, cutOffDrivability, dirMult, penaltyAboveCutoff, penaltyBelowCutoff, wD, wZ)</text:p>
      <text:p text:style-name="Standard">[1]</text:p>
      <text:p text:style-name="Standard">0</text:p>
      <text:p text:style-name="Standard">:</text:p>
      <text:p text:style-name="Standard">local path = map.getPointToPointPath(from, to, self.cutOffDrivability, self.dirMult, self.penaltyAboveCutoff, self.penaltyBelowCutoff, self.wD, self.wZ)</text:p>
      <text:p text:style-name="Standard">getState()</text:p>
      <text:p text:style-name="Standard">:</text:p>
      <text:p text:style-name="Standard">[object Object]</text:p>
      <text:p text:style-name="Standard">getTrackedObjects()</text:p>
      <text:p text:style-name="Standard">[2]</text:p>
      <text:p text:style-name="Standard">0</text:p>
      <text:p text:style-name="Standard">:</text:p>
      <text:p text:style-name="Standard">local trakedObj = map.getTrackedObjects()[pv:getID()]</text:p>
      <text:p text:style-name="Standard"><text:soft-page-break/>1</text:p>
      <text:p text:style-name="Standard">:</text:p>
      <text:p text:style-name="Standard">local mapObjects = deepcopy(map.getTrackedObjects())</text:p>
      <text:p text:style-name="Standard">isCrashAvoidable(objectID, pos, radius)</text:p>
      <text:p text:style-name="Standard">[1]</text:p>
      <text:p text:style-name="Standard">0</text:p>
      <text:p text:style-name="Standard">:</text:p>
      <text:p text:style-name="Standard">if otherId ~= vehID and (not map.isCrashAvoidable(otherId, bbCenter, vehRadius) or intersectingOtherVehicle(be:getObjectByID(otherId), axis0, axis1, axis2, halfExtentsX, halfExtentsY, halfExtentsZ, bbCenter)) then</text:p>
      <text:p text:style-name="Standard">load()</text:p>
      <text:p text:style-name="Standard">[1]</text:p>
      <text:p text:style-name="Standard">0</text:p>
      <text:p text:style-name="Standard">:</text:p>
      <text:p text:style-name="Standard">map.load()</text:p>
      <text:p text:style-name="Standard">nameNode(prefix, idx)</text:p>
      <text:p text:style-name="Standard">[1]</text:p>
      <text:p text:style-name="Standard">0</text:p>
      <text:p text:style-name="Standard">:</text:p>
      <text:p text:style-name="Standard">nid = nid or map.nameNode("manual", "")</text:p>
      <text:p text:style-name="Standard">objectData(objId, isactive, damage, states, objectCollisions)</text:p>
      <text:p text:style-name="Standard">:</text:p>
      <text:p text:style-name="Standard">[object Object]</text:p>
      <text:p text:style-name="Standard">onAddWaypoint(wp)</text:p>
      <text:p text:style-name="Standard">:</text:p>
      <text:p text:style-name="Standard">[object Object]</text:p>
      <text:p text:style-name="Standard">onDeserialize(s)</text:p>
      <text:p text:style-name="Standard">:</text:p>
      <text:p text:style-name="Standard">[object Object]</text:p>
      <text:p text:style-name="Standard">onFileChanged(filename, type)</text:p>
      <text:p text:style-name="Standard">[1]</text:p>
      <text:p text:style-name="Standard">0</text:p>
      <text:p text:style-name="Standard">:</text:p>
      <text:p text:style-name="Standard">map.onFileChanged(v.filename, v.type)</text:p>
      <text:p text:style-name="Standard">onMissionLoaded()</text:p>
      <text:p text:style-name="Standard">[1]</text:p>
      <text:p text:style-name="Standard">0</text:p>
      <text:p text:style-name="Standard">:</text:p>
      <text:p text:style-name="Standard">map.onMissionLoaded()</text:p>
      <text:p text:style-name="Standard">onModifiedWaypoint(wp)</text:p>
      <text:p text:style-name="Standard">:</text:p>
      <text:p text:style-name="Standard">[object Object]</text:p>
      <text:p text:style-name="Standard">onRemoveWaypoint(wp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[object Object]</text:p>
      <text:p text:style-name="Standard">onWaypoint(args)</text:p>
      <text:p text:style-name="Standard">[1]</text:p>
      <text:p text:style-name="Standard">0</text:p>
      <text:p text:style-name="Standard">:</text:p>
      <text:p text:style-name="Standard">map.onWaypoint(args)</text:p>
      <text:p text:style-name="Standard">request(objId, objbuildSerial)</text:p>
      <text:p text:style-name="Standard">[1]</text:p>
      <text:p text:style-name="Standard">0</text:p>
      <text:p text:style-name="Standard"><text:soft-page-break/>:</text:p>
      <text:p text:style-name="Standard">map.request(id, -1)</text:p>
      <text:p text:style-name="Standard">reset()</text:p>
      <text:p text:style-name="Standard">[1]</text:p>
      <text:p text:style-name="Standard">0</text:p>
      <text:p text:style-name="Standard">:</text:p>
      <text:p text:style-name="Standard">map.reset()</text:p>
      <text:p text:style-name="Standard">saveSVG(filename)</text:p>
      <text:p text:style-name="Standard">:</text:p>
      <text:p text:style-name="Standard">[object Object]</text:p>
      <text:p text:style-name="Standard">setEditorState(enabled)</text:p>
      <text:p text:style-name="Standard">[1]</text:p>
      <text:p text:style-name="Standard">0</text:p>
      <text:p text:style-name="Standard">:</text:p>
      <text:p text:style-name="Standard">map.setEditorState(enabled)</text:p>
      <text:p text:style-name="Standard">setNameForId(name, id)</text:p>
      <text:p text:style-name="Standard">:</text:p>
      <text:p text:style-name="Standard">[object Object]</text:p>
      <text:p text:style-name="Standard">setState(newState)</text:p>
      <text:p text:style-name="Standard">:</text:p>
      <text:p text:style-name="Standard">[object Object]</text:p>
      <text:p text:style-name="Standard">setUIMarkerState(id, state)</text:p>
      <text:p text:style-name="Standard">[1]</text:p>
      <text:p text:style-name="Standard">0</text:p>
      <text:p text:style-name="Standard">:</text:p>
      <text:p text:style-name="Standard">map.setUIMarkerState(id, marker)</text:p>
      <text:p text:style-name="Standard">surfaceNormal(p, r)</text:p>
      <text:p text:style-name="Standard">[1]</text:p>
      <text:p text:style-name="Standard">0</text:p>
      <text:p text:style-name="Standard">:</text:p>
      <text:p text:style-name="Standard">local normal = map.surfaceNormal(pos, 1)</text:p>
      <text:p text:style-name="Standard">tempObjectData(objId, isactive, pos, vel, dirVec, dirVecUp, damage, objectCollisions)</text:p>
      <text:p text:style-name="Standard">:</text:p>
      <text:p text:style-name="Standard">[object Object]</text:p>
      <text:p text:style-name="Standard">updateGFX(dtReal)</text:p>
      <text:p text:style-name="Standard">[1]</text:p>
      <text:p text:style-name="Standard">0</text:p>
      <text:p text:style-name="Standard">:</text:p>
      <text:p text:style-name="Standard">map.updateGFX(dtReal)</text:p>
      <text:p text:style-name="Standard">math</text:p>
      <text:p text:style-name="Standard">{30}</text:p>
      <text:p text:style-name="Standard">huge</text:p>
      <text:p text:style-name="Standard">[3]</text:p>
      <text:p text:style-name="Standard">0</text:p>
      <text:p text:style-name="Standard">:</text:p>
      <text:p text:style-name="Standard">local minNodeHitDist = math.huge</text:p>
      <text:p text:style-name="Standard">1</text:p>
      <text:p text:style-name="Standard">:</text:p>
      <text:p text:style-name="Standard">local minLinkHitDist = math.huge</text:p>
      <text:p text:style-name="Standard">2</text:p>
      <text:p text:style-name="Standard">:</text:p>
      <text:p text:style-name="Standard">local minNodeDist = math.huge</text:p>
      <text:p text:style-name="Standard">pi</text:p>
      <text:p text:style-name="Standard">[3]</text:p>
      <text:p text:style-name="Standard"><text:soft-page-break/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:</text:p>
      <text:p text:style-name="Standard">{ point = vec3(math.cos(-1.4*math.pi/2 )*0.5, 0, -0.5+math.sin(-1.4*math.pi/2 )*0.5), uv = 0.6 },</text:p>
      <text:p text:style-name="Standard">2</text:p>
      <text:p text:style-name="Standard">:</text:p>
      <text:p text:style-name="Standard">{ point = vec3(math.cos(-1.8*math.pi/2 )*0.5, 0, -0.5+math.sin(-1.8*math.pi/2 )*0.5), uv = 0.7 },</text:p>
      <text:p text:style-name="Standard">abs(*)</text:p>
      <text:p text:style-name="Standard">[3]</text:p>
      <text:p text:style-name="Standard">0</text:p>
      <text:p text:style-name="Standard">:</text:p>
      <text:p text:style-name="Standard">local r = 100*smoothstep(math.abs(v.stopDistance.fill)/8)</text:p>
      <text:p text:style-name="Standard">1</text:p>
      <text:p text:style-name="Standard">:</text:p>
      <text:p text:style-name="Standard">local smoothness = math.max(math.abs(smAcc) + smJer)</text:p>
      <text:p text:style-name="Standard">2</text:p>
      <text:p text:style-name="Standard">:</text:p>
      <text:p text:style-name="Standard">if math.abs(stopDistance) &lt; 20 then</text:p>
      <text:p text:style-name="Standard">acos(*)</text:p>
      <text:p text:style-name="Standard">[3]</text:p>
      <text:p text:style-name="Standard">0</text:p>
      <text:p text:style-name="Standard">:</text:p>
      <text:p text:style-name="Standard">local nodeToNodeAngle = math.acos(dirPrevPoint:cosAngle(dirNextPoint)) * 180/math.pi</text:p>
      <text:p text:style-name="Standard">1</text:p>
      <text:p text:style-name="Standard">:</text:p>
      <text:p text:style-name="Standard">local theta = math.acos(dot)*t</text:p>
      <text:p text:style-name="Standard">2</text:p>
      <text:p text:style-name="Standard">:</text:p>
      <text:p text:style-name="Standard">local tw = math.acos(self.w) * 360 / math.pi</text:p>
      <text:p text:style-name="Standard">asin(*)</text:p>
      <text:p text:style-name="Standard">[2]</text:p>
      <text:p text:style-name="Standard">0</text:p>
      <text:p text:style-name="Standard">:</text:p>
      <text:p text:style-name="Standard">math.asin(max(min(-2*(q.y*q.z - q.w*q.x), 1), -1)),</text:p>
      <text:p text:style-name="Standard">1</text:p>
      <text:p text:style-name="Standard">:</text:p>
      <text:p text:style-name="Standard">return math.atan2(-nbase:dot(nxn), nbase:dot(nyn)), math.asin(nbase:dot(nzn))</text:p>
      <text:p text:style-name="Standard">atan(*)</text:p>
      <text:p text:style-name="Standard">:</text:p>
      <text:p text:style-name="Standard">[object Object]</text:p>
      <text:p text:style-name="Standard">atan2(*)</text:p>
      <text:p text:style-name="Standard">[3]</text:p>
      <text:p text:style-name="Standard">0</text:p>
      <text:p text:style-name="Standard">:</text:p>
      <text:p text:style-name="Standard">local carRoll = math.atan2(camUp:dot(-carLeft), camUp:dot(carUp))</text:p>
      <text:p text:style-name="Standard">1</text:p>
      <text:p text:style-name="Standard">:</text:p>
      <text:p text:style-name="Standard">local heading = math.atan2(-forVec.x, -forVec.y)*180/math.pi</text:p>
      <text:p text:style-name="Standard">2</text:p>
      <text:p text:style-name="Standard">:</text:p>
      <text:p text:style-name="Standard">point.pitch = -(math.atan2(length,slope*delta)- math.pi/2)</text:p>
      <text:p text:style-name="Standard">ceil(*)</text:p>
      <text:p text:style-name="Standard"><text:soft-page-break/>[3]</text:p>
      <text:p text:style-name="Standard">0</text:p>
      <text:p text:style-name="Standard">:</text:p>
      <text:p text:style-name="Standard">var.fontSize = math.ceil(im.GetFontSize())</text:p>
      <text:p text:style-name="Standard">1</text:p>
      <text:p text:style-name="Standard">:</text:p>
      <text:p text:style-name="Standard">var.minThumbnailSize = math.ceil(im.GetFontSize())</text:p>
      <text:p text:style-name="Standard">2</text:p>
      <text:p text:style-name="Standard">:</text:p>
      <text:p text:style-name="Standard">var.scrollY = var.scrollY - math.ceil(var.io.MouseWheel) * var.options.scrollSpeed</text:p>
      <text:p text:style-name="Standard">cos(*)</text:p>
      <text:p text:style-name="Standard">[3]</text:p>
      <text:p text:style-name="Standard"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:</text:p>
      <text:p text:style-name="Standard">{ point = vec3(math.cos(-1.4*math.pi/2 )*0.5, 0, -0.5+math.sin(-1.4*math.pi/2 )*0.5), uv = 0.6 },</text:p>
      <text:p text:style-name="Standard">2</text:p>
      <text:p text:style-name="Standard">:</text:p>
      <text:p text:style-name="Standard">{ point = vec3(math.cos(-1.8*math.pi/2 )*0.5, 0, -0.5+math.sin(-1.8*math.pi/2 )*0.5), uv = 0.7 },</text:p>
      <text:p text:style-name="Standard">cosh(*)</text:p>
      <text:p text:style-name="Standard">:</text:p>
      <text:p text:style-name="Standard">[object Object]</text:p>
      <text:p text:style-name="Standard">deg()</text:p>
      <text:p text:style-name="Standard">[3]</text:p>
      <text:p text:style-name="Standard">0</text:p>
      <text:p text:style-name="Standard">:</text:p>
      <text:p text:style-name="Standard">self.camRot = vec3(math.deg(rot.x), math.deg(rot.y) - self.seatRotation, math.deg(rot.z))</text:p>
      <text:p text:style-name="Standard">1</text:p>
      <text:p text:style-name="Standard">:</text:p>
      <text:p text:style-name="Standard">state.rot = math.deg(math.atan2(dir:dot(vec3(1, 0, 0)), dir:dot(vec3(0, -1, 0))))</text:p>
      <text:p text:style-name="Standard">2</text:p>
      <text:p text:style-name="Standard">:</text:p>
      <text:p text:style-name="Standard">v.rot = math.deg(math.atan2(dir:dot(vec3(1,0,0)), dir:dot(vec3(0,-1,0))))</text:p>
      <text:p text:style-name="Standard">exp(*)</text:p>
      <text:p text:style-name="Standard">:</text:p>
      <text:p text:style-name="Standard">[object Object]</text:p>
      <text:p text:style-name="Standard">floor(*)</text:p>
      <text:p text:style-name="Standard">[3]</text:p>
      <text:p text:style-name="Standard">0</text:p>
      <text:p text:style-name="Standard">:</text:p>
      <text:p text:style-name="Standard">var.scrollY = var.scrollY - math.floor(var.io.MouseWheel) * var.options.scrollSpeed</text:p>
      <text:p text:style-name="Standard">1</text:p>
      <text:p text:style-name="Standard">:</text:p>
      <text:p text:style-name="Standard">editor.setStatusBar("AutoSaving in " .. math.floor(autoSaveTimer) .. " seconds...")</text:p>
      <text:p text:style-name="Standard">2</text:p>
      <text:p text:style-name="Standard">:</text:p>
      <text:p text:style-name="Standard">cappedWidth = side * math.floor(point.width * LUTDetail + 0.5) / (LUTDetail*2)</text:p>
      <text:p text:style-name="Standard">fmod(*)</text:p>
      <text:p text:style-name="Standard">[3]</text:p>
      <text:p text:style-name="Standard">0</text:p>
      <text:p text:style-name="Standard">:</text:p>
      <text:p text:style-name="Standard">if math.fmod(#data,8) ~= 0 then</text:p>
      <text:p text:style-name="Standard"><text:soft-page-break/>1</text:p>
      <text:p text:style-name="Standard">:</text:p>
      <text:p text:style-name="Standard">missing_digits = 8 - math.fmod(#data,8)</text:p>
      <text:p text:style-name="Standard">2</text:p>
      <text:p text:style-name="Standard">:</text:p>
      <text:p text:style-name="Standard">assert(math.fmod(#data,8) == 0)</text:p>
      <text:p text:style-name="Standard">frexp(*)</text:p>
      <text:p text:style-name="Standard">:</text:p>
      <text:p text:style-name="Standard">[object Object]</text:p>
      <text:p text:style-name="Standard">ldexp(*)</text:p>
      <text:p text:style-name="Standard">:</text:p>
      <text:p text:style-name="Standard">[object Object]</text:p>
      <text:p text:style-name="Standard">log(*)</text:p>
      <text:p text:style-name="Standard">[2]</text:p>
      <text:p text:style-name="Standard">0</text:p>
      <text:p text:style-name="Standard">:</text:p>
      <text:p text:style-name="Standard">local value = math.log(tonumber( TorqueScript.getVar( '$pref::BeamNGVehicle::dynamicReflection::textureSize' ) ) )/math.log( 2 )</text:p>
      <text:p text:style-name="Standard">1</text:p>
      <text:p text:style-name="Standard">:</text:p>
      <text:p text:style-name="Standard">local power = 2 - math.log(v.popBase, 10) / 5</text:p>
      <text:p text:style-name="Standard">log10(*)</text:p>
      <text:p text:style-name="Standard">[2]</text:p>
      <text:p text:style-name="Standard">0</text:p>
      <text:p text:style-name="Standard">:</text:p>
      <text:p text:style-name="Standard">local n = math.max(5, math.ceil(math.log10(ms)))</text:p>
      <text:p text:style-name="Standard">1</text:p>
      <text:p text:style-name="Standard">:</text:p>
      <text:p text:style-name="Standard">serTmp[seridx] = vlen &lt; 10 and 'A' or (vlen &lt; 100 and 'B' or string.char(65 + math.floor(math.log10(vlen))))</text:p>
      <text:p text:style-name="Standard">max(*)</text:p>
      <text:p text:style-name="Standard">[3]</text:p>
      <text:p text:style-name="Standard">0</text:p>
      <text:p text:style-name="Standard">:</text:p>
      <text:p text:style-name="Standard">local width = math.max(oldNodeWidth + (cursorPos.x - dragMouseStartPos.x) / 10.0, 0)</text:p>
      <text:p text:style-name="Standard">1</text:p>
      <text:p text:style-name="Standard">:</text:p>
      <text:p text:style-name="Standard">local userFovDelta = math.max(deltaMin, math.min(deltaMax, desiredDelta))</text:p>
      <text:p text:style-name="Standard">2</text:p>
      <text:p text:style-name="Standard">:</text:p>
      <text:p text:style-name="Standard">local smoothness = math.max(math.abs(smAcc) + smJer)</text:p>
      <text:p text:style-name="Standard">min(*)</text:p>
      <text:p text:style-name="Standard">[3]</text:p>
      <text:p text:style-name="Standard">0</text:p>
      <text:p text:style-name="Standard">:</text:p>
      <text:p text:style-name="Standard">debugDrawer:drawSquarePrism((inNodePos + 0.5*edgeDirVec):toPoint3F(), (inNodePos + math.min(2.5, 0.5*edgeLength)*edgeDirVec):toPoint3F(), Point2F(0.7, 1), Point2F(0.7, 0), colBlack)</text:p>
      <text:p text:style-name="Standard">1</text:p>
      <text:p text:style-name="Standard">:</text:p>
      <text:p text:style-name="Standard">local hitDist = math.min(hitDist1, hitDist2)</text:p>
      <text:p text:style-name="Standard">2</text:p>
      <text:p text:style-name="Standard">:</text:p>
      <text:p text:style-name="Standard">local thumbSize = math.min(</text:p>
      <text:p text:style-name="Standard">modf(*)</text:p>
      <text:p text:style-name="Standard">[1]</text:p>
      <text:p text:style-name="Standard">0</text:p>
      <text:p text:style-name="Standard">:</text:p>
      <text:p text:style-name="Standard"><text:soft-page-break/>local countdown = instance.value.maxTimeout - math.modf(instance.Timeout)</text:p>
      <text:p text:style-name="Standard">pow(*)</text:p>
      <text:p text:style-name="Standard">[3]</text:p>
      <text:p text:style-name="Standard">0</text:p>
      <text:p text:style-name="Standard">:</text:p>
      <text:p text:style-name="Standard">value = math.pow(2, value + 7)</text:p>
      <text:p text:style-name="Standard">1</text:p>
      <text:p text:style-name="Standard">:</text:p>
      <text:p text:style-name="Standard">countryCoef = math.max(1, (1 / math.pow(data.countryRatios[country], power)) * v.popFactor)</text:p>
      <text:p text:style-name="Standard">2</text:p>
      <text:p text:style-name="Standard">:</text:p>
      <text:p text:style-name="Standard">v.pop = math.ceil(math.pow(v.popBase * v.popFactor, popPower) * countryCoef)</text:p>
      <text:p text:style-name="Standard">rad()</text:p>
      <text:p text:style-name="Standard">[3]</text:p>
      <text:p text:style-name="Standard">0</text:p>
      <text:p text:style-name="Standard">:</text:p>
      <text:p text:style-name="Standard">r = tr * quatFromEuler(0, 0, math.rad(90))</text:p>
      <text:p text:style-name="Standard">1</text:p>
      <text:p text:style-name="Standard">:</text:p>
      <text:p text:style-name="Standard">r = tr * quatFromEuler(0, 0, math.rad(180))</text:p>
      <text:p text:style-name="Standard">2</text:p>
      <text:p text:style-name="Standard">:</text:p>
      <text:p text:style-name="Standard">r = tr * quatFromEuler(0, 0, math.rad(270))</text:p>
      <text:p text:style-name="Standard">random(*)</text:p>
      <text:p text:style-name="Standard">[3]</text:p>
      <text:p text:style-name="Standard">0</text:p>
      <text:p text:style-name="Standard">:</text:p>
      <text:p text:style-name="Standard">temp= math.random(#stream.sounds)</text:p>
      <text:p text:style-name="Standard">1</text:p>
      <text:p text:style-name="Standard">:</text:p>
      <text:p text:style-name="Standard">stream.currentSoundData.delay = math.random(stream.delay[1],stream.delay[2])</text:p>
      <text:p text:style-name="Standard">2</text:p>
      <text:p text:style-name="Standard">:</text:p>
      <text:p text:style-name="Standard">temptable.delay = math.random(stream.delay[1])</text:p>
      <text:p text:style-name="Standard">randomseed(*)</text:p>
      <text:p text:style-name="Standard">[3]</text:p>
      <text:p text:style-name="Standard">0</text:p>
      <text:p text:style-name="Standard">:</text:p>
      <text:p text:style-name="Standard">math.randomseed(os.time())</text:p>
      <text:p text:style-name="Standard">1</text:p>
      <text:p text:style-name="Standard">:</text:p>
      <text:p text:style-name="Standard">math.randomseed(os.time())</text:p>
      <text:p text:style-name="Standard">2</text:p>
      <text:p text:style-name="Standard">:</text:p>
      <text:p text:style-name="Standard">math.randomseed(os.time())</text:p>
      <text:p text:style-name="Standard">sin(*)</text:p>
      <text:p text:style-name="Standard">[3]</text:p>
      <text:p text:style-name="Standard">0</text:p>
      <text:p text:style-name="Standard">:</text:p>
      <text:p text:style-name="Standard">{ point = vec3(math.cos(-1.0*math.pi/2 )*0.5, 0, -0.5+math.sin(-1.0*math.pi/2 )*0.5), uv = 0.5 },</text:p>
      <text:p text:style-name="Standard">1</text:p>
      <text:p text:style-name="Standard">:</text:p>
      <text:p text:style-name="Standard">{ point = vec3(math.cos(-1.4*math.pi/2 )*0.5, 0, -0.5+math.sin(-1.4*math.pi/2 )*0.5), uv = 0.6 },</text:p>
      <text:p text:style-name="Standard">2</text:p>
      <text:p text:style-name="Standard"><text:soft-page-break/>:</text:p>
      <text:p text:style-name="Standard">{ point = vec3(math.cos(-1.8*math.pi/2 )*0.5, 0, -0.5+math.sin(-1.8*math.pi/2 )*0.5), uv = 0.7 },</text:p>
      <text:p text:style-name="Standard">sinh(*)</text:p>
      <text:p text:style-name="Standard">:</text:p>
      <text:p text:style-name="Standard">[object Object]</text:p>
      <text:p text:style-name="Standard">sqrt(*)</text:p>
      <text:p text:style-name="Standard">[3]</text:p>
      <text:p text:style-name="Standard">0</text:p>
      <text:p text:style-name="Standard">:</text:p>
      <text:p text:style-name="Standard">local angleBonus = math.floor(math.sqrt(vecDifx * vecDifx + vecDify * vecDify) * 10)</text:p>
      <text:p text:style-name="Standard">1</text:p>
      <text:p text:style-name="Standard">:</text:p>
      <text:p text:style-name="Standard">displayMessage = driftDescription[math.min(math.floor(math.sqrt(lastDriftPoints/30))+1, 8)]</text:p>
      <text:p text:style-name="Standard">2</text:p>
      <text:p text:style-name="Standard">:</text:p>
      <text:p text:style-name="Standard">local sinhalf = math.sqrt(self.x * self.x + self.y * self.y + self.z * self.z)</text:p>
      <text:p text:style-name="Standard">tan(*)</text:p>
      <text:p text:style-name="Standard">[3]</text:p>
      <text:p text:style-name="Standard">0</text:p>
      <text:p text:style-name="Standard">:</text:p>
      <text:p text:style-name="Standard">local height = math.tan(fovRadians/2) * dist</text:p>
      <text:p text:style-name="Standard">1</text:p>
      <text:p text:style-name="Standard">:</text:p>
      <text:p text:style-name="Standard">local height = (math.tan(fovRadians/2) * dist)</text:p>
      <text:p text:style-name="Standard">2</text:p>
      <text:p text:style-name="Standard">:</text:p>
      <text:p text:style-name="Standard">fovdistDiff = (self.camDist - refToRear) * (math.tan((self.fov+self.fovModifier) * hdegToRad) / math.tan(fov * hdegToRad) - 1)</text:p>
      <text:p text:style-name="Standard">tanh(*)</text:p>
      <text:p text:style-name="Standard">:</text:p>
      <text:p text:style-name="Standard">[object Object]</text:p>
      <text:p text:style-name="Standard">meshCache</text:p>
      <text:p text:style-name="Standard">{3}</text:p>
      <text:p text:style-name="Standard">loadMaterials(*)</text:p>
      <text:p text:style-name="Standard">:</text:p>
      <text:p text:style-name="Standard">[object Object]</text:p>
      <text:p text:style-name="Standard">reload(*)</text:p>
      <text:p text:style-name="Standard">:</text:p>
      <text:p text:style-name="Standard">[object Object]</text:p>
      <text:p text:style-name="Standard">testAssembly(*)</text:p>
      <text:p text:style-name="Standard">:</text:p>
      <text:p text:style-name="Standard">[object Object]</text:p>
      <text:p text:style-name="Standard">mime</text:p>
      <text:p text:style-name="Standard">{8}</text:p>
      <text:p text:style-name="Standard">b64(*)</text:p>
      <text:p text:style-name="Standard">[3]</text:p>
      <text:p text:style-name="Standard">0</text:p>
      <text:p text:style-name="Standard">:</text:p>
      <text:p text:style-name="Standard">"Basic " .. (mime.b64(reqt.user .. ":" .. reqt.password))</text:p>
      <text:p text:style-name="Standard">1</text:p>
      <text:p text:style-name="Standard">:</text:p>
      <text:p text:style-name="Standard">"Basic " .. (mime.b64(reqt.user .. ":" .. reqt.password))</text:p>
      <text:p text:style-name="Standard">2</text:p>
      <text:p text:style-name="Standard">:</text:p>
      <text:p text:style-name="Standard">self.try(self.tp:send(mime.b64(user) .. "\r\n"))</text:p>
      <text:p text:style-name="Standard"><text:soft-page-break/>dot(*)</text:p>
      <text:p text:style-name="Standard">:</text:p>
      <text:p text:style-name="Standard">[object Object]</text:p>
      <text:p text:style-name="Standard">eol(*)</text:p>
      <text:p text:style-name="Standard">:</text:p>
      <text:p text:style-name="Standard">[object Object]</text:p>
      <text:p text:style-name="Standard">qp(*)</text:p>
      <text:p text:style-name="Standard">:</text:p>
      <text:p text:style-name="Standard">[object Object]</text:p>
      <text:p text:style-name="Standard">qpwrp(*)</text:p>
      <text:p text:style-name="Standard">:</text:p>
      <text:p text:style-name="Standard">[object Object]</text:p>
      <text:p text:style-name="Standard">unb64(*)</text:p>
      <text:p text:style-name="Standard">:</text:p>
      <text:p text:style-name="Standard">[object Object]</text:p>
      <text:p text:style-name="Standard">unqp(*)</text:p>
      <text:p text:style-name="Standard">:</text:p>
      <text:p text:style-name="Standard">[object Object]</text:p>
      <text:p text:style-name="Standard">wrp(*)</text:p>
      <text:p text:style-name="Standard">:</text:p>
      <text:p text:style-name="Standard">[object Object]</text:p>
      <text:p text:style-name="Standard">os</text:p>
      <text:p text:style-name="Standard">{11}</text:p>
      <text:p text:style-name="Standard">clock(*)</text:p>
      <text:p text:style-name="Standard">[3]</text:p>
      <text:p text:style-name="Standard">0</text:p>
      <text:p text:style-name="Standard">:</text:p>
      <text:p text:style-name="Standard">local start = os.clock()</text:p>
      <text:p text:style-name="Standard">1</text:p>
      <text:p text:style-name="Standard">:</text:p>
      <text:p text:style-name="Standard">while (start+sec)&gt;os.clock() do</text:p>
      <text:p text:style-name="Standard">2</text:p>
      <text:p text:style-name="Standard">:</text:p>
      <text:p text:style-name="Standard">lastSavedTime = os.clock()</text:p>
      <text:p text:style-name="Standard">date(*)</text:p>
      <text:p text:style-name="Standard">[3]</text:p>
      <text:p text:style-name="Standard">0</text:p>
      <text:p text:style-name="Standard">:</text:p>
      <text:p text:style-name="Standard">file.filestats.accesstimeString = os.date("%x %I:%M%p", file.filestats.accesstime)</text:p>
      <text:p text:style-name="Standard">1</text:p>
      <text:p text:style-name="Standard">:</text:p>
      <text:p text:style-name="Standard">file.filestats.createtimeString = os.date("%x %I:%M%p", file.filestats.createtime)</text:p>
      <text:p text:style-name="Standard">2</text:p>
      <text:p text:style-name="Standard">:</text:p>
      <text:p text:style-name="Standard">file.filestats.modtimeString = os.date("%x %I:%M%p", file.filestats.modtime)</text:p>
      <text:p text:style-name="Standard">difftime(*)</text:p>
      <text:p text:style-name="Standard">:</text:p>
      <text:p text:style-name="Standard">[object Object]</text:p>
      <text:p text:style-name="Standard">execute(*)</text:p>
      <text:p text:style-name="Standard">:</text:p>
      <text:p text:style-name="Standard">[object Object]</text:p>
      <text:p text:style-name="Standard">exit(*)</text:p>
      <text:p text:style-name="Standard">:</text:p>
      <text:p text:style-name="Standard">[object Object]</text:p>
      <text:p text:style-name="Standard"><text:soft-page-break/>getenv(*)</text:p>
      <text:p text:style-name="Standard">[1]</text:p>
      <text:p text:style-name="Standard">0</text:p>
      <text:p text:style-name="Standard">:</text:p>
      <text:p text:style-name="Standard">if not outfile then outfile = os.getenv("LUAJIT_VERBOSEFILE")</text:p>
      <text:p text:style-name="Standard">remove(*)</text:p>
      <text:p text:style-name="Standard">[1]</text:p>
      <text:p text:style-name="Standard">0</text:p>
      <text:p text:style-name="Standard">:</text:p>
      <text:p text:style-name="Standard">os.remove("roadtemplates/" .. chosenTemplateName .. ".road.json")</text:p>
      <text:p text:style-name="Standard">rename(*)</text:p>
      <text:p text:style-name="Standard">:</text:p>
      <text:p text:style-name="Standard">[object Object]</text:p>
      <text:p text:style-name="Standard">setlocale(*)</text:p>
      <text:p text:style-name="Standard">:</text:p>
      <text:p text:style-name="Standard">[object Object]</text:p>
      <text:p text:style-name="Standard">time(*)</text:p>
      <text:p text:style-name="Standard">[3]</text:p>
      <text:p text:style-name="Standard">0</text:p>
      <text:p text:style-name="Standard">:</text:p>
      <text:p text:style-name="Standard">local scenetreeObject = spawnPrefab("prefab_temp_" .. filename ..os.time(), f, "0 0 0 ", "0 0 1", "1 1 1")</text:p>
      <text:p text:style-name="Standard">1</text:p>
      <text:p text:style-name="Standard">:</text:p>
      <text:p text:style-name="Standard">local scenetreeObject = spawnPrefab("prefab_temp_" .. filename .."__"..os.time(), f, "0 0 0 ", "0 0 1", "1 1 1")</text:p>
      <text:p text:style-name="Standard">2</text:p>
      <text:p text:style-name="Standard">:</text:p>
      <text:p text:style-name="Standard">local time = os.time(os.date("!*t"))</text:p>
      <text:p text:style-name="Standard">tmpname(*)</text:p>
      <text:p text:style-name="Standard">:</text:p>
      <text:p text:style-name="Standard">[object Object]</text:p>
      <text:p text:style-name="Standard">path</text:p>
      <text:p text:style-name="Standard">{8}</text:p>
      <text:p text:style-name="Standard">dirname(filename)</text:p>
      <text:p text:style-name="Standard">[1]</text:p>
      <text:p text:style-name="Standard">0</text:p>
      <text:p text:style-name="Standard">:</text:p>
      <text:p text:style-name="Standard">local levelDir = path.dirname(levelPath)</text:p>
      <text:p text:style-name="Standard">getCurrentPath()</text:p>
      <text:p text:style-name="Standard">:</text:p>
      <text:p text:style-name="Standard">[object Object]</text:p>
      <text:p text:style-name="Standard">getPathLevelInfo(levelName)</text:p>
      <text:p text:style-name="Standard">[2]</text:p>
      <text:p text:style-name="Standard">0</text:p>
      <text:p text:style-name="Standard">:</text:p>
      <text:p text:style-name="Standard">local levelMissionFile = string.lower(path.getPathLevelInfo(levelName))</text:p>
      <text:p text:style-name="Standard">1</text:p>
      <text:p text:style-name="Standard">:</text:p>
      <text:p text:style-name="Standard">local levelInfo = jsonReadFile(path.getPathLevelInfo(levelName))</text:p>
      <text:p text:style-name="Standard">getPathLevelMain(levelName)</text:p>
      <text:p text:style-name="Standard">[1]</text:p>
      <text:p text:style-name="Standard">0</text:p>
      <text:p text:style-name="Standard">:</text:p>
      <text:p text:style-name="Standard">local levelPath = string.lower(path.getPathLevelMain(levelName))</text:p>
      <text:p text:style-name="Standard">is_file(filename)</text:p>
      <text:p text:style-name="Standard"><text:soft-page-break/>:</text:p>
      <text:p text:style-name="Standard">[object Object]</text:p>
      <text:p text:style-name="Standard">levelFromPath(filepath)</text:p>
      <text:p text:style-name="Standard">[2]</text:p>
      <text:p text:style-name="Standard">0</text:p>
      <text:p text:style-name="Standard">:</text:p>
      <text:p text:style-name="Standard">local lvl = path.levelFromPath(self.path._dir)</text:p>
      <text:p text:style-name="Standard">1</text:p>
      <text:p text:style-name="Standard">:</text:p>
      <text:p text:style-name="Standard">local levelPath = '/levels/'..path.levelFromPath(self.path._dir)..'/'</text:p>
      <text:p text:style-name="Standard">split(path, compositeExtension)</text:p>
      <text:p text:style-name="Standard">[3]</text:p>
      <text:p text:style-name="Standard">0</text:p>
      <text:p text:style-name="Standard">:</text:p>
      <text:p text:style-name="Standard">local appDir, dn, ext = path.split(fn)</text:p>
      <text:p text:style-name="Standard">1</text:p>
      <text:p text:style-name="Standard">:</text:p>
      <text:p text:style-name="Standard">local _, filename, _ = path.split(bankFilePath)</text:p>
      <text:p text:style-name="Standard">2</text:p>
      <text:p text:style-name="Standard">:</text:p>
      <text:p text:style-name="Standard">local levelDir, filename, ext = path.split(missionFile, "(.-)([^/]-([^%.]*))$")</text:p>
      <text:p text:style-name="Standard">splitWithoutExt(filepath, compositeExtension)</text:p>
      <text:p text:style-name="Standard">[3]</text:p>
      <text:p text:style-name="Standard">0</text:p>
      <text:p text:style-name="Standard">:</text:p>
      <text:p text:style-name="Standard">local _, _, ext = path.splitWithoutExt(fn)</text:p>
      <text:p text:style-name="Standard">1</text:p>
      <text:p text:style-name="Standard">:</text:p>
      <text:p text:style-name="Standard">local dir, filename, ext = path.splitWithoutExt(f)</text:p>
      <text:p text:style-name="Standard">2</text:p>
      <text:p text:style-name="Standard">:</text:p>
      <text:p text:style-name="Standard">local dirInLevel, _,_ = path.splitWithoutExt(short)</text:p>
      <text:p text:style-name="Standard">perf</text:p>
      <text:p text:style-name="Standard">{5}</text:p>
      <text:p text:style-name="Standard">disable()</text:p>
      <text:p text:style-name="Standard">[1]</text:p>
      <text:p text:style-name="Standard">0</text:p>
      <text:p text:style-name="Standard">:</text:p>
      <text:p text:style-name="Standard">perf.disable()</text:p>
      <text:p text:style-name="Standard">enable(_windowSize, _guiHook, _srcData)</text:p>
      <text:p text:style-name="Standard">[1]</text:p>
      <text:p text:style-name="Standard">0</text:p>
      <text:p text:style-name="Standard">:</text:p>
      <text:p text:style-name="Standard">perf.enable(1)</text:p>
      <text:p text:style-name="Standard">getData()</text:p>
      <text:p text:style-name="Standard">:</text:p>
      <text:p text:style-name="Standard">[object Object]</text:p>
      <text:p text:style-name="Standard">saveDataToCSV(filename)</text:p>
      <text:p text:style-name="Standard">[1]</text:p>
      <text:p text:style-name="Standard">0</text:p>
      <text:p text:style-name="Standard">:</text:p>
      <text:p text:style-name="Standard">perf.saveDataToCSV('vehicleloading.csv')</text:p>
      <text:p text:style-name="Standard">update()</text:p>
      <text:p text:style-name="Standard">[1]</text:p>
      <text:p text:style-name="Standard"><text:soft-page-break/>0</text:p>
      <text:p text:style-name="Standard">:</text:p>
      <text:p text:style-name="Standard">perf.update()</text:p>
      <text:p text:style-name="Standard">sailingTheHighSeas</text:p>
      <text:p text:style-name="Standard">[3]</text:p>
      <text:p text:style-name="Standard">0</text:p>
      <text:p text:style-name="Standard">:</text:p>
      <text:p text:style-name="Standard">if sailingTheHighSeas then</text:p>
      <text:p text:style-name="Standard">1</text:p>
      <text:p text:style-name="Standard">:</text:p>
      <text:p text:style-name="Standard">if sailingTheHighSeas or (rootsize and (originalSize - 10485760 &gt; rootsize or rootsize &gt; originalSize + 268435456)) then</text:p>
      <text:p text:style-name="Standard">2</text:p>
      <text:p text:style-name="Standard">:</text:p>
      <text:p text:style-name="Standard">res.sailingTheHighSeas = sailingTheHighSeas</text:p>
      <text:p text:style-name="Standard">scenario_quickRaceLoader</text:p>
      <text:p text:style-name="Standard">{13}</text:p>
      <text:p text:style-name="Standard">quickRaceModules</text:p>
      <text:p text:style-name="Standard">:</text:p>
      <text:p text:style-name="Standard">[object Object]</text:p>
      <text:p text:style-name="Standard">customPreviewLoader(levelInfo, levelName)</text:p>
      <text:p text:style-name="Standard">:</text:p>
      <text:p text:style-name="Standard">[object Object]</text:p>
      <text:p text:style-name="Standard">getLevel(levelName)</text:p>
      <text:p text:style-name="Standard">[1]</text:p>
      <text:p text:style-name="Standard">0</text:p>
      <text:p text:style-name="Standard">:</text:p>
      <text:p text:style-name="Standard">local raceLevel = scenario_quickRaceLoader.getLevel(locationInfo.levelName)</text:p>
      <text:p text:style-name="Standard">getLevelList()</text:p>
      <text:p text:style-name="Standard">:</text:p>
      <text:p text:style-name="Standard">[object Object]</text:p>
      <text:p text:style-name="Standard">getLevelTrack(levelName, trackName)</text:p>
      <text:p text:style-name="Standard">[1]</text:p>
      <text:p text:style-name="Standard">0</text:p>
      <text:p text:style-name="Standard">:</text:p>
      <text:p text:style-name="Standard">local raceTrack = scenario_quickRaceLoader.getLevelTrack(locationInfo.levelName, locationInfo.trackName)</text:p>
      <text:p text:style-name="Standard">getQuickraceList()</text:p>
      <text:p text:style-name="Standard">:</text:p>
      <text:p text:style-name="Standard">[object Object]</text:p>
      <text:p text:style-name="Standard">getTrackEditorTracks()</text:p>
      <text:p text:style-name="Standard">:</text:p>
      <text:p text:style-name="Standard">[object Object]</text:p>
      <text:p text:style-name="Standard">getTracks(quickraceFiles, levelName, lvlName)</text:p>
      <text:p text:style-name="Standard">:</text:p>
      <text:p text:style-name="Standard">[object Object]</text:p>
      <text:p text:style-name="Standard">loadQuickrace(scenarioKey, scenarioFile, trackFile, vehicleFile, raceType)</text:p>
      <text:p text:style-name="Standard">:</text:p>
      <text:p text:style-name="Standard">[object Object]</text:p>
      <text:p text:style-name="Standard">loadTrackBuilderJSON(originalFilename)</text:p>
      <text:p text:style-name="Standard">:</text:p>
      <text:p text:style-name="Standard">[object Object]</text:p>
      <text:p text:style-name="Standard">startQuickrace(scenarioFile, trackFile, vehicleFile, type)</text:p>
      <text:p text:style-name="Standard">:</text:p>
      <text:p text:style-name="Standard">[object Object]</text:p>
      <text:p text:style-name="Standard">uiEventStartHotlapping()</text:p>
      <text:p text:style-name="Standard"><text:soft-page-break/>:</text:p>
      <text:p text:style-name="Standard">[object Object]</text:p>
      <text:p text:style-name="Standard">uiHotlappingAppDestroyed()</text:p>
      <text:p text:style-name="Standard">:</text:p>
      <text:p text:style-name="Standard">[object Object]</text:p>
      <text:p text:style-name="Standard">scenario_scenariosLoader</text:p>
      <text:p text:style-name="Standard">{9}</text:p>
      <text:p text:style-name="Standard">scenarioModules</text:p>
      <text:p text:style-name="Standard">:</text:p>
      <text:p text:style-name="Standard">[object Object]</text:p>
      <text:p text:style-name="Standard">getLevels(subdirectory)</text:p>
      <text:p text:style-name="Standard">:</text:p>
      <text:p text:style-name="Standard">[object Object]</text:p>
      <text:p text:style-name="Standard">getList(subdirectory)</text:p>
      <text:p text:style-name="Standard">:</text:p>
      <text:p text:style-name="Standard">[object Object]</text:p>
      <text:p text:style-name="Standard">load(name)</text:p>
      <text:p text:style-name="Standard">:</text:p>
      <text:p text:style-name="Standard">[object Object]</text:p>
      <text:p text:style-name="Standard">loadScenario(scenarioPath, key)</text:p>
      <text:p text:style-name="Standard">[2]</text:p>
      <text:p text:style-name="Standard">0</text:p>
      <text:p text:style-name="Standard">:</text:p>
      <text:p text:style-name="Standard">processedScenario = scenario_scenariosLoader.loadScenario(scenarioPath, key)</text:p>
      <text:p text:style-name="Standard">1</text:p>
      <text:p text:style-name="Standard">:</text:p>
      <text:p text:style-name="Standard">local newScenario = scenario_scenariosLoader.loadScenario(data.sourceFile, data.scenarioKey)</text:p>
      <text:p text:style-name="Standard">onFileChanged(filename, type)</text:p>
      <text:p text:style-name="Standard">:</text:p>
      <text:p text:style-name="Standard">[object Object]</text:p>
      <text:p text:style-name="Standard">processScenarioData(scenarioKey, scenarioData, scenarioFilename)</text:p>
      <text:p text:style-name="Standard">[1]</text:p>
      <text:p text:style-name="Standard">0</text:p>
      <text:p text:style-name="Standard">:</text:p>
      <text:p text:style-name="Standard">local processedScenario = scenario_scenariosLoader.processScenarioData(scenarioKey, scenarioFile)</text:p>
      <text:p text:style-name="Standard">start(sc)</text:p>
      <text:p text:style-name="Standard">:</text:p>
      <text:p text:style-name="Standard">[object Object]</text:p>
      <text:p text:style-name="Standard">startByPath(path)</text:p>
      <text:p text:style-name="Standard">[1]</text:p>
      <text:p text:style-name="Standard">0</text:p>
      <text:p text:style-name="Standard">:</text:p>
      <text:p text:style-name="Standard">scenario_scenariosLoader.startByPath(data.levelLoadScenario)</text:p>
      <text:p text:style-name="Standard">screenshot</text:p>
      <text:p text:style-name="Standard">{5}</text:p>
      <text:p text:style-name="Standard">doScreenshot(batchTag, upload, path, ext)</text:p>
      <text:p text:style-name="Standard">[1]</text:p>
      <text:p text:style-name="Standard">0</text:p>
      <text:p text:style-name="Standard">:</text:p>
      <text:p text:style-name="Standard">screenshot.doScreenshot(nil, nil, screenshotName, 'jpg')</text:p>
      <text:p text:style-name="Standard">doSteamScreenshot()</text:p>
      <text:p text:style-name="Standard">:</text:p>
      <text:p text:style-name="Standard">[object Object]</text:p>
      <text:p text:style-name="Standard">openScreenshotsFolderInExplorer()</text:p>
      <text:p text:style-name="Standard"><text:soft-page-break/>:</text:p>
      <text:p text:style-name="Standard">[object Object]</text:p>
      <text:p text:style-name="Standard">publish(batchTag)</text:p>
      <text:p text:style-name="Standard">:</text:p>
      <text:p text:style-name="Standard">[object Object]</text:p>
      <text:p text:style-name="Standard">updateGFX()</text:p>
      <text:p text:style-name="Standard">[1]</text:p>
      <text:p text:style-name="Standard">0</text:p>
      <text:p text:style-name="Standard">:</text:p>
      <text:p text:style-name="Standard">screenshot.updateGFX()</text:p>
      <text:p text:style-name="Standard">server</text:p>
      <text:p text:style-name="Standard">{4}</text:p>
      <text:p text:style-name="Standard">createGame(levelPath, customLoadingFunction)</text:p>
      <text:p text:style-name="Standard">:</text:p>
      <text:p text:style-name="Standard">[object Object]</text:p>
      <text:p text:style-name="Standard">destroy()</text:p>
      <text:p text:style-name="Standard">[1]</text:p>
      <text:p text:style-name="Standard">0</text:p>
      <text:p text:style-name="Standard">:</text:p>
      <text:p text:style-name="Standard">server:destroy()</text:p>
      <text:p text:style-name="Standard">fadeoutLoadingScreen()</text:p>
      <text:p text:style-name="Standard">:</text:p>
      <text:p text:style-name="Standard">[object Object]</text:p>
      <text:p text:style-name="Standard">initBaseServer()</text:p>
      <text:p text:style-name="Standard">:</text:p>
      <text:p text:style-name="Standard">[object Object]</text:p>
      <text:p text:style-name="Standard">serverConnection</text:p>
      <text:p text:style-name="Standard">{3}</text:p>
      <text:p text:style-name="Standard">disconnect(callback, loadingScreen)</text:p>
      <text:p text:style-name="Standard">[3]</text:p>
      <text:p text:style-name="Standard">0</text:p>
      <text:p text:style-name="Standard">:</text:p>
      <text:p text:style-name="Standard">serverConnection.disconnect()</text:p>
      <text:p text:style-name="Standard">1</text:p>
      <text:p text:style-name="Standard">:</text:p>
      <text:p text:style-name="Standard">serverConnection.disconnect()</text:p>
      <text:p text:style-name="Standard">2</text:p>
      <text:p text:style-name="Standard">:</text:p>
      <text:p text:style-name="Standard">return serverConnection.disconnect(help)</text:p>
      <text:p text:style-name="Standard">noLoadingScreenDisconnect()</text:p>
      <text:p text:style-name="Standard">:</text:p>
      <text:p text:style-name="Standard">[object Object]</text:p>
      <text:p text:style-name="Standard">onCameraHandlerSetInitial()</text:p>
      <text:p text:style-name="Standard">:</text:p>
      <text:p text:style-name="Standard">[object Object]</text:p>
      <text:p text:style-name="Standard">setSpawnpoint</text:p>
      <text:p text:style-name="Standard">{2}</text:p>
      <text:p text:style-name="Standard">loadDefaultSpawnpoint()</text:p>
      <text:p text:style-name="Standard">[1]</text:p>
      <text:p text:style-name="Standard">0</text:p>
      <text:p text:style-name="Standard">:</text:p>
      <text:p text:style-name="Standard">local defaultSpawnPoint = setSpawnpoint.loadDefaultSpawnpoint()</text:p>
      <text:p text:style-name="Standard">setDefaultSP(defaultSPName, levelName)</text:p>
      <text:p text:style-name="Standard">[2]</text:p>
      <text:p text:style-name="Standard"><text:soft-page-break/>0</text:p>
      <text:p text:style-name="Standard">:</text:p>
      <text:p text:style-name="Standard">setSpawnpoint.setDefaultSP(startPointName, level.levelName)</text:p>
      <text:p text:style-name="Standard">1</text:p>
      <text:p text:style-name="Standard">:</text:p>
      <text:p text:style-name="Standard">setSpawnpoint.setDefaultSP(data.spawnpoint,data.nextlevel)</text:p>
      <text:p text:style-name="Standard">settings</text:p>
      <text:p text:style-name="Standard">{12}</text:p>
      <text:p text:style-name="Standard">options</text:p>
      <text:p text:style-name="Standard">{18}</text:p>
      <text:p text:style-name="Standard">abs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communityTranslations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defaultGearbox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escBehavio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onlineFeatures</text:p>
      <text:p text:style-name="Standard">{1}</text:p>
      <text:p text:style-name="Standard">modes</text:p>
      <text:p text:style-name="Standard">{2}</text:p>
      <text:p text:style-name="Standard"><text:soft-page-break/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elemetr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trafficSetup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ConsumptionR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Dat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Energy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<text:soft-page-break/>:</text:p>
      <text:p text:style-name="Standard">[object Object]</text:p>
      <text:p text:style-name="Standard">uiUnitLength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ower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Press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emperatur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Torque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Volume</text:p>
      <text:p text:style-name="Standard">{1}</text:p>
      <text:p text:style-name="Standard"><text:soft-page-break/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nitWeight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uiUpscaling</text:p>
      <text:p text:style-name="Standard">{1}</text:p>
      <text:p text:style-name="Standard">modes</text:p>
      <text:p text:style-name="Standard">{2}</text:p>
      <text:p text:style-name="Standard">keys</text:p>
      <text:p text:style-name="Standard">:</text:p>
      <text:p text:style-name="Standard">[object Object]</text:p>
      <text:p text:style-name="Standard">values</text:p>
      <text:p text:style-name="Standard">:</text:p>
      <text:p text:style-name="Standard">[object Object]</text:p>
      <text:p text:style-name="Standard">getValue(key, defaultValue)</text:p>
      <text:p text:style-name="Standard">[3]</text:p>
      <text:p text:style-name="Standard">0</text:p>
      <text:p text:style-name="Standard">:</text:p>
      <text:p text:style-name="Standard">local amount = core_settings_settings.getValue('trafficAmount')</text:p>
      <text:p text:style-name="Standard">1</text:p>
      <text:p text:style-name="Standard">:</text:p>
      <text:p text:style-name="Standard">local savedConfiguration = settings.getValue('cameraConfig')</text:p>
      <text:p text:style-name="Standard">2</text:p>
      <text:p text:style-name="Standard">:</text:p>
      <text:p text:style-name="Standard">self.relaxation = settings.getValue('cameraOrbitRelaxation') or 3</text:p>
      <text:p text:style-name="Standard">initSettings()</text:p>
      <text:p text:style-name="Standard">[1]</text:p>
      <text:p text:style-name="Standard">0</text:p>
      <text:p text:style-name="Standard">:</text:p>
      <text:p text:style-name="Standard">settings.initSettings()</text:p>
      <text:p text:style-name="Standard">load(ignoreCache)</text:p>
      <text:p text:style-name="Standard">[1]</text:p>
      <text:p text:style-name="Standard">0</text:p>
      <text:p text:style-name="Standard">:</text:p>
      <text:p text:style-name="Standard">settings.load(true)</text:p>
      <text:p text:style-name="Standard">onFileChanged(filename, type)</text:p>
      <text:p text:style-name="Standard">[1]</text:p>
      <text:p text:style-name="Standard">0</text:p>
      <text:p text:style-name="Standard">:</text:p>
      <text:p text:style-name="Standard">settings.onFileChanged(v.filename, v.type)</text:p>
      <text:p text:style-name="Standard"><text:soft-page-break/>onFirstUpdate()</text:p>
      <text:p text:style-name="Standard">:</text:p>
      <text:p text:style-name="Standard">[object Object]</text:p>
      <text:p text:style-name="Standard">refreshTSState(withValue)</text:p>
      <text:p text:style-name="Standard">[2]</text:p>
      <text:p text:style-name="Standard">0</text:p>
      <text:p text:style-name="Standard">:</text:p>
      <text:p text:style-name="Standard">settings.refreshTSState(true)</text:p>
      <text:p text:style-name="Standard">1</text:p>
      <text:p text:style-name="Standard">:</text:p>
      <text:p text:style-name="Standard">settings.refreshTSState(true)</text:p>
      <text:p text:style-name="Standard">reload()</text:p>
      <text:p text:style-name="Standard">:</text:p>
      <text:p text:style-name="Standard">[object Object]</text:p>
      <text:p text:style-name="Standard">requestState()</text:p>
      <text:p text:style-name="Standard">[1]</text:p>
      <text:p text:style-name="Standard">0</text:p>
      <text:p text:style-name="Standard">:</text:p>
      <text:p text:style-name="Standard">settings.requestState()</text:p>
      <text:p text:style-name="Standard">save()</text:p>
      <text:p text:style-name="Standard">[3]</text:p>
      <text:p text:style-name="Standard">0</text:p>
      <text:p text:style-name="Standard">:</text:p>
      <text:p text:style-name="Standard">settings.save()</text:p>
      <text:p text:style-name="Standard">1</text:p>
      <text:p text:style-name="Standard">:</text:p>
      <text:p text:style-name="Standard">settings.save()</text:p>
      <text:p text:style-name="Standard">2</text:p>
      <text:p text:style-name="Standard">:</text:p>
      <text:p text:style-name="Standard">settings.save()</text:p>
      <text:p text:style-name="Standard">setState(newState, ignoreCache)</text:p>
      <text:p text:style-name="Standard">[3]</text:p>
      <text:p text:style-name="Standard">0</text:p>
      <text:p text:style-name="Standard">:</text:p>
      <text:p text:style-name="Standard">settings.setState( { GraphicAntialiasType = false} )</text:p>
      <text:p text:style-name="Standard">1</text:p>
      <text:p text:style-name="Standard">:</text:p>
      <text:p text:style-name="Standard">settings.setState( { communityTranslations = 'enable' } )</text:p>
      <text:p text:style-name="Standard">2</text:p>
      <text:p text:style-name="Standard">:</text:p>
      <text:p text:style-name="Standard">settings.setState( { multiseat = false } )</text:p>
      <text:p text:style-name="Standard">setValue(key, value, ignoreCache)</text:p>
      <text:p text:style-name="Standard">[3]</text:p>
      <text:p text:style-name="Standard">0</text:p>
      <text:p text:style-name="Standard">:</text:p>
      <text:p text:style-name="Standard">settings.setValue('cameraConfig', jsonEncode({ version=currentVersion, data=configuration }))</text:p>
      <text:p text:style-name="Standard">1</text:p>
      <text:p text:style-name="Standard">:</text:p>
      <text:p text:style-name="Standard">settings.setValue('cameraConfig', "")</text:p>
      <text:p text:style-name="Standard">2</text:p>
      <text:p text:style-name="Standard">:</text:p>
      <text:p text:style-name="Standard">settings.setValue('GraphicBorderless', false)</text:p>
      <text:p text:style-name="Standard">shipping_build</text:p>
      <text:p text:style-name="Standard">[3]</text:p>
      <text:p text:style-name="Standard"><text:soft-page-break/>0</text:p>
      <text:p text:style-name="Standard">:</text:p>
      <text:p text:style-name="Standard">versionInfo['shipping_build'] = tostring(shipping_build)</text:p>
      <text:p text:style-name="Standard">1</text:p>
      <text:p text:style-name="Standard">:</text:p>
      <text:p text:style-name="Standard">if shipping_build then</text:p>
      <text:p text:style-name="Standard">2</text:p>
      <text:p text:style-name="Standard">:</text:p>
      <text:p text:style-name="Standard">if not shipping_build and FS:getGamePath() == FS:getUserPath() then return false</text:p>
      <text:p text:style-name="Standard">socket</text:p>
      <text:p text:style-name="Standard">{12}</text:p>
      <text:p text:style-name="Standard">dns</text:p>
      <text:p text:style-name="Standard">{5}</text:p>
      <text:p text:style-name="Standard">getaddrinfo(*)</text:p>
      <text:p text:style-name="Standard">[1]</text:p>
      <text:p text:style-name="Standard">0</text:p>
      <text:p text:style-name="Standard">:</text:p>
      <text:p text:style-name="Standard">local addrinfo, err = socket.dns.getaddrinfo(host);</text:p>
      <text:p text:style-name="Standard">gethostname(*)</text:p>
      <text:p text:style-name="Standard">:</text:p>
      <text:p text:style-name="Standard">[object Object]</text:p>
      <text:p text:style-name="Standard">getnameinfo(*)</text:p>
      <text:p text:style-name="Standard">:</text:p>
      <text:p text:style-name="Standard">[object Object]</text:p>
      <text:p text:style-name="Standard">tohostname(*)</text:p>
      <text:p text:style-name="Standard">:</text:p>
      <text:p text:style-name="Standard">[object Object]</text:p>
      <text:p text:style-name="Standard">toip(*)</text:p>
      <text:p text:style-name="Standard">:</text:p>
      <text:p text:style-name="Standard">[object Object]</text:p>
      <text:p text:style-name="Standard">connect(*)</text:p>
      <text:p text:style-name="Standard">[3]</text:p>
      <text:p text:style-name="Standard">0</text:p>
      <text:p text:style-name="Standard">:</text:p>
      <text:p text:style-name="Standard">connection = socket.connect(host, port)</text:p>
      <text:p text:style-name="Standard">1</text:p>
      <text:p text:style-name="Standard">:</text:p>
      <text:p text:style-name="Standard">return socket.connect(address, port, laddress, lport, "inet")</text:p>
      <text:p text:style-name="Standard">2</text:p>
      <text:p text:style-name="Standard">:</text:p>
      <text:p text:style-name="Standard">return socket.connect(address, port, laddress, lport, "inet6")</text:p>
      <text:p text:style-name="Standard">gettime(*)</text:p>
      <text:p text:style-name="Standard">[3]</text:p>
      <text:p text:style-name="Standard">0</text:p>
      <text:p text:style-name="Standard">:</text:p>
      <text:p text:style-name="Standard">filename = "/gameTelemetries/gameTelemetry_" .. math.floor(socket.gettime() * 1000) .. ".json"</text:p>
      <text:p text:style-name="Standard">1</text:p>
      <text:p text:style-name="Standard">:</text:p>
      <text:p text:style-name="Standard">addSingleActivity({Name = "SessionStarted", Time = os.date("!%Y-%m-%dT%TZ", socket.gettime()), Version = telemetryVersion, GFXAdapterType = Engine.Render.getAdapterType()})</text:p>
      <text:p text:style-name="Standard">2</text:p>
      <text:p text:style-name="Standard">:</text:p>
      <text:p text:style-name="Standard">if (#allReports &gt; 0) and startTime and (socket.gettime() &gt; startTime + secondsBetweenReports) then</text:p>
      <text:p text:style-name="Standard">newtry(*)</text:p>
      <text:p text:style-name="Standard">:</text:p>
      <text:p text:style-name="Standard"><text:soft-page-break/>[object Object]</text:p>
      <text:p text:style-name="Standard">protect(*)</text:p>
      <text:p text:style-name="Standard">:</text:p>
      <text:p text:style-name="Standard">[object Object]</text:p>
      <text:p text:style-name="Standard">select(*)</text:p>
      <text:p text:style-name="Standard">[3]</text:p>
      <text:p text:style-name="Standard">0</text:p>
      <text:p text:style-name="Standard">:</text:p>
      <text:p text:style-name="Standard">_readable_task._evs, _writable_task._evs, err = socket.select(_reading, _writing, timeout)</text:p>
      <text:p text:style-name="Standard">1</text:p>
      <text:p text:style-name="Standard">:</text:p>
      <text:p text:style-name="Standard">local readyt = socket.select(readt, nil, 0)</text:p>
      <text:p text:style-name="Standard">2</text:p>
      <text:p text:style-name="Standard">:</text:p>
      <text:p text:style-name="Standard">local read, write, _ = socket.select(clients_read, clients_write, 0)</text:p>
      <text:p text:style-name="Standard">skip(*)</text:p>
      <text:p text:style-name="Standard">[3]</text:p>
      <text:p text:style-name="Standard">0</text:p>
      <text:p text:style-name="Standard">:</text:p>
      <text:p text:style-name="Standard">local a, b, c, d, p1, p2 = socket.skip(2, string.find(reply, pattern))</text:p>
      <text:p text:style-name="Standard">1</text:p>
      <text:p text:style-name="Standard">:</text:p>
      <text:p text:style-name="Standard">local sent = socket.skip(1, self.data:getstats())</text:p>
      <text:p text:style-name="Standard">2</text:p>
      <text:p text:style-name="Standard">:</text:p>
      <text:p text:style-name="Standard">t.type = socket.skip(2, string.find(t.params, pat))</text:p>
      <text:p text:style-name="Standard">sleep(*)</text:p>
      <text:p text:style-name="Standard">[2]</text:p>
      <text:p text:style-name="Standard">0</text:p>
      <text:p text:style-name="Standard">:</text:p>
      <text:p text:style-name="Standard">socket.sleep(sleepTime)</text:p>
      <text:p text:style-name="Standard">1</text:p>
      <text:p text:style-name="Standard">:</text:p>
      <text:p text:style-name="Standard">socket.sleep(sleepTime)</text:p>
      <text:p text:style-name="Standard">tcp(*)</text:p>
      <text:p text:style-name="Standard">[3]</text:p>
      <text:p text:style-name="Standard">0</text:p>
      <text:p text:style-name="Standard">:</text:p>
      <text:p text:style-name="Standard">self.sock = socket.tcp()</text:p>
      <text:p text:style-name="Standard">1</text:p>
      <text:p text:style-name="Standard">:</text:p>
      <text:p text:style-name="Standard">sock = socket.tcp()</text:p>
      <text:p text:style-name="Standard">2</text:p>
      <text:p text:style-name="Standard">:</text:p>
      <text:p text:style-name="Standard">self.sock = socket.tcp()</text:p>
      <text:p text:style-name="Standard">tcp6(*)</text:p>
      <text:p text:style-name="Standard">[1]</text:p>
      <text:p text:style-name="Standard">0</text:p>
      <text:p text:style-name="Standard">:</text:p>
      <text:p text:style-name="Standard">sock, err = socket.tcp6()</text:p>
      <text:p text:style-name="Standard">udp(*)</text:p>
      <text:p text:style-name="Standard">[2]</text:p>
      <text:p text:style-name="Standard">0</text:p>
      <text:p text:style-name="Standard">:</text:p>
      <text:p text:style-name="Standard"><text:soft-page-break/>udpSocket = socket.udp()</text:p>
      <text:p text:style-name="Standard">1</text:p>
      <text:p text:style-name="Standard">:</text:p>
      <text:p text:style-name="Standard">udpSocket = socket.udp()</text:p>
      <text:p text:style-name="Standard">udp6(*)</text:p>
      <text:p text:style-name="Standard">:</text:p>
      <text:p text:style-name="Standard">[object Object]</text:p>
      <text:p text:style-name="Standard">spawn</text:p>
      <text:p text:style-name="Standard">{7}</text:p>
      <text:p text:style-name="Standard">calculateRelativeVehiclePlacement(transform0, coupler0_offset, transform1, coupler1_offset)</text:p>
      <text:p text:style-name="Standard">:</text:p>
      <text:p text:style-name="Standard">[object Object]</text:p>
      <text:p text:style-name="Standard">placeTrailer(vehId, couplerOffsetVeh, trailerId, couplerOffsetTrailer)</text:p>
      <text:p text:style-name="Standard">[1]</text:p>
      <text:p text:style-name="Standard">0</text:p>
      <text:p text:style-name="Standard">:</text:p>
      <text:p text:style-name="Standard">spawn.placeTrailer(vehId, couplerOffset[vehId][trailerReg[vehId].node]:toPoint3F(), trailerReg[vehId].trailerId, tmp:toPoint3F())</text:p>
      <text:p text:style-name="Standard">safeTeleport(veh, pos, rot, checkOnlyStatics_, visibilityPoint_, removeTraffic_)</text:p>
      <text:p text:style-name="Standard">[3]</text:p>
      <text:p text:style-name="Standard">0</text:p>
      <text:p text:style-name="Standard">:</text:p>
      <text:p text:style-name="Standard">spawn.safeTeleport(obj, pos, v.rot)</text:p>
      <text:p text:style-name="Standard">1</text:p>
      <text:p text:style-name="Standard">:</text:p>
      <text:p text:style-name="Standard">spawn.safeTeleport(obj, pos, qRot, true)</text:p>
      <text:p text:style-name="Standard">2</text:p>
      <text:p text:style-name="Standard">:</text:p>
      <text:p text:style-name="Standard">spawn.safeTeleport(unicycle, pos, nil, nil, visibilityPoint, false)</text:p>
      <text:p text:style-name="Standard">setVehicleObject(veh, options)</text:p>
      <text:p text:style-name="Standard">[1]</text:p>
      <text:p text:style-name="Standard">0</text:p>
      <text:p text:style-name="Standard">:</text:p>
      <text:p text:style-name="Standard">spawn.setVehicleObject(playerVehicle, options)</text:p>
      <text:p text:style-name="Standard">spawnCamera()</text:p>
      <text:p text:style-name="Standard">[1]</text:p>
      <text:p text:style-name="Standard">0</text:p>
      <text:p text:style-name="Standard">:</text:p>
      <text:p text:style-name="Standard">spawn.spawnCamera()</text:p>
      <text:p text:style-name="Standard">spawnPlayer()</text:p>
      <text:p text:style-name="Standard">[1]</text:p>
      <text:p text:style-name="Standard">0</text:p>
      <text:p text:style-name="Standard">:</text:p>
      <text:p text:style-name="Standard">spawn.spawnPlayer()</text:p>
      <text:p text:style-name="Standard">spawnVehicle(model, partConfig, pos, rot, options)</text:p>
      <text:p text:style-name="Standard">[2]</text:p>
      <text:p text:style-name="Standard">0</text:p>
      <text:p text:style-name="Standard">:</text:p>
      <text:p text:style-name="Standard">local veh = spawn.spawnVehicle(options.model, options.config, newPos, newRot, options)</text:p>
      <text:p text:style-name="Standard">1</text:p>
      <text:p text:style-name="Standard">:</text:p>
      <text:p text:style-name="Standard">local veh = spawn.spawnVehicle(model, options.config, options.pos, options.rot, options)</text:p>
      <text:p text:style-name="Standard">string</text:p>
      <text:p text:style-name="Standard">{21}</text:p>
      <text:p text:style-name="Standard">byte(*)</text:p>
      <text:p text:style-name="Standard"><text:soft-page-break/>[3]</text:p>
      <text:p text:style-name="Standard">0</text:p>
      <text:p text:style-name="Standard">:</text:p>
      <text:p text:style-name="Standard">local ord = string.byte( str, i )</text:p>
      <text:p text:style-name="Standard">1</text:p>
      <text:p text:style-name="Standard">:</text:p>
      <text:p text:style-name="Standard">local cc = string.byte(cmd)</text:p>
      <text:p text:style-name="Standard">2</text:p>
      <text:p text:style-name="Standard">:</text:p>
      <text:p text:style-name="Standard">b1 = asciitbl[string.byte(string.sub(a,1,1))]</text:p>
      <text:p text:style-name="Standard">char(*)</text:p>
      <text:p text:style-name="Standard">[3]</text:p>
      <text:p text:style-name="Standard">0</text:p>
      <text:p text:style-name="Standard">:</text:p>
      <text:p text:style-name="Standard">return string.char(tonumber(x, 16))</text:p>
      <text:p text:style-name="Standard">1</text:p>
      <text:p text:style-name="Standard">:</text:p>
      <text:p text:style-name="Standard">asc = asc .. string.char( ord )</text:p>
      <text:p text:style-name="Standard">2</text:p>
      <text:p text:style-name="Standard">:</text:p>
      <text:p text:style-name="Standard">local ch = string.char(i)</text:p>
      <text:p text:style-name="Standard">dump(*)</text:p>
      <text:p text:style-name="Standard">[1]</text:p>
      <text:p text:style-name="Standard">0</text:p>
      <text:p text:style-name="Standard">:</text:p>
      <text:p text:style-name="Standard">local luac = string.dump(loadstring "a = 1")</text:p>
      <text:p text:style-name="Standard">endswith(String, End)</text:p>
      <text:p text:style-name="Standard">[3]</text:p>
      <text:p text:style-name="Standard">0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1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2</text:p>
      <text:p text:style-name="Standard">:</text:p>
      <text:p text:style-name="Standard">if string.endswith(opt.config, '.pc') then</text:p>
      <text:p text:style-name="Standard">find(*)</text:p>
      <text:p text:style-name="Standard">[3]</text:p>
      <text:p text:style-name="Standard">0</text:p>
      <text:p text:style-name="Standard">:</text:p>
      <text:p text:style-name="Standard">if string.find(filepath, 'string') then</text:p>
      <text:p text:style-name="Standard">1</text:p>
      <text:p text:style-name="Standard">:</text:p>
      <text:p text:style-name="Standard">elseif not string.find(filepath, 'ambient_maps') then</text:p>
      <text:p text:style-name="Standard">2</text:p>
      <text:p text:style-name="Standard">:</text:p>
      <text:p text:style-name="Standard">if string.find(filepath, 'preload') then</text:p>
      <text:p text:style-name="Standard">format(*)</text:p>
      <text:p text:style-name="Standard">[3]</text:p>
      <text:p text:style-name="Standard">0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1</text:p>
      <text:p text:style-name="Standard"><text:soft-page-break/>:</text:p>
      <text:p text:style-name="Standard">im.Text(string.format("Idx: %d, distance: %0.1f", idx or -1, dist or -1))</text:p>
      <text:p text:style-name="Standard">2</text:p>
      <text:p text:style-name="Standard">:</text:p>
      <text:p text:style-name="Standard">return string.format((index &gt; 1) and "%0.1f %s" or "%0.0f %s", filesize, var.fileSizeAbbreviations[index])</text:p>
      <text:p text:style-name="Standard">gmatch(*)</text:p>
      <text:p text:style-name="Standard">[3]</text:p>
      <text:p text:style-name="Standard">0</text:p>
      <text:p text:style-name="Standard">:</text:p>
      <text:p text:style-name="Standard">for str in string.gmatch(getMissionFilename(),"([^/]+)") do</text:p>
      <text:p text:style-name="Standard">1</text:p>
      <text:p text:style-name="Standard">:</text:p>
      <text:p text:style-name="Standard">for dirName in string.gmatch(path, "[%w_]+") do</text:p>
      <text:p text:style-name="Standard">2</text:p>
      <text:p text:style-name="Standard">:</text:p>
      <text:p text:style-name="Standard">for dirName in string.gmatch(path, "[%w_]+") do</text:p>
      <text:p text:style-name="Standard">gsub(*)</text:p>
      <text:p text:style-name="Standard">[3]</text:p>
      <text:p text:style-name="Standard">0</text:p>
      <text:p text:style-name="Standard">:</text:p>
      <text:p text:style-name="Standard">displayPath = string.gsub(folders[i], "/settings/editor/autosaves/", ""),</text:p>
      <text:p text:style-name="Standard">1</text:p>
      <text:p text:style-name="Standard">:</text:p>
      <text:p text:style-name="Standard">local nodeId = string.gsub(selectedNodeName, ".*%a?%d*%a*%s", "")</text:p>
      <text:p text:style-name="Standard">2</text:p>
      <text:p text:style-name="Standard">:</text:p>
      <text:p text:style-name="Standard">campaign.sourceFile = string.gsub(campaignfile, "(.*:)(.*)", "%2")</text:p>
      <text:p text:style-name="Standard">len()</text:p>
      <text:p text:style-name="Standard">[3]</text:p>
      <text:p text:style-name="Standard">0</text:p>
      <text:p text:style-name="Standard">:</text:p>
      <text:p text:style-name="Standard">actionName = string.sub(actionName, 1+string.len(prefix))</text:p>
      <text:p text:style-name="Standard">1</text:p>
      <text:p text:style-name="Standard">:</text:p>
      <text:p text:style-name="Standard">if string.len(annotation) == 0 then</text:p>
      <text:p text:style-name="Standard">2</text:p>
      <text:p text:style-name="Standard">:</text:p>
      <text:p text:style-name="Standard">if string.len(annotation) == 0 then</text:p>
      <text:p text:style-name="Standard">lower(*)</text:p>
      <text:p text:style-name="Standard">[3]</text:p>
      <text:p text:style-name="Standard">0</text:p>
      <text:p text:style-name="Standard">:</text:p>
      <text:p text:style-name="Standard">local aType = string.lower(a.simpleFileType)</text:p>
      <text:p text:style-name="Standard">1</text:p>
      <text:p text:style-name="Standard">:</text:p>
      <text:p text:style-name="Standard">local bType = string.lower(b.simpleFileType)</text:p>
      <text:p text:style-name="Standard">2</text:p>
      <text:p text:style-name="Standard">:</text:p>
      <text:p text:style-name="Standard">return string.lower(a.fileName) &lt; string.lower(b.fileName)</text:p>
      <text:p text:style-name="Standard">match(*)</text:p>
      <text:p text:style-name="Standard">[3]</text:p>
      <text:p text:style-name="Standard">0</text:p>
      <text:p text:style-name="Standard">:</text:p>
      <text:p text:style-name="Standard">local levelName = string.match(job.args[1].path, "/levels/([%w_]+)")</text:p>
      <text:p text:style-name="Standard"><text:soft-page-break/>1</text:p>
      <text:p text:style-name="Standard">:</text:p>
      <text:p text:style-name="Standard">local artFilepath = string.match(job.args[1].path, "/art/(.+)")</text:p>
      <text:p text:style-name="Standard">2</text:p>
      <text:p text:style-name="Standard">:</text:p>
      <text:p text:style-name="Standard">local levelName = string.match(asset.path, "/levels/([%w_]+)")</text:p>
      <text:p text:style-name="Standard">rep(*)</text:p>
      <text:p text:style-name="Standard">[3]</text:p>
      <text:p text:style-name="Standard">0</text:p>
      <text:p text:style-name="Standard">:</text:p>
      <text:p text:style-name="Standard">.. string.rep( " ", 8 - len % 8 ) .. asc</text:p>
      <text:p text:style-name="Standard">1</text:p>
      <text:p text:style-name="Standard">:</text:p>
      <text:p text:style-name="Standard">local marker = string.rep( " ", p-sol ) .. "^"</text:p>
      <text:p text:style-name="Standard">2</text:p>
      <text:p text:style-name="Standard">:</text:p>
      <text:p text:style-name="Standard">sub_print_r(val,indent..string.rep(" ",string.len(pos)+8))</text:p>
      <text:p text:style-name="Standard">reverse(*)</text:p>
      <text:p text:style-name="Standard">:</text:p>
      <text:p text:style-name="Standard">[object Object]</text:p>
      <text:p text:style-name="Standard">rstripchars(String, chrs)</text:p>
      <text:p text:style-name="Standard">:</text:p>
      <text:p text:style-name="Standard">[object Object]</text:p>
      <text:p text:style-name="Standard">sentenceCase(str)</text:p>
      <text:p text:style-name="Standard">[3]</text:p>
      <text:p text:style-name="Standard">0</text:p>
      <text:p text:style-name="Standard">:</text:p>
      <text:p text:style-name="Standard">categLabel = categLabel or string.sentenceCase(categName)</text:p>
      <text:p text:style-name="Standard">1</text:p>
      <text:p text:style-name="Standard">:</text:p>
      <text:p text:style-name="Standard">subCategLabel = subCategLabel or string.sentenceCase(subCategName)</text:p>
      <text:p text:style-name="Standard">2</text:p>
      <text:p text:style-name="Standard">:</text:p>
      <text:p text:style-name="Standard">prefInfo[4] = string.sentenceCase(prefName)</text:p>
      <text:p text:style-name="Standard">split(String, delimregex)</text:p>
      <text:p text:style-name="Standard">[3]</text:p>
      <text:p text:style-name="Standard">0</text:p>
      <text:p text:style-name="Standard">:</text:p>
      <text:p text:style-name="Standard">local devicetype = string.split(devname, "%D+")[1]</text:p>
      <text:p text:style-name="Standard">1</text:p>
      <text:p text:style-name="Standard">:</text:p>
      <text:p text:style-name="Standard">local devicetype = string.split(devname, "%D+")[1]</text:p>
      <text:p text:style-name="Standard">2</text:p>
      <text:p text:style-name="Standard">:</text:p>
      <text:p text:style-name="Standard">local newDevicesList = string.split(WinInput.getRegisteredDevices(), "%S+")</text:p>
      <text:p text:style-name="Standard">startswith(String, Start)</text:p>
      <text:p text:style-name="Standard">[3]</text:p>
      <text:p text:style-name="Standard">0</text:p>
      <text:p text:style-name="Standard">:</text:p>
      <text:p text:style-name="Standard">if string.startswith(actionName, prefix) then</text:p>
      <text:p text:style-name="Standard">1</text:p>
      <text:p text:style-name="Standard">:</text:p>
      <text:p text:style-name="Standard">local actionsModified = string.startswith(filename, "/lua/ge/extensions/core/input/actions") and string.endswith(filename, ".json")</text:p>
      <text:p text:style-name="Standard">2</text:p>
      <text:p text:style-name="Standard"><text:soft-page-break/>:</text:p>
      <text:p text:style-name="Standard">if string.startswith(filename, appsDir) or string.startswith(filename, '/mods/') then</text:p>
      <text:p text:style-name="Standard">stripchars(String, chrs)</text:p>
      <text:p text:style-name="Standard">:</text:p>
      <text:p text:style-name="Standard">[object Object]</text:p>
      <text:p text:style-name="Standard">stripcharsFrontBack(str, chrs)</text:p>
      <text:p text:style-name="Standard">:</text:p>
      <text:p text:style-name="Standard">[object Object]</text:p>
      <text:p text:style-name="Standard">sub(*)</text:p>
      <text:p text:style-name="Standard">[3]</text:p>
      <text:p text:style-name="Standard">0</text:p>
      <text:p text:style-name="Standard">:</text:p>
      <text:p text:style-name="Standard">actionName = string.sub(actionName, 1+string.len(prefix))</text:p>
      <text:p text:style-name="Standard">1</text:p>
      <text:p text:style-name="Standard">:</text:p>
      <text:p text:style-name="Standard">local textureName = string.sub(file.fileName, 1, #file.fileName-2)</text:p>
      <text:p text:style-name="Standard">2</text:p>
      <text:p text:style-name="Standard">:</text:p>
      <text:p text:style-name="Standard">local textureType = string.sub(file.fileName, -2)</text:p>
      <text:p text:style-name="Standard">upper(*)</text:p>
      <text:p text:style-name="Standard">[3]</text:p>
      <text:p text:style-name="Standard">0</text:p>
      <text:p text:style-name="Standard">:</text:p>
      <text:p text:style-name="Standard">itemType = string.upper(itemType)</text:p>
      <text:p text:style-name="Standard">1</text:p>
      <text:p text:style-name="Standard">:</text:p>
      <text:p text:style-name="Standard">itemType = string.upper(itemType)</text:p>
      <text:p text:style-name="Standard">2</text:p>
      <text:p text:style-name="Standard">:</text:p>
      <text:p text:style-name="Standard">local newName = string.upper(name)</text:p>
      <text:p text:style-name="Standard">table</text:p>
      <text:p text:style-name="Standard">{13}</text:p>
      <text:p text:style-name="Standard">clear(*)</text:p>
      <text:p text:style-name="Standard">[3]</text:p>
      <text:p text:style-name="Standard">0</text:p>
      <text:p text:style-name="Standard">:</text:p>
      <text:p text:style-name="Standard">table.clear(self.sortedTags)</text:p>
      <text:p text:style-name="Standard">1</text:p>
      <text:p text:style-name="Standard">:</text:p>
      <text:p text:style-name="Standard">table.clear(managers)</text:p>
      <text:p text:style-name="Standard">2</text:p>
      <text:p text:style-name="Standard">:</text:p>
      <text:p text:style-name="Standard">table.clear(startOnLoadingScreenFadeoutList)</text:p>
      <text:p text:style-name="Standard">concat(*)</text:p>
      <text:p text:style-name="Standard">[3]</text:p>
      <text:p text:style-name="Standard">0</text:p>
      <text:p text:style-name="Standard">:</text:p>
      <text:p text:style-name="Standard">return table.concat(stringTable, " ")</text:p>
      <text:p text:style-name="Standard">1</text:p>
      <text:p text:style-name="Standard">:</text:p>
      <text:p text:style-name="Standard">local commonFilterArgumentsStr = table.concat(commonFilterArguments, ',')</text:p>
      <text:p text:style-name="Standard">2</text:p>
      <text:p text:style-name="Standard">:</text:p>
      <text:p text:style-name="Standard">return table.concat(t)</text:p>
      <text:p text:style-name="Standard"><text:soft-page-break/>deepcopy(*)</text:p>
      <text:p text:style-name="Standard">:</text:p>
      <text:p text:style-name="Standard">[object Object]</text:p>
      <text:p text:style-name="Standard">foreach()</text:p>
      <text:p text:style-name="Standard">:</text:p>
      <text:p text:style-name="Standard">[object Object]</text:p>
      <text:p text:style-name="Standard">foreachi()</text:p>
      <text:p text:style-name="Standard">:</text:p>
      <text:p text:style-name="Standard">[object Object]</text:p>
      <text:p text:style-name="Standard">getn()</text:p>
      <text:p text:style-name="Standard">[3]</text:p>
      <text:p text:style-name="Standard">0</text:p>
      <text:p text:style-name="Standard">:</text:p>
      <text:p text:style-name="Standard">local dirNamesCount = table.getn(dirNames)</text:p>
      <text:p text:style-name="Standard">1</text:p>
      <text:p text:style-name="Standard">:</text:p>
      <text:p text:style-name="Standard">if im.ListBox1("", templateSelectionIndex, im.ArrayCharPtrByTbl(names), table.getn(names), avail.y/21) then</text:p>
      <text:p text:style-name="Standard">2</text:p>
      <text:p text:style-name="Standard">:</text:p>
      <text:p text:style-name="Standard">if table.getn(vehicles) == 0 then</text:p>
      <text:p text:style-name="Standard">insert(*)</text:p>
      <text:p text:style-name="Standard">[3]</text:p>
      <text:p text:style-name="Standard">0</text:p>
      <text:p text:style-name="Standard">:</text:p>
      <text:p text:style-name="Standard">table.insert(nodeInfos, nodeInfo)</text:p>
      <text:p text:style-name="Standard">1</text:p>
      <text:p text:style-name="Standard">:</text:p>
      <text:p text:style-name="Standard">table.insert(soundStreams,soundTable.data)</text:p>
      <text:p text:style-name="Standard">2</text:p>
      <text:p text:style-name="Standard">:</text:p>
      <text:p text:style-name="Standard">table.insert(res, layout)</text:p>
      <text:p text:style-name="Standard">maxn(*)</text:p>
      <text:p text:style-name="Standard">[3]</text:p>
      <text:p text:style-name="Standard">0</text:p>
      <text:p text:style-name="Standard">:</text:p>
      <text:p text:style-name="Standard">player, camName, withTransition, customData = unpack(arg, 1, table.maxn(arg))</text:p>
      <text:p text:style-name="Standard">1</text:p>
      <text:p text:style-name="Standard">:</text:p>
      <text:p text:style-name="Standard">camName, withTransition, customData = unpack(arg, 1, table.maxn(arg))</text:p>
      <text:p text:style-name="Standard">2</text:p>
      <text:p text:style-name="Standard">:</text:p>
      <text:p text:style-name="Standard">log('I', logTag, table.maxn(configs).." configs")</text:p>
      <text:p text:style-name="Standard">move()</text:p>
      <text:p text:style-name="Standard">[2]</text:p>
      <text:p text:style-name="Standard">0</text:p>
      <text:p text:style-name="Standard">:</text:p>
      <text:p text:style-name="Standard">table.move(t, new, old - 1, new + 1)</text:p>
      <text:p text:style-name="Standard">1</text:p>
      <text:p text:style-name="Standard">:</text:p>
      <text:p text:style-name="Standard">table.move(t, old + 1, new, old)</text:p>
      <text:p text:style-name="Standard">new(*)</text:p>
      <text:p text:style-name="Standard">[3]</text:p>
      <text:p text:style-name="Standard">0</text:p>
      <text:p text:style-name="Standard">:</text:p>
      <text:p text:style-name="Standard"><text:soft-page-break/>resolvedModules = table.new(toResolveModulesSize, 0)</text:p>
      <text:p text:style-name="Standard">1</text:p>
      <text:p text:style-name="Standard">:</text:p>
      <text:p text:style-name="Standard">resolvedNameToModule = table.new(0, toResolveModulesSize)</text:p>
      <text:p text:style-name="Standard">2</text:p>
      <text:p text:style-name="Standard">:</text:p>
      <text:p text:style-name="Standard">resolvedNormalizedNameToModule = table.new(0, toResolveModulesSize)</text:p>
      <text:p text:style-name="Standard">remove()</text:p>
      <text:p text:style-name="Standard">[3]</text:p>
      <text:p text:style-name="Standard">0</text:p>
      <text:p text:style-name="Standard">:</text:p>
      <text:p text:style-name="Standard">table.remove(soundStreams,i)</text:p>
      <text:p text:style-name="Standard">1</text:p>
      <text:p text:style-name="Standard">:</text:p>
      <text:p text:style-name="Standard">table.remove(var.history,i)</text:p>
      <text:p text:style-name="Standard">2</text:p>
      <text:p text:style-name="Standard">:</text:p>
      <text:p text:style-name="Standard">table.remove(var.options.savedFilter, index)</text:p>
      <text:p text:style-name="Standard">shallowcopy(*)</text:p>
      <text:p text:style-name="Standard">:</text:p>
      <text:p text:style-name="Standard">[object Object]</text:p>
      <text:p text:style-name="Standard">sort(*)</text:p>
      <text:p text:style-name="Standard">[3]</text:p>
      <text:p text:style-name="Standard">0</text:p>
      <text:p text:style-name="Standard">:</text:p>
      <text:p text:style-name="Standard">table.sort(group, sortAssetsByFilename)</text:p>
      <text:p text:style-name="Standard">1</text:p>
      <text:p text:style-name="Standard">:</text:p>
      <text:p text:style-name="Standard">table.sort(var.filteredAssets, var.assetSortingTypes[var.options.assetSortingType].sortFunc)</text:p>
      <text:p text:style-name="Standard">2</text:p>
      <text:p text:style-name="Standard">:</text:p>
      <text:p text:style-name="Standard">table.sort(sortedTbl)</text:p>
      <text:p text:style-name="Standard">timer</text:p>
      <text:p text:style-name="Standard">{1}</text:p>
      <text:p text:style-name="Standard">getTime(*)</text:p>
      <text:p text:style-name="Standard">:</text:p>
      <text:p text:style-name="Standard">[object Object]</text:p>
      <text:p text:style-name="Standard">trackbuilder_trackBuilder</text:p>
      <text:p text:style-name="Standard">{7}</text:p>
      <text:p text:style-name="Standard">hideTrackBuilder()</text:p>
      <text:p text:style-name="Standard">:</text:p>
      <text:p text:style-name="Standard">[object Object]</text:p>
      <text:p text:style-name="Standard">onClientEndMission()</text:p>
      <text:p text:style-name="Standard">:</text:p>
      <text:p text:style-name="Standard">[object Object]</text:p>
      <text:p text:style-name="Standard">onUpdate()</text:p>
      <text:p text:style-name="Standard">:</text:p>
      <text:p text:style-name="Standard">[object Object]</text:p>
      <text:p text:style-name="Standard">onWindowResized(size)</text:p>
      <text:p text:style-name="Standard">:</text:p>
      <text:p text:style-name="Standard">[object Object]</text:p>
      <text:p text:style-name="Standard">showTrackBuilder()</text:p>
      <text:p text:style-name="Standard">[1]</text:p>
      <text:p text:style-name="Standard">0</text:p>
      <text:p text:style-name="Standard"><text:soft-page-break/>:</text:p>
      <text:p text:style-name="Standard">extensions.trackbuilder_trackBuilder.showTrackBuilder()</text:p>
      <text:p text:style-name="Standard">showTrackBuilderWindow(show)</text:p>
      <text:p text:style-name="Standard">:</text:p>
      <text:p text:style-name="Standard">[object Object]</text:p>
      <text:p text:style-name="Standard">toggleTrackBuilder()</text:p>
      <text:p text:style-name="Standard">:</text:p>
      <text:p text:style-name="Standard">[object Object]</text:p>
      <text:p text:style-name="Standard">ui_apps</text:p>
      <text:p text:style-name="Standard">{5}</text:p>
      <text:p text:style-name="Standard">deleteLayout(filenameToDelete)</text:p>
      <text:p text:style-name="Standard">:</text:p>
      <text:p text:style-name="Standard">[object Object]</text:p>
      <text:p text:style-name="Standard">isAppOnLayout(appDirective, layout)</text:p>
      <text:p text:style-name="Standard">[1]</text:p>
      <text:p text:style-name="Standard">0</text:p>
      <text:p text:style-name="Standard">:</text:p>
      <text:p text:style-name="Standard">local navPresent = extensions.ui_apps.isAppOnLayout('navigation', 'scenario')</text:p>
      <text:p text:style-name="Standard">onFileChanged(filename, type)</text:p>
      <text:p text:style-name="Standard">:</text:p>
      <text:p text:style-name="Standard">[object Object]</text:p>
      <text:p text:style-name="Standard">requestUIAppsData()</text:p>
      <text:p text:style-name="Standard">:</text:p>
      <text:p text:style-name="Standard">[object Object]</text:p>
      <text:p text:style-name="Standard">saveLayout(data)</text:p>
      <text:p text:style-name="Standard">:</text:p>
      <text:p text:style-name="Standard">[object Object]</text:p>
      <text:p text:style-name="Standard">ui_audio</text:p>
      <text:p text:style-name="Standard">{2}</text:p>
      <text:p text:style-name="Standard">onFirstUpdate()</text:p>
      <text:p text:style-name="Standard">:</text:p>
      <text:p text:style-name="Standard">[object Object]</text:p>
      <text:p text:style-name="Standard">playEventSound(className, eventName)</text:p>
      <text:p text:style-name="Standard">:</text:p>
      <text:p text:style-name="Standard">[object Object]</text:p>
      <text:p text:style-name="Standard">ui_console</text:p>
      <text:p text:style-name="Standard">{13}</text:p>
      <text:p text:style-name="Standard">dependencies</text:p>
      <text:p text:style-name="Standard">:</text:p>
      <text:p text:style-name="Standard">[object Object]</text:p>
      <text:p text:style-name="Standard">hide()</text:p>
      <text:p text:style-name="Standard">:</text:p>
      <text:p text:style-name="Standard">[object Object]</text:p>
      <text:p text:style-name="Standard">onDeserialized(data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FileChanged(filename, type)</text:p>
      <text:p text:style-name="Standard">:</text:p>
      <text:p text:style-name="Standard">[object Object]</text:p>
      <text:p text:style-name="Standard">onSerialize()</text:p>
      <text:p text:style-name="Standard">:</text:p>
      <text:p text:style-name="Standard"><text:soft-page-break/>[object Object]</text:p>
      <text:p text:style-name="Standard">onUpdate(dtReal, dtSim, dtRaw)</text:p>
      <text:p text:style-name="Standard">:</text:p>
      <text:p text:style-name="Standard">[object Object]</text:p>
      <text:p text:style-name="Standard">onVehicleActiveChanged()</text:p>
      <text:p text:style-name="Standard">:</text:p>
      <text:p text:style-name="Standard">[object Object]</text:p>
      <text:p text:style-name="Standard">onVehicleDestroyed()</text:p>
      <text:p text:style-name="Standard">:</text:p>
      <text:p text:style-name="Standard">[object Object]</text:p>
      <text:p text:style-name="Standard">onVehicleSpawned()</text:p>
      <text:p text:style-name="Standard">:</text:p>
      <text:p text:style-name="Standard">[object Object]</text:p>
      <text:p text:style-name="Standard">onVehicleSwitched()</text:p>
      <text:p text:style-name="Standard">:</text:p>
      <text:p text:style-name="Standard">[object Object]</text:p>
      <text:p text:style-name="Standard">show()</text:p>
      <text:p text:style-name="Standard">:</text:p>
      <text:p text:style-name="Standard">[object Object]</text:p>
      <text:p text:style-name="Standard">toggle()</text:p>
      <text:p text:style-name="Standard">:</text:p>
      <text:p text:style-name="Standard">[object Object]</text:p>
      <text:p text:style-name="Standard">ui_fadeScreen</text:p>
      <text:p text:style-name="Standard">{4}</text:p>
      <text:p text:style-name="Standard">cycle(fadeIn, pause, fadeOut)</text:p>
      <text:p text:style-name="Standard">:</text:p>
      <text:p text:style-name="Standard">[object Object]</text:p>
      <text:p text:style-name="Standard">onScreenFadeState(state)</text:p>
      <text:p text:style-name="Standard">:</text:p>
      <text:p text:style-name="Standard">[object Object]</text:p>
      <text:p text:style-name="Standard">start(fade)</text:p>
      <text:p text:style-name="Standard">:</text:p>
      <text:p text:style-name="Standard">[object Object]</text:p>
      <text:p text:style-name="Standard">stop(fade)</text:p>
      <text:p text:style-name="Standard">:</text:p>
      <text:p text:style-name="Standard">[object Object]</text:p>
      <text:p text:style-name="Standard">ui_flowgraph_editor</text:p>
      <text:p text:style-name="Standard">{189}</text:p>
      <text:p text:style-name="Standard">CreateEditor</text:p>
      <text:p text:style-name="Standard">:</text:p>
      <text:p text:style-name="Standard">[object Object]</text:p>
      <text:p text:style-name="Standard">DestroyEditor</text:p>
      <text:p text:style-name="Standard">:</text:p>
      <text:p text:style-name="Standard">[object Object]</text:p>
      <text:p text:style-name="Standard">Dirty_Navigation</text:p>
      <text:p text:style-name="Standard">:</text:p>
      <text:p text:style-name="Standard">[object Object]</text:p>
      <text:p text:style-name="Standard">Dirty_None</text:p>
      <text:p text:style-name="Standard">:</text:p>
      <text:p text:style-name="Standard">[object Object]</text:p>
      <text:p text:style-name="Standard">Dirty_Position</text:p>
      <text:p text:style-name="Standard">:</text:p>
      <text:p text:style-name="Standard">[object Object]</text:p>
      <text:p text:style-name="Standard">Dirty_Selection</text:p>
      <text:p text:style-name="Standard"><text:soft-page-break/>:</text:p>
      <text:p text:style-name="Standard">[object Object]</text:p>
      <text:p text:style-name="Standard">Dirty_Size</text:p>
      <text:p text:style-name="Standard">:</text:p>
      <text:p text:style-name="Standard">[object Object]</text:p>
      <text:p text:style-name="Standard">Dirty_User</text:p>
      <text:p text:style-name="Standard">:</text:p>
      <text:p text:style-name="Standard">[object Object]</text:p>
      <text:p text:style-name="Standard">GetCurrentEditor</text:p>
      <text:p text:style-name="Standard">:</text:p>
      <text:p text:style-name="Standard">[object Object]</text:p>
      <text:p text:style-name="Standard">IconType_Circle</text:p>
      <text:p text:style-name="Standard">:</text:p>
      <text:p text:style-name="Standard">[object Object]</text:p>
      <text:p text:style-name="Standard">IconType_Diamond</text:p>
      <text:p text:style-name="Standard">:</text:p>
      <text:p text:style-name="Standard">[object Object]</text:p>
      <text:p text:style-name="Standard">IconType_Flow</text:p>
      <text:p text:style-name="Standard">:</text:p>
      <text:p text:style-name="Standard">[object Object]</text:p>
      <text:p text:style-name="Standard">IconType_Grid</text:p>
      <text:p text:style-name="Standard">:</text:p>
      <text:p text:style-name="Standard">[object Object]</text:p>
      <text:p text:style-name="Standard">IconType_RoundSquare</text:p>
      <text:p text:style-name="Standard">:</text:p>
      <text:p text:style-name="Standard">[object Object]</text:p>
      <text:p text:style-name="Standard">IconType_Square</text:p>
      <text:p text:style-name="Standard">:</text:p>
      <text:p text:style-name="Standard">[object Object]</text:p>
      <text:p text:style-name="Standard">PinKind_Input</text:p>
      <text:p text:style-name="Standard">:</text:p>
      <text:p text:style-name="Standard">[object Object]</text:p>
      <text:p text:style-name="Standard">PinKind_Output</text:p>
      <text:p text:style-name="Standard">:</text:p>
      <text:p text:style-name="Standard">[object Object]</text:p>
      <text:p text:style-name="Standard">StyleColor_Bg</text:p>
      <text:p text:style-name="Standard">:</text:p>
      <text:p text:style-name="Standard">[object Object]</text:p>
      <text:p text:style-name="Standard">StyleColor_Count</text:p>
      <text:p text:style-name="Standard">:</text:p>
      <text:p text:style-name="Standard">[object Object]</text:p>
      <text:p text:style-name="Standard">StyleColor_Flow</text:p>
      <text:p text:style-name="Standard">:</text:p>
      <text:p text:style-name="Standard">[object Object]</text:p>
      <text:p text:style-name="Standard">StyleColor_FlowMarker</text:p>
      <text:p text:style-name="Standard">:</text:p>
      <text:p text:style-name="Standard">[object Object]</text:p>
      <text:p text:style-name="Standard">StyleColor_Grid</text:p>
      <text:p text:style-name="Standard">:</text:p>
      <text:p text:style-name="Standard">[object Object]</text:p>
      <text:p text:style-name="Standard">StyleColor_GroupBg</text:p>
      <text:p text:style-name="Standard">:</text:p>
      <text:p text:style-name="Standard">[object Object]</text:p>
      <text:p text:style-name="Standard">StyleColor_GroupBorder</text:p>
      <text:p text:style-name="Standard"><text:soft-page-break/>:</text:p>
      <text:p text:style-name="Standard">[object Object]</text:p>
      <text:p text:style-name="Standard">StyleColor_HovLinkBorder</text:p>
      <text:p text:style-name="Standard">:</text:p>
      <text:p text:style-name="Standard">[object Object]</text:p>
      <text:p text:style-name="Standard">StyleColor_HovNodeBorder</text:p>
      <text:p text:style-name="Standard">:</text:p>
      <text:p text:style-name="Standard">[object Object]</text:p>
      <text:p text:style-name="Standard">StyleColor_LinkSelRect</text:p>
      <text:p text:style-name="Standard">:</text:p>
      <text:p text:style-name="Standard">[object Object]</text:p>
      <text:p text:style-name="Standard">StyleColor_LinkSelRectBorder</text:p>
      <text:p text:style-name="Standard">:</text:p>
      <text:p text:style-name="Standard">[object Object]</text:p>
      <text:p text:style-name="Standard">StyleColor_NodeBg</text:p>
      <text:p text:style-name="Standard">:</text:p>
      <text:p text:style-name="Standard">[object Object]</text:p>
      <text:p text:style-name="Standard">StyleColor_NodeBorder</text:p>
      <text:p text:style-name="Standard">:</text:p>
      <text:p text:style-name="Standard">[object Object]</text:p>
      <text:p text:style-name="Standard">StyleColor_NodeSelRect</text:p>
      <text:p text:style-name="Standard">:</text:p>
      <text:p text:style-name="Standard">[object Object]</text:p>
      <text:p text:style-name="Standard">StyleColor_NodeSelRectBorder</text:p>
      <text:p text:style-name="Standard">:</text:p>
      <text:p text:style-name="Standard">[object Object]</text:p>
      <text:p text:style-name="Standard">StyleColor_PinRect</text:p>
      <text:p text:style-name="Standard">:</text:p>
      <text:p text:style-name="Standard">[object Object]</text:p>
      <text:p text:style-name="Standard">StyleColor_PinRectBorder</text:p>
      <text:p text:style-name="Standard">:</text:p>
      <text:p text:style-name="Standard">[object Object]</text:p>
      <text:p text:style-name="Standard">StyleColor_SelLinkBorder</text:p>
      <text:p text:style-name="Standard">:</text:p>
      <text:p text:style-name="Standard">[object Object]</text:p>
      <text:p text:style-name="Standard">StyleColor_SelNodeBorder</text:p>
      <text:p text:style-name="Standard">:</text:p>
      <text:p text:style-name="Standard">[object Object]</text:p>
      <text:p text:style-name="Standard">StyleVar_FlowDuration</text:p>
      <text:p text:style-name="Standard">:</text:p>
      <text:p text:style-name="Standard">[object Object]</text:p>
      <text:p text:style-name="Standard">StyleVar_FlowMarkerDistance</text:p>
      <text:p text:style-name="Standard">:</text:p>
      <text:p text:style-name="Standard">[object Object]</text:p>
      <text:p text:style-name="Standard">StyleVar_FlowMarkerSize</text:p>
      <text:p text:style-name="Standard">:</text:p>
      <text:p text:style-name="Standard">[object Object]</text:p>
      <text:p text:style-name="Standard">StyleVar_FlowSpeed</text:p>
      <text:p text:style-name="Standard">:</text:p>
      <text:p text:style-name="Standard">[object Object]</text:p>
      <text:p text:style-name="Standard">StyleVar_GroupBorderWidth</text:p>
      <text:p text:style-name="Standard">:</text:p>
      <text:p text:style-name="Standard">[object Object]</text:p>
      <text:p text:style-name="Standard">StyleVar_GroupRounding</text:p>
      <text:p text:style-name="Standard"><text:soft-page-break/>:</text:p>
      <text:p text:style-name="Standard">[object Object]</text:p>
      <text:p text:style-name="Standard">StyleVar_HoveredNodeBorderWidth</text:p>
      <text:p text:style-name="Standard">:</text:p>
      <text:p text:style-name="Standard">[object Object]</text:p>
      <text:p text:style-name="Standard">StyleVar_LinkStrength</text:p>
      <text:p text:style-name="Standard">:</text:p>
      <text:p text:style-name="Standard">[object Object]</text:p>
      <text:p text:style-name="Standard">StyleVar_NodeBorderWidth</text:p>
      <text:p text:style-name="Standard">:</text:p>
      <text:p text:style-name="Standard">[object Object]</text:p>
      <text:p text:style-name="Standard">StyleVar_NodePadding</text:p>
      <text:p text:style-name="Standard">:</text:p>
      <text:p text:style-name="Standard">[object Object]</text:p>
      <text:p text:style-name="Standard">StyleVar_NodeRounding</text:p>
      <text:p text:style-name="Standard">:</text:p>
      <text:p text:style-name="Standard">[object Object]</text:p>
      <text:p text:style-name="Standard">StyleVar_PinArrowSize</text:p>
      <text:p text:style-name="Standard">:</text:p>
      <text:p text:style-name="Standard">[object Object]</text:p>
      <text:p text:style-name="Standard">StyleVar_PinArrowWidth</text:p>
      <text:p text:style-name="Standard">:</text:p>
      <text:p text:style-name="Standard">[object Object]</text:p>
      <text:p text:style-name="Standard">StyleVar_PinBorderWidth</text:p>
      <text:p text:style-name="Standard">:</text:p>
      <text:p text:style-name="Standard">[object Object]</text:p>
      <text:p text:style-name="Standard">StyleVar_PinCorners</text:p>
      <text:p text:style-name="Standard">:</text:p>
      <text:p text:style-name="Standard">[object Object]</text:p>
      <text:p text:style-name="Standard">StyleVar_PinRadius</text:p>
      <text:p text:style-name="Standard">:</text:p>
      <text:p text:style-name="Standard">[object Object]</text:p>
      <text:p text:style-name="Standard">StyleVar_PinRounding</text:p>
      <text:p text:style-name="Standard">:</text:p>
      <text:p text:style-name="Standard">[object Object]</text:p>
      <text:p text:style-name="Standard">StyleVar_PivotAlignment</text:p>
      <text:p text:style-name="Standard">:</text:p>
      <text:p text:style-name="Standard">[object Object]</text:p>
      <text:p text:style-name="Standard">StyleVar_PivotScale</text:p>
      <text:p text:style-name="Standard">:</text:p>
      <text:p text:style-name="Standard">[object Object]</text:p>
      <text:p text:style-name="Standard">StyleVar_PivotSize</text:p>
      <text:p text:style-name="Standard">:</text:p>
      <text:p text:style-name="Standard">[object Object]</text:p>
      <text:p text:style-name="Standard">StyleVar_ScrollDuration</text:p>
      <text:p text:style-name="Standard">:</text:p>
      <text:p text:style-name="Standard">[object Object]</text:p>
      <text:p text:style-name="Standard">StyleVar_SelectedNodeBorderWidth</text:p>
      <text:p text:style-name="Standard">:</text:p>
      <text:p text:style-name="Standard">[object Object]</text:p>
      <text:p text:style-name="Standard">StyleVar_SourceDirection</text:p>
      <text:p text:style-name="Standard">:</text:p>
      <text:p text:style-name="Standard">[object Object]</text:p>
      <text:p text:style-name="Standard">StyleVar_TargetDirection</text:p>
      <text:p text:style-name="Standard"><text:soft-page-break/>:</text:p>
      <text:p text:style-name="Standard">[object Object]</text:p>
      <text:p text:style-name="Standard">defaultTypeIconSize</text:p>
      <text:p text:style-name="Standard">:</text:p>
      <text:p text:style-name="Standard">[object Object]</text:p>
      <text:p text:style-name="Standard">detaultIconType</text:p>
      <text:p text:style-name="Standard">:</text:p>
      <text:p text:style-name="Standard">[object Object]</text:p>
      <text:p text:style-name="Standard">flowgraphVersion</text:p>
      <text:p text:style-name="Standard">:</text:p>
      <text:p text:style-name="Standard">[object Object]</text:p>
      <text:p text:style-name="Standard">nodeColors</text:p>
      <text:p text:style-name="Standard">{21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career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default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groupstate</text:p>
      <text:p text:style-name="Standard">:</text:p>
      <text:p text:style-name="Standard">[object Object]</text:p>
      <text:p text:style-name="Standard">projectMacro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ites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string</text:p>
      <text:p text:style-name="Standard">:</text:p>
      <text:p text:style-name="Standard"><text:soft-page-break/>[object Object]</text:p>
      <text:p text:style-name="Standard">timelin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tool</text:p>
      <text:p text:style-name="Standard">:</text:p>
      <text:p text:style-name="Standard">[object Object]</text:p>
      <text:p text:style-name="Standard"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nodeIcons</text:p>
      <text:p text:style-name="Standard">{14}</text:p>
      <text:p text:style-name="Standard">ai</text:p>
      <text:p text:style-name="Standard">:</text:p>
      <text:p text:style-name="Standard">[object Object]</text:p>
      <text:p text:style-name="Standard">button</text:p>
      <text:p text:style-name="Standard">:</text:p>
      <text:p text:style-name="Standard">[object Object]</text:p>
      <text:p text:style-name="Standard">camera</text:p>
      <text:p text:style-name="Standard">:</text:p>
      <text:p text:style-name="Standard">[object Object]</text:p>
      <text:p text:style-name="Standard">debug</text:p>
      <text:p text:style-name="Standard">:</text:p>
      <text:p text:style-name="Standard">[object Object]</text:p>
      <text:p text:style-name="Standard">event</text:p>
      <text:p text:style-name="Standard">:</text:p>
      <text:p text:style-name="Standard">[object Object]</text:p>
      <text:p text:style-name="Standard">file</text:p>
      <text:p text:style-name="Standard">:</text:p>
      <text:p text:style-name="Standard">[object Object]</text:p>
      <text:p text:style-name="Standard">logic</text:p>
      <text:p text:style-name="Standard">:</text:p>
      <text:p text:style-name="Standard">[object Object]</text:p>
      <text:p text:style-name="Standard">scene</text:p>
      <text:p text:style-name="Standard">:</text:p>
      <text:p text:style-name="Standard">[object Object]</text:p>
      <text:p text:style-name="Standard">state</text:p>
      <text:p text:style-name="Standard">:</text:p>
      <text:p text:style-name="Standard">[object Object]</text:p>
      <text:p text:style-name="Standard">timer</text:p>
      <text:p text:style-name="Standard">:</text:p>
      <text:p text:style-name="Standard">[object Object]</text:p>
      <text:p text:style-name="Standard"><text:soft-page-break/>traffic</text:p>
      <text:p text:style-name="Standard">:</text:p>
      <text:p text:style-name="Standard">[object Object]</text:p>
      <text:p text:style-name="Standard">ui</text:p>
      <text:p text:style-name="Standard">:</text:p>
      <text:p text:style-name="Standard">[object Object]</text:p>
      <text:p text:style-name="Standard">vehicle</text:p>
      <text:p text:style-name="Standard">:</text:p>
      <text:p text:style-name="Standard">[object Object]</text:p>
      <text:p text:style-name="Standard">walking</text:p>
      <text:p text:style-name="Standard">:</text:p>
      <text:p text:style-name="Standard">[object Object]</text:p>
      <text:p text:style-name="Standard">AcceptCopy()</text:p>
      <text:p text:style-name="Standard">:</text:p>
      <text:p text:style-name="Standard">[object Object]</text:p>
      <text:p text:style-name="Standard">AcceptCreateNode()</text:p>
      <text:p text:style-name="Standard">:</text:p>
      <text:p text:style-name="Standard">[object Object]</text:p>
      <text:p text:style-name="Standard">AcceptCut()</text:p>
      <text:p text:style-name="Standard">:</text:p>
      <text:p text:style-name="Standard">[object Object]</text:p>
      <text:p text:style-name="Standard">AcceptDeletedItem()</text:p>
      <text:p text:style-name="Standard">:</text:p>
      <text:p text:style-name="Standard">[object Object]</text:p>
      <text:p text:style-name="Standard">AcceptDuplicate()</text:p>
      <text:p text:style-name="Standard">:</text:p>
      <text:p text:style-name="Standard">[object Object]</text:p>
      <text:p text:style-name="Standard">AcceptNewItem1()</text:p>
      <text:p text:style-name="Standard">:</text:p>
      <text:p text:style-name="Standard">[object Object]</text:p>
      <text:p text:style-name="Standard">AcceptNewItem2()</text:p>
      <text:p text:style-name="Standard">:</text:p>
      <text:p text:style-name="Standard">[object Object]</text:p>
      <text:p text:style-name="Standard">AcceptPaste()</text:p>
      <text:p text:style-name="Standard">:</text:p>
      <text:p text:style-name="Standard">[object Object]</text:p>
      <text:p text:style-name="Standard">AreShortcutsEnabled()</text:p>
      <text:p text:style-name="Standard">:</text:p>
      <text:p text:style-name="Standard">[object Object]</text:p>
      <text:p text:style-name="Standard">Begin()</text:p>
      <text:p text:style-name="Standard">:</text:p>
      <text:p text:style-name="Standard">[object Object]</text:p>
      <text:p text:style-name="Standard">BeginCreate()</text:p>
      <text:p text:style-name="Standard">:</text:p>
      <text:p text:style-name="Standard">[object Object]</text:p>
      <text:p text:style-name="Standard">BeginDelete()</text:p>
      <text:p text:style-name="Standard">:</text:p>
      <text:p text:style-name="Standard">[object Object]</text:p>
      <text:p text:style-name="Standard">BeginGroupHint()</text:p>
      <text:p text:style-name="Standard">:</text:p>
      <text:p text:style-name="Standard">[object Object]</text:p>
      <text:p text:style-name="Standard">BeginNode()</text:p>
      <text:p text:style-name="Standard">:</text:p>
      <text:p text:style-name="Standard">[object Object]</text:p>
      <text:p text:style-name="Standard"><text:soft-page-break/>BeginPin()</text:p>
      <text:p text:style-name="Standard">:</text:p>
      <text:p text:style-name="Standard">[object Object]</text:p>
      <text:p text:style-name="Standard">BeginShortcut()</text:p>
      <text:p text:style-name="Standard">:</text:p>
      <text:p text:style-name="Standard">[object Object]</text:p>
      <text:p text:style-name="Standard">CanvasToScreen()</text:p>
      <text:p text:style-name="Standard">:</text:p>
      <text:p text:style-name="Standard">[object Object]</text:p>
      <text:p text:style-name="Standard">CenterNodeOnScreen()</text:p>
      <text:p text:style-name="Standard">:</text:p>
      <text:p text:style-name="Standard">[object Object]</text:p>
      <text:p text:style-name="Standard">ClearDirty()</text:p>
      <text:p text:style-name="Standard">:</text:p>
      <text:p text:style-name="Standard">[object Object]</text:p>
      <text:p text:style-name="Standard">ClearSelection()</text:p>
      <text:p text:style-name="Standard">:</text:p>
      <text:p text:style-name="Standard">[object Object]</text:p>
      <text:p text:style-name="Standard">DeleteLink()</text:p>
      <text:p text:style-name="Standard">:</text:p>
      <text:p text:style-name="Standard">[object Object]</text:p>
      <text:p text:style-name="Standard">DeleteNode()</text:p>
      <text:p text:style-name="Standard">:</text:p>
      <text:p text:style-name="Standard">[object Object]</text:p>
      <text:p text:style-name="Standard">DeselectLink()</text:p>
      <text:p text:style-name="Standard">:</text:p>
      <text:p text:style-name="Standard">[object Object]</text:p>
      <text:p text:style-name="Standard">DeselectNode()</text:p>
      <text:p text:style-name="Standard">:</text:p>
      <text:p text:style-name="Standard">[object Object]</text:p>
      <text:p text:style-name="Standard">DrawIcon()</text:p>
      <text:p text:style-name="Standard">:</text:p>
      <text:p text:style-name="Standard">[object Object]</text:p>
      <text:p text:style-name="Standard">EnableShortcuts()</text:p>
      <text:p text:style-name="Standard">[1]</text:p>
      <text:p text:style-name="Standard">0</text:p>
      <text:p text:style-name="Standard">:</text:p>
      <text:p text:style-name="Standard">ui_flowgraph_editor.EnableShortcuts(true)</text:p>
      <text:p text:style-name="Standard">End()</text:p>
      <text:p text:style-name="Standard">:</text:p>
      <text:p text:style-name="Standard">[object Object]</text:p>
      <text:p text:style-name="Standard">EndCreate()</text:p>
      <text:p text:style-name="Standard">:</text:p>
      <text:p text:style-name="Standard">[object Object]</text:p>
      <text:p text:style-name="Standard">EndDelete()</text:p>
      <text:p text:style-name="Standard">:</text:p>
      <text:p text:style-name="Standard">[object Object]</text:p>
      <text:p text:style-name="Standard">EndGroupHint()</text:p>
      <text:p text:style-name="Standard">:</text:p>
      <text:p text:style-name="Standard">[object Object]</text:p>
      <text:p text:style-name="Standard">EndNode()</text:p>
      <text:p text:style-name="Standard">:</text:p>
      <text:p text:style-name="Standard">[object Object]</text:p>
      <text:p text:style-name="Standard">EndPin()</text:p>
      <text:p text:style-name="Standard"><text:soft-page-break/>:</text:p>
      <text:p text:style-name="Standard">[object Object]</text:p>
      <text:p text:style-name="Standard">EndShortcut()</text:p>
      <text:p text:style-name="Standard">:</text:p>
      <text:p text:style-name="Standard">[object Object]</text:p>
      <text:p text:style-name="Standard">FindLinkAt()</text:p>
      <text:p text:style-name="Standard">:</text:p>
      <text:p text:style-name="Standard">[object Object]</text:p>
      <text:p text:style-name="Standard">Flow()</text:p>
      <text:p text:style-name="Standard">:</text:p>
      <text:p text:style-name="Standard">[object Object]</text:p>
      <text:p text:style-name="Standard">GetActionContextLinks()</text:p>
      <text:p text:style-name="Standard">:</text:p>
      <text:p text:style-name="Standard">[object Object]</text:p>
      <text:p text:style-name="Standard">GetActionContextNodes()</text:p>
      <text:p text:style-name="Standard">:</text:p>
      <text:p text:style-name="Standard">[object Object]</text:p>
      <text:p text:style-name="Standard">GetActionContextSize()</text:p>
      <text:p text:style-name="Standard">:</text:p>
      <text:p text:style-name="Standard">[object Object]</text:p>
      <text:p text:style-name="Standard">GetCurrentZoom()</text:p>
      <text:p text:style-name="Standard">:</text:p>
      <text:p text:style-name="Standard">[object Object]</text:p>
      <text:p text:style-name="Standard">GetDirtyReason()</text:p>
      <text:p text:style-name="Standard">:</text:p>
      <text:p text:style-name="Standard">[object Object]</text:p>
      <text:p text:style-name="Standard">GetDoubleClickedLink()</text:p>
      <text:p text:style-name="Standard">:</text:p>
      <text:p text:style-name="Standard">[object Object]</text:p>
      <text:p text:style-name="Standard">GetDoubleClickedNode()</text:p>
      <text:p text:style-name="Standard">[1]</text:p>
      <text:p text:style-name="Standard">0</text:p>
      <text:p text:style-name="Standard">:</text:p>
      <text:p text:style-name="Standard">local nodeId = tonumber(ui_flowgraph_editor.GetDoubleClickedNode())</text:p>
      <text:p text:style-name="Standard">GetDoubleClickedPin()</text:p>
      <text:p text:style-name="Standard">:</text:p>
      <text:p text:style-name="Standard">[object Object]</text:p>
      <text:p text:style-name="Standard">GetGroupMax()</text:p>
      <text:p text:style-name="Standard">:</text:p>
      <text:p text:style-name="Standard">[object Object]</text:p>
      <text:p text:style-name="Standard">GetGroupMin()</text:p>
      <text:p text:style-name="Standard">:</text:p>
      <text:p text:style-name="Standard">[object Object]</text:p>
      <text:p text:style-name="Standard">GetHintBackgroundDrawList()</text:p>
      <text:p text:style-name="Standard">:</text:p>
      <text:p text:style-name="Standard">[object Object]</text:p>
      <text:p text:style-name="Standard">GetHintForegroundDrawList()</text:p>
      <text:p text:style-name="Standard">:</text:p>
      <text:p text:style-name="Standard">[object Object]</text:p>
      <text:p text:style-name="Standard">GetHotObjectId()</text:p>
      <text:p text:style-name="Standard">:</text:p>
      <text:p text:style-name="Standard">[object Object]</text:p>
      <text:p text:style-name="Standard">GetNodeBackgroundDrawList()</text:p>
      <text:p text:style-name="Standard">:</text:p>
      <text:p text:style-name="Standard"><text:soft-page-break/>[object Object]</text:p>
      <text:p text:style-name="Standard">GetNodePosition()</text:p>
      <text:p text:style-name="Standard">:</text:p>
      <text:p text:style-name="Standard">[object Object]</text:p>
      <text:p text:style-name="Standard">GetNodeSize()</text:p>
      <text:p text:style-name="Standard">:</text:p>
      <text:p text:style-name="Standard">[object Object]</text:p>
      <text:p text:style-name="Standard">GetScreenSize()</text:p>
      <text:p text:style-name="Standard">:</text:p>
      <text:p text:style-name="Standard">[object Object]</text:p>
      <text:p text:style-name="Standard">GetSelectedLinks()</text:p>
      <text:p text:style-name="Standard">:</text:p>
      <text:p text:style-name="Standard">[object Object]</text:p>
      <text:p text:style-name="Standard">GetSelectedNodes()</text:p>
      <text:p text:style-name="Standard">:</text:p>
      <text:p text:style-name="Standard">[object Object]</text:p>
      <text:p text:style-name="Standard">GetSelectedObjectCount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)</text:p>
      <text:p text:style-name="Standard">:</text:p>
      <text:p text:style-name="Standard">[object Object]</text:p>
      <text:p text:style-name="Standard">GetVisibleCanvasBounds()</text:p>
      <text:p text:style-name="Standard">:</text:p>
      <text:p text:style-name="Standard">[object Object]</text:p>
      <text:p text:style-name="Standard">Group()</text:p>
      <text:p text:style-name="Standard">:</text:p>
      <text:p text:style-name="Standard">[object Object]</text:p>
      <text:p text:style-name="Standard">HasSelectionChanged()</text:p>
      <text:p text:style-name="Standard">:</text:p>
      <text:p text:style-name="Standard">[object Object]</text:p>
      <text:p text:style-name="Standard">Icon()</text:p>
      <text:p text:style-name="Standard">:</text:p>
      <text:p text:style-name="Standard">[object Object]</text:p>
      <text:p text:style-name="Standard">IsActive()</text:p>
      <text:p text:style-name="Standard">:</text:p>
      <text:p text:style-name="Standard">[object Object]</text:p>
      <text:p text:style-name="Standard">IsBackgroundClicked()</text:p>
      <text:p text:style-name="Standard">:</text:p>
      <text:p text:style-name="Standard">[object Object]</text:p>
      <text:p text:style-name="Standard">IsBackgroundDoubleClicked()</text:p>
      <text:p text:style-name="Standard">:</text:p>
      <text:p text:style-name="Standard">[object Object]</text:p>
      <text:p text:style-name="Standard">IsSuspended()</text:p>
      <text:p text:style-name="Standard">:</text:p>
      <text:p text:style-name="Standard">[object Object]</text:p>
      <text:p text:style-name="Standard">Link()</text:p>
      <text:p text:style-name="Standard">:</text:p>
      <text:p text:style-name="Standard">[object Object]</text:p>
      <text:p text:style-name="Standard">NavigateToContent()</text:p>
      <text:p text:style-name="Standard">:</text:p>
      <text:p text:style-name="Standard"><text:soft-page-break/>[object Object]</text:p>
      <text:p text:style-name="Standard">NavigateToSelection()</text:p>
      <text:p text:style-name="Standard">:</text:p>
      <text:p text:style-name="Standard">[object Object]</text:p>
      <text:p text:style-name="Standard">PinHadAnyLinks()</text:p>
      <text:p text:style-name="Standard">:</text:p>
      <text:p text:style-name="Standard">[object Object]</text:p>
      <text:p text:style-name="Standard">PinPivotAlignment()</text:p>
      <text:p text:style-name="Standard">:</text:p>
      <text:p text:style-name="Standard">[object Object]</text:p>
      <text:p text:style-name="Standard">PinPivotRect()</text:p>
      <text:p text:style-name="Standard">:</text:p>
      <text:p text:style-name="Standard">[object Object]</text:p>
      <text:p text:style-name="Standard">PinPivotScale()</text:p>
      <text:p text:style-name="Standard">:</text:p>
      <text:p text:style-name="Standard">[object Object]</text:p>
      <text:p text:style-name="Standard">PinPivotSize()</text:p>
      <text:p text:style-name="Standard">:</text:p>
      <text:p text:style-name="Standard">[object Object]</text:p>
      <text:p text:style-name="Standard">PinRect()</text:p>
      <text:p text:style-name="Standard">:</text:p>
      <text:p text:style-name="Standard">[object Object]</text:p>
      <text:p text:style-name="Standard">PopStyleColor()</text:p>
      <text:p text:style-name="Standard">:</text:p>
      <text:p text:style-name="Standard">[object Object]</text:p>
      <text:p text:style-name="Standard">PopStyleVar()</text:p>
      <text:p text:style-name="Standard">:</text:p>
      <text:p text:style-name="Standard">[object Object]</text:p>
      <text:p text:style-name="Standard">PushStyleColor()</text:p>
      <text:p text:style-name="Standard">:</text:p>
      <text:p text:style-name="Standard">[object Object]</text:p>
      <text:p text:style-name="Standard">PushStyleVar1()</text:p>
      <text:p text:style-name="Standard">:</text:p>
      <text:p text:style-name="Standard">[object Object]</text:p>
      <text:p text:style-name="Standard">PushStyleVar2()</text:p>
      <text:p text:style-name="Standard">:</text:p>
      <text:p text:style-name="Standard">[object Object]</text:p>
      <text:p text:style-name="Standard">PushStyleVar4()</text:p>
      <text:p text:style-name="Standard">:</text:p>
      <text:p text:style-name="Standard">[object Object]</text:p>
      <text:p text:style-name="Standard">QueryDeletedLink()</text:p>
      <text:p text:style-name="Standard">:</text:p>
      <text:p text:style-name="Standard">[object Object]</text:p>
      <text:p text:style-name="Standard">QueryDeletedNode()</text:p>
      <text:p text:style-name="Standard">:</text:p>
      <text:p text:style-name="Standard">[object Object]</text:p>
      <text:p text:style-name="Standard">QueryNewLink1()</text:p>
      <text:p text:style-name="Standard">:</text:p>
      <text:p text:style-name="Standard">[object Object]</text:p>
      <text:p text:style-name="Standard">QueryNewLink2()</text:p>
      <text:p text:style-name="Standard">:</text:p>
      <text:p text:style-name="Standard">[object Object]</text:p>
      <text:p text:style-name="Standard">QueryNewNode1()</text:p>
      <text:p text:style-name="Standard">:</text:p>
      <text:p text:style-name="Standard"><text:soft-page-break/>[object Object]</text:p>
      <text:p text:style-name="Standard">QueryNewNode2()</text:p>
      <text:p text:style-name="Standard">:</text:p>
      <text:p text:style-name="Standard">[object Object]</text:p>
      <text:p text:style-name="Standard">RejectDeletedItem()</text:p>
      <text:p text:style-name="Standard">:</text:p>
      <text:p text:style-name="Standard">[object Object]</text:p>
      <text:p text:style-name="Standard">RejectNewItem1()</text:p>
      <text:p text:style-name="Standard">:</text:p>
      <text:p text:style-name="Standard">[object Object]</text:p>
      <text:p text:style-name="Standard">RejectNewItem2()</text:p>
      <text:p text:style-name="Standard">:</text:p>
      <text:p text:style-name="Standard">[object Object]</text:p>
      <text:p text:style-name="Standard">RestoreNodeState()</text:p>
      <text:p text:style-name="Standard">:</text:p>
      <text:p text:style-name="Standard">[object Object]</text:p>
      <text:p text:style-name="Standard">Resume()</text:p>
      <text:p text:style-name="Standard">:</text:p>
      <text:p text:style-name="Standard">[object Object]</text:p>
      <text:p text:style-name="Standard">ScreenToCanvas()</text:p>
      <text:p text:style-name="Standard">:</text:p>
      <text:p text:style-name="Standard">[object Object]</text:p>
      <text:p text:style-name="Standard">SelectLink()</text:p>
      <text:p text:style-name="Standard">:</text:p>
      <text:p text:style-name="Standard">[object Object]</text:p>
      <text:p text:style-name="Standard">SelectNode()</text:p>
      <text:p text:style-name="Standard">:</text:p>
      <text:p text:style-name="Standard">[object Object]</text:p>
      <text:p text:style-name="Standard">SetCurrentEditor(ctx)</text:p>
      <text:p text:style-name="Standard">[1]</text:p>
      <text:p text:style-name="Standard">0</text:p>
      <text:p text:style-name="Standard">:</text:p>
      <text:p text:style-name="Standard">ui_flowgraph_editor.SetCurrentEditor(nil)</text:p>
      <text:p text:style-name="Standard">SetGroupingDisabled()</text:p>
      <text:p text:style-name="Standard">:</text:p>
      <text:p text:style-name="Standard">[object Object]</text:p>
      <text:p text:style-name="Standard">SetNodePosition()</text:p>
      <text:p text:style-name="Standard">:</text:p>
      <text:p text:style-name="Standard">[object Object]</text:p>
      <text:p text:style-name="Standard">ShowBackgroundContextMenu()</text:p>
      <text:p text:style-name="Standard">:</text:p>
      <text:p text:style-name="Standard">[object Object]</text:p>
      <text:p text:style-name="Standard">ShowLinkContextMenu()</text:p>
      <text:p text:style-name="Standard">:</text:p>
      <text:p text:style-name="Standard">[object Object]</text:p>
      <text:p text:style-name="Standard">ShowNodeContextMenu()</text:p>
      <text:p text:style-name="Standard">:</text:p>
      <text:p text:style-name="Standard">[object Object]</text:p>
      <text:p text:style-name="Standard">ShowPinContextMenu()</text:p>
      <text:p text:style-name="Standard">:</text:p>
      <text:p text:style-name="Standard">[object Object]</text:p>
      <text:p text:style-name="Standard">Suspend()</text:p>
      <text:p text:style-name="Standard">:</text:p>
      <text:p text:style-name="Standard">[object Object]</text:p>
      <text:p text:style-name="Standard"><text:soft-page-break/>fullDisplay(value, tpe)</text:p>
      <text:p text:style-name="Standard">:</text:p>
      <text:p text:style-name="Standard">[object Object]</text:p>
      <text:p text:style-name="Standard">fullValueString(value, tpe)</text:p>
      <text:p text:style-name="Standard">:</text:p>
      <text:p text:style-name="Standard">[object Object]</text:p>
      <text:p text:style-name="Standard">getDebugEnabled()</text:p>
      <text:p text:style-name="Standard">:</text:p>
      <text:p text:style-name="Standard">[object Object]</text:p>
      <text:p text:style-name="Standard">getGraphTypes()</text:p>
      <text:p text:style-name="Standard">:</text:p>
      <text:p text:style-name="Standard">[object Object]</text:p>
      <text:p text:style-name="Standard">getSimpleTypes()</text:p>
      <text:p text:style-name="Standard">:</text:p>
      <text:p text:style-name="Standard">[object Object]</text:p>
      <text:p text:style-name="Standard">getTypeColor(dataType)</text:p>
      <text:p text:style-name="Standard">:</text:p>
      <text:p text:style-name="Standard">[object Object]</text:p>
      <text:p text:style-name="Standard">getTypeIcon(dataType)</text:p>
      <text:p text:style-name="Standard">:</text:p>
      <text:p text:style-name="Standard">[object Object]</text:p>
      <text:p text:style-name="Standard">getTypes()</text:p>
      <text:p text:style-name="Standard">:</text:p>
      <text:p text:style-name="Standard">[object Object]</text:p>
      <text:p text:style-name="Standard">getViewState()</text:p>
      <text:p text:style-name="Standard">:</text:p>
      <text:p text:style-name="Standard">[object Object]</text:p>
      <text:p text:style-name="Standard">isDurationNode(category)</text:p>
      <text:p text:style-name="Standard">:</text:p>
      <text:p text:style-name="Standard">[object Object]</text:p>
      <text:p text:style-name="Standard">isDynamicNode(category)</text:p>
      <text:p text:style-name="Standard">:</text:p>
      <text:p text:style-name="Standard">[object Object]</text:p>
      <text:p text:style-name="Standard">isF_DurationNode(category)</text:p>
      <text:p text:style-name="Standard">:</text:p>
      <text:p text:style-name="Standard">[object Object]</text:p>
      <text:p text:style-name="Standard">isFunctionalNode(category)</text:p>
      <text:p text:style-name="Standard">:</text:p>
      <text:p text:style-name="Standard">[object Object]</text:p>
      <text:p text:style-name="Standard">isOnceNode(category)</text:p>
      <text:p text:style-name="Standard">:</text:p>
      <text:p text:style-name="Standard">[object Object]</text:p>
      <text:p text:style-name="Standard">isSimpleNode(category)</text:p>
      <text:p text:style-name="Standard">:</text:p>
      <text:p text:style-name="Standard">[object Object]</text:p>
      <text:p text:style-name="Standard">setDebugEnabled()</text:p>
      <text:p text:style-name="Standard">:</text:p>
      <text:p text:style-name="Standard">[object Object]</text:p>
      <text:p text:style-name="Standard">setViewState()</text:p>
      <text:p text:style-name="Standard">:</text:p>
      <text:p text:style-name="Standard">[object Object]</text:p>
      <text:p text:style-name="Standard">shortDisplay(value, tpe)</text:p>
      <text:p text:style-name="Standard">:</text:p>
      <text:p text:style-name="Standard">[object Object]</text:p>
      <text:p text:style-name="Standard"><text:soft-page-break/>shortValueString(value, tpe)</text:p>
      <text:p text:style-name="Standard">:</text:p>
      <text:p text:style-name="Standard">[object Object]</text:p>
      <text:p text:style-name="Standard">tooltip(message)</text:p>
      <text:p text:style-name="Standard">[3]</text:p>
      <text:p text:style-name="Standard">0</text:p>
      <text:p text:style-name="Standard">:</text:p>
      <text:p text:style-name="Standard">ui_flowgraph_editor.tooltip("No File Found under " .. dumps(file) .. " !")</text:p>
      <text:p text:style-name="Standard">1</text:p>
      <text:p text:style-name="Standard">:</text:p>
      <text:p text:style-name="Standard">ui_flowgraph_editor.tooltip("Maximize Editor.")</text:p>
      <text:p text:style-name="Standard">2</text:p>
      <text:p text:style-name="Standard">:</text:p>
      <text:p text:style-name="Standard">ui_flowgraph_editor.tooltip("Stop Execution")</text:p>
      <text:p text:style-name="Standard">variableEditor(source, name, displayOptions)</text:p>
      <text:p text:style-name="Standard">:</text:p>
      <text:p text:style-name="Standard">[object Object]</text:p>
      <text:p text:style-name="Standard">vehicleSelector(self, onlyModel)</text:p>
      <text:p text:style-name="Standard">:</text:p>
      <text:p text:style-name="Standard">[object Object]</text:p>
      <text:p text:style-name="Standard">ui_imgui</text:p>
      <text:p text:style-name="Standard">{1153}</text:p>
      <text:p text:style-name="Standard">BackendFlags_HasGamepad</text:p>
      <text:p text:style-name="Standard">:</text:p>
      <text:p text:style-name="Standard">[object Object]</text:p>
      <text:p text:style-name="Standard">BackendFlags_HasMouseCursors</text:p>
      <text:p text:style-name="Standard">:</text:p>
      <text:p text:style-name="Standard">[object Object]</text:p>
      <text:p text:style-name="Standard">BackendFlags_HasMouseHoveredViewport</text:p>
      <text:p text:style-name="Standard">:</text:p>
      <text:p text:style-name="Standard">[object Object]</text:p>
      <text:p text:style-name="Standard">BackendFlags_HasSetMousePos</text:p>
      <text:p text:style-name="Standard">:</text:p>
      <text:p text:style-name="Standard">[object Object]</text:p>
      <text:p text:style-name="Standard">BackendFlags_None</text:p>
      <text:p text:style-name="Standard">:</text:p>
      <text:p text:style-name="Standard">[object Object]</text:p>
      <text:p text:style-name="Standard">BackendFlags_PlatformHasViewports</text:p>
      <text:p text:style-name="Standard">:</text:p>
      <text:p text:style-name="Standard">[object Object]</text:p>
      <text:p text:style-name="Standard">BackendFlags_RendererHasViewports</text:p>
      <text:p text:style-name="Standard">:</text:p>
      <text:p text:style-name="Standard">[object Object]</text:p>
      <text:p text:style-name="Standard">BackendFlags_RendererHasVtxOffset</text:p>
      <text:p text:style-name="Standard">:</text:p>
      <text:p text:style-name="Standard">[object Object]</text:p>
      <text:p text:style-name="Standard">ButtonFlags_MouseButtonDefault_</text:p>
      <text:p text:style-name="Standard">:</text:p>
      <text:p text:style-name="Standard">[object Object]</text:p>
      <text:p text:style-name="Standard">ButtonFlags_MouseButtonLeft</text:p>
      <text:p text:style-name="Standard">:</text:p>
      <text:p text:style-name="Standard">[object Object]</text:p>
      <text:p text:style-name="Standard">ButtonFlags_MouseButtonMask_</text:p>
      <text:p text:style-name="Standard">:</text:p>
      <text:p text:style-name="Standard"><text:soft-page-break/>[object Object]</text:p>
      <text:p text:style-name="Standard">ButtonFlags_MouseButtonMiddle</text:p>
      <text:p text:style-name="Standard">:</text:p>
      <text:p text:style-name="Standard">[object Object]</text:p>
      <text:p text:style-name="Standard">ButtonFlags_MouseButtonRight</text:p>
      <text:p text:style-name="Standard">:</text:p>
      <text:p text:style-name="Standard">[object Object]</text:p>
      <text:p text:style-name="Standard">ButtonFlags_None</text:p>
      <text:p text:style-name="Standard">:</text:p>
      <text:p text:style-name="Standard">[object Object]</text:p>
      <text:p text:style-name="Standard">Col_Border</text:p>
      <text:p text:style-name="Standard">:</text:p>
      <text:p text:style-name="Standard">[object Object]</text:p>
      <text:p text:style-name="Standard">Col_BorderShadow</text:p>
      <text:p text:style-name="Standard">:</text:p>
      <text:p text:style-name="Standard">[object Object]</text:p>
      <text:p text:style-name="Standard">Col_Button</text:p>
      <text:p text:style-name="Standard">:</text:p>
      <text:p text:style-name="Standard">[object Object]</text:p>
      <text:p text:style-name="Standard">Col_ButtonActive</text:p>
      <text:p text:style-name="Standard">:</text:p>
      <text:p text:style-name="Standard">[object Object]</text:p>
      <text:p text:style-name="Standard">Col_ButtonHovered</text:p>
      <text:p text:style-name="Standard">:</text:p>
      <text:p text:style-name="Standard">[object Object]</text:p>
      <text:p text:style-name="Standard">Col_COUNT</text:p>
      <text:p text:style-name="Standard">:</text:p>
      <text:p text:style-name="Standard">[object Object]</text:p>
      <text:p text:style-name="Standard">Col_CheckMark</text:p>
      <text:p text:style-name="Standard">:</text:p>
      <text:p text:style-name="Standard">[object Object]</text:p>
      <text:p text:style-name="Standard">Col_ChildBg</text:p>
      <text:p text:style-name="Standard">:</text:p>
      <text:p text:style-name="Standard">[object Object]</text:p>
      <text:p text:style-name="Standard">Col_DockingEmptyBg</text:p>
      <text:p text:style-name="Standard">:</text:p>
      <text:p text:style-name="Standard">[object Object]</text:p>
      <text:p text:style-name="Standard">Col_DockingPreview</text:p>
      <text:p text:style-name="Standard">:</text:p>
      <text:p text:style-name="Standard">[object Object]</text:p>
      <text:p text:style-name="Standard">Col_DragDropTarget</text:p>
      <text:p text:style-name="Standard">:</text:p>
      <text:p text:style-name="Standard">[object Object]</text:p>
      <text:p text:style-name="Standard">Col_FrameBg</text:p>
      <text:p text:style-name="Standard">:</text:p>
      <text:p text:style-name="Standard">[object Object]</text:p>
      <text:p text:style-name="Standard">Col_FrameBgActive</text:p>
      <text:p text:style-name="Standard">:</text:p>
      <text:p text:style-name="Standard">[object Object]</text:p>
      <text:p text:style-name="Standard">Col_FrameBgHovered</text:p>
      <text:p text:style-name="Standard">:</text:p>
      <text:p text:style-name="Standard">[object Object]</text:p>
      <text:p text:style-name="Standard">Col_Header</text:p>
      <text:p text:style-name="Standard">:</text:p>
      <text:p text:style-name="Standard"><text:soft-page-break/>[object Object]</text:p>
      <text:p text:style-name="Standard">Col_HeaderActive</text:p>
      <text:p text:style-name="Standard">:</text:p>
      <text:p text:style-name="Standard">[object Object]</text:p>
      <text:p text:style-name="Standard">Col_HeaderHovered</text:p>
      <text:p text:style-name="Standard">:</text:p>
      <text:p text:style-name="Standard">[object Object]</text:p>
      <text:p text:style-name="Standard">Col_MenuBarBg</text:p>
      <text:p text:style-name="Standard">:</text:p>
      <text:p text:style-name="Standard">[object Object]</text:p>
      <text:p text:style-name="Standard">Col_ModalWindowDimBg</text:p>
      <text:p text:style-name="Standard">:</text:p>
      <text:p text:style-name="Standard">[object Object]</text:p>
      <text:p text:style-name="Standard">Col_NavHighlight</text:p>
      <text:p text:style-name="Standard">:</text:p>
      <text:p text:style-name="Standard">[object Object]</text:p>
      <text:p text:style-name="Standard">Col_NavWindowingDimBg</text:p>
      <text:p text:style-name="Standard">:</text:p>
      <text:p text:style-name="Standard">[object Object]</text:p>
      <text:p text:style-name="Standard">Col_NavWindowingHighlight</text:p>
      <text:p text:style-name="Standard">:</text:p>
      <text:p text:style-name="Standard">[object Object]</text:p>
      <text:p text:style-name="Standard">Col_PlotHistogram</text:p>
      <text:p text:style-name="Standard">:</text:p>
      <text:p text:style-name="Standard">[object Object]</text:p>
      <text:p text:style-name="Standard">Col_PlotHistogramHovered</text:p>
      <text:p text:style-name="Standard">:</text:p>
      <text:p text:style-name="Standard">[object Object]</text:p>
      <text:p text:style-name="Standard">Col_PlotLines</text:p>
      <text:p text:style-name="Standard">:</text:p>
      <text:p text:style-name="Standard">[object Object]</text:p>
      <text:p text:style-name="Standard">Col_PlotLinesHovered</text:p>
      <text:p text:style-name="Standard">:</text:p>
      <text:p text:style-name="Standard">[object Object]</text:p>
      <text:p text:style-name="Standard">Col_PopupBg</text:p>
      <text:p text:style-name="Standard">:</text:p>
      <text:p text:style-name="Standard">[object Object]</text:p>
      <text:p text:style-name="Standard">Col_ResizeGrip</text:p>
      <text:p text:style-name="Standard">:</text:p>
      <text:p text:style-name="Standard">[object Object]</text:p>
      <text:p text:style-name="Standard">Col_ResizeGripActive</text:p>
      <text:p text:style-name="Standard">:</text:p>
      <text:p text:style-name="Standard">[object Object]</text:p>
      <text:p text:style-name="Standard">Col_ResizeGripHovered</text:p>
      <text:p text:style-name="Standard">:</text:p>
      <text:p text:style-name="Standard">[object Object]</text:p>
      <text:p text:style-name="Standard">Col_ScrollbarBg</text:p>
      <text:p text:style-name="Standard">:</text:p>
      <text:p text:style-name="Standard">[object Object]</text:p>
      <text:p text:style-name="Standard">Col_ScrollbarGrab</text:p>
      <text:p text:style-name="Standard">:</text:p>
      <text:p text:style-name="Standard">[object Object]</text:p>
      <text:p text:style-name="Standard">Col_ScrollbarGrabActive</text:p>
      <text:p text:style-name="Standard">:</text:p>
      <text:p text:style-name="Standard"><text:soft-page-break/>[object Object]</text:p>
      <text:p text:style-name="Standard">Col_ScrollbarGrabHovered</text:p>
      <text:p text:style-name="Standard">:</text:p>
      <text:p text:style-name="Standard">[object Object]</text:p>
      <text:p text:style-name="Standard">Col_Separator</text:p>
      <text:p text:style-name="Standard">:</text:p>
      <text:p text:style-name="Standard">[object Object]</text:p>
      <text:p text:style-name="Standard">Col_SeparatorActive</text:p>
      <text:p text:style-name="Standard">:</text:p>
      <text:p text:style-name="Standard">[object Object]</text:p>
      <text:p text:style-name="Standard">Col_SeparatorHovered</text:p>
      <text:p text:style-name="Standard">:</text:p>
      <text:p text:style-name="Standard">[object Object]</text:p>
      <text:p text:style-name="Standard">Col_SliderGrab</text:p>
      <text:p text:style-name="Standard">:</text:p>
      <text:p text:style-name="Standard">[object Object]</text:p>
      <text:p text:style-name="Standard">Col_SliderGrabActive</text:p>
      <text:p text:style-name="Standard">:</text:p>
      <text:p text:style-name="Standard">[object Object]</text:p>
      <text:p text:style-name="Standard">Col_Tab</text:p>
      <text:p text:style-name="Standard">:</text:p>
      <text:p text:style-name="Standard">[object Object]</text:p>
      <text:p text:style-name="Standard">Col_TabActive</text:p>
      <text:p text:style-name="Standard">:</text:p>
      <text:p text:style-name="Standard">[object Object]</text:p>
      <text:p text:style-name="Standard">Col_TabHovered</text:p>
      <text:p text:style-name="Standard">:</text:p>
      <text:p text:style-name="Standard">[object Object]</text:p>
      <text:p text:style-name="Standard">Col_TabUnfocused</text:p>
      <text:p text:style-name="Standard">:</text:p>
      <text:p text:style-name="Standard">[object Object]</text:p>
      <text:p text:style-name="Standard">Col_TabUnfocusedActive</text:p>
      <text:p text:style-name="Standard">:</text:p>
      <text:p text:style-name="Standard">[object Object]</text:p>
      <text:p text:style-name="Standard">Col_TableBorderLight</text:p>
      <text:p text:style-name="Standard">:</text:p>
      <text:p text:style-name="Standard">[object Object]</text:p>
      <text:p text:style-name="Standard">Col_TableBorderStrong</text:p>
      <text:p text:style-name="Standard">:</text:p>
      <text:p text:style-name="Standard">[object Object]</text:p>
      <text:p text:style-name="Standard">Col_TableHeaderBg</text:p>
      <text:p text:style-name="Standard">:</text:p>
      <text:p text:style-name="Standard">[object Object]</text:p>
      <text:p text:style-name="Standard">Col_TableRowBg</text:p>
      <text:p text:style-name="Standard">:</text:p>
      <text:p text:style-name="Standard">[object Object]</text:p>
      <text:p text:style-name="Standard">Col_TableRowBgAlt</text:p>
      <text:p text:style-name="Standard">:</text:p>
      <text:p text:style-name="Standard">[object Object]</text:p>
      <text:p text:style-name="Standard">Col_Text</text:p>
      <text:p text:style-name="Standard">:</text:p>
      <text:p text:style-name="Standard">[object Object]</text:p>
      <text:p text:style-name="Standard">Col_TextDisabled</text:p>
      <text:p text:style-name="Standard">:</text:p>
      <text:p text:style-name="Standard"><text:soft-page-break/>[object Object]</text:p>
      <text:p text:style-name="Standard">Col_TextSelectedBg</text:p>
      <text:p text:style-name="Standard">:</text:p>
      <text:p text:style-name="Standard">[object Object]</text:p>
      <text:p text:style-name="Standard">Col_TitleBg</text:p>
      <text:p text:style-name="Standard">:</text:p>
      <text:p text:style-name="Standard">[object Object]</text:p>
      <text:p text:style-name="Standard">Col_TitleBgActive</text:p>
      <text:p text:style-name="Standard">:</text:p>
      <text:p text:style-name="Standard">[object Object]</text:p>
      <text:p text:style-name="Standard">Col_TitleBgCollapsed</text:p>
      <text:p text:style-name="Standard">:</text:p>
      <text:p text:style-name="Standard">[object Object]</text:p>
      <text:p text:style-name="Standard">Col_WindowBg</text:p>
      <text:p text:style-name="Standard">:</text:p>
      <text:p text:style-name="Standard">[object Object]</text:p>
      <text:p text:style-name="Standard">ColorEditFlags_AlphaBar</text:p>
      <text:p text:style-name="Standard">:</text:p>
      <text:p text:style-name="Standard">[object Object]</text:p>
      <text:p text:style-name="Standard">ColorEditFlags_AlphaPreview</text:p>
      <text:p text:style-name="Standard">:</text:p>
      <text:p text:style-name="Standard">[object Object]</text:p>
      <text:p text:style-name="Standard">ColorEditFlags_AlphaPreviewHalf</text:p>
      <text:p text:style-name="Standard">:</text:p>
      <text:p text:style-name="Standard">[object Object]</text:p>
      <text:p text:style-name="Standard">ColorEditFlags_DisplayHSV</text:p>
      <text:p text:style-name="Standard">:</text:p>
      <text:p text:style-name="Standard">[object Object]</text:p>
      <text:p text:style-name="Standard">ColorEditFlags_DisplayHex</text:p>
      <text:p text:style-name="Standard">:</text:p>
      <text:p text:style-name="Standard">[object Object]</text:p>
      <text:p text:style-name="Standard">ColorEditFlags_DisplayRGB</text:p>
      <text:p text:style-name="Standard">:</text:p>
      <text:p text:style-name="Standard">[object Object]</text:p>
      <text:p text:style-name="Standard">ColorEditFlags_Float</text:p>
      <text:p text:style-name="Standard">:</text:p>
      <text:p text:style-name="Standard">[object Object]</text:p>
      <text:p text:style-name="Standard">ColorEditFlags_HDR</text:p>
      <text:p text:style-name="Standard">:</text:p>
      <text:p text:style-name="Standard">[object Object]</text:p>
      <text:p text:style-name="Standard">ColorEditFlags_InputHSV</text:p>
      <text:p text:style-name="Standard">:</text:p>
      <text:p text:style-name="Standard">[object Object]</text:p>
      <text:p text:style-name="Standard">ColorEditFlags_InputRGB</text:p>
      <text:p text:style-name="Standard">:</text:p>
      <text:p text:style-name="Standard">[object Object]</text:p>
      <text:p text:style-name="Standard">ColorEditFlags_NoAlpha</text:p>
      <text:p text:style-name="Standard">:</text:p>
      <text:p text:style-name="Standard">[object Object]</text:p>
      <text:p text:style-name="Standard">ColorEditFlags_NoBorder</text:p>
      <text:p text:style-name="Standard">:</text:p>
      <text:p text:style-name="Standard">[object Object]</text:p>
      <text:p text:style-name="Standard">ColorEditFlags_NoDragDrop</text:p>
      <text:p text:style-name="Standard">:</text:p>
      <text:p text:style-name="Standard"><text:soft-page-break/>[object Object]</text:p>
      <text:p text:style-name="Standard">ColorEditFlags_NoInputs</text:p>
      <text:p text:style-name="Standard">:</text:p>
      <text:p text:style-name="Standard">[object Object]</text:p>
      <text:p text:style-name="Standard">ColorEditFlags_NoLabel</text:p>
      <text:p text:style-name="Standard">:</text:p>
      <text:p text:style-name="Standard">[object Object]</text:p>
      <text:p text:style-name="Standard">ColorEditFlags_NoOptions</text:p>
      <text:p text:style-name="Standard">:</text:p>
      <text:p text:style-name="Standard">[object Object]</text:p>
      <text:p text:style-name="Standard">ColorEditFlags_NoPicker</text:p>
      <text:p text:style-name="Standard">:</text:p>
      <text:p text:style-name="Standard">[object Object]</text:p>
      <text:p text:style-name="Standard">ColorEditFlags_NoSidePreview</text:p>
      <text:p text:style-name="Standard">:</text:p>
      <text:p text:style-name="Standard">[object Object]</text:p>
      <text:p text:style-name="Standard">ColorEditFlags_NoSmallPreview</text:p>
      <text:p text:style-name="Standard">:</text:p>
      <text:p text:style-name="Standard">[object Object]</text:p>
      <text:p text:style-name="Standard">ColorEditFlags_NoTooltip</text:p>
      <text:p text:style-name="Standard">:</text:p>
      <text:p text:style-name="Standard">[object Object]</text:p>
      <text:p text:style-name="Standard">ColorEditFlags_None</text:p>
      <text:p text:style-name="Standard">:</text:p>
      <text:p text:style-name="Standard">[object Object]</text:p>
      <text:p text:style-name="Standard">ColorEditFlags_PickerHueBar</text:p>
      <text:p text:style-name="Standard">:</text:p>
      <text:p text:style-name="Standard">[object Object]</text:p>
      <text:p text:style-name="Standard">ColorEditFlags_PickerHueWheel</text:p>
      <text:p text:style-name="Standard">:</text:p>
      <text:p text:style-name="Standard">[object Object]</text:p>
      <text:p text:style-name="Standard">ColorEditFlags_Uint8</text:p>
      <text:p text:style-name="Standard">:</text:p>
      <text:p text:style-name="Standard">[object Object]</text:p>
      <text:p text:style-name="Standard">ColorEditFlags__DataTypeMask</text:p>
      <text:p text:style-name="Standard">:</text:p>
      <text:p text:style-name="Standard">[object Object]</text:p>
      <text:p text:style-name="Standard">ColorEditFlags__DisplayMask</text:p>
      <text:p text:style-name="Standard">:</text:p>
      <text:p text:style-name="Standard">[object Object]</text:p>
      <text:p text:style-name="Standard">ColorEditFlags__InputMask</text:p>
      <text:p text:style-name="Standard">:</text:p>
      <text:p text:style-name="Standard">[object Object]</text:p>
      <text:p text:style-name="Standard">ColorEditFlags__OptionsDefault</text:p>
      <text:p text:style-name="Standard">:</text:p>
      <text:p text:style-name="Standard">[object Object]</text:p>
      <text:p text:style-name="Standard">ColorEditFlags__PickerMask</text:p>
      <text:p text:style-name="Standard">:</text:p>
      <text:p text:style-name="Standard">[object Object]</text:p>
      <text:p text:style-name="Standard">ComboFlags_HeightLarge</text:p>
      <text:p text:style-name="Standard">:</text:p>
      <text:p text:style-name="Standard">[object Object]</text:p>
      <text:p text:style-name="Standard">ComboFlags_HeightLargest</text:p>
      <text:p text:style-name="Standard">:</text:p>
      <text:p text:style-name="Standard"><text:soft-page-break/>[object Object]</text:p>
      <text:p text:style-name="Standard">ComboFlags_HeightMask_</text:p>
      <text:p text:style-name="Standard">:</text:p>
      <text:p text:style-name="Standard">[object Object]</text:p>
      <text:p text:style-name="Standard">ComboFlags_HeightRegular</text:p>
      <text:p text:style-name="Standard">:</text:p>
      <text:p text:style-name="Standard">[object Object]</text:p>
      <text:p text:style-name="Standard">ComboFlags_HeightSmall</text:p>
      <text:p text:style-name="Standard">:</text:p>
      <text:p text:style-name="Standard">[object Object]</text:p>
      <text:p text:style-name="Standard">ComboFlags_NoArrowButton</text:p>
      <text:p text:style-name="Standard">:</text:p>
      <text:p text:style-name="Standard">[object Object]</text:p>
      <text:p text:style-name="Standard">ComboFlags_NoPreview</text:p>
      <text:p text:style-name="Standard">:</text:p>
      <text:p text:style-name="Standard">[object Object]</text:p>
      <text:p text:style-name="Standard">ComboFlags_None</text:p>
      <text:p text:style-name="Standard">:</text:p>
      <text:p text:style-name="Standard">[object Object]</text:p>
      <text:p text:style-name="Standard">ComboFlags_PopupAlignLeft</text:p>
      <text:p text:style-name="Standard">:</text:p>
      <text:p text:style-name="Standard">[object Object]</text:p>
      <text:p text:style-name="Standard">Cond_Always</text:p>
      <text:p text:style-name="Standard">:</text:p>
      <text:p text:style-name="Standard">[object Object]</text:p>
      <text:p text:style-name="Standard">Cond_Appearing</text:p>
      <text:p text:style-name="Standard">:</text:p>
      <text:p text:style-name="Standard">[object Object]</text:p>
      <text:p text:style-name="Standard">Cond_FirstUseEver</text:p>
      <text:p text:style-name="Standard">:</text:p>
      <text:p text:style-name="Standard">[object Object]</text:p>
      <text:p text:style-name="Standard">Cond_None</text:p>
      <text:p text:style-name="Standard">:</text:p>
      <text:p text:style-name="Standard">[object Object]</text:p>
      <text:p text:style-name="Standard">Cond_Once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ConfigFlags_DockingEnable</text:p>
      <text:p text:style-name="Standard">:</text:p>
      <text:p text:style-name="Standard">[object Object]</text:p>
      <text:p text:style-name="Standard">ConfigFlags_DpiEnableScaleFonts</text:p>
      <text:p text:style-name="Standard">:</text:p>
      <text:p text:style-name="Standard">[object Object]</text:p>
      <text:p text:style-name="Standard">ConfigFlags_DpiEnableScaleViewports</text:p>
      <text:p text:style-name="Standard">:</text:p>
      <text:p text:style-name="Standard">[object Object]</text:p>
      <text:p text:style-name="Standard">ConfigFlags_IsSRGB</text:p>
      <text:p text:style-name="Standard">:</text:p>
      <text:p text:style-name="Standard">[object Object]</text:p>
      <text:p text:style-name="Standard">ConfigFlags_IsTouchScreen</text:p>
      <text:p text:style-name="Standard">:</text:p>
      <text:p text:style-name="Standard">[object Object]</text:p>
      <text:p text:style-name="Standard"><text:soft-page-break/>ConfigFlags_NavEnableGamepad</text:p>
      <text:p text:style-name="Standard">:</text:p>
      <text:p text:style-name="Standard">[object Object]</text:p>
      <text:p text:style-name="Standard">ConfigFlags_NavEnableKeyboard</text:p>
      <text:p text:style-name="Standard">:</text:p>
      <text:p text:style-name="Standard">[object Object]</text:p>
      <text:p text:style-name="Standard">ConfigFlags_NavEnableSetMousePos</text:p>
      <text:p text:style-name="Standard">:</text:p>
      <text:p text:style-name="Standard">[object Object]</text:p>
      <text:p text:style-name="Standard">ConfigFlags_NavNoCaptureKeyboard</text:p>
      <text:p text:style-name="Standard">:</text:p>
      <text:p text:style-name="Standard">[object Object]</text:p>
      <text:p text:style-name="Standard">ConfigFlags_NoMouse</text:p>
      <text:p text:style-name="Standard">:</text:p>
      <text:p text:style-name="Standard">[object Object]</text:p>
      <text:p text:style-name="Standard">ConfigFlags_NoMouseCursorChange</text:p>
      <text:p text:style-name="Standard">:</text:p>
      <text:p text:style-name="Standard">[object Object]</text:p>
      <text:p text:style-name="Standard">ConfigFlags_None</text:p>
      <text:p text:style-name="Standard">:</text:p>
      <text:p text:style-name="Standard">[object Object]</text:p>
      <text:p text:style-name="Standard">ConfigFlags_ViewportsEnable</text:p>
      <text:p text:style-name="Standard">:</text:p>
      <text:p text:style-name="Standard">[object Object]</text:p>
      <text:p text:style-name="Standard">DataType_COUNT</text:p>
      <text:p text:style-name="Standard">:</text:p>
      <text:p text:style-name="Standard">[object Object]</text:p>
      <text:p text:style-name="Standard">DataType_Double</text:p>
      <text:p text:style-name="Standard">:</text:p>
      <text:p text:style-name="Standard">[object Object]</text:p>
      <text:p text:style-name="Standard">DataType_Float</text:p>
      <text:p text:style-name="Standard">:</text:p>
      <text:p text:style-name="Standard">[object Object]</text:p>
      <text:p text:style-name="Standard">DataType_S16</text:p>
      <text:p text:style-name="Standard">:</text:p>
      <text:p text:style-name="Standard">[object Object]</text:p>
      <text:p text:style-name="Standard">DataType_S32</text:p>
      <text:p text:style-name="Standard">:</text:p>
      <text:p text:style-name="Standard">[object Object]</text:p>
      <text:p text:style-name="Standard">DataType_S64</text:p>
      <text:p text:style-name="Standard">:</text:p>
      <text:p text:style-name="Standard">[object Object]</text:p>
      <text:p text:style-name="Standard">DataType_S8</text:p>
      <text:p text:style-name="Standard">:</text:p>
      <text:p text:style-name="Standard">[object Object]</text:p>
      <text:p text:style-name="Standard">DataType_U16</text:p>
      <text:p text:style-name="Standard">:</text:p>
      <text:p text:style-name="Standard">[object Object]</text:p>
      <text:p text:style-name="Standard">DataType_U32</text:p>
      <text:p text:style-name="Standard">:</text:p>
      <text:p text:style-name="Standard">[object Object]</text:p>
      <text:p text:style-name="Standard">DataType_U64</text:p>
      <text:p text:style-name="Standard">:</text:p>
      <text:p text:style-name="Standard">[object Object]</text:p>
      <text:p text:style-name="Standard"><text:soft-page-break/>DataType_U8</text:p>
      <text:p text:style-name="Standard">:</text:p>
      <text:p text:style-name="Standard">[object Object]</text:p>
      <text:p text:style-name="Standard">Dir_COUNT</text:p>
      <text:p text:style-name="Standard">:</text:p>
      <text:p text:style-name="Standard">[object Object]</text:p>
      <text:p text:style-name="Standard">Dir_Down</text:p>
      <text:p text:style-name="Standard">:</text:p>
      <text:p text:style-name="Standard">[object Object]</text:p>
      <text:p text:style-name="Standard">Dir_Left</text:p>
      <text:p text:style-name="Standard">:</text:p>
      <text:p text:style-name="Standard">[object Object]</text:p>
      <text:p text:style-name="Standard">Dir_None</text:p>
      <text:p text:style-name="Standard">:</text:p>
      <text:p text:style-name="Standard">[object Object]</text:p>
      <text:p text:style-name="Standard">Dir_Right</text:p>
      <text:p text:style-name="Standard">:</text:p>
      <text:p text:style-name="Standard">[object Object]</text:p>
      <text:p text:style-name="Standard">Dir_Up</text:p>
      <text:p text:style-name="Standard">:</text:p>
      <text:p text:style-name="Standard">[object Object]</text:p>
      <text:p text:style-name="Standard">DockNodeFlags_AutoHideTabBar</text:p>
      <text:p text:style-name="Standard">:</text:p>
      <text:p text:style-name="Standard">[object Object]</text:p>
      <text:p text:style-name="Standard">DockNodeFlags_KeepAliveOnly</text:p>
      <text:p text:style-name="Standard">:</text:p>
      <text:p text:style-name="Standard">[object Object]</text:p>
      <text:p text:style-name="Standard">DockNodeFlags_NoDockingInCentralNode</text:p>
      <text:p text:style-name="Standard">:</text:p>
      <text:p text:style-name="Standard">[object Object]</text:p>
      <text:p text:style-name="Standard">DockNodeFlags_NoResize</text:p>
      <text:p text:style-name="Standard">:</text:p>
      <text:p text:style-name="Standard">[object Object]</text:p>
      <text:p text:style-name="Standard">DockNodeFlags_NoSplit</text:p>
      <text:p text:style-name="Standard">:</text:p>
      <text:p text:style-name="Standard">[object Object]</text:p>
      <text:p text:style-name="Standard">DockNodeFlags_None</text:p>
      <text:p text:style-name="Standard">:</text:p>
      <text:p text:style-name="Standard">[object Object]</text:p>
      <text:p text:style-name="Standard">DockNodeFlags_PassthruCentralNode</text:p>
      <text:p text:style-name="Standard">:</text:p>
      <text:p text:style-name="Standard">[object Object]</text:p>
      <text:p text:style-name="Standard">DragDropFlags_AcceptBeforeDelivery</text:p>
      <text:p text:style-name="Standard">:</text:p>
      <text:p text:style-name="Standard">[object Object]</text:p>
      <text:p text:style-name="Standard">DragDropFlags_AcceptNoDrawDefaultRect</text:p>
      <text:p text:style-name="Standard">:</text:p>
      <text:p text:style-name="Standard">[object Object]</text:p>
      <text:p text:style-name="Standard">DragDropFlags_AcceptNoPreviewTooltip</text:p>
      <text:p text:style-name="Standard">:</text:p>
      <text:p text:style-name="Standard">[object Object]</text:p>
      <text:p text:style-name="Standard">DragDropFlags_AcceptPeekOnly</text:p>
      <text:p text:style-name="Standard">:</text:p>
      <text:p text:style-name="Standard">[object Object]</text:p>
      <text:p text:style-name="Standard"><text:soft-page-break/>DragDropFlags_None</text:p>
      <text:p text:style-name="Standard">:</text:p>
      <text:p text:style-name="Standard">[object Object]</text:p>
      <text:p text:style-name="Standard">DragDropFlags_SourceAllowNullID</text:p>
      <text:p text:style-name="Standard"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DragDropFlags_SourceAutoExpirePayload</text:p>
      <text:p text:style-name="Standard">:</text:p>
      <text:p text:style-name="Standard">[object Object]</text:p>
      <text:p text:style-name="Standard">DragDropFlags_SourceExtern</text:p>
      <text:p text:style-name="Standard">:</text:p>
      <text:p text:style-name="Standard">[object Object]</text:p>
      <text:p text:style-name="Standard">DragDropFlags_SourceNoDisableHover</text:p>
      <text:p text:style-name="Standard">:</text:p>
      <text:p text:style-name="Standard">[object Object]</text:p>
      <text:p text:style-name="Standard">DragDropFlags_SourceNoHoldToOpenOthers</text:p>
      <text:p text:style-name="Standard">:</text:p>
      <text:p text:style-name="Standard">[object Object]</text:p>
      <text:p text:style-name="Standard">DragDropFlags_SourceNoPreviewTooltip</text:p>
      <text:p text:style-name="Standard">:</text:p>
      <text:p text:style-name="Standard">[object Object]</text:p>
      <text:p text:style-name="Standard">FocusedFlags_AnyWindow</text:p>
      <text:p text:style-name="Standard">:</text:p>
      <text:p text:style-name="Standard">[object Object]</text:p>
      <text:p text:style-name="Standard">FocusedFlags_ChildWindows</text:p>
      <text:p text:style-name="Standard">:</text:p>
      <text:p text:style-name="Standard">[object Object]</text:p>
      <text:p text:style-name="Standard">FocusedFlags_None</text:p>
      <text:p text:style-name="Standard">:</text:p>
      <text:p text:style-name="Standard">[object Object]</text:p>
      <text:p text:style-name="Standard">FocusedFlags_RootAndChildWindows</text:p>
      <text:p text:style-name="Standard">:</text:p>
      <text:p text:style-name="Standard">[object Object]</text:p>
      <text:p text:style-name="Standard">FocusedFlags_RootWindow</text:p>
      <text:p text:style-name="Standard">:</text:p>
      <text:p text:style-name="Standard">[object Object]</text:p>
      <text:p text:style-name="Standard">HoveredFlags_AllowWhenBlockedByActiveItem</text:p>
      <text:p text:style-name="Standard">:</text:p>
      <text:p text:style-name="Standard">[object Object]</text:p>
      <text:p text:style-name="Standard">HoveredFlags_AllowWhenBlockedByPopup</text:p>
      <text:p text:style-name="Standard">:</text:p>
      <text:p text:style-name="Standard">[object Object]</text:p>
      <text:p text:style-name="Standard">HoveredFlags_AllowWhenDisabled</text:p>
      <text:p text:style-name="Standard">:</text:p>
      <text:p text:style-name="Standard">[object Object]</text:p>
      <text:p text:style-name="Standard">HoveredFlags_AllowWhenOverlapped</text:p>
      <text:p text:style-name="Standard">:</text:p>
      <text:p text:style-name="Standard">[object Object]</text:p>
      <text:p text:style-name="Standard">HoveredFlags_AnyWindow</text:p>
      <text:p text:style-name="Standard">:</text:p>
      <text:p text:style-name="Standard">[object Object]</text:p>
      <text:p text:style-name="Standard">HoveredFlags_ChildWindows</text:p>
      <text:p text:style-name="Standard"><text:soft-page-break/>:</text:p>
      <text:p text:style-name="Standard">[object Object]</text:p>
      <text:p text:style-name="Standard">HoveredFlags_None</text:p>
      <text:p text:style-name="Standard">:</text:p>
      <text:p text:style-name="Standard">[object Object]</text:p>
      <text:p text:style-name="Standard">HoveredFlags_RectOnly</text:p>
      <text:p text:style-name="Standard">:</text:p>
      <text:p text:style-name="Standard">[object Object]</text:p>
      <text:p text:style-name="Standard">HoveredFlags_RootAndChildWindows</text:p>
      <text:p text:style-name="Standard">:</text:p>
      <text:p text:style-name="Standard">[object Object]</text:p>
      <text:p text:style-name="Standard">HoveredFlags_RootWindow</text:p>
      <text:p text:style-name="Standard">:</text:p>
      <text:p text:style-name="Standard">[object Object]</text:p>
      <text:p text:style-name="Standard">ImDrawCornerFlags_All</text:p>
      <text:p text:style-name="Standard">:</text:p>
      <text:p text:style-name="Standard">[object Object]</text:p>
      <text:p text:style-name="Standard">ImDrawCornerFlags_Bot</text:p>
      <text:p text:style-name="Standard">:</text:p>
      <text:p text:style-name="Standard">[object Object]</text:p>
      <text:p text:style-name="Standard">ImDrawCornerFlags_BotLeft</text:p>
      <text:p text:style-name="Standard">:</text:p>
      <text:p text:style-name="Standard">[object Object]</text:p>
      <text:p text:style-name="Standard">ImDrawCornerFlags_BotRight</text:p>
      <text:p text:style-name="Standard">:</text:p>
      <text:p text:style-name="Standard">[object Object]</text:p>
      <text:p text:style-name="Standard">ImDrawCornerFlags_Left</text:p>
      <text:p text:style-name="Standard">:</text:p>
      <text:p text:style-name="Standard">[object Object]</text:p>
      <text:p text:style-name="Standard">ImDrawCornerFlags_None</text:p>
      <text:p text:style-name="Standard">:</text:p>
      <text:p text:style-name="Standard">[object Object]</text:p>
      <text:p text:style-name="Standard">ImDrawCornerFlags_Right</text:p>
      <text:p text:style-name="Standard">:</text:p>
      <text:p text:style-name="Standard">[object Object]</text:p>
      <text:p text:style-name="Standard">ImDrawCornerFlags_Top</text:p>
      <text:p text:style-name="Standard">:</text:p>
      <text:p text:style-name="Standard">[object Object]</text:p>
      <text:p text:style-name="Standard">ImDrawCornerFlags_TopLeft</text:p>
      <text:p text:style-name="Standard">:</text:p>
      <text:p text:style-name="Standard">[object Object]</text:p>
      <text:p text:style-name="Standard">ImDrawCornerFlags_TopRight</text:p>
      <text:p text:style-name="Standard">:</text:p>
      <text:p text:style-name="Standard">[object Object]</text:p>
      <text:p text:style-name="Standard">ImDrawListFlags_AllowVtxOffset</text:p>
      <text:p text:style-name="Standard">:</text:p>
      <text:p text:style-name="Standard">[object Object]</text:p>
      <text:p text:style-name="Standard">ImDrawListFlags_AntiAliasedFill</text:p>
      <text:p text:style-name="Standard">:</text:p>
      <text:p text:style-name="Standard">[object Object]</text:p>
      <text:p text:style-name="Standard">ImDrawListFlags_AntiAliasedLines</text:p>
      <text:p text:style-name="Standard">:</text:p>
      <text:p text:style-name="Standard">[object Object]</text:p>
      <text:p text:style-name="Standard">ImDrawListFlags_AntiAliasedLinesUseTex</text:p>
      <text:p text:style-name="Standard"><text:soft-page-break/>:</text:p>
      <text:p text:style-name="Standard">[object Object]</text:p>
      <text:p text:style-name="Standard">ImDrawListFlags_None</text:p>
      <text:p text:style-name="Standard">:</text:p>
      <text:p text:style-name="Standard">[object Object]</text:p>
      <text:p text:style-name="Standard">ImFontAtlasFlags_NoBakedLines</text:p>
      <text:p text:style-name="Standard">:</text:p>
      <text:p text:style-name="Standard">[object Object]</text:p>
      <text:p text:style-name="Standard">ImFontAtlasFlags_NoMouseCursors</text:p>
      <text:p text:style-name="Standard">:</text:p>
      <text:p text:style-name="Standard">[object Object]</text:p>
      <text:p text:style-name="Standard">ImFontAtlasFlags_NoPowerOfTwoHeight</text:p>
      <text:p text:style-name="Standard">:</text:p>
      <text:p text:style-name="Standard">[object Object]</text:p>
      <text:p text:style-name="Standard">ImFontAtlasFlags_None</text:p>
      <text:p text:style-name="Standard">:</text:p>
      <text:p text:style-name="Standard">[object Object]</text:p>
      <text:p text:style-name="Standard">InputTextFlags_AllowTabInput</text:p>
      <text:p text:style-name="Standard">:</text:p>
      <text:p text:style-name="Standard">[object Object]</text:p>
      <text:p text:style-name="Standard">InputTextFlags_AlwaysInsertMode</text:p>
      <text:p text:style-name="Standard">:</text:p>
      <text:p text:style-name="Standard">[object Object]</text:p>
      <text:p text:style-name="Standard">InputTextFlags_AutoSelectAll</text:p>
      <text:p text:style-name="Standard">:</text:p>
      <text:p text:style-name="Standard">[object Object]</text:p>
      <text:p text:style-name="Standard">InputTextFlags_CallbackAlways</text:p>
      <text:p text:style-name="Standard">:</text:p>
      <text:p text:style-name="Standard">[object Object]</text:p>
      <text:p text:style-name="Standard">InputTextFlags_CallbackCharFilter</text:p>
      <text:p text:style-name="Standard">:</text:p>
      <text:p text:style-name="Standard">[object Object]</text:p>
      <text:p text:style-name="Standard">InputTextFlags_CallbackCompletion</text:p>
      <text:p text:style-name="Standard">:</text:p>
      <text:p text:style-name="Standard">[object Object]</text:p>
      <text:p text:style-name="Standard">InputTextFlags_CallbackEdit</text:p>
      <text:p text:style-name="Standard">:</text:p>
      <text:p text:style-name="Standard">[object Object]</text:p>
      <text:p text:style-name="Standard">InputTextFlags_CallbackHistory</text:p>
      <text:p text:style-name="Standard">:</text:p>
      <text:p text:style-name="Standard">[object Object]</text:p>
      <text:p text:style-name="Standard">InputTextFlags_CallbackResize</text:p>
      <text:p text:style-name="Standard">:</text:p>
      <text:p text:style-name="Standard">[object Object]</text:p>
      <text:p text:style-name="Standard">InputTextFlags_CharsDecimal</text:p>
      <text:p text:style-name="Standard">:</text:p>
      <text:p text:style-name="Standard">[object Object]</text:p>
      <text:p text:style-name="Standard">InputTextFlags_CharsHexadecimal</text:p>
      <text:p text:style-name="Standard">:</text:p>
      <text:p text:style-name="Standard">[object Object]</text:p>
      <text:p text:style-name="Standard">InputTextFlags_CharsNoBlank</text:p>
      <text:p text:style-name="Standard">:</text:p>
      <text:p text:style-name="Standard">[object Object]</text:p>
      <text:p text:style-name="Standard">InputTextFlags_CharsScientific</text:p>
      <text:p text:style-name="Standard"><text:soft-page-break/>:</text:p>
      <text:p text:style-name="Standard">[object Object]</text:p>
      <text:p text:style-name="Standard">InputTextFlags_CharsUppercase</text:p>
      <text:p text:style-name="Standard">:</text:p>
      <text:p text:style-name="Standard">[object Object]</text:p>
      <text:p text:style-name="Standard">InputTextFlags_CtrlEnterForNewLine</text:p>
      <text:p text:style-name="Standard">:</text:p>
      <text:p text:style-name="Standard">[object Object]</text:p>
      <text:p text:style-name="Standard">InputTextFlags_EnterReturnsTrue</text:p>
      <text:p text:style-name="Standard">:</text:p>
      <text:p text:style-name="Standard">[object Object]</text:p>
      <text:p text:style-name="Standard">InputTextFlags_Multiline</text:p>
      <text:p text:style-name="Standard">:</text:p>
      <text:p text:style-name="Standard">[object Object]</text:p>
      <text:p text:style-name="Standard">InputTextFlags_NoHorizontalScroll</text:p>
      <text:p text:style-name="Standard">:</text:p>
      <text:p text:style-name="Standard">[object Object]</text:p>
      <text:p text:style-name="Standard">InputTextFlags_NoMarkEdited</text:p>
      <text:p text:style-name="Standard">:</text:p>
      <text:p text:style-name="Standard">[object Object]</text:p>
      <text:p text:style-name="Standard">InputTextFlags_NoUndoRedo</text:p>
      <text:p text:style-name="Standard">:</text:p>
      <text:p text:style-name="Standard">[object Object]</text:p>
      <text:p text:style-name="Standard">InputTextFlags_None</text:p>
      <text:p text:style-name="Standard">:</text:p>
      <text:p text:style-name="Standard">[object Object]</text:p>
      <text:p text:style-name="Standard">InputTextFlags_Password</text:p>
      <text:p text:style-name="Standard">:</text:p>
      <text:p text:style-name="Standard">[object Object]</text:p>
      <text:p text:style-name="Standard">InputTextFlags_ReadOnly</text:p>
      <text:p text:style-name="Standard">:</text:p>
      <text:p text:style-name="Standard">[object Object]</text:p>
      <text:p text:style-name="Standard">KeyModFlags_Alt</text:p>
      <text:p text:style-name="Standard">:</text:p>
      <text:p text:style-name="Standard">[object Object]</text:p>
      <text:p text:style-name="Standard">KeyModFlags_Ctrl</text:p>
      <text:p text:style-name="Standard">:</text:p>
      <text:p text:style-name="Standard">[object Object]</text:p>
      <text:p text:style-name="Standard">KeyModFlags_None</text:p>
      <text:p text:style-name="Standard">:</text:p>
      <text:p text:style-name="Standard">[object Object]</text:p>
      <text:p text:style-name="Standard">KeyModFlags_Shift</text:p>
      <text:p text:style-name="Standard">:</text:p>
      <text:p text:style-name="Standard">[object Object]</text:p>
      <text:p text:style-name="Standard">KeyModFlags_Super</text:p>
      <text:p text:style-name="Standard">:</text:p>
      <text:p text:style-name="Standard">[object Object]</text:p>
      <text:p text:style-name="Standard">Key_A</text:p>
      <text:p text:style-name="Standard">:</text:p>
      <text:p text:style-name="Standard">[object Object]</text:p>
      <text:p text:style-name="Standard">Key_Backspace</text:p>
      <text:p text:style-name="Standard">:</text:p>
      <text:p text:style-name="Standard">[object Object]</text:p>
      <text:p text:style-name="Standard">Key_C</text:p>
      <text:p text:style-name="Standard"><text:soft-page-break/>:</text:p>
      <text:p text:style-name="Standard">[object Object]</text:p>
      <text:p text:style-name="Standard">Key_COUNT</text:p>
      <text:p text:style-name="Standard">:</text:p>
      <text:p text:style-name="Standard">[object Object]</text:p>
      <text:p text:style-name="Standard">Key_Delete</text:p>
      <text:p text:style-name="Standard">:</text:p>
      <text:p text:style-name="Standard">[object Object]</text:p>
      <text:p text:style-name="Standard">Key_DownArrow</text:p>
      <text:p text:style-name="Standard">:</text:p>
      <text:p text:style-name="Standard">[object Object]</text:p>
      <text:p text:style-name="Standard">Key_End</text:p>
      <text:p text:style-name="Standard">:</text:p>
      <text:p text:style-name="Standard">[object Object]</text:p>
      <text:p text:style-name="Standard">Key_Enter</text:p>
      <text:p text:style-name="Standard">:</text:p>
      <text:p text:style-name="Standard">[object Object]</text:p>
      <text:p text:style-name="Standard">Key_Escape</text:p>
      <text:p text:style-name="Standard">:</text:p>
      <text:p text:style-name="Standard">[object Object]</text:p>
      <text:p text:style-name="Standard">Key_Home</text:p>
      <text:p text:style-name="Standard">:</text:p>
      <text:p text:style-name="Standard">[object Object]</text:p>
      <text:p text:style-name="Standard">Key_Insert</text:p>
      <text:p text:style-name="Standard">:</text:p>
      <text:p text:style-name="Standard">[object Object]</text:p>
      <text:p text:style-name="Standard">Key_KeyPadEnter</text:p>
      <text:p text:style-name="Standard">:</text:p>
      <text:p text:style-name="Standard">[object Object]</text:p>
      <text:p text:style-name="Standard">Key_LeftArrow</text:p>
      <text:p text:style-name="Standard">:</text:p>
      <text:p text:style-name="Standard">[object Object]</text:p>
      <text:p text:style-name="Standard">Key_PageDown</text:p>
      <text:p text:style-name="Standard">:</text:p>
      <text:p text:style-name="Standard">[object Object]</text:p>
      <text:p text:style-name="Standard">Key_PageUp</text:p>
      <text:p text:style-name="Standard">:</text:p>
      <text:p text:style-name="Standard">[object Object]</text:p>
      <text:p text:style-name="Standard">Key_RightArrow</text:p>
      <text:p text:style-name="Standard">:</text:p>
      <text:p text:style-name="Standard">[object Object]</text:p>
      <text:p text:style-name="Standard">Key_Space</text:p>
      <text:p text:style-name="Standard">:</text:p>
      <text:p text:style-name="Standard">[object Object]</text:p>
      <text:p text:style-name="Standard">Key_Tab</text:p>
      <text:p text:style-name="Standard">:</text:p>
      <text:p text:style-name="Standard">[object Object]</text:p>
      <text:p text:style-name="Standard">Key_UpArrow</text:p>
      <text:p text:style-name="Standard">:</text:p>
      <text:p text:style-name="Standard">[object Object]</text:p>
      <text:p text:style-name="Standard">Key_V</text:p>
      <text:p text:style-name="Standard">:</text:p>
      <text:p text:style-name="Standard">[object Object]</text:p>
      <text:p text:style-name="Standard">Key_X</text:p>
      <text:p text:style-name="Standard"><text:soft-page-break/>:</text:p>
      <text:p text:style-name="Standard">[object Object]</text:p>
      <text:p text:style-name="Standard">Key_Y</text:p>
      <text:p text:style-name="Standard">:</text:p>
      <text:p text:style-name="Standard">[object Object]</text:p>
      <text:p text:style-name="Standard">Key_Z</text:p>
      <text:p text:style-name="Standard">:</text:p>
      <text:p text:style-name="Standard">[object Object]</text:p>
      <text:p text:style-name="Standard">MouseButton_COUNT</text:p>
      <text:p text:style-name="Standard">:</text:p>
      <text:p text:style-name="Standard">[object Object]</text:p>
      <text:p text:style-name="Standard">MouseButton_Left</text:p>
      <text:p text:style-name="Standard">:</text:p>
      <text:p text:style-name="Standard">[object Object]</text:p>
      <text:p text:style-name="Standard">MouseButton_Middle</text:p>
      <text:p text:style-name="Standard">:</text:p>
      <text:p text:style-name="Standard">[object Object]</text:p>
      <text:p text:style-name="Standard">MouseButton_Right</text:p>
      <text:p text:style-name="Standard">:</text:p>
      <text:p text:style-name="Standard">[object Object]</text:p>
      <text:p text:style-name="Standard">MouseCursor_Arrow</text:p>
      <text:p text:style-name="Standard">:</text:p>
      <text:p text:style-name="Standard">[object Object]</text:p>
      <text:p text:style-name="Standard">MouseCursor_COUNT</text:p>
      <text:p text:style-name="Standard">:</text:p>
      <text:p text:style-name="Standard">[object Object]</text:p>
      <text:p text:style-name="Standard">MouseCursor_Hand</text:p>
      <text:p text:style-name="Standard">:</text:p>
      <text:p text:style-name="Standard">[object Object]</text:p>
      <text:p text:style-name="Standard">MouseCursor_None</text:p>
      <text:p text:style-name="Standard">:</text:p>
      <text:p text:style-name="Standard">[object Object]</text:p>
      <text:p text:style-name="Standard">MouseCursor_NotAllowed</text:p>
      <text:p text:style-name="Standard">:</text:p>
      <text:p text:style-name="Standard">[object Object]</text:p>
      <text:p text:style-name="Standard">MouseCursor_ResizeAll</text:p>
      <text:p text:style-name="Standard">:</text:p>
      <text:p text:style-name="Standard">[object Object]</text:p>
      <text:p text:style-name="Standard">MouseCursor_ResizeEW</text:p>
      <text:p text:style-name="Standard">:</text:p>
      <text:p text:style-name="Standard">[object Object]</text:p>
      <text:p text:style-name="Standard">MouseCursor_ResizeNESW</text:p>
      <text:p text:style-name="Standard">:</text:p>
      <text:p text:style-name="Standard">[object Object]</text:p>
      <text:p text:style-name="Standard">MouseCursor_ResizeNS</text:p>
      <text:p text:style-name="Standard">:</text:p>
      <text:p text:style-name="Standard">[object Object]</text:p>
      <text:p text:style-name="Standard">MouseCursor_ResizeNWSE</text:p>
      <text:p text:style-name="Standard">:</text:p>
      <text:p text:style-name="Standard">[object Object]</text:p>
      <text:p text:style-name="Standard">MouseCursor_TextInput</text:p>
      <text:p text:style-name="Standard">:</text:p>
      <text:p text:style-name="Standard">[object Object]</text:p>
      <text:p text:style-name="Standard">NavInput_Activate</text:p>
      <text:p text:style-name="Standard"><text:soft-page-break/>:</text:p>
      <text:p text:style-name="Standard">[object Object]</text:p>
      <text:p text:style-name="Standard">NavInput_COUNT</text:p>
      <text:p text:style-name="Standard">:</text:p>
      <text:p text:style-name="Standard">[object Object]</text:p>
      <text:p text:style-name="Standard">NavInput_Cancel</text:p>
      <text:p text:style-name="Standard">:</text:p>
      <text:p text:style-name="Standard">[object Object]</text:p>
      <text:p text:style-name="Standard">NavInput_DpadDown</text:p>
      <text:p text:style-name="Standard">:</text:p>
      <text:p text:style-name="Standard">[object Object]</text:p>
      <text:p text:style-name="Standard">NavInput_DpadLeft</text:p>
      <text:p text:style-name="Standard">:</text:p>
      <text:p text:style-name="Standard">[object Object]</text:p>
      <text:p text:style-name="Standard">NavInput_DpadRight</text:p>
      <text:p text:style-name="Standard">:</text:p>
      <text:p text:style-name="Standard">[object Object]</text:p>
      <text:p text:style-name="Standard">NavInput_DpadUp</text:p>
      <text:p text:style-name="Standard">:</text:p>
      <text:p text:style-name="Standard">[object Object]</text:p>
      <text:p text:style-name="Standard">NavInput_FocusNext</text:p>
      <text:p text:style-name="Standard">:</text:p>
      <text:p text:style-name="Standard">[object Object]</text:p>
      <text:p text:style-name="Standard">NavInput_FocusPrev</text:p>
      <text:p text:style-name="Standard">:</text:p>
      <text:p text:style-name="Standard">[object Object]</text:p>
      <text:p text:style-name="Standard">NavInput_Input</text:p>
      <text:p text:style-name="Standard">:</text:p>
      <text:p text:style-name="Standard">[object Object]</text:p>
      <text:p text:style-name="Standard">NavInput_InternalStart_</text:p>
      <text:p text:style-name="Standard">:</text:p>
      <text:p text:style-name="Standard">[object Object]</text:p>
      <text:p text:style-name="Standard">NavInput_KeyDown_</text:p>
      <text:p text:style-name="Standard">:</text:p>
      <text:p text:style-name="Standard">[object Object]</text:p>
      <text:p text:style-name="Standard">NavInput_KeyLeft_</text:p>
      <text:p text:style-name="Standard">:</text:p>
      <text:p text:style-name="Standard">[object Object]</text:p>
      <text:p text:style-name="Standard">NavInput_KeyMenu_</text:p>
      <text:p text:style-name="Standard">:</text:p>
      <text:p text:style-name="Standard">[object Object]</text:p>
      <text:p text:style-name="Standard">NavInput_KeyRight_</text:p>
      <text:p text:style-name="Standard">:</text:p>
      <text:p text:style-name="Standard">[object Object]</text:p>
      <text:p text:style-name="Standard">NavInput_KeyUp_</text:p>
      <text:p text:style-name="Standard">:</text:p>
      <text:p text:style-name="Standard">[object Object]</text:p>
      <text:p text:style-name="Standard">NavInput_LStickDown</text:p>
      <text:p text:style-name="Standard">:</text:p>
      <text:p text:style-name="Standard">[object Object]</text:p>
      <text:p text:style-name="Standard">NavInput_LStickLeft</text:p>
      <text:p text:style-name="Standard">:</text:p>
      <text:p text:style-name="Standard">[object Object]</text:p>
      <text:p text:style-name="Standard">NavInput_LStickRight</text:p>
      <text:p text:style-name="Standard"><text:soft-page-break/>:</text:p>
      <text:p text:style-name="Standard">[object Object]</text:p>
      <text:p text:style-name="Standard">NavInput_LStickUp</text:p>
      <text:p text:style-name="Standard">:</text:p>
      <text:p text:style-name="Standard">[object Object]</text:p>
      <text:p text:style-name="Standard">NavInput_Menu</text:p>
      <text:p text:style-name="Standard">:</text:p>
      <text:p text:style-name="Standard">[object Object]</text:p>
      <text:p text:style-name="Standard">NavInput_TweakFast</text:p>
      <text:p text:style-name="Standard">:</text:p>
      <text:p text:style-name="Standard">[object Object]</text:p>
      <text:p text:style-name="Standard">NavInput_TweakSlow</text:p>
      <text:p text:style-name="Standard">:</text:p>
      <text:p text:style-name="Standard">[object Object]</text:p>
      <text:p text:style-name="Standard">PlotMulti2NumberFormat</text:p>
      <text:p text:style-name="Standard">{6}</text:p>
      <text:p text:style-name="Standard">FORMAT_BYTE</text:p>
      <text:p text:style-name="Standard">:</text:p>
      <text:p text:style-name="Standard">[object Object]</text:p>
      <text:p text:style-name="Standard">FORMAT_METRIC</text:p>
      <text:p text:style-name="Standard">:</text:p>
      <text:p text:style-name="Standard">[object Object]</text:p>
      <text:p text:style-name="Standard">FORMAT_NONE</text:p>
      <text:p text:style-name="Standard">:</text:p>
      <text:p text:style-name="Standard">[object Object]</text:p>
      <text:p text:style-name="Standard">GRID_ENABLE</text:p>
      <text:p text:style-name="Standard">:</text:p>
      <text:p text:style-name="Standard">[object Object]</text:p>
      <text:p text:style-name="Standard">USE_FIRST_Y_AXIS</text:p>
      <text:p text:style-name="Standard">:</text:p>
      <text:p text:style-name="Standard">[object Object]</text:p>
      <text:p text:style-name="Standard">USE_SECOND_Y_AXIS</text:p>
      <text:p text:style-name="Standard">:</text:p>
      <text:p text:style-name="Standard">[object Object]</text:p>
      <text:p text:style-name="Standard">PopupFlags_AnyPopup</text:p>
      <text:p text:style-name="Standard">:</text:p>
      <text:p text:style-name="Standard">[object Object]</text:p>
      <text:p text:style-name="Standard">PopupFlags_AnyPopupId</text:p>
      <text:p text:style-name="Standard">:</text:p>
      <text:p text:style-name="Standard">[object Object]</text:p>
      <text:p text:style-name="Standard">PopupFlags_AnyPopupLevel</text:p>
      <text:p text:style-name="Standard">:</text:p>
      <text:p text:style-name="Standard">[object Object]</text:p>
      <text:p text:style-name="Standard">PopupFlags_MouseButtonDefault_</text:p>
      <text:p text:style-name="Standard">:</text:p>
      <text:p text:style-name="Standard">[object Object]</text:p>
      <text:p text:style-name="Standard">PopupFlags_MouseButtonLeft</text:p>
      <text:p text:style-name="Standard">:</text:p>
      <text:p text:style-name="Standard">[object Object]</text:p>
      <text:p text:style-name="Standard">PopupFlags_MouseButtonMask_</text:p>
      <text:p text:style-name="Standard">:</text:p>
      <text:p text:style-name="Standard">[object Object]</text:p>
      <text:p text:style-name="Standard">PopupFlags_MouseButtonMiddle</text:p>
      <text:p text:style-name="Standard">:</text:p>
      <text:p text:style-name="Standard"><text:soft-page-break/>[object Object]</text:p>
      <text:p text:style-name="Standard">PopupFlags_MouseButtonRight</text:p>
      <text:p text:style-name="Standard">:</text:p>
      <text:p text:style-name="Standard">[object Object]</text:p>
      <text:p text:style-name="Standard">PopupFlags_NoOpenOverExistingPopup</text:p>
      <text:p text:style-name="Standard">:</text:p>
      <text:p text:style-name="Standard">[object Object]</text:p>
      <text:p text:style-name="Standard">PopupFlags_NoOpenOverItems</text:p>
      <text:p text:style-name="Standard">:</text:p>
      <text:p text:style-name="Standard">[object Object]</text:p>
      <text:p text:style-name="Standard">PopupFlags_None</text:p>
      <text:p text:style-name="Standard">:</text:p>
      <text:p text:style-name="Standard">[object Object]</text:p>
      <text:p text:style-name="Standard">SelectableFlags_AllowDoubleClick</text:p>
      <text:p text:style-name="Standard">:</text:p>
      <text:p text:style-name="Standard">[object Object]</text:p>
      <text:p text:style-name="Standard">SelectableFlags_AllowItemOverlap</text:p>
      <text:p text:style-name="Standard">:</text:p>
      <text:p text:style-name="Standard">[object Object]</text:p>
      <text:p text:style-name="Standard">SelectableFlags_Disabled</text:p>
      <text:p text:style-name="Standard">:</text:p>
      <text:p text:style-name="Standard">[object Object]</text:p>
      <text:p text:style-name="Standard">SelectableFlags_DontClosePopups</text:p>
      <text:p text:style-name="Standard">:</text:p>
      <text:p text:style-name="Standard">[object Object]</text:p>
      <text:p text:style-name="Standard">SelectableFlags_None</text:p>
      <text:p text:style-name="Standard">:</text:p>
      <text:p text:style-name="Standard">[object Object]</text:p>
      <text:p text:style-name="Standard">SelectableFlags_SpanAllColumns</text:p>
      <text:p text:style-name="Standard">:</text:p>
      <text:p text:style-name="Standard">[object Object]</text:p>
      <text:p text:style-name="Standard">SliderFlags_AlwaysClamp</text:p>
      <text:p text:style-name="Standard">:</text:p>
      <text:p text:style-name="Standard">[object Object]</text:p>
      <text:p text:style-name="Standard">SliderFlags_InvalidMask_</text:p>
      <text:p text:style-name="Standard">:</text:p>
      <text:p text:style-name="Standard">[object Object]</text:p>
      <text:p text:style-name="Standard">SliderFlags_Logarithmic</text:p>
      <text:p text:style-name="Standard">:</text:p>
      <text:p text:style-name="Standard">[object Object]</text:p>
      <text:p text:style-name="Standard">SliderFlags_NoInput</text:p>
      <text:p text:style-name="Standard">:</text:p>
      <text:p text:style-name="Standard">[object Object]</text:p>
      <text:p text:style-name="Standard">SliderFlags_NoRoundToFormat</text:p>
      <text:p text:style-name="Standard">:</text:p>
      <text:p text:style-name="Standard">[object Object]</text:p>
      <text:p text:style-name="Standard">SliderFlags_None</text:p>
      <text:p text:style-name="Standard">:</text:p>
      <text:p text:style-name="Standard">[object Object]</text:p>
      <text:p text:style-name="Standard">SortDirection_Ascending</text:p>
      <text:p text:style-name="Standard">:</text:p>
      <text:p text:style-name="Standard">[object Object]</text:p>
      <text:p text:style-name="Standard">SortDirection_Descending</text:p>
      <text:p text:style-name="Standard">:</text:p>
      <text:p text:style-name="Standard"><text:soft-page-break/>[object Object]</text:p>
      <text:p text:style-name="Standard">SortDirection_None</text:p>
      <text:p text:style-name="Standard">:</text:p>
      <text:p text:style-name="Standard">[object Object]</text:p>
      <text:p text:style-name="Standard">StyleVar_Alpha</text:p>
      <text:p text:style-name="Standard">:</text:p>
      <text:p text:style-name="Standard">[object Object]</text:p>
      <text:p text:style-name="Standard">StyleVar_ButtonTextAlign</text:p>
      <text:p text:style-name="Standard">:</text:p>
      <text:p text:style-name="Standard">[object Object]</text:p>
      <text:p text:style-name="Standard">StyleVar_COUNT</text:p>
      <text:p text:style-name="Standard">:</text:p>
      <text:p text:style-name="Standard">[object Object]</text:p>
      <text:p text:style-name="Standard">StyleVar_CellPadding</text:p>
      <text:p text:style-name="Standard">:</text:p>
      <text:p text:style-name="Standard">[object Object]</text:p>
      <text:p text:style-name="Standard">StyleVar_ChildBorderSize</text:p>
      <text:p text:style-name="Standard">:</text:p>
      <text:p text:style-name="Standard">[object Object]</text:p>
      <text:p text:style-name="Standard">StyleVar_ChildRounding</text:p>
      <text:p text:style-name="Standard">:</text:p>
      <text:p text:style-name="Standard">[object Object]</text:p>
      <text:p text:style-name="Standard">StyleVar_FrameBorderSize</text:p>
      <text:p text:style-name="Standard">:</text:p>
      <text:p text:style-name="Standard">[object Object]</text:p>
      <text:p text:style-name="Standard">StyleVar_FramePadding</text:p>
      <text:p text:style-name="Standard">:</text:p>
      <text:p text:style-name="Standard">[object Object]</text:p>
      <text:p text:style-name="Standard">StyleVar_FrameRounding</text:p>
      <text:p text:style-name="Standard">:</text:p>
      <text:p text:style-name="Standard">[object Object]</text:p>
      <text:p text:style-name="Standard">StyleVar_GrabMinSize</text:p>
      <text:p text:style-name="Standard">:</text:p>
      <text:p text:style-name="Standard">[object Object]</text:p>
      <text:p text:style-name="Standard">StyleVar_GrabRounding</text:p>
      <text:p text:style-name="Standard">:</text:p>
      <text:p text:style-name="Standard">[object Object]</text:p>
      <text:p text:style-name="Standard">StyleVar_IndentSpacing</text:p>
      <text:p text:style-name="Standard">:</text:p>
      <text:p text:style-name="Standard">[object Object]</text:p>
      <text:p text:style-name="Standard">StyleVar_ItemInnerSpacing</text:p>
      <text:p text:style-name="Standard">:</text:p>
      <text:p text:style-name="Standard">[object Object]</text:p>
      <text:p text:style-name="Standard">StyleVar_ItemSpacing</text:p>
      <text:p text:style-name="Standard">:</text:p>
      <text:p text:style-name="Standard">[object Object]</text:p>
      <text:p text:style-name="Standard">StyleVar_PopupBorderSize</text:p>
      <text:p text:style-name="Standard">:</text:p>
      <text:p text:style-name="Standard">[object Object]</text:p>
      <text:p text:style-name="Standard">StyleVar_PopupRounding</text:p>
      <text:p text:style-name="Standard">:</text:p>
      <text:p text:style-name="Standard">[object Object]</text:p>
      <text:p text:style-name="Standard">StyleVar_ScrollbarRounding</text:p>
      <text:p text:style-name="Standard">:</text:p>
      <text:p text:style-name="Standard"><text:soft-page-break/>[object Object]</text:p>
      <text:p text:style-name="Standard">StyleVar_ScrollbarSize</text:p>
      <text:p text:style-name="Standard">:</text:p>
      <text:p text:style-name="Standard">[object Object]</text:p>
      <text:p text:style-name="Standard">StyleVar_SelectableTextAlign</text:p>
      <text:p text:style-name="Standard">:</text:p>
      <text:p text:style-name="Standard">[object Object]</text:p>
      <text:p text:style-name="Standard">StyleVar_TabRounding</text:p>
      <text:p text:style-name="Standard">:</text:p>
      <text:p text:style-name="Standard">[object Object]</text:p>
      <text:p text:style-name="Standard">StyleVar_WindowBorderSize</text:p>
      <text:p text:style-name="Standard">:</text:p>
      <text:p text:style-name="Standard">[object Object]</text:p>
      <text:p text:style-name="Standard">StyleVar_WindowMinSize</text:p>
      <text:p text:style-name="Standard">:</text:p>
      <text:p text:style-name="Standard">[object Object]</text:p>
      <text:p text:style-name="Standard">StyleVar_WindowPadding</text:p>
      <text:p text:style-name="Standard">:</text:p>
      <text:p text:style-name="Standard">[object Object]</text:p>
      <text:p text:style-name="Standard">StyleVar_WindowRounding</text:p>
      <text:p text:style-name="Standard">:</text:p>
      <text:p text:style-name="Standard">[object Object]</text:p>
      <text:p text:style-name="Standard">StyleVar_WindowTitleAlign</text:p>
      <text:p text:style-name="Standard">:</text:p>
      <text:p text:style-name="Standard">[object Object]</text:p>
      <text:p text:style-name="Standard">TabBarFlags_AutoSelectNewTabs</text:p>
      <text:p text:style-name="Standard">:</text:p>
      <text:p text:style-name="Standard">[object Object]</text:p>
      <text:p text:style-name="Standard">TabBarFlags_FittingPolicyDefault_</text:p>
      <text:p text:style-name="Standard">:</text:p>
      <text:p text:style-name="Standard">[object Object]</text:p>
      <text:p text:style-name="Standard">TabBarFlags_FittingPolicyMask_</text:p>
      <text:p text:style-name="Standard">:</text:p>
      <text:p text:style-name="Standard">[object Object]</text:p>
      <text:p text:style-name="Standard">TabBarFlags_FittingPolicyResizeDown</text:p>
      <text:p text:style-name="Standard">:</text:p>
      <text:p text:style-name="Standard">[object Object]</text:p>
      <text:p text:style-name="Standard">TabBarFlags_FittingPolicyScroll</text:p>
      <text:p text:style-name="Standard">:</text:p>
      <text:p text:style-name="Standard">[object Object]</text:p>
      <text:p text:style-name="Standard">TabBarFlags_NoCloseWithMiddleMouseButton</text:p>
      <text:p text:style-name="Standard">:</text:p>
      <text:p text:style-name="Standard">[object Object]</text:p>
      <text:p text:style-name="Standard">TabBarFlags_NoTabListScrollingButtons</text:p>
      <text:p text:style-name="Standard">:</text:p>
      <text:p text:style-name="Standard">[object Object]</text:p>
      <text:p text:style-name="Standard">TabBarFlags_NoTooltip</text:p>
      <text:p text:style-name="Standard">:</text:p>
      <text:p text:style-name="Standard">[object Object]</text:p>
      <text:p text:style-name="Standard">TabBarFlags_None</text:p>
      <text:p text:style-name="Standard">:</text:p>
      <text:p text:style-name="Standard">[object Object]</text:p>
      <text:p text:style-name="Standard">TabBarFlags_Reorderable</text:p>
      <text:p text:style-name="Standard">:</text:p>
      <text:p text:style-name="Standard"><text:soft-page-break/>[object Object]</text:p>
      <text:p text:style-name="Standard">TabBarFlags_TabListPopupButton</text:p>
      <text:p text:style-name="Standard">:</text:p>
      <text:p text:style-name="Standard">[object Object]</text:p>
      <text:p text:style-name="Standard">TabItemFlags_Leading</text:p>
      <text:p text:style-name="Standard">:</text:p>
      <text:p text:style-name="Standard">[object Object]</text:p>
      <text:p text:style-name="Standard">TabItemFlags_NoCloseWithMiddleMouseButton</text:p>
      <text:p text:style-name="Standard">:</text:p>
      <text:p text:style-name="Standard">[object Object]</text:p>
      <text:p text:style-name="Standard">TabItemFlags_NoPushId</text:p>
      <text:p text:style-name="Standard">:</text:p>
      <text:p text:style-name="Standard">[object Object]</text:p>
      <text:p text:style-name="Standard">TabItemFlags_NoReorder</text:p>
      <text:p text:style-name="Standard">:</text:p>
      <text:p text:style-name="Standard">[object Object]</text:p>
      <text:p text:style-name="Standard">TabItemFlags_NoTooltip</text:p>
      <text:p text:style-name="Standard">:</text:p>
      <text:p text:style-name="Standard">[object Object]</text:p>
      <text:p text:style-name="Standard">TabItemFlags_None</text:p>
      <text:p text:style-name="Standard">:</text:p>
      <text:p text:style-name="Standard">[object Object]</text:p>
      <text:p text:style-name="Standard">TabItemFlags_SetSelected</text:p>
      <text:p text:style-name="Standard">:</text:p>
      <text:p text:style-name="Standard">[object Object]</text:p>
      <text:p text:style-name="Standard">TabItemFlags_Trailing</text:p>
      <text:p text:style-name="Standard">:</text:p>
      <text:p text:style-name="Standard">[object Object]</text:p>
      <text:p text:style-name="Standard">TabItemFlags_UnsavedDocument</text:p>
      <text:p text:style-name="Standard">:</text:p>
      <text:p text:style-name="Standard">[object Object]</text:p>
      <text:p text:style-name="Standard">TableBgTarget_CellBg</text:p>
      <text:p text:style-name="Standard">:</text:p>
      <text:p text:style-name="Standard">[object Object]</text:p>
      <text:p text:style-name="Standard">TableBgTarget_None</text:p>
      <text:p text:style-name="Standard">:</text:p>
      <text:p text:style-name="Standard">[object Object]</text:p>
      <text:p text:style-name="Standard">TableBgTarget_RowBg0</text:p>
      <text:p text:style-name="Standard">:</text:p>
      <text:p text:style-name="Standard">[object Object]</text:p>
      <text:p text:style-name="Standard">TableBgTarget_RowBg1</text:p>
      <text:p text:style-name="Standard">:</text:p>
      <text:p text:style-name="Standard">[object Object]</text:p>
      <text:p text:style-name="Standard">TableColumnFlags_DefaultHide</text:p>
      <text:p text:style-name="Standard">:</text:p>
      <text:p text:style-name="Standard">[object Object]</text:p>
      <text:p text:style-name="Standard">TableColumnFlags_DefaultSort</text:p>
      <text:p text:style-name="Standard">:</text:p>
      <text:p text:style-name="Standard">[object Object]</text:p>
      <text:p text:style-name="Standard">TableColumnFlags_IndentDisable</text:p>
      <text:p text:style-name="Standard">:</text:p>
      <text:p text:style-name="Standard">[object Object]</text:p>
      <text:p text:style-name="Standard">TableColumnFlags_IndentEnable</text:p>
      <text:p text:style-name="Standard">:</text:p>
      <text:p text:style-name="Standard"><text:soft-page-break/>[object Object]</text:p>
      <text:p text:style-name="Standard">TableColumnFlags_IndentMask_</text:p>
      <text:p text:style-name="Standard">:</text:p>
      <text:p text:style-name="Standard">[object Object]</text:p>
      <text:p text:style-name="Standard">TableColumnFlags_IsEnabled</text:p>
      <text:p text:style-name="Standard">:</text:p>
      <text:p text:style-name="Standard">[object Object]</text:p>
      <text:p text:style-name="Standard">TableColumnFlags_IsHovered</text:p>
      <text:p text:style-name="Standard">:</text:p>
      <text:p text:style-name="Standard">[object Object]</text:p>
      <text:p text:style-name="Standard">TableColumnFlags_IsSorted</text:p>
      <text:p text:style-name="Standard">:</text:p>
      <text:p text:style-name="Standard">[object Object]</text:p>
      <text:p text:style-name="Standard">TableColumnFlags_IsVisible</text:p>
      <text:p text:style-name="Standard">:</text:p>
      <text:p text:style-name="Standard">[object Object]</text:p>
      <text:p text:style-name="Standard">TableColumnFlags_NoClip</text:p>
      <text:p text:style-name="Standard">:</text:p>
      <text:p text:style-name="Standard">[object Object]</text:p>
      <text:p text:style-name="Standard">TableColumnFlags_NoDirectResize_</text:p>
      <text:p text:style-name="Standard">:</text:p>
      <text:p text:style-name="Standard">[object Object]</text:p>
      <text:p text:style-name="Standard">TableColumnFlags_NoHeaderWidth</text:p>
      <text:p text:style-name="Standard">:</text:p>
      <text:p text:style-name="Standard">[object Object]</text:p>
      <text:p text:style-name="Standard">TableColumnFlags_NoHide</text:p>
      <text:p text:style-name="Standard">:</text:p>
      <text:p text:style-name="Standard">[object Object]</text:p>
      <text:p text:style-name="Standard">TableColumnFlags_NoReorder</text:p>
      <text:p text:style-name="Standard">:</text:p>
      <text:p text:style-name="Standard">[object Object]</text:p>
      <text:p text:style-name="Standard">TableColumnFlags_NoResize</text:p>
      <text:p text:style-name="Standard">:</text:p>
      <text:p text:style-name="Standard">[object Object]</text:p>
      <text:p text:style-name="Standard">TableColumnFlags_NoSort</text:p>
      <text:p text:style-name="Standard">:</text:p>
      <text:p text:style-name="Standard">[object Object]</text:p>
      <text:p text:style-name="Standard">TableColumnFlags_NoSortAscending</text:p>
      <text:p text:style-name="Standard">:</text:p>
      <text:p text:style-name="Standard">[object Object]</text:p>
      <text:p text:style-name="Standard">TableColumnFlags_NoSortDescending</text:p>
      <text:p text:style-name="Standard">:</text:p>
      <text:p text:style-name="Standard">[object Object]</text:p>
      <text:p text:style-name="Standard">TableColumnFlags_None</text:p>
      <text:p text:style-name="Standard">:</text:p>
      <text:p text:style-name="Standard">[object Object]</text:p>
      <text:p text:style-name="Standard">TableColumnFlags_PreferSortAscending</text:p>
      <text:p text:style-name="Standard">:</text:p>
      <text:p text:style-name="Standard">[object Object]</text:p>
      <text:p text:style-name="Standard">TableColumnFlags_PreferSortDescending</text:p>
      <text:p text:style-name="Standard">:</text:p>
      <text:p text:style-name="Standard">[object Object]</text:p>
      <text:p text:style-name="Standard">TableColumnFlags_StatusMask_</text:p>
      <text:p text:style-name="Standard">:</text:p>
      <text:p text:style-name="Standard"><text:soft-page-break/>[object Object]</text:p>
      <text:p text:style-name="Standard">TableColumnFlags_WidthFixed</text:p>
      <text:p text:style-name="Standard">:</text:p>
      <text:p text:style-name="Standard">[object Object]</text:p>
      <text:p text:style-name="Standard">TableColumnFlags_WidthMask_</text:p>
      <text:p text:style-name="Standard">:</text:p>
      <text:p text:style-name="Standard">[object Object]</text:p>
      <text:p text:style-name="Standard">TableColumnFlags_WidthStretch</text:p>
      <text:p text:style-name="Standard">:</text:p>
      <text:p text:style-name="Standard">[object Object]</text:p>
      <text:p text:style-name="Standard">TableFlags_Borders</text:p>
      <text:p text:style-name="Standard">:</text:p>
      <text:p text:style-name="Standard">[object Object]</text:p>
      <text:p text:style-name="Standard">TableFlags_BordersH</text:p>
      <text:p text:style-name="Standard">:</text:p>
      <text:p text:style-name="Standard">[object Object]</text:p>
      <text:p text:style-name="Standard">TableFlags_BordersInner</text:p>
      <text:p text:style-name="Standard">:</text:p>
      <text:p text:style-name="Standard">[object Object]</text:p>
      <text:p text:style-name="Standard">TableFlags_BordersInnerH</text:p>
      <text:p text:style-name="Standard">:</text:p>
      <text:p text:style-name="Standard">[object Object]</text:p>
      <text:p text:style-name="Standard">TableFlags_BordersInnerV</text:p>
      <text:p text:style-name="Standard">:</text:p>
      <text:p text:style-name="Standard">[object Object]</text:p>
      <text:p text:style-name="Standard">TableFlags_BordersOuter</text:p>
      <text:p text:style-name="Standard">:</text:p>
      <text:p text:style-name="Standard">[object Object]</text:p>
      <text:p text:style-name="Standard">TableFlags_BordersOuterH</text:p>
      <text:p text:style-name="Standard">:</text:p>
      <text:p text:style-name="Standard">[object Object]</text:p>
      <text:p text:style-name="Standard">TableFlags_BordersOuterV</text:p>
      <text:p text:style-name="Standard">:</text:p>
      <text:p text:style-name="Standard">[object Object]</text:p>
      <text:p text:style-name="Standard">TableFlags_BordersV</text:p>
      <text:p text:style-name="Standard">:</text:p>
      <text:p text:style-name="Standard">[object Object]</text:p>
      <text:p text:style-name="Standard">TableFlags_ContextMenuInBody</text:p>
      <text:p text:style-name="Standard">:</text:p>
      <text:p text:style-name="Standard">[object Object]</text:p>
      <text:p text:style-name="Standard">TableFlags_Hideable</text:p>
      <text:p text:style-name="Standard">:</text:p>
      <text:p text:style-name="Standard">[object Object]</text:p>
      <text:p text:style-name="Standard">TableFlags_NoBordersInBody</text:p>
      <text:p text:style-name="Standard">:</text:p>
      <text:p text:style-name="Standard">[object Object]</text:p>
      <text:p text:style-name="Standard">TableFlags_NoBordersInBodyUntilResize</text:p>
      <text:p text:style-name="Standard">:</text:p>
      <text:p text:style-name="Standard">[object Object]</text:p>
      <text:p text:style-name="Standard">TableFlags_NoClip</text:p>
      <text:p text:style-name="Standard">:</text:p>
      <text:p text:style-name="Standard">[object Object]</text:p>
      <text:p text:style-name="Standard">TableFlags_NoHostExtendX</text:p>
      <text:p text:style-name="Standard">:</text:p>
      <text:p text:style-name="Standard"><text:soft-page-break/>[object Object]</text:p>
      <text:p text:style-name="Standard">TableFlags_NoHostExtendY</text:p>
      <text:p text:style-name="Standard">:</text:p>
      <text:p text:style-name="Standard">[object Object]</text:p>
      <text:p text:style-name="Standard">TableFlags_NoKeepColumnsVisible</text:p>
      <text:p text:style-name="Standard">:</text:p>
      <text:p text:style-name="Standard">[object Object]</text:p>
      <text:p text:style-name="Standard">TableFlags_NoPadInnerX</text:p>
      <text:p text:style-name="Standard">:</text:p>
      <text:p text:style-name="Standard">[object Object]</text:p>
      <text:p text:style-name="Standard">TableFlags_NoPadOuterX</text:p>
      <text:p text:style-name="Standard">:</text:p>
      <text:p text:style-name="Standard">[object Object]</text:p>
      <text:p text:style-name="Standard">TableFlags_NoSavedSettings</text:p>
      <text:p text:style-name="Standard">:</text:p>
      <text:p text:style-name="Standard">[object Object]</text:p>
      <text:p text:style-name="Standard">TableFlags_None</text:p>
      <text:p text:style-name="Standard">:</text:p>
      <text:p text:style-name="Standard">[object Object]</text:p>
      <text:p text:style-name="Standard">TableFlags_PadOuterX</text:p>
      <text:p text:style-name="Standard">:</text:p>
      <text:p text:style-name="Standard">[object Object]</text:p>
      <text:p text:style-name="Standard">TableFlags_PreciseWidths</text:p>
      <text:p text:style-name="Standard">:</text:p>
      <text:p text:style-name="Standard">[object Object]</text:p>
      <text:p text:style-name="Standard">TableFlags_Reorderable</text:p>
      <text:p text:style-name="Standard">:</text:p>
      <text:p text:style-name="Standard">[object Object]</text:p>
      <text:p text:style-name="Standard">TableFlags_Resizable</text:p>
      <text:p text:style-name="Standard">:</text:p>
      <text:p text:style-name="Standard">[object Object]</text:p>
      <text:p text:style-name="Standard">TableFlags_RowBg</text:p>
      <text:p text:style-name="Standard">:</text:p>
      <text:p text:style-name="Standard">[object Object]</text:p>
      <text:p text:style-name="Standard">TableFlags_ScrollX</text:p>
      <text:p text:style-name="Standard">:</text:p>
      <text:p text:style-name="Standard">[object Object]</text:p>
      <text:p text:style-name="Standard">TableFlags_ScrollY</text:p>
      <text:p text:style-name="Standard">:</text:p>
      <text:p text:style-name="Standard">[object Object]</text:p>
      <text:p text:style-name="Standard">TableFlags_SizingFixedFit</text:p>
      <text:p text:style-name="Standard">:</text:p>
      <text:p text:style-name="Standard">[object Object]</text:p>
      <text:p text:style-name="Standard">TableFlags_SizingFixedSame</text:p>
      <text:p text:style-name="Standard">:</text:p>
      <text:p text:style-name="Standard">[object Object]</text:p>
      <text:p text:style-name="Standard">TableFlags_SizingMask_</text:p>
      <text:p text:style-name="Standard">:</text:p>
      <text:p text:style-name="Standard">[object Object]</text:p>
      <text:p text:style-name="Standard">TableFlags_SizingStretchProp</text:p>
      <text:p text:style-name="Standard">:</text:p>
      <text:p text:style-name="Standard">[object Object]</text:p>
      <text:p text:style-name="Standard">TableFlags_SizingStretchSame</text:p>
      <text:p text:style-name="Standard">:</text:p>
      <text:p text:style-name="Standard"><text:soft-page-break/>[object Object]</text:p>
      <text:p text:style-name="Standard">TableFlags_SortMulti</text:p>
      <text:p text:style-name="Standard">:</text:p>
      <text:p text:style-name="Standard">[object Object]</text:p>
      <text:p text:style-name="Standard">TableFlags_SortTristate</text:p>
      <text:p text:style-name="Standard">:</text:p>
      <text:p text:style-name="Standard">[object Object]</text:p>
      <text:p text:style-name="Standard">TableFlags_Sortable</text:p>
      <text:p text:style-name="Standard">:</text:p>
      <text:p text:style-name="Standard">[object Object]</text:p>
      <text:p text:style-name="Standard">TableRowFlags_Headers</text:p>
      <text:p text:style-name="Standard">:</text:p>
      <text:p text:style-name="Standard">[object Object]</text:p>
      <text:p text:style-name="Standard">TableRowFlags_None</text:p>
      <text:p text:style-name="Standard">:</text:p>
      <text:p text:style-name="Standard">[object Object]</text:p>
      <text:p text:style-name="Standard">TreeNodeFlags_AllowItemOverlap</text:p>
      <text:p text:style-name="Standard">:</text:p>
      <text:p text:style-name="Standard">[object Object]</text:p>
      <text:p text:style-name="Standard">TreeNodeFlags_Bullet</text:p>
      <text:p text:style-name="Standard">:</text:p>
      <text:p text:style-name="Standard">[object Object]</text:p>
      <text:p text:style-name="Standard">TreeNodeFlags_CollapsingHeader</text:p>
      <text:p text:style-name="Standard">:</text:p>
      <text:p text:style-name="Standard">[object Object]</text:p>
      <text:p text:style-name="Standard">TreeNodeFlags_DefaultOpen</text:p>
      <text:p text:style-name="Standard">:</text:p>
      <text:p text:style-name="Standard">[object Object]</text:p>
      <text:p text:style-name="Standard">TreeNodeFlags_FramePadding</text:p>
      <text:p text:style-name="Standard">:</text:p>
      <text:p text:style-name="Standard">[object Object]</text:p>
      <text:p text:style-name="Standard">TreeNodeFlags_Framed</text:p>
      <text:p text:style-name="Standard">:</text:p>
      <text:p text:style-name="Standard">[object Object]</text:p>
      <text:p text:style-name="Standard">TreeNodeFlags_Leaf</text:p>
      <text:p text:style-name="Standard">:</text:p>
      <text:p text:style-name="Standard">[object Object]</text:p>
      <text:p text:style-name="Standard">TreeNodeFlags_NavLeftJumpsBackHere</text:p>
      <text:p text:style-name="Standard">:</text:p>
      <text:p text:style-name="Standard">[object Object]</text:p>
      <text:p text:style-name="Standard">TreeNodeFlags_NoAutoOpenOnLog</text:p>
      <text:p text:style-name="Standard">:</text:p>
      <text:p text:style-name="Standard">[object Object]</text:p>
      <text:p text:style-name="Standard">TreeNodeFlags_NoTreePushOnOpen</text:p>
      <text:p text:style-name="Standard">:</text:p>
      <text:p text:style-name="Standard">[object Object]</text:p>
      <text:p text:style-name="Standard">TreeNodeFlags_None</text:p>
      <text:p text:style-name="Standard">:</text:p>
      <text:p text:style-name="Standard">[object Object]</text:p>
      <text:p text:style-name="Standard">TreeNodeFlags_OpenOnArrow</text:p>
      <text:p text:style-name="Standard">:</text:p>
      <text:p text:style-name="Standard">[object Object]</text:p>
      <text:p text:style-name="Standard">TreeNodeFlags_OpenOnDoubleClick</text:p>
      <text:p text:style-name="Standard">:</text:p>
      <text:p text:style-name="Standard"><text:soft-page-break/>[object Object]</text:p>
      <text:p text:style-name="Standard">TreeNodeFlags_Selected</text:p>
      <text:p text:style-name="Standard">:</text:p>
      <text:p text:style-name="Standard">[object Object]</text:p>
      <text:p text:style-name="Standard">TreeNodeFlags_SpanAvailWidth</text:p>
      <text:p text:style-name="Standard">:</text:p>
      <text:p text:style-name="Standard">[object Object]</text:p>
      <text:p text:style-name="Standard">TreeNodeFlags_SpanFullWidth</text:p>
      <text:p text:style-name="Standard">:</text:p>
      <text:p text:style-name="Standard">[object Object]</text:p>
      <text:p text:style-name="Standard">ViewportFlags_CanHostOtherWindows</text:p>
      <text:p text:style-name="Standard">:</text:p>
      <text:p text:style-name="Standard">[object Object]</text:p>
      <text:p text:style-name="Standard">ViewportFlags_Minimized</text:p>
      <text:p text:style-name="Standard">:</text:p>
      <text:p text:style-name="Standard">[object Object]</text:p>
      <text:p text:style-name="Standard">ViewportFlags_NoAutoMerge</text:p>
      <text:p text:style-name="Standard">:</text:p>
      <text:p text:style-name="Standard">[object Object]</text:p>
      <text:p text:style-name="Standard">ViewportFlags_NoDecoration</text:p>
      <text:p text:style-name="Standard">:</text:p>
      <text:p text:style-name="Standard">[object Object]</text:p>
      <text:p text:style-name="Standard">ViewportFlags_NoFocusOnAppearing</text:p>
      <text:p text:style-name="Standard">:</text:p>
      <text:p text:style-name="Standard">[object Object]</text:p>
      <text:p text:style-name="Standard">ViewportFlags_NoFocusOnClick</text:p>
      <text:p text:style-name="Standard">:</text:p>
      <text:p text:style-name="Standard">[object Object]</text:p>
      <text:p text:style-name="Standard">ViewportFlags_NoInputs</text:p>
      <text:p text:style-name="Standard">:</text:p>
      <text:p text:style-name="Standard">[object Object]</text:p>
      <text:p text:style-name="Standard">ViewportFlags_NoRendererClear</text:p>
      <text:p text:style-name="Standard">:</text:p>
      <text:p text:style-name="Standard">[object Object]</text:p>
      <text:p text:style-name="Standard">ViewportFlags_NoTaskBarIcon</text:p>
      <text:p text:style-name="Standard">:</text:p>
      <text:p text:style-name="Standard">[object Object]</text:p>
      <text:p text:style-name="Standard">ViewportFlags_None</text:p>
      <text:p text:style-name="Standard">:</text:p>
      <text:p text:style-name="Standard">[object Object]</text:p>
      <text:p text:style-name="Standard">ViewportFlags_TopMost</text:p>
      <text:p text:style-name="Standard">:</text:p>
      <text:p text:style-name="Standard">[object Object]</text:p>
      <text:p text:style-name="Standard">WindowFlags_AlwaysAutoResize</text:p>
      <text:p text:style-name="Standard">:</text:p>
      <text:p text:style-name="Standard">[object Object]</text:p>
      <text:p text:style-name="Standard">WindowFlags_AlwaysHorizontalScrollbar</text:p>
      <text:p text:style-name="Standard">:</text:p>
      <text:p text:style-name="Standard">[object Object]</text:p>
      <text:p text:style-name="Standard">WindowFlags_AlwaysUseWindowPadding</text:p>
      <text:p text:style-name="Standard">:</text:p>
      <text:p text:style-name="Standard">[object Object]</text:p>
      <text:p text:style-name="Standard">WindowFlags_AlwaysVerticalScrollbar</text:p>
      <text:p text:style-name="Standard">:</text:p>
      <text:p text:style-name="Standard"><text:soft-page-break/>[object Object]</text:p>
      <text:p text:style-name="Standard">WindowFlags_ChildMenu</text:p>
      <text:p text:style-name="Standard">:</text:p>
      <text:p text:style-name="Standard">[object Object]</text:p>
      <text:p text:style-name="Standard">WindowFlags_ChildWindow</text:p>
      <text:p text:style-name="Standard">:</text:p>
      <text:p text:style-name="Standard">[object Object]</text:p>
      <text:p text:style-name="Standard">WindowFlags_DockNodeHost</text:p>
      <text:p text:style-name="Standard">:</text:p>
      <text:p text:style-name="Standard">[object Object]</text:p>
      <text:p text:style-name="Standard">WindowFlags_HorizontalScrollbar</text:p>
      <text:p text:style-name="Standard">:</text:p>
      <text:p text:style-name="Standard">[object Object]</text:p>
      <text:p text:style-name="Standard">WindowFlags_MenuBar</text:p>
      <text:p text:style-name="Standard">:</text:p>
      <text:p text:style-name="Standard">[object Object]</text:p>
      <text:p text:style-name="Standard">WindowFlags_Modal</text:p>
      <text:p text:style-name="Standard">:</text:p>
      <text:p text:style-name="Standard">[object Object]</text:p>
      <text:p text:style-name="Standard">WindowFlags_NavFlattened</text:p>
      <text:p text:style-name="Standard">:</text:p>
      <text:p text:style-name="Standard">[object Object]</text:p>
      <text:p text:style-name="Standard">WindowFlags_NoBackground</text:p>
      <text:p text:style-name="Standard">:</text:p>
      <text:p text:style-name="Standard">[object Object]</text:p>
      <text:p text:style-name="Standard">WindowFlags_NoBringToFrontOnFocus</text:p>
      <text:p text:style-name="Standard">:</text:p>
      <text:p text:style-name="Standard">[object Object]</text:p>
      <text:p text:style-name="Standard">WindowFlags_NoCollapse</text:p>
      <text:p text:style-name="Standard">:</text:p>
      <text:p text:style-name="Standard">[object Object]</text:p>
      <text:p text:style-name="Standard">WindowFlags_NoDecoration</text:p>
      <text:p text:style-name="Standard">:</text:p>
      <text:p text:style-name="Standard">[object Object]</text:p>
      <text:p text:style-name="Standard">WindowFlags_NoDocking</text:p>
      <text:p text:style-name="Standard">:</text:p>
      <text:p text:style-name="Standard">[object Object]</text:p>
      <text:p text:style-name="Standard">WindowFlags_NoFocusOnAppearing</text:p>
      <text:p text:style-name="Standard">:</text:p>
      <text:p text:style-name="Standard">[object Object]</text:p>
      <text:p text:style-name="Standard">WindowFlags_NoInputs</text:p>
      <text:p text:style-name="Standard">:</text:p>
      <text:p text:style-name="Standard">[object Object]</text:p>
      <text:p text:style-name="Standard">WindowFlags_NoMouseInputs</text:p>
      <text:p text:style-name="Standard">:</text:p>
      <text:p text:style-name="Standard">[object Object]</text:p>
      <text:p text:style-name="Standard">WindowFlags_NoMove</text:p>
      <text:p text:style-name="Standard">:</text:p>
      <text:p text:style-name="Standard">[object Object]</text:p>
      <text:p text:style-name="Standard">WindowFlags_NoNav</text:p>
      <text:p text:style-name="Standard">:</text:p>
      <text:p text:style-name="Standard">[object Object]</text:p>
      <text:p text:style-name="Standard">WindowFlags_NoNavFocus</text:p>
      <text:p text:style-name="Standard">:</text:p>
      <text:p text:style-name="Standard"><text:soft-page-break/>[object Object]</text:p>
      <text:p text:style-name="Standard">WindowFlags_NoNavInputs</text:p>
      <text:p text:style-name="Standard">:</text:p>
      <text:p text:style-name="Standard">[object Object]</text:p>
      <text:p text:style-name="Standard">WindowFlags_NoResize</text:p>
      <text:p text:style-name="Standard">:</text:p>
      <text:p text:style-name="Standard">[object Object]</text:p>
      <text:p text:style-name="Standard">WindowFlags_NoSavedSettings</text:p>
      <text:p text:style-name="Standard">:</text:p>
      <text:p text:style-name="Standard">[object Object]</text:p>
      <text:p text:style-name="Standard">WindowFlags_NoScrollWithMouse</text:p>
      <text:p text:style-name="Standard">:</text:p>
      <text:p text:style-name="Standard">[object Object]</text:p>
      <text:p text:style-name="Standard">WindowFlags_NoScrollbar</text:p>
      <text:p text:style-name="Standard">:</text:p>
      <text:p text:style-name="Standard">[object Object]</text:p>
      <text:p text:style-name="Standard">WindowFlags_NoTitleBar</text:p>
      <text:p text:style-name="Standard">:</text:p>
      <text:p text:style-name="Standard">[object Object]</text:p>
      <text:p text:style-name="Standard">WindowFlags_None</text:p>
      <text:p text:style-name="Standard">:</text:p>
      <text:p text:style-name="Standard">[object Object]</text:p>
      <text:p text:style-name="Standard">WindowFlags_Popup</text:p>
      <text:p text:style-name="Standard">:</text:p>
      <text:p text:style-name="Standard">[object Object]</text:p>
      <text:p text:style-name="Standard">WindowFlags_Tooltip</text:p>
      <text:p text:style-name="Standard">:</text:p>
      <text:p text:style-name="Standard">[object Object]</text:p>
      <text:p text:style-name="Standard">WindowFlags_UnsavedDocument</text:p>
      <text:p text:style-name="Standard">:</text:p>
      <text:p text:style-name="Standard">[object Object]</text:p>
      <text:p text:style-name="Standard">ctx</text:p>
      <text:p text:style-name="Standard">[1]</text:p>
      <text:p text:style-name="Standard">0</text:p>
      <text:p text:style-name="Standard">:</text:p>
      <text:p text:style-name="Standard">if ui_imgui and ui_imgui.ctx ~= nil then</text:p>
      <text:p text:style-name="Standard">plotLineBgColor</text:p>
      <text:p text:style-name="Standard">:</text:p>
      <text:p text:style-name="Standard">[object Object]</text:p>
      <text:p text:style-name="Standard">plotLineColor</text:p>
      <text:p text:style-name="Standard">:</text:p>
      <text:p text:style-name="Standard">[object Object]</text:p>
      <text:p text:style-name="Standard">uiscale</text:p>
      <text:p text:style-name="Standard">:</text:p>
      <text:p text:style-name="Standard">[object Object]</text:p>
      <text:p text:style-name="Standard">AcceptDragDropPayload(string_type, ImGuiDragDropFlags_flags)</text:p>
      <text:p text:style-name="Standard">[1]</text:p>
      <text:p text:style-name="Standard">0</text:p>
      <text:p text:style-name="Standard">:</text:p>
      <text:p text:style-name="Standard">local payload = ui_imgui.AcceptDragDropPayload(dragDropId)</text:p>
      <text:p text:style-name="Standard">AlignTextToFramePadding()</text:p>
      <text:p text:style-name="Standard">:</text:p>
      <text:p text:style-name="Standard">[object Object]</text:p>
      <text:p text:style-name="Standard">ArrayBoolByTbl(tbl)</text:p>
      <text:p text:style-name="Standard"><text:soft-page-break/>:</text:p>
      <text:p text:style-name="Standard">[object Object]</text:p>
      <text:p text:style-name="Standard">ArrayBoolPtrByTbl(tbl)</text:p>
      <text:p text:style-name="Standard">:</text:p>
      <text:p text:style-name="Standard">[object Object]</text:p>
      <text:p text:style-name="Standard">ArrayChar(x, val)</text:p>
      <text:p text:style-name="Standard">:</text:p>
      <text:p text:style-name="Standard">[object Object]</text:p>
      <text:p text:style-name="Standard">ArrayCharPtrByTbl(tbl)</text:p>
      <text:p text:style-name="Standard">:</text:p>
      <text:p text:style-name="Standard">[object Object]</text:p>
      <text:p text:style-name="Standard">ArrayFloat(size)</text:p>
      <text:p text:style-name="Standard">:</text:p>
      <text:p text:style-name="Standard">[object Object]</text:p>
      <text:p text:style-name="Standard">ArrayFloatByTbl(tbl)</text:p>
      <text:p text:style-name="Standard">:</text:p>
      <text:p text:style-name="Standard">[object Object]</text:p>
      <text:p text:style-name="Standard">ArrayFloatPtrByTbl(tbl)</text:p>
      <text:p text:style-name="Standard">:</text:p>
      <text:p text:style-name="Standard">[object Object]</text:p>
      <text:p text:style-name="Standard">ArrayImVec4(size)</text:p>
      <text:p text:style-name="Standard">:</text:p>
      <text:p text:style-name="Standard">[object Object]</text:p>
      <text:p text:style-name="Standard">ArrayInt(size)</text:p>
      <text:p text:style-name="Standard">:</text:p>
      <text:p text:style-name="Standard">[object Object]</text:p>
      <text:p text:style-name="Standard">ArrayIntPtrByTbl(tbl)</text:p>
      <text:p text:style-name="Standard">:</text:p>
      <text:p text:style-name="Standard">[object Object]</text:p>
      <text:p text:style-name="Standard">ArraySize(arr)</text:p>
      <text:p text:style-name="Standard">:</text:p>
      <text:p text:style-name="Standard">[object Object]</text:p>
      <text:p text:style-name="Standard">ArrowButton(string_str_id, ImGuiDir_dir)</text:p>
      <text:p text:style-name="Standard">:</text:p>
      <text:p text:style-name="Standard">[object Object]</text:p>
      <text:p text:style-name="Standard">Begin(string_name, bool_p_open, ImGuiWindowFlags_flags)</text:p>
      <text:p text:style-name="Standard">:</text:p>
      <text:p text:style-name="Standard">[object Object]</text:p>
      <text:p text:style-name="Standard">BeginChild1(string_str_id, ImVec2_size, bool_border, ImGuiWindowFlags_flags)</text:p>
      <text:p text:style-name="Standard">:</text:p>
      <text:p text:style-name="Standard">[object Object]</text:p>
      <text:p text:style-name="Standard">BeginChild2(ImGuiID_id, ImVec2_size, bool_border, ImGuiWindowFlags_flags)</text:p>
      <text:p text:style-name="Standard">:</text:p>
      <text:p text:style-name="Standard">[object Object]</text:p>
      <text:p text:style-name="Standard">BeginChildFrame(ImGuiID_id, ImVec2_size, ImGuiWindowFlags_flags)</text:p>
      <text:p text:style-name="Standard">:</text:p>
      <text:p text:style-name="Standard">[object Object]</text:p>
      <text:p text:style-name="Standard">BeginCombo(string_label, string_preview_value, ImGuiComboFlags_flags)</text:p>
      <text:p text:style-name="Standard">:</text:p>
      <text:p text:style-name="Standard">[object Object]</text:p>
      <text:p text:style-name="Standard">BeginDisabled(disable)</text:p>
      <text:p text:style-name="Standard">:</text:p>
      <text:p text:style-name="Standard">[object Object]</text:p>
      <text:p text:style-name="Standard">BeginDragDropSource(ImGuiDragDropFlags_flags)</text:p>
      <text:p text:style-name="Standard"><text:soft-page-break/>[1]</text:p>
      <text:p text:style-name="Standard">0</text:p>
      <text:p text:style-name="Standard">:</text:p>
      <text:p text:style-name="Standard">if ui_imgui.BeginDragDropSource(ui_imgui.DragDropFlags_SourceAllowNullID) then</text:p>
      <text:p text:style-name="Standard">BeginDragDropTarget()</text:p>
      <text:p text:style-name="Standard">[1]</text:p>
      <text:p text:style-name="Standard">0</text:p>
      <text:p text:style-name="Standard">:</text:p>
      <text:p text:style-name="Standard">if ui_imgui.BeginDragDropTarget() then</text:p>
      <text:p text:style-name="Standard">BeginGroup()</text:p>
      <text:p text:style-name="Standard">:</text:p>
      <text:p text:style-name="Standard">[object Object]</text:p>
      <text:p text:style-name="Standard">BeginMainMenuBar()</text:p>
      <text:p text:style-name="Standard">:</text:p>
      <text:p text:style-name="Standard">[object Object]</text:p>
      <text:p text:style-name="Standard">BeginMenu(string_label, bool_enabled)</text:p>
      <text:p text:style-name="Standard">:</text:p>
      <text:p text:style-name="Standard">[object Object]</text:p>
      <text:p text:style-name="Standard">BeginMenuBar()</text:p>
      <text:p text:style-name="Standard">:</text:p>
      <text:p text:style-name="Standard">[object Object]</text:p>
      <text:p text:style-name="Standard">BeginPopup(string_str_id, ImGuiWindowFlags_flags)</text:p>
      <text:p text:style-name="Standard">:</text:p>
      <text:p text:style-name="Standard">[object Object]</text:p>
      <text:p text:style-name="Standard">BeginPopupContextItem(string_str_id, ImGuiPopupFlags_popup_flags)</text:p>
      <text:p text:style-name="Standard">:</text:p>
      <text:p text:style-name="Standard">[object Object]</text:p>
      <text:p text:style-name="Standard">BeginPopupContextVoid(string_str_id, ImGuiPopupFlags_popup_flags)</text:p>
      <text:p text:style-name="Standard">:</text:p>
      <text:p text:style-name="Standard">[object Object]</text:p>
      <text:p text:style-name="Standard">BeginPopupContextWindow(string_str_id, ImGuiPopupFlags_popup_flags)</text:p>
      <text:p text:style-name="Standard">:</text:p>
      <text:p text:style-name="Standard">[object Object]</text:p>
      <text:p text:style-name="Standard">BeginPopupModal(string_name, bool_p_open, ImGuiWindowFlags_flags)</text:p>
      <text:p text:style-name="Standard">:</text:p>
      <text:p text:style-name="Standard">[object Object]</text:p>
      <text:p text:style-name="Standard">BeginTabBar(string_str_id, ImGuiTabBarFlags_flags)</text:p>
      <text:p text:style-name="Standard">:</text:p>
      <text:p text:style-name="Standard">[object Object]</text:p>
      <text:p text:style-name="Standard">BeginTabItem(string_label, bool_p_open, ImGuiTabItemFlags_flags)</text:p>
      <text:p text:style-name="Standard">:</text:p>
      <text:p text:style-name="Standard">[object Object]</text:p>
      <text:p text:style-name="Standard">BeginTable(string_str_id, int_column, ImGuiTableFlags_flags, ImVec2_outer_size, float_inner_width)</text:p>
      <text:p text:style-name="Standard">:</text:p>
      <text:p text:style-name="Standard">[object Object]</text:p>
      <text:p text:style-name="Standard">BeginTooltip()</text:p>
      <text:p text:style-name="Standard">:</text:p>
      <text:p text:style-name="Standard">[object Object]</text:p>
      <text:p text:style-name="Standard">Bool(x)</text:p>
      <text:p text:style-name="Standard">:</text:p>
      <text:p text:style-name="Standard">[object Object]</text:p>
      <text:p text:style-name="Standard">BoolFalse()</text:p>
      <text:p text:style-name="Standard">:</text:p>
      <text:p text:style-name="Standard">[object Object]</text:p>
      <text:p text:style-name="Standard"><text:soft-page-break/>BoolPtr(x)</text:p>
      <text:p text:style-name="Standard">[2]</text:p>
      <text:p text:style-name="Standard">0</text:p>
      <text:p text:style-name="Standard">:</text:p>
      <text:p text:style-name="Standard">local windowOpen = ui_imgui.BoolPtr(false)</text:p>
      <text:p text:style-name="Standard">1</text:p>
      <text:p text:style-name="Standard">:</text:p>
      <text:p text:style-name="Standard">showUI = ui_imgui.BoolPtr(false)</text:p>
      <text:p text:style-name="Standard">BoolTrue()</text:p>
      <text:p text:style-name="Standard">:</text:p>
      <text:p text:style-name="Standard">[object Object]</text:p>
      <text:p text:style-name="Standard">Bullet()</text:p>
      <text:p text:style-name="Standard">:</text:p>
      <text:p text:style-name="Standard">[object Object]</text:p>
      <text:p text:style-name="Standard">BulletText(string_fmt)</text:p>
      <text:p text:style-name="Standard">:</text:p>
      <text:p text:style-name="Standard">[object Object]</text:p>
      <text:p text:style-name="Standard">BulletTextV(string_fmt, va_list_args)</text:p>
      <text:p text:style-name="Standard">:</text:p>
      <text:p text:style-name="Standard">[object Object]</text:p>
      <text:p text:style-name="Standard">Button(string_label, ImVec2_size)</text:p>
      <text:p text:style-name="Standard">:</text:p>
      <text:p text:style-name="Standard">[object Object]</text:p>
      <text:p text:style-name="Standard">CalcItemWidth()</text:p>
      <text:p text:style-name="Standard">:</text:p>
      <text:p text:style-name="Standard">[object Object]</text:p>
      <text:p text:style-name="Standard">CalcListClipping(int_items_count, float_items_height, int_out_items_display_start, int_out_items_display_end)</text:p>
      <text:p text:style-name="Standard">:</text:p>
      <text:p text:style-name="Standard">[object Object]</text:p>
      <text:p text:style-name="Standard">CalcTextSize(string_text, string_text_end, bool_hide_text_after_double_hash, float_wrap_width)</text:p>
      <text:p text:style-name="Standard">:</text:p>
      <text:p text:style-name="Standard">[object Object]</text:p>
      <text:p text:style-name="Standard">CaptureKeyboardFromApp(bool_want_capture_keyboard_value)</text:p>
      <text:p text:style-name="Standard">:</text:p>
      <text:p text:style-name="Standard">[object Object]</text:p>
      <text:p text:style-name="Standard">CaptureMouseFromApp(bool_want_capture_mouse_value)</text:p>
      <text:p text:style-name="Standard">:</text:p>
      <text:p text:style-name="Standard">[object Object]</text:p>
      <text:p text:style-name="Standard">CharPtr(x)</text:p>
      <text:p text:style-name="Standard">:</text:p>
      <text:p text:style-name="Standard">[object Object]</text:p>
      <text:p text:style-name="Standard">Checkbox(string_label, bool_v)</text:p>
      <text:p text:style-name="Standard">:</text:p>
      <text:p text:style-name="Standard">[object Object]</text:p>
      <text:p text:style-name="Standard">CheckboxFlags1(string_label, int_flags, int_flags_value)</text:p>
      <text:p text:style-name="Standard">:</text:p>
      <text:p text:style-name="Standard">[object Object]</text:p>
      <text:p text:style-name="Standard">CheckboxFlags2(string_label, int_flags, int_flags_value)</text:p>
      <text:p text:style-name="Standard">:</text:p>
      <text:p text:style-name="Standard">[object Object]</text:p>
      <text:p text:style-name="Standard">ClearActiveID()</text:p>
      <text:p text:style-name="Standard">:</text:p>
      <text:p text:style-name="Standard">[object Object]</text:p>
      <text:p text:style-name="Standard">CloseCurrentPopup()</text:p>
      <text:p text:style-name="Standard"><text:soft-page-break/>:</text:p>
      <text:p text:style-name="Standard">[object Object]</text:p>
      <text:p text:style-name="Standard">CollapsingHeader1(string_label, ImGuiTreeNodeFlags_flags)</text:p>
      <text:p text:style-name="Standard">:</text:p>
      <text:p text:style-name="Standard">[object Object]</text:p>
      <text:p text:style-name="Standard">CollapsingHeader2(string_label, bool_p_visible, ImGuiTreeNodeFlags_flags)</text:p>
      <text:p text:style-name="Standard">:</text:p>
      <text:p text:style-name="Standard">[object Object]</text:p>
      <text:p text:style-name="Standard">ColorButton(string_desc_id, ImVec4_col, ImGuiColorEditFlags_flags, ImVec2_size)</text:p>
      <text:p text:style-name="Standard">:</text:p>
      <text:p text:style-name="Standard">[object Object]</text:p>
      <text:p text:style-name="Standard">ColorConvertFloat4ToU32(_in)</text:p>
      <text:p text:style-name="Standard">:</text:p>
      <text:p text:style-name="Standard">[object Object]</text:p>
      <text:p text:style-name="Standard">ColorConvertHSVtoRGB(float_h, float_s, float_v, float_out_r, float_out_g, float_out_b)</text:p>
      <text:p text:style-name="Standard">:</text:p>
      <text:p text:style-name="Standard">[object Object]</text:p>
      <text:p text:style-name="Standard">ColorConvertRGBtoHSV(float_r, float_g, float_b, float_out_h, float_out_s, float_out_v)</text:p>
      <text:p text:style-name="Standard">:</text:p>
      <text:p text:style-name="Standard">[object Object]</text:p>
      <text:p text:style-name="Standard">ColorConvertU32ToFloat4(_in)</text:p>
      <text:p text:style-name="Standard">:</text:p>
      <text:p text:style-name="Standard">[object Object]</text:p>
      <text:p text:style-name="Standard">ColorEdit3(string_label, floatPtr_col, ImGuiColorEditFlags_flags)</text:p>
      <text:p text:style-name="Standard">:</text:p>
      <text:p text:style-name="Standard">[object Object]</text:p>
      <text:p text:style-name="Standard">ColorEdit4(string_label, floatPtr_col, ImGuiColorEditFlags_flags)</text:p>
      <text:p text:style-name="Standard">:</text:p>
      <text:p text:style-name="Standard">[object Object]</text:p>
      <text:p text:style-name="Standard">ColorPicker3(string_label, floatPtr_col, ImGuiColorEditFlags_flags)</text:p>
      <text:p text:style-name="Standard">:</text:p>
      <text:p text:style-name="Standard">[object Object]</text:p>
      <text:p text:style-name="Standard">ColorPicker4(string_label, floatPtr_col, ImGuiColorEditFlags_flags, float_ref_col)</text:p>
      <text:p text:style-name="Standard">:</text:p>
      <text:p text:style-name="Standard">[object Object]</text:p>
      <text:p text:style-name="Standard">Columns(int_count, string_id, bool_border)</text:p>
      <text:p text:style-name="Standard">:</text:p>
      <text:p text:style-name="Standard">[object Object]</text:p>
      <text:p text:style-name="Standard">Combo1(label, current_item, items, items_count, popup_max_height_in_items)</text:p>
      <text:p text:style-name="Standard">:</text:p>
      <text:p text:style-name="Standard">[object Object]</text:p>
      <text:p text:style-name="Standard">Combo2(string_label, int_current_item, string_items_separated_by_zeros, int_popup_max_height_in_items)</text:p>
      <text:p text:style-name="Standard">:</text:p>
      <text:p text:style-name="Standard">[object Object]</text:p>
      <text:p text:style-name="Standard">Combo3(string_label, int_current_item, functionPtr_items_getter, void_data, int_items_count, int_popup_max_height_in_items)</text:p>
      <text:p text:style-name="Standard">:</text:p>
      <text:p text:style-name="Standard">[object Object]</text:p>
      <text:p text:style-name="Standard">CreateTable(size)</text:p>
      <text:p text:style-name="Standard">:</text:p>
      <text:p text:style-name="Standard">[object Object]</text:p>
      <text:p text:style-name="Standard">DebugCheckVersionAndDataLayout(string_version_str, size_t_sz_io, size_t_sz_style, size_t_sz_vec2, size_t_sz_vec4, size_t_sz_drawvert, size_t_sz_drawidx)</text:p>
      <text:p text:style-name="Standard">:</text:p>
      <text:p text:style-name="Standard">[object Object]</text:p>
      <text:p text:style-name="Standard">DestroyPlatformWindows()</text:p>
      <text:p text:style-name="Standard"><text:soft-page-break/>:</text:p>
      <text:p text:style-name="Standard">[object Object]</text:p>
      <text:p text:style-name="Standard">DockBuilderAddNode(node_id, ref_size, flags)</text:p>
      <text:p text:style-name="Standard">:</text:p>
      <text:p text:style-name="Standard">[object Object]</text:p>
      <text:p text:style-name="Standard">DockBuilderDockWindow(window_name, node_id)</text:p>
      <text:p text:style-name="Standard">:</text:p>
      <text:p text:style-name="Standard">[object Object]</text:p>
      <text:p text:style-name="Standard">DockBuilderFinish(node_id)</text:p>
      <text:p text:style-name="Standard">:</text:p>
      <text:p text:style-name="Standard">[object Object]</text:p>
      <text:p text:style-name="Standard">DockBuilderSplitNode(node_id, split_dir, size_ratio_for_node_at_dir, out_id_dir, out_id_other)</text:p>
      <text:p text:style-name="Standard">:</text:p>
      <text:p text:style-name="Standard">[object Object]</text:p>
      <text:p text:style-name="Standard">DockSpace(ImGuiID_id, ImVec2_size, ImGuiDockNodeFlags_flags, ImGuiWindowClass_window_class)</text:p>
      <text:p text:style-name="Standard">:</text:p>
      <text:p text:style-name="Standard">[object Object]</text:p>
      <text:p text:style-name="Standard">DockSpaceOverViewport(ImGuiViewport_viewport, ImGuiDockNodeFlags_flags, ImGuiWindowClass_window_class)</text:p>
      <text:p text:style-name="Standard">:</text:p>
      <text:p text:style-name="Standard">[object Object]</text:p>
      <text:p text:style-name="Standard">Double(x)</text:p>
      <text:p text:style-name="Standard">:</text:p>
      <text:p text:style-name="Standard">[object Object]</text:p>
      <text:p text:style-name="Standard">DoublePtr(x)</text:p>
      <text:p text:style-name="Standard">:</text:p>
      <text:p text:style-name="Standard">[object Object]</text:p>
      <text:p text:style-name="Standard">DragFloat(string_label, float_v, float_v_speed, float_v_min, float_v_max, string_format, ImGuiSliderFlags_flags)</text:p>
      <text:p text:style-name="Standard">:</text:p>
      <text:p text:style-name="Standard">[object Object]</text:p>
      <text:p text:style-name="Standard">DragFloat2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3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4(string_label, floatPtr_v, float_v_speed, float_v_min, float_v_max, string_format, ImGuiSliderFlags_flags)</text:p>
      <text:p text:style-name="Standard">:</text:p>
      <text:p text:style-name="Standard">[object Object]</text:p>
      <text:p text:style-name="Standard">DragFloatRange2(string_label, float_v_current_min, float_v_current_max, float_v_speed, float_v_min, float_v_max, string_format, string_format_max, ImGuiSliderFlags_flags)</text:p>
      <text:p text:style-name="Standard">:</text:p>
      <text:p text:style-name="Standard">[object Object]</text:p>
      <text:p text:style-name="Standard">DragInt(string_label, int_v, float_v_speed, int_v_min, int_v_max, string_format, ImGuiSliderFlags_flags)</text:p>
      <text:p text:style-name="Standard">:</text:p>
      <text:p text:style-name="Standard">[object Object]</text:p>
      <text:p text:style-name="Standard">DragInt2(string_label, intPtr_v, float_v_speed, int_v_min, int_v_max, string_format, ImGuiSliderFlags_flags)</text:p>
      <text:p text:style-name="Standard">:</text:p>
      <text:p text:style-name="Standard">[object Object]</text:p>
      <text:p text:style-name="Standard">DragInt3(string_label, intPtr_v, float_v_speed, int_v_min, int_v_max, string_format, ImGuiSliderFlags_flags)</text:p>
      <text:p text:style-name="Standard">:</text:p>
      <text:p text:style-name="Standard">[object Object]</text:p>
      <text:p text:style-name="Standard">DragInt4(string_label, intPtr_v, float_v_speed, int_v_min, int_v_max, string_format, ImGuiSliderFlags_flags)</text:p>
      <text:p text:style-name="Standard">:</text:p>
      <text:p text:style-name="Standard">[object Object]</text:p>
      <text:p text:style-name="Standard">DragIntRange2(string_label, int_v_current_min, int_v_current_max, float_v_speed, int_v_min, int_v_max, string_format, string_format_max, ImGuiSliderFlags_flags)</text:p>
      <text:p text:style-name="Standard"><text:soft-page-break/>:</text:p>
      <text:p text:style-name="Standard">[object Object]</text:p>
      <text:p text:style-name="Standard">DragScalar(string_label, ImGuiDataType_data_type, void_p_data, float_v_speed, void_p_min, void_p_max, string_format, ImGuiSliderFlags_flags)</text:p>
      <text:p text:style-name="Standard">:</text:p>
      <text:p text:style-name="Standard">[object Object]</text:p>
      <text:p text:style-name="Standard">DragScalarN(string_label, ImGuiDataType_data_type, void_p_data, int_components, float_v_speed, void_p_min, void_p_max, string_format, ImGuiSliderFlags_flags)</text:p>
      <text:p text:style-name="Standard">:</text:p>
      <text:p text:style-name="Standard">[object Object]</text:p>
      <text:p text:style-name="Standard">Dummy(ImVec2_size)</text:p>
      <text:p text:style-name="Standard">:</text:p>
      <text:p text:style-name="Standard">[object Object]</text:p>
      <text:p text:style-name="Standard">End()</text:p>
      <text:p text:style-name="Standard">:</text:p>
      <text:p text:style-name="Standard">[object Object]</text:p>
      <text:p text:style-name="Standard">EndChild()</text:p>
      <text:p text:style-name="Standard">:</text:p>
      <text:p text:style-name="Standard">[object Object]</text:p>
      <text:p text:style-name="Standard">EndChildFrame()</text:p>
      <text:p text:style-name="Standard">:</text:p>
      <text:p text:style-name="Standard">[object Object]</text:p>
      <text:p text:style-name="Standard">EndCombo()</text:p>
      <text:p text:style-name="Standard">:</text:p>
      <text:p text:style-name="Standard">[object Object]</text:p>
      <text:p text:style-name="Standard">EndDisabled()</text:p>
      <text:p text:style-name="Standard">:</text:p>
      <text:p text:style-name="Standard">[object Object]</text:p>
      <text:p text:style-name="Standard">EndDragDropSource()</text:p>
      <text:p text:style-name="Standard">[1]</text:p>
      <text:p text:style-name="Standard">0</text:p>
      <text:p text:style-name="Standard">:</text:p>
      <text:p text:style-name="Standard">ui_imgui.EndDragDropSource()</text:p>
      <text:p text:style-name="Standard">EndDragDropTarget()</text:p>
      <text:p text:style-name="Standard">[1]</text:p>
      <text:p text:style-name="Standard">0</text:p>
      <text:p text:style-name="Standard">:</text:p>
      <text:p text:style-name="Standard">ui_imgui.EndDragDropTarget()</text:p>
      <text:p text:style-name="Standard">EndFrame()</text:p>
      <text:p text:style-name="Standard">:</text:p>
      <text:p text:style-name="Standard">[object Object]</text:p>
      <text:p text:style-name="Standard">EndGroup()</text:p>
      <text:p text:style-name="Standard">:</text:p>
      <text:p text:style-name="Standard">[object Object]</text:p>
      <text:p text:style-name="Standard">EndMainMenuBar()</text:p>
      <text:p text:style-name="Standard">:</text:p>
      <text:p text:style-name="Standard">[object Object]</text:p>
      <text:p text:style-name="Standard">EndMenu()</text:p>
      <text:p text:style-name="Standard">:</text:p>
      <text:p text:style-name="Standard">[object Object]</text:p>
      <text:p text:style-name="Standard">EndMenuBar()</text:p>
      <text:p text:style-name="Standard">:</text:p>
      <text:p text:style-name="Standard">[object Object]</text:p>
      <text:p text:style-name="Standard">EndPopup()</text:p>
      <text:p text:style-name="Standard">:</text:p>
      <text:p text:style-name="Standard">[object Object]</text:p>
      <text:p text:style-name="Standard"><text:soft-page-break/>EndTabBar()</text:p>
      <text:p text:style-name="Standard">:</text:p>
      <text:p text:style-name="Standard">[object Object]</text:p>
      <text:p text:style-name="Standard">EndTabItem()</text:p>
      <text:p text:style-name="Standard">:</text:p>
      <text:p text:style-name="Standard">[object Object]</text:p>
      <text:p text:style-name="Standard">EndTable()</text:p>
      <text:p text:style-name="Standard">:</text:p>
      <text:p text:style-name="Standard">[object Object]</text:p>
      <text:p text:style-name="Standard">EndTooltip()</text:p>
      <text:p text:style-name="Standard">:</text:p>
      <text:p text:style-name="Standard">[object Object]</text:p>
      <text:p text:style-name="Standard">FindViewportByID(ImGuiID_id)</text:p>
      <text:p text:style-name="Standard">:</text:p>
      <text:p text:style-name="Standard">[object Object]</text:p>
      <text:p text:style-name="Standard">FindViewportByPlatformHandle(void_platform_handle)</text:p>
      <text:p text:style-name="Standard">:</text:p>
      <text:p text:style-name="Standard">[object Object]</text:p>
      <text:p text:style-name="Standard">Float(x)</text:p>
      <text:p text:style-name="Standard">:</text:p>
      <text:p text:style-name="Standard">[object Object]</text:p>
      <text:p text:style-name="Standard">FloatPtr(x)</text:p>
      <text:p text:style-name="Standard">[1]</text:p>
      <text:p text:style-name="Standard">0</text:p>
      <text:p text:style-name="Standard">:</text:p>
      <text:p text:style-name="Standard">tempFloat = ui_imgui.FloatPtr(0)</text:p>
      <text:p text:style-name="Standard">GetBackgroundDrawList1()</text:p>
      <text:p text:style-name="Standard">:</text:p>
      <text:p text:style-name="Standard">[object Object]</text:p>
      <text:p text:style-name="Standard">GetBackgroundDrawList2(ImGuiViewport_viewport)</text:p>
      <text:p text:style-name="Standard">:</text:p>
      <text:p text:style-name="Standard">[object Object]</text:p>
      <text:p text:style-name="Standard">GetClipboardText()</text:p>
      <text:p text:style-name="Standard">:</text:p>
      <text:p text:style-name="Standard">[object Object]</text:p>
      <text:p text:style-name="Standard">GetColorU321(ImGuiCol_idx, float_alpha_mul)</text:p>
      <text:p text:style-name="Standard">:</text:p>
      <text:p text:style-name="Standard">[object Object]</text:p>
      <text:p text:style-name="Standard">GetColorU322(ImVec4_col)</text:p>
      <text:p text:style-name="Standard">:</text:p>
      <text:p text:style-name="Standard">[object Object]</text:p>
      <text:p text:style-name="Standard">GetColorU323(ImU32_col)</text:p>
      <text:p text:style-name="Standard">:</text:p>
      <text:p text:style-name="Standard">[object Object]</text:p>
      <text:p text:style-name="Standard">GetColumnIndex()</text:p>
      <text:p text:style-name="Standard">:</text:p>
      <text:p text:style-name="Standard">[object Object]</text:p>
      <text:p text:style-name="Standard">GetColumnOffset(int_column_index)</text:p>
      <text:p text:style-name="Standard">:</text:p>
      <text:p text:style-name="Standard">[object Object]</text:p>
      <text:p text:style-name="Standard">GetColumnWidth(int_column_index)</text:p>
      <text:p text:style-name="Standard">:</text:p>
      <text:p text:style-name="Standard">[object Object]</text:p>
      <text:p text:style-name="Standard">GetColumnsCount()</text:p>
      <text:p text:style-name="Standard"><text:soft-page-break/>:</text:p>
      <text:p text:style-name="Standard">[object Object]</text:p>
      <text:p text:style-name="Standard">GetContentRegionAvail()</text:p>
      <text:p text:style-name="Standard">:</text:p>
      <text:p text:style-name="Standard">[object Object]</text:p>
      <text:p text:style-name="Standard">GetContentRegionAvailWidth()</text:p>
      <text:p text:style-name="Standard">:</text:p>
      <text:p text:style-name="Standard">[object Object]</text:p>
      <text:p text:style-name="Standard">GetContentRegionMax()</text:p>
      <text:p text:style-name="Standard">:</text:p>
      <text:p text:style-name="Standard">[object Object]</text:p>
      <text:p text:style-name="Standard">GetCurrentContext()</text:p>
      <text:p text:style-name="Standard">:</text:p>
      <text:p text:style-name="Standard">[object Object]</text:p>
      <text:p text:style-name="Standard">GetCursorPos()</text:p>
      <text:p text:style-name="Standard">:</text:p>
      <text:p text:style-name="Standard">[object Object]</text:p>
      <text:p text:style-name="Standard">GetCursorPosX()</text:p>
      <text:p text:style-name="Standard">:</text:p>
      <text:p text:style-name="Standard">[object Object]</text:p>
      <text:p text:style-name="Standard">GetCursorPosY()</text:p>
      <text:p text:style-name="Standard">:</text:p>
      <text:p text:style-name="Standard">[object Object]</text:p>
      <text:p text:style-name="Standard">GetCursorScreenPos()</text:p>
      <text:p text:style-name="Standard">:</text:p>
      <text:p text:style-name="Standard">[object Object]</text:p>
      <text:p text:style-name="Standard">GetCursorStartPos()</text:p>
      <text:p text:style-name="Standard">:</text:p>
      <text:p text:style-name="Standard">[object Object]</text:p>
      <text:p text:style-name="Standard">GetDragDropPayload()</text:p>
      <text:p text:style-name="Standard">:</text:p>
      <text:p text:style-name="Standard">[object Object]</text:p>
      <text:p text:style-name="Standard">GetDrawData()</text:p>
      <text:p text:style-name="Standard">:</text:p>
      <text:p text:style-name="Standard">[object Object]</text:p>
      <text:p text:style-name="Standard">GetDrawListSharedData()</text:p>
      <text:p text:style-name="Standard">:</text:p>
      <text:p text:style-name="Standard">[object Object]</text:p>
      <text:p text:style-name="Standard">GetFont()</text:p>
      <text:p text:style-name="Standard">:</text:p>
      <text:p text:style-name="Standard">[object Object]</text:p>
      <text:p text:style-name="Standard">GetFontSize()</text:p>
      <text:p text:style-name="Standard">:</text:p>
      <text:p text:style-name="Standard">[object Object]</text:p>
      <text:p text:style-name="Standard">GetFontTexUvWhitePixel()</text:p>
      <text:p text:style-name="Standard">:</text:p>
      <text:p text:style-name="Standard">[object Object]</text:p>
      <text:p text:style-name="Standard">GetForegroundDrawList1()</text:p>
      <text:p text:style-name="Standard">:</text:p>
      <text:p text:style-name="Standard">[object Object]</text:p>
      <text:p text:style-name="Standard">GetForegroundDrawList2(ImGuiViewport_viewport)</text:p>
      <text:p text:style-name="Standard">:</text:p>
      <text:p text:style-name="Standard">[object Object]</text:p>
      <text:p text:style-name="Standard">GetFrameCount()</text:p>
      <text:p text:style-name="Standard"><text:soft-page-break/>:</text:p>
      <text:p text:style-name="Standard">[object Object]</text:p>
      <text:p text:style-name="Standard">GetFrameHeight()</text:p>
      <text:p text:style-name="Standard">:</text:p>
      <text:p text:style-name="Standard">[object Object]</text:p>
      <text:p text:style-name="Standard">GetFrameHeightWithSpacing()</text:p>
      <text:p text:style-name="Standard">:</text:p>
      <text:p text:style-name="Standard">[object Object]</text:p>
      <text:p text:style-name="Standard">GetID1(string_str_id)</text:p>
      <text:p text:style-name="Standard">:</text:p>
      <text:p text:style-name="Standard">[object Object]</text:p>
      <text:p text:style-name="Standard">GetID2(string_str_id_begin, string_str_id_end)</text:p>
      <text:p text:style-name="Standard">:</text:p>
      <text:p text:style-name="Standard">[object Object]</text:p>
      <text:p text:style-name="Standard">GetID3(void_ptr_id)</text:p>
      <text:p text:style-name="Standard">:</text:p>
      <text:p text:style-name="Standard">[object Object]</text:p>
      <text:p text:style-name="Standard">GetIO()</text:p>
      <text:p text:style-name="Standard">[2]</text:p>
      <text:p text:style-name="Standard">0</text:p>
      <text:p text:style-name="Standard">:</text:p>
      <text:p text:style-name="Standard">uiScale = ui_imgui.GetIO().FontGlobalScale</text:p>
      <text:p text:style-name="Standard">1</text:p>
      <text:p text:style-name="Standard">:</text:p>
      <text:p text:style-name="Standard">local uiScale = ui_imgui.GetIO().FontGlobalScale</text:p>
      <text:p text:style-name="Standard">GetImGuiIO_FontAllowUserScaling()</text:p>
      <text:p text:style-name="Standard">:</text:p>
      <text:p text:style-name="Standard">[object Object]</text:p>
      <text:p text:style-name="Standard">GetItemRectMax()</text:p>
      <text:p text:style-name="Standard">:</text:p>
      <text:p text:style-name="Standard">[object Object]</text:p>
      <text:p text:style-name="Standard">GetItemRectMin()</text:p>
      <text:p text:style-name="Standard">:</text:p>
      <text:p text:style-name="Standard">[object Object]</text:p>
      <text:p text:style-name="Standard">GetItemRectSize()</text:p>
      <text:p text:style-name="Standard">:</text:p>
      <text:p text:style-name="Standard">[object Object]</text:p>
      <text:p text:style-name="Standard">GetKeyIndex(ImGuiKey_imgui_key)</text:p>
      <text:p text:style-name="Standard">:</text:p>
      <text:p text:style-name="Standard">[object Object]</text:p>
      <text:p text:style-name="Standard">GetKeyPressedAmount(int_key_index, float_repeat_delay, float_rate)</text:p>
      <text:p text:style-name="Standard">:</text:p>
      <text:p text:style-name="Standard">[object Object]</text:p>
      <text:p text:style-name="Standard">GetLengthArrayBool(array)</text:p>
      <text:p text:style-name="Standard">:</text:p>
      <text:p text:style-name="Standard">[object Object]</text:p>
      <text:p text:style-name="Standard">GetLengthArrayCharPtr(array)</text:p>
      <text:p text:style-name="Standard">:</text:p>
      <text:p text:style-name="Standard">[object Object]</text:p>
      <text:p text:style-name="Standard">GetLengthArrayFloat(array)</text:p>
      <text:p text:style-name="Standard">:</text:p>
      <text:p text:style-name="Standard">[object Object]</text:p>
      <text:p text:style-name="Standard">GetLengthArrayImVec4(array)</text:p>
      <text:p text:style-name="Standard">:</text:p>
      <text:p text:style-name="Standard"><text:soft-page-break/>[object Object]</text:p>
      <text:p text:style-name="Standard">GetLengthArrayInt(array)</text:p>
      <text:p text:style-name="Standard">:</text:p>
      <text:p text:style-name="Standard">[object Object]</text:p>
      <text:p text:style-name="Standard">GetMainContext()</text:p>
      <text:p text:style-name="Standard">:</text:p>
      <text:p text:style-name="Standard">[object Object]</text:p>
      <text:p text:style-name="Standard">GetMainViewport()</text:p>
      <text:p text:style-name="Standard">:</text:p>
      <text:p text:style-name="Standard">[object Object]</text:p>
      <text:p text:style-name="Standard">GetMouseCursor()</text:p>
      <text:p text:style-name="Standard">:</text:p>
      <text:p text:style-name="Standard">[object Object]</text:p>
      <text:p text:style-name="Standard">GetMouseDragDelta(ImGuiMouseButton_button, float_lock_threshold)</text:p>
      <text:p text:style-name="Standard">:</text:p>
      <text:p text:style-name="Standard">[object Object]</text:p>
      <text:p text:style-name="Standard">GetMousePos()</text:p>
      <text:p text:style-name="Standard">:</text:p>
      <text:p text:style-name="Standard">[object Object]</text:p>
      <text:p text:style-name="Standard">GetMousePosOnOpeningCurrentPopup()</text:p>
      <text:p text:style-name="Standard">:</text:p>
      <text:p text:style-name="Standard">[object Object]</text:p>
      <text:p text:style-name="Standard">GetPlatformIO()</text:p>
      <text:p text:style-name="Standard">:</text:p>
      <text:p text:style-name="Standard">[object Object]</text:p>
      <text:p text:style-name="Standard">GetScrollMaxX()</text:p>
      <text:p text:style-name="Standard">:</text:p>
      <text:p text:style-name="Standard">[object Object]</text:p>
      <text:p text:style-name="Standard">GetScrollMaxY()</text:p>
      <text:p text:style-name="Standard">:</text:p>
      <text:p text:style-name="Standard">[object Object]</text:p>
      <text:p text:style-name="Standard">GetScrollX()</text:p>
      <text:p text:style-name="Standard">:</text:p>
      <text:p text:style-name="Standard">[object Object]</text:p>
      <text:p text:style-name="Standard">GetScrollY()</text:p>
      <text:p text:style-name="Standard">:</text:p>
      <text:p text:style-name="Standard">[object Object]</text:p>
      <text:p text:style-name="Standard">GetStateStorage()</text:p>
      <text:p text:style-name="Standard">:</text:p>
      <text:p text:style-name="Standard">[object Object]</text:p>
      <text:p text:style-name="Standard">GetStyle()</text:p>
      <text:p text:style-name="Standard">:</text:p>
      <text:p text:style-name="Standard">[object Object]</text:p>
      <text:p text:style-name="Standard">GetStyleColorName(ImGuiCol_idx)</text:p>
      <text:p text:style-name="Standard">:</text:p>
      <text:p text:style-name="Standard">[object Object]</text:p>
      <text:p text:style-name="Standard">GetStyleColorVec4(ImGuiCol_idx)</text:p>
      <text:p text:style-name="Standard">:</text:p>
      <text:p text:style-name="Standard">[object Object]</text:p>
      <text:p text:style-name="Standard">GetTextLineHeight()</text:p>
      <text:p text:style-name="Standard">:</text:p>
      <text:p text:style-name="Standard">[object Object]</text:p>
      <text:p text:style-name="Standard">GetTextLineHeightWithSpacing()</text:p>
      <text:p text:style-name="Standard">:</text:p>
      <text:p text:style-name="Standard"><text:soft-page-break/>[object Object]</text:p>
      <text:p text:style-name="Standard">GetTime()</text:p>
      <text:p text:style-name="Standard">[1]</text:p>
      <text:p text:style-name="Standard">0</text:p>
      <text:p text:style-name="Standard">:</text:p>
      <text:p text:style-name="Standard">return ui_imgui.GetTime()</text:p>
      <text:p text:style-name="Standard">GetTreeNodeToLabelSpacing()</text:p>
      <text:p text:style-name="Standard">:</text:p>
      <text:p text:style-name="Standard">[object Object]</text:p>
      <text:p text:style-name="Standard">GetVersion()</text:p>
      <text:p text:style-name="Standard">:</text:p>
      <text:p text:style-name="Standard">[object Object]</text:p>
      <text:p text:style-name="Standard">GetWindowContentRegionMax()</text:p>
      <text:p text:style-name="Standard">:</text:p>
      <text:p text:style-name="Standard">[object Object]</text:p>
      <text:p text:style-name="Standard">GetWindowContentRegionMin()</text:p>
      <text:p text:style-name="Standard">:</text:p>
      <text:p text:style-name="Standard">[object Object]</text:p>
      <text:p text:style-name="Standard">GetWindowContentRegionWidth()</text:p>
      <text:p text:style-name="Standard">:</text:p>
      <text:p text:style-name="Standard">[object Object]</text:p>
      <text:p text:style-name="Standard">GetWindowDockID()</text:p>
      <text:p text:style-name="Standard">:</text:p>
      <text:p text:style-name="Standard">[object Object]</text:p>
      <text:p text:style-name="Standard">GetWindowDpiScale()</text:p>
      <text:p text:style-name="Standard">:</text:p>
      <text:p text:style-name="Standard">[object Object]</text:p>
      <text:p text:style-name="Standard">GetWindowDrawList()</text:p>
      <text:p text:style-name="Standard">:</text:p>
      <text:p text:style-name="Standard">[object Object]</text:p>
      <text:p text:style-name="Standard">GetWindowHeight()</text:p>
      <text:p text:style-name="Standard">:</text:p>
      <text:p text:style-name="Standard">[object Object]</text:p>
      <text:p text:style-name="Standard">GetWindowPos()</text:p>
      <text:p text:style-name="Standard">:</text:p>
      <text:p text:style-name="Standard">[object Object]</text:p>
      <text:p text:style-name="Standard">GetWindowSize()</text:p>
      <text:p text:style-name="Standard">:</text:p>
      <text:p text:style-name="Standard">[object Object]</text:p>
      <text:p text:style-name="Standard">GetWindowViewport()</text:p>
      <text:p text:style-name="Standard">:</text:p>
      <text:p text:style-name="Standard">[object Object]</text:p>
      <text:p text:style-name="Standard">GetWindowWidth()</text:p>
      <text:p text:style-name="Standard">:</text:p>
      <text:p text:style-name="Standard">[object Object]</text:p>
      <text:p text:style-name="Standard">ImColor(col)</text:p>
      <text:p text:style-name="Standard">:</text:p>
      <text:p text:style-name="Standard">[object Object]</text:p>
      <text:p text:style-name="Standard">ImColorByRGB(r, g, b, a)</text:p>
      <text:p text:style-name="Standard">:</text:p>
      <text:p text:style-name="Standard">[object Object]</text:p>
      <text:p text:style-name="Standard">ImColorPtr(col)</text:p>
      <text:p text:style-name="Standard">:</text:p>
      <text:p text:style-name="Standard">[object Object]</text:p>
      <text:p text:style-name="Standard"><text:soft-page-break/>ImColor_HSV(ImColor_ctx, float_h, float_s, float_v, float_a)</text:p>
      <text:p text:style-name="Standard">:</text:p>
      <text:p text:style-name="Standard">[object Object]</text:p>
      <text:p text:style-name="Standard">ImColor_SetHSV(ImColor_ctx, float_h, float_s, float_v, float_a)</text:p>
      <text:p text:style-name="Standard">:</text:p>
      <text:p text:style-name="Standard">[object Object]</text:p>
      <text:p text:style-name="Standard">ImDrawCmd()</text:p>
      <text:p text:style-name="Standard">:</text:p>
      <text:p text:style-name="Standard">[object Object]</text:p>
      <text:p text:style-name="Standard">ImDrawCmdPtr()</text:p>
      <text:p text:style-name="Standard">:</text:p>
      <text:p text:style-name="Standard">[object Object]</text:p>
      <text:p text:style-name="Standard">ImDrawData()</text:p>
      <text:p text:style-name="Standard">:</text:p>
      <text:p text:style-name="Standard">[object Object]</text:p>
      <text:p text:style-name="Standard">ImDrawDataPtr()</text:p>
      <text:p text:style-name="Standard">:</text:p>
      <text:p text:style-name="Standard">[object Object]</text:p>
      <text:p text:style-name="Standard">ImDrawData_Clear(ImDrawData_ctx)</text:p>
      <text:p text:style-name="Standard">:</text:p>
      <text:p text:style-name="Standard">[object Object]</text:p>
      <text:p text:style-name="Standard">ImDrawData_DeIndexAllBuffers(ImDrawData_ctx)</text:p>
      <text:p text:style-name="Standard">:</text:p>
      <text:p text:style-name="Standard">[object Object]</text:p>
      <text:p text:style-name="Standard">ImDrawData_ScaleClipRects(ImDrawData_ctx, ImVec2_fb_scale)</text:p>
      <text:p text:style-name="Standard">:</text:p>
      <text:p text:style-name="Standard">[object Object]</text:p>
      <text:p text:style-name="Standard">ImDrawList(shared_data)</text:p>
      <text:p text:style-name="Standard">:</text:p>
      <text:p text:style-name="Standard">[object Object]</text:p>
      <text:p text:style-name="Standard">ImDrawListPtr(shared_data)</text:p>
      <text:p text:style-name="Standard">:</text:p>
      <text:p text:style-name="Standard">[object Object]</text:p>
      <text:p text:style-name="Standard">ImDrawListSplitter()</text:p>
      <text:p text:style-name="Standard">:</text:p>
      <text:p text:style-name="Standard">[object Object]</text:p>
      <text:p text:style-name="Standard">ImDrawListSplitterPtr()</text:p>
      <text:p text:style-name="Standard">:</text:p>
      <text:p text:style-name="Standard">[object Object]</text:p>
      <text:p text:style-name="Standard">ImDrawListSplitter_Clear(ImDrawListSplitter_ctx)</text:p>
      <text:p text:style-name="Standard">:</text:p>
      <text:p text:style-name="Standard">[object Object]</text:p>
      <text:p text:style-name="Standard">ImDrawListSplitter_ClearFreeMemory(ImDrawListSplitter_ctx)</text:p>
      <text:p text:style-name="Standard">:</text:p>
      <text:p text:style-name="Standard">[object Object]</text:p>
      <text:p text:style-name="Standard">ImDrawListSplitter_Merge(ImDrawListSplitter_ctx, ImDrawList_draw_list)</text:p>
      <text:p text:style-name="Standard">:</text:p>
      <text:p text:style-name="Standard">[object Object]</text:p>
      <text:p text:style-name="Standard">ImDrawListSplitter_SetCurrentChannel(ImDrawListSplitter_ctx, ImDrawList_draw_list, int_channel_idx)</text:p>
      <text:p text:style-name="Standard">:</text:p>
      <text:p text:style-name="Standard">[object Object]</text:p>
      <text:p text:style-name="Standard">ImDrawListSplitter_Split(ImDrawListSplitter_ctx, ImDrawList_draw_list, int_count)</text:p>
      <text:p text:style-name="Standard">:</text:p>
      <text:p text:style-name="Standard">[object Object]</text:p>
      <text:p text:style-name="Standard"><text:soft-page-break/>ImDrawList_AddBezierCubic(ImDrawList_ctx, ImVec2_p1, ImVec2_p2, ImVec2_p3, ImVec2_p4, ImU32_col, float_thickness, int_num_segments)</text:p>
      <text:p text:style-name="Standard">:</text:p>
      <text:p text:style-name="Standard">[object Object]</text:p>
      <text:p text:style-name="Standard">ImDrawList_AddBezierQuadratic(ImDrawList_ctx, ImVec2_p1, ImVec2_p2, ImVec2_p3, ImU32_col, float_thickness, int_num_segments)</text:p>
      <text:p text:style-name="Standard">:</text:p>
      <text:p text:style-name="Standard">[object Object]</text:p>
      <text:p text:style-name="Standard">ImDrawList_AddCallback(ImDrawList_ctx, ImDrawCallback_callback, void_callback_data)</text:p>
      <text:p text:style-name="Standard">:</text:p>
      <text:p text:style-name="Standard">[object Object]</text:p>
      <text:p text:style-name="Standard">ImDrawList_AddCircle(ImDrawList_ctx, ImVec2_center, float_radius, ImU32_col, int_num_segments, float_thickness)</text:p>
      <text:p text:style-name="Standard">:</text:p>
      <text:p text:style-name="Standard">[object Object]</text:p>
      <text:p text:style-name="Standard">ImDrawList_AddCircleFilled(ImDrawList_ctx, ImVec2_center, float_radius, ImU32_col, int_num_segments)</text:p>
      <text:p text:style-name="Standard">:</text:p>
      <text:p text:style-name="Standard">[object Object]</text:p>
      <text:p text:style-name="Standard">ImDrawList_AddConvexPolyFilled(ImDrawList_ctx, ImVec2_points, int_num_points, ImU32_col)</text:p>
      <text:p text:style-name="Standard">:</text:p>
      <text:p text:style-name="Standard">[object Object]</text:p>
      <text:p text:style-name="Standard">ImDrawList_AddDrawCmd(ImDrawList_ctx)</text:p>
      <text:p text:style-name="Standard">:</text:p>
      <text:p text:style-name="Standard">[object Object]</text:p>
      <text:p text:style-name="Standard">ImDrawList_AddImage(ImDrawList_ctx, ImTextureID_user_texture_id, ImVec2_p_min, ImVec2_p_max, ImVec2_uv_min, ImVec2_uv_max, ImU32_col)</text:p>
      <text:p text:style-name="Standard">:</text:p>
      <text:p text:style-name="Standard">[object Object]</text:p>
      <text:p text:style-name="Standard">ImDrawList_AddImageQuad(ImDrawList_ctx, ImTextureID_user_texture_id, ImVec2_p1, ImVec2_p2, ImVec2_p3, ImVec2_p4, ImVec2_uv1, ImVec2_uv2, ImVec2_uv3, ImVec2_uv4, ImU32_col)</text:p>
      <text:p text:style-name="Standard">:</text:p>
      <text:p text:style-name="Standard">[object Object]</text:p>
      <text:p text:style-name="Standard">ImDrawList_AddImageRounded(ImDrawList_ctx, ImTextureID_user_texture_id, ImVec2_p_min, ImVec2_p_max, ImVec2_uv_min, ImVec2_uv_max, ImU32_col, float_rounding, ImDrawCornerFlags_rounding_corners)</text:p>
      <text:p text:style-name="Standard">:</text:p>
      <text:p text:style-name="Standard">[object Object]</text:p>
      <text:p text:style-name="Standard">ImDrawList_AddLine(ImDrawList_ctx, ImVec2_p1, ImVec2_p2, ImU32_col, float_thickness)</text:p>
      <text:p text:style-name="Standard">:</text:p>
      <text:p text:style-name="Standard">[object Object]</text:p>
      <text:p text:style-name="Standard">ImDrawList_AddNgon(ImDrawList_ctx, ImVec2_center, float_radius, ImU32_col, int_num_segments, float_thickness)</text:p>
      <text:p text:style-name="Standard">:</text:p>
      <text:p text:style-name="Standard">[object Object]</text:p>
      <text:p text:style-name="Standard">ImDrawList_AddNgonFilled(ImDrawList_ctx, ImVec2_center, float_radius, ImU32_col, int_num_segments)</text:p>
      <text:p text:style-name="Standard">:</text:p>
      <text:p text:style-name="Standard">[object Object]</text:p>
      <text:p text:style-name="Standard">ImDrawList_AddPolyline(ImDrawList_ctx, ImVec2_points, int_num_points, ImU32_col, bool_closed, float_thickness)</text:p>
      <text:p text:style-name="Standard">:</text:p>
      <text:p text:style-name="Standard">[object Object]</text:p>
      <text:p text:style-name="Standard">ImDrawList_AddQuad(ImDrawList_ctx, ImVec2_p1, ImVec2_p2, ImVec2_p3, ImVec2_p4, ImU32_col, float_thickness)</text:p>
      <text:p text:style-name="Standard">:</text:p>
      <text:p text:style-name="Standard">[object Object]</text:p>
      <text:p text:style-name="Standard">ImDrawList_AddQuadFilled(ImDrawList_ctx, ImVec2_p1, ImVec2_p2, ImVec2_p3, ImVec2_p4, ImU32_col)</text:p>
      <text:p text:style-name="Standard">:</text:p>
      <text:p text:style-name="Standard">[object Object]</text:p>
      <text:p text:style-name="Standard">ImDrawList_AddRect(ImDrawList_ctx, ImVec2_p_min, ImVec2_p_max, ImU32_col, float_rounding, ImDrawCornerFlags_rounding_corners, float_thickness)</text:p>
      <text:p text:style-name="Standard">:</text:p>
      <text:p text:style-name="Standard">[object Object]</text:p>
      <text:p text:style-name="Standard">ImDrawList_AddRectFilled(ImDrawList_ctx, ImVec2_p_min, ImVec2_p_max, ImU32_col, float_rounding, ImDrawCornerFlags_rounding_corners)</text:p>
      <text:p text:style-name="Standard">:</text:p>
      <text:p text:style-name="Standard">[object Object]</text:p>
      <text:p text:style-name="Standard"><text:soft-page-break/>ImDrawList_AddRectFilledMultiColor(ImDrawList_ctx, ImVec2_p_min, ImVec2_p_max, ImU32_col_upr_left, ImU32_col_upr_right, ImU32_col_bot_right, ImU32_col_bot_left)</text:p>
      <text:p text:style-name="Standard">:</text:p>
      <text:p text:style-name="Standard">[object Object]</text:p>
      <text:p text:style-name="Standard">ImDrawList_AddText1(ImDrawList_ctx, ImVec2_pos, ImU32_col, string_text_begin, string_text_end)</text:p>
      <text:p text:style-name="Standard">:</text:p>
      <text:p text:style-name="Standard">[object Object]</text:p>
      <text:p text:style-name="Standard">ImDrawList_AddText2(ImDrawList_ctx, ImFont_font, float_font_size, ImVec2_pos, ImU32_col, string_text_begin, string_text_end, float_wrap_width, ImVec4_cpu_fine_clip_rect)</text:p>
      <text:p text:style-name="Standard">:</text:p>
      <text:p text:style-name="Standard">[object Object]</text:p>
      <text:p text:style-name="Standard">ImDrawList_AddTriangle(ImDrawList_ctx, ImVec2_p1, ImVec2_p2, ImVec2_p3, ImU32_col, float_thickness)</text:p>
      <text:p text:style-name="Standard">:</text:p>
      <text:p text:style-name="Standard">[object Object]</text:p>
      <text:p text:style-name="Standard">ImDrawList_AddTriangleFilled(ImDrawList_ctx, ImVec2_p1, ImVec2_p2, ImVec2_p3, ImU32_col)</text:p>
      <text:p text:style-name="Standard">:</text:p>
      <text:p text:style-name="Standard">[object Object]</text:p>
      <text:p text:style-name="Standard">ImDrawList_ChannelsMerge(ImDrawList_ctx)</text:p>
      <text:p text:style-name="Standard">:</text:p>
      <text:p text:style-name="Standard">[object Object]</text:p>
      <text:p text:style-name="Standard">ImDrawList_ChannelsSetCurrent(ImDrawList_ctx, int_n)</text:p>
      <text:p text:style-name="Standard">:</text:p>
      <text:p text:style-name="Standard">[object Object]</text:p>
      <text:p text:style-name="Standard">ImDrawList_ChannelsSplit(ImDrawList_ctx, int_count)</text:p>
      <text:p text:style-name="Standard">:</text:p>
      <text:p text:style-name="Standard">[object Object]</text:p>
      <text:p text:style-name="Standard">ImDrawList_CloneOutput(ImDrawList_ctx)</text:p>
      <text:p text:style-name="Standard">:</text:p>
      <text:p text:style-name="Standard">[object Object]</text:p>
      <text:p text:style-name="Standard">ImDrawList_GetClipRectMax(ImDrawList_ctx)</text:p>
      <text:p text:style-name="Standard">:</text:p>
      <text:p text:style-name="Standard">[object Object]</text:p>
      <text:p text:style-name="Standard">ImDrawList_GetClipRectMin(ImDrawList_ctx)</text:p>
      <text:p text:style-name="Standard">:</text:p>
      <text:p text:style-name="Standard">[object Object]</text:p>
      <text:p text:style-name="Standard">ImDrawList_PathArcTo(ImDrawList_ctx, ImVec2_center, float_radius, float_a_min, float_a_max, int_num_segments)</text:p>
      <text:p text:style-name="Standard">:</text:p>
      <text:p text:style-name="Standard">[object Object]</text:p>
      <text:p text:style-name="Standard">ImDrawList_PathArcToFast(ImDrawList_ctx, ImVec2_center, float_radius, int_a_min_of_12, int_a_max_of_12)</text:p>
      <text:p text:style-name="Standard">:</text:p>
      <text:p text:style-name="Standard">[object Object]</text:p>
      <text:p text:style-name="Standard">ImDrawList_PathBezierCubicCurveTo(ImDrawList_ctx, ImVec2_p2, ImVec2_p3, ImVec2_p4, int_num_segments)</text:p>
      <text:p text:style-name="Standard">:</text:p>
      <text:p text:style-name="Standard">[object Object]</text:p>
      <text:p text:style-name="Standard">ImDrawList_PathBezierQuadraticCurveTo(ImDrawList_ctx, ImVec2_p2, ImVec2_p3, int_num_segments)</text:p>
      <text:p text:style-name="Standard">:</text:p>
      <text:p text:style-name="Standard">[object Object]</text:p>
      <text:p text:style-name="Standard">ImDrawList_PathClear(ImDrawList_ctx)</text:p>
      <text:p text:style-name="Standard">:</text:p>
      <text:p text:style-name="Standard">[object Object]</text:p>
      <text:p text:style-name="Standard">ImDrawList_PathFillConvex(ImDrawList_ctx, ImU32_col)</text:p>
      <text:p text:style-name="Standard">:</text:p>
      <text:p text:style-name="Standard">[object Object]</text:p>
      <text:p text:style-name="Standard">ImDrawList_PathLineTo(ImDrawList_ctx, ImVec2_pos)</text:p>
      <text:p text:style-name="Standard">:</text:p>
      <text:p text:style-name="Standard">[object Object]</text:p>
      <text:p text:style-name="Standard"><text:soft-page-break/>ImDrawList_PathLineToMergeDuplicate(ImDrawList_ctx, ImVec2_pos)</text:p>
      <text:p text:style-name="Standard">:</text:p>
      <text:p text:style-name="Standard">[object Object]</text:p>
      <text:p text:style-name="Standard">ImDrawList_PathRect(ImDrawList_ctx, ImVec2_rect_min, ImVec2_rect_max, float_rounding, ImDrawCornerFlags_rounding_corners)</text:p>
      <text:p text:style-name="Standard">:</text:p>
      <text:p text:style-name="Standard">[object Object]</text:p>
      <text:p text:style-name="Standard">ImDrawList_PathStroke(ImDrawList_ctx, ImU32_col, bool_closed, float_thickness)</text:p>
      <text:p text:style-name="Standard">:</text:p>
      <text:p text:style-name="Standard">[object Object]</text:p>
      <text:p text:style-name="Standard">ImDrawList_PopClipRect(ImDrawList_ctx)</text:p>
      <text:p text:style-name="Standard">:</text:p>
      <text:p text:style-name="Standard">[object Object]</text:p>
      <text:p text:style-name="Standard">ImDrawList_PopTextureID(ImDrawList_ctx)</text:p>
      <text:p text:style-name="Standard">:</text:p>
      <text:p text:style-name="Standard">[object Object]</text:p>
      <text:p text:style-name="Standard">ImDrawList_PrimQuadUV(ImDrawList_ctx, ImVec2_a, ImVec2_b, ImVec2_c, ImVec2_d, ImVec2_uv_a, ImVec2_uv_b, ImVec2_uv_c, ImVec2_uv_d, ImU32_col)</text:p>
      <text:p text:style-name="Standard">:</text:p>
      <text:p text:style-name="Standard">[object Object]</text:p>
      <text:p text:style-name="Standard">ImDrawList_PrimRect(ImDrawList_ctx, ImVec2_a, ImVec2_b, ImU32_col)</text:p>
      <text:p text:style-name="Standard">:</text:p>
      <text:p text:style-name="Standard">[object Object]</text:p>
      <text:p text:style-name="Standard">ImDrawList_PrimRectUV(ImDrawList_ctx, ImVec2_a, ImVec2_b, ImVec2_uv_a, ImVec2_uv_b, ImU32_col)</text:p>
      <text:p text:style-name="Standard">:</text:p>
      <text:p text:style-name="Standard">[object Object]</text:p>
      <text:p text:style-name="Standard">ImDrawList_PrimReserve(ImDrawList_ctx, int_idx_count, int_vtx_count)</text:p>
      <text:p text:style-name="Standard">:</text:p>
      <text:p text:style-name="Standard">[object Object]</text:p>
      <text:p text:style-name="Standard">ImDrawList_PrimUnreserve(ImDrawList_ctx, int_idx_count, int_vtx_count)</text:p>
      <text:p text:style-name="Standard">:</text:p>
      <text:p text:style-name="Standard">[object Object]</text:p>
      <text:p text:style-name="Standard">ImDrawList_PrimVtx(ImDrawList_ctx, ImVec2_pos, ImVec2_uv, ImU32_col)</text:p>
      <text:p text:style-name="Standard">:</text:p>
      <text:p text:style-name="Standard">[object Object]</text:p>
      <text:p text:style-name="Standard">ImDrawList_PrimWriteIdx(ImDrawList_ctx, ImDrawIdx_idx)</text:p>
      <text:p text:style-name="Standard">:</text:p>
      <text:p text:style-name="Standard">[object Object]</text:p>
      <text:p text:style-name="Standard">ImDrawList_PrimWriteVtx(ImDrawList_ctx, ImVec2_pos, ImVec2_uv, ImU32_col)</text:p>
      <text:p text:style-name="Standard">:</text:p>
      <text:p text:style-name="Standard">[object Object]</text:p>
      <text:p text:style-name="Standard">ImDrawList_PushClipRect(ImDrawList_ctx, ImVec2_clip_rect_min, ImVec2_clip_rect_max, bool_intersect_with_current_clip_rect)</text:p>
      <text:p text:style-name="Standard">:</text:p>
      <text:p text:style-name="Standard">[object Object]</text:p>
      <text:p text:style-name="Standard">ImDrawList_PushClipRectFullScreen(ImDrawList_ctx)</text:p>
      <text:p text:style-name="Standard">:</text:p>
      <text:p text:style-name="Standard">[object Object]</text:p>
      <text:p text:style-name="Standard">ImDrawList_PushTextureID(ImDrawList_ctx, ImTextureID_texture_id)</text:p>
      <text:p text:style-name="Standard">:</text:p>
      <text:p text:style-name="Standard">[object Object]</text:p>
      <text:p text:style-name="Standard">ImDrawList__ClearFreeMemory(ImDrawList_ctx)</text:p>
      <text:p text:style-name="Standard">:</text:p>
      <text:p text:style-name="Standard">[object Object]</text:p>
      <text:p text:style-name="Standard">ImDrawList__OnChangedClipRect(ImDrawList_ctx)</text:p>
      <text:p text:style-name="Standard">:</text:p>
      <text:p text:style-name="Standard">[object Object]</text:p>
      <text:p text:style-name="Standard"><text:soft-page-break/>ImDrawList__OnChangedTextureID(ImDrawList_ctx)</text:p>
      <text:p text:style-name="Standard">:</text:p>
      <text:p text:style-name="Standard">[object Object]</text:p>
      <text:p text:style-name="Standard">ImDrawList__OnChangedVtxOffset(ImDrawList_ctx)</text:p>
      <text:p text:style-name="Standard">:</text:p>
      <text:p text:style-name="Standard">[object Object]</text:p>
      <text:p text:style-name="Standard">ImDrawList__PopUnusedDrawCmd(ImDrawList_ctx)</text:p>
      <text:p text:style-name="Standard">:</text:p>
      <text:p text:style-name="Standard">[object Object]</text:p>
      <text:p text:style-name="Standard">ImDrawList__ResetForNewFrame(ImDrawList_ctx)</text:p>
      <text:p text:style-name="Standard">:</text:p>
      <text:p text:style-name="Standard">[object Object]</text:p>
      <text:p text:style-name="Standard">ImFont()</text:p>
      <text:p text:style-name="Standard">:</text:p>
      <text:p text:style-name="Standard">[object Object]</text:p>
      <text:p text:style-name="Standard">ImFontAtlas()</text:p>
      <text:p text:style-name="Standard">:</text:p>
      <text:p text:style-name="Standard">[object Object]</text:p>
      <text:p text:style-name="Standard">ImFontAtlasCustomRect()</text:p>
      <text:p text:style-name="Standard">:</text:p>
      <text:p text:style-name="Standard">[object Object]</text:p>
      <text:p text:style-name="Standard">ImFontAtlasCustomRectPtr()</text:p>
      <text:p text:style-name="Standard">:</text:p>
      <text:p text:style-name="Standard">[object Object]</text:p>
      <text:p text:style-name="Standard">ImFontAtlasCustomRect_IsPacked(ImFontAtlasCustomRect_ctx)</text:p>
      <text:p text:style-name="Standard">:</text:p>
      <text:p text:style-name="Standard">[object Object]</text:p>
      <text:p text:style-name="Standard">ImFontAtlasPtr()</text:p>
      <text:p text:style-name="Standard">:</text:p>
      <text:p text:style-name="Standard">[object Object]</text:p>
      <text:p text:style-name="Standard">ImFontAtlas_AddCustomRectFontGlyph(ImFontAtlas_ctx, ImFont_font, ImWchar_id, int_width, int_height, float_advance_x, ImVec2_offset)</text:p>
      <text:p text:style-name="Standard">:</text:p>
      <text:p text:style-name="Standard">[object Object]</text:p>
      <text:p text:style-name="Standard">ImFontAtlas_AddCustomRectRegular(ImFontAtlas_ctx, int_width, int_height)</text:p>
      <text:p text:style-name="Standard">:</text:p>
      <text:p text:style-name="Standard">[object Object]</text:p>
      <text:p text:style-name="Standard">ImFontAtlas_AddFont(ImFontAtlas_ctx, ImFontConfig_font_cfg)</text:p>
      <text:p text:style-name="Standard">:</text:p>
      <text:p text:style-name="Standard">[object Object]</text:p>
      <text:p text:style-name="Standard">ImFontAtlas_AddFontDefault(ImFontAtlas_ctx, ImFontConfig_font_cfg)</text:p>
      <text:p text:style-name="Standard">:</text:p>
      <text:p text:style-name="Standard">[object Object]</text:p>
      <text:p text:style-name="Standard">ImFontAtlas_AddFontFromFileTTF(ImFontAtlas_ctx, string_filename, float_size_pixels, ImFontConfig_font_cfg, ImWchar_glyph_ranges)</text:p>
      <text:p text:style-name="Standard">:</text:p>
      <text:p text:style-name="Standard">[object Object]</text:p>
      <text:p text:style-name="Standard">ImFontAtlas_AddFontFromMemoryCompressedBase85TTF(ImFontAtlas_ctx, string_compressed_font_data_base85, float_size_pixels, ImFontConfig_font_cfg, ImWchar_glyph_ranges)</text:p>
      <text:p text:style-name="Standard">:</text:p>
      <text:p text:style-name="Standard">[object Object]</text:p>
      <text:p text:style-name="Standard">ImFontAtlas_AddFontFromMemoryCompressedTTF(ImFontAtlas_ctx, void_compressed_font_data, int_compressed_font_size, float_size_pixels, ImFontConfig_font_cfg, ImWchar_glyph_ranges)</text:p>
      <text:p text:style-name="Standard">:</text:p>
      <text:p text:style-name="Standard">[object Object]</text:p>
      <text:p text:style-name="Standard">ImFontAtlas_AddFontFromMemoryTTF(ImFontAtlas_ctx, void_font_data, int_font_size, float_size_pixels, ImFontConfig_font_cfg, ImWchar_glyph_ranges)</text:p>
      <text:p text:style-name="Standard">:</text:p>
      <text:p text:style-name="Standard">[object Object]</text:p>
      <text:p text:style-name="Standard"><text:soft-page-break/>ImFontAtlas_Build(ImFontAtlas_ctx)</text:p>
      <text:p text:style-name="Standard">:</text:p>
      <text:p text:style-name="Standard">[object Object]</text:p>
      <text:p text:style-name="Standard">ImFontAtlas_CalcCustomRectUV(ImFontAtlas_ctx, ImFontAtlasCustomRect_rect, ImVec2_out_uv_min, ImVec2_out_uv_max)</text:p>
      <text:p text:style-name="Standard">:</text:p>
      <text:p text:style-name="Standard">[object Object]</text:p>
      <text:p text:style-name="Standard">ImFontAtlas_Clear(ImFontAtlas_ctx)</text:p>
      <text:p text:style-name="Standard">:</text:p>
      <text:p text:style-name="Standard">[object Object]</text:p>
      <text:p text:style-name="Standard">ImFontAtlas_ClearFonts(ImFontAtlas_ctx)</text:p>
      <text:p text:style-name="Standard">:</text:p>
      <text:p text:style-name="Standard">[object Object]</text:p>
      <text:p text:style-name="Standard">ImFontAtlas_ClearInputData(ImFontAtlas_ctx)</text:p>
      <text:p text:style-name="Standard">:</text:p>
      <text:p text:style-name="Standard">[object Object]</text:p>
      <text:p text:style-name="Standard">ImFontAtlas_ClearTexData(ImFontAtlas_ctx)</text:p>
      <text:p text:style-name="Standard">:</text:p>
      <text:p text:style-name="Standard">[object Object]</text:p>
      <text:p text:style-name="Standard">ImFontAtlas_GetCustomRectByIndex(ImFontAtlas_ctx, int_index)</text:p>
      <text:p text:style-name="Standard">:</text:p>
      <text:p text:style-name="Standard">[object Object]</text:p>
      <text:p text:style-name="Standard">ImFontAtlas_GetGlyphRangesChineseFull(ImFontAtlas_ctx)</text:p>
      <text:p text:style-name="Standard">:</text:p>
      <text:p text:style-name="Standard">[object Object]</text:p>
      <text:p text:style-name="Standard">ImFontAtlas_GetGlyphRangesChineseSimplifiedCommon(ImFontAtlas_ctx)</text:p>
      <text:p text:style-name="Standard">:</text:p>
      <text:p text:style-name="Standard">[object Object]</text:p>
      <text:p text:style-name="Standard">ImFontAtlas_GetGlyphRangesCyrillic(ImFontAtlas_ctx)</text:p>
      <text:p text:style-name="Standard">:</text:p>
      <text:p text:style-name="Standard">[object Object]</text:p>
      <text:p text:style-name="Standard">ImFontAtlas_GetGlyphRangesDefault(ImFontAtlas_ctx)</text:p>
      <text:p text:style-name="Standard">:</text:p>
      <text:p text:style-name="Standard">[object Object]</text:p>
      <text:p text:style-name="Standard">ImFontAtlas_GetGlyphRangesJapanese(ImFontAtlas_ctx)</text:p>
      <text:p text:style-name="Standard">:</text:p>
      <text:p text:style-name="Standard">[object Object]</text:p>
      <text:p text:style-name="Standard">ImFontAtlas_GetGlyphRangesKorean(ImFontAtlas_ctx)</text:p>
      <text:p text:style-name="Standard">:</text:p>
      <text:p text:style-name="Standard">[object Object]</text:p>
      <text:p text:style-name="Standard">ImFontAtlas_GetGlyphRangesThai(ImFontAtlas_ctx)</text:p>
      <text:p text:style-name="Standard">:</text:p>
      <text:p text:style-name="Standard">[object Object]</text:p>
      <text:p text:style-name="Standard">ImFontAtlas_GetGlyphRangesVietnamese(ImFontAtlas_ctx)</text:p>
      <text:p text:style-name="Standard">:</text:p>
      <text:p text:style-name="Standard">[object Object]</text:p>
      <text:p text:style-name="Standard">ImFontAtlas_GetMouseCursorTexData(ImFontAtlas_ctx, ImGuiMouseCursor_cursor, ImVec2_out_offset, ImVec2_out_size, ImVec2Ptr_out_uv_border, ImVec2Ptr_out_uv_fill)</text:p>
      <text:p text:style-name="Standard">:</text:p>
      <text:p text:style-name="Standard">[object Object]</text:p>
      <text:p text:style-name="Standard">ImFontAtlas_GetTexDataAsAlpha8(ImFontAtlas_ctx, string_out_pixels, int_out_width, int_out_height, int_out_bytes_per_pixel)</text:p>
      <text:p text:style-name="Standard">:</text:p>
      <text:p text:style-name="Standard">[object Object]</text:p>
      <text:p text:style-name="Standard">ImFontAtlas_GetTexDataAsRGBA32(ImFontAtlas_ctx, string_out_pixels, int_out_width, int_out_height, int_out_bytes_per_pixel)</text:p>
      <text:p text:style-name="Standard">:</text:p>
      <text:p text:style-name="Standard">[object Object]</text:p>
      <text:p text:style-name="Standard"><text:soft-page-break/>ImFontAtlas_IsBuilt(ImFontAtlas_ctx)</text:p>
      <text:p text:style-name="Standard">:</text:p>
      <text:p text:style-name="Standard">[object Object]</text:p>
      <text:p text:style-name="Standard">ImFontAtlas_SetTexID(ImFontAtlas_ctx, ImTextureID_id)</text:p>
      <text:p text:style-name="Standard">:</text:p>
      <text:p text:style-name="Standard">[object Object]</text:p>
      <text:p text:style-name="Standard">ImFontConfig()</text:p>
      <text:p text:style-name="Standard">:</text:p>
      <text:p text:style-name="Standard">[object Object]</text:p>
      <text:p text:style-name="Standard">ImFontConfigPtr()</text:p>
      <text:p text:style-name="Standard">:</text:p>
      <text:p text:style-name="Standard">[object Object]</text:p>
      <text:p text:style-name="Standard">ImFontGlyphRangesBuilder()</text:p>
      <text:p text:style-name="Standard">:</text:p>
      <text:p text:style-name="Standard">[object Object]</text:p>
      <text:p text:style-name="Standard">ImFontGlyphRangesBuilderPtr()</text:p>
      <text:p text:style-name="Standard">:</text:p>
      <text:p text:style-name="Standard">[object Object]</text:p>
      <text:p text:style-name="Standard">ImFontGlyphRangesBuilder_AddChar(ImFontGlyphRangesBuilder_ctx, ImWchar_c)</text:p>
      <text:p text:style-name="Standard">:</text:p>
      <text:p text:style-name="Standard">[object Object]</text:p>
      <text:p text:style-name="Standard">ImFontGlyphRangesBuilder_AddRanges(ImFontGlyphRangesBuilder_ctx, ImWchar_ranges)</text:p>
      <text:p text:style-name="Standard">:</text:p>
      <text:p text:style-name="Standard">[object Object]</text:p>
      <text:p text:style-name="Standard">ImFontGlyphRangesBuilder_AddText(ImFontGlyphRangesBuilder_ctx, string_text, string_text_end)</text:p>
      <text:p text:style-name="Standard">:</text:p>
      <text:p text:style-name="Standard">[object Object]</text:p>
      <text:p text:style-name="Standard">ImFontGlyphRangesBuilder_Clear(ImFontGlyphRangesBuilder_ctx)</text:p>
      <text:p text:style-name="Standard">:</text:p>
      <text:p text:style-name="Standard">[object Object]</text:p>
      <text:p text:style-name="Standard">ImFontGlyphRangesBuilder_GetBit(ImFontGlyphRangesBuilder_ctx, size_t_n)</text:p>
      <text:p text:style-name="Standard">:</text:p>
      <text:p text:style-name="Standard">[object Object]</text:p>
      <text:p text:style-name="Standard">ImFontGlyphRangesBuilder_SetBit(ImFontGlyphRangesBuilder_ctx, size_t_n)</text:p>
      <text:p text:style-name="Standard">:</text:p>
      <text:p text:style-name="Standard">[object Object]</text:p>
      <text:p text:style-name="Standard">ImFontPtr()</text:p>
      <text:p text:style-name="Standard">:</text:p>
      <text:p text:style-name="Standard">[object Object]</text:p>
      <text:p text:style-name="Standard">ImFont_AddGlyph(ImFont_ctx, ImFontConfig_src_cfg, ImWchar_c, float_x0, float_y0, float_x1, float_y1, float_u0, float_v0, float_u1, float_v1, float_advance_x)</text:p>
      <text:p text:style-name="Standard">:</text:p>
      <text:p text:style-name="Standard">[object Object]</text:p>
      <text:p text:style-name="Standard">ImFont_AddRemapChar(ImFont_ctx, ImWchar_dst, ImWchar_src, bool_overwrite_dst)</text:p>
      <text:p text:style-name="Standard">:</text:p>
      <text:p text:style-name="Standard">[object Object]</text:p>
      <text:p text:style-name="Standard">ImFont_BuildLookupTable(ImFont_ctx)</text:p>
      <text:p text:style-name="Standard">:</text:p>
      <text:p text:style-name="Standard">[object Object]</text:p>
      <text:p text:style-name="Standard">ImFont_CalcTextSizeA(ImFont_ctx, float_size, float_max_width, float_wrap_width, string_text_begin, string_text_end, string_remaining)</text:p>
      <text:p text:style-name="Standard">:</text:p>
      <text:p text:style-name="Standard">[object Object]</text:p>
      <text:p text:style-name="Standard">ImFont_CalcWordWrapPositionA(ImFont_ctx, float_scale, string_text, string_text_end, float_wrap_width)</text:p>
      <text:p text:style-name="Standard">:</text:p>
      <text:p text:style-name="Standard">[object Object]</text:p>
      <text:p text:style-name="Standard"><text:soft-page-break/>ImFont_ClearOutputData(ImFont_ctx)</text:p>
      <text:p text:style-name="Standard">:</text:p>
      <text:p text:style-name="Standard">[object Object]</text:p>
      <text:p text:style-name="Standard">ImFont_FindGlyph(ImFont_ctx, ImWchar_c)</text:p>
      <text:p text:style-name="Standard">:</text:p>
      <text:p text:style-name="Standard">[object Object]</text:p>
      <text:p text:style-name="Standard">ImFont_FindGlyphNoFallback(ImFont_ctx, ImWchar_c)</text:p>
      <text:p text:style-name="Standard">:</text:p>
      <text:p text:style-name="Standard">[object Object]</text:p>
      <text:p text:style-name="Standard">ImFont_GetCharAdvance(ImFont_ctx, ImWchar_c)</text:p>
      <text:p text:style-name="Standard">:</text:p>
      <text:p text:style-name="Standard">[object Object]</text:p>
      <text:p text:style-name="Standard">ImFont_GetDebugName(ImFont_ctx)</text:p>
      <text:p text:style-name="Standard">:</text:p>
      <text:p text:style-name="Standard">[object Object]</text:p>
      <text:p text:style-name="Standard">ImFont_GrowIndex(ImFont_ctx, int_new_size)</text:p>
      <text:p text:style-name="Standard">:</text:p>
      <text:p text:style-name="Standard">[object Object]</text:p>
      <text:p text:style-name="Standard">ImFont_IsGlyphRangeUnused(ImFont_ctx, int_c_begin, int_c_last)</text:p>
      <text:p text:style-name="Standard">:</text:p>
      <text:p text:style-name="Standard">[object Object]</text:p>
      <text:p text:style-name="Standard">ImFont_IsLoaded(ImFont_ctx)</text:p>
      <text:p text:style-name="Standard">:</text:p>
      <text:p text:style-name="Standard">[object Object]</text:p>
      <text:p text:style-name="Standard">ImFont_RenderChar(ImFont_ctx, ImDrawList_draw_list, float_size, ImVec2_pos, ImU32_col, ImWchar_c)</text:p>
      <text:p text:style-name="Standard">:</text:p>
      <text:p text:style-name="Standard">[object Object]</text:p>
      <text:p text:style-name="Standard">ImFont_RenderText(ImFont_ctx, ImDrawList_draw_list, float_size, ImVec2_pos, ImU32_col, ImVec4_clip_rect, string_text_begin, string_text_end, float_wrap_width, bool_cpu_fine_clip)</text:p>
      <text:p text:style-name="Standard">:</text:p>
      <text:p text:style-name="Standard">[object Object]</text:p>
      <text:p text:style-name="Standard">ImFont_SetFallbackChar(ImFont_ctx, ImWchar_c)</text:p>
      <text:p text:style-name="Standard">:</text:p>
      <text:p text:style-name="Standard">[object Object]</text:p>
      <text:p text:style-name="Standard">ImFont_SetGlyphVisible(ImFont_ctx, ImWchar_c, bool_visible)</text:p>
      <text:p text:style-name="Standard">:</text:p>
      <text:p text:style-name="Standard">[object Object]</text:p>
      <text:p text:style-name="Standard">ImGuiIO()</text:p>
      <text:p text:style-name="Standard">:</text:p>
      <text:p text:style-name="Standard">[object Object]</text:p>
      <text:p text:style-name="Standard">ImGuiIOPtr()</text:p>
      <text:p text:style-name="Standard">:</text:p>
      <text:p text:style-name="Standard">[object Object]</text:p>
      <text:p text:style-name="Standard">ImGuiIO_AddInputCharacter(ImGuiIO_ctx, int_c)</text:p>
      <text:p text:style-name="Standard">:</text:p>
      <text:p text:style-name="Standard">[object Object]</text:p>
      <text:p text:style-name="Standard">ImGuiIO_AddInputCharacterUTF16(ImGuiIO_ctx, ImWchar16_c)</text:p>
      <text:p text:style-name="Standard">:</text:p>
      <text:p text:style-name="Standard">[object Object]</text:p>
      <text:p text:style-name="Standard">ImGuiIO_AddInputCharactersUTF8(ImGuiIO_ctx, string_str)</text:p>
      <text:p text:style-name="Standard">:</text:p>
      <text:p text:style-name="Standard">[object Object]</text:p>
      <text:p text:style-name="Standard">ImGuiIO_ClearInputCharacters(ImGuiIO_ctx)</text:p>
      <text:p text:style-name="Standard">:</text:p>
      <text:p text:style-name="Standard">[object Object]</text:p>
      <text:p text:style-name="Standard"><text:soft-page-break/>ImGuiInputTextCallbackData()</text:p>
      <text:p text:style-name="Standard">:</text:p>
      <text:p text:style-name="Standard">[object Object]</text:p>
      <text:p text:style-name="Standard">ImGuiInputTextCallbackDataPtr()</text:p>
      <text:p text:style-name="Standard">:</text:p>
      <text:p text:style-name="Standard">[object Object]</text:p>
      <text:p text:style-name="Standard">ImGuiInputTextCallbackData_ClearSelection(ImGuiInputTextCallbackData_ctx)</text:p>
      <text:p text:style-name="Standard">:</text:p>
      <text:p text:style-name="Standard">[object Object]</text:p>
      <text:p text:style-name="Standard">ImGuiInputTextCallbackData_DeleteChars(ImGuiInputTextCallbackData_ctx, int_pos, int_bytes_count)</text:p>
      <text:p text:style-name="Standard">:</text:p>
      <text:p text:style-name="Standard">[object Object]</text:p>
      <text:p text:style-name="Standard">ImGuiInputTextCallbackData_HasSelection(ImGuiInputTextCallbackData_ctx)</text:p>
      <text:p text:style-name="Standard">:</text:p>
      <text:p text:style-name="Standard">[object Object]</text:p>
      <text:p text:style-name="Standard">ImGuiInputTextCallbackData_InsertChars(ImGuiInputTextCallbackData_ctx, int_pos, string_text, string_text_end)</text:p>
      <text:p text:style-name="Standard">:</text:p>
      <text:p text:style-name="Standard">[object Object]</text:p>
      <text:p text:style-name="Standard">ImGuiInputTextCallbackData_SelectAll(ImGuiInputTextCallbackData_ctx)</text:p>
      <text:p text:style-name="Standard">:</text:p>
      <text:p text:style-name="Standard">[object Object]</text:p>
      <text:p text:style-name="Standard">ImGuiListClipper()</text:p>
      <text:p text:style-name="Standard">:</text:p>
      <text:p text:style-name="Standard">[object Object]</text:p>
      <text:p text:style-name="Standard">ImGuiListClipperPtr()</text:p>
      <text:p text:style-name="Standard">:</text:p>
      <text:p text:style-name="Standard">[object Object]</text:p>
      <text:p text:style-name="Standard">ImGuiListClipper_Begin(ImGuiListClipper_ctx, int_items_count, float_items_height)</text:p>
      <text:p text:style-name="Standard">:</text:p>
      <text:p text:style-name="Standard">[object Object]</text:p>
      <text:p text:style-name="Standard">ImGuiListClipper_End(ImGuiListClipper_ctx)</text:p>
      <text:p text:style-name="Standard">:</text:p>
      <text:p text:style-name="Standard">[object Object]</text:p>
      <text:p text:style-name="Standard">ImGuiListClipper_Step(ImGuiListClipper_ctx)</text:p>
      <text:p text:style-name="Standard">:</text:p>
      <text:p text:style-name="Standard">[object Object]</text:p>
      <text:p text:style-name="Standard">ImGuiPayload()</text:p>
      <text:p text:style-name="Standard">:</text:p>
      <text:p text:style-name="Standard">[object Object]</text:p>
      <text:p text:style-name="Standard">ImGuiPayloadPtr()</text:p>
      <text:p text:style-name="Standard">:</text:p>
      <text:p text:style-name="Standard">[object Object]</text:p>
      <text:p text:style-name="Standard">ImGuiPayload_Clear(ImGuiPayload_ctx)</text:p>
      <text:p text:style-name="Standard">:</text:p>
      <text:p text:style-name="Standard">[object Object]</text:p>
      <text:p text:style-name="Standard">ImGuiPayload_IsDataType(ImGuiPayload_ctx, string_type)</text:p>
      <text:p text:style-name="Standard">:</text:p>
      <text:p text:style-name="Standard">[object Object]</text:p>
      <text:p text:style-name="Standard">ImGuiPayload_IsDelivery(ImGuiPayload_ctx)</text:p>
      <text:p text:style-name="Standard">:</text:p>
      <text:p text:style-name="Standard">[object Object]</text:p>
      <text:p text:style-name="Standard">ImGuiPayload_IsPreview(ImGuiPayload_ctx)</text:p>
      <text:p text:style-name="Standard">:</text:p>
      <text:p text:style-name="Standard">[object Object]</text:p>
      <text:p text:style-name="Standard"><text:soft-page-break/>ImGuiPlatformIO()</text:p>
      <text:p text:style-name="Standard">:</text:p>
      <text:p text:style-name="Standard">[object Object]</text:p>
      <text:p text:style-name="Standard">ImGuiPlatformIOPtr()</text:p>
      <text:p text:style-name="Standard">:</text:p>
      <text:p text:style-name="Standard">[object Object]</text:p>
      <text:p text:style-name="Standard">ImGuiPlatformMonitor()</text:p>
      <text:p text:style-name="Standard">:</text:p>
      <text:p text:style-name="Standard">[object Object]</text:p>
      <text:p text:style-name="Standard">ImGuiPlatformMonitorPtr()</text:p>
      <text:p text:style-name="Standard">:</text:p>
      <text:p text:style-name="Standard">[object Object]</text:p>
      <text:p text:style-name="Standard">ImGuiStorage_BuildSortByKey(ImGuiStorage_ctx)</text:p>
      <text:p text:style-name="Standard">:</text:p>
      <text:p text:style-name="Standard">[object Object]</text:p>
      <text:p text:style-name="Standard">ImGuiStorage_Clear(ImGuiStorage_ctx)</text:p>
      <text:p text:style-name="Standard">:</text:p>
      <text:p text:style-name="Standard">[object Object]</text:p>
      <text:p text:style-name="Standard">ImGuiStorage_GetBool(ImGuiStorage_ctx, ImGuiID_key, bool_default_val)</text:p>
      <text:p text:style-name="Standard">:</text:p>
      <text:p text:style-name="Standard">[object Object]</text:p>
      <text:p text:style-name="Standard">ImGuiStorage_GetBoolRef(ImGuiStorage_ctx, ImGuiID_key, bool_default_val)</text:p>
      <text:p text:style-name="Standard">:</text:p>
      <text:p text:style-name="Standard">[object Object]</text:p>
      <text:p text:style-name="Standard">ImGuiStorage_GetFloat(ImGuiStorage_ctx, ImGuiID_key, float_default_val)</text:p>
      <text:p text:style-name="Standard">:</text:p>
      <text:p text:style-name="Standard">[object Object]</text:p>
      <text:p text:style-name="Standard">ImGuiStorage_GetFloatRef(ImGuiStorage_ctx, ImGuiID_key, float_default_val)</text:p>
      <text:p text:style-name="Standard">:</text:p>
      <text:p text:style-name="Standard">[object Object]</text:p>
      <text:p text:style-name="Standard">ImGuiStorage_GetInt(ImGuiStorage_ctx, ImGuiID_key, int_default_val)</text:p>
      <text:p text:style-name="Standard">:</text:p>
      <text:p text:style-name="Standard">[object Object]</text:p>
      <text:p text:style-name="Standard">ImGuiStorage_GetIntRef(ImGuiStorage_ctx, ImGuiID_key, int_default_val)</text:p>
      <text:p text:style-name="Standard">:</text:p>
      <text:p text:style-name="Standard">[object Object]</text:p>
      <text:p text:style-name="Standard">ImGuiStorage_GetVoidPtr(ImGuiStorage_ctx, ImGuiID_key)</text:p>
      <text:p text:style-name="Standard">:</text:p>
      <text:p text:style-name="Standard">[object Object]</text:p>
      <text:p text:style-name="Standard">ImGuiStorage_GetVoidPtrRef(ImGuiStorage_ctx, ImGuiID_key, void_default_val)</text:p>
      <text:p text:style-name="Standard">:</text:p>
      <text:p text:style-name="Standard">[object Object]</text:p>
      <text:p text:style-name="Standard">ImGuiStorage_SetAllInt(ImGuiStorage_ctx, int_val)</text:p>
      <text:p text:style-name="Standard">:</text:p>
      <text:p text:style-name="Standard">[object Object]</text:p>
      <text:p text:style-name="Standard">ImGuiStorage_SetBool(ImGuiStorage_ctx, ImGuiID_key, bool_val)</text:p>
      <text:p text:style-name="Standard">:</text:p>
      <text:p text:style-name="Standard">[object Object]</text:p>
      <text:p text:style-name="Standard">ImGuiStorage_SetFloat(ImGuiStorage_ctx, ImGuiID_key, float_val)</text:p>
      <text:p text:style-name="Standard">:</text:p>
      <text:p text:style-name="Standard">[object Object]</text:p>
      <text:p text:style-name="Standard">ImGuiStorage_SetInt(ImGuiStorage_ctx, ImGuiID_key, int_val)</text:p>
      <text:p text:style-name="Standard">:</text:p>
      <text:p text:style-name="Standard">[object Object]</text:p>
      <text:p text:style-name="Standard"><text:soft-page-break/>ImGuiStorage_SetVoidPtr(ImGuiStorage_ctx, ImGuiID_key, void_val)</text:p>
      <text:p text:style-name="Standard">:</text:p>
      <text:p text:style-name="Standard">[object Object]</text:p>
      <text:p text:style-name="Standard">ImGuiStyle()</text:p>
      <text:p text:style-name="Standard">:</text:p>
      <text:p text:style-name="Standard">[object Object]</text:p>
      <text:p text:style-name="Standard">ImGuiStylePtr()</text:p>
      <text:p text:style-name="Standard">:</text:p>
      <text:p text:style-name="Standard">[object Object]</text:p>
      <text:p text:style-name="Standard">ImGuiStyle_ScaleAllSizes(ImGuiStyle_ctx, float_scale_factor)</text:p>
      <text:p text:style-name="Standard">:</text:p>
      <text:p text:style-name="Standard">[object Object]</text:p>
      <text:p text:style-name="Standard">ImGuiTableColumnSortSpecs()</text:p>
      <text:p text:style-name="Standard">:</text:p>
      <text:p text:style-name="Standard">[object Object]</text:p>
      <text:p text:style-name="Standard">ImGuiTableColumnSortSpecsPtr()</text:p>
      <text:p text:style-name="Standard">:</text:p>
      <text:p text:style-name="Standard">[object Object]</text:p>
      <text:p text:style-name="Standard">ImGuiTableSortSpecs()</text:p>
      <text:p text:style-name="Standard">:</text:p>
      <text:p text:style-name="Standard">[object Object]</text:p>
      <text:p text:style-name="Standard">ImGuiTableSortSpecsPtr()</text:p>
      <text:p text:style-name="Standard">:</text:p>
      <text:p text:style-name="Standard">[object Object]</text:p>
      <text:p text:style-name="Standard">ImGuiTextBuffer()</text:p>
      <text:p text:style-name="Standard">:</text:p>
      <text:p text:style-name="Standard">[object Object]</text:p>
      <text:p text:style-name="Standard">ImGuiTextBufferPtr()</text:p>
      <text:p text:style-name="Standard">:</text:p>
      <text:p text:style-name="Standard">[object Object]</text:p>
      <text:p text:style-name="Standard">ImGuiTextBuffer_append(ImGuiTextBuffer_ctx, string_str, string_str_end)</text:p>
      <text:p text:style-name="Standard">:</text:p>
      <text:p text:style-name="Standard">[object Object]</text:p>
      <text:p text:style-name="Standard">ImGuiTextBuffer_appendfv(ImGuiTextBuffer_ctx, string_fmt, va_list_args)</text:p>
      <text:p text:style-name="Standard">:</text:p>
      <text:p text:style-name="Standard">[object Object]</text:p>
      <text:p text:style-name="Standard">ImGuiTextBuffer_begin(ImGuiTextBuffer_ctx)</text:p>
      <text:p text:style-name="Standard">:</text:p>
      <text:p text:style-name="Standard">[object Object]</text:p>
      <text:p text:style-name="Standard">ImGuiTextBuffer_c_str(ImGuiTextBuffer_ctx)</text:p>
      <text:p text:style-name="Standard">:</text:p>
      <text:p text:style-name="Standard">[object Object]</text:p>
      <text:p text:style-name="Standard">ImGuiTextBuffer_clear(ImGuiTextBuffer_ctx)</text:p>
      <text:p text:style-name="Standard">:</text:p>
      <text:p text:style-name="Standard">[object Object]</text:p>
      <text:p text:style-name="Standard">ImGuiTextBuffer_empty(ImGuiTextBuffer_ctx)</text:p>
      <text:p text:style-name="Standard">:</text:p>
      <text:p text:style-name="Standard">[object Object]</text:p>
      <text:p text:style-name="Standard">ImGuiTextBuffer_end(ImGuiTextBuffer_ctx)</text:p>
      <text:p text:style-name="Standard">:</text:p>
      <text:p text:style-name="Standard">[object Object]</text:p>
      <text:p text:style-name="Standard">ImGuiTextBuffer_reserve(ImGuiTextBuffer_ctx, int_capacity)</text:p>
      <text:p text:style-name="Standard">:</text:p>
      <text:p text:style-name="Standard">[object Object]</text:p>
      <text:p text:style-name="Standard"><text:soft-page-break/>ImGuiTextBuffer_size(ImGuiTextBuffer_ctx)</text:p>
      <text:p text:style-name="Standard">:</text:p>
      <text:p text:style-name="Standard">[object Object]</text:p>
      <text:p text:style-name="Standard">ImGuiTextFilter(default_filter)</text:p>
      <text:p text:style-name="Standard">:</text:p>
      <text:p text:style-name="Standard">[object Object]</text:p>
      <text:p text:style-name="Standard">ImGuiTextFilterPtr(default_filter)</text:p>
      <text:p text:style-name="Standard">:</text:p>
      <text:p text:style-name="Standard">[object Object]</text:p>
      <text:p text:style-name="Standard">ImGuiTextFilter_Build(ImGuiTextFilter_ctx)</text:p>
      <text:p text:style-name="Standard">:</text:p>
      <text:p text:style-name="Standard">[object Object]</text:p>
      <text:p text:style-name="Standard">ImGuiTextFilter_Clear(ImGuiTextFilter_ctx)</text:p>
      <text:p text:style-name="Standard">:</text:p>
      <text:p text:style-name="Standard">[object Object]</text:p>
      <text:p text:style-name="Standard">ImGuiTextFilter_Draw(ImGuiTextFilter_ctx, string_label, float_width)</text:p>
      <text:p text:style-name="Standard">:</text:p>
      <text:p text:style-name="Standard">[object Object]</text:p>
      <text:p text:style-name="Standard">ImGuiTextFilter_IsActive(ImGuiTextFilter_ctx)</text:p>
      <text:p text:style-name="Standard">:</text:p>
      <text:p text:style-name="Standard">[object Object]</text:p>
      <text:p text:style-name="Standard">ImGuiTextFilter_PassFilter(ImGuiTextFilter_ctx, string_text, string_text_end)</text:p>
      <text:p text:style-name="Standard">:</text:p>
      <text:p text:style-name="Standard">[object Object]</text:p>
      <text:p text:style-name="Standard">ImGuiViewport()</text:p>
      <text:p text:style-name="Standard">:</text:p>
      <text:p text:style-name="Standard">[object Object]</text:p>
      <text:p text:style-name="Standard">ImGuiViewportPtr()</text:p>
      <text:p text:style-name="Standard">:</text:p>
      <text:p text:style-name="Standard">[object Object]</text:p>
      <text:p text:style-name="Standard">ImGuiViewport_GetCenter(ImGuiViewport_ctx)</text:p>
      <text:p text:style-name="Standard">:</text:p>
      <text:p text:style-name="Standard">[object Object]</text:p>
      <text:p text:style-name="Standard">ImGuiViewport_GetWorkPos(ImGuiViewport_ctx)</text:p>
      <text:p text:style-name="Standard">:</text:p>
      <text:p text:style-name="Standard">[object Object]</text:p>
      <text:p text:style-name="Standard">ImGuiViewport_GetWorkSize(ImGuiViewport_ctx)</text:p>
      <text:p text:style-name="Standard">:</text:p>
      <text:p text:style-name="Standard">[object Object]</text:p>
      <text:p text:style-name="Standard">ImGuiWindowClass()</text:p>
      <text:p text:style-name="Standard">:</text:p>
      <text:p text:style-name="Standard">[object Object]</text:p>
      <text:p text:style-name="Standard">ImGuiWindowClassPtr()</text:p>
      <text:p text:style-name="Standard">:</text:p>
      <text:p text:style-name="Standard">[object Object]</text:p>
      <text:p text:style-name="Standard">ImTextureHandler(path)</text:p>
      <text:p text:style-name="Standard">:</text:p>
      <text:p text:style-name="Standard">[object Object]</text:p>
      <text:p text:style-name="Standard">ImVec2(x, y)</text:p>
      <text:p text:style-name="Standard">:</text:p>
      <text:p text:style-name="Standard">[object Object]</text:p>
      <text:p text:style-name="Standard">ImVec2Ptr(x, y)</text:p>
      <text:p text:style-name="Standard">:</text:p>
      <text:p text:style-name="Standard">[object Object]</text:p>
      <text:p text:style-name="Standard"><text:soft-page-break/>ImVec3(x, y, z)</text:p>
      <text:p text:style-name="Standard">:</text:p>
      <text:p text:style-name="Standard">[object Object]</text:p>
      <text:p text:style-name="Standard">ImVec3Ptr(x, y, z)</text:p>
      <text:p text:style-name="Standard">:</text:p>
      <text:p text:style-name="Standard">[object Object]</text:p>
      <text:p text:style-name="Standard">ImVec4(x, y, z, w)</text:p>
      <text:p text:style-name="Standard">:</text:p>
      <text:p text:style-name="Standard">[object Object]</text:p>
      <text:p text:style-name="Standard">ImVec4Ptr(x, y, z, w)</text:p>
      <text:p text:style-name="Standard">:</text:p>
      <text:p text:style-name="Standard">[object Object]</text:p>
      <text:p text:style-name="Standard">ImVec4ToFloatPtr(imVec4)</text:p>
      <text:p text:style-name="Standard">:</text:p>
      <text:p text:style-name="Standard">[object Object]</text:p>
      <text:p text:style-name="Standard">Image(ImTextureID_user_texture_id, ImVec2_size, ImVec2_uv0, ImVec2_uv1, ImVec4_tint_col, ImVec4_border_col)</text:p>
      <text:p text:style-name="Standard">:</text:p>
      <text:p text:style-name="Standard">[object Object]</text:p>
      <text:p text:style-name="Standard">ImageButton(ImTextureID_user_texture_id, ImVec2_size, ImVec2_uv0, ImVec2_uv1, int_frame_padding, ImVec4_bg_col, ImVec4_tint_col)</text:p>
      <text:p text:style-name="Standard">:</text:p>
      <text:p text:style-name="Standard">[object Object]</text:p>
      <text:p text:style-name="Standard">Indent(float_indent_w)</text:p>
      <text:p text:style-name="Standard">:</text:p>
      <text:p text:style-name="Standard">[object Object]</text:p>
      <text:p text:style-name="Standard">InputDouble(string_label, double_v, double_step, double_step_fast, string_format, ImGuiInputTextFlags_flags)</text:p>
      <text:p text:style-name="Standard">:</text:p>
      <text:p text:style-name="Standard">[object Object]</text:p>
      <text:p text:style-name="Standard">InputFloat(string_label, float_v, float_step, float_step_fast, string_format, ImGuiInputTextFlags_flags)</text:p>
      <text:p text:style-name="Standard">:</text:p>
      <text:p text:style-name="Standard">[object Object]</text:p>
      <text:p text:style-name="Standard">InputFloat2(string_label, floatPtr_v, string_format, ImGuiInputTextFlags_flags)</text:p>
      <text:p text:style-name="Standard">:</text:p>
      <text:p text:style-name="Standard">[object Object]</text:p>
      <text:p text:style-name="Standard">InputFloat3(string_label, floatPtr_v, string_format, ImGuiInputTextFlags_flags)</text:p>
      <text:p text:style-name="Standard">:</text:p>
      <text:p text:style-name="Standard">[object Object]</text:p>
      <text:p text:style-name="Standard">InputFloat4(string_label, floatPtr_v, string_format, ImGuiInputTextFlags_flags)</text:p>
      <text:p text:style-name="Standard">:</text:p>
      <text:p text:style-name="Standard">[object Object]</text:p>
      <text:p text:style-name="Standard">InputInt(string_label, int_v, int_step, int_step_fast, ImGuiInputTextFlags_flags)</text:p>
      <text:p text:style-name="Standard">:</text:p>
      <text:p text:style-name="Standard">[object Object]</text:p>
      <text:p text:style-name="Standard">InputInt2(string_label, intPtr_v, ImGuiInputTextFlags_flags)</text:p>
      <text:p text:style-name="Standard">:</text:p>
      <text:p text:style-name="Standard">[object Object]</text:p>
      <text:p text:style-name="Standard">InputInt3(string_label, intPtr_v, ImGuiInputTextFlags_flags)</text:p>
      <text:p text:style-name="Standard">:</text:p>
      <text:p text:style-name="Standard">[object Object]</text:p>
      <text:p text:style-name="Standard">InputInt4(string_label, intPtr_v, ImGuiInputTextFlags_flags)</text:p>
      <text:p text:style-name="Standard">:</text:p>
      <text:p text:style-name="Standard">[object Object]</text:p>
      <text:p text:style-name="Standard">InputScalar(string_label, ImGuiDataType_data_type, void_p_data, void_p_step, void_p_step_fast, string_format, ImGuiInputTextFlags_flags)</text:p>
      <text:p text:style-name="Standard">:</text:p>
      <text:p text:style-name="Standard">[object Object]</text:p>
      <text:p text:style-name="Standard"><text:soft-page-break/>InputScalarN(string_label, ImGuiDataType_data_type, void_p_data, int_components, void_p_step, void_p_step_fast, string_format, ImGuiInputTextFlags_flags)</text:p>
      <text:p text:style-name="Standard">:</text:p>
      <text:p text:style-name="Standard">[object Object]</text:p>
      <text:p text:style-name="Standard">InputText(label, buf, buf_size, flags, callback, user_data, editEnded)</text:p>
      <text:p text:style-name="Standard">:</text:p>
      <text:p text:style-name="Standard">[object Object]</text:p>
      <text:p text:style-name="Standard">InputTextMultiline(label, buf, buf_size, size, flags, callback, user_data)</text:p>
      <text:p text:style-name="Standard">:</text:p>
      <text:p text:style-name="Standard">[object Object]</text:p>
      <text:p text:style-name="Standard">InputTextWithHint(string_label, string_hint, string_buf, size_t_buf_size, ImGuiInputTextFlags_flags, ImGuiInputTextCallback_callback, void_user_data)</text:p>
      <text:p text:style-name="Standard">:</text:p>
      <text:p text:style-name="Standard">[object Object]</text:p>
      <text:p text:style-name="Standard">Int(x)</text:p>
      <text:p text:style-name="Standard">:</text:p>
      <text:p text:style-name="Standard">[object Object]</text:p>
      <text:p text:style-name="Standard">IntPtr(x)</text:p>
      <text:p text:style-name="Standard">:</text:p>
      <text:p text:style-name="Standard">[object Object]</text:p>
      <text:p text:style-name="Standard">InvisibleButton(string_str_id, ImVec2_size, ImGuiButtonFlags_flags)</text:p>
      <text:p text:style-name="Standard">:</text:p>
      <text:p text:style-name="Standard">[object Object]</text:p>
      <text:p text:style-name="Standard">IoFontsGetCount()</text:p>
      <text:p text:style-name="Standard">[1]</text:p>
      <text:p text:style-name="Standard">0</text:p>
      <text:p text:style-name="Standard">:</text:p>
      <text:p text:style-name="Standard">for index=0, ui_imgui.IoFontsGetCount() - 1 do</text:p>
      <text:p text:style-name="Standard">IoFontsGetName(index)</text:p>
      <text:p text:style-name="Standard">[2]</text:p>
      <text:p text:style-name="Standard">0</text:p>
      <text:p text:style-name="Standard">:</text:p>
      <text:p text:style-name="Standard">if string.startswith(ffi.string(ui_imgui.IoFontsGetName(index)), translateLanguage("ui.fonts.filename", "segoeui.ttf")) then</text:p>
      <text:p text:style-name="Standard">1</text:p>
      <text:p text:style-name="Standard">:</text:p>
      <text:p text:style-name="Standard">log("D", "settings", "set font: " .. ffi.string(ui_imgui.IoFontsGetName(index)))</text:p>
      <text:p text:style-name="Standard">IsAnyItemActive()</text:p>
      <text:p text:style-name="Standard">:</text:p>
      <text:p text:style-name="Standard">[object Object]</text:p>
      <text:p text:style-name="Standard">IsAnyItemFocused()</text:p>
      <text:p text:style-name="Standard">:</text:p>
      <text:p text:style-name="Standard">[object Object]</text:p>
      <text:p text:style-name="Standard">IsAnyItemHovered()</text:p>
      <text:p text:style-name="Standard">:</text:p>
      <text:p text:style-name="Standard">[object Object]</text:p>
      <text:p text:style-name="Standard">IsAnyMouseDown()</text:p>
      <text:p text:style-name="Standard">:</text:p>
      <text:p text:style-name="Standard">[object Object]</text:p>
      <text:p text:style-name="Standard">IsItemActivated()</text:p>
      <text:p text:style-name="Standard">:</text:p>
      <text:p text:style-name="Standard">[object Object]</text:p>
      <text:p text:style-name="Standard">IsItemActive()</text:p>
      <text:p text:style-name="Standard">:</text:p>
      <text:p text:style-name="Standard">[object Object]</text:p>
      <text:p text:style-name="Standard">IsItemClicked(ImGuiMouseButton_mouse_button)</text:p>
      <text:p text:style-name="Standard">:</text:p>
      <text:p text:style-name="Standard"><text:soft-page-break/>[object Object]</text:p>
      <text:p text:style-name="Standard">IsItemDeactivated()</text:p>
      <text:p text:style-name="Standard">:</text:p>
      <text:p text:style-name="Standard">[object Object]</text:p>
      <text:p text:style-name="Standard">IsItemDeactivatedAfterEdit()</text:p>
      <text:p text:style-name="Standard">:</text:p>
      <text:p text:style-name="Standard">[object Object]</text:p>
      <text:p text:style-name="Standard">IsItemEdited()</text:p>
      <text:p text:style-name="Standard">:</text:p>
      <text:p text:style-name="Standard">[object Object]</text:p>
      <text:p text:style-name="Standard">IsItemFocused()</text:p>
      <text:p text:style-name="Standard">:</text:p>
      <text:p text:style-name="Standard">[object Object]</text:p>
      <text:p text:style-name="Standard">IsItemHovered(ImGuiHoveredFlags_flags)</text:p>
      <text:p text:style-name="Standard">:</text:p>
      <text:p text:style-name="Standard">[object Object]</text:p>
      <text:p text:style-name="Standard">IsItemToggledOpen()</text:p>
      <text:p text:style-name="Standard">:</text:p>
      <text:p text:style-name="Standard">[object Object]</text:p>
      <text:p text:style-name="Standard">IsItemVisible()</text:p>
      <text:p text:style-name="Standard">:</text:p>
      <text:p text:style-name="Standard">[object Object]</text:p>
      <text:p text:style-name="Standard">IsKeyDown(int_user_key_index)</text:p>
      <text:p text:style-name="Standard">:</text:p>
      <text:p text:style-name="Standard">[object Object]</text:p>
      <text:p text:style-name="Standard">IsKeyPressed(int_user_key_index, _repeat)</text:p>
      <text:p text:style-name="Standard">:</text:p>
      <text:p text:style-name="Standard">[object Object]</text:p>
      <text:p text:style-name="Standard">IsKeyReleased(int_user_key_index)</text:p>
      <text:p text:style-name="Standard">:</text:p>
      <text:p text:style-name="Standard">[object Object]</text:p>
      <text:p text:style-name="Standard">IsMouseClicked(ImGuiMouseButton_button, _repeat)</text:p>
      <text:p text:style-name="Standard">:</text:p>
      <text:p text:style-name="Standard">[object Object]</text:p>
      <text:p text:style-name="Standard">IsMouseDoubleClicked(ImGuiMouseButton_button)</text:p>
      <text:p text:style-name="Standard">:</text:p>
      <text:p text:style-name="Standard">[object Object]</text:p>
      <text:p text:style-name="Standard">IsMouseDown(ImGuiMouseButton_button)</text:p>
      <text:p text:style-name="Standard">:</text:p>
      <text:p text:style-name="Standard">[object Object]</text:p>
      <text:p text:style-name="Standard">IsMouseDragging(ImGuiMouseButton_button, float_lock_threshold)</text:p>
      <text:p text:style-name="Standard">:</text:p>
      <text:p text:style-name="Standard">[object Object]</text:p>
      <text:p text:style-name="Standard">IsMouseHoveringRect(ImVec2_r_min, ImVec2_r_max, bool_clip)</text:p>
      <text:p text:style-name="Standard">:</text:p>
      <text:p text:style-name="Standard">[object Object]</text:p>
      <text:p text:style-name="Standard">IsMousePosValid(ImVec2_mouse_pos)</text:p>
      <text:p text:style-name="Standard">:</text:p>
      <text:p text:style-name="Standard">[object Object]</text:p>
      <text:p text:style-name="Standard">IsMouseReleased(ImGuiMouseButton_button)</text:p>
      <text:p text:style-name="Standard">:</text:p>
      <text:p text:style-name="Standard">[object Object]</text:p>
      <text:p text:style-name="Standard">IsPopupOpen(string_str_id, ImGuiPopupFlags_flags)</text:p>
      <text:p text:style-name="Standard">:</text:p>
      <text:p text:style-name="Standard"><text:soft-page-break/>[object Object]</text:p>
      <text:p text:style-name="Standard">IsRectVisible1(ImVec2_size)</text:p>
      <text:p text:style-name="Standard">:</text:p>
      <text:p text:style-name="Standard">[object Object]</text:p>
      <text:p text:style-name="Standard">IsRectVisible2(ImVec2_rect_min, ImVec2_rect_max)</text:p>
      <text:p text:style-name="Standard">:</text:p>
      <text:p text:style-name="Standard">[object Object]</text:p>
      <text:p text:style-name="Standard">IsWindowAppearing()</text:p>
      <text:p text:style-name="Standard">:</text:p>
      <text:p text:style-name="Standard">[object Object]</text:p>
      <text:p text:style-name="Standard">IsWindowCollapsed()</text:p>
      <text:p text:style-name="Standard">:</text:p>
      <text:p text:style-name="Standard">[object Object]</text:p>
      <text:p text:style-name="Standard">IsWindowDocked()</text:p>
      <text:p text:style-name="Standard">:</text:p>
      <text:p text:style-name="Standard">[object Object]</text:p>
      <text:p text:style-name="Standard">IsWindowFocused(ImGuiFocusedFlags_flags)</text:p>
      <text:p text:style-name="Standard">:</text:p>
      <text:p text:style-name="Standard">[object Object]</text:p>
      <text:p text:style-name="Standard">IsWindowHovered(ImGuiHoveredFlags_flags)</text:p>
      <text:p text:style-name="Standard">:</text:p>
      <text:p text:style-name="Standard">[object Object]</text:p>
      <text:p text:style-name="Standard">LabelText(string_label, string_fmt)</text:p>
      <text:p text:style-name="Standard">:</text:p>
      <text:p text:style-name="Standard">[object Object]</text:p>
      <text:p text:style-name="Standard">LabelTextV(string_label, string_fmt, va_list_args)</text:p>
      <text:p text:style-name="Standard">:</text:p>
      <text:p text:style-name="Standard">[object Object]</text:p>
      <text:p text:style-name="Standard">ListBox1(string_label, int_current_item, charconstPtr_items, int_items_count, int_height_in_items)</text:p>
      <text:p text:style-name="Standard">:</text:p>
      <text:p text:style-name="Standard">[object Object]</text:p>
      <text:p text:style-name="Standard">ListBox2(string_label, int_current_item, functionPtr_items_getter, void_data, int_items_count, int_height_in_items)</text:p>
      <text:p text:style-name="Standard">:</text:p>
      <text:p text:style-name="Standard">[object Object]</text:p>
      <text:p text:style-name="Standard">ListBoxFooter()</text:p>
      <text:p text:style-name="Standard">:</text:p>
      <text:p text:style-name="Standard">[object Object]</text:p>
      <text:p text:style-name="Standard">ListBoxHeader1(string_label, ImVec2_size)</text:p>
      <text:p text:style-name="Standard">:</text:p>
      <text:p text:style-name="Standard">[object Object]</text:p>
      <text:p text:style-name="Standard">ListBoxHeader2(string_label, int_items_count, int_height_in_items)</text:p>
      <text:p text:style-name="Standard">:</text:p>
      <text:p text:style-name="Standard">[object Object]</text:p>
      <text:p text:style-name="Standard">LogButtons()</text:p>
      <text:p text:style-name="Standard">:</text:p>
      <text:p text:style-name="Standard">[object Object]</text:p>
      <text:p text:style-name="Standard">LogFinish()</text:p>
      <text:p text:style-name="Standard">:</text:p>
      <text:p text:style-name="Standard">[object Object]</text:p>
      <text:p text:style-name="Standard">LogText(string_fmt)</text:p>
      <text:p text:style-name="Standard">:</text:p>
      <text:p text:style-name="Standard">[object Object]</text:p>
      <text:p text:style-name="Standard">LogToClipboard(int_auto_open_depth)</text:p>
      <text:p text:style-name="Standard">:</text:p>
      <text:p text:style-name="Standard"><text:soft-page-break/>[object Object]</text:p>
      <text:p text:style-name="Standard">LogToFile(int_auto_open_depth, string_filename)</text:p>
      <text:p text:style-name="Standard">:</text:p>
      <text:p text:style-name="Standard">[object Object]</text:p>
      <text:p text:style-name="Standard">LogToTTY(int_auto_open_depth)</text:p>
      <text:p text:style-name="Standard">:</text:p>
      <text:p text:style-name="Standard">[object Object]</text:p>
      <text:p text:style-name="Standard">MenuItem1(string_label, string_shortcut, bool_selected, bool_enabled)</text:p>
      <text:p text:style-name="Standard">:</text:p>
      <text:p text:style-name="Standard">[object Object]</text:p>
      <text:p text:style-name="Standard">MenuItem2(string_label, string_shortcut, bool_p_selected, bool_enabled)</text:p>
      <text:p text:style-name="Standard">:</text:p>
      <text:p text:style-name="Standard">[object Object]</text:p>
      <text:p text:style-name="Standard">NewFrame()</text:p>
      <text:p text:style-name="Standard">:</text:p>
      <text:p text:style-name="Standard">[object Object]</text:p>
      <text:p text:style-name="Standard">NewLine()</text:p>
      <text:p text:style-name="Standard">:</text:p>
      <text:p text:style-name="Standard">[object Object]</text:p>
      <text:p text:style-name="Standard">NextColumn()</text:p>
      <text:p text:style-name="Standard">:</text:p>
      <text:p text:style-name="Standard">[object Object]</text:p>
      <text:p text:style-name="Standard">OpenPopup(string_str_id, ImGuiPopupFlags_popup_flags)</text:p>
      <text:p text:style-name="Standard">:</text:p>
      <text:p text:style-name="Standard">[object Object]</text:p>
      <text:p text:style-name="Standard">OpenPopupOnItemClick(string_str_id, ImGuiPopupFlags_popup_flags)</text:p>
      <text:p text:style-name="Standard">:</text:p>
      <text:p text:style-name="Standard">[object Object]</text:p>
      <text:p text:style-name="Standard">PlotHistogram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Histogram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Lines1(string_label, float_values, int_values_count, int_values_offset, string_overlay_text, float_scale_min, float_scale_max, ImVec2_graph_size, int_stride)</text:p>
      <text:p text:style-name="Standard">:</text:p>
      <text:p text:style-name="Standard">[object Object]</text:p>
      <text:p text:style-name="Standard">PlotLines2(string_label, functionPtr_values_getter, void_data, int_values_count, int_values_offset, string_overlay_text, float_scale_min, float_scale_max, ImVec2_graph_size)</text:p>
      <text:p text:style-name="Standard">:</text:p>
      <text:p text:style-name="Standard">[object Object]</text:p>
      <text:p text:style-name="Standard">PlotMulti2Lines(options, datas)</text:p>
      <text:p text:style-name="Standard">:</text:p>
      <text:p text:style-name="Standard">[object Object]</text:p>
      <text:p text:style-name="Standard">PlotMulti2Options_init(label, names, colors, num_format)</text:p>
      <text:p text:style-name="Standard">:</text:p>
      <text:p text:style-name="Standard">[object Object]</text:p>
      <text:p text:style-name="Standard">PlotMultiHistograms(label, num_hists, names, colors, datas, values_count, overlay_text, scale_min, scale_max, graph_size, sumValues)</text:p>
      <text:p text:style-name="Standard">:</text:p>
      <text:p text:style-name="Standard">[object Object]</text:p>
      <text:p text:style-name="Standard">PlotMultiLines(label, num_datas, names, colors, datas, values_count, overlay_text, scale_min, scale_max, graph_size)</text:p>
      <text:p text:style-name="Standard">:</text:p>
      <text:p text:style-name="Standard">[object Object]</text:p>
      <text:p text:style-name="Standard">PopAllowKeyboardFocus()</text:p>
      <text:p text:style-name="Standard">:</text:p>
      <text:p text:style-name="Standard"><text:soft-page-break/>[object Object]</text:p>
      <text:p text:style-name="Standard">PopButtonRepeat()</text:p>
      <text:p text:style-name="Standard">:</text:p>
      <text:p text:style-name="Standard">[object Object]</text:p>
      <text:p text:style-name="Standard">PopClipRect()</text:p>
      <text:p text:style-name="Standard">:</text:p>
      <text:p text:style-name="Standard">[object Object]</text:p>
      <text:p text:style-name="Standard">PopFont()</text:p>
      <text:p text:style-name="Standard">:</text:p>
      <text:p text:style-name="Standard">[object Object]</text:p>
      <text:p text:style-name="Standard">PopID()</text:p>
      <text:p text:style-name="Standard">:</text:p>
      <text:p text:style-name="Standard">[object Object]</text:p>
      <text:p text:style-name="Standard">PopItemWidth()</text:p>
      <text:p text:style-name="Standard">:</text:p>
      <text:p text:style-name="Standard">[object Object]</text:p>
      <text:p text:style-name="Standard">PopStyleColor(int_count)</text:p>
      <text:p text:style-name="Standard">:</text:p>
      <text:p text:style-name="Standard">[object Object]</text:p>
      <text:p text:style-name="Standard">PopStyleVar(int_count)</text:p>
      <text:p text:style-name="Standard">:</text:p>
      <text:p text:style-name="Standard">[object Object]</text:p>
      <text:p text:style-name="Standard">PopTextWrapPos()</text:p>
      <text:p text:style-name="Standard">:</text:p>
      <text:p text:style-name="Standard">[object Object]</text:p>
      <text:p text:style-name="Standard">ProgressBar(float_fraction, ImVec2_size_arg, string_overlay)</text:p>
      <text:p text:style-name="Standard">:</text:p>
      <text:p text:style-name="Standard">[object Object]</text:p>
      <text:p text:style-name="Standard">PushAllowKeyboardFocus(bool_allow_keyboard_focus)</text:p>
      <text:p text:style-name="Standard">:</text:p>
      <text:p text:style-name="Standard">[object Object]</text:p>
      <text:p text:style-name="Standard">PushButtonRepeat(_repeat)</text:p>
      <text:p text:style-name="Standard">:</text:p>
      <text:p text:style-name="Standard">[object Object]</text:p>
      <text:p text:style-name="Standard">PushClipRect(ImVec2_clip_rect_min, ImVec2_clip_rect_max, bool_intersect_with_current_clip_rect)</text:p>
      <text:p text:style-name="Standard">:</text:p>
      <text:p text:style-name="Standard">[object Object]</text:p>
      <text:p text:style-name="Standard">PushFont(ImFont_font)</text:p>
      <text:p text:style-name="Standard">:</text:p>
      <text:p text:style-name="Standard">[object Object]</text:p>
      <text:p text:style-name="Standard">PushFont2(index)</text:p>
      <text:p text:style-name="Standard">:</text:p>
      <text:p text:style-name="Standard">[object Object]</text:p>
      <text:p text:style-name="Standard">PushFont3(uniqueId)</text:p>
      <text:p text:style-name="Standard">:</text:p>
      <text:p text:style-name="Standard">[object Object]</text:p>
      <text:p text:style-name="Standard">PushID1(string_str_id)</text:p>
      <text:p text:style-name="Standard">:</text:p>
      <text:p text:style-name="Standard">[object Object]</text:p>
      <text:p text:style-name="Standard">PushID2(string_str_id_begin, string_str_id_end)</text:p>
      <text:p text:style-name="Standard">:</text:p>
      <text:p text:style-name="Standard">[object Object]</text:p>
      <text:p text:style-name="Standard">PushID3(void_ptr_id)</text:p>
      <text:p text:style-name="Standard">:</text:p>
      <text:p text:style-name="Standard"><text:soft-page-break/>[object Object]</text:p>
      <text:p text:style-name="Standard">PushID4(int_int_id)</text:p>
      <text:p text:style-name="Standard">:</text:p>
      <text:p text:style-name="Standard">[object Object]</text:p>
      <text:p text:style-name="Standard">PushItemWidth(float_item_width)</text:p>
      <text:p text:style-name="Standard">:</text:p>
      <text:p text:style-name="Standard">[object Object]</text:p>
      <text:p text:style-name="Standard">PushStyleColor1(ImGuiCol_idx, ImU32_col)</text:p>
      <text:p text:style-name="Standard">:</text:p>
      <text:p text:style-name="Standard">[object Object]</text:p>
      <text:p text:style-name="Standard">PushStyleColor2(ImGuiCol_idx, ImVec4_col)</text:p>
      <text:p text:style-name="Standard">:</text:p>
      <text:p text:style-name="Standard">[object Object]</text:p>
      <text:p text:style-name="Standard">PushStyleVar1(ImGuiStyleVar_idx, float_val)</text:p>
      <text:p text:style-name="Standard">:</text:p>
      <text:p text:style-name="Standard">[object Object]</text:p>
      <text:p text:style-name="Standard">PushStyleVar2(ImGuiStyleVar_idx, ImVec2_val)</text:p>
      <text:p text:style-name="Standard">:</text:p>
      <text:p text:style-name="Standard">[object Object]</text:p>
      <text:p text:style-name="Standard">PushTextWrapPos(float_wrap_local_pos_x)</text:p>
      <text:p text:style-name="Standard">:</text:p>
      <text:p text:style-name="Standard">[object Object]</text:p>
      <text:p text:style-name="Standard">RadioButton1(string_label, bool_active)</text:p>
      <text:p text:style-name="Standard">:</text:p>
      <text:p text:style-name="Standard">[object Object]</text:p>
      <text:p text:style-name="Standard">RadioButton2(string_label, int_v, int_v_button)</text:p>
      <text:p text:style-name="Standard">:</text:p>
      <text:p text:style-name="Standard">[object Object]</text:p>
      <text:p text:style-name="Standard">Render()</text:p>
      <text:p text:style-name="Standard">:</text:p>
      <text:p text:style-name="Standard">[object Object]</text:p>
      <text:p text:style-name="Standard">RenderPlatformWindowsDefault(void_platform_render_arg, void_renderer_render_arg)</text:p>
      <text:p text:style-name="Standard">:</text:p>
      <text:p text:style-name="Standard">[object Object]</text:p>
      <text:p text:style-name="Standard">ResetMouseDragDelta(ImGuiMouseButton_button)</text:p>
      <text:p text:style-name="Standard">:</text:p>
      <text:p text:style-name="Standard">[object Object]</text:p>
      <text:p text:style-name="Standard">SameLine(float_offset_from_start_x, float_spacing)</text:p>
      <text:p text:style-name="Standard">:</text:p>
      <text:p text:style-name="Standard">[object Object]</text:p>
      <text:p text:style-name="Standard">Selectable1(string_label, bool_selected, ImGuiSelectableFlags_flags, ImVec2_size)</text:p>
      <text:p text:style-name="Standard">:</text:p>
      <text:p text:style-name="Standard">[object Object]</text:p>
      <text:p text:style-name="Standard">Selectable2(string_label, bool_p_selected, ImGuiSelectableFlags_flags, ImVec2_size)</text:p>
      <text:p text:style-name="Standard">:</text:p>
      <text:p text:style-name="Standard">[object Object]</text:p>
      <text:p text:style-name="Standard">Separator()</text:p>
      <text:p text:style-name="Standard">:</text:p>
      <text:p text:style-name="Standard">[object Object]</text:p>
      <text:p text:style-name="Standard">SetClipboardText(string_text)</text:p>
      <text:p text:style-name="Standard">:</text:p>
      <text:p text:style-name="Standard">[object Object]</text:p>
      <text:p text:style-name="Standard">SetColorEditOptions(ImGuiColorEditFlags_flags)</text:p>
      <text:p text:style-name="Standard">:</text:p>
      <text:p text:style-name="Standard"><text:soft-page-break/>[object Object]</text:p>
      <text:p text:style-name="Standard">SetColumnOffset(int_column_index, float_offset_x)</text:p>
      <text:p text:style-name="Standard">:</text:p>
      <text:p text:style-name="Standard">[object Object]</text:p>
      <text:p text:style-name="Standard">SetColumnWidth(int_column_index, float_width)</text:p>
      <text:p text:style-name="Standard">:</text:p>
      <text:p text:style-name="Standard">[object Object]</text:p>
      <text:p text:style-name="Standard">SetCurrentContext()</text:p>
      <text:p text:style-name="Standard">:</text:p>
      <text:p text:style-name="Standard">[object Object]</text:p>
      <text:p text:style-name="Standard">SetCursorPos(ImVec2_local_pos)</text:p>
      <text:p text:style-name="Standard">:</text:p>
      <text:p text:style-name="Standard">[object Object]</text:p>
      <text:p text:style-name="Standard">SetCursorPosX(float_local_x)</text:p>
      <text:p text:style-name="Standard">:</text:p>
      <text:p text:style-name="Standard">[object Object]</text:p>
      <text:p text:style-name="Standard">SetCursorPosY(float_local_y)</text:p>
      <text:p text:style-name="Standard">:</text:p>
      <text:p text:style-name="Standard">[object Object]</text:p>
      <text:p text:style-name="Standard">SetCursorScreenPos(ImVec2_pos)</text:p>
      <text:p text:style-name="Standard">:</text:p>
      <text:p text:style-name="Standard">[object Object]</text:p>
      <text:p text:style-name="Standard">SetDefaultFont(index)</text:p>
      <text:p text:style-name="Standard">[1]</text:p>
      <text:p text:style-name="Standard">0</text:p>
      <text:p text:style-name="Standard">:</text:p>
      <text:p text:style-name="Standard">ui_imgui.SetDefaultFont(index)</text:p>
      <text:p text:style-name="Standard">SetDragDropPayload(string_type, void_data, size_t_sz, ImGuiCond_cond)</text:p>
      <text:p text:style-name="Standard">[1]</text:p>
      <text:p text:style-name="Standard">0</text:p>
      <text:p text:style-name="Standard">:</text:p>
      <text:p text:style-name="Standard">ui_imgui.SetDragDropPayload(dragDropId, dragDropAsset.data, ffi.sizeof'char[2048]', ui_imgui.Cond_Once);</text:p>
      <text:p text:style-name="Standard">SetItemAllowOverlap()</text:p>
      <text:p text:style-name="Standard">:</text:p>
      <text:p text:style-name="Standard">[object Object]</text:p>
      <text:p text:style-name="Standard">SetItemDefaultFocus()</text:p>
      <text:p text:style-name="Standard">:</text:p>
      <text:p text:style-name="Standard">[object Object]</text:p>
      <text:p text:style-name="Standard">SetKeyboardFocusHere(int_offset)</text:p>
      <text:p text:style-name="Standard">:</text:p>
      <text:p text:style-name="Standard">[object Object]</text:p>
      <text:p text:style-name="Standard">SetMouseCursor(ImGuiMouseCursor_cursor_type)</text:p>
      <text:p text:style-name="Standard">:</text:p>
      <text:p text:style-name="Standard">[object Object]</text:p>
      <text:p text:style-name="Standard">SetNextItemOpen(bool_is_open, ImGuiCond_cond)</text:p>
      <text:p text:style-name="Standard">:</text:p>
      <text:p text:style-name="Standard">[object Object]</text:p>
      <text:p text:style-name="Standard">SetNextItemWidth(float_item_width)</text:p>
      <text:p text:style-name="Standard">:</text:p>
      <text:p text:style-name="Standard">[object Object]</text:p>
      <text:p text:style-name="Standard">SetNextWindowBgAlpha(float_alpha)</text:p>
      <text:p text:style-name="Standard">:</text:p>
      <text:p text:style-name="Standard">[object Object]</text:p>
      <text:p text:style-name="Standard">SetNextWindowClass(ImGuiWindowClass_window_class)</text:p>
      <text:p text:style-name="Standard"><text:soft-page-break/>:</text:p>
      <text:p text:style-name="Standard">[object Object]</text:p>
      <text:p text:style-name="Standard">SetNextWindowCollapsed(bool_collapsed, ImGuiCond_cond)</text:p>
      <text:p text:style-name="Standard">:</text:p>
      <text:p text:style-name="Standard">[object Object]</text:p>
      <text:p text:style-name="Standard">SetNextWindowContentSize(ImVec2_size)</text:p>
      <text:p text:style-name="Standard">:</text:p>
      <text:p text:style-name="Standard">[object Object]</text:p>
      <text:p text:style-name="Standard">SetNextWindowDockID(ImGuiID_dock_id, ImGuiCond_cond)</text:p>
      <text:p text:style-name="Standard">:</text:p>
      <text:p text:style-name="Standard">[object Object]</text:p>
      <text:p text:style-name="Standard">SetNextWindowFocus()</text:p>
      <text:p text:style-name="Standard">:</text:p>
      <text:p text:style-name="Standard">[object Object]</text:p>
      <text:p text:style-name="Standard">SetNextWindowPos(ImVec2_pos, ImGuiCond_cond, ImVec2_pivot)</text:p>
      <text:p text:style-name="Standard">:</text:p>
      <text:p text:style-name="Standard">[object Object]</text:p>
      <text:p text:style-name="Standard">SetNextWindowSize(ImVec2_size, ImGuiCond_cond)</text:p>
      <text:p text:style-name="Standard">:</text:p>
      <text:p text:style-name="Standard">[object Object]</text:p>
      <text:p text:style-name="Standard">SetNextWindowSizeConstraints(ImVec2_size_min, ImVec2_size_max, ImGuiSizeCallback_custom_callback, void_custom_callback_data)</text:p>
      <text:p text:style-name="Standard">:</text:p>
      <text:p text:style-name="Standard">[object Object]</text:p>
      <text:p text:style-name="Standard">SetNextWindowViewport(ImGuiID_viewport_id)</text:p>
      <text:p text:style-name="Standard">:</text:p>
      <text:p text:style-name="Standard">[object Object]</text:p>
      <text:p text:style-name="Standard">SetScrollFromPosX(float_local_x, float_center_x_ratio)</text:p>
      <text:p text:style-name="Standard">:</text:p>
      <text:p text:style-name="Standard">[object Object]</text:p>
      <text:p text:style-name="Standard">SetScrollFromPosY(float_local_y, float_center_y_ratio)</text:p>
      <text:p text:style-name="Standard">:</text:p>
      <text:p text:style-name="Standard">[object Object]</text:p>
      <text:p text:style-name="Standard">SetScrollHereX(float_center_x_ratio)</text:p>
      <text:p text:style-name="Standard">:</text:p>
      <text:p text:style-name="Standard">[object Object]</text:p>
      <text:p text:style-name="Standard">SetScrollHereY(float_center_y_ratio)</text:p>
      <text:p text:style-name="Standard">:</text:p>
      <text:p text:style-name="Standard">[object Object]</text:p>
      <text:p text:style-name="Standard">SetScrollX(float_scroll_x)</text:p>
      <text:p text:style-name="Standard">:</text:p>
      <text:p text:style-name="Standard">[object Object]</text:p>
      <text:p text:style-name="Standard">SetScrollY(float_scroll_y)</text:p>
      <text:p text:style-name="Standard">:</text:p>
      <text:p text:style-name="Standard">[object Object]</text:p>
      <text:p text:style-name="Standard">SetStateStorage(ImGuiStorage_storage)</text:p>
      <text:p text:style-name="Standard">:</text:p>
      <text:p text:style-name="Standard">[object Object]</text:p>
      <text:p text:style-name="Standard">SetTabItemClosed(string_tab_or_docked_window_label)</text:p>
      <text:p text:style-name="Standard">:</text:p>
      <text:p text:style-name="Standard">[object Object]</text:p>
      <text:p text:style-name="Standard">SetTooltip(string_fmt)</text:p>
      <text:p text:style-name="Standard">:</text:p>
      <text:p text:style-name="Standard">[object Object]</text:p>
      <text:p text:style-name="Standard">SetTooltipV(string_fmt, va_list_args)</text:p>
      <text:p text:style-name="Standard"><text:soft-page-break/>:</text:p>
      <text:p text:style-name="Standard">[object Object]</text:p>
      <text:p text:style-name="Standard">SetWindowCollapsed1(bool_collapsed, ImGuiCond_cond)</text:p>
      <text:p text:style-name="Standard">:</text:p>
      <text:p text:style-name="Standard">[object Object]</text:p>
      <text:p text:style-name="Standard">SetWindowCollapsed2(string_name, bool_collapsed, ImGuiCond_cond)</text:p>
      <text:p text:style-name="Standard">:</text:p>
      <text:p text:style-name="Standard">[object Object]</text:p>
      <text:p text:style-name="Standard">SetWindowFocus1()</text:p>
      <text:p text:style-name="Standard">:</text:p>
      <text:p text:style-name="Standard">[object Object]</text:p>
      <text:p text:style-name="Standard">SetWindowFocus2(string_name)</text:p>
      <text:p text:style-name="Standard">:</text:p>
      <text:p text:style-name="Standard">[object Object]</text:p>
      <text:p text:style-name="Standard">SetWindowFontScale(float_scale)</text:p>
      <text:p text:style-name="Standard">:</text:p>
      <text:p text:style-name="Standard">[object Object]</text:p>
      <text:p text:style-name="Standard">SetWindowPos1(ImVec2_pos, ImGuiCond_cond)</text:p>
      <text:p text:style-name="Standard">:</text:p>
      <text:p text:style-name="Standard">[object Object]</text:p>
      <text:p text:style-name="Standard">SetWindowPos2(string_name, ImVec2_pos, ImGuiCond_cond)</text:p>
      <text:p text:style-name="Standard">:</text:p>
      <text:p text:style-name="Standard">[object Object]</text:p>
      <text:p text:style-name="Standard">SetWindowSize1(ImVec2_size, ImGuiCond_cond)</text:p>
      <text:p text:style-name="Standard">:</text:p>
      <text:p text:style-name="Standard">[object Object]</text:p>
      <text:p text:style-name="Standard">SetWindowSize2(string_name, ImVec2_size, ImGuiCond_cond)</text:p>
      <text:p text:style-name="Standard">:</text:p>
      <text:p text:style-name="Standard">[object Object]</text:p>
      <text:p text:style-name="Standard">ShowAboutWindow(bool_p_open)</text:p>
      <text:p text:style-name="Standard">:</text:p>
      <text:p text:style-name="Standard">[object Object]</text:p>
      <text:p text:style-name="Standard">ShowDemoWindow(bool_p_open)</text:p>
      <text:p text:style-name="Standard">[1]</text:p>
      <text:p text:style-name="Standard">0</text:p>
      <text:p text:style-name="Standard">:</text:p>
      <text:p text:style-name="Standard">ui_imgui.ShowDemoWindow(windowOpen)</text:p>
      <text:p text:style-name="Standard">ShowFontSelector(string_label)</text:p>
      <text:p text:style-name="Standard">:</text:p>
      <text:p text:style-name="Standard">[object Object]</text:p>
      <text:p text:style-name="Standard">ShowHelpMarker(desc, sameLine)</text:p>
      <text:p text:style-name="Standard">:</text:p>
      <text:p text:style-name="Standard">[object Object]</text:p>
      <text:p text:style-name="Standard">ShowMetricsWindow(bool_p_open)</text:p>
      <text:p text:style-name="Standard">:</text:p>
      <text:p text:style-name="Standard">[object Object]</text:p>
      <text:p text:style-name="Standard">ShowStyleEditor(ImGuiStyle_ref)</text:p>
      <text:p text:style-name="Standard">:</text:p>
      <text:p text:style-name="Standard">[object Object]</text:p>
      <text:p text:style-name="Standard">ShowStyleSelector(string_label)</text:p>
      <text:p text:style-name="Standard">:</text:p>
      <text:p text:style-name="Standard">[object Object]</text:p>
      <text:p text:style-name="Standard">ShowUserGuide()</text:p>
      <text:p text:style-name="Standard">:</text:p>
      <text:p text:style-name="Standard"><text:soft-page-break/>[object Object]</text:p>
      <text:p text:style-name="Standard">SliderAngle(string_label, float_v_rad, float_v_degrees_min, float_v_degrees_max, string_format, ImGuiSliderFlags_flags)</text:p>
      <text:p text:style-name="Standard">:</text:p>
      <text:p text:style-name="Standard">[object Object]</text:p>
      <text:p text:style-name="Standard">SliderFloat(string_label, float_v, float_v_min, float_v_max, string_format, ImGuiSliderFlags_flags)</text:p>
      <text:p text:style-name="Standard">[1]</text:p>
      <text:p text:style-name="Standard">0</text:p>
      <text:p text:style-name="Standard">:</text:p>
      <text:p text:style-name="Standard">if(ui_imgui.SliderFloat(id..'##'..tostring(array), tempFloat, 0, 1)) then</text:p>
      <text:p text:style-name="Standard">SliderFloat2(string_label, floatPtr_v, float_v_min, float_v_max, string_format, ImGuiSliderFlags_flags)</text:p>
      <text:p text:style-name="Standard">:</text:p>
      <text:p text:style-name="Standard">[object Object]</text:p>
      <text:p text:style-name="Standard">SliderFloat3(string_label, floatPtr_v, float_v_min, float_v_max, string_format, ImGuiSliderFlags_flags)</text:p>
      <text:p text:style-name="Standard">:</text:p>
      <text:p text:style-name="Standard">[object Object]</text:p>
      <text:p text:style-name="Standard">SliderFloat4(string_label, floatPtr_v, float_v_min, float_v_max, string_format, ImGuiSliderFlags_flags)</text:p>
      <text:p text:style-name="Standard">:</text:p>
      <text:p text:style-name="Standard">[object Object]</text:p>
      <text:p text:style-name="Standard">SliderInt(string_label, int_v, int_v_min, int_v_max, string_format, ImGuiSliderFlags_flags)</text:p>
      <text:p text:style-name="Standard">:</text:p>
      <text:p text:style-name="Standard">[object Object]</text:p>
      <text:p text:style-name="Standard">SliderInt2(string_label, intPtr_v, int_v_min, int_v_max, string_format, ImGuiSliderFlags_flags)</text:p>
      <text:p text:style-name="Standard">:</text:p>
      <text:p text:style-name="Standard">[object Object]</text:p>
      <text:p text:style-name="Standard">SliderInt3(string_label, intPtr_v, int_v_min, int_v_max, string_format, ImGuiSliderFlags_flags)</text:p>
      <text:p text:style-name="Standard">:</text:p>
      <text:p text:style-name="Standard">[object Object]</text:p>
      <text:p text:style-name="Standard">SliderInt4(string_label, intPtr_v, int_v_min, int_v_max, string_format, ImGuiSliderFlags_flags)</text:p>
      <text:p text:style-name="Standard">:</text:p>
      <text:p text:style-name="Standard">[object Object]</text:p>
      <text:p text:style-name="Standard">SliderScalar(string_label, ImGuiDataType_data_type, void_p_data, void_p_min, void_p_max, string_format, ImGuiSliderFlags_flags)</text:p>
      <text:p text:style-name="Standard">:</text:p>
      <text:p text:style-name="Standard">[object Object]</text:p>
      <text:p text:style-name="Standard">SliderScalarN(string_label, ImGuiDataType_data_type, void_p_data, int_components, void_p_min, void_p_max, string_format, ImGuiSliderFlags_flags)</text:p>
      <text:p text:style-name="Standard">:</text:p>
      <text:p text:style-name="Standard">[object Object]</text:p>
      <text:p text:style-name="Standard">SmallButton(string_label)</text:p>
      <text:p text:style-name="Standard">:</text:p>
      <text:p text:style-name="Standard">[object Object]</text:p>
      <text:p text:style-name="Standard">Spacing()</text:p>
      <text:p text:style-name="Standard">:</text:p>
      <text:p text:style-name="Standard">[object Object]</text:p>
      <text:p text:style-name="Standard">StyleColorsClassic(ImGuiStyle_dst)</text:p>
      <text:p text:style-name="Standard">:</text:p>
      <text:p text:style-name="Standard">[object Object]</text:p>
      <text:p text:style-name="Standard">StyleColorsDark(ImGuiStyle_dst)</text:p>
      <text:p text:style-name="Standard">:</text:p>
      <text:p text:style-name="Standard">[object Object]</text:p>
      <text:p text:style-name="Standard">StyleColorsLight(ImGuiStyle_dst)</text:p>
      <text:p text:style-name="Standard">:</text:p>
      <text:p text:style-name="Standard">[object Object]</text:p>
      <text:p text:style-name="Standard">TabItemButton(string_label, ImGuiTabItemFlags_flags)</text:p>
      <text:p text:style-name="Standard">:</text:p>
      <text:p text:style-name="Standard">[object Object]</text:p>
      <text:p text:style-name="Standard"><text:soft-page-break/>TableGetColumnCount()</text:p>
      <text:p text:style-name="Standard">:</text:p>
      <text:p text:style-name="Standard">[object Object]</text:p>
      <text:p text:style-name="Standard">TableGetColumnFlags(int_column_n)</text:p>
      <text:p text:style-name="Standard">:</text:p>
      <text:p text:style-name="Standard">[object Object]</text:p>
      <text:p text:style-name="Standard">TableGetColumnIndex()</text:p>
      <text:p text:style-name="Standard">:</text:p>
      <text:p text:style-name="Standard">[object Object]</text:p>
      <text:p text:style-name="Standard">TableGetColumnName(int_column_n)</text:p>
      <text:p text:style-name="Standard">:</text:p>
      <text:p text:style-name="Standard">[object Object]</text:p>
      <text:p text:style-name="Standard">TableGetRowIndex()</text:p>
      <text:p text:style-name="Standard">:</text:p>
      <text:p text:style-name="Standard">[object Object]</text:p>
      <text:p text:style-name="Standard">TableGetSortSpecs()</text:p>
      <text:p text:style-name="Standard">:</text:p>
      <text:p text:style-name="Standard">[object Object]</text:p>
      <text:p text:style-name="Standard">TableHeader(string_label)</text:p>
      <text:p text:style-name="Standard">:</text:p>
      <text:p text:style-name="Standard">[object Object]</text:p>
      <text:p text:style-name="Standard">TableHeadersRow()</text:p>
      <text:p text:style-name="Standard">:</text:p>
      <text:p text:style-name="Standard">[object Object]</text:p>
      <text:p text:style-name="Standard">TableNextColumn()</text:p>
      <text:p text:style-name="Standard">:</text:p>
      <text:p text:style-name="Standard">[object Object]</text:p>
      <text:p text:style-name="Standard">TableNextRow(ImGuiTableRowFlags_row_flags, float_min_row_height)</text:p>
      <text:p text:style-name="Standard">:</text:p>
      <text:p text:style-name="Standard">[object Object]</text:p>
      <text:p text:style-name="Standard">TableSetBgColor(ImGuiTableBgTarget_target, ImU32_color, int_column_n)</text:p>
      <text:p text:style-name="Standard">:</text:p>
      <text:p text:style-name="Standard">[object Object]</text:p>
      <text:p text:style-name="Standard">TableSetColumnIndex(int_column_n)</text:p>
      <text:p text:style-name="Standard">:</text:p>
      <text:p text:style-name="Standard">[object Object]</text:p>
      <text:p text:style-name="Standard">TableSetupColumn(string_label, ImGuiTableColumnFlags_flags, float_init_width_or_weight, ImU32_user_id)</text:p>
      <text:p text:style-name="Standard">:</text:p>
      <text:p text:style-name="Standard">[object Object]</text:p>
      <text:p text:style-name="Standard">TableSetupScrollFreeze(int_cols, int_rows)</text:p>
      <text:p text:style-name="Standard">:</text:p>
      <text:p text:style-name="Standard">[object Object]</text:p>
      <text:p text:style-name="Standard">TableToArrayFloat(tbl)</text:p>
      <text:p text:style-name="Standard">:</text:p>
      <text:p text:style-name="Standard">[object Object]</text:p>
      <text:p text:style-name="Standard">Text(string_fmt)</text:p>
      <text:p text:style-name="Standard">[1]</text:p>
      <text:p text:style-name="Standard">0</text:p>
      <text:p text:style-name="Standard">:</text:p>
      <text:p text:style-name="Standard">ui_imgui.Text(data)</text:p>
      <text:p text:style-name="Standard">TextColored(ImVec4_col, string_fmt)</text:p>
      <text:p text:style-name="Standard">:</text:p>
      <text:p text:style-name="Standard">[object Object]</text:p>
      <text:p text:style-name="Standard">TextColoredV(ImVec4_col, string_fmt, va_list_args)</text:p>
      <text:p text:style-name="Standard"><text:soft-page-break/>:</text:p>
      <text:p text:style-name="Standard">[object Object]</text:p>
      <text:p text:style-name="Standard">TextDisabled(string_fmt)</text:p>
      <text:p text:style-name="Standard">:</text:p>
      <text:p text:style-name="Standard">[object Object]</text:p>
      <text:p text:style-name="Standard">TextDisabledV(string_fmt, va_list_args)</text:p>
      <text:p text:style-name="Standard">:</text:p>
      <text:p text:style-name="Standard">[object Object]</text:p>
      <text:p text:style-name="Standard">TextEditor_GetText(te)</text:p>
      <text:p text:style-name="Standard">:</text:p>
      <text:p text:style-name="Standard">[object Object]</text:p>
      <text:p text:style-name="Standard">TextEditor_IsTextChanged(te)</text:p>
      <text:p text:style-name="Standard">:</text:p>
      <text:p text:style-name="Standard">[object Object]</text:p>
      <text:p text:style-name="Standard">TextEditor_Render(te, title, size, border)</text:p>
      <text:p text:style-name="Standard">:</text:p>
      <text:p text:style-name="Standard">[object Object]</text:p>
      <text:p text:style-name="Standard">TextEditor_SetLanguageDefinition(te, lang)</text:p>
      <text:p text:style-name="Standard">:</text:p>
      <text:p text:style-name="Standard">[object Object]</text:p>
      <text:p text:style-name="Standard">TextEditor_SetText(te, txt)</text:p>
      <text:p text:style-name="Standard">:</text:p>
      <text:p text:style-name="Standard">[object Object]</text:p>
      <text:p text:style-name="Standard">TextFilter_GetInputBuf(filter)</text:p>
      <text:p text:style-name="Standard">:</text:p>
      <text:p text:style-name="Standard">[object Object]</text:p>
      <text:p text:style-name="Standard">TextFilter_SetInputBuf(filter, text)</text:p>
      <text:p text:style-name="Standard">:</text:p>
      <text:p text:style-name="Standard">[object Object]</text:p>
      <text:p text:style-name="Standard">TextGlyph(unicode)</text:p>
      <text:p text:style-name="Standard">:</text:p>
      <text:p text:style-name="Standard">[object Object]</text:p>
      <text:p text:style-name="Standard">TextUnformatted(string_text, string_text_end)</text:p>
      <text:p text:style-name="Standard">:</text:p>
      <text:p text:style-name="Standard">[object Object]</text:p>
      <text:p text:style-name="Standard">TextV(string_fmt, va_list_args)</text:p>
      <text:p text:style-name="Standard">:</text:p>
      <text:p text:style-name="Standard">[object Object]</text:p>
      <text:p text:style-name="Standard">TextWrapped(string_fmt)</text:p>
      <text:p text:style-name="Standard">:</text:p>
      <text:p text:style-name="Standard">[object Object]</text:p>
      <text:p text:style-name="Standard">TextWrappedV(string_fmt, va_list_args)</text:p>
      <text:p text:style-name="Standard">:</text:p>
      <text:p text:style-name="Standard">[object Object]</text:p>
      <text:p text:style-name="Standard">TreeNode1(string_label)</text:p>
      <text:p text:style-name="Standard">:</text:p>
      <text:p text:style-name="Standard">[object Object]</text:p>
      <text:p text:style-name="Standard">TreeNode2(string_str_id, string_fmt)</text:p>
      <text:p text:style-name="Standard">:</text:p>
      <text:p text:style-name="Standard">[object Object]</text:p>
      <text:p text:style-name="Standard">TreeNode3(void_ptr_id, string_fmt)</text:p>
      <text:p text:style-name="Standard">:</text:p>
      <text:p text:style-name="Standard">[object Object]</text:p>
      <text:p text:style-name="Standard">TreeNodeEx1(string_label, ImGuiTreeNodeFlags_flags)</text:p>
      <text:p text:style-name="Standard"><text:soft-page-break/>:</text:p>
      <text:p text:style-name="Standard">[object Object]</text:p>
      <text:p text:style-name="Standard">TreeNodeEx2(string_str_id, ImGuiTreeNodeFlags_flags, string_fmt)</text:p>
      <text:p text:style-name="Standard">:</text:p>
      <text:p text:style-name="Standard">[object Object]</text:p>
      <text:p text:style-name="Standard">TreeNodeEx3(void_ptr_id, ImGuiTreeNodeFlags_flags, string_fmt)</text:p>
      <text:p text:style-name="Standard">:</text:p>
      <text:p text:style-name="Standard">[object Object]</text:p>
      <text:p text:style-name="Standard">TreeNodeExV1(string_str_id, ImGuiTreeNodeFlags_flags, string_fmt, va_list_args)</text:p>
      <text:p text:style-name="Standard">:</text:p>
      <text:p text:style-name="Standard">[object Object]</text:p>
      <text:p text:style-name="Standard">TreeNodeExV2(void_ptr_id, ImGuiTreeNodeFlags_flags, string_fmt, va_list_args)</text:p>
      <text:p text:style-name="Standard">:</text:p>
      <text:p text:style-name="Standard">[object Object]</text:p>
      <text:p text:style-name="Standard">TreeNodeV1(string_str_id, string_fmt, va_list_args)</text:p>
      <text:p text:style-name="Standard">:</text:p>
      <text:p text:style-name="Standard">[object Object]</text:p>
      <text:p text:style-name="Standard">TreeNodeV2(void_ptr_id, string_fmt, va_list_args)</text:p>
      <text:p text:style-name="Standard">:</text:p>
      <text:p text:style-name="Standard">[object Object]</text:p>
      <text:p text:style-name="Standard">TreePop()</text:p>
      <text:p text:style-name="Standard">:</text:p>
      <text:p text:style-name="Standard">[object Object]</text:p>
      <text:p text:style-name="Standard">TreePush1(string_str_id)</text:p>
      <text:p text:style-name="Standard">:</text:p>
      <text:p text:style-name="Standard">[object Object]</text:p>
      <text:p text:style-name="Standard">TreePush2(void_ptr_id)</text:p>
      <text:p text:style-name="Standard">:</text:p>
      <text:p text:style-name="Standard">[object Object]</text:p>
      <text:p text:style-name="Standard">Unindent(float_indent_w)</text:p>
      <text:p text:style-name="Standard">:</text:p>
      <text:p text:style-name="Standard">[object Object]</text:p>
      <text:p text:style-name="Standard">UpdatePlatformWindows()</text:p>
      <text:p text:style-name="Standard">:</text:p>
      <text:p text:style-name="Standard">[object Object]</text:p>
      <text:p text:style-name="Standard">VSliderFloat(string_label, ImVec2_size, float_v, float_v_min, float_v_max, string_format, ImGuiSliderFlags_flags)</text:p>
      <text:p text:style-name="Standard">:</text:p>
      <text:p text:style-name="Standard">[object Object]</text:p>
      <text:p text:style-name="Standard">VSliderInt(string_label, ImVec2_size, int_v, int_v_min, int_v_max, string_format, ImGuiSliderFlags_flags)</text:p>
      <text:p text:style-name="Standard">:</text:p>
      <text:p text:style-name="Standard">[object Object]</text:p>
      <text:p text:style-name="Standard">VSliderScalar(string_label, ImVec2_size, ImGuiDataType_data_type, void_p_data, void_p_min, void_p_max, string_format, ImGuiSliderFlags_flags)</text:p>
      <text:p text:style-name="Standard">:</text:p>
      <text:p text:style-name="Standard">[object Object]</text:p>
      <text:p text:style-name="Standard">Value1(string_prefix, bool_b)</text:p>
      <text:p text:style-name="Standard">:</text:p>
      <text:p text:style-name="Standard">[object Object]</text:p>
      <text:p text:style-name="Standard">Value2(string_prefix, int_v)</text:p>
      <text:p text:style-name="Standard">:</text:p>
      <text:p text:style-name="Standard">[object Object]</text:p>
      <text:p text:style-name="Standard">Value3(string_prefix, int_v)</text:p>
      <text:p text:style-name="Standard">:</text:p>
      <text:p text:style-name="Standard">[object Object]</text:p>
      <text:p text:style-name="Standard">Value4(string_prefix, float_v, string_float_format)</text:p>
      <text:p text:style-name="Standard"><text:soft-page-break/>:</text:p>
      <text:p text:style-name="Standard">[object Object]</text:p>
      <text:p text:style-name="Standard">createTextEditor()</text:p>
      <text:p text:style-name="Standard">:</text:p>
      <text:p text:style-name="Standard">[object Object]</text:p>
      <text:p text:style-name="Standard">destroyTextEditor(te)</text:p>
      <text:p text:style-name="Standard">:</text:p>
      <text:p text:style-name="Standard">[object Object]</text:p>
      <text:p text:style-name="Standard">flags(*)</text:p>
      <text:p text:style-name="Standard">:</text:p>
      <text:p text:style-name="Standard">[object Object]</text:p>
      <text:p text:style-name="Standard">getMonitorIndex()</text:p>
      <text:p text:style-name="Standard">:</text:p>
      <text:p text:style-name="Standard">[object Object]</text:p>
      <text:p text:style-name="Standard">loadIniSettingsFromDisk(filename)</text:p>
      <text:p text:style-name="Standard">:</text:p>
      <text:p text:style-name="Standard">[object Object]</text:p>
      <text:p text:style-name="Standard">onExtensionLoaded()</text:p>
      <text:p text:style-name="Standard">:</text:p>
      <text:p text:style-name="Standard">[object Object]</text:p>
      <text:p text:style-name="Standard">onImGuiReady()</text:p>
      <text:p text:style-name="Standard">:</text:p>
      <text:p text:style-name="Standard">[object Object]</text:p>
      <text:p text:style-name="Standard">readGlobalActions()</text:p>
      <text:p text:style-name="Standard">:</text:p>
      <text:p text:style-name="Standard">[object Object]</text:p>
      <text:p text:style-name="Standard">saveIniSettingsToDisk(filename)</text:p>
      <text:p text:style-name="Standard">:</text:p>
      <text:p text:style-name="Standard">[object Object]</text:p>
      <text:p text:style-name="Standard">setEnabled(val)</text:p>
      <text:p text:style-name="Standard">:</text:p>
      <text:p text:style-name="Standard">[object Object]</text:p>
      <text:p text:style-name="Standard">tooltip(message)</text:p>
      <text:p text:style-name="Standard">:</text:p>
      <text:p text:style-name="Standard">[object Object]</text:p>
      <text:p text:style-name="Standard">ui_missionInfo</text:p>
      <text:p text:style-name="Standard">{3}</text:p>
      <text:p text:style-name="Standard">closeDialogue()</text:p>
      <text:p text:style-name="Standard">[3]</text:p>
      <text:p text:style-name="Standard">0</text:p>
      <text:p text:style-name="Standard">:</text:p>
      <text:p text:style-name="Standard">table.insert(buttonsTable, {action = 'decline', text = "Close", cmd = 'guihooks.trigger("MenuHide", true) ui_missionInfo.closeDialogue()'})</text:p>
      <text:p text:style-name="Standard">1</text:p>
      <text:p text:style-name="Standard">:</text:p>
      <text:p text:style-name="Standard">ui_missionInfo.closeDialogue()</text:p>
      <text:p text:style-name="Standard">2</text:p>
      <text:p text:style-name="Standard">:</text:p>
      <text:p text:style-name="Standard">ui_missionInfo.closeDialogue()</text:p>
      <text:p text:style-name="Standard">openDialogue(content)</text:p>
      <text:p text:style-name="Standard">[3]</text:p>
      <text:p text:style-name="Standard">0</text:p>
      <text:p text:style-name="Standard">:</text:p>
      <text:p text:style-name="Standard">ui_missionInfo.openDialogue(content)</text:p>
      <text:p text:style-name="Standard">1</text:p>
      <text:p text:style-name="Standard"><text:soft-page-break/>:</text:p>
      <text:p text:style-name="Standard">ui_missionInfo.openDialogue(content)</text:p>
      <text:p text:style-name="Standard">2</text:p>
      <text:p text:style-name="Standard">:</text:p>
      <text:p text:style-name="Standard">ui_missionInfo.openDialogue(content)</text:p>
      <text:p text:style-name="Standard">performAction(actionName)</text:p>
      <text:p text:style-name="Standard">:</text:p>
      <text:p text:style-name="Standard">[object Object]</text:p>
      <text:p text:style-name="Standard">ui_visibility</text:p>
      <text:p text:style-name="Standard">{8}</text:p>
      <text:p text:style-name="Standard">state</text:p>
      <text:p text:style-name="Standard">{2}</text:p>
      <text:p text:style-name="Standard">cefVisible</text:p>
      <text:p text:style-name="Standard">:</text:p>
      <text:p text:style-name="Standard">[object Object]</text:p>
      <text:p text:style-name="Standard">imguiVisible</text:p>
      <text:p text:style-name="Standard">:</text:p>
      <text:p text:style-name="Standard">[object Object]</text:p>
      <text:p text:style-name="Standard">get()</text:p>
      <text:p text:style-name="Standard">:</text:p>
      <text:p text:style-name="Standard">[object Object]</text:p>
      <text:p text:style-name="Standard">getCef()</text:p>
      <text:p text:style-name="Standard">[1]</text:p>
      <text:p text:style-name="Standard">0</text:p>
      <text:p text:style-name="Standard">:</text:p>
      <text:p text:style-name="Standard">cefWasVisible = extensions.ui_visibility.getCef()</text:p>
      <text:p text:style-name="Standard">set(visible)</text:p>
      <text:p text:style-name="Standard">[3]</text:p>
      <text:p text:style-name="Standard">0</text:p>
      <text:p text:style-name="Standard">:</text:p>
      <text:p text:style-name="Standard">extensions.ui_visibility.set(true)</text:p>
      <text:p text:style-name="Standard">1</text:p>
      <text:p text:style-name="Standard">:</text:p>
      <text:p text:style-name="Standard">extensions.ui_visibility.set(false)</text:p>
      <text:p text:style-name="Standard">2</text:p>
      <text:p text:style-name="Standard">:</text:p>
      <text:p text:style-name="Standard">extensions.ui_visibility.set(false)</text:p>
      <text:p text:style-name="Standard">setCef(visible)</text:p>
      <text:p text:style-name="Standard">[2]</text:p>
      <text:p text:style-name="Standard">0</text:p>
      <text:p text:style-name="Standard">:</text:p>
      <text:p text:style-name="Standard">extensions.ui_visibility.setCef(false)</text:p>
      <text:p text:style-name="Standard">1</text:p>
      <text:p text:style-name="Standard">:</text:p>
      <text:p text:style-name="Standard">extensions.ui_visibility.setCef(cefWasVisible)</text:p>
      <text:p text:style-name="Standard">setImgui(visible)</text:p>
      <text:p text:style-name="Standard">[1]</text:p>
      <text:p text:style-name="Standard">0</text:p>
      <text:p text:style-name="Standard">:</text:p>
      <text:p text:style-name="Standard">extensions.ui_visibility.setImgui(true)</text:p>
      <text:p text:style-name="Standard">toggle()</text:p>
      <text:p text:style-name="Standard">:</text:p>
      <text:p text:style-name="Standard">[object Object]</text:p>
      <text:p text:style-name="Standard">toggleCef()</text:p>
      <text:p text:style-name="Standard"><text:soft-page-break/>:</text:p>
      <text:p text:style-name="Standard">[object Object]</text:p>
      <text:p text:style-name="Standard">vmType</text:p>
      <text:p text:style-name="Standard">[3]</text:p>
      <text:p text:style-name="Standard">0</text:p>
      <text:p text:style-name="Standard">:</text:p>
      <text:p text:style-name="Standard">if vmType == 'game' then</text:p>
      <text:p text:style-name="Standard">1</text:p>
      <text:p text:style-name="Standard">:</text:p>
      <text:p text:style-name="Standard">if vmType == 'game' then</text:p>
      <text:p text:style-name="Standard">2</text:p>
      <text:p text:style-name="Standard">:</text:p>
      <text:p text:style-name="Standard">if vmType == 'game' then</text:p>
      <text:p text:style-name="Standard">worldEditorCppApi</text:p>
      <text:p text:style-name="Standard">{80}</text:p>
      <text:p text:style-name="Standard">checkObjectIconHit(*)</text:p>
      <text:p text:style-name="Standard">[1]</text:p>
      <text:p text:style-name="Standard">0</text:p>
      <text:p text:style-name="Standard">:</text:p>
      <text:p text:style-name="Standard">editor.objectIconHitId = worldEditorCppApi.checkObjectIconHit(pt)</text:p>
      <text:p text:style-name="Standard">colladaExportSelection(*)</text:p>
      <text:p text:style-name="Standard">[1]</text:p>
      <text:p text:style-name="Standard">0</text:p>
      <text:p text:style-name="Standard">:</text:p>
      <text:p text:style-name="Standard">worldEditorCppApi.colladaExportSelection(data.filepath)</text:p>
      <text:p text:style-name="Standard">collideAxisGizmo(*)</text:p>
      <text:p text:style-name="Standard">:</text:p>
      <text:p text:style-name="Standard">[object Object]</text:p>
      <text:p text:style-name="Standard">createObject(*)</text:p>
      <text:p text:style-name="Standard">[3]</text:p>
      <text:p text:style-name="Standard">0</text:p>
      <text:p text:style-name="Standard">:</text:p>
      <text:p text:style-name="Standard">bookmarksGroup = worldEditorCppApi.createObject("SimGroup")</text:p>
      <text:p text:style-name="Standard">1</text:p>
      <text:p text:style-name="Standard">:</text:p>
      <text:p text:style-name="Standard">local bookmark = worldEditorCppApi.createObject("CameraBookmark")</text:p>
      <text:p text:style-name="Standard">2</text:p>
      <text:p text:style-name="Standard">:</text:p>
      <text:p text:style-name="Standard">local obj = worldEditorCppApi.createObject(actionData.classname)</text:p>
      <text:p text:style-name="Standard">drawClosestObjectIcons(*)</text:p>
      <text:p text:style-name="Standard">[1]</text:p>
      <text:p text:style-name="Standard">0</text:p>
      <text:p text:style-name="Standard">:</text:p>
      <text:p text:style-name="Standard">worldEditorCppApi.drawClosestObjectIcons()</text:p>
      <text:p text:style-name="Standard">enableEditor(*)</text:p>
      <text:p text:style-name="Standard">[1]</text:p>
      <text:p text:style-name="Standard">0</text:p>
      <text:p text:style-name="Standard">:</text:p>
      <text:p text:style-name="Standard">worldEditorCppApi.enableEditor(enable)</text:p>
      <text:p text:style-name="Standard">findDerivedDatablockClassname(*)</text:p>
      <text:p text:style-name="Standard">[1]</text:p>
      <text:p text:style-name="Standard">0</text:p>
      <text:p text:style-name="Standard">:</text:p>
      <text:p text:style-name="Standard">local dbFieldType = worldEditorCppApi.findDerivedDatablockClassname(searchForClassname)</text:p>
      <text:p text:style-name="Standard"><text:soft-page-break/>getAxisGizmoAlignment(*)</text:p>
      <text:p text:style-name="Standard">[1]</text:p>
      <text:p text:style-name="Standard">0</text:p>
      <text:p text:style-name="Standard">:</text:p>
      <text:p text:style-name="Standard">return worldEditorCppApi.getAxisGizmoAlignment()</text:p>
      <text:p text:style-name="Standard">getAxisGizmoMode(*)</text:p>
      <text:p text:style-name="Standard">[3]</text:p>
      <text:p text:style-name="Standard">0</text:p>
      <text:p text:style-name="Standard">:</text:p>
      <text:p text:style-name="Standard">return worldEditorCppApi.getAxisGizmoMode()</text:p>
      <text:p text:style-name="Standard">1</text:p>
      <text:p text:style-name="Standard">:</text:p>
      <text:p text:style-name="Standard">if worldEditorCppApi.getAxisGizmoMode() == editor.AxisGizmoMode_Translate then</text:p>
      <text:p text:style-name="Standard">2</text:p>
      <text:p text:style-name="Standard">:</text:p>
      <text:p text:style-name="Standard">if worldEditorCppApi.getAxisGizmoMode() == editor.AxisGizmoMode_Translate then</text:p>
      <text:p text:style-name="Standard">getAxisGizmoRenderMoveGrid(*)</text:p>
      <text:p text:style-name="Standard">:</text:p>
      <text:p text:style-name="Standard">[object Object]</text:p>
      <text:p text:style-name="Standard">getAxisGizmoRenderPlane(*)</text:p>
      <text:p text:style-name="Standard">:</text:p>
      <text:p text:style-name="Standard">[object Object]</text:p>
      <text:p text:style-name="Standard">getAxisGizmoRenderPlaneHashes(*)</text:p>
      <text:p text:style-name="Standard">:</text:p>
      <text:p text:style-name="Standard">[object Object]</text:p>
      <text:p text:style-name="Standard">getAxisGizmoRotateOffset(*)</text:p>
      <text:p text:style-name="Standard">:</text:p>
      <text:p text:style-name="Standard">[object Object]</text:p>
      <text:p text:style-name="Standard">getAxisGizmoRotateProfile(*)</text:p>
      <text:p text:style-name="Standard">:</text:p>
      <text:p text:style-name="Standard">[object Object]</text:p>
      <text:p text:style-name="Standard">getAxisGizmoScale(*)</text:p>
      <text:p text:style-name="Standard">[3]</text:p>
      <text:p text:style-name="Standard">0</text:p>
      <text:p text:style-name="Standard">:</text:p>
      <text:p text:style-name="Standard">return worldEditorCppApi.getAxisGizmoScale()</text:p>
      <text:p text:style-name="Standard">1</text:p>
      <text:p text:style-name="Standard">:</text:p>
      <text:p text:style-name="Standard">local scl = vec3(worldEditorCppApi.getAxisGizmoScale())</text:p>
      <text:p text:style-name="Standard">2</text:p>
      <text:p text:style-name="Standard">:</text:p>
      <text:p text:style-name="Standard">local scl = vec3(worldEditorCppApi.getAxisGizmoScale())</text:p>
      <text:p text:style-name="Standard">getAxisGizmoScaleOffset(*)</text:p>
      <text:p text:style-name="Standard">[2]</text:p>
      <text:p text:style-name="Standard">0</text:p>
      <text:p text:style-name="Standard">:</text:p>
      <text:p text:style-name="Standard">local delta = vec3(worldEditorCppApi.getAxisGizmoScaleOffset())</text:p>
      <text:p text:style-name="Standard">1</text:p>
      <text:p text:style-name="Standard">:</text:p>
      <text:p text:style-name="Standard">local delta = vec3(worldEditorCppApi.getAxisGizmoScaleOffset())</text:p>
      <text:p text:style-name="Standard">getAxisGizmoScaleProfile(*)</text:p>
      <text:p text:style-name="Standard">[1]</text:p>
      <text:p text:style-name="Standard">0</text:p>
      <text:p text:style-name="Standard">:</text:p>
      <text:p text:style-name="Standard"><text:soft-page-break/>local profile = worldEditorCppApi.getAxisGizmoScaleProfile()</text:p>
      <text:p text:style-name="Standard">getAxisGizmoSelectedElement(*)</text:p>
      <text:p text:style-name="Standard">[3]</text:p>
      <text:p text:style-name="Standard">0</text:p>
      <text:p text:style-name="Standard">:</text:p>
      <text:p text:style-name="Standard">local hasGizmoElementHovered = worldEditorCppApi.getAxisGizmoSelectedElement() ~= -1</text:p>
      <text:p text:style-name="Standard">1</text:p>
      <text:p text:style-name="Standard">:</text:p>
      <text:p text:style-name="Standard">return worldEditorCppApi.getAxisGizmoSelectedElement() ~= -1</text:p>
      <text:p text:style-name="Standard">2</text:p>
      <text:p text:style-name="Standard">:</text:p>
      <text:p text:style-name="Standard">return worldEditorCppApi.getAxisGizmoSelectedElement()</text:p>
      <text:p text:style-name="Standard">getAxisGizmoTotalRotateOffset(*)</text:p>
      <text:p text:style-name="Standard">[2]</text:p>
      <text:p text:style-name="Standard">0</text:p>
      <text:p text:style-name="Standard">:</text:p>
      <text:p text:style-name="Standard">local delta = vec3(worldEditorCppApi.getAxisGizmoTotalRotateOffset())</text:p>
      <text:p text:style-name="Standard">1</text:p>
      <text:p text:style-name="Standard">:</text:p>
      <text:p text:style-name="Standard">local delta = vec3(worldEditorCppApi.getAxisGizmoTotalRotateOffset())</text:p>
      <text:p text:style-name="Standard">getAxisGizmoTransform(*)</text:p>
      <text:p text:style-name="Standard">[1]</text:p>
      <text:p text:style-name="Standard">0</text:p>
      <text:p text:style-name="Standard">:</text:p>
      <text:p text:style-name="Standard">return worldEditorCppApi.getAxisGizmoTransform()</text:p>
      <text:p text:style-name="Standard">getAxisGizmoTranslateOffset(*)</text:p>
      <text:p text:style-name="Standard">[1]</text:p>
      <text:p text:style-name="Standard">0</text:p>
      <text:p text:style-name="Standard">:</text:p>
      <text:p text:style-name="Standard">transform:setPosition(transform:getColumn(3) + worldEditorCppApi.getAxisGizmoTranslateOffset())</text:p>
      <text:p text:style-name="Standard">getAxisGizmoTranslateProfile(*)</text:p>
      <text:p text:style-name="Standard">:</text:p>
      <text:p text:style-name="Standard">[object Object]</text:p>
      <text:p text:style-name="Standard">getClassIsRenderable(*)</text:p>
      <text:p text:style-name="Standard">[1]</text:p>
      <text:p text:style-name="Standard">0</text:p>
      <text:p text:style-name="Standard">:</text:p>
      <text:p text:style-name="Standard">return worldEditorCppApi.getClassIsRenderable(typeName)</text:p>
      <text:p text:style-name="Standard">getClassIsSelectable(*)</text:p>
      <text:p text:style-name="Standard">[3]</text:p>
      <text:p text:style-name="Standard">0</text:p>
      <text:p text:style-name="Standard">:</text:p>
      <text:p text:style-name="Standard">return worldEditorCppApi.getClassIsSelectable(typeName)</text:p>
      <text:p text:style-name="Standard">1</text:p>
      <text:p text:style-name="Standard">:</text:p>
      <text:p text:style-name="Standard">if core_forest.getForestObject() and not worldEditorCppApi.getClassIsSelectable("Forest") then core_forest.getForestObject():disableCollision()</text:p>
      <text:p text:style-name="Standard">2</text:p>
      <text:p text:style-name="Standard">:</text:p>
      <text:p text:style-name="Standard">if not worldEditorCppApi.getClassIsSelectable("TSStatic") then</text:p>
      <text:p text:style-name="Standard">getGridSize(*)</text:p>
      <text:p text:style-name="Standard">[1]</text:p>
      <text:p text:style-name="Standard">0</text:p>
      <text:p text:style-name="Standard">:</text:p>
      <text:p text:style-name="Standard">local gridSize = worldEditorCppApi.getGridSize()</text:p>
      <text:p text:style-name="Standard"><text:soft-page-break/>getObjectClassIcons(*)</text:p>
      <text:p text:style-name="Standard">[1]</text:p>
      <text:p text:style-name="Standard">0</text:p>
      <text:p text:style-name="Standard">:</text:p>
      <text:p text:style-name="Standard">objectClassIcons = worldEditorCppApi.getObjectClassIcons()</text:p>
      <text:p text:style-name="Standard">getObjectClassNames(*)</text:p>
      <text:p text:style-name="Standard">[3]</text:p>
      <text:p text:style-name="Standard">0</text:p>
      <text:p text:style-name="Standard">:</text:p>
      <text:p text:style-name="Standard">local classes = worldEditorCppApi.getObjectClassNames()</text:p>
      <text:p text:style-name="Standard">1</text:p>
      <text:p text:style-name="Standard">:</text:p>
      <text:p text:style-name="Standard">local classes = worldEditorCppApi.getObjectClassNames()</text:p>
      <text:p text:style-name="Standard">2</text:p>
      <text:p text:style-name="Standard">:</text:p>
      <text:p text:style-name="Standard">local classes = worldEditorCppApi.getObjectClassNames()</text:p>
      <text:p text:style-name="Standard">getRotateSnapAngle(*)</text:p>
      <text:p text:style-name="Standard">[1]</text:p>
      <text:p text:style-name="Standard">0</text:p>
      <text:p text:style-name="Standard">:</text:p>
      <text:p text:style-name="Standard">local rotateSnapSize = worldEditorCppApi.getRotateSnapAngle()</text:p>
      <text:p text:style-name="Standard">getScaleSnapSize(*)</text:p>
      <text:p text:style-name="Standard">:</text:p>
      <text:p text:style-name="Standard">[object Object]</text:p>
      <text:p text:style-name="Standard">isGridSnapEnabled(*)</text:p>
      <text:p text:style-name="Standard">:</text:p>
      <text:p text:style-name="Standard">[object Object]</text:p>
      <text:p text:style-name="Standard">isRotateSnapEnabled(*)</text:p>
      <text:p text:style-name="Standard">:</text:p>
      <text:p text:style-name="Standard">[object Object]</text:p>
      <text:p text:style-name="Standard">isScaleSnapEnabled(*)</text:p>
      <text:p text:style-name="Standard">:</text:p>
      <text:p text:style-name="Standard">[object Object]</text:p>
      <text:p text:style-name="Standard">onAxisGizmoMouseDown(*)</text:p>
      <text:p text:style-name="Standard">[1]</text:p>
      <text:p text:style-name="Standard">0</text:p>
      <text:p text:style-name="Standard">:</text:p>
      <text:p text:style-name="Standard">worldEditorCppApi.onAxisGizmoMouseDown(mousePos, camMouseRay.pos, camMouseRay.dir)</text:p>
      <text:p text:style-name="Standard">onAxisGizmoMouseDragged(*)</text:p>
      <text:p text:style-name="Standard">[1]</text:p>
      <text:p text:style-name="Standard">0</text:p>
      <text:p text:style-name="Standard">:</text:p>
      <text:p text:style-name="Standard">worldEditorCppApi.onAxisGizmoMouseDragged(mousePos, camMouseRay.pos, camMouseRay.dir)</text:p>
      <text:p text:style-name="Standard">onAxisGizmoMouseMove(*)</text:p>
      <text:p text:style-name="Standard">[1]</text:p>
      <text:p text:style-name="Standard">0</text:p>
      <text:p text:style-name="Standard">:</text:p>
      <text:p text:style-name="Standard">worldEditorCppApi.onAxisGizmoMouseMove(mousePos, camMouseRay.pos, camMouseRay.dir)</text:p>
      <text:p text:style-name="Standard">onAxisGizmoMouseUp(*)</text:p>
      <text:p text:style-name="Standard">[1]</text:p>
      <text:p text:style-name="Standard">0</text:p>
      <text:p text:style-name="Standard">:</text:p>
      <text:p text:style-name="Standard">worldEditorCppApi.onAxisGizmoMouseUp(mousePos, camMouseRay.pos, camMouseRay.dir)</text:p>
      <text:p text:style-name="Standard">renderForestBBs(*)</text:p>
      <text:p text:style-name="Standard"><text:soft-page-break/>[3]</text:p>
      <text:p text:style-name="Standard">0</text:p>
      <text:p text:style-name="Standard">:</text:p>
      <text:p text:style-name="Standard">worldEditorCppApi.renderForestBBs({forestItem}, colorWhite)</text:p>
      <text:p text:style-name="Standard">1</text:p>
      <text:p text:style-name="Standard">:</text:p>
      <text:p text:style-name="Standard">worldEditorCppApi.renderForestBBs(itemsInRect, colorWhite)</text:p>
      <text:p text:style-name="Standard">2</text:p>
      <text:p text:style-name="Standard">:</text:p>
      <text:p text:style-name="Standard">worldEditorCppApi.renderForestBBs(editor.selection.forestItem, colorWhite)</text:p>
      <text:p text:style-name="Standard">setAxisGizmoAlignment(*)</text:p>
      <text:p text:style-name="Standard">[1]</text:p>
      <text:p text:style-name="Standard">0</text:p>
      <text:p text:style-name="Standard">:</text:p>
      <text:p text:style-name="Standard">worldEditorCppApi.setAxisGizmoAlignment(alignment)</text:p>
      <text:p text:style-name="Standard">setAxisGizmoMode(*)</text:p>
      <text:p text:style-name="Standard">[1]</text:p>
      <text:p text:style-name="Standard">0</text:p>
      <text:p text:style-name="Standard">:</text:p>
      <text:p text:style-name="Standard">worldEditorCppApi.setAxisGizmoMode(mode)</text:p>
      <text:p text:style-name="Standard">setAxisGizmoRenderMoveGrid(*)</text:p>
      <text:p text:style-name="Standard">[3]</text:p>
      <text:p text:style-name="Standard">0</text:p>
      <text:p text:style-name="Standard">:</text:p>
      <text:p text:style-name="Standard">worldEditorCppApi.setAxisGizmoRenderMoveGrid(true)</text:p>
      <text:p text:style-name="Standard">1</text:p>
      <text:p text:style-name="Standard">:</text:p>
      <text:p text:style-name="Standard">worldEditorCppApi.setAxisGizmoRenderMoveGrid(false)</text:p>
      <text:p text:style-name="Standard">2</text:p>
      <text:p text:style-name="Standard">:</text:p>
      <text:p text:style-name="Standard">worldEditorCppApi.setAxisGizmoRenderMoveGrid(editor.getPreference("gizmos.general.drawGizmoPlane"))</text:p>
      <text:p text:style-name="Standard">setAxisGizmoRenderPlane(*)</text:p>
      <text:p text:style-name="Standard">[3]</text:p>
      <text:p text:style-name="Standard">0</text:p>
      <text:p text:style-name="Standard">:</text:p>
      <text:p text:style-name="Standard">worldEditorCppApi.setAxisGizmoRenderPlane(true)</text:p>
      <text:p text:style-name="Standard">1</text:p>
      <text:p text:style-name="Standard">:</text:p>
      <text:p text:style-name="Standard">worldEditorCppApi.setAxisGizmoRenderPlane(false)</text:p>
      <text:p text:style-name="Standard">2</text:p>
      <text:p text:style-name="Standard">:</text:p>
      <text:p text:style-name="Standard">worldEditorCppApi.setAxisGizmoRenderPlane(editor.getPreference("gizmos.general.drawGizmoPlane"))</text:p>
      <text:p text:style-name="Standard">setAxisGizmoRenderPlaneHashes(*)</text:p>
      <text:p text:style-name="Standard">[3]</text:p>
      <text:p text:style-name="Standard">0</text:p>
      <text:p text:style-name="Standard">:</text:p>
      <text:p text:style-name="Standard">worldEditorCppApi.setAxisGizmoRenderPlaneHashes(true)</text:p>
      <text:p text:style-name="Standard">1</text:p>
      <text:p text:style-name="Standard">:</text:p>
      <text:p text:style-name="Standard">worldEditorCppApi.setAxisGizmoRenderPlaneHashes(false)</text:p>
      <text:p text:style-name="Standard">2</text:p>
      <text:p text:style-name="Standard">:</text:p>
      <text:p text:style-name="Standard">worldEditorCppApi.setAxisGizmoRenderPlaneHashes(editor.getPreference("gizmos.general.drawGizmoPlane"))</text:p>
      <text:p text:style-name="Standard">setAxisGizmoRotateLock(*)</text:p>
      <text:p text:style-name="Standard"><text:soft-page-break/>[1]</text:p>
      <text:p text:style-name="Standard">0</text:p>
      <text:p text:style-name="Standard">:</text:p>
      <text:p text:style-name="Standard">worldEditorCppApi.setAxisGizmoRotateLock(x, y, z)</text:p>
      <text:p text:style-name="Standard">setAxisGizmoScaleLock(*)</text:p>
      <text:p text:style-name="Standard">[1]</text:p>
      <text:p text:style-name="Standard">0</text:p>
      <text:p text:style-name="Standard">:</text:p>
      <text:p text:style-name="Standard">worldEditorCppApi.setAxisGizmoScaleLock(x, y, z)</text:p>
      <text:p text:style-name="Standard">setAxisGizmoSelectedElement(*)</text:p>
      <text:p text:style-name="Standard">[3]</text:p>
      <text:p text:style-name="Standard">0</text:p>
      <text:p text:style-name="Standard">:</text:p>
      <text:p text:style-name="Standard">worldEditorCppApi.setAxisGizmoSelectedElement(-1)</text:p>
      <text:p text:style-name="Standard">1</text:p>
      <text:p text:style-name="Standard">:</text:p>
      <text:p text:style-name="Standard">worldEditorCppApi.setAxisGizmoSelectedElement(-1)</text:p>
      <text:p text:style-name="Standard">2</text:p>
      <text:p text:style-name="Standard">:</text:p>
      <text:p text:style-name="Standard">worldEditorCppApi.setAxisGizmoSelectedElement(-1)</text:p>
      <text:p text:style-name="Standard">setAxisGizmoTransform(*)</text:p>
      <text:p text:style-name="Standard">[1]</text:p>
      <text:p text:style-name="Standard">0</text:p>
      <text:p text:style-name="Standard">:</text:p>
      <text:p text:style-name="Standard">worldEditorCppApi.setAxisGizmoTransform(matrix, matrix:getColumn(3), scale or Point3F(1, 1, 1))</text:p>
      <text:p text:style-name="Standard">setAxisGizmoTranslateLock(*)</text:p>
      <text:p text:style-name="Standard">[1]</text:p>
      <text:p text:style-name="Standard">0</text:p>
      <text:p text:style-name="Standard">:</text:p>
      <text:p text:style-name="Standard">worldEditorCppApi.setAxisGizmoTranslateLock(x, y, z)</text:p>
      <text:p text:style-name="Standard">setClassIsRenderable(*)</text:p>
      <text:p text:style-name="Standard">[1]</text:p>
      <text:p text:style-name="Standard">0</text:p>
      <text:p text:style-name="Standard">:</text:p>
      <text:p text:style-name="Standard">worldEditorCppApi.setClassIsRenderable(typeName, visible)</text:p>
      <text:p text:style-name="Standard">setClassIsSelectable(*)</text:p>
      <text:p text:style-name="Standard">[1]</text:p>
      <text:p text:style-name="Standard">0</text:p>
      <text:p text:style-name="Standard">:</text:p>
      <text:p text:style-name="Standard">worldEditorCppApi.setClassIsSelectable(typeName, selectable)</text:p>
      <text:p text:style-name="Standard">setConstantSizeIconScale(*)</text:p>
      <text:p text:style-name="Standard">[1]</text:p>
      <text:p text:style-name="Standard">0</text:p>
      <text:p text:style-name="Standard">:</text:p>
      <text:p text:style-name="Standard">if path == "gizmos.objectIcons.constantSizeIconScale" then worldEditorCppApi.setConstantSizeIconScale(value)</text:p>
      <text:p text:style-name="Standard">setConstantSizeIcons(*)</text:p>
      <text:p text:style-name="Standard">[1]</text:p>
      <text:p text:style-name="Standard">0</text:p>
      <text:p text:style-name="Standard">:</text:p>
      <text:p text:style-name="Standard">if path == "gizmos.objectIcons.constantSizeIcons" then worldEditorCppApi.setConstantSizeIcons(value)</text:p>
      <text:p text:style-name="Standard">setDrawIconShadow(*)</text:p>
      <text:p text:style-name="Standard">[1]</text:p>
      <text:p text:style-name="Standard">0</text:p>
      <text:p text:style-name="Standard">:</text:p>
      <text:p text:style-name="Standard"><text:soft-page-break/>if path == "gizmos.objectIcons.drawIconShadow" then worldEditorCppApi.setDrawIconShadow(value)</text:p>
      <text:p text:style-name="Standard">setDrawObjectIcons(*)</text:p>
      <text:p text:style-name="Standard">[2]</text:p>
      <text:p text:style-name="Standard">0</text:p>
      <text:p text:style-name="Standard">:</text:p>
      <text:p text:style-name="Standard">worldEditorCppApi.setDrawObjectIcons(editor.getPreference("gizmos.general.drawObjectIcons"))</text:p>
      <text:p text:style-name="Standard">1</text:p>
      <text:p text:style-name="Standard">:</text:p>
      <text:p text:style-name="Standard">if path == "gizmos.general.drawObjectIcons" then worldEditorCppApi.setDrawObjectIcons(value)</text:p>
      <text:p text:style-name="Standard">setDrawObjectsText(*)</text:p>
      <text:p text:style-name="Standard">[2]</text:p>
      <text:p text:style-name="Standard">0</text:p>
      <text:p text:style-name="Standard">:</text:p>
      <text:p text:style-name="Standard">worldEditorCppApi.setDrawObjectsText(editor.getPreference("gizmos.general.drawObjectText"))</text:p>
      <text:p text:style-name="Standard">1</text:p>
      <text:p text:style-name="Standard">:</text:p>
      <text:p text:style-name="Standard">if path == "gizmos.general.drawObjectsText" then worldEditorCppApi.setDrawObjectsText(value)</text:p>
      <text:p text:style-name="Standard">setEventControlModifiers(*)</text:p>
      <text:p text:style-name="Standard">[1]</text:p>
      <text:p text:style-name="Standard">0</text:p>
      <text:p text:style-name="Standard">:</text:p>
      <text:p text:style-name="Standard">worldEditorCppApi.setEventControlModifiers(editor.keyModifiers.shiftDown, editor.keyModifiers.alt, editor.keyModifiers.ctrl)</text:p>
      <text:p text:style-name="Standard">setFadeIcons(*)</text:p>
      <text:p text:style-name="Standard">[1]</text:p>
      <text:p text:style-name="Standard">0</text:p>
      <text:p text:style-name="Standard">:</text:p>
      <text:p text:style-name="Standard">if path == "gizmos.objectIcons.fadeIcons" then worldEditorCppApi.setFadeIcons(value)</text:p>
      <text:p text:style-name="Standard">setFadeIconsDistance(*)</text:p>
      <text:p text:style-name="Standard">[1]</text:p>
      <text:p text:style-name="Standard">0</text:p>
      <text:p text:style-name="Standard">:</text:p>
      <text:p text:style-name="Standard">if path == "gizmos.objectIcons.fadeIconsDistance" then worldEditorCppApi.setFadeIconsDistance(value)</text:p>
      <text:p text:style-name="Standard">setFineRotationScalar(*)</text:p>
      <text:p text:style-name="Standard">[1]</text:p>
      <text:p text:style-name="Standard">0</text:p>
      <text:p text:style-name="Standard">:</text:p>
      <text:p text:style-name="Standard">if path == "gizmos.general.fineRotationScalar" then worldEditorCppApi.setFineRotationScalar(value)</text:p>
      <text:p text:style-name="Standard">setFineScaleScalar(*)</text:p>
      <text:p text:style-name="Standard">[1]</text:p>
      <text:p text:style-name="Standard">0</text:p>
      <text:p text:style-name="Standard">:</text:p>
      <text:p text:style-name="Standard">if path == "gizmos.general.fineScaleScalar" then worldEditorCppApi.setFineScaleScalar(value)</text:p>
      <text:p text:style-name="Standard">setGridSnap(*)</text:p>
      <text:p text:style-name="Standard">[3]</text:p>
      <text:p text:style-name="Standard">0</text:p>
      <text:p text:style-name="Standard">:</text:p>
      <text:p text:style-name="Standard">worldEditorCppApi.setGridSnap(enabled, gridSize)</text:p>
      <text:p text:style-name="Standard">1</text:p>
      <text:p text:style-name="Standard">:</text:p>
      <text:p text:style-name="Standard">worldEditorCppApi.setGridSnap(gridSnapEnabled, gridSize)</text:p>
      <text:p text:style-name="Standard">2</text:p>
      <text:p text:style-name="Standard">:</text:p>
      <text:p text:style-name="Standard">worldEditorCppApi.setGridSnap(gridSnapEnabled, size)</text:p>
      <text:p text:style-name="Standard">setHideIconClass(*)</text:p>
      <text:p text:style-name="Standard"><text:soft-page-break/>[1]</text:p>
      <text:p text:style-name="Standard">0</text:p>
      <text:p text:style-name="Standard">:</text:p>
      <text:p text:style-name="Standard">worldEditorCppApi.setHideIconClass(val, tableContains(hiddenObjectIconClasses, val))</text:p>
      <text:p text:style-name="Standard">setHovered(*)</text:p>
      <text:p text:style-name="Standard">:</text:p>
      <text:p text:style-name="Standard">[object Object]</text:p>
      <text:p text:style-name="Standard">setHoveredObjectId(*)</text:p>
      <text:p text:style-name="Standard">[1]</text:p>
      <text:p text:style-name="Standard">0</text:p>
      <text:p text:style-name="Standard">:</text:p>
      <text:p text:style-name="Standard">worldEditorCppApi.setHoveredObjectId(editor.objectIconHoverId)</text:p>
      <text:p text:style-name="Standard">setIconBackgroundColor(*)</text:p>
      <text:p text:style-name="Standard">[1]</text:p>
      <text:p text:style-name="Standard">0</text:p>
      <text:p text:style-name="Standard">:</text:p>
      <text:p text:style-name="Standard">if path == "gizmos.objectIcons.iconBackgroundColor" then worldEditorCppApi.setIconBackgroundColor(value)</text:p>
      <text:p text:style-name="Standard">setIconBackgroundScale(*)</text:p>
      <text:p text:style-name="Standard">[1]</text:p>
      <text:p text:style-name="Standard">0</text:p>
      <text:p text:style-name="Standard">:</text:p>
      <text:p text:style-name="Standard">if path == "gizmos.objectIcons.iconBackgroundScale" then worldEditorCppApi.setIconBackgroundScale(value)</text:p>
      <text:p text:style-name="Standard">setIconBackgroundType(*)</text:p>
      <text:p text:style-name="Standard">[1]</text:p>
      <text:p text:style-name="Standard">0</text:p>
      <text:p text:style-name="Standard">:</text:p>
      <text:p text:style-name="Standard">if path == "gizmos.objectIcons.iconBackgroundType" then worldEditorCppApi.setIconBackgroundType(iconBackgroundTypeFromString(value))</text:p>
      <text:p text:style-name="Standard">setIconShadowColor(*)</text:p>
      <text:p text:style-name="Standard">[1]</text:p>
      <text:p text:style-name="Standard">0</text:p>
      <text:p text:style-name="Standard">:</text:p>
      <text:p text:style-name="Standard">if path == "gizmos.objectIcons.iconShadowColor" then worldEditorCppApi.setIconShadowColor(value)</text:p>
      <text:p text:style-name="Standard">setIconShadowOffset(*)</text:p>
      <text:p text:style-name="Standard">[1]</text:p>
      <text:p text:style-name="Standard">0</text:p>
      <text:p text:style-name="Standard">:</text:p>
      <text:p text:style-name="Standard">if path == "gizmos.objectIcons.iconShadowOffset" then worldEditorCppApi.setIconShadowOffset(value)</text:p>
      <text:p text:style-name="Standard">setIconWorldScale(*)</text:p>
      <text:p text:style-name="Standard">[1]</text:p>
      <text:p text:style-name="Standard">0</text:p>
      <text:p text:style-name="Standard">:</text:p>
      <text:p text:style-name="Standard">if path == "gizmos.objectIcons.iconWorldScale" then worldEditorCppApi.setIconWorldScale(value)</text:p>
      <text:p text:style-name="Standard">setMonoIconColor(*)</text:p>
      <text:p text:style-name="Standard">[1]</text:p>
      <text:p text:style-name="Standard">0</text:p>
      <text:p text:style-name="Standard">:</text:p>
      <text:p text:style-name="Standard">if path == "gizmos.objectIcons.monoIconColor" then worldEditorCppApi.setMonoIconColor(value)</text:p>
      <text:p text:style-name="Standard">setObjectTextBackgroundColor(*)</text:p>
      <text:p text:style-name="Standard">[1]</text:p>
      <text:p text:style-name="Standard">0</text:p>
      <text:p text:style-name="Standard">:</text:p>
      <text:p text:style-name="Standard">if path == "gizmos.objectIcons.objectTextBackgroundColor" then worldEditorCppApi.setObjectTextBackgroundColor(value)</text:p>
      <text:p text:style-name="Standard">setObjectTextColor(*)</text:p>
      <text:p text:style-name="Standard">[1]</text:p>
      <text:p text:style-name="Standard"><text:soft-page-break/>0</text:p>
      <text:p text:style-name="Standard">:</text:p>
      <text:p text:style-name="Standard">if path == "gizmos.objectIcons.objectTextColor" then worldEditorCppApi.setObjectTextColor(value)</text:p>
      <text:p text:style-name="Standard">setRandomIconColorSeed(*)</text:p>
      <text:p text:style-name="Standard">[1]</text:p>
      <text:p text:style-name="Standard">0</text:p>
      <text:p text:style-name="Standard">:</text:p>
      <text:p text:style-name="Standard">if path == "gizmos.objectIcons.randomIconColorSeed" then worldEditorCppApi.setRandomIconColorSeed(value)</text:p>
      <text:p text:style-name="Standard">setRotateSnap(*)</text:p>
      <text:p text:style-name="Standard">[3]</text:p>
      <text:p text:style-name="Standard">0</text:p>
      <text:p text:style-name="Standard">:</text:p>
      <text:p text:style-name="Standard">worldEditorCppApi.setRotateSnap(enabled, rotationSnap)</text:p>
      <text:p text:style-name="Standard">1</text:p>
      <text:p text:style-name="Standard">:</text:p>
      <text:p text:style-name="Standard">worldEditorCppApi.setRotateSnap(rotateSnapEnabled, rotateSnapSize)</text:p>
      <text:p text:style-name="Standard">2</text:p>
      <text:p text:style-name="Standard">:</text:p>
      <text:p text:style-name="Standard">worldEditorCppApi.setRotateSnap(rotateSnapEnabled, size)</text:p>
      <text:p text:style-name="Standard">setScaleSnap(*)</text:p>
      <text:p text:style-name="Standard">:</text:p>
      <text:p text:style-name="Standard">[object Object]</text:p>
      <text:p text:style-name="Standard">setSelectedIconBgColor(*)</text:p>
      <text:p text:style-name="Standard">[1]</text:p>
      <text:p text:style-name="Standard">0</text:p>
      <text:p text:style-name="Standard">:</text:p>
      <text:p text:style-name="Standard">if path == "gizmos.objectIcons.selectedIconBackgroundColor" then worldEditorCppApi.setSelectedIconBgColor(value)</text:p>
      <text:p text:style-name="Standard">setSelectedIconColor(*)</text:p>
      <text:p text:style-name="Standard">[1]</text:p>
      <text:p text:style-name="Standard">0</text:p>
      <text:p text:style-name="Standard">:</text:p>
      <text:p text:style-name="Standard">if path == "gizmos.objectIcons.selectedIconColor" then worldEditorCppApi.setSelectedIconColor(value)</text:p>
      <text:p text:style-name="Standard">setUseIconColor(*)</text:p>
      <text:p text:style-name="Standard">[1]</text:p>
      <text:p text:style-name="Standard">0</text:p>
      <text:p text:style-name="Standard">:</text:p>
      <text:p text:style-name="Standard">if path == "gizmos.objectIcons.useIconColor" then worldEditorCppApi.setUseIconColor(value)</text:p>
      <text:p text:style-name="Standard">setUseObjectsBoxCenter(*)</text:p>
      <text:p text:style-name="Standard">[1]</text:p>
      <text:p text:style-name="Standard">0</text:p>
      <text:p text:style-name="Standard">:</text:p>
      <text:p text:style-name="Standard">if path == "gizmos.general.useObjectBoxCenter" then worldEditorCppApi.setUseObjectsBoxCenter(value)</text:p>
      <text:p text:style-name="Standard">snapPositionToGrid(*)</text:p>
      <text:p text:style-name="Standard">[2]</text:p>
      <text:p text:style-name="Standard">0</text:p>
      <text:p text:style-name="Standard">:</text:p>
      <text:p text:style-name="Standard">obj:setPosition(worldEditorCppApi.snapPositionToGrid(finalPos))</text:p>
      <text:p text:style-name="Standard">1</text:p>
      <text:p text:style-name="Standard">:</text:p>
      <text:p text:style-name="Standard">local pos = vec3(worldEditorCppApi.snapPositionToGrid(rayCastInfo.pos))</text:p>
      <text:p text:style-name="Standard">worldReadyState</text:p>
      <text:p text:style-name="Standard">[3]</text:p>
      <text:p text:style-name="Standard">0</text:p>
      <text:p text:style-name="Standard">:</text:p>
      <text:p text:style-name="Standard"><text:soft-page-break/>worldReadyState = -1</text:p>
      <text:p text:style-name="Standard">1</text:p>
      <text:p text:style-name="Standard">:</text:p>
      <text:p text:style-name="Standard">worldReadyState = 0</text:p>
      <text:p text:style-name="Standard">2</text:p>
      <text:p text:style-name="Standard">:</text:p>
      <text:p text:style-name="Standard">if worldReadyState == 1 then</text:p>
      <text:p text:style-name="Standard">LuaProfiler()</text:p>
      <text:p text:style-name="Standard">[2]</text:p>
      <text:p text:style-name="Standard">0</text:p>
      <text:p text:style-name="Standard">:</text:p>
      <text:p text:style-name="Standard">local profiler = LuaProfiler("Camera")</text:p>
      <text:p text:style-name="Standard">1</text:p>
      <text:p text:style-name="Standard">:</text:p>
      <text:p text:style-name="Standard">local p = LuaProfiler("my profiler")</text:p>
      <text:p text:style-name="Standard">String(*)</text:p>
      <text:p text:style-name="Standard">[3]</text:p>
      <text:p text:style-name="Standard">0</text:p>
      <text:p text:style-name="Standard">:</text:p>
      <text:p text:style-name="Standard">debugDrawer:drawText(nPosPoint3F, String(tostring(nid)), colBlack)</text:p>
      <text:p text:style-name="Standard">1</text:p>
      <text:p text:style-name="Standard">:</text:p>
      <text:p text:style-name="Standard">debugDrawer:drawText(((n.pos + lidPos)*0.5):toPoint3F(), String(getLinkText(data)), colBlack)</text:p>
      <text:p text:style-name="Standard">2</text:p>
      <text:p text:style-name="Standard">:</text:p>
      <text:p text:style-name="Standard">debugDrawer:drawTextAdvanced(vec3(e.pos):toPoint3F(), String(string.format("%0.1fm", e.distToTarget or -1)), ColorF(1,1,1,1), true, false, ColorI(0,0,0,192))</text:p>
      <text:p text:style-name="Standard">activeVehiclesIterator()</text:p>
      <text:p text:style-name="Standard">[3]</text:p>
      <text:p text:style-name="Standard">0</text:p>
      <text:p text:style-name="Standard">:</text:p>
      <text:p text:style-name="Standard">for tid, veh in activeVehiclesIterator() do</text:p>
      <text:p text:style-name="Standard">1</text:p>
      <text:p text:style-name="Standard">:</text:p>
      <text:p text:style-name="Standard">for id, vehicle in activeVehiclesIterator() do</text:p>
      <text:p text:style-name="Standard">2</text:p>
      <text:p text:style-name="Standard">:</text:p>
      <text:p text:style-name="Standard">for id, veh in activeVehiclesIterator() do</text:p>
      <text:p text:style-name="Standard">addPrefab(objName, objFileName, objPos, objRotation, objScale, useGlobalTranslation)</text:p>
      <text:p text:style-name="Standard">[2]</text:p>
      <text:p text:style-name="Standard">0</text:p>
      <text:p text:style-name="Standard">:</text:p>
      <text:p text:style-name="Standard">local p = addPrefab(objName, objFileName, objPos, objRotation, objScale)</text:p>
      <text:p text:style-name="Standard">1</text:p>
      <text:p text:style-name="Standard">:</text:p>
      <text:p text:style-name="Standard">return addPrefab(objName, objFileName, objPos, objRotation, objScale)</text:p>
      <text:p text:style-name="Standard">arrayConcat(dst, src)</text:p>
      <text:p text:style-name="Standard">[3]</text:p>
      <text:p text:style-name="Standard">0</text:p>
      <text:p text:style-name="Standard">:</text:p>
      <text:p text:style-name="Standard">arrayConcat(vehicle.engine.waterDamage.nodes, vehicle.engine.waterDamage._group_nodes or {})</text:p>
      <text:p text:style-name="Standard">1</text:p>
      <text:p text:style-name="Standard">:</text:p>
      <text:p text:style-name="Standard">arrayConcat(vehicle.engine.waterDamage.nodes, vehicle.engine.waterDamage._engineGroup_nodes or {})</text:p>
      <text:p text:style-name="Standard">2</text:p>
      <text:p text:style-name="Standard"><text:soft-page-break/>:</text:p>
      <text:p text:style-name="Standard">arrayConcat(files, oldMisfiles)</text:p>
      <text:p text:style-name="Standard">arrayFindValueIndex(t, val)</text:p>
      <text:p text:style-name="Standard">[3]</text:p>
      <text:p text:style-name="Standard">0</text:p>
      <text:p text:style-name="Standard">:</text:p>
      <text:p text:style-name="Standard">table.remove(path.prefabs,arrayFindValueIndex(path.prefabs, elem.dirInLevel))</text:p>
      <text:p text:style-name="Standard">1</text:p>
      <text:p text:style-name="Standard">:</text:p>
      <text:p text:style-name="Standard">if not arrayFindValueIndex(tableKeys(vdata.cameras), "onboard.driver") then</text:p>
      <text:p text:style-name="Standard">2</text:p>
      <text:p text:style-name="Standard">:</text:p>
      <text:p text:style-name="Standard">local idx = arrayFindValueIndex(self.names, name)</text:p>
      <text:p text:style-name="Standard">arrayShuffle(array)</text:p>
      <text:p text:style-name="Standard">[1]</text:p>
      <text:p text:style-name="Standard">0</text:p>
      <text:p text:style-name="Standard">:</text:p>
      <text:p text:style-name="Standard">array = arrayShuffle(array)</text:p>
      <text:p text:style-name="Standard">assert(*)</text:p>
      <text:p text:style-name="Standard">[3]</text:p>
      <text:p text:style-name="Standard">0</text:p>
      <text:p text:style-name="Standard">:</text:p>
      <text:p text:style-name="Standard">assert(payload.DataSize == ffi.sizeof"char[2048]")</text:p>
      <text:p text:style-name="Standard">1</text:p>
      <text:p text:style-name="Standard">:</text:p>
      <text:p text:style-name="Standard">assert(add or rem, "table contains neither 'add' nor 'remove'")</text:p>
      <text:p text:style-name="Standard">2</text:p>
      <text:p text:style-name="Standard">:</text:p>
      <text:p text:style-name="Standard">assert(newValue ~= nil, "cannot add 'nil' as value")</text:p>
      <text:p text:style-name="Standard">axisSystemApply(nx, ny, nz, v)</text:p>
      <text:p text:style-name="Standard">[3]</text:p>
      <text:p text:style-name="Standard">0</text:p>
      <text:p text:style-name="Standard">:</text:p>
      <text:p text:style-name="Standard">data.res.targetPos = axisSystemApply(nx, ny, nz, offset) + data.res.targetPos</text:p>
      <text:p text:style-name="Standard">1</text:p>
      <text:p text:style-name="Standard">:</text:p>
      <text:p text:style-name="Standard">self.camVel = axisSystemApply(sideVector, -forwardVector, upVector, panningLocal)</text:p>
      <text:p text:style-name="Standard">2</text:p>
      <text:p text:style-name="Standard">:</text:p>
      <text:p text:style-name="Standard">vel = axisSystemApply(nx, ny, nz, vel)</text:p>
      <text:p text:style-name="Standard">bytes_to_string(bytes)</text:p>
      <text:p text:style-name="Standard">[3]</text:p>
      <text:p text:style-name="Standard">0</text:p>
      <text:p text:style-name="Standard">:</text:p>
      <text:p text:style-name="Standard">log('I', '', 'generate done in ' .. string.format('%0.1f', timetaken) .. ' seconds. Performance: ' .. bytes_to_string((fileSizeSum+dupeSize) / timetaken) .. '/s')</text:p>
      <text:p text:style-name="Standard">1</text:p>
      <text:p text:style-name="Standard">:</text:p>
      <text:p text:style-name="Standard">log('I', '', 'Processed ' .. tostring(fileCount) .. ' files: ' .. tostring(bytes_to_string(fileSizeSum)))</text:p>
      <text:p text:style-name="Standard">2</text:p>
      <text:p text:style-name="Standard">:</text:p>
      <text:p text:style-name="Standard">log('I', '', tostring(dupeCount) .. ' duplicates: ' .. tostring(bytes_to_string(dupeSize)))</text:p>
      <text:p text:style-name="Standard">cameraMouseRayCast(*)</text:p>
      <text:p text:style-name="Standard">[3]</text:p>
      <text:p text:style-name="Standard">0</text:p>
      <text:p text:style-name="Standard"><text:soft-page-break/>:</text:p>
      <text:p text:style-name="Standard">local rayCast = cameraMouseRayCast()</text:p>
      <text:p text:style-name="Standard">1</text:p>
      <text:p text:style-name="Standard">:</text:p>
      <text:p text:style-name="Standard">local hit = cameraMouseRayCast(false, rayCastFlags)</text:p>
      <text:p text:style-name="Standard">2</text:p>
      <text:p text:style-name="Standard">:</text:p>
      <text:p text:style-name="Standard">local rayCastInfo = cameraMouseRayCast(true)</text:p>
      <text:p text:style-name="Standard">cardinalSpline(p0, p1, p2, p3, t, s, d1, d2, d3)</text:p>
      <text:p text:style-name="Standard">[3]</text:p>
      <text:p text:style-name="Standard">0</text:p>
      <text:p text:style-name="Standard">:</text:p>
      <text:p text:style-name="Standard">return cardinalSpline(p0, p1, p2, p3, t, s or 0.5, 1, 1, 1)</text:p>
      <text:p text:style-name="Standard">1</text:p>
      <text:p text:style-name="Standard">:</text:p>
      <text:p text:style-name="Standard">return cardinalSpline(p0, p1, p2, p3, t, s or 0.5, p0:distance(p1), p1:distance(p2), p2:distance(p3))</text:p>
      <text:p text:style-name="Standard">2</text:p>
      <text:p text:style-name="Standard">:</text:p>
      <text:p text:style-name="Standard">return cardinalSpline(p0, p1, p2, p3, t, s or 0.5, sqrt(p0:distance(p1)), sqrt(p1:distance(p2)), sqrt(p2:distance(p3)))</text:p>
      <text:p text:style-name="Standard">castRay(origin, target, includeTerrain, renderGeometry)</text:p>
      <text:p text:style-name="Standard">[3]</text:p>
      <text:p text:style-name="Standard">0</text:p>
      <text:p text:style-name="Standard">:</text:p>
      <text:p text:style-name="Standard">local distToGround = castRay(carPosMidway, newCarPosLast)</text:p>
      <text:p text:style-name="Standard">1</text:p>
      <text:p text:style-name="Standard">:</text:p>
      <text:p text:style-name="Standard">local distDown = castRay(self.camPos, self.camPos-vec3(0,0,heightTest))</text:p>
      <text:p text:style-name="Standard">2</text:p>
      <text:p text:style-name="Standard">:</text:p>
      <text:p text:style-name="Standard">local res = castRay(origin, target, includeTerrain, renderGeometry)</text:p>
      <text:p text:style-name="Standard">castRayDebug(origin, target, includeTerrain, renderGeometry)</text:p>
      <text:p text:style-name="Standard">[1]</text:p>
      <text:p text:style-name="Standard">0</text:p>
      <text:p text:style-name="Standard">:</text:p>
      <text:p text:style-name="Standard">castRayDebug(a, b, false, false)</text:p>
      <text:p text:style-name="Standard">castRayStatic(*)</text:p>
      <text:p text:style-name="Standard">[3]</text:p>
      <text:p text:style-name="Standard">0</text:p>
      <text:p text:style-name="Standard">:</text:p>
      <text:p text:style-name="Standard">if castRayStatic(lastNearClipCenter:toPoint3F(), dir:toPoint3F(), rayDist) &lt; rayDist then</text:p>
      <text:p text:style-name="Standard">1</text:p>
      <text:p text:style-name="Standard">:</text:p>
      <text:p text:style-name="Standard">local distHit = castRayStatic(cornerPos:toPoint3F(), dir:toPoint3F(), dirLength)</text:p>
      <text:p text:style-name="Standard">2</text:p>
      <text:p text:style-name="Standard">:</text:p>
      <text:p text:style-name="Standard">local distHit = castRayStatic(rayStart:toPoint3F(), dirP3F, closestHit)</text:p>
      <text:p text:style-name="Standard">catmullRomCentripetal(p0, p1, p2, p3, t, s)</text:p>
      <text:p text:style-name="Standard">[3]</text:p>
      <text:p text:style-name="Standard">0</text:p>
      <text:p text:style-name="Standard">:</text:p>
      <text:p text:style-name="Standard">local catMullRot = catmullRomCentripetal(r1, r2, r3, r4, 0.1):normalized()</text:p>
      <text:p text:style-name="Standard">1</text:p>
      <text:p text:style-name="Standard">:</text:p>
      <text:p text:style-name="Standard">local catMullRot = catmullRomCentripetal(r1, r2, r3, r4, 0.9):normalized()</text:p>
      <text:p text:style-name="Standard"><text:soft-page-break/>2</text:p>
      <text:p text:style-name="Standard">:</text:p>
      <text:p text:style-name="Standard">local rot = catmullRomCentripetal(r1, r2, r3, r4, calculateTnorm(sqrt(r1:distance(r2)), sqrt(r2:distance(r3)), sqrt(r3:distance(r4)), t1, t2, t3, camTLocal)):normalized()</text:p>
      <text:p text:style-name="Standard">catmullRomChordal(p0, p1, p2, p3, t, s)</text:p>
      <text:p text:style-name="Standard">[3]</text:p>
      <text:p text:style-name="Standard">0</text:p>
      <text:p text:style-name="Standard">:</text:p>
      <text:p text:style-name="Standard">local marker = catmullRomChordal(markers[n1].pos, markers[n2].pos, markers[n3].pos, markers[n4].pos, t, markers[n2].positionSmooth)</text:p>
      <text:p text:style-name="Standard">1</text:p>
      <text:p text:style-name="Standard">:</text:p>
      <text:p text:style-name="Standard">local direction = catmullRomChordal(p1, p2, p3, p4, 0.1, markers[n2].positionSmooth) - p2</text:p>
      <text:p text:style-name="Standard">2</text:p>
      <text:p text:style-name="Standard">:</text:p>
      <text:p text:style-name="Standard">local direction = p3 - catmullRomChordal(p1, p2, p3, p4, 0.9, markers[n2].positionSmooth)</text:p>
      <text:p text:style-name="Standard">clamp(x, minValue, maxValue)</text:p>
      <text:p text:style-name="Standard">[3]</text:p>
      <text:p text:style-name="Standard">0</text:p>
      <text:p text:style-name="Standard">:</text:p>
      <text:p text:style-name="Standard">local rainbow = rainbowColor(50, clamp(data.drivability,0,1)*15, 1)</text:p>
      <text:p text:style-name="Standard">1</text:p>
      <text:p text:style-name="Standard">:</text:p>
      <text:p text:style-name="Standard">local rainbow = rainbowColor(50, clamp(data.speedLimit,0,36), 1)</text:p>
      <text:p text:style-name="Standard">2</text:p>
      <text:p text:style-name="Standard">:</text:p>
      <text:p text:style-name="Standard">local minSqPointDis = linePointFromXnorm(startPos, endPos, xnorm1):squaredDistance(linePointFromXnorm(absPos1, absPos2, clamp(xnorm2, 0, 1)))</text:p>
      <text:p text:style-name="Standard">clearLevelLogs()</text:p>
      <text:p text:style-name="Standard">[1]</text:p>
      <text:p text:style-name="Standard">0</text:p>
      <text:p text:style-name="Standard">:</text:p>
      <text:p text:style-name="Standard">clearLevelLogs()</text:p>
      <text:p text:style-name="Standard">clientEndMission(mission)</text:p>
      <text:p text:style-name="Standard">[1]</text:p>
      <text:p text:style-name="Standard">0</text:p>
      <text:p text:style-name="Standard">:</text:p>
      <text:p text:style-name="Standard">clientEndMission(missionFilename)</text:p>
      <text:p text:style-name="Standard">clientPostStartMission(mission)</text:p>
      <text:p text:style-name="Standard">[1]</text:p>
      <text:p text:style-name="Standard">0</text:p>
      <text:p text:style-name="Standard">:</text:p>
      <text:p text:style-name="Standard">clientPostStartMission(levelPath)</text:p>
      <text:p text:style-name="Standard">clientPreStartMission(mission)</text:p>
      <text:p text:style-name="Standard">[1]</text:p>
      <text:p text:style-name="Standard">0</text:p>
      <text:p text:style-name="Standard">:</text:p>
      <text:p text:style-name="Standard">clientPreStartMission(levelPath)</text:p>
      <text:p text:style-name="Standard">clientStartMission(mission)</text:p>
      <text:p text:style-name="Standard">[1]</text:p>
      <text:p text:style-name="Standard">0</text:p>
      <text:p text:style-name="Standard">:</text:p>
      <text:p text:style-name="Standard">clientStartMission(getMissionFilename())</text:p>
      <text:p text:style-name="Standard">closestLinePoints(l1p0, l1p1, l2p0, l2p1)</text:p>
      <text:p text:style-name="Standard">[3]</text:p>
      <text:p text:style-name="Standard">0</text:p>
      <text:p text:style-name="Standard">:</text:p>
      <text:p text:style-name="Standard"><text:soft-page-break/>local xnorm1, xnorm2 = closestLinePoints(startPos, endPos, absPos1, absPos2)</text:p>
      <text:p text:style-name="Standard">1</text:p>
      <text:p text:style-name="Standard">:</text:p>
      <text:p text:style-name="Standard">local l1xn, l2xn = closestLinePoints(pos1, l1n2pos, mapNodes[l2n1id].pos, mapNodes[l2n2id].pos)</text:p>
      <text:p text:style-name="Standard">2</text:p>
      <text:p text:style-name="Standard">:</text:p>
      <text:p text:style-name="Standard">local l1xn, l2xn = closestLinePoints(l1n1pos, l1n2pos, l2n1pos, l2n2pos)</text:p>
      <text:p text:style-name="Standard">collectgarbage(*)</text:p>
      <text:p text:style-name="Standard">[3]</text:p>
      <text:p text:style-name="Standard">0</text:p>
      <text:p text:style-name="Standard">:</text:p>
      <text:p text:style-name="Standard">if gcrunning then collectgarbage("restart")</text:p>
      <text:p text:style-name="Standard">1</text:p>
      <text:p text:style-name="Standard">:</text:p>
      <text:p text:style-name="Standard">gcrunning = collectgarbage("isrunning")</text:p>
      <text:p text:style-name="Standard">2</text:p>
      <text:p text:style-name="Standard">:</text:p>
      <text:p text:style-name="Standard">collectgarbage("stop")</text:p>
      <text:p text:style-name="Standard">colorF(r, g, b, a)</text:p>
      <text:p text:style-name="Standard">[2]</text:p>
      <text:p text:style-name="Standard">0</text:p>
      <text:p text:style-name="Standard">:</text:p>
      <text:p text:style-name="Standard">a = colorF(0.5,0.5,0.5, 1)</text:p>
      <text:p text:style-name="Standard">1</text:p>
      <text:p text:style-name="Standard">:</text:p>
      <text:p text:style-name="Standard">b = colorF({0.5,0.5,0.5,1})</text:p>
      <text:p text:style-name="Standard">compileCollada(*)</text:p>
      <text:p text:style-name="Standard">[2]</text:p>
      <text:p text:style-name="Standard">0</text:p>
      <text:p text:style-name="Standard">:</text:p>
      <text:p text:style-name="Standard">if compileCollada(src, dst, dstData) ~= 0 then</text:p>
      <text:p text:style-name="Standard">1</text:p>
      <text:p text:style-name="Standard">:</text:p>
      <text:p text:style-name="Standard">if compileCollada(src, dst, dstData) == 0 then</text:p>
      <text:p text:style-name="Standard">containsOBB_point(c1, x1, y1, z1, p)</text:p>
      <text:p text:style-name="Standard">[1]</text:p>
      <text:p text:style-name="Standard">0</text:p>
      <text:p text:style-name="Standard">:</text:p>
      <text:p text:style-name="Standard">if containsOBB_point(bbCenter, axis0 * halfExtentsX, axis1 * halfExtentsY, axis2 * halfExtentsZ, nodePos) then</text:p>
      <text:p text:style-name="Standard">convertVehicleColorsToPaints(colorTable)</text:p>
      <text:p text:style-name="Standard">[3]</text:p>
      <text:p text:style-name="Standard">0</text:p>
      <text:p text:style-name="Standard">:</text:p>
      <text:p text:style-name="Standard">vehicleConfig.paints = convertVehicleColorsToPaints(vehicleConfig.colors)</text:p>
      <text:p text:style-name="Standard">1</text:p>
      <text:p text:style-name="Standard">:</text:p>
      <text:p text:style-name="Standard">paints = convertVehicleColorsToPaints(vehicleConfig.colors)</text:p>
      <text:p text:style-name="Standard">2</text:p>
      <text:p text:style-name="Standard">:</text:p>
      <text:p text:style-name="Standard">data.paints = convertVehicleColorsToPaints(data.colors)</text:p>
      <text:p text:style-name="Standard">convertVehicleIdKeysToVehicleNameKeys(data)</text:p>
      <text:p text:style-name="Standard">[3]</text:p>
      <text:p text:style-name="Standard">0</text:p>
      <text:p text:style-name="Standard">:</text:p>
      <text:p text:style-name="Standard"><text:soft-page-break/>data.vehicleCameras = convertVehicleIdKeysToVehicleNameKeys(data.vehicleCameras)</text:p>
      <text:p text:style-name="Standard">1</text:p>
      <text:p text:style-name="Standard">:</text:p>
      <text:p text:style-name="Standard">data.vehicleCheckpoints = convertVehicleIdKeysToVehicleNameKeys(state.vehicleCheckpoints)</text:p>
      <text:p text:style-name="Standard">2</text:p>
      <text:p text:style-name="Standard">:</text:p>
      <text:p text:style-name="Standard">data.aiVehiclePath = convertVehicleIdKeysToVehicleNameKeys(state.aiVehiclePath)</text:p>
      <text:p text:style-name="Standard">convertVehicleNameKeysToVehicleIdKeys(data)</text:p>
      <text:p text:style-name="Standard">[3]</text:p>
      <text:p text:style-name="Standard">0</text:p>
      <text:p text:style-name="Standard">:</text:p>
      <text:p text:style-name="Standard">data.vehicleCameras = convertVehicleNameKeysToVehicleIdKeys(data.vehicleCameras)</text:p>
      <text:p text:style-name="Standard">1</text:p>
      <text:p text:style-name="Standard">:</text:p>
      <text:p text:style-name="Standard">state.vehicleCheckpoints = convertVehicleNameKeysToVehicleIdKeys(data.vehicleCheckpoints)</text:p>
      <text:p text:style-name="Standard">2</text:p>
      <text:p text:style-name="Standard">:</text:p>
      <text:p text:style-name="Standard">state.aiVehiclePath = convertVehicleNameKeysToVehicleIdKeys(data.aiVehiclePath)</text:p>
      <text:p text:style-name="Standard">createObject(className)</text:p>
      <text:p text:style-name="Standard">[3]</text:p>
      <text:p text:style-name="Standard">0</text:p>
      <text:p text:style-name="Standard">:</text:p>
      <text:p text:style-name="Standard">local newObj = createObject('TSStatic')</text:p>
      <text:p text:style-name="Standard">1</text:p>
      <text:p text:style-name="Standard">:</text:p>
      <text:p text:style-name="Standard">var.dragDropMesh = createObject('TSStatic')</text:p>
      <text:p text:style-name="Standard">2</text:p>
      <text:p text:style-name="Standard">:</text:p>
      <text:p text:style-name="Standard">local marker = createObject('TSStatic')</text:p>
      <text:p text:style-name="Standard">createPlayerSpawningData(model, config, color, licenseText, vehicleName, pos, rot)</text:p>
      <text:p text:style-name="Standard">[3]</text:p>
      <text:p text:style-name="Standard">0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1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2</text:p>
      <text:p text:style-name="Standard">:</text:p>
      <text:p text:style-name="Standard">local spawningData = createPlayerSpawningData(vehicleData.model, vehicleData.config, vehicleData.color, vehicleData.licenseText)</text:p>
      <text:p text:style-name="Standard">createScreenshot(*)</text:p>
      <text:p text:style-name="Standard">[3]</text:p>
      <text:p text:style-name="Standard">0</text:p>
      <text:p text:style-name="Standard">:</text:p>
      <text:p text:style-name="Standard">createScreenshot(screenShotName, (findValView('imgFormat') or "PNG"), supersampling)</text:p>
      <text:p text:style-name="Standard">1</text:p>
      <text:p text:style-name="Standard">:</text:p>
      <text:p text:style-name="Standard">createScreenshot('vehicles/' .. v.model_key .. '/default', (findValView('imgFormat') or "PNG"), supersampling)</text:p>
      <text:p text:style-name="Standard">2</text:p>
      <text:p text:style-name="Standard">:</text:p>
      <text:p text:style-name="Standard">createScreenshot(screenShotName ..'_ann', (findValView('imgFormat') or "PNG"), supersampling)</text:p>
      <text:p text:style-name="Standard">createVehiclePaint(color, metallicData)</text:p>
      <text:p text:style-name="Standard">[3]</text:p>
      <text:p text:style-name="Standard">0</text:p>
      <text:p text:style-name="Standard"><text:soft-page-break/>:</text:p>
      <text:p text:style-name="Standard">local paint = createVehiclePaint({x=color[1], y=color[2], z=color[3], w=color[4]}, {color[5], color[6], color[7], color[8]})</text:p>
      <text:p text:style-name="Standard">1</text:p>
      <text:p text:style-name="Standard">:</text:p>
      <text:p text:style-name="Standard">local paint = createVehiclePaint({x = colorTable[i][1], y = colorTable[i][2], z = colorTable[i][3], w = colorTable[i][4]}, {})</text:p>
      <text:p text:style-name="Standard">2</text:p>
      <text:p text:style-name="Standard">:</text:p>
      <text:p text:style-name="Standard">return createVehiclePaint(vehicle.color, vehicle.metallicPaintData)</text:p>
      <text:p text:style-name="Standard">create_simobject_metatable(classname)</text:p>
      <text:p text:style-name="Standard">[1]</text:p>
      <text:p text:style-name="Standard">0</text:p>
      <text:p text:style-name="Standard">:</text:p>
      <text:p text:style-name="Standard">create_simobject_metatable(k)</text:p>
      <text:p text:style-name="Standard">debugPoll()</text:p>
      <text:p text:style-name="Standard">[1]</text:p>
      <text:p text:style-name="Standard">0</text:p>
      <text:p text:style-name="Standard">:</text:p>
      <text:p text:style-name="Standard">debugPoll()</text:p>
      <text:p text:style-name="Standard">decalManagerClear(*)</text:p>
      <text:p text:style-name="Standard">[1]</text:p>
      <text:p text:style-name="Standard">0</text:p>
      <text:p text:style-name="Standard">:</text:p>
      <text:p text:style-name="Standard">decalManagerClear()</text:p>
      <text:p text:style-name="Standard">deepcopy(object)</text:p>
      <text:p text:style-name="Standard">[3]</text:p>
      <text:p text:style-name="Standard">0</text:p>
      <text:p text:style-name="Standard">:</text:p>
      <text:p text:style-name="Standard">local binding = deepcopy(binding)</text:p>
      <text:p text:style-name="Standard">1</text:p>
      <text:p text:style-name="Standard">:</text:p>
      <text:p text:style-name="Standard">local result = deepcopy(binding)</text:p>
      <text:p text:style-name="Standard">2</text:p>
      <text:p text:style-name="Standard">:</text:p>
      <text:p text:style-name="Standard">return dumps(cleanBindingDefaults(deepcopy(binding))):gsub("\n", " "):gsub(" +", " ")</text:p>
      <text:p text:style-name="Standard">deserialize(s)</text:p>
      <text:p text:style-name="Standard">[3]</text:p>
      <text:p text:style-name="Standard">0</text:p>
      <text:p text:style-name="Standard">:</text:p>
      <text:p text:style-name="Standard">tableMergeRecursive(cam, deserialize(data.globalCameras[camName]))</text:p>
      <text:p text:style-name="Standard">1</text:p>
      <text:p text:style-name="Standard">:</text:p>
      <text:p text:style-name="Standard">tableMergeRecursive(cam, deserialize(svdata.cameras[camName]))</text:p>
      <text:p text:style-name="Standard">2</text:p>
      <text:p text:style-name="Standard">:</text:p>
      <text:p text:style-name="Standard">local data = deserialize(s)</text:p>
      <text:p text:style-name="Standard">deserializePackages(data, filter)</text:p>
      <text:p text:style-name="Standard">[1]</text:p>
      <text:p text:style-name="Standard">0</text:p>
      <text:p text:style-name="Standard">:</text:p>
      <text:p text:style-name="Standard">deserializePackages(data)</text:p>
      <text:p text:style-name="Standard">detectGlobalWrites()</text:p>
      <text:p text:style-name="Standard">[1]</text:p>
      <text:p text:style-name="Standard">0</text:p>
      <text:p text:style-name="Standard">:</text:p>
      <text:p text:style-name="Standard"><text:soft-page-break/>detectGlobalWrites()</text:p>
      <text:p text:style-name="Standard">dofile(*)</text:p>
      <text:p text:style-name="Standard">[3]</text:p>
      <text:p text:style-name="Standard">0</text:p>
      <text:p text:style-name="Standard">:</text:p>
      <text:p text:style-name="Standard">local meshEditor = dofile("/lua/ge/extensions/editor/meshEditor.lua")</text:p>
      <text:p text:style-name="Standard">1</text:p>
      <text:p text:style-name="Standard">:</text:p>
      <text:p text:style-name="Standard">local m = dofile(logicPath..".lua")</text:p>
      <text:p text:style-name="Standard">2</text:p>
      <text:p text:style-name="Standard">:</text:p>
      <text:p text:style-name="Standard">local meshEditor = dofile("/lua/ge/extensions/editor/meshEditor.lua")</text:p>
      <text:p text:style-name="Standard">dump()</text:p>
      <text:p text:style-name="Standard">[3]</text:p>
      <text:p text:style-name="Standard">0</text:p>
      <text:p text:style-name="Standard">:</text:p>
      <text:p text:style-name="Standard">dump({'invalid layout save data. Filename missing: ', data})</text:p>
      <text:p text:style-name="Standard">1</text:p>
      <text:p text:style-name="Standard">:</text:p>
      <text:p text:style-name="Standard">dump(data)</text:p>
      <text:p text:style-name="Standard">2</text:p>
      <text:p text:style-name="Standard">:</text:p>
      <text:p text:style-name="Standard">dump(#data)</text:p>
      <text:p text:style-name="Standard">dumps()</text:p>
      <text:p text:style-name="Standard">[3]</text:p>
      <text:p text:style-name="Standard">0</text:p>
      <text:p text:style-name="Standard">:</text:p>
      <text:p text:style-name="Standard">if drawModes[mode] == nil then log('E','',"Drawmode " .. dumps(mode) .. " does not exist for aiPathEditor!") return</text:p>
      <text:p text:style-name="Standard">1</text:p>
      <text:p text:style-name="Standard">:</text:p>
      <text:p text:style-name="Standard">log('E', 'apps', 'invalid app data:' .. tostring(fn) .. ': missing "domElement" or "directive" in app.json - IGNORING APP: ' .. dumps(appData))</text:p>
      <text:p text:style-name="Standard">2</text:p>
      <text:p text:style-name="Standard">:</text:p>
      <text:p text:style-name="Standard">file.inspectorData.rawdata = dumps(file.inspectorData.data)</text:p>
      <text:p text:style-name="Standard">dumpsz(o, depth)</text:p>
      <text:p text:style-name="Standard">[3]</text:p>
      <text:p text:style-name="Standard">0</text:p>
      <text:p text:style-name="Standard">:</text:p>
      <text:p text:style-name="Standard">writeFile('G.json', dumpsz(_G, 3))</text:p>
      <text:p text:style-name="Standard">1</text:p>
      <text:p text:style-name="Standard">:</text:p>
      <text:p text:style-name="Standard">log('E', "", "Slots section in file " .. tostring(sourceFilename) .. " invalid. Unable to recover: " .. dumpsz(part.slots, 2))</text:p>
      <text:p text:style-name="Standard">2</text:p>
      <text:p text:style-name="Standard">:</text:p>
      <text:p text:style-name="Standard">log('W', "", "Slots section in file " .. tostring(sourceFilename) .. " invalid. Please fix. Partly reconstructed: " .. dumpsz(part.slots, 2))</text:p>
      <text:p text:style-name="Standard">dumpz(o, depth)</text:p>
      <text:p text:style-name="Standard">[3]</text:p>
      <text:p text:style-name="Standard">0</text:p>
      <text:p text:style-name="Standard">:</text:p>
      <text:p text:style-name="Standard">dumpz(dir, 2)</text:p>
      <text:p text:style-name="Standard">1</text:p>
      <text:p text:style-name="Standard">:</text:p>
      <text:p text:style-name="Standard">dumpz(asset, 3)</text:p>
      <text:p text:style-name="Standard">2</text:p>
      <text:p text:style-name="Standard"><text:soft-page-break/>:</text:p>
      <text:p text:style-name="Standard">dumpz(data, 1)</text:p>
      <text:p text:style-name="Standard">enableMaterialDebug(*)</text:p>
      <text:p text:style-name="Standard">[2]</text:p>
      <text:p text:style-name="Standard">0</text:p>
      <text:p text:style-name="Standard">:</text:p>
      <text:p text:style-name="Standard">enableMaterialDebug(false)</text:p>
      <text:p text:style-name="Standard">1</text:p>
      <text:p text:style-name="Standard">:</text:p>
      <text:p text:style-name="Standard">enableMaterialDebug(true)</text:p>
      <text:p text:style-name="Standard">endActiveGameMode(callback)</text:p>
      <text:p text:style-name="Standard">[2]</text:p>
      <text:p text:style-name="Standard">0</text:p>
      <text:p text:style-name="Standard">:</text:p>
      <text:p text:style-name="Standard">endActiveGameMode(loadLevel)</text:p>
      <text:p text:style-name="Standard">1</text:p>
      <text:p text:style-name="Standard">:</text:p>
      <text:p text:style-name="Standard">endActiveGameMode()</text:p>
      <text:p text:style-name="Standard">enumerateConsoleClasses(*)</text:p>
      <text:p text:style-name="Standard">[1]</text:p>
      <text:p text:style-name="Standard">0</text:p>
      <text:p text:style-name="Standard">:</text:p>
      <text:p text:style-name="Standard">local stringList = enumerateConsoleClasses("SimDataBlock")</text:p>
      <text:p text:style-name="Standard">error(*)</text:p>
      <text:p text:style-name="Standard">[3]</text:p>
      <text:p text:style-name="Standard">0</text:p>
      <text:p text:style-name="Standard">:</text:p>
      <text:p text:style-name="Standard">error(err, errlevel)</text:p>
      <text:p text:style-name="Standard">1</text:p>
      <text:p text:style-name="Standard">:</text:p>
      <text:p text:style-name="Standard">error(("malformed parameter '%s' to irc command"):format(str), errLevel)</text:p>
      <text:p text:style-name="Standard">2</text:p>
      <text:p text:style-name="Standard">:</text:p>
      <text:p text:style-name="Standard">error("you must require copas before require'ing socket.http")</text:p>
      <text:p text:style-name="Standard">exec(*)</text:p>
      <text:p text:style-name="Standard">[2]</text:p>
      <text:p text:style-name="Standard">0</text:p>
      <text:p text:style-name="Standard">:</text:p>
      <text:p text:style-name="Standard">exec(cmd)</text:p>
      <text:p text:style-name="Standard">1</text:p>
      <text:p text:style-name="Standard">:</text:p>
      <text:p text:style-name="Standard">local cmdRes = exec(data.cmd)</text:p>
      <text:p text:style-name="Standard">executeLuaSandboxed(cmd, source)</text:p>
      <text:p text:style-name="Standard">[1]</text:p>
      <text:p text:style-name="Standard">0</text:p>
      <text:p text:style-name="Standard">:</text:p>
      <text:p text:style-name="Standard">local res, out = executeLuaSandboxed(cmd, 'GEConsole')</text:p>
      <text:p text:style-name="Standard">extractVehicleData(vid)</text:p>
      <text:p text:style-name="Standard">[3]</text:p>
      <text:p text:style-name="Standard">0</text:p>
      <text:p text:style-name="Standard">:</text:p>
      <text:p text:style-name="Standard">local vehicleData = extractVehicleData(vid)</text:p>
      <text:p text:style-name="Standard">1</text:p>
      <text:p text:style-name="Standard">:</text:p>
      <text:p text:style-name="Standard"><text:soft-page-break/>local vehicleData = extractVehicleData(vid)</text:p>
      <text:p text:style-name="Standard">2</text:p>
      <text:p text:style-name="Standard">:</text:p>
      <text:p text:style-name="Standard">local vehicleData = extractVehicleData(vid)</text:p>
      <text:p text:style-name="Standard">fileExistsOrNil(path)</text:p>
      <text:p text:style-name="Standard">[3]</text:p>
      <text:p text:style-name="Standard">0</text:p>
      <text:p text:style-name="Standard">:</text:p>
      <text:p text:style-name="Standard">fileExistsOrNil(appDir..'app2.png'),</text:p>
      <text:p text:style-name="Standard">1</text:p>
      <text:p text:style-name="Standard">:</text:p>
      <text:p text:style-name="Standard">fileExistsOrNil(appDir..'app3.png'),</text:p>
      <text:p text:style-name="Standard">2</text:p>
      <text:p text:style-name="Standard">:</text:p>
      <text:p text:style-name="Standard">if not fileExistsOrNil(playerVehicle.vehicleDirectory) then</text:p>
      <text:p text:style-name="Standard">fillVehicleSpawnOptionDefaults(modelName, opt)</text:p>
      <text:p text:style-name="Standard">[2]</text:p>
      <text:p text:style-name="Standard">0</text:p>
      <text:p text:style-name="Standard">:</text:p>
      <text:p text:style-name="Standard">local options = fillVehicleSpawnOptionDefaults(model, opt)</text:p>
      <text:p text:style-name="Standard">1</text:p>
      <text:p text:style-name="Standard">:</text:p>
      <text:p text:style-name="Standard">vehicle = fillVehicleSpawnOptionDefaults(vehicle.model, vehicle)</text:p>
      <text:p text:style-name="Standard">findAllObjects(*)</text:p>
      <text:p text:style-name="Standard">[1]</text:p>
      <text:p text:style-name="Standard">0</text:p>
      <text:p text:style-name="Standard">:</text:p>
      <text:p text:style-name="Standard">local objects = findAllObjects(SOTStaticShape)</text:p>
      <text:p text:style-name="Standard">findObjectList(*)</text:p>
      <text:p text:style-name="Standard">[1]</text:p>
      <text:p text:style-name="Standard">0</text:p>
      <text:p text:style-name="Standard">:</text:p>
      <text:p text:style-name="Standard">local objects = findObjectList(bb, SOTStaticShape, 0)</text:p>
      <text:p text:style-name="Standard">findObjectListFrustum(*)</text:p>
      <text:p text:style-name="Standard">[1]</text:p>
      <text:p text:style-name="Standard">0</text:p>
      <text:p text:style-name="Standard">:</text:p>
      <text:p text:style-name="Standard">return findObjectListFrustum(rectFrustum, defaultFlags), rectFrustum</text:p>
      <text:p text:style-name="Standard">forEachAudioChannel(callback)</text:p>
      <text:p text:style-name="Standard">[2]</text:p>
      <text:p text:style-name="Standard">0</text:p>
      <text:p text:style-name="Standard">:</text:p>
      <text:p text:style-name="Standard">forEachAudioChannel(audioCallback)</text:p>
      <text:p text:style-name="Standard">1</text:p>
      <text:p text:style-name="Standard">:</text:p>
      <text:p text:style-name="Standard">forEachAudioChannel(callback)</text:p>
      <text:p text:style-name="Standard">formatTimeStringNow(res)</text:p>
      <text:p text:style-name="Standard">[1]</text:p>
      <text:p text:style-name="Standard">0</text:p>
      <text:p text:style-name="Standard">:</text:p>
      <text:p text:style-name="Standard">table.insert(c, '# saved on ' .. formatTimeStringNow('{YYYY}/{MM}/{DD} {HH}:{mm}:{ss}') .. '\r\n')</text:p>
      <text:p text:style-name="Standard">fsign(x)</text:p>
      <text:p text:style-name="Standard">[3]</text:p>
      <text:p text:style-name="Standard">0</text:p>
      <text:p text:style-name="Standard"><text:soft-page-break/>:</text:p>
      <text:p text:style-name="Standard">v.pos.x = v.pos.x + fsign(v.pos.x) * v.nodeOffset.x * nodeOffsetCoef</text:p>
      <text:p text:style-name="Standard">1</text:p>
      <text:p text:style-name="Standard">:</text:p>
      <text:p text:style-name="Standard">v.posX = v.posX + fsign(v.posX) * v.nodeOffset.x</text:p>
      <text:p text:style-name="Standard">2</text:p>
      <text:p text:style-name="Standard">:</text:p>
      <text:p text:style-name="Standard">local mouseYaw = fsign(MoveManager.yawRelative) * math.min(math.abs(MoveManager.yawRelative * 10), maxRot * data.dt) + yawDif * dtfactor</text:p>
      <text:p text:style-name="Standard">gcinfo(*)</text:p>
      <text:p text:style-name="Standard">[2]</text:p>
      <text:p text:style-name="Standard">0</text:p>
      <text:p text:style-name="Standard">:</text:p>
      <text:p text:style-name="Standard">local m, _ = gcinfo()</text:p>
      <text:p text:style-name="Standard">1</text:p>
      <text:p text:style-name="Standard">:</text:p>
      <text:p text:style-name="Standard">local used_mem, _ = gcinfo()</text:p>
      <text:p text:style-name="Standard">getAllVehicles()</text:p>
      <text:p text:style-name="Standard">[3]</text:p>
      <text:p text:style-name="Standard">0</text:p>
      <text:p text:style-name="Standard">:</text:p>
      <text:p text:style-name="Standard">for _,vehicle in ipairs(getAllVehicles()) do</text:p>
      <text:p text:style-name="Standard">1</text:p>
      <text:p text:style-name="Standard">:</text:p>
      <text:p text:style-name="Standard">for _,veh in ipairs(getAllVehicles()) do</text:p>
      <text:p text:style-name="Standard">2</text:p>
      <text:p text:style-name="Standard">:</text:p>
      <text:p text:style-name="Standard">getAllVehicles()</text:p>
      <text:p text:style-name="Standard">getCEFFocusMouseLastTimeMs(*)</text:p>
      <text:p text:style-name="Standard">[1]</text:p>
      <text:p text:style-name="Standard">0</text:p>
      <text:p text:style-name="Standard">:</text:p>
      <text:p text:style-name="Standard">if gAutoHideDashboard and extensions.core_input_bindings.isMenuActive and ((Engine.Platform.getSystemTimeMS() - getCEFFocusMouseLastTimeMs()) &gt; 30000) then</text:p>
      <text:p text:style-name="Standard">getCamera(*)</text:p>
      <text:p text:style-name="Standard">[3]</text:p>
      <text:p text:style-name="Standard">0</text:p>
      <text:p text:style-name="Standard">:</text:p>
      <text:p text:style-name="Standard">local cam = getCamera()</text:p>
      <text:p text:style-name="Standard">1</text:p>
      <text:p text:style-name="Standard">:</text:p>
      <text:p text:style-name="Standard">local cam = getCamera()</text:p>
      <text:p text:style-name="Standard">2</text:p>
      <text:p text:style-name="Standard">:</text:p>
      <text:p text:style-name="Standard">local cam = getCamera(game, name)</text:p>
      <text:p text:style-name="Standard">getCameraForward(*)</text:p>
      <text:p text:style-name="Standard">[1]</text:p>
      <text:p text:style-name="Standard">0</text:p>
      <text:p text:style-name="Standard">:</text:p>
      <text:p text:style-name="Standard">local cameraForward = vec3(getCameraForward())</text:p>
      <text:p text:style-name="Standard">getCameraFov(*)</text:p>
      <text:p text:style-name="Standard">[3]</text:p>
      <text:p text:style-name="Standard">0</text:p>
      <text:p text:style-name="Standard">:</text:p>
      <text:p text:style-name="Standard">local desiredDelta = 2.5 * dt * (MoveManager.zoomIn - MoveManager.zoomOut) * getCameraFov()</text:p>
      <text:p text:style-name="Standard">1</text:p>
      <text:p text:style-name="Standard"><text:soft-page-break/>:</text:p>
      <text:p text:style-name="Standard">local currFov = getCameraFov()</text:p>
      <text:p text:style-name="Standard">2</text:p>
      <text:p text:style-name="Standard">:</text:p>
      <text:p text:style-name="Standard">MoveManager.yawRelative = MoveManager.yawRelative + getCameraFov() * val / 4500</text:p>
      <text:p text:style-name="Standard">getCameraMouseRay(*)</text:p>
      <text:p text:style-name="Standard">[3]</text:p>
      <text:p text:style-name="Standard">0</text:p>
      <text:p text:style-name="Standard">:</text:p>
      <text:p text:style-name="Standard">local rayDir = vec3(getCameraMouseRay().dir)</text:p>
      <text:p text:style-name="Standard">1</text:p>
      <text:p text:style-name="Standard">:</text:p>
      <text:p text:style-name="Standard">local rayDir = vec3(getCameraMouseRay().dir):normalized()</text:p>
      <text:p text:style-name="Standard">2</text:p>
      <text:p text:style-name="Standard">:</text:p>
      <text:p text:style-name="Standard">local ray = getCameraMouseRay()</text:p>
      <text:p text:style-name="Standard">getCameraPosition(*)</text:p>
      <text:p text:style-name="Standard">[3]</text:p>
      <text:p text:style-name="Standard">0</text:p>
      <text:p text:style-name="Standard">:</text:p>
      <text:p text:style-name="Standard">camPos = vec3(getCameraPosition())</text:p>
      <text:p text:style-name="Standard">1</text:p>
      <text:p text:style-name="Standard">:</text:p>
      <text:p text:style-name="Standard">local cameraPosition = getCameraPosition()</text:p>
      <text:p text:style-name="Standard">2</text:p>
      <text:p text:style-name="Standard">:</text:p>
      <text:p text:style-name="Standard">local camPos = getCameraPosition()</text:p>
      <text:p text:style-name="Standard">getCameraQuat(*)</text:p>
      <text:p text:style-name="Standard">[3]</text:p>
      <text:p text:style-name="Standard">0</text:p>
      <text:p text:style-name="Standard">:</text:p>
      <text:p text:style-name="Standard">local position = quat(getCameraQuat()) * vec3(0, 15, 0)</text:p>
      <text:p text:style-name="Standard">1</text:p>
      <text:p text:style-name="Standard">:</text:p>
      <text:p text:style-name="Standard">local camDir = (quat(getCameraQuat()) * vec3(0,1,0)) * 10</text:p>
      <text:p text:style-name="Standard">2</text:p>
      <text:p text:style-name="Standard">:</text:p>
      <text:p text:style-name="Standard">local camDir = (quat(getCameraQuat()) * vec3(0,1,0)) * 10</text:p>
      <text:p text:style-name="Standard">getCameraRight(*)</text:p>
      <text:p text:style-name="Standard">[1]</text:p>
      <text:p text:style-name="Standard">0</text:p>
      <text:p text:style-name="Standard">:</text:p>
      <text:p text:style-name="Standard">local camRight = getCameraRight()</text:p>
      <text:p text:style-name="Standard">getCameraTransform(*)</text:p>
      <text:p text:style-name="Standard">[3]</text:p>
      <text:p text:style-name="Standard">0</text:p>
      <text:p text:style-name="Standard">:</text:p>
      <text:p text:style-name="Standard">cam:setTransform(getCameraTransform())</text:p>
      <text:p text:style-name="Standard">1</text:p>
      <text:p text:style-name="Standard">:</text:p>
      <text:p text:style-name="Standard">local pos = getCameraTransform()</text:p>
      <text:p text:style-name="Standard">2</text:p>
      <text:p text:style-name="Standard">:</text:p>
      <text:p text:style-name="Standard">data.cameraTransform = editor.matrixToTable(getCameraTransform())</text:p>
      <text:p text:style-name="Standard"><text:soft-page-break/>getCameraUp(*)</text:p>
      <text:p text:style-name="Standard">[2]</text:p>
      <text:p text:style-name="Standard">0</text:p>
      <text:p text:style-name="Standard">:</text:p>
      <text:p text:style-name="Standard">local camUp = getCameraUp()</text:p>
      <text:p text:style-name="Standard">1</text:p>
      <text:p text:style-name="Standard">:</text:p>
      <text:p text:style-name="Standard">local camUp = vec3(getCameraUp())</text:p>
      <text:p text:style-name="Standard">getClipboard(*)</text:p>
      <text:p text:style-name="Standard">[2]</text:p>
      <text:p text:style-name="Standard">0</text:p>
      <text:p text:style-name="Standard">:</text:p>
      <text:p text:style-name="Standard">local txt = getClipboard()</text:p>
      <text:p text:style-name="Standard">1</text:p>
      <text:p text:style-name="Standard">:</text:p>
      <text:p text:style-name="Standard">local tbl = jsonDecodeSilent(getClipboard(), "ValueInspectorCopyPasteMenu")</text:p>
      <text:p text:style-name="Standard">getContrastColorF(i)</text:p>
      <text:p text:style-name="Standard">[1]</text:p>
      <text:p text:style-name="Standard">0</text:p>
      <text:p text:style-name="Standard">:</text:p>
      <text:p text:style-name="Standard">local c = getContrastColorF(groups[v])</text:p>
      <text:p text:style-name="Standard">getCurrentLevelIdentifier()</text:p>
      <text:p text:style-name="Standard">[3]</text:p>
      <text:p text:style-name="Standard">0</text:p>
      <text:p text:style-name="Standard">:</text:p>
      <text:p text:style-name="Standard">local level = getCurrentLevelIdentifier()</text:p>
      <text:p text:style-name="Standard">1</text:p>
      <text:p text:style-name="Standard">:</text:p>
      <text:p text:style-name="Standard">obj:setTerrFileLvlFolder("/levels/".. (true and getCurrentLevelIdentifier() or "") )</text:p>
      <text:p text:style-name="Standard">2</text:p>
      <text:p text:style-name="Standard">:</text:p>
      <text:p text:style-name="Standard">local currentLevel = getCurrentLevelIdentifier() or ''</text:p>
      <text:p text:style-name="Standard">getDirectories(path)</text:p>
      <text:p text:style-name="Standard">[1]</text:p>
      <text:p text:style-name="Standard">0</text:p>
      <text:p text:style-name="Standard">:</text:p>
      <text:p text:style-name="Standard">local dirs = getDirectories(baseDir)</text:p>
      <text:p text:style-name="Standard">getDirs(path, recursiveLevels)</text:p>
      <text:p text:style-name="Standard">[2]</text:p>
      <text:p text:style-name="Standard">0</text:p>
      <text:p text:style-name="Standard">:</text:p>
      <text:p text:style-name="Standard">getDirs(dir)</text:p>
      <text:p text:style-name="Standard">1</text:p>
      <text:p text:style-name="Standard">:</text:p>
      <text:p text:style-name="Standard">getDirs(var.root)</text:p>
      <text:p text:style-name="Standard">getFileSize(filename)</text:p>
      <text:p text:style-name="Standard">[1]</text:p>
      <text:p text:style-name="Standard">0</text:p>
      <text:p text:style-name="Standard">:</text:p>
      <text:p text:style-name="Standard">if getFileSize(fn) &gt; 0 then</text:p>
      <text:p text:style-name="Standard">getGame()</text:p>
      <text:p text:style-name="Standard">[3]</text:p>
      <text:p text:style-name="Standard">0</text:p>
      <text:p text:style-name="Standard">:</text:p>
      <text:p text:style-name="Standard"><text:soft-page-break/>if not getGame() then return</text:p>
      <text:p text:style-name="Standard">1</text:p>
      <text:p text:style-name="Standard">:</text:p>
      <text:p text:style-name="Standard">if not getGame() then return</text:p>
      <text:p text:style-name="Standard">2</text:p>
      <text:p text:style-name="Standard">:</text:p>
      <text:p text:style-name="Standard">local game = getGame()</text:p>
      <text:p text:style-name="Standard">getLevelLogs()</text:p>
      <text:p text:style-name="Standard">[1]</text:p>
      <text:p text:style-name="Standard">0</text:p>
      <text:p text:style-name="Standard">:</text:p>
      <text:p text:style-name="Standard">if not levelLogs then levelLogs = getLevelLogs()</text:p>
      <text:p text:style-name="Standard">getMaxVehicleAmount(cap)</text:p>
      <text:p text:style-name="Standard">[2]</text:p>
      <text:p text:style-name="Standard">0</text:p>
      <text:p text:style-name="Standard">:</text:p>
      <text:p text:style-name="Standard">if amount == 0 then amount = getMaxVehicleAmount(12)</text:p>
      <text:p text:style-name="Standard">1</text:p>
      <text:p text:style-name="Standard">:</text:p>
      <text:p text:style-name="Standard">amount = getMaxVehicleAmount(10)</text:p>
      <text:p text:style-name="Standard">getMissionFilename(*)</text:p>
      <text:p text:style-name="Standard">[3]</text:p>
      <text:p text:style-name="Standard">0</text:p>
      <text:p text:style-name="Standard">:</text:p>
      <text:p text:style-name="Standard">local levelName = string.match(getMissionFilename(), "/levels/([%w_]+)")</text:p>
      <text:p text:style-name="Standard">1</text:p>
      <text:p text:style-name="Standard">:</text:p>
      <text:p text:style-name="Standard">for str in string.gmatch(getMissionFilename(),"([^/]+)") do</text:p>
      <text:p text:style-name="Standard">2</text:p>
      <text:p text:style-name="Standard">:</text:p>
      <text:p text:style-name="Standard">local missionFile = getMissionFilename()</text:p>
      <text:p text:style-name="Standard">getMissionPath(*)</text:p>
      <text:p text:style-name="Standard">[1]</text:p>
      <text:p text:style-name="Standard">0</text:p>
      <text:p text:style-name="Standard">:</text:p>
      <text:p text:style-name="Standard">levelPath = getMissionPath()</text:p>
      <text:p text:style-name="Standard">getMovedMouseLastTimeMs(*)</text:p>
      <text:p text:style-name="Standard">[1]</text:p>
      <text:p text:style-name="Standard">0</text:p>
      <text:p text:style-name="Standard">:</text:p>
      <text:p text:style-name="Standard">local timeSinceLastMouse = Engine.Platform.getSystemTimeMS() - getMovedMouseLastTimeMs()</text:p>
      <text:p text:style-name="Standard">getObjectByClass(className)</text:p>
      <text:p text:style-name="Standard">[3]</text:p>
      <text:p text:style-name="Standard">0</text:p>
      <text:p text:style-name="Standard">:</text:p>
      <text:p text:style-name="Standard">local tod = getObjectByClass("TimeOfDay")</text:p>
      <text:p text:style-name="Standard">1</text:p>
      <text:p text:style-name="Standard">:</text:p>
      <text:p text:style-name="Standard">local tod = getObjectByClass("TimeOfDay")</text:p>
      <text:p text:style-name="Standard">2</text:p>
      <text:p text:style-name="Standard">:</text:p>
      <text:p text:style-name="Standard">local terr = getObjectByClass("TerrainBlock")</text:p>
      <text:p text:style-name="Standard">getObjectsByClass(className)</text:p>
      <text:p text:style-name="Standard">[3]</text:p>
      <text:p text:style-name="Standard"><text:soft-page-break/>0</text:p>
      <text:p text:style-name="Standard">:</text:p>
      <text:p text:style-name="Standard">for _, vehicle in ipairs(getObjectsByClass("BeamNGVehicle")) do</text:p>
      <text:p text:style-name="Standard">1</text:p>
      <text:p text:style-name="Standard">:</text:p>
      <text:p text:style-name="Standard">if getObjectsByClass('TSStatic') then</text:p>
      <text:p text:style-name="Standard">2</text:p>
      <text:p text:style-name="Standard">:</text:p>
      <text:p text:style-name="Standard">for _, v in ipairs(getObjectsByClass('TSStatic')) do</text:p>
      <text:p text:style-name="Standard">getSceneWaypointRadius(o)</text:p>
      <text:p text:style-name="Standard">[2]</text:p>
      <text:p text:style-name="Standard">0</text:p>
      <text:p text:style-name="Standard">:</text:p>
      <text:p text:style-name="Standard">local radius = getSceneWaypointRadius(o)</text:p>
      <text:p text:style-name="Standard">1</text:p>
      <text:p text:style-name="Standard">:</text:p>
      <text:p text:style-name="Standard">radius = getSceneWaypointRadius(o),</text:p>
      <text:p text:style-name="Standard">getScreenShotDateTimeString(*)</text:p>
      <text:p text:style-name="Standard">[3]</text:p>
      <text:p text:style-name="Standard">0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1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2</text:p>
      <text:p text:style-name="Standard">:</text:p>
      <text:p text:style-name="Standard">screenShotName = "screenshots/thumbnail_" .. newVehicle.JBeam .. "_" .. (findValView('prefix') or '') .. configName .. (findValView('suffix') or '') .. tostring(getScreenShotDateTimeString())</text:p>
      <text:p text:style-name="Standard">getScreenShotFolderString(*)</text:p>
      <text:p text:style-name="Standard">[1]</text:p>
      <text:p text:style-name="Standard">0</text:p>
      <text:p text:style-name="Standard">:</text:p>
      <text:p text:style-name="Standard">local screenPath = screenshotPath .. tostring(getScreenShotFolderString())</text:p>
      <text:p text:style-name="Standard">getSleepInBackground(*)</text:p>
      <text:p text:style-name="Standard">[1]</text:p>
      <text:p text:style-name="Standard">0</text:p>
      <text:p text:style-name="Standard">:</text:p>
      <text:p text:style-name="Standard">return getSleepInBackground()</text:p>
      <text:p text:style-name="Standard">getStockColor(*)</text:p>
      <text:p text:style-name="Standard">[3]</text:p>
      <text:p text:style-name="Standard">0</text:p>
      <text:p text:style-name="Standard">:</text:p>
      <text:p text:style-name="Standard">local col = getStockColor(res[1])</text:p>
      <text:p text:style-name="Standard">1</text:p>
      <text:p text:style-name="Standard">:</text:p>
      <text:p text:style-name="Standard">local col = getStockColor(color)</text:p>
      <text:p text:style-name="Standard">2</text:p>
      <text:p text:style-name="Standard">:</text:p>
      <text:p text:style-name="Standard">local col = getStockColor(color)</text:p>
      <text:p text:style-name="Standard">getStreamManager(*)</text:p>
      <text:p text:style-name="Standard">[1]</text:p>
      <text:p text:style-name="Standard">0</text:p>
      <text:p text:style-name="Standard">:</text:p>
      <text:p text:style-name="Standard">local sm = getStreamManager()</text:p>
      <text:p text:style-name="Standard"><text:soft-page-break/>getTSVar(*)</text:p>
      <text:p text:style-name="Standard">[3]</text:p>
      <text:p text:style-name="Standard">0</text:p>
      <text:p text:style-name="Standard">:</text:p>
      <text:p text:style-name="Standard">camData.speed = tonumber(getTSVar('$Camera::movementSpeed'))</text:p>
      <text:p text:style-name="Standard">1</text:p>
      <text:p text:style-name="Standard">:</text:p>
      <text:p text:style-name="Standard">return getTSVar(name) == "1"</text:p>
      <text:p text:style-name="Standard">2</text:p>
      <text:p text:style-name="Standard">:</text:p>
      <text:p text:style-name="Standard">local stringValue = getTSVar( name )</text:p>
      <text:p text:style-name="Standard">getTimeOfDay(asString)</text:p>
      <text:p text:style-name="Standard">[3]</text:p>
      <text:p text:style-name="Standard">0</text:p>
      <text:p text:style-name="Standard">:</text:p>
      <text:p text:style-name="Standard">local timeObj = getTimeOfDay()</text:p>
      <text:p text:style-name="Standard">1</text:p>
      <text:p text:style-name="Standard">:</text:p>
      <text:p text:style-name="Standard">local tod = getTimeOfDay()</text:p>
      <text:p text:style-name="Standard">2</text:p>
      <text:p text:style-name="Standard">:</text:p>
      <text:p text:style-name="Standard">local tod = getTimeOfDay()</text:p>
      <text:p text:style-name="Standard">getUserPath(*)</text:p>
      <text:p text:style-name="Standard">[3]</text:p>
      <text:p text:style-name="Standard">0</text:p>
      <text:p text:style-name="Standard">:</text:p>
      <text:p text:style-name="Standard">if not realname:find(getUserPath()) then</text:p>
      <text:p text:style-name="Standard">1</text:p>
      <text:p text:style-name="Standard">:</text:p>
      <text:p text:style-name="Standard">if string.find( getUserPath(), ".:\\Users\\.-\\OneDrive") then</text:p>
      <text:p text:style-name="Standard">2</text:p>
      <text:p text:style-name="Standard">:</text:p>
      <text:p text:style-name="Standard">local filepath = getUserPath() .. filename</text:p>
      <text:p text:style-name="Standard">getVehicleColor(vehicleID)</text:p>
      <text:p text:style-name="Standard">[2]</text:p>
      <text:p text:style-name="Standard">0</text:p>
      <text:p text:style-name="Standard">:</text:p>
      <text:p text:style-name="Standard">local mycolor = getVehicleColor()</text:p>
      <text:p text:style-name="Standard">1</text:p>
      <text:p text:style-name="Standard">:</text:p>
      <text:p text:style-name="Standard">local mycolor = getVehicleColor()</text:p>
      <text:p text:style-name="Standard">getVirtualInputManager(*)</text:p>
      <text:p text:style-name="Standard">[3]</text:p>
      <text:p text:style-name="Standard">0</text:p>
      <text:p text:style-name="Standard">:</text:p>
      <text:p text:style-name="Standard">vim = getVirtualInputManager()</text:p>
      <text:p text:style-name="Standard">1</text:p>
      <text:p text:style-name="Standard">:</text:p>
      <text:p text:style-name="Standard">local mgr = getVirtualInputManager()</text:p>
      <text:p text:style-name="Standard">2</text:p>
      <text:p text:style-name="Standard">:</text:p>
      <text:p text:style-name="Standard">getVirtualInputManager():resetDevices()</text:p>
      <text:p text:style-name="Standard">getfenv(*)</text:p>
      <text:p text:style-name="Standard">[2]</text:p>
      <text:p text:style-name="Standard"><text:soft-page-break/>0</text:p>
      <text:p text:style-name="Standard">:</text:p>
      <text:p text:style-name="Standard">local fEnv = getfenv(1)</text:p>
      <text:p text:style-name="Standard">1</text:p>
      <text:p text:style-name="Standard">:</text:p>
      <text:p text:style-name="Standard">e = V == " 5.1" and getfenv( func ) or _G</text:p>
      <text:p text:style-name="Standard">getmetatable(*)</text:p>
      <text:p text:style-name="Standard">[3]</text:p>
      <text:p text:style-name="Standard">0</text:p>
      <text:p text:style-name="Standard">:</text:p>
      <text:p text:style-name="Standard">if (getmetatable(skt) == _skt_mt_tcp) or (getmetatable(skt) == _skt_mt_udp) then</text:p>
      <text:p text:style-name="Standard">1</text:p>
      <text:p text:style-name="Standard">:</text:p>
      <text:p text:style-name="Standard">local mt = getmetatable(server)</text:p>
      <text:p text:style-name="Standard">2</text:p>
      <text:p text:style-name="Standard">:</text:p>
      <text:p text:style-name="Standard">for k,v in pairs(getmetatable(ColorI).___module) do</text:p>
      <text:p text:style-name="Standard">hashStringSHA1(*)</text:p>
      <text:p text:style-name="Standard">[1]</text:p>
      <text:p text:style-name="Standard">0</text:p>
      <text:p text:style-name="Standard">:</text:p>
      <text:p text:style-name="Standard">metaData.steamIDHash = tostring(hashStringSHA1(Steam.getAccountIDStr()))</text:p>
      <text:p text:style-name="Standard">hashStringSHA256(*)</text:p>
      <text:p text:style-name="Standard">[2]</text:p>
      <text:p text:style-name="Standard">0</text:p>
      <text:p text:style-name="Standard">:</text:p>
      <text:p text:style-name="Standard">local userID = hashStringSHA256(salt)</text:p>
      <text:p text:style-name="Standard">1</text:p>
      <text:p text:style-name="Standard">:</text:p>
      <text:p text:style-name="Standard">local hash = hashStringSHA256(serialize(data))</text:p>
      <text:p text:style-name="Standard">imageExistsDefault(path, fallbackPath)</text:p>
      <text:p text:style-name="Standard">[3]</text:p>
      <text:p text:style-name="Standard">0</text:p>
      <text:p text:style-name="Standard">:</text:p>
      <text:p text:style-name="Standard">imageExistsDefault(appDir..'app.png'),</text:p>
      <text:p text:style-name="Standard">1</text:p>
      <text:p text:style-name="Standard">:</text:p>
      <text:p text:style-name="Standard">imageExistsDefault(campaign.sourcePath..'/'..campaign.sourcePath:sub(index)..'.jpg')</text:p>
      <text:p text:style-name="Standard">2</text:p>
      <text:p text:style-name="Standard">:</text:p>
      <text:p text:style-name="Standard">imageExistsDefault(l.dirEntry..'.png', imageExistsDefault(l.dirEntry..'_preview.png')),</text:p>
      <text:p text:style-name="Standard">importPersistentData()</text:p>
      <text:p text:style-name="Standard">[1]</text:p>
      <text:p text:style-name="Standard">0</text:p>
      <text:p text:style-name="Standard">:</text:p>
      <text:p text:style-name="Standard">importPersistentData()</text:p>
      <text:p text:style-name="Standard">init()</text:p>
      <text:p text:style-name="Standard">[3]</text:p>
      <text:p text:style-name="Standard">0</text:p>
      <text:p text:style-name="Standard">:</text:p>
      <text:p text:style-name="Standard">init()</text:p>
      <text:p text:style-name="Standard">1</text:p>
      <text:p text:style-name="Standard">:</text:p>
      <text:p text:style-name="Standard">init()</text:p>
      <text:p text:style-name="Standard"><text:soft-page-break/>2</text:p>
      <text:p text:style-name="Standard">:</text:p>
      <text:p text:style-name="Standard">init()</text:p>
      <text:p text:style-name="Standard">intersectsRay_Plane(rpos, rdir, plpos, pln)</text:p>
      <text:p text:style-name="Standard">[2]</text:p>
      <text:p text:style-name="Standard">0</text:p>
      <text:p text:style-name="Standard">:</text:p>
      <text:p text:style-name="Standard">local plhita, plhitb = intersectsRay_Plane(rpos, rdir, cposa, cpnorm), intersectsRay_Plane(rpos, rdir, cposb, cpnorm)</text:p>
      <text:p text:style-name="Standard">1</text:p>
      <text:p text:style-name="Standard">:</text:p>
      <text:p text:style-name="Standard">local t = intersectsRay_Plane(rPos, rDir, self.pos, self.normal)</text:p>
      <text:p text:style-name="Standard">intersectsRay_Sphere(rpos, rdir, cpos, cr)</text:p>
      <text:p text:style-name="Standard">[3]</text:p>
      <text:p text:style-name="Standard">0</text:p>
      <text:p text:style-name="Standard">:</text:p>
      <text:p text:style-name="Standard">local t1,t2 = intersectsRay_Sphere(camPos, rayDir, pos, 1.5)</text:p>
      <text:p text:style-name="Standard">1</text:p>
      <text:p text:style-name="Standard">:</text:p>
      <text:p text:style-name="Standard">local minhit, maxhit = intersectsRay_Sphere(vec3(0,0,0), rdp:normalized(), cp, cR)</text:p>
      <text:p text:style-name="Standard">2</text:p>
      <text:p text:style-name="Standard">:</text:p>
      <text:p text:style-name="Standard">local sMin, sMax = intersectsRay_Sphere(rPos, rDir, self.pos, self.radius)</text:p>
      <text:p text:style-name="Standard">intersectsRay_Triangle(rpos, rdir, a, b, c)</text:p>
      <text:p text:style-name="Standard">[2]</text:p>
      <text:p text:style-name="Standard">0</text:p>
      <text:p text:style-name="Standard">:</text:p>
      <text:p text:style-name="Standard">local hitDist1 = intersectsRay_Triangle(camPos, rayDir, p1, p2, p3)</text:p>
      <text:p text:style-name="Standard">1</text:p>
      <text:p text:style-name="Standard">:</text:p>
      <text:p text:style-name="Standard">local hitDist2 = intersectsRay_Triangle(camPos, rayDir, p1, p3, p4)</text:p>
      <text:p text:style-name="Standard">invalidateVehicleCache()</text:p>
      <text:p text:style-name="Standard">[2]</text:p>
      <text:p text:style-name="Standard">0</text:p>
      <text:p text:style-name="Standard">:</text:p>
      <text:p text:style-name="Standard">invalidateVehicleCache()</text:p>
      <text:p text:style-name="Standard">1</text:p>
      <text:p text:style-name="Standard">:</text:p>
      <text:p text:style-name="Standard">invalidateVehicleCache()</text:p>
      <text:p text:style-name="Standard">ipairs(*)</text:p>
      <text:p text:style-name="Standard">[3]</text:p>
      <text:p text:style-name="Standard">0</text:p>
      <text:p text:style-name="Standard">:</text:p>
      <text:p text:style-name="Standard">for i, a in ipairs(actionGroups[actionName]) do</text:p>
      <text:p text:style-name="Standard">1</text:p>
      <text:p text:style-name="Standard">:</text:p>
      <text:p text:style-name="Standard">for _,vehicle in ipairs(getAllVehicles()) do</text:p>
      <text:p text:style-name="Standard">2</text:p>
      <text:p text:style-name="Standard">:</text:p>
      <text:p text:style-name="Standard">for _, nodeInfo in ipairs(actionData.nodeInfos) do</text:p>
      <text:p text:style-name="Standard">isOfficialContentVPath(vpath)</text:p>
      <text:p text:style-name="Standard">[3]</text:p>
      <text:p text:style-name="Standard">0</text:p>
      <text:p text:style-name="Standard">:</text:p>
      <text:p text:style-name="Standard">appData.official = isOfficialContentVPath(fn)</text:p>
      <text:p text:style-name="Standard"><text:soft-page-break/>1</text:p>
      <text:p text:style-name="Standard">:</text:p>
      <text:p text:style-name="Standard">if not isOfficialContentVPath(layout.filename) then</text:p>
      <text:p text:style-name="Standard">2</text:p>
      <text:p text:style-name="Standard">:</text:p>
      <text:p text:style-name="Standard">campaign.official = isOfficialContentVPath(campaign.sourcePath)</text:p>
      <text:p text:style-name="Standard">isPackage(*)</text:p>
      <text:p text:style-name="Standard">[2]</text:p>
      <text:p text:style-name="Standard">0</text:p>
      <text:p text:style-name="Standard">:</text:p>
      <text:p text:style-name="Standard">if isPackage(k, v) and type(v) == 'table' and (v['onDeserialized'] ~= nil or v['onSerialize'] ~= nil) then</text:p>
      <text:p text:style-name="Standard">1</text:p>
      <text:p text:style-name="Standard">:</text:p>
      <text:p text:style-name="Standard">if isPackage(k, v) and (filter == nil or k == filter) and type(v) == 'table' and (v['onDeserialized'] ~= nil or v['onDeserialize'] ~= nil) and data[k] ~= nil then</text:p>
      <text:p text:style-name="Standard">isPlayerVehConfig(vpath)</text:p>
      <text:p text:style-name="Standard">[1]</text:p>
      <text:p text:style-name="Standard">0</text:p>
      <text:p text:style-name="Standard">:</text:p>
      <text:p text:style-name="Standard">isPlayerConfig = isPlayerVehConfig(playerVehicle.vehicleDirectory .. filename)</text:p>
      <text:p text:style-name="Standard">isSafeMode()</text:p>
      <text:p text:style-name="Standard">[2]</text:p>
      <text:p text:style-name="Standard">0</text:p>
      <text:p text:style-name="Standard">:</text:p>
      <text:p text:style-name="Standard">if not isSafeMode() then</text:p>
      <text:p text:style-name="Standard">1</text:p>
      <text:p text:style-name="Standard">:</text:p>
      <text:p text:style-name="Standard">if mod and isSafeMode() then mod.active = false</text:p>
      <text:p text:style-name="Standard">isnaninf(a)</text:p>
      <text:p text:style-name="Standard">[1]</text:p>
      <text:p text:style-name="Standard">0</text:p>
      <text:p text:style-name="Standard">:</text:p>
      <text:p text:style-name="Standard">local valid = not(isnaninf(data.res.fov + data.res.pos:squaredLength()) or isnaninf(data.res.rot:squaredNorm()))</text:p>
      <text:p text:style-name="Standard">join(list, delimiter)</text:p>
      <text:p text:style-name="Standard">[2]</text:p>
      <text:p text:style-name="Standard">0</text:p>
      <text:p text:style-name="Standard">:</text:p>
      <text:p text:style-name="Standard">settings.setValue("OnlineHiddenMessageIDs", join(hidden_ids, ','))</text:p>
      <text:p text:style-name="Standard">1</text:p>
      <text:p text:style-name="Standard">:</text:p>
      <text:p text:style-name="Standard">vizHelperComboStr = join(vizHelper, '\0') .. '\0'</text:p>
      <text:p text:style-name="Standard">jsonDecode(content, context)</text:p>
      <text:p text:style-name="Standard">[3]</text:p>
      <text:p text:style-name="Standard">0</text:p>
      <text:p text:style-name="Standard">:</text:p>
      <text:p text:style-name="Standard">file.inspectorData.data[#file.inspectorData.data+1] = jsonDecode(line)</text:p>
      <text:p text:style-name="Standard">1</text:p>
      <text:p text:style-name="Standard">:</text:p>
      <text:p text:style-name="Standard">savedConfiguration = jsonDecode(savedConfiguration)</text:p>
      <text:p text:style-name="Standard">2</text:p>
      <text:p text:style-name="Standard">:</text:p>
      <text:p text:style-name="Standard">local jsondata = jsonDecode(data, nil)</text:p>
      <text:p text:style-name="Standard">jsonEncode(v)</text:p>
      <text:p text:style-name="Standard">[3]</text:p>
      <text:p text:style-name="Standard">0</text:p>
      <text:p text:style-name="Standard"><text:soft-page-break/>:</text:p>
      <text:p text:style-name="Standard">am:bindFull(devname, b.action, b.control, isCentered, b.deadzoneResting, b.deadzoneEnd, b.linearity, b.angle, b.lockType, b.isInverted, b.isForceEnabled, b.isForceInverted, b.ffbUpdateType, jsonEncode(b.ffb), actsOnChange, onChange, actsOnDown, onDown, actsOnUp, onUp, b.filterType, isRelative, player, ctx)</text:p>
      <text:p text:style-name="Standard">1</text:p>
      <text:p text:style-name="Standard">:</text:p>
      <text:p text:style-name="Standard">local contents = jsonEncode(diffData)</text:p>
      <text:p text:style-name="Standard">2</text:p>
      <text:p text:style-name="Standard">:</text:p>
      <text:p text:style-name="Standard">settings.setValue('cameraConfig', jsonEncode({ version=currentVersion, data=configuration }))</text:p>
      <text:p text:style-name="Standard">jsonEncodePretty(v, lvl, numberPrecision)</text:p>
      <text:p text:style-name="Standard">[3]</text:p>
      <text:p text:style-name="Standard">0</text:p>
      <text:p text:style-name="Standard">:</text:p>
      <text:p text:style-name="Standard">f:write(jsonEncodePretty(data))</text:p>
      <text:p text:style-name="Standard">1</text:p>
      <text:p text:style-name="Standard">:</text:p>
      <text:p text:style-name="Standard">for _, vv in ipairs(v) do table.insert(tmp, jsonEncodePretty(vv, lvl + 1, numberPrecision))</text:p>
      <text:p text:style-name="Standard">2</text:p>
      <text:p text:style-name="Standard">:</text:p>
      <text:p text:style-name="Standard">local cv = jsonEncodePretty(vv, lvl + 1, numberPrecision)</text:p>
      <text:p text:style-name="Standard">jsonReadFile(filename)</text:p>
      <text:p text:style-name="Standard">[3]</text:p>
      <text:p text:style-name="Standard">0</text:p>
      <text:p text:style-name="Standard">:</text:p>
      <text:p text:style-name="Standard">local vehiclesActions = jsonReadFile(path)</text:p>
      <text:p text:style-name="Standard">1</text:p>
      <text:p text:style-name="Standard">:</text:p>
      <text:p text:style-name="Standard">local soundFile = jsonReadFile(json)</text:p>
      <text:p text:style-name="Standard">2</text:p>
      <text:p text:style-name="Standard">:</text:p>
      <text:p text:style-name="Standard">local appData = jsonReadFile(fn)</text:p>
      <text:p text:style-name="Standard">jsonWriteFile(filename, obj, pretty, numberPrecision)</text:p>
      <text:p text:style-name="Standard">[3]</text:p>
      <text:p text:style-name="Standard">0</text:p>
      <text:p text:style-name="Standard">:</text:p>
      <text:p text:style-name="Standard">jsonWriteFile(filename, data, true)</text:p>
      <text:p text:style-name="Standard">1</text:p>
      <text:p text:style-name="Standard">:</text:p>
      <text:p text:style-name="Standard">if jsonWriteFile(path, diffData, true) == nil then</text:p>
      <text:p text:style-name="Standard">2</text:p>
      <text:p text:style-name="Standard">:</text:p>
      <text:p text:style-name="Standard">jsonWriteFile(persistencyFilename, itemsDone)</text:p>
      <text:p text:style-name="Standard">lerp(from, to, t)</text:p>
      <text:p text:style-name="Standard">[3]</text:p>
      <text:p text:style-name="Standard">0</text:p>
      <text:p text:style-name="Standard">:</text:p>
      <text:p text:style-name="Standard">tempC = lerp(tempCurve[i-1][2], v[2], clamp(factor,0,1))</text:p>
      <text:p text:style-name="Standard">1</text:p>
      <text:p text:style-name="Standard">:</text:p>
      <text:p text:style-name="Standard">pos = lerp(a.pos,b.pos, xnorm),</text:p>
      <text:p text:style-name="Standard">2</text:p>
      <text:p text:style-name="Standard">:</text:p>
      <text:p text:style-name="Standard">radius = lerp(a.radius,b.radius,xnorm)</text:p>
      <text:p text:style-name="Standard">linePointFromXnorm(p0, p1, xnorm)</text:p>
      <text:p text:style-name="Standard">[3]</text:p>
      <text:p text:style-name="Standard"><text:soft-page-break/>0</text:p>
      <text:p text:style-name="Standard">:</text:p>
      <text:p text:style-name="Standard">local minSqPointDis = linePointFromXnorm(startPos, endPos, xnorm1):squaredDistance(linePointFromXnorm(absPos1, absPos2, clamp(xnorm2, 0, 1)))</text:p>
      <text:p text:style-name="Standard">1</text:p>
      <text:p text:style-name="Standard">:</text:p>
      <text:p text:style-name="Standard">local tempVec = (linePointFromXnorm(l2n1pos, l2n2pos, l1n1pos:xnormOnLine(l2n1pos, l2n2pos)) - l1n1pos):normalized() * (l2Prad + l1n1rad)</text:p>
      <text:p text:style-name="Standard">2</text:p>
      <text:p text:style-name="Standard">:</text:p>
      <text:p text:style-name="Standard">local t = linePointFromXnorm(l2n1pos, l2n2pos, l2Xnorm)</text:p>
      <text:p text:style-name="Standard">load(*)</text:p>
      <text:p text:style-name="Standard">[3]</text:p>
      <text:p text:style-name="Standard">0</text:p>
      <text:p text:style-name="Standard">:</text:p>
      <text:p text:style-name="Standard">load(levelDir)</text:p>
      <text:p text:style-name="Standard">1</text:p>
      <text:p text:style-name="Standard">:</text:p>
      <text:p text:style-name="Standard">load()</text:p>
      <text:p text:style-name="Standard">2</text:p>
      <text:p text:style-name="Standard">:</text:p>
      <text:p text:style-name="Standard">local func, err = load(cmd, source, 't', fEnv)</text:p>
      <text:p text:style-name="Standard">loadCoreExtensions()</text:p>
      <text:p text:style-name="Standard">[1]</text:p>
      <text:p text:style-name="Standard">0</text:p>
      <text:p text:style-name="Standard">:</text:p>
      <text:p text:style-name="Standard">loadCoreExtensions()</text:p>
      <text:p text:style-name="Standard">loadGameModeModules()</text:p>
      <text:p text:style-name="Standard">[3]</text:p>
      <text:p text:style-name="Standard">0</text:p>
      <text:p text:style-name="Standard">:</text:p>
      <text:p text:style-name="Standard">loadGameModeModules()</text:p>
      <text:p text:style-name="Standard">1</text:p>
      <text:p text:style-name="Standard">:</text:p>
      <text:p text:style-name="Standard">loadGameModeModules()</text:p>
      <text:p text:style-name="Standard">2</text:p>
      <text:p text:style-name="Standard">:</text:p>
      <text:p text:style-name="Standard">loadGameModeModules()</text:p>
      <text:p text:style-name="Standard">loadIni(filename)</text:p>
      <text:p text:style-name="Standard">[3]</text:p>
      <text:p text:style-name="Standard">0</text:p>
      <text:p text:style-name="Standard">:</text:p>
      <text:p text:style-name="Standard">local data = loadIni(persistencyfile) or {}</text:p>
      <text:p text:style-name="Standard">1</text:p>
      <text:p text:style-name="Standard">:</text:p>
      <text:p text:style-name="Standard">local cloudData = loadIni(persistencyfileCloud) or {}</text:p>
      <text:p text:style-name="Standard">2</text:p>
      <text:p text:style-name="Standard">:</text:p>
      <text:p text:style-name="Standard">values = loadIni(persistencyfile)</text:p>
      <text:p text:style-name="Standard">loadJsonMaterialsFile(*)</text:p>
      <text:p text:style-name="Standard">[3]</text:p>
      <text:p text:style-name="Standard">0</text:p>
      <text:p text:style-name="Standard">:</text:p>
      <text:p text:style-name="Standard">loadJsonMaterialsFile(v)</text:p>
      <text:p text:style-name="Standard">1</text:p>
      <text:p text:style-name="Standard">:</text:p>
      <text:p text:style-name="Standard"><text:soft-page-break/>loadJsonMaterialsFile(filename)</text:p>
      <text:p text:style-name="Standard">2</text:p>
      <text:p text:style-name="Standard">:</text:p>
      <text:p text:style-name="Standard">loadJsonMaterialsFile(filename)</text:p>
      <text:p text:style-name="Standard">loadstring(*)</text:p>
      <text:p text:style-name="Standard">[3]</text:p>
      <text:p text:style-name="Standard">0</text:p>
      <text:p text:style-name="Standard">:</text:p>
      <text:p text:style-name="Standard">local f = loadstring(type.name .. " = " .. tostring(on))</text:p>
      <text:p text:style-name="Standard">1</text:p>
      <text:p text:style-name="Standard">:</text:p>
      <text:p text:style-name="Standard">local f = loadstring("return " .. type.name)</text:p>
      <text:p text:style-name="Standard">2</text:p>
      <text:p text:style-name="Standard">:</text:p>
      <text:p text:style-name="Standard">return loadstring(content, filename)</text:p>
      <text:p text:style-name="Standard">log()</text:p>
      <text:p text:style-name="Standard">[3]</text:p>
      <text:p text:style-name="Standard">0</text:p>
      <text:p text:style-name="Standard">:</text:p>
      <text:p text:style-name="Standard">log("E", "input_actions", 'unable to read json file: ' .. tostring(path))</text:p>
      <text:p text:style-name="Standard">1</text:p>
      <text:p text:style-name="Standard">:</text:p>
      <text:p text:style-name="Standard">if actionsCache[k] then log("E", "", "Vehicle specific action '"..k.."' already exists in normal actions, and will be ignored")</text:p>
      <text:p text:style-name="Standard">2</text:p>
      <text:p text:style-name="Standard">:</text:p>
      <text:p text:style-name="Standard">log('E', 'bindings', "Cannot parse null action")</text:p>
      <text:p text:style-name="Standard">lpad(s, l, c)</text:p>
      <text:p text:style-name="Standard">[2]</text:p>
      <text:p text:style-name="Standard">0</text:p>
      <text:p text:style-name="Standard">:</text:p>
      <text:p text:style-name="Standard">return lpad(result, pad or 0, ' ')</text:p>
      <text:p text:style-name="Standard">1</text:p>
      <text:p text:style-name="Standard">:</text:p>
      <text:p text:style-name="Standard">log("I", "core_performance", " * " .. rpad(t[1], 34, " ") .. " = " .. lpad(string.format("%5.1f", t[4]), 8, " ") .. " ms")</text:p>
      <text:p text:style-name="Standard">materialDebugSetFlag(*)</text:p>
      <text:p text:style-name="Standard">[1]</text:p>
      <text:p text:style-name="Standard">0</text:p>
      <text:p text:style-name="Standard">:</text:p>
      <text:p text:style-name="Standard">materialDebugSetFlag(flag)</text:p>
      <text:p text:style-name="Standard">messageBox(*)</text:p>
      <text:p text:style-name="Standard">[2]</text:p>
      <text:p text:style-name="Standard">0</text:p>
      <text:p text:style-name="Standard">:</text:p>
      <text:p text:style-name="Standard">local result = messageBox("World Editor - Exiting BeamNG.drive", "You have edited this level.\nDo you want to save your changes made to this level ?", 3, 2)</text:p>
      <text:p text:style-name="Standard">1</text:p>
      <text:p text:style-name="Standard">:</text:p>
      <text:p text:style-name="Standard">messageBox("BeamNG.drive - Modmager",</text:p>
      <text:p text:style-name="Standard">monotonicSteffen(y0, y1, y2, y3, x0, x1, x2, x3, x)</text:p>
      <text:p text:style-name="Standard">[3]</text:p>
      <text:p text:style-name="Standard">0</text:p>
      <text:p text:style-name="Standard">:</text:p>
      <text:p text:style-name="Standard">return clamp((monotonicSteffen(0, d12, d12 + d23, d12 + d23 + d34, 0, t1, t1 + t2, t1 + t2 + t3, t1 + t) - d12) / d23, 0, 1)</text:p>
      <text:p text:style-name="Standard">1</text:p>
      <text:p text:style-name="Standard">:</text:p>
      <text:p text:style-name="Standard"><text:soft-page-break/>local fov = monotonicSteffen(markers[n1].fov or 60, markers[n2].fov or 60, markers[n3].fov or 60, markers[n4].fov or 60, 0, t1, t1 + t2, t1 + t2 + t3, t1 + camTLocal)</text:p>
      <text:p text:style-name="Standard">2</text:p>
      <text:p text:style-name="Standard">:</text:p>
      <text:p text:style-name="Standard">return clamp((monotonicSteffen(0, d12, d12 + d23, d12 + d23 + d34, 0, t1, t1 + t2, t1 + t2 + t3, t1 + t) - d12) / d23, 0, 1)</text:p>
      <text:p text:style-name="Standard">newExponentialSmoothing(window, startingValue)</text:p>
      <text:p text:style-name="Standard">[3]</text:p>
      <text:p text:style-name="Standard">0</text:p>
      <text:p text:style-name="Standard">:</text:p>
      <text:p text:style-name="Standard">local fpsSmoother = newExponentialSmoothing(50, 1)</text:p>
      <text:p text:style-name="Standard">1</text:p>
      <text:p text:style-name="Standard">:</text:p>
      <text:p text:style-name="Standard">self.veloSmoother = newExponentialSmoothing(50, 1)</text:p>
      <text:p text:style-name="Standard">2</text:p>
      <text:p text:style-name="Standard">:</text:p>
      <text:p text:style-name="Standard">local objSpeed_smooth = newExponentialSmoothing(60)</text:p>
      <text:p text:style-name="Standard">newExtensionProxy(parentExtension, identifierPrefix)</text:p>
      <text:p text:style-name="Standard">[1]</text:p>
      <text:p text:style-name="Standard">0</text:p>
      <text:p text:style-name="Standard">:</text:p>
      <text:p text:style-name="Standard">extProxy = newExtensionProxy(M)</text:p>
      <text:p text:style-name="Standard">newFPSLimiter(targetFPS)</text:p>
      <text:p text:style-name="Standard">[2]</text:p>
      <text:p text:style-name="Standard">0</text:p>
      <text:p text:style-name="Standard">:</text:p>
      <text:p text:style-name="Standard">local fpsLimiter = newFPSLimiter(20)</text:p>
      <text:p text:style-name="Standard">1</text:p>
      <text:p text:style-name="Standard">:</text:p>
      <text:p text:style-name="Standard">local fpsLimiter = newFPSLimiter(20)</text:p>
      <text:p text:style-name="Standard">newTemporalSigmoidSmoothing(inRate, startAccel, stopAccel, outRate, startingValue)</text:p>
      <text:p text:style-name="Standard">[3]</text:p>
      <text:p text:style-name="Standard">0</text:p>
      <text:p text:style-name="Standard">:</text:p>
      <text:p text:style-name="Standard">self.smX = newTemporalSigmoidSmoothing(rate,accel, rate,accel, self.smX and self.smX:value() or nil)</text:p>
      <text:p text:style-name="Standard">1</text:p>
      <text:p text:style-name="Standard">:</text:p>
      <text:p text:style-name="Standard">self.smY = newTemporalSigmoidSmoothing(rate,accel, rate,accel, self.smY and self.smY:value() or nil)</text:p>
      <text:p text:style-name="Standard">2</text:p>
      <text:p text:style-name="Standard">:</text:p>
      <text:p text:style-name="Standard">self.smZ = newTemporalSigmoidSmoothing(rate,accel, rate,accel, self.smZ and self.smZ:value() or nil)</text:p>
      <text:p text:style-name="Standard">newTemporalSmoothing(inRate, outRate, autoCenterRate, startingValue)</text:p>
      <text:p text:style-name="Standard">[3]</text:p>
      <text:p text:style-name="Standard">0</text:p>
      <text:p text:style-name="Standard">:</text:p>
      <text:p text:style-name="Standard">if not smootherAcc then smootherAcc = newTemporalSmoothing(15, 5)</text:p>
      <text:p text:style-name="Standard">1</text:p>
      <text:p text:style-name="Standard">:</text:p>
      <text:p text:style-name="Standard">if not smootherJer then smootherJer = newTemporalSmoothing(30000*jerkMultiplier, jerkMultiplier*5000000)</text:p>
      <text:p text:style-name="Standard">2</text:p>
      <text:p text:style-name="Standard">:</text:p>
      <text:p text:style-name="Standard">self.fwdVeloSmoother = newTemporalSmoothing(100)</text:p>
      <text:p text:style-name="Standard">newTemporalSmoothingNonLinear(inRate, outRate, startingValue)</text:p>
      <text:p text:style-name="Standard">[1]</text:p>
      <text:p text:style-name="Standard">0</text:p>
      <text:p text:style-name="Standard">:</text:p>
      <text:p text:style-name="Standard"><text:soft-page-break/>smoother = newTemporalSmoothingNonLinear(1, 7, 0)</text:p>
      <text:p text:style-name="Standard">newTemporalSpring(spring, damp, startingValue)</text:p>
      <text:p text:style-name="Standard">[3]</text:p>
      <text:p text:style-name="Standard">0</text:p>
      <text:p text:style-name="Standard">:</text:p>
      <text:p text:style-name="Standard">self.fovSmoother = smoother or self.fovSmoother or newTemporalSpring(30, 10)</text:p>
      <text:p text:style-name="Standard">1</text:p>
      <text:p text:style-name="Standard">:</text:p>
      <text:p text:style-name="Standard">self.autozoom:init(newTemporalSpring(15, 10))</text:p>
      <text:p text:style-name="Standard">2</text:p>
      <text:p text:style-name="Standard">:</text:p>
      <text:p text:style-name="Standard">self.posX = newTemporalSpring(self.spring, self.damp)</text:p>
      <text:p text:style-name="Standard">newproxy(*)</text:p>
      <text:p text:style-name="Standard">[3]</text:p>
      <text:p text:style-name="Standard">0</text:p>
      <text:p text:style-name="Standard">:</text:p>
      <text:p text:style-name="Standard">prof_ud = newproxy(true)</text:p>
      <text:p text:style-name="Standard">1</text:p>
      <text:p text:style-name="Standard">:</text:p>
      <text:p text:style-name="Standard">local baseproxy = newproxy(true)</text:p>
      <text:p text:style-name="Standard">2</text:p>
      <text:p text:style-name="Standard">:</text:p>
      <text:p text:style-name="Standard">local pt = newproxy(baseproxy)</text:p>
      <text:p text:style-name="Standard">next(*)</text:p>
      <text:p text:style-name="Standard">[3]</text:p>
      <text:p text:style-name="Standard">0</text:p>
      <text:p text:style-name="Standard">:</text:p>
      <text:p text:style-name="Standard">local nid = next(editor.selection.aiNode)</text:p>
      <text:p text:style-name="Standard">1</text:p>
      <text:p text:style-name="Standard">:</text:p>
      <text:p text:style-name="Standard">if not data or next(data) == nil then</text:p>
      <text:p text:style-name="Standard">2</text:p>
      <text:p text:style-name="Standard">:</text:p>
      <text:p text:style-name="Standard">and not (tos &gt; 0 and next(lethargy))</text:p>
      <text:p text:style-name="Standard">onCouplerDetached(objId1, objId2)</text:p>
      <text:p text:style-name="Standard">[2]</text:p>
      <text:p text:style-name="Standard">0</text:p>
      <text:p text:style-name="Standard">:</text:p>
      <text:p text:style-name="Standard">if obj2 == nil or obj1 == nil then onCouplerDetached() return</text:p>
      <text:p text:style-name="Standard">1</text:p>
      <text:p text:style-name="Standard">:</text:p>
      <text:p text:style-name="Standard">onCouplerDetached()</text:p>
      <text:p text:style-name="Standard">onEditorEnabled(enabled)</text:p>
      <text:p text:style-name="Standard">[1]</text:p>
      <text:p text:style-name="Standard">0</text:p>
      <text:p text:style-name="Standard">:</text:p>
      <text:p text:style-name="Standard">onEditorEnabled(Engine.getEditorEnabled())</text:p>
      <text:p text:style-name="Standard">openWebBrowser(*)</text:p>
      <text:p text:style-name="Standard">[3]</text:p>
      <text:p text:style-name="Standard">0</text:p>
      <text:p text:style-name="Standard">:</text:p>
      <text:p text:style-name="Standard">openWebBrowser("http://docs.beamng.com/world_editor/".. (contextPageName or "index") .. ".html")</text:p>
      <text:p text:style-name="Standard">1</text:p>
      <text:p text:style-name="Standard">:</text:p>
      <text:p text:style-name="Standard"><text:soft-page-break/>openWebBrowser("http://docs.beamng.com/programming/lua/world_editor_coding/".. (contextPageName or "index") .. ".html")</text:p>
      <text:p text:style-name="Standard">2</text:p>
      <text:p text:style-name="Standard">:</text:p>
      <text:p text:style-name="Standard">openWebBrowser(url)</text:p>
      <text:p text:style-name="Standard">overlapsOBB_OBB(c1, x1, y1, z1, c2, x2, y2, z2)</text:p>
      <text:p text:style-name="Standard">[1]</text:p>
      <text:p text:style-name="Standard">0</text:p>
      <text:p text:style-name="Standard">:</text:p>
      <text:p text:style-name="Standard">if overlapsOBB_OBB(bbCenter, axis0 * halfExtentsX, axis1 * halfExtentsY, axis2 * halfExtentsZ, otherBBCenter, otherVehAxis1 * otherBBHalfExtents.x, otherVehAxis2 * otherBBHalfExtents.y, otherVehAxis3 * otherBBHalfExtents.z) then</text:p>
      <text:p text:style-name="Standard">pairs(*)</text:p>
      <text:p text:style-name="Standard">[3]</text:p>
      <text:p text:style-name="Standard">0</text:p>
      <text:p text:style-name="Standard">:</text:p>
      <text:p text:style-name="Standard">for k,v in pairs(vehiclesActions) do</text:p>
      <text:p text:style-name="Standard">1</text:p>
      <text:p text:style-name="Standard">:</text:p>
      <text:p text:style-name="Standard">for _,path in pairs(paths) do</text:p>
      <text:p text:style-name="Standard">2</text:p>
      <text:p text:style-name="Standard">:</text:p>
      <text:p text:style-name="Standard">for _,path in pairs(paths) do</text:p>
      <text:p text:style-name="Standard">pairsByKeys(t, f)</text:p>
      <text:p text:style-name="Standard">[1]</text:p>
      <text:p text:style-name="Standard">0</text:p>
      <text:p text:style-name="Standard">:</text:p>
      <text:p text:style-name="Standard">for orgMat, gm in pairsByKeys(vehicle.glowMap) do</text:p>
      <text:p text:style-name="Standard">pause(*)</text:p>
      <text:p text:style-name="Standard">[1]</text:p>
      <text:p text:style-name="Standard">0</text:p>
      <text:p text:style-name="Standard">:</text:p>
      <text:p text:style-name="Standard">pause(not getPause())</text:p>
      <text:p text:style-name="Standard">pcall(*)</text:p>
      <text:p text:style-name="Standard">[3]</text:p>
      <text:p text:style-name="Standard">0</text:p>
      <text:p text:style-name="Standard">:</text:p>
      <text:p text:style-name="Standard">local success, data = pcall(json.decode, f)</text:p>
      <text:p text:style-name="Standard">1</text:p>
      <text:p text:style-name="Standard">:</text:p>
      <text:p text:style-name="Standard">local state, ffbConfig = pcall(json.decode, ffbConfigString)</text:p>
      <text:p text:style-name="Standard">2</text:p>
      <text:p text:style-name="Standard">:</text:p>
      <text:p text:style-name="Standard">local state, ffbparams = pcall(json.decode, ffbConfig.ffbParams)</text:p>
      <text:p text:style-name="Standard">physicsEngineEvent()</text:p>
      <text:p text:style-name="Standard">[1]</text:p>
      <text:p text:style-name="Standard">0</text:p>
      <text:p text:style-name="Standard">:</text:p>
      <text:p text:style-name="Standard">physicsEngineEvent('timescale',realSpeed)</text:p>
      <text:p text:style-name="Standard">physicsStateChanged(val)</text:p>
      <text:p text:style-name="Standard">[1]</text:p>
      <text:p text:style-name="Standard">0</text:p>
      <text:p text:style-name="Standard">:</text:p>
      <text:p text:style-name="Standard">physicsStateChanged(not paused)</text:p>
      <text:p text:style-name="Standard">popActionMap(map)</text:p>
      <text:p text:style-name="Standard">[3]</text:p>
      <text:p text:style-name="Standard">0</text:p>
      <text:p text:style-name="Standard"><text:soft-page-break/>:</text:p>
      <text:p text:style-name="Standard">popActionMap("AssetBrowser")</text:p>
      <text:p text:style-name="Standard">1</text:p>
      <text:p text:style-name="Standard">:</text:p>
      <text:p text:style-name="Standard">popActionMap(oldEditMode.actionMap)</text:p>
      <text:p text:style-name="Standard">2</text:p>
      <text:p text:style-name="Standard">:</text:p>
      <text:p text:style-name="Standard">popActionMap("FlowgraphMain")</text:p>
      <text:p text:style-name="Standard">prefabIsChildOfGroup(obj, groupName)</text:p>
      <text:p text:style-name="Standard">[1]</text:p>
      <text:p text:style-name="Standard">0</text:p>
      <text:p text:style-name="Standard">:</text:p>
      <text:p text:style-name="Standard">if to and to.obj and to.obj:getID() and prefabIsChildOfGroup(to.obj, 'ScenarioObjectsGroup') then</text:p>
      <text:p text:style-name="Standard">print()</text:p>
      <text:p text:style-name="Standard">[3]</text:p>
      <text:p text:style-name="Standard">0</text:p>
      <text:p text:style-name="Standard">:</text:p>
      <text:p text:style-name="Standard">print("Importing all decal roads...")</text:p>
      <text:p text:style-name="Standard">1</text:p>
      <text:p text:style-name="Standard">:</text:p>
      <text:p text:style-name="Standard">print("Booster triggered")</text:p>
      <text:p text:style-name="Standard">2</text:p>
      <text:p text:style-name="Standard">:</text:p>
      <text:p text:style-name="Standard">print(" " .. help)</text:p>
      <text:p text:style-name="Standard">profilerPopEvent(*)</text:p>
      <text:p text:style-name="Standard">[3]</text:p>
      <text:p text:style-name="Standard">0</text:p>
      <text:p text:style-name="Standard">:</text:p>
      <text:p text:style-name="Standard">profilerPopEvent()</text:p>
      <text:p text:style-name="Standard">1</text:p>
      <text:p text:style-name="Standard">:</text:p>
      <text:p text:style-name="Standard">profilerPopEvent()</text:p>
      <text:p text:style-name="Standard">2</text:p>
      <text:p text:style-name="Standard">:</text:p>
      <text:p text:style-name="Standard">profilerPopEvent()</text:p>
      <text:p text:style-name="Standard">profilerPushEvent(*)</text:p>
      <text:p text:style-name="Standard">[3]</text:p>
      <text:p text:style-name="Standard">0</text:p>
      <text:p text:style-name="Standard">:</text:p>
      <text:p text:style-name="Standard">profilerPushEvent('jbeam/assorted.process')</text:p>
      <text:p text:style-name="Standard">1</text:p>
      <text:p text:style-name="Standard">:</text:p>
      <text:p text:style-name="Standard">profilerPushEvent('audioLoadBanksFirstFrame')</text:p>
      <text:p text:style-name="Standard">2</text:p>
      <text:p text:style-name="Standard">:</text:p>
      <text:p text:style-name="Standard">profilerPushEvent('loadAudioBanks')</text:p>
      <text:p text:style-name="Standard">pushActionMap(map)</text:p>
      <text:p text:style-name="Standard">[2]</text:p>
      <text:p text:style-name="Standard">0</text:p>
      <text:p text:style-name="Standard">:</text:p>
      <text:p text:style-name="Standard">pushActionMap("AssetBrowser")</text:p>
      <text:p text:style-name="Standard">1</text:p>
      <text:p text:style-name="Standard">:</text:p>
      <text:p text:style-name="Standard">pushActionMap("SceneTree")</text:p>
      <text:p text:style-name="Standard"><text:soft-page-break/>pushActionMapHighestPriority(map)</text:p>
      <text:p text:style-name="Standard">[3]</text:p>
      <text:p text:style-name="Standard">0</text:p>
      <text:p text:style-name="Standard">:</text:p>
      <text:p text:style-name="Standard">pushActionMapHighestPriority(newEditMode.actionMap)</text:p>
      <text:p text:style-name="Standard">1</text:p>
      <text:p text:style-name="Standard">:</text:p>
      <text:p text:style-name="Standard">pushActionMapHighestPriority("FlowgraphMain")</text:p>
      <text:p text:style-name="Standard">2</text:p>
      <text:p text:style-name="Standard">:</text:p>
      <text:p text:style-name="Standard">pushActionMapHighestPriority("Editor")</text:p>
      <text:p text:style-name="Standard">quat(x, y, z, w)</text:p>
      <text:p text:style-name="Standard">[3]</text:p>
      <text:p text:style-name="Standard">0</text:p>
      <text:p text:style-name="Standard">:</text:p>
      <text:p text:style-name="Standard">local position = quat(getCameraQuat()) * vec3(0, 15, 0)</text:p>
      <text:p text:style-name="Standard">1</text:p>
      <text:p text:style-name="Standard">:</text:p>
      <text:p text:style-name="Standard">local camDir = (quat(getCameraQuat()) * vec3(0,1,0)) * 10</text:p>
      <text:p text:style-name="Standard">2</text:p>
      <text:p text:style-name="Standard">:</text:p>
      <text:p text:style-name="Standard">local camDir = (quat(getCameraQuat()) * vec3(0,1,0)) * 10</text:p>
      <text:p text:style-name="Standard">quatFromAxisAngle(axle, angleRad)</text:p>
      <text:p text:style-name="Standard">[3]</text:p>
      <text:p text:style-name="Standard">0</text:p>
      <text:p text:style-name="Standard">:</text:p>
      <text:p text:style-name="Standard">local rayRot = quatFromAxisAngle(axis, 2 * math.pi / (wheel.numRays* 2))</text:p>
      <text:p text:style-name="Standard">1</text:p>
      <text:p text:style-name="Standard">:</text:p>
      <text:p text:style-name="Standard">local rayRot = quatFromAxisAngle(axis, 2 * math.pi / (wheel.numRays* 2))</text:p>
      <text:p text:style-name="Standard">2</text:p>
      <text:p text:style-name="Standard">:</text:p>
      <text:p text:style-name="Standard">local tmpRot = quatFromAxisAngle(axis, 2 * math.pi / (wheel.numRays * 4))</text:p>
      <text:p text:style-name="Standard">quatFromDir(dir, up)</text:p>
      <text:p text:style-name="Standard">[3]</text:p>
      <text:p text:style-name="Standard">0</text:p>
      <text:p text:style-name="Standard">:</text:p>
      <text:p text:style-name="Standard">data.res.rot = quatFromDir((data.res.targetPos - data.res.pos):normalized())</text:p>
      <text:p text:style-name="Standard">1</text:p>
      <text:p text:style-name="Standard">:</text:p>
      <text:p text:style-name="Standard">local acc = currAcc:rotated(quatFromDir(fwd, up):inversed():normalized())</text:p>
      <text:p text:style-name="Standard">2</text:p>
      <text:p text:style-name="Standard">:</text:p>
      <text:p text:style-name="Standard">local diff = (currPos-busStopPos):rotated(quatFromDir(fwd, up):inversed():normalized())</text:p>
      <text:p text:style-name="Standard">quatFromEuler(x, y, z)</text:p>
      <text:p text:style-name="Standard">[3]</text:p>
      <text:p text:style-name="Standard">0</text:p>
      <text:p text:style-name="Standard">:</text:p>
      <text:p text:style-name="Standard">r = tr * quatFromEuler(0, 0, math.rad(90))</text:p>
      <text:p text:style-name="Standard">1</text:p>
      <text:p text:style-name="Standard">:</text:p>
      <text:p text:style-name="Standard">r = tr * quatFromEuler(0, 0, math.rad(180))</text:p>
      <text:p text:style-name="Standard">2</text:p>
      <text:p text:style-name="Standard">:</text:p>
      <text:p text:style-name="Standard"><text:soft-page-break/>r = tr * quatFromEuler(0, 0, math.rad(270))</text:p>
      <text:p text:style-name="Standard">queueCallbackInVehicle(veh, geluaFunctionName, vluaCommand)</text:p>
      <text:p text:style-name="Standard">[2]</text:p>
      <text:p text:style-name="Standard">0</text:p>
      <text:p text:style-name="Standard">:</text:p>
      <text:p text:style-name="Standard">queueCallbackInVehicle(be:getPlayerVehicle(0),</text:p>
      <text:p text:style-name="Standard">1</text:p>
      <text:p text:style-name="Standard">:</text:p>
      <text:p text:style-name="Standard">queueCallbackInVehicle(veh,</text:p>
      <text:p text:style-name="Standard">queueObjectLua(objId, cmd)</text:p>
      <text:p text:style-name="Standard">[1]</text:p>
      <text:p text:style-name="Standard">0</text:p>
      <text:p text:style-name="Standard">:</text:p>
      <text:p text:style-name="Standard">queueObjectLua(objId, serializedMap)</text:p>
      <text:p text:style-name="Standard">rainbowColor(numOfSteps, step, format)</text:p>
      <text:p text:style-name="Standard">[3]</text:p>
      <text:p text:style-name="Standard">0</text:p>
      <text:p text:style-name="Standard">:</text:p>
      <text:p text:style-name="Standard">local rainbow = rainbowColor(50, clamp(data.drivability,0,1)*15, 1)</text:p>
      <text:p text:style-name="Standard">1</text:p>
      <text:p text:style-name="Standard">:</text:p>
      <text:p text:style-name="Standard">local rainbow = rainbowColor(50, clamp(data.speedLimit,0,36), 1)</text:p>
      <text:p text:style-name="Standard">2</text:p>
      <text:p text:style-name="Standard">:</text:p>
      <text:p text:style-name="Standard">local clr = rainbowColor(#route.path, i, 1)</text:p>
      <text:p text:style-name="Standard">randomASCIIString(len)</text:p>
      <text:p text:style-name="Standard">[1]</text:p>
      <text:p text:style-name="Standard">0</text:p>
      <text:p text:style-name="Standard">:</text:p>
      <text:p text:style-name="Standard">local wishedNickName = 'ingame_' .. randomASCIIString(6)</text:p>
      <text:p text:style-name="Standard">rawget(*)</text:p>
      <text:p text:style-name="Standard">[3]</text:p>
      <text:p text:style-name="Standard">0</text:p>
      <text:p text:style-name="Standard">:</text:p>
      <text:p text:style-name="Standard">if rawget(cls, '___super') and cls.___super.___type then</text:p>
      <text:p text:style-name="Standard">1</text:p>
      <text:p text:style-name="Standard">:</text:p>
      <text:p text:style-name="Standard">local typeStr = rawget(v2, '___type')</text:p>
      <text:p text:style-name="Standard">2</text:p>
      <text:p text:style-name="Standard">:</text:p>
      <text:p text:style-name="Standard">local class = rawget(v2, '___class')</text:p>
      <text:p text:style-name="Standard">rawset(*)</text:p>
      <text:p text:style-name="Standard">[3]</text:p>
      <text:p text:style-name="Standard">0</text:p>
      <text:p text:style-name="Standard">:</text:p>
      <text:p text:style-name="Standard">rawset(_G, '__gpuFlexMesh_t_cdef', true)</text:p>
      <text:p text:style-name="Standard">1</text:p>
      <text:p text:style-name="Standard">:</text:p>
      <text:p text:style-name="Standard">rawset(_G, extName, nil)</text:p>
      <text:p text:style-name="Standard">2</text:p>
      <text:p text:style-name="Standard">:</text:p>
      <text:p text:style-name="Standard">rawset(_G, extName, m)</text:p>
      <text:p text:style-name="Standard">readDictJSONTable(filename)</text:p>
      <text:p text:style-name="Standard">[1]</text:p>
      <text:p text:style-name="Standard"><text:soft-page-break/>0</text:p>
      <text:p text:style-name="Standard">:</text:p>
      <text:p text:style-name="Standard">local mix = readDictJSONTable("lua/common/particles.json")</text:p>
      <text:p text:style-name="Standard">readFile(filename)</text:p>
      <text:p text:style-name="Standard">[3]</text:p>
      <text:p text:style-name="Standard">0</text:p>
      <text:p text:style-name="Standard">:</text:p>
      <text:p text:style-name="Standard">file.inspectorData.rawdata = readFile(file.sourcefilename or file.path)</text:p>
      <text:p text:style-name="Standard">1</text:p>
      <text:p text:style-name="Standard">:</text:p>
      <text:p text:style-name="Standard">file.inspectorData.rawdata = readFile(file.sourcefilename or file.path)</text:p>
      <text:p text:style-name="Standard">2</text:p>
      <text:p text:style-name="Standard">:</text:p>
      <text:p text:style-name="Standard">file.inspectorData.rawdata = readFile(file.sourcefilename or file.path)</text:p>
      <text:p text:style-name="Standard">readJsonFile(filename)</text:p>
      <text:p text:style-name="Standard">[3]</text:p>
      <text:p text:style-name="Standard">0</text:p>
      <text:p text:style-name="Standard">:</text:p>
      <text:p text:style-name="Standard">stateData.data = readJsonFile(filename)</text:p>
      <text:p text:style-name="Standard">1</text:p>
      <text:p text:style-name="Standard">:</text:p>
      <text:p text:style-name="Standard">local wstate = readJsonFile(customFilename or windowsStateFileName) or {}</text:p>
      <text:p text:style-name="Standard">2</text:p>
      <text:p text:style-name="Standard">:</text:p>
      <text:p text:style-name="Standard">wstate = readJsonFile(defaultwindowsStateFileName)</text:p>
      <text:p text:style-name="Standard">registerCoreModule(modulePath)</text:p>
      <text:p text:style-name="Standard">[3]</text:p>
      <text:p text:style-name="Standard">0</text:p>
      <text:p text:style-name="Standard">:</text:p>
      <text:p text:style-name="Standard">registerCoreModule("core/loadMapCmd")</text:p>
      <text:p text:style-name="Standard">1</text:p>
      <text:p text:style-name="Standard">:</text:p>
      <text:p text:style-name="Standard">registerCoreModule('util/compileImposters')</text:p>
      <text:p text:style-name="Standard">2</text:p>
      <text:p text:style-name="Standard">:</text:p>
      <text:p text:style-name="Standard">registerCoreModule('telemetry/gameTelemetry')</text:p>
      <text:p text:style-name="Standard">reloadUI(*)</text:p>
      <text:p text:style-name="Standard">[1]</text:p>
      <text:p text:style-name="Standard">0</text:p>
      <text:p text:style-name="Standard">:</text:p>
      <text:p text:style-name="Standard">reloadUI()</text:p>
      <text:p text:style-name="Standard">removePrefab(objName)</text:p>
      <text:p text:style-name="Standard">[1]</text:p>
      <text:p text:style-name="Standard">0</text:p>
      <text:p text:style-name="Standard">:</text:p>
      <text:p text:style-name="Standard">removePrefab(objName)</text:p>
      <text:p text:style-name="Standard">require(*)</text:p>
      <text:p text:style-name="Standard">[3]</text:p>
      <text:p text:style-name="Standard">0</text:p>
      <text:p text:style-name="Standard">:</text:p>
      <text:p text:style-name="Standard">require("utils")</text:p>
      <text:p text:style-name="Standard">1</text:p>
      <text:p text:style-name="Standard">:</text:p>
      <text:p text:style-name="Standard">local ffi = require('ffi')</text:p>
      <text:p text:style-name="Standard"><text:soft-page-break/>2</text:p>
      <text:p text:style-name="Standard">:</text:p>
      <text:p text:style-name="Standard">local quadtree = require('quadtree')</text:p>
      <text:p text:style-name="Standard">require_optional(module)</text:p>
      <text:p text:style-name="Standard">[3]</text:p>
      <text:p text:style-name="Standard">0</text:p>
      <text:p text:style-name="Standard">:</text:p>
      <text:p text:style-name="Standard">local jbeamPartColors = require_optional('jbeam/sections/partColors') or { process=nop }</text:p>
      <text:p text:style-name="Standard">1</text:p>
      <text:p text:style-name="Standard">:</text:p>
      <text:p text:style-name="Standard">local jbeamCondition = require_optional('jbeam/sections/condition') or { process=nop }</text:p>
      <text:p text:style-name="Standard">2</text:p>
      <text:p text:style-name="Standard">:</text:p>
      <text:p text:style-name="Standard">ffi = require_optional('ffi')</text:p>
      <text:p text:style-name="Standard">rerequire(module)</text:p>
      <text:p text:style-name="Standard">[1]</text:p>
      <text:p text:style-name="Standard">0</text:p>
      <text:p text:style-name="Standard">:</text:p>
      <text:p text:style-name="Standard">cmd = 'rerequire("lua/vehicle/beamng") ; rerequire("lua/tests/test")'</text:p>
      <text:p text:style-name="Standard">returnToMainMenu()</text:p>
      <text:p text:style-name="Standard">[1]</text:p>
      <text:p text:style-name="Standard">0</text:p>
      <text:p text:style-name="Standard">:</text:p>
      <text:p text:style-name="Standard">returnToMainMenu()</text:p>
      <text:p text:style-name="Standard">round(a)</text:p>
      <text:p text:style-name="Standard">[3]</text:p>
      <text:p text:style-name="Standard">0</text:p>
      <text:p text:style-name="Standard">:</text:p>
      <text:p text:style-name="Standard">local r = round(100*clamp(b,0,1)*4)/4</text:p>
      <text:p text:style-name="Standard">1</text:p>
      <text:p text:style-name="Standard">:</text:p>
      <text:p text:style-name="Standard">local mustNotifyFov = round(fov*10) ~= round((lastNotifiedFov or currFov) * 10)</text:p>
      <text:p text:style-name="Standard">2</text:p>
      <text:p text:style-name="Standard">:</text:p>
      <text:p text:style-name="Standard">log('A', 'work', 'progress: file ' .. fileCountDone .. ' / ' .. fileCount .. ' ( ' .. round((fileCountDone/fileCount)*100) .. '% ) - ' .. tostring(cacheMisses) .. ' misses / '.. tostring(cacheHits) .. ' hits')</text:p>
      <text:p text:style-name="Standard">rpad(s, l, c)</text:p>
      <text:p text:style-name="Standard">[1]</text:p>
      <text:p text:style-name="Standard">0</text:p>
      <text:p text:style-name="Standard">:</text:p>
      <text:p text:style-name="Standard">log("I", "core_performance", " * " .. rpad(t[1], 34, " ") .. " = " .. lpad(string.format("%5.1f", t[4]), 8, " ") .. " ms")</text:p>
      <text:p text:style-name="Standard">sanitizePath(*)</text:p>
      <text:p text:style-name="Standard">[3]</text:p>
      <text:p text:style-name="Standard">0</text:p>
      <text:p text:style-name="Standard">:</text:p>
      <text:p text:style-name="Standard">newPath = sanitizePath(newPath)</text:p>
      <text:p text:style-name="Standard">1</text:p>
      <text:p text:style-name="Standard">:</text:p>
      <text:p text:style-name="Standard">return sanitizePath(core_levels.levelsDir..levelName..'/main.level.json')</text:p>
      <text:p text:style-name="Standard">2</text:p>
      <text:p text:style-name="Standard">:</text:p>
      <text:p text:style-name="Standard">return sanitizePath(core_levels.levelsDir..levelName..'/info.json')</text:p>
      <text:p text:style-name="Standard">sanitizeVehicleSpawnOptions(model, opt)</text:p>
      <text:p text:style-name="Standard">[3]</text:p>
      <text:p text:style-name="Standard">0</text:p>
      <text:p text:style-name="Standard"><text:soft-page-break/>:</text:p>
      <text:p text:style-name="Standard">options = sanitizeVehicleSpawnOptions(options.model, options)</text:p>
      <text:p text:style-name="Standard">1</text:p>
      <text:p text:style-name="Standard">:</text:p>
      <text:p text:style-name="Standard">local options = sanitizeVehicleSpawnOptions(model, opt)</text:p>
      <text:p text:style-name="Standard">2</text:p>
      <text:p text:style-name="Standard">:</text:p>
      <text:p text:style-name="Standard">local options = sanitizeVehicleSpawnOptions(model, opt)</text:p>
      <text:p text:style-name="Standard">saveIni(filename, d)</text:p>
      <text:p text:style-name="Standard">[2]</text:p>
      <text:p text:style-name="Standard">0</text:p>
      <text:p text:style-name="Standard">:</text:p>
      <text:p text:style-name="Standard">saveIni(persistencyfile, localValues)</text:p>
      <text:p text:style-name="Standard">1</text:p>
      <text:p text:style-name="Standard">:</text:p>
      <text:p text:style-name="Standard">saveIni(persistencyfileCloud, cloudValues)</text:p>
      <text:p text:style-name="Standard">select(*)</text:p>
      <text:p text:style-name="Standard">[3]</text:p>
      <text:p text:style-name="Standard">0</text:p>
      <text:p text:style-name="Standard">:</text:p>
      <text:p text:style-name="Standard">if select("#", ...) &gt; 0 then</text:p>
      <text:p text:style-name="Standard">1</text:p>
      <text:p text:style-name="Standard">:</text:p>
      <text:p text:style-name="Standard">pcall(finalizer, select(2, ...))</text:p>
      <text:p text:style-name="Standard">2</text:p>
      <text:p text:style-name="Standard">:</text:p>
      <text:p text:style-name="Standard">error({ (select(2, ...)) }, 0)</text:p>
      <text:p text:style-name="Standard">serialize(v)</text:p>
      <text:p text:style-name="Standard">[3]</text:p>
      <text:p text:style-name="Standard">0</text:p>
      <text:p text:style-name="Standard">:</text:p>
      <text:p text:style-name="Standard">newVehicle:queueLuaCommand("escMeasurement.performTests(" .. serialize(vehName) .. "," .. serialize(config) .. ")")</text:p>
      <text:p text:style-name="Standard">1</text:p>
      <text:p text:style-name="Standard">:</text:p>
      <text:p text:style-name="Standard">data.globalCameras[k] = serialize(cam)</text:p>
      <text:p text:style-name="Standard">2</text:p>
      <text:p text:style-name="Standard">:</text:p>
      <text:p text:style-name="Standard">data.vehicleCameras[vid].cameras[camName] = serialize(cam)</text:p>
      <text:p text:style-name="Standard">serializeJsonToFile(filename, obj, pretty, numberPrecision)</text:p>
      <text:p text:style-name="Standard">[1]</text:p>
      <text:p text:style-name="Standard">0</text:p>
      <text:p text:style-name="Standard">:</text:p>
      <text:p text:style-name="Standard">serializeJsonToFile(filename, exported, true)</text:p>
      <text:p text:style-name="Standard">serializePackages(reason)</text:p>
      <text:p text:style-name="Standard">[1]</text:p>
      <text:p text:style-name="Standard">0</text:p>
      <text:p text:style-name="Standard">:</text:p>
      <text:p text:style-name="Standard">local d = serializePackages()</text:p>
      <text:p text:style-name="Standard">setAudioChannelsVolume(data)</text:p>
      <text:p text:style-name="Standard">[1]</text:p>
      <text:p text:style-name="Standard">0</text:p>
      <text:p text:style-name="Standard">:</text:p>
      <text:p text:style-name="Standard">setAudioChannelsVolume(lastVolumes)</text:p>
      <text:p text:style-name="Standard">setCEFFocus(*)</text:p>
      <text:p text:style-name="Standard"><text:soft-page-break/>[1]</text:p>
      <text:p text:style-name="Standard">0</text:p>
      <text:p text:style-name="Standard">:</text:p>
      <text:p text:style-name="Standard">setCEFFocus(false)</text:p>
      <text:p text:style-name="Standard">setCameraFov(*)</text:p>
      <text:p text:style-name="Standard">[3]</text:p>
      <text:p text:style-name="Standard">0</text:p>
      <text:p text:style-name="Standard">:</text:p>
      <text:p text:style-name="Standard">setCameraFov(fov)</text:p>
      <text:p text:style-name="Standard">1</text:p>
      <text:p text:style-name="Standard">:</text:p>
      <text:p text:style-name="Standard">setCameraFov(65)</text:p>
      <text:p text:style-name="Standard">2</text:p>
      <text:p text:style-name="Standard">:</text:p>
      <text:p text:style-name="Standard">setCameraFov(65)</text:p>
      <text:p text:style-name="Standard">setCameraPosRot(*)</text:p>
      <text:p text:style-name="Standard">[3]</text:p>
      <text:p text:style-name="Standard">0</text:p>
      <text:p text:style-name="Standard">:</text:p>
      <text:p text:style-name="Standard">setCameraPosRot(</text:p>
      <text:p text:style-name="Standard">1</text:p>
      <text:p text:style-name="Standard">:</text:p>
      <text:p text:style-name="Standard">setCameraPosRot(</text:p>
      <text:p text:style-name="Standard">2</text:p>
      <text:p text:style-name="Standard">:</text:p>
      <text:p text:style-name="Standard">setCameraPosRot(pos.x, pos.y, pos.z, rot.x, rot.y, rot.z, rot.w)</text:p>
      <text:p text:style-name="Standard">setClipboard(*)</text:p>
      <text:p text:style-name="Standard">[3]</text:p>
      <text:p text:style-name="Standard">0</text:p>
      <text:p text:style-name="Standard">:</text:p>
      <text:p text:style-name="Standard">setClipboard(getObjectLocationText(obj))</text:p>
      <text:p text:style-name="Standard">1</text:p>
      <text:p text:style-name="Standard">:</text:p>
      <text:p text:style-name="Standard">setClipboard(copyPasteMenu.customData.path)</text:p>
      <text:p text:style-name="Standard">2</text:p>
      <text:p text:style-name="Standard">:</text:p>
      <text:p text:style-name="Standard">setClipboard(response.url)</text:p>
      <text:p text:style-name="Standard">setMissionFilename(*)</text:p>
      <text:p text:style-name="Standard">[3]</text:p>
      <text:p text:style-name="Standard">0</text:p>
      <text:p text:style-name="Standard">:</text:p>
      <text:p text:style-name="Standard">setMissionFilename(editor.levelPath .. "/info.json")</text:p>
      <text:p text:style-name="Standard">1</text:p>
      <text:p text:style-name="Standard">:</text:p>
      <text:p text:style-name="Standard">setMissionFilename(levelPath .. "info.json")</text:p>
      <text:p text:style-name="Standard">2</text:p>
      <text:p text:style-name="Standard">:</text:p>
      <text:p text:style-name="Standard">setMissionFilename(editor.levelPath .. "/info.json")</text:p>
      <text:p text:style-name="Standard">setMissionPath(*)</text:p>
      <text:p text:style-name="Standard">[2]</text:p>
      <text:p text:style-name="Standard">0</text:p>
      <text:p text:style-name="Standard">:</text:p>
      <text:p text:style-name="Standard">setMissionPath("")</text:p>
      <text:p text:style-name="Standard">1</text:p>
      <text:p text:style-name="Standard"><text:soft-page-break/>:</text:p>
      <text:p text:style-name="Standard">setMissionPath(levelDir)</text:p>
      <text:p text:style-name="Standard">setSleepInBackground(*)</text:p>
      <text:p text:style-name="Standard">[1]</text:p>
      <text:p text:style-name="Standard">0</text:p>
      <text:p text:style-name="Standard">:</text:p>
      <text:p text:style-name="Standard">setSleepInBackground(value)</text:p>
      <text:p text:style-name="Standard">setTSVar(*)</text:p>
      <text:p text:style-name="Standard">[3]</text:p>
      <text:p text:style-name="Standard">0</text:p>
      <text:p text:style-name="Standard">:</text:p>
      <text:p text:style-name="Standard">setTSVar(name, on and "1" or "0")</text:p>
      <text:p text:style-name="Standard">1</text:p>
      <text:p text:style-name="Standard">:</text:p>
      <text:p text:style-name="Standard">setTSVar( name, tostring(value) )</text:p>
      <text:p text:style-name="Standard">2</text:p>
      <text:p text:style-name="Standard">:</text:p>
      <text:p text:style-name="Standard">setTSVar( '$pref::Shadows::disable', value)</text:p>
      <text:p text:style-name="Standard">setTimeOfDay(inp)</text:p>
      <text:p text:style-name="Standard">[1]</text:p>
      <text:p text:style-name="Standard">0</text:p>
      <text:p text:style-name="Standard">:</text:p>
      <text:p text:style-name="Standard">setTimeOfDay(timeObj)</text:p>
      <text:p text:style-name="Standard">setfenv(*)</text:p>
      <text:p text:style-name="Standard">[3]</text:p>
      <text:p text:style-name="Standard">0</text:p>
      <text:p text:style-name="Standard">:</text:p>
      <text:p text:style-name="Standard">setfenv( func, env )</text:p>
      <text:p text:style-name="Standard">1</text:p>
      <text:p text:style-name="Standard">:</text:p>
      <text:p text:style-name="Standard">setfenv(func, setmetatable({ template = template }, context))</text:p>
      <text:p text:style-name="Standard">2</text:p>
      <text:p text:style-name="Standard">:</text:p>
      <text:p text:style-name="Standard">setfenv(fn, tempG)</text:p>
      <text:p text:style-name="Standard">setmetatable(*)</text:p>
      <text:p text:style-name="Standard">[3]</text:p>
      <text:p text:style-name="Standard">0</text:p>
      <text:p text:style-name="Standard">:</text:p>
      <text:p text:style-name="Standard">setmetatable(o, C)</text:p>
      <text:p text:style-name="Standard">1</text:p>
      <text:p text:style-name="Standard">:</text:p>
      <text:p text:style-name="Standard">setmetatable(o, C)</text:p>
      <text:p text:style-name="Standard">2</text:p>
      <text:p text:style-name="Standard">:</text:p>
      <text:p text:style-name="Standard">setmetatable(o, C)</text:p>
      <text:p text:style-name="Standard">shallowcopy(orig)</text:p>
      <text:p text:style-name="Standard">[3]</text:p>
      <text:p text:style-name="Standard">0</text:p>
      <text:p text:style-name="Standard">:</text:p>
      <text:p text:style-name="Standard">local oldResolvedModules = shallowcopy(resolvedModules)</text:p>
      <text:p text:style-name="Standard">1</text:p>
      <text:p text:style-name="Standard">:</text:p>
      <text:p text:style-name="Standard">local tempResolvedModules = shallowcopy(resolvedModules)</text:p>
      <text:p text:style-name="Standard">2</text:p>
      <text:p text:style-name="Standard"><text:soft-page-break/>:</text:p>
      <text:p text:style-name="Standard">local activityCopy = shallowcopy(activity)</text:p>
      <text:p text:style-name="Standard">shutdown(*)</text:p>
      <text:p text:style-name="Standard">[3]</text:p>
      <text:p text:style-name="Standard">0</text:p>
      <text:p text:style-name="Standard">:</text:p>
      <text:p text:style-name="Standard">shutdown(0)</text:p>
      <text:p text:style-name="Standard">1</text:p>
      <text:p text:style-name="Standard">:</text:p>
      <text:p text:style-name="Standard">shutdown()</text:p>
      <text:p text:style-name="Standard">2</text:p>
      <text:p text:style-name="Standard">:</text:p>
      <text:p text:style-name="Standard">shutdown()</text:p>
      <text:p text:style-name="Standard">sign(x)</text:p>
      <text:p text:style-name="Standard">[3]</text:p>
      <text:p text:style-name="Standard">0</text:p>
      <text:p text:style-name="Standard">:</text:p>
      <text:p text:style-name="Standard">absYaw = absYaw + sign(self.camRot.x)</text:p>
      <text:p text:style-name="Standard">1</text:p>
      <text:p text:style-name="Standard">:</text:p>
      <text:p text:style-name="Standard">lateralOffset * lateralFactor * sign(-self.camRot.x),</text:p>
      <text:p text:style-name="Standard">2</text:p>
      <text:p text:style-name="Standard">:</text:p>
      <text:p text:style-name="Standard">local prevvel = self.prevvel * max(sign(self.prevvel * dif), 0)</text:p>
      <text:p text:style-name="Standard">sign2(x)</text:p>
      <text:p text:style-name="Standard">[3]</text:p>
      <text:p text:style-name="Standard">0</text:p>
      <text:p text:style-name="Standard">:</text:p>
      <text:p text:style-name="Standard">hydro.inputFactor = sign2(hydro.factor)</text:p>
      <text:p text:style-name="Standard">1</text:p>
      <text:p text:style-name="Standard">:</text:p>
      <text:p text:style-name="Standard">roadDir = (spawnData.link and spawnData.link.oneWay) and -1 or sign2(math.random() * 2 - (1 - dirBias))</text:p>
      <text:p text:style-name="Standard">2</text:p>
      <text:p text:style-name="Standard">:</text:p>
      <text:p text:style-name="Standard">laneSide = (spawnData.link and spawnData.link.oneWay) and sign2(math.random() * 2 - 1) or roadDir</text:p>
      <text:p text:style-name="Standard">sizeof(*)</text:p>
      <text:p text:style-name="Standard">[3]</text:p>
      <text:p text:style-name="Standard">0</text:p>
      <text:p text:style-name="Standard">:</text:p>
      <text:p text:style-name="Standard">if (!output_only_modified || memcmp(&amp;col, &amp;ref-&gt;Colors[i], sizeof(ImVec4)) != 0)</text:p>
      <text:p text:style-name="Standard">1</text:p>
      <text:p text:style-name="Standard">:</text:p>
      <text:p text:style-name="Standard">if (memcmp(&amp;style.Colors[i], &amp;ref-&gt;Colors[i], sizeof(ImVec4)) != 0)</text:p>
      <text:p text:style-name="Standard">2</text:p>
      <text:p text:style-name="Standard">:</text:p>
      <text:p text:style-name="Standard">memset(InputBuf, 0, sizeof(InputBuf))</text:p>
      <text:p text:style-name="Standard">sleep(*)</text:p>
      <text:p text:style-name="Standard">[3]</text:p>
      <text:p text:style-name="Standard">0</text:p>
      <text:p text:style-name="Standard">:</text:p>
      <text:p text:style-name="Standard">sleep(job, 10)</text:p>
      <text:p text:style-name="Standard">1</text:p>
      <text:p text:style-name="Standard">:</text:p>
      <text:p text:style-name="Standard">sleep(job, 2)</text:p>
      <text:p text:style-name="Standard"><text:soft-page-break/>2</text:p>
      <text:p text:style-name="Standard">:</text:p>
      <text:p text:style-name="Standard">sleep(job, 2)</text:p>
      <text:p text:style-name="Standard">smootherstep(x)</text:p>
      <text:p text:style-name="Standard">[1]</text:p>
      <text:p text:style-name="Standard">0</text:p>
      <text:p text:style-name="Standard">:</text:p>
      <text:p text:style-name="Standard">local sideSize = lerp(1*self.radius,sideToDistantRatio, smootherstep(distantFade))</text:p>
      <text:p text:style-name="Standard">smootheststep(x)</text:p>
      <text:p text:style-name="Standard">[1]</text:p>
      <text:p text:style-name="Standard">0</text:p>
      <text:p text:style-name="Standard">:</text:p>
      <text:p text:style-name="Standard">local carRollFactor = 1 - self.stableHorizonFactor * smootheststep(clamp(1.42*carUp.z, 0, 1))</text:p>
      <text:p text:style-name="Standard">spaceSeparated4Values(a, b, c, d)</text:p>
      <text:p text:style-name="Standard">[1]</text:p>
      <text:p text:style-name="Standard">0</text:p>
      <text:p text:style-name="Standard">:</text:p>
      <text:p text:style-name="Standard">arrow:setField('instanceColor', 0, spaceSeparated4Values(1, 1, 1, lerpFactor))</text:p>
      <text:p text:style-name="Standard">spawnPrefab(objName, objFileName, objPos, objRotation, objScale)</text:p>
      <text:p text:style-name="Standard">[3]</text:p>
      <text:p text:style-name="Standard">0</text:p>
      <text:p text:style-name="Standard">:</text:p>
      <text:p text:style-name="Standard">var.dragDropMesh = spawnPrefab(Sim.getUniqueName(editor.assetDragDrop.data.fileName):c_str(), editor.assetDragDrop.data.path, "0 0 0", "0 0 0 1", "1 1 1")</text:p>
      <text:p text:style-name="Standard">1</text:p>
      <text:p text:style-name="Standard">:</text:p>
      <text:p text:style-name="Standard">local prefab = spawnPrefab(Sim.getUniqueName(asset.fileName):c_str(),asset.path,"0 0 0","0 0 0 1","1 1 1")</text:p>
      <text:p text:style-name="Standard">2</text:p>
      <text:p text:style-name="Standard">:</text:p>
      <text:p text:style-name="Standard">local prefab = spawnPrefab(Sim.getUniqueName(asset.fileName):c_str(),asset.path,"0 0 0","0 0 0 1","1 1 1")</text:p>
      <text:p text:style-name="Standard">split(str, delim, nMax)</text:p>
      <text:p text:style-name="Standard">[3]</text:p>
      <text:p text:style-name="Standard">0</text:p>
      <text:p text:style-name="Standard">:</text:p>
      <text:p text:style-name="Standard">entries = split( entries, '\n' )</text:p>
      <text:p text:style-name="Standard">1</text:p>
      <text:p text:style-name="Standard">:</text:p>
      <text:p text:style-name="Standard">local record = split( v, '\t')</text:p>
      <text:p text:style-name="Standard">2</text:p>
      <text:p text:style-name="Standard">:</text:p>
      <text:p text:style-name="Standard">local args = split(scheme, '/', 2)</text:p>
      <text:p text:style-name="Standard">square(a)</text:p>
      <text:p text:style-name="Standard">[3]</text:p>
      <text:p text:style-name="Standard">0</text:p>
      <text:p text:style-name="Standard">:</text:p>
      <text:p text:style-name="Standard">local sqdebugDrawDistance = square(600)</text:p>
      <text:p text:style-name="Standard">1</text:p>
      <text:p text:style-name="Standard">:</text:p>
      <text:p text:style-name="Standard">local pathCost = cost + square(square(nodeToTargetVec.x) + square(nodeToTargetVec.y) + square(wZ * nodeToTargetVec.z))</text:p>
      <text:p text:style-name="Standard">2</text:p>
      <text:p text:style-name="Standard">:</text:p>
      <text:p text:style-name="Standard">square(square(tmpVec.x) + square(tmpVec.y) + square(wZ * tmpVec.z))</text:p>
      <text:p text:style-name="Standard">startDebugger()</text:p>
      <text:p text:style-name="Standard">[1]</text:p>
      <text:p text:style-name="Standard">0</text:p>
      <text:p text:style-name="Standard"><text:soft-page-break/>:</text:p>
      <text:p text:style-name="Standard">startDebugger()</text:p>
      <text:p text:style-name="Standard">stringToTable(str, sep)</text:p>
      <text:p text:style-name="Standard">[3]</text:p>
      <text:p text:style-name="Standard">0</text:p>
      <text:p text:style-name="Standard">:</text:p>
      <text:p text:style-name="Standard">for i,v in ipairs(stringToTable(colorString, '%s')) do</text:p>
      <text:p text:style-name="Standard">1</text:p>
      <text:p text:style-name="Standard">:</text:p>
      <text:p text:style-name="Standard">local components = stringToTable(color)</text:p>
      <text:p text:style-name="Standard">2</text:p>
      <text:p text:style-name="Standard">:</text:p>
      <text:p text:style-name="Standard">local components = stringToTable(colorStr)</text:p>
      <text:p text:style-name="Standard">stringToVec3(s)</text:p>
      <text:p text:style-name="Standard">[1]</text:p>
      <text:p text:style-name="Standard">0</text:p>
      <text:p text:style-name="Standard">:</text:p>
      <text:p text:style-name="Standard">local targetPos = stringToVec3(cam.PositionMove)</text:p>
      <text:p text:style-name="Standard">tableContains(t, element)</text:p>
      <text:p text:style-name="Standard">[3]</text:p>
      <text:p text:style-name="Standard">0</text:p>
      <text:p text:style-name="Standard">:</text:p>
      <text:p text:style-name="Standard">if tableContains(var.imageFileTypes, ext) then</text:p>
      <text:p text:style-name="Standard">1</text:p>
      <text:p text:style-name="Standard">:</text:p>
      <text:p text:style-name="Standard">if tableContains(var.imageFileTypes, file.simpleFileType) then</text:p>
      <text:p text:style-name="Standard">2</text:p>
      <text:p text:style-name="Standard">:</text:p>
      <text:p text:style-name="Standard">if tableContains(passedWp, data.triggerName) then guihooks.trigger('ScenarioRealtimeDisplay', {msg = 'scenarios.busRoutes.alreadyStop'});return</text:p>
      <text:p text:style-name="Standard">tableContainsCaseInsensitive(table, element)</text:p>
      <text:p text:style-name="Standard">[3]</text:p>
      <text:p text:style-name="Standard">0</text:p>
      <text:p text:style-name="Standard">:</text:p>
      <text:p text:style-name="Standard">if not tableContainsCaseInsensitive(np, p) then</text:p>
      <text:p text:style-name="Standard">1</text:p>
      <text:p text:style-name="Standard">:</text:p>
      <text:p text:style-name="Standard">if not tableContainsCaseInsensitive(np, tmp) and FS:fileExists(tmp) then</text:p>
      <text:p text:style-name="Standard">2</text:p>
      <text:p text:style-name="Standard">:</text:p>
      <text:p text:style-name="Standard">elseif not tableContainsCaseInsensitive(np, dirtmp) and FS:fileExists(dirtmp) then</text:p>
      <text:p text:style-name="Standard">tableDepth(tbl, lookup)</text:p>
      <text:p text:style-name="Standard">[2]</text:p>
      <text:p text:style-name="Standard">0</text:p>
      <text:p text:style-name="Standard">:</text:p>
      <text:p text:style-name="Standard">lookup[k] = lookup[k] or tableDepth(k, lookup)</text:p>
      <text:p text:style-name="Standard">1</text:p>
      <text:p text:style-name="Standard">:</text:p>
      <text:p text:style-name="Standard">lookup[v] = lookup[v] or tableDepth(v, lookup)</text:p>
      <text:p text:style-name="Standard">tableFindKey(t, element)</text:p>
      <text:p text:style-name="Standard">[3]</text:p>
      <text:p text:style-name="Standard">0</text:p>
      <text:p text:style-name="Standard">:</text:p>
      <text:p text:style-name="Standard">if tableFindKey(multicams, camMode) then</text:p>
      <text:p text:style-name="Standard">1</text:p>
      <text:p text:style-name="Standard"><text:soft-page-break/>:</text:p>
      <text:p text:style-name="Standard">if tableFindKey(scenarioData.endOptions, "retry") then</text:p>
      <text:p text:style-name="Standard">2</text:p>
      <text:p text:style-name="Standard">:</text:p>
      <text:p text:style-name="Standard">if not sc.result.failed and tableFindKey(scenarioData.endOptions, "next") then</text:p>
      <text:p text:style-name="Standard">tableIsDict(tbl)</text:p>
      <text:p text:style-name="Standard">[3]</text:p>
      <text:p text:style-name="Standard">0</text:p>
      <text:p text:style-name="Standard">:</text:p>
      <text:p text:style-name="Standard">if type(entry) == "table" and tableIsDict(entry) and jbeamUtils.ignoreSections[keyEntry] == nil and tableIsDict(entry[0]) and entry[0]['disableSection'] ~= nil then</text:p>
      <text:p text:style-name="Standard">1</text:p>
      <text:p text:style-name="Standard">:</text:p>
      <text:p text:style-name="Standard">if type(entry) == "table" and tableIsDict(entry) and not jbeamUtils.ignoreSections[keyEntry] then</text:p>
      <text:p text:style-name="Standard">2</text:p>
      <text:p text:style-name="Standard">:</text:p>
      <text:p text:style-name="Standard">if type(section) == "table" and not tableIsDict(section) then</text:p>
      <text:p text:style-name="Standard">tableIsEmpty(tbl)</text:p>
      <text:p text:style-name="Standard">[3]</text:p>
      <text:p text:style-name="Standard">0</text:p>
      <text:p text:style-name="Standard">:</text:p>
      <text:p text:style-name="Standard">if not tableIsEmpty(selectedInstances) then</text:p>
      <text:p text:style-name="Standard">1</text:p>
      <text:p text:style-name="Standard">:</text:p>
      <text:p text:style-name="Standard">if tableIsEmpty(selectedInstances) then im.BeginDisabled() disabled = true</text:p>
      <text:p text:style-name="Standard">2</text:p>
      <text:p text:style-name="Standard">:</text:p>
      <text:p text:style-name="Standard">if not tableIsEmpty(toResolveModules) then</text:p>
      <text:p text:style-name="Standard">tableKeys(tbl)</text:p>
      <text:p text:style-name="Standard">[3]</text:p>
      <text:p text:style-name="Standard">0</text:p>
      <text:p text:style-name="Standard">:</text:p>
      <text:p text:style-name="Standard">local sortedTbl = tableKeys(var.typeColors)</text:p>
      <text:p text:style-name="Standard">1</text:p>
      <text:p text:style-name="Standard">:</text:p>
      <text:p text:style-name="Standard">local sortedNodeKeys = tableKeys(devices)</text:p>
      <text:p text:style-name="Standard">2</text:p>
      <text:p text:style-name="Standard">:</text:p>
      <text:p text:style-name="Standard">if not arrayFindValueIndex(tableKeys(vdata.cameras), "onboard.driver") then</text:p>
      <text:p text:style-name="Standard">tableMerge(dst, src)</text:p>
      <text:p text:style-name="Standard">[3]</text:p>
      <text:p text:style-name="Standard">0</text:p>
      <text:p text:style-name="Standard">:</text:p>
      <text:p text:style-name="Standard">tableMerge(result, readActionsFile(path, vehicleName))</text:p>
      <text:p text:style-name="Standard">1</text:p>
      <text:p text:style-name="Standard">:</text:p>
      <text:p text:style-name="Standard">tableMerge(result, readActionsFile(path, vehicleName))</text:p>
      <text:p text:style-name="Standard">2</text:p>
      <text:p text:style-name="Standard">:</text:p>
      <text:p text:style-name="Standard">bankFiles = tableMerge(bankFiles, FS:findFiles(directory..'/mods', '*.bank', 0, true, false))</text:p>
      <text:p text:style-name="Standard">tableMergeRecursive(t1, t2)</text:p>
      <text:p text:style-name="Standard">[3]</text:p>
      <text:p text:style-name="Standard">0</text:p>
      <text:p text:style-name="Standard">:</text:p>
      <text:p text:style-name="Standard">tableMergeRecursive(camera, jbeamConfig)</text:p>
      <text:p text:style-name="Standard"><text:soft-page-break/>1</text:p>
      <text:p text:style-name="Standard">:</text:p>
      <text:p text:style-name="Standard">tableMergeRecursive(cam, deserialize(data.globalCameras[camName]))</text:p>
      <text:p text:style-name="Standard">2</text:p>
      <text:p text:style-name="Standard">:</text:p>
      <text:p text:style-name="Standard">tableMergeRecursive(cam, deserialize(svdata.cameras[camName]))</text:p>
      <text:p text:style-name="Standard">tableReadOnly(table)</text:p>
      <text:p text:style-name="Standard">[1]</text:p>
      <text:p text:style-name="Standard">0</text:p>
      <text:p text:style-name="Standard">:</text:p>
      <text:p text:style-name="Standard">env = tableReadOnly(env)</text:p>
      <text:p text:style-name="Standard">tableSize(tbl)</text:p>
      <text:p text:style-name="Standard">[3]</text:p>
      <text:p text:style-name="Standard">0</text:p>
      <text:p text:style-name="Standard">:</text:p>
      <text:p text:style-name="Standard">if tableSize(editor.selection.aiNode) == 1 then</text:p>
      <text:p text:style-name="Standard">1</text:p>
      <text:p text:style-name="Standard">:</text:p>
      <text:p text:style-name="Standard">if tableSize(editor.selection.aiNode) == 0 then editor.selection.aiNode = nil</text:p>
      <text:p text:style-name="Standard">2</text:p>
      <text:p text:style-name="Standard">:</text:p>
      <text:p text:style-name="Standard">if tableSize(editor.selection.aiNode) == 1 then</text:p>
      <text:p text:style-name="Standard">tableSizeC(tbl)</text:p>
      <text:p text:style-name="Standard">[3]</text:p>
      <text:p text:style-name="Standard">0</text:p>
      <text:p text:style-name="Standard">:</text:p>
      <text:p text:style-name="Standard">for i=0,tableSizeC(vEditor.vehData.nodes)-1 do</text:p>
      <text:p text:style-name="Standard">1</text:p>
      <text:p text:style-name="Standard">:</text:p>
      <text:p text:style-name="Standard">for i=0,tableSizeC(vEditor.vehData.beams)-1 do</text:p>
      <text:p text:style-name="Standard">2</text:p>
      <text:p text:style-name="Standard">:</text:p>
      <text:p text:style-name="Standard">for b=0,tableSizeC(vEditor.vehData.beams)-1 do</text:p>
      <text:p text:style-name="Standard">tableValuesAsLookupDict(tbl)</text:p>
      <text:p text:style-name="Standard">[1]</text:p>
      <text:p text:style-name="Standard">0</text:p>
      <text:p text:style-name="Standard">:</text:p>
      <text:p text:style-name="Standard">local plvehicles = tableValuesAsLookupDict(extensions.core_input_bindings.getAssignedPlayers())</text:p>
      <text:p text:style-name="Standard">the_high_sea_crap_detector()</text:p>
      <text:p text:style-name="Standard">[1]</text:p>
      <text:p text:style-name="Standard">0</text:p>
      <text:p text:style-name="Standard">:</text:p>
      <text:p text:style-name="Standard">sailingTheHighSeas = the_high_sea_crap_detector()</text:p>
      <text:p text:style-name="Standard">toggleCEFDevConsole(*)</text:p>
      <text:p text:style-name="Standard">[1]</text:p>
      <text:p text:style-name="Standard">0</text:p>
      <text:p text:style-name="Standard">:</text:p>
      <text:p text:style-name="Standard">toggleCEFDevConsole()</text:p>
      <text:p text:style-name="Standard">tonumber(*)</text:p>
      <text:p text:style-name="Standard">[3]</text:p>
      <text:p text:style-name="Standard">0</text:p>
      <text:p text:style-name="Standard">:</text:p>
      <text:p text:style-name="Standard">local dbVersion = tonumber(conn:rowexec('PRAGMA user_version'))</text:p>
      <text:p text:style-name="Standard">1</text:p>
      <text:p text:style-name="Standard"><text:soft-page-break/>:</text:p>
      <text:p text:style-name="Standard">fileSizeSum = fileSizeSum + tonumber(res.files_filesize[i])</text:p>
      <text:p text:style-name="Standard">2</text:p>
      <text:p text:style-name="Standard">:</text:p>
      <text:p text:style-name="Standard">fileSizeSum = fileSizeSum + tonumber(t.filesize)</text:p>
      <text:p text:style-name="Standard">tostring(*)</text:p>
      <text:p text:style-name="Standard">[3]</text:p>
      <text:p text:style-name="Standard">0</text:p>
      <text:p text:style-name="Standard">:</text:p>
      <text:p text:style-name="Standard">log("E", "input_actions", 'unable to read json file: ' .. tostring(path))</text:p>
      <text:p text:style-name="Standard">1</text:p>
      <text:p text:style-name="Standard">:</text:p>
      <text:p text:style-name="Standard">debugDrawer:drawText(nPosPoint3F, String(tostring(nid)), colBlack)</text:p>
      <text:p text:style-name="Standard">2</text:p>
      <text:p text:style-name="Standard">:</text:p>
      <text:p text:style-name="Standard">log('E', 'apps', 'invalid app data:' .. tostring(fn) .. ': missing "domElement" or "directive" in app.json - IGNORING APP: ' .. dumps(appData))</text:p>
      <text:p text:style-name="Standard">translateLanguage(*)</text:p>
      <text:p text:style-name="Standard">[3]</text:p>
      <text:p text:style-name="Standard">0</text:p>
      <text:p text:style-name="Standard">:</text:p>
      <text:p text:style-name="Standard">tbl[k] = translateLanguage(v, v)</text:p>
      <text:p text:style-name="Standard">1</text:p>
      <text:p text:style-name="Standard">:</text:p>
      <text:p text:style-name="Standard">log('D', logTag, 'Starting scenario : '..tostring(translateLanguage(scenario.name, scenario.name)))</text:p>
      <text:p text:style-name="Standard">2</text:p>
      <text:p text:style-name="Standard">:</text:p>
      <text:p text:style-name="Standard">if string.startswith(ffi.string(ui_imgui.IoFontsGetName(index)), translateLanguage("ui.fonts.filename", "segoeui.ttf")) then</text:p>
      <text:p text:style-name="Standard">trim(s)</text:p>
      <text:p text:style-name="Standard">[3]</text:p>
      <text:p text:style-name="Standard">0</text:p>
      <text:p text:style-name="Standard">:</text:p>
      <text:p text:style-name="Standard">local key = string.lower(trim(args[1]))</text:p>
      <text:p text:style-name="Standard">1</text:p>
      <text:p text:style-name="Standard">:</text:p>
      <text:p text:style-name="Standard">local value = trim(args[2])</text:p>
      <text:p text:style-name="Standard">2</text:p>
      <text:p text:style-name="Standard">:</text:p>
      <text:p text:style-name="Standard">tableInsert(nodeList, trim(nargs2[1]))</text:p>
      <text:p text:style-name="Standard">type(*)</text:p>
      <text:p text:style-name="Standard">[3]</text:p>
      <text:p text:style-name="Standard">0</text:p>
      <text:p text:style-name="Standard">:</text:p>
      <text:p text:style-name="Standard">if type(actionGroups[actionName]) == 'table' then</text:p>
      <text:p text:style-name="Standard">1</text:p>
      <text:p text:style-name="Standard">:</text:p>
      <text:p text:style-name="Standard">if not layout.version or type(layout.version) ~= 'number' or currentVersion &gt; layout.version then</text:p>
      <text:p text:style-name="Standard">2</text:p>
      <text:p text:style-name="Standard">:</text:p>
      <text:p text:style-name="Standard">if type(val) ~= "number" then</text:p>
      <text:p text:style-name="Standard">ui_message(msg, ttl, category, icon)</text:p>
      <text:p text:style-name="Standard">[3]</text:p>
      <text:p text:style-name="Standard">0</text:p>
      <text:p text:style-name="Standard">:</text:p>
      <text:p text:style-name="Standard">ui_message(msg)</text:p>
      <text:p text:style-name="Standard"><text:soft-page-break/>1</text:p>
      <text:p text:style-name="Standard">:</text:p>
      <text:p text:style-name="Standard">ui_message(msg)</text:p>
      <text:p text:style-name="Standard">2</text:p>
      <text:p text:style-name="Standard">:</text:p>
      <text:p text:style-name="Standard">ui_message(msg)</text:p>
      <text:p text:style-name="Standard">unloadGameModules()</text:p>
      <text:p text:style-name="Standard">[1]</text:p>
      <text:p text:style-name="Standard">0</text:p>
      <text:p text:style-name="Standard">:</text:p>
      <text:p text:style-name="Standard">unloadGameModules()</text:p>
      <text:p text:style-name="Standard">unpack(*)</text:p>
      <text:p text:style-name="Standard">[3]</text:p>
      <text:p text:style-name="Standard">0</text:p>
      <text:p text:style-name="Standard">:</text:p>
      <text:p text:style-name="Standard">player, camName, withTransition, customData = unpack(arg, 1, table.maxn(arg))</text:p>
      <text:p text:style-name="Standard">1</text:p>
      <text:p text:style-name="Standard">:</text:p>
      <text:p text:style-name="Standard">camName, withTransition, customData = unpack(arg, 1, table.maxn(arg))</text:p>
      <text:p text:style-name="Standard">2</text:p>
      <text:p text:style-name="Standard">:</text:p>
      <text:p text:style-name="Standard">return getVarByNameInScope({select(2, unpack(components))}, scope[components[1]])</text:p>
      <text:p text:style-name="Standard">update(dtReal, dtSim, dtRaw)</text:p>
      <text:p text:style-name="Standard">[1]</text:p>
      <text:p text:style-name="Standard">0</text:p>
      <text:p text:style-name="Standard">:</text:p>
      <text:p text:style-name="Standard">return update(self, self.reverse[payload], newValue)</text:p>
      <text:p text:style-name="Standard">updateTranslations()</text:p>
      <text:p text:style-name="Standard">[1]</text:p>
      <text:p text:style-name="Standard">0</text:p>
      <text:p text:style-name="Standard">:</text:p>
      <text:p text:style-name="Standard">updateTranslations()</text:p>
      <text:p text:style-name="Standard">validateVehicleDataColor(color)</text:p>
      <text:p text:style-name="Standard">[2]</text:p>
      <text:p text:style-name="Standard">0</text:p>
      <text:p text:style-name="Standard">:</text:p>
      <text:p text:style-name="Standard">local colorStr = validateVehicleDataColor(color)</text:p>
      <text:p text:style-name="Standard">1</text:p>
      <text:p text:style-name="Standard">:</text:p>
      <text:p text:style-name="Standard">scenario.userSelectedVehicle.color = validateVehicleDataColor(scenario.userSelectedVehicle.color)</text:p>
      <text:p text:style-name="Standard">validateVehiclePaint(paint)</text:p>
      <text:p text:style-name="Standard">[3]</text:p>
      <text:p text:style-name="Standard">0</text:p>
      <text:p text:style-name="Standard">:</text:p>
      <text:p text:style-name="Standard">validateVehiclePaint(paint)</text:p>
      <text:p text:style-name="Standard">1</text:p>
      <text:p text:style-name="Standard">:</text:p>
      <text:p text:style-name="Standard">options.paint = validateVehiclePaint(options.paint)</text:p>
      <text:p text:style-name="Standard">2</text:p>
      <text:p text:style-name="Standard">:</text:p>
      <text:p text:style-name="Standard">options.paint2 = validateVehiclePaint(options.paint2)</text:p>
      <text:p text:style-name="Standard">vec3(x, y, z)</text:p>
      <text:p text:style-name="Standard">[3]</text:p>
      <text:p text:style-name="Standard">0</text:p>
      <text:p text:style-name="Standard"><text:soft-page-break/>:</text:p>
      <text:p text:style-name="Standard">local dragMouseStartPos = vec3(0,0,0)</text:p>
      <text:p text:style-name="Standard">1</text:p>
      <text:p text:style-name="Standard">:</text:p>
      <text:p text:style-name="Standard">mapNodes[nid] = {pos = pos, radius = radius, normal = vec3(0,0,1), links = {}}</text:p>
      <text:p text:style-name="Standard">2</text:p>
      <text:p text:style-name="Standard">:</text:p>
      <text:p text:style-name="Standard">if rayCast then rayCastHit = vec3(rayCast.pos)</text:p>
      <text:p text:style-name="Standard">vehicleMetallicPaintString(metallic, roughness, clearcoat, clearcoatRoughness)</text:p>
      <text:p text:style-name="Standard">[3]</text:p>
      <text:p text:style-name="Standard">0</text:p>
      <text:p text:style-name="Standard">:</text:p>
      <text:p text:style-name="Standard">local metallicPaint = vehicleMetallicPaintString(paint.metallic, paint.roughness, paint.clearcoat, paint.clearcoatRoughness)</text:p>
      <text:p text:style-name="Standard">1</text:p>
      <text:p text:style-name="Standard">:</text:p>
      <text:p text:style-name="Standard">local metallicPaint = vehicleMetallicPaintString(paint.metallic, paint.roughness, paint.clearcoat, paint.clearcoatRoughness)</text:p>
      <text:p text:style-name="Standard">2</text:p>
      <text:p text:style-name="Standard">:</text:p>
      <text:p text:style-name="Standard">local metallicPaint = vehicleMetallicPaintString(paint.metallic, paint.roughness, paint.clearcoat, paint.clearcoatRoughness)</text:p>
      <text:p text:style-name="Standard">vehicleSetPositionRotation(id, px, py, pz, rx, ry, rz, rw)</text:p>
      <text:p text:style-name="Standard">[3]</text:p>
      <text:p text:style-name="Standard">0</text:p>
      <text:p text:style-name="Standard">:</text:p>
      <text:p text:style-name="Standard">vehicleSetPositionRotation(scenario.vehicleNameToId['scenario_player0'], pos.x, pos.y, pos.z, rot.x, rot.y, rot.z, rot.w)</text:p>
      <text:p text:style-name="Standard">1</text:p>
      <text:p text:style-name="Standard">:</text:p>
      <text:p text:style-name="Standard">vehicleSetPositionRotation(scenario.vehicleNameToId['scenario_player0'], pos.x, pos.y, pos.z, rot.x, rot.y, rot.z, rot.w)</text:p>
      <text:p text:style-name="Standard">2</text:p>
      <text:p text:style-name="Standard">:</text:p>
      <text:p text:style-name="Standard">vehicleSetPositionRotation(id, pos.x, pos.y, pos.z, rot.x, rot.y, rot.z, rot.w)</text:p>
      <text:p text:style-name="Standard">vehicleSpawned(vid)</text:p>
      <text:p text:style-name="Standard">[1]</text:p>
      <text:p text:style-name="Standard">0</text:p>
      <text:p text:style-name="Standard">:</text:p>
      <text:p text:style-name="Standard">vehicleSpawned(objID)</text:p>
      <text:p text:style-name="Standard">writeFile(filename, data)</text:p>
      <text:p text:style-name="Standard">[3]</text:p>
      <text:p text:style-name="Standard">0</text:p>
      <text:p text:style-name="Standard">:</text:p>
      <text:p text:style-name="Standard">writeFile(filename, txt)</text:p>
      <text:p text:style-name="Standard">1</text:p>
      <text:p text:style-name="Standard">:</text:p>
      <text:p text:style-name="Standard">writeFile(newFilename, content)</text:p>
      <text:p text:style-name="Standard">2</text:p>
      <text:p text:style-name="Standard">:</text:p>
      <text:p text:style-name="Standard">writeFile('G.json', dumpsz(_G, 3))</text:p>
      <text:p text:style-name="Standard">writeJsonFile(filename, obj, pretty, numberPrecision)</text:p>
      <text:p text:style-name="Standard">[3]</text:p>
      <text:p text:style-name="Standard">0</text:p>
      <text:p text:style-name="Standard">:</text:p>
      <text:p text:style-name="Standard">writeJsonFile(customFilename or windowsStateFileName, state, true)</text:p>
      <text:p text:style-name="Standard">1</text:p>
      <text:p text:style-name="Standard">:</text:p>
      <text:p text:style-name="Standard">writeJsonFile(filePath or editorCurrentStatePath, state, true)</text:p>
      <text:p text:style-name="Standard"><text:soft-page-break/>2</text:p>
      <text:p text:style-name="Standard">:</text:p>
      <text:p text:style-name="Standard">writeJsonFile(filename, prefsToSave or {}, true)</text:p>
      <text:p text:style-name="Standard">xpcall(*)</text:p>
      <text:p text:style-name="Standard">[3]</text:p>
      <text:p text:style-name="Standard">0</text:p>
      <text:p text:style-name="Standard">:</text:p>
      <text:p text:style-name="Standard">local ok, result = xpcall(func, debug.traceback)</text:p>
      <text:p text:style-name="Standard">1</text:p>
      <text:p text:style-name="Standard">:</text:p>
      <text:p text:style-name="Standard">local ok, result = xpcall(func, debug.traceback)</text:p>
      <text:p text:style-name="Standard">2</text:p>
      <text:p text:style-name="Standard">:</text:p>
      <text:p text:style-name="Standard">xpcall(cb, err_handler, ar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07" meta:paragraph-count="48937" meta:word-count="79083" meta:character-count="752372" meta:non-whitespace-character-count="722226"/>
    <meta:generator>LibreOfficeDev/6.0.5.2$Linux_X86_64 LibreOffice_project/</meta:generator>
  </office:meta>
</office:document-meta>
</file>